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3.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ce18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ll_to_emp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weight</text:p>
          </table:table-cell>
          <table:table-cell table:style-name="Default" office:value-type="string" calcext:value-type="string">
            <text:p>period seconds</text:p>
          </table:table-cell>
        </table:table-row>
        <table:table-row table:style-name="ro1">
          <table:table-cell office:value-type="float" office:value="1573805516.05247" calcext:value-type="float">
            <text:p>1573805516.05247</text:p>
          </table:table-cell>
          <table:table-cell office:value-type="float" office:value="11.6435007616437" calcext:value-type="float">
            <text:p>11.643500761643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3805516.29224" calcext:value-type="float">
            <text:p>1573805516.29224</text:p>
          </table:table-cell>
          <table:table-cell office:value-type="float" office:value="9.92021309041079" calcext:value-type="float">
            <text:p>9.92021309041079</text:p>
          </table:table-cell>
          <table:table-cell table:formula="of:=[.A3]-[.A2]" office:value-type="float" office:value="0.239770650863647" calcext:value-type="float">
            <text:p>0.239770650863647</text:p>
          </table:table-cell>
        </table:table-row>
        <table:table-row table:style-name="ro1">
          <table:table-cell office:value-type="float" office:value="1573805516.52916" calcext:value-type="float">
            <text:p>1573805516.52916</text:p>
          </table:table-cell>
          <table:table-cell office:value-type="float" office:value="10.755829528767" calcext:value-type="float">
            <text:p>10.755829528767</text:p>
          </table:table-cell>
          <table:table-cell table:formula="of:=[.A4]-[.A3]" office:value-type="float" office:value="0.236924409866333" calcext:value-type="float">
            <text:p>0.236924409866333</text:p>
          </table:table-cell>
        </table:table-row>
        <table:table-row table:style-name="ro1">
          <table:table-cell office:value-type="float" office:value="1573805516.76632" calcext:value-type="float">
            <text:p>1573805516.76632</text:p>
          </table:table-cell>
          <table:table-cell office:value-type="float" office:value="9.65993911780805" calcext:value-type="float">
            <text:p>9.65993911780805</text:p>
          </table:table-cell>
          <table:table-cell table:formula="of:=[.A5]-[.A4]" office:value-type="float" office:value="0.237160205841064" calcext:value-type="float">
            <text:p>0.237160205841064</text:p>
          </table:table-cell>
        </table:table-row>
        <table:table-row table:style-name="ro1">
          <table:table-cell office:value-type="float" office:value="1573805517.00475" calcext:value-type="float">
            <text:p>1573805517.00475</text:p>
          </table:table-cell>
          <table:table-cell office:value-type="float" office:value="12.94213089863" calcext:value-type="float">
            <text:p>12.94213089863</text:p>
          </table:table-cell>
          <table:table-cell table:formula="of:=[.A6]-[.A5]" office:value-type="float" office:value="0.238424301147461" calcext:value-type="float">
            <text:p>0.238424301147461</text:p>
          </table:table-cell>
        </table:table-row>
        <table:table-row table:style-name="ro1">
          <table:table-cell office:value-type="float" office:value="1573805517.41176" calcext:value-type="float">
            <text:p>1573805517.41176</text:p>
          </table:table-cell>
          <table:table-cell office:value-type="float" office:value="14.3229528164382" calcext:value-type="float">
            <text:p>14.3229528164382</text:p>
          </table:table-cell>
          <table:table-cell table:formula="of:=[.A7]-[.A6]" office:value-type="float" office:value="0.407013893127441" calcext:value-type="float">
            <text:p>0.407013893127441</text:p>
          </table:table-cell>
        </table:table-row>
        <table:table-row table:style-name="ro1">
          <table:table-cell office:value-type="float" office:value="1573805517.64849" calcext:value-type="float">
            <text:p>1573805517.64849</text:p>
          </table:table-cell>
          <table:table-cell office:value-type="float" office:value="9.42706240547928" calcext:value-type="float">
            <text:p>9.42706240547928</text:p>
          </table:table-cell>
          <table:table-cell table:formula="of:=[.A8]-[.A7]" office:value-type="float" office:value="0.236733436584473" calcext:value-type="float">
            <text:p>0.236733436584473</text:p>
          </table:table-cell>
        </table:table-row>
        <table:table-row table:style-name="ro1">
          <table:table-cell office:value-type="float" office:value="1573805517.88517" calcext:value-type="float">
            <text:p>1573805517.88517</text:p>
          </table:table-cell>
          <table:table-cell office:value-type="float" office:value="12.1311719945204" calcext:value-type="float">
            <text:p>12.1311719945204</text:p>
          </table:table-cell>
          <table:table-cell table:formula="of:=[.A9]-[.A8]" office:value-type="float" office:value="0.236675262451172" calcext:value-type="float">
            <text:p>0.236675262451172</text:p>
          </table:table-cell>
        </table:table-row>
        <table:table-row table:style-name="ro1">
          <table:table-cell office:value-type="float" office:value="1573805518.12325" calcext:value-type="float">
            <text:p>1573805518.12325</text:p>
          </table:table-cell>
          <table:table-cell office:value-type="float" office:value="11.1777473369861" calcext:value-type="float">
            <text:p>11.1777473369861</text:p>
          </table:table-cell>
          <table:table-cell table:formula="of:=[.A10]-[.A9]" office:value-type="float" office:value="0.238085031509399" calcext:value-type="float">
            <text:p>0.238085031509399</text:p>
          </table:table-cell>
        </table:table-row>
        <table:table-row table:style-name="ro1">
          <table:table-cell office:value-type="float" office:value="1573805518.39005" calcext:value-type="float">
            <text:p>1573805518.39005</text:p>
          </table:table-cell>
          <table:table-cell office:value-type="float" office:value="10.528432268493" calcext:value-type="float">
            <text:p>10.528432268493</text:p>
          </table:table-cell>
          <table:table-cell table:formula="of:=[.A11]-[.A10]" office:value-type="float" office:value="0.266792774200439" calcext:value-type="float">
            <text:p>0.266792774200439</text:p>
          </table:table-cell>
        </table:table-row>
        <table:table-row table:style-name="ro1">
          <table:table-cell office:value-type="float" office:value="1573805518.65739" calcext:value-type="float">
            <text:p>1573805518.65739</text:p>
          </table:table-cell>
          <table:table-cell office:value-type="float" office:value="13.6845966520546" calcext:value-type="float">
            <text:p>13.6845966520546</text:p>
          </table:table-cell>
          <table:table-cell table:formula="of:=[.A12]-[.A11]" office:value-type="float" office:value="0.267343521118164" calcext:value-type="float">
            <text:p>0.267343521118164</text:p>
          </table:table-cell>
        </table:table-row>
        <table:table-row table:style-name="ro1">
          <table:table-cell office:value-type="float" office:value="1573805518.92379" calcext:value-type="float">
            <text:p>1573805518.92379</text:p>
          </table:table-cell>
          <table:table-cell office:value-type="float" office:value="12.9941856931505" calcext:value-type="float">
            <text:p>12.9941856931505</text:p>
          </table:table-cell>
          <table:table-cell table:formula="of:=[.A13]-[.A12]" office:value-type="float" office:value="0.266397953033447" calcext:value-type="float">
            <text:p>0.266397953033447</text:p>
          </table:table-cell>
        </table:table-row>
        <table:table-row table:style-name="ro1">
          <table:table-cell office:value-type="float" office:value="1573805519.19075" calcext:value-type="float">
            <text:p>1573805519.19075</text:p>
          </table:table-cell>
          <table:table-cell office:value-type="float" office:value="14.6626788438354" calcext:value-type="float">
            <text:p>14.6626788438354</text:p>
          </table:table-cell>
          <table:table-cell table:formula="of:=[.A14]-[.A13]" office:value-type="float" office:value="0.266959667205811" calcext:value-type="float">
            <text:p>0.266959667205811</text:p>
          </table:table-cell>
        </table:table-row>
        <table:table-row table:style-name="ro1">
          <table:table-cell office:value-type="float" office:value="1573805519.45749" calcext:value-type="float">
            <text:p>1573805519.45749</text:p>
          </table:table-cell>
          <table:table-cell office:value-type="float" office:value="11.2955555561642" calcext:value-type="float">
            <text:p>11.2955555561642</text:p>
          </table:table-cell>
          <table:table-cell table:formula="of:=[.A15]-[.A14]" office:value-type="float" office:value="0.266740322113037" calcext:value-type="float">
            <text:p>0.266740322113037</text:p>
          </table:table-cell>
        </table:table-row>
        <table:table-row table:style-name="ro1">
          <table:table-cell office:value-type="float" office:value="1573805519.72451" calcext:value-type="float">
            <text:p>1573805519.72451</text:p>
          </table:table-cell>
          <table:table-cell office:value-type="float" office:value="13.1037747342464" calcext:value-type="float">
            <text:p>13.1037747342464</text:p>
          </table:table-cell>
          <table:table-cell table:formula="of:=[.A16]-[.A15]" office:value-type="float" office:value="0.267024517059326" calcext:value-type="float">
            <text:p>0.267024517059326</text:p>
          </table:table-cell>
        </table:table-row>
        <table:table-row table:style-name="ro1">
          <table:table-cell office:value-type="float" office:value="1573805519.99155" calcext:value-type="float">
            <text:p>1573805519.99155</text:p>
          </table:table-cell>
          <table:table-cell office:value-type="float" office:value="13.087336378082" calcext:value-type="float">
            <text:p>13.087336378082</text:p>
          </table:table-cell>
          <table:table-cell table:formula="of:=[.A17]-[.A16]" office:value-type="float" office:value="0.267038345336914" calcext:value-type="float">
            <text:p>0.267038345336914</text:p>
          </table:table-cell>
        </table:table-row>
        <table:table-row table:style-name="ro1">
          <table:table-cell office:value-type="float" office:value="1573805520.25899" calcext:value-type="float">
            <text:p>1573805520.25899</text:p>
          </table:table-cell>
          <table:table-cell office:value-type="float" office:value="13.4489802136985" calcext:value-type="float">
            <text:p>13.4489802136985</text:p>
          </table:table-cell>
          <table:table-cell table:formula="of:=[.A18]-[.A17]" office:value-type="float" office:value="0.267441987991333" calcext:value-type="float">
            <text:p>0.267441987991333</text:p>
          </table:table-cell>
        </table:table-row>
        <table:table-row table:style-name="ro1">
          <table:table-cell office:value-type="float" office:value="1573805520.52623" calcext:value-type="float">
            <text:p>1573805520.52623</text:p>
          </table:table-cell>
          <table:table-cell office:value-type="float" office:value="11.8544596657533" calcext:value-type="float">
            <text:p>11.8544596657533</text:p>
          </table:table-cell>
          <table:table-cell table:formula="of:=[.A19]-[.A18]" office:value-type="float" office:value="0.267241716384888" calcext:value-type="float">
            <text:p>0.267241716384888</text:p>
          </table:table-cell>
        </table:table-row>
        <table:table-row table:style-name="ro1">
          <table:table-cell office:value-type="float" office:value="1573805520.79298" calcext:value-type="float">
            <text:p>1573805520.79298</text:p>
          </table:table-cell>
          <table:table-cell office:value-type="float" office:value="12.9202130904108" calcext:value-type="float">
            <text:p>12.9202130904108</text:p>
          </table:table-cell>
          <table:table-cell table:formula="of:=[.A20]-[.A19]" office:value-type="float" office:value="0.266746759414673" calcext:value-type="float">
            <text:p>0.266746759414673</text:p>
          </table:table-cell>
        </table:table-row>
        <table:table-row table:style-name="ro1">
          <table:table-cell office:value-type="float" office:value="1573805521.0601" calcext:value-type="float">
            <text:p>1573805521.0601</text:p>
          </table:table-cell>
          <table:table-cell office:value-type="float" office:value="12.9613089808217" calcext:value-type="float">
            <text:p>12.9613089808217</text:p>
          </table:table-cell>
          <table:table-cell table:formula="of:=[.A21]-[.A20]" office:value-type="float" office:value="0.267115831375122" calcext:value-type="float">
            <text:p>0.267115831375122</text:p>
          </table:table-cell>
        </table:table-row>
        <table:table-row table:style-name="ro1">
          <table:table-cell office:value-type="float" office:value="1573805521.32731" calcext:value-type="float">
            <text:p>1573805521.32731</text:p>
          </table:table-cell>
          <table:table-cell office:value-type="float" office:value="11.7613089808217" calcext:value-type="float">
            <text:p>11.7613089808217</text:p>
          </table:table-cell>
          <table:table-cell table:formula="of:=[.A22]-[.A21]" office:value-type="float" office:value="0.267213821411133" calcext:value-type="float">
            <text:p>0.267213821411133</text:p>
          </table:table-cell>
        </table:table-row>
        <table:table-row table:style-name="ro1">
          <table:table-cell office:value-type="float" office:value="1573805521.59337" calcext:value-type="float">
            <text:p>1573805521.59337</text:p>
          </table:table-cell>
          <table:table-cell office:value-type="float" office:value="12.0489802136985" calcext:value-type="float">
            <text:p>12.0489802136985</text:p>
          </table:table-cell>
          <table:table-cell table:formula="of:=[.A23]-[.A22]" office:value-type="float" office:value="0.266063690185547" calcext:value-type="float">
            <text:p>0.266063690185547</text:p>
          </table:table-cell>
        </table:table-row>
        <table:table-row table:style-name="ro1">
          <table:table-cell office:value-type="float" office:value="1573805521.86031" calcext:value-type="float">
            <text:p>1573805521.86031</text:p>
          </table:table-cell>
          <table:table-cell office:value-type="float" office:value="12.5585692547943" calcext:value-type="float">
            <text:p>12.5585692547943</text:p>
          </table:table-cell>
          <table:table-cell table:formula="of:=[.A24]-[.A23]" office:value-type="float" office:value="0.26693868637085" calcext:value-type="float">
            <text:p>0.26693868637085</text:p>
          </table:table-cell>
        </table:table-row>
        <table:table-row table:style-name="ro1">
          <table:table-cell office:value-type="float" office:value="1573805522.1279" calcext:value-type="float">
            <text:p>1573805522.1279</text:p>
          </table:table-cell>
          <table:table-cell office:value-type="float" office:value="13.0818569260272" calcext:value-type="float">
            <text:p>13.0818569260272</text:p>
          </table:table-cell>
          <table:table-cell table:formula="of:=[.A25]-[.A24]" office:value-type="float" office:value="0.267587900161743" calcext:value-type="float">
            <text:p>0.267587900161743</text:p>
          </table:table-cell>
        </table:table-row>
        <table:table-row table:style-name="ro1">
          <table:table-cell office:value-type="float" office:value="1573805522.3959" calcext:value-type="float">
            <text:p>1573805522.3959</text:p>
          </table:table-cell>
          <table:table-cell office:value-type="float" office:value="12.7667884328765" calcext:value-type="float">
            <text:p>12.7667884328765</text:p>
          </table:table-cell>
          <table:table-cell table:formula="of:=[.A26]-[.A25]" office:value-type="float" office:value="0.267995357513428" calcext:value-type="float">
            <text:p>0.267995357513428</text:p>
          </table:table-cell>
        </table:table-row>
        <table:table-row table:style-name="ro1">
          <table:table-cell office:value-type="float" office:value="1573805522.66407" calcext:value-type="float">
            <text:p>1573805522.66407</text:p>
          </table:table-cell>
          <table:table-cell office:value-type="float" office:value="14.8243226794519" calcext:value-type="float">
            <text:p>14.8243226794519</text:p>
          </table:table-cell>
          <table:table-cell table:formula="of:=[.A27]-[.A26]" office:value-type="float" office:value="0.268177032470703" calcext:value-type="float">
            <text:p>0.268177032470703</text:p>
          </table:table-cell>
        </table:table-row>
        <table:table-row table:style-name="ro1">
          <table:table-cell office:value-type="float" office:value="1573805523.06402" calcext:value-type="float">
            <text:p>1573805523.06402</text:p>
          </table:table-cell>
          <table:table-cell office:value-type="float" office:value="11.9695281589039" calcext:value-type="float">
            <text:p>11.9695281589039</text:p>
          </table:table-cell>
          <table:table-cell table:formula="of:=[.A28]-[.A27]" office:value-type="float" office:value="0.399950265884399" calcext:value-type="float">
            <text:p>0.399950265884399</text:p>
          </table:table-cell>
        </table:table-row>
        <table:table-row table:style-name="ro1">
          <table:table-cell office:value-type="float" office:value="1573805523.30083" calcext:value-type="float">
            <text:p>1573805523.30083</text:p>
          </table:table-cell>
          <table:table-cell office:value-type="float" office:value="12.0654185698628" calcext:value-type="float">
            <text:p>12.0654185698628</text:p>
          </table:table-cell>
          <table:table-cell table:formula="of:=[.A29]-[.A28]" office:value-type="float" office:value="0.23680853843689" calcext:value-type="float">
            <text:p>0.23680853843689</text:p>
          </table:table-cell>
        </table:table-row>
        <table:table-row table:style-name="ro1">
          <table:table-cell office:value-type="float" office:value="1573805523.53749" calcext:value-type="float">
            <text:p>1573805523.53749</text:p>
          </table:table-cell>
          <table:table-cell office:value-type="float" office:value="10.7585692547943" calcext:value-type="float">
            <text:p>10.7585692547943</text:p>
          </table:table-cell>
          <table:table-cell table:formula="of:=[.A30]-[.A29]" office:value-type="float" office:value="0.236662149429321" calcext:value-type="float">
            <text:p>0.236662149429321</text:p>
          </table:table-cell>
        </table:table-row>
        <table:table-row table:style-name="ro1">
          <table:table-cell office:value-type="float" office:value="1573805523.77487" calcext:value-type="float">
            <text:p>1573805523.77487</text:p>
          </table:table-cell>
          <table:table-cell office:value-type="float" office:value="11.0243226794519" calcext:value-type="float">
            <text:p>11.0243226794519</text:p>
          </table:table-cell>
          <table:table-cell table:formula="of:=[.A31]-[.A30]" office:value-type="float" office:value="0.237372875213623" calcext:value-type="float">
            <text:p>0.237372875213623</text:p>
          </table:table-cell>
        </table:table-row>
        <table:table-row table:style-name="ro1">
          <table:table-cell office:value-type="float" office:value="1573805524.04217" calcext:value-type="float">
            <text:p>1573805524.04217</text:p>
          </table:table-cell>
          <table:table-cell office:value-type="float" office:value="12.2462404876711" calcext:value-type="float">
            <text:p>12.2462404876711</text:p>
          </table:table-cell>
          <table:table-cell table:formula="of:=[.A32]-[.A31]" office:value-type="float" office:value="0.267303466796875" calcext:value-type="float">
            <text:p>0.267303466796875</text:p>
          </table:table-cell>
        </table:table-row>
        <table:table-row table:style-name="ro1">
          <table:table-cell office:value-type="float" office:value="1573805524.30932" calcext:value-type="float">
            <text:p>1573805524.30932</text:p>
          </table:table-cell>
          <table:table-cell office:value-type="float" office:value="14.1996651452053" calcext:value-type="float">
            <text:p>14.1996651452053</text:p>
          </table:table-cell>
          <table:table-cell table:formula="of:=[.A33]-[.A32]" office:value-type="float" office:value="0.267150163650513" calcext:value-type="float">
            <text:p>0.267150163650513</text:p>
          </table:table-cell>
        </table:table-row>
        <table:table-row table:style-name="ro1">
          <table:table-cell office:value-type="float" office:value="1573805524.57666" calcext:value-type="float">
            <text:p>1573805524.57666</text:p>
          </table:table-cell>
          <table:table-cell office:value-type="float" office:value="12.2462404876711" calcext:value-type="float">
            <text:p>12.2462404876711</text:p>
          </table:table-cell>
          <table:table-cell table:formula="of:=[.A34]-[.A33]" office:value-type="float" office:value="0.267343759536743" calcext:value-type="float">
            <text:p>0.267343759536743</text:p>
          </table:table-cell>
        </table:table-row>
        <table:table-row table:style-name="ro1">
          <table:table-cell office:value-type="float" office:value="1573805524.84421" calcext:value-type="float">
            <text:p>1573805524.84421</text:p>
          </table:table-cell>
          <table:table-cell office:value-type="float" office:value="13.0298021315067" calcext:value-type="float">
            <text:p>13.0298021315067</text:p>
          </table:table-cell>
          <table:table-cell table:formula="of:=[.A35]-[.A34]" office:value-type="float" office:value="0.267548322677612" calcext:value-type="float">
            <text:p>0.267548322677612</text:p>
          </table:table-cell>
        </table:table-row>
        <table:table-row table:style-name="ro1">
          <table:table-cell office:value-type="float" office:value="1573805525.11197" calcext:value-type="float">
            <text:p>1573805525.11197</text:p>
          </table:table-cell>
          <table:table-cell office:value-type="float" office:value="12.7256925424656" calcext:value-type="float">
            <text:p>12.7256925424656</text:p>
          </table:table-cell>
          <table:table-cell table:formula="of:=[.A36]-[.A35]" office:value-type="float" office:value="0.267760515213013" calcext:value-type="float">
            <text:p>0.267760515213013</text:p>
          </table:table-cell>
        </table:table-row>
        <table:table-row table:style-name="ro1">
          <table:table-cell office:value-type="float" office:value="1573805525.37966" calcext:value-type="float">
            <text:p>1573805525.37966</text:p>
          </table:table-cell>
          <table:table-cell office:value-type="float" office:value="13.0708980219176" calcext:value-type="float">
            <text:p>13.0708980219176</text:p>
          </table:table-cell>
          <table:table-cell table:formula="of:=[.A37]-[.A36]" office:value-type="float" office:value="0.267685413360596" calcext:value-type="float">
            <text:p>0.267685413360596</text:p>
          </table:table-cell>
        </table:table-row>
        <table:table-row table:style-name="ro1">
          <table:table-cell office:value-type="float" office:value="1573805525.64626" calcext:value-type="float">
            <text:p>1573805525.64626</text:p>
          </table:table-cell>
          <table:table-cell office:value-type="float" office:value="13.1366514465752" calcext:value-type="float">
            <text:p>13.1366514465752</text:p>
          </table:table-cell>
          <table:table-cell table:formula="of:=[.A38]-[.A37]" office:value-type="float" office:value="0.26659631729126" calcext:value-type="float">
            <text:p>0.26659631729126</text:p>
          </table:table-cell>
        </table:table-row>
        <table:table-row table:style-name="ro1">
          <table:table-cell office:value-type="float" office:value="1573805525.91298" calcext:value-type="float">
            <text:p>1573805525.91298</text:p>
          </table:table-cell>
          <table:table-cell office:value-type="float" office:value="13.1119939123286" calcext:value-type="float">
            <text:p>13.1119939123286</text:p>
          </table:table-cell>
          <table:table-cell table:formula="of:=[.A39]-[.A38]" office:value-type="float" office:value="0.266725540161133" calcext:value-type="float">
            <text:p>0.266725540161133</text:p>
          </table:table-cell>
        </table:table-row>
        <table:table-row table:style-name="ro1">
          <table:table-cell office:value-type="float" office:value="1573805526.17936" calcext:value-type="float">
            <text:p>1573805526.17936</text:p>
          </table:table-cell>
          <table:table-cell office:value-type="float" office:value="12.7119939123286" calcext:value-type="float">
            <text:p>12.7119939123286</text:p>
          </table:table-cell>
          <table:table-cell table:formula="of:=[.A40]-[.A39]" office:value-type="float" office:value="0.26637601852417" calcext:value-type="float">
            <text:p>0.26637601852417</text:p>
          </table:table-cell>
        </table:table-row>
        <table:table-row table:style-name="ro1">
          <table:table-cell office:value-type="float" office:value="1573805526.44668" calcext:value-type="float">
            <text:p>1573805526.44668</text:p>
          </table:table-cell>
          <table:table-cell office:value-type="float" office:value="12.5722678849313" calcext:value-type="float">
            <text:p>12.5722678849313</text:p>
          </table:table-cell>
          <table:table-cell table:formula="of:=[.A41]-[.A40]" office:value-type="float" office:value="0.267327547073364" calcext:value-type="float">
            <text:p>0.267327547073364</text:p>
          </table:table-cell>
        </table:table-row>
        <table:table-row table:style-name="ro1">
          <table:table-cell office:value-type="float" office:value="1573805526.71422" calcext:value-type="float">
            <text:p>1573805526.71422</text:p>
          </table:table-cell>
          <table:table-cell office:value-type="float" office:value="11.5503500767122" calcext:value-type="float">
            <text:p>11.5503500767122</text:p>
          </table:table-cell>
          <table:table-cell table:formula="of:=[.A42]-[.A41]" office:value-type="float" office:value="0.267535209655762" calcext:value-type="float">
            <text:p>0.267535209655762</text:p>
          </table:table-cell>
        </table:table-row>
        <table:table-row table:style-name="ro1">
          <table:table-cell office:value-type="float" office:value="1573805526.98124" calcext:value-type="float">
            <text:p>1573805526.98124</text:p>
          </table:table-cell>
          <table:table-cell office:value-type="float" office:value="12.1613089808217" calcext:value-type="float">
            <text:p>12.1613089808217</text:p>
          </table:table-cell>
          <table:table-cell table:formula="of:=[.A43]-[.A42]" office:value-type="float" office:value="0.267018795013428" calcext:value-type="float">
            <text:p>0.267018795013428</text:p>
          </table:table-cell>
        </table:table-row>
        <table:table-row table:style-name="ro1">
          <table:table-cell office:value-type="float" office:value="1573805527.24735" calcext:value-type="float">
            <text:p>1573805527.24735</text:p>
          </table:table-cell>
          <table:table-cell office:value-type="float" office:value="12.5366514465752" calcext:value-type="float">
            <text:p>12.5366514465752</text:p>
          </table:table-cell>
          <table:table-cell table:formula="of:=[.A44]-[.A43]" office:value-type="float" office:value="0.26611590385437" calcext:value-type="float">
            <text:p>0.26611590385437</text:p>
          </table:table-cell>
        </table:table-row>
        <table:table-row table:style-name="ro1">
          <table:table-cell office:value-type="float" office:value="1573805527.51369" calcext:value-type="float">
            <text:p>1573805527.51369</text:p>
          </table:table-cell>
          <table:table-cell office:value-type="float" office:value="676.0791172" calcext:value-type="float">
            <text:p>676.0791172</text:p>
          </table:table-cell>
          <table:table-cell table:formula="of:=[.A45]-[.A44]" office:value-type="float" office:value="0.266338109970093" calcext:value-type="float">
            <text:p>0.266338109970093</text:p>
          </table:table-cell>
        </table:table-row>
        <table:table-row table:style-name="ro1">
          <table:table-cell office:value-type="float" office:value="1573805527.93873" calcext:value-type="float">
            <text:p>1573805527.93873</text:p>
          </table:table-cell>
          <table:table-cell office:value-type="float" office:value="14.0380213095889" calcext:value-type="float">
            <text:p>14.0380213095889</text:p>
          </table:table-cell>
          <table:table-cell table:formula="of:=[.A46]-[.A45]" office:value-type="float" office:value="0.425037860870361" calcext:value-type="float">
            <text:p>0.425037860870361</text:p>
          </table:table-cell>
        </table:table-row>
        <table:table-row table:style-name="ro1">
          <table:table-cell office:value-type="float" office:value="1573805528.17571" calcext:value-type="float">
            <text:p>1573805528.17571</text:p>
          </table:table-cell>
          <table:table-cell office:value-type="float" office:value="10.0024048712327" calcext:value-type="float">
            <text:p>10.0024048712327</text:p>
          </table:table-cell>
          <table:table-cell table:formula="of:=[.A47]-[.A46]" office:value-type="float" office:value="0.236984014511108" calcext:value-type="float">
            <text:p>0.236984014511108</text:p>
          </table:table-cell>
        </table:table-row>
        <table:table-row table:style-name="ro1">
          <table:table-cell office:value-type="float" office:value="1573805528.41226" calcext:value-type="float">
            <text:p>1573805528.41226</text:p>
          </table:table-cell>
          <table:table-cell office:value-type="float" office:value="10.2544596657533" calcext:value-type="float">
            <text:p>10.2544596657533</text:p>
          </table:table-cell>
          <table:table-cell table:formula="of:=[.A48]-[.A47]" office:value-type="float" office:value="0.236546277999878" calcext:value-type="float">
            <text:p>0.236546277999878</text:p>
          </table:table-cell>
        </table:table-row>
        <table:table-row table:style-name="ro1">
          <table:table-cell office:value-type="float" office:value="1573805528.65107" calcext:value-type="float">
            <text:p>1573805528.65107</text:p>
          </table:table-cell>
          <table:table-cell office:value-type="float" office:value="9.61884322739709" calcext:value-type="float">
            <text:p>9.61884322739709</text:p>
          </table:table-cell>
          <table:table-cell table:formula="of:=[.A49]-[.A48]" office:value-type="float" office:value="0.238809823989868" calcext:value-type="float">
            <text:p>0.238809823989868</text:p>
          </table:table-cell>
        </table:table-row>
        <table:table-row table:style-name="ro1">
          <table:table-cell office:value-type="float" office:value="1573805528.91755" calcext:value-type="float">
            <text:p>1573805528.91755</text:p>
          </table:table-cell>
          <table:table-cell office:value-type="float" office:value="12.4325418575341" calcext:value-type="float">
            <text:p>12.4325418575341</text:p>
          </table:table-cell>
          <table:table-cell table:formula="of:=[.A50]-[.A49]" office:value-type="float" office:value="0.266481876373291" calcext:value-type="float">
            <text:p>0.266481876373291</text:p>
          </table:table-cell>
        </table:table-row>
        <table:table-row table:style-name="ro1">
          <table:table-cell office:value-type="float" office:value="1573805529.18455" calcext:value-type="float">
            <text:p>1573805529.18455</text:p>
          </table:table-cell>
          <table:table-cell office:value-type="float" office:value="12.7229528164382" calcext:value-type="float">
            <text:p>12.7229528164382</text:p>
          </table:table-cell>
          <table:table-cell table:formula="of:=[.A51]-[.A50]" office:value-type="float" office:value="0.266998052597046" calcext:value-type="float">
            <text:p>0.266998052597046</text:p>
          </table:table-cell>
        </table:table-row>
        <table:table-row table:style-name="ro1">
          <table:table-cell office:value-type="float" office:value="1573805529.45105" calcext:value-type="float">
            <text:p>1573805529.45105</text:p>
          </table:table-cell>
          <table:table-cell office:value-type="float" office:value="12.8571993917807" calcext:value-type="float">
            <text:p>12.8571993917807</text:p>
          </table:table-cell>
          <table:table-cell table:formula="of:=[.A52]-[.A51]" office:value-type="float" office:value="0.266504287719727" calcext:value-type="float">
            <text:p>0.266504287719727</text:p>
          </table:table-cell>
        </table:table-row>
        <table:table-row table:style-name="ro1">
          <table:table-cell office:value-type="float" office:value="1573805529.71879" calcext:value-type="float">
            <text:p>1573805529.71879</text:p>
          </table:table-cell>
          <table:table-cell office:value-type="float" office:value="12.4955555561642" calcext:value-type="float">
            <text:p>12.4955555561642</text:p>
          </table:table-cell>
          <table:table-cell table:formula="of:=[.A53]-[.A52]" office:value-type="float" office:value="0.2677321434021" calcext:value-type="float">
            <text:p>0.2677321434021</text:p>
          </table:table-cell>
        </table:table-row>
        <table:table-row table:style-name="ro1">
          <table:table-cell office:value-type="float" office:value="1573805529.98575" calcext:value-type="float">
            <text:p>1573805529.98575</text:p>
          </table:table-cell>
          <table:table-cell office:value-type="float" office:value="12.3640487068491" calcext:value-type="float">
            <text:p>12.3640487068491</text:p>
          </table:table-cell>
          <table:table-cell table:formula="of:=[.A54]-[.A53]" office:value-type="float" office:value="0.266966819763184" calcext:value-type="float">
            <text:p>0.266966819763184</text:p>
          </table:table-cell>
        </table:table-row>
        <table:table-row table:style-name="ro1">
          <table:table-cell office:value-type="float" office:value="1573805530.25257" calcext:value-type="float">
            <text:p>1573805530.25257</text:p>
          </table:table-cell>
          <table:table-cell office:value-type="float" office:value="19.5256925424656" calcext:value-type="float">
            <text:p>19.5256925424656</text:p>
          </table:table-cell>
          <table:table-cell table:formula="of:=[.A55]-[.A54]" office:value-type="float" office:value="0.266821622848511" calcext:value-type="float">
            <text:p>0.266821622848511</text:p>
          </table:table-cell>
        </table:table-row>
        <table:table-row table:style-name="ro1">
          <table:table-cell office:value-type="float" office:value="1573805530.51929" calcext:value-type="float">
            <text:p>1573805530.51929</text:p>
          </table:table-cell>
          <table:table-cell office:value-type="float" office:value="275.336651446575" calcext:value-type="float">
            <text:p>275.336651446575</text:p>
          </table:table-cell>
          <table:table-cell table:formula="of:=[.A56]-[.A55]" office:value-type="float" office:value="0.266711235046387" calcext:value-type="float">
            <text:p>0.266711235046387</text:p>
          </table:table-cell>
        </table:table-row>
        <table:table-row table:style-name="ro1">
          <table:table-cell office:value-type="float" office:value="1573805530.78705" calcext:value-type="float">
            <text:p>1573805530.78705</text:p>
          </table:table-cell>
          <table:table-cell office:value-type="float" office:value="773.235281583562" calcext:value-type="float">
            <text:p>773.235281583562</text:p>
          </table:table-cell>
          <table:table-cell table:formula="of:=[.A57]-[.A56]" office:value-type="float" office:value="0.267763376235962" calcext:value-type="float">
            <text:p>0.267763376235962</text:p>
          </table:table-cell>
        </table:table-row>
        <table:table-row table:style-name="ro1">
          <table:table-cell office:value-type="float" office:value="1573805531.05493" calcext:value-type="float">
            <text:p>1573805531.05493</text:p>
          </table:table-cell>
          <table:table-cell office:value-type="float" office:value="3339.86815829589" calcext:value-type="float">
            <text:p>3339.86815829589</text:p>
          </table:table-cell>
          <table:table-cell table:formula="of:=[.A58]-[.A57]" office:value-type="float" office:value="0.267877817153931" calcext:value-type="float">
            <text:p>0.267877817153931</text:p>
          </table:table-cell>
        </table:table-row>
        <table:table-row table:style-name="ro1">
          <table:table-cell office:value-type="float" office:value="1573805531.46182" calcext:value-type="float">
            <text:p>1573805531.46182</text:p>
          </table:table-cell>
          <table:table-cell office:value-type="float" office:value="3665.62980213151" calcext:value-type="float">
            <text:p>3665.62980213151</text:p>
          </table:table-cell>
          <table:table-cell table:formula="of:=[.A59]-[.A58]" office:value-type="float" office:value="0.406890392303467" calcext:value-type="float">
            <text:p>0.406890392303467</text:p>
          </table:table-cell>
        </table:table-row>
        <table:table-row table:style-name="ro1">
          <table:table-cell office:value-type="float" office:value="1573805531.69959" calcext:value-type="float">
            <text:p>1573805531.69959</text:p>
          </table:table-cell>
          <table:table-cell office:value-type="float" office:value="3669.22980213151" calcext:value-type="float">
            <text:p>3669.22980213151</text:p>
          </table:table-cell>
          <table:table-cell table:formula="of:=[.A60]-[.A59]" office:value-type="float" office:value="0.237774848937988" calcext:value-type="float">
            <text:p>0.237774848937988</text:p>
          </table:table-cell>
        </table:table-row>
        <table:table-row table:style-name="ro1">
          <table:table-cell office:value-type="float" office:value="1573805531.9378" calcext:value-type="float">
            <text:p>1573805531.9378</text:p>
          </table:table-cell>
          <table:table-cell office:value-type="float" office:value="3670.98048706301" calcext:value-type="float">
            <text:p>3670.98048706301</text:p>
          </table:table-cell>
          <table:table-cell table:formula="of:=[.A61]-[.A60]" office:value-type="float" office:value="0.238207578659058" calcext:value-type="float">
            <text:p>0.238207578659058</text:p>
          </table:table-cell>
        </table:table-row>
        <table:table-row table:style-name="ro1">
          <table:table-cell office:value-type="float" office:value="1573805532.17641" calcext:value-type="float">
            <text:p>1573805532.17641</text:p>
          </table:table-cell>
          <table:table-cell office:value-type="float" office:value="3662.40788432329" calcext:value-type="float">
            <text:p>3662.40788432329</text:p>
          </table:table-cell>
          <table:table-cell table:formula="of:=[.A62]-[.A61]" office:value-type="float" office:value="0.23860764503479" calcext:value-type="float">
            <text:p>0.23860764503479</text:p>
          </table:table-cell>
        </table:table-row>
        <table:table-row table:style-name="ro1">
          <table:table-cell office:value-type="float" office:value="1573805532.44633" calcext:value-type="float">
            <text:p>1573805532.44633</text:p>
          </table:table-cell>
          <table:table-cell office:value-type="float" office:value="3672.75582952877" calcext:value-type="float">
            <text:p>3672.75582952877</text:p>
          </table:table-cell>
          <table:table-cell table:formula="of:=[.A63]-[.A62]" office:value-type="float" office:value="0.269919157028198" calcext:value-type="float">
            <text:p>0.269919157028198</text:p>
          </table:table-cell>
        </table:table-row>
        <table:table-row table:style-name="ro1">
          <table:table-cell office:value-type="float" office:value="1573805532.71684" calcext:value-type="float">
            <text:p>1573805532.71684</text:p>
          </table:table-cell>
          <table:table-cell office:value-type="float" office:value="3669.2188432274" calcext:value-type="float">
            <text:p>3669.2188432274</text:p>
          </table:table-cell>
          <table:table-cell table:formula="of:=[.A64]-[.A63]" office:value-type="float" office:value="0.270515918731689" calcext:value-type="float">
            <text:p>0.270515918731689</text:p>
          </table:table-cell>
        </table:table-row>
        <table:table-row table:style-name="ro1">
          <table:table-cell office:value-type="float" office:value="1573805532.98675" calcext:value-type="float">
            <text:p>1573805532.98675</text:p>
          </table:table-cell>
          <table:table-cell office:value-type="float" office:value="3672.01336377534" calcext:value-type="float">
            <text:p>3672.01336377534</text:p>
          </table:table-cell>
          <table:table-cell table:formula="of:=[.A65]-[.A64]" office:value-type="float" office:value="0.269909620285034" calcext:value-type="float">
            <text:p>0.269909620285034</text:p>
          </table:table-cell>
        </table:table-row>
        <table:table-row table:style-name="ro1">
          <table:table-cell office:value-type="float" office:value="1573805533.25642" calcext:value-type="float">
            <text:p>1573805533.25642</text:p>
          </table:table-cell>
          <table:table-cell office:value-type="float" office:value="3666.62706240548" calcext:value-type="float">
            <text:p>3666.62706240548</text:p>
          </table:table-cell>
          <table:table-cell table:formula="of:=[.A66]-[.A65]" office:value-type="float" office:value="0.269669532775879" calcext:value-type="float">
            <text:p>0.269669532775879</text:p>
          </table:table-cell>
        </table:table-row>
        <table:table-row table:style-name="ro1">
          <table:table-cell office:value-type="float" office:value="1573805533.52535" calcext:value-type="float">
            <text:p>1573805533.52535</text:p>
          </table:table-cell>
          <table:table-cell office:value-type="float" office:value="3670.42432267945" calcext:value-type="float">
            <text:p>3670.42432267945</text:p>
          </table:table-cell>
          <table:table-cell table:formula="of:=[.A67]-[.A66]" office:value-type="float" office:value="0.268932104110718" calcext:value-type="float">
            <text:p>0.268932104110718</text:p>
          </table:table-cell>
        </table:table-row>
        <table:table-row table:style-name="ro1">
          <table:table-cell office:value-type="float" office:value="1573805533.79496" calcext:value-type="float">
            <text:p>1573805533.79496</text:p>
          </table:table-cell>
          <table:table-cell office:value-type="float" office:value="4195.81062404932" calcext:value-type="float">
            <text:p>4195.81062404932</text:p>
          </table:table-cell>
          <table:table-cell table:formula="of:=[.A68]-[.A67]" office:value-type="float" office:value="0.269602298736572" calcext:value-type="float">
            <text:p>0.269602298736572</text:p>
          </table:table-cell>
        </table:table-row>
        <table:table-row table:style-name="ro1">
          <table:table-cell office:value-type="float" office:value="1573805534.2019" calcext:value-type="float">
            <text:p>1573805534.2019</text:p>
          </table:table-cell>
          <table:table-cell office:value-type="float" office:value="3666.61610350137" calcext:value-type="float">
            <text:p>3666.61610350137</text:p>
          </table:table-cell>
          <table:table-cell table:formula="of:=[.A69]-[.A68]" office:value-type="float" office:value="0.406943798065186" calcext:value-type="float">
            <text:p>0.406943798065186</text:p>
          </table:table-cell>
        </table:table-row>
        <table:table-row table:style-name="ro1">
          <table:table-cell office:value-type="float" office:value="1573805534.4396" calcext:value-type="float">
            <text:p>1573805534.4396</text:p>
          </table:table-cell>
          <table:table-cell office:value-type="float" office:value="3669.23254185753" calcext:value-type="float">
            <text:p>3669.23254185753</text:p>
          </table:table-cell>
          <table:table-cell table:formula="of:=[.A70]-[.A69]" office:value-type="float" office:value="0.237701177597046" calcext:value-type="float">
            <text:p>0.237701177597046</text:p>
          </table:table-cell>
        </table:table-row>
        <table:table-row table:style-name="ro1">
          <table:table-cell office:value-type="float" office:value="1573805534.67738" calcext:value-type="float">
            <text:p>1573805534.67738</text:p>
          </table:table-cell>
          <table:table-cell office:value-type="float" office:value="3668.31747336438" calcext:value-type="float">
            <text:p>3668.31747336438</text:p>
          </table:table-cell>
          <table:table-cell table:formula="of:=[.A71]-[.A70]" office:value-type="float" office:value="0.237777233123779" calcext:value-type="float">
            <text:p>0.237777233123779</text:p>
          </table:table-cell>
        </table:table-row>
        <table:table-row table:style-name="ro1">
          <table:table-cell office:value-type="float" office:value="1573805534.91594" calcext:value-type="float">
            <text:p>1573805534.91594</text:p>
          </table:table-cell>
          <table:table-cell office:value-type="float" office:value="3665.49829528219" calcext:value-type="float">
            <text:p>3665.49829528219</text:p>
          </table:table-cell>
          <table:table-cell table:formula="of:=[.A72]-[.A71]" office:value-type="float" office:value="0.23855710029602" calcext:value-type="float">
            <text:p>0.23855710029602</text:p>
          </table:table-cell>
        </table:table-row>
        <table:table-row table:style-name="ro1">
          <table:table-cell office:value-type="float" office:value="1573805535.18645" calcext:value-type="float">
            <text:p>1573805535.18645</text:p>
          </table:table-cell>
          <table:table-cell office:value-type="float" office:value="3665.66815829589" calcext:value-type="float">
            <text:p>3665.66815829589</text:p>
          </table:table-cell>
          <table:table-cell table:formula="of:=[.A73]-[.A72]" office:value-type="float" office:value="0.270509958267212" calcext:value-type="float">
            <text:p>0.270509958267212</text:p>
          </table:table-cell>
        </table:table-row>
        <table:table-row table:style-name="ro1">
          <table:table-cell office:value-type="float" office:value="1573805535.45637" calcext:value-type="float">
            <text:p>1573805535.45637</text:p>
          </table:table-cell>
          <table:table-cell office:value-type="float" office:value="3666.09829528219" calcext:value-type="float">
            <text:p>3666.09829528219</text:p>
          </table:table-cell>
          <table:table-cell table:formula="of:=[.A74]-[.A73]" office:value-type="float" office:value="0.269926786422729" calcext:value-type="float">
            <text:p>0.269926786422729</text:p>
          </table:table-cell>
        </table:table-row>
        <table:table-row table:style-name="ro1">
          <table:table-cell office:value-type="float" office:value="1573805535.72595" calcext:value-type="float">
            <text:p>1573805535.72595</text:p>
          </table:table-cell>
          <table:table-cell office:value-type="float" office:value="3667.04076103562" calcext:value-type="float">
            <text:p>3667.04076103562</text:p>
          </table:table-cell>
          <table:table-cell table:formula="of:=[.A75]-[.A74]" office:value-type="float" office:value="0.269576549530029" calcext:value-type="float">
            <text:p>0.269576549530029</text:p>
          </table:table-cell>
        </table:table-row>
        <table:table-row table:style-name="ro1">
          <table:table-cell office:value-type="float" office:value="1573805535.99591" calcext:value-type="float">
            <text:p>1573805535.99591</text:p>
          </table:table-cell>
          <table:table-cell office:value-type="float" office:value="3666.85445966575" calcext:value-type="float">
            <text:p>3666.85445966575</text:p>
          </table:table-cell>
          <table:table-cell table:formula="of:=[.A76]-[.A75]" office:value-type="float" office:value="0.269956827163696" calcext:value-type="float">
            <text:p>0.269956827163696</text:p>
          </table:table-cell>
        </table:table-row>
        <table:table-row table:style-name="ro1">
          <table:table-cell office:value-type="float" office:value="1573805536.26594" calcext:value-type="float">
            <text:p>1573805536.26594</text:p>
          </table:table-cell>
          <table:table-cell office:value-type="float" office:value="3666.28185692603" calcext:value-type="float">
            <text:p>3666.28185692603</text:p>
          </table:table-cell>
          <table:table-cell table:formula="of:=[.A77]-[.A76]" office:value-type="float" office:value="0.270033836364746" calcext:value-type="float">
            <text:p>0.270033836364746</text:p>
          </table:table-cell>
        </table:table-row>
        <table:table-row table:style-name="ro1">
          <table:table-cell office:value-type="float" office:value="1573805536.53525" calcext:value-type="float">
            <text:p>1573805536.53525</text:p>
          </table:table-cell>
          <table:table-cell office:value-type="float" office:value="3666.08733637808" calcext:value-type="float">
            <text:p>3666.08733637808</text:p>
          </table:table-cell>
          <table:table-cell table:formula="of:=[.A78]-[.A77]" office:value-type="float" office:value="0.269313097000122" calcext:value-type="float">
            <text:p>0.269313097000122</text:p>
          </table:table-cell>
        </table:table-row>
        <table:table-row table:style-name="ro1">
          <table:table-cell office:value-type="float" office:value="1573805536.80516" calcext:value-type="float">
            <text:p>1573805536.80516</text:p>
          </table:table-cell>
          <table:table-cell office:value-type="float" office:value="3665.91199391233" calcext:value-type="float">
            <text:p>3665.91199391233</text:p>
          </table:table-cell>
          <table:table-cell table:formula="of:=[.A79]-[.A78]" office:value-type="float" office:value="0.269905805587769" calcext:value-type="float">
            <text:p>0.269905805587769</text:p>
          </table:table-cell>
        </table:table-row>
        <table:table-row table:style-name="ro1">
          <table:table-cell office:value-type="float" office:value="1573805537.07529" calcext:value-type="float">
            <text:p>1573805537.07529</text:p>
          </table:table-cell>
          <table:table-cell office:value-type="float" office:value="3666.1092541863" calcext:value-type="float">
            <text:p>3666.1092541863</text:p>
          </table:table-cell>
          <table:table-cell table:formula="of:=[.A80]-[.A79]" office:value-type="float" office:value="0.270129680633545" calcext:value-type="float">
            <text:p>0.270129680633545</text:p>
          </table:table-cell>
        </table:table-row>
        <table:table-row table:style-name="ro1">
          <table:table-cell office:value-type="float" office:value="1573805537.34477" calcext:value-type="float">
            <text:p>1573805537.34477</text:p>
          </table:table-cell>
          <table:table-cell office:value-type="float" office:value="3664.68733637808" calcext:value-type="float">
            <text:p>3664.68733637808</text:p>
          </table:table-cell>
          <table:table-cell table:formula="of:=[.A81]-[.A80]" office:value-type="float" office:value="0.269482135772705" calcext:value-type="float">
            <text:p>0.269482135772705</text:p>
          </table:table-cell>
        </table:table-row>
        <table:table-row table:style-name="ro1">
          <table:table-cell office:value-type="float" office:value="1573805537.61393" calcext:value-type="float">
            <text:p>1573805537.61393</text:p>
          </table:table-cell>
          <table:table-cell office:value-type="float" office:value="3664.94213089863" calcext:value-type="float">
            <text:p>3664.94213089863</text:p>
          </table:table-cell>
          <table:table-cell table:formula="of:=[.A82]-[.A81]" office:value-type="float" office:value="0.269160509109497" calcext:value-type="float">
            <text:p>0.269160509109497</text:p>
          </table:table-cell>
        </table:table-row>
        <table:table-row table:style-name="ro1">
          <table:table-cell office:value-type="float" office:value="1573805537.88317" calcext:value-type="float">
            <text:p>1573805537.88317</text:p>
          </table:table-cell>
          <table:table-cell office:value-type="float" office:value="3665.27089802192" calcext:value-type="float">
            <text:p>3665.27089802192</text:p>
          </table:table-cell>
          <table:table-cell table:formula="of:=[.A83]-[.A82]" office:value-type="float" office:value="0.269235372543335" calcext:value-type="float">
            <text:p>0.269235372543335</text:p>
          </table:table-cell>
        </table:table-row>
        <table:table-row table:style-name="ro1">
          <table:table-cell office:value-type="float" office:value="1573805538.15292" calcext:value-type="float">
            <text:p>1573805538.15292</text:p>
          </table:table-cell>
          <table:table-cell office:value-type="float" office:value="3664.72295281644" calcext:value-type="float">
            <text:p>3664.72295281644</text:p>
          </table:table-cell>
          <table:table-cell table:formula="of:=[.A84]-[.A83]" office:value-type="float" office:value="0.269755601882935" calcext:value-type="float">
            <text:p>0.269755601882935</text:p>
          </table:table-cell>
        </table:table-row>
        <table:table-row table:style-name="ro1">
          <table:table-cell office:value-type="float" office:value="1573805538.42261" calcext:value-type="float">
            <text:p>1573805538.42261</text:p>
          </table:table-cell>
          <table:table-cell office:value-type="float" office:value="3665.20240487123" calcext:value-type="float">
            <text:p>3665.20240487123</text:p>
          </table:table-cell>
          <table:table-cell table:formula="of:=[.A85]-[.A84]" office:value-type="float" office:value="0.269690036773682" calcext:value-type="float">
            <text:p>0.269690036773682</text:p>
          </table:table-cell>
        </table:table-row>
        <table:table-row table:style-name="ro1">
          <table:table-cell office:value-type="float" office:value="1573805538.69245" calcext:value-type="float">
            <text:p>1573805538.69245</text:p>
          </table:table-cell>
          <table:table-cell office:value-type="float" office:value="3663.91473363836" calcext:value-type="float">
            <text:p>3663.91473363836</text:p>
          </table:table-cell>
          <table:table-cell table:formula="of:=[.A86]-[.A85]" office:value-type="float" office:value="0.269838333129883" calcext:value-type="float">
            <text:p>0.269838333129883</text:p>
          </table:table-cell>
        </table:table-row>
        <table:table-row table:style-name="ro1">
          <table:table-cell office:value-type="float" office:value="1573805538.96299" calcext:value-type="float">
            <text:p>1573805538.96299</text:p>
          </table:table-cell>
          <table:table-cell office:value-type="float" office:value="3664.42980213151" calcext:value-type="float">
            <text:p>3664.42980213151</text:p>
          </table:table-cell>
          <table:table-cell table:formula="of:=[.A87]-[.A86]" office:value-type="float" office:value="0.270541906356812" calcext:value-type="float">
            <text:p>0.270541906356812</text:p>
          </table:table-cell>
        </table:table-row>
        <table:table-row table:style-name="ro1">
          <table:table-cell office:value-type="float" office:value="1573805539.23271" calcext:value-type="float">
            <text:p>1573805539.23271</text:p>
          </table:table-cell>
          <table:table-cell office:value-type="float" office:value="3663.07637747397" calcext:value-type="float">
            <text:p>3663.07637747397</text:p>
          </table:table-cell>
          <table:table-cell table:formula="of:=[.A88]-[.A87]" office:value-type="float" office:value="0.26971697807312" calcext:value-type="float">
            <text:p>0.26971697807312</text:p>
          </table:table-cell>
        </table:table-row>
        <table:table-row table:style-name="ro1">
          <table:table-cell office:value-type="float" office:value="1573805539.50163" calcext:value-type="float">
            <text:p>1573805539.50163</text:p>
          </table:table-cell>
          <table:table-cell office:value-type="float" office:value="3663.25445966575" calcext:value-type="float">
            <text:p>3663.25445966575</text:p>
          </table:table-cell>
          <table:table-cell table:formula="of:=[.A89]-[.A88]" office:value-type="float" office:value="0.268918991088867" calcext:value-type="float">
            <text:p>0.268918991088867</text:p>
          </table:table-cell>
        </table:table-row>
        <table:table-row table:style-name="ro1">
          <table:table-cell office:value-type="float" office:value="1573805539.77101" calcext:value-type="float">
            <text:p>1573805539.77101</text:p>
          </table:table-cell>
          <table:table-cell office:value-type="float" office:value="3664.06815829589" calcext:value-type="float">
            <text:p>3664.06815829589</text:p>
          </table:table-cell>
          <table:table-cell table:formula="of:=[.A90]-[.A89]" office:value-type="float" office:value="0.269380807876587" calcext:value-type="float">
            <text:p>0.269380807876587</text:p>
          </table:table-cell>
        </table:table-row>
        <table:table-row table:style-name="ro1">
          <table:table-cell office:value-type="float" office:value="1573805540.04099" calcext:value-type="float">
            <text:p>1573805540.04099</text:p>
          </table:table-cell>
          <table:table-cell office:value-type="float" office:value="3662.30651446027" calcext:value-type="float">
            <text:p>3662.30651446027</text:p>
          </table:table-cell>
          <table:table-cell table:formula="of:=[.A91]-[.A90]" office:value-type="float" office:value="0.269982099533081" calcext:value-type="float">
            <text:p>0.269982099533081</text:p>
          </table:table-cell>
        </table:table-row>
        <table:table-row table:style-name="ro1">
          <table:table-cell office:value-type="float" office:value="1573805540.31095" calcext:value-type="float">
            <text:p>1573805540.31095</text:p>
          </table:table-cell>
          <table:table-cell office:value-type="float" office:value="3663.30377473425" calcext:value-type="float">
            <text:p>3663.30377473425</text:p>
          </table:table-cell>
          <table:table-cell table:formula="of:=[.A92]-[.A91]" office:value-type="float" office:value="0.269953966140747" calcext:value-type="float">
            <text:p>0.269953966140747</text:p>
          </table:table-cell>
        </table:table-row>
        <table:table-row table:style-name="ro1">
          <table:table-cell office:value-type="float" office:value="1573805540.58089" calcext:value-type="float">
            <text:p>1573805540.58089</text:p>
          </table:table-cell>
          <table:table-cell office:value-type="float" office:value="3662.54487062466" calcext:value-type="float">
            <text:p>3662.54487062466</text:p>
          </table:table-cell>
          <table:table-cell table:formula="of:=[.A93]-[.A92]" office:value-type="float" office:value="0.269944190979004" calcext:value-type="float">
            <text:p>0.269944190979004</text:p>
          </table:table-cell>
        </table:table-row>
        <table:table-row table:style-name="ro1">
          <table:table-cell office:value-type="float" office:value="1573805540.85098" calcext:value-type="float">
            <text:p>1573805540.85098</text:p>
          </table:table-cell>
          <table:table-cell office:value-type="float" office:value="3664.48185692603" calcext:value-type="float">
            <text:p>3664.48185692603</text:p>
          </table:table-cell>
          <table:table-cell table:formula="of:=[.A94]-[.A93]" office:value-type="float" office:value="0.270094871520996" calcext:value-type="float">
            <text:p>0.270094871520996</text:p>
          </table:table-cell>
        </table:table-row>
        <table:table-row table:style-name="ro1">
          <table:table-cell office:value-type="float" office:value="1573805541.12048" calcext:value-type="float">
            <text:p>1573805541.12048</text:p>
          </table:table-cell>
          <table:table-cell office:value-type="float" office:value="3664.47363774795" calcext:value-type="float">
            <text:p>3664.47363774795</text:p>
          </table:table-cell>
          <table:table-cell table:formula="of:=[.A95]-[.A94]" office:value-type="float" office:value="0.269493579864502" calcext:value-type="float">
            <text:p>0.269493579864502</text:p>
          </table:table-cell>
        </table:table-row>
        <table:table-row table:style-name="ro1">
          <table:table-cell office:value-type="float" office:value="1573805541.39021" calcext:value-type="float">
            <text:p>1573805541.39021</text:p>
          </table:table-cell>
          <table:table-cell office:value-type="float" office:value="3665.55035007671" calcext:value-type="float">
            <text:p>3665.55035007671</text:p>
          </table:table-cell>
          <table:table-cell table:formula="of:=[.A96]-[.A95]" office:value-type="float" office:value="0.269735813140869" calcext:value-type="float">
            <text:p>0.269735813140869</text:p>
          </table:table-cell>
        </table:table-row>
        <table:table-row table:style-name="ro1">
          <table:table-cell office:value-type="float" office:value="1573805541.66112" calcext:value-type="float">
            <text:p>1573805541.66112</text:p>
          </table:table-cell>
          <table:table-cell office:value-type="float" office:value="3666.46815829589" calcext:value-type="float">
            <text:p>3666.46815829589</text:p>
          </table:table-cell>
          <table:table-cell table:formula="of:=[.A97]-[.A96]" office:value-type="float" office:value="0.270905256271362" calcext:value-type="float">
            <text:p>0.270905256271362</text:p>
          </table:table-cell>
        </table:table-row>
        <table:table-row table:style-name="ro1">
          <table:table-cell office:value-type="float" office:value="1573805541.93129" calcext:value-type="float">
            <text:p>1573805541.93129</text:p>
          </table:table-cell>
          <table:table-cell office:value-type="float" office:value="3671.90651446027" calcext:value-type="float">
            <text:p>3671.90651446027</text:p>
          </table:table-cell>
          <table:table-cell table:formula="of:=[.A98]-[.A97]" office:value-type="float" office:value="0.27017617225647" calcext:value-type="float">
            <text:p>0.27017617225647</text:p>
          </table:table-cell>
        </table:table-row>
        <table:table-row table:style-name="ro1">
          <table:table-cell office:value-type="float" office:value="1573805542.20074" calcext:value-type="float">
            <text:p>1573805542.20074</text:p>
          </table:table-cell>
          <table:table-cell office:value-type="float" office:value="3669.21062404931" calcext:value-type="float">
            <text:p>3669.21062404931</text:p>
          </table:table-cell>
          <table:table-cell table:formula="of:=[.A99]-[.A98]" office:value-type="float" office:value="0.269449710845947" calcext:value-type="float">
            <text:p>0.269449710845947</text:p>
          </table:table-cell>
        </table:table-row>
        <table:table-row table:style-name="ro1">
          <table:table-cell office:value-type="float" office:value="1573805542.47008" calcext:value-type="float">
            <text:p>1573805542.47008</text:p>
          </table:table-cell>
          <table:table-cell office:value-type="float" office:value="3673.84076103562" calcext:value-type="float">
            <text:p>3673.84076103562</text:p>
          </table:table-cell>
          <table:table-cell table:formula="of:=[.A100]-[.A99]" office:value-type="float" office:value="0.269337177276611" calcext:value-type="float">
            <text:p>0.269337177276611</text:p>
          </table:table-cell>
        </table:table-row>
        <table:table-row table:style-name="ro1">
          <table:table-cell office:value-type="float" office:value="1573805542.73999" calcext:value-type="float">
            <text:p>1573805542.73999</text:p>
          </table:table-cell>
          <table:table-cell office:value-type="float" office:value="3669.38048706301" calcext:value-type="float">
            <text:p>3669.38048706301</text:p>
          </table:table-cell>
          <table:table-cell table:formula="of:=[.A101]-[.A100]" office:value-type="float" office:value="0.269911766052246" calcext:value-type="float">
            <text:p>0.269911766052246</text:p>
          </table:table-cell>
        </table:table-row>
        <table:table-row table:style-name="ro1">
          <table:table-cell office:value-type="float" office:value="1573805543.0106" calcext:value-type="float">
            <text:p>1573805543.0106</text:p>
          </table:table-cell>
          <table:table-cell office:value-type="float" office:value="3655.05171993973" calcext:value-type="float">
            <text:p>3655.05171993973</text:p>
          </table:table-cell>
          <table:table-cell table:formula="of:=[.A102]-[.A101]" office:value-type="float" office:value="0.270607948303223" calcext:value-type="float">
            <text:p>0.270607948303223</text:p>
          </table:table-cell>
        </table:table-row>
        <table:table-row table:style-name="ro1">
          <table:table-cell office:value-type="float" office:value="1573805543.28043" calcext:value-type="float">
            <text:p>1573805543.28043</text:p>
          </table:table-cell>
          <table:table-cell office:value-type="float" office:value="3221.29007610411" calcext:value-type="float">
            <text:p>3221.29007610411</text:p>
          </table:table-cell>
          <table:table-cell table:formula="of:=[.A103]-[.A102]" office:value-type="float" office:value="0.26982569694519" calcext:value-type="float">
            <text:p>0.26982569694519</text:p>
          </table:table-cell>
        </table:table-row>
        <table:table-row table:style-name="ro1">
          <table:table-cell office:value-type="float" office:value="1573805543.5496" calcext:value-type="float">
            <text:p>1573805543.5496</text:p>
          </table:table-cell>
          <table:table-cell office:value-type="float" office:value="118.964048706849" calcext:value-type="float">
            <text:p>118.964048706849</text:p>
          </table:table-cell>
          <table:table-cell table:formula="of:=[.A104]-[.A103]" office:value-type="float" office:value="0.269171714782715" calcext:value-type="float">
            <text:p>0.269171714782715</text:p>
          </table:table-cell>
        </table:table-row>
        <table:table-row table:style-name="ro1">
          <table:table-cell office:value-type="float" office:value="1573805543.81667" calcext:value-type="float">
            <text:p>1573805543.81667</text:p>
          </table:table-cell>
          <table:table-cell office:value-type="float" office:value="21.3859665150683" calcext:value-type="float">
            <text:p>21.3859665150683</text:p>
          </table:table-cell>
          <table:table-cell table:formula="of:=[.A105]-[.A104]" office:value-type="float" office:value="0.26706862449646" calcext:value-type="float">
            <text:p>0.26706862449646</text:p>
          </table:table-cell>
        </table:table-row>
        <table:table-row table:style-name="ro1">
          <table:table-cell office:value-type="float" office:value="1573805544.08425" calcext:value-type="float">
            <text:p>1573805544.08425</text:p>
          </table:table-cell>
          <table:table-cell office:value-type="float" office:value="21.0435007616437" calcext:value-type="float">
            <text:p>21.0435007616437</text:p>
          </table:table-cell>
          <table:table-cell table:formula="of:=[.A106]-[.A105]" office:value-type="float" office:value="0.267584562301636" calcext:value-type="float">
            <text:p>0.267584562301636</text:p>
          </table:table-cell>
        </table:table-row>
        <table:table-row table:style-name="ro1">
          <table:table-cell office:value-type="float" office:value="1573805544.35162" calcext:value-type="float">
            <text:p>1573805544.35162</text:p>
          </table:table-cell>
          <table:table-cell office:value-type="float" office:value="22.2900761041094" calcext:value-type="float">
            <text:p>22.2900761041094</text:p>
          </table:table-cell>
          <table:table-cell table:formula="of:=[.A107]-[.A106]" office:value-type="float" office:value="0.26737117767334" calcext:value-type="float">
            <text:p>0.26737117767334</text:p>
          </table:table-cell>
        </table:table-row>
        <table:table-row table:style-name="ro1">
          <table:table-cell office:value-type="float" office:value="1573805544.61953" calcext:value-type="float">
            <text:p>1573805544.61953</text:p>
          </table:table-cell>
          <table:table-cell office:value-type="float" office:value="20.3339117205478" calcext:value-type="float">
            <text:p>20.3339117205478</text:p>
          </table:table-cell>
          <table:table-cell table:formula="of:=[.A108]-[.A107]" office:value-type="float" office:value="0.267902135848999" calcext:value-type="float">
            <text:p>0.267902135848999</text:p>
          </table:table-cell>
        </table:table-row>
        <table:table-row table:style-name="ro1">
          <table:table-cell office:value-type="float" office:value="1573805544.8886" calcext:value-type="float">
            <text:p>1573805544.8886</text:p>
          </table:table-cell>
          <table:table-cell office:value-type="float" office:value="20.6791171999998" calcext:value-type="float">
            <text:p>20.6791171999998</text:p>
          </table:table-cell>
          <table:table-cell table:formula="of:=[.A109]-[.A108]" office:value-type="float" office:value="0.269073486328125" calcext:value-type="float">
            <text:p>0.269073486328125</text:p>
          </table:table-cell>
        </table:table-row>
        <table:table-row table:style-name="ro1">
          <table:table-cell office:value-type="float" office:value="1573805545.15636" calcext:value-type="float">
            <text:p>1573805545.15636</text:p>
          </table:table-cell>
          <table:table-cell office:value-type="float" office:value="20.0928158301368" calcext:value-type="float">
            <text:p>20.0928158301368</text:p>
          </table:table-cell>
          <table:table-cell table:formula="of:=[.A110]-[.A109]" office:value-type="float" office:value="0.267764329910278" calcext:value-type="float">
            <text:p>0.267764329910278</text:p>
          </table:table-cell>
        </table:table-row>
        <table:table-row table:style-name="ro1">
          <table:table-cell office:value-type="float" office:value="1573805545.42438" calcext:value-type="float">
            <text:p>1573805545.42438</text:p>
          </table:table-cell>
          <table:table-cell office:value-type="float" office:value="21.2489802136985" calcext:value-type="float">
            <text:p>21.2489802136985</text:p>
          </table:table-cell>
          <table:table-cell table:formula="of:=[.A111]-[.A110]" office:value-type="float" office:value="0.268019676208496" calcext:value-type="float">
            <text:p>0.268019676208496</text:p>
          </table:table-cell>
        </table:table-row>
        <table:table-row table:style-name="ro1">
          <table:table-cell office:value-type="float" office:value="1573805545.69178" calcext:value-type="float">
            <text:p>1573805545.69178</text:p>
          </table:table-cell>
          <table:table-cell office:value-type="float" office:value="19.9695281589039" calcext:value-type="float">
            <text:p>19.9695281589039</text:p>
          </table:table-cell>
          <table:table-cell table:formula="of:=[.A112]-[.A111]" office:value-type="float" office:value="0.267400503158569" calcext:value-type="float">
            <text:p>0.267400503158569</text:p>
          </table:table-cell>
        </table:table-row>
        <table:table-row table:style-name="ro1">
          <table:table-cell office:value-type="float" office:value="1573805545.96126" calcext:value-type="float">
            <text:p>1573805545.96126</text:p>
          </table:table-cell>
          <table:table-cell office:value-type="float" office:value="20.4215829534245" calcext:value-type="float">
            <text:p>20.4215829534245</text:p>
          </table:table-cell>
          <table:table-cell table:formula="of:=[.A113]-[.A112]" office:value-type="float" office:value="0.269475936889648" calcext:value-type="float">
            <text:p>0.269475936889648</text:p>
          </table:table-cell>
        </table:table-row>
        <table:table-row table:style-name="ro1">
          <table:table-cell office:value-type="float" office:value="1573805551.49322" calcext:value-type="float">
            <text:p>1573805551.49322</text:p>
          </table:table-cell>
          <table:table-cell office:value-type="float" office:value="3689.70651446027" calcext:value-type="float">
            <text:p>3689.70651446027</text:p>
          </table:table-cell>
          <table:table-cell table:formula="of:=[.A114]-[.A113]" office:value-type="float" office:value="5.53196024894714" calcext:value-type="float">
            <text:p>5.53196024894714</text:p>
          </table:table-cell>
        </table:table-row>
        <table:table-row table:style-name="ro1">
          <table:table-cell office:value-type="float" office:value="1573805551.7317" calcext:value-type="float">
            <text:p>1573805551.7317</text:p>
          </table:table-cell>
          <table:table-cell office:value-type="float" office:value="3660.35856925479" calcext:value-type="float">
            <text:p>3660.35856925479</text:p>
          </table:table-cell>
          <table:table-cell table:formula="of:=[.A115]-[.A114]" office:value-type="float" office:value="0.238484859466553" calcext:value-type="float">
            <text:p>0.238484859466553</text:p>
          </table:table-cell>
        </table:table-row>
        <table:table-row table:style-name="ro1">
          <table:table-cell office:value-type="float" office:value="1573805551.97076" calcext:value-type="float">
            <text:p>1573805551.97076</text:p>
          </table:table-cell>
          <table:table-cell office:value-type="float" office:value="3679.23528158356" calcext:value-type="float">
            <text:p>3679.23528158356</text:p>
          </table:table-cell>
          <table:table-cell table:formula="of:=[.A116]-[.A115]" office:value-type="float" office:value="0.239051580429077" calcext:value-type="float">
            <text:p>0.239051580429077</text:p>
          </table:table-cell>
        </table:table-row>
        <table:table-row table:style-name="ro1">
          <table:table-cell office:value-type="float" office:value="1573805552.24032" calcext:value-type="float">
            <text:p>1573805552.24032</text:p>
          </table:table-cell>
          <table:table-cell office:value-type="float" office:value="3665.33391172055" calcext:value-type="float">
            <text:p>3665.33391172055</text:p>
          </table:table-cell>
          <table:table-cell table:formula="of:=[.A117]-[.A116]" office:value-type="float" office:value="0.26956033706665" calcext:value-type="float">
            <text:p>0.26956033706665</text:p>
          </table:table-cell>
        </table:table-row>
        <table:table-row table:style-name="ro1">
          <table:table-cell office:value-type="float" office:value="1573805552.51001" calcext:value-type="float">
            <text:p>1573805552.51001</text:p>
          </table:table-cell>
          <table:table-cell office:value-type="float" office:value="3669.2489802137" calcext:value-type="float">
            <text:p>3669.2489802137</text:p>
          </table:table-cell>
          <table:table-cell table:formula="of:=[.A118]-[.A117]" office:value-type="float" office:value="0.269689559936523" calcext:value-type="float">
            <text:p>0.269689559936523</text:p>
          </table:table-cell>
        </table:table-row>
        <table:table-row table:style-name="ro1">
          <table:table-cell office:value-type="float" office:value="1573805552.7805" calcext:value-type="float">
            <text:p>1573805552.7805</text:p>
          </table:table-cell>
          <table:table-cell office:value-type="float" office:value="3670.69007610411" calcext:value-type="float">
            <text:p>3670.69007610411</text:p>
          </table:table-cell>
          <table:table-cell table:formula="of:=[.A119]-[.A118]" office:value-type="float" office:value="0.270495891571045" calcext:value-type="float">
            <text:p>0.270495891571045</text:p>
          </table:table-cell>
        </table:table-row>
        <table:table-row table:style-name="ro1">
          <table:table-cell office:value-type="float" office:value="1573805553.05007" calcext:value-type="float">
            <text:p>1573805553.05007</text:p>
          </table:table-cell>
          <table:table-cell office:value-type="float" office:value="3670.96404870685" calcext:value-type="float">
            <text:p>3670.96404870685</text:p>
          </table:table-cell>
          <table:table-cell table:formula="of:=[.A120]-[.A119]" office:value-type="float" office:value="0.269566059112549" calcext:value-type="float">
            <text:p>0.269566059112549</text:p>
          </table:table-cell>
        </table:table-row>
        <table:table-row table:style-name="ro1">
          <table:table-cell office:value-type="float" office:value="1573805553.31988" calcext:value-type="float">
            <text:p>1573805553.31988</text:p>
          </table:table-cell>
          <table:table-cell office:value-type="float" office:value="3673.92569254247" calcext:value-type="float">
            <text:p>3673.92569254247</text:p>
          </table:table-cell>
          <table:table-cell table:formula="of:=[.A121]-[.A120]" office:value-type="float" office:value="0.269815683364868" calcext:value-type="float">
            <text:p>0.269815683364868</text:p>
          </table:table-cell>
        </table:table-row>
        <table:table-row table:style-name="ro1">
          <table:table-cell office:value-type="float" office:value="1573805553.59031" calcext:value-type="float">
            <text:p>1573805553.59031</text:p>
          </table:table-cell>
          <table:table-cell office:value-type="float" office:value="3669.90651446027" calcext:value-type="float">
            <text:p>3669.90651446027</text:p>
          </table:table-cell>
          <table:table-cell table:formula="of:=[.A122]-[.A121]" office:value-type="float" office:value="0.270423889160156" calcext:value-type="float">
            <text:p>0.270423889160156</text:p>
          </table:table-cell>
        </table:table-row>
        <table:table-row table:style-name="ro1">
          <table:table-cell office:value-type="float" office:value="1573805553.86112" calcext:value-type="float">
            <text:p>1573805553.86112</text:p>
          </table:table-cell>
          <table:table-cell office:value-type="float" office:value="3672.49829528219" calcext:value-type="float">
            <text:p>3672.49829528219</text:p>
          </table:table-cell>
          <table:table-cell table:formula="of:=[.A123]-[.A122]" office:value-type="float" office:value="0.27081561088562" calcext:value-type="float">
            <text:p>0.27081561088562</text:p>
          </table:table-cell>
        </table:table-row>
        <table:table-row table:style-name="ro1">
          <table:table-cell office:value-type="float" office:value="1573805554.13207" calcext:value-type="float">
            <text:p>1573805554.13207</text:p>
          </table:table-cell>
          <table:table-cell office:value-type="float" office:value="3668.3092541863" calcext:value-type="float">
            <text:p>3668.3092541863</text:p>
          </table:table-cell>
          <table:table-cell table:formula="of:=[.A124]-[.A123]" office:value-type="float" office:value="0.27094554901123" calcext:value-type="float">
            <text:p>0.27094554901123</text:p>
          </table:table-cell>
        </table:table-row>
        <table:table-row table:style-name="ro1">
          <table:table-cell office:value-type="float" office:value="1573805554.40301" calcext:value-type="float">
            <text:p>1573805554.40301</text:p>
          </table:table-cell>
          <table:table-cell office:value-type="float" office:value="3666.53391172055" calcext:value-type="float">
            <text:p>3666.53391172055</text:p>
          </table:table-cell>
          <table:table-cell table:formula="of:=[.A125]-[.A124]" office:value-type="float" office:value="0.270936250686645" calcext:value-type="float">
            <text:p>0.270936250686645</text:p>
          </table:table-cell>
        </table:table-row>
        <table:table-row table:style-name="ro1">
          <table:table-cell office:value-type="float" office:value="1573805554.6735" calcext:value-type="float">
            <text:p>1573805554.6735</text:p>
          </table:table-cell>
          <table:table-cell office:value-type="float" office:value="3668.3887062411" calcext:value-type="float">
            <text:p>3668.3887062411</text:p>
          </table:table-cell>
          <table:table-cell table:formula="of:=[.A126]-[.A125]" office:value-type="float" office:value="0.27049994468689" calcext:value-type="float">
            <text:p>0.27049994468689</text:p>
          </table:table-cell>
        </table:table-row>
        <table:table-row table:style-name="ro1">
          <table:table-cell office:value-type="float" office:value="1573805554.94448" calcext:value-type="float">
            <text:p>1573805554.94448</text:p>
          </table:table-cell>
          <table:table-cell office:value-type="float" office:value="3670.34487062466" calcext:value-type="float">
            <text:p>3670.34487062466</text:p>
          </table:table-cell>
          <table:table-cell table:formula="of:=[.A127]-[.A126]" office:value-type="float" office:value="0.270973205566406" calcext:value-type="float">
            <text:p>0.270973205566406</text:p>
          </table:table-cell>
        </table:table-row>
        <table:table-row table:style-name="ro1">
          <table:table-cell office:value-type="float" office:value="1573805555.21473" calcext:value-type="float">
            <text:p>1573805555.21473</text:p>
          </table:table-cell>
          <table:table-cell office:value-type="float" office:value="3668.98048706301" calcext:value-type="float">
            <text:p>3668.98048706301</text:p>
          </table:table-cell>
          <table:table-cell table:formula="of:=[.A128]-[.A127]" office:value-type="float" office:value="0.270251512527466" calcext:value-type="float">
            <text:p>0.270251512527466</text:p>
          </table:table-cell>
        </table:table-row>
        <table:table-row table:style-name="ro1">
          <table:table-cell office:value-type="float" office:value="1573805555.48509" calcext:value-type="float">
            <text:p>1573805555.48509</text:p>
          </table:table-cell>
          <table:table-cell office:value-type="float" office:value="3668.40788432329" calcext:value-type="float">
            <text:p>3668.40788432329</text:p>
          </table:table-cell>
          <table:table-cell table:formula="of:=[.A129]-[.A128]" office:value-type="float" office:value="0.270363569259644" calcext:value-type="float">
            <text:p>0.270363569259644</text:p>
          </table:table-cell>
        </table:table-row>
        <table:table-row table:style-name="ro1">
          <table:table-cell office:value-type="float" office:value="1573805555.75522" calcext:value-type="float">
            <text:p>1573805555.75522</text:p>
          </table:table-cell>
          <table:table-cell office:value-type="float" office:value="3667.03528158356" calcext:value-type="float">
            <text:p>3667.03528158356</text:p>
          </table:table-cell>
          <table:table-cell table:formula="of:=[.A130]-[.A129]" office:value-type="float" office:value="0.270123720169067" calcext:value-type="float">
            <text:p>0.270123720169067</text:p>
          </table:table-cell>
        </table:table-row>
        <table:table-row table:style-name="ro1">
          <table:table-cell office:value-type="float" office:value="1573805556.02588" calcext:value-type="float">
            <text:p>1573805556.02588</text:p>
          </table:table-cell>
          <table:table-cell office:value-type="float" office:value="3668.02706240548" calcext:value-type="float">
            <text:p>3668.02706240548</text:p>
          </table:table-cell>
          <table:table-cell table:formula="of:=[.A131]-[.A130]" office:value-type="float" office:value="0.270662069320679" calcext:value-type="float">
            <text:p>0.270662069320679</text:p>
          </table:table-cell>
        </table:table-row>
        <table:table-row table:style-name="ro1">
          <table:table-cell office:value-type="float" office:value="1573805556.29593" calcext:value-type="float">
            <text:p>1573805556.29593</text:p>
          </table:table-cell>
          <table:table-cell office:value-type="float" office:value="3666.58048706301" calcext:value-type="float">
            <text:p>3666.58048706301</text:p>
          </table:table-cell>
          <table:table-cell table:formula="of:=[.A132]-[.A131]" office:value-type="float" office:value="0.270052671432495" calcext:value-type="float">
            <text:p>0.270052671432495</text:p>
          </table:table-cell>
        </table:table-row>
        <table:table-row table:style-name="ro1">
          <table:table-cell office:value-type="float" office:value="1573805556.56623" calcext:value-type="float">
            <text:p>1573805556.56623</text:p>
          </table:table-cell>
          <table:table-cell office:value-type="float" office:value="3669.58596651507" calcext:value-type="float">
            <text:p>3669.58596651507</text:p>
          </table:table-cell>
          <table:table-cell table:formula="of:=[.A133]-[.A132]" office:value-type="float" office:value="0.270298004150391" calcext:value-type="float">
            <text:p>0.270298004150391</text:p>
          </table:table-cell>
        </table:table-row>
        <table:table-row table:style-name="ro1">
          <table:table-cell office:value-type="float" office:value="1573805556.83571" calcext:value-type="float">
            <text:p>1573805556.83571</text:p>
          </table:table-cell>
          <table:table-cell office:value-type="float" office:value="3667.07637747397" calcext:value-type="float">
            <text:p>3667.07637747397</text:p>
          </table:table-cell>
          <table:table-cell table:formula="of:=[.A134]-[.A133]" office:value-type="float" office:value="0.269479990005493" calcext:value-type="float">
            <text:p>0.269479990005493</text:p>
          </table:table-cell>
        </table:table-row>
        <table:table-row table:style-name="ro1">
          <table:table-cell office:value-type="float" office:value="1573805557.10585" calcext:value-type="float">
            <text:p>1573805557.10585</text:p>
          </table:table-cell>
          <table:table-cell office:value-type="float" office:value="3666.24624048767" calcext:value-type="float">
            <text:p>3666.24624048767</text:p>
          </table:table-cell>
          <table:table-cell table:formula="of:=[.A135]-[.A134]" office:value-type="float" office:value="0.270144939422607" calcext:value-type="float">
            <text:p>0.270144939422607</text:p>
          </table:table-cell>
        </table:table-row>
        <table:table-row table:style-name="ro1">
          <table:table-cell office:value-type="float" office:value="1573805557.37652" calcext:value-type="float">
            <text:p>1573805557.37652</text:p>
          </table:table-cell>
          <table:table-cell office:value-type="float" office:value="3666.3393911726" calcext:value-type="float">
            <text:p>3666.3393911726</text:p>
          </table:table-cell>
          <table:table-cell table:formula="of:=[.A136]-[.A135]" office:value-type="float" office:value="0.270666122436523" calcext:value-type="float">
            <text:p>0.270666122436523</text:p>
          </table:table-cell>
        </table:table-row>
        <table:table-row table:style-name="ro1">
          <table:table-cell office:value-type="float" office:value="1573805557.64693" calcext:value-type="float">
            <text:p>1573805557.64693</text:p>
          </table:table-cell>
          <table:table-cell office:value-type="float" office:value="3665.7695281589" calcext:value-type="float">
            <text:p>3665.7695281589</text:p>
          </table:table-cell>
          <table:table-cell table:formula="of:=[.A137]-[.A136]" office:value-type="float" office:value="0.270406246185303" calcext:value-type="float">
            <text:p>0.270406246185303</text:p>
          </table:table-cell>
        </table:table-row>
        <table:table-row table:style-name="ro1">
          <table:table-cell office:value-type="float" office:value="1573805557.91879" calcext:value-type="float">
            <text:p>1573805557.91879</text:p>
          </table:table-cell>
          <table:table-cell office:value-type="float" office:value="3665.3887062411" calcext:value-type="float">
            <text:p>3665.3887062411</text:p>
          </table:table-cell>
          <table:table-cell table:formula="of:=[.A138]-[.A137]" office:value-type="float" office:value="0.271863222122192" calcext:value-type="float">
            <text:p>0.271863222122192</text:p>
          </table:table-cell>
        </table:table-row>
        <table:table-row table:style-name="ro1">
          <table:table-cell office:value-type="float" office:value="1573805558.18828" calcext:value-type="float">
            <text:p>1573805558.18828</text:p>
          </table:table-cell>
          <table:table-cell office:value-type="float" office:value="3666.36678843288" calcext:value-type="float">
            <text:p>3666.36678843288</text:p>
          </table:table-cell>
          <table:table-cell table:formula="of:=[.A139]-[.A138]" office:value-type="float" office:value="0.269488573074341" calcext:value-type="float">
            <text:p>0.269488573074341</text:p>
          </table:table-cell>
        </table:table-row>
        <table:table-row table:style-name="ro1">
          <table:table-cell office:value-type="float" office:value="1573805558.45813" calcext:value-type="float">
            <text:p>1573805558.45813</text:p>
          </table:table-cell>
          <table:table-cell office:value-type="float" office:value="3665.6791172" calcext:value-type="float">
            <text:p>3665.6791172</text:p>
          </table:table-cell>
          <table:table-cell table:formula="of:=[.A140]-[.A139]" office:value-type="float" office:value="0.269854307174683" calcext:value-type="float">
            <text:p>0.269854307174683</text:p>
          </table:table-cell>
        </table:table-row>
        <table:table-row table:style-name="ro1">
          <table:table-cell office:value-type="float" office:value="1573805558.72793" calcext:value-type="float">
            <text:p>1573805558.72793</text:p>
          </table:table-cell>
          <table:table-cell office:value-type="float" office:value="3665.88733637808" calcext:value-type="float">
            <text:p>3665.88733637808</text:p>
          </table:table-cell>
          <table:table-cell table:formula="of:=[.A141]-[.A140]" office:value-type="float" office:value="0.269794702529907" calcext:value-type="float">
            <text:p>0.269794702529907</text:p>
          </table:table-cell>
        </table:table-row>
        <table:table-row table:style-name="ro1">
          <table:table-cell office:value-type="float" office:value="1573805558.99823" calcext:value-type="float">
            <text:p>1573805558.99823</text:p>
          </table:table-cell>
          <table:table-cell office:value-type="float" office:value="3665.55582952877" calcext:value-type="float">
            <text:p>3665.55582952877</text:p>
          </table:table-cell>
          <table:table-cell table:formula="of:=[.A142]-[.A141]" office:value-type="float" office:value="0.270306825637817" calcext:value-type="float">
            <text:p>0.270306825637817</text:p>
          </table:table-cell>
        </table:table-row>
        <table:table-row table:style-name="ro1">
          <table:table-cell office:value-type="float" office:value="1573805559.26833" calcext:value-type="float">
            <text:p>1573805559.26833</text:p>
          </table:table-cell>
          <table:table-cell office:value-type="float" office:value="3664.57500761096" calcext:value-type="float">
            <text:p>3664.57500761096</text:p>
          </table:table-cell>
          <table:table-cell table:formula="of:=[.A143]-[.A142]" office:value-type="float" office:value="0.270091533660889" calcext:value-type="float">
            <text:p>0.270091533660889</text:p>
          </table:table-cell>
        </table:table-row>
        <table:table-row table:style-name="ro1">
          <table:table-cell office:value-type="float" office:value="1573805559.53859" calcext:value-type="float">
            <text:p>1573805559.53859</text:p>
          </table:table-cell>
          <table:table-cell office:value-type="float" office:value="3663.99966514521" calcext:value-type="float">
            <text:p>3663.99966514521</text:p>
          </table:table-cell>
          <table:table-cell table:formula="of:=[.A144]-[.A143]" office:value-type="float" office:value="0.270260810852051" calcext:value-type="float">
            <text:p>0.270260810852051</text:p>
          </table:table-cell>
        </table:table-row>
        <table:table-row table:style-name="ro1">
          <table:table-cell office:value-type="float" office:value="1573805559.80889" calcext:value-type="float">
            <text:p>1573805559.80889</text:p>
          </table:table-cell>
          <table:table-cell office:value-type="float" office:value="3666.90651446027" calcext:value-type="float">
            <text:p>3666.90651446027</text:p>
          </table:table-cell>
          <table:table-cell table:formula="of:=[.A145]-[.A144]" office:value-type="float" office:value="0.270302772521973" calcext:value-type="float">
            <text:p>0.270302772521973</text:p>
          </table:table-cell>
        </table:table-row>
        <table:table-row table:style-name="ro1">
          <table:table-cell office:value-type="float" office:value="1573805560.07942" calcext:value-type="float">
            <text:p>1573805560.07942</text:p>
          </table:table-cell>
          <table:table-cell office:value-type="float" office:value="3664.72295281644" calcext:value-type="float">
            <text:p>3664.72295281644</text:p>
          </table:table-cell>
          <table:table-cell table:formula="of:=[.A146]-[.A145]" office:value-type="float" office:value="0.27053165435791" calcext:value-type="float">
            <text:p>0.27053165435791</text:p>
          </table:table-cell>
        </table:table-row>
        <table:table-row table:style-name="ro1">
          <table:table-cell office:value-type="float" office:value="1573805560.34955" calcext:value-type="float">
            <text:p>1573805560.34955</text:p>
          </table:table-cell>
          <table:table-cell office:value-type="float" office:value="3664.85171993973" calcext:value-type="float">
            <text:p>3664.85171993973</text:p>
          </table:table-cell>
          <table:table-cell table:formula="of:=[.A147]-[.A146]" office:value-type="float" office:value="0.270132780075073" calcext:value-type="float">
            <text:p>0.270132780075073</text:p>
          </table:table-cell>
        </table:table-row>
        <table:table-row table:style-name="ro1">
          <table:table-cell office:value-type="float" office:value="1573805560.61896" calcext:value-type="float">
            <text:p>1573805560.61896</text:p>
          </table:table-cell>
          <table:table-cell office:value-type="float" office:value="3663.99418569315" calcext:value-type="float">
            <text:p>3663.99418569315</text:p>
          </table:table-cell>
          <table:table-cell table:formula="of:=[.A148]-[.A147]" office:value-type="float" office:value="0.269407033920288" calcext:value-type="float">
            <text:p>0.269407033920288</text:p>
          </table:table-cell>
        </table:table-row>
        <table:table-row table:style-name="ro1">
          <table:table-cell office:value-type="float" office:value="1573805560.88921" calcext:value-type="float">
            <text:p>1573805560.88921</text:p>
          </table:table-cell>
          <table:table-cell office:value-type="float" office:value="3664.11473363836" calcext:value-type="float">
            <text:p>3664.11473363836</text:p>
          </table:table-cell>
          <table:table-cell table:formula="of:=[.A149]-[.A148]" office:value-type="float" office:value="0.270249366760254" calcext:value-type="float">
            <text:p>0.270249366760254</text:p>
          </table:table-cell>
        </table:table-row>
        <table:table-row table:style-name="ro1">
          <table:table-cell office:value-type="float" office:value="1573805561.15933" calcext:value-type="float">
            <text:p>1573805561.15933</text:p>
          </table:table-cell>
          <table:table-cell office:value-type="float" office:value="3663.55035007671" calcext:value-type="float">
            <text:p>3663.55035007671</text:p>
          </table:table-cell>
          <table:table-cell table:formula="of:=[.A150]-[.A149]" office:value-type="float" office:value="0.270122051239014" calcext:value-type="float">
            <text:p>0.270122051239014</text:p>
          </table:table-cell>
        </table:table-row>
        <table:table-row table:style-name="ro1">
          <table:table-cell office:value-type="float" office:value="1573805561.42978" calcext:value-type="float">
            <text:p>1573805561.42978</text:p>
          </table:table-cell>
          <table:table-cell office:value-type="float" office:value="3663.13391172055" calcext:value-type="float">
            <text:p>3663.13391172055</text:p>
          </table:table-cell>
          <table:table-cell table:formula="of:=[.A151]-[.A150]" office:value-type="float" office:value="0.270446062088013" calcext:value-type="float">
            <text:p>0.270446062088013</text:p>
          </table:table-cell>
        </table:table-row>
        <table:table-row table:style-name="ro1">
          <table:table-cell office:value-type="float" office:value="1573805561.69928" calcext:value-type="float">
            <text:p>1573805561.69928</text:p>
          </table:table-cell>
          <table:table-cell office:value-type="float" office:value="3671.69829528219" calcext:value-type="float">
            <text:p>3671.69829528219</text:p>
          </table:table-cell>
          <table:table-cell table:formula="of:=[.A152]-[.A151]" office:value-type="float" office:value="0.26949667930603" calcext:value-type="float">
            <text:p>0.26949667930603</text:p>
          </table:table-cell>
        </table:table-row>
        <table:table-row table:style-name="ro1">
          <table:table-cell office:value-type="float" office:value="1573805561.96848" calcext:value-type="float">
            <text:p>1573805561.96848</text:p>
          </table:table-cell>
          <table:table-cell office:value-type="float" office:value="3673.17774733699" calcext:value-type="float">
            <text:p>3673.17774733699</text:p>
          </table:table-cell>
          <table:table-cell table:formula="of:=[.A153]-[.A152]" office:value-type="float" office:value="0.269207000732422" calcext:value-type="float">
            <text:p>0.269207000732422</text:p>
          </table:table-cell>
        </table:table-row>
        <table:table-row table:style-name="ro1">
          <table:table-cell office:value-type="float" office:value="1573805562.23799" calcext:value-type="float">
            <text:p>1573805562.23799</text:p>
          </table:table-cell>
          <table:table-cell office:value-type="float" office:value="3699.5092541863" calcext:value-type="float">
            <text:p>3699.5092541863</text:p>
          </table:table-cell>
          <table:table-cell table:formula="of:=[.A154]-[.A153]" office:value-type="float" office:value="0.269511938095093" calcext:value-type="float">
            <text:p>0.269511938095093</text:p>
          </table:table-cell>
        </table:table-row>
        <table:table-row table:style-name="ro1">
          <table:table-cell office:value-type="float" office:value="1573805562.50732" calcext:value-type="float">
            <text:p>1573805562.50732</text:p>
          </table:table-cell>
          <table:table-cell office:value-type="float" office:value="1523.02158295342" calcext:value-type="float">
            <text:p>1523.02158295342</text:p>
          </table:table-cell>
          <table:table-cell table:formula="of:=[.A155]-[.A154]" office:value-type="float" office:value="0.269326686859131" calcext:value-type="float">
            <text:p>0.269326686859131</text:p>
          </table:table-cell>
        </table:table-row>
        <table:table-row table:style-name="ro1">
          <table:table-cell office:value-type="float" office:value="1573805562.77698" calcext:value-type="float">
            <text:p>1573805562.77698</text:p>
          </table:table-cell>
          <table:table-cell office:value-type="float" office:value="23.1448706246574" calcext:value-type="float">
            <text:p>23.1448706246574</text:p>
          </table:table-cell>
          <table:table-cell table:formula="of:=[.A156]-[.A155]" office:value-type="float" office:value="0.269660234451294" calcext:value-type="float">
            <text:p>0.269660234451294</text:p>
          </table:table-cell>
        </table:table-row>
        <table:table-row table:style-name="ro1">
          <table:table-cell office:value-type="float" office:value="1573805563.04536" calcext:value-type="float">
            <text:p>1573805563.04536</text:p>
          </table:table-cell>
          <table:table-cell office:value-type="float" office:value="23.3613089808217" calcext:value-type="float">
            <text:p>23.3613089808217</text:p>
          </table:table-cell>
          <table:table-cell table:formula="of:=[.A157]-[.A156]" office:value-type="float" office:value="0.268378257751465" calcext:value-type="float">
            <text:p>0.268378257751465</text:p>
          </table:table-cell>
        </table:table-row>
        <table:table-row table:style-name="ro1">
          <table:table-cell office:value-type="float" office:value="1573805563.31331" calcext:value-type="float">
            <text:p>1573805563.31331</text:p>
          </table:table-cell>
          <table:table-cell office:value-type="float" office:value="22.0188432273971" calcext:value-type="float">
            <text:p>22.0188432273971</text:p>
          </table:table-cell>
          <table:table-cell table:formula="of:=[.A158]-[.A157]" office:value-type="float" office:value="0.267952442169189" calcext:value-type="float">
            <text:p>0.267952442169189</text:p>
          </table:table-cell>
        </table:table-row>
        <table:table-row table:style-name="ro1">
          <table:table-cell office:value-type="float" office:value="1573805563.58073" calcext:value-type="float">
            <text:p>1573805563.58073</text:p>
          </table:table-cell>
          <table:table-cell office:value-type="float" office:value="21.0955555561642" calcext:value-type="float">
            <text:p>21.0955555561642</text:p>
          </table:table-cell>
          <table:table-cell table:formula="of:=[.A159]-[.A158]" office:value-type="float" office:value="0.267422914505005" calcext:value-type="float">
            <text:p>0.267422914505005</text:p>
          </table:table-cell>
        </table:table-row>
        <table:table-row table:style-name="ro1">
          <table:table-cell office:value-type="float" office:value="1573805563.84761" calcext:value-type="float">
            <text:p>1573805563.84761</text:p>
          </table:table-cell>
          <table:table-cell office:value-type="float" office:value="22.2215829534245" calcext:value-type="float">
            <text:p>22.2215829534245</text:p>
          </table:table-cell>
          <table:table-cell table:formula="of:=[.A160]-[.A159]" office:value-type="float" office:value="0.266876220703125" calcext:value-type="float">
            <text:p>0.266876220703125</text:p>
          </table:table-cell>
        </table:table-row>
        <table:table-row table:style-name="ro1">
          <table:table-cell office:value-type="float" office:value="1573805564.11558" calcext:value-type="float">
            <text:p>1573805564.11558</text:p>
          </table:table-cell>
          <table:table-cell office:value-type="float" office:value="21.914733638356" calcext:value-type="float">
            <text:p>21.914733638356</text:p>
          </table:table-cell>
          <table:table-cell table:formula="of:=[.A161]-[.A160]" office:value-type="float" office:value="0.26797080039978" calcext:value-type="float">
            <text:p>0.26797080039978</text:p>
          </table:table-cell>
        </table:table-row>
        <table:table-row table:style-name="ro1">
          <table:table-cell office:value-type="float" office:value="1573805564.38317" calcext:value-type="float">
            <text:p>1573805564.38317</text:p>
          </table:table-cell>
          <table:table-cell office:value-type="float" office:value="21.2571993917806" calcext:value-type="float">
            <text:p>21.2571993917806</text:p>
          </table:table-cell>
          <table:table-cell table:formula="of:=[.A162]-[.A161]" office:value-type="float" office:value="0.267586708068848" calcext:value-type="float">
            <text:p>0.267586708068848</text:p>
          </table:table-cell>
        </table:table-row>
        <table:table-row table:style-name="ro1">
          <table:table-cell office:value-type="float" office:value="1573805564.65071" calcext:value-type="float">
            <text:p>1573805564.65071</text:p>
          </table:table-cell>
          <table:table-cell office:value-type="float" office:value="20.4352815835615" calcext:value-type="float">
            <text:p>20.4352815835615</text:p>
          </table:table-cell>
          <table:table-cell table:formula="of:=[.A163]-[.A162]" office:value-type="float" office:value="0.26754355430603" calcext:value-type="float">
            <text:p>0.26754355430603</text:p>
          </table:table-cell>
        </table:table-row>
        <table:table-row table:style-name="ro1">
          <table:table-cell office:value-type="float" office:value="1573805564.91767" calcext:value-type="float">
            <text:p>1573805564.91767</text:p>
          </table:table-cell>
          <table:table-cell office:value-type="float" office:value="20.0955555561642" calcext:value-type="float">
            <text:p>20.0955555561642</text:p>
          </table:table-cell>
          <table:table-cell table:formula="of:=[.A164]-[.A163]" office:value-type="float" office:value="0.266953468322754" calcext:value-type="float">
            <text:p>0.266953468322754</text:p>
          </table:table-cell>
        </table:table-row>
        <table:table-row table:style-name="ro1">
          <table:table-cell office:value-type="float" office:value="1573805565.18573" calcext:value-type="float">
            <text:p>1573805565.18573</text:p>
          </table:table-cell>
          <table:table-cell office:value-type="float" office:value="21.5393911726026" calcext:value-type="float">
            <text:p>21.5393911726026</text:p>
          </table:table-cell>
          <table:table-cell table:formula="of:=[.A165]-[.A164]" office:value-type="float" office:value="0.268060922622681" calcext:value-type="float">
            <text:p>0.268060922622681</text:p>
          </table:table-cell>
        </table:table-row>
        <table:table-row table:style-name="ro1">
          <table:table-cell office:value-type="float" office:value="1573805565.45345" calcext:value-type="float">
            <text:p>1573805565.45345</text:p>
          </table:table-cell>
          <table:table-cell office:value-type="float" office:value="22.54213089863" calcext:value-type="float">
            <text:p>22.54213089863</text:p>
          </table:table-cell>
          <table:table-cell table:formula="of:=[.A166]-[.A165]" office:value-type="float" office:value="0.267724514007568" calcext:value-type="float">
            <text:p>0.267724514007568</text:p>
          </table:table-cell>
        </table:table-row>
        <table:table-row table:style-name="ro1">
          <table:table-cell office:value-type="float" office:value="1573805565.72119" calcext:value-type="float">
            <text:p>1573805565.72119</text:p>
          </table:table-cell>
          <table:table-cell office:value-type="float" office:value="21.9667884328765" calcext:value-type="float">
            <text:p>21.9667884328765</text:p>
          </table:table-cell>
          <table:table-cell table:formula="of:=[.A167]-[.A166]" office:value-type="float" office:value="0.267736434936523" calcext:value-type="float">
            <text:p>0.267736434936523</text:p>
          </table:table-cell>
        </table:table-row>
        <table:table-row table:style-name="ro1">
          <table:table-cell office:value-type="float" office:value="1573805565.9903" calcext:value-type="float">
            <text:p>1573805565.9903</text:p>
          </table:table-cell>
          <table:table-cell office:value-type="float" office:value="21.5256925424656" calcext:value-type="float">
            <text:p>21.5256925424656</text:p>
          </table:table-cell>
          <table:table-cell table:formula="of:=[.A168]-[.A167]" office:value-type="float" office:value="0.269108295440674" calcext:value-type="float">
            <text:p>0.269108295440674</text:p>
          </table:table-cell>
        </table:table-row>
        <table:table-row table:style-name="ro1">
          <table:table-cell office:value-type="float" office:value="1573805566.25795" calcext:value-type="float">
            <text:p>1573805566.25795</text:p>
          </table:table-cell>
          <table:table-cell office:value-type="float" office:value="21.3941856931505" calcext:value-type="float">
            <text:p>21.3941856931505</text:p>
          </table:table-cell>
          <table:table-cell table:formula="of:=[.A169]-[.A168]" office:value-type="float" office:value="0.26764965057373" calcext:value-type="float">
            <text:p>0.26764965057373</text:p>
          </table:table-cell>
        </table:table-row>
        <table:table-row table:style-name="ro1">
          <table:table-cell office:value-type="float" office:value="1573805566.52593" calcext:value-type="float">
            <text:p>1573805566.52593</text:p>
          </table:table-cell>
          <table:table-cell office:value-type="float" office:value="60.9859665150683" calcext:value-type="float">
            <text:p>60.9859665150683</text:p>
          </table:table-cell>
          <table:table-cell table:formula="of:=[.A170]-[.A169]" office:value-type="float" office:value="0.267985582351685" calcext:value-type="float">
            <text:p>0.267985582351685</text:p>
          </table:table-cell>
        </table:table-row>
        <table:table-row table:style-name="ro1">
          <table:table-cell office:value-type="float" office:value="1573805566.79358" calcext:value-type="float">
            <text:p>1573805566.79358</text:p>
          </table:table-cell>
          <table:table-cell office:value-type="float" office:value="179.2791172" calcext:value-type="float">
            <text:p>179.2791172</text:p>
          </table:table-cell>
          <table:table-cell table:formula="of:=[.A171]-[.A170]" office:value-type="float" office:value="0.267651081085205" calcext:value-type="float">
            <text:p>0.267651081085205</text:p>
          </table:table-cell>
        </table:table-row>
        <table:table-row table:style-name="ro1">
          <table:table-cell office:value-type="float" office:value="1573805567.06136" calcext:value-type="float">
            <text:p>1573805567.06136</text:p>
          </table:table-cell>
          <table:table-cell office:value-type="float" office:value="160.41610350137" calcext:value-type="float">
            <text:p>160.41610350137</text:p>
          </table:table-cell>
          <table:table-cell table:formula="of:=[.A172]-[.A171]" office:value-type="float" office:value="0.267782926559448" calcext:value-type="float">
            <text:p>0.267782926559448</text:p>
          </table:table-cell>
        </table:table-row>
        <table:table-row table:style-name="ro1">
          <table:table-cell office:value-type="float" office:value="1573805567.32991" calcext:value-type="float">
            <text:p>1573805567.32991</text:p>
          </table:table-cell>
          <table:table-cell office:value-type="float" office:value="1458.01610350137" calcext:value-type="float">
            <text:p>1458.01610350137</text:p>
          </table:table-cell>
          <table:table-cell table:formula="of:=[.A173]-[.A172]" office:value-type="float" office:value="0.268540859222412" calcext:value-type="float">
            <text:p>0.268540859222412</text:p>
          </table:table-cell>
        </table:table-row>
        <table:table-row table:style-name="ro1">
          <table:table-cell office:value-type="float" office:value="1573805567.5999" calcext:value-type="float">
            <text:p>1573805567.5999</text:p>
          </table:table-cell>
          <table:table-cell office:value-type="float" office:value="3122.07637747397" calcext:value-type="float">
            <text:p>3122.07637747397</text:p>
          </table:table-cell>
          <table:table-cell table:formula="of:=[.A174]-[.A173]" office:value-type="float" office:value="0.269993782043457" calcext:value-type="float">
            <text:p>0.269993782043457</text:p>
          </table:table-cell>
        </table:table-row>
        <table:table-row table:style-name="ro1">
          <table:table-cell office:value-type="float" office:value="1573805567.86968" calcext:value-type="float">
            <text:p>1573805567.86968</text:p>
          </table:table-cell>
          <table:table-cell office:value-type="float" office:value="3697.88185692603" calcext:value-type="float">
            <text:p>3697.88185692603</text:p>
          </table:table-cell>
          <table:table-cell table:formula="of:=[.A175]-[.A174]" office:value-type="float" office:value="0.269783496856689" calcext:value-type="float">
            <text:p>0.269783496856689</text:p>
          </table:table-cell>
        </table:table-row>
        <table:table-row table:style-name="ro1">
          <table:table-cell office:value-type="float" office:value="1573805568.13994" calcext:value-type="float">
            <text:p>1573805568.13994</text:p>
          </table:table-cell>
          <table:table-cell office:value-type="float" office:value="3689.49555555616" calcext:value-type="float">
            <text:p>3689.49555555616</text:p>
          </table:table-cell>
          <table:table-cell table:formula="of:=[.A176]-[.A175]" office:value-type="float" office:value="0.270255088806152" calcext:value-type="float">
            <text:p>0.270255088806152</text:p>
          </table:table-cell>
        </table:table-row>
        <table:table-row table:style-name="ro1">
          <table:table-cell office:value-type="float" office:value="1573805568.41023" calcext:value-type="float">
            <text:p>1573805568.41023</text:p>
          </table:table-cell>
          <table:table-cell office:value-type="float" office:value="3687.10651446027" calcext:value-type="float">
            <text:p>3687.10651446027</text:p>
          </table:table-cell>
          <table:table-cell table:formula="of:=[.A177]-[.A176]" office:value-type="float" office:value="0.270294904708862" calcext:value-type="float">
            <text:p>0.270294904708862</text:p>
          </table:table-cell>
        </table:table-row>
        <table:table-row table:style-name="ro1">
          <table:table-cell office:value-type="float" office:value="1573805568.6795" calcext:value-type="float">
            <text:p>1573805568.6795</text:p>
          </table:table-cell>
          <table:table-cell office:value-type="float" office:value="3690.00788432329" calcext:value-type="float">
            <text:p>3690.00788432329</text:p>
          </table:table-cell>
          <table:table-cell table:formula="of:=[.A178]-[.A177]" office:value-type="float" office:value="0.269271612167358" calcext:value-type="float">
            <text:p>0.269271612167358</text:p>
          </table:table-cell>
        </table:table-row>
        <table:table-row table:style-name="ro1">
          <table:table-cell office:value-type="float" office:value="1573805568.94991" calcext:value-type="float">
            <text:p>1573805568.94991</text:p>
          </table:table-cell>
          <table:table-cell office:value-type="float" office:value="3689.5887062411" calcext:value-type="float">
            <text:p>3689.5887062411</text:p>
          </table:table-cell>
          <table:table-cell table:formula="of:=[.A179]-[.A178]" office:value-type="float" office:value="0.270403385162354" calcext:value-type="float">
            <text:p>0.270403385162354</text:p>
          </table:table-cell>
        </table:table-row>
        <table:table-row table:style-name="ro1">
          <table:table-cell office:value-type="float" office:value="1573805569.22073" calcext:value-type="float">
            <text:p>1573805569.22073</text:p>
          </table:table-cell>
          <table:table-cell office:value-type="float" office:value="3697.55856925479" calcext:value-type="float">
            <text:p>3697.55856925479</text:p>
          </table:table-cell>
          <table:table-cell table:formula="of:=[.A180]-[.A179]" office:value-type="float" office:value="0.270822048187256" calcext:value-type="float">
            <text:p>0.270822048187256</text:p>
          </table:table-cell>
        </table:table-row>
        <table:table-row table:style-name="ro1">
          <table:table-cell office:value-type="float" office:value="1573805569.49125" calcext:value-type="float">
            <text:p>1573805569.49125</text:p>
          </table:table-cell>
          <table:table-cell office:value-type="float" office:value="3697.65445966575" calcext:value-type="float">
            <text:p>3697.65445966575</text:p>
          </table:table-cell>
          <table:table-cell table:formula="of:=[.A181]-[.A180]" office:value-type="float" office:value="0.270522356033325" calcext:value-type="float">
            <text:p>0.270522356033325</text:p>
          </table:table-cell>
        </table:table-row>
        <table:table-row table:style-name="ro1">
          <table:table-cell office:value-type="float" office:value="1573805569.76089" calcext:value-type="float">
            <text:p>1573805569.76089</text:p>
          </table:table-cell>
          <table:table-cell office:value-type="float" office:value="3687.41610350137" calcext:value-type="float">
            <text:p>3687.41610350137</text:p>
          </table:table-cell>
          <table:table-cell table:formula="of:=[.A182]-[.A181]" office:value-type="float" office:value="0.269636154174805" calcext:value-type="float">
            <text:p>0.269636154174805</text:p>
          </table:table-cell>
        </table:table-row>
        <table:table-row table:style-name="ro1">
          <table:table-cell office:value-type="float" office:value="1573805570.03005" calcext:value-type="float">
            <text:p>1573805570.03005</text:p>
          </table:table-cell>
          <table:table-cell office:value-type="float" office:value="3689.45993911781" calcext:value-type="float">
            <text:p>3689.45993911781</text:p>
          </table:table-cell>
          <table:table-cell table:formula="of:=[.A183]-[.A182]" office:value-type="float" office:value="0.269158840179443" calcext:value-type="float">
            <text:p>0.269158840179443</text:p>
          </table:table-cell>
        </table:table-row>
        <table:table-row table:style-name="ro1">
          <table:table-cell office:value-type="float" office:value="1573805570.30024" calcext:value-type="float">
            <text:p>1573805570.30024</text:p>
          </table:table-cell>
          <table:table-cell office:value-type="float" office:value="3685.69281583014" calcext:value-type="float">
            <text:p>3685.69281583014</text:p>
          </table:table-cell>
          <table:table-cell table:formula="of:=[.A184]-[.A183]" office:value-type="float" office:value="0.270195722579956" calcext:value-type="float">
            <text:p>0.270195722579956</text:p>
          </table:table-cell>
        </table:table-row>
        <table:table-row table:style-name="ro1">
          <table:table-cell office:value-type="float" office:value="1573805570.57002" calcext:value-type="float">
            <text:p>1573805570.57002</text:p>
          </table:table-cell>
          <table:table-cell office:value-type="float" office:value="3684.69555555616" calcext:value-type="float">
            <text:p>3684.69555555616</text:p>
          </table:table-cell>
          <table:table-cell table:formula="of:=[.A185]-[.A184]" office:value-type="float" office:value="0.26978063583374" calcext:value-type="float">
            <text:p>0.26978063583374</text:p>
          </table:table-cell>
        </table:table-row>
        <table:table-row table:style-name="ro1">
          <table:table-cell office:value-type="float" office:value="1573805570.8405" calcext:value-type="float">
            <text:p>1573805570.8405</text:p>
          </table:table-cell>
          <table:table-cell office:value-type="float" office:value="3685.7393911726" calcext:value-type="float">
            <text:p>3685.7393911726</text:p>
          </table:table-cell>
          <table:table-cell table:formula="of:=[.A186]-[.A185]" office:value-type="float" office:value="0.27047848701477" calcext:value-type="float">
            <text:p>0.27047848701477</text:p>
          </table:table-cell>
        </table:table-row>
        <table:table-row table:style-name="ro1">
          <table:table-cell office:value-type="float" office:value="1573805571.1107" calcext:value-type="float">
            <text:p>1573805571.1107</text:p>
          </table:table-cell>
          <table:table-cell office:value-type="float" office:value="3689.2791172" calcext:value-type="float">
            <text:p>3689.2791172</text:p>
          </table:table-cell>
          <table:table-cell table:formula="of:=[.A187]-[.A186]" office:value-type="float" office:value="0.270195960998535" calcext:value-type="float">
            <text:p>0.270195960998535</text:p>
          </table:table-cell>
        </table:table-row>
        <table:table-row table:style-name="ro1">
          <table:table-cell office:value-type="float" office:value="1573805571.38086" calcext:value-type="float">
            <text:p>1573805571.38086</text:p>
          </table:table-cell>
          <table:table-cell office:value-type="float" office:value="3687.79966514521" calcext:value-type="float">
            <text:p>3687.79966514521</text:p>
          </table:table-cell>
          <table:table-cell table:formula="of:=[.A188]-[.A187]" office:value-type="float" office:value="0.270158052444458" calcext:value-type="float">
            <text:p>0.270158052444458</text:p>
          </table:table-cell>
        </table:table-row>
        <table:table-row table:style-name="ro1">
          <table:table-cell office:value-type="float" office:value="1573805571.65108" calcext:value-type="float">
            <text:p>1573805571.65108</text:p>
          </table:table-cell>
          <table:table-cell office:value-type="float" office:value="3686.41062404932" calcext:value-type="float">
            <text:p>3686.41062404932</text:p>
          </table:table-cell>
          <table:table-cell table:formula="of:=[.A189]-[.A188]" office:value-type="float" office:value="0.270226240158081" calcext:value-type="float">
            <text:p>0.270226240158081</text:p>
          </table:table-cell>
        </table:table-row>
        <table:table-row table:style-name="ro1">
          <table:table-cell office:value-type="float" office:value="1573805571.92148" calcext:value-type="float">
            <text:p>1573805571.92148</text:p>
          </table:table-cell>
          <table:table-cell office:value-type="float" office:value="3683.29555555616" calcext:value-type="float">
            <text:p>3683.29555555616</text:p>
          </table:table-cell>
          <table:table-cell table:formula="of:=[.A190]-[.A189]" office:value-type="float" office:value="0.270394563674927" calcext:value-type="float">
            <text:p>0.270394563674927</text:p>
          </table:table-cell>
        </table:table-row>
        <table:table-row table:style-name="ro1">
          <table:table-cell office:value-type="float" office:value="1573805572.19164" calcext:value-type="float">
            <text:p>1573805572.19164</text:p>
          </table:table-cell>
          <table:table-cell office:value-type="float" office:value="3683.35308980274" calcext:value-type="float">
            <text:p>3683.35308980274</text:p>
          </table:table-cell>
          <table:table-cell table:formula="of:=[.A191]-[.A190]" office:value-type="float" office:value="0.270165205001831" calcext:value-type="float">
            <text:p>0.270165205001831</text:p>
          </table:table-cell>
        </table:table-row>
        <table:table-row table:style-name="ro1">
          <table:table-cell office:value-type="float" office:value="1573805572.46146" calcext:value-type="float">
            <text:p>1573805572.46146</text:p>
          </table:table-cell>
          <table:table-cell office:value-type="float" office:value="3684.71747336438" calcext:value-type="float">
            <text:p>3684.71747336438</text:p>
          </table:table-cell>
          <table:table-cell table:formula="of:=[.A192]-[.A191]" office:value-type="float" office:value="0.269815921783447" calcext:value-type="float">
            <text:p>0.269815921783447</text:p>
          </table:table-cell>
        </table:table-row>
        <table:table-row table:style-name="ro1">
          <table:table-cell office:value-type="float" office:value="1573805572.7305" calcext:value-type="float">
            <text:p>1573805572.7305</text:p>
          </table:table-cell>
          <table:table-cell office:value-type="float" office:value="3684.93665144657" calcext:value-type="float">
            <text:p>3684.93665144657</text:p>
          </table:table-cell>
          <table:table-cell table:formula="of:=[.A193]-[.A192]" office:value-type="float" office:value="0.269039630889893" calcext:value-type="float">
            <text:p>0.269039630889893</text:p>
          </table:table-cell>
        </table:table-row>
        <table:table-row table:style-name="ro1">
          <table:table-cell office:value-type="float" office:value="1573805573.00066" calcext:value-type="float">
            <text:p>1573805573.00066</text:p>
          </table:table-cell>
          <table:table-cell office:value-type="float" office:value="3683.09281583014" calcext:value-type="float">
            <text:p>3683.09281583014</text:p>
          </table:table-cell>
          <table:table-cell table:formula="of:=[.A194]-[.A193]" office:value-type="float" office:value="0.270165681838989" calcext:value-type="float">
            <text:p>0.270165681838989</text:p>
          </table:table-cell>
        </table:table-row>
        <table:table-row table:style-name="ro1">
          <table:table-cell office:value-type="float" office:value="1573805573.26997" calcext:value-type="float">
            <text:p>1573805573.26997</text:p>
          </table:table-cell>
          <table:table-cell office:value-type="float" office:value="3683.0791172" calcext:value-type="float">
            <text:p>3683.0791172</text:p>
          </table:table-cell>
          <table:table-cell table:formula="of:=[.A195]-[.A194]" office:value-type="float" office:value="0.269305944442749" calcext:value-type="float">
            <text:p>0.269305944442749</text:p>
          </table:table-cell>
        </table:table-row>
        <table:table-row table:style-name="ro1">
          <table:table-cell office:value-type="float" office:value="1573805573.5395" calcext:value-type="float">
            <text:p>1573805573.5395</text:p>
          </table:table-cell>
          <table:table-cell office:value-type="float" office:value="3682.52843226849" calcext:value-type="float">
            <text:p>3682.52843226849</text:p>
          </table:table-cell>
          <table:table-cell table:formula="of:=[.A196]-[.A195]" office:value-type="float" office:value="0.269526481628418" calcext:value-type="float">
            <text:p>0.269526481628418</text:p>
          </table:table-cell>
        </table:table-row>
        <table:table-row table:style-name="ro1">
          <table:table-cell office:value-type="float" office:value="1573805573.80901" calcext:value-type="float">
            <text:p>1573805573.80901</text:p>
          </table:table-cell>
          <table:table-cell office:value-type="float" office:value="3683.80788432329" calcext:value-type="float">
            <text:p>3683.80788432329</text:p>
          </table:table-cell>
          <table:table-cell table:formula="of:=[.A197]-[.A196]" office:value-type="float" office:value="0.26951789855957" calcext:value-type="float">
            <text:p>0.26951789855957</text:p>
          </table:table-cell>
        </table:table-row>
        <table:table-row table:style-name="ro1">
          <table:table-cell office:value-type="float" office:value="1573805574.07929" calcext:value-type="float">
            <text:p>1573805574.07929</text:p>
          </table:table-cell>
          <table:table-cell office:value-type="float" office:value="3683.34487062466" calcext:value-type="float">
            <text:p>3683.34487062466</text:p>
          </table:table-cell>
          <table:table-cell table:formula="of:=[.A198]-[.A197]" office:value-type="float" office:value="0.2702796459198" calcext:value-type="float">
            <text:p>0.2702796459198</text:p>
          </table:table-cell>
        </table:table-row>
        <table:table-row table:style-name="ro1">
          <table:table-cell office:value-type="float" office:value="1573805574.34926" calcext:value-type="float">
            <text:p>1573805574.34926</text:p>
          </table:table-cell>
          <table:table-cell office:value-type="float" office:value="3682.33117199452" calcext:value-type="float">
            <text:p>3682.33117199452</text:p>
          </table:table-cell>
          <table:table-cell table:formula="of:=[.A199]-[.A198]" office:value-type="float" office:value="0.269967555999756" calcext:value-type="float">
            <text:p>0.269967555999756</text:p>
          </table:table-cell>
        </table:table-row>
        <table:table-row table:style-name="ro1">
          <table:table-cell office:value-type="float" office:value="1573805574.61942" calcext:value-type="float">
            <text:p>1573805574.61942</text:p>
          </table:table-cell>
          <table:table-cell office:value-type="float" office:value="3682.75035007671" calcext:value-type="float">
            <text:p>3682.75035007671</text:p>
          </table:table-cell>
          <table:table-cell table:formula="of:=[.A200]-[.A199]" office:value-type="float" office:value="0.270154237747192" calcext:value-type="float">
            <text:p>0.270154237747192</text:p>
          </table:table-cell>
        </table:table-row>
        <table:table-row table:style-name="ro1">
          <table:table-cell office:value-type="float" office:value="1573805574.88917" calcext:value-type="float">
            <text:p>1573805574.88917</text:p>
          </table:table-cell>
          <table:table-cell office:value-type="float" office:value="3682.57774733699" calcext:value-type="float">
            <text:p>3682.57774733699</text:p>
          </table:table-cell>
          <table:table-cell table:formula="of:=[.A201]-[.A200]" office:value-type="float" office:value="0.269755125045776" calcext:value-type="float">
            <text:p>0.269755125045776</text:p>
          </table:table-cell>
        </table:table-row>
        <table:table-row table:style-name="ro1">
          <table:table-cell office:value-type="float" office:value="1573805575.15937" calcext:value-type="float">
            <text:p>1573805575.15937</text:p>
          </table:table-cell>
          <table:table-cell office:value-type="float" office:value="3682.55582952877" calcext:value-type="float">
            <text:p>3682.55582952877</text:p>
          </table:table-cell>
          <table:table-cell table:formula="of:=[.A202]-[.A201]" office:value-type="float" office:value="0.270199060440063" calcext:value-type="float">
            <text:p>0.270199060440063</text:p>
          </table:table-cell>
        </table:table-row>
        <table:table-row table:style-name="ro1">
          <table:table-cell office:value-type="float" office:value="1573805575.42932" calcext:value-type="float">
            <text:p>1573805575.42932</text:p>
          </table:table-cell>
          <table:table-cell office:value-type="float" office:value="3682.40514459726" calcext:value-type="float">
            <text:p>3682.40514459726</text:p>
          </table:table-cell>
          <table:table-cell table:formula="of:=[.A203]-[.A202]" office:value-type="float" office:value="0.269950151443481" calcext:value-type="float">
            <text:p>0.269950151443481</text:p>
          </table:table-cell>
        </table:table-row>
        <table:table-row table:style-name="ro1">
          <table:table-cell office:value-type="float" office:value="1573805575.69862" calcext:value-type="float">
            <text:p>1573805575.69862</text:p>
          </table:table-cell>
          <table:table-cell office:value-type="float" office:value="3680.22432267945" calcext:value-type="float">
            <text:p>3680.22432267945</text:p>
          </table:table-cell>
          <table:table-cell table:formula="of:=[.A204]-[.A203]" office:value-type="float" office:value="0.269300937652588" calcext:value-type="float">
            <text:p>0.269300937652588</text:p>
          </table:table-cell>
        </table:table-row>
        <table:table-row table:style-name="ro1">
          <table:table-cell office:value-type="float" office:value="1573805575.96856" calcext:value-type="float">
            <text:p>1573805575.96856</text:p>
          </table:table-cell>
          <table:table-cell office:value-type="float" office:value="3682.25719939178" calcext:value-type="float">
            <text:p>3682.25719939178</text:p>
          </table:table-cell>
          <table:table-cell table:formula="of:=[.A205]-[.A204]" office:value-type="float" office:value="0.269941329956055" calcext:value-type="float">
            <text:p>0.269941329956055</text:p>
          </table:table-cell>
        </table:table-row>
        <table:table-row table:style-name="ro1">
          <table:table-cell office:value-type="float" office:value="1573805576.35868" calcext:value-type="float">
            <text:p>1573805576.35868</text:p>
          </table:table-cell>
          <table:table-cell office:value-type="float" office:value="3680.75035007671" calcext:value-type="float">
            <text:p>3680.75035007671</text:p>
          </table:table-cell>
          <table:table-cell table:formula="of:=[.A206]-[.A205]" office:value-type="float" office:value="0.39011549949646" calcext:value-type="float">
            <text:p>0.39011549949646</text:p>
          </table:table-cell>
        </table:table-row>
        <table:table-row table:style-name="ro1">
          <table:table-cell office:value-type="float" office:value="1573805576.59719" calcext:value-type="float">
            <text:p>1573805576.59719</text:p>
          </table:table-cell>
          <table:table-cell office:value-type="float" office:value="3681.23802130959" calcext:value-type="float">
            <text:p>3681.23802130959</text:p>
          </table:table-cell>
          <table:table-cell table:formula="of:=[.A207]-[.A206]" office:value-type="float" office:value="0.238515377044678" calcext:value-type="float">
            <text:p>0.238515377044678</text:p>
          </table:table-cell>
        </table:table-row>
        <table:table-row table:style-name="ro1">
          <table:table-cell office:value-type="float" office:value="1573805576.83692" calcext:value-type="float">
            <text:p>1573805576.83692</text:p>
          </table:table-cell>
          <table:table-cell office:value-type="float" office:value="3681.14487062466" calcext:value-type="float">
            <text:p>3681.14487062466</text:p>
          </table:table-cell>
          <table:table-cell table:formula="of:=[.A208]-[.A207]" office:value-type="float" office:value="0.239731550216675" calcext:value-type="float">
            <text:p>0.239731550216675</text:p>
          </table:table-cell>
        </table:table-row>
        <table:table-row table:style-name="ro1">
          <table:table-cell office:value-type="float" office:value="1573805577.10746" calcext:value-type="float">
            <text:p>1573805577.10746</text:p>
          </table:table-cell>
          <table:table-cell office:value-type="float" office:value="3680.47637747397" calcext:value-type="float">
            <text:p>3680.47637747397</text:p>
          </table:table-cell>
          <table:table-cell table:formula="of:=[.A209]-[.A208]" office:value-type="float" office:value="0.270538568496704" calcext:value-type="float">
            <text:p>0.270538568496704</text:p>
          </table:table-cell>
        </table:table-row>
        <table:table-row table:style-name="ro1">
          <table:table-cell office:value-type="float" office:value="1573805577.37886" calcext:value-type="float">
            <text:p>1573805577.37886</text:p>
          </table:table-cell>
          <table:table-cell office:value-type="float" office:value="3680.0791172" calcext:value-type="float">
            <text:p>3680.0791172</text:p>
          </table:table-cell>
          <table:table-cell table:formula="of:=[.A210]-[.A209]" office:value-type="float" office:value="0.271400451660156" calcext:value-type="float">
            <text:p>0.271400451660156</text:p>
          </table:table-cell>
        </table:table-row>
        <table:table-row table:style-name="ro1">
          <table:table-cell office:value-type="float" office:value="1573805577.64958" calcext:value-type="float">
            <text:p>1573805577.64958</text:p>
          </table:table-cell>
          <table:table-cell office:value-type="float" office:value="3681.45993911781" calcext:value-type="float">
            <text:p>3681.45993911781</text:p>
          </table:table-cell>
          <table:table-cell table:formula="of:=[.A211]-[.A210]" office:value-type="float" office:value="0.270716190338135" calcext:value-type="float">
            <text:p>0.270716190338135</text:p>
          </table:table-cell>
        </table:table-row>
        <table:table-row table:style-name="ro1">
          <table:table-cell office:value-type="float" office:value="1573805577.91995" calcext:value-type="float">
            <text:p>1573805577.91995</text:p>
          </table:table-cell>
          <table:table-cell office:value-type="float" office:value="3709.28459665206" calcext:value-type="float">
            <text:p>3709.28459665206</text:p>
          </table:table-cell>
          <table:table-cell table:formula="of:=[.A212]-[.A211]" office:value-type="float" office:value="0.270371198654175" calcext:value-type="float">
            <text:p>0.270371198654175</text:p>
          </table:table-cell>
        </table:table-row>
        <table:table-row table:style-name="ro1">
          <table:table-cell office:value-type="float" office:value="1573805578.19129" calcext:value-type="float">
            <text:p>1573805578.19129</text:p>
          </table:table-cell>
          <table:table-cell office:value-type="float" office:value="3483.05171993973" calcext:value-type="float">
            <text:p>3483.05171993973</text:p>
          </table:table-cell>
          <table:table-cell table:formula="of:=[.A213]-[.A212]" office:value-type="float" office:value="0.271337032318115" calcext:value-type="float">
            <text:p>0.271337032318115</text:p>
          </table:table-cell>
        </table:table-row>
        <table:table-row table:style-name="ro1">
          <table:table-cell office:value-type="float" office:value="1573805578.46251" calcext:value-type="float">
            <text:p>1573805578.46251</text:p>
          </table:table-cell>
          <table:table-cell office:value-type="float" office:value="122.720213090411" calcext:value-type="float">
            <text:p>122.720213090411</text:p>
          </table:table-cell>
          <table:table-cell table:formula="of:=[.A214]-[.A213]" office:value-type="float" office:value="0.271217346191406" calcext:value-type="float">
            <text:p>0.271217346191406</text:p>
          </table:table-cell>
        </table:table-row>
        <table:table-row table:style-name="ro1">
          <table:table-cell office:value-type="float" office:value="1573805578.7309" calcext:value-type="float">
            <text:p>1573805578.7309</text:p>
          </table:table-cell>
          <table:table-cell office:value-type="float" office:value="21.0325418575341" calcext:value-type="float">
            <text:p>21.0325418575341</text:p>
          </table:table-cell>
          <table:table-cell table:formula="of:=[.A215]-[.A214]" office:value-type="float" office:value="0.268390417098999" calcext:value-type="float">
            <text:p>0.268390417098999</text:p>
          </table:table-cell>
        </table:table-row>
        <table:table-row table:style-name="ro1">
          <table:table-cell office:value-type="float" office:value="1573805579.00013" calcext:value-type="float">
            <text:p>1573805579.00013</text:p>
          </table:table-cell>
          <table:table-cell office:value-type="float" office:value="20.2270624054793" calcext:value-type="float">
            <text:p>20.2270624054793</text:p>
          </table:table-cell>
          <table:table-cell table:formula="of:=[.A216]-[.A215]" office:value-type="float" office:value="0.269232988357544" calcext:value-type="float">
            <text:p>0.269232988357544</text:p>
          </table:table-cell>
        </table:table-row>
        <table:table-row table:style-name="ro1">
          <table:table-cell office:value-type="float" office:value="1573805579.26932" calcext:value-type="float">
            <text:p>1573805579.26932</text:p>
          </table:table-cell>
          <table:table-cell office:value-type="float" office:value="21.914733638356" calcext:value-type="float">
            <text:p>21.914733638356</text:p>
          </table:table-cell>
          <table:table-cell table:formula="of:=[.A217]-[.A216]" office:value-type="float" office:value="0.269191980361938" calcext:value-type="float">
            <text:p>0.269191980361938</text:p>
          </table:table-cell>
        </table:table-row>
        <table:table-row table:style-name="ro1">
          <table:table-cell office:value-type="float" office:value="1573805579.5386" calcext:value-type="float">
            <text:p>1573805579.5386</text:p>
          </table:table-cell>
          <table:table-cell office:value-type="float" office:value="22.8544596657532" calcext:value-type="float">
            <text:p>22.8544596657532</text:p>
          </table:table-cell>
          <table:table-cell table:formula="of:=[.A218]-[.A217]" office:value-type="float" office:value="0.269279956817627" calcext:value-type="float">
            <text:p>0.269279956817627</text:p>
          </table:table-cell>
        </table:table-row>
        <table:table-row table:style-name="ro1">
          <table:table-cell office:value-type="float" office:value="1573805579.80771" calcext:value-type="float">
            <text:p>1573805579.80771</text:p>
          </table:table-cell>
          <table:table-cell office:value-type="float" office:value="21.4078843232875" calcext:value-type="float">
            <text:p>21.4078843232875</text:p>
          </table:table-cell>
          <table:table-cell table:formula="of:=[.A219]-[.A218]" office:value-type="float" office:value="0.269109725952148" calcext:value-type="float">
            <text:p>0.269109725952148</text:p>
          </table:table-cell>
        </table:table-row>
        <table:table-row table:style-name="ro1">
          <table:table-cell office:value-type="float" office:value="1573805580.07622" calcext:value-type="float">
            <text:p>1573805580.07622</text:p>
          </table:table-cell>
          <table:table-cell office:value-type="float" office:value="19.5585692547943" calcext:value-type="float">
            <text:p>19.5585692547943</text:p>
          </table:table-cell>
          <table:table-cell table:formula="of:=[.A220]-[.A219]" office:value-type="float" office:value="0.268506526947021" calcext:value-type="float">
            <text:p>0.268506526947021</text:p>
          </table:table-cell>
        </table:table-row>
        <table:table-row table:style-name="ro1">
          <table:table-cell office:value-type="float" office:value="1573805580.34541" calcext:value-type="float">
            <text:p>1573805580.34541</text:p>
          </table:table-cell>
          <table:table-cell office:value-type="float" office:value="20.1859665150683" calcext:value-type="float">
            <text:p>20.1859665150683</text:p>
          </table:table-cell>
          <table:table-cell table:formula="of:=[.A221]-[.A220]" office:value-type="float" office:value="0.269191026687622" calcext:value-type="float">
            <text:p>0.269191026687622</text:p>
          </table:table-cell>
        </table:table-row>
        <table:table-row table:style-name="ro1">
          <table:table-cell office:value-type="float" office:value="1573805580.61408" calcext:value-type="float">
            <text:p>1573805580.61408</text:p>
          </table:table-cell>
          <table:table-cell office:value-type="float" office:value="20.6845966520546" calcext:value-type="float">
            <text:p>20.6845966520546</text:p>
          </table:table-cell>
          <table:table-cell table:formula="of:=[.A222]-[.A221]" office:value-type="float" office:value="0.268667221069336" calcext:value-type="float">
            <text:p>0.268667221069336</text:p>
          </table:table-cell>
        </table:table-row>
        <table:table-row table:style-name="ro1">
          <table:table-cell office:value-type="float" office:value="1573805580.8828" calcext:value-type="float">
            <text:p>1573805580.8828</text:p>
          </table:table-cell>
          <table:table-cell office:value-type="float" office:value="19.8024048712327" calcext:value-type="float">
            <text:p>19.8024048712327</text:p>
          </table:table-cell>
          <table:table-cell table:formula="of:=[.A223]-[.A222]" office:value-type="float" office:value="0.26872730255127" calcext:value-type="float">
            <text:p>0.26872730255127</text:p>
          </table:table-cell>
        </table:table-row>
        <table:table-row table:style-name="ro1">
          <table:table-cell office:value-type="float" office:value="1573805581.15155" calcext:value-type="float">
            <text:p>1573805581.15155</text:p>
          </table:table-cell>
          <table:table-cell office:value-type="float" office:value="21.059939117808" calcext:value-type="float">
            <text:p>21.059939117808</text:p>
          </table:table-cell>
          <table:table-cell table:formula="of:=[.A224]-[.A223]" office:value-type="float" office:value="0.268743515014648" calcext:value-type="float">
            <text:p>0.268743515014648</text:p>
          </table:table-cell>
        </table:table-row>
        <table:table-row table:style-name="ro1">
          <table:table-cell office:value-type="float" office:value="1573805581.41957" calcext:value-type="float">
            <text:p>1573805581.41957</text:p>
          </table:table-cell>
          <table:table-cell office:value-type="float" office:value="22.3037747342464" calcext:value-type="float">
            <text:p>22.3037747342464</text:p>
          </table:table-cell>
          <table:table-cell table:formula="of:=[.A225]-[.A224]" office:value-type="float" office:value="0.268027067184448" calcext:value-type="float">
            <text:p>0.268027067184448</text:p>
          </table:table-cell>
        </table:table-row>
        <table:table-row table:style-name="ro1">
          <table:table-cell office:value-type="float" office:value="1573805581.68859" calcext:value-type="float">
            <text:p>1573805581.68859</text:p>
          </table:table-cell>
          <table:table-cell office:value-type="float" office:value="21.6955555561642" calcext:value-type="float">
            <text:p>21.6955555561642</text:p>
          </table:table-cell>
          <table:table-cell table:formula="of:=[.A226]-[.A225]" office:value-type="float" office:value="0.269012928009033" calcext:value-type="float">
            <text:p>0.269012928009033</text:p>
          </table:table-cell>
        </table:table-row>
        <table:table-row table:style-name="ro1">
          <table:table-cell office:value-type="float" office:value="1573805581.95753" calcext:value-type="float">
            <text:p>1573805581.95753</text:p>
          </table:table-cell>
          <table:table-cell office:value-type="float" office:value="19.34213089863" calcext:value-type="float">
            <text:p>19.34213089863</text:p>
          </table:table-cell>
          <table:table-cell table:formula="of:=[.A227]-[.A226]" office:value-type="float" office:value="0.268944263458252" calcext:value-type="float">
            <text:p>0.268944263458252</text:p>
          </table:table-cell>
        </table:table-row>
        <table:table-row table:style-name="ro1">
          <table:table-cell office:value-type="float" office:value="1573805582.22628" calcext:value-type="float">
            <text:p>1573805582.22628</text:p>
          </table:table-cell>
          <table:table-cell office:value-type="float" office:value="20.8024048712327" calcext:value-type="float">
            <text:p>20.8024048712327</text:p>
          </table:table-cell>
          <table:table-cell table:formula="of:=[.A228]-[.A227]" office:value-type="float" office:value="0.26874828338623" calcext:value-type="float">
            <text:p>0.26874828338623</text:p>
          </table:table-cell>
        </table:table-row>
        <table:table-row table:style-name="ro1">
          <table:table-cell office:value-type="float" office:value="1573805582.49572" calcext:value-type="float">
            <text:p>1573805582.49572</text:p>
          </table:table-cell>
          <table:table-cell office:value-type="float" office:value="20.9859665150683" calcext:value-type="float">
            <text:p>20.9859665150683</text:p>
          </table:table-cell>
          <table:table-cell table:formula="of:=[.A229]-[.A228]" office:value-type="float" office:value="0.26944375038147" calcext:value-type="float">
            <text:p>0.26944375038147</text:p>
          </table:table-cell>
        </table:table-row>
        <table:table-row table:style-name="ro1">
          <table:table-cell office:value-type="float" office:value="1573805582.76512" calcext:value-type="float">
            <text:p>1573805582.76512</text:p>
          </table:table-cell>
          <table:table-cell office:value-type="float" office:value="19.6544596657533" calcext:value-type="float">
            <text:p>19.6544596657533</text:p>
          </table:table-cell>
          <table:table-cell table:formula="of:=[.A230]-[.A229]" office:value-type="float" office:value="0.26939845085144" calcext:value-type="float">
            <text:p>0.26939845085144</text:p>
          </table:table-cell>
        </table:table-row>
        <table:table-row table:style-name="ro1">
          <table:table-cell office:value-type="float" office:value="1573805583.03385" calcext:value-type="float">
            <text:p>1573805583.03385</text:p>
          </table:table-cell>
          <table:table-cell office:value-type="float" office:value="107.399665145205" calcext:value-type="float">
            <text:p>107.399665145205</text:p>
          </table:table-cell>
          <table:table-cell table:formula="of:=[.A231]-[.A230]" office:value-type="float" office:value="0.268730163574219" calcext:value-type="float">
            <text:p>0.268730163574219</text:p>
          </table:table-cell>
        </table:table-row>
        <table:table-row table:style-name="ro1">
          <table:table-cell office:value-type="float" office:value="1573805583.30214" calcext:value-type="float">
            <text:p>1573805583.30214</text:p>
          </table:table-cell>
          <table:table-cell office:value-type="float" office:value="102.194185693151" calcext:value-type="float">
            <text:p>102.194185693151</text:p>
          </table:table-cell>
          <table:table-cell table:formula="of:=[.A232]-[.A231]" office:value-type="float" office:value="0.268287420272827" calcext:value-type="float">
            <text:p>0.268287420272827</text:p>
          </table:table-cell>
        </table:table-row>
        <table:table-row table:style-name="ro1">
          <table:table-cell office:value-type="float" office:value="1573805583.57164" calcext:value-type="float">
            <text:p>1573805583.57164</text:p>
          </table:table-cell>
          <table:table-cell office:value-type="float" office:value="277.61610350137" calcext:value-type="float">
            <text:p>277.61610350137</text:p>
          </table:table-cell>
          <table:table-cell table:formula="of:=[.A233]-[.A232]" office:value-type="float" office:value="0.26950192451477" calcext:value-type="float">
            <text:p>0.26950192451477</text:p>
          </table:table-cell>
        </table:table-row>
        <table:table-row table:style-name="ro1">
          <table:table-cell office:value-type="float" office:value="1573805583.8404" calcext:value-type="float">
            <text:p>1573805583.8404</text:p>
          </table:table-cell>
          <table:table-cell office:value-type="float" office:value="2210.08459665205" calcext:value-type="float">
            <text:p>2210.08459665205</text:p>
          </table:table-cell>
          <table:table-cell table:formula="of:=[.A234]-[.A233]" office:value-type="float" office:value="0.268762588500977" calcext:value-type="float">
            <text:p>0.268762588500977</text:p>
          </table:table-cell>
        </table:table-row>
        <table:table-row table:style-name="ro1">
          <table:table-cell office:value-type="float" office:value="1573805584.1109" calcext:value-type="float">
            <text:p>1573805584.1109</text:p>
          </table:table-cell>
          <table:table-cell office:value-type="float" office:value="3715.08185692603" calcext:value-type="float">
            <text:p>3715.08185692603</text:p>
          </table:table-cell>
          <table:table-cell table:formula="of:=[.A235]-[.A234]" office:value-type="float" office:value="0.270494222640991" calcext:value-type="float">
            <text:p>0.270494222640991</text:p>
          </table:table-cell>
        </table:table-row>
        <table:table-row table:style-name="ro1">
          <table:table-cell office:value-type="float" office:value="1573805584.38153" calcext:value-type="float">
            <text:p>1573805584.38153</text:p>
          </table:table-cell>
          <table:table-cell office:value-type="float" office:value="3668.50103500822" calcext:value-type="float">
            <text:p>3668.50103500822</text:p>
          </table:table-cell>
          <table:table-cell table:formula="of:=[.A236]-[.A235]" office:value-type="float" office:value="0.270633935928345" calcext:value-type="float">
            <text:p>0.270633935928345</text:p>
          </table:table-cell>
        </table:table-row>
        <table:table-row table:style-name="ro1">
          <table:table-cell office:value-type="float" office:value="1573805584.65252" calcext:value-type="float">
            <text:p>1573805584.65252</text:p>
          </table:table-cell>
          <table:table-cell office:value-type="float" office:value="3681.64076103562" calcext:value-type="float">
            <text:p>3681.64076103562</text:p>
          </table:table-cell>
          <table:table-cell table:formula="of:=[.A237]-[.A236]" office:value-type="float" office:value="0.270992040634155" calcext:value-type="float">
            <text:p>0.270992040634155</text:p>
          </table:table-cell>
        </table:table-row>
        <table:table-row table:style-name="ro1">
          <table:table-cell office:value-type="float" office:value="1573805584.92326" calcext:value-type="float">
            <text:p>1573805584.92326</text:p>
          </table:table-cell>
          <table:table-cell office:value-type="float" office:value="3701.88459665205" calcext:value-type="float">
            <text:p>3701.88459665205</text:p>
          </table:table-cell>
          <table:table-cell table:formula="of:=[.A238]-[.A237]" office:value-type="float" office:value="0.270739793777466" calcext:value-type="float">
            <text:p>0.270739793777466</text:p>
          </table:table-cell>
        </table:table-row>
        <table:table-row table:style-name="ro1">
          <table:table-cell office:value-type="float" office:value="1573805585.19308" calcext:value-type="float">
            <text:p>1573805585.19308</text:p>
          </table:table-cell>
          <table:table-cell office:value-type="float" office:value="3660.22432267945" calcext:value-type="float">
            <text:p>3660.22432267945</text:p>
          </table:table-cell>
          <table:table-cell table:formula="of:=[.A239]-[.A238]" office:value-type="float" office:value="0.269818067550659" calcext:value-type="float">
            <text:p>0.269818067550659</text:p>
          </table:table-cell>
        </table:table-row>
        <table:table-row table:style-name="ro1">
          <table:table-cell office:value-type="float" office:value="1573805585.46324" calcext:value-type="float">
            <text:p>1573805585.46324</text:p>
          </table:table-cell>
          <table:table-cell office:value-type="float" office:value="3661.04624048767" calcext:value-type="float">
            <text:p>3661.04624048767</text:p>
          </table:table-cell>
          <table:table-cell table:formula="of:=[.A240]-[.A239]" office:value-type="float" office:value="0.270164012908936" calcext:value-type="float">
            <text:p>0.270164012908936</text:p>
          </table:table-cell>
        </table:table-row>
        <table:table-row table:style-name="ro1">
          <table:table-cell office:value-type="float" office:value="1573805585.73393" calcext:value-type="float">
            <text:p>1573805585.73393</text:p>
          </table:table-cell>
          <table:table-cell office:value-type="float" office:value="3655.70103500822" calcext:value-type="float">
            <text:p>3655.70103500822</text:p>
          </table:table-cell>
          <table:table-cell table:formula="of:=[.A241]-[.A240]" office:value-type="float" office:value="0.270688533782959" calcext:value-type="float">
            <text:p>0.270688533782959</text:p>
          </table:table-cell>
        </table:table-row>
        <table:table-row table:style-name="ro1">
          <table:table-cell office:value-type="float" office:value="1573805586.0041" calcext:value-type="float">
            <text:p>1573805586.0041</text:p>
          </table:table-cell>
          <table:table-cell office:value-type="float" office:value="3668.72569254247" calcext:value-type="float">
            <text:p>3668.72569254247</text:p>
          </table:table-cell>
          <table:table-cell table:formula="of:=[.A242]-[.A241]" office:value-type="float" office:value="0.27016282081604" calcext:value-type="float">
            <text:p>0.27016282081604</text:p>
          </table:table-cell>
        </table:table-row>
        <table:table-row table:style-name="ro1">
          <table:table-cell office:value-type="float" office:value="1573805586.27452" calcext:value-type="float">
            <text:p>1573805586.27452</text:p>
          </table:table-cell>
          <table:table-cell office:value-type="float" office:value="3687.6188432274" calcext:value-type="float">
            <text:p>3687.6188432274</text:p>
          </table:table-cell>
          <table:table-cell table:formula="of:=[.A243]-[.A242]" office:value-type="float" office:value="0.270423650741577" calcext:value-type="float">
            <text:p>0.270423650741577</text:p>
          </table:table-cell>
        </table:table-row>
        <table:table-row table:style-name="ro1">
          <table:table-cell office:value-type="float" office:value="1573805586.54513" calcext:value-type="float">
            <text:p>1573805586.54513</text:p>
          </table:table-cell>
          <table:table-cell office:value-type="float" office:value="3687.65445966575" calcext:value-type="float">
            <text:p>3687.65445966575</text:p>
          </table:table-cell>
          <table:table-cell table:formula="of:=[.A244]-[.A243]" office:value-type="float" office:value="0.270610332489014" calcext:value-type="float">
            <text:p>0.270610332489014</text:p>
          </table:table-cell>
        </table:table-row>
        <table:table-row table:style-name="ro1">
          <table:table-cell office:value-type="float" office:value="1573805586.81547" calcext:value-type="float">
            <text:p>1573805586.81547</text:p>
          </table:table-cell>
          <table:table-cell office:value-type="float" office:value="3669.59692541918" calcext:value-type="float">
            <text:p>3669.59692541918</text:p>
          </table:table-cell>
          <table:table-cell table:formula="of:=[.A245]-[.A244]" office:value-type="float" office:value="0.270340919494629" calcext:value-type="float">
            <text:p>0.270340919494629</text:p>
          </table:table-cell>
        </table:table-row>
        <table:table-row table:style-name="ro1">
          <table:table-cell office:value-type="float" office:value="1573805587.08602" calcext:value-type="float">
            <text:p>1573805587.08602</text:p>
          </table:table-cell>
          <table:table-cell office:value-type="float" office:value="3666.71199391233" calcext:value-type="float">
            <text:p>3666.71199391233</text:p>
          </table:table-cell>
          <table:table-cell table:formula="of:=[.A246]-[.A245]" office:value-type="float" office:value="0.270544290542603" calcext:value-type="float">
            <text:p>0.270544290542603</text:p>
          </table:table-cell>
        </table:table-row>
        <table:table-row table:style-name="ro1">
          <table:table-cell office:value-type="float" office:value="1573805587.3569" calcext:value-type="float">
            <text:p>1573805587.3569</text:p>
          </table:table-cell>
          <table:table-cell office:value-type="float" office:value="3669.06815829589" calcext:value-type="float">
            <text:p>3669.06815829589</text:p>
          </table:table-cell>
          <table:table-cell table:formula="of:=[.A247]-[.A246]" office:value-type="float" office:value="0.270882844924927" calcext:value-type="float">
            <text:p>0.270882844924927</text:p>
          </table:table-cell>
        </table:table-row>
        <table:table-row table:style-name="ro1">
          <table:table-cell office:value-type="float" office:value="1573805587.62716" calcext:value-type="float">
            <text:p>1573805587.62716</text:p>
          </table:table-cell>
          <table:table-cell office:value-type="float" office:value="3672.71473363836" calcext:value-type="float">
            <text:p>3672.71473363836</text:p>
          </table:table-cell>
          <table:table-cell table:formula="of:=[.A248]-[.A247]" office:value-type="float" office:value="0.270258665084839" calcext:value-type="float">
            <text:p>0.270258665084839</text:p>
          </table:table-cell>
        </table:table-row>
        <table:table-row table:style-name="ro1">
          <table:table-cell office:value-type="float" office:value="1573805587.89692" calcext:value-type="float">
            <text:p>1573805587.89692</text:p>
          </table:table-cell>
          <table:table-cell office:value-type="float" office:value="3674.95308980274" calcext:value-type="float">
            <text:p>3674.95308980274</text:p>
          </table:table-cell>
          <table:table-cell table:formula="of:=[.A249]-[.A248]" office:value-type="float" office:value="0.269763708114624" calcext:value-type="float">
            <text:p>0.269763708114624</text:p>
          </table:table-cell>
        </table:table-row>
        <table:table-row table:style-name="ro1">
          <table:table-cell office:value-type="float" office:value="1573805588.16752" calcext:value-type="float">
            <text:p>1573805588.16752</text:p>
          </table:table-cell>
          <table:table-cell office:value-type="float" office:value="3674.0791172" calcext:value-type="float">
            <text:p>3674.0791172</text:p>
          </table:table-cell>
          <table:table-cell table:formula="of:=[.A250]-[.A249]" office:value-type="float" office:value="0.27059531211853" calcext:value-type="float">
            <text:p>0.27059531211853</text:p>
          </table:table-cell>
        </table:table-row>
        <table:table-row table:style-name="ro1">
          <table:table-cell office:value-type="float" office:value="1573805588.43673" calcext:value-type="float">
            <text:p>1573805588.43673</text:p>
          </table:table-cell>
          <table:table-cell office:value-type="float" office:value="3667.77226788493" calcext:value-type="float">
            <text:p>3667.77226788493</text:p>
          </table:table-cell>
          <table:table-cell table:formula="of:=[.A251]-[.A250]" office:value-type="float" office:value="0.269210338592529" calcext:value-type="float">
            <text:p>0.269210338592529</text:p>
          </table:table-cell>
        </table:table-row>
        <table:table-row table:style-name="ro1">
          <table:table-cell office:value-type="float" office:value="1573805588.70712" calcext:value-type="float">
            <text:p>1573805588.70712</text:p>
          </table:table-cell>
          <table:table-cell office:value-type="float" office:value="3665.15035007671" calcext:value-type="float">
            <text:p>3665.15035007671</text:p>
          </table:table-cell>
          <table:table-cell table:formula="of:=[.A252]-[.A251]" office:value-type="float" office:value="0.270390748977661" calcext:value-type="float">
            <text:p>0.270390748977661</text:p>
          </table:table-cell>
        </table:table-row>
        <table:table-row table:style-name="ro1">
          <table:table-cell office:value-type="float" office:value="1573805588.97757" calcext:value-type="float">
            <text:p>1573805588.97757</text:p>
          </table:table-cell>
          <table:table-cell office:value-type="float" office:value="3666.0188432274" calcext:value-type="float">
            <text:p>3666.0188432274</text:p>
          </table:table-cell>
          <table:table-cell table:formula="of:=[.A253]-[.A252]" office:value-type="float" office:value="0.270455598831177" calcext:value-type="float">
            <text:p>0.270455598831177</text:p>
          </table:table-cell>
        </table:table-row>
        <table:table-row table:style-name="ro1">
          <table:table-cell office:value-type="float" office:value="1573805589.24852" calcext:value-type="float">
            <text:p>1573805589.24852</text:p>
          </table:table-cell>
          <table:table-cell office:value-type="float" office:value="3668.90651446027" calcext:value-type="float">
            <text:p>3668.90651446027</text:p>
          </table:table-cell>
          <table:table-cell table:formula="of:=[.A254]-[.A253]" office:value-type="float" office:value="0.270947456359863" calcext:value-type="float">
            <text:p>0.270947456359863</text:p>
          </table:table-cell>
        </table:table-row>
        <table:table-row table:style-name="ro1">
          <table:table-cell office:value-type="float" office:value="1573805589.51974" calcext:value-type="float">
            <text:p>1573805589.51974</text:p>
          </table:table-cell>
          <table:table-cell office:value-type="float" office:value="3668.60514459726" calcext:value-type="float">
            <text:p>3668.60514459726</text:p>
          </table:table-cell>
          <table:table-cell table:formula="of:=[.A255]-[.A254]" office:value-type="float" office:value="0.27121901512146" calcext:value-type="float">
            <text:p>0.27121901512146</text:p>
          </table:table-cell>
        </table:table-row>
        <table:table-row table:style-name="ro1">
          <table:table-cell office:value-type="float" office:value="1573805589.79018" calcext:value-type="float">
            <text:p>1573805589.79018</text:p>
          </table:table-cell>
          <table:table-cell office:value-type="float" office:value="3665.36130898082" calcext:value-type="float">
            <text:p>3665.36130898082</text:p>
          </table:table-cell>
          <table:table-cell table:formula="of:=[.A256]-[.A255]" office:value-type="float" office:value="0.270442962646484" calcext:value-type="float">
            <text:p>0.270442962646484</text:p>
          </table:table-cell>
        </table:table-row>
        <table:table-row table:style-name="ro1">
          <table:table-cell office:value-type="float" office:value="1573805590.06045" calcext:value-type="float">
            <text:p>1573805590.06045</text:p>
          </table:table-cell>
          <table:table-cell office:value-type="float" office:value="3667.0489802137" calcext:value-type="float">
            <text:p>3667.0489802137</text:p>
          </table:table-cell>
          <table:table-cell table:formula="of:=[.A257]-[.A256]" office:value-type="float" office:value="0.270272970199585" calcext:value-type="float">
            <text:p>0.270272970199585</text:p>
          </table:table-cell>
        </table:table-row>
        <table:table-row table:style-name="ro1">
          <table:table-cell office:value-type="float" office:value="1573805590.3313" calcext:value-type="float">
            <text:p>1573805590.3313</text:p>
          </table:table-cell>
          <table:table-cell office:value-type="float" office:value="3666.92021309041" calcext:value-type="float">
            <text:p>3666.92021309041</text:p>
          </table:table-cell>
          <table:table-cell table:formula="of:=[.A258]-[.A257]" office:value-type="float" office:value="0.270845174789429" calcext:value-type="float">
            <text:p>0.270845174789429</text:p>
          </table:table-cell>
        </table:table-row>
        <table:table-row table:style-name="ro1">
          <table:table-cell office:value-type="float" office:value="1573805590.60228" calcext:value-type="float">
            <text:p>1573805590.60228</text:p>
          </table:table-cell>
          <table:table-cell office:value-type="float" office:value="3666.58048706301" calcext:value-type="float">
            <text:p>3666.58048706301</text:p>
          </table:table-cell>
          <table:table-cell table:formula="of:=[.A259]-[.A258]" office:value-type="float" office:value="0.270977973937988" calcext:value-type="float">
            <text:p>0.270977973937988</text:p>
          </table:table-cell>
        </table:table-row>
        <table:table-row table:style-name="ro1">
          <table:table-cell office:value-type="float" office:value="1573805590.87308" calcext:value-type="float">
            <text:p>1573805590.87308</text:p>
          </table:table-cell>
          <table:table-cell office:value-type="float" office:value="3667.92843226849" calcext:value-type="float">
            <text:p>3667.92843226849</text:p>
          </table:table-cell>
          <table:table-cell table:formula="of:=[.A260]-[.A259]" office:value-type="float" office:value="0.270806789398193" calcext:value-type="float">
            <text:p>0.270806789398193</text:p>
          </table:table-cell>
        </table:table-row>
        <table:table-row table:style-name="ro1">
          <table:table-cell office:value-type="float" office:value="1573805591.14315" calcext:value-type="float">
            <text:p>1573805591.14315</text:p>
          </table:table-cell>
          <table:table-cell office:value-type="float" office:value="3666.49829528219" calcext:value-type="float">
            <text:p>3666.49829528219</text:p>
          </table:table-cell>
          <table:table-cell table:formula="of:=[.A261]-[.A260]" office:value-type="float" office:value="0.270065784454346" calcext:value-type="float">
            <text:p>0.270065784454346</text:p>
          </table:table-cell>
        </table:table-row>
        <table:table-row table:style-name="ro1">
          <table:table-cell office:value-type="float" office:value="1573805591.41388" calcext:value-type="float">
            <text:p>1573805591.41388</text:p>
          </table:table-cell>
          <table:table-cell office:value-type="float" office:value="3666.36678843288" calcext:value-type="float">
            <text:p>3666.36678843288</text:p>
          </table:table-cell>
          <table:table-cell table:formula="of:=[.A262]-[.A261]" office:value-type="float" office:value="0.270725250244141" calcext:value-type="float">
            <text:p>0.270725250244141</text:p>
          </table:table-cell>
        </table:table-row>
        <table:table-row table:style-name="ro1">
          <table:table-cell office:value-type="float" office:value="1573805591.81483" calcext:value-type="float">
            <text:p>1573805591.81483</text:p>
          </table:table-cell>
          <table:table-cell office:value-type="float" office:value="3669.03528158356" calcext:value-type="float">
            <text:p>3669.03528158356</text:p>
          </table:table-cell>
          <table:table-cell table:formula="of:=[.A263]-[.A262]" office:value-type="float" office:value="0.40095329284668" calcext:value-type="float">
            <text:p>0.40095329284668</text:p>
          </table:table-cell>
        </table:table-row>
        <table:table-row table:style-name="ro1">
          <table:table-cell office:value-type="float" office:value="1573805592.05285" calcext:value-type="float">
            <text:p>1573805592.05285</text:p>
          </table:table-cell>
          <table:table-cell office:value-type="float" office:value="3714.55308980274" calcext:value-type="float">
            <text:p>3714.55308980274</text:p>
          </table:table-cell>
          <table:table-cell table:formula="of:=[.A264]-[.A263]" office:value-type="float" office:value="0.238023519515991" calcext:value-type="float">
            <text:p>0.238023519515991</text:p>
          </table:table-cell>
        </table:table-row>
        <table:table-row table:style-name="ro1">
          <table:table-cell office:value-type="float" office:value="1573805592.47874" calcext:value-type="float">
            <text:p>1573805592.47874</text:p>
          </table:table-cell>
          <table:table-cell office:value-type="float" office:value="1631.46541856986" calcext:value-type="float">
            <text:p>1631.46541856986</text:p>
          </table:table-cell>
          <table:table-cell table:formula="of:=[.A265]-[.A264]" office:value-type="float" office:value="0.425888538360596" calcext:value-type="float">
            <text:p>0.425888538360596</text:p>
          </table:table-cell>
        </table:table-row>
        <table:table-row table:style-name="ro1">
          <table:table-cell office:value-type="float" office:value="1573805592.71828" calcext:value-type="float">
            <text:p>1573805592.71828</text:p>
          </table:table-cell>
          <table:table-cell office:value-type="float" office:value="19.3804870630135" calcext:value-type="float">
            <text:p>19.3804870630135</text:p>
          </table:table-cell>
          <table:table-cell table:formula="of:=[.A266]-[.A265]" office:value-type="float" office:value="0.239536046981812" calcext:value-type="float">
            <text:p>0.239536046981812</text:p>
          </table:table-cell>
        </table:table-row>
        <table:table-row table:style-name="ro1">
          <table:table-cell office:value-type="float" office:value="1573805592.98652" calcext:value-type="float">
            <text:p>1573805592.98652</text:p>
          </table:table-cell>
          <table:table-cell office:value-type="float" office:value="18.0462404876711" calcext:value-type="float">
            <text:p>18.0462404876711</text:p>
          </table:table-cell>
          <table:table-cell table:formula="of:=[.A267]-[.A266]" office:value-type="float" office:value="0.268243312835693" calcext:value-type="float">
            <text:p>0.268243312835693</text:p>
          </table:table-cell>
        </table:table-row>
        <table:table-row table:style-name="ro1">
          <table:table-cell office:value-type="float" office:value="1573805593.25608" calcext:value-type="float">
            <text:p>1573805593.25608</text:p>
          </table:table-cell>
          <table:table-cell office:value-type="float" office:value="18.2051445972601" calcext:value-type="float">
            <text:p>18.2051445972601</text:p>
          </table:table-cell>
          <table:table-cell table:formula="of:=[.A268]-[.A267]" office:value-type="float" office:value="0.269554615020752" calcext:value-type="float">
            <text:p>0.269554615020752</text:p>
          </table:table-cell>
        </table:table-row>
        <table:table-row table:style-name="ro1">
          <table:table-cell office:value-type="float" office:value="1573805593.52519" calcext:value-type="float">
            <text:p>1573805593.52519</text:p>
          </table:table-cell>
          <table:table-cell office:value-type="float" office:value="16.9804870630135" calcext:value-type="float">
            <text:p>16.9804870630135</text:p>
          </table:table-cell>
          <table:table-cell table:formula="of:=[.A269]-[.A268]" office:value-type="float" office:value="0.269109725952148" calcext:value-type="float">
            <text:p>0.269109725952148</text:p>
          </table:table-cell>
        </table:table-row>
        <table:table-row table:style-name="ro1">
          <table:table-cell office:value-type="float" office:value="1573805593.79399" calcext:value-type="float">
            <text:p>1573805593.79399</text:p>
          </table:table-cell>
          <table:table-cell office:value-type="float" office:value="20.6818569260272" calcext:value-type="float">
            <text:p>20.6818569260272</text:p>
          </table:table-cell>
          <table:table-cell table:formula="of:=[.A270]-[.A269]" office:value-type="float" office:value="0.268808364868164" calcext:value-type="float">
            <text:p>0.268808364868164</text:p>
          </table:table-cell>
        </table:table-row>
        <table:table-row table:style-name="ro1">
          <table:table-cell office:value-type="float" office:value="1573805594.06249" calcext:value-type="float">
            <text:p>1573805594.06249</text:p>
          </table:table-cell>
          <table:table-cell office:value-type="float" office:value="21.0270624054793" calcext:value-type="float">
            <text:p>21.0270624054793</text:p>
          </table:table-cell>
          <table:table-cell table:formula="of:=[.A271]-[.A270]" office:value-type="float" office:value="0.26849627494812" calcext:value-type="float">
            <text:p>0.26849627494812</text:p>
          </table:table-cell>
        </table:table-row>
        <table:table-row table:style-name="ro1">
          <table:table-cell office:value-type="float" office:value="1573805594.33101" calcext:value-type="float">
            <text:p>1573805594.33101</text:p>
          </table:table-cell>
          <table:table-cell office:value-type="float" office:value="21.4188432273971" calcext:value-type="float">
            <text:p>21.4188432273971</text:p>
          </table:table-cell>
          <table:table-cell table:formula="of:=[.A272]-[.A271]" office:value-type="float" office:value="0.268523693084717" calcext:value-type="float">
            <text:p>0.268523693084717</text:p>
          </table:table-cell>
        </table:table-row>
        <table:table-row table:style-name="ro1">
          <table:table-cell office:value-type="float" office:value="1573805594.59905" calcext:value-type="float">
            <text:p>1573805594.59905</text:p>
          </table:table-cell>
          <table:table-cell office:value-type="float" office:value="18.4763774739724" calcext:value-type="float">
            <text:p>18.4763774739724</text:p>
          </table:table-cell>
          <table:table-cell table:formula="of:=[.A273]-[.A272]" office:value-type="float" office:value="0.268038511276245" calcext:value-type="float">
            <text:p>0.268038511276245</text:p>
          </table:table-cell>
        </table:table-row>
        <table:table-row table:style-name="ro1">
          <table:table-cell office:value-type="float" office:value="1573805594.86888" calcext:value-type="float">
            <text:p>1573805594.86888</text:p>
          </table:table-cell>
          <table:table-cell office:value-type="float" office:value="21.5804870630135" calcext:value-type="float">
            <text:p>21.5804870630135</text:p>
          </table:table-cell>
          <table:table-cell table:formula="of:=[.A274]-[.A273]" office:value-type="float" office:value="0.269825220108032" calcext:value-type="float">
            <text:p>0.269825220108032</text:p>
          </table:table-cell>
        </table:table-row>
        <table:table-row table:style-name="ro1">
          <table:table-cell office:value-type="float" office:value="1573805595.1382" calcext:value-type="float">
            <text:p>1573805595.1382</text:p>
          </table:table-cell>
          <table:table-cell office:value-type="float" office:value="23.059939117808" calcext:value-type="float">
            <text:p>23.059939117808</text:p>
          </table:table-cell>
          <table:table-cell table:formula="of:=[.A275]-[.A274]" office:value-type="float" office:value="0.269325017929077" calcext:value-type="float">
            <text:p>0.269325017929077</text:p>
          </table:table-cell>
        </table:table-row>
        <table:table-row table:style-name="ro1">
          <table:table-cell office:value-type="float" office:value="1573805595.40666" calcext:value-type="float">
            <text:p>1573805595.40666</text:p>
          </table:table-cell>
          <table:table-cell office:value-type="float" office:value="21.7448706246574" calcext:value-type="float">
            <text:p>21.7448706246574</text:p>
          </table:table-cell>
          <table:table-cell table:formula="of:=[.A276]-[.A275]" office:value-type="float" office:value="0.268460750579834" calcext:value-type="float">
            <text:p>0.268460750579834</text:p>
          </table:table-cell>
        </table:table-row>
        <table:table-row table:style-name="ro1">
          <table:table-cell office:value-type="float" office:value="1573805595.67487" calcext:value-type="float">
            <text:p>1573805595.67487</text:p>
          </table:table-cell>
          <table:table-cell office:value-type="float" office:value="141.750350076712" calcext:value-type="float">
            <text:p>141.750350076712</text:p>
          </table:table-cell>
          <table:table-cell table:formula="of:=[.A277]-[.A276]" office:value-type="float" office:value="0.2682044506073" calcext:value-type="float">
            <text:p>0.2682044506073</text:p>
          </table:table-cell>
        </table:table-row>
        <table:table-row table:style-name="ro1">
          <table:table-cell office:value-type="float" office:value="1573805596.08173" calcext:value-type="float">
            <text:p>1573805596.08173</text:p>
          </table:table-cell>
          <table:table-cell office:value-type="float" office:value="23.0161035013697" calcext:value-type="float">
            <text:p>23.0161035013697</text:p>
          </table:table-cell>
          <table:table-cell table:formula="of:=[.A278]-[.A277]" office:value-type="float" office:value="0.406862735748291" calcext:value-type="float">
            <text:p>0.406862735748291</text:p>
          </table:table-cell>
        </table:table-row>
        <table:table-row table:style-name="ro1">
          <table:table-cell office:value-type="float" office:value="1573805596.31938" calcext:value-type="float">
            <text:p>1573805596.31938</text:p>
          </table:table-cell>
          <table:table-cell office:value-type="float" office:value="16.101035008219" calcext:value-type="float">
            <text:p>16.101035008219</text:p>
          </table:table-cell>
          <table:table-cell table:formula="of:=[.A279]-[.A278]" office:value-type="float" office:value="0.237653970718384" calcext:value-type="float">
            <text:p>0.237653970718384</text:p>
          </table:table-cell>
        </table:table-row>
        <table:table-row table:style-name="ro1">
          <table:table-cell office:value-type="float" office:value="1573805596.5574" calcext:value-type="float">
            <text:p>1573805596.5574</text:p>
          </table:table-cell>
          <table:table-cell office:value-type="float" office:value="18.1092541863012" calcext:value-type="float">
            <text:p>18.1092541863012</text:p>
          </table:table-cell>
          <table:table-cell table:formula="of:=[.A280]-[.A279]" office:value-type="float" office:value="0.238011837005615" calcext:value-type="float">
            <text:p>0.238011837005615</text:p>
          </table:table-cell>
        </table:table-row>
        <table:table-row table:style-name="ro1">
          <table:table-cell office:value-type="float" office:value="1573805596.79634" calcext:value-type="float">
            <text:p>1573805596.79634</text:p>
          </table:table-cell>
          <table:table-cell office:value-type="float" office:value="16.1859665150683" calcext:value-type="float">
            <text:p>16.1859665150683</text:p>
          </table:table-cell>
          <table:table-cell table:formula="of:=[.A281]-[.A280]" office:value-type="float" office:value="0.238948345184326" calcext:value-type="float">
            <text:p>0.238948345184326</text:p>
          </table:table-cell>
        </table:table-row>
        <table:table-row table:style-name="ro1">
          <table:table-cell office:value-type="float" office:value="1573805597.06527" calcext:value-type="float">
            <text:p>1573805597.06527</text:p>
          </table:table-cell>
          <table:table-cell office:value-type="float" office:value="19.5667884328765" calcext:value-type="float">
            <text:p>19.5667884328765</text:p>
          </table:table-cell>
          <table:table-cell table:formula="of:=[.A282]-[.A281]" office:value-type="float" office:value="0.268927812576294" calcext:value-type="float">
            <text:p>0.268927812576294</text:p>
          </table:table-cell>
        </table:table-row>
        <table:table-row table:style-name="ro1">
          <table:table-cell office:value-type="float" office:value="1573805597.33392" calcext:value-type="float">
            <text:p>1573805597.33392</text:p>
          </table:table-cell>
          <table:table-cell office:value-type="float" office:value="22.0188432273971" calcext:value-type="float">
            <text:p>22.0188432273971</text:p>
          </table:table-cell>
          <table:table-cell table:formula="of:=[.A283]-[.A282]" office:value-type="float" office:value="0.268643856048584" calcext:value-type="float">
            <text:p>0.268643856048584</text:p>
          </table:table-cell>
        </table:table-row>
        <table:table-row table:style-name="ro1">
          <table:table-cell office:value-type="float" office:value="1573805597.60387" calcext:value-type="float">
            <text:p>1573805597.60387</text:p>
          </table:table-cell>
          <table:table-cell office:value-type="float" office:value="20.728432268493" calcext:value-type="float">
            <text:p>20.728432268493</text:p>
          </table:table-cell>
          <table:table-cell table:formula="of:=[.A284]-[.A283]" office:value-type="float" office:value="0.269954681396484" calcext:value-type="float">
            <text:p>0.269954681396484</text:p>
          </table:table-cell>
        </table:table-row>
        <table:table-row table:style-name="ro1">
          <table:table-cell office:value-type="float" office:value="1573805597.87321" calcext:value-type="float">
            <text:p>1573805597.87321</text:p>
          </table:table-cell>
          <table:table-cell office:value-type="float" office:value="18.5640487068491" calcext:value-type="float">
            <text:p>18.5640487068491</text:p>
          </table:table-cell>
          <table:table-cell table:formula="of:=[.A285]-[.A284]" office:value-type="float" office:value="0.269335031509399" calcext:value-type="float">
            <text:p>0.269335031509399</text:p>
          </table:table-cell>
        </table:table-row>
        <table:table-row table:style-name="ro1">
          <table:table-cell office:value-type="float" office:value="1573805598.14227" calcext:value-type="float">
            <text:p>1573805598.14227</text:p>
          </table:table-cell>
          <table:table-cell office:value-type="float" office:value="18.8818569260272" calcext:value-type="float">
            <text:p>18.8818569260272</text:p>
          </table:table-cell>
          <table:table-cell table:formula="of:=[.A286]-[.A285]" office:value-type="float" office:value="0.269064664840698" calcext:value-type="float">
            <text:p>0.269064664840698</text:p>
          </table:table-cell>
        </table:table-row>
        <table:table-row table:style-name="ro1">
          <table:table-cell office:value-type="float" office:value="1573805598.4117" calcext:value-type="float">
            <text:p>1573805598.4117</text:p>
          </table:table-cell>
          <table:table-cell office:value-type="float" office:value="40.6818569260272" calcext:value-type="float">
            <text:p>40.6818569260272</text:p>
          </table:table-cell>
          <table:table-cell table:formula="of:=[.A287]-[.A286]" office:value-type="float" office:value="0.269432544708252" calcext:value-type="float">
            <text:p>0.269432544708252</text:p>
          </table:table-cell>
        </table:table-row>
        <table:table-row table:style-name="ro1">
          <table:table-cell office:value-type="float" office:value="1573805598.67997" calcext:value-type="float">
            <text:p>1573805598.67997</text:p>
          </table:table-cell>
          <table:table-cell office:value-type="float" office:value="103.109254186301" calcext:value-type="float">
            <text:p>103.109254186301</text:p>
          </table:table-cell>
          <table:table-cell table:formula="of:=[.A288]-[.A287]" office:value-type="float" office:value="0.268267869949341" calcext:value-type="float">
            <text:p>0.268267869949341</text:p>
          </table:table-cell>
        </table:table-row>
        <table:table-row table:style-name="ro1">
          <table:table-cell office:value-type="float" office:value="1573805598.94918" calcext:value-type="float">
            <text:p>1573805598.94918</text:p>
          </table:table-cell>
          <table:table-cell office:value-type="float" office:value="1977.33665144658" calcext:value-type="float">
            <text:p>1977.33665144658</text:p>
          </table:table-cell>
          <table:table-cell table:formula="of:=[.A289]-[.A288]" office:value-type="float" office:value="0.269214153289795" calcext:value-type="float">
            <text:p>0.269214153289795</text:p>
          </table:table-cell>
        </table:table-row>
        <table:table-row table:style-name="ro1">
          <table:table-cell office:value-type="float" office:value="1573805599.21784" calcext:value-type="float">
            <text:p>1573805599.21784</text:p>
          </table:table-cell>
          <table:table-cell office:value-type="float" office:value="3761.98048706301" calcext:value-type="float">
            <text:p>3761.98048706301</text:p>
          </table:table-cell>
          <table:table-cell table:formula="of:=[.A290]-[.A289]" office:value-type="float" office:value="0.268653392791748" calcext:value-type="float">
            <text:p>0.268653392791748</text:p>
          </table:table-cell>
        </table:table-row>
        <table:table-row table:style-name="ro1">
          <table:table-cell office:value-type="float" office:value="1573805599.48862" calcext:value-type="float">
            <text:p>1573805599.48862</text:p>
          </table:table-cell>
          <table:table-cell office:value-type="float" office:value="3722.37500761096" calcext:value-type="float">
            <text:p>3722.37500761096</text:p>
          </table:table-cell>
          <table:table-cell table:formula="of:=[.A291]-[.A290]" office:value-type="float" office:value="0.270778894424438" calcext:value-type="float">
            <text:p>0.270778894424438</text:p>
          </table:table-cell>
        </table:table-row>
        <table:table-row table:style-name="ro1">
          <table:table-cell office:value-type="float" office:value="1573805599.75846" calcext:value-type="float">
            <text:p>1573805599.75846</text:p>
          </table:table-cell>
          <table:table-cell office:value-type="float" office:value="3706.20514459726" calcext:value-type="float">
            <text:p>3706.20514459726</text:p>
          </table:table-cell>
          <table:table-cell table:formula="of:=[.A292]-[.A291]" office:value-type="float" office:value="0.269847393035889" calcext:value-type="float">
            <text:p>0.269847393035889</text:p>
          </table:table-cell>
        </table:table-row>
        <table:table-row table:style-name="ro1">
          <table:table-cell office:value-type="float" office:value="1573805600.02957" calcext:value-type="float">
            <text:p>1573805600.02957</text:p>
          </table:table-cell>
          <table:table-cell office:value-type="float" office:value="3727.40240487123" calcext:value-type="float">
            <text:p>3727.40240487123</text:p>
          </table:table-cell>
          <table:table-cell table:formula="of:=[.A293]-[.A292]" office:value-type="float" office:value="0.271101713180542" calcext:value-type="float">
            <text:p>0.271101713180542</text:p>
          </table:table-cell>
        </table:table-row>
        <table:table-row table:style-name="ro1">
          <table:table-cell office:value-type="float" office:value="1573805600.29943" calcext:value-type="float">
            <text:p>1573805600.29943</text:p>
          </table:table-cell>
          <table:table-cell office:value-type="float" office:value="3723.62158295343" calcext:value-type="float">
            <text:p>3723.62158295343</text:p>
          </table:table-cell>
          <table:table-cell table:formula="of:=[.A294]-[.A293]" office:value-type="float" office:value="0.269866228103638" calcext:value-type="float">
            <text:p>0.269866228103638</text:p>
          </table:table-cell>
        </table:table-row>
        <table:table-row table:style-name="ro1">
          <table:table-cell office:value-type="float" office:value="1573805600.56973" calcext:value-type="float">
            <text:p>1573805600.56973</text:p>
          </table:table-cell>
          <table:table-cell office:value-type="float" office:value="3734.41062404932" calcext:value-type="float">
            <text:p>3734.41062404932</text:p>
          </table:table-cell>
          <table:table-cell table:formula="of:=[.A295]-[.A294]" office:value-type="float" office:value="0.270302534103394" calcext:value-type="float">
            <text:p>0.270302534103394</text:p>
          </table:table-cell>
        </table:table-row>
        <table:table-row table:style-name="ro1">
          <table:table-cell office:value-type="float" office:value="1573805600.84002" calcext:value-type="float">
            <text:p>1573805600.84002</text:p>
          </table:table-cell>
          <table:table-cell office:value-type="float" office:value="3732.04350076164" calcext:value-type="float">
            <text:p>3732.04350076164</text:p>
          </table:table-cell>
          <table:table-cell table:formula="of:=[.A296]-[.A295]" office:value-type="float" office:value="0.270286083221436" calcext:value-type="float">
            <text:p>0.270286083221436</text:p>
          </table:table-cell>
        </table:table-row>
        <table:table-row table:style-name="ro1">
          <table:table-cell office:value-type="float" office:value="1573805601.11158" calcext:value-type="float">
            <text:p>1573805601.11158</text:p>
          </table:table-cell>
          <table:table-cell office:value-type="float" office:value="3719.69281583014" calcext:value-type="float">
            <text:p>3719.69281583014</text:p>
          </table:table-cell>
          <table:table-cell table:formula="of:=[.A297]-[.A296]" office:value-type="float" office:value="0.27156138420105" calcext:value-type="float">
            <text:p>0.27156138420105</text:p>
          </table:table-cell>
        </table:table-row>
        <table:table-row table:style-name="ro1">
          <table:table-cell office:value-type="float" office:value="1573805601.38115" calcext:value-type="float">
            <text:p>1573805601.38115</text:p>
          </table:table-cell>
          <table:table-cell office:value-type="float" office:value="3726.40788432329" calcext:value-type="float">
            <text:p>3726.40788432329</text:p>
          </table:table-cell>
          <table:table-cell table:formula="of:=[.A298]-[.A297]" office:value-type="float" office:value="0.269570827484131" calcext:value-type="float">
            <text:p>0.269570827484131</text:p>
          </table:table-cell>
        </table:table-row>
        <table:table-row table:style-name="ro1">
          <table:table-cell office:value-type="float" office:value="1573805601.65155" calcext:value-type="float">
            <text:p>1573805601.65155</text:p>
          </table:table-cell>
          <table:table-cell office:value-type="float" office:value="3724.87089802192" calcext:value-type="float">
            <text:p>3724.87089802192</text:p>
          </table:table-cell>
          <table:table-cell table:formula="of:=[.A299]-[.A298]" office:value-type="float" office:value="0.270397901535034" calcext:value-type="float">
            <text:p>0.270397901535034</text:p>
          </table:table-cell>
        </table:table-row>
        <table:table-row table:style-name="ro1">
          <table:table-cell office:value-type="float" office:value="1573805601.92208" calcext:value-type="float">
            <text:p>1573805601.92208</text:p>
          </table:table-cell>
          <table:table-cell office:value-type="float" office:value="3731.45993911781" calcext:value-type="float">
            <text:p>3731.45993911781</text:p>
          </table:table-cell>
          <table:table-cell table:formula="of:=[.A300]-[.A299]" office:value-type="float" office:value="0.270528078079224" calcext:value-type="float">
            <text:p>0.270528078079224</text:p>
          </table:table-cell>
        </table:table-row>
        <table:table-row table:style-name="ro1">
          <table:table-cell office:value-type="float" office:value="1573805602.19296" calcext:value-type="float">
            <text:p>1573805602.19296</text:p>
          </table:table-cell>
          <table:table-cell office:value-type="float" office:value="3733.19418569315" calcext:value-type="float">
            <text:p>3733.19418569315</text:p>
          </table:table-cell>
          <table:table-cell table:formula="of:=[.A301]-[.A300]" office:value-type="float" office:value="0.270884275436401" calcext:value-type="float">
            <text:p>0.270884275436401</text:p>
          </table:table-cell>
        </table:table-row>
        <table:table-row table:style-name="ro1">
          <table:table-cell office:value-type="float" office:value="1573805602.46454" calcext:value-type="float">
            <text:p>1573805602.46454</text:p>
          </table:table-cell>
          <table:table-cell office:value-type="float" office:value="3727.07089802192" calcext:value-type="float">
            <text:p>3727.07089802192</text:p>
          </table:table-cell>
          <table:table-cell table:formula="of:=[.A302]-[.A301]" office:value-type="float" office:value="0.271579742431641" calcext:value-type="float">
            <text:p>0.271579742431641</text:p>
          </table:table-cell>
        </table:table-row>
        <table:table-row table:style-name="ro1">
          <table:table-cell office:value-type="float" office:value="1573805602.73511" calcext:value-type="float">
            <text:p>1573805602.73511</text:p>
          </table:table-cell>
          <table:table-cell office:value-type="float" office:value="3726.70103500822" calcext:value-type="float">
            <text:p>3726.70103500822</text:p>
          </table:table-cell>
          <table:table-cell table:formula="of:=[.A303]-[.A302]" office:value-type="float" office:value="0.270564556121826" calcext:value-type="float">
            <text:p>0.270564556121826</text:p>
          </table:table-cell>
        </table:table-row>
        <table:table-row table:style-name="ro1">
          <table:table-cell office:value-type="float" office:value="1573805603.00548" calcext:value-type="float">
            <text:p>1573805603.00548</text:p>
          </table:table-cell>
          <table:table-cell office:value-type="float" office:value="3728.36678843288" calcext:value-type="float">
            <text:p>3728.36678843288</text:p>
          </table:table-cell>
          <table:table-cell table:formula="of:=[.A304]-[.A303]" office:value-type="float" office:value="0.270372867584229" calcext:value-type="float">
            <text:p>0.270372867584229</text:p>
          </table:table-cell>
        </table:table-row>
        <table:table-row table:style-name="ro1">
          <table:table-cell office:value-type="float" office:value="1573805603.27587" calcext:value-type="float">
            <text:p>1573805603.27587</text:p>
          </table:table-cell>
          <table:table-cell office:value-type="float" office:value="3726.61336377534" calcext:value-type="float">
            <text:p>3726.61336377534</text:p>
          </table:table-cell>
          <table:table-cell table:formula="of:=[.A305]-[.A304]" office:value-type="float" office:value="0.270385026931763" calcext:value-type="float">
            <text:p>0.270385026931763</text:p>
          </table:table-cell>
        </table:table-row>
        <table:table-row table:style-name="ro1">
          <table:table-cell office:value-type="float" office:value="1573805603.54635" calcext:value-type="float">
            <text:p>1573805603.54635</text:p>
          </table:table-cell>
          <table:table-cell office:value-type="float" office:value="3726.86815829589" calcext:value-type="float">
            <text:p>3726.86815829589</text:p>
          </table:table-cell>
          <table:table-cell table:formula="of:=[.A306]-[.A305]" office:value-type="float" office:value="0.270487070083618" calcext:value-type="float">
            <text:p>0.270487070083618</text:p>
          </table:table-cell>
        </table:table-row>
        <table:table-row table:style-name="ro1">
          <table:table-cell office:value-type="float" office:value="1573805603.81612" calcext:value-type="float">
            <text:p>1573805603.81612</text:p>
          </table:table-cell>
          <table:table-cell office:value-type="float" office:value="3727.2489802137" calcext:value-type="float">
            <text:p>3727.2489802137</text:p>
          </table:table-cell>
          <table:table-cell table:formula="of:=[.A307]-[.A306]" office:value-type="float" office:value="0.269766569137573" calcext:value-type="float">
            <text:p>0.269766569137573</text:p>
          </table:table-cell>
        </table:table-row>
        <table:table-row table:style-name="ro1">
          <table:table-cell office:value-type="float" office:value="1573805604.0863" calcext:value-type="float">
            <text:p>1573805604.0863</text:p>
          </table:table-cell>
          <table:table-cell office:value-type="float" office:value="3725.31747336438" calcext:value-type="float">
            <text:p>3725.31747336438</text:p>
          </table:table-cell>
          <table:table-cell table:formula="of:=[.A308]-[.A307]" office:value-type="float" office:value="0.270182847976685" calcext:value-type="float">
            <text:p>0.270182847976685</text:p>
          </table:table-cell>
        </table:table-row>
        <table:table-row table:style-name="ro1">
          <table:table-cell office:value-type="float" office:value="1573805604.35673" calcext:value-type="float">
            <text:p>1573805604.35673</text:p>
          </table:table-cell>
          <table:table-cell office:value-type="float" office:value="3724.46815829589" calcext:value-type="float">
            <text:p>3724.46815829589</text:p>
          </table:table-cell>
          <table:table-cell table:formula="of:=[.A309]-[.A308]" office:value-type="float" office:value="0.270426750183105" calcext:value-type="float">
            <text:p>0.270426750183105</text:p>
          </table:table-cell>
        </table:table-row>
        <table:table-row table:style-name="ro1">
          <table:table-cell office:value-type="float" office:value="1573805604.62737" calcext:value-type="float">
            <text:p>1573805604.62737</text:p>
          </table:table-cell>
          <table:table-cell office:value-type="float" office:value="3727.1393911726" calcext:value-type="float">
            <text:p>3727.1393911726</text:p>
          </table:table-cell>
          <table:table-cell table:formula="of:=[.A310]-[.A309]" office:value-type="float" office:value="0.270641803741455" calcext:value-type="float">
            <text:p>0.270641803741455</text:p>
          </table:table-cell>
        </table:table-row>
        <table:table-row table:style-name="ro1">
          <table:table-cell office:value-type="float" office:value="1573805604.8975" calcext:value-type="float">
            <text:p>1573805604.8975</text:p>
          </table:table-cell>
          <table:table-cell office:value-type="float" office:value="3724.78048706301" calcext:value-type="float">
            <text:p>3724.78048706301</text:p>
          </table:table-cell>
          <table:table-cell table:formula="of:=[.A311]-[.A310]" office:value-type="float" office:value="0.270126104354858" calcext:value-type="float">
            <text:p>0.270126104354858</text:p>
          </table:table-cell>
        </table:table-row>
        <table:table-row table:style-name="ro1">
          <table:table-cell office:value-type="float" office:value="1573805605.16834" calcext:value-type="float">
            <text:p>1573805605.16834</text:p>
          </table:table-cell>
          <table:table-cell office:value-type="float" office:value="3726.28185692603" calcext:value-type="float">
            <text:p>3726.28185692603</text:p>
          </table:table-cell>
          <table:table-cell table:formula="of:=[.A312]-[.A311]" office:value-type="float" office:value="0.270838737487793" calcext:value-type="float">
            <text:p>0.270838737487793</text:p>
          </table:table-cell>
        </table:table-row>
        <table:table-row table:style-name="ro1">
          <table:table-cell office:value-type="float" office:value="1573805605.43886" calcext:value-type="float">
            <text:p>1573805605.43886</text:p>
          </table:table-cell>
          <table:table-cell office:value-type="float" office:value="3727.37500761096" calcext:value-type="float">
            <text:p>3727.37500761096</text:p>
          </table:table-cell>
          <table:table-cell table:formula="of:=[.A313]-[.A312]" office:value-type="float" office:value="0.27052903175354" calcext:value-type="float">
            <text:p>0.27052903175354</text:p>
          </table:table-cell>
        </table:table-row>
        <table:table-row table:style-name="ro1">
          <table:table-cell office:value-type="float" office:value="1573805605.7081" calcext:value-type="float">
            <text:p>1573805605.7081</text:p>
          </table:table-cell>
          <table:table-cell office:value-type="float" office:value="3726.65445966575" calcext:value-type="float">
            <text:p>3726.65445966575</text:p>
          </table:table-cell>
          <table:table-cell table:formula="of:=[.A314]-[.A313]" office:value-type="float" office:value="0.269237995147705" calcext:value-type="float">
            <text:p>0.269237995147705</text:p>
          </table:table-cell>
        </table:table-row>
        <table:table-row table:style-name="ro1">
          <table:table-cell office:value-type="float" office:value="1573805605.97882" calcext:value-type="float">
            <text:p>1573805605.97882</text:p>
          </table:table-cell>
          <table:table-cell office:value-type="float" office:value="3725.04076103562" calcext:value-type="float">
            <text:p>3725.04076103562</text:p>
          </table:table-cell>
          <table:table-cell table:formula="of:=[.A315]-[.A314]" office:value-type="float" office:value="0.270713090896606" calcext:value-type="float">
            <text:p>0.270713090896606</text:p>
          </table:table-cell>
        </table:table-row>
        <table:table-row table:style-name="ro1">
          <table:table-cell office:value-type="float" office:value="1573805606.41418" calcext:value-type="float">
            <text:p>1573805606.41418</text:p>
          </table:table-cell>
          <table:table-cell office:value-type="float" office:value="3733.52569254247" calcext:value-type="float">
            <text:p>3733.52569254247</text:p>
          </table:table-cell>
          <table:table-cell table:formula="of:=[.A316]-[.A315]" office:value-type="float" office:value="0.435360908508301" calcext:value-type="float">
            <text:p>0.435360908508301</text:p>
          </table:table-cell>
        </table:table-row>
        <table:table-row table:style-name="ro1">
          <table:table-cell office:value-type="float" office:value="1573805606.6526" calcext:value-type="float">
            <text:p>1573805606.6526</text:p>
          </table:table-cell>
          <table:table-cell office:value-type="float" office:value="3720.37500761096" calcext:value-type="float">
            <text:p>3720.37500761096</text:p>
          </table:table-cell>
          <table:table-cell table:formula="of:=[.A317]-[.A316]" office:value-type="float" office:value="0.2384192943573" calcext:value-type="float">
            <text:p>0.2384192943573</text:p>
          </table:table-cell>
        </table:table-row>
        <table:table-row table:style-name="ro1">
          <table:table-cell office:value-type="float" office:value="1573805606.89137" calcext:value-type="float">
            <text:p>1573805606.89137</text:p>
          </table:table-cell>
          <table:table-cell office:value-type="float" office:value="3710.13391172055" calcext:value-type="float">
            <text:p>3710.13391172055</text:p>
          </table:table-cell>
          <table:table-cell table:formula="of:=[.A318]-[.A317]" office:value-type="float" office:value="0.238771438598633" calcext:value-type="float">
            <text:p>0.238771438598633</text:p>
          </table:table-cell>
        </table:table-row>
        <table:table-row table:style-name="ro1">
          <table:table-cell office:value-type="float" office:value="1573805607.161" calcext:value-type="float">
            <text:p>1573805607.161</text:p>
          </table:table-cell>
          <table:table-cell office:value-type="float" office:value="3731.01336377534" calcext:value-type="float">
            <text:p>3731.01336377534</text:p>
          </table:table-cell>
          <table:table-cell table:formula="of:=[.A319]-[.A318]" office:value-type="float" office:value="0.269632577896118" calcext:value-type="float">
            <text:p>0.269632577896118</text:p>
          </table:table-cell>
        </table:table-row>
        <table:table-row table:style-name="ro1">
          <table:table-cell office:value-type="float" office:value="1573805607.43162" calcext:value-type="float">
            <text:p>1573805607.43162</text:p>
          </table:table-cell>
          <table:table-cell office:value-type="float" office:value="3744.10103500822" calcext:value-type="float">
            <text:p>3744.10103500822</text:p>
          </table:table-cell>
          <table:table-cell table:formula="of:=[.A320]-[.A319]" office:value-type="float" office:value="0.270618677139282" calcext:value-type="float">
            <text:p>0.270618677139282</text:p>
          </table:table-cell>
        </table:table-row>
        <table:table-row table:style-name="ro1">
          <table:table-cell office:value-type="float" office:value="1573805607.70099" calcext:value-type="float">
            <text:p>1573805607.70099</text:p>
          </table:table-cell>
          <table:table-cell office:value-type="float" office:value="3756.97774733699" calcext:value-type="float">
            <text:p>3756.97774733699</text:p>
          </table:table-cell>
          <table:table-cell table:formula="of:=[.A321]-[.A320]" office:value-type="float" office:value="0.269373655319214" calcext:value-type="float">
            <text:p>0.269373655319214</text:p>
          </table:table-cell>
        </table:table-row>
        <table:table-row table:style-name="ro1">
          <table:table-cell office:value-type="float" office:value="1573805607.971" calcext:value-type="float">
            <text:p>1573805607.971</text:p>
          </table:table-cell>
          <table:table-cell office:value-type="float" office:value="3738.89555555616" calcext:value-type="float">
            <text:p>3738.89555555616</text:p>
          </table:table-cell>
          <table:table-cell table:formula="of:=[.A322]-[.A321]" office:value-type="float" office:value="0.270009279251099" calcext:value-type="float">
            <text:p>0.270009279251099</text:p>
          </table:table-cell>
        </table:table-row>
        <table:table-row table:style-name="ro1">
          <table:table-cell office:value-type="float" office:value="1573805608.24148" calcext:value-type="float">
            <text:p>1573805608.24148</text:p>
          </table:table-cell>
          <table:table-cell office:value-type="float" office:value="3735.07637747397" calcext:value-type="float">
            <text:p>3735.07637747397</text:p>
          </table:table-cell>
          <table:table-cell table:formula="of:=[.A323]-[.A322]" office:value-type="float" office:value="0.270475149154663" calcext:value-type="float">
            <text:p>0.270475149154663</text:p>
          </table:table-cell>
        </table:table-row>
        <table:table-row table:style-name="ro1">
          <table:table-cell office:value-type="float" office:value="1573805608.51229" calcext:value-type="float">
            <text:p>1573805608.51229</text:p>
          </table:table-cell>
          <table:table-cell office:value-type="float" office:value="3785.24350076164" calcext:value-type="float">
            <text:p>3785.24350076164</text:p>
          </table:table-cell>
          <table:table-cell table:formula="of:=[.A324]-[.A323]" office:value-type="float" office:value="0.270814180374145" calcext:value-type="float">
            <text:p>0.270814180374145</text:p>
          </table:table-cell>
        </table:table-row>
        <table:table-row table:style-name="ro1">
          <table:table-cell office:value-type="float" office:value="1573805608.78354" calcext:value-type="float">
            <text:p>1573805608.78354</text:p>
          </table:table-cell>
          <table:table-cell office:value-type="float" office:value="3981.02980213151" calcext:value-type="float">
            <text:p>3981.02980213151</text:p>
          </table:table-cell>
          <table:table-cell table:formula="of:=[.A325]-[.A324]" office:value-type="float" office:value="0.271249055862427" calcext:value-type="float">
            <text:p>0.271249055862427</text:p>
          </table:table-cell>
        </table:table-row>
        <table:table-row table:style-name="ro1">
          <table:table-cell office:value-type="float" office:value="1573805609.0547" calcext:value-type="float">
            <text:p>1573805609.0547</text:p>
          </table:table-cell>
          <table:table-cell office:value-type="float" office:value="5209.38048706301" calcext:value-type="float">
            <text:p>5209.38048706301</text:p>
          </table:table-cell>
          <table:table-cell table:formula="of:=[.A326]-[.A325]" office:value-type="float" office:value="0.271161317825317" calcext:value-type="float">
            <text:p>0.271161317825317</text:p>
          </table:table-cell>
        </table:table-row>
        <table:table-row table:style-name="ro1">
          <table:table-cell office:value-type="float" office:value="1573805609.3252" calcext:value-type="float">
            <text:p>1573805609.3252</text:p>
          </table:table-cell>
          <table:table-cell office:value-type="float" office:value="8126.81062404932" calcext:value-type="float">
            <text:p>8126.81062404932</text:p>
          </table:table-cell>
          <table:table-cell table:formula="of:=[.A327]-[.A326]" office:value-type="float" office:value="0.27050256729126" calcext:value-type="float">
            <text:p>0.27050256729126</text:p>
          </table:table-cell>
        </table:table-row>
        <table:table-row table:style-name="ro1">
          <table:table-cell office:value-type="float" office:value="1573805609.59652" calcext:value-type="float">
            <text:p>1573805609.59652</text:p>
          </table:table-cell>
          <table:table-cell office:value-type="float" office:value="10737.0435007616" calcext:value-type="float">
            <text:p>10737.0435007616</text:p>
          </table:table-cell>
          <table:table-cell table:formula="of:=[.A328]-[.A327]" office:value-type="float" office:value="0.271317481994629" calcext:value-type="float">
            <text:p>0.271317481994629</text:p>
          </table:table-cell>
        </table:table-row>
        <table:table-row table:style-name="ro1">
          <table:table-cell office:value-type="float" office:value="1573805609.8678" calcext:value-type="float">
            <text:p>1573805609.8678</text:p>
          </table:table-cell>
          <table:table-cell office:value-type="float" office:value="12034.3010350082" calcext:value-type="float">
            <text:p>12034.3010350082</text:p>
          </table:table-cell>
          <table:table-cell table:formula="of:=[.A329]-[.A328]" office:value-type="float" office:value="0.271279573440552" calcext:value-type="float">
            <text:p>0.271279573440552</text:p>
          </table:table-cell>
        </table:table-row>
        <table:table-row table:style-name="ro1">
          <table:table-cell office:value-type="float" office:value="1573805610.13935" calcext:value-type="float">
            <text:p>1573805610.13935</text:p>
          </table:table-cell>
          <table:table-cell office:value-type="float" office:value="13465.0571993918" calcext:value-type="float">
            <text:p>13465.0571993918</text:p>
          </table:table-cell>
          <table:table-cell table:formula="of:=[.A330]-[.A329]" office:value-type="float" office:value="0.271548509597778" calcext:value-type="float">
            <text:p>0.271548509597778</text:p>
          </table:table-cell>
        </table:table-row>
        <table:table-row table:style-name="ro1">
          <table:table-cell office:value-type="float" office:value="1573805610.41059" calcext:value-type="float">
            <text:p>1573805610.41059</text:p>
          </table:table-cell>
          <table:table-cell office:value-type="float" office:value="14379.5996651452" calcext:value-type="float">
            <text:p>14379.5996651452</text:p>
          </table:table-cell>
          <table:table-cell table:formula="of:=[.A331]-[.A330]" office:value-type="float" office:value="0.271237850189209" calcext:value-type="float">
            <text:p>0.271237850189209</text:p>
          </table:table-cell>
        </table:table-row>
        <table:table-row table:style-name="ro1">
          <table:table-cell office:value-type="float" office:value="1573805610.6825" calcext:value-type="float">
            <text:p>1573805610.6825</text:p>
          </table:table-cell>
          <table:table-cell office:value-type="float" office:value="15329.5640487068" calcext:value-type="float">
            <text:p>15329.5640487068</text:p>
          </table:table-cell>
          <table:table-cell table:formula="of:=[.A332]-[.A331]" office:value-type="float" office:value="0.271908521652222" calcext:value-type="float">
            <text:p>0.271908521652222</text:p>
          </table:table-cell>
        </table:table-row>
        <table:table-row table:style-name="ro1">
          <table:table-cell office:value-type="float" office:value="1573805610.9546" calcext:value-type="float">
            <text:p>1573805610.9546</text:p>
          </table:table-cell>
          <table:table-cell office:value-type="float" office:value="15968.3037747342" calcext:value-type="float">
            <text:p>15968.3037747342</text:p>
          </table:table-cell>
          <table:table-cell table:formula="of:=[.A333]-[.A332]" office:value-type="float" office:value="0.272101879119873" calcext:value-type="float">
            <text:p>0.272101879119873</text:p>
          </table:table-cell>
        </table:table-row>
        <table:table-row table:style-name="ro1">
          <table:table-cell office:value-type="float" office:value="1573805611.22692" calcext:value-type="float">
            <text:p>1573805611.22692</text:p>
          </table:table-cell>
          <table:table-cell office:value-type="float" office:value="16222.3914459671" calcext:value-type="float">
            <text:p>16222.3914459671</text:p>
          </table:table-cell>
          <table:table-cell table:formula="of:=[.A334]-[.A333]" office:value-type="float" office:value="0.272322416305542" calcext:value-type="float">
            <text:p>0.272322416305542</text:p>
          </table:table-cell>
        </table:table-row>
        <table:table-row table:style-name="ro1">
          <table:table-cell office:value-type="float" office:value="1573805611.4994" calcext:value-type="float">
            <text:p>1573805611.4994</text:p>
          </table:table-cell>
          <table:table-cell office:value-type="float" office:value="16825.1092541863" calcext:value-type="float">
            <text:p>16825.1092541863</text:p>
          </table:table-cell>
          <table:table-cell table:formula="of:=[.A335]-[.A334]" office:value-type="float" office:value="0.272478580474854" calcext:value-type="float">
            <text:p>0.272478580474854</text:p>
          </table:table-cell>
        </table:table-row>
        <table:table-row table:style-name="ro1">
          <table:table-cell office:value-type="float" office:value="1573805611.77191" calcext:value-type="float">
            <text:p>1573805611.77191</text:p>
          </table:table-cell>
          <table:table-cell office:value-type="float" office:value="17240.2298021315" calcext:value-type="float">
            <text:p>17240.2298021315</text:p>
          </table:table-cell>
          <table:table-cell table:formula="of:=[.A336]-[.A335]" office:value-type="float" office:value="0.272508144378662" calcext:value-type="float">
            <text:p>0.272508144378662</text:p>
          </table:table-cell>
        </table:table-row>
        <table:table-row table:style-name="ro1">
          <table:table-cell office:value-type="float" office:value="1573805612.04463" calcext:value-type="float">
            <text:p>1573805612.04463</text:p>
          </table:table-cell>
          <table:table-cell office:value-type="float" office:value="16948.4380213096" calcext:value-type="float">
            <text:p>16948.4380213096</text:p>
          </table:table-cell>
          <table:table-cell table:formula="of:=[.A337]-[.A336]" office:value-type="float" office:value="0.272722244262695" calcext:value-type="float">
            <text:p>0.272722244262695</text:p>
          </table:table-cell>
        </table:table-row>
        <table:table-row table:style-name="ro1">
          <table:table-cell office:value-type="float" office:value="1573805612.31625" calcext:value-type="float">
            <text:p>1573805612.31625</text:p>
          </table:table-cell>
          <table:table-cell office:value-type="float" office:value="16596.7393911726" calcext:value-type="float">
            <text:p>16596.7393911726</text:p>
          </table:table-cell>
          <table:table-cell table:formula="of:=[.A338]-[.A337]" office:value-type="float" office:value="0.271619319915771" calcext:value-type="float">
            <text:p>0.271619319915771</text:p>
          </table:table-cell>
        </table:table-row>
        <table:table-row table:style-name="ro1">
          <table:table-cell office:value-type="float" office:value="1573805612.58885" calcext:value-type="float">
            <text:p>1573805612.58885</text:p>
          </table:table-cell>
          <table:table-cell office:value-type="float" office:value="16346.1037747342" calcext:value-type="float">
            <text:p>16346.1037747342</text:p>
          </table:table-cell>
          <table:table-cell table:formula="of:=[.A339]-[.A338]" office:value-type="float" office:value="0.272596836090088" calcext:value-type="float">
            <text:p>0.272596836090088</text:p>
          </table:table-cell>
        </table:table-row>
        <table:table-row table:style-name="ro1">
          <table:table-cell office:value-type="float" office:value="1573805612.85994" calcext:value-type="float">
            <text:p>1573805612.85994</text:p>
          </table:table-cell>
          <table:table-cell office:value-type="float" office:value="15751.6161035014" calcext:value-type="float">
            <text:p>15751.6161035014</text:p>
          </table:table-cell>
          <table:table-cell table:formula="of:=[.A340]-[.A339]" office:value-type="float" office:value="0.271097421646118" calcext:value-type="float">
            <text:p>0.271097421646118</text:p>
          </table:table-cell>
        </table:table-row>
        <table:table-row table:style-name="ro1">
          <table:table-cell office:value-type="float" office:value="1573805613.13125" calcext:value-type="float">
            <text:p>1573805613.13125</text:p>
          </table:table-cell>
          <table:table-cell office:value-type="float" office:value="15156.8599391178" calcext:value-type="float">
            <text:p>15156.8599391178</text:p>
          </table:table-cell>
          <table:table-cell table:formula="of:=[.A341]-[.A340]" office:value-type="float" office:value="0.271303176879883" calcext:value-type="float">
            <text:p>0.271303176879883</text:p>
          </table:table-cell>
        </table:table-row>
        <table:table-row table:style-name="ro1">
          <table:table-cell office:value-type="float" office:value="1573805613.40319" calcext:value-type="float">
            <text:p>1573805613.40319</text:p>
          </table:table-cell>
          <table:table-cell office:value-type="float" office:value="9765.07637747397" calcext:value-type="float">
            <text:p>9765.07637747397</text:p>
          </table:table-cell>
          <table:table-cell table:formula="of:=[.A342]-[.A341]" office:value-type="float" office:value="0.271944999694824" calcext:value-type="float">
            <text:p>0.271944999694824</text:p>
          </table:table-cell>
        </table:table-row>
        <table:table-row table:style-name="ro1">
          <table:table-cell office:value-type="float" office:value="1573805613.7913" calcext:value-type="float">
            <text:p>1573805613.7913</text:p>
          </table:table-cell>
          <table:table-cell office:value-type="float" office:value="12955.783226789" calcext:value-type="float">
            <text:p>12955.783226789</text:p>
          </table:table-cell>
          <table:table-cell table:formula="of:=[.A343]-[.A342]" office:value-type="float" office:value="0.388105154037476" calcext:value-type="float">
            <text:p>0.388105154037476</text:p>
          </table:table-cell>
        </table:table-row>
        <table:table-row table:style-name="ro1">
          <table:table-cell office:value-type="float" office:value="1573805614.04215" calcext:value-type="float">
            <text:p>1573805614.04215</text:p>
          </table:table-cell>
          <table:table-cell office:value-type="float" office:value="5299.95308980274" calcext:value-type="float">
            <text:p>5299.95308980274</text:p>
          </table:table-cell>
          <table:table-cell table:formula="of:=[.A344]-[.A343]" office:value-type="float" office:value="0.250857591629028" calcext:value-type="float">
            <text:p>0.250857591629028</text:p>
          </table:table-cell>
        </table:table-row>
        <table:table-row table:style-name="ro1">
          <table:table-cell office:value-type="float" office:value="1573805614.28072" calcext:value-type="float">
            <text:p>1573805614.28072</text:p>
          </table:table-cell>
          <table:table-cell office:value-type="float" office:value="3697.90377473425" calcext:value-type="float">
            <text:p>3697.90377473425</text:p>
          </table:table-cell>
          <table:table-cell table:formula="of:=[.A345]-[.A344]" office:value-type="float" office:value="0.238569736480713" calcext:value-type="float">
            <text:p>0.238569736480713</text:p>
          </table:table-cell>
        </table:table-row>
        <table:table-row table:style-name="ro1">
          <table:table-cell office:value-type="float" office:value="1573805614.51906" calcext:value-type="float">
            <text:p>1573805614.51906</text:p>
          </table:table-cell>
          <table:table-cell office:value-type="float" office:value="4436.00240487123" calcext:value-type="float">
            <text:p>4436.00240487123</text:p>
          </table:table-cell>
          <table:table-cell table:formula="of:=[.A346]-[.A345]" office:value-type="float" office:value="0.238335371017456" calcext:value-type="float">
            <text:p>0.238335371017456</text:p>
          </table:table-cell>
        </table:table-row>
        <table:table-row table:style-name="ro1">
          <table:table-cell office:value-type="float" office:value="1573805614.78675" calcext:value-type="float">
            <text:p>1573805614.78675</text:p>
          </table:table-cell>
          <table:table-cell office:value-type="float" office:value="9623.48459665206" calcext:value-type="float">
            <text:p>9623.48459665206</text:p>
          </table:table-cell>
          <table:table-cell table:formula="of:=[.A347]-[.A346]" office:value-type="float" office:value="0.267693758010864" calcext:value-type="float">
            <text:p>0.267693758010864</text:p>
          </table:table-cell>
        </table:table-row>
        <table:table-row table:style-name="ro1">
          <table:table-cell office:value-type="float" office:value="1573805615.05836" calcext:value-type="float">
            <text:p>1573805615.05836</text:p>
          </table:table-cell>
          <table:table-cell office:value-type="float" office:value="13071.9147336384" calcext:value-type="float">
            <text:p>13071.9147336384</text:p>
          </table:table-cell>
          <table:table-cell table:formula="of:=[.A348]-[.A347]" office:value-type="float" office:value="0.271610260009766" calcext:value-type="float">
            <text:p>0.271610260009766</text:p>
          </table:table-cell>
        </table:table-row>
        <table:table-row table:style-name="ro1">
          <table:table-cell office:value-type="float" office:value="1573805615.33025" calcext:value-type="float">
            <text:p>1573805615.33025</text:p>
          </table:table-cell>
          <table:table-cell office:value-type="float" office:value="15276.7284322685" calcext:value-type="float">
            <text:p>15276.7284322685</text:p>
          </table:table-cell>
          <table:table-cell table:formula="of:=[.A349]-[.A348]" office:value-type="float" office:value="0.271888017654419" calcext:value-type="float">
            <text:p>0.271888017654419</text:p>
          </table:table-cell>
        </table:table-row>
        <table:table-row table:style-name="ro1">
          <table:table-cell office:value-type="float" office:value="1573805615.60153" calcext:value-type="float">
            <text:p>1573805615.60153</text:p>
          </table:table-cell>
          <table:table-cell office:value-type="float" office:value="16604.9859665151" calcext:value-type="float">
            <text:p>16604.9859665151</text:p>
          </table:table-cell>
          <table:table-cell table:formula="of:=[.A350]-[.A349]" office:value-type="float" office:value="0.271281957626343" calcext:value-type="float">
            <text:p>0.271281957626343</text:p>
          </table:table-cell>
        </table:table-row>
        <table:table-row table:style-name="ro1">
          <table:table-cell office:value-type="float" office:value="1573805615.87326" calcext:value-type="float">
            <text:p>1573805615.87326</text:p>
          </table:table-cell>
          <table:table-cell office:value-type="float" office:value="16489.8544596658" calcext:value-type="float">
            <text:p>16489.8544596658</text:p>
          </table:table-cell>
          <table:table-cell table:formula="of:=[.A351]-[.A350]" office:value-type="float" office:value="0.271726608276367" calcext:value-type="float">
            <text:p>0.271726608276367</text:p>
          </table:table-cell>
        </table:table-row>
        <table:table-row table:style-name="ro1">
          <table:table-cell office:value-type="float" office:value="1573805616.29885" calcext:value-type="float">
            <text:p>1573805616.29885</text:p>
          </table:table-cell>
          <table:table-cell office:value-type="float" office:value="16780.3613089808" calcext:value-type="float">
            <text:p>16780.3613089808</text:p>
          </table:table-cell>
          <table:table-cell table:formula="of:=[.A352]-[.A351]" office:value-type="float" office:value="0.425595760345459" calcext:value-type="float">
            <text:p>0.425595760345459</text:p>
          </table:table-cell>
        </table:table-row>
        <table:table-row table:style-name="ro1">
          <table:table-cell office:value-type="float" office:value="1573805616.53777" calcext:value-type="float">
            <text:p>1573805616.53777</text:p>
          </table:table-cell>
          <table:table-cell office:value-type="float" office:value="16522.8489802137" calcext:value-type="float">
            <text:p>16522.8489802137</text:p>
          </table:table-cell>
          <table:table-cell table:formula="of:=[.A353]-[.A352]" office:value-type="float" office:value="0.238919258117676" calcext:value-type="float">
            <text:p>0.238919258117676</text:p>
          </table:table-cell>
        </table:table-row>
        <table:table-row table:style-name="ro1">
          <table:table-cell office:value-type="float" office:value="1573805616.77632" calcext:value-type="float">
            <text:p>1573805616.77632</text:p>
          </table:table-cell>
          <table:table-cell office:value-type="float" office:value="15936.1421308986" calcext:value-type="float">
            <text:p>15936.1421308986</text:p>
          </table:table-cell>
          <table:table-cell table:formula="of:=[.A354]-[.A353]" office:value-type="float" office:value="0.238546133041382" calcext:value-type="float">
            <text:p>0.238546133041382</text:p>
          </table:table-cell>
        </table:table-row>
        <table:table-row table:style-name="ro1">
          <table:table-cell office:value-type="float" office:value="1573805617.01574" calcext:value-type="float">
            <text:p>1573805617.01574</text:p>
          </table:table-cell>
          <table:table-cell office:value-type="float" office:value="15203.2161035014" calcext:value-type="float">
            <text:p>15203.2161035014</text:p>
          </table:table-cell>
          <table:table-cell table:formula="of:=[.A355]-[.A354]" office:value-type="float" office:value="0.239421129226685" calcext:value-type="float">
            <text:p>0.239421129226685</text:p>
          </table:table-cell>
        </table:table-row>
        <table:table-row table:style-name="ro1">
          <table:table-cell office:value-type="float" office:value="1573805617.28717" calcext:value-type="float">
            <text:p>1573805617.28717</text:p>
          </table:table-cell>
          <table:table-cell office:value-type="float" office:value="14673.583226789" calcext:value-type="float">
            <text:p>14673.583226789</text:p>
          </table:table-cell>
          <table:table-cell table:formula="of:=[.A356]-[.A355]" office:value-type="float" office:value="0.271425485610962" calcext:value-type="float">
            <text:p>0.271425485610962</text:p>
          </table:table-cell>
        </table:table-row>
        <table:table-row table:style-name="ro1">
          <table:table-cell office:value-type="float" office:value="1573805617.55892" calcext:value-type="float">
            <text:p>1573805617.55892</text:p>
          </table:table-cell>
          <table:table-cell office:value-type="float" office:value="14329.3065144603" calcext:value-type="float">
            <text:p>14329.3065144603</text:p>
          </table:table-cell>
          <table:table-cell table:formula="of:=[.A357]-[.A356]" office:value-type="float" office:value="0.271750211715698" calcext:value-type="float">
            <text:p>0.271750211715698</text:p>
          </table:table-cell>
        </table:table-row>
        <table:table-row table:style-name="ro1">
          <table:table-cell office:value-type="float" office:value="1573805617.83111" calcext:value-type="float">
            <text:p>1573805617.83111</text:p>
          </table:table-cell>
          <table:table-cell office:value-type="float" office:value="13609.8599391178" calcext:value-type="float">
            <text:p>13609.8599391178</text:p>
          </table:table-cell>
          <table:table-cell table:formula="of:=[.A358]-[.A357]" office:value-type="float" office:value="0.272195816040039" calcext:value-type="float">
            <text:p>0.272195816040039</text:p>
          </table:table-cell>
        </table:table-row>
        <table:table-row table:style-name="ro1">
          <table:table-cell office:value-type="float" office:value="1573805618.10303" calcext:value-type="float">
            <text:p>1573805618.10303</text:p>
          </table:table-cell>
          <table:table-cell office:value-type="float" office:value="12099.8928158301" calcext:value-type="float">
            <text:p>12099.8928158301</text:p>
          </table:table-cell>
          <table:table-cell table:formula="of:=[.A359]-[.A358]" office:value-type="float" office:value="0.271917343139648" calcext:value-type="float">
            <text:p>0.271917343139648</text:p>
          </table:table-cell>
        </table:table-row>
        <table:table-row table:style-name="ro1">
          <table:table-cell office:value-type="float" office:value="1573805618.37496" calcext:value-type="float">
            <text:p>1573805618.37496</text:p>
          </table:table-cell>
          <table:table-cell office:value-type="float" office:value="6486.80240487123" calcext:value-type="float">
            <text:p>6486.80240487123</text:p>
          </table:table-cell>
          <table:table-cell table:formula="of:=[.A360]-[.A359]" office:value-type="float" office:value="0.271926403045654" calcext:value-type="float">
            <text:p>0.271926403045654</text:p>
          </table:table-cell>
        </table:table-row>
        <table:table-row table:style-name="ro1">
          <table:table-cell office:value-type="float" office:value="1573805618.64596" calcext:value-type="float">
            <text:p>1573805618.64596</text:p>
          </table:table-cell>
          <table:table-cell office:value-type="float" office:value="3816.53117199452" calcext:value-type="float">
            <text:p>3816.53117199452</text:p>
          </table:table-cell>
          <table:table-cell table:formula="of:=[.A361]-[.A360]" office:value-type="float" office:value="0.271008014678955" calcext:value-type="float">
            <text:p>0.271008014678955</text:p>
          </table:table-cell>
        </table:table-row>
        <table:table-row table:style-name="ro1">
          <table:table-cell office:value-type="float" office:value="1573805618.91701" calcext:value-type="float">
            <text:p>1573805618.91701</text:p>
          </table:table-cell>
          <table:table-cell office:value-type="float" office:value="3509.40240487123" calcext:value-type="float">
            <text:p>3509.40240487123</text:p>
          </table:table-cell>
          <table:table-cell table:formula="of:=[.A362]-[.A361]" office:value-type="float" office:value="0.271044254302979" calcext:value-type="float">
            <text:p>0.271044254302979</text:p>
          </table:table-cell>
        </table:table-row>
        <table:table-row table:style-name="ro1">
          <table:table-cell office:value-type="float" office:value="1573805619.18825" calcext:value-type="float">
            <text:p>1573805619.18825</text:p>
          </table:table-cell>
          <table:table-cell office:value-type="float" office:value="3538.80788432329" calcext:value-type="float">
            <text:p>3538.80788432329</text:p>
          </table:table-cell>
          <table:table-cell table:formula="of:=[.A363]-[.A362]" office:value-type="float" office:value="0.271243572235107" calcext:value-type="float">
            <text:p>0.271243572235107</text:p>
          </table:table-cell>
        </table:table-row>
        <table:table-row table:style-name="ro1">
          <table:table-cell office:value-type="float" office:value="1573805619.45921" calcext:value-type="float">
            <text:p>1573805619.45921</text:p>
          </table:table-cell>
          <table:table-cell office:value-type="float" office:value="3524.4489802137" calcext:value-type="float">
            <text:p>3524.4489802137</text:p>
          </table:table-cell>
          <table:table-cell table:formula="of:=[.A364]-[.A363]" office:value-type="float" office:value="0.270956039428711" calcext:value-type="float">
            <text:p>0.270956039428711</text:p>
          </table:table-cell>
        </table:table-row>
        <table:table-row table:style-name="ro1">
          <table:table-cell office:value-type="float" office:value="1573805619.72953" calcext:value-type="float">
            <text:p>1573805619.72953</text:p>
          </table:table-cell>
          <table:table-cell office:value-type="float" office:value="3522.01062404932" calcext:value-type="float">
            <text:p>3522.01062404932</text:p>
          </table:table-cell>
          <table:table-cell table:formula="of:=[.A365]-[.A364]" office:value-type="float" office:value="0.270324945449829" calcext:value-type="float">
            <text:p>0.270324945449829</text:p>
          </table:table-cell>
        </table:table-row>
        <table:table-row table:style-name="ro1">
          <table:table-cell office:value-type="float" office:value="1573805620.00116" calcext:value-type="float">
            <text:p>1573805620.00116</text:p>
          </table:table-cell>
          <table:table-cell office:value-type="float" office:value="3514.85993911781" calcext:value-type="float">
            <text:p>3514.85993911781</text:p>
          </table:table-cell>
          <table:table-cell table:formula="of:=[.A366]-[.A365]" office:value-type="float" office:value="0.271630048751831" calcext:value-type="float">
            <text:p>0.271630048751831</text:p>
          </table:table-cell>
        </table:table-row>
        <table:table-row table:style-name="ro1">
          <table:table-cell office:value-type="float" office:value="1573805620.2714" calcext:value-type="float">
            <text:p>1573805620.2714</text:p>
          </table:table-cell>
          <table:table-cell office:value-type="float" office:value="3519.92843226849" calcext:value-type="float">
            <text:p>3519.92843226849</text:p>
          </table:table-cell>
          <table:table-cell table:formula="of:=[.A367]-[.A366]" office:value-type="float" office:value="0.270232439041138" calcext:value-type="float">
            <text:p>0.270232439041138</text:p>
          </table:table-cell>
        </table:table-row>
        <table:table-row table:style-name="ro1">
          <table:table-cell office:value-type="float" office:value="1573805620.54149" calcext:value-type="float">
            <text:p>1573805620.54149</text:p>
          </table:table-cell>
          <table:table-cell office:value-type="float" office:value="3525.95308980274" calcext:value-type="float">
            <text:p>3525.95308980274</text:p>
          </table:table-cell>
          <table:table-cell table:formula="of:=[.A368]-[.A367]" office:value-type="float" office:value="0.270097970962524" calcext:value-type="float">
            <text:p>0.270097970962524</text:p>
          </table:table-cell>
        </table:table-row>
        <table:table-row table:style-name="ro1">
          <table:table-cell office:value-type="float" office:value="1573805620.81242" calcext:value-type="float">
            <text:p>1573805620.81242</text:p>
          </table:table-cell>
          <table:table-cell office:value-type="float" office:value="3519.35035007671" calcext:value-type="float">
            <text:p>3519.35035007671</text:p>
          </table:table-cell>
          <table:table-cell table:formula="of:=[.A369]-[.A368]" office:value-type="float" office:value="0.270927906036377" calcext:value-type="float">
            <text:p>0.270927906036377</text:p>
          </table:table-cell>
        </table:table-row>
        <table:table-row table:style-name="ro1">
          <table:table-cell office:value-type="float" office:value="1573805621.082" calcext:value-type="float">
            <text:p>1573805621.082</text:p>
          </table:table-cell>
          <table:table-cell office:value-type="float" office:value="3515.70651446027" calcext:value-type="float">
            <text:p>3515.70651446027</text:p>
          </table:table-cell>
          <table:table-cell table:formula="of:=[.A370]-[.A369]" office:value-type="float" office:value="0.269576072692871" calcext:value-type="float">
            <text:p>0.269576072692871</text:p>
          </table:table-cell>
        </table:table-row>
        <table:table-row table:style-name="ro1">
          <table:table-cell office:value-type="float" office:value="1573805621.35194" calcext:value-type="float">
            <text:p>1573805621.35194</text:p>
          </table:table-cell>
          <table:table-cell office:value-type="float" office:value="3522.82158295342" calcext:value-type="float">
            <text:p>3522.82158295342</text:p>
          </table:table-cell>
          <table:table-cell table:formula="of:=[.A371]-[.A370]" office:value-type="float" office:value="0.269940137863159" calcext:value-type="float">
            <text:p>0.269940137863159</text:p>
          </table:table-cell>
        </table:table-row>
        <table:table-row table:style-name="ro1">
          <table:table-cell office:value-type="float" office:value="1573805621.62338" calcext:value-type="float">
            <text:p>1573805621.62338</text:p>
          </table:table-cell>
          <table:table-cell office:value-type="float" office:value="3521.5393911726" calcext:value-type="float">
            <text:p>3521.5393911726</text:p>
          </table:table-cell>
          <table:table-cell table:formula="of:=[.A372]-[.A371]" office:value-type="float" office:value="0.271443843841553" calcext:value-type="float">
            <text:p>0.271443843841553</text:p>
          </table:table-cell>
        </table:table-row>
        <table:table-row table:style-name="ro1">
          <table:table-cell office:value-type="float" office:value="1573805621.89353" calcext:value-type="float">
            <text:p>1573805621.89353</text:p>
          </table:table-cell>
          <table:table-cell office:value-type="float" office:value="3520.49555555616" calcext:value-type="float">
            <text:p>3520.49555555616</text:p>
          </table:table-cell>
          <table:table-cell table:formula="of:=[.A373]-[.A372]" office:value-type="float" office:value="0.270150423049927" calcext:value-type="float">
            <text:p>0.270150423049927</text:p>
          </table:table-cell>
        </table:table-row>
        <table:table-row table:style-name="ro1">
          <table:table-cell office:value-type="float" office:value="1573805622.16346" calcext:value-type="float">
            <text:p>1573805622.16346</text:p>
          </table:table-cell>
          <table:table-cell office:value-type="float" office:value="3524.53665144658" calcext:value-type="float">
            <text:p>3524.53665144658</text:p>
          </table:table-cell>
          <table:table-cell table:formula="of:=[.A374]-[.A373]" office:value-type="float" office:value="0.269926309585571" calcext:value-type="float">
            <text:p>0.269926309585571</text:p>
          </table:table-cell>
        </table:table-row>
        <table:table-row table:style-name="ro1">
          <table:table-cell office:value-type="float" office:value="1573805622.58866" calcext:value-type="float">
            <text:p>1573805622.58866</text:p>
          </table:table-cell>
          <table:table-cell office:value-type="float" office:value="3525.81610350137" calcext:value-type="float">
            <text:p>3525.81610350137</text:p>
          </table:table-cell>
          <table:table-cell table:formula="of:=[.A375]-[.A374]" office:value-type="float" office:value="0.425201654434204" calcext:value-type="float">
            <text:p>0.425201654434204</text:p>
          </table:table-cell>
        </table:table-row>
        <table:table-row table:style-name="ro1">
          <table:table-cell office:value-type="float" office:value="1573805622.83412" calcext:value-type="float">
            <text:p>1573805622.83412</text:p>
          </table:table-cell>
          <table:table-cell office:value-type="float" office:value="3522.8489802137" calcext:value-type="float">
            <text:p>3522.8489802137</text:p>
          </table:table-cell>
          <table:table-cell table:formula="of:=[.A376]-[.A375]" office:value-type="float" office:value="0.245460271835327" calcext:value-type="float">
            <text:p>0.245460271835327</text:p>
          </table:table-cell>
        </table:table-row>
        <table:table-row table:style-name="ro1">
          <table:table-cell office:value-type="float" office:value="1573805623.07276" calcext:value-type="float">
            <text:p>1573805623.07276</text:p>
          </table:table-cell>
          <table:table-cell office:value-type="float" office:value="3521.49007610411" calcext:value-type="float">
            <text:p>3521.49007610411</text:p>
          </table:table-cell>
          <table:table-cell table:formula="of:=[.A377]-[.A376]" office:value-type="float" office:value="0.238639831542969" calcext:value-type="float">
            <text:p>0.238639831542969</text:p>
          </table:table-cell>
        </table:table-row>
        <table:table-row table:style-name="ro1">
          <table:table-cell office:value-type="float" office:value="1573805623.31167" calcext:value-type="float">
            <text:p>1573805623.31167</text:p>
          </table:table-cell>
          <table:table-cell office:value-type="float" office:value="3521.55582952877" calcext:value-type="float">
            <text:p>3521.55582952877</text:p>
          </table:table-cell>
          <table:table-cell table:formula="of:=[.A378]-[.A377]" office:value-type="float" office:value="0.238911628723145" calcext:value-type="float">
            <text:p>0.238911628723145</text:p>
          </table:table-cell>
        </table:table-row>
        <table:table-row table:style-name="ro1">
          <table:table-cell office:value-type="float" office:value="1573805623.58122" calcext:value-type="float">
            <text:p>1573805623.58122</text:p>
          </table:table-cell>
          <table:table-cell office:value-type="float" office:value="3520.75582952877" calcext:value-type="float">
            <text:p>3520.75582952877</text:p>
          </table:table-cell>
          <table:table-cell table:formula="of:=[.A379]-[.A378]" office:value-type="float" office:value="0.269546747207642" calcext:value-type="float">
            <text:p>0.269546747207642</text:p>
          </table:table-cell>
        </table:table-row>
        <table:table-row table:style-name="ro1">
          <table:table-cell office:value-type="float" office:value="1573805623.85193" calcext:value-type="float">
            <text:p>1573805623.85193</text:p>
          </table:table-cell>
          <table:table-cell office:value-type="float" office:value="3522.55582952877" calcext:value-type="float">
            <text:p>3522.55582952877</text:p>
          </table:table-cell>
          <table:table-cell table:formula="of:=[.A380]-[.A379]" office:value-type="float" office:value="0.27070951461792" calcext:value-type="float">
            <text:p>0.27070951461792</text:p>
          </table:table-cell>
        </table:table-row>
        <table:table-row table:style-name="ro1">
          <table:table-cell office:value-type="float" office:value="1573805624.12312" calcext:value-type="float">
            <text:p>1573805624.12312</text:p>
          </table:table-cell>
          <table:table-cell office:value-type="float" office:value="3521.95035007671" calcext:value-type="float">
            <text:p>3521.95035007671</text:p>
          </table:table-cell>
          <table:table-cell table:formula="of:=[.A381]-[.A380]" office:value-type="float" office:value="0.271191120147705" calcext:value-type="float">
            <text:p>0.271191120147705</text:p>
          </table:table-cell>
        </table:table-row>
        <table:table-row table:style-name="ro1">
          <table:table-cell office:value-type="float" office:value="1573805624.39334" calcext:value-type="float">
            <text:p>1573805624.39334</text:p>
          </table:table-cell>
          <table:table-cell office:value-type="float" office:value="3521.1887062411" calcext:value-type="float">
            <text:p>3521.1887062411</text:p>
          </table:table-cell>
          <table:table-cell table:formula="of:=[.A382]-[.A381]" office:value-type="float" office:value="0.270218133926392" calcext:value-type="float">
            <text:p>0.270218133926392</text:p>
          </table:table-cell>
        </table:table-row>
        <table:table-row table:style-name="ro1">
          <table:table-cell office:value-type="float" office:value="1573805624.81875" calcext:value-type="float">
            <text:p>1573805624.81875</text:p>
          </table:table-cell>
          <table:table-cell office:value-type="float" office:value="25295.8243226794" calcext:value-type="float">
            <text:p>25295.8243226794</text:p>
          </table:table-cell>
          <table:table-cell table:formula="of:=[.A383]-[.A382]" office:value-type="float" office:value="0.425410985946655" calcext:value-type="float">
            <text:p>0.425410985946655</text:p>
          </table:table-cell>
        </table:table-row>
        <table:table-row table:style-name="ro1">
          <table:table-cell office:value-type="float" office:value="1573805625.0639" calcext:value-type="float">
            <text:p>1573805625.0639</text:p>
          </table:table-cell>
          <table:table-cell office:value-type="float" office:value="3523.14213089863" calcext:value-type="float">
            <text:p>3523.14213089863</text:p>
          </table:table-cell>
          <table:table-cell table:formula="of:=[.A384]-[.A383]" office:value-type="float" office:value="0.245151519775391" calcext:value-type="float">
            <text:p>0.245151519775391</text:p>
          </table:table-cell>
        </table:table-row>
        <table:table-row table:style-name="ro1">
          <table:table-cell office:value-type="float" office:value="1573805625.30237" calcext:value-type="float">
            <text:p>1573805625.30237</text:p>
          </table:table-cell>
          <table:table-cell office:value-type="float" office:value="3522.58048706301" calcext:value-type="float">
            <text:p>3522.58048706301</text:p>
          </table:table-cell>
          <table:table-cell table:formula="of:=[.A385]-[.A384]" office:value-type="float" office:value="0.238469839096069" calcext:value-type="float">
            <text:p>0.238469839096069</text:p>
          </table:table-cell>
        </table:table-row>
        <table:table-row table:style-name="ro1">
          <table:table-cell office:value-type="float" office:value="1573805625.58668" calcext:value-type="float">
            <text:p>1573805625.58668</text:p>
          </table:table-cell>
          <table:table-cell office:value-type="float" office:value="3523.30651446027" calcext:value-type="float">
            <text:p>3523.30651446027</text:p>
          </table:table-cell>
          <table:table-cell table:formula="of:=[.A386]-[.A385]" office:value-type="float" office:value="0.284305334091187" calcext:value-type="float">
            <text:p>0.284305334091187</text:p>
          </table:table-cell>
        </table:table-row>
        <table:table-row table:style-name="ro1">
          <table:table-cell office:value-type="float" office:value="1573805625.85783" calcext:value-type="float">
            <text:p>1573805625.85783</text:p>
          </table:table-cell>
          <table:table-cell office:value-type="float" office:value="3522.27363774795" calcext:value-type="float">
            <text:p>3522.27363774795</text:p>
          </table:table-cell>
          <table:table-cell table:formula="of:=[.A387]-[.A386]" office:value-type="float" office:value="0.27115273475647" calcext:value-type="float">
            <text:p>0.27115273475647</text:p>
          </table:table-cell>
        </table:table-row>
        <table:table-row table:style-name="ro1">
          <table:table-cell office:value-type="float" office:value="1573805626.12948" calcext:value-type="float">
            <text:p>1573805626.12948</text:p>
          </table:table-cell>
          <table:table-cell office:value-type="float" office:value="3523.69281583014" calcext:value-type="float">
            <text:p>3523.69281583014</text:p>
          </table:table-cell>
          <table:table-cell table:formula="of:=[.A388]-[.A387]" office:value-type="float" office:value="0.271650314331055" calcext:value-type="float">
            <text:p>0.271650314331055</text:p>
          </table:table-cell>
        </table:table-row>
        <table:table-row table:style-name="ro1">
          <table:table-cell office:value-type="float" office:value="1573805626.39928" calcext:value-type="float">
            <text:p>1573805626.39928</text:p>
          </table:table-cell>
          <table:table-cell office:value-type="float" office:value="3523.82158295342" calcext:value-type="float">
            <text:p>3523.82158295342</text:p>
          </table:table-cell>
          <table:table-cell table:formula="of:=[.A389]-[.A388]" office:value-type="float" office:value="0.269803047180176" calcext:value-type="float">
            <text:p>0.269803047180176</text:p>
          </table:table-cell>
        </table:table-row>
        <table:table-row table:style-name="ro1">
          <table:table-cell office:value-type="float" office:value="1573805626.67074" calcext:value-type="float">
            <text:p>1573805626.67074</text:p>
          </table:table-cell>
          <table:table-cell office:value-type="float" office:value="3522.11473363836" calcext:value-type="float">
            <text:p>3522.11473363836</text:p>
          </table:table-cell>
          <table:table-cell table:formula="of:=[.A390]-[.A389]" office:value-type="float" office:value="0.27145791053772" calcext:value-type="float">
            <text:p>0.27145791053772</text:p>
          </table:table-cell>
        </table:table-row>
        <table:table-row table:style-name="ro1">
          <table:table-cell office:value-type="float" office:value="1573805626.94095" calcext:value-type="float">
            <text:p>1573805626.94095</text:p>
          </table:table-cell>
          <table:table-cell office:value-type="float" office:value="3522.79966514521" calcext:value-type="float">
            <text:p>3522.79966514521</text:p>
          </table:table-cell>
          <table:table-cell table:formula="of:=[.A391]-[.A390]" office:value-type="float" office:value="0.27021312713623" calcext:value-type="float">
            <text:p>0.27021312713623</text:p>
          </table:table-cell>
        </table:table-row>
        <table:table-row table:style-name="ro1">
          <table:table-cell office:value-type="float" office:value="1573805627.21245" calcext:value-type="float">
            <text:p>1573805627.21245</text:p>
          </table:table-cell>
          <table:table-cell office:value-type="float" office:value="3523.60514459726" calcext:value-type="float">
            <text:p>3523.60514459726</text:p>
          </table:table-cell>
          <table:table-cell table:formula="of:=[.A392]-[.A391]" office:value-type="float" office:value="0.271500825881958" calcext:value-type="float">
            <text:p>0.271500825881958</text:p>
          </table:table-cell>
        </table:table-row>
        <table:table-row table:style-name="ro1">
          <table:table-cell office:value-type="float" office:value="1573805627.48292" calcext:value-type="float">
            <text:p>1573805627.48292</text:p>
          </table:table-cell>
          <table:table-cell office:value-type="float" office:value="3523.41336377534" calcext:value-type="float">
            <text:p>3523.41336377534</text:p>
          </table:table-cell>
          <table:table-cell table:formula="of:=[.A393]-[.A392]" office:value-type="float" office:value="0.270463943481445" calcext:value-type="float">
            <text:p>0.270463943481445</text:p>
          </table:table-cell>
        </table:table-row>
        <table:table-row table:style-name="ro1">
          <table:table-cell office:value-type="float" office:value="1573805627.75401" calcext:value-type="float">
            <text:p>1573805627.75401</text:p>
          </table:table-cell>
          <table:table-cell office:value-type="float" office:value="3523.1887062411" calcext:value-type="float">
            <text:p>3523.1887062411</text:p>
          </table:table-cell>
          <table:table-cell table:formula="of:=[.A394]-[.A393]" office:value-type="float" office:value="0.271088361740112" calcext:value-type="float">
            <text:p>0.271088361740112</text:p>
          </table:table-cell>
        </table:table-row>
        <table:table-row table:style-name="ro1">
          <table:table-cell office:value-type="float" office:value="1573805628.02465" calcext:value-type="float">
            <text:p>1573805628.02465</text:p>
          </table:table-cell>
          <table:table-cell office:value-type="float" office:value="3523.25993911781" calcext:value-type="float">
            <text:p>3523.25993911781</text:p>
          </table:table-cell>
          <table:table-cell table:formula="of:=[.A395]-[.A394]" office:value-type="float" office:value="0.270646810531616" calcext:value-type="float">
            <text:p>0.270646810531616</text:p>
          </table:table-cell>
        </table:table-row>
        <table:table-row table:style-name="ro1">
          <table:table-cell office:value-type="float" office:value="1573805628.29578" calcext:value-type="float">
            <text:p>1573805628.29578</text:p>
          </table:table-cell>
          <table:table-cell office:value-type="float" office:value="3525.19692541918" calcext:value-type="float">
            <text:p>3525.19692541918</text:p>
          </table:table-cell>
          <table:table-cell table:formula="of:=[.A396]-[.A395]" office:value-type="float" office:value="0.271124839782715" calcext:value-type="float">
            <text:p>0.271124839782715</text:p>
          </table:table-cell>
        </table:table-row>
        <table:table-row table:style-name="ro1">
          <table:table-cell office:value-type="float" office:value="1573805628.56632" calcext:value-type="float">
            <text:p>1573805628.56632</text:p>
          </table:table-cell>
          <table:table-cell office:value-type="float" office:value="3523.74487062466" calcext:value-type="float">
            <text:p>3523.74487062466</text:p>
          </table:table-cell>
          <table:table-cell table:formula="of:=[.A397]-[.A396]" office:value-type="float" office:value="0.270546674728394" calcext:value-type="float">
            <text:p>0.270546674728394</text:p>
          </table:table-cell>
        </table:table-row>
        <table:table-row table:style-name="ro1">
          <table:table-cell office:value-type="float" office:value="1573805628.83731" calcext:value-type="float">
            <text:p>1573805628.83731</text:p>
          </table:table-cell>
          <table:table-cell office:value-type="float" office:value="3522.26267884384" calcext:value-type="float">
            <text:p>3522.26267884384</text:p>
          </table:table-cell>
          <table:table-cell table:formula="of:=[.A398]-[.A397]" office:value-type="float" office:value="0.270986795425415" calcext:value-type="float">
            <text:p>0.270986795425415</text:p>
          </table:table-cell>
        </table:table-row>
        <table:table-row table:style-name="ro1">
          <table:table-cell office:value-type="float" office:value="1573805629.10839" calcext:value-type="float">
            <text:p>1573805629.10839</text:p>
          </table:table-cell>
          <table:table-cell office:value-type="float" office:value="3523.6791172" calcext:value-type="float">
            <text:p>3523.6791172</text:p>
          </table:table-cell>
          <table:table-cell table:formula="of:=[.A399]-[.A398]" office:value-type="float" office:value="0.271084308624268" calcext:value-type="float">
            <text:p>0.271084308624268</text:p>
          </table:table-cell>
        </table:table-row>
        <table:table-row table:style-name="ro1">
          <table:table-cell office:value-type="float" office:value="1573805629.3788" calcext:value-type="float">
            <text:p>1573805629.3788</text:p>
          </table:table-cell>
          <table:table-cell office:value-type="float" office:value="3522.73117199452" calcext:value-type="float">
            <text:p>3522.73117199452</text:p>
          </table:table-cell>
          <table:table-cell table:formula="of:=[.A400]-[.A399]" office:value-type="float" office:value="0.270400762557983" calcext:value-type="float">
            <text:p>0.270400762557983</text:p>
          </table:table-cell>
        </table:table-row>
        <table:table-row table:style-name="ro1">
          <table:table-cell office:value-type="float" office:value="1573805629.64833" calcext:value-type="float">
            <text:p>1573805629.64833</text:p>
          </table:table-cell>
          <table:table-cell office:value-type="float" office:value="3522.99144596712" calcext:value-type="float">
            <text:p>3522.99144596712</text:p>
          </table:table-cell>
          <table:table-cell table:formula="of:=[.A401]-[.A400]" office:value-type="float" office:value="0.269530296325684" calcext:value-type="float">
            <text:p>0.269530296325684</text:p>
          </table:table-cell>
        </table:table-row>
        <table:table-row table:style-name="ro1">
          <table:table-cell office:value-type="float" office:value="1573805629.9192" calcext:value-type="float">
            <text:p>1573805629.9192</text:p>
          </table:table-cell>
          <table:table-cell office:value-type="float" office:value="3522.79692541918" calcext:value-type="float">
            <text:p>3522.79692541918</text:p>
          </table:table-cell>
          <table:table-cell table:formula="of:=[.A402]-[.A401]" office:value-type="float" office:value="0.270873069763184" calcext:value-type="float">
            <text:p>0.270873069763184</text:p>
          </table:table-cell>
        </table:table-row>
        <table:table-row table:style-name="ro1">
          <table:table-cell office:value-type="float" office:value="1573805630.1895" calcext:value-type="float">
            <text:p>1573805630.1895</text:p>
          </table:table-cell>
          <table:table-cell office:value-type="float" office:value="3576.19144596712" calcext:value-type="float">
            <text:p>3576.19144596712</text:p>
          </table:table-cell>
          <table:table-cell table:formula="of:=[.A403]-[.A402]" office:value-type="float" office:value="0.270302057266235" calcext:value-type="float">
            <text:p>0.270302057266235</text:p>
          </table:table-cell>
        </table:table-row>
        <table:table-row table:style-name="ro1">
          <table:table-cell office:value-type="float" office:value="1573805630.45962" calcext:value-type="float">
            <text:p>1573805630.45962</text:p>
          </table:table-cell>
          <table:table-cell office:value-type="float" office:value="3681.21336377534" calcext:value-type="float">
            <text:p>3681.21336377534</text:p>
          </table:table-cell>
          <table:table-cell table:formula="of:=[.A404]-[.A403]" office:value-type="float" office:value="0.27011775970459" calcext:value-type="float">
            <text:p>0.27011775970459</text:p>
          </table:table-cell>
        </table:table-row>
        <table:table-row table:style-name="ro1">
          <table:table-cell office:value-type="float" office:value="1573805630.73036" calcext:value-type="float">
            <text:p>1573805630.73036</text:p>
          </table:table-cell>
          <table:table-cell office:value-type="float" office:value="4472.58048706301" calcext:value-type="float">
            <text:p>4472.58048706301</text:p>
          </table:table-cell>
          <table:table-cell table:formula="of:=[.A405]-[.A404]" office:value-type="float" office:value="0.270736217498779" calcext:value-type="float">
            <text:p>0.270736217498779</text:p>
          </table:table-cell>
        </table:table-row>
        <table:table-row table:style-name="ro1">
          <table:table-cell office:value-type="float" office:value="1573805631.00158" calcext:value-type="float">
            <text:p>1573805631.00158</text:p>
          </table:table-cell>
          <table:table-cell office:value-type="float" office:value="7996.43802130959" calcext:value-type="float">
            <text:p>7996.43802130959</text:p>
          </table:table-cell>
          <table:table-cell table:formula="of:=[.A406]-[.A405]" office:value-type="float" office:value="0.271222114562988" calcext:value-type="float">
            <text:p>0.271222114562988</text:p>
          </table:table-cell>
        </table:table-row>
        <table:table-row table:style-name="ro1">
          <table:table-cell office:value-type="float" office:value="1573805631.27096" calcext:value-type="float">
            <text:p>1573805631.27096</text:p>
          </table:table-cell>
          <table:table-cell office:value-type="float" office:value="11280.3585692548" calcext:value-type="float">
            <text:p>11280.3585692548</text:p>
          </table:table-cell>
          <table:table-cell table:formula="of:=[.A407]-[.A406]" office:value-type="float" office:value="0.269385576248169" calcext:value-type="float">
            <text:p>0.269385576248169</text:p>
          </table:table-cell>
        </table:table-row>
        <table:table-row table:style-name="ro1">
          <table:table-cell office:value-type="float" office:value="1573805631.54137" calcext:value-type="float">
            <text:p>1573805631.54137</text:p>
          </table:table-cell>
          <table:table-cell office:value-type="float" office:value="14517.9476103507" calcext:value-type="float">
            <text:p>14517.9476103507</text:p>
          </table:table-cell>
          <table:table-cell table:formula="of:=[.A408]-[.A407]" office:value-type="float" office:value="0.270411014556885" calcext:value-type="float">
            <text:p>0.270411014556885</text:p>
          </table:table-cell>
        </table:table-row>
        <table:table-row table:style-name="ro1">
          <table:table-cell office:value-type="float" office:value="1573805631.81284" calcext:value-type="float">
            <text:p>1573805631.81284</text:p>
          </table:table-cell>
          <table:table-cell office:value-type="float" office:value="16024.1585692548" calcext:value-type="float">
            <text:p>16024.1585692548</text:p>
          </table:table-cell>
          <table:table-cell table:formula="of:=[.A409]-[.A408]" office:value-type="float" office:value="0.271461963653564" calcext:value-type="float">
            <text:p>0.271461963653564</text:p>
          </table:table-cell>
        </table:table-row>
        <table:table-row table:style-name="ro1">
          <table:table-cell office:value-type="float" office:value="1573805632.08519" calcext:value-type="float">
            <text:p>1573805632.08519</text:p>
          </table:table-cell>
          <table:table-cell office:value-type="float" office:value="16788.7202130904" calcext:value-type="float">
            <text:p>16788.7202130904</text:p>
          </table:table-cell>
          <table:table-cell table:formula="of:=[.A410]-[.A409]" office:value-type="float" office:value="0.272349834442139" calcext:value-type="float">
            <text:p>0.272349834442139</text:p>
          </table:table-cell>
        </table:table-row>
        <table:table-row table:style-name="ro1">
          <table:table-cell office:value-type="float" office:value="1573805632.35675" calcext:value-type="float">
            <text:p>1573805632.35675</text:p>
          </table:table-cell>
          <table:table-cell office:value-type="float" office:value="16529.0928158301" calcext:value-type="float">
            <text:p>16529.0928158301</text:p>
          </table:table-cell>
          <table:table-cell table:formula="of:=[.A411]-[.A410]" office:value-type="float" office:value="0.271567821502686" calcext:value-type="float">
            <text:p>0.271567821502686</text:p>
          </table:table-cell>
        </table:table-row>
        <table:table-row table:style-name="ro1">
          <table:table-cell office:value-type="float" office:value="1573805632.62858" calcext:value-type="float">
            <text:p>1573805632.62858</text:p>
          </table:table-cell>
          <table:table-cell office:value-type="float" office:value="16139.7969254192" calcext:value-type="float">
            <text:p>16139.7969254192</text:p>
          </table:table-cell>
          <table:table-cell table:formula="of:=[.A412]-[.A411]" office:value-type="float" office:value="0.271829843521118" calcext:value-type="float">
            <text:p>0.271829843521118</text:p>
          </table:table-cell>
        </table:table-row>
        <table:table-row table:style-name="ro1">
          <table:table-cell office:value-type="float" office:value="1573805632.90014" calcext:value-type="float">
            <text:p>1573805632.90014</text:p>
          </table:table-cell>
          <table:table-cell office:value-type="float" office:value="16067.3695281589" calcext:value-type="float">
            <text:p>16067.3695281589</text:p>
          </table:table-cell>
          <table:table-cell table:formula="of:=[.A413]-[.A412]" office:value-type="float" office:value="0.27155876159668" calcext:value-type="float">
            <text:p>0.27155876159668</text:p>
          </table:table-cell>
        </table:table-row>
        <table:table-row table:style-name="ro1">
          <table:table-cell office:value-type="float" office:value="1573805633.17225" calcext:value-type="float">
            <text:p>1573805633.17225</text:p>
          </table:table-cell>
          <table:table-cell office:value-type="float" office:value="16020.7119939123" calcext:value-type="float">
            <text:p>16020.7119939123</text:p>
          </table:table-cell>
          <table:table-cell table:formula="of:=[.A414]-[.A413]" office:value-type="float" office:value="0.272104740142822" calcext:value-type="float">
            <text:p>0.272104740142822</text:p>
          </table:table-cell>
        </table:table-row>
        <table:table-row table:style-name="ro1">
          <table:table-cell office:value-type="float" office:value="1573805633.44261" calcext:value-type="float">
            <text:p>1573805633.44261</text:p>
          </table:table-cell>
          <table:table-cell office:value-type="float" office:value="15617.5092541863" calcext:value-type="float">
            <text:p>15617.5092541863</text:p>
          </table:table-cell>
          <table:table-cell table:formula="of:=[.A415]-[.A414]" office:value-type="float" office:value="0.270365476608276" calcext:value-type="float">
            <text:p>0.270365476608276</text:p>
          </table:table-cell>
        </table:table-row>
        <table:table-row table:style-name="ro1">
          <table:table-cell office:value-type="float" office:value="1573805633.71447" calcext:value-type="float">
            <text:p>1573805633.71447</text:p>
          </table:table-cell>
          <table:table-cell office:value-type="float" office:value="15986.7503500767" calcext:value-type="float">
            <text:p>15986.7503500767</text:p>
          </table:table-cell>
          <table:table-cell table:formula="of:=[.A416]-[.A415]" office:value-type="float" office:value="0.271853685379028" calcext:value-type="float">
            <text:p>0.271853685379028</text:p>
          </table:table-cell>
        </table:table-row>
        <table:table-row table:style-name="ro1">
          <table:table-cell office:value-type="float" office:value="1573805633.98612" calcext:value-type="float">
            <text:p>1573805633.98612</text:p>
          </table:table-cell>
          <table:table-cell office:value-type="float" office:value="15830.9969254192" calcext:value-type="float">
            <text:p>15830.9969254192</text:p>
          </table:table-cell>
          <table:table-cell table:formula="of:=[.A417]-[.A416]" office:value-type="float" office:value="0.271655082702637" calcext:value-type="float">
            <text:p>0.271655082702637</text:p>
          </table:table-cell>
        </table:table-row>
        <table:table-row table:style-name="ro1">
          <table:table-cell office:value-type="float" office:value="1573805634.25794" calcext:value-type="float">
            <text:p>1573805634.25794</text:p>
          </table:table-cell>
          <table:table-cell office:value-type="float" office:value="15681.8133637753" calcext:value-type="float">
            <text:p>15681.8133637753</text:p>
          </table:table-cell>
          <table:table-cell table:formula="of:=[.A418]-[.A417]" office:value-type="float" office:value="0.271820068359375" calcext:value-type="float">
            <text:p>0.271820068359375</text:p>
          </table:table-cell>
        </table:table-row>
        <table:table-row table:style-name="ro1">
          <table:table-cell office:value-type="float" office:value="1573805634.52966" calcext:value-type="float">
            <text:p>1573805634.52966</text:p>
          </table:table-cell>
          <table:table-cell office:value-type="float" office:value="15304.2106240493" calcext:value-type="float">
            <text:p>15304.2106240493</text:p>
          </table:table-cell>
          <table:table-cell table:formula="of:=[.A419]-[.A418]" office:value-type="float" office:value="0.271714925765991" calcext:value-type="float">
            <text:p>0.271714925765991</text:p>
          </table:table-cell>
        </table:table-row>
        <table:table-row table:style-name="ro1">
          <table:table-cell office:value-type="float" office:value="1573805634.80164" calcext:value-type="float">
            <text:p>1573805634.80164</text:p>
          </table:table-cell>
          <table:table-cell office:value-type="float" office:value="11624.377747337" calcext:value-type="float">
            <text:p>11624.377747337</text:p>
          </table:table-cell>
          <table:table-cell table:formula="of:=[.A420]-[.A419]" office:value-type="float" office:value="0.271984577178955" calcext:value-type="float">
            <text:p>0.271984577178955</text:p>
          </table:table-cell>
        </table:table-row>
        <table:table-row table:style-name="ro1">
          <table:table-cell office:value-type="float" office:value="1573805635.07334" calcext:value-type="float">
            <text:p>1573805635.07334</text:p>
          </table:table-cell>
          <table:table-cell office:value-type="float" office:value="-1243.61677321096" calcext:value-type="float">
            <text:p>-1243.61677321096</text:p>
          </table:table-cell>
          <table:table-cell table:formula="of:=[.A421]-[.A420]" office:value-type="float" office:value="0.271699666976929" calcext:value-type="float">
            <text:p>0.271699666976929</text:p>
          </table:table-cell>
        </table:table-row>
        <table:table-row table:style-name="ro1">
          <table:table-cell office:value-type="float" office:value="1573805635.34446" calcext:value-type="float">
            <text:p>1573805635.34446</text:p>
          </table:table-cell>
          <table:table-cell office:value-type="float" office:value="3978.40514459726" calcext:value-type="float">
            <text:p>3978.40514459726</text:p>
          </table:table-cell>
          <table:table-cell table:formula="of:=[.A422]-[.A421]" office:value-type="float" office:value="0.271115064620972" calcext:value-type="float">
            <text:p>0.271115064620972</text:p>
          </table:table-cell>
        </table:table-row>
        <table:table-row table:style-name="ro1">
          <table:table-cell office:value-type="float" office:value="1573805635.61514" calcext:value-type="float">
            <text:p>1573805635.61514</text:p>
          </table:table-cell>
          <table:table-cell office:value-type="float" office:value="3417.22706240548" calcext:value-type="float">
            <text:p>3417.22706240548</text:p>
          </table:table-cell>
          <table:table-cell table:formula="of:=[.A423]-[.A422]" office:value-type="float" office:value="0.270683765411377" calcext:value-type="float">
            <text:p>0.270683765411377</text:p>
          </table:table-cell>
        </table:table-row>
        <table:table-row table:style-name="ro1">
          <table:table-cell office:value-type="float" office:value="1573805635.88543" calcext:value-type="float">
            <text:p>1573805635.88543</text:p>
          </table:table-cell>
          <table:table-cell office:value-type="float" office:value="3460.34487062466" calcext:value-type="float">
            <text:p>3460.34487062466</text:p>
          </table:table-cell>
          <table:table-cell table:formula="of:=[.A424]-[.A423]" office:value-type="float" office:value="0.270286798477173" calcext:value-type="float">
            <text:p>0.270286798477173</text:p>
          </table:table-cell>
        </table:table-row>
        <table:table-row table:style-name="ro1">
          <table:table-cell office:value-type="float" office:value="1573805636.15673" calcext:value-type="float">
            <text:p>1573805636.15673</text:p>
          </table:table-cell>
          <table:table-cell office:value-type="float" office:value="4022.89555555617" calcext:value-type="float">
            <text:p>4022.89555555617</text:p>
          </table:table-cell>
          <table:table-cell table:formula="of:=[.A425]-[.A424]" office:value-type="float" office:value="0.271307706832886" calcext:value-type="float">
            <text:p>0.271307706832886</text:p>
          </table:table-cell>
        </table:table-row>
        <table:table-row table:style-name="ro1">
          <table:table-cell office:value-type="float" office:value="1573805641.60084" calcext:value-type="float">
            <text:p>1573805641.60084</text:p>
          </table:table-cell>
          <table:table-cell office:value-type="float" office:value="3314.55856925479" calcext:value-type="float">
            <text:p>3314.55856925479</text:p>
          </table:table-cell>
          <table:table-cell table:formula="of:=[.A426]-[.A425]" office:value-type="float" office:value="5.44410538673401" calcext:value-type="float">
            <text:p>5.44410538673401</text:p>
          </table:table-cell>
        </table:table-row>
        <table:table-row table:style-name="ro1">
          <table:table-cell office:value-type="float" office:value="1573805641.83978" calcext:value-type="float">
            <text:p>1573805641.83978</text:p>
          </table:table-cell>
          <table:table-cell office:value-type="float" office:value="3315.88185692603" calcext:value-type="float">
            <text:p>3315.88185692603</text:p>
          </table:table-cell>
          <table:table-cell table:formula="of:=[.A427]-[.A426]" office:value-type="float" office:value="0.238938808441162" calcext:value-type="float">
            <text:p>0.238938808441162</text:p>
          </table:table-cell>
        </table:table-row>
        <table:table-row table:style-name="ro1">
          <table:table-cell office:value-type="float" office:value="1573805642.07928" calcext:value-type="float">
            <text:p>1573805642.07928</text:p>
          </table:table-cell>
          <table:table-cell office:value-type="float" office:value="3318.47089802192" calcext:value-type="float">
            <text:p>3318.47089802192</text:p>
          </table:table-cell>
          <table:table-cell table:formula="of:=[.A428]-[.A427]" office:value-type="float" office:value="0.239498615264893" calcext:value-type="float">
            <text:p>0.239498615264893</text:p>
          </table:table-cell>
        </table:table-row>
        <table:table-row table:style-name="ro1">
          <table:table-cell office:value-type="float" office:value="1573805642.34992" calcext:value-type="float">
            <text:p>1573805642.34992</text:p>
          </table:table-cell>
          <table:table-cell office:value-type="float" office:value="3300.04350076164" calcext:value-type="float">
            <text:p>3300.04350076164</text:p>
          </table:table-cell>
          <table:table-cell table:formula="of:=[.A429]-[.A428]" office:value-type="float" office:value="0.270648002624512" calcext:value-type="float">
            <text:p>0.270648002624512</text:p>
          </table:table-cell>
        </table:table-row>
        <table:table-row table:style-name="ro1">
          <table:table-cell office:value-type="float" office:value="1573805642.62145" calcext:value-type="float">
            <text:p>1573805642.62145</text:p>
          </table:table-cell>
          <table:table-cell office:value-type="float" office:value="3319.56678843288" calcext:value-type="float">
            <text:p>3319.56678843288</text:p>
          </table:table-cell>
          <table:table-cell table:formula="of:=[.A430]-[.A429]" office:value-type="float" office:value="0.271528720855713" calcext:value-type="float">
            <text:p>0.271528720855713</text:p>
          </table:table-cell>
        </table:table-row>
        <table:table-row table:style-name="ro1">
          <table:table-cell office:value-type="float" office:value="1573805642.89323" calcext:value-type="float">
            <text:p>1573805642.89323</text:p>
          </table:table-cell>
          <table:table-cell office:value-type="float" office:value="3319.60788432329" calcext:value-type="float">
            <text:p>3319.60788432329</text:p>
          </table:table-cell>
          <table:table-cell table:formula="of:=[.A431]-[.A430]" office:value-type="float" office:value="0.271781444549561" calcext:value-type="float">
            <text:p>0.271781444549561</text:p>
          </table:table-cell>
        </table:table-row>
        <table:table-row table:style-name="ro1">
          <table:table-cell office:value-type="float" office:value="1573805643.16425" calcext:value-type="float">
            <text:p>1573805643.16425</text:p>
          </table:table-cell>
          <table:table-cell office:value-type="float" office:value="3306.37500761096" calcext:value-type="float">
            <text:p>3306.37500761096</text:p>
          </table:table-cell>
          <table:table-cell table:formula="of:=[.A432]-[.A431]" office:value-type="float" office:value="0.271015882492065" calcext:value-type="float">
            <text:p>0.271015882492065</text:p>
          </table:table-cell>
        </table:table-row>
        <table:table-row table:style-name="ro1">
          <table:table-cell office:value-type="float" office:value="1573805643.43548" calcext:value-type="float">
            <text:p>1573805643.43548</text:p>
          </table:table-cell>
          <table:table-cell office:value-type="float" office:value="3312.97774733699" calcext:value-type="float">
            <text:p>3312.97774733699</text:p>
          </table:table-cell>
          <table:table-cell table:formula="of:=[.A433]-[.A432]" office:value-type="float" office:value="0.271232843399048" calcext:value-type="float">
            <text:p>0.271232843399048</text:p>
          </table:table-cell>
        </table:table-row>
        <table:table-row table:style-name="ro1">
          <table:table-cell office:value-type="float" office:value="1573805643.70757" calcext:value-type="float">
            <text:p>1573805643.70757</text:p>
          </table:table-cell>
          <table:table-cell office:value-type="float" office:value="3316.72569254247" calcext:value-type="float">
            <text:p>3316.72569254247</text:p>
          </table:table-cell>
          <table:table-cell table:formula="of:=[.A434]-[.A433]" office:value-type="float" office:value="0.272082567214966" calcext:value-type="float">
            <text:p>0.272082567214966</text:p>
          </table:table-cell>
        </table:table-row>
        <table:table-row table:style-name="ro1">
          <table:table-cell office:value-type="float" office:value="1573805643.97937" calcext:value-type="float">
            <text:p>1573805643.97937</text:p>
          </table:table-cell>
          <table:table-cell office:value-type="float" office:value="3312.88733637808" calcext:value-type="float">
            <text:p>3312.88733637808</text:p>
          </table:table-cell>
          <table:table-cell table:formula="of:=[.A435]-[.A434]" office:value-type="float" office:value="0.27180027961731" calcext:value-type="float">
            <text:p>0.27180027961731</text:p>
          </table:table-cell>
        </table:table-row>
        <table:table-row table:style-name="ro1">
          <table:table-cell office:value-type="float" office:value="1573805644.2503" calcext:value-type="float">
            <text:p>1573805644.2503</text:p>
          </table:table-cell>
          <table:table-cell office:value-type="float" office:value="3312.13391172055" calcext:value-type="float">
            <text:p>3312.13391172055</text:p>
          </table:table-cell>
          <table:table-cell table:formula="of:=[.A436]-[.A435]" office:value-type="float" office:value="0.270936012268066" calcext:value-type="float">
            <text:p>0.270936012268066</text:p>
          </table:table-cell>
        </table:table-row>
        <table:table-row table:style-name="ro1">
          <table:table-cell office:value-type="float" office:value="1573805644.5212" calcext:value-type="float">
            <text:p>1573805644.5212</text:p>
          </table:table-cell>
          <table:table-cell office:value-type="float" office:value="3315.89555555616" calcext:value-type="float">
            <text:p>3315.89555555616</text:p>
          </table:table-cell>
          <table:table-cell table:formula="of:=[.A437]-[.A436]" office:value-type="float" office:value="0.270898342132568" calcext:value-type="float">
            <text:p>0.270898342132568</text:p>
          </table:table-cell>
        </table:table-row>
        <table:table-row table:style-name="ro1">
          <table:table-cell office:value-type="float" office:value="1573805644.79278" calcext:value-type="float">
            <text:p>1573805644.79278</text:p>
          </table:table-cell>
          <table:table-cell office:value-type="float" office:value="3319.43254185753" calcext:value-type="float">
            <text:p>3319.43254185753</text:p>
          </table:table-cell>
          <table:table-cell table:formula="of:=[.A438]-[.A437]" office:value-type="float" office:value="0.271578788757324" calcext:value-type="float">
            <text:p>0.271578788757324</text:p>
          </table:table-cell>
        </table:table-row>
        <table:table-row table:style-name="ro1">
          <table:table-cell office:value-type="float" office:value="1573805645.06434" calcext:value-type="float">
            <text:p>1573805645.06434</text:p>
          </table:table-cell>
          <table:table-cell office:value-type="float" office:value="3310.83254185753" calcext:value-type="float">
            <text:p>3310.83254185753</text:p>
          </table:table-cell>
          <table:table-cell table:formula="of:=[.A439]-[.A438]" office:value-type="float" office:value="0.271564245223999" calcext:value-type="float">
            <text:p>0.271564245223999</text:p>
          </table:table-cell>
        </table:table-row>
        <table:table-row table:style-name="ro1">
          <table:table-cell office:value-type="float" office:value="1573805645.33529" calcext:value-type="float">
            <text:p>1573805645.33529</text:p>
          </table:table-cell>
          <table:table-cell office:value-type="float" office:value="3311.9887062411" calcext:value-type="float">
            <text:p>3311.9887062411</text:p>
          </table:table-cell>
          <table:table-cell table:formula="of:=[.A440]-[.A439]" office:value-type="float" office:value="0.270942687988281" calcext:value-type="float">
            <text:p>0.270942687988281</text:p>
          </table:table-cell>
        </table:table-row>
        <table:table-row table:style-name="ro1">
          <table:table-cell office:value-type="float" office:value="1573805645.60697" calcext:value-type="float">
            <text:p>1573805645.60697</text:p>
          </table:table-cell>
          <table:table-cell office:value-type="float" office:value="3318.21610350137" calcext:value-type="float">
            <text:p>3318.21610350137</text:p>
          </table:table-cell>
          <table:table-cell table:formula="of:=[.A441]-[.A440]" office:value-type="float" office:value="0.271687030792236" calcext:value-type="float">
            <text:p>0.271687030792236</text:p>
          </table:table-cell>
        </table:table-row>
        <table:table-row table:style-name="ro1">
          <table:table-cell office:value-type="float" office:value="1573805645.87906" calcext:value-type="float">
            <text:p>1573805645.87906</text:p>
          </table:table-cell>
          <table:table-cell office:value-type="float" office:value="3313.42980213151" calcext:value-type="float">
            <text:p>3313.42980213151</text:p>
          </table:table-cell>
          <table:table-cell table:formula="of:=[.A442]-[.A441]" office:value-type="float" office:value="0.272086143493652" calcext:value-type="float">
            <text:p>0.272086143493652</text:p>
          </table:table-cell>
        </table:table-row>
        <table:table-row table:style-name="ro1">
          <table:table-cell office:value-type="float" office:value="1573805646.15057" calcext:value-type="float">
            <text:p>1573805646.15057</text:p>
          </table:table-cell>
          <table:table-cell office:value-type="float" office:value="3310.02980213151" calcext:value-type="float">
            <text:p>3310.02980213151</text:p>
          </table:table-cell>
          <table:table-cell table:formula="of:=[.A443]-[.A442]" office:value-type="float" office:value="0.271507978439331" calcext:value-type="float">
            <text:p>0.271507978439331</text:p>
          </table:table-cell>
        </table:table-row>
        <table:table-row table:style-name="ro1">
          <table:table-cell office:value-type="float" office:value="1573805646.42268" calcext:value-type="float">
            <text:p>1573805646.42268</text:p>
          </table:table-cell>
          <table:table-cell office:value-type="float" office:value="3316.14213089863" calcext:value-type="float">
            <text:p>3316.14213089863</text:p>
          </table:table-cell>
          <table:table-cell table:formula="of:=[.A444]-[.A443]" office:value-type="float" office:value="0.2721107006073" calcext:value-type="float">
            <text:p>0.2721107006073</text:p>
          </table:table-cell>
        </table:table-row>
        <table:table-row table:style-name="ro1">
          <table:table-cell office:value-type="float" office:value="1573805646.69434" calcext:value-type="float">
            <text:p>1573805646.69434</text:p>
          </table:table-cell>
          <table:table-cell office:value-type="float" office:value="3315.36130898082" calcext:value-type="float">
            <text:p>3315.36130898082</text:p>
          </table:table-cell>
          <table:table-cell table:formula="of:=[.A445]-[.A444]" office:value-type="float" office:value="0.271657466888428" calcext:value-type="float">
            <text:p>0.271657466888428</text:p>
          </table:table-cell>
        </table:table-row>
        <table:table-row table:style-name="ro1">
          <table:table-cell office:value-type="float" office:value="1573805646.96633" calcext:value-type="float">
            <text:p>1573805646.96633</text:p>
          </table:table-cell>
          <table:table-cell office:value-type="float" office:value="3316.89829528219" calcext:value-type="float">
            <text:p>3316.89829528219</text:p>
          </table:table-cell>
          <table:table-cell table:formula="of:=[.A446]-[.A445]" office:value-type="float" office:value="0.271998882293701" calcext:value-type="float">
            <text:p>0.271998882293701</text:p>
          </table:table-cell>
        </table:table-row>
        <table:table-row table:style-name="ro1">
          <table:table-cell office:value-type="float" office:value="1573805647.23795" calcext:value-type="float">
            <text:p>1573805647.23795</text:p>
          </table:table-cell>
          <table:table-cell office:value-type="float" office:value="3312.05993911781" calcext:value-type="float">
            <text:p>3312.05993911781</text:p>
          </table:table-cell>
          <table:table-cell table:formula="of:=[.A447]-[.A446]" office:value-type="float" office:value="0.271614789962769" calcext:value-type="float">
            <text:p>0.271614789962769</text:p>
          </table:table-cell>
        </table:table-row>
        <table:table-row table:style-name="ro1">
          <table:table-cell office:value-type="float" office:value="1573805647.50959" calcext:value-type="float">
            <text:p>1573805647.50959</text:p>
          </table:table-cell>
          <table:table-cell office:value-type="float" office:value="3314.70651446027" calcext:value-type="float">
            <text:p>3314.70651446027</text:p>
          </table:table-cell>
          <table:table-cell table:formula="of:=[.A448]-[.A447]" office:value-type="float" office:value="0.271636486053467" calcext:value-type="float">
            <text:p>0.271636486053467</text:p>
          </table:table-cell>
        </table:table-row>
        <table:table-row table:style-name="ro1">
          <table:table-cell office:value-type="float" office:value="1573805647.78096" calcext:value-type="float">
            <text:p>1573805647.78096</text:p>
          </table:table-cell>
          <table:table-cell office:value-type="float" office:value="3313.09281583014" calcext:value-type="float">
            <text:p>3313.09281583014</text:p>
          </table:table-cell>
          <table:table-cell table:formula="of:=[.A449]-[.A448]" office:value-type="float" office:value="0.271378993988037" calcext:value-type="float">
            <text:p>0.271378993988037</text:p>
          </table:table-cell>
        </table:table-row>
        <table:table-row table:style-name="ro1">
          <table:table-cell office:value-type="float" office:value="1573805648.05264" calcext:value-type="float">
            <text:p>1573805648.05264</text:p>
          </table:table-cell>
          <table:table-cell office:value-type="float" office:value="3311.03802130959" calcext:value-type="float">
            <text:p>3311.03802130959</text:p>
          </table:table-cell>
          <table:table-cell table:formula="of:=[.A450]-[.A449]" office:value-type="float" office:value="0.271674156188965" calcext:value-type="float">
            <text:p>0.271674156188965</text:p>
          </table:table-cell>
        </table:table-row>
        <table:table-row table:style-name="ro1">
          <table:table-cell office:value-type="float" office:value="1573805648.32423" calcext:value-type="float">
            <text:p>1573805648.32423</text:p>
          </table:table-cell>
          <table:table-cell office:value-type="float" office:value="3314.19418569315" calcext:value-type="float">
            <text:p>3314.19418569315</text:p>
          </table:table-cell>
          <table:table-cell table:formula="of:=[.A451]-[.A450]" office:value-type="float" office:value="0.271589756011963" calcext:value-type="float">
            <text:p>0.271589756011963</text:p>
          </table:table-cell>
        </table:table-row>
        <table:table-row table:style-name="ro1">
          <table:table-cell office:value-type="float" office:value="1573805648.59568" calcext:value-type="float">
            <text:p>1573805648.59568</text:p>
          </table:table-cell>
          <table:table-cell office:value-type="float" office:value="3313.70377473425" calcext:value-type="float">
            <text:p>3313.70377473425</text:p>
          </table:table-cell>
          <table:table-cell table:formula="of:=[.A452]-[.A451]" office:value-type="float" office:value="0.271453857421875" calcext:value-type="float">
            <text:p>0.271453857421875</text:p>
          </table:table-cell>
        </table:table-row>
        <table:table-row table:style-name="ro1">
          <table:table-cell office:value-type="float" office:value="1573805648.86679" calcext:value-type="float">
            <text:p>1573805648.86679</text:p>
          </table:table-cell>
          <table:table-cell office:value-type="float" office:value="3313.34487062466" calcext:value-type="float">
            <text:p>3313.34487062466</text:p>
          </table:table-cell>
          <table:table-cell table:formula="of:=[.A453]-[.A452]" office:value-type="float" office:value="0.271109580993652" calcext:value-type="float">
            <text:p>0.271109580993652</text:p>
          </table:table-cell>
        </table:table-row>
        <table:table-row table:style-name="ro1">
          <table:table-cell office:value-type="float" office:value="1573805649.13807" calcext:value-type="float">
            <text:p>1573805649.13807</text:p>
          </table:table-cell>
          <table:table-cell office:value-type="float" office:value="3311.75035007671" calcext:value-type="float">
            <text:p>3311.75035007671</text:p>
          </table:table-cell>
          <table:table-cell table:formula="of:=[.A454]-[.A453]" office:value-type="float" office:value="0.27127480506897" calcext:value-type="float">
            <text:p>0.27127480506897</text:p>
          </table:table-cell>
        </table:table-row>
        <table:table-row table:style-name="ro1">
          <table:table-cell office:value-type="float" office:value="1573805649.40969" calcext:value-type="float">
            <text:p>1573805649.40969</text:p>
          </table:table-cell>
          <table:table-cell office:value-type="float" office:value="3312.46267884384" calcext:value-type="float">
            <text:p>3312.46267884384</text:p>
          </table:table-cell>
          <table:table-cell table:formula="of:=[.A455]-[.A454]" office:value-type="float" office:value="0.271624565124512" calcext:value-type="float">
            <text:p>0.271624565124512</text:p>
          </table:table-cell>
        </table:table-row>
        <table:table-row table:style-name="ro1">
          <table:table-cell office:value-type="float" office:value="1573805649.68095" calcext:value-type="float">
            <text:p>1573805649.68095</text:p>
          </table:table-cell>
          <table:table-cell office:value-type="float" office:value="3316.57500761096" calcext:value-type="float">
            <text:p>3316.57500761096</text:p>
          </table:table-cell>
          <table:table-cell table:formula="of:=[.A456]-[.A455]" office:value-type="float" office:value="0.27125358581543" calcext:value-type="float">
            <text:p>0.27125358581543</text:p>
          </table:table-cell>
        </table:table-row>
        <table:table-row table:style-name="ro1">
          <table:table-cell office:value-type="float" office:value="1573805649.9517" calcext:value-type="float">
            <text:p>1573805649.9517</text:p>
          </table:table-cell>
          <table:table-cell office:value-type="float" office:value="3313.07089802192" calcext:value-type="float">
            <text:p>3313.07089802192</text:p>
          </table:table-cell>
          <table:table-cell table:formula="of:=[.A457]-[.A456]" office:value-type="float" office:value="0.270756959915161" calcext:value-type="float">
            <text:p>0.270756959915161</text:p>
          </table:table-cell>
        </table:table-row>
        <table:table-row table:style-name="ro1">
          <table:table-cell office:value-type="float" office:value="1573805650.22279" calcext:value-type="float">
            <text:p>1573805650.22279</text:p>
          </table:table-cell>
          <table:table-cell office:value-type="float" office:value="3314.4489802137" calcext:value-type="float">
            <text:p>3314.4489802137</text:p>
          </table:table-cell>
          <table:table-cell table:formula="of:=[.A458]-[.A457]" office:value-type="float" office:value="0.271083354949951" calcext:value-type="float">
            <text:p>0.271083354949951</text:p>
          </table:table-cell>
        </table:table-row>
        <table:table-row table:style-name="ro1">
          <table:table-cell office:value-type="float" office:value="1573805650.49339" calcext:value-type="float">
            <text:p>1573805650.49339</text:p>
          </table:table-cell>
          <table:table-cell office:value-type="float" office:value="3315.63802130959" calcext:value-type="float">
            <text:p>3315.63802130959</text:p>
          </table:table-cell>
          <table:table-cell table:formula="of:=[.A459]-[.A458]" office:value-type="float" office:value="0.270606517791748" calcext:value-type="float">
            <text:p>0.270606517791748</text:p>
          </table:table-cell>
        </table:table-row>
        <table:table-row table:style-name="ro1">
          <table:table-cell office:value-type="float" office:value="1573805650.76501" calcext:value-type="float">
            <text:p>1573805650.76501</text:p>
          </table:table-cell>
          <table:table-cell office:value-type="float" office:value="3316.53117199452" calcext:value-type="float">
            <text:p>3316.53117199452</text:p>
          </table:table-cell>
          <table:table-cell table:formula="of:=[.A460]-[.A459]" office:value-type="float" office:value="0.271614789962769" calcext:value-type="float">
            <text:p>0.271614789962769</text:p>
          </table:table-cell>
        </table:table-row>
        <table:table-row table:style-name="ro1">
          <table:table-cell office:value-type="float" office:value="1573805651.03625" calcext:value-type="float">
            <text:p>1573805651.03625</text:p>
          </table:table-cell>
          <table:table-cell office:value-type="float" office:value="3314.12569254247" calcext:value-type="float">
            <text:p>3314.12569254247</text:p>
          </table:table-cell>
          <table:table-cell table:formula="of:=[.A461]-[.A460]" office:value-type="float" office:value="0.271246433258057" calcext:value-type="float">
            <text:p>0.271246433258057</text:p>
          </table:table-cell>
        </table:table-row>
        <table:table-row table:style-name="ro1">
          <table:table-cell office:value-type="float" office:value="1573805651.3071" calcext:value-type="float">
            <text:p>1573805651.3071</text:p>
          </table:table-cell>
          <table:table-cell office:value-type="float" office:value="3314.46267884384" calcext:value-type="float">
            <text:p>3314.46267884384</text:p>
          </table:table-cell>
          <table:table-cell table:formula="of:=[.A462]-[.A461]" office:value-type="float" office:value="0.2708420753479" calcext:value-type="float">
            <text:p>0.2708420753479</text:p>
          </table:table-cell>
        </table:table-row>
        <table:table-row table:style-name="ro1">
          <table:table-cell office:value-type="float" office:value="1573805651.57744" calcext:value-type="float">
            <text:p>1573805651.57744</text:p>
          </table:table-cell>
          <table:table-cell office:value-type="float" office:value="3314.89007610411" calcext:value-type="float">
            <text:p>3314.89007610411</text:p>
          </table:table-cell>
          <table:table-cell table:formula="of:=[.A463]-[.A462]" office:value-type="float" office:value="0.27034592628479" calcext:value-type="float">
            <text:p>0.27034592628479</text:p>
          </table:table-cell>
        </table:table-row>
        <table:table-row table:style-name="ro1">
          <table:table-cell office:value-type="float" office:value="1573805651.84842" calcext:value-type="float">
            <text:p>1573805651.84842</text:p>
          </table:table-cell>
          <table:table-cell office:value-type="float" office:value="3316.79144596712" calcext:value-type="float">
            <text:p>3316.79144596712</text:p>
          </table:table-cell>
          <table:table-cell table:formula="of:=[.A464]-[.A463]" office:value-type="float" office:value="0.270980596542358" calcext:value-type="float">
            <text:p>0.270980596542358</text:p>
          </table:table-cell>
        </table:table-row>
        <table:table-row table:style-name="ro1">
          <table:table-cell office:value-type="float" office:value="1573805652.11946" calcext:value-type="float">
            <text:p>1573805652.11946</text:p>
          </table:table-cell>
          <table:table-cell office:value-type="float" office:value="3313.79418569315" calcext:value-type="float">
            <text:p>3313.79418569315</text:p>
          </table:table-cell>
          <table:table-cell table:formula="of:=[.A465]-[.A464]" office:value-type="float" office:value="0.271034002304077" calcext:value-type="float">
            <text:p>0.271034002304077</text:p>
          </table:table-cell>
        </table:table-row>
        <table:table-row table:style-name="ro1">
          <table:table-cell office:value-type="float" office:value="1573805652.3919" calcext:value-type="float">
            <text:p>1573805652.3919</text:p>
          </table:table-cell>
          <table:table-cell office:value-type="float" office:value="3315.41610350137" calcext:value-type="float">
            <text:p>3315.41610350137</text:p>
          </table:table-cell>
          <table:table-cell table:formula="of:=[.A466]-[.A465]" office:value-type="float" office:value="0.272446393966675" calcext:value-type="float">
            <text:p>0.272446393966675</text:p>
          </table:table-cell>
        </table:table-row>
        <table:table-row table:style-name="ro1">
          <table:table-cell office:value-type="float" office:value="1573805652.66321" calcext:value-type="float">
            <text:p>1573805652.66321</text:p>
          </table:table-cell>
          <table:table-cell office:value-type="float" office:value="3315.1695281589" calcext:value-type="float">
            <text:p>3315.1695281589</text:p>
          </table:table-cell>
          <table:table-cell table:formula="of:=[.A467]-[.A466]" office:value-type="float" office:value="0.271304845809937" calcext:value-type="float">
            <text:p>0.271304845809937</text:p>
          </table:table-cell>
        </table:table-row>
        <table:table-row table:style-name="ro1">
          <table:table-cell office:value-type="float" office:value="1573805652.93405" calcext:value-type="float">
            <text:p>1573805652.93405</text:p>
          </table:table-cell>
          <table:table-cell office:value-type="float" office:value="3313.77500761096" calcext:value-type="float">
            <text:p>3313.77500761096</text:p>
          </table:table-cell>
          <table:table-cell table:formula="of:=[.A468]-[.A467]" office:value-type="float" office:value="0.270840883255005" calcext:value-type="float">
            <text:p>0.270840883255005</text:p>
          </table:table-cell>
        </table:table-row>
        <table:table-row table:style-name="ro1">
          <table:table-cell office:value-type="float" office:value="1573805653.33399" calcext:value-type="float">
            <text:p>1573805653.33399</text:p>
          </table:table-cell>
          <table:table-cell office:value-type="float" office:value="3316.10651446027" calcext:value-type="float">
            <text:p>3316.10651446027</text:p>
          </table:table-cell>
          <table:table-cell table:formula="of:=[.A469]-[.A468]" office:value-type="float" office:value="0.399943828582764" calcext:value-type="float">
            <text:p>0.399943828582764</text:p>
          </table:table-cell>
        </table:table-row>
        <table:table-row table:style-name="ro1">
          <table:table-cell office:value-type="float" office:value="1573805653.57225" calcext:value-type="float">
            <text:p>1573805653.57225</text:p>
          </table:table-cell>
          <table:table-cell office:value-type="float" office:value="3339.46541856986" calcext:value-type="float">
            <text:p>3339.46541856986</text:p>
          </table:table-cell>
          <table:table-cell table:formula="of:=[.A470]-[.A469]" office:value-type="float" office:value="0.238260269165039" calcext:value-type="float">
            <text:p>0.238260269165039</text:p>
          </table:table-cell>
        </table:table-row>
        <table:table-row table:style-name="ro1">
          <table:table-cell office:value-type="float" office:value="1573805653.81049" calcext:value-type="float">
            <text:p>1573805653.81049</text:p>
          </table:table-cell>
          <table:table-cell office:value-type="float" office:value="3557.75035007671" calcext:value-type="float">
            <text:p>3557.75035007671</text:p>
          </table:table-cell>
          <table:table-cell table:formula="of:=[.A471]-[.A470]" office:value-type="float" office:value="0.238234519958496" calcext:value-type="float">
            <text:p>0.238234519958496</text:p>
          </table:table-cell>
        </table:table-row>
        <table:table-row table:style-name="ro1">
          <table:table-cell office:value-type="float" office:value="1573805654.05005" calcext:value-type="float">
            <text:p>1573805654.05005</text:p>
          </table:table-cell>
          <table:table-cell office:value-type="float" office:value="5334.62432267945" calcext:value-type="float">
            <text:p>5334.62432267945</text:p>
          </table:table-cell>
          <table:table-cell table:formula="of:=[.A472]-[.A471]" office:value-type="float" office:value="0.239566802978516" calcext:value-type="float">
            <text:p>0.239566802978516</text:p>
          </table:table-cell>
        </table:table-row>
        <table:table-row table:style-name="ro1">
          <table:table-cell office:value-type="float" office:value="1573805654.32088" calcext:value-type="float">
            <text:p>1573805654.32088</text:p>
          </table:table-cell>
          <table:table-cell office:value-type="float" office:value="8884.35582952877" calcext:value-type="float">
            <text:p>8884.35582952877</text:p>
          </table:table-cell>
          <table:table-cell table:formula="of:=[.A473]-[.A472]" office:value-type="float" office:value="0.270828008651733" calcext:value-type="float">
            <text:p>0.270828008651733</text:p>
          </table:table-cell>
        </table:table-row>
        <table:table-row table:style-name="ro1">
          <table:table-cell office:value-type="float" office:value="1573805654.5942" calcext:value-type="float">
            <text:p>1573805654.5942</text:p>
          </table:table-cell>
          <table:table-cell office:value-type="float" office:value="10933.9969254192" calcext:value-type="float">
            <text:p>10933.9969254192</text:p>
          </table:table-cell>
          <table:table-cell table:formula="of:=[.A474]-[.A473]" office:value-type="float" office:value="0.273317337036133" calcext:value-type="float">
            <text:p>0.273317337036133</text:p>
          </table:table-cell>
        </table:table-row>
        <table:table-row table:style-name="ro1">
          <table:table-cell office:value-type="float" office:value="1573805654.86632" calcext:value-type="float">
            <text:p>1573805654.86632</text:p>
          </table:table-cell>
          <table:table-cell office:value-type="float" office:value="12470.6599391178" calcext:value-type="float">
            <text:p>12470.6599391178</text:p>
          </table:table-cell>
          <table:table-cell table:formula="of:=[.A475]-[.A474]" office:value-type="float" office:value="0.272120952606201" calcext:value-type="float">
            <text:p>0.272120952606201</text:p>
          </table:table-cell>
        </table:table-row>
        <table:table-row table:style-name="ro1">
          <table:table-cell office:value-type="float" office:value="1573805655.13895" calcext:value-type="float">
            <text:p>1573805655.13895</text:p>
          </table:table-cell>
          <table:table-cell office:value-type="float" office:value="14309.3147336384" calcext:value-type="float">
            <text:p>14309.3147336384</text:p>
          </table:table-cell>
          <table:table-cell table:formula="of:=[.A476]-[.A475]" office:value-type="float" office:value="0.272632598876953" calcext:value-type="float">
            <text:p>0.272632598876953</text:p>
          </table:table-cell>
        </table:table-row>
        <table:table-row table:style-name="ro1">
          <table:table-cell office:value-type="float" office:value="1573805655.41119" calcext:value-type="float">
            <text:p>1573805655.41119</text:p>
          </table:table-cell>
          <table:table-cell office:value-type="float" office:value="15341.5667884329" calcext:value-type="float">
            <text:p>15341.5667884329</text:p>
          </table:table-cell>
          <table:table-cell table:formula="of:=[.A477]-[.A476]" office:value-type="float" office:value="0.272239446640015" calcext:value-type="float">
            <text:p>0.272239446640015</text:p>
          </table:table-cell>
        </table:table-row>
        <table:table-row table:style-name="ro1">
          <table:table-cell office:value-type="float" office:value="1573805655.68385" calcext:value-type="float">
            <text:p>1573805655.68385</text:p>
          </table:table-cell>
          <table:table-cell office:value-type="float" office:value="16038.9147336384" calcext:value-type="float">
            <text:p>16038.9147336384</text:p>
          </table:table-cell>
          <table:table-cell table:formula="of:=[.A478]-[.A477]" office:value-type="float" office:value="0.272661924362183" calcext:value-type="float">
            <text:p>0.272661924362183</text:p>
          </table:table-cell>
        </table:table-row>
        <table:table-row table:style-name="ro1">
          <table:table-cell office:value-type="float" office:value="1573805655.95535" calcext:value-type="float">
            <text:p>1573805655.95535</text:p>
          </table:table-cell>
          <table:table-cell office:value-type="float" office:value="16664.7887062411" calcext:value-type="float">
            <text:p>16664.7887062411</text:p>
          </table:table-cell>
          <table:table-cell table:formula="of:=[.A479]-[.A478]" office:value-type="float" office:value="0.271493196487427" calcext:value-type="float">
            <text:p>0.271493196487427</text:p>
          </table:table-cell>
        </table:table-row>
        <table:table-row table:style-name="ro1">
          <table:table-cell office:value-type="float" office:value="1573805656.22736" calcext:value-type="float">
            <text:p>1573805656.22736</text:p>
          </table:table-cell>
          <table:table-cell office:value-type="float" office:value="16269.7311719945" calcext:value-type="float">
            <text:p>16269.7311719945</text:p>
          </table:table-cell>
          <table:table-cell table:formula="of:=[.A480]-[.A479]" office:value-type="float" office:value="0.272008657455444" calcext:value-type="float">
            <text:p>0.272008657455444</text:p>
          </table:table-cell>
        </table:table-row>
        <table:table-row table:style-name="ro1">
          <table:table-cell office:value-type="float" office:value="1573805656.50018" calcext:value-type="float">
            <text:p>1573805656.50018</text:p>
          </table:table-cell>
          <table:table-cell office:value-type="float" office:value="15635.6325418575" calcext:value-type="float">
            <text:p>15635.6325418575</text:p>
          </table:table-cell>
          <table:table-cell table:formula="of:=[.A481]-[.A480]" office:value-type="float" office:value="0.272828817367554" calcext:value-type="float">
            <text:p>0.272828817367554</text:p>
          </table:table-cell>
        </table:table-row>
        <table:table-row table:style-name="ro1">
          <table:table-cell office:value-type="float" office:value="1573805656.77185" calcext:value-type="float">
            <text:p>1573805656.77185</text:p>
          </table:table-cell>
          <table:table-cell office:value-type="float" office:value="15484.5421308986" calcext:value-type="float">
            <text:p>15484.5421308986</text:p>
          </table:table-cell>
          <table:table-cell table:formula="of:=[.A482]-[.A481]" office:value-type="float" office:value="0.271670341491699" calcext:value-type="float">
            <text:p>0.271670341491699</text:p>
          </table:table-cell>
        </table:table-row>
        <table:table-row table:style-name="ro1">
          <table:table-cell office:value-type="float" office:value="1573805657.04484" calcext:value-type="float">
            <text:p>1573805657.04484</text:p>
          </table:table-cell>
          <table:table-cell office:value-type="float" office:value="15248.3366514466" calcext:value-type="float">
            <text:p>15248.3366514466</text:p>
          </table:table-cell>
          <table:table-cell table:formula="of:=[.A483]-[.A482]" office:value-type="float" office:value="0.272983312606812" calcext:value-type="float">
            <text:p>0.272983312606812</text:p>
          </table:table-cell>
        </table:table-row>
        <table:table-row table:style-name="ro1">
          <table:table-cell office:value-type="float" office:value="1573805657.4517" calcext:value-type="float">
            <text:p>1573805657.4517</text:p>
          </table:table-cell>
          <table:table-cell office:value-type="float" office:value="14994.7558295288" calcext:value-type="float">
            <text:p>14994.7558295288</text:p>
          </table:table-cell>
          <table:table-cell table:formula="of:=[.A484]-[.A483]" office:value-type="float" office:value="0.406864643096924" calcext:value-type="float">
            <text:p>0.406864643096924</text:p>
          </table:table-cell>
        </table:table-row>
        <table:table-row table:style-name="ro1">
          <table:table-cell office:value-type="float" office:value="1573805657.6906" calcext:value-type="float">
            <text:p>1573805657.6906</text:p>
          </table:table-cell>
          <table:table-cell office:value-type="float" office:value="14694.9558295288" calcext:value-type="float">
            <text:p>14694.9558295288</text:p>
          </table:table-cell>
          <table:table-cell table:formula="of:=[.A485]-[.A484]" office:value-type="float" office:value="0.238895416259766" calcext:value-type="float">
            <text:p>0.238895416259766</text:p>
          </table:table-cell>
        </table:table-row>
        <table:table-row table:style-name="ro1">
          <table:table-cell office:value-type="float" office:value="1573805657.92986" calcext:value-type="float">
            <text:p>1573805657.92986</text:p>
          </table:table-cell>
          <table:table-cell office:value-type="float" office:value="14366.8626788438" calcext:value-type="float">
            <text:p>14366.8626788438</text:p>
          </table:table-cell>
          <table:table-cell table:formula="of:=[.A486]-[.A485]" office:value-type="float" office:value="0.239263772964478" calcext:value-type="float">
            <text:p>0.239263772964478</text:p>
          </table:table-cell>
        </table:table-row>
        <table:table-row table:style-name="ro1">
          <table:table-cell office:value-type="float" office:value="1573805658.17046" calcext:value-type="float">
            <text:p>1573805658.17046</text:p>
          </table:table-cell>
          <table:table-cell office:value-type="float" office:value="13820.5941856932" calcext:value-type="float">
            <text:p>13820.5941856932</text:p>
          </table:table-cell>
          <table:table-cell table:formula="of:=[.A487]-[.A486]" office:value-type="float" office:value="0.240594148635864" calcext:value-type="float">
            <text:p>0.240594148635864</text:p>
          </table:table-cell>
        </table:table-row>
        <table:table-row table:style-name="ro1">
          <table:table-cell office:value-type="float" office:value="1573805658.44285" calcext:value-type="float">
            <text:p>1573805658.44285</text:p>
          </table:table-cell>
          <table:table-cell office:value-type="float" office:value="13606.2106240493" calcext:value-type="float">
            <text:p>13606.2106240493</text:p>
          </table:table-cell>
          <table:table-cell table:formula="of:=[.A488]-[.A487]" office:value-type="float" office:value="0.272390127182007" calcext:value-type="float">
            <text:p>0.272390127182007</text:p>
          </table:table-cell>
        </table:table-row>
        <table:table-row table:style-name="ro1">
          <table:table-cell office:value-type="float" office:value="1573805658.71542" calcext:value-type="float">
            <text:p>1573805658.71542</text:p>
          </table:table-cell>
          <table:table-cell office:value-type="float" office:value="8465.9393911726" calcext:value-type="float">
            <text:p>8465.9393911726</text:p>
          </table:table-cell>
          <table:table-cell table:formula="of:=[.A489]-[.A488]" office:value-type="float" office:value="0.272572755813599" calcext:value-type="float">
            <text:p>0.272572755813599</text:p>
          </table:table-cell>
        </table:table-row>
        <table:table-row table:style-name="ro1">
          <table:table-cell office:value-type="float" office:value="1573805658.98738" calcext:value-type="float">
            <text:p>1573805658.98738</text:p>
          </table:table-cell>
          <table:table-cell office:value-type="float" office:value="3535.77774733699" calcext:value-type="float">
            <text:p>3535.77774733699</text:p>
          </table:table-cell>
          <table:table-cell table:formula="of:=[.A490]-[.A489]" office:value-type="float" office:value="0.271956920623779" calcext:value-type="float">
            <text:p>0.271956920623779</text:p>
          </table:table-cell>
        </table:table-row>
        <table:table-row table:style-name="ro1">
          <table:table-cell office:value-type="float" office:value="1573805659.25854" calcext:value-type="float">
            <text:p>1573805659.25854</text:p>
          </table:table-cell>
          <table:table-cell office:value-type="float" office:value="3688.81062404932" calcext:value-type="float">
            <text:p>3688.81062404932</text:p>
          </table:table-cell>
          <table:table-cell table:formula="of:=[.A491]-[.A490]" office:value-type="float" office:value="0.271168947219849" calcext:value-type="float">
            <text:p>0.271168947219849</text:p>
          </table:table-cell>
        </table:table-row>
        <table:table-row table:style-name="ro1">
          <table:table-cell office:value-type="float" office:value="1573805659.53115" calcext:value-type="float">
            <text:p>1573805659.53115</text:p>
          </table:table-cell>
          <table:table-cell office:value-type="float" office:value="9474.39692541918" calcext:value-type="float">
            <text:p>9474.39692541918</text:p>
          </table:table-cell>
          <table:table-cell table:formula="of:=[.A492]-[.A491]" office:value-type="float" office:value="0.272608995437622" calcext:value-type="float">
            <text:p>0.272608995437622</text:p>
          </table:table-cell>
        </table:table-row>
        <table:table-row table:style-name="ro1">
          <table:table-cell office:value-type="float" office:value="1573805659.80139" calcext:value-type="float">
            <text:p>1573805659.80139</text:p>
          </table:table-cell>
          <table:table-cell office:value-type="float" office:value="12807.281856926" calcext:value-type="float">
            <text:p>12807.281856926</text:p>
          </table:table-cell>
          <table:table-cell table:formula="of:=[.A493]-[.A492]" office:value-type="float" office:value="0.270240545272827" calcext:value-type="float">
            <text:p>0.270240545272827</text:p>
          </table:table-cell>
        </table:table-row>
        <table:table-row table:style-name="ro1">
          <table:table-cell office:value-type="float" office:value="1573805660.07325" calcext:value-type="float">
            <text:p>1573805660.07325</text:p>
          </table:table-cell>
          <table:table-cell office:value-type="float" office:value="14194.4188432274" calcext:value-type="float">
            <text:p>14194.4188432274</text:p>
          </table:table-cell>
          <table:table-cell table:formula="of:=[.A494]-[.A493]" office:value-type="float" office:value="0.271856307983398" calcext:value-type="float">
            <text:p>0.271856307983398</text:p>
          </table:table-cell>
        </table:table-row>
        <table:table-row table:style-name="ro1">
          <table:table-cell office:value-type="float" office:value="1573805660.34568" calcext:value-type="float">
            <text:p>1573805660.34568</text:p>
          </table:table-cell>
          <table:table-cell office:value-type="float" office:value="15211.1229528164" calcext:value-type="float">
            <text:p>15211.1229528164</text:p>
          </table:table-cell>
          <table:table-cell table:formula="of:=[.A495]-[.A494]" office:value-type="float" office:value="0.272429943084717" calcext:value-type="float">
            <text:p>0.272429943084717</text:p>
          </table:table-cell>
        </table:table-row>
        <table:table-row table:style-name="ro1">
          <table:table-cell office:value-type="float" office:value="1573805660.6189" calcext:value-type="float">
            <text:p>1573805660.6189</text:p>
          </table:table-cell>
          <table:table-cell office:value-type="float" office:value="15301.4133637753" calcext:value-type="float">
            <text:p>15301.4133637753</text:p>
          </table:table-cell>
          <table:table-cell table:formula="of:=[.A496]-[.A495]" office:value-type="float" office:value="0.273224353790283" calcext:value-type="float">
            <text:p>0.273224353790283</text:p>
          </table:table-cell>
        </table:table-row>
        <table:table-row table:style-name="ro1">
          <table:table-cell office:value-type="float" office:value="1573805660.89078" calcext:value-type="float">
            <text:p>1573805660.89078</text:p>
          </table:table-cell>
          <table:table-cell office:value-type="float" office:value="15222.9393911726" calcext:value-type="float">
            <text:p>15222.9393911726</text:p>
          </table:table-cell>
          <table:table-cell table:formula="of:=[.A497]-[.A496]" office:value-type="float" office:value="0.271875619888306" calcext:value-type="float">
            <text:p>0.271875619888306</text:p>
          </table:table-cell>
        </table:table-row>
        <table:table-row table:style-name="ro1">
          <table:table-cell office:value-type="float" office:value="1573805661.16306" calcext:value-type="float">
            <text:p>1573805661.16306</text:p>
          </table:table-cell>
          <table:table-cell office:value-type="float" office:value="15100.0845966521" calcext:value-type="float">
            <text:p>15100.0845966521</text:p>
          </table:table-cell>
          <table:table-cell table:formula="of:=[.A498]-[.A497]" office:value-type="float" office:value="0.27228045463562" calcext:value-type="float">
            <text:p>0.27228045463562</text:p>
          </table:table-cell>
        </table:table-row>
        <table:table-row table:style-name="ro1">
          <table:table-cell office:value-type="float" office:value="1573805661.55075" calcext:value-type="float">
            <text:p>1573805661.55075</text:p>
          </table:table-cell>
          <table:table-cell office:value-type="float" office:value="14696.8845966521" calcext:value-type="float">
            <text:p>14696.8845966521</text:p>
          </table:table-cell>
          <table:table-cell table:formula="of:=[.A499]-[.A498]" office:value-type="float" office:value="0.387689828872681" calcext:value-type="float">
            <text:p>0.387689828872681</text:p>
          </table:table-cell>
        </table:table-row>
        <table:table-row table:style-name="ro1">
          <table:table-cell office:value-type="float" office:value="1573805661.78956" calcext:value-type="float">
            <text:p>1573805661.78956</text:p>
          </table:table-cell>
          <table:table-cell office:value-type="float" office:value="14276.6736377479" calcext:value-type="float">
            <text:p>14276.6736377479</text:p>
          </table:table-cell>
          <table:table-cell table:formula="of:=[.A500]-[.A499]" office:value-type="float" office:value="0.238811492919922" calcext:value-type="float">
            <text:p>0.238811492919922</text:p>
          </table:table-cell>
        </table:table-row>
        <table:table-row table:style-name="ro1">
          <table:table-cell office:value-type="float" office:value="1573805662.02885" calcext:value-type="float">
            <text:p>1573805662.02885</text:p>
          </table:table-cell>
          <table:table-cell office:value-type="float" office:value="14098.1558295288" calcext:value-type="float">
            <text:p>14098.1558295288</text:p>
          </table:table-cell>
          <table:table-cell table:formula="of:=[.A501]-[.A500]" office:value-type="float" office:value="0.23928427696228" calcext:value-type="float">
            <text:p>0.23928427696228</text:p>
          </table:table-cell>
        </table:table-row>
        <table:table-row table:style-name="ro1">
          <table:table-cell office:value-type="float" office:value="1573805662.26906" calcext:value-type="float">
            <text:p>1573805662.26906</text:p>
          </table:table-cell>
          <table:table-cell office:value-type="float" office:value="14133.2489802137" calcext:value-type="float">
            <text:p>14133.2489802137</text:p>
          </table:table-cell>
          <table:table-cell table:formula="of:=[.A502]-[.A501]" office:value-type="float" office:value="0.240217685699463" calcext:value-type="float">
            <text:p>0.240217685699463</text:p>
          </table:table-cell>
        </table:table-row>
        <table:table-row table:style-name="ro1">
          <table:table-cell office:value-type="float" office:value="1573805662.54177" calcext:value-type="float">
            <text:p>1573805662.54177</text:p>
          </table:table-cell>
          <table:table-cell office:value-type="float" office:value="14158.0435007616" calcext:value-type="float">
            <text:p>14158.0435007616</text:p>
          </table:table-cell>
          <table:table-cell table:formula="of:=[.A503]-[.A502]" office:value-type="float" office:value="0.272704839706421" calcext:value-type="float">
            <text:p>0.272704839706421</text:p>
          </table:table-cell>
        </table:table-row>
        <table:table-row table:style-name="ro1">
          <table:table-cell office:value-type="float" office:value="1573805662.814" calcext:value-type="float">
            <text:p>1573805662.814</text:p>
          </table:table-cell>
          <table:table-cell office:value-type="float" office:value="13196.8352815836" calcext:value-type="float">
            <text:p>13196.8352815836</text:p>
          </table:table-cell>
          <table:table-cell table:formula="of:=[.A504]-[.A503]" office:value-type="float" office:value="0.272234201431274" calcext:value-type="float">
            <text:p>0.272234201431274</text:p>
          </table:table-cell>
        </table:table-row>
        <table:table-row table:style-name="ro1">
          <table:table-cell office:value-type="float" office:value="1573805663.0862" calcext:value-type="float">
            <text:p>1573805663.0862</text:p>
          </table:table-cell>
          <table:table-cell office:value-type="float" office:value="13561.3722678849" calcext:value-type="float">
            <text:p>13561.3722678849</text:p>
          </table:table-cell>
          <table:table-cell table:formula="of:=[.A505]-[.A504]" office:value-type="float" office:value="0.272192478179932" calcext:value-type="float">
            <text:p>0.272192478179932</text:p>
          </table:table-cell>
        </table:table-row>
        <table:table-row table:style-name="ro1">
          <table:table-cell office:value-type="float" office:value="1573805663.3585" calcext:value-type="float">
            <text:p>1573805663.3585</text:p>
          </table:table-cell>
          <table:table-cell office:value-type="float" office:value="11074.6489802137" calcext:value-type="float">
            <text:p>11074.6489802137</text:p>
          </table:table-cell>
          <table:table-cell table:formula="of:=[.A506]-[.A505]" office:value-type="float" office:value="0.272301197052002" calcext:value-type="float">
            <text:p>0.272301197052002</text:p>
          </table:table-cell>
        </table:table-row>
        <table:table-row table:style-name="ro1">
          <table:table-cell office:value-type="float" office:value="1573805663.63069" calcext:value-type="float">
            <text:p>1573805663.63069</text:p>
          </table:table-cell>
          <table:table-cell office:value-type="float" office:value="4619.24350076164" calcext:value-type="float">
            <text:p>4619.24350076164</text:p>
          </table:table-cell>
          <table:table-cell table:formula="of:=[.A507]-[.A506]" office:value-type="float" office:value="0.272194623947144" calcext:value-type="float">
            <text:p>0.272194623947144</text:p>
          </table:table-cell>
        </table:table-row>
        <table:table-row table:style-name="ro1">
          <table:table-cell office:value-type="float" office:value="1573805663.90116" calcext:value-type="float">
            <text:p>1573805663.90116</text:p>
          </table:table-cell>
          <table:table-cell office:value-type="float" office:value="3199.47637747397" calcext:value-type="float">
            <text:p>3199.47637747397</text:p>
          </table:table-cell>
          <table:table-cell table:formula="of:=[.A508]-[.A507]" office:value-type="float" office:value="0.270473480224609" calcext:value-type="float">
            <text:p>0.270473480224609</text:p>
          </table:table-cell>
        </table:table-row>
        <table:table-row table:style-name="ro1">
          <table:table-cell office:value-type="float" office:value="1573805664.17238" calcext:value-type="float">
            <text:p>1573805664.17238</text:p>
          </table:table-cell>
          <table:table-cell office:value-type="float" office:value="5168.41610350137" calcext:value-type="float">
            <text:p>5168.41610350137</text:p>
          </table:table-cell>
          <table:table-cell table:formula="of:=[.A509]-[.A508]" office:value-type="float" office:value="0.271213293075562" calcext:value-type="float">
            <text:p>0.271213293075562</text:p>
          </table:table-cell>
        </table:table-row>
        <table:table-row table:style-name="ro1">
          <table:table-cell office:value-type="float" office:value="1573805664.44343" calcext:value-type="float">
            <text:p>1573805664.44343</text:p>
          </table:table-cell>
          <table:table-cell office:value-type="float" office:value="9730.16678843288" calcext:value-type="float">
            <text:p>9730.16678843288</text:p>
          </table:table-cell>
          <table:table-cell table:formula="of:=[.A510]-[.A509]" office:value-type="float" office:value="0.271055459976196" calcext:value-type="float">
            <text:p>0.271055459976196</text:p>
          </table:table-cell>
        </table:table-row>
        <table:table-row table:style-name="ro1">
          <table:table-cell office:value-type="float" office:value="1573805664.71422" calcext:value-type="float">
            <text:p>1573805664.71422</text:p>
          </table:table-cell>
          <table:table-cell office:value-type="float" office:value="10480.6489802137" calcext:value-type="float">
            <text:p>10480.6489802137</text:p>
          </table:table-cell>
          <table:table-cell table:formula="of:=[.A511]-[.A510]" office:value-type="float" office:value="0.270782470703125" calcext:value-type="float">
            <text:p>0.270782470703125</text:p>
          </table:table-cell>
        </table:table-row>
        <table:table-row table:style-name="ro1">
          <table:table-cell office:value-type="float" office:value="1573805664.98571" calcext:value-type="float">
            <text:p>1573805664.98571</text:p>
          </table:table-cell>
          <table:table-cell office:value-type="float" office:value="10122.4654185699" calcext:value-type="float">
            <text:p>10122.4654185699</text:p>
          </table:table-cell>
          <table:table-cell table:formula="of:=[.A512]-[.A511]" office:value-type="float" office:value="0.271490812301636" calcext:value-type="float">
            <text:p>0.271490812301636</text:p>
          </table:table-cell>
        </table:table-row>
        <table:table-row table:style-name="ro1">
          <table:table-cell office:value-type="float" office:value="1573805665.25692" calcext:value-type="float">
            <text:p>1573805665.25692</text:p>
          </table:table-cell>
          <table:table-cell office:value-type="float" office:value="7554.81336377534" calcext:value-type="float">
            <text:p>7554.81336377534</text:p>
          </table:table-cell>
          <table:table-cell table:formula="of:=[.A513]-[.A512]" office:value-type="float" office:value="0.271217107772827" calcext:value-type="float">
            <text:p>0.271217107772827</text:p>
          </table:table-cell>
        </table:table-row>
        <table:table-row table:style-name="ro1">
          <table:table-cell office:value-type="float" office:value="1573805665.52901" calcext:value-type="float">
            <text:p>1573805665.52901</text:p>
          </table:table-cell>
          <table:table-cell office:value-type="float" office:value="3327.62432267945" calcext:value-type="float">
            <text:p>3327.62432267945</text:p>
          </table:table-cell>
          <table:table-cell table:formula="of:=[.A514]-[.A513]" office:value-type="float" office:value="0.272087335586548" calcext:value-type="float">
            <text:p>0.272087335586548</text:p>
          </table:table-cell>
        </table:table-row>
        <table:table-row table:style-name="ro1">
          <table:table-cell office:value-type="float" office:value="1573805665.80024" calcext:value-type="float">
            <text:p>1573805665.80024</text:p>
          </table:table-cell>
          <table:table-cell office:value-type="float" office:value="3098.25445966575" calcext:value-type="float">
            <text:p>3098.25445966575</text:p>
          </table:table-cell>
          <table:table-cell table:formula="of:=[.A515]-[.A514]" office:value-type="float" office:value="0.271230220794678" calcext:value-type="float">
            <text:p>0.271230220794678</text:p>
          </table:table-cell>
        </table:table-row>
        <table:table-row table:style-name="ro1">
          <table:table-cell office:value-type="float" office:value="1573805666.07164" calcext:value-type="float">
            <text:p>1573805666.07164</text:p>
          </table:table-cell>
          <table:table-cell office:value-type="float" office:value="3083.04350076164" calcext:value-type="float">
            <text:p>3083.04350076164</text:p>
          </table:table-cell>
          <table:table-cell table:formula="of:=[.A516]-[.A515]" office:value-type="float" office:value="0.271398544311523" calcext:value-type="float">
            <text:p>0.271398544311523</text:p>
          </table:table-cell>
        </table:table-row>
        <table:table-row table:style-name="ro1">
          <table:table-cell office:value-type="float" office:value="1573805666.34335" calcext:value-type="float">
            <text:p>1573805666.34335</text:p>
          </table:table-cell>
          <table:table-cell office:value-type="float" office:value="3093.43802130959" calcext:value-type="float">
            <text:p>3093.43802130959</text:p>
          </table:table-cell>
          <table:table-cell table:formula="of:=[.A517]-[.A516]" office:value-type="float" office:value="0.271709442138672" calcext:value-type="float">
            <text:p>0.271709442138672</text:p>
          </table:table-cell>
        </table:table-row>
        <table:table-row table:style-name="ro1">
          <table:table-cell office:value-type="float" office:value="1573805666.72753" calcext:value-type="float">
            <text:p>1573805666.72753</text:p>
          </table:table-cell>
          <table:table-cell office:value-type="float" office:value="3089.39144596712" calcext:value-type="float">
            <text:p>3089.39144596712</text:p>
          </table:table-cell>
          <table:table-cell table:formula="of:=[.A518]-[.A517]" office:value-type="float" office:value="0.384182214736938" calcext:value-type="float">
            <text:p>0.384182214736938</text:p>
          </table:table-cell>
        </table:table-row>
        <table:table-row table:style-name="ro1">
          <table:table-cell office:value-type="float" office:value="1573805666.96559" calcext:value-type="float">
            <text:p>1573805666.96559</text:p>
          </table:table-cell>
          <table:table-cell office:value-type="float" office:value="3089.20788432329" calcext:value-type="float">
            <text:p>3089.20788432329</text:p>
          </table:table-cell>
          <table:table-cell table:formula="of:=[.A519]-[.A518]" office:value-type="float" office:value="0.238055467605591" calcext:value-type="float">
            <text:p>0.238055467605591</text:p>
          </table:table-cell>
        </table:table-row>
        <table:table-row table:style-name="ro1">
          <table:table-cell office:value-type="float" office:value="1573805667.20529" calcext:value-type="float">
            <text:p>1573805667.20529</text:p>
          </table:table-cell>
          <table:table-cell office:value-type="float" office:value="3090.1887062411" calcext:value-type="float">
            <text:p>3090.1887062411</text:p>
          </table:table-cell>
          <table:table-cell table:formula="of:=[.A520]-[.A519]" office:value-type="float" office:value="0.239703893661499" calcext:value-type="float">
            <text:p>0.239703893661499</text:p>
          </table:table-cell>
        </table:table-row>
        <table:table-row table:style-name="ro1">
          <table:table-cell office:value-type="float" office:value="1573805667.47712" calcext:value-type="float">
            <text:p>1573805667.47712</text:p>
          </table:table-cell>
          <table:table-cell office:value-type="float" office:value="3086.50103500822" calcext:value-type="float">
            <text:p>3086.50103500822</text:p>
          </table:table-cell>
          <table:table-cell table:formula="of:=[.A521]-[.A520]" office:value-type="float" office:value="0.271832466125488" calcext:value-type="float">
            <text:p>0.271832466125488</text:p>
          </table:table-cell>
        </table:table-row>
        <table:table-row table:style-name="ro1">
          <table:table-cell office:value-type="float" office:value="1573805667.74706" calcext:value-type="float">
            <text:p>1573805667.74706</text:p>
          </table:table-cell>
          <table:table-cell office:value-type="float" office:value="3087.62706240548" calcext:value-type="float">
            <text:p>3087.62706240548</text:p>
          </table:table-cell>
          <table:table-cell table:formula="of:=[.A522]-[.A521]" office:value-type="float" office:value="0.269939661026001" calcext:value-type="float">
            <text:p>0.269939661026001</text:p>
          </table:table-cell>
        </table:table-row>
        <table:table-row table:style-name="ro1">
          <table:table-cell office:value-type="float" office:value="1573805668.01845" calcext:value-type="float">
            <text:p>1573805668.01845</text:p>
          </table:table-cell>
          <table:table-cell office:value-type="float" office:value="3088.85445966575" calcext:value-type="float">
            <text:p>3088.85445966575</text:p>
          </table:table-cell>
          <table:table-cell table:formula="of:=[.A523]-[.A522]" office:value-type="float" office:value="0.271383762359619" calcext:value-type="float">
            <text:p>0.271383762359619</text:p>
          </table:table-cell>
        </table:table-row>
        <table:table-row table:style-name="ro1">
          <table:table-cell office:value-type="float" office:value="1573805668.28892" calcext:value-type="float">
            <text:p>1573805668.28892</text:p>
          </table:table-cell>
          <table:table-cell office:value-type="float" office:value="3083.61610350137" calcext:value-type="float">
            <text:p>3083.61610350137</text:p>
          </table:table-cell>
          <table:table-cell table:formula="of:=[.A524]-[.A523]" office:value-type="float" office:value="0.270470380783081" calcext:value-type="float">
            <text:p>0.270470380783081</text:p>
          </table:table-cell>
        </table:table-row>
        <table:table-row table:style-name="ro1">
          <table:table-cell office:value-type="float" office:value="1573805668.56057" calcext:value-type="float">
            <text:p>1573805668.56057</text:p>
          </table:table-cell>
          <table:table-cell office:value-type="float" office:value="3085.52021309041" calcext:value-type="float">
            <text:p>3085.52021309041</text:p>
          </table:table-cell>
          <table:table-cell table:formula="of:=[.A525]-[.A524]" office:value-type="float" office:value="0.271653175354004" calcext:value-type="float">
            <text:p>0.271653175354004</text:p>
          </table:table-cell>
        </table:table-row>
        <table:table-row table:style-name="ro1">
          <table:table-cell office:value-type="float" office:value="1573805668.83042" calcext:value-type="float">
            <text:p>1573805668.83042</text:p>
          </table:table-cell>
          <table:table-cell office:value-type="float" office:value="3089.06541856986" calcext:value-type="float">
            <text:p>3089.06541856986</text:p>
          </table:table-cell>
          <table:table-cell table:formula="of:=[.A526]-[.A525]" office:value-type="float" office:value="0.269844532012939" calcext:value-type="float">
            <text:p>0.269844532012939</text:p>
          </table:table-cell>
        </table:table-row>
        <table:table-row table:style-name="ro1">
          <table:table-cell office:value-type="float" office:value="1573805669.10108" calcext:value-type="float">
            <text:p>1573805669.10108</text:p>
          </table:table-cell>
          <table:table-cell office:value-type="float" office:value="3087.41062404931" calcext:value-type="float">
            <text:p>3087.41062404931</text:p>
          </table:table-cell>
          <table:table-cell table:formula="of:=[.A527]-[.A526]" office:value-type="float" office:value="0.270660877227783" calcext:value-type="float">
            <text:p>0.270660877227783</text:p>
          </table:table-cell>
        </table:table-row>
        <table:table-row table:style-name="ro1">
          <table:table-cell office:value-type="float" office:value="1573805669.37065" calcext:value-type="float">
            <text:p>1573805669.37065</text:p>
          </table:table-cell>
          <table:table-cell office:value-type="float" office:value="3088.71473363836" calcext:value-type="float">
            <text:p>3088.71473363836</text:p>
          </table:table-cell>
          <table:table-cell table:formula="of:=[.A528]-[.A527]" office:value-type="float" office:value="0.269578218460083" calcext:value-type="float">
            <text:p>0.269578218460083</text:p>
          </table:table-cell>
        </table:table-row>
        <table:table-row table:style-name="ro1">
          <table:table-cell office:value-type="float" office:value="1573805669.64181" calcext:value-type="float">
            <text:p>1573805669.64181</text:p>
          </table:table-cell>
          <table:table-cell office:value-type="float" office:value="3091.65445966575" calcext:value-type="float">
            <text:p>3091.65445966575</text:p>
          </table:table-cell>
          <table:table-cell table:formula="of:=[.A529]-[.A528]" office:value-type="float" office:value="0.271156549453735" calcext:value-type="float">
            <text:p>0.271156549453735</text:p>
          </table:table-cell>
        </table:table-row>
        <table:table-row table:style-name="ro1">
          <table:table-cell office:value-type="float" office:value="1573805669.911" calcext:value-type="float">
            <text:p>1573805669.911</text:p>
          </table:table-cell>
          <table:table-cell office:value-type="float" office:value="3090.84350076164" calcext:value-type="float">
            <text:p>3090.84350076164</text:p>
          </table:table-cell>
          <table:table-cell table:formula="of:=[.A530]-[.A529]" office:value-type="float" office:value="0.269193887710571" calcext:value-type="float">
            <text:p>0.269193887710571</text:p>
          </table:table-cell>
        </table:table-row>
        <table:table-row table:style-name="ro1">
          <table:table-cell office:value-type="float" office:value="1573805670.1824" calcext:value-type="float">
            <text:p>1573805670.1824</text:p>
          </table:table-cell>
          <table:table-cell office:value-type="float" office:value="3087.46541856986" calcext:value-type="float">
            <text:p>3087.46541856986</text:p>
          </table:table-cell>
          <table:table-cell table:formula="of:=[.A531]-[.A530]" office:value-type="float" office:value="0.271390676498413" calcext:value-type="float">
            <text:p>0.271390676498413</text:p>
          </table:table-cell>
        </table:table-row>
        <table:table-row table:style-name="ro1">
          <table:table-cell office:value-type="float" office:value="1573805670.45246" calcext:value-type="float">
            <text:p>1573805670.45246</text:p>
          </table:table-cell>
          <table:table-cell office:value-type="float" office:value="3088.74487062466" calcext:value-type="float">
            <text:p>3088.74487062466</text:p>
          </table:table-cell>
          <table:table-cell table:formula="of:=[.A532]-[.A531]" office:value-type="float" office:value="0.270063161849976" calcext:value-type="float">
            <text:p>0.270063161849976</text:p>
          </table:table-cell>
        </table:table-row>
        <table:table-row table:style-name="ro1">
          <table:table-cell office:value-type="float" office:value="1573805670.72322" calcext:value-type="float">
            <text:p>1573805670.72322</text:p>
          </table:table-cell>
          <table:table-cell office:value-type="float" office:value="3087.02980213151" calcext:value-type="float">
            <text:p>3087.02980213151</text:p>
          </table:table-cell>
          <table:table-cell table:formula="of:=[.A533]-[.A532]" office:value-type="float" office:value="0.270761728286743" calcext:value-type="float">
            <text:p>0.270761728286743</text:p>
          </table:table-cell>
        </table:table-row>
        <table:table-row table:style-name="ro1">
          <table:table-cell office:value-type="float" office:value="1573805670.99325" calcext:value-type="float">
            <text:p>1573805670.99325</text:p>
          </table:table-cell>
          <table:table-cell office:value-type="float" office:value="3086.57226788493" calcext:value-type="float">
            <text:p>3086.57226788493</text:p>
          </table:table-cell>
          <table:table-cell table:formula="of:=[.A534]-[.A533]" office:value-type="float" office:value="0.270025491714478" calcext:value-type="float">
            <text:p>0.270025491714478</text:p>
          </table:table-cell>
        </table:table-row>
        <table:table-row table:style-name="ro1">
          <table:table-cell office:value-type="float" office:value="1573805671.26488" calcext:value-type="float">
            <text:p>1573805671.26488</text:p>
          </table:table-cell>
          <table:table-cell office:value-type="float" office:value="3086.62706240548" calcext:value-type="float">
            <text:p>3086.62706240548</text:p>
          </table:table-cell>
          <table:table-cell table:formula="of:=[.A535]-[.A534]" office:value-type="float" office:value="0.271631002426147" calcext:value-type="float">
            <text:p>0.271631002426147</text:p>
          </table:table-cell>
        </table:table-row>
        <table:table-row table:style-name="ro1">
          <table:table-cell office:value-type="float" office:value="1573805671.53508" calcext:value-type="float">
            <text:p>1573805671.53508</text:p>
          </table:table-cell>
          <table:table-cell office:value-type="float" office:value="3083.78322678904" calcext:value-type="float">
            <text:p>3083.78322678904</text:p>
          </table:table-cell>
          <table:table-cell table:formula="of:=[.A536]-[.A535]" office:value-type="float" office:value="0.27020001411438" calcext:value-type="float">
            <text:p>0.27020001411438</text:p>
          </table:table-cell>
        </table:table-row>
        <table:table-row table:style-name="ro1">
          <table:table-cell office:value-type="float" office:value="1573805671.80687" calcext:value-type="float">
            <text:p>1573805671.80687</text:p>
          </table:table-cell>
          <table:table-cell office:value-type="float" office:value="3088.42432267945" calcext:value-type="float">
            <text:p>3088.42432267945</text:p>
          </table:table-cell>
          <table:table-cell table:formula="of:=[.A537]-[.A536]" office:value-type="float" office:value="0.271791219711304" calcext:value-type="float">
            <text:p>0.271791219711304</text:p>
          </table:table-cell>
        </table:table-row>
        <table:table-row table:style-name="ro1">
          <table:table-cell office:value-type="float" office:value="1573805672.08453" calcext:value-type="float">
            <text:p>1573805672.08453</text:p>
          </table:table-cell>
          <table:table-cell office:value-type="float" office:value="3107.11199391233" calcext:value-type="float">
            <text:p>3107.11199391233</text:p>
          </table:table-cell>
          <table:table-cell table:formula="of:=[.A538]-[.A537]" office:value-type="float" office:value="0.277664422988892" calcext:value-type="float">
            <text:p>0.277664422988892</text:p>
          </table:table-cell>
        </table:table-row>
        <table:table-row table:style-name="ro1">
          <table:table-cell office:value-type="float" office:value="1573805672.35488" calcext:value-type="float">
            <text:p>1573805672.35488</text:p>
          </table:table-cell>
          <table:table-cell office:value-type="float" office:value="3270.86541856986" calcext:value-type="float">
            <text:p>3270.86541856986</text:p>
          </table:table-cell>
          <table:table-cell table:formula="of:=[.A539]-[.A538]" office:value-type="float" office:value="0.270346641540527" calcext:value-type="float">
            <text:p>0.270346641540527</text:p>
          </table:table-cell>
        </table:table-row>
        <table:table-row table:style-name="ro1">
          <table:table-cell office:value-type="float" office:value="1573805672.62589" calcext:value-type="float">
            <text:p>1573805672.62589</text:p>
          </table:table-cell>
          <table:table-cell office:value-type="float" office:value="3741.70103500822" calcext:value-type="float">
            <text:p>3741.70103500822</text:p>
          </table:table-cell>
          <table:table-cell table:formula="of:=[.A540]-[.A539]" office:value-type="float" office:value="0.271012544631958" calcext:value-type="float">
            <text:p>0.271012544631958</text:p>
          </table:table-cell>
        </table:table-row>
        <table:table-row table:style-name="ro1">
          <table:table-cell office:value-type="float" office:value="1573805672.89603" calcext:value-type="float">
            <text:p>1573805672.89603</text:p>
          </table:table-cell>
          <table:table-cell office:value-type="float" office:value="5519.37226788493" calcext:value-type="float">
            <text:p>5519.37226788493</text:p>
          </table:table-cell>
          <table:table-cell table:formula="of:=[.A541]-[.A540]" office:value-type="float" office:value="0.27013897895813" calcext:value-type="float">
            <text:p>0.27013897895813</text:p>
          </table:table-cell>
        </table:table-row>
        <table:table-row table:style-name="ro1">
          <table:table-cell office:value-type="float" office:value="1573805673.16645" calcext:value-type="float">
            <text:p>1573805673.16645</text:p>
          </table:table-cell>
          <table:table-cell office:value-type="float" office:value="8739.2489802137" calcext:value-type="float">
            <text:p>8739.2489802137</text:p>
          </table:table-cell>
          <table:table-cell table:formula="of:=[.A542]-[.A541]" office:value-type="float" office:value="0.27042031288147" calcext:value-type="float">
            <text:p>0.27042031288147</text:p>
          </table:table-cell>
        </table:table-row>
        <table:table-row table:style-name="ro1">
          <table:table-cell office:value-type="float" office:value="1573805673.43856" calcext:value-type="float">
            <text:p>1573805673.43856</text:p>
          </table:table-cell>
          <table:table-cell office:value-type="float" office:value="11069.8188432274" calcext:value-type="float">
            <text:p>11069.8188432274</text:p>
          </table:table-cell>
          <table:table-cell table:formula="of:=[.A543]-[.A542]" office:value-type="float" office:value="0.272110462188721" calcext:value-type="float">
            <text:p>0.272110462188721</text:p>
          </table:table-cell>
        </table:table-row>
        <table:table-row table:style-name="ro1">
          <table:table-cell office:value-type="float" office:value="1573805673.70998" calcext:value-type="float">
            <text:p>1573805673.70998</text:p>
          </table:table-cell>
          <table:table-cell office:value-type="float" office:value="12941.0791172" calcext:value-type="float">
            <text:p>12941.0791172</text:p>
          </table:table-cell>
          <table:table-cell table:formula="of:=[.A544]-[.A543]" office:value-type="float" office:value="0.27141547203064" calcext:value-type="float">
            <text:p>0.27141547203064</text:p>
          </table:table-cell>
        </table:table-row>
        <table:table-row table:style-name="ro1">
          <table:table-cell office:value-type="float" office:value="1573805673.98241" calcext:value-type="float">
            <text:p>1573805673.98241</text:p>
          </table:table-cell>
          <table:table-cell office:value-type="float" office:value="14642.3065144603" calcext:value-type="float">
            <text:p>14642.3065144603</text:p>
          </table:table-cell>
          <table:table-cell table:formula="of:=[.A545]-[.A544]" office:value-type="float" office:value="0.272429943084717" calcext:value-type="float">
            <text:p>0.272429943084717</text:p>
          </table:table-cell>
        </table:table-row>
        <table:table-row table:style-name="ro1">
          <table:table-cell office:value-type="float" office:value="1573805674.25417" calcext:value-type="float">
            <text:p>1573805674.25417</text:p>
          </table:table-cell>
          <table:table-cell office:value-type="float" office:value="15559.1585692548" calcext:value-type="float">
            <text:p>15559.1585692548</text:p>
          </table:table-cell>
          <table:table-cell table:formula="of:=[.A546]-[.A545]" office:value-type="float" office:value="0.271765470504761" calcext:value-type="float">
            <text:p>0.271765470504761</text:p>
          </table:table-cell>
        </table:table-row>
        <table:table-row table:style-name="ro1">
          <table:table-cell office:value-type="float" office:value="1573805674.52767" calcext:value-type="float">
            <text:p>1573805674.52767</text:p>
          </table:table-cell>
          <table:table-cell office:value-type="float" office:value="15676.0325418575" calcext:value-type="float">
            <text:p>15676.0325418575</text:p>
          </table:table-cell>
          <table:table-cell table:formula="of:=[.A547]-[.A546]" office:value-type="float" office:value="0.273493766784668" calcext:value-type="float">
            <text:p>0.273493766784668</text:p>
          </table:table-cell>
        </table:table-row>
        <table:table-row table:style-name="ro1">
          <table:table-cell office:value-type="float" office:value="1573805674.80035" calcext:value-type="float">
            <text:p>1573805674.80035</text:p>
          </table:table-cell>
          <table:table-cell office:value-type="float" office:value="14598.5996651452" calcext:value-type="float">
            <text:p>14598.5996651452</text:p>
          </table:table-cell>
          <table:table-cell table:formula="of:=[.A548]-[.A547]" office:value-type="float" office:value="0.272681951522827" calcext:value-type="float">
            <text:p>0.272681951522827</text:p>
          </table:table-cell>
        </table:table-row>
        <table:table-row table:style-name="ro1">
          <table:table-cell office:value-type="float" office:value="1573805675.07254" calcext:value-type="float">
            <text:p>1573805675.07254</text:p>
          </table:table-cell>
          <table:table-cell office:value-type="float" office:value="13768.7530898027" calcext:value-type="float">
            <text:p>13768.7530898027</text:p>
          </table:table-cell>
          <table:table-cell table:formula="of:=[.A549]-[.A548]" office:value-type="float" office:value="0.272189617156982" calcext:value-type="float">
            <text:p>0.272189617156982</text:p>
          </table:table-cell>
        </table:table-row>
        <table:table-row table:style-name="ro1">
          <table:table-cell office:value-type="float" office:value="1573805675.3449" calcext:value-type="float">
            <text:p>1573805675.3449</text:p>
          </table:table-cell>
          <table:table-cell office:value-type="float" office:value="13271.2626788438" calcext:value-type="float">
            <text:p>13271.2626788438</text:p>
          </table:table-cell>
          <table:table-cell table:formula="of:=[.A550]-[.A549]" office:value-type="float" office:value="0.27236008644104" calcext:value-type="float">
            <text:p>0.27236008644104</text:p>
          </table:table-cell>
        </table:table-row>
        <table:table-row table:style-name="ro1">
          <table:table-cell office:value-type="float" office:value="1573805675.61715" calcext:value-type="float">
            <text:p>1573805675.61715</text:p>
          </table:table-cell>
          <table:table-cell office:value-type="float" office:value="12892.5339117205" calcext:value-type="float">
            <text:p>12892.5339117205</text:p>
          </table:table-cell>
          <table:table-cell table:formula="of:=[.A551]-[.A550]" office:value-type="float" office:value="0.2722487449646" calcext:value-type="float">
            <text:p>0.2722487449646</text:p>
          </table:table-cell>
        </table:table-row>
        <table:table-row table:style-name="ro1">
          <table:table-cell office:value-type="float" office:value="1573805675.8893" calcext:value-type="float">
            <text:p>1573805675.8893</text:p>
          </table:table-cell>
          <table:table-cell office:value-type="float" office:value="12836.0078843233" calcext:value-type="float">
            <text:p>12836.0078843233</text:p>
          </table:table-cell>
          <table:table-cell table:formula="of:=[.A552]-[.A551]" office:value-type="float" office:value="0.272156476974487" calcext:value-type="float">
            <text:p>0.272156476974487</text:p>
          </table:table-cell>
        </table:table-row>
        <table:table-row table:style-name="ro1">
          <table:table-cell office:value-type="float" office:value="1573805676.16039" calcext:value-type="float">
            <text:p>1573805676.16039</text:p>
          </table:table-cell>
          <table:table-cell office:value-type="float" office:value="12580.8599391178" calcext:value-type="float">
            <text:p>12580.8599391178</text:p>
          </table:table-cell>
          <table:table-cell table:formula="of:=[.A553]-[.A552]" office:value-type="float" office:value="0.271085500717163" calcext:value-type="float">
            <text:p>0.271085500717163</text:p>
          </table:table-cell>
        </table:table-row>
        <table:table-row table:style-name="ro1">
          <table:table-cell office:value-type="float" office:value="1573805676.43314" calcext:value-type="float">
            <text:p>1573805676.43314</text:p>
          </table:table-cell>
          <table:table-cell office:value-type="float" office:value="11872.0051445973" calcext:value-type="float">
            <text:p>11872.0051445973</text:p>
          </table:table-cell>
          <table:table-cell table:formula="of:=[.A554]-[.A553]" office:value-type="float" office:value="0.272752285003662" calcext:value-type="float">
            <text:p>0.272752285003662</text:p>
          </table:table-cell>
        </table:table-row>
        <table:table-row table:style-name="ro1">
          <table:table-cell office:value-type="float" office:value="1573805676.70449" calcext:value-type="float">
            <text:p>1573805676.70449</text:p>
          </table:table-cell>
          <table:table-cell office:value-type="float" office:value="8901.26267884384" calcext:value-type="float">
            <text:p>8901.26267884384</text:p>
          </table:table-cell>
          <table:table-cell table:formula="of:=[.A555]-[.A554]" office:value-type="float" office:value="0.271347522735596" calcext:value-type="float">
            <text:p>0.271347522735596</text:p>
          </table:table-cell>
        </table:table-row>
        <table:table-row table:style-name="ro1">
          <table:table-cell office:value-type="float" office:value="1573805676.97613" calcext:value-type="float">
            <text:p>1573805676.97613</text:p>
          </table:table-cell>
          <table:table-cell office:value-type="float" office:value="4432.9092541863" calcext:value-type="float">
            <text:p>4432.9092541863</text:p>
          </table:table-cell>
          <table:table-cell table:formula="of:=[.A556]-[.A555]" office:value-type="float" office:value="0.271644353866577" calcext:value-type="float">
            <text:p>0.271644353866577</text:p>
          </table:table-cell>
        </table:table-row>
        <table:table-row table:style-name="ro1">
          <table:table-cell office:value-type="float" office:value="1573805677.24733" calcext:value-type="float">
            <text:p>1573805677.24733</text:p>
          </table:table-cell>
          <table:table-cell office:value-type="float" office:value="2971.63254185753" calcext:value-type="float">
            <text:p>2971.63254185753</text:p>
          </table:table-cell>
          <table:table-cell table:formula="of:=[.A557]-[.A556]" office:value-type="float" office:value="0.271198272705078" calcext:value-type="float">
            <text:p>0.271198272705078</text:p>
          </table:table-cell>
        </table:table-row>
        <table:table-row table:style-name="ro1">
          <table:table-cell office:value-type="float" office:value="1573805677.51763" calcext:value-type="float">
            <text:p>1573805677.51763</text:p>
          </table:table-cell>
          <table:table-cell office:value-type="float" office:value="3356.5887062411" calcext:value-type="float">
            <text:p>3356.5887062411</text:p>
          </table:table-cell>
          <table:table-cell table:formula="of:=[.A558]-[.A557]" office:value-type="float" office:value="0.270297050476074" calcext:value-type="float">
            <text:p>0.270297050476074</text:p>
          </table:table-cell>
        </table:table-row>
        <table:table-row table:style-name="ro1">
          <table:table-cell office:value-type="float" office:value="1573805677.79027" calcext:value-type="float">
            <text:p>1573805677.79027</text:p>
          </table:table-cell>
          <table:table-cell office:value-type="float" office:value="5825.77774733699" calcext:value-type="float">
            <text:p>5825.77774733699</text:p>
          </table:table-cell>
          <table:table-cell table:formula="of:=[.A559]-[.A558]" office:value-type="float" office:value="0.272644996643066" calcext:value-type="float">
            <text:p>0.272644996643066</text:p>
          </table:table-cell>
        </table:table-row>
        <table:table-row table:style-name="ro1">
          <table:table-cell office:value-type="float" office:value="1573805678.06262" calcext:value-type="float">
            <text:p>1573805678.06262</text:p>
          </table:table-cell>
          <table:table-cell office:value-type="float" office:value="11042.8270624055" calcext:value-type="float">
            <text:p>11042.8270624055</text:p>
          </table:table-cell>
          <table:table-cell table:formula="of:=[.A560]-[.A559]" office:value-type="float" office:value="0.272351264953613" calcext:value-type="float">
            <text:p>0.272351264953613</text:p>
          </table:table-cell>
        </table:table-row>
        <table:table-row table:style-name="ro1">
          <table:table-cell office:value-type="float" office:value="1573805678.335" calcext:value-type="float">
            <text:p>1573805678.335</text:p>
          </table:table-cell>
          <table:table-cell office:value-type="float" office:value="9931.2791172" calcext:value-type="float">
            <text:p>9931.2791172</text:p>
          </table:table-cell>
          <table:table-cell table:formula="of:=[.A561]-[.A560]" office:value-type="float" office:value="0.27237868309021" calcext:value-type="float">
            <text:p>0.27237868309021</text:p>
          </table:table-cell>
        </table:table-row>
        <table:table-row table:style-name="ro1">
          <table:table-cell office:value-type="float" office:value="1573805678.73397" calcext:value-type="float">
            <text:p>1573805678.73397</text:p>
          </table:table-cell>
          <table:table-cell office:value-type="float" office:value="15254.0380213096" calcext:value-type="float">
            <text:p>15254.0380213096</text:p>
          </table:table-cell>
          <table:table-cell table:formula="of:=[.A562]-[.A561]" office:value-type="float" office:value="0.398964405059814" calcext:value-type="float">
            <text:p>0.398964405059814</text:p>
          </table:table-cell>
        </table:table-row>
        <table:table-row table:style-name="ro1">
          <table:table-cell office:value-type="float" office:value="1573805678.97322" calcext:value-type="float">
            <text:p>1573805678.97322</text:p>
          </table:table-cell>
          <table:table-cell office:value-type="float" office:value="15197.8982952822" calcext:value-type="float">
            <text:p>15197.8982952822</text:p>
          </table:table-cell>
          <table:table-cell table:formula="of:=[.A563]-[.A562]" office:value-type="float" office:value="0.239252805709839" calcext:value-type="float">
            <text:p>0.239252805709839</text:p>
          </table:table-cell>
        </table:table-row>
        <table:table-row table:style-name="ro1">
          <table:table-cell office:value-type="float" office:value="1573805679.21209" calcext:value-type="float">
            <text:p>1573805679.21209</text:p>
          </table:table-cell>
          <table:table-cell office:value-type="float" office:value="14739.2489802137" calcext:value-type="float">
            <text:p>14739.2489802137</text:p>
          </table:table-cell>
          <table:table-cell table:formula="of:=[.A564]-[.A563]" office:value-type="float" office:value="0.238866567611694" calcext:value-type="float">
            <text:p>0.238866567611694</text:p>
          </table:table-cell>
        </table:table-row>
        <table:table-row table:style-name="ro1">
          <table:table-cell office:value-type="float" office:value="1573805679.45254" calcext:value-type="float">
            <text:p>1573805679.45254</text:p>
          </table:table-cell>
          <table:table-cell office:value-type="float" office:value="14439.3887062411" calcext:value-type="float">
            <text:p>14439.3887062411</text:p>
          </table:table-cell>
          <table:table-cell table:formula="of:=[.A565]-[.A564]" office:value-type="float" office:value="0.240453958511353" calcext:value-type="float">
            <text:p>0.240453958511353</text:p>
          </table:table-cell>
        </table:table-row>
        <table:table-row table:style-name="ro1">
          <table:table-cell office:value-type="float" office:value="1573805680.64138" calcext:value-type="float">
            <text:p>1573805680.64138</text:p>
          </table:table-cell>
          <table:table-cell office:value-type="float" office:value="14081.7914459671" calcext:value-type="float">
            <text:p>14081.7914459671</text:p>
          </table:table-cell>
          <table:table-cell table:formula="of:=[.A566]-[.A565]" office:value-type="float" office:value="1.18883872032166" calcext:value-type="float">
            <text:p>1.18883872032166</text:p>
          </table:table-cell>
        </table:table-row>
        <table:table-row table:style-name="ro1">
          <table:table-cell office:value-type="float" office:value="1573805680.88105" calcext:value-type="float">
            <text:p>1573805680.88105</text:p>
          </table:table-cell>
          <table:table-cell office:value-type="float" office:value="13489.4517199397" calcext:value-type="float">
            <text:p>13489.4517199397</text:p>
          </table:table-cell>
          <table:table-cell table:formula="of:=[.A567]-[.A566]" office:value-type="float" office:value="0.23967456817627" calcext:value-type="float">
            <text:p>0.23967456817627</text:p>
          </table:table-cell>
        </table:table-row>
        <table:table-row table:style-name="ro1">
          <table:table-cell office:value-type="float" office:value="1573805681.12022" calcext:value-type="float">
            <text:p>1573805681.12022</text:p>
          </table:table-cell>
          <table:table-cell office:value-type="float" office:value="12924.3530898027" calcext:value-type="float">
            <text:p>12924.3530898027</text:p>
          </table:table-cell>
          <table:table-cell table:formula="of:=[.A568]-[.A567]" office:value-type="float" office:value="0.239165544509888" calcext:value-type="float">
            <text:p>0.239165544509888</text:p>
          </table:table-cell>
        </table:table-row>
        <table:table-row table:style-name="ro1">
          <table:table-cell office:value-type="float" office:value="1573805681.36049" calcext:value-type="float">
            <text:p>1573805681.36049</text:p>
          </table:table-cell>
          <table:table-cell office:value-type="float" office:value="12804.8078843233" calcext:value-type="float">
            <text:p>12804.8078843233</text:p>
          </table:table-cell>
          <table:table-cell table:formula="of:=[.A569]-[.A568]" office:value-type="float" office:value="0.240267038345337" calcext:value-type="float">
            <text:p>0.240267038345337</text:p>
          </table:table-cell>
        </table:table-row>
        <table:table-row table:style-name="ro1">
          <table:table-cell office:value-type="float" office:value="1573805681.63269" calcext:value-type="float">
            <text:p>1573805681.63269</text:p>
          </table:table-cell>
          <table:table-cell office:value-type="float" office:value="12736.0873363781" calcext:value-type="float">
            <text:p>12736.0873363781</text:p>
          </table:table-cell>
          <table:table-cell table:formula="of:=[.A570]-[.A569]" office:value-type="float" office:value="0.272200584411621" calcext:value-type="float">
            <text:p>0.272200584411621</text:p>
          </table:table-cell>
        </table:table-row>
        <table:table-row table:style-name="ro1">
          <table:table-cell office:value-type="float" office:value="1573805681.91027" calcext:value-type="float">
            <text:p>1573805681.91027</text:p>
          </table:table-cell>
          <table:table-cell office:value-type="float" office:value="12569.3339117205" calcext:value-type="float">
            <text:p>12569.3339117205</text:p>
          </table:table-cell>
          <table:table-cell table:formula="of:=[.A571]-[.A570]" office:value-type="float" office:value="0.277586698532104" calcext:value-type="float">
            <text:p>0.277586698532104</text:p>
          </table:table-cell>
        </table:table-row>
        <table:table-row table:style-name="ro1">
          <table:table-cell office:value-type="float" office:value="1573805682.18241" calcext:value-type="float">
            <text:p>1573805682.18241</text:p>
          </table:table-cell>
          <table:table-cell office:value-type="float" office:value="11537.076377474" calcext:value-type="float">
            <text:p>11537.076377474</text:p>
          </table:table-cell>
          <table:table-cell table:formula="of:=[.A572]-[.A571]" office:value-type="float" office:value="0.272133588790894" calcext:value-type="float">
            <text:p>0.272133588790894</text:p>
          </table:table-cell>
        </table:table-row>
        <table:table-row table:style-name="ro1">
          <table:table-cell office:value-type="float" office:value="1573805682.45528" calcext:value-type="float">
            <text:p>1573805682.45528</text:p>
          </table:table-cell>
          <table:table-cell office:value-type="float" office:value="7258.53391172055" calcext:value-type="float">
            <text:p>7258.53391172055</text:p>
          </table:table-cell>
          <table:table-cell table:formula="of:=[.A573]-[.A572]" office:value-type="float" office:value="0.272871494293213" calcext:value-type="float">
            <text:p>0.272871494293213</text:p>
          </table:table-cell>
        </table:table-row>
        <table:table-row table:style-name="ro1">
          <table:table-cell office:value-type="float" office:value="1573805682.7278" calcext:value-type="float">
            <text:p>1573805682.7278</text:p>
          </table:table-cell>
          <table:table-cell office:value-type="float" office:value="3185.79692541918" calcext:value-type="float">
            <text:p>3185.79692541918</text:p>
          </table:table-cell>
          <table:table-cell table:formula="of:=[.A574]-[.A573]" office:value-type="float" office:value="0.272523880004883" calcext:value-type="float">
            <text:p>0.272523880004883</text:p>
          </table:table-cell>
        </table:table-row>
        <table:table-row table:style-name="ro1">
          <table:table-cell office:value-type="float" office:value="1573805682.99949" calcext:value-type="float">
            <text:p>1573805682.99949</text:p>
          </table:table-cell>
          <table:table-cell office:value-type="float" office:value="4114.29555555617" calcext:value-type="float">
            <text:p>4114.29555555617</text:p>
          </table:table-cell>
          <table:table-cell table:formula="of:=[.A575]-[.A574]" office:value-type="float" office:value="0.271687030792236" calcext:value-type="float">
            <text:p>0.271687030792236</text:p>
          </table:table-cell>
        </table:table-row>
        <table:table-row table:style-name="ro1">
          <table:table-cell office:value-type="float" office:value="1573805683.27029" calcext:value-type="float">
            <text:p>1573805683.27029</text:p>
          </table:table-cell>
          <table:table-cell office:value-type="float" office:value="8670.69829528219" calcext:value-type="float">
            <text:p>8670.69829528219</text:p>
          </table:table-cell>
          <table:table-cell table:formula="of:=[.A576]-[.A575]" office:value-type="float" office:value="0.270796060562134" calcext:value-type="float">
            <text:p>0.270796060562134</text:p>
          </table:table-cell>
        </table:table-row>
        <table:table-row table:style-name="ro1">
          <table:table-cell office:value-type="float" office:value="1573805683.54168" calcext:value-type="float">
            <text:p>1573805683.54168</text:p>
          </table:table-cell>
          <table:table-cell office:value-type="float" office:value="11392.5887062411" calcext:value-type="float">
            <text:p>11392.5887062411</text:p>
          </table:table-cell>
          <table:table-cell table:formula="of:=[.A577]-[.A576]" office:value-type="float" office:value="0.271393060684204" calcext:value-type="float">
            <text:p>0.271393060684204</text:p>
          </table:table-cell>
        </table:table-row>
        <table:table-row table:style-name="ro1">
          <table:table-cell office:value-type="float" office:value="1573805683.81578" calcext:value-type="float">
            <text:p>1573805683.81578</text:p>
          </table:table-cell>
          <table:table-cell office:value-type="float" office:value="11884.3941856932" calcext:value-type="float">
            <text:p>11884.3941856932</text:p>
          </table:table-cell>
          <table:table-cell table:formula="of:=[.A578]-[.A577]" office:value-type="float" office:value="0.274104833602905" calcext:value-type="float">
            <text:p>0.274104833602905</text:p>
          </table:table-cell>
        </table:table-row>
        <table:table-row table:style-name="ro1">
          <table:table-cell office:value-type="float" office:value="1573805684.08863" calcext:value-type="float">
            <text:p>1573805684.08863</text:p>
          </table:table-cell>
          <table:table-cell office:value-type="float" office:value="12753.7969254192" calcext:value-type="float">
            <text:p>12753.7969254192</text:p>
          </table:table-cell>
          <table:table-cell table:formula="of:=[.A579]-[.A578]" office:value-type="float" office:value="0.272845983505249" calcext:value-type="float">
            <text:p>0.272845983505249</text:p>
          </table:table-cell>
        </table:table-row>
        <table:table-row table:style-name="ro1">
          <table:table-cell office:value-type="float" office:value="1573805684.36162" calcext:value-type="float">
            <text:p>1573805684.36162</text:p>
          </table:table-cell>
          <table:table-cell office:value-type="float" office:value="11935.4955555562" calcext:value-type="float">
            <text:p>11935.4955555562</text:p>
          </table:table-cell>
          <table:table-cell table:formula="of:=[.A580]-[.A579]" office:value-type="float" office:value="0.272991180419922" calcext:value-type="float">
            <text:p>0.272991180419922</text:p>
          </table:table-cell>
        </table:table-row>
        <table:table-row table:style-name="ro1">
          <table:table-cell office:value-type="float" office:value="1573805684.63523" calcext:value-type="float">
            <text:p>1573805684.63523</text:p>
          </table:table-cell>
          <table:table-cell office:value-type="float" office:value="10337.1476103507" calcext:value-type="float">
            <text:p>10337.1476103507</text:p>
          </table:table-cell>
          <table:table-cell table:formula="of:=[.A581]-[.A580]" office:value-type="float" office:value="0.273610591888428" calcext:value-type="float">
            <text:p>0.273610591888428</text:p>
          </table:table-cell>
        </table:table-row>
        <table:table-row table:style-name="ro1">
          <table:table-cell office:value-type="float" office:value="1573805684.91333" calcext:value-type="float">
            <text:p>1573805684.91333</text:p>
          </table:table-cell>
          <table:table-cell office:value-type="float" office:value="3884.30377473425" calcext:value-type="float">
            <text:p>3884.30377473425</text:p>
          </table:table-cell>
          <table:table-cell table:formula="of:=[.A582]-[.A581]" office:value-type="float" office:value="0.278099060058594" calcext:value-type="float">
            <text:p>0.278099060058594</text:p>
          </table:table-cell>
        </table:table-row>
        <table:table-row table:style-name="ro1">
          <table:table-cell office:value-type="float" office:value="1573805685.15231" calcext:value-type="float">
            <text:p>1573805685.15231</text:p>
          </table:table-cell>
          <table:table-cell office:value-type="float" office:value="2890.53665144658" calcext:value-type="float">
            <text:p>2890.53665144658</text:p>
          </table:table-cell>
          <table:table-cell table:formula="of:=[.A583]-[.A582]" office:value-type="float" office:value="0.238979816436768" calcext:value-type="float">
            <text:p>0.238979816436768</text:p>
          </table:table-cell>
        </table:table-row>
        <table:table-row table:style-name="ro1">
          <table:table-cell office:value-type="float" office:value="1573805685.39111" calcext:value-type="float">
            <text:p>1573805685.39111</text:p>
          </table:table-cell>
          <table:table-cell office:value-type="float" office:value="2881.81336377534" calcext:value-type="float">
            <text:p>2881.81336377534</text:p>
          </table:table-cell>
          <table:table-cell table:formula="of:=[.A584]-[.A583]" office:value-type="float" office:value="0.238798379898071" calcext:value-type="float">
            <text:p>0.238798379898071</text:p>
          </table:table-cell>
        </table:table-row>
        <table:table-row table:style-name="ro1">
          <table:table-cell office:value-type="float" office:value="1573805685.63245" calcext:value-type="float">
            <text:p>1573805685.63245</text:p>
          </table:table-cell>
          <table:table-cell office:value-type="float" office:value="2864.40240487123" calcext:value-type="float">
            <text:p>2864.40240487123</text:p>
          </table:table-cell>
          <table:table-cell table:formula="of:=[.A585]-[.A584]" office:value-type="float" office:value="0.24134349822998" calcext:value-type="float">
            <text:p>0.24134349822998</text:p>
          </table:table-cell>
        </table:table-row>
        <table:table-row table:style-name="ro1">
          <table:table-cell office:value-type="float" office:value="1573805685.90564" calcext:value-type="float">
            <text:p>1573805685.90564</text:p>
          </table:table-cell>
          <table:table-cell office:value-type="float" office:value="2862.24350076164" calcext:value-type="float">
            <text:p>2862.24350076164</text:p>
          </table:table-cell>
          <table:table-cell table:formula="of:=[.A586]-[.A585]" office:value-type="float" office:value="0.273185253143311" calcext:value-type="float">
            <text:p>0.273185253143311</text:p>
          </table:table-cell>
        </table:table-row>
        <table:table-row table:style-name="ro1">
          <table:table-cell office:value-type="float" office:value="1573805686.14456" calcext:value-type="float">
            <text:p>1573805686.14456</text:p>
          </table:table-cell>
          <table:table-cell office:value-type="float" office:value="2872.94761035068" calcext:value-type="float">
            <text:p>2872.94761035068</text:p>
          </table:table-cell>
          <table:table-cell table:formula="of:=[.A587]-[.A586]" office:value-type="float" office:value="0.238918542861938" calcext:value-type="float">
            <text:p>0.238918542861938</text:p>
          </table:table-cell>
        </table:table-row>
        <table:table-row table:style-name="ro1">
          <table:table-cell office:value-type="float" office:value="1573805686.3834" calcext:value-type="float">
            <text:p>1573805686.3834</text:p>
          </table:table-cell>
          <table:table-cell office:value-type="float" office:value="2866.07089802192" calcext:value-type="float">
            <text:p>2866.07089802192</text:p>
          </table:table-cell>
          <table:table-cell table:formula="of:=[.A588]-[.A587]" office:value-type="float" office:value="0.238845109939575" calcext:value-type="float">
            <text:p>0.238845109939575</text:p>
          </table:table-cell>
        </table:table-row>
        <table:table-row table:style-name="ro1">
          <table:table-cell office:value-type="float" office:value="1573805686.63679" calcext:value-type="float">
            <text:p>1573805686.63679</text:p>
          </table:table-cell>
          <table:table-cell office:value-type="float" office:value="2869.75856925479" calcext:value-type="float">
            <text:p>2869.75856925479</text:p>
          </table:table-cell>
          <table:table-cell table:formula="of:=[.A589]-[.A588]" office:value-type="float" office:value="0.253390550613403" calcext:value-type="float">
            <text:p>0.253390550613403</text:p>
          </table:table-cell>
        </table:table-row>
        <table:table-row table:style-name="ro1">
          <table:table-cell office:value-type="float" office:value="1573805686.90861" calcext:value-type="float">
            <text:p>1573805686.90861</text:p>
          </table:table-cell>
          <table:table-cell office:value-type="float" office:value="2873.99418569315" calcext:value-type="float">
            <text:p>2873.99418569315</text:p>
          </table:table-cell>
          <table:table-cell table:formula="of:=[.A590]-[.A589]" office:value-type="float" office:value="0.271822452545166" calcext:value-type="float">
            <text:p>0.271822452545166</text:p>
          </table:table-cell>
        </table:table-row>
        <table:table-row table:style-name="ro1">
          <table:table-cell office:value-type="float" office:value="1573805687.17954" calcext:value-type="float">
            <text:p>1573805687.17954</text:p>
          </table:table-cell>
          <table:table-cell office:value-type="float" office:value="2866.05993911781" calcext:value-type="float">
            <text:p>2866.05993911781</text:p>
          </table:table-cell>
          <table:table-cell table:formula="of:=[.A591]-[.A590]" office:value-type="float" office:value="0.270924091339111" calcext:value-type="float">
            <text:p>0.270924091339111</text:p>
          </table:table-cell>
        </table:table-row>
        <table:table-row table:style-name="ro1">
          <table:table-cell office:value-type="float" office:value="1573805687.45096" calcext:value-type="float">
            <text:p>1573805687.45096</text:p>
          </table:table-cell>
          <table:table-cell office:value-type="float" office:value="2862.61336377534" calcext:value-type="float">
            <text:p>2862.61336377534</text:p>
          </table:table-cell>
          <table:table-cell table:formula="of:=[.A592]-[.A591]" office:value-type="float" office:value="0.271421670913696" calcext:value-type="float">
            <text:p>0.271421670913696</text:p>
          </table:table-cell>
        </table:table-row>
        <table:table-row table:style-name="ro1">
          <table:table-cell office:value-type="float" office:value="1573805687.72327" calcext:value-type="float">
            <text:p>1573805687.72327</text:p>
          </table:table-cell>
          <table:table-cell office:value-type="float" office:value="2868.53391172055" calcext:value-type="float">
            <text:p>2868.53391172055</text:p>
          </table:table-cell>
          <table:table-cell table:formula="of:=[.A593]-[.A592]" office:value-type="float" office:value="0.272307157516479" calcext:value-type="float">
            <text:p>0.272307157516479</text:p>
          </table:table-cell>
        </table:table-row>
        <table:table-row table:style-name="ro1">
          <table:table-cell office:value-type="float" office:value="1573805687.99584" calcext:value-type="float">
            <text:p>1573805687.99584</text:p>
          </table:table-cell>
          <table:table-cell office:value-type="float" office:value="2872.38322678904" calcext:value-type="float">
            <text:p>2872.38322678904</text:p>
          </table:table-cell>
          <table:table-cell table:formula="of:=[.A594]-[.A593]" office:value-type="float" office:value="0.272572755813599" calcext:value-type="float">
            <text:p>0.272572755813599</text:p>
          </table:table-cell>
        </table:table-row>
        <table:table-row table:style-name="ro1">
          <table:table-cell office:value-type="float" office:value="1573805688.26715" calcext:value-type="float">
            <text:p>1573805688.26715</text:p>
          </table:table-cell>
          <table:table-cell office:value-type="float" office:value="2867.63528158356" calcext:value-type="float">
            <text:p>2867.63528158356</text:p>
          </table:table-cell>
          <table:table-cell table:formula="of:=[.A595]-[.A594]" office:value-type="float" office:value="0.271312713623047" calcext:value-type="float">
            <text:p>0.271312713623047</text:p>
          </table:table-cell>
        </table:table-row>
        <table:table-row table:style-name="ro1">
          <table:table-cell office:value-type="float" office:value="1573805688.53925" calcext:value-type="float">
            <text:p>1573805688.53925</text:p>
          </table:table-cell>
          <table:table-cell office:value-type="float" office:value="2868.99966514521" calcext:value-type="float">
            <text:p>2868.99966514521</text:p>
          </table:table-cell>
          <table:table-cell table:formula="of:=[.A596]-[.A595]" office:value-type="float" office:value="0.27209734916687" calcext:value-type="float">
            <text:p>0.27209734916687</text:p>
          </table:table-cell>
        </table:table-row>
        <table:table-row table:style-name="ro1">
          <table:table-cell office:value-type="float" office:value="1573805688.81141" calcext:value-type="float">
            <text:p>1573805688.81141</text:p>
          </table:table-cell>
          <table:table-cell office:value-type="float" office:value="2871.02432267945" calcext:value-type="float">
            <text:p>2871.02432267945</text:p>
          </table:table-cell>
          <table:table-cell table:formula="of:=[.A597]-[.A596]" office:value-type="float" office:value="0.272163152694702" calcext:value-type="float">
            <text:p>0.272163152694702</text:p>
          </table:table-cell>
        </table:table-row>
        <table:table-row table:style-name="ro1">
          <table:table-cell office:value-type="float" office:value="1573805689.08334" calcext:value-type="float">
            <text:p>1573805689.08334</text:p>
          </table:table-cell>
          <table:table-cell office:value-type="float" office:value="2867.34213089863" calcext:value-type="float">
            <text:p>2867.34213089863</text:p>
          </table:table-cell>
          <table:table-cell table:formula="of:=[.A598]-[.A597]" office:value-type="float" office:value="0.271930456161499" calcext:value-type="float">
            <text:p>0.271930456161499</text:p>
          </table:table-cell>
        </table:table-row>
        <table:table-row table:style-name="ro1">
          <table:table-cell office:value-type="float" office:value="1573805689.35492" calcext:value-type="float">
            <text:p>1573805689.35492</text:p>
          </table:table-cell>
          <table:table-cell office:value-type="float" office:value="2866.6791172" calcext:value-type="float">
            <text:p>2866.6791172</text:p>
          </table:table-cell>
          <table:table-cell table:formula="of:=[.A599]-[.A598]" office:value-type="float" office:value="0.271580934524536" calcext:value-type="float">
            <text:p>0.271580934524536</text:p>
          </table:table-cell>
        </table:table-row>
        <table:table-row table:style-name="ro1">
          <table:table-cell office:value-type="float" office:value="1573805689.62604" calcext:value-type="float">
            <text:p>1573805689.62604</text:p>
          </table:table-cell>
          <table:table-cell office:value-type="float" office:value="2870.23528158356" calcext:value-type="float">
            <text:p>2870.23528158356</text:p>
          </table:table-cell>
          <table:table-cell table:formula="of:=[.A600]-[.A599]" office:value-type="float" office:value="0.271111726760864" calcext:value-type="float">
            <text:p>0.271111726760864</text:p>
          </table:table-cell>
        </table:table-row>
        <table:table-row table:style-name="ro1">
          <table:table-cell office:value-type="float" office:value="1573805689.89889" calcext:value-type="float">
            <text:p>1573805689.89889</text:p>
          </table:table-cell>
          <table:table-cell office:value-type="float" office:value="2871.35856925479" calcext:value-type="float">
            <text:p>2871.35856925479</text:p>
          </table:table-cell>
          <table:table-cell table:formula="of:=[.A601]-[.A600]" office:value-type="float" office:value="0.27285361289978" calcext:value-type="float">
            <text:p>0.27285361289978</text:p>
          </table:table-cell>
        </table:table-row>
        <table:table-row table:style-name="ro1">
          <table:table-cell office:value-type="float" office:value="1573805690.17048" calcext:value-type="float">
            <text:p>1573805690.17048</text:p>
          </table:table-cell>
          <table:table-cell office:value-type="float" office:value="2867.92843226849" calcext:value-type="float">
            <text:p>2867.92843226849</text:p>
          </table:table-cell>
          <table:table-cell table:formula="of:=[.A602]-[.A601]" office:value-type="float" office:value="0.271587610244751" calcext:value-type="float">
            <text:p>0.271587610244751</text:p>
          </table:table-cell>
        </table:table-row>
        <table:table-row table:style-name="ro1">
          <table:table-cell office:value-type="float" office:value="1573805690.44226" calcext:value-type="float">
            <text:p>1573805690.44226</text:p>
          </table:table-cell>
          <table:table-cell office:value-type="float" office:value="2865.00514459726" calcext:value-type="float">
            <text:p>2865.00514459726</text:p>
          </table:table-cell>
          <table:table-cell table:formula="of:=[.A603]-[.A602]" office:value-type="float" office:value="0.271786451339722" calcext:value-type="float">
            <text:p>0.271786451339722</text:p>
          </table:table-cell>
        </table:table-row>
        <table:table-row table:style-name="ro1">
          <table:table-cell office:value-type="float" office:value="1573805690.71514" calcext:value-type="float">
            <text:p>1573805690.71514</text:p>
          </table:table-cell>
          <table:table-cell office:value-type="float" office:value="2869.20514459726" calcext:value-type="float">
            <text:p>2869.20514459726</text:p>
          </table:table-cell>
          <table:table-cell table:formula="of:=[.A604]-[.A603]" office:value-type="float" office:value="0.27287483215332" calcext:value-type="float">
            <text:p>0.27287483215332</text:p>
          </table:table-cell>
        </table:table-row>
        <table:table-row table:style-name="ro1">
          <table:table-cell office:value-type="float" office:value="1573805690.98695" calcext:value-type="float">
            <text:p>1573805690.98695</text:p>
          </table:table-cell>
          <table:table-cell office:value-type="float" office:value="2868.99418569315" calcext:value-type="float">
            <text:p>2868.99418569315</text:p>
          </table:table-cell>
          <table:table-cell table:formula="of:=[.A605]-[.A604]" office:value-type="float" office:value="0.271807670593262" calcext:value-type="float">
            <text:p>0.271807670593262</text:p>
          </table:table-cell>
        </table:table-row>
        <table:table-row table:style-name="ro1">
          <table:table-cell office:value-type="float" office:value="1573805691.2595" calcext:value-type="float">
            <text:p>1573805691.2595</text:p>
          </table:table-cell>
          <table:table-cell office:value-type="float" office:value="2866.89829528219" calcext:value-type="float">
            <text:p>2866.89829528219</text:p>
          </table:table-cell>
          <table:table-cell table:formula="of:=[.A606]-[.A605]" office:value-type="float" office:value="0.272552967071533" calcext:value-type="float">
            <text:p>0.272552967071533</text:p>
          </table:table-cell>
        </table:table-row>
        <table:table-row table:style-name="ro1">
          <table:table-cell office:value-type="float" office:value="1573805691.53108" calcext:value-type="float">
            <text:p>1573805691.53108</text:p>
          </table:table-cell>
          <table:table-cell office:value-type="float" office:value="2869.28733637808" calcext:value-type="float">
            <text:p>2869.28733637808</text:p>
          </table:table-cell>
          <table:table-cell table:formula="of:=[.A607]-[.A606]" office:value-type="float" office:value="0.27157998085022" calcext:value-type="float">
            <text:p>0.27157998085022</text:p>
          </table:table-cell>
        </table:table-row>
        <table:table-row table:style-name="ro1">
          <table:table-cell office:value-type="float" office:value="1573805691.80291" calcext:value-type="float">
            <text:p>1573805691.80291</text:p>
          </table:table-cell>
          <table:table-cell office:value-type="float" office:value="2868.4791172" calcext:value-type="float">
            <text:p>2868.4791172</text:p>
          </table:table-cell>
          <table:table-cell table:formula="of:=[.A608]-[.A607]" office:value-type="float" office:value="0.271830320358276" calcext:value-type="float">
            <text:p>0.271830320358276</text:p>
          </table:table-cell>
        </table:table-row>
        <table:table-row table:style-name="ro1">
          <table:table-cell office:value-type="float" office:value="1573805692.07529" calcext:value-type="float">
            <text:p>1573805692.07529</text:p>
          </table:table-cell>
          <table:table-cell office:value-type="float" office:value="3153.46815829589" calcext:value-type="float">
            <text:p>3153.46815829589</text:p>
          </table:table-cell>
          <table:table-cell table:formula="of:=[.A609]-[.A608]" office:value-type="float" office:value="0.272377967834473" calcext:value-type="float">
            <text:p>0.272377967834473</text:p>
          </table:table-cell>
        </table:table-row>
        <table:table-row table:style-name="ro1">
          <table:table-cell office:value-type="float" office:value="1573805692.4749" calcext:value-type="float">
            <text:p>1573805692.4749</text:p>
          </table:table-cell>
          <table:table-cell office:value-type="float" office:value="2866.58596651507" calcext:value-type="float">
            <text:p>2866.58596651507</text:p>
          </table:table-cell>
          <table:table-cell table:formula="of:=[.A610]-[.A609]" office:value-type="float" office:value="0.39961314201355" calcext:value-type="float">
            <text:p>0.39961314201355</text:p>
          </table:table-cell>
        </table:table-row>
        <table:table-row table:style-name="ro1">
          <table:table-cell office:value-type="float" office:value="1573805692.71365" calcext:value-type="float">
            <text:p>1573805692.71365</text:p>
          </table:table-cell>
          <table:table-cell office:value-type="float" office:value="2867.13391172055" calcext:value-type="float">
            <text:p>2867.13391172055</text:p>
          </table:table-cell>
          <table:table-cell table:formula="of:=[.A611]-[.A610]" office:value-type="float" office:value="0.238750457763672" calcext:value-type="float">
            <text:p>0.238750457763672</text:p>
          </table:table-cell>
        </table:table-row>
        <table:table-row table:style-name="ro1">
          <table:table-cell office:value-type="float" office:value="1573805692.95255" calcext:value-type="float">
            <text:p>1573805692.95255</text:p>
          </table:table-cell>
          <table:table-cell office:value-type="float" office:value="2868.86541856986" calcext:value-type="float">
            <text:p>2868.86541856986</text:p>
          </table:table-cell>
          <table:table-cell table:formula="of:=[.A612]-[.A611]" office:value-type="float" office:value="0.238897323608398" calcext:value-type="float">
            <text:p>0.238897323608398</text:p>
          </table:table-cell>
        </table:table-row>
        <table:table-row table:style-name="ro1">
          <table:table-cell office:value-type="float" office:value="1573805693.19311" calcext:value-type="float">
            <text:p>1573805693.19311</text:p>
          </table:table-cell>
          <table:table-cell office:value-type="float" office:value="2867.65719939178" calcext:value-type="float">
            <text:p>2867.65719939178</text:p>
          </table:table-cell>
          <table:table-cell table:formula="of:=[.A613]-[.A612]" office:value-type="float" office:value="0.240565538406372" calcext:value-type="float">
            <text:p>0.240565538406372</text:p>
          </table:table-cell>
        </table:table-row>
        <table:table-row table:style-name="ro1">
          <table:table-cell office:value-type="float" office:value="1573805693.46392" calcext:value-type="float">
            <text:p>1573805693.46392</text:p>
          </table:table-cell>
          <table:table-cell office:value-type="float" office:value="2868.85171993973" calcext:value-type="float">
            <text:p>2868.85171993973</text:p>
          </table:table-cell>
          <table:table-cell table:formula="of:=[.A614]-[.A613]" office:value-type="float" office:value="0.270806312561035" calcext:value-type="float">
            <text:p>0.270806312561035</text:p>
          </table:table-cell>
        </table:table-row>
        <table:table-row table:style-name="ro1">
          <table:table-cell office:value-type="float" office:value="1573805693.73573" calcext:value-type="float">
            <text:p>1573805693.73573</text:p>
          </table:table-cell>
          <table:table-cell office:value-type="float" office:value="2868.86541856986" calcext:value-type="float">
            <text:p>2868.86541856986</text:p>
          </table:table-cell>
          <table:table-cell table:formula="of:=[.A615]-[.A614]" office:value-type="float" office:value="0.271811008453369" calcext:value-type="float">
            <text:p>0.271811008453369</text:p>
          </table:table-cell>
        </table:table-row>
        <table:table-row table:style-name="ro1">
          <table:table-cell office:value-type="float" office:value="1573805694.00813" calcext:value-type="float">
            <text:p>1573805694.00813</text:p>
          </table:table-cell>
          <table:table-cell office:value-type="float" office:value="2868.80240487123" calcext:value-type="float">
            <text:p>2868.80240487123</text:p>
          </table:table-cell>
          <table:table-cell table:formula="of:=[.A616]-[.A615]" office:value-type="float" office:value="0.272403240203857" calcext:value-type="float">
            <text:p>0.272403240203857</text:p>
          </table:table-cell>
        </table:table-row>
        <table:table-row table:style-name="ro1">
          <table:table-cell office:value-type="float" office:value="1573805694.28034" calcext:value-type="float">
            <text:p>1573805694.28034</text:p>
          </table:table-cell>
          <table:table-cell office:value-type="float" office:value="2868.00514459726" calcext:value-type="float">
            <text:p>2868.00514459726</text:p>
          </table:table-cell>
          <table:table-cell table:formula="of:=[.A617]-[.A616]" office:value-type="float" office:value="0.272210359573364" calcext:value-type="float">
            <text:p>0.272210359573364</text:p>
          </table:table-cell>
        </table:table-row>
        <table:table-row table:style-name="ro1">
          <table:table-cell office:value-type="float" office:value="1573805694.55222" calcext:value-type="float">
            <text:p>1573805694.55222</text:p>
          </table:table-cell>
          <table:table-cell office:value-type="float" office:value="2866.82980213151" calcext:value-type="float">
            <text:p>2866.82980213151</text:p>
          </table:table-cell>
          <table:table-cell table:formula="of:=[.A618]-[.A617]" office:value-type="float" office:value="0.271875381469727" calcext:value-type="float">
            <text:p>0.271875381469727</text:p>
          </table:table-cell>
        </table:table-row>
        <table:table-row table:style-name="ro1">
          <table:table-cell office:value-type="float" office:value="1573805694.82488" calcext:value-type="float">
            <text:p>1573805694.82488</text:p>
          </table:table-cell>
          <table:table-cell office:value-type="float" office:value="2868.56678843288" calcext:value-type="float">
            <text:p>2868.56678843288</text:p>
          </table:table-cell>
          <table:table-cell table:formula="of:=[.A619]-[.A618]" office:value-type="float" office:value="0.272660493850708" calcext:value-type="float">
            <text:p>0.272660493850708</text:p>
          </table:table-cell>
        </table:table-row>
        <table:table-row table:style-name="ro1">
          <table:table-cell office:value-type="float" office:value="1573805695.09677" calcext:value-type="float">
            <text:p>1573805695.09677</text:p>
          </table:table-cell>
          <table:table-cell office:value-type="float" office:value="2868.84076103562" calcext:value-type="float">
            <text:p>2868.84076103562</text:p>
          </table:table-cell>
          <table:table-cell table:formula="of:=[.A620]-[.A619]" office:value-type="float" office:value="0.271891355514526" calcext:value-type="float">
            <text:p>0.271891355514526</text:p>
          </table:table-cell>
        </table:table-row>
        <table:table-row table:style-name="ro1">
          <table:table-cell office:value-type="float" office:value="1573805695.36899" calcext:value-type="float">
            <text:p>1573805695.36899</text:p>
          </table:table-cell>
          <table:table-cell office:value-type="float" office:value="2892.30103500822" calcext:value-type="float">
            <text:p>2892.30103500822</text:p>
          </table:table-cell>
          <table:table-cell table:formula="of:=[.A621]-[.A620]" office:value-type="float" office:value="0.272214889526367" calcext:value-type="float">
            <text:p>0.272214889526367</text:p>
          </table:table-cell>
        </table:table-row>
        <table:table-row table:style-name="ro1">
          <table:table-cell office:value-type="float" office:value="1573805695.64095" calcext:value-type="float">
            <text:p>1573805695.64095</text:p>
          </table:table-cell>
          <table:table-cell office:value-type="float" office:value="3270.21336377534" calcext:value-type="float">
            <text:p>3270.21336377534</text:p>
          </table:table-cell>
          <table:table-cell table:formula="of:=[.A622]-[.A621]" office:value-type="float" office:value="0.271958351135254" calcext:value-type="float">
            <text:p>0.271958351135254</text:p>
          </table:table-cell>
        </table:table-row>
        <table:table-row table:style-name="ro1">
          <table:table-cell office:value-type="float" office:value="1573805695.91209" calcext:value-type="float">
            <text:p>1573805695.91209</text:p>
          </table:table-cell>
          <table:table-cell office:value-type="float" office:value="4754.96130898082" calcext:value-type="float">
            <text:p>4754.96130898082</text:p>
          </table:table-cell>
          <table:table-cell table:formula="of:=[.A623]-[.A622]" office:value-type="float" office:value="0.271147012710571" calcext:value-type="float">
            <text:p>0.271147012710571</text:p>
          </table:table-cell>
        </table:table-row>
        <table:table-row table:style-name="ro1">
          <table:table-cell office:value-type="float" office:value="1573805696.18361" calcext:value-type="float">
            <text:p>1573805696.18361</text:p>
          </table:table-cell>
          <table:table-cell office:value-type="float" office:value="8328.02432267945" calcext:value-type="float">
            <text:p>8328.02432267945</text:p>
          </table:table-cell>
          <table:table-cell table:formula="of:=[.A624]-[.A623]" office:value-type="float" office:value="0.271520853042603" calcext:value-type="float">
            <text:p>0.271520853042603</text:p>
          </table:table-cell>
        </table:table-row>
        <table:table-row table:style-name="ro1">
          <table:table-cell office:value-type="float" office:value="1573805696.57234" calcext:value-type="float">
            <text:p>1573805696.57234</text:p>
          </table:table-cell>
          <table:table-cell office:value-type="float" office:value="12327.8571993918" calcext:value-type="float">
            <text:p>12327.8571993918</text:p>
          </table:table-cell>
          <table:table-cell table:formula="of:=[.A625]-[.A624]" office:value-type="float" office:value="0.388727426528931" calcext:value-type="float">
            <text:p>0.388727426528931</text:p>
          </table:table-cell>
        </table:table-row>
        <table:table-row table:style-name="ro1">
          <table:table-cell office:value-type="float" office:value="1573805696.93006" calcext:value-type="float">
            <text:p>1573805696.93006</text:p>
          </table:table-cell>
          <table:table-cell office:value-type="float" office:value="15634.6352815836" calcext:value-type="float">
            <text:p>15634.6352815836</text:p>
          </table:table-cell>
          <table:table-cell table:formula="of:=[.A626]-[.A625]" office:value-type="float" office:value="0.357723236083984" calcext:value-type="float">
            <text:p>0.357723236083984</text:p>
          </table:table-cell>
        </table:table-row>
        <table:table-row table:style-name="ro1">
          <table:table-cell office:value-type="float" office:value="1573805697.16948" calcext:value-type="float">
            <text:p>1573805697.16948</text:p>
          </table:table-cell>
          <table:table-cell office:value-type="float" office:value="16026.1065144603" calcext:value-type="float">
            <text:p>16026.1065144603</text:p>
          </table:table-cell>
          <table:table-cell table:formula="of:=[.A627]-[.A626]" office:value-type="float" office:value="0.23941159248352" calcext:value-type="float">
            <text:p>0.23941159248352</text:p>
          </table:table-cell>
        </table:table-row>
        <table:table-row table:style-name="ro1">
          <table:table-cell office:value-type="float" office:value="1573805697.41032" calcext:value-type="float">
            <text:p>1573805697.41032</text:p>
          </table:table-cell>
          <table:table-cell office:value-type="float" office:value="15583.4215829534" calcext:value-type="float">
            <text:p>15583.4215829534</text:p>
          </table:table-cell>
          <table:table-cell table:formula="of:=[.A628]-[.A627]" office:value-type="float" office:value="0.240846157073975" calcext:value-type="float">
            <text:p>0.240846157073975</text:p>
          </table:table-cell>
        </table:table-row>
        <table:table-row table:style-name="ro1">
          <table:table-cell office:value-type="float" office:value="1573805697.68307" calcext:value-type="float">
            <text:p>1573805697.68307</text:p>
          </table:table-cell>
          <table:table-cell office:value-type="float" office:value="14540.577747337" calcext:value-type="float">
            <text:p>14540.577747337</text:p>
          </table:table-cell>
          <table:table-cell table:formula="of:=[.A629]-[.A628]" office:value-type="float" office:value="0.272752046585083" calcext:value-type="float">
            <text:p>0.272752046585083</text:p>
          </table:table-cell>
        </table:table-row>
        <table:table-row table:style-name="ro1">
          <table:table-cell office:value-type="float" office:value="1573805697.9557" calcext:value-type="float">
            <text:p>1573805697.9557</text:p>
          </table:table-cell>
          <table:table-cell office:value-type="float" office:value="13926.2051445973" calcext:value-type="float">
            <text:p>13926.2051445973</text:p>
          </table:table-cell>
          <table:table-cell table:formula="of:=[.A630]-[.A629]" office:value-type="float" office:value="0.272627830505371" calcext:value-type="float">
            <text:p>0.272627830505371</text:p>
          </table:table-cell>
        </table:table-row>
        <table:table-row table:style-name="ro1">
          <table:table-cell office:value-type="float" office:value="1573805698.22959" calcext:value-type="float">
            <text:p>1573805698.22959</text:p>
          </table:table-cell>
          <table:table-cell office:value-type="float" office:value="13543.8982952822" calcext:value-type="float">
            <text:p>13543.8982952822</text:p>
          </table:table-cell>
          <table:table-cell table:formula="of:=[.A631]-[.A630]" office:value-type="float" office:value="0.273885726928711" calcext:value-type="float">
            <text:p>0.273885726928711</text:p>
          </table:table-cell>
        </table:table-row>
        <table:table-row table:style-name="ro1">
          <table:table-cell office:value-type="float" office:value="1573805698.50304" calcext:value-type="float">
            <text:p>1573805698.50304</text:p>
          </table:table-cell>
          <table:table-cell office:value-type="float" office:value="13161.5503500767" calcext:value-type="float">
            <text:p>13161.5503500767</text:p>
          </table:table-cell>
          <table:table-cell table:formula="of:=[.A632]-[.A631]" office:value-type="float" office:value="0.273455858230591" calcext:value-type="float">
            <text:p>0.273455858230591</text:p>
          </table:table-cell>
        </table:table-row>
        <table:table-row table:style-name="ro1">
          <table:table-cell office:value-type="float" office:value="1573805698.77591" calcext:value-type="float">
            <text:p>1573805698.77591</text:p>
          </table:table-cell>
          <table:table-cell office:value-type="float" office:value="12845.9996651452" calcext:value-type="float">
            <text:p>12845.9996651452</text:p>
          </table:table-cell>
          <table:table-cell table:formula="of:=[.A633]-[.A632]" office:value-type="float" office:value="0.272866487503052" calcext:value-type="float">
            <text:p>0.272866487503052</text:p>
          </table:table-cell>
        </table:table-row>
        <table:table-row table:style-name="ro1">
          <table:table-cell office:value-type="float" office:value="1573805699.04984" calcext:value-type="float">
            <text:p>1573805699.04984</text:p>
          </table:table-cell>
          <table:table-cell office:value-type="float" office:value="12561.6298021315" calcext:value-type="float">
            <text:p>12561.6298021315</text:p>
          </table:table-cell>
          <table:table-cell table:formula="of:=[.A634]-[.A633]" office:value-type="float" office:value="0.273935317993164" calcext:value-type="float">
            <text:p>0.273935317993164</text:p>
          </table:table-cell>
        </table:table-row>
        <table:table-row table:style-name="ro1">
          <table:table-cell office:value-type="float" office:value="1573805699.32321" calcext:value-type="float">
            <text:p>1573805699.32321</text:p>
          </table:table-cell>
          <table:table-cell office:value-type="float" office:value="12266.4161035014" calcext:value-type="float">
            <text:p>12266.4161035014</text:p>
          </table:table-cell>
          <table:table-cell table:formula="of:=[.A635]-[.A634]" office:value-type="float" office:value="0.273367881774902" calcext:value-type="float">
            <text:p>0.273367881774902</text:p>
          </table:table-cell>
        </table:table-row>
        <table:table-row table:style-name="ro1">
          <table:table-cell office:value-type="float" office:value="1573805699.59574" calcext:value-type="float">
            <text:p>1573805699.59574</text:p>
          </table:table-cell>
          <table:table-cell office:value-type="float" office:value="11970.7174733644" calcext:value-type="float">
            <text:p>11970.7174733644</text:p>
          </table:table-cell>
          <table:table-cell table:formula="of:=[.A636]-[.A635]" office:value-type="float" office:value="0.272528171539307" calcext:value-type="float">
            <text:p>0.272528171539307</text:p>
          </table:table-cell>
        </table:table-row>
        <table:table-row table:style-name="ro1">
          <table:table-cell office:value-type="float" office:value="1573805699.86841" calcext:value-type="float">
            <text:p>1573805699.86841</text:p>
          </table:table-cell>
          <table:table-cell office:value-type="float" office:value="9752.64076103562" calcext:value-type="float">
            <text:p>9752.64076103562</text:p>
          </table:table-cell>
          <table:table-cell table:formula="of:=[.A637]-[.A636]" office:value-type="float" office:value="0.27267050743103" calcext:value-type="float">
            <text:p>0.27267050743103</text:p>
          </table:table-cell>
        </table:table-row>
        <table:table-row table:style-name="ro1">
          <table:table-cell office:value-type="float" office:value="1573805700.13987" calcext:value-type="float">
            <text:p>1573805700.13987</text:p>
          </table:table-cell>
          <table:table-cell office:value-type="float" office:value="6477.16130898082" calcext:value-type="float">
            <text:p>6477.16130898082</text:p>
          </table:table-cell>
          <table:table-cell table:formula="of:=[.A638]-[.A637]" office:value-type="float" office:value="0.271462917327881" calcext:value-type="float">
            <text:p>0.271462917327881</text:p>
          </table:table-cell>
        </table:table-row>
        <table:table-row table:style-name="ro1">
          <table:table-cell office:value-type="float" office:value="1573805700.41091" calcext:value-type="float">
            <text:p>1573805700.41091</text:p>
          </table:table-cell>
          <table:table-cell office:value-type="float" office:value="3461.99144596712" calcext:value-type="float">
            <text:p>3461.99144596712</text:p>
          </table:table-cell>
          <table:table-cell table:formula="of:=[.A639]-[.A638]" office:value-type="float" office:value="0.27103328704834" calcext:value-type="float">
            <text:p>0.27103328704834</text:p>
          </table:table-cell>
        </table:table-row>
        <table:table-row table:style-name="ro1">
          <table:table-cell office:value-type="float" office:value="1573805700.68219" calcext:value-type="float">
            <text:p>1573805700.68219</text:p>
          </table:table-cell>
          <table:table-cell office:value-type="float" office:value="-1214.24143074521" calcext:value-type="float">
            <text:p>-1214.24143074521</text:p>
          </table:table-cell>
          <table:table-cell table:formula="of:=[.A640]-[.A639]" office:value-type="float" office:value="0.271277904510498" calcext:value-type="float">
            <text:p>0.271277904510498</text:p>
          </table:table-cell>
        </table:table-row>
        <table:table-row table:style-name="ro1">
          <table:table-cell office:value-type="float" office:value="1573805700.95408" calcext:value-type="float">
            <text:p>1573805700.95408</text:p>
          </table:table-cell>
          <table:table-cell office:value-type="float" office:value="3306.82980213151" calcext:value-type="float">
            <text:p>3306.82980213151</text:p>
          </table:table-cell>
          <table:table-cell table:formula="of:=[.A641]-[.A640]" office:value-type="float" office:value="0.271893262863159" calcext:value-type="float">
            <text:p>0.271893262863159</text:p>
          </table:table-cell>
        </table:table-row>
        <table:table-row table:style-name="ro1">
          <table:table-cell office:value-type="float" office:value="1573805701.22698" calcext:value-type="float">
            <text:p>1573805701.22698</text:p>
          </table:table-cell>
          <table:table-cell office:value-type="float" office:value="8122.10651446027" calcext:value-type="float">
            <text:p>8122.10651446027</text:p>
          </table:table-cell>
          <table:table-cell table:formula="of:=[.A642]-[.A641]" office:value-type="float" office:value="0.272906064987183" calcext:value-type="float">
            <text:p>0.272906064987183</text:p>
          </table:table-cell>
        </table:table-row>
        <table:table-row table:style-name="ro1">
          <table:table-cell office:value-type="float" office:value="1573805701.49874" calcext:value-type="float">
            <text:p>1573805701.49874</text:p>
          </table:table-cell>
          <table:table-cell office:value-type="float" office:value="12003.8462404877" calcext:value-type="float">
            <text:p>12003.8462404877</text:p>
          </table:table-cell>
          <table:table-cell table:formula="of:=[.A643]-[.A642]" office:value-type="float" office:value="0.271755218505859" calcext:value-type="float">
            <text:p>0.271755218505859</text:p>
          </table:table-cell>
        </table:table-row>
        <table:table-row table:style-name="ro1">
          <table:table-cell office:value-type="float" office:value="1573805701.77121" calcext:value-type="float">
            <text:p>1573805701.77121</text:p>
          </table:table-cell>
          <table:table-cell office:value-type="float" office:value="14166.2051445973" calcext:value-type="float">
            <text:p>14166.2051445973</text:p>
          </table:table-cell>
          <table:table-cell table:formula="of:=[.A644]-[.A643]" office:value-type="float" office:value="0.272472620010376" calcext:value-type="float">
            <text:p>0.272472620010376</text:p>
          </table:table-cell>
        </table:table-row>
        <table:table-row table:style-name="ro1">
          <table:table-cell office:value-type="float" office:value="1573805702.04467" calcext:value-type="float">
            <text:p>1573805702.04467</text:p>
          </table:table-cell>
          <table:table-cell office:value-type="float" office:value="14561.2654185699" calcext:value-type="float">
            <text:p>14561.2654185699</text:p>
          </table:table-cell>
          <table:table-cell table:formula="of:=[.A645]-[.A644]" office:value-type="float" office:value="0.273455142974854" calcext:value-type="float">
            <text:p>0.273455142974854</text:p>
          </table:table-cell>
        </table:table-row>
        <table:table-row table:style-name="ro1">
          <table:table-cell office:value-type="float" office:value="1573805702.317" calcext:value-type="float">
            <text:p>1573805702.317</text:p>
          </table:table-cell>
          <table:table-cell office:value-type="float" office:value="14296.9503500767" calcext:value-type="float">
            <text:p>14296.9503500767</text:p>
          </table:table-cell>
          <table:table-cell table:formula="of:=[.A646]-[.A645]" office:value-type="float" office:value="0.272335767745972" calcext:value-type="float">
            <text:p>0.272335767745972</text:p>
          </table:table-cell>
        </table:table-row>
        <table:table-row table:style-name="ro1">
          <table:table-cell office:value-type="float" office:value="1573805702.59062" calcext:value-type="float">
            <text:p>1573805702.59062</text:p>
          </table:table-cell>
          <table:table-cell office:value-type="float" office:value="14130.6352815836" calcext:value-type="float">
            <text:p>14130.6352815836</text:p>
          </table:table-cell>
          <table:table-cell table:formula="of:=[.A647]-[.A646]" office:value-type="float" office:value="0.273615837097168" calcext:value-type="float">
            <text:p>0.273615837097168</text:p>
          </table:table-cell>
        </table:table-row>
        <table:table-row table:style-name="ro1">
          <table:table-cell office:value-type="float" office:value="1573805702.86352" calcext:value-type="float">
            <text:p>1573805702.86352</text:p>
          </table:table-cell>
          <table:table-cell office:value-type="float" office:value="13523.7667884329" calcext:value-type="float">
            <text:p>13523.7667884329</text:p>
          </table:table-cell>
          <table:table-cell table:formula="of:=[.A648]-[.A647]" office:value-type="float" office:value="0.272900342941284" calcext:value-type="float">
            <text:p>0.272900342941284</text:p>
          </table:table-cell>
        </table:table-row>
        <table:table-row table:style-name="ro1">
          <table:table-cell office:value-type="float" office:value="1573805703.13666" calcext:value-type="float">
            <text:p>1573805703.13666</text:p>
          </table:table-cell>
          <table:table-cell office:value-type="float" office:value="13044.6955555562" calcext:value-type="float">
            <text:p>13044.6955555562</text:p>
          </table:table-cell>
          <table:table-cell table:formula="of:=[.A649]-[.A648]" office:value-type="float" office:value="0.273142099380493" calcext:value-type="float">
            <text:p>0.273142099380493</text:p>
          </table:table-cell>
        </table:table-row>
        <table:table-row table:style-name="ro1">
          <table:table-cell office:value-type="float" office:value="1573805703.41023" calcext:value-type="float">
            <text:p>1573805703.41023</text:p>
          </table:table-cell>
          <table:table-cell office:value-type="float" office:value="12888.2380213096" calcext:value-type="float">
            <text:p>12888.2380213096</text:p>
          </table:table-cell>
          <table:table-cell table:formula="of:=[.A650]-[.A649]" office:value-type="float" office:value="0.273571968078613" calcext:value-type="float">
            <text:p>0.273571968078613</text:p>
          </table:table-cell>
        </table:table-row>
        <table:table-row table:style-name="ro1">
          <table:table-cell office:value-type="float" office:value="1573805703.68327" calcext:value-type="float">
            <text:p>1573805703.68327</text:p>
          </table:table-cell>
          <table:table-cell office:value-type="float" office:value="12756.4489802137" calcext:value-type="float">
            <text:p>12756.4489802137</text:p>
          </table:table-cell>
          <table:table-cell table:formula="of:=[.A651]-[.A650]" office:value-type="float" office:value="0.273033857345581" calcext:value-type="float">
            <text:p>0.273033857345581</text:p>
          </table:table-cell>
        </table:table-row>
        <table:table-row table:style-name="ro1">
          <table:table-cell office:value-type="float" office:value="1573805703.95531" calcext:value-type="float">
            <text:p>1573805703.95531</text:p>
          </table:table-cell>
          <table:table-cell office:value-type="float" office:value="12502.9147336384" calcext:value-type="float">
            <text:p>12502.9147336384</text:p>
          </table:table-cell>
          <table:table-cell table:formula="of:=[.A652]-[.A651]" office:value-type="float" office:value="0.272043228149414" calcext:value-type="float">
            <text:p>0.272043228149414</text:p>
          </table:table-cell>
        </table:table-row>
        <table:table-row table:style-name="ro1">
          <table:table-cell office:value-type="float" office:value="1573805704.22877" calcext:value-type="float">
            <text:p>1573805704.22877</text:p>
          </table:table-cell>
          <table:table-cell office:value-type="float" office:value="12179.5914459671" calcext:value-type="float">
            <text:p>12179.5914459671</text:p>
          </table:table-cell>
          <table:table-cell table:formula="of:=[.A653]-[.A652]" office:value-type="float" office:value="0.273460388183594" calcext:value-type="float">
            <text:p>0.273460388183594</text:p>
          </table:table-cell>
        </table:table-row>
        <table:table-row table:style-name="ro1">
          <table:table-cell office:value-type="float" office:value="1573805704.50154" calcext:value-type="float">
            <text:p>1573805704.50154</text:p>
          </table:table-cell>
          <table:table-cell office:value-type="float" office:value="11734.076377474" calcext:value-type="float">
            <text:p>11734.076377474</text:p>
          </table:table-cell>
          <table:table-cell table:formula="of:=[.A654]-[.A653]" office:value-type="float" office:value="0.272770166397095" calcext:value-type="float">
            <text:p>0.272770166397095</text:p>
          </table:table-cell>
        </table:table-row>
        <table:table-row table:style-name="ro1">
          <table:table-cell office:value-type="float" office:value="1573805704.77387" calcext:value-type="float">
            <text:p>1573805704.77387</text:p>
          </table:table-cell>
          <table:table-cell office:value-type="float" office:value="13149.6955555562" calcext:value-type="float">
            <text:p>13149.6955555562</text:p>
          </table:table-cell>
          <table:table-cell table:formula="of:=[.A655]-[.A654]" office:value-type="float" office:value="0.272329568862915" calcext:value-type="float">
            <text:p>0.272329568862915</text:p>
          </table:table-cell>
        </table:table-row>
        <table:table-row table:style-name="ro1">
          <table:table-cell office:value-type="float" office:value="1573805705.1616" calcext:value-type="float">
            <text:p>1573805705.1616</text:p>
          </table:table-cell>
          <table:table-cell office:value-type="float" office:value="11304.2681582959" calcext:value-type="float">
            <text:p>11304.2681582959</text:p>
          </table:table-cell>
          <table:table-cell table:formula="of:=[.A656]-[.A655]" office:value-type="float" office:value="0.387729406356812" calcext:value-type="float">
            <text:p>0.387729406356812</text:p>
          </table:table-cell>
        </table:table-row>
        <table:table-row table:style-name="ro1">
          <table:table-cell office:value-type="float" office:value="1573805705.40069" calcext:value-type="float">
            <text:p>1573805705.40069</text:p>
          </table:table-cell>
          <table:table-cell office:value-type="float" office:value="6041.35035007671" calcext:value-type="float">
            <text:p>6041.35035007671</text:p>
          </table:table-cell>
          <table:table-cell table:formula="of:=[.A657]-[.A656]" office:value-type="float" office:value="0.239093780517578" calcext:value-type="float">
            <text:p>0.239093780517578</text:p>
          </table:table-cell>
        </table:table-row>
        <table:table-row table:style-name="ro1">
          <table:table-cell office:value-type="float" office:value="1573805705.6392" calcext:value-type="float">
            <text:p>1573805705.6392</text:p>
          </table:table-cell>
          <table:table-cell office:value-type="float" office:value="3110.52569254247" calcext:value-type="float">
            <text:p>3110.52569254247</text:p>
          </table:table-cell>
          <table:table-cell table:formula="of:=[.A658]-[.A657]" office:value-type="float" office:value="0.238507986068726" calcext:value-type="float">
            <text:p>0.238507986068726</text:p>
          </table:table-cell>
        </table:table-row>
        <table:table-row table:style-name="ro1">
          <table:table-cell office:value-type="float" office:value="1573805705.87862" calcext:value-type="float">
            <text:p>1573805705.87862</text:p>
          </table:table-cell>
          <table:table-cell office:value-type="float" office:value="2825.44624048767" calcext:value-type="float">
            <text:p>2825.44624048767</text:p>
          </table:table-cell>
          <table:table-cell table:formula="of:=[.A659]-[.A658]" office:value-type="float" office:value="0.23942232131958" calcext:value-type="float">
            <text:p>0.23942232131958</text:p>
          </table:table-cell>
        </table:table-row>
        <table:table-row table:style-name="ro1">
          <table:table-cell office:value-type="float" office:value="1573805706.15057" calcext:value-type="float">
            <text:p>1573805706.15057</text:p>
          </table:table-cell>
          <table:table-cell office:value-type="float" office:value="5494.78596651507" calcext:value-type="float">
            <text:p>5494.78596651507</text:p>
          </table:table-cell>
          <table:table-cell table:formula="of:=[.A660]-[.A659]" office:value-type="float" office:value="0.271948099136353" calcext:value-type="float">
            <text:p>0.271948099136353</text:p>
          </table:table-cell>
        </table:table-row>
        <table:table-row table:style-name="ro1">
          <table:table-cell office:value-type="float" office:value="1573805706.42302" calcext:value-type="float">
            <text:p>1573805706.42302</text:p>
          </table:table-cell>
          <table:table-cell office:value-type="float" office:value="10058.4462404877" calcext:value-type="float">
            <text:p>10058.4462404877</text:p>
          </table:table-cell>
          <table:table-cell table:formula="of:=[.A661]-[.A660]" office:value-type="float" office:value="0.272448539733887" calcext:value-type="float">
            <text:p>0.272448539733887</text:p>
          </table:table-cell>
        </table:table-row>
        <table:table-row table:style-name="ro1">
          <table:table-cell office:value-type="float" office:value="1573805706.6951" calcext:value-type="float">
            <text:p>1573805706.6951</text:p>
          </table:table-cell>
          <table:table-cell office:value-type="float" office:value="11305.4435007616" calcext:value-type="float">
            <text:p>11305.4435007616</text:p>
          </table:table-cell>
          <table:table-cell table:formula="of:=[.A662]-[.A661]" office:value-type="float" office:value="0.272080898284912" calcext:value-type="float">
            <text:p>0.272080898284912</text:p>
          </table:table-cell>
        </table:table-row>
        <table:table-row table:style-name="ro1">
          <table:table-cell office:value-type="float" office:value="1573805706.96814" calcext:value-type="float">
            <text:p>1573805706.96814</text:p>
          </table:table-cell>
          <table:table-cell office:value-type="float" office:value="11805.8873363781" calcext:value-type="float">
            <text:p>11805.8873363781</text:p>
          </table:table-cell>
          <table:table-cell table:formula="of:=[.A663]-[.A662]" office:value-type="float" office:value="0.273038387298584" calcext:value-type="float">
            <text:p>0.273038387298584</text:p>
          </table:table-cell>
        </table:table-row>
        <table:table-row table:style-name="ro1">
          <table:table-cell office:value-type="float" office:value="1573805707.24043" calcext:value-type="float">
            <text:p>1573805707.24043</text:p>
          </table:table-cell>
          <table:table-cell office:value-type="float" office:value="11896.580487063" calcext:value-type="float">
            <text:p>11896.580487063</text:p>
          </table:table-cell>
          <table:table-cell table:formula="of:=[.A664]-[.A663]" office:value-type="float" office:value="0.272288084030151" calcext:value-type="float">
            <text:p>0.272288084030151</text:p>
          </table:table-cell>
        </table:table-row>
        <table:table-row table:style-name="ro1">
          <table:table-cell office:value-type="float" office:value="1573805707.51361" calcext:value-type="float">
            <text:p>1573805707.51361</text:p>
          </table:table-cell>
          <table:table-cell office:value-type="float" office:value="10428.2544596658" calcext:value-type="float">
            <text:p>10428.2544596658</text:p>
          </table:table-cell>
          <table:table-cell table:formula="of:=[.A665]-[.A664]" office:value-type="float" office:value="0.273177862167358" calcext:value-type="float">
            <text:p>0.273177862167358</text:p>
          </table:table-cell>
        </table:table-row>
        <table:table-row table:style-name="ro1">
          <table:table-cell office:value-type="float" office:value="1573805707.78581" calcext:value-type="float">
            <text:p>1573805707.78581</text:p>
          </table:table-cell>
          <table:table-cell office:value-type="float" office:value="8369.13665144658" calcext:value-type="float">
            <text:p>8369.13665144658</text:p>
          </table:table-cell>
          <table:table-cell table:formula="of:=[.A666]-[.A665]" office:value-type="float" office:value="0.272199869155884" calcext:value-type="float">
            <text:p>0.272199869155884</text:p>
          </table:table-cell>
        </table:table-row>
        <table:table-row table:style-name="ro1">
          <table:table-cell office:value-type="float" office:value="1573805708.0577" calcext:value-type="float">
            <text:p>1573805708.0577</text:p>
          </table:table-cell>
          <table:table-cell office:value-type="float" office:value="7490.8791172" calcext:value-type="float">
            <text:p>7490.8791172</text:p>
          </table:table-cell>
          <table:table-cell table:formula="of:=[.A667]-[.A666]" office:value-type="float" office:value="0.271893262863159" calcext:value-type="float">
            <text:p>0.271893262863159</text:p>
          </table:table-cell>
        </table:table-row>
        <table:table-row table:style-name="ro1">
          <table:table-cell office:value-type="float" office:value="1573805708.3294" calcext:value-type="float">
            <text:p>1573805708.3294</text:p>
          </table:table-cell>
          <table:table-cell office:value-type="float" office:value="4884.43528158356" calcext:value-type="float">
            <text:p>4884.43528158356</text:p>
          </table:table-cell>
          <table:table-cell table:formula="of:=[.A668]-[.A667]" office:value-type="float" office:value="0.27170467376709" calcext:value-type="float">
            <text:p>0.27170467376709</text:p>
          </table:table-cell>
        </table:table-row>
        <table:table-row table:style-name="ro1">
          <table:table-cell office:value-type="float" office:value="1573805708.60173" calcext:value-type="float">
            <text:p>1573805708.60173</text:p>
          </table:table-cell>
          <table:table-cell office:value-type="float" office:value="2705.9393911726" calcext:value-type="float">
            <text:p>2705.9393911726</text:p>
          </table:table-cell>
          <table:table-cell table:formula="of:=[.A669]-[.A668]" office:value-type="float" office:value="0.272328853607178" calcext:value-type="float">
            <text:p>0.272328853607178</text:p>
          </table:table-cell>
        </table:table-row>
        <table:table-row table:style-name="ro1">
          <table:table-cell office:value-type="float" office:value="1573805708.87216" calcext:value-type="float">
            <text:p>1573805708.87216</text:p>
          </table:table-cell>
          <table:table-cell office:value-type="float" office:value="2640.87637747397" calcext:value-type="float">
            <text:p>2640.87637747397</text:p>
          </table:table-cell>
          <table:table-cell table:formula="of:=[.A670]-[.A669]" office:value-type="float" office:value="0.270423173904419" calcext:value-type="float">
            <text:p>0.270423173904419</text:p>
          </table:table-cell>
        </table:table-row>
        <table:table-row table:style-name="ro1">
          <table:table-cell office:value-type="float" office:value="1573805709.14386" calcext:value-type="float">
            <text:p>1573805709.14386</text:p>
          </table:table-cell>
          <table:table-cell office:value-type="float" office:value="2645.59692541918" calcext:value-type="float">
            <text:p>2645.59692541918</text:p>
          </table:table-cell>
          <table:table-cell table:formula="of:=[.A671]-[.A670]" office:value-type="float" office:value="0.271698713302612" calcext:value-type="float">
            <text:p>0.271698713302612</text:p>
          </table:table-cell>
        </table:table-row>
        <table:table-row table:style-name="ro1">
          <table:table-cell office:value-type="float" office:value="1573805709.41491" calcext:value-type="float">
            <text:p>1573805709.41491</text:p>
          </table:table-cell>
          <table:table-cell office:value-type="float" office:value="2646.04624048767" calcext:value-type="float">
            <text:p>2646.04624048767</text:p>
          </table:table-cell>
          <table:table-cell table:formula="of:=[.A672]-[.A671]" office:value-type="float" office:value="0.271057844161987" calcext:value-type="float">
            <text:p>0.271057844161987</text:p>
          </table:table-cell>
        </table:table-row>
        <table:table-row table:style-name="ro1">
          <table:table-cell office:value-type="float" office:value="1573805709.68647" calcext:value-type="float">
            <text:p>1573805709.68647</text:p>
          </table:table-cell>
          <table:table-cell office:value-type="float" office:value="2645.09555555616" calcext:value-type="float">
            <text:p>2645.09555555616</text:p>
          </table:table-cell>
          <table:table-cell table:formula="of:=[.A673]-[.A672]" office:value-type="float" office:value="0.271559715270996" calcext:value-type="float">
            <text:p>0.271559715270996</text:p>
          </table:table-cell>
        </table:table-row>
        <table:table-row table:style-name="ro1">
          <table:table-cell office:value-type="float" office:value="1573805709.95696" calcext:value-type="float">
            <text:p>1573805709.95696</text:p>
          </table:table-cell>
          <table:table-cell office:value-type="float" office:value="2643.81062404931" calcext:value-type="float">
            <text:p>2643.81062404931</text:p>
          </table:table-cell>
          <table:table-cell table:formula="of:=[.A674]-[.A673]" office:value-type="float" office:value="0.27048921585083" calcext:value-type="float">
            <text:p>0.27048921585083</text:p>
          </table:table-cell>
        </table:table-row>
        <table:table-row table:style-name="ro1">
          <table:table-cell office:value-type="float" office:value="1573805710.22863" calcext:value-type="float">
            <text:p>1573805710.22863</text:p>
          </table:table-cell>
          <table:table-cell office:value-type="float" office:value="2644.03528158356" calcext:value-type="float">
            <text:p>2644.03528158356</text:p>
          </table:table-cell>
          <table:table-cell table:formula="of:=[.A675]-[.A674]" office:value-type="float" office:value="0.271664619445801" calcext:value-type="float">
            <text:p>0.271664619445801</text:p>
          </table:table-cell>
        </table:table-row>
        <table:table-row table:style-name="ro1">
          <table:table-cell office:value-type="float" office:value="1573805710.50011" calcext:value-type="float">
            <text:p>1573805710.50011</text:p>
          </table:table-cell>
          <table:table-cell office:value-type="float" office:value="2645.1695281589" calcext:value-type="float">
            <text:p>2645.1695281589</text:p>
          </table:table-cell>
          <table:table-cell table:formula="of:=[.A676]-[.A675]" office:value-type="float" office:value="0.271483421325684" calcext:value-type="float">
            <text:p>0.271483421325684</text:p>
          </table:table-cell>
        </table:table-row>
        <table:table-row table:style-name="ro1">
          <table:table-cell office:value-type="float" office:value="1573805710.77156" calcext:value-type="float">
            <text:p>1573805710.77156</text:p>
          </table:table-cell>
          <table:table-cell office:value-type="float" office:value="2645.74487062466" calcext:value-type="float">
            <text:p>2645.74487062466</text:p>
          </table:table-cell>
          <table:table-cell table:formula="of:=[.A677]-[.A676]" office:value-type="float" office:value="0.271450042724609" calcext:value-type="float">
            <text:p>0.271450042724609</text:p>
          </table:table-cell>
        </table:table-row>
        <table:table-row table:style-name="ro1">
          <table:table-cell office:value-type="float" office:value="1573805711.04267" calcext:value-type="float">
            <text:p>1573805711.04267</text:p>
          </table:table-cell>
          <table:table-cell office:value-type="float" office:value="2642.82706240548" calcext:value-type="float">
            <text:p>2642.82706240548</text:p>
          </table:table-cell>
          <table:table-cell table:formula="of:=[.A678]-[.A677]" office:value-type="float" office:value="0.271111011505127" calcext:value-type="float">
            <text:p>0.271111011505127</text:p>
          </table:table-cell>
        </table:table-row>
        <table:table-row table:style-name="ro1">
          <table:table-cell office:value-type="float" office:value="1573805711.31449" calcext:value-type="float">
            <text:p>1573805711.31449</text:p>
          </table:table-cell>
          <table:table-cell office:value-type="float" office:value="2912.49555555616" calcext:value-type="float">
            <text:p>2912.49555555616</text:p>
          </table:table-cell>
          <table:table-cell table:formula="of:=[.A679]-[.A678]" office:value-type="float" office:value="0.27182149887085" calcext:value-type="float">
            <text:p>0.27182149887085</text:p>
          </table:table-cell>
        </table:table-row>
        <table:table-row table:style-name="ro1">
          <table:table-cell office:value-type="float" office:value="1573805711.73953" calcext:value-type="float">
            <text:p>1573805711.73953</text:p>
          </table:table-cell>
          <table:table-cell office:value-type="float" office:value="2641.2489802137" calcext:value-type="float">
            <text:p>2641.2489802137</text:p>
          </table:table-cell>
          <table:table-cell table:formula="of:=[.A680]-[.A679]" office:value-type="float" office:value="0.425036907196045" calcext:value-type="float">
            <text:p>0.425036907196045</text:p>
          </table:table-cell>
        </table:table-row>
        <table:table-row table:style-name="ro1">
          <table:table-cell office:value-type="float" office:value="1573805711.97823" calcext:value-type="float">
            <text:p>1573805711.97823</text:p>
          </table:table-cell>
          <table:table-cell office:value-type="float" office:value="2642.76404870685" calcext:value-type="float">
            <text:p>2642.76404870685</text:p>
          </table:table-cell>
          <table:table-cell table:formula="of:=[.A681]-[.A680]" office:value-type="float" office:value="0.238696813583374" calcext:value-type="float">
            <text:p>0.238696813583374</text:p>
          </table:table-cell>
        </table:table-row>
        <table:table-row table:style-name="ro1">
          <table:table-cell office:value-type="float" office:value="1573805712.21678" calcext:value-type="float">
            <text:p>1573805712.21678</text:p>
          </table:table-cell>
          <table:table-cell office:value-type="float" office:value="2642.66267884384" calcext:value-type="float">
            <text:p>2642.66267884384</text:p>
          </table:table-cell>
          <table:table-cell table:formula="of:=[.A682]-[.A681]" office:value-type="float" office:value="0.238549470901489" calcext:value-type="float">
            <text:p>0.238549470901489</text:p>
          </table:table-cell>
        </table:table-row>
        <table:table-row table:style-name="ro1">
          <table:table-cell office:value-type="float" office:value="1573805712.45676" calcext:value-type="float">
            <text:p>1573805712.45676</text:p>
          </table:table-cell>
          <table:table-cell office:value-type="float" office:value="2644.52021309041" calcext:value-type="float">
            <text:p>2644.52021309041</text:p>
          </table:table-cell>
          <table:table-cell table:formula="of:=[.A683]-[.A682]" office:value-type="float" office:value="0.239982843399048" calcext:value-type="float">
            <text:p>0.239982843399048</text:p>
          </table:table-cell>
        </table:table-row>
        <table:table-row table:style-name="ro1">
          <table:table-cell office:value-type="float" office:value="1573805712.72818" calcext:value-type="float">
            <text:p>1573805712.72818</text:p>
          </table:table-cell>
          <table:table-cell office:value-type="float" office:value="2643.5695281589" calcext:value-type="float">
            <text:p>2643.5695281589</text:p>
          </table:table-cell>
          <table:table-cell table:formula="of:=[.A684]-[.A683]" office:value-type="float" office:value="0.271420478820801" calcext:value-type="float">
            <text:p>0.271420478820801</text:p>
          </table:table-cell>
        </table:table-row>
        <table:table-row table:style-name="ro1">
          <table:table-cell office:value-type="float" office:value="1573805712.99927" calcext:value-type="float">
            <text:p>1573805712.99927</text:p>
          </table:table-cell>
          <table:table-cell office:value-type="float" office:value="2644.33665144658" calcext:value-type="float">
            <text:p>2644.33665144658</text:p>
          </table:table-cell>
          <table:table-cell table:formula="of:=[.A685]-[.A684]" office:value-type="float" office:value="0.271090269088745" calcext:value-type="float">
            <text:p>0.271090269088745</text:p>
          </table:table-cell>
        </table:table-row>
        <table:table-row table:style-name="ro1">
          <table:table-cell office:value-type="float" office:value="1573805713.27058" calcext:value-type="float">
            <text:p>1573805713.27058</text:p>
          </table:table-cell>
          <table:table-cell office:value-type="float" office:value="2643.67089802192" calcext:value-type="float">
            <text:p>2643.67089802192</text:p>
          </table:table-cell>
          <table:table-cell table:formula="of:=[.A686]-[.A685]" office:value-type="float" office:value="0.271313190460205" calcext:value-type="float">
            <text:p>0.271313190460205</text:p>
          </table:table-cell>
        </table:table-row>
        <table:table-row table:style-name="ro1">
          <table:table-cell office:value-type="float" office:value="1573805713.54182" calcext:value-type="float">
            <text:p>1573805713.54182</text:p>
          </table:table-cell>
          <table:table-cell office:value-type="float" office:value="2644.13117199452" calcext:value-type="float">
            <text:p>2644.13117199452</text:p>
          </table:table-cell>
          <table:table-cell table:formula="of:=[.A687]-[.A686]" office:value-type="float" office:value="0.271236896514893" calcext:value-type="float">
            <text:p>0.271236896514893</text:p>
          </table:table-cell>
        </table:table-row>
        <table:table-row table:style-name="ro1">
          <table:table-cell office:value-type="float" office:value="1573805713.81306" calcext:value-type="float">
            <text:p>1573805713.81306</text:p>
          </table:table-cell>
          <table:table-cell office:value-type="float" office:value="2644.17774733699" calcext:value-type="float">
            <text:p>2644.17774733699</text:p>
          </table:table-cell>
          <table:table-cell table:formula="of:=[.A688]-[.A687]" office:value-type="float" office:value="0.271238088607788" calcext:value-type="float">
            <text:p>0.271238088607788</text:p>
          </table:table-cell>
        </table:table-row>
        <table:table-row table:style-name="ro1">
          <table:table-cell office:value-type="float" office:value="1573805714.08495" calcext:value-type="float">
            <text:p>1573805714.08495</text:p>
          </table:table-cell>
          <table:table-cell office:value-type="float" office:value="2642.97500761096" calcext:value-type="float">
            <text:p>2642.97500761096</text:p>
          </table:table-cell>
          <table:table-cell table:formula="of:=[.A689]-[.A688]" office:value-type="float" office:value="0.271889925003052" calcext:value-type="float">
            <text:p>0.271889925003052</text:p>
          </table:table-cell>
        </table:table-row>
        <table:table-row table:style-name="ro1">
          <table:table-cell office:value-type="float" office:value="1573805714.35694" calcext:value-type="float">
            <text:p>1573805714.35694</text:p>
          </table:table-cell>
          <table:table-cell office:value-type="float" office:value="2642.19692541918" calcext:value-type="float">
            <text:p>2642.19692541918</text:p>
          </table:table-cell>
          <table:table-cell table:formula="of:=[.A690]-[.A689]" office:value-type="float" office:value="0.271995782852173" calcext:value-type="float">
            <text:p>0.271995782852173</text:p>
          </table:table-cell>
        </table:table-row>
        <table:table-row table:style-name="ro1">
          <table:table-cell office:value-type="float" office:value="1573805714.62879" calcext:value-type="float">
            <text:p>1573805714.62879</text:p>
          </table:table-cell>
          <table:table-cell office:value-type="float" office:value="2642.10103500822" calcext:value-type="float">
            <text:p>2642.10103500822</text:p>
          </table:table-cell>
          <table:table-cell table:formula="of:=[.A691]-[.A690]" office:value-type="float" office:value="0.271847724914551" calcext:value-type="float">
            <text:p>0.271847724914551</text:p>
          </table:table-cell>
        </table:table-row>
        <table:table-row table:style-name="ro1">
          <table:table-cell office:value-type="float" office:value="1573805714.90039" calcext:value-type="float">
            <text:p>1573805714.90039</text:p>
          </table:table-cell>
          <table:table-cell office:value-type="float" office:value="2644.38322678904" calcext:value-type="float">
            <text:p>2644.38322678904</text:p>
          </table:table-cell>
          <table:table-cell table:formula="of:=[.A692]-[.A691]" office:value-type="float" office:value="0.271600723266602" calcext:value-type="float">
            <text:p>0.271600723266602</text:p>
          </table:table-cell>
        </table:table-row>
        <table:table-row table:style-name="ro1">
          <table:table-cell office:value-type="float" office:value="1573805715.17181" calcext:value-type="float">
            <text:p>1573805715.17181</text:p>
          </table:table-cell>
          <table:table-cell office:value-type="float" office:value="2642.9887062411" calcext:value-type="float">
            <text:p>2642.9887062411</text:p>
          </table:table-cell>
          <table:table-cell table:formula="of:=[.A693]-[.A692]" office:value-type="float" office:value="0.271413564682007" calcext:value-type="float">
            <text:p>0.271413564682007</text:p>
          </table:table-cell>
        </table:table-row>
        <table:table-row table:style-name="ro1">
          <table:table-cell office:value-type="float" office:value="1573805715.44378" calcext:value-type="float">
            <text:p>1573805715.44378</text:p>
          </table:table-cell>
          <table:table-cell office:value-type="float" office:value="2642.05993911781" calcext:value-type="float">
            <text:p>2642.05993911781</text:p>
          </table:table-cell>
          <table:table-cell table:formula="of:=[.A694]-[.A693]" office:value-type="float" office:value="0.27197003364563" calcext:value-type="float">
            <text:p>0.27197003364563</text:p>
          </table:table-cell>
        </table:table-row>
        <table:table-row table:style-name="ro1">
          <table:table-cell office:value-type="float" office:value="1573805715.71539" calcext:value-type="float">
            <text:p>1573805715.71539</text:p>
          </table:table-cell>
          <table:table-cell office:value-type="float" office:value="2642.60514459726" calcext:value-type="float">
            <text:p>2642.60514459726</text:p>
          </table:table-cell>
          <table:table-cell table:formula="of:=[.A695]-[.A694]" office:value-type="float" office:value="0.27161979675293" calcext:value-type="float">
            <text:p>0.27161979675293</text:p>
          </table:table-cell>
        </table:table-row>
        <table:table-row table:style-name="ro1">
          <table:table-cell office:value-type="float" office:value="1573805715.98773" calcext:value-type="float">
            <text:p>1573805715.98773</text:p>
          </table:table-cell>
          <table:table-cell office:value-type="float" office:value="2643.8188432274" calcext:value-type="float">
            <text:p>2643.8188432274</text:p>
          </table:table-cell>
          <table:table-cell table:formula="of:=[.A696]-[.A695]" office:value-type="float" office:value="0.272339820861816" calcext:value-type="float">
            <text:p>0.272339820861816</text:p>
          </table:table-cell>
        </table:table-row>
        <table:table-row table:style-name="ro1">
          <table:table-cell office:value-type="float" office:value="1573805716.26024" calcext:value-type="float">
            <text:p>1573805716.26024</text:p>
          </table:table-cell>
          <table:table-cell office:value-type="float" office:value="2644.08185692603" calcext:value-type="float">
            <text:p>2644.08185692603</text:p>
          </table:table-cell>
          <table:table-cell table:formula="of:=[.A697]-[.A696]" office:value-type="float" office:value="0.272507667541504" calcext:value-type="float">
            <text:p>0.272507667541504</text:p>
          </table:table-cell>
        </table:table-row>
        <table:table-row table:style-name="ro1">
          <table:table-cell office:value-type="float" office:value="1573805716.53158" calcext:value-type="float">
            <text:p>1573805716.53158</text:p>
          </table:table-cell>
          <table:table-cell office:value-type="float" office:value="2642.84350076164" calcext:value-type="float">
            <text:p>2642.84350076164</text:p>
          </table:table-cell>
          <table:table-cell table:formula="of:=[.A698]-[.A697]" office:value-type="float" office:value="0.271339416503906" calcext:value-type="float">
            <text:p>0.271339416503906</text:p>
          </table:table-cell>
        </table:table-row>
        <table:table-row table:style-name="ro1">
          <table:table-cell office:value-type="float" office:value="1573805716.80402" calcext:value-type="float">
            <text:p>1573805716.80402</text:p>
          </table:table-cell>
          <table:table-cell office:value-type="float" office:value="2643.9695281589" calcext:value-type="float">
            <text:p>2643.9695281589</text:p>
          </table:table-cell>
          <table:table-cell table:formula="of:=[.A699]-[.A698]" office:value-type="float" office:value="0.272435426712036" calcext:value-type="float">
            <text:p>0.272435426712036</text:p>
          </table:table-cell>
        </table:table-row>
        <table:table-row table:style-name="ro1">
          <table:table-cell office:value-type="float" office:value="1573805717.07499" calcext:value-type="float">
            <text:p>1573805717.07499</text:p>
          </table:table-cell>
          <table:table-cell office:value-type="float" office:value="2641.79692541918" calcext:value-type="float">
            <text:p>2641.79692541918</text:p>
          </table:table-cell>
          <table:table-cell table:formula="of:=[.A700]-[.A699]" office:value-type="float" office:value="0.270976543426514" calcext:value-type="float">
            <text:p>0.270976543426514</text:p>
          </table:table-cell>
        </table:table-row>
        <table:table-row table:style-name="ro1">
          <table:table-cell office:value-type="float" office:value="1573805717.34607" calcext:value-type="float">
            <text:p>1573805717.34607</text:p>
          </table:table-cell>
          <table:table-cell office:value-type="float" office:value="2641.15582952877" calcext:value-type="float">
            <text:p>2641.15582952877</text:p>
          </table:table-cell>
          <table:table-cell table:formula="of:=[.A701]-[.A700]" office:value-type="float" office:value="0.271077394485474" calcext:value-type="float">
            <text:p>0.271077394485474</text:p>
          </table:table-cell>
        </table:table-row>
        <table:table-row table:style-name="ro1">
          <table:table-cell office:value-type="float" office:value="1573805717.61712" calcext:value-type="float">
            <text:p>1573805717.61712</text:p>
          </table:table-cell>
          <table:table-cell office:value-type="float" office:value="2642.5695281589" calcext:value-type="float">
            <text:p>2642.5695281589</text:p>
          </table:table-cell>
          <table:table-cell table:formula="of:=[.A702]-[.A701]" office:value-type="float" office:value="0.271048307418823" calcext:value-type="float">
            <text:p>0.271048307418823</text:p>
          </table:table-cell>
        </table:table-row>
        <table:table-row table:style-name="ro1">
          <table:table-cell office:value-type="float" office:value="1573805717.88886" calcext:value-type="float">
            <text:p>1573805717.88886</text:p>
          </table:table-cell>
          <table:table-cell office:value-type="float" office:value="2642.41610350137" calcext:value-type="float">
            <text:p>2642.41610350137</text:p>
          </table:table-cell>
          <table:table-cell table:formula="of:=[.A703]-[.A702]" office:value-type="float" office:value="0.27173924446106" calcext:value-type="float">
            <text:p>0.27173924446106</text:p>
          </table:table-cell>
        </table:table-row>
        <table:table-row table:style-name="ro1">
          <table:table-cell office:value-type="float" office:value="1573805718.16046" calcext:value-type="float">
            <text:p>1573805718.16046</text:p>
          </table:table-cell>
          <table:table-cell office:value-type="float" office:value="2642.02706240548" calcext:value-type="float">
            <text:p>2642.02706240548</text:p>
          </table:table-cell>
          <table:table-cell table:formula="of:=[.A704]-[.A703]" office:value-type="float" office:value="0.271604061126709" calcext:value-type="float">
            <text:p>0.271604061126709</text:p>
          </table:table-cell>
        </table:table-row>
        <table:table-row table:style-name="ro1">
          <table:table-cell office:value-type="float" office:value="1573805718.43204" calcext:value-type="float">
            <text:p>1573805718.43204</text:p>
          </table:table-cell>
          <table:table-cell office:value-type="float" office:value="2733.32569254247" calcext:value-type="float">
            <text:p>2733.32569254247</text:p>
          </table:table-cell>
          <table:table-cell table:formula="of:=[.A705]-[.A704]" office:value-type="float" office:value="0.271572589874268" calcext:value-type="float">
            <text:p>0.271572589874268</text:p>
          </table:table-cell>
        </table:table-row>
        <table:table-row table:style-name="ro1">
          <table:table-cell office:value-type="float" office:value="1573805718.70372" calcext:value-type="float">
            <text:p>1573805718.70372</text:p>
          </table:table-cell>
          <table:table-cell office:value-type="float" office:value="2986.85445966575" calcext:value-type="float">
            <text:p>2986.85445966575</text:p>
          </table:table-cell>
          <table:table-cell table:formula="of:=[.A706]-[.A705]" office:value-type="float" office:value="0.271689653396606" calcext:value-type="float">
            <text:p>0.271689653396606</text:p>
          </table:table-cell>
        </table:table-row>
        <table:table-row table:style-name="ro1">
          <table:table-cell office:value-type="float" office:value="1573805719.09168" calcext:value-type="float">
            <text:p>1573805719.09168</text:p>
          </table:table-cell>
          <table:table-cell office:value-type="float" office:value="5402.60240487123" calcext:value-type="float">
            <text:p>5402.60240487123</text:p>
          </table:table-cell>
          <table:table-cell table:formula="of:=[.A707]-[.A706]" office:value-type="float" office:value="0.38795018196106" calcext:value-type="float">
            <text:p>0.38795018196106</text:p>
          </table:table-cell>
        </table:table-row>
        <table:table-row table:style-name="ro1">
          <table:table-cell office:value-type="float" office:value="1573805719.33039" calcext:value-type="float">
            <text:p>1573805719.33039</text:p>
          </table:table-cell>
          <table:table-cell office:value-type="float" office:value="10292.1065144603" calcext:value-type="float">
            <text:p>10292.1065144603</text:p>
          </table:table-cell>
          <table:table-cell table:formula="of:=[.A708]-[.A707]" office:value-type="float" office:value="0.238713264465332" calcext:value-type="float">
            <text:p>0.238713264465332</text:p>
          </table:table-cell>
        </table:table-row>
        <table:table-row table:style-name="ro1">
          <table:table-cell office:value-type="float" office:value="1573805719.56979" calcext:value-type="float">
            <text:p>1573805719.56979</text:p>
          </table:table-cell>
          <table:table-cell office:value-type="float" office:value="13567.9311719945" calcext:value-type="float">
            <text:p>13567.9311719945</text:p>
          </table:table-cell>
          <table:table-cell table:formula="of:=[.A709]-[.A708]" office:value-type="float" office:value="0.239398002624512" calcext:value-type="float">
            <text:p>0.239398002624512</text:p>
          </table:table-cell>
        </table:table-row>
        <table:table-row table:style-name="ro1">
          <table:table-cell office:value-type="float" office:value="1573805719.80982" calcext:value-type="float">
            <text:p>1573805719.80982</text:p>
          </table:table-cell>
          <table:table-cell office:value-type="float" office:value="14574.4270624055" calcext:value-type="float">
            <text:p>14574.4270624055</text:p>
          </table:table-cell>
          <table:table-cell table:formula="of:=[.A710]-[.A709]" office:value-type="float" office:value="0.240031242370605" calcext:value-type="float">
            <text:p>0.240031242370605</text:p>
          </table:table-cell>
        </table:table-row>
        <table:table-row table:style-name="ro1">
          <table:table-cell office:value-type="float" office:value="1573805720.08217" calcext:value-type="float">
            <text:p>1573805720.08217</text:p>
          </table:table-cell>
          <table:table-cell office:value-type="float" office:value="14480.2708980219" calcext:value-type="float">
            <text:p>14480.2708980219</text:p>
          </table:table-cell>
          <table:table-cell table:formula="of:=[.A711]-[.A710]" office:value-type="float" office:value="0.272351264953613" calcext:value-type="float">
            <text:p>0.272351264953613</text:p>
          </table:table-cell>
        </table:table-row>
        <table:table-row table:style-name="ro1">
          <table:table-cell office:value-type="float" office:value="1573805720.35402" calcext:value-type="float">
            <text:p>1573805720.35402</text:p>
          </table:table-cell>
          <table:table-cell office:value-type="float" office:value="13884.9065144603" calcext:value-type="float">
            <text:p>13884.9065144603</text:p>
          </table:table-cell>
          <table:table-cell table:formula="of:=[.A712]-[.A711]" office:value-type="float" office:value="0.271851778030395" calcext:value-type="float">
            <text:p>0.271851778030395</text:p>
          </table:table-cell>
        </table:table-row>
        <table:table-row table:style-name="ro1">
          <table:table-cell office:value-type="float" office:value="1573805720.6268" calcext:value-type="float">
            <text:p>1573805720.6268</text:p>
          </table:table-cell>
          <table:table-cell office:value-type="float" office:value="13565.2928158301" calcext:value-type="float">
            <text:p>13565.2928158301</text:p>
          </table:table-cell>
          <table:table-cell table:formula="of:=[.A713]-[.A712]" office:value-type="float" office:value="0.272780179977417" calcext:value-type="float">
            <text:p>0.272780179977417</text:p>
          </table:table-cell>
        </table:table-row>
        <table:table-row table:style-name="ro1">
          <table:table-cell office:value-type="float" office:value="1573805720.89919" calcext:value-type="float">
            <text:p>1573805720.89919</text:p>
          </table:table-cell>
          <table:table-cell office:value-type="float" office:value="13242.7585692548" calcext:value-type="float">
            <text:p>13242.7585692548</text:p>
          </table:table-cell>
          <table:table-cell table:formula="of:=[.A714]-[.A713]" office:value-type="float" office:value="0.272387742996216" calcext:value-type="float">
            <text:p>0.272387742996216</text:p>
          </table:table-cell>
        </table:table-row>
        <table:table-row table:style-name="ro1">
          <table:table-cell office:value-type="float" office:value="1573805721.17333" calcext:value-type="float">
            <text:p>1573805721.17333</text:p>
          </table:table-cell>
          <table:table-cell office:value-type="float" office:value="13095.8215829534" calcext:value-type="float">
            <text:p>13095.8215829534</text:p>
          </table:table-cell>
          <table:table-cell table:formula="of:=[.A715]-[.A714]" office:value-type="float" office:value="0.274142026901245" calcext:value-type="float">
            <text:p>0.274142026901245</text:p>
          </table:table-cell>
        </table:table-row>
        <table:table-row table:style-name="ro1">
          <table:table-cell office:value-type="float" office:value="1573805721.44614" calcext:value-type="float">
            <text:p>1573805721.44614</text:p>
          </table:table-cell>
          <table:table-cell office:value-type="float" office:value="12705.8517199397" calcext:value-type="float">
            <text:p>12705.8517199397</text:p>
          </table:table-cell>
          <table:table-cell table:formula="of:=[.A716]-[.A715]" office:value-type="float" office:value="0.272808790206909" calcext:value-type="float">
            <text:p>0.272808790206909</text:p>
          </table:table-cell>
        </table:table-row>
        <table:table-row table:style-name="ro1">
          <table:table-cell office:value-type="float" office:value="1573805721.71826" calcext:value-type="float">
            <text:p>1573805721.71826</text:p>
          </table:table-cell>
          <table:table-cell office:value-type="float" office:value="12032.476377474" calcext:value-type="float">
            <text:p>12032.476377474</text:p>
          </table:table-cell>
          <table:table-cell table:formula="of:=[.A717]-[.A716]" office:value-type="float" office:value="0.272116422653198" calcext:value-type="float">
            <text:p>0.272116422653198</text:p>
          </table:table-cell>
        </table:table-row>
        <table:table-row table:style-name="ro1">
          <table:table-cell office:value-type="float" office:value="1573805721.98917" calcext:value-type="float">
            <text:p>1573805721.98917</text:p>
          </table:table-cell>
          <table:table-cell office:value-type="float" office:value="11787.881856926" calcext:value-type="float">
            <text:p>11787.881856926</text:p>
          </table:table-cell>
          <table:table-cell table:formula="of:=[.A718]-[.A717]" office:value-type="float" office:value="0.270914554595947" calcext:value-type="float">
            <text:p>0.270914554595947</text:p>
          </table:table-cell>
        </table:table-row>
        <table:table-row table:style-name="ro1">
          <table:table-cell office:value-type="float" office:value="1573805722.26195" calcext:value-type="float">
            <text:p>1573805722.26195</text:p>
          </table:table-cell>
          <table:table-cell office:value-type="float" office:value="11850.9092541863" calcext:value-type="float">
            <text:p>11850.9092541863</text:p>
          </table:table-cell>
          <table:table-cell table:formula="of:=[.A719]-[.A718]" office:value-type="float" office:value="0.272774934768677" calcext:value-type="float">
            <text:p>0.272774934768677</text:p>
          </table:table-cell>
        </table:table-row>
        <table:table-row table:style-name="ro1">
          <table:table-cell office:value-type="float" office:value="1573805722.53448" calcext:value-type="float">
            <text:p>1573805722.53448</text:p>
          </table:table-cell>
          <table:table-cell office:value-type="float" office:value="11520.8845966521" calcext:value-type="float">
            <text:p>11520.8845966521</text:p>
          </table:table-cell>
          <table:table-cell table:formula="of:=[.A720]-[.A719]" office:value-type="float" office:value="0.272536516189575" calcext:value-type="float">
            <text:p>0.272536516189575</text:p>
          </table:table-cell>
        </table:table-row>
        <table:table-row table:style-name="ro1">
          <table:table-cell office:value-type="float" office:value="1573805722.80725" calcext:value-type="float">
            <text:p>1573805722.80725</text:p>
          </table:table-cell>
          <table:table-cell office:value-type="float" office:value="10092.8051445973" calcext:value-type="float">
            <text:p>10092.8051445973</text:p>
          </table:table-cell>
          <table:table-cell table:formula="of:=[.A721]-[.A720]" office:value-type="float" office:value="0.272766351699829" calcext:value-type="float">
            <text:p>0.272766351699829</text:p>
          </table:table-cell>
        </table:table-row>
        <table:table-row table:style-name="ro1">
          <table:table-cell office:value-type="float" office:value="1573805723.07874" calcext:value-type="float">
            <text:p>1573805723.07874</text:p>
          </table:table-cell>
          <table:table-cell office:value-type="float" office:value="9966.23528158356" calcext:value-type="float">
            <text:p>9966.23528158356</text:p>
          </table:table-cell>
          <table:table-cell table:formula="of:=[.A722]-[.A721]" office:value-type="float" office:value="0.271492958068848" calcext:value-type="float">
            <text:p>0.271492958068848</text:p>
          </table:table-cell>
        </table:table-row>
        <table:table-row table:style-name="ro1">
          <table:table-cell office:value-type="float" office:value="1573805723.35158" calcext:value-type="float">
            <text:p>1573805723.35158</text:p>
          </table:table-cell>
          <table:table-cell office:value-type="float" office:value="6492.98322678904" calcext:value-type="float">
            <text:p>6492.98322678904</text:p>
          </table:table-cell>
          <table:table-cell table:formula="of:=[.A723]-[.A722]" office:value-type="float" office:value="0.272836446762085" calcext:value-type="float">
            <text:p>0.272836446762085</text:p>
          </table:table-cell>
        </table:table-row>
        <table:table-row table:style-name="ro1">
          <table:table-cell office:value-type="float" office:value="1573805723.62346" calcext:value-type="float">
            <text:p>1573805723.62346</text:p>
          </table:table-cell>
          <table:table-cell office:value-type="float" office:value="3033.18322678904" calcext:value-type="float">
            <text:p>3033.18322678904</text:p>
          </table:table-cell>
          <table:table-cell table:formula="of:=[.A724]-[.A723]" office:value-type="float" office:value="0.271882057189941" calcext:value-type="float">
            <text:p>0.271882057189941</text:p>
          </table:table-cell>
        </table:table-row>
        <table:table-row table:style-name="ro1">
          <table:table-cell office:value-type="float" office:value="1573805723.89511" calcext:value-type="float">
            <text:p>1573805723.89511</text:p>
          </table:table-cell>
          <table:table-cell office:value-type="float" office:value="2549.39418569315" calcext:value-type="float">
            <text:p>2549.39418569315</text:p>
          </table:table-cell>
          <table:table-cell table:formula="of:=[.A725]-[.A724]" office:value-type="float" office:value="0.271651029586792" calcext:value-type="float">
            <text:p>0.271651029586792</text:p>
          </table:table-cell>
        </table:table-row>
        <table:table-row table:style-name="ro1">
          <table:table-cell office:value-type="float" office:value="1573805724.16658" calcext:value-type="float">
            <text:p>1573805724.16658</text:p>
          </table:table-cell>
          <table:table-cell office:value-type="float" office:value="4382.39692541918" calcext:value-type="float">
            <text:p>4382.39692541918</text:p>
          </table:table-cell>
          <table:table-cell table:formula="of:=[.A726]-[.A725]" office:value-type="float" office:value="0.271469116210937" calcext:value-type="float">
            <text:p>0.271469116210937</text:p>
          </table:table-cell>
        </table:table-row>
        <table:table-row table:style-name="ro1">
          <table:table-cell office:value-type="float" office:value="1573805724.43871" calcext:value-type="float">
            <text:p>1573805724.43871</text:p>
          </table:table-cell>
          <table:table-cell office:value-type="float" office:value="9325.97500761096" calcext:value-type="float">
            <text:p>9325.97500761096</text:p>
          </table:table-cell>
          <table:table-cell table:formula="of:=[.A727]-[.A726]" office:value-type="float" office:value="0.272125244140625" calcext:value-type="float">
            <text:p>0.272125244140625</text:p>
          </table:table-cell>
        </table:table-row>
        <table:table-row table:style-name="ro1">
          <table:table-cell office:value-type="float" office:value="1573805724.71146" calcext:value-type="float">
            <text:p>1573805724.71146</text:p>
          </table:table-cell>
          <table:table-cell office:value-type="float" office:value="11605.6051445973" calcext:value-type="float">
            <text:p>11605.6051445973</text:p>
          </table:table-cell>
          <table:table-cell table:formula="of:=[.A728]-[.A727]" office:value-type="float" office:value="0.272757768630981" calcext:value-type="float">
            <text:p>0.272757768630981</text:p>
          </table:table-cell>
        </table:table-row>
        <table:table-row table:style-name="ro1">
          <table:table-cell office:value-type="float" office:value="1573805724.98375" calcext:value-type="float">
            <text:p>1573805724.98375</text:p>
          </table:table-cell>
          <table:table-cell office:value-type="float" office:value="12685.5037747342" calcext:value-type="float">
            <text:p>12685.5037747342</text:p>
          </table:table-cell>
          <table:table-cell table:formula="of:=[.A729]-[.A728]" office:value-type="float" office:value="0.27228856086731" calcext:value-type="float">
            <text:p>0.27228856086731</text:p>
          </table:table-cell>
        </table:table-row>
        <table:table-row table:style-name="ro1">
          <table:table-cell office:value-type="float" office:value="1573805725.25691" calcext:value-type="float">
            <text:p>1573805725.25691</text:p>
          </table:table-cell>
          <table:table-cell office:value-type="float" office:value="12991.9969254192" calcext:value-type="float">
            <text:p>12991.9969254192</text:p>
          </table:table-cell>
          <table:table-cell table:formula="of:=[.A730]-[.A729]" office:value-type="float" office:value="0.273157596588135" calcext:value-type="float">
            <text:p>0.273157596588135</text:p>
          </table:table-cell>
        </table:table-row>
        <table:table-row table:style-name="ro1">
          <table:table-cell office:value-type="float" office:value="1573805725.53012" calcext:value-type="float">
            <text:p>1573805725.53012</text:p>
          </table:table-cell>
          <table:table-cell office:value-type="float" office:value="11987.7722678849" calcext:value-type="float">
            <text:p>11987.7722678849</text:p>
          </table:table-cell>
          <table:table-cell table:formula="of:=[.A731]-[.A730]" office:value-type="float" office:value="0.273208141326904" calcext:value-type="float">
            <text:p>0.273208141326904</text:p>
          </table:table-cell>
        </table:table-row>
        <table:table-row table:style-name="ro1">
          <table:table-cell office:value-type="float" office:value="1573805725.8032" calcext:value-type="float">
            <text:p>1573805725.8032</text:p>
          </table:table-cell>
          <table:table-cell office:value-type="float" office:value="12121.5914459671" calcext:value-type="float">
            <text:p>12121.5914459671</text:p>
          </table:table-cell>
          <table:table-cell table:formula="of:=[.A732]-[.A731]" office:value-type="float" office:value="0.273086786270142" calcext:value-type="float">
            <text:p>0.273086786270142</text:p>
          </table:table-cell>
        </table:table-row>
        <table:table-row table:style-name="ro1">
          <table:table-cell office:value-type="float" office:value="1573805726.07574" calcext:value-type="float">
            <text:p>1573805726.07574</text:p>
          </table:table-cell>
          <table:table-cell office:value-type="float" office:value="11501.876377474" calcext:value-type="float">
            <text:p>11501.876377474</text:p>
          </table:table-cell>
          <table:table-cell table:formula="of:=[.A733]-[.A732]" office:value-type="float" office:value="0.272537469863892" calcext:value-type="float">
            <text:p>0.272537469863892</text:p>
          </table:table-cell>
        </table:table-row>
        <table:table-row table:style-name="ro1">
          <table:table-cell office:value-type="float" office:value="1573805726.48259" calcext:value-type="float">
            <text:p>1573805726.48259</text:p>
          </table:table-cell>
          <table:table-cell office:value-type="float" office:value="11288.3256925425" calcext:value-type="float">
            <text:p>11288.3256925425</text:p>
          </table:table-cell>
          <table:table-cell table:formula="of:=[.A734]-[.A733]" office:value-type="float" office:value="0.406847953796387" calcext:value-type="float">
            <text:p>0.406847953796387</text:p>
          </table:table-cell>
        </table:table-row>
        <table:table-row table:style-name="ro1">
          <table:table-cell office:value-type="float" office:value="1573805726.72165" calcext:value-type="float">
            <text:p>1573805726.72165</text:p>
          </table:table-cell>
          <table:table-cell office:value-type="float" office:value="11292.4708980219" calcext:value-type="float">
            <text:p>11292.4708980219</text:p>
          </table:table-cell>
          <table:table-cell table:formula="of:=[.A735]-[.A734]" office:value-type="float" office:value="0.23906135559082" calcext:value-type="float">
            <text:p>0.23906135559082</text:p>
          </table:table-cell>
        </table:table-row>
        <table:table-row table:style-name="ro1">
          <table:table-cell office:value-type="float" office:value="1573805727.1321" calcext:value-type="float">
            <text:p>1573805727.1321</text:p>
          </table:table-cell>
          <table:table-cell office:value-type="float" office:value="10879.2078843233" calcext:value-type="float">
            <text:p>10879.2078843233</text:p>
          </table:table-cell>
          <table:table-cell table:formula="of:=[.A736]-[.A735]" office:value-type="float" office:value="0.410454034805298" calcext:value-type="float">
            <text:p>0.410454034805298</text:p>
          </table:table-cell>
        </table:table-row>
        <table:table-row table:style-name="ro1">
          <table:table-cell office:value-type="float" office:value="1573805727.37777" calcext:value-type="float">
            <text:p>1573805727.37777</text:p>
          </table:table-cell>
          <table:table-cell office:value-type="float" office:value="10450.281856926" calcext:value-type="float">
            <text:p>10450.281856926</text:p>
          </table:table-cell>
          <table:table-cell table:formula="of:=[.A737]-[.A736]" office:value-type="float" office:value="0.245669603347778" calcext:value-type="float">
            <text:p>0.245669603347778</text:p>
          </table:table-cell>
        </table:table-row>
        <table:table-row table:style-name="ro1">
          <table:table-cell office:value-type="float" office:value="1573805727.65042" calcext:value-type="float">
            <text:p>1573805727.65042</text:p>
          </table:table-cell>
          <table:table-cell office:value-type="float" office:value="7613.58322678904" calcext:value-type="float">
            <text:p>7613.58322678904</text:p>
          </table:table-cell>
          <table:table-cell table:formula="of:=[.A738]-[.A737]" office:value-type="float" office:value="0.272642135620117" calcext:value-type="float">
            <text:p>0.272642135620117</text:p>
          </table:table-cell>
        </table:table-row>
        <table:table-row table:style-name="ro1">
          <table:table-cell office:value-type="float" office:value="1573805727.92215" calcext:value-type="float">
            <text:p>1573805727.92215</text:p>
          </table:table-cell>
          <table:table-cell office:value-type="float" office:value="3997.49281583014" calcext:value-type="float">
            <text:p>3997.49281583014</text:p>
          </table:table-cell>
          <table:table-cell table:formula="of:=[.A739]-[.A738]" office:value-type="float" office:value="0.271736145019531" calcext:value-type="float">
            <text:p>0.271736145019531</text:p>
          </table:table-cell>
        </table:table-row>
        <table:table-row table:style-name="ro1">
          <table:table-cell office:value-type="float" office:value="1573805728.19375" calcext:value-type="float">
            <text:p>1573805728.19375</text:p>
          </table:table-cell>
          <table:table-cell office:value-type="float" office:value="2576.03528158356" calcext:value-type="float">
            <text:p>2576.03528158356</text:p>
          </table:table-cell>
          <table:table-cell table:formula="of:=[.A740]-[.A739]" office:value-type="float" office:value="0.271596670150757" calcext:value-type="float">
            <text:p>0.271596670150757</text:p>
          </table:table-cell>
        </table:table-row>
        <table:table-row table:style-name="ro1">
          <table:table-cell office:value-type="float" office:value="1573805728.46582" calcext:value-type="float">
            <text:p>1573805728.46582</text:p>
          </table:table-cell>
          <table:table-cell office:value-type="float" office:value="2779.9695281589" calcext:value-type="float">
            <text:p>2779.9695281589</text:p>
          </table:table-cell>
          <table:table-cell table:formula="of:=[.A741]-[.A740]" office:value-type="float" office:value="0.272069454193115" calcext:value-type="float">
            <text:p>0.272069454193115</text:p>
          </table:table-cell>
        </table:table-row>
        <table:table-row table:style-name="ro1">
          <table:table-cell office:value-type="float" office:value="1573805728.73712" calcext:value-type="float">
            <text:p>1573805728.73712</text:p>
          </table:table-cell>
          <table:table-cell office:value-type="float" office:value="6342.8188432274" calcext:value-type="float">
            <text:p>6342.8188432274</text:p>
          </table:table-cell>
          <table:table-cell table:formula="of:=[.A742]-[.A741]" office:value-type="float" office:value="0.271300792694092" calcext:value-type="float">
            <text:p>0.271300792694092</text:p>
          </table:table-cell>
        </table:table-row>
        <table:table-row table:style-name="ro1">
          <table:table-cell office:value-type="float" office:value="1573805729.00943" calcext:value-type="float">
            <text:p>1573805729.00943</text:p>
          </table:table-cell>
          <table:table-cell office:value-type="float" office:value="10180.4791172" calcext:value-type="float">
            <text:p>10180.4791172</text:p>
          </table:table-cell>
          <table:table-cell table:formula="of:=[.A743]-[.A742]" office:value-type="float" office:value="0.272310972213745" calcext:value-type="float">
            <text:p>0.272310972213745</text:p>
          </table:table-cell>
        </table:table-row>
        <table:table-row table:style-name="ro1">
          <table:table-cell office:value-type="float" office:value="1573805729.28187" calcext:value-type="float">
            <text:p>1573805729.28187</text:p>
          </table:table-cell>
          <table:table-cell office:value-type="float" office:value="11779.2325418575" calcext:value-type="float">
            <text:p>11779.2325418575</text:p>
          </table:table-cell>
          <table:table-cell table:formula="of:=[.A744]-[.A743]" office:value-type="float" office:value="0.272440433502197" calcext:value-type="float">
            <text:p>0.272440433502197</text:p>
          </table:table-cell>
        </table:table-row>
        <table:table-row table:style-name="ro1">
          <table:table-cell office:value-type="float" office:value="1573805729.55543" calcext:value-type="float">
            <text:p>1573805729.55543</text:p>
          </table:table-cell>
          <table:table-cell office:value-type="float" office:value="12425.1722678849" calcext:value-type="float">
            <text:p>12425.1722678849</text:p>
          </table:table-cell>
          <table:table-cell table:formula="of:=[.A745]-[.A744]" office:value-type="float" office:value="0.273561716079712" calcext:value-type="float">
            <text:p>0.273561716079712</text:p>
          </table:table-cell>
        </table:table-row>
        <table:table-row table:style-name="ro1">
          <table:table-cell office:value-type="float" office:value="1573805729.82838" calcext:value-type="float">
            <text:p>1573805729.82838</text:p>
          </table:table-cell>
          <table:table-cell office:value-type="float" office:value="12415.8845966521" calcext:value-type="float">
            <text:p>12415.8845966521</text:p>
          </table:table-cell>
          <table:table-cell table:formula="of:=[.A746]-[.A745]" office:value-type="float" office:value="0.272951364517212" calcext:value-type="float">
            <text:p>0.272951364517212</text:p>
          </table:table-cell>
        </table:table-row>
        <table:table-row table:style-name="ro1">
          <table:table-cell office:value-type="float" office:value="1573805730.10051" calcext:value-type="float">
            <text:p>1573805730.10051</text:p>
          </table:table-cell>
          <table:table-cell office:value-type="float" office:value="11280.5530898027" calcext:value-type="float">
            <text:p>11280.5530898027</text:p>
          </table:table-cell>
          <table:table-cell table:formula="of:=[.A747]-[.A746]" office:value-type="float" office:value="0.272124052047729" calcext:value-type="float">
            <text:p>0.272124052047729</text:p>
          </table:table-cell>
        </table:table-row>
        <table:table-row table:style-name="ro1">
          <table:table-cell office:value-type="float" office:value="1573805730.37293" calcext:value-type="float">
            <text:p>1573805730.37293</text:p>
          </table:table-cell>
          <table:table-cell office:value-type="float" office:value="10661.8352815836" calcext:value-type="float">
            <text:p>10661.8352815836</text:p>
          </table:table-cell>
          <table:table-cell table:formula="of:=[.A748]-[.A747]" office:value-type="float" office:value="0.272419691085815" calcext:value-type="float">
            <text:p>0.272419691085815</text:p>
          </table:table-cell>
        </table:table-row>
        <table:table-row table:style-name="ro1">
          <table:table-cell office:value-type="float" office:value="1573805730.64502" calcext:value-type="float">
            <text:p>1573805730.64502</text:p>
          </table:table-cell>
          <table:table-cell office:value-type="float" office:value="10681.1202130904" calcext:value-type="float">
            <text:p>10681.1202130904</text:p>
          </table:table-cell>
          <table:table-cell table:formula="of:=[.A749]-[.A748]" office:value-type="float" office:value="0.272091627120972" calcext:value-type="float">
            <text:p>0.272091627120972</text:p>
          </table:table-cell>
        </table:table-row>
        <table:table-row table:style-name="ro1">
          <table:table-cell office:value-type="float" office:value="1573805731.04606" calcext:value-type="float">
            <text:p>1573805731.04606</text:p>
          </table:table-cell>
          <table:table-cell office:value-type="float" office:value="10267.676377474" calcext:value-type="float">
            <text:p>10267.676377474</text:p>
          </table:table-cell>
          <table:table-cell table:formula="of:=[.A750]-[.A749]" office:value-type="float" office:value="0.401036024093628" calcext:value-type="float">
            <text:p>0.401036024093628</text:p>
          </table:table-cell>
        </table:table-row>
        <table:table-row table:style-name="ro1">
          <table:table-cell office:value-type="float" office:value="1573805731.29483" calcext:value-type="float">
            <text:p>1573805731.29483</text:p>
          </table:table-cell>
          <table:table-cell office:value-type="float" office:value="10172.8051445973" calcext:value-type="float">
            <text:p>10172.8051445973</text:p>
          </table:table-cell>
          <table:table-cell table:formula="of:=[.A751]-[.A750]" office:value-type="float" office:value="0.248772144317627" calcext:value-type="float">
            <text:p>0.248772144317627</text:p>
          </table:table-cell>
        </table:table-row>
        <table:table-row table:style-name="ro1">
          <table:table-cell office:value-type="float" office:value="1573805731.53379" calcext:value-type="float">
            <text:p>1573805731.53379</text:p>
          </table:table-cell>
          <table:table-cell office:value-type="float" office:value="10102.0352815836" calcext:value-type="float">
            <text:p>10102.0352815836</text:p>
          </table:table-cell>
          <table:table-cell table:formula="of:=[.A752]-[.A751]" office:value-type="float" office:value="0.238963603973389" calcext:value-type="float">
            <text:p>0.238963603973389</text:p>
          </table:table-cell>
        </table:table-row>
        <table:table-row table:style-name="ro1">
          <table:table-cell office:value-type="float" office:value="1573805731.77339" calcext:value-type="float">
            <text:p>1573805731.77339</text:p>
          </table:table-cell>
          <table:table-cell office:value-type="float" office:value="9623.34487062466" calcext:value-type="float">
            <text:p>9623.34487062466</text:p>
          </table:table-cell>
          <table:table-cell table:formula="of:=[.A753]-[.A752]" office:value-type="float" office:value="0.239597797393799" calcext:value-type="float">
            <text:p>0.239597797393799</text:p>
          </table:table-cell>
        </table:table-row>
        <table:table-row table:style-name="ro1">
          <table:table-cell office:value-type="float" office:value="1573805732.04591" calcext:value-type="float">
            <text:p>1573805732.04591</text:p>
          </table:table-cell>
          <table:table-cell office:value-type="float" office:value="8445.2791172" calcext:value-type="float">
            <text:p>8445.2791172</text:p>
          </table:table-cell>
          <table:table-cell table:formula="of:=[.A754]-[.A753]" office:value-type="float" office:value="0.272522687911987" calcext:value-type="float">
            <text:p>0.272522687911987</text:p>
          </table:table-cell>
        </table:table-row>
        <table:table-row table:style-name="ro1">
          <table:table-cell office:value-type="float" office:value="1573805732.45265" calcext:value-type="float">
            <text:p>1573805732.45265</text:p>
          </table:table-cell>
          <table:table-cell office:value-type="float" office:value="2568.01062404931" calcext:value-type="float">
            <text:p>2568.01062404931</text:p>
          </table:table-cell>
          <table:table-cell table:formula="of:=[.A755]-[.A754]" office:value-type="float" office:value="0.40674090385437" calcext:value-type="float">
            <text:p>0.40674090385437</text:p>
          </table:table-cell>
        </table:table-row>
        <table:table-row table:style-name="ro1">
          <table:table-cell office:value-type="float" office:value="1573805732.69163" calcext:value-type="float">
            <text:p>1573805732.69163</text:p>
          </table:table-cell>
          <table:table-cell office:value-type="float" office:value="2423.67637747397" calcext:value-type="float">
            <text:p>2423.67637747397</text:p>
          </table:table-cell>
          <table:table-cell table:formula="of:=[.A756]-[.A755]" office:value-type="float" office:value="0.238975763320923" calcext:value-type="float">
            <text:p>0.238975763320923</text:p>
          </table:table-cell>
        </table:table-row>
        <table:table-row table:style-name="ro1">
          <table:table-cell office:value-type="float" office:value="1573805732.93035" calcext:value-type="float">
            <text:p>1573805732.93035</text:p>
          </table:table-cell>
          <table:table-cell office:value-type="float" office:value="2416.37226788493" calcext:value-type="float">
            <text:p>2416.37226788493</text:p>
          </table:table-cell>
          <table:table-cell table:formula="of:=[.A757]-[.A756]" office:value-type="float" office:value="0.238718509674072" calcext:value-type="float">
            <text:p>0.238718509674072</text:p>
          </table:table-cell>
        </table:table-row>
        <table:table-row table:style-name="ro1">
          <table:table-cell office:value-type="float" office:value="1573805733.1706" calcext:value-type="float">
            <text:p>1573805733.1706</text:p>
          </table:table-cell>
          <table:table-cell office:value-type="float" office:value="2422.71747336438" calcext:value-type="float">
            <text:p>2422.71747336438</text:p>
          </table:table-cell>
          <table:table-cell table:formula="of:=[.A758]-[.A757]" office:value-type="float" office:value="0.240253448486328" calcext:value-type="float">
            <text:p>0.240253448486328</text:p>
          </table:table-cell>
        </table:table-row>
        <table:table-row table:style-name="ro1">
          <table:table-cell office:value-type="float" office:value="1573805733.44231" calcext:value-type="float">
            <text:p>1573805733.44231</text:p>
          </table:table-cell>
          <table:table-cell office:value-type="float" office:value="2424.32843226849" calcext:value-type="float">
            <text:p>2424.32843226849</text:p>
          </table:table-cell>
          <table:table-cell table:formula="of:=[.A759]-[.A758]" office:value-type="float" office:value="0.271710872650146" calcext:value-type="float">
            <text:p>0.271710872650146</text:p>
          </table:table-cell>
        </table:table-row>
        <table:table-row table:style-name="ro1">
          <table:table-cell office:value-type="float" office:value="1573805733.71513" calcext:value-type="float">
            <text:p>1573805733.71513</text:p>
          </table:table-cell>
          <table:table-cell office:value-type="float" office:value="2419.19966514521" calcext:value-type="float">
            <text:p>2419.19966514521</text:p>
          </table:table-cell>
          <table:table-cell table:formula="of:=[.A760]-[.A759]" office:value-type="float" office:value="0.272815704345703" calcext:value-type="float">
            <text:p>0.272815704345703</text:p>
          </table:table-cell>
        </table:table-row>
        <table:table-row table:style-name="ro1">
          <table:table-cell office:value-type="float" office:value="1573805733.98634" calcext:value-type="float">
            <text:p>1573805733.98634</text:p>
          </table:table-cell>
          <table:table-cell office:value-type="float" office:value="2414.8188432274" calcext:value-type="float">
            <text:p>2414.8188432274</text:p>
          </table:table-cell>
          <table:table-cell table:formula="of:=[.A761]-[.A760]" office:value-type="float" office:value="0.271218061447144" calcext:value-type="float">
            <text:p>0.271218061447144</text:p>
          </table:table-cell>
        </table:table-row>
        <table:table-row table:style-name="ro1">
          <table:table-cell office:value-type="float" office:value="1573805734.25798" calcext:value-type="float">
            <text:p>1573805734.25798</text:p>
          </table:table-cell>
          <table:table-cell office:value-type="float" office:value="2421.06267884384" calcext:value-type="float">
            <text:p>2421.06267884384</text:p>
          </table:table-cell>
          <table:table-cell table:formula="of:=[.A762]-[.A761]" office:value-type="float" office:value="0.271631479263306" calcext:value-type="float">
            <text:p>0.271631479263306</text:p>
          </table:table-cell>
        </table:table-row>
        <table:table-row table:style-name="ro1">
          <table:table-cell office:value-type="float" office:value="1573805734.52845" calcext:value-type="float">
            <text:p>1573805734.52845</text:p>
          </table:table-cell>
          <table:table-cell office:value-type="float" office:value="2419.67089802192" calcext:value-type="float">
            <text:p>2419.67089802192</text:p>
          </table:table-cell>
          <table:table-cell table:formula="of:=[.A763]-[.A762]" office:value-type="float" office:value="0.270475387573242" calcext:value-type="float">
            <text:p>0.270475387573242</text:p>
          </table:table-cell>
        </table:table-row>
        <table:table-row table:style-name="ro1">
          <table:table-cell office:value-type="float" office:value="1573805734.79959" calcext:value-type="float">
            <text:p>1573805734.79959</text:p>
          </table:table-cell>
          <table:table-cell office:value-type="float" office:value="2419.34761035069" calcext:value-type="float">
            <text:p>2419.34761035069</text:p>
          </table:table-cell>
          <table:table-cell table:formula="of:=[.A764]-[.A763]" office:value-type="float" office:value="0.271134376525879" calcext:value-type="float">
            <text:p>0.271134376525879</text:p>
          </table:table-cell>
        </table:table-row>
        <table:table-row table:style-name="ro1">
          <table:table-cell office:value-type="float" office:value="1573805735.0705" calcext:value-type="float">
            <text:p>1573805735.0705</text:p>
          </table:table-cell>
          <table:table-cell office:value-type="float" office:value="2417.42706240548" calcext:value-type="float">
            <text:p>2417.42706240548</text:p>
          </table:table-cell>
          <table:table-cell table:formula="of:=[.A765]-[.A764]" office:value-type="float" office:value="0.27091121673584" calcext:value-type="float">
            <text:p>0.27091121673584</text:p>
          </table:table-cell>
        </table:table-row>
        <table:table-row table:style-name="ro1">
          <table:table-cell office:value-type="float" office:value="1573805735.34141" calcext:value-type="float">
            <text:p>1573805735.34141</text:p>
          </table:table-cell>
          <table:table-cell office:value-type="float" office:value="2416.73117199452" calcext:value-type="float">
            <text:p>2416.73117199452</text:p>
          </table:table-cell>
          <table:table-cell table:formula="of:=[.A766]-[.A765]" office:value-type="float" office:value="0.27091121673584" calcext:value-type="float">
            <text:p>0.27091121673584</text:p>
          </table:table-cell>
        </table:table-row>
        <table:table-row table:style-name="ro1">
          <table:table-cell office:value-type="float" office:value="1573805735.61169" calcext:value-type="float">
            <text:p>1573805735.61169</text:p>
          </table:table-cell>
          <table:table-cell office:value-type="float" office:value="2419.89555555616" calcext:value-type="float">
            <text:p>2419.89555555616</text:p>
          </table:table-cell>
          <table:table-cell table:formula="of:=[.A767]-[.A766]" office:value-type="float" office:value="0.270279407501221" calcext:value-type="float">
            <text:p>0.270279407501221</text:p>
          </table:table-cell>
        </table:table-row>
        <table:table-row table:style-name="ro1">
          <table:table-cell office:value-type="float" office:value="1573805735.88341" calcext:value-type="float">
            <text:p>1573805735.88341</text:p>
          </table:table-cell>
          <table:table-cell office:value-type="float" office:value="2418.11199391233" calcext:value-type="float">
            <text:p>2418.11199391233</text:p>
          </table:table-cell>
          <table:table-cell table:formula="of:=[.A768]-[.A767]" office:value-type="float" office:value="0.271724462509155" calcext:value-type="float">
            <text:p>0.271724462509155</text:p>
          </table:table-cell>
        </table:table-row>
        <table:table-row table:style-name="ro1">
          <table:table-cell office:value-type="float" office:value="1573805736.15415" calcext:value-type="float">
            <text:p>1573805736.15415</text:p>
          </table:table-cell>
          <table:table-cell office:value-type="float" office:value="2415.8489802137" calcext:value-type="float">
            <text:p>2415.8489802137</text:p>
          </table:table-cell>
          <table:table-cell table:formula="of:=[.A769]-[.A768]" office:value-type="float" office:value="0.270741939544678" calcext:value-type="float">
            <text:p>0.270741939544678</text:p>
          </table:table-cell>
        </table:table-row>
        <table:table-row table:style-name="ro1">
          <table:table-cell office:value-type="float" office:value="1573805736.42667" calcext:value-type="float">
            <text:p>1573805736.42667</text:p>
          </table:table-cell>
          <table:table-cell office:value-type="float" office:value="2418.5695281589" calcext:value-type="float">
            <text:p>2418.5695281589</text:p>
          </table:table-cell>
          <table:table-cell table:formula="of:=[.A770]-[.A769]" office:value-type="float" office:value="0.272512435913086" calcext:value-type="float">
            <text:p>0.272512435913086</text:p>
          </table:table-cell>
        </table:table-row>
        <table:table-row table:style-name="ro1">
          <table:table-cell office:value-type="float" office:value="1573805736.69772" calcext:value-type="float">
            <text:p>1573805736.69772</text:p>
          </table:table-cell>
          <table:table-cell office:value-type="float" office:value="2418.87637747397" calcext:value-type="float">
            <text:p>2418.87637747397</text:p>
          </table:table-cell>
          <table:table-cell table:formula="of:=[.A771]-[.A770]" office:value-type="float" office:value="0.271051168441772" calcext:value-type="float">
            <text:p>0.271051168441772</text:p>
          </table:table-cell>
        </table:table-row>
        <table:table-row table:style-name="ro1">
          <table:table-cell office:value-type="float" office:value="1573805736.96935" calcext:value-type="float">
            <text:p>1573805736.96935</text:p>
          </table:table-cell>
          <table:table-cell office:value-type="float" office:value="2416.52295281644" calcext:value-type="float">
            <text:p>2416.52295281644</text:p>
          </table:table-cell>
          <table:table-cell table:formula="of:=[.A772]-[.A771]" office:value-type="float" office:value="0.271629333496094" calcext:value-type="float">
            <text:p>0.271629333496094</text:p>
          </table:table-cell>
        </table:table-row>
        <table:table-row table:style-name="ro1">
          <table:table-cell office:value-type="float" office:value="1573805737.24038" calcext:value-type="float">
            <text:p>1573805737.24038</text:p>
          </table:table-cell>
          <table:table-cell office:value-type="float" office:value="2418.33117199452" calcext:value-type="float">
            <text:p>2418.33117199452</text:p>
          </table:table-cell>
          <table:table-cell table:formula="of:=[.A773]-[.A772]" office:value-type="float" office:value="0.271034002304077" calcext:value-type="float">
            <text:p>0.271034002304077</text:p>
          </table:table-cell>
        </table:table-row>
        <table:table-row table:style-name="ro1">
          <table:table-cell office:value-type="float" office:value="1573805737.5121" calcext:value-type="float">
            <text:p>1573805737.5121</text:p>
          </table:table-cell>
          <table:table-cell office:value-type="float" office:value="2416.19966514521" calcext:value-type="float">
            <text:p>2416.19966514521</text:p>
          </table:table-cell>
          <table:table-cell table:formula="of:=[.A774]-[.A773]" office:value-type="float" office:value="0.271720409393311" calcext:value-type="float">
            <text:p>0.271720409393311</text:p>
          </table:table-cell>
        </table:table-row>
        <table:table-row table:style-name="ro1">
          <table:table-cell office:value-type="float" office:value="1573805737.78331" calcext:value-type="float">
            <text:p>1573805737.78331</text:p>
          </table:table-cell>
          <table:table-cell office:value-type="float" office:value="2418.55856925479" calcext:value-type="float">
            <text:p>2418.55856925479</text:p>
          </table:table-cell>
          <table:table-cell table:formula="of:=[.A775]-[.A774]" office:value-type="float" office:value="0.271209239959717" calcext:value-type="float">
            <text:p>0.271209239959717</text:p>
          </table:table-cell>
        </table:table-row>
        <table:table-row table:style-name="ro1">
          <table:table-cell office:value-type="float" office:value="1573805738.05504" calcext:value-type="float">
            <text:p>1573805738.05504</text:p>
          </table:table-cell>
          <table:table-cell office:value-type="float" office:value="2416.23528158356" calcext:value-type="float">
            <text:p>2416.23528158356</text:p>
          </table:table-cell>
          <table:table-cell table:formula="of:=[.A776]-[.A775]" office:value-type="float" office:value="0.271724224090576" calcext:value-type="float">
            <text:p>0.271724224090576</text:p>
          </table:table-cell>
        </table:table-row>
        <table:table-row table:style-name="ro1">
          <table:table-cell office:value-type="float" office:value="1573805738.45471" calcext:value-type="float">
            <text:p>1573805738.45471</text:p>
          </table:table-cell>
          <table:table-cell office:value-type="float" office:value="2418.56678843288" calcext:value-type="float">
            <text:p>2418.56678843288</text:p>
          </table:table-cell>
          <table:table-cell table:formula="of:=[.A777]-[.A776]" office:value-type="float" office:value="0.399671316146851" calcext:value-type="float">
            <text:p>0.399671316146851</text:p>
          </table:table-cell>
        </table:table-row>
        <table:table-row table:style-name="ro1">
          <table:table-cell office:value-type="float" office:value="1573805738.69346" calcext:value-type="float">
            <text:p>1573805738.69346</text:p>
          </table:table-cell>
          <table:table-cell office:value-type="float" office:value="2419.79418569315" calcext:value-type="float">
            <text:p>2419.79418569315</text:p>
          </table:table-cell>
          <table:table-cell table:formula="of:=[.A778]-[.A777]" office:value-type="float" office:value="0.238753795623779" calcext:value-type="float">
            <text:p>0.238753795623779</text:p>
          </table:table-cell>
        </table:table-row>
        <table:table-row table:style-name="ro1">
          <table:table-cell office:value-type="float" office:value="1573805738.93172" calcext:value-type="float">
            <text:p>1573805738.93172</text:p>
          </table:table-cell>
          <table:table-cell office:value-type="float" office:value="2418.88733637808" calcext:value-type="float">
            <text:p>2418.88733637808</text:p>
          </table:table-cell>
          <table:table-cell table:formula="of:=[.A779]-[.A778]" office:value-type="float" office:value="0.238256454467773" calcext:value-type="float">
            <text:p>0.238256454467773</text:p>
          </table:table-cell>
        </table:table-row>
        <table:table-row table:style-name="ro1">
          <table:table-cell office:value-type="float" office:value="1573805739.17234" calcext:value-type="float">
            <text:p>1573805739.17234</text:p>
          </table:table-cell>
          <table:table-cell office:value-type="float" office:value="2417.01336377534" calcext:value-type="float">
            <text:p>2417.01336377534</text:p>
          </table:table-cell>
          <table:table-cell table:formula="of:=[.A780]-[.A779]" office:value-type="float" office:value="0.240624189376831" calcext:value-type="float">
            <text:p>0.240624189376831</text:p>
          </table:table-cell>
        </table:table-row>
        <table:table-row table:style-name="ro1">
          <table:table-cell office:value-type="float" office:value="1573805739.44441" calcext:value-type="float">
            <text:p>1573805739.44441</text:p>
          </table:table-cell>
          <table:table-cell office:value-type="float" office:value="2420.66815829589" calcext:value-type="float">
            <text:p>2420.66815829589</text:p>
          </table:table-cell>
          <table:table-cell table:formula="of:=[.A781]-[.A780]" office:value-type="float" office:value="0.272071838378906" calcext:value-type="float">
            <text:p>0.272071838378906</text:p>
          </table:table-cell>
        </table:table-row>
        <table:table-row table:style-name="ro1">
          <table:table-cell office:value-type="float" office:value="1573805739.71541" calcext:value-type="float">
            <text:p>1573805739.71541</text:p>
          </table:table-cell>
          <table:table-cell office:value-type="float" office:value="2419.28459665205" calcext:value-type="float">
            <text:p>2419.28459665205</text:p>
          </table:table-cell>
          <table:table-cell table:formula="of:=[.A782]-[.A781]" office:value-type="float" office:value="0.270997285842895" calcext:value-type="float">
            <text:p>0.270997285842895</text:p>
          </table:table-cell>
        </table:table-row>
        <table:table-row table:style-name="ro1">
          <table:table-cell office:value-type="float" office:value="1573805739.987" calcext:value-type="float">
            <text:p>1573805739.987</text:p>
          </table:table-cell>
          <table:table-cell office:value-type="float" office:value="2416.84624048767" calcext:value-type="float">
            <text:p>2416.84624048767</text:p>
          </table:table-cell>
          <table:table-cell table:formula="of:=[.A783]-[.A782]" office:value-type="float" office:value="0.271590709686279" calcext:value-type="float">
            <text:p>0.271590709686279</text:p>
          </table:table-cell>
        </table:table-row>
        <table:table-row table:style-name="ro1">
          <table:table-cell office:value-type="float" office:value="1573805740.25946" calcext:value-type="float">
            <text:p>1573805740.25946</text:p>
          </table:table-cell>
          <table:table-cell office:value-type="float" office:value="2419.89007610411" calcext:value-type="float">
            <text:p>2419.89007610411</text:p>
          </table:table-cell>
          <table:table-cell table:formula="of:=[.A784]-[.A783]" office:value-type="float" office:value="0.27245569229126" calcext:value-type="float">
            <text:p>0.27245569229126</text:p>
          </table:table-cell>
        </table:table-row>
        <table:table-row table:style-name="ro1">
          <table:table-cell office:value-type="float" office:value="1573805740.53078" calcext:value-type="float">
            <text:p>1573805740.53078</text:p>
          </table:table-cell>
          <table:table-cell office:value-type="float" office:value="2417.53391172055" calcext:value-type="float">
            <text:p>2417.53391172055</text:p>
          </table:table-cell>
          <table:table-cell table:formula="of:=[.A785]-[.A784]" office:value-type="float" office:value="0.271321058273315" calcext:value-type="float">
            <text:p>0.271321058273315</text:p>
          </table:table-cell>
        </table:table-row>
        <table:table-row table:style-name="ro1">
          <table:table-cell office:value-type="float" office:value="1573805740.80153" calcext:value-type="float">
            <text:p>1573805740.80153</text:p>
          </table:table-cell>
          <table:table-cell office:value-type="float" office:value="2418.58322678904" calcext:value-type="float">
            <text:p>2418.58322678904</text:p>
          </table:table-cell>
          <table:table-cell table:formula="of:=[.A786]-[.A785]" office:value-type="float" office:value="0.270753622055054" calcext:value-type="float">
            <text:p>0.270753622055054</text:p>
          </table:table-cell>
        </table:table-row>
        <table:table-row table:style-name="ro1">
          <table:table-cell office:value-type="float" office:value="1573805741.07364" calcext:value-type="float">
            <text:p>1573805741.07364</text:p>
          </table:table-cell>
          <table:table-cell office:value-type="float" office:value="2419.60514459726" calcext:value-type="float">
            <text:p>2419.60514459726</text:p>
          </table:table-cell>
          <table:table-cell table:formula="of:=[.A787]-[.A786]" office:value-type="float" office:value="0.272108554840088" calcext:value-type="float">
            <text:p>0.272108554840088</text:p>
          </table:table-cell>
        </table:table-row>
        <table:table-row table:style-name="ro1">
          <table:table-cell office:value-type="float" office:value="1573805741.34475" calcext:value-type="float">
            <text:p>1573805741.34475</text:p>
          </table:table-cell>
          <table:table-cell office:value-type="float" office:value="2416.42980213151" calcext:value-type="float">
            <text:p>2416.42980213151</text:p>
          </table:table-cell>
          <table:table-cell table:formula="of:=[.A788]-[.A787]" office:value-type="float" office:value="0.271114349365234" calcext:value-type="float">
            <text:p>0.271114349365234</text:p>
          </table:table-cell>
        </table:table-row>
        <table:table-row table:style-name="ro1">
          <table:table-cell office:value-type="float" office:value="1573805741.61544" calcext:value-type="float">
            <text:p>1573805741.61544</text:p>
          </table:table-cell>
          <table:table-cell office:value-type="float" office:value="2415.65171993973" calcext:value-type="float">
            <text:p>2415.65171993973</text:p>
          </table:table-cell>
          <table:table-cell table:formula="of:=[.A789]-[.A788]" office:value-type="float" office:value="0.270681619644165" calcext:value-type="float">
            <text:p>0.270681619644165</text:p>
          </table:table-cell>
        </table:table-row>
        <table:table-row table:style-name="ro1">
          <table:table-cell office:value-type="float" office:value="1573805741.88707" calcext:value-type="float">
            <text:p>1573805741.88707</text:p>
          </table:table-cell>
          <table:table-cell office:value-type="float" office:value="2416.78048706301" calcext:value-type="float">
            <text:p>2416.78048706301</text:p>
          </table:table-cell>
          <table:table-cell table:formula="of:=[.A790]-[.A789]" office:value-type="float" office:value="0.271636009216309" calcext:value-type="float">
            <text:p>0.271636009216309</text:p>
          </table:table-cell>
        </table:table-row>
        <table:table-row table:style-name="ro1">
          <table:table-cell office:value-type="float" office:value="1573805742.15942" calcext:value-type="float">
            <text:p>1573805742.15942</text:p>
          </table:table-cell>
          <table:table-cell office:value-type="float" office:value="2417.65993911781" calcext:value-type="float">
            <text:p>2417.65993911781</text:p>
          </table:table-cell>
          <table:table-cell table:formula="of:=[.A791]-[.A790]" office:value-type="float" office:value="0.27234411239624" calcext:value-type="float">
            <text:p>0.27234411239624</text:p>
          </table:table-cell>
        </table:table-row>
        <table:table-row table:style-name="ro1">
          <table:table-cell office:value-type="float" office:value="1573805742.43046" calcext:value-type="float">
            <text:p>1573805742.43046</text:p>
          </table:table-cell>
          <table:table-cell office:value-type="float" office:value="2418.01336377534" calcext:value-type="float">
            <text:p>2418.01336377534</text:p>
          </table:table-cell>
          <table:table-cell table:formula="of:=[.A792]-[.A791]" office:value-type="float" office:value="0.271039962768555" calcext:value-type="float">
            <text:p>0.271039962768555</text:p>
          </table:table-cell>
        </table:table-row>
        <table:table-row table:style-name="ro1">
          <table:table-cell office:value-type="float" office:value="1573805742.70212" calcext:value-type="float">
            <text:p>1573805742.70212</text:p>
          </table:table-cell>
          <table:table-cell office:value-type="float" office:value="2418.44350076164" calcext:value-type="float">
            <text:p>2418.44350076164</text:p>
          </table:table-cell>
          <table:table-cell table:formula="of:=[.A793]-[.A792]" office:value-type="float" office:value="0.271666765213013" calcext:value-type="float">
            <text:p>0.271666765213013</text:p>
          </table:table-cell>
        </table:table-row>
        <table:table-row table:style-name="ro1">
          <table:table-cell office:value-type="float" office:value="1573805742.97364" calcext:value-type="float">
            <text:p>1573805742.97364</text:p>
          </table:table-cell>
          <table:table-cell office:value-type="float" office:value="2419.11199391233" calcext:value-type="float">
            <text:p>2419.11199391233</text:p>
          </table:table-cell>
          <table:table-cell table:formula="of:=[.A794]-[.A793]" office:value-type="float" office:value="0.271522045135498" calcext:value-type="float">
            <text:p>0.271522045135498</text:p>
          </table:table-cell>
        </table:table-row>
        <table:table-row table:style-name="ro1">
          <table:table-cell office:value-type="float" office:value="1573805743.24476" calcext:value-type="float">
            <text:p>1573805743.24476</text:p>
          </table:table-cell>
          <table:table-cell office:value-type="float" office:value="2419.14761035068" calcext:value-type="float">
            <text:p>2419.14761035068</text:p>
          </table:table-cell>
          <table:table-cell table:formula="of:=[.A795]-[.A794]" office:value-type="float" office:value="0.271116971969604" calcext:value-type="float">
            <text:p>0.271116971969604</text:p>
          </table:table-cell>
        </table:table-row>
        <table:table-row table:style-name="ro1">
          <table:table-cell office:value-type="float" office:value="1573805743.51546" calcext:value-type="float">
            <text:p>1573805743.51546</text:p>
          </table:table-cell>
          <table:table-cell office:value-type="float" office:value="2418.42158295342" calcext:value-type="float">
            <text:p>2418.42158295342</text:p>
          </table:table-cell>
          <table:table-cell table:formula="of:=[.A796]-[.A795]" office:value-type="float" office:value="0.270694494247437" calcext:value-type="float">
            <text:p>0.270694494247437</text:p>
          </table:table-cell>
        </table:table-row>
        <table:table-row table:style-name="ro1">
          <table:table-cell office:value-type="float" office:value="1573805743.78679" calcext:value-type="float">
            <text:p>1573805743.78679</text:p>
          </table:table-cell>
          <table:table-cell office:value-type="float" office:value="2420.48733637808" calcext:value-type="float">
            <text:p>2420.48733637808</text:p>
          </table:table-cell>
          <table:table-cell table:formula="of:=[.A797]-[.A796]" office:value-type="float" office:value="0.271331071853638" calcext:value-type="float">
            <text:p>0.271331071853638</text:p>
          </table:table-cell>
        </table:table-row>
        <table:table-row table:style-name="ro1">
          <table:table-cell office:value-type="float" office:value="1573805744.05827" calcext:value-type="float">
            <text:p>1573805744.05827</text:p>
          </table:table-cell>
          <table:table-cell office:value-type="float" office:value="2419.28733637808" calcext:value-type="float">
            <text:p>2419.28733637808</text:p>
          </table:table-cell>
          <table:table-cell table:formula="of:=[.A798]-[.A797]" office:value-type="float" office:value="0.271481275558472" calcext:value-type="float">
            <text:p>0.271481275558472</text:p>
          </table:table-cell>
        </table:table-row>
        <table:table-row table:style-name="ro1">
          <table:table-cell office:value-type="float" office:value="1573805744.32994" calcext:value-type="float">
            <text:p>1573805744.32994</text:p>
          </table:table-cell>
          <table:table-cell office:value-type="float" office:value="2418.81610350137" calcext:value-type="float">
            <text:p>2418.81610350137</text:p>
          </table:table-cell>
          <table:table-cell table:formula="of:=[.A799]-[.A798]" office:value-type="float" office:value="0.271672248840332" calcext:value-type="float">
            <text:p>0.271672248840332</text:p>
          </table:table-cell>
        </table:table-row>
        <table:table-row table:style-name="ro1">
          <table:table-cell office:value-type="float" office:value="1573805744.60164" calcext:value-type="float">
            <text:p>1573805744.60164</text:p>
          </table:table-cell>
          <table:table-cell office:value-type="float" office:value="2417.43528158356" calcext:value-type="float">
            <text:p>2417.43528158356</text:p>
          </table:table-cell>
          <table:table-cell table:formula="of:=[.A800]-[.A799]" office:value-type="float" office:value="0.27170205116272" calcext:value-type="float">
            <text:p>0.27170205116272</text:p>
          </table:table-cell>
        </table:table-row>
        <table:table-row table:style-name="ro1">
          <table:table-cell office:value-type="float" office:value="1573805744.87229" calcext:value-type="float">
            <text:p>1573805744.87229</text:p>
          </table:table-cell>
          <table:table-cell office:value-type="float" office:value="2420.09829528219" calcext:value-type="float">
            <text:p>2420.09829528219</text:p>
          </table:table-cell>
          <table:table-cell table:formula="of:=[.A801]-[.A800]" office:value-type="float" office:value="0.270646095275879" calcext:value-type="float">
            <text:p>0.270646095275879</text:p>
          </table:table-cell>
        </table:table-row>
        <table:table-row table:style-name="ro1">
          <table:table-cell office:value-type="float" office:value="1573805745.14352" calcext:value-type="float">
            <text:p>1573805745.14352</text:p>
          </table:table-cell>
          <table:table-cell office:value-type="float" office:value="2420.23528158356" calcext:value-type="float">
            <text:p>2420.23528158356</text:p>
          </table:table-cell>
          <table:table-cell table:formula="of:=[.A802]-[.A801]" office:value-type="float" office:value="0.271234512329102" calcext:value-type="float">
            <text:p>0.271234512329102</text:p>
          </table:table-cell>
        </table:table-row>
        <table:table-row table:style-name="ro1">
          <table:table-cell office:value-type="float" office:value="1573805745.41493" calcext:value-type="float">
            <text:p>1573805745.41493</text:p>
          </table:table-cell>
          <table:table-cell office:value-type="float" office:value="2505.39144596712" calcext:value-type="float">
            <text:p>2505.39144596712</text:p>
          </table:table-cell>
          <table:table-cell table:formula="of:=[.A803]-[.A802]" office:value-type="float" office:value="0.271404504776001" calcext:value-type="float">
            <text:p>0.271404504776001</text:p>
          </table:table-cell>
        </table:table-row>
        <table:table-row table:style-name="ro1">
          <table:table-cell office:value-type="float" office:value="1573805745.68645" calcext:value-type="float">
            <text:p>1573805745.68645</text:p>
          </table:table-cell>
          <table:table-cell office:value-type="float" office:value="2650.56404870685" calcext:value-type="float">
            <text:p>2650.56404870685</text:p>
          </table:table-cell>
          <table:table-cell table:formula="of:=[.A804]-[.A803]" office:value-type="float" office:value="0.27152681350708" calcext:value-type="float">
            <text:p>0.27152681350708</text:p>
          </table:table-cell>
        </table:table-row>
        <table:table-row table:style-name="ro1">
          <table:table-cell office:value-type="float" office:value="1573805745.95815" calcext:value-type="float">
            <text:p>1573805745.95815</text:p>
          </table:table-cell>
          <table:table-cell office:value-type="float" office:value="3809.5092541863" calcext:value-type="float">
            <text:p>3809.5092541863</text:p>
          </table:table-cell>
          <table:table-cell table:formula="of:=[.A805]-[.A804]" office:value-type="float" office:value="0.271691799163818" calcext:value-type="float">
            <text:p>0.271691799163818</text:p>
          </table:table-cell>
        </table:table-row>
        <table:table-row table:style-name="ro1">
          <table:table-cell office:value-type="float" office:value="1573805746.23072" calcext:value-type="float">
            <text:p>1573805746.23072</text:p>
          </table:table-cell>
          <table:table-cell office:value-type="float" office:value="7399.80788432329" calcext:value-type="float">
            <text:p>7399.80788432329</text:p>
          </table:table-cell>
          <table:table-cell table:formula="of:=[.A806]-[.A805]" office:value-type="float" office:value="0.272576570510864" calcext:value-type="float">
            <text:p>0.272576570510864</text:p>
          </table:table-cell>
        </table:table-row>
        <table:table-row table:style-name="ro1">
          <table:table-cell office:value-type="float" office:value="1573805746.50354" calcext:value-type="float">
            <text:p>1573805746.50354</text:p>
          </table:table-cell>
          <table:table-cell office:value-type="float" office:value="10914.4298021315" calcext:value-type="float">
            <text:p>10914.4298021315</text:p>
          </table:table-cell>
          <table:table-cell table:formula="of:=[.A807]-[.A806]" office:value-type="float" office:value="0.272820472717285" calcext:value-type="float">
            <text:p>0.272820472717285</text:p>
          </table:table-cell>
        </table:table-row>
        <table:table-row table:style-name="ro1">
          <table:table-cell office:value-type="float" office:value="1573805746.77633" calcext:value-type="float">
            <text:p>1573805746.77633</text:p>
          </table:table-cell>
          <table:table-cell office:value-type="float" office:value="12532.2435007616" calcext:value-type="float">
            <text:p>12532.2435007616</text:p>
          </table:table-cell>
          <table:table-cell table:formula="of:=[.A808]-[.A807]" office:value-type="float" office:value="0.272790431976318" calcext:value-type="float">
            <text:p>0.272790431976318</text:p>
          </table:table-cell>
        </table:table-row>
        <table:table-row table:style-name="ro1">
          <table:table-cell office:value-type="float" office:value="1573805747.04757" calcext:value-type="float">
            <text:p>1573805747.04757</text:p>
          </table:table-cell>
          <table:table-cell office:value-type="float" office:value="13912.9256925425" calcext:value-type="float">
            <text:p>13912.9256925425</text:p>
          </table:table-cell>
          <table:table-cell table:formula="of:=[.A809]-[.A808]" office:value-type="float" office:value="0.271233797073364" calcext:value-type="float">
            <text:p>0.271233797073364</text:p>
          </table:table-cell>
        </table:table-row>
        <table:table-row table:style-name="ro1">
          <table:table-cell office:value-type="float" office:value="1573805747.32007" calcext:value-type="float">
            <text:p>1573805747.32007</text:p>
          </table:table-cell>
          <table:table-cell office:value-type="float" office:value="13988.8161035014" calcext:value-type="float">
            <text:p>13988.8161035014</text:p>
          </table:table-cell>
          <table:table-cell table:formula="of:=[.A810]-[.A809]" office:value-type="float" office:value="0.272499561309814" calcext:value-type="float">
            <text:p>0.272499561309814</text:p>
          </table:table-cell>
        </table:table-row>
        <table:table-row table:style-name="ro1">
          <table:table-cell office:value-type="float" office:value="1573805747.59342" calcext:value-type="float">
            <text:p>1573805747.59342</text:p>
          </table:table-cell>
          <table:table-cell office:value-type="float" office:value="13116.0298021315" calcext:value-type="float">
            <text:p>13116.0298021315</text:p>
          </table:table-cell>
          <table:table-cell table:formula="of:=[.A811]-[.A810]" office:value-type="float" office:value="0.273348808288574" calcext:value-type="float">
            <text:p>0.273348808288574</text:p>
          </table:table-cell>
        </table:table-row>
        <table:table-row table:style-name="ro1">
          <table:table-cell office:value-type="float" office:value="1573805747.86567" calcext:value-type="float">
            <text:p>1573805747.86567</text:p>
          </table:table-cell>
          <table:table-cell office:value-type="float" office:value="12406.2708980219" calcext:value-type="float">
            <text:p>12406.2708980219</text:p>
          </table:table-cell>
          <table:table-cell table:formula="of:=[.A812]-[.A811]" office:value-type="float" office:value="0.27225661277771" calcext:value-type="float">
            <text:p>0.27225661277771</text:p>
          </table:table-cell>
        </table:table-row>
        <table:table-row table:style-name="ro1">
          <table:table-cell office:value-type="float" office:value="1573805748.27278" calcext:value-type="float">
            <text:p>1573805748.27278</text:p>
          </table:table-cell>
          <table:table-cell office:value-type="float" office:value="11496.7695281589" calcext:value-type="float">
            <text:p>11496.7695281589</text:p>
          </table:table-cell>
          <table:table-cell table:formula="of:=[.A813]-[.A812]" office:value-type="float" office:value="0.407110929489136" calcext:value-type="float">
            <text:p>0.407110929489136</text:p>
          </table:table-cell>
        </table:table-row>
        <table:table-row table:style-name="ro1">
          <table:table-cell office:value-type="float" office:value="1573805748.5116" calcext:value-type="float">
            <text:p>1573805748.5116</text:p>
          </table:table-cell>
          <table:table-cell office:value-type="float" office:value="11380.9941856932" calcext:value-type="float">
            <text:p>11380.9941856932</text:p>
          </table:table-cell>
          <table:table-cell table:formula="of:=[.A814]-[.A813]" office:value-type="float" office:value="0.238813638687134" calcext:value-type="float">
            <text:p>0.238813638687134</text:p>
          </table:table-cell>
        </table:table-row>
        <table:table-row table:style-name="ro1">
          <table:table-cell office:value-type="float" office:value="1573805748.75127" calcext:value-type="float">
            <text:p>1573805748.75127</text:p>
          </table:table-cell>
          <table:table-cell office:value-type="float" office:value="11164.876377474" calcext:value-type="float">
            <text:p>11164.876377474</text:p>
          </table:table-cell>
          <table:table-cell table:formula="of:=[.A815]-[.A814]" office:value-type="float" office:value="0.239671468734741" calcext:value-type="float">
            <text:p>0.239671468734741</text:p>
          </table:table-cell>
        </table:table-row>
        <table:table-row table:style-name="ro1">
          <table:table-cell office:value-type="float" office:value="1573805748.99211" calcext:value-type="float">
            <text:p>1573805748.99211</text:p>
          </table:table-cell>
          <table:table-cell office:value-type="float" office:value="11070.0024048712" calcext:value-type="float">
            <text:p>11070.0024048712</text:p>
          </table:table-cell>
          <table:table-cell table:formula="of:=[.A816]-[.A815]" office:value-type="float" office:value="0.240840911865234" calcext:value-type="float">
            <text:p>0.240840911865234</text:p>
          </table:table-cell>
        </table:table-row>
        <table:table-row table:style-name="ro1">
          <table:table-cell office:value-type="float" office:value="1573805749.26431" calcext:value-type="float">
            <text:p>1573805749.26431</text:p>
          </table:table-cell>
          <table:table-cell office:value-type="float" office:value="10869.6161035014" calcext:value-type="float">
            <text:p>10869.6161035014</text:p>
          </table:table-cell>
          <table:table-cell table:formula="of:=[.A817]-[.A816]" office:value-type="float" office:value="0.272204875946045" calcext:value-type="float">
            <text:p>0.272204875946045</text:p>
          </table:table-cell>
        </table:table-row>
        <table:table-row table:style-name="ro1">
          <table:table-cell office:value-type="float" office:value="1573805749.53657" calcext:value-type="float">
            <text:p>1573805749.53657</text:p>
          </table:table-cell>
          <table:table-cell office:value-type="float" office:value="10390.9558295288" calcext:value-type="float">
            <text:p>10390.9558295288</text:p>
          </table:table-cell>
          <table:table-cell table:formula="of:=[.A818]-[.A817]" office:value-type="float" office:value="0.272258281707764" calcext:value-type="float">
            <text:p>0.272258281707764</text:p>
          </table:table-cell>
        </table:table-row>
        <table:table-row table:style-name="ro1">
          <table:table-cell office:value-type="float" office:value="1573805749.80996" calcext:value-type="float">
            <text:p>1573805749.80996</text:p>
          </table:table-cell>
          <table:table-cell office:value-type="float" office:value="6780.61610350137" calcext:value-type="float">
            <text:p>6780.61610350137</text:p>
          </table:table-cell>
          <table:table-cell table:formula="of:=[.A819]-[.A818]" office:value-type="float" office:value="0.273391962051392" calcext:value-type="float">
            <text:p>0.273391962051392</text:p>
          </table:table-cell>
        </table:table-row>
        <table:table-row table:style-name="ro1">
          <table:table-cell office:value-type="float" office:value="1573805750.08236" calcext:value-type="float">
            <text:p>1573805750.08236</text:p>
          </table:table-cell>
          <table:table-cell office:value-type="float" office:value="2776.09007610411" calcext:value-type="float">
            <text:p>2776.09007610411</text:p>
          </table:table-cell>
          <table:table-cell table:formula="of:=[.A820]-[.A819]" office:value-type="float" office:value="0.272398471832275" calcext:value-type="float">
            <text:p>0.272398471832275</text:p>
          </table:table-cell>
        </table:table-row>
        <table:table-row table:style-name="ro1">
          <table:table-cell office:value-type="float" office:value="1573805750.35408" calcext:value-type="float">
            <text:p>1573805750.35408</text:p>
          </table:table-cell>
          <table:table-cell office:value-type="float" office:value="2342.7393911726" calcext:value-type="float">
            <text:p>2342.7393911726</text:p>
          </table:table-cell>
          <table:table-cell table:formula="of:=[.A821]-[.A820]" office:value-type="float" office:value="0.271711826324463" calcext:value-type="float">
            <text:p>0.271711826324463</text:p>
          </table:table-cell>
        </table:table-row>
        <table:table-row table:style-name="ro1">
          <table:table-cell office:value-type="float" office:value="1573805750.62503" calcext:value-type="float">
            <text:p>1573805750.62503</text:p>
          </table:table-cell>
          <table:table-cell office:value-type="float" office:value="3143.85719939178" calcext:value-type="float">
            <text:p>3143.85719939178</text:p>
          </table:table-cell>
          <table:table-cell table:formula="of:=[.A822]-[.A821]" office:value-type="float" office:value="0.270955562591553" calcext:value-type="float">
            <text:p>0.270955562591553</text:p>
          </table:table-cell>
        </table:table-row>
        <table:table-row table:style-name="ro1">
          <table:table-cell office:value-type="float" office:value="1573805750.89679" calcext:value-type="float">
            <text:p>1573805750.89679</text:p>
          </table:table-cell>
          <table:table-cell office:value-type="float" office:value="7855.80788432329" calcext:value-type="float">
            <text:p>7855.80788432329</text:p>
          </table:table-cell>
          <table:table-cell table:formula="of:=[.A823]-[.A822]" office:value-type="float" office:value="0.271763801574707" calcext:value-type="float">
            <text:p>0.271763801574707</text:p>
          </table:table-cell>
        </table:table-row>
        <table:table-row table:style-name="ro1">
          <table:table-cell office:value-type="float" office:value="1573805751.16929" calcext:value-type="float">
            <text:p>1573805751.16929</text:p>
          </table:table-cell>
          <table:table-cell office:value-type="float" office:value="12115.775007611" calcext:value-type="float">
            <text:p>12115.775007611</text:p>
          </table:table-cell>
          <table:table-cell table:formula="of:=[.A824]-[.A823]" office:value-type="float" office:value="0.272499322891235" calcext:value-type="float">
            <text:p>0.272499322891235</text:p>
          </table:table-cell>
        </table:table-row>
        <table:table-row table:style-name="ro1">
          <table:table-cell office:value-type="float" office:value="1573805751.44167" calcext:value-type="float">
            <text:p>1573805751.44167</text:p>
          </table:table-cell>
          <table:table-cell office:value-type="float" office:value="13472.3941856932" calcext:value-type="float">
            <text:p>13472.3941856932</text:p>
          </table:table-cell>
          <table:table-cell table:formula="of:=[.A825]-[.A824]" office:value-type="float" office:value="0.272374629974365" calcext:value-type="float">
            <text:p>0.272374629974365</text:p>
          </table:table-cell>
        </table:table-row>
        <table:table-row table:style-name="ro1">
          <table:table-cell office:value-type="float" office:value="1573805751.71588" calcext:value-type="float">
            <text:p>1573805751.71588</text:p>
          </table:table-cell>
          <table:table-cell office:value-type="float" office:value="14197.4352815836" calcext:value-type="float">
            <text:p>14197.4352815836</text:p>
          </table:table-cell>
          <table:table-cell table:formula="of:=[.A826]-[.A825]" office:value-type="float" office:value="0.274216413497925" calcext:value-type="float">
            <text:p>0.274216413497925</text:p>
          </table:table-cell>
        </table:table-row>
        <table:table-row table:style-name="ro1">
          <table:table-cell office:value-type="float" office:value="1573805752.12452" calcext:value-type="float">
            <text:p>1573805752.12452</text:p>
          </table:table-cell>
          <table:table-cell office:value-type="float" office:value="11908.1174733644" calcext:value-type="float">
            <text:p>11908.1174733644</text:p>
          </table:table-cell>
          <table:table-cell table:formula="of:=[.A827]-[.A826]" office:value-type="float" office:value="0.408636093139648" calcext:value-type="float">
            <text:p>0.408636093139648</text:p>
          </table:table-cell>
        </table:table-row>
        <table:table-row table:style-name="ro1">
          <table:table-cell office:value-type="float" office:value="1573805752.54965" calcext:value-type="float">
            <text:p>1573805752.54965</text:p>
          </table:table-cell>
          <table:table-cell office:value-type="float" office:value="11621.3366514466" calcext:value-type="float">
            <text:p>11621.3366514466</text:p>
          </table:table-cell>
          <table:table-cell table:formula="of:=[.A828]-[.A827]" office:value-type="float" office:value="0.425126552581787" calcext:value-type="float">
            <text:p>0.425126552581787</text:p>
          </table:table-cell>
        </table:table-row>
        <table:table-row table:style-name="ro1">
          <table:table-cell office:value-type="float" office:value="1573805752.78881" calcext:value-type="float">
            <text:p>1573805752.78881</text:p>
          </table:table-cell>
          <table:table-cell office:value-type="float" office:value="11494.8873363781" calcext:value-type="float">
            <text:p>11494.8873363781</text:p>
          </table:table-cell>
          <table:table-cell table:formula="of:=[.A829]-[.A828]" office:value-type="float" office:value="0.239167213439941" calcext:value-type="float">
            <text:p>0.239167213439941</text:p>
          </table:table-cell>
        </table:table-row>
        <table:table-row table:style-name="ro1">
          <table:table-cell office:value-type="float" office:value="1573805753.02952" calcext:value-type="float">
            <text:p>1573805753.02952</text:p>
          </table:table-cell>
          <table:table-cell office:value-type="float" office:value="11126.0407610356" calcext:value-type="float">
            <text:p>11126.0407610356</text:p>
          </table:table-cell>
          <table:table-cell table:formula="of:=[.A830]-[.A829]" office:value-type="float" office:value="0.240705013275146" calcext:value-type="float">
            <text:p>0.240705013275146</text:p>
          </table:table-cell>
        </table:table-row>
        <table:table-row table:style-name="ro1">
          <table:table-cell office:value-type="float" office:value="1573805753.30214" calcext:value-type="float">
            <text:p>1573805753.30214</text:p>
          </table:table-cell>
          <table:table-cell office:value-type="float" office:value="11047.8078843233" calcext:value-type="float">
            <text:p>11047.8078843233</text:p>
          </table:table-cell>
          <table:table-cell table:formula="of:=[.A831]-[.A830]" office:value-type="float" office:value="0.272621393203735" calcext:value-type="float">
            <text:p>0.272621393203735</text:p>
          </table:table-cell>
        </table:table-row>
        <table:table-row table:style-name="ro1">
          <table:table-cell office:value-type="float" office:value="1573805753.57499" calcext:value-type="float">
            <text:p>1573805753.57499</text:p>
          </table:table-cell>
          <table:table-cell office:value-type="float" office:value="10896.3256925425" calcext:value-type="float">
            <text:p>10896.3256925425</text:p>
          </table:table-cell>
          <table:table-cell table:formula="of:=[.A832]-[.A831]" office:value-type="float" office:value="0.272844552993774" calcext:value-type="float">
            <text:p>0.272844552993774</text:p>
          </table:table-cell>
        </table:table-row>
        <table:table-row table:style-name="ro1">
          <table:table-cell office:value-type="float" office:value="1573805753.84729" calcext:value-type="float">
            <text:p>1573805753.84729</text:p>
          </table:table-cell>
          <table:table-cell office:value-type="float" office:value="10726.5667884329" calcext:value-type="float">
            <text:p>10726.5667884329</text:p>
          </table:table-cell>
          <table:table-cell table:formula="of:=[.A833]-[.A832]" office:value-type="float" office:value="0.27230429649353" calcext:value-type="float">
            <text:p>0.27230429649353</text:p>
          </table:table-cell>
        </table:table-row>
        <table:table-row table:style-name="ro1">
          <table:table-cell office:value-type="float" office:value="1573805754.12009" calcext:value-type="float">
            <text:p>1573805754.12009</text:p>
          </table:table-cell>
          <table:table-cell office:value-type="float" office:value="10576.0407610356" calcext:value-type="float">
            <text:p>10576.0407610356</text:p>
          </table:table-cell>
          <table:table-cell table:formula="of:=[.A834]-[.A833]" office:value-type="float" office:value="0.272796630859375" calcext:value-type="float">
            <text:p>0.272796630859375</text:p>
          </table:table-cell>
        </table:table-row>
        <table:table-row table:style-name="ro1">
          <table:table-cell office:value-type="float" office:value="1573805754.3917" calcext:value-type="float">
            <text:p>1573805754.3917</text:p>
          </table:table-cell>
          <table:table-cell office:value-type="float" office:value="10412.8270624055" calcext:value-type="float">
            <text:p>10412.8270624055</text:p>
          </table:table-cell>
          <table:table-cell table:formula="of:=[.A835]-[.A834]" office:value-type="float" office:value="0.271616220474243" calcext:value-type="float">
            <text:p>0.271616220474243</text:p>
          </table:table-cell>
        </table:table-row>
        <table:table-row table:style-name="ro1">
          <table:table-cell office:value-type="float" office:value="1573805754.66411" calcext:value-type="float">
            <text:p>1573805754.66411</text:p>
          </table:table-cell>
          <table:table-cell office:value-type="float" office:value="10328.6928158301" calcext:value-type="float">
            <text:p>10328.6928158301</text:p>
          </table:table-cell>
          <table:table-cell table:formula="of:=[.A836]-[.A835]" office:value-type="float" office:value="0.272406816482544" calcext:value-type="float">
            <text:p>0.272406816482544</text:p>
          </table:table-cell>
        </table:table-row>
        <table:table-row table:style-name="ro1">
          <table:table-cell office:value-type="float" office:value="1573805755.08956" calcext:value-type="float">
            <text:p>1573805755.08956</text:p>
          </table:table-cell>
          <table:table-cell office:value-type="float" office:value="8976.24624048767" calcext:value-type="float">
            <text:p>8976.24624048767</text:p>
          </table:table-cell>
          <table:table-cell table:formula="of:=[.A837]-[.A836]" office:value-type="float" office:value="0.42544960975647" calcext:value-type="float">
            <text:p>0.42544960975647</text:p>
          </table:table-cell>
        </table:table-row>
        <table:table-row table:style-name="ro1">
          <table:table-cell office:value-type="float" office:value="1573805755.3295" calcext:value-type="float">
            <text:p>1573805755.3295</text:p>
          </table:table-cell>
          <table:table-cell office:value-type="float" office:value="5089.37226788493" calcext:value-type="float">
            <text:p>5089.37226788493</text:p>
          </table:table-cell>
          <table:table-cell table:formula="of:=[.A838]-[.A837]" office:value-type="float" office:value="0.239944219589233" calcext:value-type="float">
            <text:p>0.239944219589233</text:p>
          </table:table-cell>
        </table:table-row>
        <table:table-row table:style-name="ro1">
          <table:table-cell office:value-type="float" office:value="1573805755.56837" calcext:value-type="float">
            <text:p>1573805755.56837</text:p>
          </table:table-cell>
          <table:table-cell office:value-type="float" office:value="2584.65993911781" calcext:value-type="float">
            <text:p>2584.65993911781</text:p>
          </table:table-cell>
          <table:table-cell table:formula="of:=[.A839]-[.A838]" office:value-type="float" office:value="0.238871574401855" calcext:value-type="float">
            <text:p>0.238871574401855</text:p>
          </table:table-cell>
        </table:table-row>
        <table:table-row table:style-name="ro1">
          <table:table-cell office:value-type="float" office:value="1573805755.80797" calcext:value-type="float">
            <text:p>1573805755.80797</text:p>
          </table:table-cell>
          <table:table-cell office:value-type="float" office:value="2421.94487062466" calcext:value-type="float">
            <text:p>2421.94487062466</text:p>
          </table:table-cell>
          <table:table-cell table:formula="of:=[.A840]-[.A839]" office:value-type="float" office:value="0.239593505859375" calcext:value-type="float">
            <text:p>0.239593505859375</text:p>
          </table:table-cell>
        </table:table-row>
        <table:table-row table:style-name="ro1">
          <table:table-cell office:value-type="float" office:value="1573805756.07938" calcext:value-type="float">
            <text:p>1573805756.07938</text:p>
          </table:table-cell>
          <table:table-cell office:value-type="float" office:value="4252.96130898082" calcext:value-type="float">
            <text:p>4252.96130898082</text:p>
          </table:table-cell>
          <table:table-cell table:formula="of:=[.A841]-[.A840]" office:value-type="float" office:value="0.271412134170532" calcext:value-type="float">
            <text:p>0.271412134170532</text:p>
          </table:table-cell>
        </table:table-row>
        <table:table-row table:style-name="ro1">
          <table:table-cell office:value-type="float" office:value="1573805756.35123" calcext:value-type="float">
            <text:p>1573805756.35123</text:p>
          </table:table-cell>
          <table:table-cell office:value-type="float" office:value="9286.26815829589" calcext:value-type="float">
            <text:p>9286.26815829589</text:p>
          </table:table-cell>
          <table:table-cell table:formula="of:=[.A842]-[.A841]" office:value-type="float" office:value="0.271847724914551" calcext:value-type="float">
            <text:p>0.271847724914551</text:p>
          </table:table-cell>
        </table:table-row>
        <table:table-row table:style-name="ro1">
          <table:table-cell office:value-type="float" office:value="1573805756.62345" calcext:value-type="float">
            <text:p>1573805756.62345</text:p>
          </table:table-cell>
          <table:table-cell office:value-type="float" office:value="11701.5393911726" calcext:value-type="float">
            <text:p>11701.5393911726</text:p>
          </table:table-cell>
          <table:table-cell table:formula="of:=[.A843]-[.A842]" office:value-type="float" office:value="0.272225856781006" calcext:value-type="float">
            <text:p>0.272225856781006</text:p>
          </table:table-cell>
        </table:table-row>
        <table:table-row table:style-name="ro1">
          <table:table-cell office:value-type="float" office:value="1573805756.89564" calcext:value-type="float">
            <text:p>1573805756.89564</text:p>
          </table:table-cell>
          <table:table-cell office:value-type="float" office:value="12326.2380213096" calcext:value-type="float">
            <text:p>12326.2380213096</text:p>
          </table:table-cell>
          <table:table-cell table:formula="of:=[.A844]-[.A843]" office:value-type="float" office:value="0.27219033241272" calcext:value-type="float">
            <text:p>0.27219033241272</text:p>
          </table:table-cell>
        </table:table-row>
        <table:table-row table:style-name="ro1">
          <table:table-cell office:value-type="float" office:value="1573805757.32708" calcext:value-type="float">
            <text:p>1573805757.32708</text:p>
          </table:table-cell>
          <table:table-cell office:value-type="float" office:value="11984.4161035014" calcext:value-type="float">
            <text:p>11984.4161035014</text:p>
          </table:table-cell>
          <table:table-cell table:formula="of:=[.A845]-[.A844]" office:value-type="float" office:value="0.431435108184814" calcext:value-type="float">
            <text:p>0.431435108184814</text:p>
          </table:table-cell>
        </table:table-row>
        <table:table-row table:style-name="ro1">
          <table:table-cell office:value-type="float" office:value="1573805757.56632" calcext:value-type="float">
            <text:p>1573805757.56632</text:p>
          </table:table-cell>
          <table:table-cell office:value-type="float" office:value="11646.9229528164" calcext:value-type="float">
            <text:p>11646.9229528164</text:p>
          </table:table-cell>
          <table:table-cell table:formula="of:=[.A846]-[.A845]" office:value-type="float" office:value="0.239242792129517" calcext:value-type="float">
            <text:p>0.239242792129517</text:p>
          </table:table-cell>
        </table:table-row>
        <table:table-row table:style-name="ro1">
          <table:table-cell office:value-type="float" office:value="1573805757.80619" calcext:value-type="float">
            <text:p>1573805757.80619</text:p>
          </table:table-cell>
          <table:table-cell office:value-type="float" office:value="11498.4955555562" calcext:value-type="float">
            <text:p>11498.4955555562</text:p>
          </table:table-cell>
          <table:table-cell table:formula="of:=[.A847]-[.A846]" office:value-type="float" office:value="0.239868640899658" calcext:value-type="float">
            <text:p>0.239868640899658</text:p>
          </table:table-cell>
        </table:table-row>
        <table:table-row table:style-name="ro1">
          <table:table-cell office:value-type="float" office:value="1573805758.07849" calcext:value-type="float">
            <text:p>1573805758.07849</text:p>
          </table:table-cell>
          <table:table-cell office:value-type="float" office:value="11126.5202130904" calcext:value-type="float">
            <text:p>11126.5202130904</text:p>
          </table:table-cell>
          <table:table-cell table:formula="of:=[.A848]-[.A847]" office:value-type="float" office:value="0.272294282913208" calcext:value-type="float">
            <text:p>0.272294282913208</text:p>
          </table:table-cell>
        </table:table-row>
        <table:table-row table:style-name="ro1">
          <table:table-cell office:value-type="float" office:value="1573805758.35066" calcext:value-type="float">
            <text:p>1573805758.35066</text:p>
          </table:table-cell>
          <table:table-cell office:value-type="float" office:value="10968.8051445973" calcext:value-type="float">
            <text:p>10968.8051445973</text:p>
          </table:table-cell>
          <table:table-cell table:formula="of:=[.A849]-[.A848]" office:value-type="float" office:value="0.27217960357666" calcext:value-type="float">
            <text:p>0.27217960357666</text:p>
          </table:table-cell>
        </table:table-row>
        <table:table-row table:style-name="ro1">
          <table:table-cell office:value-type="float" office:value="1573805758.62293" calcext:value-type="float">
            <text:p>1573805758.62293</text:p>
          </table:table-cell>
          <table:table-cell office:value-type="float" office:value="11022.7722678849" calcext:value-type="float">
            <text:p>11022.7722678849</text:p>
          </table:table-cell>
          <table:table-cell table:formula="of:=[.A850]-[.A849]" office:value-type="float" office:value="0.272264719009399" calcext:value-type="float">
            <text:p>0.272264719009399</text:p>
          </table:table-cell>
        </table:table-row>
        <table:table-row table:style-name="ro1">
          <table:table-cell office:value-type="float" office:value="1573805758.89512" calcext:value-type="float">
            <text:p>1573805758.89512</text:p>
          </table:table-cell>
          <table:table-cell office:value-type="float" office:value="10885.9010350082" calcext:value-type="float">
            <text:p>10885.9010350082</text:p>
          </table:table-cell>
          <table:table-cell table:formula="of:=[.A851]-[.A850]" office:value-type="float" office:value="0.272194862365723" calcext:value-type="float">
            <text:p>0.272194862365723</text:p>
          </table:table-cell>
        </table:table-row>
        <table:table-row table:style-name="ro1">
          <table:table-cell office:value-type="float" office:value="1573805759.16738" calcext:value-type="float">
            <text:p>1573805759.16738</text:p>
          </table:table-cell>
          <table:table-cell office:value-type="float" office:value="10695.3393911726" calcext:value-type="float">
            <text:p>10695.3393911726</text:p>
          </table:table-cell>
          <table:table-cell table:formula="of:=[.A852]-[.A851]" office:value-type="float" office:value="0.272258043289185" calcext:value-type="float">
            <text:p>0.272258043289185</text:p>
          </table:table-cell>
        </table:table-row>
        <table:table-row table:style-name="ro1">
          <table:table-cell office:value-type="float" office:value="1573805759.43989" calcext:value-type="float">
            <text:p>1573805759.43989</text:p>
          </table:table-cell>
          <table:table-cell office:value-type="float" office:value="10642.7585692548" calcext:value-type="float">
            <text:p>10642.7585692548</text:p>
          </table:table-cell>
          <table:table-cell table:formula="of:=[.A853]-[.A852]" office:value-type="float" office:value="0.272507667541504" calcext:value-type="float">
            <text:p>0.272507667541504</text:p>
          </table:table-cell>
        </table:table-row>
        <table:table-row table:style-name="ro1">
          <table:table-cell office:value-type="float" office:value="1573805759.71288" calcext:value-type="float">
            <text:p>1573805759.71288</text:p>
          </table:table-cell>
          <table:table-cell office:value-type="float" office:value="10505.5010350082" calcext:value-type="float">
            <text:p>10505.5010350082</text:p>
          </table:table-cell>
          <table:table-cell table:formula="of:=[.A854]-[.A853]" office:value-type="float" office:value="0.272987604141235" calcext:value-type="float">
            <text:p>0.272987604141235</text:p>
          </table:table-cell>
        </table:table-row>
        <table:table-row table:style-name="ro1">
          <table:table-cell office:value-type="float" office:value="1573805759.98481" calcext:value-type="float">
            <text:p>1573805759.98481</text:p>
          </table:table-cell>
          <table:table-cell office:value-type="float" office:value="10183.1530898027" calcext:value-type="float">
            <text:p>10183.1530898027</text:p>
          </table:table-cell>
          <table:table-cell table:formula="of:=[.A855]-[.A854]" office:value-type="float" office:value="0.271933794021606" calcext:value-type="float">
            <text:p>0.271933794021606</text:p>
          </table:table-cell>
        </table:table-row>
        <table:table-row table:style-name="ro1">
          <table:table-cell office:value-type="float" office:value="1573805760.38472" calcext:value-type="float">
            <text:p>1573805760.38472</text:p>
          </table:table-cell>
          <table:table-cell office:value-type="float" office:value="9418.01610350137" calcext:value-type="float">
            <text:p>9418.01610350137</text:p>
          </table:table-cell>
          <table:table-cell table:formula="of:=[.A856]-[.A855]" office:value-type="float" office:value="0.399913311004639" calcext:value-type="float">
            <text:p>0.399913311004639</text:p>
          </table:table-cell>
        </table:table-row>
        <table:table-row table:style-name="ro1">
          <table:table-cell office:value-type="float" office:value="1573805760.62339" calcext:value-type="float">
            <text:p>1573805760.62339</text:p>
          </table:table-cell>
          <table:table-cell office:value-type="float" office:value="8996.56130898082" calcext:value-type="float">
            <text:p>8996.56130898082</text:p>
          </table:table-cell>
          <table:table-cell table:formula="of:=[.A857]-[.A856]" office:value-type="float" office:value="0.238667726516724" calcext:value-type="float">
            <text:p>0.238667726516724</text:p>
          </table:table-cell>
        </table:table-row>
        <table:table-row table:style-name="ro1">
          <table:table-cell office:value-type="float" office:value="1573805760.86207" calcext:value-type="float">
            <text:p>1573805760.86207</text:p>
          </table:table-cell>
          <table:table-cell office:value-type="float" office:value="4755.30103500822" calcext:value-type="float">
            <text:p>4755.30103500822</text:p>
          </table:table-cell>
          <table:table-cell table:formula="of:=[.A858]-[.A857]" office:value-type="float" office:value="0.238681554794312" calcext:value-type="float">
            <text:p>0.238681554794312</text:p>
          </table:table-cell>
        </table:table-row>
        <table:table-row table:style-name="ro1">
          <table:table-cell office:value-type="float" office:value="1573805761.10248" calcext:value-type="float">
            <text:p>1573805761.10248</text:p>
          </table:table-cell>
          <table:table-cell office:value-type="float" office:value="2471.65171993973" calcext:value-type="float">
            <text:p>2471.65171993973</text:p>
          </table:table-cell>
          <table:table-cell table:formula="of:=[.A859]-[.A858]" office:value-type="float" office:value="0.240402221679687" calcext:value-type="float">
            <text:p>0.240402221679687</text:p>
          </table:table-cell>
        </table:table-row>
        <table:table-row table:style-name="ro1">
          <table:table-cell office:value-type="float" office:value="1573805761.37259" calcext:value-type="float">
            <text:p>1573805761.37259</text:p>
          </table:table-cell>
          <table:table-cell office:value-type="float" office:value="2161.70377473425" calcext:value-type="float">
            <text:p>2161.70377473425</text:p>
          </table:table-cell>
          <table:table-cell table:formula="of:=[.A860]-[.A859]" office:value-type="float" office:value="0.270118474960327" calcext:value-type="float">
            <text:p>0.270118474960327</text:p>
          </table:table-cell>
        </table:table-row>
        <table:table-row table:style-name="ro1">
          <table:table-cell office:value-type="float" office:value="1573805761.64402" calcext:value-type="float">
            <text:p>1573805761.64402</text:p>
          </table:table-cell>
          <table:table-cell office:value-type="float" office:value="2179.64076103562" calcext:value-type="float">
            <text:p>2179.64076103562</text:p>
          </table:table-cell>
          <table:table-cell table:formula="of:=[.A861]-[.A860]" office:value-type="float" office:value="0.271422147750854" calcext:value-type="float">
            <text:p>0.271422147750854</text:p>
          </table:table-cell>
        </table:table-row>
        <table:table-row table:style-name="ro1">
          <table:table-cell office:value-type="float" office:value="1573805761.91553" calcext:value-type="float">
            <text:p>1573805761.91553</text:p>
          </table:table-cell>
          <table:table-cell office:value-type="float" office:value="2185.13665144658" calcext:value-type="float">
            <text:p>2185.13665144658</text:p>
          </table:table-cell>
          <table:table-cell table:formula="of:=[.A862]-[.A861]" office:value-type="float" office:value="0.271515607833862" calcext:value-type="float">
            <text:p>0.271515607833862</text:p>
          </table:table-cell>
        </table:table-row>
        <table:table-row table:style-name="ro1">
          <table:table-cell office:value-type="float" office:value="1573805762.18713" calcext:value-type="float">
            <text:p>1573805762.18713</text:p>
          </table:table-cell>
          <table:table-cell office:value-type="float" office:value="2177.30651446027" calcext:value-type="float">
            <text:p>2177.30651446027</text:p>
          </table:table-cell>
          <table:table-cell table:formula="of:=[.A863]-[.A862]" office:value-type="float" office:value="0.271595001220703" calcext:value-type="float">
            <text:p>0.271595001220703</text:p>
          </table:table-cell>
        </table:table-row>
        <table:table-row table:style-name="ro1">
          <table:table-cell office:value-type="float" office:value="1573805762.4587" calcext:value-type="float">
            <text:p>1573805762.4587</text:p>
          </table:table-cell>
          <table:table-cell office:value-type="float" office:value="2140.59692541918" calcext:value-type="float">
            <text:p>2140.59692541918</text:p>
          </table:table-cell>
          <table:table-cell table:formula="of:=[.A864]-[.A863]" office:value-type="float" office:value="0.271568059921265" calcext:value-type="float">
            <text:p>0.271568059921265</text:p>
          </table:table-cell>
        </table:table-row>
        <table:table-row table:style-name="ro1">
          <table:table-cell office:value-type="float" office:value="1573805762.7306" calcext:value-type="float">
            <text:p>1573805762.7306</text:p>
          </table:table-cell>
          <table:table-cell office:value-type="float" office:value="2182.53117199452" calcext:value-type="float">
            <text:p>2182.53117199452</text:p>
          </table:table-cell>
          <table:table-cell table:formula="of:=[.A865]-[.A864]" office:value-type="float" office:value="0.271904468536377" calcext:value-type="float">
            <text:p>0.271904468536377</text:p>
          </table:table-cell>
        </table:table-row>
        <table:table-row table:style-name="ro1">
          <table:table-cell office:value-type="float" office:value="1573805763.00298" calcext:value-type="float">
            <text:p>1573805763.00298</text:p>
          </table:table-cell>
          <table:table-cell office:value-type="float" office:value="2183.37774733699" calcext:value-type="float">
            <text:p>2183.37774733699</text:p>
          </table:table-cell>
          <table:table-cell table:formula="of:=[.A866]-[.A865]" office:value-type="float" office:value="0.272379636764526" calcext:value-type="float">
            <text:p>0.272379636764526</text:p>
          </table:table-cell>
        </table:table-row>
        <table:table-row table:style-name="ro1">
          <table:table-cell office:value-type="float" office:value="1573805763.27429" calcext:value-type="float">
            <text:p>1573805763.27429</text:p>
          </table:table-cell>
          <table:table-cell office:value-type="float" office:value="2180.08459665205" calcext:value-type="float">
            <text:p>2180.08459665205</text:p>
          </table:table-cell>
          <table:table-cell table:formula="of:=[.A867]-[.A866]" office:value-type="float" office:value="0.271312952041626" calcext:value-type="float">
            <text:p>0.271312952041626</text:p>
          </table:table-cell>
        </table:table-row>
        <table:table-row table:style-name="ro1">
          <table:table-cell office:value-type="float" office:value="1573805763.69948" calcext:value-type="float">
            <text:p>1573805763.69948</text:p>
          </table:table-cell>
          <table:table-cell office:value-type="float" office:value="2180.88459665205" calcext:value-type="float">
            <text:p>2180.88459665205</text:p>
          </table:table-cell>
          <table:table-cell table:formula="of:=[.A868]-[.A867]" office:value-type="float" office:value="0.425191164016724" calcext:value-type="float">
            <text:p>0.425191164016724</text:p>
          </table:table-cell>
        </table:table-row>
        <table:table-row table:style-name="ro1">
          <table:table-cell office:value-type="float" office:value="1573805763.93806" calcext:value-type="float">
            <text:p>1573805763.93806</text:p>
          </table:table-cell>
          <table:table-cell office:value-type="float" office:value="2183.5092541863" calcext:value-type="float">
            <text:p>2183.5092541863</text:p>
          </table:table-cell>
          <table:table-cell table:formula="of:=[.A869]-[.A868]" office:value-type="float" office:value="0.238579988479614" calcext:value-type="float">
            <text:p>0.238579988479614</text:p>
          </table:table-cell>
        </table:table-row>
        <table:table-row table:style-name="ro1">
          <table:table-cell office:value-type="float" office:value="1573805764.17666" calcext:value-type="float">
            <text:p>1573805764.17666</text:p>
          </table:table-cell>
          <table:table-cell office:value-type="float" office:value="2181.89007610411" calcext:value-type="float">
            <text:p>2181.89007610411</text:p>
          </table:table-cell>
          <table:table-cell table:formula="of:=[.A870]-[.A869]" office:value-type="float" office:value="0.238594770431519" calcext:value-type="float">
            <text:p>0.238594770431519</text:p>
          </table:table-cell>
        </table:table-row>
        <table:table-row table:style-name="ro1">
          <table:table-cell office:value-type="float" office:value="1573805764.41753" calcext:value-type="float">
            <text:p>1573805764.41753</text:p>
          </table:table-cell>
          <table:table-cell office:value-type="float" office:value="2182.3887062411" calcext:value-type="float">
            <text:p>2182.3887062411</text:p>
          </table:table-cell>
          <table:table-cell table:formula="of:=[.A871]-[.A870]" office:value-type="float" office:value="0.240874290466309" calcext:value-type="float">
            <text:p>0.240874290466309</text:p>
          </table:table-cell>
        </table:table-row>
        <table:table-row table:style-name="ro1">
          <table:table-cell office:value-type="float" office:value="1573805764.69018" calcext:value-type="float">
            <text:p>1573805764.69018</text:p>
          </table:table-cell>
          <table:table-cell office:value-type="float" office:value="2184.59144596712" calcext:value-type="float">
            <text:p>2184.59144596712</text:p>
          </table:table-cell>
          <table:table-cell table:formula="of:=[.A872]-[.A871]" office:value-type="float" office:value="0.272646188735962" calcext:value-type="float">
            <text:p>0.272646188735962</text:p>
          </table:table-cell>
        </table:table-row>
        <table:table-row table:style-name="ro1">
          <table:table-cell office:value-type="float" office:value="1573805764.96195" calcext:value-type="float">
            <text:p>1573805764.96195</text:p>
          </table:table-cell>
          <table:table-cell office:value-type="float" office:value="2181.65993911781" calcext:value-type="float">
            <text:p>2181.65993911781</text:p>
          </table:table-cell>
          <table:table-cell table:formula="of:=[.A873]-[.A872]" office:value-type="float" office:value="0.27176833152771" calcext:value-type="float">
            <text:p>0.27176833152771</text:p>
          </table:table-cell>
        </table:table-row>
        <table:table-row table:style-name="ro1">
          <table:table-cell office:value-type="float" office:value="1573805765.23375" calcext:value-type="float">
            <text:p>1573805765.23375</text:p>
          </table:table-cell>
          <table:table-cell office:value-type="float" office:value="2181.98596651507" calcext:value-type="float">
            <text:p>2181.98596651507</text:p>
          </table:table-cell>
          <table:table-cell table:formula="of:=[.A874]-[.A873]" office:value-type="float" office:value="0.27180552482605" calcext:value-type="float">
            <text:p>0.27180552482605</text:p>
          </table:table-cell>
        </table:table-row>
        <table:table-row table:style-name="ro1">
          <table:table-cell office:value-type="float" office:value="1573805765.50587" calcext:value-type="float">
            <text:p>1573805765.50587</text:p>
          </table:table-cell>
          <table:table-cell office:value-type="float" office:value="2438.79418569315" calcext:value-type="float">
            <text:p>2438.79418569315</text:p>
          </table:table-cell>
          <table:table-cell table:formula="of:=[.A875]-[.A874]" office:value-type="float" office:value="0.272115707397461" calcext:value-type="float">
            <text:p>0.272115707397461</text:p>
          </table:table-cell>
        </table:table-row>
        <table:table-row table:style-name="ro1">
          <table:table-cell office:value-type="float" office:value="1573805765.91272" calcext:value-type="float">
            <text:p>1573805765.91272</text:p>
          </table:table-cell>
          <table:table-cell office:value-type="float" office:value="2183.2188432274" calcext:value-type="float">
            <text:p>2183.2188432274</text:p>
          </table:table-cell>
          <table:table-cell table:formula="of:=[.A876]-[.A875]" office:value-type="float" office:value="0.40684986114502" calcext:value-type="float">
            <text:p>0.40684986114502</text:p>
          </table:table-cell>
        </table:table-row>
        <table:table-row table:style-name="ro1">
          <table:table-cell office:value-type="float" office:value="1573805766.15133" calcext:value-type="float">
            <text:p>1573805766.15133</text:p>
          </table:table-cell>
          <table:table-cell office:value-type="float" office:value="2183.09007610411" calcext:value-type="float">
            <text:p>2183.09007610411</text:p>
          </table:table-cell>
          <table:table-cell table:formula="of:=[.A877]-[.A876]" office:value-type="float" office:value="0.238609790802002" calcext:value-type="float">
            <text:p>0.238609790802002</text:p>
          </table:table-cell>
        </table:table-row>
        <table:table-row table:style-name="ro1">
          <table:table-cell office:value-type="float" office:value="1573805766.3899" calcext:value-type="float">
            <text:p>1573805766.3899</text:p>
          </table:table-cell>
          <table:table-cell office:value-type="float" office:value="2182.73117199452" calcext:value-type="float">
            <text:p>2182.73117199452</text:p>
          </table:table-cell>
          <table:table-cell table:formula="of:=[.A878]-[.A877]" office:value-type="float" office:value="0.23856782913208" calcext:value-type="float">
            <text:p>0.23856782913208</text:p>
          </table:table-cell>
        </table:table-row>
        <table:table-row table:style-name="ro1">
          <table:table-cell office:value-type="float" office:value="1573805766.63045" calcext:value-type="float">
            <text:p>1573805766.63045</text:p>
          </table:table-cell>
          <table:table-cell office:value-type="float" office:value="2182.53665144658" calcext:value-type="float">
            <text:p>2182.53665144658</text:p>
          </table:table-cell>
          <table:table-cell table:formula="of:=[.A879]-[.A878]" office:value-type="float" office:value="0.24055552482605" calcext:value-type="float">
            <text:p>0.24055552482605</text:p>
          </table:table-cell>
        </table:table-row>
        <table:table-row table:style-name="ro1">
          <table:table-cell office:value-type="float" office:value="1573805766.90268" calcext:value-type="float">
            <text:p>1573805766.90268</text:p>
          </table:table-cell>
          <table:table-cell office:value-type="float" office:value="2180.48185692603" calcext:value-type="float">
            <text:p>2180.48185692603</text:p>
          </table:table-cell>
          <table:table-cell table:formula="of:=[.A880]-[.A879]" office:value-type="float" office:value="0.27222752571106" calcext:value-type="float">
            <text:p>0.27222752571106</text:p>
          </table:table-cell>
        </table:table-row>
        <table:table-row table:style-name="ro1">
          <table:table-cell office:value-type="float" office:value="1573805767.17413" calcext:value-type="float">
            <text:p>1573805767.17413</text:p>
          </table:table-cell>
          <table:table-cell office:value-type="float" office:value="2182.08185692603" calcext:value-type="float">
            <text:p>2182.08185692603</text:p>
          </table:table-cell>
          <table:table-cell table:formula="of:=[.A881]-[.A880]" office:value-type="float" office:value="0.271449565887451" calcext:value-type="float">
            <text:p>0.271449565887451</text:p>
          </table:table-cell>
        </table:table-row>
        <table:table-row table:style-name="ro1">
          <table:table-cell office:value-type="float" office:value="1573805767.59958" calcext:value-type="float">
            <text:p>1573805767.59958</text:p>
          </table:table-cell>
          <table:table-cell office:value-type="float" office:value="2182.2791172" calcext:value-type="float">
            <text:p>2182.2791172</text:p>
          </table:table-cell>
          <table:table-cell table:formula="of:=[.A882]-[.A881]" office:value-type="float" office:value="0.42545485496521" calcext:value-type="float">
            <text:p>0.42545485496521</text:p>
          </table:table-cell>
        </table:table-row>
        <table:table-row table:style-name="ro1">
          <table:table-cell office:value-type="float" office:value="1573805767.83834" calcext:value-type="float">
            <text:p>1573805767.83834</text:p>
          </table:table-cell>
          <table:table-cell office:value-type="float" office:value="2183.83528158356" calcext:value-type="float">
            <text:p>2183.83528158356</text:p>
          </table:table-cell>
          <table:table-cell table:formula="of:=[.A883]-[.A882]" office:value-type="float" office:value="0.238753080368042" calcext:value-type="float">
            <text:p>0.238753080368042</text:p>
          </table:table-cell>
        </table:table-row>
        <table:table-row table:style-name="ro1">
          <table:table-cell office:value-type="float" office:value="1573805768.07734" calcext:value-type="float">
            <text:p>1573805768.07734</text:p>
          </table:table-cell>
          <table:table-cell office:value-type="float" office:value="2181.45719939178" calcext:value-type="float">
            <text:p>2181.45719939178</text:p>
          </table:table-cell>
          <table:table-cell table:formula="of:=[.A884]-[.A883]" office:value-type="float" office:value="0.239007949829102" calcext:value-type="float">
            <text:p>0.239007949829102</text:p>
          </table:table-cell>
        </table:table-row>
        <table:table-row table:style-name="ro1">
          <table:table-cell office:value-type="float" office:value="1573805768.31753" calcext:value-type="float">
            <text:p>1573805768.31753</text:p>
          </table:table-cell>
          <table:table-cell office:value-type="float" office:value="2183.55035007671" calcext:value-type="float">
            <text:p>2183.55035007671</text:p>
          </table:table-cell>
          <table:table-cell table:formula="of:=[.A885]-[.A884]" office:value-type="float" office:value="0.24018931388855" calcext:value-type="float">
            <text:p>0.24018931388855</text:p>
          </table:table-cell>
        </table:table-row>
        <table:table-row table:style-name="ro1">
          <table:table-cell office:value-type="float" office:value="1573805768.58929" calcext:value-type="float">
            <text:p>1573805768.58929</text:p>
          </table:table-cell>
          <table:table-cell office:value-type="float" office:value="2181.91473363836" calcext:value-type="float">
            <text:p>2181.91473363836</text:p>
          </table:table-cell>
          <table:table-cell table:formula="of:=[.A886]-[.A885]" office:value-type="float" office:value="0.271754741668701" calcext:value-type="float">
            <text:p>0.271754741668701</text:p>
          </table:table-cell>
        </table:table-row>
        <table:table-row table:style-name="ro1">
          <table:table-cell office:value-type="float" office:value="1573805768.86111" calcext:value-type="float">
            <text:p>1573805768.86111</text:p>
          </table:table-cell>
          <table:table-cell office:value-type="float" office:value="2181.19692541918" calcext:value-type="float">
            <text:p>2181.19692541918</text:p>
          </table:table-cell>
          <table:table-cell table:formula="of:=[.A887]-[.A886]" office:value-type="float" office:value="0.271826267242432" calcext:value-type="float">
            <text:p>0.271826267242432</text:p>
          </table:table-cell>
        </table:table-row>
        <table:table-row table:style-name="ro1">
          <table:table-cell office:value-type="float" office:value="1573805769.13269" calcext:value-type="float">
            <text:p>1573805769.13269</text:p>
          </table:table-cell>
          <table:table-cell office:value-type="float" office:value="2185.69007610411" calcext:value-type="float">
            <text:p>2185.69007610411</text:p>
          </table:table-cell>
          <table:table-cell table:formula="of:=[.A888]-[.A887]" office:value-type="float" office:value="0.271579027175903" calcext:value-type="float">
            <text:p>0.271579027175903</text:p>
          </table:table-cell>
        </table:table-row>
        <table:table-row table:style-name="ro1">
          <table:table-cell office:value-type="float" office:value="1573805769.40413" calcext:value-type="float">
            <text:p>1573805769.40413</text:p>
          </table:table-cell>
          <table:table-cell office:value-type="float" office:value="2183.62980213151" calcext:value-type="float">
            <text:p>2183.62980213151</text:p>
          </table:table-cell>
          <table:table-cell table:formula="of:=[.A889]-[.A888]" office:value-type="float" office:value="0.271438121795654" calcext:value-type="float">
            <text:p>0.271438121795654</text:p>
          </table:table-cell>
        </table:table-row>
        <table:table-row table:style-name="ro1">
          <table:table-cell office:value-type="float" office:value="1573805769.67538" calcext:value-type="float">
            <text:p>1573805769.67538</text:p>
          </table:table-cell>
          <table:table-cell office:value-type="float" office:value="2183.62158295342" calcext:value-type="float">
            <text:p>2183.62158295342</text:p>
          </table:table-cell>
          <table:table-cell table:formula="of:=[.A890]-[.A889]" office:value-type="float" office:value="0.271251201629639" calcext:value-type="float">
            <text:p>0.271251201629639</text:p>
          </table:table-cell>
        </table:table-row>
        <table:table-row table:style-name="ro1">
          <table:table-cell office:value-type="float" office:value="1573805769.94697" calcext:value-type="float">
            <text:p>1573805769.94697</text:p>
          </table:table-cell>
          <table:table-cell office:value-type="float" office:value="2183.26541856986" calcext:value-type="float">
            <text:p>2183.26541856986</text:p>
          </table:table-cell>
          <table:table-cell table:formula="of:=[.A891]-[.A890]" office:value-type="float" office:value="0.271590948104858" calcext:value-type="float">
            <text:p>0.271590948104858</text:p>
          </table:table-cell>
        </table:table-row>
        <table:table-row table:style-name="ro1">
          <table:table-cell office:value-type="float" office:value="1573805770.21909" calcext:value-type="float">
            <text:p>1573805770.21909</text:p>
          </table:table-cell>
          <table:table-cell office:value-type="float" office:value="2182.90103500822" calcext:value-type="float">
            <text:p>2182.90103500822</text:p>
          </table:table-cell>
          <table:table-cell table:formula="of:=[.A892]-[.A891]" office:value-type="float" office:value="0.272117853164673" calcext:value-type="float">
            <text:p>0.272117853164673</text:p>
          </table:table-cell>
        </table:table-row>
        <table:table-row table:style-name="ro1">
          <table:table-cell office:value-type="float" office:value="1573805770.49123" calcext:value-type="float">
            <text:p>1573805770.49123</text:p>
          </table:table-cell>
          <table:table-cell office:value-type="float" office:value="2184.02980213151" calcext:value-type="float">
            <text:p>2184.02980213151</text:p>
          </table:table-cell>
          <table:table-cell table:formula="of:=[.A893]-[.A892]" office:value-type="float" office:value="0.272140741348267" calcext:value-type="float">
            <text:p>0.272140741348267</text:p>
          </table:table-cell>
        </table:table-row>
        <table:table-row table:style-name="ro1">
          <table:table-cell office:value-type="float" office:value="1573805770.76269" calcext:value-type="float">
            <text:p>1573805770.76269</text:p>
          </table:table-cell>
          <table:table-cell office:value-type="float" office:value="2181.68733637808" calcext:value-type="float">
            <text:p>2181.68733637808</text:p>
          </table:table-cell>
          <table:table-cell table:formula="of:=[.A894]-[.A893]" office:value-type="float" office:value="0.271461486816406" calcext:value-type="float">
            <text:p>0.271461486816406</text:p>
          </table:table-cell>
        </table:table-row>
        <table:table-row table:style-name="ro1">
          <table:table-cell office:value-type="float" office:value="1573805771.03465" calcext:value-type="float">
            <text:p>1573805771.03465</text:p>
          </table:table-cell>
          <table:table-cell office:value-type="float" office:value="2183.59966514521" calcext:value-type="float">
            <text:p>2183.59966514521</text:p>
          </table:table-cell>
          <table:table-cell table:formula="of:=[.A895]-[.A894]" office:value-type="float" office:value="0.271951913833618" calcext:value-type="float">
            <text:p>0.271951913833618</text:p>
          </table:table-cell>
        </table:table-row>
        <table:table-row table:style-name="ro1">
          <table:table-cell office:value-type="float" office:value="1573805771.30686" calcext:value-type="float">
            <text:p>1573805771.30686</text:p>
          </table:table-cell>
          <table:table-cell office:value-type="float" office:value="2182.12843226849" calcext:value-type="float">
            <text:p>2182.12843226849</text:p>
          </table:table-cell>
          <table:table-cell table:formula="of:=[.A896]-[.A895]" office:value-type="float" office:value="0.272214412689209" calcext:value-type="float">
            <text:p>0.272214412689209</text:p>
          </table:table-cell>
        </table:table-row>
        <table:table-row table:style-name="ro1">
          <table:table-cell office:value-type="float" office:value="1573805771.57869" calcext:value-type="float">
            <text:p>1573805771.57869</text:p>
          </table:table-cell>
          <table:table-cell office:value-type="float" office:value="2183.78596651507" calcext:value-type="float">
            <text:p>2183.78596651507</text:p>
          </table:table-cell>
          <table:table-cell table:formula="of:=[.A897]-[.A896]" office:value-type="float" office:value="0.271824359893799" calcext:value-type="float">
            <text:p>0.271824359893799</text:p>
          </table:table-cell>
        </table:table-row>
        <table:table-row table:style-name="ro1">
          <table:table-cell office:value-type="float" office:value="1573805771.85114" calcext:value-type="float">
            <text:p>1573805771.85114</text:p>
          </table:table-cell>
          <table:table-cell office:value-type="float" office:value="2184.37774733699" calcext:value-type="float">
            <text:p>2184.37774733699</text:p>
          </table:table-cell>
          <table:table-cell table:formula="of:=[.A898]-[.A897]" office:value-type="float" office:value="0.27245569229126" calcext:value-type="float">
            <text:p>0.27245569229126</text:p>
          </table:table-cell>
        </table:table-row>
        <table:table-row table:style-name="ro1">
          <table:table-cell office:value-type="float" office:value="1573805772.12246" calcext:value-type="float">
            <text:p>1573805772.12246</text:p>
          </table:table-cell>
          <table:table-cell office:value-type="float" office:value="2184.42980213151" calcext:value-type="float">
            <text:p>2184.42980213151</text:p>
          </table:table-cell>
          <table:table-cell table:formula="of:=[.A899]-[.A898]" office:value-type="float" office:value="0.271317720413208" calcext:value-type="float">
            <text:p>0.271317720413208</text:p>
          </table:table-cell>
        </table:table-row>
        <table:table-row table:style-name="ro1">
          <table:table-cell office:value-type="float" office:value="1573805772.39359" calcext:value-type="float">
            <text:p>1573805772.39359</text:p>
          </table:table-cell>
          <table:table-cell office:value-type="float" office:value="2185.32569254247" calcext:value-type="float">
            <text:p>2185.32569254247</text:p>
          </table:table-cell>
          <table:table-cell table:formula="of:=[.A900]-[.A899]" office:value-type="float" office:value="0.271136045455933" calcext:value-type="float">
            <text:p>0.271136045455933</text:p>
          </table:table-cell>
        </table:table-row>
        <table:table-row table:style-name="ro1">
          <table:table-cell office:value-type="float" office:value="1573805772.66498" calcext:value-type="float">
            <text:p>1573805772.66498</text:p>
          </table:table-cell>
          <table:table-cell office:value-type="float" office:value="2183.48185692603" calcext:value-type="float">
            <text:p>2183.48185692603</text:p>
          </table:table-cell>
          <table:table-cell table:formula="of:=[.A901]-[.A900]" office:value-type="float" office:value="0.271381378173828" calcext:value-type="float">
            <text:p>0.271381378173828</text:p>
          </table:table-cell>
        </table:table-row>
        <table:table-row table:style-name="ro1">
          <table:table-cell office:value-type="float" office:value="1573805772.93608" calcext:value-type="float">
            <text:p>1573805772.93608</text:p>
          </table:table-cell>
          <table:table-cell office:value-type="float" office:value="2183.81610350137" calcext:value-type="float">
            <text:p>2183.81610350137</text:p>
          </table:table-cell>
          <table:table-cell table:formula="of:=[.A902]-[.A901]" office:value-type="float" office:value="0.271101951599121" calcext:value-type="float">
            <text:p>0.271101951599121</text:p>
          </table:table-cell>
        </table:table-row>
        <table:table-row table:style-name="ro1">
          <table:table-cell office:value-type="float" office:value="1573805773.20805" calcext:value-type="float">
            <text:p>1573805773.20805</text:p>
          </table:table-cell>
          <table:table-cell office:value-type="float" office:value="2183.08185692603" calcext:value-type="float">
            <text:p>2183.08185692603</text:p>
          </table:table-cell>
          <table:table-cell table:formula="of:=[.A903]-[.A902]" office:value-type="float" office:value="0.271974086761475" calcext:value-type="float">
            <text:p>0.271974086761475</text:p>
          </table:table-cell>
        </table:table-row>
        <table:table-row table:style-name="ro1">
          <table:table-cell office:value-type="float" office:value="1573805773.47995" calcext:value-type="float">
            <text:p>1573805773.47995</text:p>
          </table:table-cell>
          <table:table-cell office:value-type="float" office:value="2183.23254185753" calcext:value-type="float">
            <text:p>2183.23254185753</text:p>
          </table:table-cell>
          <table:table-cell table:formula="of:=[.A904]-[.A903]" office:value-type="float" office:value="0.271894931793213" calcext:value-type="float">
            <text:p>0.271894931793213</text:p>
          </table:table-cell>
        </table:table-row>
        <table:table-row table:style-name="ro1">
          <table:table-cell office:value-type="float" office:value="1573805773.7518" calcext:value-type="float">
            <text:p>1573805773.7518</text:p>
          </table:table-cell>
          <table:table-cell office:value-type="float" office:value="2183.42158295342" calcext:value-type="float">
            <text:p>2183.42158295342</text:p>
          </table:table-cell>
          <table:table-cell table:formula="of:=[.A905]-[.A904]" office:value-type="float" office:value="0.271854162216187" calcext:value-type="float">
            <text:p>0.271854162216187</text:p>
          </table:table-cell>
        </table:table-row>
        <table:table-row table:style-name="ro1">
          <table:table-cell office:value-type="float" office:value="1573805774.0238" calcext:value-type="float">
            <text:p>1573805774.0238</text:p>
          </table:table-cell>
          <table:table-cell office:value-type="float" office:value="2184.12569254247" calcext:value-type="float">
            <text:p>2184.12569254247</text:p>
          </table:table-cell>
          <table:table-cell table:formula="of:=[.A906]-[.A905]" office:value-type="float" office:value="0.271999359130859" calcext:value-type="float">
            <text:p>0.271999359130859</text:p>
          </table:table-cell>
        </table:table-row>
        <table:table-row table:style-name="ro1">
          <table:table-cell office:value-type="float" office:value="1573805774.29477" calcext:value-type="float">
            <text:p>1573805774.29477</text:p>
          </table:table-cell>
          <table:table-cell office:value-type="float" office:value="2183.58596651507" calcext:value-type="float">
            <text:p>2183.58596651507</text:p>
          </table:table-cell>
          <table:table-cell table:formula="of:=[.A907]-[.A906]" office:value-type="float" office:value="0.270969390869141" calcext:value-type="float">
            <text:p>0.270969390869141</text:p>
          </table:table-cell>
        </table:table-row>
        <table:table-row table:style-name="ro1">
          <table:table-cell office:value-type="float" office:value="1573805774.56672" calcext:value-type="float">
            <text:p>1573805774.56672</text:p>
          </table:table-cell>
          <table:table-cell office:value-type="float" office:value="2184.68733637808" calcext:value-type="float">
            <text:p>2184.68733637808</text:p>
          </table:table-cell>
          <table:table-cell table:formula="of:=[.A908]-[.A907]" office:value-type="float" office:value="0.271954536437988" calcext:value-type="float">
            <text:p>0.271954536437988</text:p>
          </table:table-cell>
        </table:table-row>
        <table:table-row table:style-name="ro1">
          <table:table-cell office:value-type="float" office:value="1573805774.83944" calcext:value-type="float">
            <text:p>1573805774.83944</text:p>
          </table:table-cell>
          <table:table-cell office:value-type="float" office:value="2183.05993911781" calcext:value-type="float">
            <text:p>2183.05993911781</text:p>
          </table:table-cell>
          <table:table-cell table:formula="of:=[.A909]-[.A908]" office:value-type="float" office:value="0.272716522216797" calcext:value-type="float">
            <text:p>0.272716522216797</text:p>
          </table:table-cell>
        </table:table-row>
        <table:table-row table:style-name="ro1">
          <table:table-cell office:value-type="float" office:value="1573805775.11103" calcext:value-type="float">
            <text:p>1573805775.11103</text:p>
          </table:table-cell>
          <table:table-cell office:value-type="float" office:value="2183.03528158356" calcext:value-type="float">
            <text:p>2183.03528158356</text:p>
          </table:table-cell>
          <table:table-cell table:formula="of:=[.A910]-[.A909]" office:value-type="float" office:value="0.271584749221802" calcext:value-type="float">
            <text:p>0.271584749221802</text:p>
          </table:table-cell>
        </table:table-row>
        <table:table-row table:style-name="ro1">
          <table:table-cell office:value-type="float" office:value="1573805775.38292" calcext:value-type="float">
            <text:p>1573805775.38292</text:p>
          </table:table-cell>
          <table:table-cell office:value-type="float" office:value="2183.90377473425" calcext:value-type="float">
            <text:p>2183.90377473425</text:p>
          </table:table-cell>
          <table:table-cell table:formula="of:=[.A911]-[.A910]" office:value-type="float" office:value="0.271897554397583" calcext:value-type="float">
            <text:p>0.271897554397583</text:p>
          </table:table-cell>
        </table:table-row>
        <table:table-row table:style-name="ro1">
          <table:table-cell office:value-type="float" office:value="1573805775.65518" calcext:value-type="float">
            <text:p>1573805775.65518</text:p>
          </table:table-cell>
          <table:table-cell office:value-type="float" office:value="2183.15308980274" calcext:value-type="float">
            <text:p>2183.15308980274</text:p>
          </table:table-cell>
          <table:table-cell table:formula="of:=[.A912]-[.A911]" office:value-type="float" office:value="0.27225399017334" calcext:value-type="float">
            <text:p>0.27225399017334</text:p>
          </table:table-cell>
        </table:table-row>
        <table:table-row table:style-name="ro1">
          <table:table-cell office:value-type="float" office:value="1573805775.92732" calcext:value-type="float">
            <text:p>1573805775.92732</text:p>
          </table:table-cell>
          <table:table-cell office:value-type="float" office:value="2183.06815829589" calcext:value-type="float">
            <text:p>2183.06815829589</text:p>
          </table:table-cell>
          <table:table-cell table:formula="of:=[.A913]-[.A912]" office:value-type="float" office:value="0.272146224975586" calcext:value-type="float">
            <text:p>0.272146224975586</text:p>
          </table:table-cell>
        </table:table-row>
        <table:table-row table:style-name="ro1">
          <table:table-cell office:value-type="float" office:value="1573805776.19926" calcext:value-type="float">
            <text:p>1573805776.19926</text:p>
          </table:table-cell>
          <table:table-cell office:value-type="float" office:value="2183.85171993973" calcext:value-type="float">
            <text:p>2183.85171993973</text:p>
          </table:table-cell>
          <table:table-cell table:formula="of:=[.A914]-[.A913]" office:value-type="float" office:value="0.271934270858765" calcext:value-type="float">
            <text:p>0.271934270858765</text:p>
          </table:table-cell>
        </table:table-row>
        <table:table-row table:style-name="ro1">
          <table:table-cell office:value-type="float" office:value="1573805776.47143" calcext:value-type="float">
            <text:p>1573805776.47143</text:p>
          </table:table-cell>
          <table:table-cell office:value-type="float" office:value="2182.47363774795" calcext:value-type="float">
            <text:p>2182.47363774795</text:p>
          </table:table-cell>
          <table:table-cell table:formula="of:=[.A915]-[.A914]" office:value-type="float" office:value="0.272170305252075" calcext:value-type="float">
            <text:p>0.272170305252075</text:p>
          </table:table-cell>
        </table:table-row>
        <table:table-row table:style-name="ro1">
          <table:table-cell office:value-type="float" office:value="1573805776.74348" calcext:value-type="float">
            <text:p>1573805776.74348</text:p>
          </table:table-cell>
          <table:table-cell office:value-type="float" office:value="2183.91473363836" calcext:value-type="float">
            <text:p>2183.91473363836</text:p>
          </table:table-cell>
          <table:table-cell table:formula="of:=[.A916]-[.A915]" office:value-type="float" office:value="0.272053003311157" calcext:value-type="float">
            <text:p>0.272053003311157</text:p>
          </table:table-cell>
        </table:table-row>
        <table:table-row table:style-name="ro1">
          <table:table-cell office:value-type="float" office:value="1573805777.01536" calcext:value-type="float">
            <text:p>1573805777.01536</text:p>
          </table:table-cell>
          <table:table-cell office:value-type="float" office:value="2182.73391172055" calcext:value-type="float">
            <text:p>2182.73391172055</text:p>
          </table:table-cell>
          <table:table-cell table:formula="of:=[.A917]-[.A916]" office:value-type="float" office:value="0.271875619888306" calcext:value-type="float">
            <text:p>0.271875619888306</text:p>
          </table:table-cell>
        </table:table-row>
        <table:table-row table:style-name="ro1">
          <table:table-cell office:value-type="float" office:value="1573805777.28787" calcext:value-type="float">
            <text:p>1573805777.28787</text:p>
          </table:table-cell>
          <table:table-cell office:value-type="float" office:value="2184.76130898082" calcext:value-type="float">
            <text:p>2184.76130898082</text:p>
          </table:table-cell>
          <table:table-cell table:formula="of:=[.A918]-[.A917]" office:value-type="float" office:value="0.27251410484314" calcext:value-type="float">
            <text:p>0.27251410484314</text:p>
          </table:table-cell>
        </table:table-row>
        <table:table-row table:style-name="ro1">
          <table:table-cell office:value-type="float" office:value="1573805777.5605" calcext:value-type="float">
            <text:p>1573805777.5605</text:p>
          </table:table-cell>
          <table:table-cell office:value-type="float" office:value="2183.61062404932" calcext:value-type="float">
            <text:p>2183.61062404932</text:p>
          </table:table-cell>
          <table:table-cell table:formula="of:=[.A919]-[.A918]" office:value-type="float" office:value="0.272633790969849" calcext:value-type="float">
            <text:p>0.272633790969849</text:p>
          </table:table-cell>
        </table:table-row>
        <table:table-row table:style-name="ro1">
          <table:table-cell office:value-type="float" office:value="1573805777.8324" calcext:value-type="float">
            <text:p>1573805777.8324</text:p>
          </table:table-cell>
          <table:table-cell office:value-type="float" office:value="2182.85719939178" calcext:value-type="float">
            <text:p>2182.85719939178</text:p>
          </table:table-cell>
          <table:table-cell table:formula="of:=[.A920]-[.A919]" office:value-type="float" office:value="0.271900177001953" calcext:value-type="float">
            <text:p>0.271900177001953</text:p>
          </table:table-cell>
        </table:table-row>
        <table:table-row table:style-name="ro1">
          <table:table-cell office:value-type="float" office:value="1573805778.10405" calcext:value-type="float">
            <text:p>1573805778.10405</text:p>
          </table:table-cell>
          <table:table-cell office:value-type="float" office:value="2183.5092541863" calcext:value-type="float">
            <text:p>2183.5092541863</text:p>
          </table:table-cell>
          <table:table-cell table:formula="of:=[.A921]-[.A920]" office:value-type="float" office:value="0.271647214889526" calcext:value-type="float">
            <text:p>0.271647214889526</text:p>
          </table:table-cell>
        </table:table-row>
        <table:table-row table:style-name="ro1">
          <table:table-cell office:value-type="float" office:value="1573805778.37549" calcext:value-type="float">
            <text:p>1573805778.37549</text:p>
          </table:table-cell>
          <table:table-cell office:value-type="float" office:value="2183.28733637808" calcext:value-type="float">
            <text:p>2183.28733637808</text:p>
          </table:table-cell>
          <table:table-cell table:formula="of:=[.A922]-[.A921]" office:value-type="float" office:value="0.271437644958496" calcext:value-type="float">
            <text:p>0.271437644958496</text:p>
          </table:table-cell>
        </table:table-row>
        <table:table-row table:style-name="ro1">
          <table:table-cell office:value-type="float" office:value="1573805778.78251" calcext:value-type="float">
            <text:p>1573805778.78251</text:p>
          </table:table-cell>
          <table:table-cell office:value-type="float" office:value="2261.19418569315" calcext:value-type="float">
            <text:p>2261.19418569315</text:p>
          </table:table-cell>
          <table:table-cell table:formula="of:=[.A923]-[.A922]" office:value-type="float" office:value="0.407019853591919" calcext:value-type="float">
            <text:p>0.407019853591919</text:p>
          </table:table-cell>
        </table:table-row>
        <table:table-row table:style-name="ro1">
          <table:table-cell office:value-type="float" office:value="1573805779.02146" calcext:value-type="float">
            <text:p>1573805779.02146</text:p>
          </table:table-cell>
          <table:table-cell office:value-type="float" office:value="2324.05993911781" calcext:value-type="float">
            <text:p>2324.05993911781</text:p>
          </table:table-cell>
          <table:table-cell table:formula="of:=[.A924]-[.A923]" office:value-type="float" office:value="0.238955497741699" calcext:value-type="float">
            <text:p>0.238955497741699</text:p>
          </table:table-cell>
        </table:table-row>
        <table:table-row table:style-name="ro1">
          <table:table-cell office:value-type="float" office:value="1573805779.2602" calcext:value-type="float">
            <text:p>1573805779.2602</text:p>
          </table:table-cell>
          <table:table-cell office:value-type="float" office:value="3066.67089802192" calcext:value-type="float">
            <text:p>3066.67089802192</text:p>
          </table:table-cell>
          <table:table-cell table:formula="of:=[.A925]-[.A924]" office:value-type="float" office:value="0.238739490509033" calcext:value-type="float">
            <text:p>0.238739490509033</text:p>
          </table:table-cell>
        </table:table-row>
        <table:table-row table:style-name="ro1">
          <table:table-cell office:value-type="float" office:value="1573805779.50007" calcext:value-type="float">
            <text:p>1573805779.50007</text:p>
          </table:table-cell>
          <table:table-cell office:value-type="float" office:value="5579.24076103562" calcext:value-type="float">
            <text:p>5579.24076103562</text:p>
          </table:table-cell>
          <table:table-cell table:formula="of:=[.A926]-[.A925]" office:value-type="float" office:value="0.239869832992554" calcext:value-type="float">
            <text:p>0.239869832992554</text:p>
          </table:table-cell>
        </table:table-row>
        <table:table-row table:style-name="ro1">
          <table:table-cell office:value-type="float" office:value="1573805779.77177" calcext:value-type="float">
            <text:p>1573805779.77177</text:p>
          </table:table-cell>
          <table:table-cell office:value-type="float" office:value="9670.50103500822" calcext:value-type="float">
            <text:p>9670.50103500822</text:p>
          </table:table-cell>
          <table:table-cell table:formula="of:=[.A927]-[.A926]" office:value-type="float" office:value="0.271692276000977" calcext:value-type="float">
            <text:p>0.271692276000977</text:p>
          </table:table-cell>
        </table:table-row>
        <table:table-row table:style-name="ro1">
          <table:table-cell office:value-type="float" office:value="1573805780.04371" calcext:value-type="float">
            <text:p>1573805780.04371</text:p>
          </table:table-cell>
          <table:table-cell office:value-type="float" office:value="11878.5366514466" calcext:value-type="float">
            <text:p>11878.5366514466</text:p>
          </table:table-cell>
          <table:table-cell table:formula="of:=[.A928]-[.A927]" office:value-type="float" office:value="0.271942138671875" calcext:value-type="float">
            <text:p>0.271942138671875</text:p>
          </table:table-cell>
        </table:table-row>
        <table:table-row table:style-name="ro1">
          <table:table-cell office:value-type="float" office:value="1573805780.31586" calcext:value-type="float">
            <text:p>1573805780.31586</text:p>
          </table:table-cell>
          <table:table-cell office:value-type="float" office:value="12470.0270624055" calcext:value-type="float">
            <text:p>12470.0270624055</text:p>
          </table:table-cell>
          <table:table-cell table:formula="of:=[.A929]-[.A928]" office:value-type="float" office:value="0.272148370742798" calcext:value-type="float">
            <text:p>0.272148370742798</text:p>
          </table:table-cell>
        </table:table-row>
        <table:table-row table:style-name="ro1">
          <table:table-cell office:value-type="float" office:value="1573805780.5887" calcext:value-type="float">
            <text:p>1573805780.5887</text:p>
          </table:table-cell>
          <table:table-cell office:value-type="float" office:value="12342.3421308986" calcext:value-type="float">
            <text:p>12342.3421308986</text:p>
          </table:table-cell>
          <table:table-cell table:formula="of:=[.A930]-[.A929]" office:value-type="float" office:value="0.272844314575195" calcext:value-type="float">
            <text:p>0.272844314575195</text:p>
          </table:table-cell>
        </table:table-row>
        <table:table-row table:style-name="ro1">
          <table:table-cell office:value-type="float" office:value="1573805780.86053" calcext:value-type="float">
            <text:p>1573805780.86053</text:p>
          </table:table-cell>
          <table:table-cell office:value-type="float" office:value="11927.7887062411" calcext:value-type="float">
            <text:p>11927.7887062411</text:p>
          </table:table-cell>
          <table:table-cell table:formula="of:=[.A931]-[.A930]" office:value-type="float" office:value="0.271833658218384" calcext:value-type="float">
            <text:p>0.271833658218384</text:p>
          </table:table-cell>
        </table:table-row>
        <table:table-row table:style-name="ro1">
          <table:table-cell office:value-type="float" office:value="1573805781.13207" calcext:value-type="float">
            <text:p>1573805781.13207</text:p>
          </table:table-cell>
          <table:table-cell office:value-type="float" office:value="11432.8106240493" calcext:value-type="float">
            <text:p>11432.8106240493</text:p>
          </table:table-cell>
          <table:table-cell table:formula="of:=[.A932]-[.A931]" office:value-type="float" office:value="0.271532773971558" calcext:value-type="float">
            <text:p>0.271532773971558</text:p>
          </table:table-cell>
        </table:table-row>
        <table:table-row table:style-name="ro1">
          <table:table-cell office:value-type="float" office:value="1573805781.40484" calcext:value-type="float">
            <text:p>1573805781.40484</text:p>
          </table:table-cell>
          <table:table-cell office:value-type="float" office:value="11316.9996651452" calcext:value-type="float">
            <text:p>11316.9996651452</text:p>
          </table:table-cell>
          <table:table-cell table:formula="of:=[.A933]-[.A932]" office:value-type="float" office:value="0.272774934768677" calcext:value-type="float">
            <text:p>0.272774934768677</text:p>
          </table:table-cell>
        </table:table-row>
        <table:table-row table:style-name="ro1">
          <table:table-cell office:value-type="float" office:value="1573805781.67714" calcext:value-type="float">
            <text:p>1573805781.67714</text:p>
          </table:table-cell>
          <table:table-cell office:value-type="float" office:value="11490.0845966521" calcext:value-type="float">
            <text:p>11490.0845966521</text:p>
          </table:table-cell>
          <table:table-cell table:formula="of:=[.A934]-[.A933]" office:value-type="float" office:value="0.272300720214844" calcext:value-type="float">
            <text:p>0.272300720214844</text:p>
          </table:table-cell>
        </table:table-row>
        <table:table-row table:style-name="ro1">
          <table:table-cell office:value-type="float" office:value="1573805781.9488" calcext:value-type="float">
            <text:p>1573805781.9488</text:p>
          </table:table-cell>
          <table:table-cell office:value-type="float" office:value="11381.2873363781" calcext:value-type="float">
            <text:p>11381.2873363781</text:p>
          </table:table-cell>
          <table:table-cell table:formula="of:=[.A935]-[.A934]" office:value-type="float" office:value="0.271659135818481" calcext:value-type="float">
            <text:p>0.271659135818481</text:p>
          </table:table-cell>
        </table:table-row>
        <table:table-row table:style-name="ro1">
          <table:table-cell office:value-type="float" office:value="1573805782.22188" calcext:value-type="float">
            <text:p>1573805782.22188</text:p>
          </table:table-cell>
          <table:table-cell office:value-type="float" office:value="11119.4380213096" calcext:value-type="float">
            <text:p>11119.4380213096</text:p>
          </table:table-cell>
          <table:table-cell table:formula="of:=[.A936]-[.A935]" office:value-type="float" office:value="0.273076295852661" calcext:value-type="float">
            <text:p>0.273076295852661</text:p>
          </table:table-cell>
        </table:table-row>
        <table:table-row table:style-name="ro1">
          <table:table-cell office:value-type="float" office:value="1573805782.4941" calcext:value-type="float">
            <text:p>1573805782.4941</text:p>
          </table:table-cell>
          <table:table-cell office:value-type="float" office:value="10845.3640487069" calcext:value-type="float">
            <text:p>10845.3640487069</text:p>
          </table:table-cell>
          <table:table-cell table:formula="of:=[.A937]-[.A936]" office:value-type="float" office:value="0.272220849990845" calcext:value-type="float">
            <text:p>0.272220849990845</text:p>
          </table:table-cell>
        </table:table-row>
        <table:table-row table:style-name="ro1">
          <table:table-cell office:value-type="float" office:value="1573805782.76677" calcext:value-type="float">
            <text:p>1573805782.76677</text:p>
          </table:table-cell>
          <table:table-cell office:value-type="float" office:value="10590.276377474" calcext:value-type="float">
            <text:p>10590.276377474</text:p>
          </table:table-cell>
          <table:table-cell table:formula="of:=[.A938]-[.A937]" office:value-type="float" office:value="0.272669076919556" calcext:value-type="float">
            <text:p>0.272669076919556</text:p>
          </table:table-cell>
        </table:table-row>
        <table:table-row table:style-name="ro1">
          <table:table-cell office:value-type="float" office:value="1573805783.03989" calcext:value-type="float">
            <text:p>1573805783.03989</text:p>
          </table:table-cell>
          <table:table-cell office:value-type="float" office:value="10378.583226789" calcext:value-type="float">
            <text:p>10378.583226789</text:p>
          </table:table-cell>
          <table:table-cell table:formula="of:=[.A939]-[.A938]" office:value-type="float" office:value="0.273118734359741" calcext:value-type="float">
            <text:p>0.273118734359741</text:p>
          </table:table-cell>
        </table:table-row>
        <table:table-row table:style-name="ro1">
          <table:table-cell office:value-type="float" office:value="1573805783.31217" calcext:value-type="float">
            <text:p>1573805783.31217</text:p>
          </table:table-cell>
          <table:table-cell office:value-type="float" office:value="9809.80240487124" calcext:value-type="float">
            <text:p>9809.80240487124</text:p>
          </table:table-cell>
          <table:table-cell table:formula="of:=[.A940]-[.A939]" office:value-type="float" office:value="0.272279024124145" calcext:value-type="float">
            <text:p>0.272279024124145</text:p>
          </table:table-cell>
        </table:table-row>
        <table:table-row table:style-name="ro1">
          <table:table-cell office:value-type="float" office:value="1573805783.58575" calcext:value-type="float">
            <text:p>1573805783.58575</text:p>
          </table:table-cell>
          <table:table-cell office:value-type="float" office:value="6998.01610350137" calcext:value-type="float">
            <text:p>6998.01610350137</text:p>
          </table:table-cell>
          <table:table-cell table:formula="of:=[.A941]-[.A940]" office:value-type="float" office:value="0.273585557937622" calcext:value-type="float">
            <text:p>0.273585557937622</text:p>
          </table:table-cell>
        </table:table-row>
        <table:table-row table:style-name="ro1">
          <table:table-cell office:value-type="float" office:value="1573805783.85839" calcext:value-type="float">
            <text:p>1573805783.85839</text:p>
          </table:table-cell>
          <table:table-cell office:value-type="float" office:value="3035.93665144657" calcext:value-type="float">
            <text:p>3035.93665144657</text:p>
          </table:table-cell>
          <table:table-cell table:formula="of:=[.A942]-[.A941]" office:value-type="float" office:value="0.272640705108643" calcext:value-type="float">
            <text:p>0.272640705108643</text:p>
          </table:table-cell>
        </table:table-row>
        <table:table-row table:style-name="ro1">
          <table:table-cell office:value-type="float" office:value="1573805784.12943" calcext:value-type="float">
            <text:p>1573805784.12943</text:p>
          </table:table-cell>
          <table:table-cell office:value-type="float" office:value="2064.53391172055" calcext:value-type="float">
            <text:p>2064.53391172055</text:p>
          </table:table-cell>
          <table:table-cell table:formula="of:=[.A943]-[.A942]" office:value-type="float" office:value="0.271037101745605" calcext:value-type="float">
            <text:p>0.271037101745605</text:p>
          </table:table-cell>
        </table:table-row>
        <table:table-row table:style-name="ro1">
          <table:table-cell office:value-type="float" office:value="1573805784.40155" calcext:value-type="float">
            <text:p>1573805784.40155</text:p>
          </table:table-cell>
          <table:table-cell office:value-type="float" office:value="4975.94213089863" calcext:value-type="float">
            <text:p>4975.94213089863</text:p>
          </table:table-cell>
          <table:table-cell table:formula="of:=[.A944]-[.A943]" office:value-type="float" office:value="0.272119760513306" calcext:value-type="float">
            <text:p>0.272119760513306</text:p>
          </table:table-cell>
        </table:table-row>
        <table:table-row table:style-name="ro1">
          <table:table-cell office:value-type="float" office:value="1573805784.67126" calcext:value-type="float">
            <text:p>1573805784.67126</text:p>
          </table:table-cell>
          <table:table-cell office:value-type="float" office:value="10716.5613089808" calcext:value-type="float">
            <text:p>10716.5613089808</text:p>
          </table:table-cell>
          <table:table-cell table:formula="of:=[.A945]-[.A944]" office:value-type="float" office:value="0.269710540771484" calcext:value-type="float">
            <text:p>0.269710540771484</text:p>
          </table:table-cell>
        </table:table-row>
        <table:table-row table:style-name="ro1">
          <table:table-cell office:value-type="float" office:value="1573805784.94371" calcext:value-type="float">
            <text:p>1573805784.94371</text:p>
          </table:table-cell>
          <table:table-cell office:value-type="float" office:value="12637.6599391178" calcext:value-type="float">
            <text:p>12637.6599391178</text:p>
          </table:table-cell>
          <table:table-cell table:formula="of:=[.A946]-[.A945]" office:value-type="float" office:value="0.272451639175415" calcext:value-type="float">
            <text:p>0.272451639175415</text:p>
          </table:table-cell>
        </table:table-row>
        <table:table-row table:style-name="ro1">
          <table:table-cell office:value-type="float" office:value="1573805785.21555" calcext:value-type="float">
            <text:p>1573805785.21555</text:p>
          </table:table-cell>
          <table:table-cell office:value-type="float" office:value="12040.9284322685" calcext:value-type="float">
            <text:p>12040.9284322685</text:p>
          </table:table-cell>
          <table:table-cell table:formula="of:=[.A947]-[.A946]" office:value-type="float" office:value="0.271842241287231" calcext:value-type="float">
            <text:p>0.271842241287231</text:p>
          </table:table-cell>
        </table:table-row>
        <table:table-row table:style-name="ro1">
          <table:table-cell office:value-type="float" office:value="1573805785.48819" calcext:value-type="float">
            <text:p>1573805785.48819</text:p>
          </table:table-cell>
          <table:table-cell office:value-type="float" office:value="11526.6051445973" calcext:value-type="float">
            <text:p>11526.6051445973</text:p>
          </table:table-cell>
          <table:table-cell table:formula="of:=[.A948]-[.A947]" office:value-type="float" office:value="0.272638320922852" calcext:value-type="float">
            <text:p>0.272638320922852</text:p>
          </table:table-cell>
        </table:table-row>
        <table:table-row table:style-name="ro1">
          <table:table-cell office:value-type="float" office:value="1573805785.75974" calcext:value-type="float">
            <text:p>1573805785.75974</text:p>
          </table:table-cell>
          <table:table-cell office:value-type="float" office:value="11277.1859665151" calcext:value-type="float">
            <text:p>11277.1859665151</text:p>
          </table:table-cell>
          <table:table-cell table:formula="of:=[.A949]-[.A948]" office:value-type="float" office:value="0.271544933319092" calcext:value-type="float">
            <text:p>0.271544933319092</text:p>
          </table:table-cell>
        </table:table-row>
        <table:table-row table:style-name="ro1">
          <table:table-cell office:value-type="float" office:value="1573805786.0327" calcext:value-type="float">
            <text:p>1573805786.0327</text:p>
          </table:table-cell>
          <table:table-cell office:value-type="float" office:value="10890.9914459671" calcext:value-type="float">
            <text:p>10890.9914459671</text:p>
          </table:table-cell>
          <table:table-cell table:formula="of:=[.A950]-[.A949]" office:value-type="float" office:value="0.272962331771851" calcext:value-type="float">
            <text:p>0.272962331771851</text:p>
          </table:table-cell>
        </table:table-row>
        <table:table-row table:style-name="ro1">
          <table:table-cell office:value-type="float" office:value="1573805786.3042" calcext:value-type="float">
            <text:p>1573805786.3042</text:p>
          </table:table-cell>
          <table:table-cell office:value-type="float" office:value="10729.5887062411" calcext:value-type="float">
            <text:p>10729.5887062411</text:p>
          </table:table-cell>
          <table:table-cell table:formula="of:=[.A951]-[.A950]" office:value-type="float" office:value="0.271502494812012" calcext:value-type="float">
            <text:p>0.271502494812012</text:p>
          </table:table-cell>
        </table:table-row>
        <table:table-row table:style-name="ro1">
          <table:table-cell office:value-type="float" office:value="1573805786.57652" calcext:value-type="float">
            <text:p>1573805786.57652</text:p>
          </table:table-cell>
          <table:table-cell office:value-type="float" office:value="10671.5667884329" calcext:value-type="float">
            <text:p>10671.5667884329</text:p>
          </table:table-cell>
          <table:table-cell table:formula="of:=[.A952]-[.A951]" office:value-type="float" office:value="0.272319555282593" calcext:value-type="float">
            <text:p>0.272319555282593</text:p>
          </table:table-cell>
        </table:table-row>
        <table:table-row table:style-name="ro1">
          <table:table-cell office:value-type="float" office:value="1573805786.84873" calcext:value-type="float">
            <text:p>1573805786.84873</text:p>
          </table:table-cell>
          <table:table-cell office:value-type="float" office:value="10693.0571993918" calcext:value-type="float">
            <text:p>10693.0571993918</text:p>
          </table:table-cell>
          <table:table-cell table:formula="of:=[.A953]-[.A952]" office:value-type="float" office:value="0.27220892906189" calcext:value-type="float">
            <text:p>0.27220892906189</text:p>
          </table:table-cell>
        </table:table-row>
        <table:table-row table:style-name="ro1">
          <table:table-cell office:value-type="float" office:value="1573805787.12159" calcext:value-type="float">
            <text:p>1573805787.12159</text:p>
          </table:table-cell>
          <table:table-cell office:value-type="float" office:value="10440.6462404877" calcext:value-type="float">
            <text:p>10440.6462404877</text:p>
          </table:table-cell>
          <table:table-cell table:formula="of:=[.A954]-[.A953]" office:value-type="float" office:value="0.272857666015625" calcext:value-type="float">
            <text:p>0.272857666015625</text:p>
          </table:table-cell>
        </table:table-row>
        <table:table-row table:style-name="ro1">
          <table:table-cell office:value-type="float" office:value="1573805787.51521" calcext:value-type="float">
            <text:p>1573805787.51521</text:p>
          </table:table-cell>
          <table:table-cell office:value-type="float" office:value="10209.1613089808" calcext:value-type="float">
            <text:p>10209.1613089808</text:p>
          </table:table-cell>
          <table:table-cell table:formula="of:=[.A955]-[.A954]" office:value-type="float" office:value="0.39361834526062" calcext:value-type="float">
            <text:p>0.39361834526062</text:p>
          </table:table-cell>
        </table:table-row>
        <table:table-row table:style-name="ro1">
          <table:table-cell office:value-type="float" office:value="1573805787.75385" calcext:value-type="float">
            <text:p>1573805787.75385</text:p>
          </table:table-cell>
          <table:table-cell office:value-type="float" office:value="9708.81062404932" calcext:value-type="float">
            <text:p>9708.81062404932</text:p>
          </table:table-cell>
          <table:table-cell table:formula="of:=[.A956]-[.A955]" office:value-type="float" office:value="0.238642454147339" calcext:value-type="float">
            <text:p>0.238642454147339</text:p>
          </table:table-cell>
        </table:table-row>
        <table:table-row table:style-name="ro1">
          <table:table-cell office:value-type="float" office:value="1573805787.99395" calcext:value-type="float">
            <text:p>1573805787.99395</text:p>
          </table:table-cell>
          <table:table-cell office:value-type="float" office:value="8941.83528158356" calcext:value-type="float">
            <text:p>8941.83528158356</text:p>
          </table:table-cell>
          <table:table-cell table:formula="of:=[.A957]-[.A956]" office:value-type="float" office:value="0.240097522735596" calcext:value-type="float">
            <text:p>0.240097522735596</text:p>
          </table:table-cell>
        </table:table-row>
        <table:table-row table:style-name="ro1">
          <table:table-cell office:value-type="float" office:value="1573805788.38186" calcext:value-type="float">
            <text:p>1573805788.38186</text:p>
          </table:table-cell>
          <table:table-cell office:value-type="float" office:value="6825.21610350137" calcext:value-type="float">
            <text:p>6825.21610350137</text:p>
          </table:table-cell>
          <table:table-cell table:formula="of:=[.A958]-[.A957]" office:value-type="float" office:value="0.387911081314087" calcext:value-type="float">
            <text:p>0.387911081314087</text:p>
          </table:table-cell>
        </table:table-row>
        <table:table-row table:style-name="ro1">
          <table:table-cell office:value-type="float" office:value="1573805788.62148" calcext:value-type="float">
            <text:p>1573805788.62148</text:p>
          </table:table-cell>
          <table:table-cell office:value-type="float" office:value="3160.21610350137" calcext:value-type="float">
            <text:p>3160.21610350137</text:p>
          </table:table-cell>
          <table:table-cell table:formula="of:=[.A959]-[.A958]" office:value-type="float" office:value="0.23962140083313" calcext:value-type="float">
            <text:p>0.23962140083313</text:p>
          </table:table-cell>
        </table:table-row>
        <table:table-row table:style-name="ro1">
          <table:table-cell office:value-type="float" office:value="1573805788.85983" calcext:value-type="float">
            <text:p>1573805788.85983</text:p>
          </table:table-cell>
          <table:table-cell office:value-type="float" office:value="2186.29007610411" calcext:value-type="float">
            <text:p>2186.29007610411</text:p>
          </table:table-cell>
          <table:table-cell table:formula="of:=[.A960]-[.A959]" office:value-type="float" office:value="0.238353967666626" calcext:value-type="float">
            <text:p>0.238353967666626</text:p>
          </table:table-cell>
        </table:table-row>
        <table:table-row table:style-name="ro1">
          <table:table-cell office:value-type="float" office:value="1573805789.09941" calcext:value-type="float">
            <text:p>1573805789.09941</text:p>
          </table:table-cell>
          <table:table-cell office:value-type="float" office:value="2803.36678843288" calcext:value-type="float">
            <text:p>2803.36678843288</text:p>
          </table:table-cell>
          <table:table-cell table:formula="of:=[.A961]-[.A960]" office:value-type="float" office:value="0.239578247070312" calcext:value-type="float">
            <text:p>0.239578247070312</text:p>
          </table:table-cell>
        </table:table-row>
        <table:table-row table:style-name="ro1">
          <table:table-cell office:value-type="float" office:value="1573805789.372" calcext:value-type="float">
            <text:p>1573805789.372</text:p>
          </table:table-cell>
          <table:table-cell office:value-type="float" office:value="6995.05445966575" calcext:value-type="float">
            <text:p>6995.05445966575</text:p>
          </table:table-cell>
          <table:table-cell table:formula="of:=[.A962]-[.A961]" office:value-type="float" office:value="0.272591352462769" calcext:value-type="float">
            <text:p>0.272591352462769</text:p>
          </table:table-cell>
        </table:table-row>
        <table:table-row table:style-name="ro1">
          <table:table-cell office:value-type="float" office:value="1573805789.64255" calcext:value-type="float">
            <text:p>1573805789.64255</text:p>
          </table:table-cell>
          <table:table-cell office:value-type="float" office:value="9586.11473363836" calcext:value-type="float">
            <text:p>9586.11473363836</text:p>
          </table:table-cell>
          <table:table-cell table:formula="of:=[.A963]-[.A962]" office:value-type="float" office:value="0.270548820495605" calcext:value-type="float">
            <text:p>0.270548820495605</text:p>
          </table:table-cell>
        </table:table-row>
        <table:table-row table:style-name="ro1">
          <table:table-cell office:value-type="float" office:value="1573805789.91585" calcext:value-type="float">
            <text:p>1573805789.91585</text:p>
          </table:table-cell>
          <table:table-cell office:value-type="float" office:value="11361.7941856932" calcext:value-type="float">
            <text:p>11361.7941856932</text:p>
          </table:table-cell>
          <table:table-cell table:formula="of:=[.A964]-[.A963]" office:value-type="float" office:value="0.273298025131226" calcext:value-type="float">
            <text:p>0.273298025131226</text:p>
          </table:table-cell>
        </table:table-row>
        <table:table-row table:style-name="ro1">
          <table:table-cell office:value-type="float" office:value="1573805790.18711" calcext:value-type="float">
            <text:p>1573805790.18711</text:p>
          </table:table-cell>
          <table:table-cell office:value-type="float" office:value="11157.0024048712" calcext:value-type="float">
            <text:p>11157.0024048712</text:p>
          </table:table-cell>
          <table:table-cell table:formula="of:=[.A965]-[.A964]" office:value-type="float" office:value="0.271260261535645" calcext:value-type="float">
            <text:p>0.271260261535645</text:p>
          </table:table-cell>
        </table:table-row>
        <table:table-row table:style-name="ro1">
          <table:table-cell office:value-type="float" office:value="1573805790.45966" calcext:value-type="float">
            <text:p>1573805790.45966</text:p>
          </table:table-cell>
          <table:table-cell office:value-type="float" office:value="10963.5037747342" calcext:value-type="float">
            <text:p>10963.5037747342</text:p>
          </table:table-cell>
          <table:table-cell table:formula="of:=[.A966]-[.A965]" office:value-type="float" office:value="0.272549629211426" calcext:value-type="float">
            <text:p>0.272549629211426</text:p>
          </table:table-cell>
        </table:table-row>
        <table:table-row table:style-name="ro1">
          <table:table-cell office:value-type="float" office:value="1573805790.73021" calcext:value-type="float">
            <text:p>1573805790.73021</text:p>
          </table:table-cell>
          <table:table-cell office:value-type="float" office:value="10727.7065144603" calcext:value-type="float">
            <text:p>10727.7065144603</text:p>
          </table:table-cell>
          <table:table-cell table:formula="of:=[.A967]-[.A966]" office:value-type="float" office:value="0.270553350448608" calcext:value-type="float">
            <text:p>0.270553350448608</text:p>
          </table:table-cell>
        </table:table-row>
        <table:table-row table:style-name="ro1">
          <table:table-cell office:value-type="float" office:value="1573805791.00263" calcext:value-type="float">
            <text:p>1573805791.00263</text:p>
          </table:table-cell>
          <table:table-cell office:value-type="float" office:value="10588.2106240493" calcext:value-type="float">
            <text:p>10588.2106240493</text:p>
          </table:table-cell>
          <table:table-cell table:formula="of:=[.A968]-[.A967]" office:value-type="float" office:value="0.272416591644287" calcext:value-type="float">
            <text:p>0.272416591644287</text:p>
          </table:table-cell>
        </table:table-row>
        <table:table-row table:style-name="ro1">
          <table:table-cell office:value-type="float" office:value="1573805791.27368" calcext:value-type="float">
            <text:p>1573805791.27368</text:p>
          </table:table-cell>
          <table:table-cell office:value-type="float" office:value="10318.7119939123" calcext:value-type="float">
            <text:p>10318.7119939123</text:p>
          </table:table-cell>
          <table:table-cell table:formula="of:=[.A969]-[.A968]" office:value-type="float" office:value="0.271051406860352" calcext:value-type="float">
            <text:p>0.271051406860352</text:p>
          </table:table-cell>
        </table:table-row>
        <table:table-row table:style-name="ro1">
          <table:table-cell office:value-type="float" office:value="1573805791.54537" calcext:value-type="float">
            <text:p>1573805791.54537</text:p>
          </table:table-cell>
          <table:table-cell office:value-type="float" office:value="10165.6106240493" calcext:value-type="float">
            <text:p>10165.6106240493</text:p>
          </table:table-cell>
          <table:table-cell table:formula="of:=[.A970]-[.A969]" office:value-type="float" office:value="0.271693706512451" calcext:value-type="float">
            <text:p>0.271693706512451</text:p>
          </table:table-cell>
        </table:table-row>
        <table:table-row table:style-name="ro1">
          <table:table-cell office:value-type="float" office:value="1573805791.81781" calcext:value-type="float">
            <text:p>1573805791.81781</text:p>
          </table:table-cell>
          <table:table-cell office:value-type="float" office:value="10104.8626788438" calcext:value-type="float">
            <text:p>10104.8626788438</text:p>
          </table:table-cell>
          <table:table-cell table:formula="of:=[.A971]-[.A970]" office:value-type="float" office:value="0.27243185043335" calcext:value-type="float">
            <text:p>0.27243185043335</text:p>
          </table:table-cell>
        </table:table-row>
        <table:table-row table:style-name="ro1">
          <table:table-cell office:value-type="float" office:value="1573805792.09055" calcext:value-type="float">
            <text:p>1573805792.09055</text:p>
          </table:table-cell>
          <table:table-cell office:value-type="float" office:value="10186.3503500767" calcext:value-type="float">
            <text:p>10186.3503500767</text:p>
          </table:table-cell>
          <table:table-cell table:formula="of:=[.A972]-[.A971]" office:value-type="float" office:value="0.272743463516235" calcext:value-type="float">
            <text:p>0.272743463516235</text:p>
          </table:table-cell>
        </table:table-row>
        <table:table-row table:style-name="ro1">
          <table:table-cell office:value-type="float" office:value="1573805792.36273" calcext:value-type="float">
            <text:p>1573805792.36273</text:p>
          </table:table-cell>
          <table:table-cell office:value-type="float" office:value="10122.6626788438" calcext:value-type="float">
            <text:p>10122.6626788438</text:p>
          </table:table-cell>
          <table:table-cell table:formula="of:=[.A973]-[.A972]" office:value-type="float" office:value="0.272183179855347" calcext:value-type="float">
            <text:p>0.272183179855347</text:p>
          </table:table-cell>
        </table:table-row>
        <table:table-row table:style-name="ro1">
          <table:table-cell office:value-type="float" office:value="1573805792.63462" calcext:value-type="float">
            <text:p>1573805792.63462</text:p>
          </table:table-cell>
          <table:table-cell office:value-type="float" office:value="20514.6407610356" calcext:value-type="float">
            <text:p>20514.6407610356</text:p>
          </table:table-cell>
          <table:table-cell table:formula="of:=[.A974]-[.A973]" office:value-type="float" office:value="0.271884441375732" calcext:value-type="float">
            <text:p>0.271884441375732</text:p>
          </table:table-cell>
        </table:table-row>
        <table:table-row table:style-name="ro1">
          <table:table-cell office:value-type="float" office:value="1573805793.05964" calcext:value-type="float">
            <text:p>1573805793.05964</text:p>
          </table:table-cell>
          <table:table-cell office:value-type="float" office:value="9532.31199391233" calcext:value-type="float">
            <text:p>9532.31199391233</text:p>
          </table:table-cell>
          <table:table-cell table:formula="of:=[.A975]-[.A974]" office:value-type="float" office:value="0.425019502639771" calcext:value-type="float">
            <text:p>0.425019502639771</text:p>
          </table:table-cell>
        </table:table-row>
        <table:table-row table:style-name="ro1">
          <table:table-cell office:value-type="float" office:value="1573805793.29859" calcext:value-type="float">
            <text:p>1573805793.29859</text:p>
          </table:table-cell>
          <table:table-cell office:value-type="float" office:value="3651.8188432274" calcext:value-type="float">
            <text:p>3651.8188432274</text:p>
          </table:table-cell>
          <table:table-cell table:formula="of:=[.A976]-[.A975]" office:value-type="float" office:value="0.238951921463013" calcext:value-type="float">
            <text:p>0.238951921463013</text:p>
          </table:table-cell>
        </table:table-row>
        <table:table-row table:style-name="ro1">
          <table:table-cell office:value-type="float" office:value="1573805793.53701" calcext:value-type="float">
            <text:p>1573805793.53701</text:p>
          </table:table-cell>
          <table:table-cell office:value-type="float" office:value="2112.85445966575" calcext:value-type="float">
            <text:p>2112.85445966575</text:p>
          </table:table-cell>
          <table:table-cell table:formula="of:=[.A977]-[.A976]" office:value-type="float" office:value="0.238417863845825" calcext:value-type="float">
            <text:p>0.238417863845825</text:p>
          </table:table-cell>
        </table:table-row>
        <table:table-row table:style-name="ro1">
          <table:table-cell office:value-type="float" office:value="1573805793.77674" calcext:value-type="float">
            <text:p>1573805793.77674</text:p>
          </table:table-cell>
          <table:table-cell office:value-type="float" office:value="2442.35856925479" calcext:value-type="float">
            <text:p>2442.35856925479</text:p>
          </table:table-cell>
          <table:table-cell table:formula="of:=[.A978]-[.A977]" office:value-type="float" office:value="0.239733934402466" calcext:value-type="float">
            <text:p>0.239733934402466</text:p>
          </table:table-cell>
        </table:table-row>
        <table:table-row table:style-name="ro1">
          <table:table-cell office:value-type="float" office:value="1573805794.04806" calcext:value-type="float">
            <text:p>1573805794.04806</text:p>
          </table:table-cell>
          <table:table-cell office:value-type="float" office:value="6519.79418569315" calcext:value-type="float">
            <text:p>6519.79418569315</text:p>
          </table:table-cell>
          <table:table-cell table:formula="of:=[.A979]-[.A978]" office:value-type="float" office:value="0.271317005157471" calcext:value-type="float">
            <text:p>0.271317005157471</text:p>
          </table:table-cell>
        </table:table-row>
        <table:table-row table:style-name="ro1">
          <table:table-cell office:value-type="float" office:value="1573805794.32035" calcext:value-type="float">
            <text:p>1573805794.32035</text:p>
          </table:table-cell>
          <table:table-cell office:value-type="float" office:value="8398.77774733699" calcext:value-type="float">
            <text:p>8398.77774733699</text:p>
          </table:table-cell>
          <table:table-cell table:formula="of:=[.A980]-[.A979]" office:value-type="float" office:value="0.27228856086731" calcext:value-type="float">
            <text:p>0.27228856086731</text:p>
          </table:table-cell>
        </table:table-row>
        <table:table-row table:style-name="ro1">
          <table:table-cell office:value-type="float" office:value="1573805794.59226" calcext:value-type="float">
            <text:p>1573805794.59226</text:p>
          </table:table-cell>
          <table:table-cell office:value-type="float" office:value="8852.99692541918" calcext:value-type="float">
            <text:p>8852.99692541918</text:p>
          </table:table-cell>
          <table:table-cell table:formula="of:=[.A981]-[.A980]" office:value-type="float" office:value="0.271915912628174" calcext:value-type="float">
            <text:p>0.271915912628174</text:p>
          </table:table-cell>
        </table:table-row>
        <table:table-row table:style-name="ro1">
          <table:table-cell office:value-type="float" office:value="1573805794.86844" calcext:value-type="float">
            <text:p>1573805794.86844</text:p>
          </table:table-cell>
          <table:table-cell office:value-type="float" office:value="9148.65445966575" calcext:value-type="float">
            <text:p>9148.65445966575</text:p>
          </table:table-cell>
          <table:table-cell table:formula="of:=[.A982]-[.A981]" office:value-type="float" office:value="0.276180505752563" calcext:value-type="float">
            <text:p>0.276180505752563</text:p>
          </table:table-cell>
        </table:table-row>
        <table:table-row table:style-name="ro1">
          <table:table-cell office:value-type="float" office:value="1573805795.14051" calcext:value-type="float">
            <text:p>1573805795.14051</text:p>
          </table:table-cell>
          <table:table-cell office:value-type="float" office:value="9593.50103500822" calcext:value-type="float">
            <text:p>9593.50103500822</text:p>
          </table:table-cell>
          <table:table-cell table:formula="of:=[.A983]-[.A982]" office:value-type="float" office:value="0.272067070007324" calcext:value-type="float">
            <text:p>0.272067070007324</text:p>
          </table:table-cell>
        </table:table-row>
        <table:table-row table:style-name="ro1">
          <table:table-cell office:value-type="float" office:value="1573805795.41195" calcext:value-type="float">
            <text:p>1573805795.41195</text:p>
          </table:table-cell>
          <table:table-cell office:value-type="float" office:value="9487.44624048767" calcext:value-type="float">
            <text:p>9487.44624048767</text:p>
          </table:table-cell>
          <table:table-cell table:formula="of:=[.A984]-[.A983]" office:value-type="float" office:value="0.271443843841553" calcext:value-type="float">
            <text:p>0.271443843841553</text:p>
          </table:table-cell>
        </table:table-row>
        <table:table-row table:style-name="ro1">
          <table:table-cell office:value-type="float" office:value="1573805795.68306" calcext:value-type="float">
            <text:p>1573805795.68306</text:p>
          </table:table-cell>
          <table:table-cell office:value-type="float" office:value="8806.89829528219" calcext:value-type="float">
            <text:p>8806.89829528219</text:p>
          </table:table-cell>
          <table:table-cell table:formula="of:=[.A985]-[.A984]" office:value-type="float" office:value="0.271111488342285" calcext:value-type="float">
            <text:p>0.271111488342285</text:p>
          </table:table-cell>
        </table:table-row>
        <table:table-row table:style-name="ro1">
          <table:table-cell office:value-type="float" office:value="1573805795.95614" calcext:value-type="float">
            <text:p>1573805795.95614</text:p>
          </table:table-cell>
          <table:table-cell office:value-type="float" office:value="7025.81610350137" calcext:value-type="float">
            <text:p>7025.81610350137</text:p>
          </table:table-cell>
          <table:table-cell table:formula="of:=[.A986]-[.A985]" office:value-type="float" office:value="0.273075342178345" calcext:value-type="float">
            <text:p>0.273075342178345</text:p>
          </table:table-cell>
        </table:table-row>
        <table:table-row table:style-name="ro1">
          <table:table-cell office:value-type="float" office:value="1573805796.22815" calcext:value-type="float">
            <text:p>1573805796.22815</text:p>
          </table:table-cell>
          <table:table-cell office:value-type="float" office:value="2177.77774733699" calcext:value-type="float">
            <text:p>2177.77774733699</text:p>
          </table:table-cell>
          <table:table-cell table:formula="of:=[.A987]-[.A986]" office:value-type="float" office:value="0.272012710571289" calcext:value-type="float">
            <text:p>0.272012710571289</text:p>
          </table:table-cell>
        </table:table-row>
        <table:table-row table:style-name="ro1">
          <table:table-cell office:value-type="float" office:value="1573805796.49953" calcext:value-type="float">
            <text:p>1573805796.49953</text:p>
          </table:table-cell>
          <table:table-cell office:value-type="float" office:value="1938.88459665205" calcext:value-type="float">
            <text:p>1938.88459665205</text:p>
          </table:table-cell>
          <table:table-cell table:formula="of:=[.A988]-[.A987]" office:value-type="float" office:value="0.271374225616455" calcext:value-type="float">
            <text:p>0.271374225616455</text:p>
          </table:table-cell>
        </table:table-row>
        <table:table-row table:style-name="ro1">
          <table:table-cell office:value-type="float" office:value="1573805796.77185" calcext:value-type="float">
            <text:p>1573805796.77185</text:p>
          </table:table-cell>
          <table:table-cell office:value-type="float" office:value="1924.20514459726" calcext:value-type="float">
            <text:p>1924.20514459726</text:p>
          </table:table-cell>
          <table:table-cell table:formula="of:=[.A989]-[.A988]" office:value-type="float" office:value="0.272326707839966" calcext:value-type="float">
            <text:p>0.272326707839966</text:p>
          </table:table-cell>
        </table:table-row>
        <table:table-row table:style-name="ro1">
          <table:table-cell office:value-type="float" office:value="1573805797.043" calcext:value-type="float">
            <text:p>1573805797.043</text:p>
          </table:table-cell>
          <table:table-cell office:value-type="float" office:value="1935.61062404932" calcext:value-type="float">
            <text:p>1935.61062404932</text:p>
          </table:table-cell>
          <table:table-cell table:formula="of:=[.A990]-[.A989]" office:value-type="float" office:value="0.271143198013306" calcext:value-type="float">
            <text:p>0.271143198013306</text:p>
          </table:table-cell>
        </table:table-row>
        <table:table-row table:style-name="ro1">
          <table:table-cell office:value-type="float" office:value="1573805797.31439" calcext:value-type="float">
            <text:p>1573805797.31439</text:p>
          </table:table-cell>
          <table:table-cell office:value-type="float" office:value="1939.78322678904" calcext:value-type="float">
            <text:p>1939.78322678904</text:p>
          </table:table-cell>
          <table:table-cell table:formula="of:=[.A991]-[.A990]" office:value-type="float" office:value="0.271395683288574" calcext:value-type="float">
            <text:p>0.271395683288574</text:p>
          </table:table-cell>
        </table:table-row>
        <table:table-row table:style-name="ro1">
          <table:table-cell office:value-type="float" office:value="1573805797.5858" calcext:value-type="float">
            <text:p>1573805797.5858</text:p>
          </table:table-cell>
          <table:table-cell office:value-type="float" office:value="1938.25445966575" calcext:value-type="float">
            <text:p>1938.25445966575</text:p>
          </table:table-cell>
          <table:table-cell table:formula="of:=[.A992]-[.A991]" office:value-type="float" office:value="0.271406888961792" calcext:value-type="float">
            <text:p>0.271406888961792</text:p>
          </table:table-cell>
        </table:table-row>
        <table:table-row table:style-name="ro1">
          <table:table-cell office:value-type="float" office:value="1573805797.85807" calcext:value-type="float">
            <text:p>1573805797.85807</text:p>
          </table:table-cell>
          <table:table-cell office:value-type="float" office:value="1934.34487062466" calcext:value-type="float">
            <text:p>1934.34487062466</text:p>
          </table:table-cell>
          <table:table-cell table:formula="of:=[.A993]-[.A992]" office:value-type="float" office:value="0.272269725799561" calcext:value-type="float">
            <text:p>0.272269725799561</text:p>
          </table:table-cell>
        </table:table-row>
        <table:table-row table:style-name="ro1">
          <table:table-cell office:value-type="float" office:value="1573805798.12859" calcext:value-type="float">
            <text:p>1573805798.12859</text:p>
          </table:table-cell>
          <table:table-cell office:value-type="float" office:value="1940.19144596712" calcext:value-type="float">
            <text:p>1940.19144596712</text:p>
          </table:table-cell>
          <table:table-cell table:formula="of:=[.A994]-[.A993]" office:value-type="float" office:value="0.270520210266113" calcext:value-type="float">
            <text:p>0.270520210266113</text:p>
          </table:table-cell>
        </table:table-row>
        <table:table-row table:style-name="ro1">
          <table:table-cell office:value-type="float" office:value="1573805798.40054" calcext:value-type="float">
            <text:p>1573805798.40054</text:p>
          </table:table-cell>
          <table:table-cell office:value-type="float" office:value="1935.36678843288" calcext:value-type="float">
            <text:p>1935.36678843288</text:p>
          </table:table-cell>
          <table:table-cell table:formula="of:=[.A995]-[.A994]" office:value-type="float" office:value="0.271953582763672" calcext:value-type="float">
            <text:p>0.271953582763672</text:p>
          </table:table-cell>
        </table:table-row>
        <table:table-row table:style-name="ro1">
          <table:table-cell office:value-type="float" office:value="1573805798.6719" calcext:value-type="float">
            <text:p>1573805798.6719</text:p>
          </table:table-cell>
          <table:table-cell office:value-type="float" office:value="1939.37774733699" calcext:value-type="float">
            <text:p>1939.37774733699</text:p>
          </table:table-cell>
          <table:table-cell table:formula="of:=[.A996]-[.A995]" office:value-type="float" office:value="0.27135181427002" calcext:value-type="float">
            <text:p>0.27135181427002</text:p>
          </table:table-cell>
        </table:table-row>
        <table:table-row table:style-name="ro1">
          <table:table-cell office:value-type="float" office:value="1573805798.94254" calcext:value-type="float">
            <text:p>1573805798.94254</text:p>
          </table:table-cell>
          <table:table-cell office:value-type="float" office:value="1937.0188432274" calcext:value-type="float">
            <text:p>1937.0188432274</text:p>
          </table:table-cell>
          <table:table-cell table:formula="of:=[.A997]-[.A996]" office:value-type="float" office:value="0.270642280578613" calcext:value-type="float">
            <text:p>0.270642280578613</text:p>
          </table:table-cell>
        </table:table-row>
        <table:table-row table:style-name="ro1">
          <table:table-cell office:value-type="float" office:value="1573805799.21414" calcext:value-type="float">
            <text:p>1573805799.21414</text:p>
          </table:table-cell>
          <table:table-cell office:value-type="float" office:value="1936.4791172" calcext:value-type="float">
            <text:p>1936.4791172</text:p>
          </table:table-cell>
          <table:table-cell table:formula="of:=[.A998]-[.A997]" office:value-type="float" office:value="0.271605730056763" calcext:value-type="float">
            <text:p>0.271605730056763</text:p>
          </table:table-cell>
        </table:table-row>
        <table:table-row table:style-name="ro1">
          <table:table-cell office:value-type="float" office:value="1573805799.48559" calcext:value-type="float">
            <text:p>1573805799.48559</text:p>
          </table:table-cell>
          <table:table-cell office:value-type="float" office:value="1938.70651446027" calcext:value-type="float">
            <text:p>1938.70651446027</text:p>
          </table:table-cell>
          <table:table-cell table:formula="of:=[.A999]-[.A998]" office:value-type="float" office:value="0.271450519561768" calcext:value-type="float">
            <text:p>0.271450519561768</text:p>
          </table:table-cell>
        </table:table-row>
        <table:table-row table:style-name="ro1">
          <table:table-cell office:value-type="float" office:value="1573805799.75708" calcext:value-type="float">
            <text:p>1573805799.75708</text:p>
          </table:table-cell>
          <table:table-cell office:value-type="float" office:value="1934.42980213151" calcext:value-type="float">
            <text:p>1934.42980213151</text:p>
          </table:table-cell>
          <table:table-cell table:formula="of:=[.A1000]-[.A999]" office:value-type="float" office:value="0.271485805511475" calcext:value-type="float">
            <text:p>0.271485805511475</text:p>
          </table:table-cell>
        </table:table-row>
        <table:table-row table:style-name="ro1">
          <table:table-cell office:value-type="float" office:value="1573805800.02719" calcext:value-type="float">
            <text:p>1573805800.02719</text:p>
          </table:table-cell>
          <table:table-cell office:value-type="float" office:value="1938.88733637808" calcext:value-type="float">
            <text:p>1938.88733637808</text:p>
          </table:table-cell>
          <table:table-cell table:formula="of:=[.A1001]-[.A1000]" office:value-type="float" office:value="0.270111322402954" calcext:value-type="float">
            <text:p>0.270111322402954</text:p>
          </table:table-cell>
        </table:table-row>
        <table:table-row table:style-name="ro1">
          <table:table-cell office:value-type="float" office:value="1573805800.29998" calcext:value-type="float">
            <text:p>1573805800.29998</text:p>
          </table:table-cell>
          <table:table-cell office:value-type="float" office:value="1934.81336377534" calcext:value-type="float">
            <text:p>1934.81336377534</text:p>
          </table:table-cell>
          <table:table-cell table:formula="of:=[.A1002]-[.A1001]" office:value-type="float" office:value="0.272792816162109" calcext:value-type="float">
            <text:p>0.272792816162109</text:p>
          </table:table-cell>
        </table:table-row>
        <table:table-row table:style-name="ro1">
          <table:table-cell office:value-type="float" office:value="1573805800.57154" calcext:value-type="float">
            <text:p>1573805800.57154</text:p>
          </table:table-cell>
          <table:table-cell office:value-type="float" office:value="1938.65719939178" calcext:value-type="float">
            <text:p>1938.65719939178</text:p>
          </table:table-cell>
          <table:table-cell table:formula="of:=[.A1003]-[.A1002]" office:value-type="float" office:value="0.271553993225098" calcext:value-type="float">
            <text:p>0.271553993225098</text:p>
          </table:table-cell>
        </table:table-row>
        <table:table-row table:style-name="ro1">
          <table:table-cell office:value-type="float" office:value="1573805800.84285" calcext:value-type="float">
            <text:p>1573805800.84285</text:p>
          </table:table-cell>
          <table:table-cell office:value-type="float" office:value="1935.34761035068" calcext:value-type="float">
            <text:p>1935.34761035068</text:p>
          </table:table-cell>
          <table:table-cell table:formula="of:=[.A1004]-[.A1003]" office:value-type="float" office:value="0.271313190460205" calcext:value-type="float">
            <text:p>0.271313190460205</text:p>
          </table:table-cell>
        </table:table-row>
        <table:table-row table:style-name="ro1">
          <table:table-cell office:value-type="float" office:value="1573805801.11466" calcext:value-type="float">
            <text:p>1573805801.11466</text:p>
          </table:table-cell>
          <table:table-cell office:value-type="float" office:value="2062.76678843288" calcext:value-type="float">
            <text:p>2062.76678843288</text:p>
          </table:table-cell>
          <table:table-cell table:formula="of:=[.A1005]-[.A1004]" office:value-type="float" office:value="0.271805047988892" calcext:value-type="float">
            <text:p>0.271805047988892</text:p>
          </table:table-cell>
        </table:table-row>
        <table:table-row table:style-name="ro1">
          <table:table-cell office:value-type="float" office:value="1573805801.5396" calcext:value-type="float">
            <text:p>1573805801.5396</text:p>
          </table:table-cell>
          <table:table-cell office:value-type="float" office:value="1940.81336377534" calcext:value-type="float">
            <text:p>1940.81336377534</text:p>
          </table:table-cell>
          <table:table-cell table:formula="of:=[.A1006]-[.A1005]" office:value-type="float" office:value="0.424946546554565" calcext:value-type="float">
            <text:p>0.424946546554565</text:p>
          </table:table-cell>
        </table:table-row>
        <table:table-row table:style-name="ro1">
          <table:table-cell office:value-type="float" office:value="1573805801.77815" calcext:value-type="float">
            <text:p>1573805801.77815</text:p>
          </table:table-cell>
          <table:table-cell office:value-type="float" office:value="1936.95035007671" calcext:value-type="float">
            <text:p>1936.95035007671</text:p>
          </table:table-cell>
          <table:table-cell table:formula="of:=[.A1007]-[.A1006]" office:value-type="float" office:value="0.238546848297119" calcext:value-type="float">
            <text:p>0.238546848297119</text:p>
          </table:table-cell>
        </table:table-row>
        <table:table-row table:style-name="ro1">
          <table:table-cell office:value-type="float" office:value="1573805802.0164" calcext:value-type="float">
            <text:p>1573805802.0164</text:p>
          </table:table-cell>
          <table:table-cell office:value-type="float" office:value="1938.70103500822" calcext:value-type="float">
            <text:p>1938.70103500822</text:p>
          </table:table-cell>
          <table:table-cell table:formula="of:=[.A1008]-[.A1007]" office:value-type="float" office:value="0.238247394561768" calcext:value-type="float">
            <text:p>0.238247394561768</text:p>
          </table:table-cell>
        </table:table-row>
        <table:table-row table:style-name="ro1">
          <table:table-cell office:value-type="float" office:value="1573805802.25546" calcext:value-type="float">
            <text:p>1573805802.25546</text:p>
          </table:table-cell>
          <table:table-cell office:value-type="float" office:value="1998.71747336438" calcext:value-type="float">
            <text:p>1998.71747336438</text:p>
          </table:table-cell>
          <table:table-cell table:formula="of:=[.A1009]-[.A1008]" office:value-type="float" office:value="0.239064455032349" calcext:value-type="float">
            <text:p>0.239064455032349</text:p>
          </table:table-cell>
        </table:table-row>
        <table:table-row table:style-name="ro1">
          <table:table-cell office:value-type="float" office:value="1573805802.52665" calcext:value-type="float">
            <text:p>1573805802.52665</text:p>
          </table:table-cell>
          <table:table-cell office:value-type="float" office:value="1936.0791172" calcext:value-type="float">
            <text:p>1936.0791172</text:p>
          </table:table-cell>
          <table:table-cell table:formula="of:=[.A1010]-[.A1009]" office:value-type="float" office:value="0.271191358566284" calcext:value-type="float">
            <text:p>0.271191358566284</text:p>
          </table:table-cell>
        </table:table-row>
        <table:table-row table:style-name="ro1">
          <table:table-cell office:value-type="float" office:value="1573805802.79656" calcext:value-type="float">
            <text:p>1573805802.79656</text:p>
          </table:table-cell>
          <table:table-cell office:value-type="float" office:value="1938.34487062466" calcext:value-type="float">
            <text:p>1938.34487062466</text:p>
          </table:table-cell>
          <table:table-cell table:formula="of:=[.A1011]-[.A1010]" office:value-type="float" office:value="0.269910097122192" calcext:value-type="float">
            <text:p>0.269910097122192</text:p>
          </table:table-cell>
        </table:table-row>
        <table:table-row table:style-name="ro1">
          <table:table-cell office:value-type="float" office:value="1573805803.06783" calcext:value-type="float">
            <text:p>1573805803.06783</text:p>
          </table:table-cell>
          <table:table-cell office:value-type="float" office:value="1935.58322678904" calcext:value-type="float">
            <text:p>1935.58322678904</text:p>
          </table:table-cell>
          <table:table-cell table:formula="of:=[.A1012]-[.A1011]" office:value-type="float" office:value="0.271265745162964" calcext:value-type="float">
            <text:p>0.271265745162964</text:p>
          </table:table-cell>
        </table:table-row>
        <table:table-row table:style-name="ro1">
          <table:table-cell office:value-type="float" office:value="1573805803.33827" calcext:value-type="float">
            <text:p>1573805803.33827</text:p>
          </table:table-cell>
          <table:table-cell office:value-type="float" office:value="1937.65719939178" calcext:value-type="float">
            <text:p>1937.65719939178</text:p>
          </table:table-cell>
          <table:table-cell table:formula="of:=[.A1013]-[.A1012]" office:value-type="float" office:value="0.270439863204956" calcext:value-type="float">
            <text:p>0.270439863204956</text:p>
          </table:table-cell>
        </table:table-row>
        <table:table-row table:style-name="ro1">
          <table:table-cell office:value-type="float" office:value="1573805803.60892" calcext:value-type="float">
            <text:p>1573805803.60892</text:p>
          </table:table-cell>
          <table:table-cell office:value-type="float" office:value="1937.09829528219" calcext:value-type="float">
            <text:p>1937.09829528219</text:p>
          </table:table-cell>
          <table:table-cell table:formula="of:=[.A1014]-[.A1013]" office:value-type="float" office:value="0.270651578903198" calcext:value-type="float">
            <text:p>0.270651578903198</text:p>
          </table:table-cell>
        </table:table-row>
        <table:table-row table:style-name="ro1">
          <table:table-cell office:value-type="float" office:value="1573805803.87868" calcext:value-type="float">
            <text:p>1573805803.87868</text:p>
          </table:table-cell>
          <table:table-cell office:value-type="float" office:value="1937.99692541918" calcext:value-type="float">
            <text:p>1937.99692541918</text:p>
          </table:table-cell>
          <table:table-cell table:formula="of:=[.A1015]-[.A1014]" office:value-type="float" office:value="0.269763946533203" calcext:value-type="float">
            <text:p>0.269763946533203</text:p>
          </table:table-cell>
        </table:table-row>
        <table:table-row table:style-name="ro1">
          <table:table-cell office:value-type="float" office:value="1573805804.15037" calcext:value-type="float">
            <text:p>1573805804.15037</text:p>
          </table:table-cell>
          <table:table-cell office:value-type="float" office:value="1938.07089802192" calcext:value-type="float">
            <text:p>1938.07089802192</text:p>
          </table:table-cell>
          <table:table-cell table:formula="of:=[.A1016]-[.A1015]" office:value-type="float" office:value="0.27168869972229" calcext:value-type="float">
            <text:p>0.27168869972229</text:p>
          </table:table-cell>
        </table:table-row>
        <table:table-row table:style-name="ro1">
          <table:table-cell office:value-type="float" office:value="1573805804.42137" calcext:value-type="float">
            <text:p>1573805804.42137</text:p>
          </table:table-cell>
          <table:table-cell office:value-type="float" office:value="1939.55035007671" calcext:value-type="float">
            <text:p>1939.55035007671</text:p>
          </table:table-cell>
          <table:table-cell table:formula="of:=[.A1017]-[.A1016]" office:value-type="float" office:value="0.270997762680054" calcext:value-type="float">
            <text:p>0.270997762680054</text:p>
          </table:table-cell>
        </table:table-row>
        <table:table-row table:style-name="ro1">
          <table:table-cell office:value-type="float" office:value="1573805804.69253" calcext:value-type="float">
            <text:p>1573805804.69253</text:p>
          </table:table-cell>
          <table:table-cell office:value-type="float" office:value="1938.10377473425" calcext:value-type="float">
            <text:p>1938.10377473425</text:p>
          </table:table-cell>
          <table:table-cell table:formula="of:=[.A1018]-[.A1017]" office:value-type="float" office:value="0.271161794662476" calcext:value-type="float">
            <text:p>0.271161794662476</text:p>
          </table:table-cell>
        </table:table-row>
        <table:table-row table:style-name="ro1">
          <table:table-cell office:value-type="float" office:value="1573805804.96308" calcext:value-type="float">
            <text:p>1573805804.96308</text:p>
          </table:table-cell>
          <table:table-cell office:value-type="float" office:value="1937.46267884384" calcext:value-type="float">
            <text:p>1937.46267884384</text:p>
          </table:table-cell>
          <table:table-cell table:formula="of:=[.A1019]-[.A1018]" office:value-type="float" office:value="0.270548820495605" calcext:value-type="float">
            <text:p>0.270548820495605</text:p>
          </table:table-cell>
        </table:table-row>
        <table:table-row table:style-name="ro1">
          <table:table-cell office:value-type="float" office:value="1573805805.23361" calcext:value-type="float">
            <text:p>1573805805.23361</text:p>
          </table:table-cell>
          <table:table-cell office:value-type="float" office:value="1938.91747336438" calcext:value-type="float">
            <text:p>1938.91747336438</text:p>
          </table:table-cell>
          <table:table-cell table:formula="of:=[.A1020]-[.A1019]" office:value-type="float" office:value="0.270528078079224" calcext:value-type="float">
            <text:p>0.270528078079224</text:p>
          </table:table-cell>
        </table:table-row>
        <table:table-row table:style-name="ro1">
          <table:table-cell office:value-type="float" office:value="1573805805.50456" calcext:value-type="float">
            <text:p>1573805805.50456</text:p>
          </table:table-cell>
          <table:table-cell office:value-type="float" office:value="1939.37226788493" calcext:value-type="float">
            <text:p>1939.37226788493</text:p>
          </table:table-cell>
          <table:table-cell table:formula="of:=[.A1021]-[.A1020]" office:value-type="float" office:value="0.270947694778442" calcext:value-type="float">
            <text:p>0.270947694778442</text:p>
          </table:table-cell>
        </table:table-row>
        <table:table-row table:style-name="ro1">
          <table:table-cell office:value-type="float" office:value="1573805805.7756" calcext:value-type="float">
            <text:p>1573805805.7756</text:p>
          </table:table-cell>
          <table:table-cell office:value-type="float" office:value="1938.61062404932" calcext:value-type="float">
            <text:p>1938.61062404932</text:p>
          </table:table-cell>
          <table:table-cell table:formula="of:=[.A1022]-[.A1021]" office:value-type="float" office:value="0.271047353744507" calcext:value-type="float">
            <text:p>0.271047353744507</text:p>
          </table:table-cell>
        </table:table-row>
        <table:table-row table:style-name="ro1">
          <table:table-cell office:value-type="float" office:value="1573805806.0469" calcext:value-type="float">
            <text:p>1573805806.0469</text:p>
          </table:table-cell>
          <table:table-cell office:value-type="float" office:value="1938.21062404932" calcext:value-type="float">
            <text:p>1938.21062404932</text:p>
          </table:table-cell>
          <table:table-cell table:formula="of:=[.A1023]-[.A1022]" office:value-type="float" office:value="0.271300554275513" calcext:value-type="float">
            <text:p>0.271300554275513</text:p>
          </table:table-cell>
        </table:table-row>
        <table:table-row table:style-name="ro1">
          <table:table-cell office:value-type="float" office:value="1573805806.31876" calcext:value-type="float">
            <text:p>1573805806.31876</text:p>
          </table:table-cell>
          <table:table-cell office:value-type="float" office:value="1939.45719939178" calcext:value-type="float">
            <text:p>1939.45719939178</text:p>
          </table:table-cell>
          <table:table-cell table:formula="of:=[.A1024]-[.A1023]" office:value-type="float" office:value="0.271858215332031" calcext:value-type="float">
            <text:p>0.271858215332031</text:p>
          </table:table-cell>
        </table:table-row>
        <table:table-row table:style-name="ro1">
          <table:table-cell office:value-type="float" office:value="1573805806.59017" calcext:value-type="float">
            <text:p>1573805806.59017</text:p>
          </table:table-cell>
          <table:table-cell office:value-type="float" office:value="1938.29555555616" calcext:value-type="float">
            <text:p>1938.29555555616</text:p>
          </table:table-cell>
          <table:table-cell table:formula="of:=[.A1025]-[.A1024]" office:value-type="float" office:value="0.271412134170532" calcext:value-type="float">
            <text:p>0.271412134170532</text:p>
          </table:table-cell>
        </table:table-row>
        <table:table-row table:style-name="ro1">
          <table:table-cell office:value-type="float" office:value="1573805806.86168" calcext:value-type="float">
            <text:p>1573805806.86168</text:p>
          </table:table-cell>
          <table:table-cell office:value-type="float" office:value="1938.18322678904" calcext:value-type="float">
            <text:p>1938.18322678904</text:p>
          </table:table-cell>
          <table:table-cell table:formula="of:=[.A1026]-[.A1025]" office:value-type="float" office:value="0.271508455276489" calcext:value-type="float">
            <text:p>0.271508455276489</text:p>
          </table:table-cell>
        </table:table-row>
        <table:table-row table:style-name="ro1">
          <table:table-cell office:value-type="float" office:value="1573805807.13293" calcext:value-type="float">
            <text:p>1573805807.13293</text:p>
          </table:table-cell>
          <table:table-cell office:value-type="float" office:value="1937.06541856986" calcext:value-type="float">
            <text:p>1937.06541856986</text:p>
          </table:table-cell>
          <table:table-cell table:formula="of:=[.A1027]-[.A1026]" office:value-type="float" office:value="0.271251440048218" calcext:value-type="float">
            <text:p>0.271251440048218</text:p>
          </table:table-cell>
        </table:table-row>
        <table:table-row table:style-name="ro1">
          <table:table-cell office:value-type="float" office:value="1573805807.40336" calcext:value-type="float">
            <text:p>1573805807.40336</text:p>
          </table:table-cell>
          <table:table-cell office:value-type="float" office:value="1939.0791172" calcext:value-type="float">
            <text:p>1939.0791172</text:p>
          </table:table-cell>
          <table:table-cell table:formula="of:=[.A1028]-[.A1027]" office:value-type="float" office:value="0.270420789718628" calcext:value-type="float">
            <text:p>0.270420789718628</text:p>
          </table:table-cell>
        </table:table-row>
        <table:table-row table:style-name="ro1">
          <table:table-cell office:value-type="float" office:value="1573805807.67371" calcext:value-type="float">
            <text:p>1573805807.67371</text:p>
          </table:table-cell>
          <table:table-cell office:value-type="float" office:value="1940.91199391233" calcext:value-type="float">
            <text:p>1940.91199391233</text:p>
          </table:table-cell>
          <table:table-cell table:formula="of:=[.A1029]-[.A1028]" office:value-type="float" office:value="0.270357370376587" calcext:value-type="float">
            <text:p>0.270357370376587</text:p>
          </table:table-cell>
        </table:table-row>
        <table:table-row table:style-name="ro1">
          <table:table-cell office:value-type="float" office:value="1573805808.06211" calcext:value-type="float">
            <text:p>1573805808.06211</text:p>
          </table:table-cell>
          <table:table-cell office:value-type="float" office:value="1937.91199391233" calcext:value-type="float">
            <text:p>1937.91199391233</text:p>
          </table:table-cell>
          <table:table-cell table:formula="of:=[.A1030]-[.A1029]" office:value-type="float" office:value="0.388393402099609" calcext:value-type="float">
            <text:p>0.388393402099609</text:p>
          </table:table-cell>
        </table:table-row>
        <table:table-row table:style-name="ro1">
          <table:table-cell office:value-type="float" office:value="1573805808.30945" calcext:value-type="float">
            <text:p>1573805808.30945</text:p>
          </table:table-cell>
          <table:table-cell office:value-type="float" office:value="1939.97500761096" calcext:value-type="float">
            <text:p>1939.97500761096</text:p>
          </table:table-cell>
          <table:table-cell table:formula="of:=[.A1031]-[.A1030]" office:value-type="float" office:value="0.247343778610229" calcext:value-type="float">
            <text:p>0.247343778610229</text:p>
          </table:table-cell>
        </table:table-row>
        <table:table-row table:style-name="ro1">
          <table:table-cell office:value-type="float" office:value="1573805808.54804" calcext:value-type="float">
            <text:p>1573805808.54804</text:p>
          </table:table-cell>
          <table:table-cell office:value-type="float" office:value="1964.37774733699" calcext:value-type="float">
            <text:p>1964.37774733699</text:p>
          </table:table-cell>
          <table:table-cell table:formula="of:=[.A1032]-[.A1031]" office:value-type="float" office:value="0.238587141036987" calcext:value-type="float">
            <text:p>0.238587141036987</text:p>
          </table:table-cell>
        </table:table-row>
        <table:table-row table:style-name="ro1">
          <table:table-cell office:value-type="float" office:value="1573805808.78719" calcext:value-type="float">
            <text:p>1573805808.78719</text:p>
          </table:table-cell>
          <table:table-cell office:value-type="float" office:value="2030.51747336438" calcext:value-type="float">
            <text:p>2030.51747336438</text:p>
          </table:table-cell>
          <table:table-cell table:formula="of:=[.A1033]-[.A1032]" office:value-type="float" office:value="0.239152669906616" calcext:value-type="float">
            <text:p>0.239152669906616</text:p>
          </table:table-cell>
        </table:table-row>
        <table:table-row table:style-name="ro1">
          <table:table-cell office:value-type="float" office:value="1573805809.05905" calcext:value-type="float">
            <text:p>1573805809.05905</text:p>
          </table:table-cell>
          <table:table-cell office:value-type="float" office:value="2344.53391172055" calcext:value-type="float">
            <text:p>2344.53391172055</text:p>
          </table:table-cell>
          <table:table-cell table:formula="of:=[.A1034]-[.A1033]" office:value-type="float" office:value="0.271860599517822" calcext:value-type="float">
            <text:p>0.271860599517822</text:p>
          </table:table-cell>
        </table:table-row>
        <table:table-row table:style-name="ro1">
          <table:table-cell office:value-type="float" office:value="1573805809.33054" calcext:value-type="float">
            <text:p>1573805809.33054</text:p>
          </table:table-cell>
          <table:table-cell office:value-type="float" office:value="5066.5393911726" calcext:value-type="float">
            <text:p>5066.5393911726</text:p>
          </table:table-cell>
          <table:table-cell table:formula="of:=[.A1035]-[.A1034]" office:value-type="float" office:value="0.271490573883057" calcext:value-type="float">
            <text:p>0.271490573883057</text:p>
          </table:table-cell>
        </table:table-row>
        <table:table-row table:style-name="ro1">
          <table:table-cell office:value-type="float" office:value="1573805809.60303" calcext:value-type="float">
            <text:p>1573805809.60303</text:p>
          </table:table-cell>
          <table:table-cell office:value-type="float" office:value="9390.88459665206" calcext:value-type="float">
            <text:p>9390.88459665206</text:p>
          </table:table-cell>
          <table:table-cell table:formula="of:=[.A1036]-[.A1035]" office:value-type="float" office:value="0.272486686706543" calcext:value-type="float">
            <text:p>0.272486686706543</text:p>
          </table:table-cell>
        </table:table-row>
        <table:table-row table:style-name="ro1">
          <table:table-cell office:value-type="float" office:value="1573805809.87613" calcext:value-type="float">
            <text:p>1573805809.87613</text:p>
          </table:table-cell>
          <table:table-cell office:value-type="float" office:value="11286.3256925425" calcext:value-type="float">
            <text:p>11286.3256925425</text:p>
          </table:table-cell>
          <table:table-cell table:formula="of:=[.A1037]-[.A1036]" office:value-type="float" office:value="0.273099422454834" calcext:value-type="float">
            <text:p>0.273099422454834</text:p>
          </table:table-cell>
        </table:table-row>
        <table:table-row table:style-name="ro1">
          <table:table-cell office:value-type="float" office:value="1573805810.14872" calcext:value-type="float">
            <text:p>1573805810.14872</text:p>
          </table:table-cell>
          <table:table-cell office:value-type="float" office:value="11669.6681582959" calcext:value-type="float">
            <text:p>11669.6681582959</text:p>
          </table:table-cell>
          <table:table-cell table:formula="of:=[.A1038]-[.A1037]" office:value-type="float" office:value="0.272592067718506" calcext:value-type="float">
            <text:p>0.272592067718506</text:p>
          </table:table-cell>
        </table:table-row>
        <table:table-row table:style-name="ro1">
          <table:table-cell office:value-type="float" office:value="1573805810.42098" calcext:value-type="float">
            <text:p>1573805810.42098</text:p>
          </table:table-cell>
          <table:table-cell office:value-type="float" office:value="11236.4791172" calcext:value-type="float">
            <text:p>11236.4791172</text:p>
          </table:table-cell>
          <table:table-cell table:formula="of:=[.A1039]-[.A1038]" office:value-type="float" office:value="0.272256135940552" calcext:value-type="float">
            <text:p>0.272256135940552</text:p>
          </table:table-cell>
        </table:table-row>
        <table:table-row table:style-name="ro1">
          <table:table-cell office:value-type="float" office:value="1573805810.69372" calcext:value-type="float">
            <text:p>1573805810.69372</text:p>
          </table:table-cell>
          <table:table-cell office:value-type="float" office:value="10897.876377474" calcext:value-type="float">
            <text:p>10897.876377474</text:p>
          </table:table-cell>
          <table:table-cell table:formula="of:=[.A1040]-[.A1039]" office:value-type="float" office:value="0.272748708724976" calcext:value-type="float">
            <text:p>0.272748708724976</text:p>
          </table:table-cell>
        </table:table-row>
        <table:table-row table:style-name="ro1">
          <table:table-cell office:value-type="float" office:value="1573805811.08223" calcext:value-type="float">
            <text:p>1573805811.08223</text:p>
          </table:table-cell>
          <table:table-cell office:value-type="float" office:value="10534.6571993918" calcext:value-type="float">
            <text:p>10534.6571993918</text:p>
          </table:table-cell>
          <table:table-cell table:formula="of:=[.A1041]-[.A1040]" office:value-type="float" office:value="0.388503789901733" calcext:value-type="float">
            <text:p>0.388503789901733</text:p>
          </table:table-cell>
        </table:table-row>
        <table:table-row table:style-name="ro1">
          <table:table-cell office:value-type="float" office:value="1573805811.33604" calcext:value-type="float">
            <text:p>1573805811.33604</text:p>
          </table:table-cell>
          <table:table-cell office:value-type="float" office:value="10333.2380213096" calcext:value-type="float">
            <text:p>10333.2380213096</text:p>
          </table:table-cell>
          <table:table-cell table:formula="of:=[.A1042]-[.A1041]" office:value-type="float" office:value="0.253815650939941" calcext:value-type="float">
            <text:p>0.253815650939941</text:p>
          </table:table-cell>
        </table:table-row>
        <table:table-row table:style-name="ro1">
          <table:table-cell office:value-type="float" office:value="1573805811.57494" calcext:value-type="float">
            <text:p>1573805811.57494</text:p>
          </table:table-cell>
          <table:table-cell office:value-type="float" office:value="10308.0736377479" calcext:value-type="float">
            <text:p>10308.0736377479</text:p>
          </table:table-cell>
          <table:table-cell table:formula="of:=[.A1043]-[.A1042]" office:value-type="float" office:value="0.238891839981079" calcext:value-type="float">
            <text:p>0.238891839981079</text:p>
          </table:table-cell>
        </table:table-row>
        <table:table-row table:style-name="ro1">
          <table:table-cell office:value-type="float" office:value="1573805811.81422" calcext:value-type="float">
            <text:p>1573805811.81422</text:p>
          </table:table-cell>
          <table:table-cell office:value-type="float" office:value="10066.2078843233" calcext:value-type="float">
            <text:p>10066.2078843233</text:p>
          </table:table-cell>
          <table:table-cell table:formula="of:=[.A1044]-[.A1043]" office:value-type="float" office:value="0.239288330078125" calcext:value-type="float">
            <text:p>0.239288330078125</text:p>
          </table:table-cell>
        </table:table-row>
        <table:table-row table:style-name="ro1">
          <table:table-cell office:value-type="float" office:value="1573805812.08026" calcext:value-type="float">
            <text:p>1573805812.08026</text:p>
          </table:table-cell>
          <table:table-cell office:value-type="float" office:value="9804.59418569315" calcext:value-type="float">
            <text:p>9804.59418569315</text:p>
          </table:table-cell>
          <table:table-cell table:formula="of:=[.A1045]-[.A1044]" office:value-type="float" office:value="0.266040325164795" calcext:value-type="float">
            <text:p>0.266040325164795</text:p>
          </table:table-cell>
        </table:table-row>
        <table:table-row table:style-name="ro1">
          <table:table-cell office:value-type="float" office:value="1573805812.35195" calcext:value-type="float">
            <text:p>1573805812.35195</text:p>
          </table:table-cell>
          <table:table-cell office:value-type="float" office:value="9491.35856925479" calcext:value-type="float">
            <text:p>9491.35856925479</text:p>
          </table:table-cell>
          <table:table-cell table:formula="of:=[.A1046]-[.A1045]" office:value-type="float" office:value="0.271687746047974" calcext:value-type="float">
            <text:p>0.271687746047974</text:p>
          </table:table-cell>
        </table:table-row>
        <table:table-row table:style-name="ro1">
          <table:table-cell office:value-type="float" office:value="1573805812.62301" calcext:value-type="float">
            <text:p>1573805812.62301</text:p>
          </table:table-cell>
          <table:table-cell office:value-type="float" office:value="8757.53391172055" calcext:value-type="float">
            <text:p>8757.53391172055</text:p>
          </table:table-cell>
          <table:table-cell table:formula="of:=[.A1047]-[.A1046]" office:value-type="float" office:value="0.271059274673462" calcext:value-type="float">
            <text:p>0.271059274673462</text:p>
          </table:table-cell>
        </table:table-row>
        <table:table-row table:style-name="ro1">
          <table:table-cell office:value-type="float" office:value="1573805812.89537" calcext:value-type="float">
            <text:p>1573805812.89537</text:p>
          </table:table-cell>
          <table:table-cell office:value-type="float" office:value="6542.93117199452" calcext:value-type="float">
            <text:p>6542.93117199452</text:p>
          </table:table-cell>
          <table:table-cell table:formula="of:=[.A1048]-[.A1047]" office:value-type="float" office:value="0.27236270904541" calcext:value-type="float">
            <text:p>0.27236270904541</text:p>
          </table:table-cell>
        </table:table-row>
        <table:table-row table:style-name="ro1">
          <table:table-cell office:value-type="float" office:value="1573805813.16705" calcext:value-type="float">
            <text:p>1573805813.16705</text:p>
          </table:table-cell>
          <table:table-cell office:value-type="float" office:value="3071.20240487123" calcext:value-type="float">
            <text:p>3071.20240487123</text:p>
          </table:table-cell>
          <table:table-cell table:formula="of:=[.A1049]-[.A1048]" office:value-type="float" office:value="0.271672248840332" calcext:value-type="float">
            <text:p>0.271672248840332</text:p>
          </table:table-cell>
        </table:table-row>
        <table:table-row table:style-name="ro1">
          <table:table-cell office:value-type="float" office:value="1573805813.43822" calcext:value-type="float">
            <text:p>1573805813.43822</text:p>
          </table:table-cell>
          <table:table-cell office:value-type="float" office:value="1878.22980213151" calcext:value-type="float">
            <text:p>1878.22980213151</text:p>
          </table:table-cell>
          <table:table-cell table:formula="of:=[.A1050]-[.A1049]" office:value-type="float" office:value="0.271174430847168" calcext:value-type="float">
            <text:p>0.271174430847168</text:p>
          </table:table-cell>
        </table:table-row>
        <table:table-row table:style-name="ro1">
          <table:table-cell office:value-type="float" office:value="1573805813.70854" calcext:value-type="float">
            <text:p>1573805813.70854</text:p>
          </table:table-cell>
          <table:table-cell office:value-type="float" office:value="2453.52295281644" calcext:value-type="float">
            <text:p>2453.52295281644</text:p>
          </table:table-cell>
          <table:table-cell table:formula="of:=[.A1051]-[.A1050]" office:value-type="float" office:value="0.270320415496826" calcext:value-type="float">
            <text:p>0.270320415496826</text:p>
          </table:table-cell>
        </table:table-row>
        <table:table-row table:style-name="ro1">
          <table:table-cell office:value-type="float" office:value="1573805813.98048" calcext:value-type="float">
            <text:p>1573805813.98048</text:p>
          </table:table-cell>
          <table:table-cell office:value-type="float" office:value="6322.94487062466" calcext:value-type="float">
            <text:p>6322.94487062466</text:p>
          </table:table-cell>
          <table:table-cell table:formula="of:=[.A1052]-[.A1051]" office:value-type="float" office:value="0.271934509277344" calcext:value-type="float">
            <text:p>0.271934509277344</text:p>
          </table:table-cell>
        </table:table-row>
        <table:table-row table:style-name="ro1">
          <table:table-cell office:value-type="float" office:value="1573805814.25346" calcext:value-type="float">
            <text:p>1573805814.25346</text:p>
          </table:table-cell>
          <table:table-cell office:value-type="float" office:value="10139.6078843233" calcext:value-type="float">
            <text:p>10139.6078843233</text:p>
          </table:table-cell>
          <table:table-cell table:formula="of:=[.A1053]-[.A1052]" office:value-type="float" office:value="0.27298092842102" calcext:value-type="float">
            <text:p>0.27298092842102</text:p>
          </table:table-cell>
        </table:table-row>
        <table:table-row table:style-name="ro1">
          <table:table-cell office:value-type="float" office:value="1573805814.52626" calcext:value-type="float">
            <text:p>1573805814.52626</text:p>
          </table:table-cell>
          <table:table-cell office:value-type="float" office:value="11424.7147336384" calcext:value-type="float">
            <text:p>11424.7147336384</text:p>
          </table:table-cell>
          <table:table-cell table:formula="of:=[.A1054]-[.A1053]" office:value-type="float" office:value="0.272799968719482" calcext:value-type="float">
            <text:p>0.272799968719482</text:p>
          </table:table-cell>
        </table:table-row>
        <table:table-row table:style-name="ro1">
          <table:table-cell office:value-type="float" office:value="1573805814.79835" calcext:value-type="float">
            <text:p>1573805814.79835</text:p>
          </table:table-cell>
          <table:table-cell office:value-type="float" office:value="11158.5941856932" calcext:value-type="float">
            <text:p>11158.5941856932</text:p>
          </table:table-cell>
          <table:table-cell table:formula="of:=[.A1055]-[.A1054]" office:value-type="float" office:value="0.272093057632446" calcext:value-type="float">
            <text:p>0.272093057632446</text:p>
          </table:table-cell>
        </table:table-row>
        <table:table-row table:style-name="ro1">
          <table:table-cell office:value-type="float" office:value="1573805815.07066" calcext:value-type="float">
            <text:p>1573805815.07066</text:p>
          </table:table-cell>
          <table:table-cell office:value-type="float" office:value="10922.4955555562" calcext:value-type="float">
            <text:p>10922.4955555562</text:p>
          </table:table-cell>
          <table:table-cell table:formula="of:=[.A1056]-[.A1055]" office:value-type="float" office:value="0.272310495376587" calcext:value-type="float">
            <text:p>0.272310495376587</text:p>
          </table:table-cell>
        </table:table-row>
        <table:table-row table:style-name="ro1">
          <table:table-cell office:value-type="float" office:value="1573805815.34326" calcext:value-type="float">
            <text:p>1573805815.34326</text:p>
          </table:table-cell>
          <table:table-cell office:value-type="float" office:value="10761.5722678849" calcext:value-type="float">
            <text:p>10761.5722678849</text:p>
          </table:table-cell>
          <table:table-cell table:formula="of:=[.A1057]-[.A1056]" office:value-type="float" office:value="0.2725989818573" calcext:value-type="float">
            <text:p>0.2725989818573</text:p>
          </table:table-cell>
        </table:table-row>
        <table:table-row table:style-name="ro1">
          <table:table-cell office:value-type="float" office:value="1573805815.61471" calcext:value-type="float">
            <text:p>1573805815.61471</text:p>
          </table:table-cell>
          <table:table-cell office:value-type="float" office:value="10492.380487063" calcext:value-type="float">
            <text:p>10492.380487063</text:p>
          </table:table-cell>
          <table:table-cell table:formula="of:=[.A1058]-[.A1057]" office:value-type="float" office:value="0.271446943283081" calcext:value-type="float">
            <text:p>0.271446943283081</text:p>
          </table:table-cell>
        </table:table-row>
        <table:table-row table:style-name="ro1">
          <table:table-cell office:value-type="float" office:value="1573805815.88684" calcext:value-type="float">
            <text:p>1573805815.88684</text:p>
          </table:table-cell>
          <table:table-cell office:value-type="float" office:value="10520.6051445973" calcext:value-type="float">
            <text:p>10520.6051445973</text:p>
          </table:table-cell>
          <table:table-cell table:formula="of:=[.A1059]-[.A1058]" office:value-type="float" office:value="0.272133350372314" calcext:value-type="float">
            <text:p>0.272133350372314</text:p>
          </table:table-cell>
        </table:table-row>
        <table:table-row table:style-name="ro1">
          <table:table-cell office:value-type="float" office:value="1573805816.15877" calcext:value-type="float">
            <text:p>1573805816.15877</text:p>
          </table:table-cell>
          <table:table-cell office:value-type="float" office:value="10252.6736377479" calcext:value-type="float">
            <text:p>10252.6736377479</text:p>
          </table:table-cell>
          <table:table-cell table:formula="of:=[.A1060]-[.A1059]" office:value-type="float" office:value="0.271927118301392" calcext:value-type="float">
            <text:p>0.271927118301392</text:p>
          </table:table-cell>
        </table:table-row>
        <table:table-row table:style-name="ro1">
          <table:table-cell office:value-type="float" office:value="1573805816.4312" calcext:value-type="float">
            <text:p>1573805816.4312</text:p>
          </table:table-cell>
          <table:table-cell office:value-type="float" office:value="9981.86267884384" calcext:value-type="float">
            <text:p>9981.86267884384</text:p>
          </table:table-cell>
          <table:table-cell table:formula="of:=[.A1061]-[.A1060]" office:value-type="float" office:value="0.272434711456299" calcext:value-type="float">
            <text:p>0.272434711456299</text:p>
          </table:table-cell>
        </table:table-row>
        <table:table-row table:style-name="ro1">
          <table:table-cell office:value-type="float" office:value="1573805816.7039" calcext:value-type="float">
            <text:p>1573805816.7039</text:p>
          </table:table-cell>
          <table:table-cell office:value-type="float" office:value="9936.92021309041" calcext:value-type="float">
            <text:p>9936.92021309041</text:p>
          </table:table-cell>
          <table:table-cell table:formula="of:=[.A1062]-[.A1061]" office:value-type="float" office:value="0.27269983291626" calcext:value-type="float">
            <text:p>0.27269983291626</text:p>
          </table:table-cell>
        </table:table-row>
        <table:table-row table:style-name="ro1">
          <table:table-cell office:value-type="float" office:value="1573805816.97614" calcext:value-type="float">
            <text:p>1573805816.97614</text:p>
          </table:table-cell>
          <table:table-cell office:value-type="float" office:value="10112.6708980219" calcext:value-type="float">
            <text:p>10112.6708980219</text:p>
          </table:table-cell>
          <table:table-cell table:formula="of:=[.A1063]-[.A1062]" office:value-type="float" office:value="0.272241592407227" calcext:value-type="float">
            <text:p>0.272241592407227</text:p>
          </table:table-cell>
        </table:table-row>
        <table:table-row table:style-name="ro1">
          <table:table-cell office:value-type="float" office:value="1573805817.24816" calcext:value-type="float">
            <text:p>1573805817.24816</text:p>
          </table:table-cell>
          <table:table-cell office:value-type="float" office:value="8866.50377473425" calcext:value-type="float">
            <text:p>8866.50377473425</text:p>
          </table:table-cell>
          <table:table-cell table:formula="of:=[.A1064]-[.A1063]" office:value-type="float" office:value="0.272015810012817" calcext:value-type="float">
            <text:p>0.272015810012817</text:p>
          </table:table-cell>
        </table:table-row>
        <table:table-row table:style-name="ro1">
          <table:table-cell office:value-type="float" office:value="1573805817.69448" calcext:value-type="float">
            <text:p>1573805817.69448</text:p>
          </table:table-cell>
          <table:table-cell office:value-type="float" office:value="3089.42980213151" calcext:value-type="float">
            <text:p>3089.42980213151</text:p>
          </table:table-cell>
          <table:table-cell table:formula="of:=[.A1065]-[.A1064]" office:value-type="float" office:value="0.446319341659546" calcext:value-type="float">
            <text:p>0.446319341659546</text:p>
          </table:table-cell>
        </table:table-row>
        <table:table-row table:style-name="ro1">
          <table:table-cell office:value-type="float" office:value="1573805817.93249" calcext:value-type="float">
            <text:p>1573805817.93249</text:p>
          </table:table-cell>
          <table:table-cell office:value-type="float" office:value="1847.63254185753" calcext:value-type="float">
            <text:p>1847.63254185753</text:p>
          </table:table-cell>
          <table:table-cell table:formula="of:=[.A1066]-[.A1065]" office:value-type="float" office:value="0.238011837005615" calcext:value-type="float">
            <text:p>0.238011837005615</text:p>
          </table:table-cell>
        </table:table-row>
        <table:table-row table:style-name="ro1">
          <table:table-cell office:value-type="float" office:value="1573805818.1704" calcext:value-type="float">
            <text:p>1573805818.1704</text:p>
          </table:table-cell>
          <table:table-cell office:value-type="float" office:value="2710.23802130959" calcext:value-type="float">
            <text:p>2710.23802130959</text:p>
          </table:table-cell>
          <table:table-cell table:formula="of:=[.A1067]-[.A1066]" office:value-type="float" office:value="0.237908840179443" calcext:value-type="float">
            <text:p>0.237908840179443</text:p>
          </table:table-cell>
        </table:table-row>
        <table:table-row table:style-name="ro1">
          <table:table-cell office:value-type="float" office:value="1573805818.43818" calcext:value-type="float">
            <text:p>1573805818.43818</text:p>
          </table:table-cell>
          <table:table-cell office:value-type="float" office:value="8196.79692541918" calcext:value-type="float">
            <text:p>8196.79692541918</text:p>
          </table:table-cell>
          <table:table-cell table:formula="of:=[.A1068]-[.A1067]" office:value-type="float" office:value="0.267779588699341" calcext:value-type="float">
            <text:p>0.267779588699341</text:p>
          </table:table-cell>
        </table:table-row>
        <table:table-row table:style-name="ro1">
          <table:table-cell office:value-type="float" office:value="1573805818.70925" calcext:value-type="float">
            <text:p>1573805818.70925</text:p>
          </table:table-cell>
          <table:table-cell office:value-type="float" office:value="10360.3585692548" calcext:value-type="float">
            <text:p>10360.3585692548</text:p>
          </table:table-cell>
          <table:table-cell table:formula="of:=[.A1069]-[.A1068]" office:value-type="float" office:value="0.271071672439575" calcext:value-type="float">
            <text:p>0.271071672439575</text:p>
          </table:table-cell>
        </table:table-row>
        <table:table-row table:style-name="ro1">
          <table:table-cell office:value-type="float" office:value="1573805818.98046" calcext:value-type="float">
            <text:p>1573805818.98046</text:p>
          </table:table-cell>
          <table:table-cell office:value-type="float" office:value="10341.4517199397" calcext:value-type="float">
            <text:p>10341.4517199397</text:p>
          </table:table-cell>
          <table:table-cell table:formula="of:=[.A1070]-[.A1069]" office:value-type="float" office:value="0.271209955215454" calcext:value-type="float">
            <text:p>0.271209955215454</text:p>
          </table:table-cell>
        </table:table-row>
        <table:table-row table:style-name="ro1">
          <table:table-cell office:value-type="float" office:value="1573805819.25118" calcext:value-type="float">
            <text:p>1573805819.25118</text:p>
          </table:table-cell>
          <table:table-cell office:value-type="float" office:value="9777.20514459726" calcext:value-type="float">
            <text:p>9777.20514459726</text:p>
          </table:table-cell>
          <table:table-cell table:formula="of:=[.A1071]-[.A1070]" office:value-type="float" office:value="0.270723581314087" calcext:value-type="float">
            <text:p>0.270723581314087</text:p>
          </table:table-cell>
        </table:table-row>
        <table:table-row table:style-name="ro1">
          <table:table-cell office:value-type="float" office:value="1573805819.52064" calcext:value-type="float">
            <text:p>1573805819.52064</text:p>
          </table:table-cell>
          <table:table-cell office:value-type="float" office:value="9526.08185692603" calcext:value-type="float">
            <text:p>9526.08185692603</text:p>
          </table:table-cell>
          <table:table-cell table:formula="of:=[.A1072]-[.A1071]" office:value-type="float" office:value="0.269453048706055" calcext:value-type="float">
            <text:p>0.269453048706055</text:p>
          </table:table-cell>
        </table:table-row>
        <table:table-row table:style-name="ro1">
          <table:table-cell office:value-type="float" office:value="1573805819.79144" calcext:value-type="float">
            <text:p>1573805819.79144</text:p>
          </table:table-cell>
          <table:table-cell office:value-type="float" office:value="9239.99418569315" calcext:value-type="float">
            <text:p>9239.99418569315</text:p>
          </table:table-cell>
          <table:table-cell table:formula="of:=[.A1073]-[.A1072]" office:value-type="float" office:value="0.270804882049561" calcext:value-type="float">
            <text:p>0.270804882049561</text:p>
          </table:table-cell>
        </table:table-row>
        <table:table-row table:style-name="ro1">
          <table:table-cell office:value-type="float" office:value="1573805820.06095" calcext:value-type="float">
            <text:p>1573805820.06095</text:p>
          </table:table-cell>
          <table:table-cell office:value-type="float" office:value="9088.43802130959" calcext:value-type="float">
            <text:p>9088.43802130959</text:p>
          </table:table-cell>
          <table:table-cell table:formula="of:=[.A1074]-[.A1073]" office:value-type="float" office:value="0.269513130187988" calcext:value-type="float">
            <text:p>0.269513130187988</text:p>
          </table:table-cell>
        </table:table-row>
        <table:table-row table:style-name="ro1">
          <table:table-cell office:value-type="float" office:value="1573805820.33223" calcext:value-type="float">
            <text:p>1573805820.33223</text:p>
          </table:table-cell>
          <table:table-cell office:value-type="float" office:value="8941.84076103562" calcext:value-type="float">
            <text:p>8941.84076103562</text:p>
          </table:table-cell>
          <table:table-cell table:formula="of:=[.A1075]-[.A1074]" office:value-type="float" office:value="0.271280288696289" calcext:value-type="float">
            <text:p>0.271280288696289</text:p>
          </table:table-cell>
        </table:table-row>
        <table:table-row table:style-name="ro1">
          <table:table-cell office:value-type="float" office:value="1573805820.60337" calcext:value-type="float">
            <text:p>1573805820.60337</text:p>
          </table:table-cell>
          <table:table-cell office:value-type="float" office:value="9109.01062404932" calcext:value-type="float">
            <text:p>9109.01062404932</text:p>
          </table:table-cell>
          <table:table-cell table:formula="of:=[.A1076]-[.A1075]" office:value-type="float" office:value="0.271134853363037" calcext:value-type="float">
            <text:p>0.271134853363037</text:p>
          </table:table-cell>
        </table:table-row>
        <table:table-row table:style-name="ro1">
          <table:table-cell office:value-type="float" office:value="1573805820.8738" calcext:value-type="float">
            <text:p>1573805820.8738</text:p>
          </table:table-cell>
          <table:table-cell office:value-type="float" office:value="9114.20514459726" calcext:value-type="float">
            <text:p>9114.20514459726</text:p>
          </table:table-cell>
          <table:table-cell table:formula="of:=[.A1077]-[.A1076]" office:value-type="float" office:value="0.270433902740479" calcext:value-type="float">
            <text:p>0.270433902740479</text:p>
          </table:table-cell>
        </table:table-row>
        <table:table-row table:style-name="ro1">
          <table:table-cell office:value-type="float" office:value="1573805821.14438" calcext:value-type="float">
            <text:p>1573805821.14438</text:p>
          </table:table-cell>
          <table:table-cell office:value-type="float" office:value="9070.30103500822" calcext:value-type="float">
            <text:p>9070.30103500822</text:p>
          </table:table-cell>
          <table:table-cell table:formula="of:=[.A1078]-[.A1077]" office:value-type="float" office:value="0.270577430725098" calcext:value-type="float">
            <text:p>0.270577430725098</text:p>
          </table:table-cell>
        </table:table-row>
        <table:table-row table:style-name="ro1">
          <table:table-cell office:value-type="float" office:value="1573805821.4153" calcext:value-type="float">
            <text:p>1573805821.4153</text:p>
          </table:table-cell>
          <table:table-cell office:value-type="float" office:value="9219.47089802192" calcext:value-type="float">
            <text:p>9219.47089802192</text:p>
          </table:table-cell>
          <table:table-cell table:formula="of:=[.A1079]-[.A1078]" office:value-type="float" office:value="0.270920991897583" calcext:value-type="float">
            <text:p>0.270920991897583</text:p>
          </table:table-cell>
        </table:table-row>
        <table:table-row table:style-name="ro1">
          <table:table-cell office:value-type="float" office:value="1573805821.68544" calcext:value-type="float">
            <text:p>1573805821.68544</text:p>
          </table:table-cell>
          <table:table-cell office:value-type="float" office:value="9227.5092541863" calcext:value-type="float">
            <text:p>9227.5092541863</text:p>
          </table:table-cell>
          <table:table-cell table:formula="of:=[.A1080]-[.A1079]" office:value-type="float" office:value="0.270138502120972" calcext:value-type="float">
            <text:p>0.270138502120972</text:p>
          </table:table-cell>
        </table:table-row>
        <table:table-row table:style-name="ro1">
          <table:table-cell office:value-type="float" office:value="1573805821.95496" calcext:value-type="float">
            <text:p>1573805821.95496</text:p>
          </table:table-cell>
          <table:table-cell office:value-type="float" office:value="8856.89281583014" calcext:value-type="float">
            <text:p>8856.89281583014</text:p>
          </table:table-cell>
          <table:table-cell table:formula="of:=[.A1081]-[.A1080]" office:value-type="float" office:value="0.269518852233887" calcext:value-type="float">
            <text:p>0.269518852233887</text:p>
          </table:table-cell>
        </table:table-row>
        <table:table-row table:style-name="ro1">
          <table:table-cell office:value-type="float" office:value="1573805822.2255" calcext:value-type="float">
            <text:p>1573805822.2255</text:p>
          </table:table-cell>
          <table:table-cell office:value-type="float" office:value="6695.31747336438" calcext:value-type="float">
            <text:p>6695.31747336438</text:p>
          </table:table-cell>
          <table:table-cell table:formula="of:=[.A1082]-[.A1081]" office:value-type="float" office:value="0.270538806915283" calcext:value-type="float">
            <text:p>0.270538806915283</text:p>
          </table:table-cell>
        </table:table-row>
        <table:table-row table:style-name="ro1">
          <table:table-cell office:value-type="float" office:value="1573805822.49643" calcext:value-type="float">
            <text:p>1573805822.49643</text:p>
          </table:table-cell>
          <table:table-cell office:value-type="float" office:value="5477.51199391233" calcext:value-type="float">
            <text:p>5477.51199391233</text:p>
          </table:table-cell>
          <table:table-cell table:formula="of:=[.A1083]-[.A1082]" office:value-type="float" office:value="0.270936012268066" calcext:value-type="float">
            <text:p>0.270936012268066</text:p>
          </table:table-cell>
        </table:table-row>
        <table:table-row table:style-name="ro1">
          <table:table-cell office:value-type="float" office:value="1573805822.76603" calcext:value-type="float">
            <text:p>1573805822.76603</text:p>
          </table:table-cell>
          <table:table-cell office:value-type="float" office:value="3056.98322678904" calcext:value-type="float">
            <text:p>3056.98322678904</text:p>
          </table:table-cell>
          <table:table-cell table:formula="of:=[.A1084]-[.A1083]" office:value-type="float" office:value="0.26959228515625" calcext:value-type="float">
            <text:p>0.26959228515625</text:p>
          </table:table-cell>
        </table:table-row>
        <table:table-row table:style-name="ro1">
          <table:table-cell office:value-type="float" office:value="1573805823.03567" calcext:value-type="float">
            <text:p>1573805823.03567</text:p>
          </table:table-cell>
          <table:table-cell office:value-type="float" office:value="1890.95856925479" calcext:value-type="float">
            <text:p>1890.95856925479</text:p>
          </table:table-cell>
          <table:table-cell table:formula="of:=[.A1085]-[.A1084]" office:value-type="float" office:value="0.26964807510376" calcext:value-type="float">
            <text:p>0.26964807510376</text:p>
          </table:table-cell>
        </table:table-row>
        <table:table-row table:style-name="ro1">
          <table:table-cell office:value-type="float" office:value="1573805823.3059" calcext:value-type="float">
            <text:p>1573805823.3059</text:p>
          </table:table-cell>
          <table:table-cell office:value-type="float" office:value="2383.23528158356" calcext:value-type="float">
            <text:p>2383.23528158356</text:p>
          </table:table-cell>
          <table:table-cell table:formula="of:=[.A1086]-[.A1085]" office:value-type="float" office:value="0.270225763320923" calcext:value-type="float">
            <text:p>0.270225763320923</text:p>
          </table:table-cell>
        </table:table-row>
        <table:table-row table:style-name="ro1">
          <table:table-cell office:value-type="float" office:value="1573805823.57723" calcext:value-type="float">
            <text:p>1573805823.57723</text:p>
          </table:table-cell>
          <table:table-cell office:value-type="float" office:value="5741.83528158356" calcext:value-type="float">
            <text:p>5741.83528158356</text:p>
          </table:table-cell>
          <table:table-cell table:formula="of:=[.A1087]-[.A1086]" office:value-type="float" office:value="0.27133321762085" calcext:value-type="float">
            <text:p>0.27133321762085</text:p>
          </table:table-cell>
        </table:table-row>
        <table:table-row table:style-name="ro1">
          <table:table-cell office:value-type="float" office:value="1573805823.84703" calcext:value-type="float">
            <text:p>1573805823.84703</text:p>
          </table:table-cell>
          <table:table-cell office:value-type="float" office:value="8608.59692541918" calcext:value-type="float">
            <text:p>8608.59692541918</text:p>
          </table:table-cell>
          <table:table-cell table:formula="of:=[.A1088]-[.A1087]" office:value-type="float" office:value="0.269800424575806" calcext:value-type="float">
            <text:p>0.269800424575806</text:p>
          </table:table-cell>
        </table:table-row>
        <table:table-row table:style-name="ro1">
          <table:table-cell office:value-type="float" office:value="1573805824.11862" calcext:value-type="float">
            <text:p>1573805824.11862</text:p>
          </table:table-cell>
          <table:table-cell office:value-type="float" office:value="9861.26267884384" calcext:value-type="float">
            <text:p>9861.26267884384</text:p>
          </table:table-cell>
          <table:table-cell table:formula="of:=[.A1089]-[.A1088]" office:value-type="float" office:value="0.2715904712677" calcext:value-type="float">
            <text:p>0.2715904712677</text:p>
          </table:table-cell>
        </table:table-row>
        <table:table-row table:style-name="ro1">
          <table:table-cell office:value-type="float" office:value="1573805824.38924" calcext:value-type="float">
            <text:p>1573805824.38924</text:p>
          </table:table-cell>
          <table:table-cell office:value-type="float" office:value="10166.7366514466" calcext:value-type="float">
            <text:p>10166.7366514466</text:p>
          </table:table-cell>
          <table:table-cell table:formula="of:=[.A1090]-[.A1089]" office:value-type="float" office:value="0.270617485046387" calcext:value-type="float">
            <text:p>0.270617485046387</text:p>
          </table:table-cell>
        </table:table-row>
        <table:table-row table:style-name="ro1">
          <table:table-cell office:value-type="float" office:value="1573805824.65979" calcext:value-type="float">
            <text:p>1573805824.65979</text:p>
          </table:table-cell>
          <table:table-cell office:value-type="float" office:value="9964.91473363836" calcext:value-type="float">
            <text:p>9964.91473363836</text:p>
          </table:table-cell>
          <table:table-cell table:formula="of:=[.A1091]-[.A1090]" office:value-type="float" office:value="0.270548582077026" calcext:value-type="float">
            <text:p>0.270548582077026</text:p>
          </table:table-cell>
        </table:table-row>
        <table:table-row table:style-name="ro1">
          <table:table-cell office:value-type="float" office:value="1573805824.92956" calcext:value-type="float">
            <text:p>1573805824.92956</text:p>
          </table:table-cell>
          <table:table-cell office:value-type="float" office:value="9723.58322678904" calcext:value-type="float">
            <text:p>9723.58322678904</text:p>
          </table:table-cell>
          <table:table-cell table:formula="of:=[.A1092]-[.A1091]" office:value-type="float" office:value="0.269765853881836" calcext:value-type="float">
            <text:p>0.269765853881836</text:p>
          </table:table-cell>
        </table:table-row>
        <table:table-row table:style-name="ro1">
          <table:table-cell office:value-type="float" office:value="1573805825.19896" calcext:value-type="float">
            <text:p>1573805825.19896</text:p>
          </table:table-cell>
          <table:table-cell office:value-type="float" office:value="9384.68733637808" calcext:value-type="float">
            <text:p>9384.68733637808</text:p>
          </table:table-cell>
          <table:table-cell table:formula="of:=[.A1093]-[.A1092]" office:value-type="float" office:value="0.269405841827393" calcext:value-type="float">
            <text:p>0.269405841827393</text:p>
          </table:table-cell>
        </table:table-row>
        <table:table-row table:style-name="ro1">
          <table:table-cell office:value-type="float" office:value="1573805825.46982" calcext:value-type="float">
            <text:p>1573805825.46982</text:p>
          </table:table-cell>
          <table:table-cell office:value-type="float" office:value="8982.37226788493" calcext:value-type="float">
            <text:p>8982.37226788493</text:p>
          </table:table-cell>
          <table:table-cell table:formula="of:=[.A1094]-[.A1093]" office:value-type="float" office:value="0.270855665206909" calcext:value-type="float">
            <text:p>0.270855665206909</text:p>
          </table:table-cell>
        </table:table-row>
        <table:table-row table:style-name="ro1">
          <table:table-cell office:value-type="float" office:value="1573805825.74032" calcext:value-type="float">
            <text:p>1573805825.74032</text:p>
          </table:table-cell>
          <table:table-cell office:value-type="float" office:value="8833.82980213151" calcext:value-type="float">
            <text:p>8833.82980213151</text:p>
          </table:table-cell>
          <table:table-cell table:formula="of:=[.A1095]-[.A1094]" office:value-type="float" office:value="0.270501852035522" calcext:value-type="float">
            <text:p>0.270501852035522</text:p>
          </table:table-cell>
        </table:table-row>
        <table:table-row table:style-name="ro1">
          <table:table-cell office:value-type="float" office:value="1573805826.01203" calcext:value-type="float">
            <text:p>1573805826.01203</text:p>
          </table:table-cell>
          <table:table-cell office:value-type="float" office:value="8529.35856925479" calcext:value-type="float">
            <text:p>8529.35856925479</text:p>
          </table:table-cell>
          <table:table-cell table:formula="of:=[.A1096]-[.A1095]" office:value-type="float" office:value="0.271706342697144" calcext:value-type="float">
            <text:p>0.271706342697144</text:p>
          </table:table-cell>
        </table:table-row>
        <table:table-row table:style-name="ro1">
          <table:table-cell office:value-type="float" office:value="1573805826.28204" calcext:value-type="float">
            <text:p>1573805826.28204</text:p>
          </table:table-cell>
          <table:table-cell office:value-type="float" office:value="7079.55582952877" calcext:value-type="float">
            <text:p>7079.55582952877</text:p>
          </table:table-cell>
          <table:table-cell table:formula="of:=[.A1097]-[.A1096]" office:value-type="float" office:value="0.270015001296997" calcext:value-type="float">
            <text:p>0.270015001296997</text:p>
          </table:table-cell>
        </table:table-row>
        <table:table-row table:style-name="ro1">
          <table:table-cell office:value-type="float" office:value="1573805826.5516" calcext:value-type="float">
            <text:p>1573805826.5516</text:p>
          </table:table-cell>
          <table:table-cell office:value-type="float" office:value="5529.67637747397" calcext:value-type="float">
            <text:p>5529.67637747397</text:p>
          </table:table-cell>
          <table:table-cell table:formula="of:=[.A1098]-[.A1097]" office:value-type="float" office:value="0.26956033706665" calcext:value-type="float">
            <text:p>0.26956033706665</text:p>
          </table:table-cell>
        </table:table-row>
        <table:table-row table:style-name="ro1">
          <table:table-cell office:value-type="float" office:value="1573805826.82095" calcext:value-type="float">
            <text:p>1573805826.82095</text:p>
          </table:table-cell>
          <table:table-cell office:value-type="float" office:value="5878.05171993973" calcext:value-type="float">
            <text:p>5878.05171993973</text:p>
          </table:table-cell>
          <table:table-cell table:formula="of:=[.A1099]-[.A1098]" office:value-type="float" office:value="0.269346952438354" calcext:value-type="float">
            <text:p>0.269346952438354</text:p>
          </table:table-cell>
        </table:table-row>
        <table:table-row table:style-name="ro1">
          <table:table-cell office:value-type="float" office:value="1573805827.09222" calcext:value-type="float">
            <text:p>1573805827.09222</text:p>
          </table:table-cell>
          <table:table-cell office:value-type="float" office:value="3015.98596651507" calcext:value-type="float">
            <text:p>3015.98596651507</text:p>
          </table:table-cell>
          <table:table-cell table:formula="of:=[.A1100]-[.A1099]" office:value-type="float" office:value="0.271270751953125" calcext:value-type="float">
            <text:p>0.271270751953125</text:p>
          </table:table-cell>
        </table:table-row>
        <table:table-row table:style-name="ro1">
          <table:table-cell office:value-type="float" office:value="1573805827.36456" calcext:value-type="float">
            <text:p>1573805827.36456</text:p>
          </table:table-cell>
          <table:table-cell office:value-type="float" office:value="1904.74487062466" calcext:value-type="float">
            <text:p>1904.74487062466</text:p>
          </table:table-cell>
          <table:table-cell table:formula="of:=[.A1101]-[.A1100]" office:value-type="float" office:value="0.2723388671875" calcext:value-type="float">
            <text:p>0.2723388671875</text:p>
          </table:table-cell>
        </table:table-row>
        <table:table-row table:style-name="ro1">
          <table:table-cell office:value-type="float" office:value="1573805827.63419" calcext:value-type="float">
            <text:p>1573805827.63419</text:p>
          </table:table-cell>
          <table:table-cell office:value-type="float" office:value="1707.51747336438" calcext:value-type="float">
            <text:p>1707.51747336438</text:p>
          </table:table-cell>
          <table:table-cell table:formula="of:=[.A1102]-[.A1101]" office:value-type="float" office:value="0.269629240036011" calcext:value-type="float">
            <text:p>0.269629240036011</text:p>
          </table:table-cell>
        </table:table-row>
        <table:table-row table:style-name="ro1">
          <table:table-cell office:value-type="float" office:value="1573805827.90297" calcext:value-type="float">
            <text:p>1573805827.90297</text:p>
          </table:table-cell>
          <table:table-cell office:value-type="float" office:value="1717.65719939178" calcext:value-type="float">
            <text:p>1717.65719939178</text:p>
          </table:table-cell>
          <table:table-cell table:formula="of:=[.A1103]-[.A1102]" office:value-type="float" office:value="0.268784523010254" calcext:value-type="float">
            <text:p>0.268784523010254</text:p>
          </table:table-cell>
        </table:table-row>
        <table:table-row table:style-name="ro1">
          <table:table-cell office:value-type="float" office:value="1573805828.17081" calcext:value-type="float">
            <text:p>1573805828.17081</text:p>
          </table:table-cell>
          <table:table-cell office:value-type="float" office:value="1716.92569254247" calcext:value-type="float">
            <text:p>1716.92569254247</text:p>
          </table:table-cell>
          <table:table-cell table:formula="of:=[.A1104]-[.A1103]" office:value-type="float" office:value="0.267837047576904" calcext:value-type="float">
            <text:p>0.267837047576904</text:p>
          </table:table-cell>
        </table:table-row>
        <table:table-row table:style-name="ro1">
          <table:table-cell office:value-type="float" office:value="1573805828.43837" calcext:value-type="float">
            <text:p>1573805828.43837</text:p>
          </table:table-cell>
          <table:table-cell office:value-type="float" office:value="1747.50651446027" calcext:value-type="float">
            <text:p>1747.50651446027</text:p>
          </table:table-cell>
          <table:table-cell table:formula="of:=[.A1105]-[.A1104]" office:value-type="float" office:value="0.267562389373779" calcext:value-type="float">
            <text:p>0.267562389373779</text:p>
          </table:table-cell>
        </table:table-row>
        <table:table-row table:style-name="ro1">
          <table:table-cell office:value-type="float" office:value="1573805828.70717" calcext:value-type="float">
            <text:p>1573805828.70717</text:p>
          </table:table-cell>
          <table:table-cell office:value-type="float" office:value="2121.39692541918" calcext:value-type="float">
            <text:p>2121.39692541918</text:p>
          </table:table-cell>
          <table:table-cell table:formula="of:=[.A1106]-[.A1105]" office:value-type="float" office:value="0.268794536590576" calcext:value-type="float">
            <text:p>0.268794536590576</text:p>
          </table:table-cell>
        </table:table-row>
        <table:table-row table:style-name="ro1">
          <table:table-cell office:value-type="float" office:value="1573805828.97524" calcext:value-type="float">
            <text:p>1573805828.97524</text:p>
          </table:table-cell>
          <table:table-cell office:value-type="float" office:value="4161.56678843288" calcext:value-type="float">
            <text:p>4161.56678843288</text:p>
          </table:table-cell>
          <table:table-cell table:formula="of:=[.A1107]-[.A1106]" office:value-type="float" office:value="0.268074989318848" calcext:value-type="float">
            <text:p>0.268074989318848</text:p>
          </table:table-cell>
        </table:table-row>
        <table:table-row table:style-name="ro1">
          <table:table-cell office:value-type="float" office:value="1573805829.24531" calcext:value-type="float">
            <text:p>1573805829.24531</text:p>
          </table:table-cell>
          <table:table-cell office:value-type="float" office:value="6424.59144596712" calcext:value-type="float">
            <text:p>6424.59144596712</text:p>
          </table:table-cell>
          <table:table-cell table:formula="of:=[.A1108]-[.A1107]" office:value-type="float" office:value="0.270066499710083" calcext:value-type="float">
            <text:p>0.270066499710083</text:p>
          </table:table-cell>
        </table:table-row>
        <table:table-row table:style-name="ro1">
          <table:table-cell office:value-type="float" office:value="1573805829.51432" calcext:value-type="float">
            <text:p>1573805829.51432</text:p>
          </table:table-cell>
          <table:table-cell office:value-type="float" office:value="7778.88459665206" calcext:value-type="float">
            <text:p>7778.88459665206</text:p>
          </table:table-cell>
          <table:table-cell table:formula="of:=[.A1109]-[.A1108]" office:value-type="float" office:value="0.269017457962036" calcext:value-type="float">
            <text:p>0.269017457962036</text:p>
          </table:table-cell>
        </table:table-row>
        <table:table-row table:style-name="ro1">
          <table:table-cell office:value-type="float" office:value="1573805829.78424" calcext:value-type="float">
            <text:p>1573805829.78424</text:p>
          </table:table-cell>
          <table:table-cell office:value-type="float" office:value="9553.16678843288" calcext:value-type="float">
            <text:p>9553.16678843288</text:p>
          </table:table-cell>
          <table:table-cell table:formula="of:=[.A1110]-[.A1109]" office:value-type="float" office:value="0.269911289215088" calcext:value-type="float">
            <text:p>0.269911289215088</text:p>
          </table:table-cell>
        </table:table-row>
        <table:table-row table:style-name="ro1">
          <table:table-cell office:value-type="float" office:value="1573805830.20957" calcext:value-type="float">
            <text:p>1573805830.20957</text:p>
          </table:table-cell>
          <table:table-cell office:value-type="float" office:value="8521.20240487123" calcext:value-type="float">
            <text:p>8521.20240487123</text:p>
          </table:table-cell>
          <table:table-cell table:formula="of:=[.A1111]-[.A1110]" office:value-type="float" office:value="0.425333023071289" calcext:value-type="float">
            <text:p>0.425333023071289</text:p>
          </table:table-cell>
        </table:table-row>
        <table:table-row table:style-name="ro1">
          <table:table-cell office:value-type="float" office:value="1573805830.44846" calcext:value-type="float">
            <text:p>1573805830.44846</text:p>
          </table:table-cell>
          <table:table-cell office:value-type="float" office:value="5221.49007610411" calcext:value-type="float">
            <text:p>5221.49007610411</text:p>
          </table:table-cell>
          <table:table-cell table:formula="of:=[.A1112]-[.A1111]" office:value-type="float" office:value="0.238891839981079" calcext:value-type="float">
            <text:p>0.238891839981079</text:p>
          </table:table-cell>
        </table:table-row>
        <table:table-row table:style-name="ro1">
          <table:table-cell office:value-type="float" office:value="1573805830.68667" calcext:value-type="float">
            <text:p>1573805830.68667</text:p>
          </table:table-cell>
          <table:table-cell office:value-type="float" office:value="2334.71747336438" calcext:value-type="float">
            <text:p>2334.71747336438</text:p>
          </table:table-cell>
          <table:table-cell table:formula="of:=[.A1113]-[.A1112]" office:value-type="float" office:value="0.238209009170532" calcext:value-type="float">
            <text:p>0.238209009170532</text:p>
          </table:table-cell>
        </table:table-row>
        <table:table-row table:style-name="ro1">
          <table:table-cell office:value-type="float" office:value="1573805830.9268" calcext:value-type="float">
            <text:p>1573805830.9268</text:p>
          </table:table-cell>
          <table:table-cell office:value-type="float" office:value="1735.83254185753" calcext:value-type="float">
            <text:p>1735.83254185753</text:p>
          </table:table-cell>
          <table:table-cell table:formula="of:=[.A1114]-[.A1113]" office:value-type="float" office:value="0.240128755569458" calcext:value-type="float">
            <text:p>0.240128755569458</text:p>
          </table:table-cell>
        </table:table-row>
        <table:table-row table:style-name="ro1">
          <table:table-cell office:value-type="float" office:value="1573805831.19724" calcext:value-type="float">
            <text:p>1573805831.19724</text:p>
          </table:table-cell>
          <table:table-cell office:value-type="float" office:value="1722.62980213151" calcext:value-type="float">
            <text:p>1722.62980213151</text:p>
          </table:table-cell>
          <table:table-cell table:formula="of:=[.A1115]-[.A1114]" office:value-type="float" office:value="0.270439386367798" calcext:value-type="float">
            <text:p>0.270439386367798</text:p>
          </table:table-cell>
        </table:table-row>
        <table:table-row table:style-name="ro1">
          <table:table-cell office:value-type="float" office:value="1573805831.46874" calcext:value-type="float">
            <text:p>1573805831.46874</text:p>
          </table:table-cell>
          <table:table-cell office:value-type="float" office:value="1715.96678843288" calcext:value-type="float">
            <text:p>1715.96678843288</text:p>
          </table:table-cell>
          <table:table-cell table:formula="of:=[.A1116]-[.A1115]" office:value-type="float" office:value="0.271500587463379" calcext:value-type="float">
            <text:p>0.271500587463379</text:p>
          </table:table-cell>
        </table:table-row>
        <table:table-row table:style-name="ro1">
          <table:table-cell office:value-type="float" office:value="1573805831.73891" calcext:value-type="float">
            <text:p>1573805831.73891</text:p>
          </table:table-cell>
          <table:table-cell office:value-type="float" office:value="1713.63528158356" calcext:value-type="float">
            <text:p>1713.63528158356</text:p>
          </table:table-cell>
          <table:table-cell table:formula="of:=[.A1117]-[.A1116]" office:value-type="float" office:value="0.27016806602478" calcext:value-type="float">
            <text:p>0.27016806602478</text:p>
          </table:table-cell>
        </table:table-row>
        <table:table-row table:style-name="ro1">
          <table:table-cell office:value-type="float" office:value="1573805832.00917" calcext:value-type="float">
            <text:p>1573805832.00917</text:p>
          </table:table-cell>
          <table:table-cell office:value-type="float" office:value="1714.95308980274" calcext:value-type="float">
            <text:p>1714.95308980274</text:p>
          </table:table-cell>
          <table:table-cell table:formula="of:=[.A1118]-[.A1117]" office:value-type="float" office:value="0.270264148712158" calcext:value-type="float">
            <text:p>0.270264148712158</text:p>
          </table:table-cell>
        </table:table-row>
        <table:table-row table:style-name="ro1">
          <table:table-cell office:value-type="float" office:value="1573805832.27882" calcext:value-type="float">
            <text:p>1573805832.27882</text:p>
          </table:table-cell>
          <table:table-cell office:value-type="float" office:value="1714.60240487123" calcext:value-type="float">
            <text:p>1714.60240487123</text:p>
          </table:table-cell>
          <table:table-cell table:formula="of:=[.A1119]-[.A1118]" office:value-type="float" office:value="0.269654273986816" calcext:value-type="float">
            <text:p>0.269654273986816</text:p>
          </table:table-cell>
        </table:table-row>
        <table:table-row table:style-name="ro1">
          <table:table-cell office:value-type="float" office:value="1573805832.54873" calcext:value-type="float">
            <text:p>1573805832.54873</text:p>
          </table:table-cell>
          <table:table-cell office:value-type="float" office:value="1715.00240487123" calcext:value-type="float">
            <text:p>1715.00240487123</text:p>
          </table:table-cell>
          <table:table-cell table:formula="of:=[.A1120]-[.A1119]" office:value-type="float" office:value="0.269901275634766" calcext:value-type="float">
            <text:p>0.269901275634766</text:p>
          </table:table-cell>
        </table:table-row>
        <table:table-row table:style-name="ro1">
          <table:table-cell office:value-type="float" office:value="1573805832.81865" calcext:value-type="float">
            <text:p>1573805832.81865</text:p>
          </table:table-cell>
          <table:table-cell office:value-type="float" office:value="1715.93391172055" calcext:value-type="float">
            <text:p>1715.93391172055</text:p>
          </table:table-cell>
          <table:table-cell table:formula="of:=[.A1121]-[.A1120]" office:value-type="float" office:value="0.269920587539673" calcext:value-type="float">
            <text:p>0.269920587539673</text:p>
          </table:table-cell>
        </table:table-row>
        <table:table-row table:style-name="ro1">
          <table:table-cell office:value-type="float" office:value="1573805833.08906" calcext:value-type="float">
            <text:p>1573805833.08906</text:p>
          </table:table-cell>
          <table:table-cell office:value-type="float" office:value="1716.23802130959" calcext:value-type="float">
            <text:p>1716.23802130959</text:p>
          </table:table-cell>
          <table:table-cell table:formula="of:=[.A1122]-[.A1121]" office:value-type="float" office:value="0.270415544509888" calcext:value-type="float">
            <text:p>0.270415544509888</text:p>
          </table:table-cell>
        </table:table-row>
        <table:table-row table:style-name="ro1">
          <table:table-cell office:value-type="float" office:value="1573805833.35884" calcext:value-type="float">
            <text:p>1573805833.35884</text:p>
          </table:table-cell>
          <table:table-cell office:value-type="float" office:value="1716.08733637808" calcext:value-type="float">
            <text:p>1716.08733637808</text:p>
          </table:table-cell>
          <table:table-cell table:formula="of:=[.A1123]-[.A1122]" office:value-type="float" office:value="0.269773244857788" calcext:value-type="float">
            <text:p>0.269773244857788</text:p>
          </table:table-cell>
        </table:table-row>
        <table:table-row table:style-name="ro1">
          <table:table-cell office:value-type="float" office:value="1573805833.6277" calcext:value-type="float">
            <text:p>1573805833.6277</text:p>
          </table:table-cell>
          <table:table-cell office:value-type="float" office:value="1714.79144596712" calcext:value-type="float">
            <text:p>1714.79144596712</text:p>
          </table:table-cell>
          <table:table-cell table:formula="of:=[.A1124]-[.A1123]" office:value-type="float" office:value="0.268860340118408" calcext:value-type="float">
            <text:p>0.268860340118408</text:p>
          </table:table-cell>
        </table:table-row>
        <table:table-row table:style-name="ro1">
          <table:table-cell office:value-type="float" office:value="1573805833.89754" calcext:value-type="float">
            <text:p>1573805833.89754</text:p>
          </table:table-cell>
          <table:table-cell office:value-type="float" office:value="1715.05171993973" calcext:value-type="float">
            <text:p>1715.05171993973</text:p>
          </table:table-cell>
          <table:table-cell table:formula="of:=[.A1125]-[.A1124]" office:value-type="float" office:value="0.269846200942993" calcext:value-type="float">
            <text:p>0.269846200942993</text:p>
          </table:table-cell>
        </table:table-row>
        <table:table-row table:style-name="ro1">
          <table:table-cell office:value-type="float" office:value="1573805834.16605" calcext:value-type="float">
            <text:p>1573805834.16605</text:p>
          </table:table-cell>
          <table:table-cell office:value-type="float" office:value="1713.57774733699" calcext:value-type="float">
            <text:p>1713.57774733699</text:p>
          </table:table-cell>
          <table:table-cell table:formula="of:=[.A1126]-[.A1125]" office:value-type="float" office:value="0.268511533737183" calcext:value-type="float">
            <text:p>0.268511533737183</text:p>
          </table:table-cell>
        </table:table-row>
        <table:table-row table:style-name="ro1">
          <table:table-cell office:value-type="float" office:value="1573805834.4352" calcext:value-type="float">
            <text:p>1573805834.4352</text:p>
          </table:table-cell>
          <table:table-cell office:value-type="float" office:value="1713.81610350137" calcext:value-type="float">
            <text:p>1713.81610350137</text:p>
          </table:table-cell>
          <table:table-cell table:formula="of:=[.A1127]-[.A1126]" office:value-type="float" office:value="0.269143104553223" calcext:value-type="float">
            <text:p>0.269143104553223</text:p>
          </table:table-cell>
        </table:table-row>
        <table:table-row table:style-name="ro1">
          <table:table-cell office:value-type="float" office:value="1573805834.70507" calcext:value-type="float">
            <text:p>1573805834.70507</text:p>
          </table:table-cell>
          <table:table-cell office:value-type="float" office:value="1715.86815829589" calcext:value-type="float">
            <text:p>1715.86815829589</text:p>
          </table:table-cell>
          <table:table-cell table:formula="of:=[.A1128]-[.A1127]" office:value-type="float" office:value="0.269872903823853" calcext:value-type="float">
            <text:p>0.269872903823853</text:p>
          </table:table-cell>
        </table:table-row>
        <table:table-row table:style-name="ro1">
          <table:table-cell office:value-type="float" office:value="1573805834.97484" calcext:value-type="float">
            <text:p>1573805834.97484</text:p>
          </table:table-cell>
          <table:table-cell office:value-type="float" office:value="1715.07637747397" calcext:value-type="float">
            <text:p>1715.07637747397</text:p>
          </table:table-cell>
          <table:table-cell table:formula="of:=[.A1129]-[.A1128]" office:value-type="float" office:value="0.269768714904785" calcext:value-type="float">
            <text:p>0.269768714904785</text:p>
          </table:table-cell>
        </table:table-row>
        <table:table-row table:style-name="ro1">
          <table:table-cell office:value-type="float" office:value="1573805835.24481" calcext:value-type="float">
            <text:p>1573805835.24481</text:p>
          </table:table-cell>
          <table:table-cell office:value-type="float" office:value="1716.16404870685" calcext:value-type="float">
            <text:p>1716.16404870685</text:p>
          </table:table-cell>
          <table:table-cell table:formula="of:=[.A1130]-[.A1129]" office:value-type="float" office:value="0.269975662231445" calcext:value-type="float">
            <text:p>0.269975662231445</text:p>
          </table:table-cell>
        </table:table-row>
        <table:table-row table:style-name="ro1">
          <table:table-cell office:value-type="float" office:value="1573805835.51405" calcext:value-type="float">
            <text:p>1573805835.51405</text:p>
          </table:table-cell>
          <table:table-cell office:value-type="float" office:value="1714.94213089863" calcext:value-type="float">
            <text:p>1714.94213089863</text:p>
          </table:table-cell>
          <table:table-cell table:formula="of:=[.A1131]-[.A1130]" office:value-type="float" office:value="0.269239187240601" calcext:value-type="float">
            <text:p>0.269239187240601</text:p>
          </table:table-cell>
        </table:table-row>
        <table:table-row table:style-name="ro1">
          <table:table-cell office:value-type="float" office:value="1573805835.78372" calcext:value-type="float">
            <text:p>1573805835.78372</text:p>
          </table:table-cell>
          <table:table-cell office:value-type="float" office:value="1718.39692541918" calcext:value-type="float">
            <text:p>1718.39692541918</text:p>
          </table:table-cell>
          <table:table-cell table:formula="of:=[.A1132]-[.A1131]" office:value-type="float" office:value="0.269665956497192" calcext:value-type="float">
            <text:p>0.269665956497192</text:p>
          </table:table-cell>
        </table:table-row>
        <table:table-row table:style-name="ro1">
          <table:table-cell office:value-type="float" office:value="1573805836.17177" calcext:value-type="float">
            <text:p>1573805836.17177</text:p>
          </table:table-cell>
          <table:table-cell office:value-type="float" office:value="1715.33391172055" calcext:value-type="float">
            <text:p>1715.33391172055</text:p>
          </table:table-cell>
          <table:table-cell table:formula="of:=[.A1133]-[.A1132]" office:value-type="float" office:value="0.388052940368652" calcext:value-type="float">
            <text:p>0.388052940368652</text:p>
          </table:table-cell>
        </table:table-row>
        <table:table-row table:style-name="ro1">
          <table:table-cell office:value-type="float" office:value="1573805836.40941" calcext:value-type="float">
            <text:p>1573805836.40941</text:p>
          </table:table-cell>
          <table:table-cell office:value-type="float" office:value="1716.23802130959" calcext:value-type="float">
            <text:p>1716.23802130959</text:p>
          </table:table-cell>
          <table:table-cell table:formula="of:=[.A1134]-[.A1133]" office:value-type="float" office:value="0.237637758255005" calcext:value-type="float">
            <text:p>0.237637758255005</text:p>
          </table:table-cell>
        </table:table-row>
        <table:table-row table:style-name="ro1">
          <table:table-cell office:value-type="float" office:value="1573805836.64729" calcext:value-type="float">
            <text:p>1573805836.64729</text:p>
          </table:table-cell>
          <table:table-cell office:value-type="float" office:value="1716.56678843288" calcext:value-type="float">
            <text:p>1716.56678843288</text:p>
          </table:table-cell>
          <table:table-cell table:formula="of:=[.A1135]-[.A1134]" office:value-type="float" office:value="0.237883329391479" calcext:value-type="float">
            <text:p>0.237883329391479</text:p>
          </table:table-cell>
        </table:table-row>
        <table:table-row table:style-name="ro1">
          <table:table-cell office:value-type="float" office:value="1573805836.88638" calcext:value-type="float">
            <text:p>1573805836.88638</text:p>
          </table:table-cell>
          <table:table-cell office:value-type="float" office:value="1715.9092541863" calcext:value-type="float">
            <text:p>1715.9092541863</text:p>
          </table:table-cell>
          <table:table-cell table:formula="of:=[.A1136]-[.A1135]" office:value-type="float" office:value="0.239083528518677" calcext:value-type="float">
            <text:p>0.239083528518677</text:p>
          </table:table-cell>
        </table:table-row>
        <table:table-row table:style-name="ro1">
          <table:table-cell office:value-type="float" office:value="1573805837.1556" calcext:value-type="float">
            <text:p>1573805837.1556</text:p>
          </table:table-cell>
          <table:table-cell office:value-type="float" office:value="1716.26267884384" calcext:value-type="float">
            <text:p>1716.26267884384</text:p>
          </table:table-cell>
          <table:table-cell table:formula="of:=[.A1137]-[.A1136]" office:value-type="float" office:value="0.269224405288696" calcext:value-type="float">
            <text:p>0.269224405288696</text:p>
          </table:table-cell>
        </table:table-row>
        <table:table-row table:style-name="ro1">
          <table:table-cell office:value-type="float" office:value="1573805837.42603" calcext:value-type="float">
            <text:p>1573805837.42603</text:p>
          </table:table-cell>
          <table:table-cell office:value-type="float" office:value="1714.72295281644" calcext:value-type="float">
            <text:p>1714.72295281644</text:p>
          </table:table-cell>
          <table:table-cell table:formula="of:=[.A1138]-[.A1137]" office:value-type="float" office:value="0.270426750183105" calcext:value-type="float">
            <text:p>0.270426750183105</text:p>
          </table:table-cell>
        </table:table-row>
        <table:table-row table:style-name="ro1">
          <table:table-cell office:value-type="float" office:value="1573805837.69443" calcext:value-type="float">
            <text:p>1573805837.69443</text:p>
          </table:table-cell>
          <table:table-cell office:value-type="float" office:value="1728.3092541863" calcext:value-type="float">
            <text:p>1728.3092541863</text:p>
          </table:table-cell>
          <table:table-cell table:formula="of:=[.A1139]-[.A1138]" office:value-type="float" office:value="0.268398523330688" calcext:value-type="float">
            <text:p>0.268398523330688</text:p>
          </table:table-cell>
        </table:table-row>
        <table:table-row table:style-name="ro1">
          <table:table-cell office:value-type="float" office:value="1573805838.12043" calcext:value-type="float">
            <text:p>1573805838.12043</text:p>
          </table:table-cell>
          <table:table-cell office:value-type="float" office:value="1713.99144596712" calcext:value-type="float">
            <text:p>1713.99144596712</text:p>
          </table:table-cell>
          <table:table-cell table:formula="of:=[.A1140]-[.A1139]" office:value-type="float" office:value="0.426000356674194" calcext:value-type="float">
            <text:p>0.426000356674194</text:p>
          </table:table-cell>
        </table:table-row>
        <table:table-row table:style-name="ro1">
          <table:table-cell office:value-type="float" office:value="1573805838.36125" calcext:value-type="float">
            <text:p>1573805838.36125</text:p>
          </table:table-cell>
          <table:table-cell office:value-type="float" office:value="1715.33391172055" calcext:value-type="float">
            <text:p>1715.33391172055</text:p>
          </table:table-cell>
          <table:table-cell table:formula="of:=[.A1141]-[.A1140]" office:value-type="float" office:value="0.240825176239014" calcext:value-type="float">
            <text:p>0.240825176239014</text:p>
          </table:table-cell>
        </table:table-row>
        <table:table-row table:style-name="ro1">
          <table:table-cell office:value-type="float" office:value="1573805838.5994" calcext:value-type="float">
            <text:p>1573805838.5994</text:p>
          </table:table-cell>
          <table:table-cell office:value-type="float" office:value="1713.15582952877" calcext:value-type="float">
            <text:p>1713.15582952877</text:p>
          </table:table-cell>
          <table:table-cell table:formula="of:=[.A1142]-[.A1141]" office:value-type="float" office:value="0.238151788711548" calcext:value-type="float">
            <text:p>0.238151788711548</text:p>
          </table:table-cell>
        </table:table-row>
        <table:table-row table:style-name="ro1">
          <table:table-cell office:value-type="float" office:value="1573805838.83858" calcext:value-type="float">
            <text:p>1573805838.83858</text:p>
          </table:table-cell>
          <table:table-cell office:value-type="float" office:value="1715.0489802137" calcext:value-type="float">
            <text:p>1715.0489802137</text:p>
          </table:table-cell>
          <table:table-cell table:formula="of:=[.A1143]-[.A1142]" office:value-type="float" office:value="0.239175081253052" calcext:value-type="float">
            <text:p>0.239175081253052</text:p>
          </table:table-cell>
        </table:table-row>
        <table:table-row table:style-name="ro1">
          <table:table-cell office:value-type="float" office:value="1573805839.10888" calcext:value-type="float">
            <text:p>1573805839.10888</text:p>
          </table:table-cell>
          <table:table-cell office:value-type="float" office:value="1711.11199391233" calcext:value-type="float">
            <text:p>1711.11199391233</text:p>
          </table:table-cell>
          <table:table-cell table:formula="of:=[.A1144]-[.A1143]" office:value-type="float" office:value="0.270303010940552" calcext:value-type="float">
            <text:p>0.270303010940552</text:p>
          </table:table-cell>
        </table:table-row>
        <table:table-row table:style-name="ro1">
          <table:table-cell office:value-type="float" office:value="1573805839.37981" calcext:value-type="float">
            <text:p>1573805839.37981</text:p>
          </table:table-cell>
          <table:table-cell office:value-type="float" office:value="1712.41336377534" calcext:value-type="float">
            <text:p>1712.41336377534</text:p>
          </table:table-cell>
          <table:table-cell table:formula="of:=[.A1145]-[.A1144]" office:value-type="float" office:value="0.270926713943481" calcext:value-type="float">
            <text:p>0.270926713943481</text:p>
          </table:table-cell>
        </table:table-row>
        <table:table-row table:style-name="ro1">
          <table:table-cell office:value-type="float" office:value="1573805839.65019" calcext:value-type="float">
            <text:p>1573805839.65019</text:p>
          </table:table-cell>
          <table:table-cell office:value-type="float" office:value="1714.44076103562" calcext:value-type="float">
            <text:p>1714.44076103562</text:p>
          </table:table-cell>
          <table:table-cell table:formula="of:=[.A1146]-[.A1145]" office:value-type="float" office:value="0.270381927490234" calcext:value-type="float">
            <text:p>0.270381927490234</text:p>
          </table:table-cell>
        </table:table-row>
        <table:table-row table:style-name="ro1">
          <table:table-cell office:value-type="float" office:value="1573805839.92072" calcext:value-type="float">
            <text:p>1573805839.92072</text:p>
          </table:table-cell>
          <table:table-cell office:value-type="float" office:value="1713.1887062411" calcext:value-type="float">
            <text:p>1713.1887062411</text:p>
          </table:table-cell>
          <table:table-cell table:formula="of:=[.A1147]-[.A1146]" office:value-type="float" office:value="0.270525932312012" calcext:value-type="float">
            <text:p>0.270525932312012</text:p>
          </table:table-cell>
        </table:table-row>
        <table:table-row table:style-name="ro1">
          <table:table-cell office:value-type="float" office:value="1573805840.19186" calcext:value-type="float">
            <text:p>1573805840.19186</text:p>
          </table:table-cell>
          <table:table-cell office:value-type="float" office:value="1713.99418569315" calcext:value-type="float">
            <text:p>1713.99418569315</text:p>
          </table:table-cell>
          <table:table-cell table:formula="of:=[.A1148]-[.A1147]" office:value-type="float" office:value="0.271147966384888" calcext:value-type="float">
            <text:p>0.271147966384888</text:p>
          </table:table-cell>
        </table:table-row>
        <table:table-row table:style-name="ro1">
          <table:table-cell office:value-type="float" office:value="1573805840.4627" calcext:value-type="float">
            <text:p>1573805840.4627</text:p>
          </table:table-cell>
          <table:table-cell office:value-type="float" office:value="1714.30377473425" calcext:value-type="float">
            <text:p>1714.30377473425</text:p>
          </table:table-cell>
          <table:table-cell table:formula="of:=[.A1149]-[.A1148]" office:value-type="float" office:value="0.270834684371948" calcext:value-type="float">
            <text:p>0.270834684371948</text:p>
          </table:table-cell>
        </table:table-row>
        <table:table-row table:style-name="ro1">
          <table:table-cell office:value-type="float" office:value="1573805840.73301" calcext:value-type="float">
            <text:p>1573805840.73301</text:p>
          </table:table-cell>
          <table:table-cell office:value-type="float" office:value="1714.50377473425" calcext:value-type="float">
            <text:p>1714.50377473425</text:p>
          </table:table-cell>
          <table:table-cell table:formula="of:=[.A1150]-[.A1149]" office:value-type="float" office:value="0.270307064056396" calcext:value-type="float">
            <text:p>0.270307064056396</text:p>
          </table:table-cell>
        </table:table-row>
        <table:table-row table:style-name="ro1">
          <table:table-cell office:value-type="float" office:value="1573805841.00306" calcext:value-type="float">
            <text:p>1573805841.00306</text:p>
          </table:table-cell>
          <table:table-cell office:value-type="float" office:value="1712.0188432274" calcext:value-type="float">
            <text:p>1712.0188432274</text:p>
          </table:table-cell>
          <table:table-cell table:formula="of:=[.A1151]-[.A1150]" office:value-type="float" office:value="0.270057439804077" calcext:value-type="float">
            <text:p>0.270057439804077</text:p>
          </table:table-cell>
        </table:table-row>
        <table:table-row table:style-name="ro1">
          <table:table-cell office:value-type="float" office:value="1573805841.27225" calcext:value-type="float">
            <text:p>1573805841.27225</text:p>
          </table:table-cell>
          <table:table-cell office:value-type="float" office:value="1713.87637747397" calcext:value-type="float">
            <text:p>1713.87637747397</text:p>
          </table:table-cell>
          <table:table-cell table:formula="of:=[.A1152]-[.A1151]" office:value-type="float" office:value="0.269189596176147" calcext:value-type="float">
            <text:p>0.269189596176147</text:p>
          </table:table-cell>
        </table:table-row>
        <table:table-row table:style-name="ro1">
          <table:table-cell office:value-type="float" office:value="1573805841.54242" calcext:value-type="float">
            <text:p>1573805841.54242</text:p>
          </table:table-cell>
          <table:table-cell office:value-type="float" office:value="1714.73391172055" calcext:value-type="float">
            <text:p>1714.73391172055</text:p>
          </table:table-cell>
          <table:table-cell table:formula="of:=[.A1153]-[.A1152]" office:value-type="float" office:value="0.270162343978882" calcext:value-type="float">
            <text:p>0.270162343978882</text:p>
          </table:table-cell>
        </table:table-row>
        <table:table-row table:style-name="ro1">
          <table:table-cell office:value-type="float" office:value="1573805841.81242" calcext:value-type="float">
            <text:p>1573805841.81242</text:p>
          </table:table-cell>
          <table:table-cell office:value-type="float" office:value="1716.95035007671" calcext:value-type="float">
            <text:p>1716.95035007671</text:p>
          </table:table-cell>
          <table:table-cell table:formula="of:=[.A1154]-[.A1153]" office:value-type="float" office:value="0.270009279251099" calcext:value-type="float">
            <text:p>0.270009279251099</text:p>
          </table:table-cell>
        </table:table-row>
        <table:table-row table:style-name="ro1">
          <table:table-cell office:value-type="float" office:value="1573805842.08217" calcext:value-type="float">
            <text:p>1573805842.08217</text:p>
          </table:table-cell>
          <table:table-cell office:value-type="float" office:value="1630.13117199452" calcext:value-type="float">
            <text:p>1630.13117199452</text:p>
          </table:table-cell>
          <table:table-cell table:formula="of:=[.A1155]-[.A1154]" office:value-type="float" office:value="0.269741773605347" calcext:value-type="float">
            <text:p>0.269741773605347</text:p>
          </table:table-cell>
        </table:table-row>
        <table:table-row table:style-name="ro1">
          <table:table-cell office:value-type="float" office:value="1573805842.3526" calcext:value-type="float">
            <text:p>1573805842.3526</text:p>
          </table:table-cell>
          <table:table-cell office:value-type="float" office:value="1611.02706240548" calcext:value-type="float">
            <text:p>1611.02706240548</text:p>
          </table:table-cell>
          <table:table-cell table:formula="of:=[.A1156]-[.A1155]" office:value-type="float" office:value="0.270431041717529" calcext:value-type="float">
            <text:p>0.270431041717529</text:p>
          </table:table-cell>
        </table:table-row>
        <table:table-row table:style-name="ro1">
          <table:table-cell office:value-type="float" office:value="1573805842.62274" calcext:value-type="float">
            <text:p>1573805842.62274</text:p>
          </table:table-cell>
          <table:table-cell office:value-type="float" office:value="1696.25993911781" calcext:value-type="float">
            <text:p>1696.25993911781</text:p>
          </table:table-cell>
          <table:table-cell table:formula="of:=[.A1157]-[.A1156]" office:value-type="float" office:value="0.270147562026978" calcext:value-type="float">
            <text:p>0.270147562026978</text:p>
          </table:table-cell>
        </table:table-row>
        <table:table-row table:style-name="ro1">
          <table:table-cell office:value-type="float" office:value="1573805842.89392" calcext:value-type="float">
            <text:p>1573805842.89392</text:p>
          </table:table-cell>
          <table:table-cell office:value-type="float" office:value="5429.23254185754" calcext:value-type="float">
            <text:p>5429.23254185754</text:p>
          </table:table-cell>
          <table:table-cell table:formula="of:=[.A1158]-[.A1157]" office:value-type="float" office:value="0.271172523498535" calcext:value-type="float">
            <text:p>0.271172523498535</text:p>
          </table:table-cell>
        </table:table-row>
        <table:table-row table:style-name="ro1">
          <table:table-cell office:value-type="float" office:value="1573805843.28165" calcext:value-type="float">
            <text:p>1573805843.28165</text:p>
          </table:table-cell>
          <table:table-cell office:value-type="float" office:value="864.564048706849" calcext:value-type="float">
            <text:p>864.564048706849</text:p>
          </table:table-cell>
          <table:table-cell table:formula="of:=[.A1159]-[.A1158]" office:value-type="float" office:value="0.387728929519653" calcext:value-type="float">
            <text:p>0.387728929519653</text:p>
          </table:table-cell>
        </table:table-row>
        <table:table-row table:style-name="ro1">
          <table:table-cell office:value-type="float" office:value="1573805843.51982" calcext:value-type="float">
            <text:p>1573805843.51982</text:p>
          </table:table-cell>
          <table:table-cell office:value-type="float" office:value="15.9065144602738" calcext:value-type="float">
            <text:p>15.9065144602738</text:p>
          </table:table-cell>
          <table:table-cell table:formula="of:=[.A1160]-[.A1159]" office:value-type="float" office:value="0.238173723220825" calcext:value-type="float">
            <text:p>0.238173723220825</text:p>
          </table:table-cell>
        </table:table-row>
        <table:table-row table:style-name="ro1">
          <table:table-cell office:value-type="float" office:value="1573805843.75733" calcext:value-type="float">
            <text:p>1573805843.75733</text:p>
          </table:table-cell>
          <table:table-cell office:value-type="float" office:value="16.9256925424656" calcext:value-type="float">
            <text:p>16.9256925424656</text:p>
          </table:table-cell>
          <table:table-cell table:formula="of:=[.A1161]-[.A1160]" office:value-type="float" office:value="0.237512588500977" calcext:value-type="float">
            <text:p>0.237512588500977</text:p>
          </table:table-cell>
        </table:table-row>
        <table:table-row table:style-name="ro1">
          <table:table-cell office:value-type="float" office:value="1573805843.99649" calcext:value-type="float">
            <text:p>1573805843.99649</text:p>
          </table:table-cell>
          <table:table-cell office:value-type="float" office:value="16.5311719945204" calcext:value-type="float">
            <text:p>16.5311719945204</text:p>
          </table:table-cell>
          <table:table-cell table:formula="of:=[.A1162]-[.A1161]" office:value-type="float" office:value="0.239158153533936" calcext:value-type="float">
            <text:p>0.239158153533936</text:p>
          </table:table-cell>
        </table:table-row>
        <table:table-row table:style-name="ro1">
          <table:table-cell office:value-type="float" office:value="1573805844.26534" calcext:value-type="float">
            <text:p>1573805844.26534</text:p>
          </table:table-cell>
          <table:table-cell office:value-type="float" office:value="18.0243226794519" calcext:value-type="float">
            <text:p>18.0243226794519</text:p>
          </table:table-cell>
          <table:table-cell table:formula="of:=[.A1163]-[.A1162]" office:value-type="float" office:value="0.268845319747925" calcext:value-type="float">
            <text:p>0.268845319747925</text:p>
          </table:table-cell>
        </table:table-row>
        <table:table-row table:style-name="ro1">
          <table:table-cell office:value-type="float" office:value="1573805844.5346" calcext:value-type="float">
            <text:p>1573805844.5346</text:p>
          </table:table-cell>
          <table:table-cell office:value-type="float" office:value="695.314733638356" calcext:value-type="float">
            <text:p>695.314733638356</text:p>
          </table:table-cell>
          <table:table-cell table:formula="of:=[.A1164]-[.A1163]" office:value-type="float" office:value="0.269264936447144" calcext:value-type="float">
            <text:p>0.269264936447144</text:p>
          </table:table-cell>
        </table:table-row>
        <table:table-row table:style-name="ro1">
          <table:table-cell office:value-type="float" office:value="1573805844.9599" calcext:value-type="float">
            <text:p>1573805844.9599</text:p>
          </table:table-cell>
          <table:table-cell office:value-type="float" office:value="17.8708980219176" calcext:value-type="float">
            <text:p>17.8708980219176</text:p>
          </table:table-cell>
          <table:table-cell table:formula="of:=[.A1165]-[.A1164]" office:value-type="float" office:value="0.425296068191528" calcext:value-type="float">
            <text:p>0.425296068191528</text:p>
          </table:table-cell>
        </table:table-row>
        <table:table-row table:style-name="ro1">
          <table:table-cell office:value-type="float" office:value="1573805845.1975" calcext:value-type="float">
            <text:p>1573805845.1975</text:p>
          </table:table-cell>
          <table:table-cell office:value-type="float" office:value="16.101035008219" calcext:value-type="float">
            <text:p>16.101035008219</text:p>
          </table:table-cell>
          <table:table-cell table:formula="of:=[.A1166]-[.A1165]" office:value-type="float" office:value="0.237607002258301" calcext:value-type="float">
            <text:p>0.237607002258301</text:p>
          </table:table-cell>
        </table:table-row>
        <table:table-row table:style-name="ro1">
          <table:table-cell office:value-type="float" office:value="1573805845.43464" calcext:value-type="float">
            <text:p>1573805845.43464</text:p>
          </table:table-cell>
          <table:table-cell office:value-type="float" office:value="16.2763774739724" calcext:value-type="float">
            <text:p>16.2763774739724</text:p>
          </table:table-cell>
          <table:table-cell table:formula="of:=[.A1167]-[.A1166]" office:value-type="float" office:value="0.23714017868042" calcext:value-type="float">
            <text:p>0.23714017868042</text:p>
          </table:table-cell>
        </table:table-row>
        <table:table-row table:style-name="ro1">
          <table:table-cell office:value-type="float" office:value="1573805845.67381" calcext:value-type="float">
            <text:p>1573805845.67381</text:p>
          </table:table-cell>
          <table:table-cell office:value-type="float" office:value="18.887336378082" calcext:value-type="float">
            <text:p>18.887336378082</text:p>
          </table:table-cell>
          <table:table-cell table:formula="of:=[.A1168]-[.A1167]" office:value-type="float" office:value="0.239161491394043" calcext:value-type="float">
            <text:p>0.239161491394043</text:p>
          </table:table-cell>
        </table:table-row>
        <table:table-row table:style-name="ro1">
          <table:table-cell office:value-type="float" office:value="1573805845.94303" calcext:value-type="float">
            <text:p>1573805845.94303</text:p>
          </table:table-cell>
          <table:table-cell office:value-type="float" office:value="17.9174733643834" calcext:value-type="float">
            <text:p>17.9174733643834</text:p>
          </table:table-cell>
          <table:table-cell table:formula="of:=[.A1169]-[.A1168]" office:value-type="float" office:value="0.26922082901001" calcext:value-type="float">
            <text:p>0.26922082901001</text:p>
          </table:table-cell>
        </table:table-row>
        <table:table-row table:style-name="ro1">
          <table:table-cell office:value-type="float" office:value="1573805846.21149" calcext:value-type="float">
            <text:p>1573805846.21149</text:p>
          </table:table-cell>
          <table:table-cell office:value-type="float" office:value="19.9065144602738" calcext:value-type="float">
            <text:p>19.9065144602738</text:p>
          </table:table-cell>
          <table:table-cell table:formula="of:=[.A1170]-[.A1169]" office:value-type="float" office:value="0.26846432685852" calcext:value-type="float">
            <text:p>0.26846432685852</text:p>
          </table:table-cell>
        </table:table-row>
        <table:table-row table:style-name="ro1">
          <table:table-cell office:value-type="float" office:value="1573805846.48004" calcext:value-type="float">
            <text:p>1573805846.48004</text:p>
          </table:table-cell>
          <table:table-cell office:value-type="float" office:value="18.8051445972601" calcext:value-type="float">
            <text:p>18.8051445972601</text:p>
          </table:table-cell>
          <table:table-cell table:formula="of:=[.A1171]-[.A1170]" office:value-type="float" office:value="0.268545389175415" calcext:value-type="float">
            <text:p>0.268545389175415</text:p>
          </table:table-cell>
        </table:table-row>
        <table:table-row table:style-name="ro1">
          <table:table-cell office:value-type="float" office:value="1573805846.74932" calcext:value-type="float">
            <text:p>1573805846.74932</text:p>
          </table:table-cell>
          <table:table-cell office:value-type="float" office:value="17.328432268493" calcext:value-type="float">
            <text:p>17.328432268493</text:p>
          </table:table-cell>
          <table:table-cell table:formula="of:=[.A1172]-[.A1171]" office:value-type="float" office:value="0.269285678863525" calcext:value-type="float">
            <text:p>0.269285678863525</text:p>
          </table:table-cell>
        </table:table-row>
        <table:table-row table:style-name="ro1">
          <table:table-cell office:value-type="float" office:value="1573805847.01869" calcext:value-type="float">
            <text:p>1573805847.01869</text:p>
          </table:table-cell>
          <table:table-cell office:value-type="float" office:value="17.8161035013697" calcext:value-type="float">
            <text:p>17.8161035013697</text:p>
          </table:table-cell>
          <table:table-cell table:formula="of:=[.A1173]-[.A1172]" office:value-type="float" office:value="0.269366979598999" calcext:value-type="float">
            <text:p>0.269366979598999</text:p>
          </table:table-cell>
        </table:table-row>
        <table:table-row table:style-name="ro1">
          <table:table-cell office:value-type="float" office:value="1573805847.28757" calcext:value-type="float">
            <text:p>1573805847.28757</text:p>
          </table:table-cell>
          <table:table-cell office:value-type="float" office:value="18.0435007616437" calcext:value-type="float">
            <text:p>18.0435007616437</text:p>
          </table:table-cell>
          <table:table-cell table:formula="of:=[.A1174]-[.A1173]" office:value-type="float" office:value="0.268881797790527" calcext:value-type="float">
            <text:p>0.268881797790527</text:p>
          </table:table-cell>
        </table:table-row>
        <table:table-row table:style-name="ro1">
          <table:table-cell office:value-type="float" office:value="1573805847.67626" calcext:value-type="float">
            <text:p>1573805847.67626</text:p>
          </table:table-cell>
          <table:table-cell office:value-type="float" office:value="18.4818569260272" calcext:value-type="float">
            <text:p>18.4818569260272</text:p>
          </table:table-cell>
          <table:table-cell table:formula="of:=[.A1175]-[.A1174]" office:value-type="float" office:value="0.38869047164917" calcext:value-type="float">
            <text:p>0.38869047164917</text:p>
          </table:table-cell>
        </table:table-row>
        <table:table-row table:style-name="ro1">
          <table:table-cell office:value-type="float" office:value="1573805847.91379" calcext:value-type="float">
            <text:p>1573805847.91379</text:p>
          </table:table-cell>
          <table:table-cell office:value-type="float" office:value="17.4626788438354" calcext:value-type="float">
            <text:p>17.4626788438354</text:p>
          </table:table-cell>
          <table:table-cell table:formula="of:=[.A1176]-[.A1175]" office:value-type="float" office:value="0.237529754638672" calcext:value-type="float">
            <text:p>0.237529754638672</text:p>
          </table:table-cell>
        </table:table-row>
        <table:table-row table:style-name="ro1">
          <table:table-cell office:value-type="float" office:value="1573805848.15285" calcext:value-type="float">
            <text:p>1573805848.15285</text:p>
          </table:table-cell>
          <table:table-cell office:value-type="float" office:value="17.3476103506848" calcext:value-type="float">
            <text:p>17.3476103506848</text:p>
          </table:table-cell>
          <table:table-cell table:formula="of:=[.A1177]-[.A1176]" office:value-type="float" office:value="0.239059448242187" calcext:value-type="float">
            <text:p>0.239059448242187</text:p>
          </table:table-cell>
        </table:table-row>
        <table:table-row table:style-name="ro1">
          <table:table-cell office:value-type="float" office:value="1573805848.42098" calcext:value-type="float">
            <text:p>1573805848.42098</text:p>
          </table:table-cell>
          <table:table-cell office:value-type="float" office:value="17.6215829534245" calcext:value-type="float">
            <text:p>17.6215829534245</text:p>
          </table:table-cell>
          <table:table-cell table:formula="of:=[.A1178]-[.A1177]" office:value-type="float" office:value="0.268133163452148" calcext:value-type="float">
            <text:p>0.268133163452148</text:p>
          </table:table-cell>
        </table:table-row>
        <table:table-row table:style-name="ro1">
          <table:table-cell office:value-type="float" office:value="1573805848.68936" calcext:value-type="float">
            <text:p>1573805848.68936</text:p>
          </table:table-cell>
          <table:table-cell office:value-type="float" office:value="19.3996651452053" calcext:value-type="float">
            <text:p>19.3996651452053</text:p>
          </table:table-cell>
          <table:table-cell table:formula="of:=[.A1179]-[.A1178]" office:value-type="float" office:value="0.268373489379883" calcext:value-type="float">
            <text:p>0.268373489379883</text:p>
          </table:table-cell>
        </table:table-row>
        <table:table-row table:style-name="ro1">
          <table:table-cell office:value-type="float" office:value="1573805848.95735" calcext:value-type="float">
            <text:p>1573805848.95735</text:p>
          </table:table-cell>
          <table:table-cell office:value-type="float" office:value="21.1174733643834" calcext:value-type="float">
            <text:p>21.1174733643834</text:p>
          </table:table-cell>
          <table:table-cell table:formula="of:=[.A1180]-[.A1179]" office:value-type="float" office:value="0.267991304397583" calcext:value-type="float">
            <text:p>0.267991304397583</text:p>
          </table:table-cell>
        </table:table-row>
        <table:table-row table:style-name="ro1">
          <table:table-cell office:value-type="float" office:value="1573805849.22557" calcext:value-type="float">
            <text:p>1573805849.22557</text:p>
          </table:table-cell>
          <table:table-cell office:value-type="float" office:value="20.2517199397259" calcext:value-type="float">
            <text:p>20.2517199397259</text:p>
          </table:table-cell>
          <table:table-cell table:formula="of:=[.A1181]-[.A1180]" office:value-type="float" office:value="0.268223762512207" calcext:value-type="float">
            <text:p>0.268223762512207</text:p>
          </table:table-cell>
        </table:table-row>
        <table:table-row table:style-name="ro1">
          <table:table-cell office:value-type="float" office:value="1573805849.49463" calcext:value-type="float">
            <text:p>1573805849.49463</text:p>
          </table:table-cell>
          <table:table-cell office:value-type="float" office:value="20.4215829534245" calcext:value-type="float">
            <text:p>20.4215829534245</text:p>
          </table:table-cell>
          <table:table-cell table:formula="of:=[.A1182]-[.A1181]" office:value-type="float" office:value="0.269058227539062" calcext:value-type="float">
            <text:p>0.269058227539062</text:p>
          </table:table-cell>
        </table:table-row>
        <table:table-row table:style-name="ro1">
          <table:table-cell office:value-type="float" office:value="1573805849.76372" calcext:value-type="float">
            <text:p>1573805849.76372</text:p>
          </table:table-cell>
          <table:table-cell office:value-type="float" office:value="19.8626788438354" calcext:value-type="float">
            <text:p>19.8626788438354</text:p>
          </table:table-cell>
          <table:table-cell table:formula="of:=[.A1183]-[.A1182]" office:value-type="float" office:value="0.269085645675659" calcext:value-type="float">
            <text:p>0.269085645675659</text:p>
          </table:table-cell>
        </table:table-row>
        <table:table-row table:style-name="ro1">
          <table:table-cell office:value-type="float" office:value="1573805850.0335" calcext:value-type="float">
            <text:p>1573805850.0335</text:p>
          </table:table-cell>
          <table:table-cell office:value-type="float" office:value="19.2626788438354" calcext:value-type="float">
            <text:p>19.2626788438354</text:p>
          </table:table-cell>
          <table:table-cell table:formula="of:=[.A1184]-[.A1183]" office:value-type="float" office:value="0.269785165786743" calcext:value-type="float">
            <text:p>0.269785165786743</text:p>
          </table:table-cell>
        </table:table-row>
        <table:table-row table:style-name="ro1">
          <table:table-cell office:value-type="float" office:value="1573805850.30121" calcext:value-type="float">
            <text:p>1573805850.30121</text:p>
          </table:table-cell>
          <table:table-cell office:value-type="float" office:value="20.0955555561642" calcext:value-type="float">
            <text:p>20.0955555561642</text:p>
          </table:table-cell>
          <table:table-cell table:formula="of:=[.A1185]-[.A1184]" office:value-type="float" office:value="0.267707109451294" calcext:value-type="float">
            <text:p>0.267707109451294</text:p>
          </table:table-cell>
        </table:table-row>
        <table:table-row table:style-name="ro1">
          <table:table-cell office:value-type="float" office:value="1573805850.57057" calcext:value-type="float">
            <text:p>1573805850.57057</text:p>
          </table:table-cell>
          <table:table-cell office:value-type="float" office:value="20.5695281589039" calcext:value-type="float">
            <text:p>20.5695281589039</text:p>
          </table:table-cell>
          <table:table-cell table:formula="of:=[.A1186]-[.A1185]" office:value-type="float" office:value="0.269363641738892" calcext:value-type="float">
            <text:p>0.269363641738892</text:p>
          </table:table-cell>
        </table:table-row>
        <table:table-row table:style-name="ro1">
          <table:table-cell office:value-type="float" office:value="1573805850.83995" calcext:value-type="float">
            <text:p>1573805850.83995</text:p>
          </table:table-cell>
          <table:table-cell office:value-type="float" office:value="19.4024048712327" calcext:value-type="float">
            <text:p>19.4024048712327</text:p>
          </table:table-cell>
          <table:table-cell table:formula="of:=[.A1187]-[.A1186]" office:value-type="float" office:value="0.269381284713745" calcext:value-type="float">
            <text:p>0.269381284713745</text:p>
          </table:table-cell>
        </table:table-row>
        <table:table-row table:style-name="ro1">
          <table:table-cell office:value-type="float" office:value="1573805851.10928" calcext:value-type="float">
            <text:p>1573805851.10928</text:p>
          </table:table-cell>
          <table:table-cell office:value-type="float" office:value="18.4791171999998" calcext:value-type="float">
            <text:p>18.4791171999998</text:p>
          </table:table-cell>
          <table:table-cell table:formula="of:=[.A1188]-[.A1187]" office:value-type="float" office:value="0.269326686859131" calcext:value-type="float">
            <text:p>0.269326686859131</text:p>
          </table:table-cell>
        </table:table-row>
        <table:table-row table:style-name="ro1">
          <table:table-cell office:value-type="float" office:value="1573805851.37767" calcext:value-type="float">
            <text:p>1573805851.37767</text:p>
          </table:table-cell>
          <table:table-cell office:value-type="float" office:value="20.4571993917806" calcext:value-type="float">
            <text:p>20.4571993917806</text:p>
          </table:table-cell>
          <table:table-cell table:formula="of:=[.A1189]-[.A1188]" office:value-type="float" office:value="0.268389940261841" calcext:value-type="float">
            <text:p>0.268389940261841</text:p>
          </table:table-cell>
        </table:table-row>
        <table:table-row table:style-name="ro1">
          <table:table-cell office:value-type="float" office:value="1573805851.64624" calcext:value-type="float">
            <text:p>1573805851.64624</text:p>
          </table:table-cell>
          <table:table-cell office:value-type="float" office:value="27.2791171999998" calcext:value-type="float">
            <text:p>27.2791171999998</text:p>
          </table:table-cell>
          <table:table-cell table:formula="of:=[.A1190]-[.A1189]" office:value-type="float" office:value="0.268572807312012" calcext:value-type="float">
            <text:p>0.268572807312012</text:p>
          </table:table-cell>
        </table:table-row>
        <table:table-row table:style-name="ro1">
          <table:table-cell office:value-type="float" office:value="1573805851.91352" calcext:value-type="float">
            <text:p>1573805851.91352</text:p>
          </table:table-cell>
          <table:table-cell office:value-type="float" office:value="63.5256925424656" calcext:value-type="float">
            <text:p>63.5256925424656</text:p>
          </table:table-cell>
          <table:table-cell table:formula="of:=[.A1191]-[.A1190]" office:value-type="float" office:value="0.267274379730225" calcext:value-type="float">
            <text:p>0.267274379730225</text:p>
          </table:table-cell>
        </table:table-row>
        <table:table-row table:style-name="ro1">
          <table:table-cell office:value-type="float" office:value="1573805852.18204" calcext:value-type="float">
            <text:p>1573805852.18204</text:p>
          </table:table-cell>
          <table:table-cell office:value-type="float" office:value="99.0161035013697" calcext:value-type="float">
            <text:p>99.0161035013697</text:p>
          </table:table-cell>
          <table:table-cell table:formula="of:=[.A1192]-[.A1191]" office:value-type="float" office:value="0.268527269363403" calcext:value-type="float">
            <text:p>0.268527269363403</text:p>
          </table:table-cell>
        </table:table-row>
        <table:table-row table:style-name="ro1">
          <table:table-cell office:value-type="float" office:value="1573805852.44987" calcext:value-type="float">
            <text:p>1573805852.44987</text:p>
          </table:table-cell>
          <table:table-cell office:value-type="float" office:value="480.69007610411" calcext:value-type="float">
            <text:p>480.69007610411</text:p>
          </table:table-cell>
          <table:table-cell table:formula="of:=[.A1193]-[.A1192]" office:value-type="float" office:value="0.267822742462158" calcext:value-type="float">
            <text:p>0.267822742462158</text:p>
          </table:table-cell>
        </table:table-row>
        <table:table-row table:style-name="ro1">
          <table:table-cell office:value-type="float" office:value="1573805852.71952" calcext:value-type="float">
            <text:p>1573805852.71952</text:p>
          </table:table-cell>
          <table:table-cell office:value-type="float" office:value="1614.25719939178" calcext:value-type="float">
            <text:p>1614.25719939178</text:p>
          </table:table-cell>
          <table:table-cell table:formula="of:=[.A1194]-[.A1193]" office:value-type="float" office:value="0.269649744033813" calcext:value-type="float">
            <text:p>0.269649744033813</text:p>
          </table:table-cell>
        </table:table-row>
        <table:table-row table:style-name="ro1">
          <table:table-cell office:value-type="float" office:value="1573805852.98925" calcext:value-type="float">
            <text:p>1573805852.98925</text:p>
          </table:table-cell>
          <table:table-cell office:value-type="float" office:value="1696.09829528219" calcext:value-type="float">
            <text:p>1696.09829528219</text:p>
          </table:table-cell>
          <table:table-cell table:formula="of:=[.A1195]-[.A1194]" office:value-type="float" office:value="0.269729137420654" calcext:value-type="float">
            <text:p>0.269729137420654</text:p>
          </table:table-cell>
        </table:table-row>
        <table:table-row table:style-name="ro1">
          <table:table-cell office:value-type="float" office:value="1573805853.25979" calcext:value-type="float">
            <text:p>1573805853.25979</text:p>
          </table:table-cell>
          <table:table-cell office:value-type="float" office:value="1683.18322678904" calcext:value-type="float">
            <text:p>1683.18322678904</text:p>
          </table:table-cell>
          <table:table-cell table:formula="of:=[.A1196]-[.A1195]" office:value-type="float" office:value="0.270541667938232" calcext:value-type="float">
            <text:p>0.270541667938232</text:p>
          </table:table-cell>
        </table:table-row>
        <table:table-row table:style-name="ro1">
          <table:table-cell office:value-type="float" office:value="1573805853.53033" calcext:value-type="float">
            <text:p>1573805853.53033</text:p>
          </table:table-cell>
          <table:table-cell office:value-type="float" office:value="1684.92569254247" calcext:value-type="float">
            <text:p>1684.92569254247</text:p>
          </table:table-cell>
          <table:table-cell table:formula="of:=[.A1197]-[.A1196]" office:value-type="float" office:value="0.270540952682495" calcext:value-type="float">
            <text:p>0.270540952682495</text:p>
          </table:table-cell>
        </table:table-row>
        <table:table-row table:style-name="ro1">
          <table:table-cell office:value-type="float" office:value="1573805853.80095" calcext:value-type="float">
            <text:p>1573805853.80095</text:p>
          </table:table-cell>
          <table:table-cell office:value-type="float" office:value="1684.4489802137" calcext:value-type="float">
            <text:p>1684.4489802137</text:p>
          </table:table-cell>
          <table:table-cell table:formula="of:=[.A1198]-[.A1197]" office:value-type="float" office:value="0.270618915557861" calcext:value-type="float">
            <text:p>0.270618915557861</text:p>
          </table:table-cell>
        </table:table-row>
        <table:table-row table:style-name="ro1">
          <table:table-cell office:value-type="float" office:value="1573805854.07093" calcext:value-type="float">
            <text:p>1573805854.07093</text:p>
          </table:table-cell>
          <table:table-cell office:value-type="float" office:value="1682.91199391233" calcext:value-type="float">
            <text:p>1682.91199391233</text:p>
          </table:table-cell>
          <table:table-cell table:formula="of:=[.A1199]-[.A1198]" office:value-type="float" office:value="0.269981145858765" calcext:value-type="float">
            <text:p>0.269981145858765</text:p>
          </table:table-cell>
        </table:table-row>
        <table:table-row table:style-name="ro1">
          <table:table-cell office:value-type="float" office:value="1573805854.34246" calcext:value-type="float">
            <text:p>1573805854.34246</text:p>
          </table:table-cell>
          <table:table-cell office:value-type="float" office:value="1683.82158295342" calcext:value-type="float">
            <text:p>1683.82158295342</text:p>
          </table:table-cell>
          <table:table-cell table:formula="of:=[.A1200]-[.A1199]" office:value-type="float" office:value="0.27152681350708" calcext:value-type="float">
            <text:p>0.27152681350708</text:p>
          </table:table-cell>
        </table:table-row>
        <table:table-row table:style-name="ro1">
          <table:table-cell office:value-type="float" office:value="1573805854.6127" calcext:value-type="float">
            <text:p>1573805854.6127</text:p>
          </table:table-cell>
          <table:table-cell office:value-type="float" office:value="1683.87363774795" calcext:value-type="float">
            <text:p>1683.87363774795</text:p>
          </table:table-cell>
          <table:table-cell table:formula="of:=[.A1201]-[.A1200]" office:value-type="float" office:value="0.270243883132935" calcext:value-type="float">
            <text:p>0.270243883132935</text:p>
          </table:table-cell>
        </table:table-row>
        <table:table-row table:style-name="ro1">
          <table:table-cell office:value-type="float" office:value="1573805854.88308" calcext:value-type="float">
            <text:p>1573805854.88308</text:p>
          </table:table-cell>
          <table:table-cell office:value-type="float" office:value="1683.79418569315" calcext:value-type="float">
            <text:p>1683.79418569315</text:p>
          </table:table-cell>
          <table:table-cell table:formula="of:=[.A1202]-[.A1201]" office:value-type="float" office:value="0.270382404327393" calcext:value-type="float">
            <text:p>0.270382404327393</text:p>
          </table:table-cell>
        </table:table-row>
        <table:table-row table:style-name="ro1">
          <table:table-cell office:value-type="float" office:value="1573805855.15364" calcext:value-type="float">
            <text:p>1573805855.15364</text:p>
          </table:table-cell>
          <table:table-cell office:value-type="float" office:value="1681.8489802137" calcext:value-type="float">
            <text:p>1681.8489802137</text:p>
          </table:table-cell>
          <table:table-cell table:formula="of:=[.A1203]-[.A1202]" office:value-type="float" office:value="0.270562887191772" calcext:value-type="float">
            <text:p>0.270562887191772</text:p>
          </table:table-cell>
        </table:table-row>
        <table:table-row table:style-name="ro1">
          <table:table-cell office:value-type="float" office:value="1573805855.42406" calcext:value-type="float">
            <text:p>1573805855.42406</text:p>
          </table:table-cell>
          <table:table-cell office:value-type="float" office:value="1681.99966514521" calcext:value-type="float">
            <text:p>1681.99966514521</text:p>
          </table:table-cell>
          <table:table-cell table:formula="of:=[.A1204]-[.A1203]" office:value-type="float" office:value="0.270416021347046" calcext:value-type="float">
            <text:p>0.270416021347046</text:p>
          </table:table-cell>
        </table:table-row>
        <table:table-row table:style-name="ro1">
          <table:table-cell office:value-type="float" office:value="1573805855.69376" calcext:value-type="float">
            <text:p>1573805855.69376</text:p>
          </table:table-cell>
          <table:table-cell office:value-type="float" office:value="1682.28733637808" calcext:value-type="float">
            <text:p>1682.28733637808</text:p>
          </table:table-cell>
          <table:table-cell table:formula="of:=[.A1205]-[.A1204]" office:value-type="float" office:value="0.26970100402832" calcext:value-type="float">
            <text:p>0.26970100402832</text:p>
          </table:table-cell>
        </table:table-row>
        <table:table-row table:style-name="ro1">
          <table:table-cell office:value-type="float" office:value="1573805855.96529" calcext:value-type="float">
            <text:p>1573805855.96529</text:p>
          </table:table-cell>
          <table:table-cell office:value-type="float" office:value="1682.79144596712" calcext:value-type="float">
            <text:p>1682.79144596712</text:p>
          </table:table-cell>
          <table:table-cell table:formula="of:=[.A1206]-[.A1205]" office:value-type="float" office:value="0.271530151367187" calcext:value-type="float">
            <text:p>0.271530151367187</text:p>
          </table:table-cell>
        </table:table-row>
        <table:table-row table:style-name="ro1">
          <table:table-cell office:value-type="float" office:value="1573805856.23717" calcext:value-type="float">
            <text:p>1573805856.23717</text:p>
          </table:table-cell>
          <table:table-cell office:value-type="float" office:value="1681.53391172055" calcext:value-type="float">
            <text:p>1681.53391172055</text:p>
          </table:table-cell>
          <table:table-cell table:formula="of:=[.A1207]-[.A1206]" office:value-type="float" office:value="0.271883010864258" calcext:value-type="float">
            <text:p>0.271883010864258</text:p>
          </table:table-cell>
        </table:table-row>
        <table:table-row table:style-name="ro1">
          <table:table-cell office:value-type="float" office:value="1573805856.50777" calcext:value-type="float">
            <text:p>1573805856.50777</text:p>
          </table:table-cell>
          <table:table-cell office:value-type="float" office:value="1681.69555555616" calcext:value-type="float">
            <text:p>1681.69555555616</text:p>
          </table:table-cell>
          <table:table-cell table:formula="of:=[.A1208]-[.A1207]" office:value-type="float" office:value="0.270592927932739" calcext:value-type="float">
            <text:p>0.270592927932739</text:p>
          </table:table-cell>
        </table:table-row>
        <table:table-row table:style-name="ro1">
          <table:table-cell office:value-type="float" office:value="1573805856.77718" calcext:value-type="float">
            <text:p>1573805856.77718</text:p>
          </table:table-cell>
          <table:table-cell office:value-type="float" office:value="1682.3092541863" calcext:value-type="float">
            <text:p>1682.3092541863</text:p>
          </table:table-cell>
          <table:table-cell table:formula="of:=[.A1209]-[.A1208]" office:value-type="float" office:value="0.269408941268921" calcext:value-type="float">
            <text:p>0.269408941268921</text:p>
          </table:table-cell>
        </table:table-row>
        <table:table-row table:style-name="ro1">
          <table:table-cell office:value-type="float" office:value="1573805857.04782" calcext:value-type="float">
            <text:p>1573805857.04782</text:p>
          </table:table-cell>
          <table:table-cell office:value-type="float" office:value="1681.87089802192" calcext:value-type="float">
            <text:p>1681.87089802192</text:p>
          </table:table-cell>
          <table:table-cell table:formula="of:=[.A1210]-[.A1209]" office:value-type="float" office:value="0.27064323425293" calcext:value-type="float">
            <text:p>0.27064323425293</text:p>
          </table:table-cell>
        </table:table-row>
        <table:table-row table:style-name="ro1">
          <table:table-cell office:value-type="float" office:value="1573805857.31777" calcext:value-type="float">
            <text:p>1573805857.31777</text:p>
          </table:table-cell>
          <table:table-cell office:value-type="float" office:value="1682.9887062411" calcext:value-type="float">
            <text:p>1682.9887062411</text:p>
          </table:table-cell>
          <table:table-cell table:formula="of:=[.A1211]-[.A1210]" office:value-type="float" office:value="0.269948482513428" calcext:value-type="float">
            <text:p>0.269948482513428</text:p>
          </table:table-cell>
        </table:table-row>
        <table:table-row table:style-name="ro1">
          <table:table-cell office:value-type="float" office:value="1573805857.58857" calcext:value-type="float">
            <text:p>1573805857.58857</text:p>
          </table:table-cell>
          <table:table-cell office:value-type="float" office:value="1681.51473363836" calcext:value-type="float">
            <text:p>1681.51473363836</text:p>
          </table:table-cell>
          <table:table-cell table:formula="of:=[.A1212]-[.A1211]" office:value-type="float" office:value="0.270806312561035" calcext:value-type="float">
            <text:p>0.270806312561035</text:p>
          </table:table-cell>
        </table:table-row>
        <table:table-row table:style-name="ro1">
          <table:table-cell office:value-type="float" office:value="1573805857.85835" calcext:value-type="float">
            <text:p>1573805857.85835</text:p>
          </table:table-cell>
          <table:table-cell office:value-type="float" office:value="1679.69555555616" calcext:value-type="float">
            <text:p>1679.69555555616</text:p>
          </table:table-cell>
          <table:table-cell table:formula="of:=[.A1213]-[.A1212]" office:value-type="float" office:value="0.269776821136475" calcext:value-type="float">
            <text:p>0.269776821136475</text:p>
          </table:table-cell>
        </table:table-row>
        <table:table-row table:style-name="ro1">
          <table:table-cell office:value-type="float" office:value="1573805858.12829" calcext:value-type="float">
            <text:p>1573805858.12829</text:p>
          </table:table-cell>
          <table:table-cell office:value-type="float" office:value="1681.49281583014" calcext:value-type="float">
            <text:p>1681.49281583014</text:p>
          </table:table-cell>
          <table:table-cell table:formula="of:=[.A1214]-[.A1213]" office:value-type="float" office:value="0.269937753677368" calcext:value-type="float">
            <text:p>0.269937753677368</text:p>
          </table:table-cell>
        </table:table-row>
        <table:table-row table:style-name="ro1">
          <table:table-cell office:value-type="float" office:value="1573805858.39817" calcext:value-type="float">
            <text:p>1573805858.39817</text:p>
          </table:table-cell>
          <table:table-cell office:value-type="float" office:value="1682.74487062466" calcext:value-type="float">
            <text:p>1682.74487062466</text:p>
          </table:table-cell>
          <table:table-cell table:formula="of:=[.A1215]-[.A1214]" office:value-type="float" office:value="0.269885778427124" calcext:value-type="float">
            <text:p>0.269885778427124</text:p>
          </table:table-cell>
        </table:table-row>
        <table:table-row table:style-name="ro1">
          <table:table-cell office:value-type="float" office:value="1573805858.66917" calcext:value-type="float">
            <text:p>1573805858.66917</text:p>
          </table:table-cell>
          <table:table-cell office:value-type="float" office:value="1680.56130898082" calcext:value-type="float">
            <text:p>1680.56130898082</text:p>
          </table:table-cell>
          <table:table-cell table:formula="of:=[.A1216]-[.A1215]" office:value-type="float" office:value="0.27099609375" calcext:value-type="float">
            <text:p>0.27099609375</text:p>
          </table:table-cell>
        </table:table-row>
        <table:table-row table:style-name="ro1">
          <table:table-cell office:value-type="float" office:value="1573805858.9391" calcext:value-type="float">
            <text:p>1573805858.9391</text:p>
          </table:table-cell>
          <table:table-cell office:value-type="float" office:value="1680.30103500822" calcext:value-type="float">
            <text:p>1680.30103500822</text:p>
          </table:table-cell>
          <table:table-cell table:formula="of:=[.A1217]-[.A1216]" office:value-type="float" office:value="0.269932746887207" calcext:value-type="float">
            <text:p>0.269932746887207</text:p>
          </table:table-cell>
        </table:table-row>
        <table:table-row table:style-name="ro1">
          <table:table-cell office:value-type="float" office:value="1573805859.20992" calcext:value-type="float">
            <text:p>1573805859.20992</text:p>
          </table:table-cell>
          <table:table-cell office:value-type="float" office:value="1682.10651446027" calcext:value-type="float">
            <text:p>1682.10651446027</text:p>
          </table:table-cell>
          <table:table-cell table:formula="of:=[.A1218]-[.A1217]" office:value-type="float" office:value="0.270814180374145" calcext:value-type="float">
            <text:p>0.270814180374145</text:p>
          </table:table-cell>
        </table:table-row>
        <table:table-row table:style-name="ro1">
          <table:table-cell office:value-type="float" office:value="1573805859.47929" calcext:value-type="float">
            <text:p>1573805859.47929</text:p>
          </table:table-cell>
          <table:table-cell office:value-type="float" office:value="1682.26541856986" calcext:value-type="float">
            <text:p>1682.26541856986</text:p>
          </table:table-cell>
          <table:table-cell table:formula="of:=[.A1219]-[.A1218]" office:value-type="float" office:value="0.269369602203369" calcext:value-type="float">
            <text:p>0.269369602203369</text:p>
          </table:table-cell>
        </table:table-row>
        <table:table-row table:style-name="ro1">
          <table:table-cell office:value-type="float" office:value="1573805859.75104" calcext:value-type="float">
            <text:p>1573805859.75104</text:p>
          </table:table-cell>
          <table:table-cell office:value-type="float" office:value="1681.54487062466" calcext:value-type="float">
            <text:p>1681.54487062466</text:p>
          </table:table-cell>
          <table:table-cell table:formula="of:=[.A1220]-[.A1219]" office:value-type="float" office:value="0.271748065948486" calcext:value-type="float">
            <text:p>0.271748065948486</text:p>
          </table:table-cell>
        </table:table-row>
        <table:table-row table:style-name="ro1">
          <table:table-cell office:value-type="float" office:value="1573805860.02028" calcext:value-type="float">
            <text:p>1573805860.02028</text:p>
          </table:table-cell>
          <table:table-cell office:value-type="float" office:value="1680.96404870685" calcext:value-type="float">
            <text:p>1680.96404870685</text:p>
          </table:table-cell>
          <table:table-cell table:formula="of:=[.A1221]-[.A1220]" office:value-type="float" office:value="0.269245862960815" calcext:value-type="float">
            <text:p>0.269245862960815</text:p>
          </table:table-cell>
        </table:table-row>
        <table:table-row table:style-name="ro1">
          <table:table-cell office:value-type="float" office:value="1573805860.29113" calcext:value-type="float">
            <text:p>1573805860.29113</text:p>
          </table:table-cell>
          <table:table-cell office:value-type="float" office:value="1681.19692541918" calcext:value-type="float">
            <text:p>1681.19692541918</text:p>
          </table:table-cell>
          <table:table-cell table:formula="of:=[.A1222]-[.A1221]" office:value-type="float" office:value="0.270852088928223" calcext:value-type="float">
            <text:p>0.270852088928223</text:p>
          </table:table-cell>
        </table:table-row>
        <table:table-row table:style-name="ro1">
          <table:table-cell office:value-type="float" office:value="1573805860.56043" calcext:value-type="float">
            <text:p>1573805860.56043</text:p>
          </table:table-cell>
          <table:table-cell office:value-type="float" office:value="1681.61336377534" calcext:value-type="float">
            <text:p>1681.61336377534</text:p>
          </table:table-cell>
          <table:table-cell table:formula="of:=[.A1223]-[.A1222]" office:value-type="float" office:value="0.269293546676636" calcext:value-type="float">
            <text:p>0.269293546676636</text:p>
          </table:table-cell>
        </table:table-row>
        <table:table-row table:style-name="ro1">
          <table:table-cell office:value-type="float" office:value="1573805860.83065" calcext:value-type="float">
            <text:p>1573805860.83065</text:p>
          </table:table-cell>
          <table:table-cell office:value-type="float" office:value="1679.89007610411" calcext:value-type="float">
            <text:p>1679.89007610411</text:p>
          </table:table-cell>
          <table:table-cell table:formula="of:=[.A1224]-[.A1223]" office:value-type="float" office:value="0.270218372344971" calcext:value-type="float">
            <text:p>0.270218372344971</text:p>
          </table:table-cell>
        </table:table-row>
        <table:table-row table:style-name="ro1">
          <table:table-cell office:value-type="float" office:value="1573805861.10041" calcext:value-type="float">
            <text:p>1573805861.10041</text:p>
          </table:table-cell>
          <table:table-cell office:value-type="float" office:value="1680.52295281644" calcext:value-type="float">
            <text:p>1680.52295281644</text:p>
          </table:table-cell>
          <table:table-cell table:formula="of:=[.A1225]-[.A1224]" office:value-type="float" office:value="0.269766092300415" calcext:value-type="float">
            <text:p>0.269766092300415</text:p>
          </table:table-cell>
        </table:table-row>
        <table:table-row table:style-name="ro1">
          <table:table-cell office:value-type="float" office:value="1573805861.37157" calcext:value-type="float">
            <text:p>1573805861.37157</text:p>
          </table:table-cell>
          <table:table-cell office:value-type="float" office:value="1680.76130898082" calcext:value-type="float">
            <text:p>1680.76130898082</text:p>
          </table:table-cell>
          <table:table-cell table:formula="of:=[.A1226]-[.A1225]" office:value-type="float" office:value="0.271157503128052" calcext:value-type="float">
            <text:p>0.271157503128052</text:p>
          </table:table-cell>
        </table:table-row>
        <table:table-row table:style-name="ro1">
          <table:table-cell office:value-type="float" office:value="1573805861.6411" calcext:value-type="float">
            <text:p>1573805861.6411</text:p>
          </table:table-cell>
          <table:table-cell office:value-type="float" office:value="1681.23528158356" calcext:value-type="float">
            <text:p>1681.23528158356</text:p>
          </table:table-cell>
          <table:table-cell table:formula="of:=[.A1227]-[.A1226]" office:value-type="float" office:value="0.269535064697266" calcext:value-type="float">
            <text:p>0.269535064697266</text:p>
          </table:table-cell>
        </table:table-row>
        <table:table-row table:style-name="ro1">
          <table:table-cell office:value-type="float" office:value="1573805861.91199" calcext:value-type="float">
            <text:p>1573805861.91199</text:p>
          </table:table-cell>
          <table:table-cell office:value-type="float" office:value="1680.85719939178" calcext:value-type="float">
            <text:p>1680.85719939178</text:p>
          </table:table-cell>
          <table:table-cell table:formula="of:=[.A1228]-[.A1227]" office:value-type="float" office:value="0.270886182785034" calcext:value-type="float">
            <text:p>0.270886182785034</text:p>
          </table:table-cell>
        </table:table-row>
        <table:table-row table:style-name="ro1">
          <table:table-cell office:value-type="float" office:value="1573805862.18184" calcext:value-type="float">
            <text:p>1573805862.18184</text:p>
          </table:table-cell>
          <table:table-cell office:value-type="float" office:value="1681.89007610411" calcext:value-type="float">
            <text:p>1681.89007610411</text:p>
          </table:table-cell>
          <table:table-cell table:formula="of:=[.A1229]-[.A1228]" office:value-type="float" office:value="0.269845962524414" calcext:value-type="float">
            <text:p>0.269845962524414</text:p>
          </table:table-cell>
        </table:table-row>
        <table:table-row table:style-name="ro1">
          <table:table-cell office:value-type="float" office:value="1573805862.45363" calcext:value-type="float">
            <text:p>1573805862.45363</text:p>
          </table:table-cell>
          <table:table-cell office:value-type="float" office:value="1681.56130898082" calcext:value-type="float">
            <text:p>1681.56130898082</text:p>
          </table:table-cell>
          <table:table-cell table:formula="of:=[.A1230]-[.A1229]" office:value-type="float" office:value="0.271790504455566" calcext:value-type="float">
            <text:p>0.271790504455566</text:p>
          </table:table-cell>
        </table:table-row>
        <table:table-row table:style-name="ro1">
          <table:table-cell office:value-type="float" office:value="1573805862.72377" calcext:value-type="float">
            <text:p>1573805862.72377</text:p>
          </table:table-cell>
          <table:table-cell office:value-type="float" office:value="1682.27363774795" calcext:value-type="float">
            <text:p>1682.27363774795</text:p>
          </table:table-cell>
          <table:table-cell table:formula="of:=[.A1231]-[.A1230]" office:value-type="float" office:value="0.270143032073975" calcext:value-type="float">
            <text:p>0.270143032073975</text:p>
          </table:table-cell>
        </table:table-row>
        <table:table-row table:style-name="ro1">
          <table:table-cell office:value-type="float" office:value="1573805862.99442" calcext:value-type="float">
            <text:p>1573805862.99442</text:p>
          </table:table-cell>
          <table:table-cell office:value-type="float" office:value="1807.35308980274" calcext:value-type="float">
            <text:p>1807.35308980274</text:p>
          </table:table-cell>
          <table:table-cell table:formula="of:=[.A1232]-[.A1231]" office:value-type="float" office:value="0.270648002624512" calcext:value-type="float">
            <text:p>0.270648002624512</text:p>
          </table:table-cell>
        </table:table-row>
        <table:table-row table:style-name="ro1">
          <table:table-cell office:value-type="float" office:value="1573805863.41945" calcext:value-type="float">
            <text:p>1573805863.41945</text:p>
          </table:table-cell>
          <table:table-cell office:value-type="float" office:value="1682.85719939178" calcext:value-type="float">
            <text:p>1682.85719939178</text:p>
          </table:table-cell>
          <table:table-cell table:formula="of:=[.A1233]-[.A1232]" office:value-type="float" office:value="0.425027370452881" calcext:value-type="float">
            <text:p>0.425027370452881</text:p>
          </table:table-cell>
        </table:table-row>
        <table:table-row table:style-name="ro1">
          <table:table-cell office:value-type="float" office:value="1573805863.65794" calcext:value-type="float">
            <text:p>1573805863.65794</text:p>
          </table:table-cell>
          <table:table-cell office:value-type="float" office:value="1681.28733637808" calcext:value-type="float">
            <text:p>1681.28733637808</text:p>
          </table:table-cell>
          <table:table-cell table:formula="of:=[.A1234]-[.A1233]" office:value-type="float" office:value="0.238495826721191" calcext:value-type="float">
            <text:p>0.238495826721191</text:p>
          </table:table-cell>
        </table:table-row>
        <table:table-row table:style-name="ro1">
          <table:table-cell office:value-type="float" office:value="1573805863.89616" calcext:value-type="float">
            <text:p>1573805863.89616</text:p>
          </table:table-cell>
          <table:table-cell office:value-type="float" office:value="1680.00514459726" calcext:value-type="float">
            <text:p>1680.00514459726</text:p>
          </table:table-cell>
          <table:table-cell table:formula="of:=[.A1235]-[.A1234]" office:value-type="float" office:value="0.238217115402222" calcext:value-type="float">
            <text:p>0.238217115402222</text:p>
          </table:table-cell>
        </table:table-row>
        <table:table-row table:style-name="ro1">
          <table:table-cell office:value-type="float" office:value="1573805864.13567" calcext:value-type="float">
            <text:p>1573805864.13567</text:p>
          </table:table-cell>
          <table:table-cell office:value-type="float" office:value="1681.24350076164" calcext:value-type="float">
            <text:p>1681.24350076164</text:p>
          </table:table-cell>
          <table:table-cell table:formula="of:=[.A1236]-[.A1235]" office:value-type="float" office:value="0.239510774612427" calcext:value-type="float">
            <text:p>0.239510774612427</text:p>
          </table:table-cell>
        </table:table-row>
        <table:table-row table:style-name="ro1">
          <table:table-cell office:value-type="float" office:value="1573805864.40655" calcext:value-type="float">
            <text:p>1573805864.40655</text:p>
          </table:table-cell>
          <table:table-cell office:value-type="float" office:value="1681.4791172" calcext:value-type="float">
            <text:p>1681.4791172</text:p>
          </table:table-cell>
          <table:table-cell table:formula="of:=[.A1237]-[.A1236]" office:value-type="float" office:value="0.270885705947876" calcext:value-type="float">
            <text:p>0.270885705947876</text:p>
          </table:table-cell>
        </table:table-row>
        <table:table-row table:style-name="ro1">
          <table:table-cell office:value-type="float" office:value="1573805864.67772" calcext:value-type="float">
            <text:p>1573805864.67772</text:p>
          </table:table-cell>
          <table:table-cell office:value-type="float" office:value="1680.75856925479" calcext:value-type="float">
            <text:p>1680.75856925479</text:p>
          </table:table-cell>
          <table:table-cell table:formula="of:=[.A1238]-[.A1237]" office:value-type="float" office:value="0.271170377731323" calcext:value-type="float">
            <text:p>0.271170377731323</text:p>
          </table:table-cell>
        </table:table-row>
        <table:table-row table:style-name="ro1">
          <table:table-cell office:value-type="float" office:value="1573805864.94903" calcext:value-type="float">
            <text:p>1573805864.94903</text:p>
          </table:table-cell>
          <table:table-cell office:value-type="float" office:value="1680.99418569315" calcext:value-type="float">
            <text:p>1680.99418569315</text:p>
          </table:table-cell>
          <table:table-cell table:formula="of:=[.A1239]-[.A1238]" office:value-type="float" office:value="0.271300792694092" calcext:value-type="float">
            <text:p>0.271300792694092</text:p>
          </table:table-cell>
        </table:table-row>
        <table:table-row table:style-name="ro1">
          <table:table-cell office:value-type="float" office:value="1573805865.21968" calcext:value-type="float">
            <text:p>1573805865.21968</text:p>
          </table:table-cell>
          <table:table-cell office:value-type="float" office:value="1681.63802130959" calcext:value-type="float">
            <text:p>1681.63802130959</text:p>
          </table:table-cell>
          <table:table-cell table:formula="of:=[.A1240]-[.A1239]" office:value-type="float" office:value="0.270654201507568" calcext:value-type="float">
            <text:p>0.270654201507568</text:p>
          </table:table-cell>
        </table:table-row>
        <table:table-row table:style-name="ro1">
          <table:table-cell office:value-type="float" office:value="1573805865.49099" calcext:value-type="float">
            <text:p>1573805865.49099</text:p>
          </table:table-cell>
          <table:table-cell office:value-type="float" office:value="1683.62158295342" calcext:value-type="float">
            <text:p>1683.62158295342</text:p>
          </table:table-cell>
          <table:table-cell table:formula="of:=[.A1241]-[.A1240]" office:value-type="float" office:value="0.271310091018677" calcext:value-type="float">
            <text:p>0.271310091018677</text:p>
          </table:table-cell>
        </table:table-row>
        <table:table-row table:style-name="ro1">
          <table:table-cell office:value-type="float" office:value="1573805865.7615" calcext:value-type="float">
            <text:p>1573805865.7615</text:p>
          </table:table-cell>
          <table:table-cell office:value-type="float" office:value="1682.35856925479" calcext:value-type="float">
            <text:p>1682.35856925479</text:p>
          </table:table-cell>
          <table:table-cell table:formula="of:=[.A1242]-[.A1241]" office:value-type="float" office:value="0.270514011383057" calcext:value-type="float">
            <text:p>0.270514011383057</text:p>
          </table:table-cell>
        </table:table-row>
        <table:table-row table:style-name="ro1">
          <table:table-cell office:value-type="float" office:value="1573805866.03242" calcext:value-type="float">
            <text:p>1573805866.03242</text:p>
          </table:table-cell>
          <table:table-cell office:value-type="float" office:value="1682.76404870685" calcext:value-type="float">
            <text:p>1682.76404870685</text:p>
          </table:table-cell>
          <table:table-cell table:formula="of:=[.A1243]-[.A1242]" office:value-type="float" office:value="0.270914077758789" calcext:value-type="float">
            <text:p>0.270914077758789</text:p>
          </table:table-cell>
        </table:table-row>
        <table:table-row table:style-name="ro1">
          <table:table-cell office:value-type="float" office:value="1573805866.30415" calcext:value-type="float">
            <text:p>1573805866.30415</text:p>
          </table:table-cell>
          <table:table-cell office:value-type="float" office:value="1683.3887062411" calcext:value-type="float">
            <text:p>1683.3887062411</text:p>
          </table:table-cell>
          <table:table-cell table:formula="of:=[.A1244]-[.A1243]" office:value-type="float" office:value="0.271727800369263" calcext:value-type="float">
            <text:p>0.271727800369263</text:p>
          </table:table-cell>
        </table:table-row>
        <table:table-row table:style-name="ro1">
          <table:table-cell office:value-type="float" office:value="1573805866.57476" calcext:value-type="float">
            <text:p>1573805866.57476</text:p>
          </table:table-cell>
          <table:table-cell office:value-type="float" office:value="1681.46267884384" calcext:value-type="float">
            <text:p>1681.46267884384</text:p>
          </table:table-cell>
          <table:table-cell table:formula="of:=[.A1245]-[.A1244]" office:value-type="float" office:value="0.270612955093384" calcext:value-type="float">
            <text:p>0.270612955093384</text:p>
          </table:table-cell>
        </table:table-row>
        <table:table-row table:style-name="ro1">
          <table:table-cell office:value-type="float" office:value="1573805866.84536" calcext:value-type="float">
            <text:p>1573805866.84536</text:p>
          </table:table-cell>
          <table:table-cell office:value-type="float" office:value="1682.25993911781" calcext:value-type="float">
            <text:p>1682.25993911781</text:p>
          </table:table-cell>
          <table:table-cell table:formula="of:=[.A1246]-[.A1245]" office:value-type="float" office:value="0.270605087280273" calcext:value-type="float">
            <text:p>0.270605087280273</text:p>
          </table:table-cell>
        </table:table-row>
        <table:table-row table:style-name="ro1">
          <table:table-cell office:value-type="float" office:value="1573805867.11631" calcext:value-type="float">
            <text:p>1573805867.11631</text:p>
          </table:table-cell>
          <table:table-cell office:value-type="float" office:value="1681.22158295342" calcext:value-type="float">
            <text:p>1681.22158295342</text:p>
          </table:table-cell>
          <table:table-cell table:formula="of:=[.A1247]-[.A1246]" office:value-type="float" office:value="0.270945072174072" calcext:value-type="float">
            <text:p>0.270945072174072</text:p>
          </table:table-cell>
        </table:table-row>
        <table:table-row table:style-name="ro1">
          <table:table-cell office:value-type="float" office:value="1573805867.3873" calcext:value-type="float">
            <text:p>1573805867.3873</text:p>
          </table:table-cell>
          <table:table-cell office:value-type="float" office:value="1682.96130898082" calcext:value-type="float">
            <text:p>1682.96130898082</text:p>
          </table:table-cell>
          <table:table-cell table:formula="of:=[.A1248]-[.A1247]" office:value-type="float" office:value="0.270987987518311" calcext:value-type="float">
            <text:p>0.270987987518311</text:p>
          </table:table-cell>
        </table:table-row>
        <table:table-row table:style-name="ro1">
          <table:table-cell office:value-type="float" office:value="1573805867.65828" calcext:value-type="float">
            <text:p>1573805867.65828</text:p>
          </table:table-cell>
          <table:table-cell office:value-type="float" office:value="1682.70651446027" calcext:value-type="float">
            <text:p>1682.70651446027</text:p>
          </table:table-cell>
          <table:table-cell table:formula="of:=[.A1249]-[.A1248]" office:value-type="float" office:value="0.270981311798096" calcext:value-type="float">
            <text:p>0.270981311798096</text:p>
          </table:table-cell>
        </table:table-row>
        <table:table-row table:style-name="ro1">
          <table:table-cell office:value-type="float" office:value="1573805867.92903" calcext:value-type="float">
            <text:p>1573805867.92903</text:p>
          </table:table-cell>
          <table:table-cell office:value-type="float" office:value="1682.87363774795" calcext:value-type="float">
            <text:p>1682.87363774795</text:p>
          </table:table-cell>
          <table:table-cell table:formula="of:=[.A1250]-[.A1249]" office:value-type="float" office:value="0.270755767822266" calcext:value-type="float">
            <text:p>0.270755767822266</text:p>
          </table:table-cell>
        </table:table-row>
        <table:table-row table:style-name="ro1">
          <table:table-cell office:value-type="float" office:value="1573805868.20109" calcext:value-type="float">
            <text:p>1573805868.20109</text:p>
          </table:table-cell>
          <table:table-cell office:value-type="float" office:value="1682.85445966575" calcext:value-type="float">
            <text:p>1682.85445966575</text:p>
          </table:table-cell>
          <table:table-cell table:formula="of:=[.A1251]-[.A1250]" office:value-type="float" office:value="0.272051811218262" calcext:value-type="float">
            <text:p>0.272051811218262</text:p>
          </table:table-cell>
        </table:table-row>
        <table:table-row table:style-name="ro1">
          <table:table-cell office:value-type="float" office:value="1573805868.47264" calcext:value-type="float">
            <text:p>1573805868.47264</text:p>
          </table:table-cell>
          <table:table-cell office:value-type="float" office:value="1681.78048706301" calcext:value-type="float">
            <text:p>1681.78048706301</text:p>
          </table:table-cell>
          <table:table-cell table:formula="of:=[.A1252]-[.A1251]" office:value-type="float" office:value="0.271551847457886" calcext:value-type="float">
            <text:p>0.271551847457886</text:p>
          </table:table-cell>
        </table:table-row>
        <table:table-row table:style-name="ro1">
          <table:table-cell office:value-type="float" office:value="1573805868.74351" calcext:value-type="float">
            <text:p>1573805868.74351</text:p>
          </table:table-cell>
          <table:table-cell office:value-type="float" office:value="1681.58322678904" calcext:value-type="float">
            <text:p>1681.58322678904</text:p>
          </table:table-cell>
          <table:table-cell table:formula="of:=[.A1253]-[.A1252]" office:value-type="float" office:value="0.270872592926025" calcext:value-type="float">
            <text:p>0.270872592926025</text:p>
          </table:table-cell>
        </table:table-row>
        <table:table-row table:style-name="ro1">
          <table:table-cell office:value-type="float" office:value="1573805869.01386" calcext:value-type="float">
            <text:p>1573805869.01386</text:p>
          </table:table-cell>
          <table:table-cell office:value-type="float" office:value="1682.44076103562" calcext:value-type="float">
            <text:p>1682.44076103562</text:p>
          </table:table-cell>
          <table:table-cell table:formula="of:=[.A1254]-[.A1253]" office:value-type="float" office:value="0.270351648330688" calcext:value-type="float">
            <text:p>0.270351648330688</text:p>
          </table:table-cell>
        </table:table-row>
        <table:table-row table:style-name="ro1">
          <table:table-cell office:value-type="float" office:value="1573805869.28639" calcext:value-type="float">
            <text:p>1573805869.28639</text:p>
          </table:table-cell>
          <table:table-cell office:value-type="float" office:value="1683.13117199452" calcext:value-type="float">
            <text:p>1683.13117199452</text:p>
          </table:table-cell>
          <table:table-cell table:formula="of:=[.A1255]-[.A1254]" office:value-type="float" office:value="0.272532224655151" calcext:value-type="float">
            <text:p>0.272532224655151</text:p>
          </table:table-cell>
        </table:table-row>
        <table:table-row table:style-name="ro1">
          <table:table-cell office:value-type="float" office:value="1573805869.55681" calcext:value-type="float">
            <text:p>1573805869.55681</text:p>
          </table:table-cell>
          <table:table-cell office:value-type="float" office:value="1681.91747336438" calcext:value-type="float">
            <text:p>1681.91747336438</text:p>
          </table:table-cell>
          <table:table-cell table:formula="of:=[.A1256]-[.A1255]" office:value-type="float" office:value="0.270419359207153" calcext:value-type="float">
            <text:p>0.270419359207153</text:p>
          </table:table-cell>
        </table:table-row>
        <table:table-row table:style-name="ro1">
          <table:table-cell office:value-type="float" office:value="1573805869.82636" calcext:value-type="float">
            <text:p>1573805869.82636</text:p>
          </table:table-cell>
          <table:table-cell office:value-type="float" office:value="1683.43254185753" calcext:value-type="float">
            <text:p>1683.43254185753</text:p>
          </table:table-cell>
          <table:table-cell table:formula="of:=[.A1257]-[.A1256]" office:value-type="float" office:value="0.269548892974854" calcext:value-type="float">
            <text:p>0.269548892974854</text:p>
          </table:table-cell>
        </table:table-row>
        <table:table-row table:style-name="ro1">
          <table:table-cell office:value-type="float" office:value="1573805870.09748" calcext:value-type="float">
            <text:p>1573805870.09748</text:p>
          </table:table-cell>
          <table:table-cell office:value-type="float" office:value="1682.11747336438" calcext:value-type="float">
            <text:p>1682.11747336438</text:p>
          </table:table-cell>
          <table:table-cell table:formula="of:=[.A1258]-[.A1257]" office:value-type="float" office:value="0.271117448806763" calcext:value-type="float">
            <text:p>0.271117448806763</text:p>
          </table:table-cell>
        </table:table-row>
        <table:table-row table:style-name="ro1">
          <table:table-cell office:value-type="float" office:value="1573805870.36711" calcext:value-type="float">
            <text:p>1573805870.36711</text:p>
          </table:table-cell>
          <table:table-cell office:value-type="float" office:value="1682.6489802137" calcext:value-type="float">
            <text:p>1682.6489802137</text:p>
          </table:table-cell>
          <table:table-cell table:formula="of:=[.A1259]-[.A1258]" office:value-type="float" office:value="0.269625186920166" calcext:value-type="float">
            <text:p>0.269625186920166</text:p>
          </table:table-cell>
        </table:table-row>
        <table:table-row table:style-name="ro1">
          <table:table-cell office:value-type="float" office:value="1573805870.63849" calcext:value-type="float">
            <text:p>1573805870.63849</text:p>
          </table:table-cell>
          <table:table-cell office:value-type="float" office:value="1682.69555555616" calcext:value-type="float">
            <text:p>1682.69555555616</text:p>
          </table:table-cell>
          <table:table-cell table:formula="of:=[.A1260]-[.A1259]" office:value-type="float" office:value="0.271388530731201" calcext:value-type="float">
            <text:p>0.271388530731201</text:p>
          </table:table-cell>
        </table:table-row>
        <table:table-row table:style-name="ro1">
          <table:table-cell office:value-type="float" office:value="1573805870.90791" calcext:value-type="float">
            <text:p>1573805870.90791</text:p>
          </table:table-cell>
          <table:table-cell office:value-type="float" office:value="1682.28733637808" calcext:value-type="float">
            <text:p>1682.28733637808</text:p>
          </table:table-cell>
          <table:table-cell table:formula="of:=[.A1261]-[.A1260]" office:value-type="float" office:value="0.269415616989136" calcext:value-type="float">
            <text:p>0.269415616989136</text:p>
          </table:table-cell>
        </table:table-row>
        <table:table-row table:style-name="ro1">
          <table:table-cell office:value-type="float" office:value="1573805871.17877" calcext:value-type="float">
            <text:p>1573805871.17877</text:p>
          </table:table-cell>
          <table:table-cell office:value-type="float" office:value="1481.87363774795" calcext:value-type="float">
            <text:p>1481.87363774795</text:p>
          </table:table-cell>
          <table:table-cell table:formula="of:=[.A1262]-[.A1261]" office:value-type="float" office:value="0.27086329460144" calcext:value-type="float">
            <text:p>0.27086329460144</text:p>
          </table:table-cell>
        </table:table-row>
        <table:table-row table:style-name="ro1">
          <table:table-cell office:value-type="float" office:value="1573805871.44839" calcext:value-type="float">
            <text:p>1573805871.44839</text:p>
          </table:table-cell>
          <table:table-cell office:value-type="float" office:value="30.901035008219" calcext:value-type="float">
            <text:p>30.901035008219</text:p>
          </table:table-cell>
          <table:table-cell table:formula="of:=[.A1263]-[.A1262]" office:value-type="float" office:value="0.269622087478638" calcext:value-type="float">
            <text:p>0.269622087478638</text:p>
          </table:table-cell>
        </table:table-row>
        <table:table-row table:style-name="ro1">
          <table:table-cell office:value-type="float" office:value="1573805871.71778" calcext:value-type="float">
            <text:p>1573805871.71778</text:p>
          </table:table-cell>
          <table:table-cell office:value-type="float" office:value="21.6352815835615" calcext:value-type="float">
            <text:p>21.6352815835615</text:p>
          </table:table-cell>
          <table:table-cell table:formula="of:=[.A1264]-[.A1263]" office:value-type="float" office:value="0.269388198852539" calcext:value-type="float">
            <text:p>0.269388198852539</text:p>
          </table:table-cell>
        </table:table-row>
        <table:table-row table:style-name="ro1">
          <table:table-cell office:value-type="float" office:value="1573805871.98624" calcext:value-type="float">
            <text:p>1573805871.98624</text:p>
          </table:table-cell>
          <table:table-cell office:value-type="float" office:value="21.914733638356" calcext:value-type="float">
            <text:p>21.914733638356</text:p>
          </table:table-cell>
          <table:table-cell table:formula="of:=[.A1265]-[.A1264]" office:value-type="float" office:value="0.268453359603882" calcext:value-type="float">
            <text:p>0.268453359603882</text:p>
          </table:table-cell>
        </table:table-row>
        <table:table-row table:style-name="ro1">
          <table:table-cell office:value-type="float" office:value="1573805872.2557" calcext:value-type="float">
            <text:p>1573805872.2557</text:p>
          </table:table-cell>
          <table:table-cell office:value-type="float" office:value="23.1640487068491" calcext:value-type="float">
            <text:p>23.1640487068491</text:p>
          </table:table-cell>
          <table:table-cell table:formula="of:=[.A1266]-[.A1265]" office:value-type="float" office:value="0.269462585449219" calcext:value-type="float">
            <text:p>0.269462585449219</text:p>
          </table:table-cell>
        </table:table-row>
        <table:table-row table:style-name="ro1">
          <table:table-cell office:value-type="float" office:value="1573805872.52408" calcext:value-type="float">
            <text:p>1573805872.52408</text:p>
          </table:table-cell>
          <table:table-cell office:value-type="float" office:value="20.3887062410957" calcext:value-type="float">
            <text:p>20.3887062410957</text:p>
          </table:table-cell>
          <table:table-cell table:formula="of:=[.A1267]-[.A1266]" office:value-type="float" office:value="0.26838231086731" calcext:value-type="float">
            <text:p>0.26838231086731</text:p>
          </table:table-cell>
        </table:table-row>
        <table:table-row table:style-name="ro1">
          <table:table-cell office:value-type="float" office:value="1573805872.7937" calcext:value-type="float">
            <text:p>1573805872.7937</text:p>
          </table:table-cell>
          <table:table-cell office:value-type="float" office:value="22.2571993917806" calcext:value-type="float">
            <text:p>22.2571993917806</text:p>
          </table:table-cell>
          <table:table-cell table:formula="of:=[.A1268]-[.A1267]" office:value-type="float" office:value="0.269614219665527" calcext:value-type="float">
            <text:p>0.269614219665527</text:p>
          </table:table-cell>
        </table:table-row>
        <table:table-row table:style-name="ro1">
          <table:table-cell office:value-type="float" office:value="1573805873.06189" calcext:value-type="float">
            <text:p>1573805873.06189</text:p>
          </table:table-cell>
          <table:table-cell office:value-type="float" office:value="22.301035008219" calcext:value-type="float">
            <text:p>22.301035008219</text:p>
          </table:table-cell>
          <table:table-cell table:formula="of:=[.A1269]-[.A1268]" office:value-type="float" office:value="0.268197059631348" calcext:value-type="float">
            <text:p>0.268197059631348</text:p>
          </table:table-cell>
        </table:table-row>
        <table:table-row table:style-name="ro1">
          <table:table-cell office:value-type="float" office:value="1573805873.33098" calcext:value-type="float">
            <text:p>1573805873.33098</text:p>
          </table:table-cell>
          <table:table-cell office:value-type="float" office:value="20.9585692547943" calcext:value-type="float">
            <text:p>20.9585692547943</text:p>
          </table:table-cell>
          <table:table-cell table:formula="of:=[.A1270]-[.A1269]" office:value-type="float" office:value="0.26908540725708" calcext:value-type="float">
            <text:p>0.26908540725708</text:p>
          </table:table-cell>
        </table:table-row>
        <table:table-row table:style-name="ro1">
          <table:table-cell office:value-type="float" office:value="1573805873.59904" calcext:value-type="float">
            <text:p>1573805873.59904</text:p>
          </table:table-cell>
          <table:table-cell office:value-type="float" office:value="21.2982952821916" calcext:value-type="float">
            <text:p>21.2982952821916</text:p>
          </table:table-cell>
          <table:table-cell table:formula="of:=[.A1271]-[.A1270]" office:value-type="float" office:value="0.268065929412842" calcext:value-type="float">
            <text:p>0.268065929412842</text:p>
          </table:table-cell>
        </table:table-row>
        <table:table-row table:style-name="ro1">
          <table:table-cell office:value-type="float" office:value="1573805873.86818" calcext:value-type="float">
            <text:p>1573805873.86818</text:p>
          </table:table-cell>
          <table:table-cell office:value-type="float" office:value="22.459939117808" calcext:value-type="float">
            <text:p>22.459939117808</text:p>
          </table:table-cell>
          <table:table-cell table:formula="of:=[.A1272]-[.A1271]" office:value-type="float" office:value="0.269134283065796" calcext:value-type="float">
            <text:p>0.269134283065796</text:p>
          </table:table-cell>
        </table:table-row>
        <table:table-row table:style-name="ro1">
          <table:table-cell office:value-type="float" office:value="1573805874.13668" calcext:value-type="float">
            <text:p>1573805874.13668</text:p>
          </table:table-cell>
          <table:table-cell office:value-type="float" office:value="20.4024048712327" calcext:value-type="float">
            <text:p>20.4024048712327</text:p>
          </table:table-cell>
          <table:table-cell table:formula="of:=[.A1273]-[.A1272]" office:value-type="float" office:value="0.268500089645386" calcext:value-type="float">
            <text:p>0.268500089645386</text:p>
          </table:table-cell>
        </table:table-row>
        <table:table-row table:style-name="ro1">
          <table:table-cell office:value-type="float" office:value="1573805874.40575" calcext:value-type="float">
            <text:p>1573805874.40575</text:p>
          </table:table-cell>
          <table:table-cell office:value-type="float" office:value="509.196925419178" calcext:value-type="float">
            <text:p>509.196925419178</text:p>
          </table:table-cell>
          <table:table-cell table:formula="of:=[.A1274]-[.A1273]" office:value-type="float" office:value="0.269072294235229" calcext:value-type="float">
            <text:p>0.269072294235229</text:p>
          </table:table-cell>
        </table:table-row>
        <table:table-row table:style-name="ro1">
          <table:table-cell office:value-type="float" office:value="1573805874.81246" calcext:value-type="float">
            <text:p>1573805874.81246</text:p>
          </table:table-cell>
          <table:table-cell office:value-type="float" office:value="2134.59144596712" calcext:value-type="float">
            <text:p>2134.59144596712</text:p>
          </table:table-cell>
          <table:table-cell table:formula="of:=[.A1275]-[.A1274]" office:value-type="float" office:value="0.40671443939209" calcext:value-type="float">
            <text:p>0.40671443939209</text:p>
          </table:table-cell>
        </table:table-row>
        <table:table-row table:style-name="ro1">
          <table:table-cell office:value-type="float" office:value="1573805875.05064" calcext:value-type="float">
            <text:p>1573805875.05064</text:p>
          </table:table-cell>
          <table:table-cell office:value-type="float" office:value="2278.67363774794" calcext:value-type="float">
            <text:p>2278.67363774794</text:p>
          </table:table-cell>
          <table:table-cell table:formula="of:=[.A1276]-[.A1275]" office:value-type="float" office:value="0.238174438476562" calcext:value-type="float">
            <text:p>0.238174438476562</text:p>
          </table:table-cell>
        </table:table-row>
        <table:table-row table:style-name="ro1">
          <table:table-cell office:value-type="float" office:value="1573805875.28906" calcext:value-type="float">
            <text:p>1573805875.28906</text:p>
          </table:table-cell>
          <table:table-cell office:value-type="float" office:value="2268.19418569315" calcext:value-type="float">
            <text:p>2268.19418569315</text:p>
          </table:table-cell>
          <table:table-cell table:formula="of:=[.A1277]-[.A1276]" office:value-type="float" office:value="0.238421678543091" calcext:value-type="float">
            <text:p>0.238421678543091</text:p>
          </table:table-cell>
        </table:table-row>
        <table:table-row table:style-name="ro1">
          <table:table-cell office:value-type="float" office:value="1573805875.52842" calcext:value-type="float">
            <text:p>1573805875.52842</text:p>
          </table:table-cell>
          <table:table-cell office:value-type="float" office:value="2266.50103500822" calcext:value-type="float">
            <text:p>2266.50103500822</text:p>
          </table:table-cell>
          <table:table-cell table:formula="of:=[.A1278]-[.A1277]" office:value-type="float" office:value="0.239356517791748" calcext:value-type="float">
            <text:p>0.239356517791748</text:p>
          </table:table-cell>
        </table:table-row>
        <table:table-row table:style-name="ro1">
          <table:table-cell office:value-type="float" office:value="1573805875.79945" calcext:value-type="float">
            <text:p>1573805875.79945</text:p>
          </table:table-cell>
          <table:table-cell office:value-type="float" office:value="2259.64350076164" calcext:value-type="float">
            <text:p>2259.64350076164</text:p>
          </table:table-cell>
          <table:table-cell table:formula="of:=[.A1279]-[.A1278]" office:value-type="float" office:value="0.271037101745605" calcext:value-type="float">
            <text:p>0.271037101745605</text:p>
          </table:table-cell>
        </table:table-row>
        <table:table-row table:style-name="ro1">
          <table:table-cell office:value-type="float" office:value="1573805876.07033" calcext:value-type="float">
            <text:p>1573805876.07033</text:p>
          </table:table-cell>
          <table:table-cell office:value-type="float" office:value="2265.52569254247" calcext:value-type="float">
            <text:p>2265.52569254247</text:p>
          </table:table-cell>
          <table:table-cell table:formula="of:=[.A1280]-[.A1279]" office:value-type="float" office:value="0.270879507064819" calcext:value-type="float">
            <text:p>0.270879507064819</text:p>
          </table:table-cell>
        </table:table-row>
        <table:table-row table:style-name="ro1">
          <table:table-cell office:value-type="float" office:value="1573805876.34172" calcext:value-type="float">
            <text:p>1573805876.34172</text:p>
          </table:table-cell>
          <table:table-cell office:value-type="float" office:value="2270.98322678904" calcext:value-type="float">
            <text:p>2270.98322678904</text:p>
          </table:table-cell>
          <table:table-cell table:formula="of:=[.A1281]-[.A1280]" office:value-type="float" office:value="0.271384000778198" calcext:value-type="float">
            <text:p>0.271384000778198</text:p>
          </table:table-cell>
        </table:table-row>
        <table:table-row table:style-name="ro1">
          <table:table-cell office:value-type="float" office:value="1573805876.61225" calcext:value-type="float">
            <text:p>1573805876.61225</text:p>
          </table:table-cell>
          <table:table-cell office:value-type="float" office:value="2263.78048706301" calcext:value-type="float">
            <text:p>2263.78048706301</text:p>
          </table:table-cell>
          <table:table-cell table:formula="of:=[.A1282]-[.A1281]" office:value-type="float" office:value="0.270536422729492" calcext:value-type="float">
            <text:p>0.270536422729492</text:p>
          </table:table-cell>
        </table:table-row>
        <table:table-row table:style-name="ro1">
          <table:table-cell office:value-type="float" office:value="1573805876.88394" calcext:value-type="float">
            <text:p>1573805876.88394</text:p>
          </table:table-cell>
          <table:table-cell office:value-type="float" office:value="2267.77774733699" calcext:value-type="float">
            <text:p>2267.77774733699</text:p>
          </table:table-cell>
          <table:table-cell table:formula="of:=[.A1283]-[.A1282]" office:value-type="float" office:value="0.271687746047974" calcext:value-type="float">
            <text:p>0.271687746047974</text:p>
          </table:table-cell>
        </table:table-row>
        <table:table-row table:style-name="ro1">
          <table:table-cell office:value-type="float" office:value="1573805877.15525" calcext:value-type="float">
            <text:p>1573805877.15525</text:p>
          </table:table-cell>
          <table:table-cell office:value-type="float" office:value="3592.96130898082" calcext:value-type="float">
            <text:p>3592.96130898082</text:p>
          </table:table-cell>
          <table:table-cell table:formula="of:=[.A1284]-[.A1283]" office:value-type="float" office:value="0.27130651473999" calcext:value-type="float">
            <text:p>0.27130651473999</text:p>
          </table:table-cell>
        </table:table-row>
        <table:table-row table:style-name="ro1">
          <table:table-cell office:value-type="float" office:value="1573805877.55465" calcext:value-type="float">
            <text:p>1573805877.55465</text:p>
          </table:table-cell>
          <table:table-cell office:value-type="float" office:value="2260.98048706301" calcext:value-type="float">
            <text:p>2260.98048706301</text:p>
          </table:table-cell>
          <table:table-cell table:formula="of:=[.A1285]-[.A1284]" office:value-type="float" office:value="0.399399995803833" calcext:value-type="float">
            <text:p>0.399399995803833</text:p>
          </table:table-cell>
        </table:table-row>
        <table:table-row table:style-name="ro1">
          <table:table-cell office:value-type="float" office:value="1573805877.91928" calcext:value-type="float">
            <text:p>1573805877.91928</text:p>
          </table:table-cell>
          <table:table-cell office:value-type="float" office:value="2264.1092541863" calcext:value-type="float">
            <text:p>2264.1092541863</text:p>
          </table:table-cell>
          <table:table-cell table:formula="of:=[.A1286]-[.A1285]" office:value-type="float" office:value="0.364633798599243" calcext:value-type="float">
            <text:p>0.364633798599243</text:p>
          </table:table-cell>
        </table:table-row>
        <table:table-row table:style-name="ro1">
          <table:table-cell office:value-type="float" office:value="1573805878.15782" calcext:value-type="float">
            <text:p>1573805878.15782</text:p>
          </table:table-cell>
          <table:table-cell office:value-type="float" office:value="2263.58048706301" calcext:value-type="float">
            <text:p>2263.58048706301</text:p>
          </table:table-cell>
          <table:table-cell table:formula="of:=[.A1287]-[.A1286]" office:value-type="float" office:value="0.238539695739746" calcext:value-type="float">
            <text:p>0.238539695739746</text:p>
          </table:table-cell>
        </table:table-row>
        <table:table-row table:style-name="ro1">
          <table:table-cell office:value-type="float" office:value="1573805878.39804" calcext:value-type="float">
            <text:p>1573805878.39804</text:p>
          </table:table-cell>
          <table:table-cell office:value-type="float" office:value="2264.09281583014" calcext:value-type="float">
            <text:p>2264.09281583014</text:p>
          </table:table-cell>
          <table:table-cell table:formula="of:=[.A1288]-[.A1287]" office:value-type="float" office:value="0.240219354629517" calcext:value-type="float">
            <text:p>0.240219354629517</text:p>
          </table:table-cell>
        </table:table-row>
        <table:table-row table:style-name="ro1">
          <table:table-cell office:value-type="float" office:value="1573805878.6691" calcext:value-type="float">
            <text:p>1573805878.6691</text:p>
          </table:table-cell>
          <table:table-cell office:value-type="float" office:value="2264.23254185753" calcext:value-type="float">
            <text:p>2264.23254185753</text:p>
          </table:table-cell>
          <table:table-cell table:formula="of:=[.A1289]-[.A1288]" office:value-type="float" office:value="0.271057605743408" calcext:value-type="float">
            <text:p>0.271057605743408</text:p>
          </table:table-cell>
        </table:table-row>
        <table:table-row table:style-name="ro1">
          <table:table-cell office:value-type="float" office:value="1573805878.93994" calcext:value-type="float">
            <text:p>1573805878.93994</text:p>
          </table:table-cell>
          <table:table-cell office:value-type="float" office:value="2259.31473363836" calcext:value-type="float">
            <text:p>2259.31473363836</text:p>
          </table:table-cell>
          <table:table-cell table:formula="of:=[.A1290]-[.A1289]" office:value-type="float" office:value="0.270842790603638" calcext:value-type="float">
            <text:p>0.270842790603638</text:p>
          </table:table-cell>
        </table:table-row>
        <table:table-row table:style-name="ro1">
          <table:table-cell office:value-type="float" office:value="1573805879.21064" calcext:value-type="float">
            <text:p>1573805879.21064</text:p>
          </table:table-cell>
          <table:table-cell office:value-type="float" office:value="2264.57774733699" calcext:value-type="float">
            <text:p>2264.57774733699</text:p>
          </table:table-cell>
          <table:table-cell table:formula="of:=[.A1291]-[.A1290]" office:value-type="float" office:value="0.270699977874756" calcext:value-type="float">
            <text:p>0.270699977874756</text:p>
          </table:table-cell>
        </table:table-row>
        <table:table-row table:style-name="ro1">
          <table:table-cell office:value-type="float" office:value="1573805879.48081" calcext:value-type="float">
            <text:p>1573805879.48081</text:p>
          </table:table-cell>
          <table:table-cell office:value-type="float" office:value="2264.08733637808" calcext:value-type="float">
            <text:p>2264.08733637808</text:p>
          </table:table-cell>
          <table:table-cell table:formula="of:=[.A1292]-[.A1291]" office:value-type="float" office:value="0.270164966583252" calcext:value-type="float">
            <text:p>0.270164966583252</text:p>
          </table:table-cell>
        </table:table-row>
        <table:table-row table:style-name="ro1">
          <table:table-cell office:value-type="float" office:value="1573805879.75162" calcext:value-type="float">
            <text:p>1573805879.75162</text:p>
          </table:table-cell>
          <table:table-cell office:value-type="float" office:value="2260.88459665205" calcext:value-type="float">
            <text:p>2260.88459665205</text:p>
          </table:table-cell>
          <table:table-cell table:formula="of:=[.A1293]-[.A1292]" office:value-type="float" office:value="0.270815849304199" calcext:value-type="float">
            <text:p>0.270815849304199</text:p>
          </table:table-cell>
        </table:table-row>
        <table:table-row table:style-name="ro1">
          <table:table-cell office:value-type="float" office:value="1573805880.02241" calcext:value-type="float">
            <text:p>1573805880.02241</text:p>
          </table:table-cell>
          <table:table-cell office:value-type="float" office:value="2264.28185692603" calcext:value-type="float">
            <text:p>2264.28185692603</text:p>
          </table:table-cell>
          <table:table-cell table:formula="of:=[.A1294]-[.A1293]" office:value-type="float" office:value="0.270788669586182" calcext:value-type="float">
            <text:p>0.270788669586182</text:p>
          </table:table-cell>
        </table:table-row>
        <table:table-row table:style-name="ro1">
          <table:table-cell office:value-type="float" office:value="1573805880.29386" calcext:value-type="float">
            <text:p>1573805880.29386</text:p>
          </table:table-cell>
          <table:table-cell office:value-type="float" office:value="2578.48733637808" calcext:value-type="float">
            <text:p>2578.48733637808</text:p>
          </table:table-cell>
          <table:table-cell table:formula="of:=[.A1295]-[.A1294]" office:value-type="float" office:value="0.271449327468872" calcext:value-type="float">
            <text:p>0.271449327468872</text:p>
          </table:table-cell>
        </table:table-row>
        <table:table-row table:style-name="ro1">
          <table:table-cell office:value-type="float" office:value="1573805880.68144" calcext:value-type="float">
            <text:p>1573805880.68144</text:p>
          </table:table-cell>
          <table:table-cell office:value-type="float" office:value="2267.40514459726" calcext:value-type="float">
            <text:p>2267.40514459726</text:p>
          </table:table-cell>
          <table:table-cell table:formula="of:=[.A1296]-[.A1295]" office:value-type="float" office:value="0.387575149536133" calcext:value-type="float">
            <text:p>0.387575149536133</text:p>
          </table:table-cell>
        </table:table-row>
        <table:table-row table:style-name="ro1">
          <table:table-cell office:value-type="float" office:value="1573805880.9895" calcext:value-type="float">
            <text:p>1573805880.9895</text:p>
          </table:table-cell>
          <table:table-cell office:value-type="float" office:value="2262.70377473425" calcext:value-type="float">
            <text:p>2262.70377473425</text:p>
          </table:table-cell>
          <table:table-cell table:formula="of:=[.A1297]-[.A1296]" office:value-type="float" office:value="0.308067560195923" calcext:value-type="float">
            <text:p>0.308067560195923</text:p>
          </table:table-cell>
        </table:table-row>
        <table:table-row table:style-name="ro1">
          <table:table-cell office:value-type="float" office:value="1573805881.22757" calcext:value-type="float">
            <text:p>1573805881.22757</text:p>
          </table:table-cell>
          <table:table-cell office:value-type="float" office:value="2261.94213089863" calcext:value-type="float">
            <text:p>2261.94213089863</text:p>
          </table:table-cell>
          <table:table-cell table:formula="of:=[.A1298]-[.A1297]" office:value-type="float" office:value="0.238066434860229" calcext:value-type="float">
            <text:p>0.238066434860229</text:p>
          </table:table-cell>
        </table:table-row>
        <table:table-row table:style-name="ro1">
          <table:table-cell office:value-type="float" office:value="1573805881.46738" calcext:value-type="float">
            <text:p>1573805881.46738</text:p>
          </table:table-cell>
          <table:table-cell office:value-type="float" office:value="2262.5393911726" calcext:value-type="float">
            <text:p>2262.5393911726</text:p>
          </table:table-cell>
          <table:table-cell table:formula="of:=[.A1299]-[.A1298]" office:value-type="float" office:value="0.239812135696411" calcext:value-type="float">
            <text:p>0.239812135696411</text:p>
          </table:table-cell>
        </table:table-row>
        <table:table-row table:style-name="ro1">
          <table:table-cell office:value-type="float" office:value="1573805881.73851" calcext:value-type="float">
            <text:p>1573805881.73851</text:p>
          </table:table-cell>
          <table:table-cell office:value-type="float" office:value="2260.04076103562" calcext:value-type="float">
            <text:p>2260.04076103562</text:p>
          </table:table-cell>
          <table:table-cell table:formula="of:=[.A1300]-[.A1299]" office:value-type="float" office:value="0.271127462387085" calcext:value-type="float">
            <text:p>0.271127462387085</text:p>
          </table:table-cell>
        </table:table-row>
        <table:table-row table:style-name="ro1">
          <table:table-cell office:value-type="float" office:value="1573805882.00998" calcext:value-type="float">
            <text:p>1573805882.00998</text:p>
          </table:table-cell>
          <table:table-cell office:value-type="float" office:value="2261.05993911781" calcext:value-type="float">
            <text:p>2261.05993911781</text:p>
          </table:table-cell>
          <table:table-cell table:formula="of:=[.A1301]-[.A1300]" office:value-type="float" office:value="0.271468877792358" calcext:value-type="float">
            <text:p>0.271468877792358</text:p>
          </table:table-cell>
        </table:table-row>
        <table:table-row table:style-name="ro1">
          <table:table-cell office:value-type="float" office:value="1573805881.1831" calcext:value-type="float">
            <text:p>1573805881.1831</text:p>
          </table:table-cell>
          <table:table-cell office:value-type="float" office:value="2260.35308980274" calcext:value-type="float">
            <text:p>2260.35308980274</text:p>
          </table:table-cell>
          <table:table-cell table:formula="of:=[.A1302]-[.A1301]" office:value-type="float" office:value="-0.826874971389771" calcext:value-type="float">
            <text:p>-0.826874971389771</text:p>
          </table:table-cell>
        </table:table-row>
        <table:table-row table:style-name="ro1">
          <table:table-cell office:value-type="float" office:value="1573805881.42157" calcext:value-type="float">
            <text:p>1573805881.42157</text:p>
          </table:table-cell>
          <table:table-cell office:value-type="float" office:value="2261.95035007671" calcext:value-type="float">
            <text:p>2261.95035007671</text:p>
          </table:table-cell>
          <table:table-cell table:formula="of:=[.A1303]-[.A1302]" office:value-type="float" office:value="0.238470554351807" calcext:value-type="float">
            <text:p>0.238470554351807</text:p>
          </table:table-cell>
        </table:table-row>
        <table:table-row table:style-name="ro1">
          <table:table-cell office:value-type="float" office:value="1573805881.66069" calcext:value-type="float">
            <text:p>1573805881.66069</text:p>
          </table:table-cell>
          <table:table-cell office:value-type="float" office:value="2260.14761035068" calcext:value-type="float">
            <text:p>2260.14761035068</text:p>
          </table:table-cell>
          <table:table-cell table:formula="of:=[.A1304]-[.A1303]" office:value-type="float" office:value="0.239115715026855" calcext:value-type="float">
            <text:p>0.239115715026855</text:p>
          </table:table-cell>
        </table:table-row>
        <table:table-row table:style-name="ro1">
          <table:table-cell office:value-type="float" office:value="1573805881.93096" calcext:value-type="float">
            <text:p>1573805881.93096</text:p>
          </table:table-cell>
          <table:table-cell office:value-type="float" office:value="2262.23254185753" calcext:value-type="float">
            <text:p>2262.23254185753</text:p>
          </table:table-cell>
          <table:table-cell table:formula="of:=[.A1305]-[.A1304]" office:value-type="float" office:value="0.270267963409424" calcext:value-type="float">
            <text:p>0.270267963409424</text:p>
          </table:table-cell>
        </table:table-row>
        <table:table-row table:style-name="ro1">
          <table:table-cell office:value-type="float" office:value="1573805882.2012" calcext:value-type="float">
            <text:p>1573805882.2012</text:p>
          </table:table-cell>
          <table:table-cell office:value-type="float" office:value="2260.65719939178" calcext:value-type="float">
            <text:p>2260.65719939178</text:p>
          </table:table-cell>
          <table:table-cell table:formula="of:=[.A1306]-[.A1305]" office:value-type="float" office:value="0.270239353179932" calcext:value-type="float">
            <text:p>0.270239353179932</text:p>
          </table:table-cell>
        </table:table-row>
        <table:table-row table:style-name="ro1">
          <table:table-cell office:value-type="float" office:value="1573805882.47094" calcext:value-type="float">
            <text:p>1573805882.47094</text:p>
          </table:table-cell>
          <table:table-cell office:value-type="float" office:value="2260.7393911726" calcext:value-type="float">
            <text:p>2260.7393911726</text:p>
          </table:table-cell>
          <table:table-cell table:formula="of:=[.A1307]-[.A1306]" office:value-type="float" office:value="0.269742012023926" calcext:value-type="float">
            <text:p>0.269742012023926</text:p>
          </table:table-cell>
        </table:table-row>
        <table:table-row table:style-name="ro1">
          <table:table-cell office:value-type="float" office:value="1573805882.74015" calcext:value-type="float">
            <text:p>1573805882.74015</text:p>
          </table:table-cell>
          <table:table-cell office:value-type="float" office:value="2259.10103500822" calcext:value-type="float">
            <text:p>2259.10103500822</text:p>
          </table:table-cell>
          <table:table-cell table:formula="of:=[.A1308]-[.A1307]" office:value-type="float" office:value="0.269210577011108" calcext:value-type="float">
            <text:p>0.269210577011108</text:p>
          </table:table-cell>
        </table:table-row>
        <table:table-row table:style-name="ro1">
          <table:table-cell office:value-type="float" office:value="1573805883.01031" calcext:value-type="float">
            <text:p>1573805883.01031</text:p>
          </table:table-cell>
          <table:table-cell office:value-type="float" office:value="2262.49281583014" calcext:value-type="float">
            <text:p>2262.49281583014</text:p>
          </table:table-cell>
          <table:table-cell table:formula="of:=[.A1309]-[.A1308]" office:value-type="float" office:value="0.27016019821167" calcext:value-type="float">
            <text:p>0.27016019821167</text:p>
          </table:table-cell>
        </table:table-row>
        <table:table-row table:style-name="ro1">
          <table:table-cell office:value-type="float" office:value="1573805883.28008" calcext:value-type="float">
            <text:p>1573805883.28008</text:p>
          </table:table-cell>
          <table:table-cell office:value-type="float" office:value="2260.19144596712" calcext:value-type="float">
            <text:p>2260.19144596712</text:p>
          </table:table-cell>
          <table:table-cell table:formula="of:=[.A1310]-[.A1309]" office:value-type="float" office:value="0.269774675369263" calcext:value-type="float">
            <text:p>0.269774675369263</text:p>
          </table:table-cell>
        </table:table-row>
        <table:table-row table:style-name="ro1">
          <table:table-cell office:value-type="float" office:value="1573805883.55045" calcext:value-type="float">
            <text:p>1573805883.55045</text:p>
          </table:table-cell>
          <table:table-cell office:value-type="float" office:value="2261.74761035068" calcext:value-type="float">
            <text:p>2261.74761035068</text:p>
          </table:table-cell>
          <table:table-cell table:formula="of:=[.A1311]-[.A1310]" office:value-type="float" office:value="0.270364999771118" calcext:value-type="float">
            <text:p>0.270364999771118</text:p>
          </table:table-cell>
        </table:table-row>
        <table:table-row table:style-name="ro1">
          <table:table-cell office:value-type="float" office:value="1573805883.81909" calcext:value-type="float">
            <text:p>1573805883.81909</text:p>
          </table:table-cell>
          <table:table-cell office:value-type="float" office:value="2260.93665144657" calcext:value-type="float">
            <text:p>2260.93665144657</text:p>
          </table:table-cell>
          <table:table-cell table:formula="of:=[.A1312]-[.A1311]" office:value-type="float" office:value="0.268645286560059" calcext:value-type="float">
            <text:p>0.268645286560059</text:p>
          </table:table-cell>
        </table:table-row>
        <table:table-row table:style-name="ro1">
          <table:table-cell office:value-type="float" office:value="1573805884.08952" calcext:value-type="float">
            <text:p>1573805884.08952</text:p>
          </table:table-cell>
          <table:table-cell office:value-type="float" office:value="2261.08733637808" calcext:value-type="float">
            <text:p>2261.08733637808</text:p>
          </table:table-cell>
          <table:table-cell table:formula="of:=[.A1313]-[.A1312]" office:value-type="float" office:value="0.270423650741577" calcext:value-type="float">
            <text:p>0.270423650741577</text:p>
          </table:table-cell>
        </table:table-row>
        <table:table-row table:style-name="ro1">
          <table:table-cell office:value-type="float" office:value="1573805884.35886" calcext:value-type="float">
            <text:p>1573805884.35886</text:p>
          </table:table-cell>
          <table:table-cell office:value-type="float" office:value="2260.30103500822" calcext:value-type="float">
            <text:p>2260.30103500822</text:p>
          </table:table-cell>
          <table:table-cell table:formula="of:=[.A1314]-[.A1313]" office:value-type="float" office:value="0.269338846206665" calcext:value-type="float">
            <text:p>0.269338846206665</text:p>
          </table:table-cell>
        </table:table-row>
        <table:table-row table:style-name="ro1">
          <table:table-cell office:value-type="float" office:value="1573805884.62928" calcext:value-type="float">
            <text:p>1573805884.62928</text:p>
          </table:table-cell>
          <table:table-cell office:value-type="float" office:value="2260.98596651507" calcext:value-type="float">
            <text:p>2260.98596651507</text:p>
          </table:table-cell>
          <table:table-cell table:formula="of:=[.A1315]-[.A1314]" office:value-type="float" office:value="0.270421743392944" calcext:value-type="float">
            <text:p>0.270421743392944</text:p>
          </table:table-cell>
        </table:table-row>
        <table:table-row table:style-name="ro1">
          <table:table-cell office:value-type="float" office:value="1573805884.8984" calcext:value-type="float">
            <text:p>1573805884.8984</text:p>
          </table:table-cell>
          <table:table-cell office:value-type="float" office:value="2262.94761035069" calcext:value-type="float">
            <text:p>2262.94761035069</text:p>
          </table:table-cell>
          <table:table-cell table:formula="of:=[.A1316]-[.A1315]" office:value-type="float" office:value="0.269116163253784" calcext:value-type="float">
            <text:p>0.269116163253784</text:p>
          </table:table-cell>
        </table:table-row>
        <table:table-row table:style-name="ro1">
          <table:table-cell office:value-type="float" office:value="1573805885.16899" calcext:value-type="float">
            <text:p>1573805885.16899</text:p>
          </table:table-cell>
          <table:table-cell office:value-type="float" office:value="2259.66541856986" calcext:value-type="float">
            <text:p>2259.66541856986</text:p>
          </table:table-cell>
          <table:table-cell table:formula="of:=[.A1317]-[.A1316]" office:value-type="float" office:value="0.270593643188477" calcext:value-type="float">
            <text:p>0.270593643188477</text:p>
          </table:table-cell>
        </table:table-row>
        <table:table-row table:style-name="ro1">
          <table:table-cell office:value-type="float" office:value="1573805885.43861" calcext:value-type="float">
            <text:p>1573805885.43861</text:p>
          </table:table-cell>
          <table:table-cell office:value-type="float" office:value="2260.73665144658" calcext:value-type="float">
            <text:p>2260.73665144658</text:p>
          </table:table-cell>
          <table:table-cell table:formula="of:=[.A1318]-[.A1317]" office:value-type="float" office:value="0.269625425338745" calcext:value-type="float">
            <text:p>0.269625425338745</text:p>
          </table:table-cell>
        </table:table-row>
        <table:table-row table:style-name="ro1">
          <table:table-cell office:value-type="float" office:value="1573805885.70894" calcext:value-type="float">
            <text:p>1573805885.70894</text:p>
          </table:table-cell>
          <table:table-cell office:value-type="float" office:value="2260.80240487123" calcext:value-type="float">
            <text:p>2260.80240487123</text:p>
          </table:table-cell>
          <table:table-cell table:formula="of:=[.A1319]-[.A1318]" office:value-type="float" office:value="0.270326375961304" calcext:value-type="float">
            <text:p>0.270326375961304</text:p>
          </table:table-cell>
        </table:table-row>
        <table:table-row table:style-name="ro1">
          <table:table-cell office:value-type="float" office:value="1573805885.98042" calcext:value-type="float">
            <text:p>1573805885.98042</text:p>
          </table:table-cell>
          <table:table-cell office:value-type="float" office:value="2260.69007610411" calcext:value-type="float">
            <text:p>2260.69007610411</text:p>
          </table:table-cell>
          <table:table-cell table:formula="of:=[.A1320]-[.A1319]" office:value-type="float" office:value="0.271477937698364" calcext:value-type="float">
            <text:p>0.271477937698364</text:p>
          </table:table-cell>
        </table:table-row>
        <table:table-row table:style-name="ro1">
          <table:table-cell office:value-type="float" office:value="1573805886.25107" calcext:value-type="float">
            <text:p>1573805886.25107</text:p>
          </table:table-cell>
          <table:table-cell office:value-type="float" office:value="2262.54487062466" calcext:value-type="float">
            <text:p>2262.54487062466</text:p>
          </table:table-cell>
          <table:table-cell table:formula="of:=[.A1321]-[.A1320]" office:value-type="float" office:value="0.270646572113037" calcext:value-type="float">
            <text:p>0.270646572113037</text:p>
          </table:table-cell>
        </table:table-row>
        <table:table-row table:style-name="ro1">
          <table:table-cell office:value-type="float" office:value="1573805886.52102" calcext:value-type="float">
            <text:p>1573805886.52102</text:p>
          </table:table-cell>
          <table:table-cell office:value-type="float" office:value="2259.10651446027" calcext:value-type="float">
            <text:p>2259.10651446027</text:p>
          </table:table-cell>
          <table:table-cell table:formula="of:=[.A1322]-[.A1321]" office:value-type="float" office:value="0.269959449768066" calcext:value-type="float">
            <text:p>0.269959449768066</text:p>
          </table:table-cell>
        </table:table-row>
        <table:table-row table:style-name="ro1">
          <table:table-cell office:value-type="float" office:value="1573805886.79177" calcext:value-type="float">
            <text:p>1573805886.79177</text:p>
          </table:table-cell>
          <table:table-cell office:value-type="float" office:value="2262.46541856986" calcext:value-type="float">
            <text:p>2262.46541856986</text:p>
          </table:table-cell>
          <table:table-cell table:formula="of:=[.A1323]-[.A1322]" office:value-type="float" office:value="0.270749568939209" calcext:value-type="float">
            <text:p>0.270749568939209</text:p>
          </table:table-cell>
        </table:table-row>
        <table:table-row table:style-name="ro1">
          <table:table-cell office:value-type="float" office:value="1573805887.0626" calcext:value-type="float">
            <text:p>1573805887.0626</text:p>
          </table:table-cell>
          <table:table-cell office:value-type="float" office:value="2261.8489802137" calcext:value-type="float">
            <text:p>2261.8489802137</text:p>
          </table:table-cell>
          <table:table-cell table:formula="of:=[.A1324]-[.A1323]" office:value-type="float" office:value="0.270823240280151" calcext:value-type="float">
            <text:p>0.270823240280151</text:p>
          </table:table-cell>
        </table:table-row>
        <table:table-row table:style-name="ro1">
          <table:table-cell office:value-type="float" office:value="1573805887.3331" calcext:value-type="float">
            <text:p>1573805887.3331</text:p>
          </table:table-cell>
          <table:table-cell office:value-type="float" office:value="2261.88459665205" calcext:value-type="float">
            <text:p>2261.88459665205</text:p>
          </table:table-cell>
          <table:table-cell table:formula="of:=[.A1325]-[.A1324]" office:value-type="float" office:value="0.270501375198364" calcext:value-type="float">
            <text:p>0.270501375198364</text:p>
          </table:table-cell>
        </table:table-row>
        <table:table-row table:style-name="ro1">
          <table:table-cell office:value-type="float" office:value="1573805887.6036" calcext:value-type="float">
            <text:p>1573805887.6036</text:p>
          </table:table-cell>
          <table:table-cell office:value-type="float" office:value="2267.57774733699" calcext:value-type="float">
            <text:p>2267.57774733699</text:p>
          </table:table-cell>
          <table:table-cell table:formula="of:=[.A1326]-[.A1325]" office:value-type="float" office:value="0.270501136779785" calcext:value-type="float">
            <text:p>0.270501136779785</text:p>
          </table:table-cell>
        </table:table-row>
        <table:table-row table:style-name="ro1">
          <table:table-cell office:value-type="float" office:value="1573805887.87364" calcext:value-type="float">
            <text:p>1573805887.87364</text:p>
          </table:table-cell>
          <table:table-cell office:value-type="float" office:value="2268.28733637808" calcext:value-type="float">
            <text:p>2268.28733637808</text:p>
          </table:table-cell>
          <table:table-cell table:formula="of:=[.A1327]-[.A1326]" office:value-type="float" office:value="0.270044326782227" calcext:value-type="float">
            <text:p>0.270044326782227</text:p>
          </table:table-cell>
        </table:table-row>
        <table:table-row table:style-name="ro1">
          <table:table-cell office:value-type="float" office:value="1573805888.14423" calcext:value-type="float">
            <text:p>1573805888.14423</text:p>
          </table:table-cell>
          <table:table-cell office:value-type="float" office:value="2268.3695281589" calcext:value-type="float">
            <text:p>2268.3695281589</text:p>
          </table:table-cell>
          <table:table-cell table:formula="of:=[.A1328]-[.A1327]" office:value-type="float" office:value="0.270586013793945" calcext:value-type="float">
            <text:p>0.270586013793945</text:p>
          </table:table-cell>
        </table:table-row>
        <table:table-row table:style-name="ro1">
          <table:table-cell office:value-type="float" office:value="1573805888.41497" calcext:value-type="float">
            <text:p>1573805888.41497</text:p>
          </table:table-cell>
          <table:table-cell office:value-type="float" office:value="2268.61610350137" calcext:value-type="float">
            <text:p>2268.61610350137</text:p>
          </table:table-cell>
          <table:table-cell table:formula="of:=[.A1329]-[.A1328]" office:value-type="float" office:value="0.270743131637573" calcext:value-type="float">
            <text:p>0.270743131637573</text:p>
          </table:table-cell>
        </table:table-row>
        <table:table-row table:style-name="ro1">
          <table:table-cell office:value-type="float" office:value="1573805888.68579" calcext:value-type="float">
            <text:p>1573805888.68579</text:p>
          </table:table-cell>
          <table:table-cell office:value-type="float" office:value="2268.64624048767" calcext:value-type="float">
            <text:p>2268.64624048767</text:p>
          </table:table-cell>
          <table:table-cell table:formula="of:=[.A1330]-[.A1329]" office:value-type="float" office:value="0.270819187164307" calcext:value-type="float">
            <text:p>0.270819187164307</text:p>
          </table:table-cell>
        </table:table-row>
        <table:table-row table:style-name="ro1">
          <table:table-cell office:value-type="float" office:value="1573805888.95598" calcext:value-type="float">
            <text:p>1573805888.95598</text:p>
          </table:table-cell>
          <table:table-cell office:value-type="float" office:value="2267.74487062466" calcext:value-type="float">
            <text:p>2267.74487062466</text:p>
          </table:table-cell>
          <table:table-cell table:formula="of:=[.A1331]-[.A1330]" office:value-type="float" office:value="0.270189762115479" calcext:value-type="float">
            <text:p>0.270189762115479</text:p>
          </table:table-cell>
        </table:table-row>
        <table:table-row table:style-name="ro1">
          <table:table-cell office:value-type="float" office:value="1573805889.22593" calcext:value-type="float">
            <text:p>1573805889.22593</text:p>
          </table:table-cell>
          <table:table-cell office:value-type="float" office:value="2268.15856925479" calcext:value-type="float">
            <text:p>2268.15856925479</text:p>
          </table:table-cell>
          <table:table-cell table:formula="of:=[.A1332]-[.A1331]" office:value-type="float" office:value="0.269943237304687" calcext:value-type="float">
            <text:p>0.269943237304687</text:p>
          </table:table-cell>
        </table:table-row>
        <table:table-row table:style-name="ro1">
          <table:table-cell office:value-type="float" office:value="1573805889.49602" calcext:value-type="float">
            <text:p>1573805889.49602</text:p>
          </table:table-cell>
          <table:table-cell office:value-type="float" office:value="2268.67363774795" calcext:value-type="float">
            <text:p>2268.67363774795</text:p>
          </table:table-cell>
          <table:table-cell table:formula="of:=[.A1333]-[.A1332]" office:value-type="float" office:value="0.270090341567993" calcext:value-type="float">
            <text:p>0.270090341567993</text:p>
          </table:table-cell>
        </table:table-row>
        <table:table-row table:style-name="ro1">
          <table:table-cell office:value-type="float" office:value="1573805889.76705" calcext:value-type="float">
            <text:p>1573805889.76705</text:p>
          </table:table-cell>
          <table:table-cell office:value-type="float" office:value="2267.84076103562" calcext:value-type="float">
            <text:p>2267.84076103562</text:p>
          </table:table-cell>
          <table:table-cell table:formula="of:=[.A1334]-[.A1333]" office:value-type="float" office:value="0.271032333374023" calcext:value-type="float">
            <text:p>0.271032333374023</text:p>
          </table:table-cell>
        </table:table-row>
        <table:table-row table:style-name="ro1">
          <table:table-cell office:value-type="float" office:value="1573805890.0373" calcext:value-type="float">
            <text:p>1573805890.0373</text:p>
          </table:table-cell>
          <table:table-cell office:value-type="float" office:value="2268.35856925479" calcext:value-type="float">
            <text:p>2268.35856925479</text:p>
          </table:table-cell>
          <table:table-cell table:formula="of:=[.A1335]-[.A1334]" office:value-type="float" office:value="0.270247936248779" calcext:value-type="float">
            <text:p>0.270247936248779</text:p>
          </table:table-cell>
        </table:table-row>
        <table:table-row table:style-name="ro1">
          <table:table-cell office:value-type="float" office:value="1573805890.30802" calcext:value-type="float">
            <text:p>1573805890.30802</text:p>
          </table:table-cell>
          <table:table-cell office:value-type="float" office:value="2269.45445966575" calcext:value-type="float">
            <text:p>2269.45445966575</text:p>
          </table:table-cell>
          <table:table-cell table:formula="of:=[.A1336]-[.A1335]" office:value-type="float" office:value="0.270720958709717" calcext:value-type="float">
            <text:p>0.270720958709717</text:p>
          </table:table-cell>
        </table:table-row>
        <table:table-row table:style-name="ro1">
          <table:table-cell office:value-type="float" office:value="1573805890.57916" calcext:value-type="float">
            <text:p>1573805890.57916</text:p>
          </table:table-cell>
          <table:table-cell office:value-type="float" office:value="2268.02432267945" calcext:value-type="float">
            <text:p>2268.02432267945</text:p>
          </table:table-cell>
          <table:table-cell table:formula="of:=[.A1337]-[.A1336]" office:value-type="float" office:value="0.271141290664673" calcext:value-type="float">
            <text:p>0.271141290664673</text:p>
          </table:table-cell>
        </table:table-row>
        <table:table-row table:style-name="ro1">
          <table:table-cell office:value-type="float" office:value="1573805890.85007" calcext:value-type="float">
            <text:p>1573805890.85007</text:p>
          </table:table-cell>
          <table:table-cell office:value-type="float" office:value="2269.14487062466" calcext:value-type="float">
            <text:p>2269.14487062466</text:p>
          </table:table-cell>
          <table:table-cell table:formula="of:=[.A1338]-[.A1337]" office:value-type="float" office:value="0.270912885665894" calcext:value-type="float">
            <text:p>0.270912885665894</text:p>
          </table:table-cell>
        </table:table-row>
        <table:table-row table:style-name="ro1">
          <table:table-cell office:value-type="float" office:value="1573805891.12044" calcext:value-type="float">
            <text:p>1573805891.12044</text:p>
          </table:table-cell>
          <table:table-cell office:value-type="float" office:value="2268.37226788493" calcext:value-type="float">
            <text:p>2268.37226788493</text:p>
          </table:table-cell>
          <table:table-cell table:formula="of:=[.A1339]-[.A1338]" office:value-type="float" office:value="0.270366430282593" calcext:value-type="float">
            <text:p>0.270366430282593</text:p>
          </table:table-cell>
        </table:table-row>
        <table:table-row table:style-name="ro1">
          <table:table-cell office:value-type="float" office:value="1573805891.39057" calcext:value-type="float">
            <text:p>1573805891.39057</text:p>
          </table:table-cell>
          <table:table-cell office:value-type="float" office:value="2268.16404870685" calcext:value-type="float">
            <text:p>2268.16404870685</text:p>
          </table:table-cell>
          <table:table-cell table:formula="of:=[.A1340]-[.A1339]" office:value-type="float" office:value="0.27012825012207" calcext:value-type="float">
            <text:p>0.27012825012207</text:p>
          </table:table-cell>
        </table:table-row>
        <table:table-row table:style-name="ro1">
          <table:table-cell office:value-type="float" office:value="1573805891.66189" calcext:value-type="float">
            <text:p>1573805891.66189</text:p>
          </table:table-cell>
          <table:table-cell office:value-type="float" office:value="2268.07089802192" calcext:value-type="float">
            <text:p>2268.07089802192</text:p>
          </table:table-cell>
          <table:table-cell table:formula="of:=[.A1341]-[.A1340]" office:value-type="float" office:value="0.271327972412109" calcext:value-type="float">
            <text:p>0.271327972412109</text:p>
          </table:table-cell>
        </table:table-row>
        <table:table-row table:style-name="ro1">
          <table:table-cell office:value-type="float" office:value="1573805891.93231" calcext:value-type="float">
            <text:p>1573805891.93231</text:p>
          </table:table-cell>
          <table:table-cell office:value-type="float" office:value="2268.43528158356" calcext:value-type="float">
            <text:p>2268.43528158356</text:p>
          </table:table-cell>
          <table:table-cell table:formula="of:=[.A1342]-[.A1341]" office:value-type="float" office:value="0.270420074462891" calcext:value-type="float">
            <text:p>0.270420074462891</text:p>
          </table:table-cell>
        </table:table-row>
        <table:table-row table:style-name="ro1">
          <table:table-cell office:value-type="float" office:value="1573805892.20445" calcext:value-type="float">
            <text:p>1573805892.20445</text:p>
          </table:table-cell>
          <table:table-cell office:value-type="float" office:value="2268.24350076164" calcext:value-type="float">
            <text:p>2268.24350076164</text:p>
          </table:table-cell>
          <table:table-cell table:formula="of:=[.A1343]-[.A1342]" office:value-type="float" office:value="0.272132396697998" calcext:value-type="float">
            <text:p>0.272132396697998</text:p>
          </table:table-cell>
        </table:table-row>
        <table:table-row table:style-name="ro1">
          <table:table-cell office:value-type="float" office:value="1573805892.47571" calcext:value-type="float">
            <text:p>1573805892.47571</text:p>
          </table:table-cell>
          <table:table-cell office:value-type="float" office:value="2268.17774733699" calcext:value-type="float">
            <text:p>2268.17774733699</text:p>
          </table:table-cell>
          <table:table-cell table:formula="of:=[.A1344]-[.A1343]" office:value-type="float" office:value="0.271264791488647" calcext:value-type="float">
            <text:p>0.271264791488647</text:p>
          </table:table-cell>
        </table:table-row>
        <table:table-row table:style-name="ro1">
          <table:table-cell office:value-type="float" office:value="1573805892.74608" calcext:value-type="float">
            <text:p>1573805892.74608</text:p>
          </table:table-cell>
          <table:table-cell office:value-type="float" office:value="2268.27363774794" calcext:value-type="float">
            <text:p>2268.27363774794</text:p>
          </table:table-cell>
          <table:table-cell table:formula="of:=[.A1345]-[.A1344]" office:value-type="float" office:value="0.270369291305542" calcext:value-type="float">
            <text:p>0.270369291305542</text:p>
          </table:table-cell>
        </table:table-row>
        <table:table-row table:style-name="ro1">
          <table:table-cell office:value-type="float" office:value="1573805893.01526" calcext:value-type="float">
            <text:p>1573805893.01526</text:p>
          </table:table-cell>
          <table:table-cell office:value-type="float" office:value="2293.35308980274" calcext:value-type="float">
            <text:p>2293.35308980274</text:p>
          </table:table-cell>
          <table:table-cell table:formula="of:=[.A1346]-[.A1345]" office:value-type="float" office:value="0.269174814224243" calcext:value-type="float">
            <text:p>0.269174814224243</text:p>
          </table:table-cell>
        </table:table-row>
        <table:table-row table:style-name="ro1">
          <table:table-cell office:value-type="float" office:value="1573805893.28576" calcext:value-type="float">
            <text:p>1573805893.28576</text:p>
          </table:table-cell>
          <table:table-cell office:value-type="float" office:value="1857.3887062411" calcext:value-type="float">
            <text:p>1857.3887062411</text:p>
          </table:table-cell>
          <table:table-cell table:formula="of:=[.A1347]-[.A1346]" office:value-type="float" office:value="0.2705078125" calcext:value-type="float">
            <text:p>0.2705078125</text:p>
          </table:table-cell>
        </table:table-row>
        <table:table-row table:style-name="ro1">
          <table:table-cell office:value-type="float" office:value="1573805893.55482" calcext:value-type="float">
            <text:p>1573805893.55482</text:p>
          </table:table-cell>
          <table:table-cell office:value-type="float" office:value="176.446240487671" calcext:value-type="float">
            <text:p>176.446240487671</text:p>
          </table:table-cell>
          <table:table-cell table:formula="of:=[.A1348]-[.A1347]" office:value-type="float" office:value="0.269053220748901" calcext:value-type="float">
            <text:p>0.269053220748901</text:p>
          </table:table-cell>
        </table:table-row>
        <table:table-row table:style-name="ro1">
          <table:table-cell office:value-type="float" office:value="1573805893.82281" calcext:value-type="float">
            <text:p>1573805893.82281</text:p>
          </table:table-cell>
          <table:table-cell office:value-type="float" office:value="23.6900761041094" calcext:value-type="float">
            <text:p>23.6900761041094</text:p>
          </table:table-cell>
          <table:table-cell table:formula="of:=[.A1349]-[.A1348]" office:value-type="float" office:value="0.26799201965332" calcext:value-type="float">
            <text:p>0.26799201965332</text:p>
          </table:table-cell>
        </table:table-row>
        <table:table-row table:style-name="ro1">
          <table:table-cell office:value-type="float" office:value="1573805894.09068" calcext:value-type="float">
            <text:p>1573805894.09068</text:p>
          </table:table-cell>
          <table:table-cell office:value-type="float" office:value="22.6654185698628" calcext:value-type="float">
            <text:p>22.6654185698628</text:p>
          </table:table-cell>
          <table:table-cell table:formula="of:=[.A1350]-[.A1349]" office:value-type="float" office:value="0.267870903015137" calcext:value-type="float">
            <text:p>0.267870903015137</text:p>
          </table:table-cell>
        </table:table-row>
        <table:table-row table:style-name="ro1">
          <table:table-cell office:value-type="float" office:value="1573805894.35905" calcext:value-type="float">
            <text:p>1573805894.35905</text:p>
          </table:table-cell>
          <table:table-cell office:value-type="float" office:value="22.7777473369861" calcext:value-type="float">
            <text:p>22.7777473369861</text:p>
          </table:table-cell>
          <table:table-cell table:formula="of:=[.A1351]-[.A1350]" office:value-type="float" office:value="0.268375396728516" calcext:value-type="float">
            <text:p>0.268375396728516</text:p>
          </table:table-cell>
        </table:table-row>
        <table:table-row table:style-name="ro1">
          <table:table-cell office:value-type="float" office:value="1573805894.6272" calcext:value-type="float">
            <text:p>1573805894.6272</text:p>
          </table:table-cell>
          <table:table-cell office:value-type="float" office:value="21.4763774739724" calcext:value-type="float">
            <text:p>21.4763774739724</text:p>
          </table:table-cell>
          <table:table-cell table:formula="of:=[.A1352]-[.A1351]" office:value-type="float" office:value="0.268149852752686" calcext:value-type="float">
            <text:p>0.268149852752686</text:p>
          </table:table-cell>
        </table:table-row>
        <table:table-row table:style-name="ro1">
          <table:table-cell office:value-type="float" office:value="1573805894.89578" calcext:value-type="float">
            <text:p>1573805894.89578</text:p>
          </table:table-cell>
          <table:table-cell office:value-type="float" office:value="21.6215829534245" calcext:value-type="float">
            <text:p>21.6215829534245</text:p>
          </table:table-cell>
          <table:table-cell table:formula="of:=[.A1353]-[.A1352]" office:value-type="float" office:value="0.268576145172119" calcext:value-type="float">
            <text:p>0.268576145172119</text:p>
          </table:table-cell>
        </table:table-row>
        <table:table-row table:style-name="ro1">
          <table:table-cell office:value-type="float" office:value="1573805895.16353" calcext:value-type="float">
            <text:p>1573805895.16353</text:p>
          </table:table-cell>
          <table:table-cell office:value-type="float" office:value="21.328432268493" calcext:value-type="float">
            <text:p>21.328432268493</text:p>
          </table:table-cell>
          <table:table-cell table:formula="of:=[.A1354]-[.A1353]" office:value-type="float" office:value="0.267745971679687" calcext:value-type="float">
            <text:p>0.267745971679687</text:p>
          </table:table-cell>
        </table:table-row>
        <table:table-row table:style-name="ro1">
          <table:table-cell office:value-type="float" office:value="1573805895.43146" calcext:value-type="float">
            <text:p>1573805895.43146</text:p>
          </table:table-cell>
          <table:table-cell office:value-type="float" office:value="20.0352815835615" calcext:value-type="float">
            <text:p>20.0352815835615</text:p>
          </table:table-cell>
          <table:table-cell table:formula="of:=[.A1355]-[.A1354]" office:value-type="float" office:value="0.267928600311279" calcext:value-type="float">
            <text:p>0.267928600311279</text:p>
          </table:table-cell>
        </table:table-row>
        <table:table-row table:style-name="ro1">
          <table:table-cell office:value-type="float" office:value="1573805895.6992" calcext:value-type="float">
            <text:p>1573805895.6992</text:p>
          </table:table-cell>
          <table:table-cell office:value-type="float" office:value="22.4845966520546" calcext:value-type="float">
            <text:p>22.4845966520546</text:p>
          </table:table-cell>
          <table:table-cell table:formula="of:=[.A1356]-[.A1355]" office:value-type="float" office:value="0.267741918563843" calcext:value-type="float">
            <text:p>0.267741918563843</text:p>
          </table:table-cell>
        </table:table-row>
        <table:table-row table:style-name="ro1">
          <table:table-cell office:value-type="float" office:value="1573805895.96771" calcext:value-type="float">
            <text:p>1573805895.96771</text:p>
          </table:table-cell>
          <table:table-cell office:value-type="float" office:value="23.4955555561642" calcext:value-type="float">
            <text:p>23.4955555561642</text:p>
          </table:table-cell>
          <table:table-cell table:formula="of:=[.A1357]-[.A1356]" office:value-type="float" office:value="0.268508195877075" calcext:value-type="float">
            <text:p>0.268508195877075</text:p>
          </table:table-cell>
        </table:table-row>
        <table:table-row table:style-name="ro1">
          <table:table-cell office:value-type="float" office:value="1573805896.23595" calcext:value-type="float">
            <text:p>1573805896.23595</text:p>
          </table:table-cell>
          <table:table-cell office:value-type="float" office:value="21.1311719945204" calcext:value-type="float">
            <text:p>21.1311719945204</text:p>
          </table:table-cell>
          <table:table-cell table:formula="of:=[.A1358]-[.A1357]" office:value-type="float" office:value="0.268241167068481" calcext:value-type="float">
            <text:p>0.268241167068481</text:p>
          </table:table-cell>
        </table:table-row>
        <table:table-row table:style-name="ro1">
          <table:table-cell office:value-type="float" office:value="1573805896.50427" calcext:value-type="float">
            <text:p>1573805896.50427</text:p>
          </table:table-cell>
          <table:table-cell office:value-type="float" office:value="22.7476103506848" calcext:value-type="float">
            <text:p>22.7476103506848</text:p>
          </table:table-cell>
          <table:table-cell table:formula="of:=[.A1359]-[.A1358]" office:value-type="float" office:value="0.268319129943848" calcext:value-type="float">
            <text:p>0.268319129943848</text:p>
          </table:table-cell>
        </table:table-row>
        <table:table-row table:style-name="ro1">
          <table:table-cell office:value-type="float" office:value="1573805896.77162" calcext:value-type="float">
            <text:p>1573805896.77162</text:p>
          </table:table-cell>
          <table:table-cell office:value-type="float" office:value="23.8982952821916" calcext:value-type="float">
            <text:p>23.8982952821916</text:p>
          </table:table-cell>
          <table:table-cell table:formula="of:=[.A1360]-[.A1359]" office:value-type="float" office:value="0.267353773117065" calcext:value-type="float">
            <text:p>0.267353773117065</text:p>
          </table:table-cell>
        </table:table-row>
        <table:table-row table:style-name="ro1">
          <table:table-cell office:value-type="float" office:value="1573805897.04073" calcext:value-type="float">
            <text:p>1573805897.04073</text:p>
          </table:table-cell>
          <table:table-cell office:value-type="float" office:value="21.9887062410957" calcext:value-type="float">
            <text:p>21.9887062410957</text:p>
          </table:table-cell>
          <table:table-cell table:formula="of:=[.A1361]-[.A1360]" office:value-type="float" office:value="0.269107580184937" calcext:value-type="float">
            <text:p>0.269107580184937</text:p>
          </table:table-cell>
        </table:table-row>
        <table:table-row table:style-name="ro1">
          <table:table-cell office:value-type="float" office:value="1573805897.30866" calcext:value-type="float">
            <text:p>1573805897.30866</text:p>
          </table:table-cell>
          <table:table-cell office:value-type="float" office:value="21.5256925424656" calcext:value-type="float">
            <text:p>21.5256925424656</text:p>
          </table:table-cell>
          <table:table-cell table:formula="of:=[.A1362]-[.A1361]" office:value-type="float" office:value="0.267931699752808" calcext:value-type="float">
            <text:p>0.267931699752808</text:p>
          </table:table-cell>
        </table:table-row>
        <table:table-row table:style-name="ro1">
          <table:table-cell office:value-type="float" office:value="1573805897.57742" calcext:value-type="float">
            <text:p>1573805897.57742</text:p>
          </table:table-cell>
          <table:table-cell office:value-type="float" office:value="21.5804870630135" calcext:value-type="float">
            <text:p>21.5804870630135</text:p>
          </table:table-cell>
          <table:table-cell table:formula="of:=[.A1363]-[.A1362]" office:value-type="float" office:value="0.268757581710815" calcext:value-type="float">
            <text:p>0.268757581710815</text:p>
          </table:table-cell>
        </table:table-row>
        <table:table-row table:style-name="ro1">
          <table:table-cell office:value-type="float" office:value="1573805897.84477" calcext:value-type="float">
            <text:p>1573805897.84477</text:p>
          </table:table-cell>
          <table:table-cell office:value-type="float" office:value="22.873637747945" calcext:value-type="float">
            <text:p>22.873637747945</text:p>
          </table:table-cell>
          <table:table-cell table:formula="of:=[.A1364]-[.A1363]" office:value-type="float" office:value="0.267356395721436" calcext:value-type="float">
            <text:p>0.267356395721436</text:p>
          </table:table-cell>
        </table:table-row>
        <table:table-row table:style-name="ro1">
          <table:table-cell office:value-type="float" office:value="1573805898.11333" calcext:value-type="float">
            <text:p>1573805898.11333</text:p>
          </table:table-cell>
          <table:table-cell office:value-type="float" office:value="23.4708980219176" calcext:value-type="float">
            <text:p>23.4708980219176</text:p>
          </table:table-cell>
          <table:table-cell table:formula="of:=[.A1365]-[.A1364]" office:value-type="float" office:value="0.268554210662842" calcext:value-type="float">
            <text:p>0.268554210662842</text:p>
          </table:table-cell>
        </table:table-row>
        <table:table-row table:style-name="ro1">
          <table:table-cell office:value-type="float" office:value="1573805898.38122" calcext:value-type="float">
            <text:p>1573805898.38122</text:p>
          </table:table-cell>
          <table:table-cell office:value-type="float" office:value="23.3092541863012" calcext:value-type="float">
            <text:p>23.3092541863012</text:p>
          </table:table-cell>
          <table:table-cell table:formula="of:=[.A1366]-[.A1365]" office:value-type="float" office:value="0.267896413803101" calcext:value-type="float">
            <text:p>0.267896413803101</text:p>
          </table:table-cell>
        </table:table-row>
        <table:table-row table:style-name="ro1">
          <table:table-cell office:value-type="float" office:value="1573805898.64895" calcext:value-type="float">
            <text:p>1573805898.64895</text:p>
          </table:table-cell>
          <table:table-cell office:value-type="float" office:value="22.0955555561642" calcext:value-type="float">
            <text:p>22.0955555561642</text:p>
          </table:table-cell>
          <table:table-cell table:formula="of:=[.A1367]-[.A1366]" office:value-type="float" office:value="0.267725944519043" calcext:value-type="float">
            <text:p>0.267725944519043</text:p>
          </table:table-cell>
        </table:table-row>
        <table:table-row table:style-name="ro1">
          <table:table-cell office:value-type="float" office:value="1573805898.91792" calcext:value-type="float">
            <text:p>1573805898.91792</text:p>
          </table:table-cell>
          <table:table-cell office:value-type="float" office:value="22.5476103506848" calcext:value-type="float">
            <text:p>22.5476103506848</text:p>
          </table:table-cell>
          <table:table-cell table:formula="of:=[.A1368]-[.A1367]" office:value-type="float" office:value="0.268970727920532" calcext:value-type="float">
            <text:p>0.268970727920532</text:p>
          </table:table-cell>
        </table:table-row>
        <table:table-row table:style-name="ro1">
          <table:table-cell office:value-type="float" office:value="1573805899.18689" calcext:value-type="float">
            <text:p>1573805899.18689</text:p>
          </table:table-cell>
          <table:table-cell office:value-type="float" office:value="21.0708980219176" calcext:value-type="float">
            <text:p>21.0708980219176</text:p>
          </table:table-cell>
          <table:table-cell table:formula="of:=[.A1369]-[.A1368]" office:value-type="float" office:value="0.268970012664795" calcext:value-type="float">
            <text:p>0.268970012664795</text:p>
          </table:table-cell>
        </table:table-row>
        <table:table-row table:style-name="ro1">
          <table:table-cell office:value-type="float" office:value="1573805899.45546" calcext:value-type="float">
            <text:p>1573805899.45546</text:p>
          </table:table-cell>
          <table:table-cell office:value-type="float" office:value="22.4215829534245" calcext:value-type="float">
            <text:p>22.4215829534245</text:p>
          </table:table-cell>
          <table:table-cell table:formula="of:=[.A1370]-[.A1369]" office:value-type="float" office:value="0.268566608428955" calcext:value-type="float">
            <text:p>0.268566608428955</text:p>
          </table:table-cell>
        </table:table-row>
        <table:table-row table:style-name="ro1">
          <table:table-cell office:value-type="float" office:value="1573805899.72338" calcext:value-type="float">
            <text:p>1573805899.72338</text:p>
          </table:table-cell>
          <table:table-cell office:value-type="float" office:value="21.114733638356" calcext:value-type="float">
            <text:p>21.114733638356</text:p>
          </table:table-cell>
          <table:table-cell table:formula="of:=[.A1371]-[.A1370]" office:value-type="float" office:value="0.267925262451172" calcext:value-type="float">
            <text:p>0.267925262451172</text:p>
          </table:table-cell>
        </table:table-row>
        <table:table-row table:style-name="ro1">
          <table:table-cell office:value-type="float" office:value="1573805899.99095" calcext:value-type="float">
            <text:p>1573805899.99095</text:p>
          </table:table-cell>
          <table:table-cell office:value-type="float" office:value="21.6681582958902" calcext:value-type="float">
            <text:p>21.6681582958902</text:p>
          </table:table-cell>
          <table:table-cell table:formula="of:=[.A1372]-[.A1371]" office:value-type="float" office:value="0.267565727233887" calcext:value-type="float">
            <text:p>0.267565727233887</text:p>
          </table:table-cell>
        </table:table-row>
        <table:table-row table:style-name="ro1">
          <table:table-cell office:value-type="float" office:value="1573805900.25918" calcext:value-type="float">
            <text:p>1573805900.25918</text:p>
          </table:table-cell>
          <table:table-cell office:value-type="float" office:value="22.0763774739724" calcext:value-type="float">
            <text:p>22.0763774739724</text:p>
          </table:table-cell>
          <table:table-cell table:formula="of:=[.A1373]-[.A1372]" office:value-type="float" office:value="0.268231153488159" calcext:value-type="float">
            <text:p>0.268231153488159</text:p>
          </table:table-cell>
        </table:table-row>
        <table:table-row table:style-name="ro1">
          <table:table-cell office:value-type="float" office:value="1573805900.52803" calcext:value-type="float">
            <text:p>1573805900.52803</text:p>
          </table:table-cell>
          <table:table-cell office:value-type="float" office:value="23.0435007616437" calcext:value-type="float">
            <text:p>23.0435007616437</text:p>
          </table:table-cell>
          <table:table-cell table:formula="of:=[.A1374]-[.A1373]" office:value-type="float" office:value="0.268853664398193" calcext:value-type="float">
            <text:p>0.268853664398193</text:p>
          </table:table-cell>
        </table:table-row>
        <table:table-row table:style-name="ro1">
          <table:table-cell office:value-type="float" office:value="1573805900.79684" calcext:value-type="float">
            <text:p>1573805900.79684</text:p>
          </table:table-cell>
          <table:table-cell office:value-type="float" office:value="21.8900761041094" calcext:value-type="float">
            <text:p>21.8900761041094</text:p>
          </table:table-cell>
          <table:table-cell table:formula="of:=[.A1375]-[.A1374]" office:value-type="float" office:value="0.268811941146851" calcext:value-type="float">
            <text:p>0.268811941146851</text:p>
          </table:table-cell>
        </table:table-row>
        <table:table-row table:style-name="ro1">
          <table:table-cell office:value-type="float" office:value="1573805901.06557" calcext:value-type="float">
            <text:p>1573805901.06557</text:p>
          </table:table-cell>
          <table:table-cell office:value-type="float" office:value="22.9887062410957" calcext:value-type="float">
            <text:p>22.9887062410957</text:p>
          </table:table-cell>
          <table:table-cell table:formula="of:=[.A1376]-[.A1375]" office:value-type="float" office:value="0.268721580505371" calcext:value-type="float">
            <text:p>0.268721580505371</text:p>
          </table:table-cell>
        </table:table-row>
        <table:table-row table:style-name="ro1">
          <table:table-cell office:value-type="float" office:value="1573805901.33457" calcext:value-type="float">
            <text:p>1573805901.33457</text:p>
          </table:table-cell>
          <table:table-cell office:value-type="float" office:value="24.8215829534245" calcext:value-type="float">
            <text:p>24.8215829534245</text:p>
          </table:table-cell>
          <table:table-cell table:formula="of:=[.A1377]-[.A1376]" office:value-type="float" office:value="0.269000291824341" calcext:value-type="float">
            <text:p>0.269000291824341</text:p>
          </table:table-cell>
        </table:table-row>
        <table:table-row table:style-name="ro1">
          <table:table-cell office:value-type="float" office:value="1573805901.60297" calcext:value-type="float">
            <text:p>1573805901.60297</text:p>
          </table:table-cell>
          <table:table-cell office:value-type="float" office:value="21.8818569260272" calcext:value-type="float">
            <text:p>21.8818569260272</text:p>
          </table:table-cell>
          <table:table-cell table:formula="of:=[.A1378]-[.A1377]" office:value-type="float" office:value="0.268406391143799" calcext:value-type="float">
            <text:p>0.268406391143799</text:p>
          </table:table-cell>
        </table:table-row>
        <table:table-row table:style-name="ro1">
          <table:table-cell office:value-type="float" office:value="1573805901.87114" calcext:value-type="float">
            <text:p>1573805901.87114</text:p>
          </table:table-cell>
          <table:table-cell office:value-type="float" office:value="21.4763774739724" calcext:value-type="float">
            <text:p>21.4763774739724</text:p>
          </table:table-cell>
          <table:table-cell table:formula="of:=[.A1379]-[.A1378]" office:value-type="float" office:value="0.268163919448853" calcext:value-type="float">
            <text:p>0.268163919448853</text:p>
          </table:table-cell>
        </table:table-row>
        <table:table-row table:style-name="ro1">
          <table:table-cell office:value-type="float" office:value="1573805902.14018" calcext:value-type="float">
            <text:p>1573805902.14018</text:p>
          </table:table-cell>
          <table:table-cell office:value-type="float" office:value="22.3777473369861" calcext:value-type="float">
            <text:p>22.3777473369861</text:p>
          </table:table-cell>
          <table:table-cell table:formula="of:=[.A1380]-[.A1379]" office:value-type="float" office:value="0.269038915634155" calcext:value-type="float">
            <text:p>0.269038915634155</text:p>
          </table:table-cell>
        </table:table-row>
        <table:table-row table:style-name="ro1">
          <table:table-cell office:value-type="float" office:value="1573805902.4081" calcext:value-type="float">
            <text:p>1573805902.4081</text:p>
          </table:table-cell>
          <table:table-cell office:value-type="float" office:value="22.9339117205478" calcext:value-type="float">
            <text:p>22.9339117205478</text:p>
          </table:table-cell>
          <table:table-cell table:formula="of:=[.A1381]-[.A1380]" office:value-type="float" office:value="0.267924547195435" calcext:value-type="float">
            <text:p>0.267924547195435</text:p>
          </table:table-cell>
        </table:table-row>
        <table:table-row table:style-name="ro1">
          <table:table-cell office:value-type="float" office:value="1573805902.67736" calcext:value-type="float">
            <text:p>1573805902.67736</text:p>
          </table:table-cell>
          <table:table-cell office:value-type="float" office:value="23.487336378082" calcext:value-type="float">
            <text:p>23.487336378082</text:p>
          </table:table-cell>
          <table:table-cell table:formula="of:=[.A1382]-[.A1381]" office:value-type="float" office:value="0.269261837005615" calcext:value-type="float">
            <text:p>0.269261837005615</text:p>
          </table:table-cell>
        </table:table-row>
        <table:table-row table:style-name="ro1">
          <table:table-cell office:value-type="float" office:value="1573805902.94567" calcext:value-type="float">
            <text:p>1573805902.94567</text:p>
          </table:table-cell>
          <table:table-cell office:value-type="float" office:value="22.8928158301368" calcext:value-type="float">
            <text:p>22.8928158301368</text:p>
          </table:table-cell>
          <table:table-cell table:formula="of:=[.A1383]-[.A1382]" office:value-type="float" office:value="0.268306732177734" calcext:value-type="float">
            <text:p>0.268306732177734</text:p>
          </table:table-cell>
        </table:table-row>
        <table:table-row table:style-name="ro1">
          <table:table-cell office:value-type="float" office:value="1573805903.21468" calcext:value-type="float">
            <text:p>1573805903.21468</text:p>
          </table:table-cell>
          <table:table-cell office:value-type="float" office:value="23.0517199397259" calcext:value-type="float">
            <text:p>23.0517199397259</text:p>
          </table:table-cell>
          <table:table-cell table:formula="of:=[.A1384]-[.A1383]" office:value-type="float" office:value="0.269013166427612" calcext:value-type="float">
            <text:p>0.269013166427612</text:p>
          </table:table-cell>
        </table:table-row>
        <table:table-row table:style-name="ro1">
          <table:table-cell office:value-type="float" office:value="1573805903.48273" calcext:value-type="float">
            <text:p>1573805903.48273</text:p>
          </table:table-cell>
          <table:table-cell office:value-type="float" office:value="21.7174733643834" calcext:value-type="float">
            <text:p>21.7174733643834</text:p>
          </table:table-cell>
          <table:table-cell table:formula="of:=[.A1385]-[.A1384]" office:value-type="float" office:value="0.268050193786621" calcext:value-type="float">
            <text:p>0.268050193786621</text:p>
          </table:table-cell>
        </table:table-row>
        <table:table-row table:style-name="ro1">
          <table:table-cell office:value-type="float" office:value="1573805903.75038" calcext:value-type="float">
            <text:p>1573805903.75038</text:p>
          </table:table-cell>
          <table:table-cell office:value-type="float" office:value="23.7503500767122" calcext:value-type="float">
            <text:p>23.7503500767122</text:p>
          </table:table-cell>
          <table:table-cell table:formula="of:=[.A1386]-[.A1385]" office:value-type="float" office:value="0.267644166946411" calcext:value-type="float">
            <text:p>0.267644166946411</text:p>
          </table:table-cell>
        </table:table-row>
        <table:table-row table:style-name="ro1">
          <table:table-cell office:value-type="float" office:value="1573805904.01918" calcext:value-type="float">
            <text:p>1573805904.01918</text:p>
          </table:table-cell>
          <table:table-cell office:value-type="float" office:value="21.9366514465752" calcext:value-type="float">
            <text:p>21.9366514465752</text:p>
          </table:table-cell>
          <table:table-cell table:formula="of:=[.A1387]-[.A1386]" office:value-type="float" office:value="0.268803834915161" calcext:value-type="float">
            <text:p>0.268803834915161</text:p>
          </table:table-cell>
        </table:table-row>
        <table:table-row table:style-name="ro1">
          <table:table-cell office:value-type="float" office:value="1573805904.28746" calcext:value-type="float">
            <text:p>1573805904.28746</text:p>
          </table:table-cell>
          <table:table-cell office:value-type="float" office:value="21.4982952821916" calcext:value-type="float">
            <text:p>21.4982952821916</text:p>
          </table:table-cell>
          <table:table-cell table:formula="of:=[.A1388]-[.A1387]" office:value-type="float" office:value="0.268280029296875" calcext:value-type="float">
            <text:p>0.268280029296875</text:p>
          </table:table-cell>
        </table:table-row>
        <table:table-row table:style-name="ro1">
          <table:table-cell office:value-type="float" office:value="1573805904.55582" calcext:value-type="float">
            <text:p>1573805904.55582</text:p>
          </table:table-cell>
          <table:table-cell office:value-type="float" office:value="23.3667884328765" calcext:value-type="float">
            <text:p>23.3667884328765</text:p>
          </table:table-cell>
          <table:table-cell table:formula="of:=[.A1389]-[.A1388]" office:value-type="float" office:value="0.268358469009399" calcext:value-type="float">
            <text:p>0.268358469009399</text:p>
          </table:table-cell>
        </table:table-row>
        <table:table-row table:style-name="ro1">
          <table:table-cell office:value-type="float" office:value="1573805904.96281" calcext:value-type="float">
            <text:p>1573805904.96281</text:p>
          </table:table-cell>
          <table:table-cell office:value-type="float" office:value="23.287336378082" calcext:value-type="float">
            <text:p>23.287336378082</text:p>
          </table:table-cell>
          <table:table-cell table:formula="of:=[.A1390]-[.A1389]" office:value-type="float" office:value="0.406987905502319" calcext:value-type="float">
            <text:p>0.406987905502319</text:p>
          </table:table-cell>
        </table:table-row>
        <table:table-row table:style-name="ro1">
          <table:table-cell office:value-type="float" office:value="1573805905.20045" calcext:value-type="float">
            <text:p>1573805905.20045</text:p>
          </table:table-cell>
          <table:table-cell office:value-type="float" office:value="20.2955555561642" calcext:value-type="float">
            <text:p>20.2955555561642</text:p>
          </table:table-cell>
          <table:table-cell table:formula="of:=[.A1391]-[.A1390]" office:value-type="float" office:value="0.237641096115112" calcext:value-type="float">
            <text:p>0.237641096115112</text:p>
          </table:table-cell>
        </table:table-row>
        <table:table-row table:style-name="ro1">
          <table:table-cell office:value-type="float" office:value="1573805905.43835" calcext:value-type="float">
            <text:p>1573805905.43835</text:p>
          </table:table-cell>
          <table:table-cell office:value-type="float" office:value="21.7667884328765" calcext:value-type="float">
            <text:p>21.7667884328765</text:p>
          </table:table-cell>
          <table:table-cell table:formula="of:=[.A1392]-[.A1391]" office:value-type="float" office:value="0.237906455993652" calcext:value-type="float">
            <text:p>0.237906455993652</text:p>
          </table:table-cell>
        </table:table-row>
        <table:table-row table:style-name="ro1">
          <table:table-cell office:value-type="float" office:value="1573805905.67726" calcext:value-type="float">
            <text:p>1573805905.67726</text:p>
          </table:table-cell>
          <table:table-cell office:value-type="float" office:value="20.9065144602738" calcext:value-type="float">
            <text:p>20.9065144602738</text:p>
          </table:table-cell>
          <table:table-cell table:formula="of:=[.A1393]-[.A1392]" office:value-type="float" office:value="0.238908767700195" calcext:value-type="float">
            <text:p>0.238908767700195</text:p>
          </table:table-cell>
        </table:table-row>
        <table:table-row table:style-name="ro1">
          <table:table-cell office:value-type="float" office:value="1573805905.9463" calcext:value-type="float">
            <text:p>1573805905.9463</text:p>
          </table:table-cell>
          <table:table-cell office:value-type="float" office:value="22.2352815835615" calcext:value-type="float">
            <text:p>22.2352815835615</text:p>
          </table:table-cell>
          <table:table-cell table:formula="of:=[.A1394]-[.A1393]" office:value-type="float" office:value="0.269037008285522" calcext:value-type="float">
            <text:p>0.269037008285522</text:p>
          </table:table-cell>
        </table:table-row>
        <table:table-row table:style-name="ro1">
          <table:table-cell office:value-type="float" office:value="1573805906.21429" calcext:value-type="float">
            <text:p>1573805906.21429</text:p>
          </table:table-cell>
          <table:table-cell office:value-type="float" office:value="23.2051445972601" calcext:value-type="float">
            <text:p>23.2051445972601</text:p>
          </table:table-cell>
          <table:table-cell table:formula="of:=[.A1395]-[.A1394]" office:value-type="float" office:value="0.267993688583374" calcext:value-type="float">
            <text:p>0.267993688583374</text:p>
          </table:table-cell>
        </table:table-row>
        <table:table-row table:style-name="ro1">
          <table:table-cell office:value-type="float" office:value="1573805906.48313" calcext:value-type="float">
            <text:p>1573805906.48313</text:p>
          </table:table-cell>
          <table:table-cell office:value-type="float" office:value="21.5859665150683" calcext:value-type="float">
            <text:p>21.5859665150683</text:p>
          </table:table-cell>
          <table:table-cell table:formula="of:=[.A1396]-[.A1395]" office:value-type="float" office:value="0.268834352493286" calcext:value-type="float">
            <text:p>0.268834352493286</text:p>
          </table:table-cell>
        </table:table-row>
        <table:table-row table:style-name="ro1">
          <table:table-cell office:value-type="float" office:value="1573805906.75019" calcext:value-type="float">
            <text:p>1573805906.75019</text:p>
          </table:table-cell>
          <table:table-cell office:value-type="float" office:value="22.2489802136985" calcext:value-type="float">
            <text:p>22.2489802136985</text:p>
          </table:table-cell>
          <table:table-cell table:formula="of:=[.A1397]-[.A1396]" office:value-type="float" office:value="0.267059564590454" calcext:value-type="float">
            <text:p>0.267059564590454</text:p>
          </table:table-cell>
        </table:table-row>
        <table:table-row table:style-name="ro1">
          <table:table-cell office:value-type="float" office:value="1573805907.01884" calcext:value-type="float">
            <text:p>1573805907.01884</text:p>
          </table:table-cell>
          <table:table-cell office:value-type="float" office:value="21.459939117808" calcext:value-type="float">
            <text:p>21.459939117808</text:p>
          </table:table-cell>
          <table:table-cell table:formula="of:=[.A1398]-[.A1397]" office:value-type="float" office:value="0.268655061721802" calcext:value-type="float">
            <text:p>0.268655061721802</text:p>
          </table:table-cell>
        </table:table-row>
        <table:table-row table:style-name="ro1">
          <table:table-cell office:value-type="float" office:value="1573805907.28632" calcext:value-type="float">
            <text:p>1573805907.28632</text:p>
          </table:table-cell>
          <table:table-cell office:value-type="float" office:value="20.4791171999998" calcext:value-type="float">
            <text:p>20.4791171999998</text:p>
          </table:table-cell>
          <table:table-cell table:formula="of:=[.A1399]-[.A1398]" office:value-type="float" office:value="0.267478466033936" calcext:value-type="float">
            <text:p>0.267478466033936</text:p>
          </table:table-cell>
        </table:table-row>
        <table:table-row table:style-name="ro1">
          <table:table-cell office:value-type="float" office:value="1573805907.55521" calcext:value-type="float">
            <text:p>1573805907.55521</text:p>
          </table:table-cell>
          <table:table-cell office:value-type="float" office:value="22.6270624054793" calcext:value-type="float">
            <text:p>22.6270624054793</text:p>
          </table:table-cell>
          <table:table-cell table:formula="of:=[.A1400]-[.A1399]" office:value-type="float" office:value="0.268885135650635" calcext:value-type="float">
            <text:p>0.268885135650635</text:p>
          </table:table-cell>
        </table:table-row>
        <table:table-row table:style-name="ro1">
          <table:table-cell office:value-type="float" office:value="1573805907.96032" calcext:value-type="float">
            <text:p>1573805907.96032</text:p>
          </table:table-cell>
          <table:table-cell office:value-type="float" office:value="-842.307184169863" calcext:value-type="float">
            <text:p>-842.307184169863</text:p>
          </table:table-cell>
          <table:table-cell table:formula="of:=[.A1401]-[.A1400]" office:value-type="float" office:value="0.405113458633423" calcext:value-type="float">
            <text:p>0.405113458633423</text:p>
          </table:table-cell>
        </table:table-row>
        <table:table-row table:style-name="ro1">
          <table:table-cell office:value-type="float" office:value="1573805908.1979" calcext:value-type="float">
            <text:p>1573805908.1979</text:p>
          </table:table-cell>
          <table:table-cell office:value-type="float" office:value="19.0900761041094" calcext:value-type="float">
            <text:p>19.0900761041094</text:p>
          </table:table-cell>
          <table:table-cell table:formula="of:=[.A1402]-[.A1401]" office:value-type="float" office:value="0.237584114074707" calcext:value-type="float">
            <text:p>0.237584114074707</text:p>
          </table:table-cell>
        </table:table-row>
        <table:table-row table:style-name="ro1">
          <table:table-cell office:value-type="float" office:value="1573805908.43668" calcext:value-type="float">
            <text:p>1573805908.43668</text:p>
          </table:table-cell>
          <table:table-cell office:value-type="float" office:value="19.2188432273971" calcext:value-type="float">
            <text:p>19.2188432273971</text:p>
          </table:table-cell>
          <table:table-cell table:formula="of:=[.A1403]-[.A1402]" office:value-type="float" office:value="0.238779306411743" calcext:value-type="float">
            <text:p>0.238779306411743</text:p>
          </table:table-cell>
        </table:table-row>
        <table:table-row table:style-name="ro1">
          <table:table-cell office:value-type="float" office:value="1573805908.70529" calcext:value-type="float">
            <text:p>1573805908.70529</text:p>
          </table:table-cell>
          <table:table-cell office:value-type="float" office:value="189.054459665753" calcext:value-type="float">
            <text:p>189.054459665753</text:p>
          </table:table-cell>
          <table:table-cell table:formula="of:=[.A1404]-[.A1403]" office:value-type="float" office:value="0.268609762191772" calcext:value-type="float">
            <text:p>0.268609762191772</text:p>
          </table:table-cell>
        </table:table-row>
        <table:table-row table:style-name="ro1">
          <table:table-cell office:value-type="float" office:value="1573805909.105" calcext:value-type="float">
            <text:p>1573805909.105</text:p>
          </table:table-cell>
          <table:table-cell office:value-type="float" office:value="21.4571993917806" calcext:value-type="float">
            <text:p>21.4571993917806</text:p>
          </table:table-cell>
          <table:table-cell table:formula="of:=[.A1405]-[.A1404]" office:value-type="float" office:value="0.399712085723877" calcext:value-type="float">
            <text:p>0.399712085723877</text:p>
          </table:table-cell>
        </table:table-row>
        <table:table-row table:style-name="ro1">
          <table:table-cell office:value-type="float" office:value="1573805909.34233" calcext:value-type="float">
            <text:p>1573805909.34233</text:p>
          </table:table-cell>
          <table:table-cell office:value-type="float" office:value="19.2188432273971" calcext:value-type="float">
            <text:p>19.2188432273971</text:p>
          </table:table-cell>
          <table:table-cell table:formula="of:=[.A1406]-[.A1405]" office:value-type="float" office:value="0.237329959869385" calcext:value-type="float">
            <text:p>0.237329959869385</text:p>
          </table:table-cell>
        </table:table-row>
        <table:table-row table:style-name="ro1">
          <table:table-cell office:value-type="float" office:value="1573805909.57995" calcext:value-type="float">
            <text:p>1573805909.57995</text:p>
          </table:table-cell>
          <table:table-cell office:value-type="float" office:value="19.7065144602738" calcext:value-type="float">
            <text:p>19.7065144602738</text:p>
          </table:table-cell>
          <table:table-cell table:formula="of:=[.A1407]-[.A1406]" office:value-type="float" office:value="0.237617015838623" calcext:value-type="float">
            <text:p>0.237617015838623</text:p>
          </table:table-cell>
        </table:table-row>
        <table:table-row table:style-name="ro1">
          <table:table-cell office:value-type="float" office:value="1573805909.81862" calcext:value-type="float">
            <text:p>1573805909.81862</text:p>
          </table:table-cell>
          <table:table-cell office:value-type="float" office:value="16.9969254191779" calcext:value-type="float">
            <text:p>16.9969254191779</text:p>
          </table:table-cell>
          <table:table-cell table:formula="of:=[.A1408]-[.A1407]" office:value-type="float" office:value="0.238666296005249" calcext:value-type="float">
            <text:p>0.238666296005249</text:p>
          </table:table-cell>
        </table:table-row>
        <table:table-row table:style-name="ro1">
          <table:table-cell office:value-type="float" office:value="1573805910.08635" calcext:value-type="float">
            <text:p>1573805910.08635</text:p>
          </table:table-cell>
          <table:table-cell office:value-type="float" office:value="19.7667884328765" calcext:value-type="float">
            <text:p>19.7667884328765</text:p>
          </table:table-cell>
          <table:table-cell table:formula="of:=[.A1409]-[.A1408]" office:value-type="float" office:value="0.267730712890625" calcext:value-type="float">
            <text:p>0.267730712890625</text:p>
          </table:table-cell>
        </table:table-row>
        <table:table-row table:style-name="ro1">
          <table:table-cell office:value-type="float" office:value="1573805910.35512" calcext:value-type="float">
            <text:p>1573805910.35512</text:p>
          </table:table-cell>
          <table:table-cell office:value-type="float" office:value="22.087336378082" calcext:value-type="float">
            <text:p>22.087336378082</text:p>
          </table:table-cell>
          <table:table-cell table:formula="of:=[.A1410]-[.A1409]" office:value-type="float" office:value="0.268766403198242" calcext:value-type="float">
            <text:p>0.268766403198242</text:p>
          </table:table-cell>
        </table:table-row>
        <table:table-row table:style-name="ro1">
          <table:table-cell office:value-type="float" office:value="1573805910.75518" calcext:value-type="float">
            <text:p>1573805910.75518</text:p>
          </table:table-cell>
          <table:table-cell office:value-type="float" office:value="22.8544596657532" calcext:value-type="float">
            <text:p>22.8544596657532</text:p>
          </table:table-cell>
          <table:table-cell table:formula="of:=[.A1411]-[.A1410]" office:value-type="float" office:value="0.400069713592529" calcext:value-type="float">
            <text:p>0.400069713592529</text:p>
          </table:table-cell>
        </table:table-row>
        <table:table-row table:style-name="ro1">
          <table:table-cell office:value-type="float" office:value="1573805910.99281" calcext:value-type="float">
            <text:p>1573805910.99281</text:p>
          </table:table-cell>
          <table:table-cell office:value-type="float" office:value="19.1092541863012" calcext:value-type="float">
            <text:p>19.1092541863012</text:p>
          </table:table-cell>
          <table:table-cell table:formula="of:=[.A1412]-[.A1411]" office:value-type="float" office:value="0.237624406814575" calcext:value-type="float">
            <text:p>0.237624406814575</text:p>
          </table:table-cell>
        </table:table-row>
        <table:table-row table:style-name="ro1">
          <table:table-cell office:value-type="float" office:value="1573805911.23054" calcext:value-type="float">
            <text:p>1573805911.23054</text:p>
          </table:table-cell>
          <table:table-cell office:value-type="float" office:value="20.2243226794519" calcext:value-type="float">
            <text:p>20.2243226794519</text:p>
          </table:table-cell>
          <table:table-cell table:formula="of:=[.A1413]-[.A1412]" office:value-type="float" office:value="0.237729072570801" calcext:value-type="float">
            <text:p>0.237729072570801</text:p>
          </table:table-cell>
        </table:table-row>
        <table:table-row table:style-name="ro1">
          <table:table-cell office:value-type="float" office:value="1573805911.46998" calcext:value-type="float">
            <text:p>1573805911.46998</text:p>
          </table:table-cell>
          <table:table-cell office:value-type="float" office:value="19.087336378082" calcext:value-type="float">
            <text:p>19.087336378082</text:p>
          </table:table-cell>
          <table:table-cell table:formula="of:=[.A1414]-[.A1413]" office:value-type="float" office:value="0.239439964294434" calcext:value-type="float">
            <text:p>0.239439964294434</text:p>
          </table:table-cell>
        </table:table-row>
        <table:table-row table:style-name="ro1">
          <table:table-cell office:value-type="float" office:value="1573805911.73823" calcext:value-type="float">
            <text:p>1573805911.73823</text:p>
          </table:table-cell>
          <table:table-cell office:value-type="float" office:value="21.7695281589039" calcext:value-type="float">
            <text:p>21.7695281589039</text:p>
          </table:table-cell>
          <table:table-cell table:formula="of:=[.A1415]-[.A1414]" office:value-type="float" office:value="0.268255472183228" calcext:value-type="float">
            <text:p>0.268255472183228</text:p>
          </table:table-cell>
        </table:table-row>
        <table:table-row table:style-name="ro1">
          <table:table-cell office:value-type="float" office:value="1573805912.0073" calcext:value-type="float">
            <text:p>1573805912.0073</text:p>
          </table:table-cell>
          <table:table-cell office:value-type="float" office:value="22.5832267890409" calcext:value-type="float">
            <text:p>22.5832267890409</text:p>
          </table:table-cell>
          <table:table-cell table:formula="of:=[.A1416]-[.A1415]" office:value-type="float" office:value="0.269067764282227" calcext:value-type="float">
            <text:p>0.269067764282227</text:p>
          </table:table-cell>
        </table:table-row>
        <table:table-row table:style-name="ro1">
          <table:table-cell office:value-type="float" office:value="1573805912.27537" calcext:value-type="float">
            <text:p>1573805912.27537</text:p>
          </table:table-cell>
          <table:table-cell office:value-type="float" office:value="2164.15308980274" calcext:value-type="float">
            <text:p>2164.15308980274</text:p>
          </table:table-cell>
          <table:table-cell table:formula="of:=[.A1417]-[.A1416]" office:value-type="float" office:value="0.268066644668579" calcext:value-type="float">
            <text:p>0.268066644668579</text:p>
          </table:table-cell>
        </table:table-row>
        <table:table-row table:style-name="ro1">
          <table:table-cell office:value-type="float" office:value="1573805912.67522" calcext:value-type="float">
            <text:p>1573805912.67522</text:p>
          </table:table-cell>
          <table:table-cell office:value-type="float" office:value="20.8654185698628" calcext:value-type="float">
            <text:p>20.8654185698628</text:p>
          </table:table-cell>
          <table:table-cell table:formula="of:=[.A1418]-[.A1417]" office:value-type="float" office:value="0.399847507476807" calcext:value-type="float">
            <text:p>0.399847507476807</text:p>
          </table:table-cell>
        </table:table-row>
        <table:table-row table:style-name="ro1">
          <table:table-cell office:value-type="float" office:value="1573805912.91275" calcext:value-type="float">
            <text:p>1573805912.91275</text:p>
          </table:table-cell>
          <table:table-cell office:value-type="float" office:value="20.0078843232875" calcext:value-type="float">
            <text:p>20.0078843232875</text:p>
          </table:table-cell>
          <table:table-cell table:formula="of:=[.A1419]-[.A1418]" office:value-type="float" office:value="0.237531423568726" calcext:value-type="float">
            <text:p>0.237531423568726</text:p>
          </table:table-cell>
        </table:table-row>
        <table:table-row table:style-name="ro1">
          <table:table-cell office:value-type="float" office:value="1573805913.1505" calcext:value-type="float">
            <text:p>1573805913.1505</text:p>
          </table:table-cell>
          <table:table-cell office:value-type="float" office:value="18.6024048712327" calcext:value-type="float">
            <text:p>18.6024048712327</text:p>
          </table:table-cell>
          <table:table-cell table:formula="of:=[.A1420]-[.A1419]" office:value-type="float" office:value="0.237748146057129" calcext:value-type="float">
            <text:p>0.237748146057129</text:p>
          </table:table-cell>
        </table:table-row>
        <table:table-row table:style-name="ro1">
          <table:table-cell office:value-type="float" office:value="1573805913.38963" calcext:value-type="float">
            <text:p>1573805913.38963</text:p>
          </table:table-cell>
          <table:table-cell office:value-type="float" office:value="20.0270624054793" calcext:value-type="float">
            <text:p>20.0270624054793</text:p>
          </table:table-cell>
          <table:table-cell table:formula="of:=[.A1421]-[.A1420]" office:value-type="float" office:value="0.239138841629028" calcext:value-type="float">
            <text:p>0.239138841629028</text:p>
          </table:table-cell>
        </table:table-row>
        <table:table-row table:style-name="ro1">
          <table:table-cell office:value-type="float" office:value="1573805913.65846" calcext:value-type="float">
            <text:p>1573805913.65846</text:p>
          </table:table-cell>
          <table:table-cell office:value-type="float" office:value="21.74213089863" calcext:value-type="float">
            <text:p>21.74213089863</text:p>
          </table:table-cell>
          <table:table-cell table:formula="of:=[.A1422]-[.A1421]" office:value-type="float" office:value="0.268823623657227" calcext:value-type="float">
            <text:p>0.268823623657227</text:p>
          </table:table-cell>
        </table:table-row>
        <table:table-row table:style-name="ro1">
          <table:table-cell office:value-type="float" office:value="1573805913.92639" calcext:value-type="float">
            <text:p>1573805913.92639</text:p>
          </table:table-cell>
          <table:table-cell office:value-type="float" office:value="23.5530898027396" calcext:value-type="float">
            <text:p>23.5530898027396</text:p>
          </table:table-cell>
          <table:table-cell table:formula="of:=[.A1423]-[.A1422]" office:value-type="float" office:value="0.267930507659912" calcext:value-type="float">
            <text:p>0.267930507659912</text:p>
          </table:table-cell>
        </table:table-row>
        <table:table-row table:style-name="ro1">
          <table:table-cell office:value-type="float" office:value="1573805914.19458" calcext:value-type="float">
            <text:p>1573805914.19458</text:p>
          </table:table-cell>
          <table:table-cell office:value-type="float" office:value="22.5092541863012" calcext:value-type="float">
            <text:p>22.5092541863012</text:p>
          </table:table-cell>
          <table:table-cell table:formula="of:=[.A1424]-[.A1423]" office:value-type="float" office:value="0.268193483352661" calcext:value-type="float">
            <text:p>0.268193483352661</text:p>
          </table:table-cell>
        </table:table-row>
        <table:table-row table:style-name="ro1">
          <table:table-cell office:value-type="float" office:value="1573805914.46325" calcext:value-type="float">
            <text:p>1573805914.46325</text:p>
          </table:table-cell>
          <table:table-cell office:value-type="float" office:value="21.714733638356" calcext:value-type="float">
            <text:p>21.714733638356</text:p>
          </table:table-cell>
          <table:table-cell table:formula="of:=[.A1425]-[.A1424]" office:value-type="float" office:value="0.268671989440918" calcext:value-type="float">
            <text:p>0.268671989440918</text:p>
          </table:table-cell>
        </table:table-row>
        <table:table-row table:style-name="ro1">
          <table:table-cell office:value-type="float" office:value="1573805914.73084" calcext:value-type="float">
            <text:p>1573805914.73084</text:p>
          </table:table-cell>
          <table:table-cell office:value-type="float" office:value="21.5065144602738" calcext:value-type="float">
            <text:p>21.5065144602738</text:p>
          </table:table-cell>
          <table:table-cell table:formula="of:=[.A1426]-[.A1425]" office:value-type="float" office:value="0.267587661743164" calcext:value-type="float">
            <text:p>0.267587661743164</text:p>
          </table:table-cell>
        </table:table-row>
        <table:table-row table:style-name="ro1">
          <table:table-cell office:value-type="float" office:value="1573805914.99913" calcext:value-type="float">
            <text:p>1573805914.99913</text:p>
          </table:table-cell>
          <table:table-cell office:value-type="float" office:value="21.9229528164382" calcext:value-type="float">
            <text:p>21.9229528164382</text:p>
          </table:table-cell>
          <table:table-cell table:formula="of:=[.A1427]-[.A1426]" office:value-type="float" office:value="0.268290519714355" calcext:value-type="float">
            <text:p>0.268290519714355</text:p>
          </table:table-cell>
        </table:table-row>
        <table:table-row table:style-name="ro1">
          <table:table-cell office:value-type="float" office:value="1573805915.26727" calcext:value-type="float">
            <text:p>1573805915.26727</text:p>
          </table:table-cell>
          <table:table-cell office:value-type="float" office:value="23.7311719945204" calcext:value-type="float">
            <text:p>23.7311719945204</text:p>
          </table:table-cell>
          <table:table-cell table:formula="of:=[.A1428]-[.A1427]" office:value-type="float" office:value="0.268134355545044" calcext:value-type="float">
            <text:p>0.268134355545044</text:p>
          </table:table-cell>
        </table:table-row>
        <table:table-row table:style-name="ro1">
          <table:table-cell office:value-type="float" office:value="1573805915.53628" calcext:value-type="float">
            <text:p>1573805915.53628</text:p>
          </table:table-cell>
          <table:table-cell office:value-type="float" office:value="20.2517199397259" calcext:value-type="float">
            <text:p>20.2517199397259</text:p>
          </table:table-cell>
          <table:table-cell table:formula="of:=[.A1429]-[.A1428]" office:value-type="float" office:value="0.269011259078979" calcext:value-type="float">
            <text:p>0.269011259078979</text:p>
          </table:table-cell>
        </table:table-row>
        <table:table-row table:style-name="ro1">
          <table:table-cell office:value-type="float" office:value="1573805915.805" calcext:value-type="float">
            <text:p>1573805915.805</text:p>
          </table:table-cell>
          <table:table-cell office:value-type="float" office:value="20.5202130904108" calcext:value-type="float">
            <text:p>20.5202130904108</text:p>
          </table:table-cell>
          <table:table-cell table:formula="of:=[.A1430]-[.A1429]" office:value-type="float" office:value="0.26872181892395" calcext:value-type="float">
            <text:p>0.26872181892395</text:p>
          </table:table-cell>
        </table:table-row>
        <table:table-row table:style-name="ro1">
          <table:table-cell office:value-type="float" office:value="1573805916.07321" calcext:value-type="float">
            <text:p>1573805916.07321</text:p>
          </table:table-cell>
          <table:table-cell office:value-type="float" office:value="22.7174733643834" calcext:value-type="float">
            <text:p>22.7174733643834</text:p>
          </table:table-cell>
          <table:table-cell table:formula="of:=[.A1431]-[.A1430]" office:value-type="float" office:value="0.268212080001831" calcext:value-type="float">
            <text:p>0.268212080001831</text:p>
          </table:table-cell>
        </table:table-row>
        <table:table-row table:style-name="ro1">
          <table:table-cell office:value-type="float" office:value="1573805916.34149" calcext:value-type="float">
            <text:p>1573805916.34149</text:p>
          </table:table-cell>
          <table:table-cell office:value-type="float" office:value="22.3202130904108" calcext:value-type="float">
            <text:p>22.3202130904108</text:p>
          </table:table-cell>
          <table:table-cell table:formula="of:=[.A1432]-[.A1431]" office:value-type="float" office:value="0.268277883529663" calcext:value-type="float">
            <text:p>0.268277883529663</text:p>
          </table:table-cell>
        </table:table-row>
        <table:table-row table:style-name="ro1">
          <table:table-cell office:value-type="float" office:value="1573805916.6107" calcext:value-type="float">
            <text:p>1573805916.6107</text:p>
          </table:table-cell>
          <table:table-cell office:value-type="float" office:value="22.4435007616437" calcext:value-type="float">
            <text:p>22.4435007616437</text:p>
          </table:table-cell>
          <table:table-cell table:formula="of:=[.A1433]-[.A1432]" office:value-type="float" office:value="0.26921272277832" calcext:value-type="float">
            <text:p>0.26921272277832</text:p>
          </table:table-cell>
        </table:table-row>
        <table:table-row table:style-name="ro1">
          <table:table-cell office:value-type="float" office:value="1573805916.87984" calcext:value-type="float">
            <text:p>1573805916.87984</text:p>
          </table:table-cell>
          <table:table-cell office:value-type="float" office:value="21.4571993917806" calcext:value-type="float">
            <text:p>21.4571993917806</text:p>
          </table:table-cell>
          <table:table-cell table:formula="of:=[.A1434]-[.A1433]" office:value-type="float" office:value="0.269142627716064" calcext:value-type="float">
            <text:p>0.269142627716064</text:p>
          </table:table-cell>
        </table:table-row>
        <table:table-row table:style-name="ro1">
          <table:table-cell office:value-type="float" office:value="1573805917.14795" calcext:value-type="float">
            <text:p>1573805917.14795</text:p>
          </table:table-cell>
          <table:table-cell office:value-type="float" office:value="20.9037747342464" calcext:value-type="float">
            <text:p>20.9037747342464</text:p>
          </table:table-cell>
          <table:table-cell table:formula="of:=[.A1435]-[.A1434]" office:value-type="float" office:value="0.268104314804077" calcext:value-type="float">
            <text:p>0.268104314804077</text:p>
          </table:table-cell>
        </table:table-row>
        <table:table-row table:style-name="ro1">
          <table:table-cell office:value-type="float" office:value="1573805917.41693" calcext:value-type="float">
            <text:p>1573805917.41693</text:p>
          </table:table-cell>
          <table:table-cell office:value-type="float" office:value="22.4626788438354" calcext:value-type="float">
            <text:p>22.4626788438354</text:p>
          </table:table-cell>
          <table:table-cell table:formula="of:=[.A1436]-[.A1435]" office:value-type="float" office:value="0.268983840942383" calcext:value-type="float">
            <text:p>0.268983840942383</text:p>
          </table:table-cell>
        </table:table-row>
        <table:table-row table:style-name="ro1">
          <table:table-cell office:value-type="float" office:value="1573805917.68507" calcext:value-type="float">
            <text:p>1573805917.68507</text:p>
          </table:table-cell>
          <table:table-cell office:value-type="float" office:value="22.5092541863012" calcext:value-type="float">
            <text:p>22.5092541863012</text:p>
          </table:table-cell>
          <table:table-cell table:formula="of:=[.A1437]-[.A1436]" office:value-type="float" office:value="0.268141746520996" calcext:value-type="float">
            <text:p>0.268141746520996</text:p>
          </table:table-cell>
        </table:table-row>
        <table:table-row table:style-name="ro1">
          <table:table-cell office:value-type="float" office:value="1573805917.95371" calcext:value-type="float">
            <text:p>1573805917.95371</text:p>
          </table:table-cell>
          <table:table-cell office:value-type="float" office:value="21.528432268493" calcext:value-type="float">
            <text:p>21.528432268493</text:p>
          </table:table-cell>
          <table:table-cell table:formula="of:=[.A1438]-[.A1437]" office:value-type="float" office:value="0.268640279769897" calcext:value-type="float">
            <text:p>0.268640279769897</text:p>
          </table:table-cell>
        </table:table-row>
        <table:table-row table:style-name="ro1">
          <table:table-cell office:value-type="float" office:value="1573805918.22118" calcext:value-type="float">
            <text:p>1573805918.22118</text:p>
          </table:table-cell>
          <table:table-cell office:value-type="float" office:value="20.9065144602738" calcext:value-type="float">
            <text:p>20.9065144602738</text:p>
          </table:table-cell>
          <table:table-cell table:formula="of:=[.A1439]-[.A1438]" office:value-type="float" office:value="0.267465591430664" calcext:value-type="float">
            <text:p>0.267465591430664</text:p>
          </table:table-cell>
        </table:table-row>
        <table:table-row table:style-name="ro1">
          <table:table-cell office:value-type="float" office:value="1573805918.48986" calcext:value-type="float">
            <text:p>1573805918.48986</text:p>
          </table:table-cell>
          <table:table-cell office:value-type="float" office:value="21.0955555561642" calcext:value-type="float">
            <text:p>21.0955555561642</text:p>
          </table:table-cell>
          <table:table-cell table:formula="of:=[.A1440]-[.A1439]" office:value-type="float" office:value="0.268682718276978" calcext:value-type="float">
            <text:p>0.268682718276978</text:p>
          </table:table-cell>
        </table:table-row>
        <table:table-row table:style-name="ro1">
          <table:table-cell office:value-type="float" office:value="1573805918.75701" calcext:value-type="float">
            <text:p>1573805918.75701</text:p>
          </table:table-cell>
          <table:table-cell office:value-type="float" office:value="22.4982952821916" calcext:value-type="float">
            <text:p>22.4982952821916</text:p>
          </table:table-cell>
          <table:table-cell table:formula="of:=[.A1441]-[.A1440]" office:value-type="float" office:value="0.267151832580566" calcext:value-type="float">
            <text:p>0.267151832580566</text:p>
          </table:table-cell>
        </table:table-row>
        <table:table-row table:style-name="ro1">
          <table:table-cell office:value-type="float" office:value="1573805919.02572" calcext:value-type="float">
            <text:p>1573805919.02572</text:p>
          </table:table-cell>
          <table:table-cell office:value-type="float" office:value="21.0791171999998" calcext:value-type="float">
            <text:p>21.0791171999998</text:p>
          </table:table-cell>
          <table:table-cell table:formula="of:=[.A1442]-[.A1441]" office:value-type="float" office:value="0.268705129623413" calcext:value-type="float">
            <text:p>0.268705129623413</text:p>
          </table:table-cell>
        </table:table-row>
        <table:table-row table:style-name="ro1">
          <table:table-cell office:value-type="float" office:value="1573805919.2927" calcext:value-type="float">
            <text:p>1573805919.2927</text:p>
          </table:table-cell>
          <table:table-cell office:value-type="float" office:value="21.6708980219176" calcext:value-type="float">
            <text:p>21.6708980219176</text:p>
          </table:table-cell>
          <table:table-cell table:formula="of:=[.A1443]-[.A1442]" office:value-type="float" office:value="0.266976594924927" calcext:value-type="float">
            <text:p>0.266976594924927</text:p>
          </table:table-cell>
        </table:table-row>
        <table:table-row table:style-name="ro1">
          <table:table-cell office:value-type="float" office:value="1573805919.56075" calcext:value-type="float">
            <text:p>1573805919.56075</text:p>
          </table:table-cell>
          <table:table-cell office:value-type="float" office:value="20.6982952821916" calcext:value-type="float">
            <text:p>20.6982952821916</text:p>
          </table:table-cell>
          <table:table-cell table:formula="of:=[.A1444]-[.A1443]" office:value-type="float" office:value="0.268052816390991" calcext:value-type="float">
            <text:p>0.268052816390991</text:p>
          </table:table-cell>
        </table:table-row>
        <table:table-row table:style-name="ro1">
          <table:table-cell office:value-type="float" office:value="1573805919.82803" calcext:value-type="float">
            <text:p>1573805919.82803</text:p>
          </table:table-cell>
          <table:table-cell office:value-type="float" office:value="22.8188432273971" calcext:value-type="float">
            <text:p>22.8188432273971</text:p>
          </table:table-cell>
          <table:table-cell table:formula="of:=[.A1445]-[.A1444]" office:value-type="float" office:value="0.267282009124756" calcext:value-type="float">
            <text:p>0.267282009124756</text:p>
          </table:table-cell>
        </table:table-row>
        <table:table-row table:style-name="ro1">
          <table:table-cell office:value-type="float" office:value="1573805920.09714" calcext:value-type="float">
            <text:p>1573805920.09714</text:p>
          </table:table-cell>
          <table:table-cell office:value-type="float" office:value="21.5585692547943" calcext:value-type="float">
            <text:p>21.5585692547943</text:p>
          </table:table-cell>
          <table:table-cell table:formula="of:=[.A1446]-[.A1445]" office:value-type="float" office:value="0.269113302230835" calcext:value-type="float">
            <text:p>0.269113302230835</text:p>
          </table:table-cell>
        </table:table-row>
        <table:table-row table:style-name="ro1">
          <table:table-cell office:value-type="float" office:value="1573805920.36435" calcext:value-type="float">
            <text:p>1573805920.36435</text:p>
          </table:table-cell>
          <table:table-cell office:value-type="float" office:value="23.3037747342464" calcext:value-type="float">
            <text:p>23.3037747342464</text:p>
          </table:table-cell>
          <table:table-cell table:formula="of:=[.A1447]-[.A1446]" office:value-type="float" office:value="0.267208099365234" calcext:value-type="float">
            <text:p>0.267208099365234</text:p>
          </table:table-cell>
        </table:table-row>
        <table:table-row table:style-name="ro1">
          <table:table-cell office:value-type="float" office:value="1573805920.7898" calcext:value-type="float">
            <text:p>1573805920.7898</text:p>
          </table:table-cell>
          <table:table-cell office:value-type="float" office:value="24.1448706246574" calcext:value-type="float">
            <text:p>24.1448706246574</text:p>
          </table:table-cell>
          <table:table-cell table:formula="of:=[.A1448]-[.A1447]" office:value-type="float" office:value="0.42544436454773" calcext:value-type="float">
            <text:p>0.42544436454773</text:p>
          </table:table-cell>
        </table:table-row>
        <table:table-row table:style-name="ro1">
          <table:table-cell office:value-type="float" office:value="1573805921.02672" calcext:value-type="float">
            <text:p>1573805921.02672</text:p>
          </table:table-cell>
          <table:table-cell office:value-type="float" office:value="18.3722678849313" calcext:value-type="float">
            <text:p>18.3722678849313</text:p>
          </table:table-cell>
          <table:table-cell table:formula="of:=[.A1449]-[.A1448]" office:value-type="float" office:value="0.236919403076172" calcext:value-type="float">
            <text:p>0.236919403076172</text:p>
          </table:table-cell>
        </table:table-row>
        <table:table-row table:style-name="ro1">
          <table:table-cell office:value-type="float" office:value="1573805921.26415" calcext:value-type="float">
            <text:p>1573805921.26415</text:p>
          </table:table-cell>
          <table:table-cell office:value-type="float" office:value="20.4489802136985" calcext:value-type="float">
            <text:p>20.4489802136985</text:p>
          </table:table-cell>
          <table:table-cell table:formula="of:=[.A1450]-[.A1449]" office:value-type="float" office:value="0.23743748664856" calcext:value-type="float">
            <text:p>0.23743748664856</text:p>
          </table:table-cell>
        </table:table-row>
        <table:table-row table:style-name="ro1">
          <table:table-cell office:value-type="float" office:value="1573805921.50263" calcext:value-type="float">
            <text:p>1573805921.50263</text:p>
          </table:table-cell>
          <table:table-cell office:value-type="float" office:value="19.5941856931505" calcext:value-type="float">
            <text:p>19.5941856931505</text:p>
          </table:table-cell>
          <table:table-cell table:formula="of:=[.A1451]-[.A1450]" office:value-type="float" office:value="0.238472700119019" calcext:value-type="float">
            <text:p>0.238472700119019</text:p>
          </table:table-cell>
        </table:table-row>
        <table:table-row table:style-name="ro1">
          <table:table-cell office:value-type="float" office:value="1573805921.77064" calcext:value-type="float">
            <text:p>1573805921.77064</text:p>
          </table:table-cell>
          <table:table-cell office:value-type="float" office:value="21.9640487068491" calcext:value-type="float">
            <text:p>21.9640487068491</text:p>
          </table:table-cell>
          <table:table-cell table:formula="of:=[.A1452]-[.A1451]" office:value-type="float" office:value="0.268017768859863" calcext:value-type="float">
            <text:p>0.268017768859863</text:p>
          </table:table-cell>
        </table:table-row>
        <table:table-row table:style-name="ro1">
          <table:table-cell office:value-type="float" office:value="1573805922.03854" calcext:value-type="float">
            <text:p>1573805922.03854</text:p>
          </table:table-cell>
          <table:table-cell office:value-type="float" office:value="22.901035008219" calcext:value-type="float">
            <text:p>22.901035008219</text:p>
          </table:table-cell>
          <table:table-cell table:formula="of:=[.A1453]-[.A1452]" office:value-type="float" office:value="0.267896175384521" calcext:value-type="float">
            <text:p>0.267896175384521</text:p>
          </table:table-cell>
        </table:table-row>
        <table:table-row table:style-name="ro1">
          <table:table-cell office:value-type="float" office:value="1573805922.30735" calcext:value-type="float">
            <text:p>1573805922.30735</text:p>
          </table:table-cell>
          <table:table-cell office:value-type="float" office:value="95.5750076109587" calcext:value-type="float">
            <text:p>95.5750076109587</text:p>
          </table:table-cell>
          <table:table-cell table:formula="of:=[.A1454]-[.A1453]" office:value-type="float" office:value="0.268809080123901" calcext:value-type="float">
            <text:p>0.268809080123901</text:p>
          </table:table-cell>
        </table:table-row>
        <table:table-row table:style-name="ro1">
          <table:table-cell office:value-type="float" office:value="1573805922.57475" calcext:value-type="float">
            <text:p>1573805922.57475</text:p>
          </table:table-cell>
          <table:table-cell office:value-type="float" office:value="243.944870624657" calcext:value-type="float">
            <text:p>243.944870624657</text:p>
          </table:table-cell>
          <table:table-cell table:formula="of:=[.A1455]-[.A1454]" office:value-type="float" office:value="0.267404079437256" calcext:value-type="float">
            <text:p>0.267404079437256</text:p>
          </table:table-cell>
        </table:table-row>
        <table:table-row table:style-name="ro1">
          <table:table-cell office:value-type="float" office:value="1573805922.84261" calcext:value-type="float">
            <text:p>1573805922.84261</text:p>
          </table:table-cell>
          <table:table-cell office:value-type="float" office:value="1813.75308980274" calcext:value-type="float">
            <text:p>1813.75308980274</text:p>
          </table:table-cell>
          <table:table-cell table:formula="of:=[.A1456]-[.A1455]" office:value-type="float" office:value="0.267855167388916" calcext:value-type="float">
            <text:p>0.267855167388916</text:p>
          </table:table-cell>
        </table:table-row>
        <table:table-row table:style-name="ro1">
          <table:table-cell office:value-type="float" office:value="1573805923.11183" calcext:value-type="float">
            <text:p>1573805923.11183</text:p>
          </table:table-cell>
          <table:table-cell office:value-type="float" office:value="3606.1887062411" calcext:value-type="float">
            <text:p>3606.1887062411</text:p>
          </table:table-cell>
          <table:table-cell table:formula="of:=[.A1457]-[.A1456]" office:value-type="float" office:value="0.269221305847168" calcext:value-type="float">
            <text:p>0.269221305847168</text:p>
          </table:table-cell>
        </table:table-row>
        <table:table-row table:style-name="ro1">
          <table:table-cell office:value-type="float" office:value="1573805923.38334" calcext:value-type="float">
            <text:p>1573805923.38334</text:p>
          </table:table-cell>
          <table:table-cell office:value-type="float" office:value="3641.7887062411" calcext:value-type="float">
            <text:p>3641.7887062411</text:p>
          </table:table-cell>
          <table:table-cell table:formula="of:=[.A1458]-[.A1457]" office:value-type="float" office:value="0.271509170532227" calcext:value-type="float">
            <text:p>0.271509170532227</text:p>
          </table:table-cell>
        </table:table-row>
        <table:table-row table:style-name="ro1">
          <table:table-cell office:value-type="float" office:value="1573805923.6533" calcext:value-type="float">
            <text:p>1573805923.6533</text:p>
          </table:table-cell>
          <table:table-cell office:value-type="float" office:value="3708.55035007671" calcext:value-type="float">
            <text:p>3708.55035007671</text:p>
          </table:table-cell>
          <table:table-cell table:formula="of:=[.A1459]-[.A1458]" office:value-type="float" office:value="0.26996111869812" calcext:value-type="float">
            <text:p>0.26996111869812</text:p>
          </table:table-cell>
        </table:table-row>
        <table:table-row table:style-name="ro1">
          <table:table-cell office:value-type="float" office:value="1573805923.92408" calcext:value-type="float">
            <text:p>1573805923.92408</text:p>
          </table:table-cell>
          <table:table-cell office:value-type="float" office:value="3694.90377473425" calcext:value-type="float">
            <text:p>3694.90377473425</text:p>
          </table:table-cell>
          <table:table-cell table:formula="of:=[.A1460]-[.A1459]" office:value-type="float" office:value="0.270776987075806" calcext:value-type="float">
            <text:p>0.270776987075806</text:p>
          </table:table-cell>
        </table:table-row>
        <table:table-row table:style-name="ro1">
          <table:table-cell office:value-type="float" office:value="1573805924.19556" calcext:value-type="float">
            <text:p>1573805924.19556</text:p>
          </table:table-cell>
          <table:table-cell office:value-type="float" office:value="3701.72569254247" calcext:value-type="float">
            <text:p>3701.72569254247</text:p>
          </table:table-cell>
          <table:table-cell table:formula="of:=[.A1461]-[.A1460]" office:value-type="float" office:value="0.271482467651367" calcext:value-type="float">
            <text:p>0.271482467651367</text:p>
          </table:table-cell>
        </table:table-row>
        <table:table-row table:style-name="ro1">
          <table:table-cell office:value-type="float" office:value="1573805924.46508" calcext:value-type="float">
            <text:p>1573805924.46508</text:p>
          </table:table-cell>
          <table:table-cell office:value-type="float" office:value="3701.39966514521" calcext:value-type="float">
            <text:p>3701.39966514521</text:p>
          </table:table-cell>
          <table:table-cell table:formula="of:=[.A1462]-[.A1461]" office:value-type="float" office:value="0.269519329071045" calcext:value-type="float">
            <text:p>0.269519329071045</text:p>
          </table:table-cell>
        </table:table-row>
        <table:table-row table:style-name="ro1">
          <table:table-cell office:value-type="float" office:value="1573805924.73465" calcext:value-type="float">
            <text:p>1573805924.73465</text:p>
          </table:table-cell>
          <table:table-cell office:value-type="float" office:value="3698.29829528219" calcext:value-type="float">
            <text:p>3698.29829528219</text:p>
          </table:table-cell>
          <table:table-cell table:formula="of:=[.A1463]-[.A1462]" office:value-type="float" office:value="0.269566774368286" calcext:value-type="float">
            <text:p>0.269566774368286</text:p>
          </table:table-cell>
        </table:table-row>
        <table:table-row table:style-name="ro1">
          <table:table-cell office:value-type="float" office:value="1573805925.0054" calcext:value-type="float">
            <text:p>1573805925.0054</text:p>
          </table:table-cell>
          <table:table-cell office:value-type="float" office:value="3695.63528158356" calcext:value-type="float">
            <text:p>3695.63528158356</text:p>
          </table:table-cell>
          <table:table-cell table:formula="of:=[.A1464]-[.A1463]" office:value-type="float" office:value="0.270750761032104" calcext:value-type="float">
            <text:p>0.270750761032104</text:p>
          </table:table-cell>
        </table:table-row>
        <table:table-row table:style-name="ro1">
          <table:table-cell office:value-type="float" office:value="1573805925.27659" calcext:value-type="float">
            <text:p>1573805925.27659</text:p>
          </table:table-cell>
          <table:table-cell office:value-type="float" office:value="3709.88459665205" calcext:value-type="float">
            <text:p>3709.88459665205</text:p>
          </table:table-cell>
          <table:table-cell table:formula="of:=[.A1465]-[.A1464]" office:value-type="float" office:value="0.271193742752075" calcext:value-type="float">
            <text:p>0.271193742752075</text:p>
          </table:table-cell>
        </table:table-row>
        <table:table-row table:style-name="ro1">
          <table:table-cell office:value-type="float" office:value="1573805925.54754" calcext:value-type="float">
            <text:p>1573805925.54754</text:p>
          </table:table-cell>
          <table:table-cell office:value-type="float" office:value="3699.45993911781" calcext:value-type="float">
            <text:p>3699.45993911781</text:p>
          </table:table-cell>
          <table:table-cell table:formula="of:=[.A1466]-[.A1465]" office:value-type="float" office:value="0.270949840545654" calcext:value-type="float">
            <text:p>0.270949840545654</text:p>
          </table:table-cell>
        </table:table-row>
        <table:table-row table:style-name="ro1">
          <table:table-cell office:value-type="float" office:value="1573805925.81885" calcext:value-type="float">
            <text:p>1573805925.81885</text:p>
          </table:table-cell>
          <table:table-cell office:value-type="float" office:value="3693.85171993973" calcext:value-type="float">
            <text:p>3693.85171993973</text:p>
          </table:table-cell>
          <table:table-cell table:formula="of:=[.A1467]-[.A1466]" office:value-type="float" office:value="0.271305561065674" calcext:value-type="float">
            <text:p>0.271305561065674</text:p>
          </table:table-cell>
        </table:table-row>
        <table:table-row table:style-name="ro1">
          <table:table-cell office:value-type="float" office:value="1573805926.08986" calcext:value-type="float">
            <text:p>1573805926.08986</text:p>
          </table:table-cell>
          <table:table-cell office:value-type="float" office:value="3696.98322678904" calcext:value-type="float">
            <text:p>3696.98322678904</text:p>
          </table:table-cell>
          <table:table-cell table:formula="of:=[.A1468]-[.A1467]" office:value-type="float" office:value="0.271012306213379" calcext:value-type="float">
            <text:p>0.271012306213379</text:p>
          </table:table-cell>
        </table:table-row>
        <table:table-row table:style-name="ro1">
          <table:table-cell office:value-type="float" office:value="1573805926.3598" calcext:value-type="float">
            <text:p>1573805926.3598</text:p>
          </table:table-cell>
          <table:table-cell office:value-type="float" office:value="3699.12021309041" calcext:value-type="float">
            <text:p>3699.12021309041</text:p>
          </table:table-cell>
          <table:table-cell table:formula="of:=[.A1469]-[.A1468]" office:value-type="float" office:value="0.269940614700317" calcext:value-type="float">
            <text:p>0.269940614700317</text:p>
          </table:table-cell>
        </table:table-row>
        <table:table-row table:style-name="ro1">
          <table:table-cell office:value-type="float" office:value="1573805926.63094" calcext:value-type="float">
            <text:p>1573805926.63094</text:p>
          </table:table-cell>
          <table:table-cell office:value-type="float" office:value="3710.48733637808" calcext:value-type="float">
            <text:p>3710.48733637808</text:p>
          </table:table-cell>
          <table:table-cell table:formula="of:=[.A1470]-[.A1469]" office:value-type="float" office:value="0.271140575408936" calcext:value-type="float">
            <text:p>0.271140575408936</text:p>
          </table:table-cell>
        </table:table-row>
        <table:table-row table:style-name="ro1">
          <table:table-cell office:value-type="float" office:value="1573805926.9017" calcext:value-type="float">
            <text:p>1573805926.9017</text:p>
          </table:table-cell>
          <table:table-cell office:value-type="float" office:value="3704.7695281589" calcext:value-type="float">
            <text:p>3704.7695281589</text:p>
          </table:table-cell>
          <table:table-cell table:formula="of:=[.A1471]-[.A1470]" office:value-type="float" office:value="0.270765066146851" calcext:value-type="float">
            <text:p>0.270765066146851</text:p>
          </table:table-cell>
        </table:table-row>
        <table:table-row table:style-name="ro1">
          <table:table-cell office:value-type="float" office:value="1573805927.17228" calcext:value-type="float">
            <text:p>1573805927.17228</text:p>
          </table:table-cell>
          <table:table-cell office:value-type="float" office:value="3706.55856925479" calcext:value-type="float">
            <text:p>3706.55856925479</text:p>
          </table:table-cell>
          <table:table-cell table:formula="of:=[.A1472]-[.A1471]" office:value-type="float" office:value="0.270576953887939" calcext:value-type="float">
            <text:p>0.270576953887939</text:p>
          </table:table-cell>
        </table:table-row>
        <table:table-row table:style-name="ro1">
          <table:table-cell office:value-type="float" office:value="1573805927.44233" calcext:value-type="float">
            <text:p>1573805927.44233</text:p>
          </table:table-cell>
          <table:table-cell office:value-type="float" office:value="3702.17500761096" calcext:value-type="float">
            <text:p>3702.17500761096</text:p>
          </table:table-cell>
          <table:table-cell table:formula="of:=[.A1473]-[.A1472]" office:value-type="float" office:value="0.270051002502441" calcext:value-type="float">
            <text:p>0.270051002502441</text:p>
          </table:table-cell>
        </table:table-row>
        <table:table-row table:style-name="ro1">
          <table:table-cell office:value-type="float" office:value="1573805927.71362" calcext:value-type="float">
            <text:p>1573805927.71362</text:p>
          </table:table-cell>
          <table:table-cell office:value-type="float" office:value="3704.4791172" calcext:value-type="float">
            <text:p>3704.4791172</text:p>
          </table:table-cell>
          <table:table-cell table:formula="of:=[.A1474]-[.A1473]" office:value-type="float" office:value="0.271289825439453" calcext:value-type="float">
            <text:p>0.271289825439453</text:p>
          </table:table-cell>
        </table:table-row>
        <table:table-row table:style-name="ro1">
          <table:table-cell office:value-type="float" office:value="1573805927.98406" calcext:value-type="float">
            <text:p>1573805927.98406</text:p>
          </table:table-cell>
          <table:table-cell office:value-type="float" office:value="3702.65719939178" calcext:value-type="float">
            <text:p>3702.65719939178</text:p>
          </table:table-cell>
          <table:table-cell table:formula="of:=[.A1475]-[.A1474]" office:value-type="float" office:value="0.270441293716431" calcext:value-type="float">
            <text:p>0.270441293716431</text:p>
          </table:table-cell>
        </table:table-row>
        <table:table-row table:style-name="ro1">
          <table:table-cell office:value-type="float" office:value="1573805928.25472" calcext:value-type="float">
            <text:p>1573805928.25472</text:p>
          </table:table-cell>
          <table:table-cell office:value-type="float" office:value="3727.49281583014" calcext:value-type="float">
            <text:p>3727.49281583014</text:p>
          </table:table-cell>
          <table:table-cell table:formula="of:=[.A1476]-[.A1475]" office:value-type="float" office:value="0.270659685134888" calcext:value-type="float">
            <text:p>0.270659685134888</text:p>
          </table:table-cell>
        </table:table-row>
        <table:table-row table:style-name="ro1">
          <table:table-cell office:value-type="float" office:value="1573805928.67981" calcext:value-type="float">
            <text:p>1573805928.67981</text:p>
          </table:table-cell>
          <table:table-cell office:value-type="float" office:value="3700.58322678904" calcext:value-type="float">
            <text:p>3700.58322678904</text:p>
          </table:table-cell>
          <table:table-cell table:formula="of:=[.A1477]-[.A1476]" office:value-type="float" office:value="0.425082206726074" calcext:value-type="float">
            <text:p>0.425082206726074</text:p>
          </table:table-cell>
        </table:table-row>
        <table:table-row table:style-name="ro1">
          <table:table-cell office:value-type="float" office:value="1573805928.91854" calcext:value-type="float">
            <text:p>1573805928.91854</text:p>
          </table:table-cell>
          <table:table-cell office:value-type="float" office:value="3702.07089802192" calcext:value-type="float">
            <text:p>3702.07089802192</text:p>
          </table:table-cell>
          <table:table-cell table:formula="of:=[.A1478]-[.A1477]" office:value-type="float" office:value="0.23872971534729" calcext:value-type="float">
            <text:p>0.23872971534729</text:p>
          </table:table-cell>
        </table:table-row>
        <table:table-row table:style-name="ro1">
          <table:table-cell office:value-type="float" office:value="1573805929.15683" calcext:value-type="float">
            <text:p>1573805929.15683</text:p>
          </table:table-cell>
          <table:table-cell office:value-type="float" office:value="3702.61062404931" calcext:value-type="float">
            <text:p>3702.61062404931</text:p>
          </table:table-cell>
          <table:table-cell table:formula="of:=[.A1479]-[.A1478]" office:value-type="float" office:value="0.238293886184692" calcext:value-type="float">
            <text:p>0.238293886184692</text:p>
          </table:table-cell>
        </table:table-row>
        <table:table-row table:style-name="ro1">
          <table:table-cell office:value-type="float" office:value="1573805929.39604" calcext:value-type="float">
            <text:p>1573805929.39604</text:p>
          </table:table-cell>
          <table:table-cell office:value-type="float" office:value="3701.66267884384" calcext:value-type="float">
            <text:p>3701.66267884384</text:p>
          </table:table-cell>
          <table:table-cell table:formula="of:=[.A1480]-[.A1479]" office:value-type="float" office:value="0.239213228225708" calcext:value-type="float">
            <text:p>0.239213228225708</text:p>
          </table:table-cell>
        </table:table-row>
        <table:table-row table:style-name="ro1">
          <table:table-cell office:value-type="float" office:value="1573805929.66625" calcext:value-type="float">
            <text:p>1573805929.66625</text:p>
          </table:table-cell>
          <table:table-cell office:value-type="float" office:value="3700.99418569315" calcext:value-type="float">
            <text:p>3700.99418569315</text:p>
          </table:table-cell>
          <table:table-cell table:formula="of:=[.A1481]-[.A1480]" office:value-type="float" office:value="0.270208358764648" calcext:value-type="float">
            <text:p>0.270208358764648</text:p>
          </table:table-cell>
        </table:table-row>
        <table:table-row table:style-name="ro1">
          <table:table-cell office:value-type="float" office:value="1573805929.9377" calcext:value-type="float">
            <text:p>1573805929.9377</text:p>
          </table:table-cell>
          <table:table-cell office:value-type="float" office:value="3700.86541856986" calcext:value-type="float">
            <text:p>3700.86541856986</text:p>
          </table:table-cell>
          <table:table-cell table:formula="of:=[.A1482]-[.A1481]" office:value-type="float" office:value="0.271445512771606" calcext:value-type="float">
            <text:p>0.271445512771606</text:p>
          </table:table-cell>
        </table:table-row>
        <table:table-row table:style-name="ro1">
          <table:table-cell office:value-type="float" office:value="1573805930.20866" calcext:value-type="float">
            <text:p>1573805930.20866</text:p>
          </table:table-cell>
          <table:table-cell office:value-type="float" office:value="3700.9092541863" calcext:value-type="float">
            <text:p>3700.9092541863</text:p>
          </table:table-cell>
          <table:table-cell table:formula="of:=[.A1483]-[.A1482]" office:value-type="float" office:value="0.270962953567505" calcext:value-type="float">
            <text:p>0.270962953567505</text:p>
          </table:table-cell>
        </table:table-row>
        <table:table-row table:style-name="ro1">
          <table:table-cell office:value-type="float" office:value="1573805930.47974" calcext:value-type="float">
            <text:p>1573805930.47974</text:p>
          </table:table-cell>
          <table:table-cell office:value-type="float" office:value="3701.99144596712" calcext:value-type="float">
            <text:p>3701.99144596712</text:p>
          </table:table-cell>
          <table:table-cell table:formula="of:=[.A1484]-[.A1483]" office:value-type="float" office:value="0.271080493927002" calcext:value-type="float">
            <text:p>0.271080493927002</text:p>
          </table:table-cell>
        </table:table-row>
        <table:table-row table:style-name="ro1">
          <table:table-cell office:value-type="float" office:value="1573805930.75048" calcext:value-type="float">
            <text:p>1573805930.75048</text:p>
          </table:table-cell>
          <table:table-cell office:value-type="float" office:value="3701.72843226849" calcext:value-type="float">
            <text:p>3701.72843226849</text:p>
          </table:table-cell>
          <table:table-cell table:formula="of:=[.A1485]-[.A1484]" office:value-type="float" office:value="0.27073860168457" calcext:value-type="float">
            <text:p>0.27073860168457</text:p>
          </table:table-cell>
        </table:table-row>
        <table:table-row table:style-name="ro1">
          <table:table-cell office:value-type="float" office:value="1573805931.02068" calcext:value-type="float">
            <text:p>1573805931.02068</text:p>
          </table:table-cell>
          <table:table-cell office:value-type="float" office:value="3700.14761035068" calcext:value-type="float">
            <text:p>3700.14761035068</text:p>
          </table:table-cell>
          <table:table-cell table:formula="of:=[.A1486]-[.A1485]" office:value-type="float" office:value="0.270196914672852" calcext:value-type="float">
            <text:p>0.270196914672852</text:p>
          </table:table-cell>
        </table:table-row>
        <table:table-row table:style-name="ro1">
          <table:table-cell office:value-type="float" office:value="1573805931.29091" calcext:value-type="float">
            <text:p>1573805931.29091</text:p>
          </table:table-cell>
          <table:table-cell office:value-type="float" office:value="3700.59966514521" calcext:value-type="float">
            <text:p>3700.59966514521</text:p>
          </table:table-cell>
          <table:table-cell table:formula="of:=[.A1487]-[.A1486]" office:value-type="float" office:value="0.270236015319824" calcext:value-type="float">
            <text:p>0.270236015319824</text:p>
          </table:table-cell>
        </table:table-row>
        <table:table-row table:style-name="ro1">
          <table:table-cell office:value-type="float" office:value="1573805931.56129" calcext:value-type="float">
            <text:p>1573805931.56129</text:p>
          </table:table-cell>
          <table:table-cell office:value-type="float" office:value="3700.69829528219" calcext:value-type="float">
            <text:p>3700.69829528219</text:p>
          </table:table-cell>
          <table:table-cell table:formula="of:=[.A1488]-[.A1487]" office:value-type="float" office:value="0.270374298095703" calcext:value-type="float">
            <text:p>0.270374298095703</text:p>
          </table:table-cell>
        </table:table-row>
        <table:table-row table:style-name="ro1">
          <table:table-cell office:value-type="float" office:value="1573805931.8311" calcext:value-type="float">
            <text:p>1573805931.8311</text:p>
          </table:table-cell>
          <table:table-cell office:value-type="float" office:value="3700.22432267945" calcext:value-type="float">
            <text:p>3700.22432267945</text:p>
          </table:table-cell>
          <table:table-cell table:formula="of:=[.A1489]-[.A1488]" office:value-type="float" office:value="0.26981258392334" calcext:value-type="float">
            <text:p>0.26981258392334</text:p>
          </table:table-cell>
        </table:table-row>
        <table:table-row table:style-name="ro1">
          <table:table-cell office:value-type="float" office:value="1573805932.10207" calcext:value-type="float">
            <text:p>1573805932.10207</text:p>
          </table:table-cell>
          <table:table-cell office:value-type="float" office:value="3699.83528158356" calcext:value-type="float">
            <text:p>3699.83528158356</text:p>
          </table:table-cell>
          <table:table-cell table:formula="of:=[.A1490]-[.A1489]" office:value-type="float" office:value="0.270974397659302" calcext:value-type="float">
            <text:p>0.270974397659302</text:p>
          </table:table-cell>
        </table:table-row>
        <table:table-row table:style-name="ro1">
          <table:table-cell office:value-type="float" office:value="1573805932.3724" calcext:value-type="float">
            <text:p>1573805932.3724</text:p>
          </table:table-cell>
          <table:table-cell office:value-type="float" office:value="3699.9393911726" calcext:value-type="float">
            <text:p>3699.9393911726</text:p>
          </table:table-cell>
          <table:table-cell table:formula="of:=[.A1491]-[.A1490]" office:value-type="float" office:value="0.270329236984253" calcext:value-type="float">
            <text:p>0.270329236984253</text:p>
          </table:table-cell>
        </table:table-row>
        <table:table-row table:style-name="ro1">
          <table:table-cell office:value-type="float" office:value="1573805932.64349" calcext:value-type="float">
            <text:p>1573805932.64349</text:p>
          </table:table-cell>
          <table:table-cell office:value-type="float" office:value="3701.25171993973" calcext:value-type="float">
            <text:p>3701.25171993973</text:p>
          </table:table-cell>
          <table:table-cell table:formula="of:=[.A1492]-[.A1491]" office:value-type="float" office:value="0.271090507507324" calcext:value-type="float">
            <text:p>0.271090507507324</text:p>
          </table:table-cell>
        </table:table-row>
        <table:table-row table:style-name="ro1">
          <table:table-cell office:value-type="float" office:value="1573805932.91309" calcext:value-type="float">
            <text:p>1573805932.91309</text:p>
          </table:table-cell>
          <table:table-cell office:value-type="float" office:value="3701.70377473425" calcext:value-type="float">
            <text:p>3701.70377473425</text:p>
          </table:table-cell>
          <table:table-cell table:formula="of:=[.A1493]-[.A1492]" office:value-type="float" office:value="0.26960015296936" calcext:value-type="float">
            <text:p>0.26960015296936</text:p>
          </table:table-cell>
        </table:table-row>
        <table:table-row table:style-name="ro1">
          <table:table-cell office:value-type="float" office:value="1573805933.18238" calcext:value-type="float">
            <text:p>1573805933.18238</text:p>
          </table:table-cell>
          <table:table-cell office:value-type="float" office:value="3700.89829528219" calcext:value-type="float">
            <text:p>3700.89829528219</text:p>
          </table:table-cell>
          <table:table-cell table:formula="of:=[.A1494]-[.A1493]" office:value-type="float" office:value="0.269291639328003" calcext:value-type="float">
            <text:p>0.269291639328003</text:p>
          </table:table-cell>
        </table:table-row>
        <table:table-row table:style-name="ro1">
          <table:table-cell office:value-type="float" office:value="1573805933.45225" calcext:value-type="float">
            <text:p>1573805933.45225</text:p>
          </table:table-cell>
          <table:table-cell office:value-type="float" office:value="3700.08459665205" calcext:value-type="float">
            <text:p>3700.08459665205</text:p>
          </table:table-cell>
          <table:table-cell table:formula="of:=[.A1495]-[.A1494]" office:value-type="float" office:value="0.269864559173584" calcext:value-type="float">
            <text:p>0.269864559173584</text:p>
          </table:table-cell>
        </table:table-row>
        <table:table-row table:style-name="ro1">
          <table:table-cell office:value-type="float" office:value="1573805933.72279" calcext:value-type="float">
            <text:p>1573805933.72279</text:p>
          </table:table-cell>
          <table:table-cell office:value-type="float" office:value="3701.09007610411" calcext:value-type="float">
            <text:p>3701.09007610411</text:p>
          </table:table-cell>
          <table:table-cell table:formula="of:=[.A1496]-[.A1495]" office:value-type="float" office:value="0.270538330078125" calcext:value-type="float">
            <text:p>0.270538330078125</text:p>
          </table:table-cell>
        </table:table-row>
        <table:table-row table:style-name="ro1">
          <table:table-cell office:value-type="float" office:value="1573805933.99232" calcext:value-type="float">
            <text:p>1573805933.99232</text:p>
          </table:table-cell>
          <table:table-cell office:value-type="float" office:value="3700.25993911781" calcext:value-type="float">
            <text:p>3700.25993911781</text:p>
          </table:table-cell>
          <table:table-cell table:formula="of:=[.A1497]-[.A1496]" office:value-type="float" office:value="0.269529581069946" calcext:value-type="float">
            <text:p>0.269529581069946</text:p>
          </table:table-cell>
        </table:table-row>
        <table:table-row table:style-name="ro1">
          <table:table-cell office:value-type="float" office:value="1573805934.26419" calcext:value-type="float">
            <text:p>1573805934.26419</text:p>
          </table:table-cell>
          <table:table-cell office:value-type="float" office:value="3700.62980213151" calcext:value-type="float">
            <text:p>3700.62980213151</text:p>
          </table:table-cell>
          <table:table-cell table:formula="of:=[.A1498]-[.A1497]" office:value-type="float" office:value="0.271868467330933" calcext:value-type="float">
            <text:p>0.271868467330933</text:p>
          </table:table-cell>
        </table:table-row>
        <table:table-row table:style-name="ro1">
          <table:table-cell office:value-type="float" office:value="1573805934.53452" calcext:value-type="float">
            <text:p>1573805934.53452</text:p>
          </table:table-cell>
          <table:table-cell office:value-type="float" office:value="3700.7092541863" calcext:value-type="float">
            <text:p>3700.7092541863</text:p>
          </table:table-cell>
          <table:table-cell table:formula="of:=[.A1499]-[.A1498]" office:value-type="float" office:value="0.270339488983154" calcext:value-type="float">
            <text:p>0.270339488983154</text:p>
          </table:table-cell>
        </table:table-row>
        <table:table-row table:style-name="ro1">
          <table:table-cell office:value-type="float" office:value="1573805934.80546" calcext:value-type="float">
            <text:p>1573805934.80546</text:p>
          </table:table-cell>
          <table:table-cell office:value-type="float" office:value="3701.05719939178" calcext:value-type="float">
            <text:p>3701.05719939178</text:p>
          </table:table-cell>
          <table:table-cell table:formula="of:=[.A1500]-[.A1499]" office:value-type="float" office:value="0.270933866500854" calcext:value-type="float">
            <text:p>0.270933866500854</text:p>
          </table:table-cell>
        </table:table-row>
        <table:table-row table:style-name="ro1">
          <table:table-cell office:value-type="float" office:value="1573805935.07526" calcext:value-type="float">
            <text:p>1573805935.07526</text:p>
          </table:table-cell>
          <table:table-cell office:value-type="float" office:value="3699.09829528219" calcext:value-type="float">
            <text:p>3699.09829528219</text:p>
          </table:table-cell>
          <table:table-cell table:formula="of:=[.A1501]-[.A1500]" office:value-type="float" office:value="0.269796848297119" calcext:value-type="float">
            <text:p>0.269796848297119</text:p>
          </table:table-cell>
        </table:table-row>
        <table:table-row table:style-name="ro1">
          <table:table-cell office:value-type="float" office:value="1573805935.34562" calcext:value-type="float">
            <text:p>1573805935.34562</text:p>
          </table:table-cell>
          <table:table-cell office:value-type="float" office:value="3699.95582952877" calcext:value-type="float">
            <text:p>3699.95582952877</text:p>
          </table:table-cell>
          <table:table-cell table:formula="of:=[.A1502]-[.A1501]" office:value-type="float" office:value="0.270369529724121" calcext:value-type="float">
            <text:p>0.270369529724121</text:p>
          </table:table-cell>
        </table:table-row>
        <table:table-row table:style-name="ro1">
          <table:table-cell office:value-type="float" office:value="1573805935.61594" calcext:value-type="float">
            <text:p>1573805935.61594</text:p>
          </table:table-cell>
          <table:table-cell office:value-type="float" office:value="3700.35582952877" calcext:value-type="float">
            <text:p>3700.35582952877</text:p>
          </table:table-cell>
          <table:table-cell table:formula="of:=[.A1503]-[.A1502]" office:value-type="float" office:value="0.270315885543823" calcext:value-type="float">
            <text:p>0.270315885543823</text:p>
          </table:table-cell>
        </table:table-row>
        <table:table-row table:style-name="ro1">
          <table:table-cell office:value-type="float" office:value="1573805935.88738" calcext:value-type="float">
            <text:p>1573805935.88738</text:p>
          </table:table-cell>
          <table:table-cell office:value-type="float" office:value="3701.57226788493" calcext:value-type="float">
            <text:p>3701.57226788493</text:p>
          </table:table-cell>
          <table:table-cell table:formula="of:=[.A1504]-[.A1503]" office:value-type="float" office:value="0.271437644958496" calcext:value-type="float">
            <text:p>0.271437644958496</text:p>
          </table:table-cell>
        </table:table-row>
        <table:table-row table:style-name="ro1">
          <table:table-cell office:value-type="float" office:value="1573805936.15622" calcext:value-type="float">
            <text:p>1573805936.15622</text:p>
          </table:table-cell>
          <table:table-cell office:value-type="float" office:value="3702.73391172055" calcext:value-type="float">
            <text:p>3702.73391172055</text:p>
          </table:table-cell>
          <table:table-cell table:formula="of:=[.A1505]-[.A1504]" office:value-type="float" office:value="0.268839836120605" calcext:value-type="float">
            <text:p>0.268839836120605</text:p>
          </table:table-cell>
        </table:table-row>
        <table:table-row table:style-name="ro1">
          <table:table-cell office:value-type="float" office:value="1573805936.42718" calcext:value-type="float">
            <text:p>1573805936.42718</text:p>
          </table:table-cell>
          <table:table-cell office:value-type="float" office:value="3701.34213089863" calcext:value-type="float">
            <text:p>3701.34213089863</text:p>
          </table:table-cell>
          <table:table-cell table:formula="of:=[.A1506]-[.A1505]" office:value-type="float" office:value="0.270957708358765" calcext:value-type="float">
            <text:p>0.270957708358765</text:p>
          </table:table-cell>
        </table:table-row>
        <table:table-row table:style-name="ro1">
          <table:table-cell office:value-type="float" office:value="1573805936.69746" calcext:value-type="float">
            <text:p>1573805936.69746</text:p>
          </table:table-cell>
          <table:table-cell office:value-type="float" office:value="3702.61610350137" calcext:value-type="float">
            <text:p>3702.61610350137</text:p>
          </table:table-cell>
          <table:table-cell table:formula="of:=[.A1507]-[.A1506]" office:value-type="float" office:value="0.270281791687012" calcext:value-type="float">
            <text:p>0.270281791687012</text:p>
          </table:table-cell>
        </table:table-row>
        <table:table-row table:style-name="ro1">
          <table:table-cell office:value-type="float" office:value="1573805936.9682" calcext:value-type="float">
            <text:p>1573805936.9682</text:p>
          </table:table-cell>
          <table:table-cell office:value-type="float" office:value="3700.34761035068" calcext:value-type="float">
            <text:p>3700.34761035068</text:p>
          </table:table-cell>
          <table:table-cell table:formula="of:=[.A1508]-[.A1507]" office:value-type="float" office:value="0.270739078521729" calcext:value-type="float">
            <text:p>0.270739078521729</text:p>
          </table:table-cell>
        </table:table-row>
        <table:table-row table:style-name="ro1">
          <table:table-cell office:value-type="float" office:value="1573805937.23885" calcext:value-type="float">
            <text:p>1573805937.23885</text:p>
          </table:table-cell>
          <table:table-cell office:value-type="float" office:value="3701.58048706301" calcext:value-type="float">
            <text:p>3701.58048706301</text:p>
          </table:table-cell>
          <table:table-cell table:formula="of:=[.A1509]-[.A1508]" office:value-type="float" office:value="0.270652770996094" calcext:value-type="float">
            <text:p>0.270652770996094</text:p>
          </table:table-cell>
        </table:table-row>
        <table:table-row table:style-name="ro1">
          <table:table-cell office:value-type="float" office:value="1573805937.50941" calcext:value-type="float">
            <text:p>1573805937.50941</text:p>
          </table:table-cell>
          <table:table-cell office:value-type="float" office:value="3697.74487062466" calcext:value-type="float">
            <text:p>3697.74487062466</text:p>
          </table:table-cell>
          <table:table-cell table:formula="of:=[.A1510]-[.A1509]" office:value-type="float" office:value="0.270561456680298" calcext:value-type="float">
            <text:p>0.270561456680298</text:p>
          </table:table-cell>
        </table:table-row>
        <table:table-row table:style-name="ro1">
          <table:table-cell office:value-type="float" office:value="1573805937.77982" calcext:value-type="float">
            <text:p>1573805937.77982</text:p>
          </table:table-cell>
          <table:table-cell office:value-type="float" office:value="3704.78322678904" calcext:value-type="float">
            <text:p>3704.78322678904</text:p>
          </table:table-cell>
          <table:table-cell table:formula="of:=[.A1511]-[.A1510]" office:value-type="float" office:value="0.270405530929565" calcext:value-type="float">
            <text:p>0.270405530929565</text:p>
          </table:table-cell>
        </table:table-row>
        <table:table-row table:style-name="ro1">
          <table:table-cell office:value-type="float" office:value="1573805938.1592" calcext:value-type="float">
            <text:p>1573805938.1592</text:p>
          </table:table-cell>
          <table:table-cell office:value-type="float" office:value="5672.2188432274" calcext:value-type="float">
            <text:p>5672.2188432274</text:p>
          </table:table-cell>
          <table:table-cell table:formula="of:=[.A1512]-[.A1511]" office:value-type="float" office:value="0.37938380241394" calcext:value-type="float">
            <text:p>0.37938380241394</text:p>
          </table:table-cell>
        </table:table-row>
        <table:table-row table:style-name="ro1">
          <table:table-cell office:value-type="float" office:value="1573805938.39782" calcext:value-type="float">
            <text:p>1573805938.39782</text:p>
          </table:table-cell>
          <table:table-cell office:value-type="float" office:value="7923.48733637808" calcext:value-type="float">
            <text:p>7923.48733637808</text:p>
          </table:table-cell>
          <table:table-cell table:formula="of:=[.A1513]-[.A1512]" office:value-type="float" office:value="0.23861813545227" calcext:value-type="float">
            <text:p>0.23861813545227</text:p>
          </table:table-cell>
        </table:table-row>
        <table:table-row table:style-name="ro1">
          <table:table-cell office:value-type="float" office:value="1573805938.63807" calcext:value-type="float">
            <text:p>1573805938.63807</text:p>
          </table:table-cell>
          <table:table-cell office:value-type="float" office:value="10301.8681582959" calcext:value-type="float">
            <text:p>10301.8681582959</text:p>
          </table:table-cell>
          <table:table-cell table:formula="of:=[.A1514]-[.A1513]" office:value-type="float" office:value="0.240249395370483" calcext:value-type="float">
            <text:p>0.240249395370483</text:p>
          </table:table-cell>
        </table:table-row>
        <table:table-row table:style-name="ro1">
          <table:table-cell office:value-type="float" office:value="1573805938.90944" calcext:value-type="float">
            <text:p>1573805938.90944</text:p>
          </table:table-cell>
          <table:table-cell office:value-type="float" office:value="13037.081856926" calcext:value-type="float">
            <text:p>13037.081856926</text:p>
          </table:table-cell>
          <table:table-cell table:formula="of:=[.A1515]-[.A1514]" office:value-type="float" office:value="0.271369695663452" calcext:value-type="float">
            <text:p>0.271369695663452</text:p>
          </table:table-cell>
        </table:table-row>
        <table:table-row table:style-name="ro1">
          <table:table-cell office:value-type="float" office:value="1573805939.18034" calcext:value-type="float">
            <text:p>1573805939.18034</text:p>
          </table:table-cell>
          <table:table-cell office:value-type="float" office:value="15348.1859665151" calcext:value-type="float">
            <text:p>15348.1859665151</text:p>
          </table:table-cell>
          <table:table-cell table:formula="of:=[.A1516]-[.A1515]" office:value-type="float" office:value="0.270902395248413" calcext:value-type="float">
            <text:p>0.270902395248413</text:p>
          </table:table-cell>
        </table:table-row>
        <table:table-row table:style-name="ro1">
          <table:table-cell office:value-type="float" office:value="1573805939.45186" calcext:value-type="float">
            <text:p>1573805939.45186</text:p>
          </table:table-cell>
          <table:table-cell office:value-type="float" office:value="16236.1996651452" calcext:value-type="float">
            <text:p>16236.1996651452</text:p>
          </table:table-cell>
          <table:table-cell table:formula="of:=[.A1517]-[.A1516]" office:value-type="float" office:value="0.271522045135498" calcext:value-type="float">
            <text:p>0.271522045135498</text:p>
          </table:table-cell>
        </table:table-row>
        <table:table-row table:style-name="ro1">
          <table:table-cell office:value-type="float" office:value="1573805939.72302" calcext:value-type="float">
            <text:p>1573805939.72302</text:p>
          </table:table-cell>
          <table:table-cell office:value-type="float" office:value="16732.6325418575" calcext:value-type="float">
            <text:p>16732.6325418575</text:p>
          </table:table-cell>
          <table:table-cell table:formula="of:=[.A1518]-[.A1517]" office:value-type="float" office:value="0.271154403686523" calcext:value-type="float">
            <text:p>0.271154403686523</text:p>
          </table:table-cell>
        </table:table-row>
        <table:table-row table:style-name="ro1">
          <table:table-cell office:value-type="float" office:value="1573805939.99496" calcext:value-type="float">
            <text:p>1573805939.99496</text:p>
          </table:table-cell>
          <table:table-cell office:value-type="float" office:value="16678.4106240493" calcext:value-type="float">
            <text:p>16678.4106240493</text:p>
          </table:table-cell>
          <table:table-cell table:formula="of:=[.A1519]-[.A1518]" office:value-type="float" office:value="0.271940469741821" calcext:value-type="float">
            <text:p>0.271940469741821</text:p>
          </table:table-cell>
        </table:table-row>
        <table:table-row table:style-name="ro1">
          <table:table-cell office:value-type="float" office:value="1573805940.26632" calcext:value-type="float">
            <text:p>1573805940.26632</text:p>
          </table:table-cell>
          <table:table-cell office:value-type="float" office:value="16858.6407610356" calcext:value-type="float">
            <text:p>16858.6407610356</text:p>
          </table:table-cell>
          <table:table-cell table:formula="of:=[.A1520]-[.A1519]" office:value-type="float" office:value="0.271363019943237" calcext:value-type="float">
            <text:p>0.271363019943237</text:p>
          </table:table-cell>
        </table:table-row>
        <table:table-row table:style-name="ro1">
          <table:table-cell office:value-type="float" office:value="1573805940.53788" calcext:value-type="float">
            <text:p>1573805940.53788</text:p>
          </table:table-cell>
          <table:table-cell office:value-type="float" office:value="16633.7366514466" calcext:value-type="float">
            <text:p>16633.7366514466</text:p>
          </table:table-cell>
          <table:table-cell table:formula="of:=[.A1521]-[.A1520]" office:value-type="float" office:value="0.271562099456787" calcext:value-type="float">
            <text:p>0.271562099456787</text:p>
          </table:table-cell>
        </table:table-row>
        <table:table-row table:style-name="ro1">
          <table:table-cell office:value-type="float" office:value="1573805940.81047" calcext:value-type="float">
            <text:p>1573805940.81047</text:p>
          </table:table-cell>
          <table:table-cell office:value-type="float" office:value="16720.1887062411" calcext:value-type="float">
            <text:p>16720.1887062411</text:p>
          </table:table-cell>
          <table:table-cell table:formula="of:=[.A1522]-[.A1521]" office:value-type="float" office:value="0.272583961486816" calcext:value-type="float">
            <text:p>0.272583961486816</text:p>
          </table:table-cell>
        </table:table-row>
        <table:table-row table:style-name="ro1">
          <table:table-cell office:value-type="float" office:value="1573805941.0822" calcext:value-type="float">
            <text:p>1573805941.0822</text:p>
          </table:table-cell>
          <table:table-cell office:value-type="float" office:value="17022.4571993918" calcext:value-type="float">
            <text:p>17022.4571993918</text:p>
          </table:table-cell>
          <table:table-cell table:formula="of:=[.A1523]-[.A1522]" office:value-type="float" office:value="0.271730422973633" calcext:value-type="float">
            <text:p>0.271730422973633</text:p>
          </table:table-cell>
        </table:table-row>
        <table:table-row table:style-name="ro1">
          <table:table-cell office:value-type="float" office:value="1573805941.3535" calcext:value-type="float">
            <text:p>1573805941.3535</text:p>
          </table:table-cell>
          <table:table-cell office:value-type="float" office:value="16606.5065144603" calcext:value-type="float">
            <text:p>16606.5065144603</text:p>
          </table:table-cell>
          <table:table-cell table:formula="of:=[.A1524]-[.A1523]" office:value-type="float" office:value="0.271301031112671" calcext:value-type="float">
            <text:p>0.271301031112671</text:p>
          </table:table-cell>
        </table:table-row>
        <table:table-row table:style-name="ro1">
          <table:table-cell office:value-type="float" office:value="1573805941.62488" calcext:value-type="float">
            <text:p>1573805941.62488</text:p>
          </table:table-cell>
          <table:table-cell office:value-type="float" office:value="15985.7969254192" calcext:value-type="float">
            <text:p>15985.7969254192</text:p>
          </table:table-cell>
          <table:table-cell table:formula="of:=[.A1525]-[.A1524]" office:value-type="float" office:value="0.271379232406616" calcext:value-type="float">
            <text:p>0.271379232406616</text:p>
          </table:table-cell>
        </table:table-row>
        <table:table-row table:style-name="ro1">
          <table:table-cell office:value-type="float" office:value="1573805941.89587" calcext:value-type="float">
            <text:p>1573805941.89587</text:p>
          </table:table-cell>
          <table:table-cell office:value-type="float" office:value="15270.9996651452" calcext:value-type="float">
            <text:p>15270.9996651452</text:p>
          </table:table-cell>
          <table:table-cell table:formula="of:=[.A1526]-[.A1525]" office:value-type="float" office:value="0.270989894866943" calcext:value-type="float">
            <text:p>0.270989894866943</text:p>
          </table:table-cell>
        </table:table-row>
        <table:table-row table:style-name="ro1">
          <table:table-cell office:value-type="float" office:value="1573805942.16721" calcext:value-type="float">
            <text:p>1573805942.16721</text:p>
          </table:table-cell>
          <table:table-cell office:value-type="float" office:value="13444.0407610356" calcext:value-type="float">
            <text:p>13444.0407610356</text:p>
          </table:table-cell>
          <table:table-cell table:formula="of:=[.A1527]-[.A1526]" office:value-type="float" office:value="0.271347761154175" calcext:value-type="float">
            <text:p>0.271347761154175</text:p>
          </table:table-cell>
        </table:table-row>
        <table:table-row table:style-name="ro1">
          <table:table-cell office:value-type="float" office:value="1573805942.43912" calcext:value-type="float">
            <text:p>1573805942.43912</text:p>
          </table:table-cell>
          <table:table-cell office:value-type="float" office:value="8314.72021309041" calcext:value-type="float">
            <text:p>8314.72021309041</text:p>
          </table:table-cell>
          <table:table-cell table:formula="of:=[.A1528]-[.A1527]" office:value-type="float" office:value="0.271907329559326" calcext:value-type="float">
            <text:p>0.271907329559326</text:p>
          </table:table-cell>
        </table:table-row>
        <table:table-row table:style-name="ro1">
          <table:table-cell office:value-type="float" office:value="1573805942.70919" calcext:value-type="float">
            <text:p>1573805942.70919</text:p>
          </table:table-cell>
          <table:table-cell office:value-type="float" office:value="3986.47089802192" calcext:value-type="float">
            <text:p>3986.47089802192</text:p>
          </table:table-cell>
          <table:table-cell table:formula="of:=[.A1529]-[.A1528]" office:value-type="float" office:value="0.270065069198608" calcext:value-type="float">
            <text:p>0.270065069198608</text:p>
          </table:table-cell>
        </table:table-row>
        <table:table-row table:style-name="ro1">
          <table:table-cell office:value-type="float" office:value="1573805942.98033" calcext:value-type="float">
            <text:p>1573805942.98033</text:p>
          </table:table-cell>
          <table:table-cell office:value-type="float" office:value="4312.51473363836" calcext:value-type="float">
            <text:p>4312.51473363836</text:p>
          </table:table-cell>
          <table:table-cell table:formula="of:=[.A1530]-[.A1529]" office:value-type="float" office:value="0.271143913269043" calcext:value-type="float">
            <text:p>0.271143913269043</text:p>
          </table:table-cell>
        </table:table-row>
        <table:table-row table:style-name="ro1">
          <table:table-cell office:value-type="float" office:value="1573805943.25084" calcext:value-type="float">
            <text:p>1573805943.25084</text:p>
          </table:table-cell>
          <table:table-cell office:value-type="float" office:value="9231.9585692548" calcext:value-type="float">
            <text:p>9231.9585692548</text:p>
          </table:table-cell>
          <table:table-cell table:formula="of:=[.A1531]-[.A1530]" office:value-type="float" office:value="0.270504951477051" calcext:value-type="float">
            <text:p>0.270504951477051</text:p>
          </table:table-cell>
        </table:table-row>
        <table:table-row table:style-name="ro1">
          <table:table-cell office:value-type="float" office:value="1573805943.52182" calcext:value-type="float">
            <text:p>1573805943.52182</text:p>
          </table:table-cell>
          <table:table-cell office:value-type="float" office:value="12848.1585692548" calcext:value-type="float">
            <text:p>12848.1585692548</text:p>
          </table:table-cell>
          <table:table-cell table:formula="of:=[.A1532]-[.A1531]" office:value-type="float" office:value="0.270988464355469" calcext:value-type="float">
            <text:p>0.270988464355469</text:p>
          </table:table-cell>
        </table:table-row>
        <table:table-row table:style-name="ro1">
          <table:table-cell office:value-type="float" office:value="1573805943.79257" calcext:value-type="float">
            <text:p>1573805943.79257</text:p>
          </table:table-cell>
          <table:table-cell office:value-type="float" office:value="14551.780487063" calcext:value-type="float">
            <text:p>14551.780487063</text:p>
          </table:table-cell>
          <table:table-cell table:formula="of:=[.A1533]-[.A1532]" office:value-type="float" office:value="0.27074933052063" calcext:value-type="float">
            <text:p>0.27074933052063</text:p>
          </table:table-cell>
        </table:table-row>
        <table:table-row table:style-name="ro1">
          <table:table-cell office:value-type="float" office:value="1573805944.06453" calcext:value-type="float">
            <text:p>1573805944.06453</text:p>
          </table:table-cell>
          <table:table-cell office:value-type="float" office:value="15641.1941856932" calcext:value-type="float">
            <text:p>15641.1941856932</text:p>
          </table:table-cell>
          <table:table-cell table:formula="of:=[.A1534]-[.A1533]" office:value-type="float" office:value="0.271954774856567" calcext:value-type="float">
            <text:p>0.271954774856567</text:p>
          </table:table-cell>
        </table:table-row>
        <table:table-row table:style-name="ro1">
          <table:table-cell office:value-type="float" office:value="1573805944.33598" calcext:value-type="float">
            <text:p>1573805944.33598</text:p>
          </table:table-cell>
          <table:table-cell office:value-type="float" office:value="16417.4626788438" calcext:value-type="float">
            <text:p>16417.4626788438</text:p>
          </table:table-cell>
          <table:table-cell table:formula="of:=[.A1535]-[.A1534]" office:value-type="float" office:value="0.27145528793335" calcext:value-type="float">
            <text:p>0.27145528793335</text:p>
          </table:table-cell>
        </table:table-row>
        <table:table-row table:style-name="ro1">
          <table:table-cell office:value-type="float" office:value="1573805944.60755" calcext:value-type="float">
            <text:p>1573805944.60755</text:p>
          </table:table-cell>
          <table:table-cell office:value-type="float" office:value="16328.7366514466" calcext:value-type="float">
            <text:p>16328.7366514466</text:p>
          </table:table-cell>
          <table:table-cell table:formula="of:=[.A1536]-[.A1535]" office:value-type="float" office:value="0.271562814712524" calcext:value-type="float">
            <text:p>0.271562814712524</text:p>
          </table:table-cell>
        </table:table-row>
        <table:table-row table:style-name="ro1">
          <table:table-cell office:value-type="float" office:value="1573805944.8794" calcext:value-type="float">
            <text:p>1573805944.8794</text:p>
          </table:table-cell>
          <table:table-cell office:value-type="float" office:value="16153.9887062411" calcext:value-type="float">
            <text:p>16153.9887062411</text:p>
          </table:table-cell>
          <table:table-cell table:formula="of:=[.A1537]-[.A1536]" office:value-type="float" office:value="0.271854877471924" calcext:value-type="float">
            <text:p>0.271854877471924</text:p>
          </table:table-cell>
        </table:table-row>
        <table:table-row table:style-name="ro1">
          <table:table-cell office:value-type="float" office:value="1573805945.15141" calcext:value-type="float">
            <text:p>1573805945.15141</text:p>
          </table:table-cell>
          <table:table-cell office:value-type="float" office:value="16071.4298021315" calcext:value-type="float">
            <text:p>16071.4298021315</text:p>
          </table:table-cell>
          <table:table-cell table:formula="of:=[.A1538]-[.A1537]" office:value-type="float" office:value="0.272013187408447" calcext:value-type="float">
            <text:p>0.272013187408447</text:p>
          </table:table-cell>
        </table:table-row>
        <table:table-row table:style-name="ro1">
          <table:table-cell office:value-type="float" office:value="1573805945.42271" calcext:value-type="float">
            <text:p>1573805945.42271</text:p>
          </table:table-cell>
          <table:table-cell office:value-type="float" office:value="15837.8106240493" calcext:value-type="float">
            <text:p>15837.8106240493</text:p>
          </table:table-cell>
          <table:table-cell table:formula="of:=[.A1539]-[.A1538]" office:value-type="float" office:value="0.271291971206665" calcext:value-type="float">
            <text:p>0.271291971206665</text:p>
          </table:table-cell>
        </table:table-row>
        <table:table-row table:style-name="ro1">
          <table:table-cell office:value-type="float" office:value="1573805945.69426" calcext:value-type="float">
            <text:p>1573805945.69426</text:p>
          </table:table-cell>
          <table:table-cell office:value-type="float" office:value="15449.1366514466" calcext:value-type="float">
            <text:p>15449.1366514466</text:p>
          </table:table-cell>
          <table:table-cell table:formula="of:=[.A1540]-[.A1539]" office:value-type="float" office:value="0.271557807922363" calcext:value-type="float">
            <text:p>0.271557807922363</text:p>
          </table:table-cell>
        </table:table-row>
        <table:table-row table:style-name="ro1">
          <table:table-cell office:value-type="float" office:value="1573805945.96545" calcext:value-type="float">
            <text:p>1573805945.96545</text:p>
          </table:table-cell>
          <table:table-cell office:value-type="float" office:value="14634.6681582959" calcext:value-type="float">
            <text:p>14634.6681582959</text:p>
          </table:table-cell>
          <table:table-cell table:formula="of:=[.A1541]-[.A1540]" office:value-type="float" office:value="0.27118182182312" calcext:value-type="float">
            <text:p>0.27118182182312</text:p>
          </table:table-cell>
        </table:table-row>
        <table:table-row table:style-name="ro1">
          <table:table-cell office:value-type="float" office:value="1573805946.2367" calcext:value-type="float">
            <text:p>1573805946.2367</text:p>
          </table:table-cell>
          <table:table-cell office:value-type="float" office:value="14598.6188432274" calcext:value-type="float">
            <text:p>14598.6188432274</text:p>
          </table:table-cell>
          <table:table-cell table:formula="of:=[.A1542]-[.A1541]" office:value-type="float" office:value="0.271255016326904" calcext:value-type="float">
            <text:p>0.271255016326904</text:p>
          </table:table-cell>
        </table:table-row>
        <table:table-row table:style-name="ro1">
          <table:table-cell office:value-type="float" office:value="1573805946.5079" calcext:value-type="float">
            <text:p>1573805946.5079</text:p>
          </table:table-cell>
          <table:table-cell office:value-type="float" office:value="14525.7558295288" calcext:value-type="float">
            <text:p>14525.7558295288</text:p>
          </table:table-cell>
          <table:table-cell table:formula="of:=[.A1543]-[.A1542]" office:value-type="float" office:value="0.271198511123657" calcext:value-type="float">
            <text:p>0.271198511123657</text:p>
          </table:table-cell>
        </table:table-row>
        <table:table-row table:style-name="ro1">
          <table:table-cell office:value-type="float" office:value="1573805946.77939" calcext:value-type="float">
            <text:p>1573805946.77939</text:p>
          </table:table-cell>
          <table:table-cell office:value-type="float" office:value="13788.7640487069" calcext:value-type="float">
            <text:p>13788.7640487069</text:p>
          </table:table-cell>
          <table:table-cell table:formula="of:=[.A1544]-[.A1543]" office:value-type="float" office:value="0.271493911743164" calcext:value-type="float">
            <text:p>0.271493911743164</text:p>
          </table:table-cell>
        </table:table-row>
        <table:table-row table:style-name="ro1">
          <table:table-cell office:value-type="float" office:value="1573805947.05066" calcext:value-type="float">
            <text:p>1573805947.05066</text:p>
          </table:table-cell>
          <table:table-cell office:value-type="float" office:value="7820.0791172" calcext:value-type="float">
            <text:p>7820.0791172</text:p>
          </table:table-cell>
          <table:table-cell table:formula="of:=[.A1545]-[.A1544]" office:value-type="float" office:value="0.271267414093018" calcext:value-type="float">
            <text:p>0.271267414093018</text:p>
          </table:table-cell>
        </table:table-row>
        <table:table-row table:style-name="ro1">
          <table:table-cell office:value-type="float" office:value="1573805947.32049" calcext:value-type="float">
            <text:p>1573805947.32049</text:p>
          </table:table-cell>
          <table:table-cell office:value-type="float" office:value="3848.85719939178" calcext:value-type="float">
            <text:p>3848.85719939178</text:p>
          </table:table-cell>
          <table:table-cell table:formula="of:=[.A1546]-[.A1545]" office:value-type="float" office:value="0.269826412200928" calcext:value-type="float">
            <text:p>0.269826412200928</text:p>
          </table:table-cell>
        </table:table-row>
        <table:table-row table:style-name="ro1">
          <table:table-cell office:value-type="float" office:value="1573805947.5916" calcext:value-type="float">
            <text:p>1573805947.5916</text:p>
          </table:table-cell>
          <table:table-cell office:value-type="float" office:value="3475.16404870685" calcext:value-type="float">
            <text:p>3475.16404870685</text:p>
          </table:table-cell>
          <table:table-cell table:formula="of:=[.A1547]-[.A1546]" office:value-type="float" office:value="0.271108627319336" calcext:value-type="float">
            <text:p>0.271108627319336</text:p>
          </table:table-cell>
        </table:table-row>
        <table:table-row table:style-name="ro1">
          <table:table-cell office:value-type="float" office:value="1573805947.86259" calcext:value-type="float">
            <text:p>1573805947.86259</text:p>
          </table:table-cell>
          <table:table-cell office:value-type="float" office:value="3489.07089802192" calcext:value-type="float">
            <text:p>3489.07089802192</text:p>
          </table:table-cell>
          <table:table-cell table:formula="of:=[.A1548]-[.A1547]" office:value-type="float" office:value="0.270998477935791" calcext:value-type="float">
            <text:p>0.270998477935791</text:p>
          </table:table-cell>
        </table:table-row>
        <table:table-row table:style-name="ro1">
          <table:table-cell office:value-type="float" office:value="1573805948.13177" calcext:value-type="float">
            <text:p>1573805948.13177</text:p>
          </table:table-cell>
          <table:table-cell office:value-type="float" office:value="3492.37500761096" calcext:value-type="float">
            <text:p>3492.37500761096</text:p>
          </table:table-cell>
          <table:table-cell table:formula="of:=[.A1549]-[.A1548]" office:value-type="float" office:value="0.269176959991455" calcext:value-type="float">
            <text:p>0.269176959991455</text:p>
          </table:table-cell>
        </table:table-row>
        <table:table-row table:style-name="ro1">
          <table:table-cell office:value-type="float" office:value="1573805948.40267" calcext:value-type="float">
            <text:p>1573805948.40267</text:p>
          </table:table-cell>
          <table:table-cell office:value-type="float" office:value="3492.3393911726" calcext:value-type="float">
            <text:p>3492.3393911726</text:p>
          </table:table-cell>
          <table:table-cell table:formula="of:=[.A1550]-[.A1549]" office:value-type="float" office:value="0.270895719528198" calcext:value-type="float">
            <text:p>0.270895719528198</text:p>
          </table:table-cell>
        </table:table-row>
        <table:table-row table:style-name="ro1">
          <table:table-cell office:value-type="float" office:value="1573805948.67175" calcext:value-type="float">
            <text:p>1573805948.67175</text:p>
          </table:table-cell>
          <table:table-cell office:value-type="float" office:value="3493.73117199452" calcext:value-type="float">
            <text:p>3493.73117199452</text:p>
          </table:table-cell>
          <table:table-cell table:formula="of:=[.A1551]-[.A1550]" office:value-type="float" office:value="0.269078731536865" calcext:value-type="float">
            <text:p>0.269078731536865</text:p>
          </table:table-cell>
        </table:table-row>
        <table:table-row table:style-name="ro1">
          <table:table-cell office:value-type="float" office:value="1573805948.9424" calcext:value-type="float">
            <text:p>1573805948.9424</text:p>
          </table:table-cell>
          <table:table-cell office:value-type="float" office:value="3487.07089802192" calcext:value-type="float">
            <text:p>3487.07089802192</text:p>
          </table:table-cell>
          <table:table-cell table:formula="of:=[.A1552]-[.A1551]" office:value-type="float" office:value="0.270649671554565" calcext:value-type="float">
            <text:p>0.270649671554565</text:p>
          </table:table-cell>
        </table:table-row>
        <table:table-row table:style-name="ro1">
          <table:table-cell office:value-type="float" office:value="1573805949.21216" calcext:value-type="float">
            <text:p>1573805949.21216</text:p>
          </table:table-cell>
          <table:table-cell office:value-type="float" office:value="3490.22158295342" calcext:value-type="float">
            <text:p>3490.22158295342</text:p>
          </table:table-cell>
          <table:table-cell table:formula="of:=[.A1553]-[.A1552]" office:value-type="float" office:value="0.269766569137573" calcext:value-type="float">
            <text:p>0.269766569137573</text:p>
          </table:table-cell>
        </table:table-row>
        <table:table-row table:style-name="ro1">
          <table:table-cell office:value-type="float" office:value="1573805949.48308" calcext:value-type="float">
            <text:p>1573805949.48308</text:p>
          </table:table-cell>
          <table:table-cell office:value-type="float" office:value="3493.68733637808" calcext:value-type="float">
            <text:p>3493.68733637808</text:p>
          </table:table-cell>
          <table:table-cell table:formula="of:=[.A1554]-[.A1553]" office:value-type="float" office:value="0.270921468734741" calcext:value-type="float">
            <text:p>0.270921468734741</text:p>
          </table:table-cell>
        </table:table-row>
        <table:table-row table:style-name="ro1">
          <table:table-cell office:value-type="float" office:value="1573805949.75338" calcext:value-type="float">
            <text:p>1573805949.75338</text:p>
          </table:table-cell>
          <table:table-cell office:value-type="float" office:value="3490.53665144658" calcext:value-type="float">
            <text:p>3490.53665144658</text:p>
          </table:table-cell>
          <table:table-cell table:formula="of:=[.A1555]-[.A1554]" office:value-type="float" office:value="0.270298957824707" calcext:value-type="float">
            <text:p>0.270298957824707</text:p>
          </table:table-cell>
        </table:table-row>
        <table:table-row table:style-name="ro1">
          <table:table-cell office:value-type="float" office:value="1573805950.0243" calcext:value-type="float">
            <text:p>1573805950.0243</text:p>
          </table:table-cell>
          <table:table-cell office:value-type="float" office:value="3490.57226788493" calcext:value-type="float">
            <text:p>3490.57226788493</text:p>
          </table:table-cell>
          <table:table-cell table:formula="of:=[.A1556]-[.A1555]" office:value-type="float" office:value="0.270915269851685" calcext:value-type="float">
            <text:p>0.270915269851685</text:p>
          </table:table-cell>
        </table:table-row>
        <table:table-row table:style-name="ro1">
          <table:table-cell office:value-type="float" office:value="1573805950.2938" calcext:value-type="float">
            <text:p>1573805950.2938</text:p>
          </table:table-cell>
          <table:table-cell office:value-type="float" office:value="3493.95308980274" calcext:value-type="float">
            <text:p>3493.95308980274</text:p>
          </table:table-cell>
          <table:table-cell table:formula="of:=[.A1557]-[.A1556]" office:value-type="float" office:value="0.26950478553772" calcext:value-type="float">
            <text:p>0.26950478553772</text:p>
          </table:table-cell>
        </table:table-row>
        <table:table-row table:style-name="ro1">
          <table:table-cell office:value-type="float" office:value="1573805950.56441" calcext:value-type="float">
            <text:p>1573805950.56441</text:p>
          </table:table-cell>
          <table:table-cell office:value-type="float" office:value="3492.45993911781" calcext:value-type="float">
            <text:p>3492.45993911781</text:p>
          </table:table-cell>
          <table:table-cell table:formula="of:=[.A1558]-[.A1557]" office:value-type="float" office:value="0.270606517791748" calcext:value-type="float">
            <text:p>0.270606517791748</text:p>
          </table:table-cell>
        </table:table-row>
        <table:table-row table:style-name="ro1">
          <table:table-cell office:value-type="float" office:value="1573805950.8343" calcext:value-type="float">
            <text:p>1573805950.8343</text:p>
          </table:table-cell>
          <table:table-cell office:value-type="float" office:value="3488.52295281644" calcext:value-type="float">
            <text:p>3488.52295281644</text:p>
          </table:table-cell>
          <table:table-cell table:formula="of:=[.A1559]-[.A1558]" office:value-type="float" office:value="0.269894361495972" calcext:value-type="float">
            <text:p>0.269894361495972</text:p>
          </table:table-cell>
        </table:table-row>
        <table:table-row table:style-name="ro1">
          <table:table-cell office:value-type="float" office:value="1573805951.10558" calcext:value-type="float">
            <text:p>1573805951.10558</text:p>
          </table:table-cell>
          <table:table-cell office:value-type="float" office:value="3492.91747336438" calcext:value-type="float">
            <text:p>3492.91747336438</text:p>
          </table:table-cell>
          <table:table-cell table:formula="of:=[.A1560]-[.A1559]" office:value-type="float" office:value="0.271273136138916" calcext:value-type="float">
            <text:p>0.271273136138916</text:p>
          </table:table-cell>
        </table:table-row>
        <table:table-row table:style-name="ro1">
          <table:table-cell office:value-type="float" office:value="1573805951.3749" calcext:value-type="float">
            <text:p>1573805951.3749</text:p>
          </table:table-cell>
          <table:table-cell office:value-type="float" office:value="3489.42432267945" calcext:value-type="float">
            <text:p>3489.42432267945</text:p>
          </table:table-cell>
          <table:table-cell table:formula="of:=[.A1561]-[.A1560]" office:value-type="float" office:value="0.269327163696289" calcext:value-type="float">
            <text:p>0.269327163696289</text:p>
          </table:table-cell>
        </table:table-row>
        <table:table-row table:style-name="ro1">
          <table:table-cell office:value-type="float" office:value="1573805951.6452" calcext:value-type="float">
            <text:p>1573805951.6452</text:p>
          </table:table-cell>
          <table:table-cell office:value-type="float" office:value="3490.35035007671" calcext:value-type="float">
            <text:p>3490.35035007671</text:p>
          </table:table-cell>
          <table:table-cell table:formula="of:=[.A1562]-[.A1561]" office:value-type="float" office:value="0.270298480987549" calcext:value-type="float">
            <text:p>0.270298480987549</text:p>
          </table:table-cell>
        </table:table-row>
        <table:table-row table:style-name="ro1">
          <table:table-cell office:value-type="float" office:value="1573805951.91411" calcext:value-type="float">
            <text:p>1573805951.91411</text:p>
          </table:table-cell>
          <table:table-cell office:value-type="float" office:value="3490.03254185753" calcext:value-type="float">
            <text:p>3490.03254185753</text:p>
          </table:table-cell>
          <table:table-cell table:formula="of:=[.A1563]-[.A1562]" office:value-type="float" office:value="0.268905162811279" calcext:value-type="float">
            <text:p>0.268905162811279</text:p>
          </table:table-cell>
        </table:table-row>
        <table:table-row table:style-name="ro1">
          <table:table-cell office:value-type="float" office:value="1573805952.18559" calcext:value-type="float">
            <text:p>1573805952.18559</text:p>
          </table:table-cell>
          <table:table-cell office:value-type="float" office:value="3490.46541856986" calcext:value-type="float">
            <text:p>3490.46541856986</text:p>
          </table:table-cell>
          <table:table-cell table:formula="of:=[.A1564]-[.A1563]" office:value-type="float" office:value="0.271480321884155" calcext:value-type="float">
            <text:p>0.271480321884155</text:p>
          </table:table-cell>
        </table:table-row>
        <table:table-row table:style-name="ro1">
          <table:table-cell office:value-type="float" office:value="1573805952.45501" calcext:value-type="float">
            <text:p>1573805952.45501</text:p>
          </table:table-cell>
          <table:table-cell office:value-type="float" office:value="3492.48733637808" calcext:value-type="float">
            <text:p>3492.48733637808</text:p>
          </table:table-cell>
          <table:table-cell table:formula="of:=[.A1565]-[.A1564]" office:value-type="float" office:value="0.269424438476562" calcext:value-type="float">
            <text:p>0.269424438476562</text:p>
          </table:table-cell>
        </table:table-row>
        <table:table-row table:style-name="ro1">
          <table:table-cell office:value-type="float" office:value="1573805952.72506" calcext:value-type="float">
            <text:p>1573805952.72506</text:p>
          </table:table-cell>
          <table:table-cell office:value-type="float" office:value="3488.96130898082" calcext:value-type="float">
            <text:p>3488.96130898082</text:p>
          </table:table-cell>
          <table:table-cell table:formula="of:=[.A1566]-[.A1565]" office:value-type="float" office:value="0.27004861831665" calcext:value-type="float">
            <text:p>0.27004861831665</text:p>
          </table:table-cell>
        </table:table-row>
        <table:table-row table:style-name="ro1">
          <table:table-cell office:value-type="float" office:value="1573805952.99407" calcext:value-type="float">
            <text:p>1573805952.99407</text:p>
          </table:table-cell>
          <table:table-cell office:value-type="float" office:value="3492.62706240548" calcext:value-type="float">
            <text:p>3492.62706240548</text:p>
          </table:table-cell>
          <table:table-cell table:formula="of:=[.A1567]-[.A1566]" office:value-type="float" office:value="0.269013404846191" calcext:value-type="float">
            <text:p>0.269013404846191</text:p>
          </table:table-cell>
        </table:table-row>
        <table:table-row table:style-name="ro1">
          <table:table-cell office:value-type="float" office:value="1573805953.26432" calcext:value-type="float">
            <text:p>1573805953.26432</text:p>
          </table:table-cell>
          <table:table-cell office:value-type="float" office:value="3492.78322678904" calcext:value-type="float">
            <text:p>3492.78322678904</text:p>
          </table:table-cell>
          <table:table-cell table:formula="of:=[.A1568]-[.A1567]" office:value-type="float" office:value="0.270248413085937" calcext:value-type="float">
            <text:p>0.270248413085937</text:p>
          </table:table-cell>
        </table:table-row>
        <table:table-row table:style-name="ro1">
          <table:table-cell office:value-type="float" office:value="1573805953.53405" calcext:value-type="float">
            <text:p>1573805953.53405</text:p>
          </table:table-cell>
          <table:table-cell office:value-type="float" office:value="3492.73117199452" calcext:value-type="float">
            <text:p>3492.73117199452</text:p>
          </table:table-cell>
          <table:table-cell table:formula="of:=[.A1569]-[.A1568]" office:value-type="float" office:value="0.269728660583496" calcext:value-type="float">
            <text:p>0.269728660583496</text:p>
          </table:table-cell>
        </table:table-row>
        <table:table-row table:style-name="ro1">
          <table:table-cell office:value-type="float" office:value="1573805953.80375" calcext:value-type="float">
            <text:p>1573805953.80375</text:p>
          </table:table-cell>
          <table:table-cell office:value-type="float" office:value="3490.78048706301" calcext:value-type="float">
            <text:p>3490.78048706301</text:p>
          </table:table-cell>
          <table:table-cell table:formula="of:=[.A1570]-[.A1569]" office:value-type="float" office:value="0.269702672958374" calcext:value-type="float">
            <text:p>0.269702672958374</text:p>
          </table:table-cell>
        </table:table-row>
        <table:table-row table:style-name="ro1">
          <table:table-cell office:value-type="float" office:value="1573805954.07328" calcext:value-type="float">
            <text:p>1573805954.07328</text:p>
          </table:table-cell>
          <table:table-cell office:value-type="float" office:value="3493.46541856986" calcext:value-type="float">
            <text:p>3493.46541856986</text:p>
          </table:table-cell>
          <table:table-cell table:formula="of:=[.A1571]-[.A1570]" office:value-type="float" office:value="0.26952862739563" calcext:value-type="float">
            <text:p>0.26952862739563</text:p>
          </table:table-cell>
        </table:table-row>
        <table:table-row table:style-name="ro1">
          <table:table-cell office:value-type="float" office:value="1573805954.34401" calcext:value-type="float">
            <text:p>1573805954.34401</text:p>
          </table:table-cell>
          <table:table-cell office:value-type="float" office:value="3492.12295281644" calcext:value-type="float">
            <text:p>3492.12295281644</text:p>
          </table:table-cell>
          <table:table-cell table:formula="of:=[.A1572]-[.A1571]" office:value-type="float" office:value="0.270725727081299" calcext:value-type="float">
            <text:p>0.270725727081299</text:p>
          </table:table-cell>
        </table:table-row>
        <table:table-row table:style-name="ro1">
          <table:table-cell office:value-type="float" office:value="1573805954.61361" calcext:value-type="float">
            <text:p>1573805954.61361</text:p>
          </table:table-cell>
          <table:table-cell office:value-type="float" office:value="3491.29555555616" calcext:value-type="float">
            <text:p>3491.29555555616</text:p>
          </table:table-cell>
          <table:table-cell table:formula="of:=[.A1573]-[.A1572]" office:value-type="float" office:value="0.269603490829468" calcext:value-type="float">
            <text:p>0.269603490829468</text:p>
          </table:table-cell>
        </table:table-row>
        <table:table-row table:style-name="ro1">
          <table:table-cell office:value-type="float" office:value="1573805954.88312" calcext:value-type="float">
            <text:p>1573805954.88312</text:p>
          </table:table-cell>
          <table:table-cell office:value-type="float" office:value="3488.16130898082" calcext:value-type="float">
            <text:p>3488.16130898082</text:p>
          </table:table-cell>
          <table:table-cell table:formula="of:=[.A1574]-[.A1573]" office:value-type="float" office:value="0.269509315490723" calcext:value-type="float">
            <text:p>0.269509315490723</text:p>
          </table:table-cell>
        </table:table-row>
        <table:table-row table:style-name="ro1">
          <table:table-cell office:value-type="float" office:value="1573805955.15399" calcext:value-type="float">
            <text:p>1573805955.15399</text:p>
          </table:table-cell>
          <table:table-cell office:value-type="float" office:value="3491.72569254247" calcext:value-type="float">
            <text:p>3491.72569254247</text:p>
          </table:table-cell>
          <table:table-cell table:formula="of:=[.A1575]-[.A1574]" office:value-type="float" office:value="0.270872354507446" calcext:value-type="float">
            <text:p>0.270872354507446</text:p>
          </table:table-cell>
        </table:table-row>
        <table:table-row table:style-name="ro1">
          <table:table-cell office:value-type="float" office:value="1573805955.42419" calcext:value-type="float">
            <text:p>1573805955.42419</text:p>
          </table:table-cell>
          <table:table-cell office:value-type="float" office:value="12222.2654185699" calcext:value-type="float">
            <text:p>12222.2654185699</text:p>
          </table:table-cell>
          <table:table-cell table:formula="of:=[.A1576]-[.A1575]" office:value-type="float" office:value="0.270199537277222" calcext:value-type="float">
            <text:p>0.270199537277222</text:p>
          </table:table-cell>
        </table:table-row>
        <table:table-row table:style-name="ro1">
          <table:table-cell office:value-type="float" office:value="1573805955.81183" calcext:value-type="float">
            <text:p>1573805955.81183</text:p>
          </table:table-cell>
          <table:table-cell office:value-type="float" office:value="3489.95308980274" calcext:value-type="float">
            <text:p>3489.95308980274</text:p>
          </table:table-cell>
          <table:table-cell table:formula="of:=[.A1577]-[.A1576]" office:value-type="float" office:value="0.387640714645386" calcext:value-type="float">
            <text:p>0.387640714645386</text:p>
          </table:table-cell>
        </table:table-row>
        <table:table-row table:style-name="ro1">
          <table:table-cell office:value-type="float" office:value="1573805956.0501" calcext:value-type="float">
            <text:p>1573805956.0501</text:p>
          </table:table-cell>
          <table:table-cell office:value-type="float" office:value="3490.29555555616" calcext:value-type="float">
            <text:p>3490.29555555616</text:p>
          </table:table-cell>
          <table:table-cell table:formula="of:=[.A1578]-[.A1577]" office:value-type="float" office:value="0.238262176513672" calcext:value-type="float">
            <text:p>0.238262176513672</text:p>
          </table:table-cell>
        </table:table-row>
        <table:table-row table:style-name="ro1">
          <table:table-cell office:value-type="float" office:value="1573805956.28895" calcext:value-type="float">
            <text:p>1573805956.28895</text:p>
          </table:table-cell>
          <table:table-cell office:value-type="float" office:value="3489.49007610411" calcext:value-type="float">
            <text:p>3489.49007610411</text:p>
          </table:table-cell>
          <table:table-cell table:formula="of:=[.A1579]-[.A1578]" office:value-type="float" office:value="0.238853216171265" calcext:value-type="float">
            <text:p>0.238853216171265</text:p>
          </table:table-cell>
        </table:table-row>
        <table:table-row table:style-name="ro1">
          <table:table-cell office:value-type="float" office:value="1573805956.52906" calcext:value-type="float">
            <text:p>1573805956.52906</text:p>
          </table:table-cell>
          <table:table-cell office:value-type="float" office:value="3489.23802130959" calcext:value-type="float">
            <text:p>3489.23802130959</text:p>
          </table:table-cell>
          <table:table-cell table:formula="of:=[.A1580]-[.A1579]" office:value-type="float" office:value="0.240109920501709" calcext:value-type="float">
            <text:p>0.240109920501709</text:p>
          </table:table-cell>
        </table:table-row>
        <table:table-row table:style-name="ro1">
          <table:table-cell office:value-type="float" office:value="1573805956.80053" calcext:value-type="float">
            <text:p>1573805956.80053</text:p>
          </table:table-cell>
          <table:table-cell office:value-type="float" office:value="3489.98048706301" calcext:value-type="float">
            <text:p>3489.98048706301</text:p>
          </table:table-cell>
          <table:table-cell table:formula="of:=[.A1581]-[.A1580]" office:value-type="float" office:value="0.271474361419678" calcext:value-type="float">
            <text:p>0.271474361419678</text:p>
          </table:table-cell>
        </table:table-row>
        <table:table-row table:style-name="ro1">
          <table:table-cell office:value-type="float" office:value="1573805957.07078" calcext:value-type="float">
            <text:p>1573805957.07078</text:p>
          </table:table-cell>
          <table:table-cell office:value-type="float" office:value="3490.02158295342" calcext:value-type="float">
            <text:p>3490.02158295342</text:p>
          </table:table-cell>
          <table:table-cell table:formula="of:=[.A1582]-[.A1581]" office:value-type="float" office:value="0.270251035690308" calcext:value-type="float">
            <text:p>0.270251035690308</text:p>
          </table:table-cell>
        </table:table-row>
        <table:table-row table:style-name="ro1">
          <table:table-cell office:value-type="float" office:value="1573805957.34172" calcext:value-type="float">
            <text:p>1573805957.34172</text:p>
          </table:table-cell>
          <table:table-cell office:value-type="float" office:value="3491.1887062411" calcext:value-type="float">
            <text:p>3491.1887062411</text:p>
          </table:table-cell>
          <table:table-cell table:formula="of:=[.A1583]-[.A1582]" office:value-type="float" office:value="0.270931243896484" calcext:value-type="float">
            <text:p>0.270931243896484</text:p>
          </table:table-cell>
        </table:table-row>
        <table:table-row table:style-name="ro1">
          <table:table-cell office:value-type="float" office:value="1573805957.61147" calcext:value-type="float">
            <text:p>1573805957.61147</text:p>
          </table:table-cell>
          <table:table-cell office:value-type="float" office:value="3490.06815829589" calcext:value-type="float">
            <text:p>3490.06815829589</text:p>
          </table:table-cell>
          <table:table-cell table:formula="of:=[.A1584]-[.A1583]" office:value-type="float" office:value="0.26975679397583" calcext:value-type="float">
            <text:p>0.26975679397583</text:p>
          </table:table-cell>
        </table:table-row>
        <table:table-row table:style-name="ro1">
          <table:table-cell office:value-type="float" office:value="1573805957.88153" calcext:value-type="float">
            <text:p>1573805957.88153</text:p>
          </table:table-cell>
          <table:table-cell office:value-type="float" office:value="3491.50651446027" calcext:value-type="float">
            <text:p>3491.50651446027</text:p>
          </table:table-cell>
          <table:table-cell table:formula="of:=[.A1585]-[.A1584]" office:value-type="float" office:value="0.270055532455444" calcext:value-type="float">
            <text:p>0.270055532455444</text:p>
          </table:table-cell>
        </table:table-row>
        <table:table-row table:style-name="ro1">
          <table:table-cell office:value-type="float" office:value="1573805958.15192" calcext:value-type="float">
            <text:p>1573805958.15192</text:p>
          </table:table-cell>
          <table:table-cell office:value-type="float" office:value="3490.37500761096" calcext:value-type="float">
            <text:p>3490.37500761096</text:p>
          </table:table-cell>
          <table:table-cell table:formula="of:=[.A1586]-[.A1585]" office:value-type="float" office:value="0.270387649536133" calcext:value-type="float">
            <text:p>0.270387649536133</text:p>
          </table:table-cell>
        </table:table-row>
        <table:table-row table:style-name="ro1">
          <table:table-cell office:value-type="float" office:value="1573805958.42267" calcext:value-type="float">
            <text:p>1573805958.42267</text:p>
          </table:table-cell>
          <table:table-cell office:value-type="float" office:value="3491.6489802137" calcext:value-type="float">
            <text:p>3491.6489802137</text:p>
          </table:table-cell>
          <table:table-cell table:formula="of:=[.A1587]-[.A1586]" office:value-type="float" office:value="0.270757436752319" calcext:value-type="float">
            <text:p>0.270757436752319</text:p>
          </table:table-cell>
        </table:table-row>
        <table:table-row table:style-name="ro1">
          <table:table-cell office:value-type="float" office:value="1573805958.69365" calcext:value-type="float">
            <text:p>1573805958.69365</text:p>
          </table:table-cell>
          <table:table-cell office:value-type="float" office:value="3491.49007610411" calcext:value-type="float">
            <text:p>3491.49007610411</text:p>
          </table:table-cell>
          <table:table-cell table:formula="of:=[.A1588]-[.A1587]" office:value-type="float" office:value="0.270979881286621" calcext:value-type="float">
            <text:p>0.270979881286621</text:p>
          </table:table-cell>
        </table:table-row>
        <table:table-row table:style-name="ro1">
          <table:table-cell office:value-type="float" office:value="1573805958.96379" calcext:value-type="float">
            <text:p>1573805958.96379</text:p>
          </table:table-cell>
          <table:table-cell office:value-type="float" office:value="3491.47089802192" calcext:value-type="float">
            <text:p>3491.47089802192</text:p>
          </table:table-cell>
          <table:table-cell table:formula="of:=[.A1589]-[.A1588]" office:value-type="float" office:value="0.270136117935181" calcext:value-type="float">
            <text:p>0.270136117935181</text:p>
          </table:table-cell>
        </table:table-row>
        <table:table-row table:style-name="ro1">
          <table:table-cell office:value-type="float" office:value="1573805959.23391" calcext:value-type="float">
            <text:p>1573805959.23391</text:p>
          </table:table-cell>
          <table:table-cell office:value-type="float" office:value="3492.06815829589" calcext:value-type="float">
            <text:p>3492.06815829589</text:p>
          </table:table-cell>
          <table:table-cell table:formula="of:=[.A1590]-[.A1589]" office:value-type="float" office:value="0.270122766494751" calcext:value-type="float">
            <text:p>0.270122766494751</text:p>
          </table:table-cell>
        </table:table-row>
        <table:table-row table:style-name="ro1">
          <table:table-cell office:value-type="float" office:value="1573805959.50413" calcext:value-type="float">
            <text:p>1573805959.50413</text:p>
          </table:table-cell>
          <table:table-cell office:value-type="float" office:value="3491.5695281589" calcext:value-type="float">
            <text:p>3491.5695281589</text:p>
          </table:table-cell>
          <table:table-cell table:formula="of:=[.A1591]-[.A1590]" office:value-type="float" office:value="0.270217180252075" calcext:value-type="float">
            <text:p>0.270217180252075</text:p>
          </table:table-cell>
        </table:table-row>
        <table:table-row table:style-name="ro1">
          <table:table-cell office:value-type="float" office:value="1573805959.77394" calcext:value-type="float">
            <text:p>1573805959.77394</text:p>
          </table:table-cell>
          <table:table-cell office:value-type="float" office:value="3490.90103500822" calcext:value-type="float">
            <text:p>3490.90103500822</text:p>
          </table:table-cell>
          <table:table-cell table:formula="of:=[.A1592]-[.A1591]" office:value-type="float" office:value="0.26981258392334" calcext:value-type="float">
            <text:p>0.26981258392334</text:p>
          </table:table-cell>
        </table:table-row>
        <table:table-row table:style-name="ro1">
          <table:table-cell office:value-type="float" office:value="1573805960.0437" calcext:value-type="float">
            <text:p>1573805960.0437</text:p>
          </table:table-cell>
          <table:table-cell office:value-type="float" office:value="3491.09555555616" calcext:value-type="float">
            <text:p>3491.09555555616</text:p>
          </table:table-cell>
          <table:table-cell table:formula="of:=[.A1593]-[.A1592]" office:value-type="float" office:value="0.269754886627197" calcext:value-type="float">
            <text:p>0.269754886627197</text:p>
          </table:table-cell>
        </table:table-row>
        <table:table-row table:style-name="ro1">
          <table:table-cell office:value-type="float" office:value="1573805960.31361" calcext:value-type="float">
            <text:p>1573805960.31361</text:p>
          </table:table-cell>
          <table:table-cell office:value-type="float" office:value="3475.23254185753" calcext:value-type="float">
            <text:p>3475.23254185753</text:p>
          </table:table-cell>
          <table:table-cell table:formula="of:=[.A1594]-[.A1593]" office:value-type="float" office:value="0.269914865493774" calcext:value-type="float">
            <text:p>0.269914865493774</text:p>
          </table:table-cell>
        </table:table-row>
        <table:table-row table:style-name="ro1">
          <table:table-cell office:value-type="float" office:value="1573805960.5838" calcext:value-type="float">
            <text:p>1573805960.5838</text:p>
          </table:table-cell>
          <table:table-cell office:value-type="float" office:value="3414.28459665205" calcext:value-type="float">
            <text:p>3414.28459665205</text:p>
          </table:table-cell>
          <table:table-cell table:formula="of:=[.A1595]-[.A1594]" office:value-type="float" office:value="0.270190715789795" calcext:value-type="float">
            <text:p>0.270190715789795</text:p>
          </table:table-cell>
        </table:table-row>
        <table:table-row table:style-name="ro1">
          <table:table-cell office:value-type="float" office:value="1573805960.85398" calcext:value-type="float">
            <text:p>1573805960.85398</text:p>
          </table:table-cell>
          <table:table-cell office:value-type="float" office:value="3443.81062404931" calcext:value-type="float">
            <text:p>3443.81062404931</text:p>
          </table:table-cell>
          <table:table-cell table:formula="of:=[.A1596]-[.A1595]" office:value-type="float" office:value="0.270179986953735" calcext:value-type="float">
            <text:p>0.270179986953735</text:p>
          </table:table-cell>
        </table:table-row>
        <table:table-row table:style-name="ro1">
          <table:table-cell office:value-type="float" office:value="1573805961.12394" calcext:value-type="float">
            <text:p>1573805961.12394</text:p>
          </table:table-cell>
          <table:table-cell office:value-type="float" office:value="3234.64076103562" calcext:value-type="float">
            <text:p>3234.64076103562</text:p>
          </table:table-cell>
          <table:table-cell table:formula="of:=[.A1597]-[.A1596]" office:value-type="float" office:value="0.269955396652222" calcext:value-type="float">
            <text:p>0.269955396652222</text:p>
          </table:table-cell>
        </table:table-row>
        <table:table-row table:style-name="ro1">
          <table:table-cell office:value-type="float" office:value="1573805961.39485" calcext:value-type="float">
            <text:p>1573805961.39485</text:p>
          </table:table-cell>
          <table:table-cell office:value-type="float" office:value="28.4352815835615" calcext:value-type="float">
            <text:p>28.4352815835615</text:p>
          </table:table-cell>
          <table:table-cell table:formula="of:=[.A1598]-[.A1597]" office:value-type="float" office:value="0.270917654037476" calcext:value-type="float">
            <text:p>0.270917654037476</text:p>
          </table:table-cell>
        </table:table-row>
        <table:table-row table:style-name="ro1">
          <table:table-cell office:value-type="float" office:value="1573805961.66274" calcext:value-type="float">
            <text:p>1573805961.66274</text:p>
          </table:table-cell>
          <table:table-cell office:value-type="float" office:value="26.1804870630135" calcext:value-type="float">
            <text:p>26.1804870630135</text:p>
          </table:table-cell>
          <table:table-cell table:formula="of:=[.A1599]-[.A1598]" office:value-type="float" office:value="0.267886638641357" calcext:value-type="float">
            <text:p>0.267886638641357</text:p>
          </table:table-cell>
        </table:table-row>
        <table:table-row table:style-name="ro1">
          <table:table-cell office:value-type="float" office:value="1573805961.9315" calcext:value-type="float">
            <text:p>1573805961.9315</text:p>
          </table:table-cell>
          <table:table-cell office:value-type="float" office:value="25.6818569260272" calcext:value-type="float">
            <text:p>25.6818569260272</text:p>
          </table:table-cell>
          <table:table-cell table:formula="of:=[.A1600]-[.A1599]" office:value-type="float" office:value="0.268759727478027" calcext:value-type="float">
            <text:p>0.268759727478027</text:p>
          </table:table-cell>
        </table:table-row>
        <table:table-row table:style-name="ro1">
          <table:table-cell office:value-type="float" office:value="1573805962.20053" calcext:value-type="float">
            <text:p>1573805962.20053</text:p>
          </table:table-cell>
          <table:table-cell office:value-type="float" office:value="23.7366514465752" calcext:value-type="float">
            <text:p>23.7366514465752</text:p>
          </table:table-cell>
          <table:table-cell table:formula="of:=[.A1601]-[.A1600]" office:value-type="float" office:value="0.269031524658203" calcext:value-type="float">
            <text:p>0.269031524658203</text:p>
          </table:table-cell>
        </table:table-row>
        <table:table-row table:style-name="ro1">
          <table:table-cell office:value-type="float" office:value="1573805962.46915" calcext:value-type="float">
            <text:p>1573805962.46915</text:p>
          </table:table-cell>
          <table:table-cell office:value-type="float" office:value="25.8078843232875" calcext:value-type="float">
            <text:p>25.8078843232875</text:p>
          </table:table-cell>
          <table:table-cell table:formula="of:=[.A1602]-[.A1601]" office:value-type="float" office:value="0.268619298934937" calcext:value-type="float">
            <text:p>0.268619298934937</text:p>
          </table:table-cell>
        </table:table-row>
        <table:table-row table:style-name="ro1">
          <table:table-cell office:value-type="float" office:value="1573805962.73879" calcext:value-type="float">
            <text:p>1573805962.73879</text:p>
          </table:table-cell>
          <table:table-cell office:value-type="float" office:value="26.7667884328765" calcext:value-type="float">
            <text:p>26.7667884328765</text:p>
          </table:table-cell>
          <table:table-cell table:formula="of:=[.A1603]-[.A1602]" office:value-type="float" office:value="0.269635915756226" calcext:value-type="float">
            <text:p>0.269635915756226</text:p>
          </table:table-cell>
        </table:table-row>
        <table:table-row table:style-name="ro1">
          <table:table-cell office:value-type="float" office:value="1573805963.00797" calcext:value-type="float">
            <text:p>1573805963.00797</text:p>
          </table:table-cell>
          <table:table-cell office:value-type="float" office:value="26.0298021315067" calcext:value-type="float">
            <text:p>26.0298021315067</text:p>
          </table:table-cell>
          <table:table-cell table:formula="of:=[.A1604]-[.A1603]" office:value-type="float" office:value="0.269185304641724" calcext:value-type="float">
            <text:p>0.269185304641724</text:p>
          </table:table-cell>
        </table:table-row>
        <table:table-row table:style-name="ro1">
          <table:table-cell office:value-type="float" office:value="1573805963.2768" calcext:value-type="float">
            <text:p>1573805963.2768</text:p>
          </table:table-cell>
          <table:table-cell office:value-type="float" office:value="26.4626788438354" calcext:value-type="float">
            <text:p>26.4626788438354</text:p>
          </table:table-cell>
          <table:table-cell table:formula="of:=[.A1605]-[.A1604]" office:value-type="float" office:value="0.268831253051758" calcext:value-type="float">
            <text:p>0.268831253051758</text:p>
          </table:table-cell>
        </table:table-row>
        <table:table-row table:style-name="ro1">
          <table:table-cell office:value-type="float" office:value="1573805963.5458" calcext:value-type="float">
            <text:p>1573805963.5458</text:p>
          </table:table-cell>
          <table:table-cell office:value-type="float" office:value="24.6626788438354" calcext:value-type="float">
            <text:p>24.6626788438354</text:p>
          </table:table-cell>
          <table:table-cell table:formula="of:=[.A1606]-[.A1605]" office:value-type="float" office:value="0.268995046615601" calcext:value-type="float">
            <text:p>0.268995046615601</text:p>
          </table:table-cell>
        </table:table-row>
        <table:table-row table:style-name="ro1">
          <table:table-cell office:value-type="float" office:value="1573805963.81464" calcext:value-type="float">
            <text:p>1573805963.81464</text:p>
          </table:table-cell>
          <table:table-cell office:value-type="float" office:value="26.2298021315067" calcext:value-type="float">
            <text:p>26.2298021315067</text:p>
          </table:table-cell>
          <table:table-cell table:formula="of:=[.A1607]-[.A1606]" office:value-type="float" office:value="0.268844127655029" calcext:value-type="float">
            <text:p>0.268844127655029</text:p>
          </table:table-cell>
        </table:table-row>
        <table:table-row table:style-name="ro1">
          <table:table-cell office:value-type="float" office:value="1573805964.08303" calcext:value-type="float">
            <text:p>1573805964.08303</text:p>
          </table:table-cell>
          <table:table-cell office:value-type="float" office:value="27.2517199397259" calcext:value-type="float">
            <text:p>27.2517199397259</text:p>
          </table:table-cell>
          <table:table-cell table:formula="of:=[.A1608]-[.A1607]" office:value-type="float" office:value="0.268387317657471" calcext:value-type="float">
            <text:p>0.268387317657471</text:p>
          </table:table-cell>
        </table:table-row>
        <table:table-row table:style-name="ro1">
          <table:table-cell office:value-type="float" office:value="1573805964.35194" calcext:value-type="float">
            <text:p>1573805964.35194</text:p>
          </table:table-cell>
          <table:table-cell office:value-type="float" office:value="26.9613089808217" calcext:value-type="float">
            <text:p>26.9613089808217</text:p>
          </table:table-cell>
          <table:table-cell table:formula="of:=[.A1609]-[.A1608]" office:value-type="float" office:value="0.268909692764282" calcext:value-type="float">
            <text:p>0.268909692764282</text:p>
          </table:table-cell>
        </table:table-row>
        <table:table-row table:style-name="ro1">
          <table:table-cell office:value-type="float" office:value="1573805964.62062" calcext:value-type="float">
            <text:p>1573805964.62062</text:p>
          </table:table-cell>
          <table:table-cell office:value-type="float" office:value="25.2955555561642" calcext:value-type="float">
            <text:p>25.2955555561642</text:p>
          </table:table-cell>
          <table:table-cell table:formula="of:=[.A1610]-[.A1609]" office:value-type="float" office:value="0.268681526184082" calcext:value-type="float">
            <text:p>0.268681526184082</text:p>
          </table:table-cell>
        </table:table-row>
        <table:table-row table:style-name="ro1">
          <table:table-cell office:value-type="float" office:value="1573805964.88977" calcext:value-type="float">
            <text:p>1573805964.88977</text:p>
          </table:table-cell>
          <table:table-cell office:value-type="float" office:value="27.7366514465752" calcext:value-type="float">
            <text:p>27.7366514465752</text:p>
          </table:table-cell>
          <table:table-cell table:formula="of:=[.A1611]-[.A1610]" office:value-type="float" office:value="0.269150733947754" calcext:value-type="float">
            <text:p>0.269150733947754</text:p>
          </table:table-cell>
        </table:table-row>
        <table:table-row table:style-name="ro1">
          <table:table-cell office:value-type="float" office:value="1573805965.15834" calcext:value-type="float">
            <text:p>1573805965.15834</text:p>
          </table:table-cell>
          <table:table-cell office:value-type="float" office:value="24.8544596657532" calcext:value-type="float">
            <text:p>24.8544596657532</text:p>
          </table:table-cell>
          <table:table-cell table:formula="of:=[.A1612]-[.A1611]" office:value-type="float" office:value="0.268564224243164" calcext:value-type="float">
            <text:p>0.268564224243164</text:p>
          </table:table-cell>
        </table:table-row>
        <table:table-row table:style-name="ro1">
          <table:table-cell office:value-type="float" office:value="1573805965.42666" calcext:value-type="float">
            <text:p>1573805965.42666</text:p>
          </table:table-cell>
          <table:table-cell office:value-type="float" office:value="25.5941856931505" calcext:value-type="float">
            <text:p>25.5941856931505</text:p>
          </table:table-cell>
          <table:table-cell table:formula="of:=[.A1613]-[.A1612]" office:value-type="float" office:value="0.268318653106689" calcext:value-type="float">
            <text:p>0.268318653106689</text:p>
          </table:table-cell>
        </table:table-row>
        <table:table-row table:style-name="ro1">
          <table:table-cell office:value-type="float" office:value="1573805965.69609" calcext:value-type="float">
            <text:p>1573805965.69609</text:p>
          </table:table-cell>
          <table:table-cell office:value-type="float" office:value="28.2681582958902" calcext:value-type="float">
            <text:p>28.2681582958902</text:p>
          </table:table-cell>
          <table:table-cell table:formula="of:=[.A1614]-[.A1613]" office:value-type="float" office:value="0.269433259963989" calcext:value-type="float">
            <text:p>0.269433259963989</text:p>
          </table:table-cell>
        </table:table-row>
        <table:table-row table:style-name="ro1">
          <table:table-cell office:value-type="float" office:value="1573805965.96519" calcext:value-type="float">
            <text:p>1573805965.96519</text:p>
          </table:table-cell>
          <table:table-cell office:value-type="float" office:value="26.2106240493149" calcext:value-type="float">
            <text:p>26.2106240493149</text:p>
          </table:table-cell>
          <table:table-cell table:formula="of:=[.A1615]-[.A1614]" office:value-type="float" office:value="0.269104480743408" calcext:value-type="float">
            <text:p>0.269104480743408</text:p>
          </table:table-cell>
        </table:table-row>
        <table:table-row table:style-name="ro1">
          <table:table-cell office:value-type="float" office:value="1573805966.23472" calcext:value-type="float">
            <text:p>1573805966.23472</text:p>
          </table:table-cell>
          <table:table-cell office:value-type="float" office:value="-3518.8304718411" calcext:value-type="float">
            <text:p>-3518.8304718411</text:p>
          </table:table-cell>
          <table:table-cell table:formula="of:=[.A1616]-[.A1615]" office:value-type="float" office:value="0.269527196884155" calcext:value-type="float">
            <text:p>0.269527196884155</text:p>
          </table:table-cell>
        </table:table-row>
        <table:table-row table:style-name="ro1">
          <table:table-cell office:value-type="float" office:value="1573805966.50503" calcext:value-type="float">
            <text:p>1573805966.50503</text:p>
          </table:table-cell>
          <table:table-cell office:value-type="float" office:value="26.2654185698628" calcext:value-type="float">
            <text:p>26.2654185698628</text:p>
          </table:table-cell>
          <table:table-cell table:formula="of:=[.A1617]-[.A1616]" office:value-type="float" office:value="0.270309925079346" calcext:value-type="float">
            <text:p>0.270309925079346</text:p>
          </table:table-cell>
        </table:table-row>
        <table:table-row table:style-name="ro1">
          <table:table-cell office:value-type="float" office:value="1573805966.77422" calcext:value-type="float">
            <text:p>1573805966.77422</text:p>
          </table:table-cell>
          <table:table-cell office:value-type="float" office:value="26.7859665150683" calcext:value-type="float">
            <text:p>26.7859665150683</text:p>
          </table:table-cell>
          <table:table-cell table:formula="of:=[.A1618]-[.A1617]" office:value-type="float" office:value="0.269188165664673" calcext:value-type="float">
            <text:p>0.269188165664673</text:p>
          </table:table-cell>
        </table:table-row>
        <table:table-row table:style-name="ro1">
          <table:table-cell office:value-type="float" office:value="1573805967.04368" calcext:value-type="float">
            <text:p>1573805967.04368</text:p>
          </table:table-cell>
          <table:table-cell office:value-type="float" office:value="24.5174733643834" calcext:value-type="float">
            <text:p>24.5174733643834</text:p>
          </table:table-cell>
          <table:table-cell table:formula="of:=[.A1619]-[.A1618]" office:value-type="float" office:value="0.269462823867798" calcext:value-type="float">
            <text:p>0.269462823867798</text:p>
          </table:table-cell>
        </table:table-row>
        <table:table-row table:style-name="ro1">
          <table:table-cell office:value-type="float" office:value="1573805967.31266" calcext:value-type="float">
            <text:p>1573805967.31266</text:p>
          </table:table-cell>
          <table:table-cell office:value-type="float" office:value="25.4380213095889" calcext:value-type="float">
            <text:p>25.4380213095889</text:p>
          </table:table-cell>
          <table:table-cell table:formula="of:=[.A1620]-[.A1619]" office:value-type="float" office:value="0.268974542617798" calcext:value-type="float">
            <text:p>0.268974542617798</text:p>
          </table:table-cell>
        </table:table-row>
        <table:table-row table:style-name="ro1">
          <table:table-cell office:value-type="float" office:value="1573805967.58161" calcext:value-type="float">
            <text:p>1573805967.58161</text:p>
          </table:table-cell>
          <table:table-cell office:value-type="float" office:value="26.2078843232875" calcext:value-type="float">
            <text:p>26.2078843232875</text:p>
          </table:table-cell>
          <table:table-cell table:formula="of:=[.A1621]-[.A1620]" office:value-type="float" office:value="0.268950700759888" calcext:value-type="float">
            <text:p>0.268950700759888</text:p>
          </table:table-cell>
        </table:table-row>
        <table:table-row table:style-name="ro1">
          <table:table-cell office:value-type="float" office:value="1573805967.85081" calcext:value-type="float">
            <text:p>1573805967.85081</text:p>
          </table:table-cell>
          <table:table-cell office:value-type="float" office:value="26.714733638356" calcext:value-type="float">
            <text:p>26.714733638356</text:p>
          </table:table-cell>
          <table:table-cell table:formula="of:=[.A1622]-[.A1621]" office:value-type="float" office:value="0.269200801849365" calcext:value-type="float">
            <text:p>0.269200801849365</text:p>
          </table:table-cell>
        </table:table-row>
        <table:table-row table:style-name="ro1">
          <table:table-cell office:value-type="float" office:value="1573805968.25793" calcext:value-type="float">
            <text:p>1573805968.25793</text:p>
          </table:table-cell>
          <table:table-cell office:value-type="float" office:value="21.7695281589039" calcext:value-type="float">
            <text:p>21.7695281589039</text:p>
          </table:table-cell>
          <table:table-cell table:formula="of:=[.A1623]-[.A1622]" office:value-type="float" office:value="0.40711784362793" calcext:value-type="float">
            <text:p>0.40711784362793</text:p>
          </table:table-cell>
        </table:table-row>
        <table:table-row table:style-name="ro1">
          <table:table-cell office:value-type="float" office:value="1573805968.49575" calcext:value-type="float">
            <text:p>1573805968.49575</text:p>
          </table:table-cell>
          <table:table-cell office:value-type="float" office:value="24.4626788438354" calcext:value-type="float">
            <text:p>24.4626788438354</text:p>
          </table:table-cell>
          <table:table-cell table:formula="of:=[.A1624]-[.A1623]" office:value-type="float" office:value="0.237819910049438" calcext:value-type="float">
            <text:p>0.237819910049438</text:p>
          </table:table-cell>
        </table:table-row>
        <table:table-row table:style-name="ro1">
          <table:table-cell office:value-type="float" office:value="1573805968.73463" calcext:value-type="float">
            <text:p>1573805968.73463</text:p>
          </table:table-cell>
          <table:table-cell office:value-type="float" office:value="22.8900761041094" calcext:value-type="float">
            <text:p>22.8900761041094</text:p>
          </table:table-cell>
          <table:table-cell table:formula="of:=[.A1625]-[.A1624]" office:value-type="float" office:value="0.23888635635376" calcext:value-type="float">
            <text:p>0.23888635635376</text:p>
          </table:table-cell>
        </table:table-row>
        <table:table-row table:style-name="ro1">
          <table:table-cell office:value-type="float" office:value="1573805969.00375" calcext:value-type="float">
            <text:p>1573805969.00375</text:p>
          </table:table-cell>
          <table:table-cell office:value-type="float" office:value="26.0078843232875" calcext:value-type="float">
            <text:p>26.0078843232875</text:p>
          </table:table-cell>
          <table:table-cell table:formula="of:=[.A1626]-[.A1625]" office:value-type="float" office:value="0.269119262695312" calcext:value-type="float">
            <text:p>0.269119262695312</text:p>
          </table:table-cell>
        </table:table-row>
        <table:table-row table:style-name="ro1">
          <table:table-cell office:value-type="float" office:value="1573805969.39191" calcext:value-type="float">
            <text:p>1573805969.39191</text:p>
          </table:table-cell>
          <table:table-cell office:value-type="float" office:value="25.1065144602738" calcext:value-type="float">
            <text:p>25.1065144602738</text:p>
          </table:table-cell>
          <table:table-cell table:formula="of:=[.A1627]-[.A1626]" office:value-type="float" office:value="0.388159275054932" calcext:value-type="float">
            <text:p>0.388159275054932</text:p>
          </table:table-cell>
        </table:table-row>
        <table:table-row table:style-name="ro1">
          <table:table-cell office:value-type="float" office:value="1573805969.6298" calcext:value-type="float">
            <text:p>1573805969.6298</text:p>
          </table:table-cell>
          <table:table-cell office:value-type="float" office:value="21.6955555561642" calcext:value-type="float">
            <text:p>21.6955555561642</text:p>
          </table:table-cell>
          <table:table-cell table:formula="of:=[.A1628]-[.A1627]" office:value-type="float" office:value="0.237889051437378" calcext:value-type="float">
            <text:p>0.237889051437378</text:p>
          </table:table-cell>
        </table:table-row>
        <table:table-row table:style-name="ro1">
          <table:table-cell office:value-type="float" office:value="1573805969.86773" calcext:value-type="float">
            <text:p>1573805969.86773</text:p>
          </table:table-cell>
          <table:table-cell office:value-type="float" office:value="24.1065144602738" calcext:value-type="float">
            <text:p>24.1065144602738</text:p>
          </table:table-cell>
          <table:table-cell table:formula="of:=[.A1629]-[.A1628]" office:value-type="float" office:value="0.237930059432983" calcext:value-type="float">
            <text:p>0.237930059432983</text:p>
          </table:table-cell>
        </table:table-row>
        <table:table-row table:style-name="ro1">
          <table:table-cell office:value-type="float" office:value="1573805970.10697" calcext:value-type="float">
            <text:p>1573805970.10697</text:p>
          </table:table-cell>
          <table:table-cell office:value-type="float" office:value="25.1339117205478" calcext:value-type="float">
            <text:p>25.1339117205478</text:p>
          </table:table-cell>
          <table:table-cell table:formula="of:=[.A1630]-[.A1629]" office:value-type="float" office:value="0.23923921585083" calcext:value-type="float">
            <text:p>0.23923921585083</text:p>
          </table:table-cell>
        </table:table-row>
        <table:table-row table:style-name="ro1">
          <table:table-cell office:value-type="float" office:value="1573805970.37606" calcext:value-type="float">
            <text:p>1573805970.37606</text:p>
          </table:table-cell>
          <table:table-cell office:value-type="float" office:value="25.0407610356163" calcext:value-type="float">
            <text:p>25.0407610356163</text:p>
          </table:table-cell>
          <table:table-cell table:formula="of:=[.A1631]-[.A1630]" office:value-type="float" office:value="0.269086599349976" calcext:value-type="float">
            <text:p>0.269086599349976</text:p>
          </table:table-cell>
        </table:table-row>
        <table:table-row table:style-name="ro1">
          <table:table-cell office:value-type="float" office:value="1573805970.64546" calcext:value-type="float">
            <text:p>1573805970.64546</text:p>
          </table:table-cell>
          <table:table-cell office:value-type="float" office:value="26.659939117808" calcext:value-type="float">
            <text:p>26.659939117808</text:p>
          </table:table-cell>
          <table:table-cell table:formula="of:=[.A1632]-[.A1631]" office:value-type="float" office:value="0.269405603408813" calcext:value-type="float">
            <text:p>0.269405603408813</text:p>
          </table:table-cell>
        </table:table-row>
        <table:table-row table:style-name="ro1">
          <table:table-cell office:value-type="float" office:value="1573805970.91337" calcext:value-type="float">
            <text:p>1573805970.91337</text:p>
          </table:table-cell>
          <table:table-cell office:value-type="float" office:value="25.6955555561642" calcext:value-type="float">
            <text:p>25.6955555561642</text:p>
          </table:table-cell>
          <table:table-cell table:formula="of:=[.A1633]-[.A1632]" office:value-type="float" office:value="0.267911195755005" calcext:value-type="float">
            <text:p>0.267911195755005</text:p>
          </table:table-cell>
        </table:table-row>
        <table:table-row table:style-name="ro1">
          <table:table-cell office:value-type="float" office:value="1573805971.18176" calcext:value-type="float">
            <text:p>1573805971.18176</text:p>
          </table:table-cell>
          <table:table-cell office:value-type="float" office:value="22.8078843232875" calcext:value-type="float">
            <text:p>22.8078843232875</text:p>
          </table:table-cell>
          <table:table-cell table:formula="of:=[.A1634]-[.A1633]" office:value-type="float" office:value="0.268391132354736" calcext:value-type="float">
            <text:p>0.268391132354736</text:p>
          </table:table-cell>
        </table:table-row>
        <table:table-row table:style-name="ro1">
          <table:table-cell office:value-type="float" office:value="1573805971.45087" calcext:value-type="float">
            <text:p>1573805971.45087</text:p>
          </table:table-cell>
          <table:table-cell office:value-type="float" office:value="26.3969254191779" calcext:value-type="float">
            <text:p>26.3969254191779</text:p>
          </table:table-cell>
          <table:table-cell table:formula="of:=[.A1635]-[.A1634]" office:value-type="float" office:value="0.269109964370728" calcext:value-type="float">
            <text:p>0.269109964370728</text:p>
          </table:table-cell>
        </table:table-row>
        <table:table-row table:style-name="ro1">
          <table:table-cell office:value-type="float" office:value="1573805971.71993" calcext:value-type="float">
            <text:p>1573805971.71993</text:p>
          </table:table-cell>
          <table:table-cell office:value-type="float" office:value="25.1476103506848" calcext:value-type="float">
            <text:p>25.1476103506848</text:p>
          </table:table-cell>
          <table:table-cell table:formula="of:=[.A1636]-[.A1635]" office:value-type="float" office:value="0.269055604934692" calcext:value-type="float">
            <text:p>0.269055604934692</text:p>
          </table:table-cell>
        </table:table-row>
        <table:table-row table:style-name="ro1">
          <table:table-cell office:value-type="float" office:value="1573805971.98877" calcext:value-type="float">
            <text:p>1573805971.98877</text:p>
          </table:table-cell>
          <table:table-cell office:value-type="float" office:value="26.9941856931505" calcext:value-type="float">
            <text:p>26.9941856931505</text:p>
          </table:table-cell>
          <table:table-cell table:formula="of:=[.A1637]-[.A1636]" office:value-type="float" office:value="0.26884126663208" calcext:value-type="float">
            <text:p>0.26884126663208</text:p>
          </table:table-cell>
        </table:table-row>
        <table:table-row table:style-name="ro1">
          <table:table-cell office:value-type="float" office:value="1573805972.25651" calcext:value-type="float">
            <text:p>1573805972.25651</text:p>
          </table:table-cell>
          <table:table-cell office:value-type="float" office:value="24.3640487068491" calcext:value-type="float">
            <text:p>24.3640487068491</text:p>
          </table:table-cell>
          <table:table-cell table:formula="of:=[.A1638]-[.A1637]" office:value-type="float" office:value="0.267744779586792" calcext:value-type="float">
            <text:p>0.267744779586792</text:p>
          </table:table-cell>
        </table:table-row>
        <table:table-row table:style-name="ro1">
          <table:table-cell office:value-type="float" office:value="1573805972.52486" calcext:value-type="float">
            <text:p>1573805972.52486</text:p>
          </table:table-cell>
          <table:table-cell office:value-type="float" office:value="27.1969254191779" calcext:value-type="float">
            <text:p>27.1969254191779</text:p>
          </table:table-cell>
          <table:table-cell table:formula="of:=[.A1639]-[.A1638]" office:value-type="float" office:value="0.268341779708862" calcext:value-type="float">
            <text:p>0.268341779708862</text:p>
          </table:table-cell>
        </table:table-row>
        <table:table-row table:style-name="ro1">
          <table:table-cell office:value-type="float" office:value="1573805972.79177" calcext:value-type="float">
            <text:p>1573805972.79177</text:p>
          </table:table-cell>
          <table:table-cell office:value-type="float" office:value="26.34213089863" calcext:value-type="float">
            <text:p>26.34213089863</text:p>
          </table:table-cell>
          <table:table-cell table:formula="of:=[.A1640]-[.A1639]" office:value-type="float" office:value="0.266915798187256" calcext:value-type="float">
            <text:p>0.266915798187256</text:p>
          </table:table-cell>
        </table:table-row>
        <table:table-row table:style-name="ro1">
          <table:table-cell office:value-type="float" office:value="1573805973.06064" calcext:value-type="float">
            <text:p>1573805973.06064</text:p>
          </table:table-cell>
          <table:table-cell office:value-type="float" office:value="25.2188432273971" calcext:value-type="float">
            <text:p>25.2188432273971</text:p>
          </table:table-cell>
          <table:table-cell table:formula="of:=[.A1641]-[.A1640]" office:value-type="float" office:value="0.268871545791626" calcext:value-type="float">
            <text:p>0.268871545791626</text:p>
          </table:table-cell>
        </table:table-row>
        <table:table-row table:style-name="ro1">
          <table:table-cell office:value-type="float" office:value="1573805973.32899" calcext:value-type="float">
            <text:p>1573805973.32899</text:p>
          </table:table-cell>
          <table:table-cell office:value-type="float" office:value="25.9065144602738" calcext:value-type="float">
            <text:p>25.9065144602738</text:p>
          </table:table-cell>
          <table:table-cell table:formula="of:=[.A1642]-[.A1641]" office:value-type="float" office:value="0.268344163894653" calcext:value-type="float">
            <text:p>0.268344163894653</text:p>
          </table:table-cell>
        </table:table-row>
        <table:table-row table:style-name="ro1">
          <table:table-cell office:value-type="float" office:value="1573805973.59866" calcext:value-type="float">
            <text:p>1573805973.59866</text:p>
          </table:table-cell>
          <table:table-cell office:value-type="float" office:value="25.5859665150683" calcext:value-type="float">
            <text:p>25.5859665150683</text:p>
          </table:table-cell>
          <table:table-cell table:formula="of:=[.A1643]-[.A1642]" office:value-type="float" office:value="0.269672393798828" calcext:value-type="float">
            <text:p>0.269672393798828</text:p>
          </table:table-cell>
        </table:table-row>
        <table:table-row table:style-name="ro1">
          <table:table-cell office:value-type="float" office:value="1573805973.86635" calcext:value-type="float">
            <text:p>1573805973.86635</text:p>
          </table:table-cell>
          <table:table-cell office:value-type="float" office:value="25.9366514465752" calcext:value-type="float">
            <text:p>25.9366514465752</text:p>
          </table:table-cell>
          <table:table-cell table:formula="of:=[.A1644]-[.A1643]" office:value-type="float" office:value="0.267692565917969" calcext:value-type="float">
            <text:p>0.267692565917969</text:p>
          </table:table-cell>
        </table:table-row>
        <table:table-row table:style-name="ro1">
          <table:table-cell office:value-type="float" office:value="1573805974.13483" calcext:value-type="float">
            <text:p>1573805974.13483</text:p>
          </table:table-cell>
          <table:table-cell office:value-type="float" office:value="24.459939117808" calcext:value-type="float">
            <text:p>24.459939117808</text:p>
          </table:table-cell>
          <table:table-cell table:formula="of:=[.A1645]-[.A1644]" office:value-type="float" office:value="0.268480539321899" calcext:value-type="float">
            <text:p>0.268480539321899</text:p>
          </table:table-cell>
        </table:table-row>
        <table:table-row table:style-name="ro1">
          <table:table-cell office:value-type="float" office:value="1573805974.40333" calcext:value-type="float">
            <text:p>1573805974.40333</text:p>
          </table:table-cell>
          <table:table-cell office:value-type="float" office:value="23.7722678849313" calcext:value-type="float">
            <text:p>23.7722678849313</text:p>
          </table:table-cell>
          <table:table-cell table:formula="of:=[.A1646]-[.A1645]" office:value-type="float" office:value="0.268491744995117" calcext:value-type="float">
            <text:p>0.268491744995117</text:p>
          </table:table-cell>
        </table:table-row>
        <table:table-row table:style-name="ro1">
          <table:table-cell office:value-type="float" office:value="1573805974.67303" calcext:value-type="float">
            <text:p>1573805974.67303</text:p>
          </table:table-cell>
          <table:table-cell office:value-type="float" office:value="26.3119939123286" calcext:value-type="float">
            <text:p>26.3119939123286</text:p>
          </table:table-cell>
          <table:table-cell table:formula="of:=[.A1647]-[.A1646]" office:value-type="float" office:value="0.269709348678589" calcext:value-type="float">
            <text:p>0.269709348678589</text:p>
          </table:table-cell>
        </table:table-row>
        <table:table-row table:style-name="ro1">
          <table:table-cell office:value-type="float" office:value="1573805974.94088" calcext:value-type="float">
            <text:p>1573805974.94088</text:p>
          </table:table-cell>
          <table:table-cell office:value-type="float" office:value="27.259939117808" calcext:value-type="float">
            <text:p>27.259939117808</text:p>
          </table:table-cell>
          <table:table-cell table:formula="of:=[.A1648]-[.A1647]" office:value-type="float" office:value="0.267844438552856" calcext:value-type="float">
            <text:p>0.267844438552856</text:p>
          </table:table-cell>
        </table:table-row>
        <table:table-row table:style-name="ro1">
          <table:table-cell office:value-type="float" office:value="1573805975.20946" calcext:value-type="float">
            <text:p>1573805975.20946</text:p>
          </table:table-cell>
          <table:table-cell office:value-type="float" office:value="25.3585692547943" calcext:value-type="float">
            <text:p>25.3585692547943</text:p>
          </table:table-cell>
          <table:table-cell table:formula="of:=[.A1649]-[.A1648]" office:value-type="float" office:value="0.268585443496704" calcext:value-type="float">
            <text:p>0.268585443496704</text:p>
          </table:table-cell>
        </table:table-row>
        <table:table-row table:style-name="ro1">
          <table:table-cell office:value-type="float" office:value="1573805975.47737" calcext:value-type="float">
            <text:p>1573805975.47737</text:p>
          </table:table-cell>
          <table:table-cell office:value-type="float" office:value="26.073637747945" calcext:value-type="float">
            <text:p>26.073637747945</text:p>
          </table:table-cell>
          <table:table-cell table:formula="of:=[.A1650]-[.A1649]" office:value-type="float" office:value="0.267904043197632" calcext:value-type="float">
            <text:p>0.267904043197632</text:p>
          </table:table-cell>
        </table:table-row>
        <table:table-row table:style-name="ro1">
          <table:table-cell office:value-type="float" office:value="1573805975.74578" calcext:value-type="float">
            <text:p>1573805975.74578</text:p>
          </table:table-cell>
          <table:table-cell office:value-type="float" office:value="25.3941856931505" calcext:value-type="float">
            <text:p>25.3941856931505</text:p>
          </table:table-cell>
          <table:table-cell table:formula="of:=[.A1651]-[.A1650]" office:value-type="float" office:value="0.268412590026855" calcext:value-type="float">
            <text:p>0.268412590026855</text:p>
          </table:table-cell>
        </table:table-row>
        <table:table-row table:style-name="ro1">
          <table:table-cell office:value-type="float" office:value="1573805976.01388" calcext:value-type="float">
            <text:p>1573805976.01388</text:p>
          </table:table-cell>
          <table:table-cell office:value-type="float" office:value="26.2078843232875" calcext:value-type="float">
            <text:p>26.2078843232875</text:p>
          </table:table-cell>
          <table:table-cell table:formula="of:=[.A1652]-[.A1651]" office:value-type="float" office:value="0.268098831176758" calcext:value-type="float">
            <text:p>0.268098831176758</text:p>
          </table:table-cell>
        </table:table-row>
        <table:table-row table:style-name="ro1">
          <table:table-cell office:value-type="float" office:value="1573805976.28332" calcext:value-type="float">
            <text:p>1573805976.28332</text:p>
          </table:table-cell>
          <table:table-cell office:value-type="float" office:value="25.3229528164382" calcext:value-type="float">
            <text:p>25.3229528164382</text:p>
          </table:table-cell>
          <table:table-cell table:formula="of:=[.A1653]-[.A1652]" office:value-type="float" office:value="0.269435167312622" calcext:value-type="float">
            <text:p>0.269435167312622</text:p>
          </table:table-cell>
        </table:table-row>
        <table:table-row table:style-name="ro1">
          <table:table-cell office:value-type="float" office:value="1573805976.55124" calcext:value-type="float">
            <text:p>1573805976.55124</text:p>
          </table:table-cell>
          <table:table-cell office:value-type="float" office:value="26.5969254191779" calcext:value-type="float">
            <text:p>26.5969254191779</text:p>
          </table:table-cell>
          <table:table-cell table:formula="of:=[.A1654]-[.A1653]" office:value-type="float" office:value="0.267922878265381" calcext:value-type="float">
            <text:p>0.267922878265381</text:p>
          </table:table-cell>
        </table:table-row>
        <table:table-row table:style-name="ro1">
          <table:table-cell office:value-type="float" office:value="1573805976.82019" calcext:value-type="float">
            <text:p>1573805976.82019</text:p>
          </table:table-cell>
          <table:table-cell office:value-type="float" office:value="25.3503500767122" calcext:value-type="float">
            <text:p>25.3503500767122</text:p>
          </table:table-cell>
          <table:table-cell table:formula="of:=[.A1655]-[.A1654]" office:value-type="float" office:value="0.268948316574097" calcext:value-type="float">
            <text:p>0.268948316574097</text:p>
          </table:table-cell>
        </table:table-row>
        <table:table-row table:style-name="ro1">
          <table:table-cell office:value-type="float" office:value="1573805977.08718" calcext:value-type="float">
            <text:p>1573805977.08718</text:p>
          </table:table-cell>
          <table:table-cell office:value-type="float" office:value="24.5476103506848" calcext:value-type="float">
            <text:p>24.5476103506848</text:p>
          </table:table-cell>
          <table:table-cell table:formula="of:=[.A1656]-[.A1655]" office:value-type="float" office:value="0.266998052597046" calcext:value-type="float">
            <text:p>0.266998052597046</text:p>
          </table:table-cell>
        </table:table-row>
        <table:table-row table:style-name="ro1">
          <table:table-cell office:value-type="float" office:value="1573805977.35668" calcext:value-type="float">
            <text:p>1573805977.35668</text:p>
          </table:table-cell>
          <table:table-cell office:value-type="float" office:value="24.8845966520546" calcext:value-type="float">
            <text:p>24.8845966520546</text:p>
          </table:table-cell>
          <table:table-cell table:formula="of:=[.A1657]-[.A1656]" office:value-type="float" office:value="0.269493341445923" calcext:value-type="float">
            <text:p>0.269493341445923</text:p>
          </table:table-cell>
        </table:table-row>
        <table:table-row table:style-name="ro1">
          <table:table-cell office:value-type="float" office:value="1573805977.62505" calcext:value-type="float">
            <text:p>1573805977.62505</text:p>
          </table:table-cell>
          <table:table-cell office:value-type="float" office:value="24.8435007616437" calcext:value-type="float">
            <text:p>24.8435007616437</text:p>
          </table:table-cell>
          <table:table-cell table:formula="of:=[.A1658]-[.A1657]" office:value-type="float" office:value="0.268376111984253" calcext:value-type="float">
            <text:p>0.268376111984253</text:p>
          </table:table-cell>
        </table:table-row>
        <table:table-row table:style-name="ro1">
          <table:table-cell office:value-type="float" office:value="1573805977.89376" calcext:value-type="float">
            <text:p>1573805977.89376</text:p>
          </table:table-cell>
          <table:table-cell office:value-type="float" office:value="26.8325418575341" calcext:value-type="float">
            <text:p>26.8325418575341</text:p>
          </table:table-cell>
          <table:table-cell table:formula="of:=[.A1659]-[.A1658]" office:value-type="float" office:value="0.268710374832153" calcext:value-type="float">
            <text:p>0.268710374832153</text:p>
          </table:table-cell>
        </table:table-row>
        <table:table-row table:style-name="ro1">
          <table:table-cell office:value-type="float" office:value="1573805978.16252" calcext:value-type="float">
            <text:p>1573805978.16252</text:p>
          </table:table-cell>
          <table:table-cell office:value-type="float" office:value="25.9037747342464" calcext:value-type="float">
            <text:p>25.9037747342464</text:p>
          </table:table-cell>
          <table:table-cell table:formula="of:=[.A1660]-[.A1659]" office:value-type="float" office:value="0.268757820129395" calcext:value-type="float">
            <text:p>0.268757820129395</text:p>
          </table:table-cell>
        </table:table-row>
        <table:table-row table:style-name="ro1">
          <table:table-cell office:value-type="float" office:value="1573805978.43079" calcext:value-type="float">
            <text:p>1573805978.43079</text:p>
          </table:table-cell>
          <table:table-cell office:value-type="float" office:value="26.4407610356163" calcext:value-type="float">
            <text:p>26.4407610356163</text:p>
          </table:table-cell>
          <table:table-cell table:formula="of:=[.A1661]-[.A1660]" office:value-type="float" office:value="0.268271923065186" calcext:value-type="float">
            <text:p>0.268271923065186</text:p>
          </table:table-cell>
        </table:table-row>
        <table:table-row table:style-name="ro1">
          <table:table-cell office:value-type="float" office:value="1573805978.69891" calcext:value-type="float">
            <text:p>1573805978.69891</text:p>
          </table:table-cell>
          <table:table-cell office:value-type="float" office:value="27.1311719945204" calcext:value-type="float">
            <text:p>27.1311719945204</text:p>
          </table:table-cell>
          <table:table-cell table:formula="of:=[.A1662]-[.A1661]" office:value-type="float" office:value="0.268113851547241" calcext:value-type="float">
            <text:p>0.268113851547241</text:p>
          </table:table-cell>
        </table:table-row>
        <table:table-row table:style-name="ro1">
          <table:table-cell office:value-type="float" office:value="1573805978.96622" calcext:value-type="float">
            <text:p>1573805978.96622</text:p>
          </table:table-cell>
          <table:table-cell office:value-type="float" office:value="25.0544596657532" calcext:value-type="float">
            <text:p>25.0544596657532</text:p>
          </table:table-cell>
          <table:table-cell table:formula="of:=[.A1663]-[.A1662]" office:value-type="float" office:value="0.267316102981567" calcext:value-type="float">
            <text:p>0.267316102981567</text:p>
          </table:table-cell>
        </table:table-row>
        <table:table-row table:style-name="ro1">
          <table:table-cell office:value-type="float" office:value="1573805979.2348" calcext:value-type="float">
            <text:p>1573805979.2348</text:p>
          </table:table-cell>
          <table:table-cell office:value-type="float" office:value="683.613363775342" calcext:value-type="float">
            <text:p>683.613363775342</text:p>
          </table:table-cell>
          <table:table-cell table:formula="of:=[.A1664]-[.A1663]" office:value-type="float" office:value="0.268574714660645" calcext:value-type="float">
            <text:p>0.268574714660645</text:p>
          </table:table-cell>
        </table:table-row>
        <table:table-row table:style-name="ro1">
          <table:table-cell office:value-type="float" office:value="1573805979.6597" calcext:value-type="float">
            <text:p>1573805979.6597</text:p>
          </table:table-cell>
          <table:table-cell office:value-type="float" office:value="25.9092541863012" calcext:value-type="float">
            <text:p>25.9092541863012</text:p>
          </table:table-cell>
          <table:table-cell table:formula="of:=[.A1665]-[.A1664]" office:value-type="float" office:value="0.424900054931641" calcext:value-type="float">
            <text:p>0.424900054931641</text:p>
          </table:table-cell>
        </table:table-row>
        <table:table-row table:style-name="ro1">
          <table:table-cell office:value-type="float" office:value="1573805979.89762" calcext:value-type="float">
            <text:p>1573805979.89762</text:p>
          </table:table-cell>
          <table:table-cell office:value-type="float" office:value="21.7722678849313" calcext:value-type="float">
            <text:p>21.7722678849313</text:p>
          </table:table-cell>
          <table:table-cell table:formula="of:=[.A1666]-[.A1665]" office:value-type="float" office:value="0.237923383712769" calcext:value-type="float">
            <text:p>0.237923383712769</text:p>
          </table:table-cell>
        </table:table-row>
        <table:table-row table:style-name="ro1">
          <table:table-cell office:value-type="float" office:value="1573805980.13494" calcext:value-type="float">
            <text:p>1573805980.13494</text:p>
          </table:table-cell>
          <table:table-cell office:value-type="float" office:value="24.687336378082" calcext:value-type="float">
            <text:p>24.687336378082</text:p>
          </table:table-cell>
          <table:table-cell table:formula="of:=[.A1667]-[.A1666]" office:value-type="float" office:value="0.237321376800537" calcext:value-type="float">
            <text:p>0.237321376800537</text:p>
          </table:table-cell>
        </table:table-row>
        <table:table-row table:style-name="ro1">
          <table:table-cell office:value-type="float" office:value="1573805980.37393" calcext:value-type="float">
            <text:p>1573805980.37393</text:p>
          </table:table-cell>
          <table:table-cell office:value-type="float" office:value="26.4106240493149" calcext:value-type="float">
            <text:p>26.4106240493149</text:p>
          </table:table-cell>
          <table:table-cell table:formula="of:=[.A1668]-[.A1667]" office:value-type="float" office:value="0.238986015319824" calcext:value-type="float">
            <text:p>0.238986015319824</text:p>
          </table:table-cell>
        </table:table-row>
        <table:table-row table:style-name="ro1">
          <table:table-cell office:value-type="float" office:value="1573805980.76188" calcext:value-type="float">
            <text:p>1573805980.76188</text:p>
          </table:table-cell>
          <table:table-cell office:value-type="float" office:value="27.1969254191779" calcext:value-type="float">
            <text:p>27.1969254191779</text:p>
          </table:table-cell>
          <table:table-cell table:formula="of:=[.A1669]-[.A1668]" office:value-type="float" office:value="0.387945413589478" calcext:value-type="float">
            <text:p>0.387945413589478</text:p>
          </table:table-cell>
        </table:table-row>
        <table:table-row table:style-name="ro1">
          <table:table-cell office:value-type="float" office:value="1573805980.99946" calcext:value-type="float">
            <text:p>1573805980.99946</text:p>
          </table:table-cell>
          <table:table-cell office:value-type="float" office:value="22.8024048712327" calcext:value-type="float">
            <text:p>22.8024048712327</text:p>
          </table:table-cell>
          <table:table-cell table:formula="of:=[.A1670]-[.A1669]" office:value-type="float" office:value="0.237581014633179" calcext:value-type="float">
            <text:p>0.237581014633179</text:p>
          </table:table-cell>
        </table:table-row>
        <table:table-row table:style-name="ro1">
          <table:table-cell office:value-type="float" office:value="1573805981.2367" calcext:value-type="float">
            <text:p>1573805981.2367</text:p>
          </table:table-cell>
          <table:table-cell office:value-type="float" office:value="24.6928158301368" calcext:value-type="float">
            <text:p>24.6928158301368</text:p>
          </table:table-cell>
          <table:table-cell table:formula="of:=[.A1671]-[.A1670]" office:value-type="float" office:value="0.237241744995117" calcext:value-type="float">
            <text:p>0.237241744995117</text:p>
          </table:table-cell>
        </table:table-row>
        <table:table-row table:style-name="ro1">
          <table:table-cell office:value-type="float" office:value="1573805981.47454" calcext:value-type="float">
            <text:p>1573805981.47454</text:p>
          </table:table-cell>
          <table:table-cell office:value-type="float" office:value="21.1311719945204" calcext:value-type="float">
            <text:p>21.1311719945204</text:p>
          </table:table-cell>
          <table:table-cell table:formula="of:=[.A1672]-[.A1671]" office:value-type="float" office:value="0.237841129302979" calcext:value-type="float">
            <text:p>0.237841129302979</text:p>
          </table:table-cell>
        </table:table-row>
        <table:table-row table:style-name="ro1">
          <table:table-cell office:value-type="float" office:value="1573805981.74192" calcext:value-type="float">
            <text:p>1573805981.74192</text:p>
          </table:table-cell>
          <table:table-cell office:value-type="float" office:value="23.8489802136985" calcext:value-type="float">
            <text:p>23.8489802136985</text:p>
          </table:table-cell>
          <table:table-cell table:formula="of:=[.A1673]-[.A1672]" office:value-type="float" office:value="0.267377138137817" calcext:value-type="float">
            <text:p>0.267377138137817</text:p>
          </table:table-cell>
        </table:table-row>
        <table:table-row table:style-name="ro1">
          <table:table-cell office:value-type="float" office:value="1573805982.01065" calcext:value-type="float">
            <text:p>1573805982.01065</text:p>
          </table:table-cell>
          <table:table-cell office:value-type="float" office:value="25.4626788438354" calcext:value-type="float">
            <text:p>25.4626788438354</text:p>
          </table:table-cell>
          <table:table-cell table:formula="of:=[.A1674]-[.A1673]" office:value-type="float" office:value="0.268733978271484" calcext:value-type="float">
            <text:p>0.268733978271484</text:p>
          </table:table-cell>
        </table:table-row>
        <table:table-row table:style-name="ro1">
          <table:table-cell office:value-type="float" office:value="1573805982.27848" calcext:value-type="float">
            <text:p>1573805982.27848</text:p>
          </table:table-cell>
          <table:table-cell office:value-type="float" office:value="24.8325418575341" calcext:value-type="float">
            <text:p>24.8325418575341</text:p>
          </table:table-cell>
          <table:table-cell table:formula="of:=[.A1675]-[.A1674]" office:value-type="float" office:value="0.267834186553955" calcext:value-type="float">
            <text:p>0.267834186553955</text:p>
          </table:table-cell>
        </table:table-row>
        <table:table-row table:style-name="ro1">
          <table:table-cell office:value-type="float" office:value="1573805982.54734" calcext:value-type="float">
            <text:p>1573805982.54734</text:p>
          </table:table-cell>
          <table:table-cell office:value-type="float" office:value="25.4489802136985" calcext:value-type="float">
            <text:p>25.4489802136985</text:p>
          </table:table-cell>
          <table:table-cell table:formula="of:=[.A1676]-[.A1675]" office:value-type="float" office:value="0.268851518630981" calcext:value-type="float">
            <text:p>0.268851518630981</text:p>
          </table:table-cell>
        </table:table-row>
        <table:table-row table:style-name="ro1">
          <table:table-cell office:value-type="float" office:value="1573805982.8152" calcext:value-type="float">
            <text:p>1573805982.8152</text:p>
          </table:table-cell>
          <table:table-cell office:value-type="float" office:value="24.6188432273971" calcext:value-type="float">
            <text:p>24.6188432273971</text:p>
          </table:table-cell>
          <table:table-cell table:formula="of:=[.A1677]-[.A1676]" office:value-type="float" office:value="0.267861127853394" calcext:value-type="float">
            <text:p>0.267861127853394</text:p>
          </table:table-cell>
        </table:table-row>
        <table:table-row table:style-name="ro1">
          <table:table-cell office:value-type="float" office:value="1573805983.08372" calcext:value-type="float">
            <text:p>1573805983.08372</text:p>
          </table:table-cell>
          <table:table-cell office:value-type="float" office:value="25.5722678849313" calcext:value-type="float">
            <text:p>25.5722678849313</text:p>
          </table:table-cell>
          <table:table-cell table:formula="of:=[.A1678]-[.A1677]" office:value-type="float" office:value="0.268524646759033" calcext:value-type="float">
            <text:p>0.268524646759033</text:p>
          </table:table-cell>
        </table:table-row>
        <table:table-row table:style-name="ro1">
          <table:table-cell office:value-type="float" office:value="1573805983.35118" calcext:value-type="float">
            <text:p>1573805983.35118</text:p>
          </table:table-cell>
          <table:table-cell office:value-type="float" office:value="26.5613089808217" calcext:value-type="float">
            <text:p>26.5613089808217</text:p>
          </table:table-cell>
          <table:table-cell table:formula="of:=[.A1679]-[.A1678]" office:value-type="float" office:value="0.267456531524658" calcext:value-type="float">
            <text:p>0.267456531524658</text:p>
          </table:table-cell>
        </table:table-row>
        <table:table-row table:style-name="ro1">
          <table:table-cell office:value-type="float" office:value="1573805983.61946" calcext:value-type="float">
            <text:p>1573805983.61946</text:p>
          </table:table-cell>
          <table:table-cell office:value-type="float" office:value="25.1585692547943" calcext:value-type="float">
            <text:p>25.1585692547943</text:p>
          </table:table-cell>
          <table:table-cell table:formula="of:=[.A1680]-[.A1679]" office:value-type="float" office:value="0.268277883529663" calcext:value-type="float">
            <text:p>0.268277883529663</text:p>
          </table:table-cell>
        </table:table-row>
        <table:table-row table:style-name="ro1">
          <table:table-cell office:value-type="float" office:value="1573805983.888" calcext:value-type="float">
            <text:p>1573805983.888</text:p>
          </table:table-cell>
          <table:table-cell office:value-type="float" office:value="25.2626788438354" calcext:value-type="float">
            <text:p>25.2626788438354</text:p>
          </table:table-cell>
          <table:table-cell table:formula="of:=[.A1681]-[.A1680]" office:value-type="float" office:value="0.268548727035522" calcext:value-type="float">
            <text:p>0.268548727035522</text:p>
          </table:table-cell>
        </table:table-row>
        <table:table-row table:style-name="ro1">
          <table:table-cell office:value-type="float" office:value="1573805984.15697" calcext:value-type="float">
            <text:p>1573805984.15697</text:p>
          </table:table-cell>
          <table:table-cell office:value-type="float" office:value="25.2462404876711" calcext:value-type="float">
            <text:p>25.2462404876711</text:p>
          </table:table-cell>
          <table:table-cell table:formula="of:=[.A1682]-[.A1681]" office:value-type="float" office:value="0.268961668014526" calcext:value-type="float">
            <text:p>0.268961668014526</text:p>
          </table:table-cell>
        </table:table-row>
        <table:table-row table:style-name="ro1">
          <table:table-cell office:value-type="float" office:value="1573805984.42528" calcext:value-type="float">
            <text:p>1573805984.42528</text:p>
          </table:table-cell>
          <table:table-cell office:value-type="float" office:value="25.6298021315067" calcext:value-type="float">
            <text:p>25.6298021315067</text:p>
          </table:table-cell>
          <table:table-cell table:formula="of:=[.A1683]-[.A1682]" office:value-type="float" office:value="0.268309354782104" calcext:value-type="float">
            <text:p>0.268309354782104</text:p>
          </table:table-cell>
        </table:table-row>
        <table:table-row table:style-name="ro1">
          <table:table-cell office:value-type="float" office:value="1573805984.69444" calcext:value-type="float">
            <text:p>1573805984.69444</text:p>
          </table:table-cell>
          <table:table-cell office:value-type="float" office:value="26.1996651452053" calcext:value-type="float">
            <text:p>26.1996651452053</text:p>
          </table:table-cell>
          <table:table-cell table:formula="of:=[.A1684]-[.A1683]" office:value-type="float" office:value="0.269165754318237" calcext:value-type="float">
            <text:p>0.269165754318237</text:p>
          </table:table-cell>
        </table:table-row>
        <table:table-row table:style-name="ro1">
          <table:table-cell office:value-type="float" office:value="1573805984.96308" calcext:value-type="float">
            <text:p>1573805984.96308</text:p>
          </table:table-cell>
          <table:table-cell office:value-type="float" office:value="25.9037747342464" calcext:value-type="float">
            <text:p>25.9037747342464</text:p>
          </table:table-cell>
          <table:table-cell table:formula="of:=[.A1685]-[.A1684]" office:value-type="float" office:value="0.268635511398315" calcext:value-type="float">
            <text:p>0.268635511398315</text:p>
          </table:table-cell>
        </table:table-row>
        <table:table-row table:style-name="ro1">
          <table:table-cell office:value-type="float" office:value="1573805985.2321" calcext:value-type="float">
            <text:p>1573805985.2321</text:p>
          </table:table-cell>
          <table:table-cell office:value-type="float" office:value="27.9996651452053" calcext:value-type="float">
            <text:p>27.9996651452053</text:p>
          </table:table-cell>
          <table:table-cell table:formula="of:=[.A1686]-[.A1685]" office:value-type="float" office:value="0.269019365310669" calcext:value-type="float">
            <text:p>0.269019365310669</text:p>
          </table:table-cell>
        </table:table-row>
        <table:table-row table:style-name="ro1">
          <table:table-cell office:value-type="float" office:value="1573805985.5" calcext:value-type="float">
            <text:p>1573805985.5</text:p>
          </table:table-cell>
          <table:table-cell office:value-type="float" office:value="25.1640487068491" calcext:value-type="float">
            <text:p>25.1640487068491</text:p>
          </table:table-cell>
          <table:table-cell table:formula="of:=[.A1687]-[.A1686]" office:value-type="float" office:value="0.267905473709106" calcext:value-type="float">
            <text:p>0.267905473709106</text:p>
          </table:table-cell>
        </table:table-row>
        <table:table-row table:style-name="ro1">
          <table:table-cell office:value-type="float" office:value="1573805985.76932" calcext:value-type="float">
            <text:p>1573805985.76932</text:p>
          </table:table-cell>
          <table:table-cell office:value-type="float" office:value="23.9695281589039" calcext:value-type="float">
            <text:p>23.9695281589039</text:p>
          </table:table-cell>
          <table:table-cell table:formula="of:=[.A1688]-[.A1687]" office:value-type="float" office:value="0.269320249557495" calcext:value-type="float">
            <text:p>0.269320249557495</text:p>
          </table:table-cell>
        </table:table-row>
        <table:table-row table:style-name="ro1">
          <table:table-cell office:value-type="float" office:value="1573805986.03729" calcext:value-type="float">
            <text:p>1573805986.03729</text:p>
          </table:table-cell>
          <table:table-cell office:value-type="float" office:value="24.4517199397259" calcext:value-type="float">
            <text:p>24.4517199397259</text:p>
          </table:table-cell>
          <table:table-cell table:formula="of:=[.A1689]-[.A1688]" office:value-type="float" office:value="0.267969369888306" calcext:value-type="float">
            <text:p>0.267969369888306</text:p>
          </table:table-cell>
        </table:table-row>
        <table:table-row table:style-name="ro1">
          <table:table-cell office:value-type="float" office:value="1573805986.30681" calcext:value-type="float">
            <text:p>1573805986.30681</text:p>
          </table:table-cell>
          <table:table-cell office:value-type="float" office:value="26.7941856931505" calcext:value-type="float">
            <text:p>26.7941856931505</text:p>
          </table:table-cell>
          <table:table-cell table:formula="of:=[.A1690]-[.A1689]" office:value-type="float" office:value="0.269523143768311" calcext:value-type="float">
            <text:p>0.269523143768311</text:p>
          </table:table-cell>
        </table:table-row>
        <table:table-row table:style-name="ro1">
          <table:table-cell office:value-type="float" office:value="1573805986.57522" calcext:value-type="float">
            <text:p>1573805986.57522</text:p>
          </table:table-cell>
          <table:table-cell office:value-type="float" office:value="27.34213089863" calcext:value-type="float">
            <text:p>27.34213089863</text:p>
          </table:table-cell>
          <table:table-cell table:formula="of:=[.A1691]-[.A1690]" office:value-type="float" office:value="0.268405199050903" calcext:value-type="float">
            <text:p>0.268405199050903</text:p>
          </table:table-cell>
        </table:table-row>
        <table:table-row table:style-name="ro1">
          <table:table-cell office:value-type="float" office:value="1573805986.97517" calcext:value-type="float">
            <text:p>1573805986.97517</text:p>
          </table:table-cell>
          <table:table-cell office:value-type="float" office:value="25.8106240493149" calcext:value-type="float">
            <text:p>25.8106240493149</text:p>
          </table:table-cell>
          <table:table-cell table:formula="of:=[.A1692]-[.A1691]" office:value-type="float" office:value="0.399950742721558" calcext:value-type="float">
            <text:p>0.399950742721558</text:p>
          </table:table-cell>
        </table:table-row>
        <table:table-row table:style-name="ro1">
          <table:table-cell office:value-type="float" office:value="1573805987.21247" calcext:value-type="float">
            <text:p>1573805987.21247</text:p>
          </table:table-cell>
          <table:table-cell office:value-type="float" office:value="22.5558295287669" calcext:value-type="float">
            <text:p>22.5558295287669</text:p>
          </table:table-cell>
          <table:table-cell table:formula="of:=[.A1693]-[.A1692]" office:value-type="float" office:value="0.237298965454102" calcext:value-type="float">
            <text:p>0.237298965454102</text:p>
          </table:table-cell>
        </table:table-row>
        <table:table-row table:style-name="ro1">
          <table:table-cell office:value-type="float" office:value="1573805987.45043" calcext:value-type="float">
            <text:p>1573805987.45043</text:p>
          </table:table-cell>
          <table:table-cell office:value-type="float" office:value="24.4325418575341" calcext:value-type="float">
            <text:p>24.4325418575341</text:p>
          </table:table-cell>
          <table:table-cell table:formula="of:=[.A1694]-[.A1693]" office:value-type="float" office:value="0.237956047058105" calcext:value-type="float">
            <text:p>0.237956047058105</text:p>
          </table:table-cell>
        </table:table-row>
        <table:table-row table:style-name="ro1">
          <table:table-cell office:value-type="float" office:value="1573805987.68855" calcext:value-type="float">
            <text:p>1573805987.68855</text:p>
          </table:table-cell>
          <table:table-cell office:value-type="float" office:value="22.8681582958902" calcext:value-type="float">
            <text:p>22.8681582958902</text:p>
          </table:table-cell>
          <table:table-cell table:formula="of:=[.A1695]-[.A1694]" office:value-type="float" office:value="0.238126993179321" calcext:value-type="float">
            <text:p>0.238126993179321</text:p>
          </table:table-cell>
        </table:table-row>
        <table:table-row table:style-name="ro1">
          <table:table-cell office:value-type="float" office:value="1573805987.95785" calcext:value-type="float">
            <text:p>1573805987.95785</text:p>
          </table:table-cell>
          <table:table-cell office:value-type="float" office:value="24.9256925424656" calcext:value-type="float">
            <text:p>24.9256925424656</text:p>
          </table:table-cell>
          <table:table-cell table:formula="of:=[.A1696]-[.A1695]" office:value-type="float" office:value="0.269300699234009" calcext:value-type="float">
            <text:p>0.269300699234009</text:p>
          </table:table-cell>
        </table:table-row>
        <table:table-row table:style-name="ro1">
          <table:table-cell office:value-type="float" office:value="1573805988.22583" calcext:value-type="float">
            <text:p>1573805988.22583</text:p>
          </table:table-cell>
          <table:table-cell office:value-type="float" office:value="25.5366514465752" calcext:value-type="float">
            <text:p>25.5366514465752</text:p>
          </table:table-cell>
          <table:table-cell table:formula="of:=[.A1697]-[.A1696]" office:value-type="float" office:value="0.267976522445679" calcext:value-type="float">
            <text:p>0.267976522445679</text:p>
          </table:table-cell>
        </table:table-row>
        <table:table-row table:style-name="ro1">
          <table:table-cell office:value-type="float" office:value="1573805988.49444" calcext:value-type="float">
            <text:p>1573805988.49444</text:p>
          </table:table-cell>
          <table:table-cell office:value-type="float" office:value="25.9366514465752" calcext:value-type="float">
            <text:p>25.9366514465752</text:p>
          </table:table-cell>
          <table:table-cell table:formula="of:=[.A1698]-[.A1697]" office:value-type="float" office:value="0.268606901168823" calcext:value-type="float">
            <text:p>0.268606901168823</text:p>
          </table:table-cell>
        </table:table-row>
        <table:table-row table:style-name="ro1">
          <table:table-cell office:value-type="float" office:value="1573805988.76283" calcext:value-type="float">
            <text:p>1573805988.76283</text:p>
          </table:table-cell>
          <table:table-cell office:value-type="float" office:value="25.5722678849313" calcext:value-type="float">
            <text:p>25.5722678849313</text:p>
          </table:table-cell>
          <table:table-cell table:formula="of:=[.A1699]-[.A1698]" office:value-type="float" office:value="0.26839017868042" calcext:value-type="float">
            <text:p>0.26839017868042</text:p>
          </table:table-cell>
        </table:table-row>
        <table:table-row table:style-name="ro1">
          <table:table-cell office:value-type="float" office:value="1573805989.0319" calcext:value-type="float">
            <text:p>1573805989.0319</text:p>
          </table:table-cell>
          <table:table-cell office:value-type="float" office:value="25.6845966520546" calcext:value-type="float">
            <text:p>25.6845966520546</text:p>
          </table:table-cell>
          <table:table-cell table:formula="of:=[.A1700]-[.A1699]" office:value-type="float" office:value="0.269071340560913" calcext:value-type="float">
            <text:p>0.269071340560913</text:p>
          </table:table-cell>
        </table:table-row>
        <table:table-row table:style-name="ro1">
          <table:table-cell office:value-type="float" office:value="1573805989.29997" calcext:value-type="float">
            <text:p>1573805989.29997</text:p>
          </table:table-cell>
          <table:table-cell office:value-type="float" office:value="24.2955555561642" calcext:value-type="float">
            <text:p>24.2955555561642</text:p>
          </table:table-cell>
          <table:table-cell table:formula="of:=[.A1701]-[.A1700]" office:value-type="float" office:value="0.268074750900269" calcext:value-type="float">
            <text:p>0.268074750900269</text:p>
          </table:table-cell>
        </table:table-row>
        <table:table-row table:style-name="ro1">
          <table:table-cell office:value-type="float" office:value="1573805989.56949" calcext:value-type="float">
            <text:p>1573805989.56949</text:p>
          </table:table-cell>
          <table:table-cell office:value-type="float" office:value="26.3393911726026" calcext:value-type="float">
            <text:p>26.3393911726026</text:p>
          </table:table-cell>
          <table:table-cell table:formula="of:=[.A1702]-[.A1701]" office:value-type="float" office:value="0.269514083862305" calcext:value-type="float">
            <text:p>0.269514083862305</text:p>
          </table:table-cell>
        </table:table-row>
        <table:table-row table:style-name="ro1">
          <table:table-cell office:value-type="float" office:value="1573805989.83776" calcext:value-type="float">
            <text:p>1573805989.83776</text:p>
          </table:table-cell>
          <table:table-cell office:value-type="float" office:value="27.7256925424656" calcext:value-type="float">
            <text:p>27.7256925424656</text:p>
          </table:table-cell>
          <table:table-cell table:formula="of:=[.A1703]-[.A1702]" office:value-type="float" office:value="0.268274784088135" calcext:value-type="float">
            <text:p>0.268274784088135</text:p>
          </table:table-cell>
        </table:table-row>
        <table:table-row table:style-name="ro1">
          <table:table-cell office:value-type="float" office:value="1573805990.10687" calcext:value-type="float">
            <text:p>1573805990.10687</text:p>
          </table:table-cell>
          <table:table-cell office:value-type="float" office:value="24.0325418575341" calcext:value-type="float">
            <text:p>24.0325418575341</text:p>
          </table:table-cell>
          <table:table-cell table:formula="of:=[.A1704]-[.A1703]" office:value-type="float" office:value="0.269106864929199" calcext:value-type="float">
            <text:p>0.269106864929199</text:p>
          </table:table-cell>
        </table:table-row>
        <table:table-row table:style-name="ro1">
          <table:table-cell office:value-type="float" office:value="1573805990.37487" calcext:value-type="float">
            <text:p>1573805990.37487</text:p>
          </table:table-cell>
          <table:table-cell office:value-type="float" office:value="28.1804870630135" calcext:value-type="float">
            <text:p>28.1804870630135</text:p>
          </table:table-cell>
          <table:table-cell table:formula="of:=[.A1705]-[.A1704]" office:value-type="float" office:value="0.267997026443481" calcext:value-type="float">
            <text:p>0.267997026443481</text:p>
          </table:table-cell>
        </table:table-row>
        <table:table-row table:style-name="ro1">
          <table:table-cell office:value-type="float" office:value="1573805990.6441" calcext:value-type="float">
            <text:p>1573805990.6441</text:p>
          </table:table-cell>
          <table:table-cell office:value-type="float" office:value="23.1887062410957" calcext:value-type="float">
            <text:p>23.1887062410957</text:p>
          </table:table-cell>
          <table:table-cell table:formula="of:=[.A1706]-[.A1705]" office:value-type="float" office:value="0.269232034683228" calcext:value-type="float">
            <text:p>0.269232034683228</text:p>
          </table:table-cell>
        </table:table-row>
        <table:table-row table:style-name="ro1">
          <table:table-cell office:value-type="float" office:value="1573805990.91326" calcext:value-type="float">
            <text:p>1573805990.91326</text:p>
          </table:table-cell>
          <table:table-cell office:value-type="float" office:value="22.9640487068491" calcext:value-type="float">
            <text:p>22.9640487068491</text:p>
          </table:table-cell>
          <table:table-cell table:formula="of:=[.A1707]-[.A1706]" office:value-type="float" office:value="0.269160509109497" calcext:value-type="float">
            <text:p>0.269160509109497</text:p>
          </table:table-cell>
        </table:table-row>
        <table:table-row table:style-name="ro1">
          <table:table-cell office:value-type="float" office:value="1573805991.18249" calcext:value-type="float">
            <text:p>1573805991.18249</text:p>
          </table:table-cell>
          <table:table-cell office:value-type="float" office:value="25.5914459671231" calcext:value-type="float">
            <text:p>25.5914459671231</text:p>
          </table:table-cell>
          <table:table-cell table:formula="of:=[.A1708]-[.A1707]" office:value-type="float" office:value="0.269227504730225" calcext:value-type="float">
            <text:p>0.269227504730225</text:p>
          </table:table-cell>
        </table:table-row>
        <table:table-row table:style-name="ro1">
          <table:table-cell office:value-type="float" office:value="1573805991.45126" calcext:value-type="float">
            <text:p>1573805991.45126</text:p>
          </table:table-cell>
          <table:table-cell office:value-type="float" office:value="25.0352815835615" calcext:value-type="float">
            <text:p>25.0352815835615</text:p>
          </table:table-cell>
          <table:table-cell table:formula="of:=[.A1709]-[.A1708]" office:value-type="float" office:value="0.26877236366272" calcext:value-type="float">
            <text:p>0.26877236366272</text:p>
          </table:table-cell>
        </table:table-row>
        <table:table-row table:style-name="ro1">
          <table:table-cell office:value-type="float" office:value="1573805991.7202" calcext:value-type="float">
            <text:p>1573805991.7202</text:p>
          </table:table-cell>
          <table:table-cell office:value-type="float" office:value="24.2982952821916" calcext:value-type="float">
            <text:p>24.2982952821916</text:p>
          </table:table-cell>
          <table:table-cell table:formula="of:=[.A1710]-[.A1709]" office:value-type="float" office:value="0.268941164016724" calcext:value-type="float">
            <text:p>0.268941164016724</text:p>
          </table:table-cell>
        </table:table-row>
        <table:table-row table:style-name="ro1">
          <table:table-cell office:value-type="float" office:value="1573805991.98891" calcext:value-type="float">
            <text:p>1573805991.98891</text:p>
          </table:table-cell>
          <table:table-cell office:value-type="float" office:value="25.487336378082" calcext:value-type="float">
            <text:p>25.487336378082</text:p>
          </table:table-cell>
          <table:table-cell table:formula="of:=[.A1711]-[.A1710]" office:value-type="float" office:value="0.268714666366577" calcext:value-type="float">
            <text:p>0.268714666366577</text:p>
          </table:table-cell>
        </table:table-row>
        <table:table-row table:style-name="ro1">
          <table:table-cell office:value-type="float" office:value="1573805992.25659" calcext:value-type="float">
            <text:p>1573805992.25659</text:p>
          </table:table-cell>
          <table:table-cell office:value-type="float" office:value="24.8571993917806" calcext:value-type="float">
            <text:p>24.8571993917806</text:p>
          </table:table-cell>
          <table:table-cell table:formula="of:=[.A1712]-[.A1711]" office:value-type="float" office:value="0.267672538757324" calcext:value-type="float">
            <text:p>0.267672538757324</text:p>
          </table:table-cell>
        </table:table-row>
        <table:table-row table:style-name="ro1">
          <table:table-cell office:value-type="float" office:value="1573805992.52508" calcext:value-type="float">
            <text:p>1573805992.52508</text:p>
          </table:table-cell>
          <table:table-cell office:value-type="float" office:value="26.6544596657533" calcext:value-type="float">
            <text:p>26.6544596657533</text:p>
          </table:table-cell>
          <table:table-cell table:formula="of:=[.A1713]-[.A1712]" office:value-type="float" office:value="0.268498182296753" calcext:value-type="float">
            <text:p>0.268498182296753</text:p>
          </table:table-cell>
        </table:table-row>
        <table:table-row table:style-name="ro1">
          <table:table-cell office:value-type="float" office:value="1573805992.79285" calcext:value-type="float">
            <text:p>1573805992.79285</text:p>
          </table:table-cell>
          <table:table-cell office:value-type="float" office:value="26.4298021315067" calcext:value-type="float">
            <text:p>26.4298021315067</text:p>
          </table:table-cell>
          <table:table-cell table:formula="of:=[.A1714]-[.A1713]" office:value-type="float" office:value="0.267763376235962" calcext:value-type="float">
            <text:p>0.267763376235962</text:p>
          </table:table-cell>
        </table:table-row>
        <table:table-row table:style-name="ro1">
          <table:table-cell office:value-type="float" office:value="1573805993.06136" calcext:value-type="float">
            <text:p>1573805993.06136</text:p>
          </table:table-cell>
          <table:table-cell office:value-type="float" office:value="24.2051445972601" calcext:value-type="float">
            <text:p>24.2051445972601</text:p>
          </table:table-cell>
          <table:table-cell table:formula="of:=[.A1715]-[.A1714]" office:value-type="float" office:value="0.268508434295654" calcext:value-type="float">
            <text:p>0.268508434295654</text:p>
          </table:table-cell>
        </table:table-row>
        <table:table-row table:style-name="ro1">
          <table:table-cell office:value-type="float" office:value="1573805993.329" calcext:value-type="float">
            <text:p>1573805993.329</text:p>
          </table:table-cell>
          <table:table-cell office:value-type="float" office:value="24.2928158301368" calcext:value-type="float">
            <text:p>24.2928158301368</text:p>
          </table:table-cell>
          <table:table-cell table:formula="of:=[.A1716]-[.A1715]" office:value-type="float" office:value="0.267644643783569" calcext:value-type="float">
            <text:p>0.267644643783569</text:p>
          </table:table-cell>
        </table:table-row>
        <table:table-row table:style-name="ro1">
          <table:table-cell office:value-type="float" office:value="1573805993.5972" calcext:value-type="float">
            <text:p>1573805993.5972</text:p>
          </table:table-cell>
          <table:table-cell office:value-type="float" office:value="24.8517199397259" calcext:value-type="float">
            <text:p>24.8517199397259</text:p>
          </table:table-cell>
          <table:table-cell table:formula="of:=[.A1717]-[.A1716]" office:value-type="float" office:value="0.268203496932983" calcext:value-type="float">
            <text:p>0.268203496932983</text:p>
          </table:table-cell>
        </table:table-row>
        <table:table-row table:style-name="ro1">
          <table:table-cell office:value-type="float" office:value="1573805993.8653" calcext:value-type="float">
            <text:p>1573805993.8653</text:p>
          </table:table-cell>
          <table:table-cell office:value-type="float" office:value="26.259939117808" calcext:value-type="float">
            <text:p>26.259939117808</text:p>
          </table:table-cell>
          <table:table-cell table:formula="of:=[.A1718]-[.A1717]" office:value-type="float" office:value="0.268092155456543" calcext:value-type="float">
            <text:p>0.268092155456543</text:p>
          </table:table-cell>
        </table:table-row>
        <table:table-row table:style-name="ro1">
          <table:table-cell office:value-type="float" office:value="1573805994.13392" calcext:value-type="float">
            <text:p>1573805994.13392</text:p>
          </table:table-cell>
          <table:table-cell office:value-type="float" office:value="28.6298021315067" calcext:value-type="float">
            <text:p>28.6298021315067</text:p>
          </table:table-cell>
          <table:table-cell table:formula="of:=[.A1719]-[.A1718]" office:value-type="float" office:value="0.268628120422363" calcext:value-type="float">
            <text:p>0.268628120422363</text:p>
          </table:table-cell>
        </table:table-row>
        <table:table-row table:style-name="ro1">
          <table:table-cell office:value-type="float" office:value="1573805994.52164" calcext:value-type="float">
            <text:p>1573805994.52164</text:p>
          </table:table-cell>
          <table:table-cell office:value-type="float" office:value="25.6517199397259" calcext:value-type="float">
            <text:p>25.6517199397259</text:p>
          </table:table-cell>
          <table:table-cell table:formula="of:=[.A1720]-[.A1719]" office:value-type="float" office:value="0.38771653175354" calcext:value-type="float">
            <text:p>0.38771653175354</text:p>
          </table:table-cell>
        </table:table-row>
        <table:table-row table:style-name="ro1">
          <table:table-cell office:value-type="float" office:value="1573805994.75917" calcext:value-type="float">
            <text:p>1573805994.75917</text:p>
          </table:table-cell>
          <table:table-cell office:value-type="float" office:value="22.7859665150683" calcext:value-type="float">
            <text:p>22.7859665150683</text:p>
          </table:table-cell>
          <table:table-cell table:formula="of:=[.A1721]-[.A1720]" office:value-type="float" office:value="0.237524271011353" calcext:value-type="float">
            <text:p>0.237524271011353</text:p>
          </table:table-cell>
        </table:table-row>
        <table:table-row table:style-name="ro1">
          <table:table-cell office:value-type="float" office:value="1573805994.99692" calcext:value-type="float">
            <text:p>1573805994.99692</text:p>
          </table:table-cell>
          <table:table-cell office:value-type="float" office:value="22.9476103506848" calcext:value-type="float">
            <text:p>22.9476103506848</text:p>
          </table:table-cell>
          <table:table-cell table:formula="of:=[.A1722]-[.A1721]" office:value-type="float" office:value="0.237750291824341" calcext:value-type="float">
            <text:p>0.237750291824341</text:p>
          </table:table-cell>
        </table:table-row>
        <table:table-row table:style-name="ro1">
          <table:table-cell office:value-type="float" office:value="1573805995.23615" calcext:value-type="float">
            <text:p>1573805995.23615</text:p>
          </table:table-cell>
          <table:table-cell office:value-type="float" office:value="22.9393911726026" calcext:value-type="float">
            <text:p>22.9393911726026</text:p>
          </table:table-cell>
          <table:table-cell table:formula="of:=[.A1723]-[.A1722]" office:value-type="float" office:value="0.239233016967773" calcext:value-type="float">
            <text:p>0.239233016967773</text:p>
          </table:table-cell>
        </table:table-row>
        <table:table-row table:style-name="ro1">
          <table:table-cell office:value-type="float" office:value="1573805995.50424" calcext:value-type="float">
            <text:p>1573805995.50424</text:p>
          </table:table-cell>
          <table:table-cell office:value-type="float" office:value="26.2407610356163" calcext:value-type="float">
            <text:p>26.2407610356163</text:p>
          </table:table-cell>
          <table:table-cell table:formula="of:=[.A1724]-[.A1723]" office:value-type="float" office:value="0.268095254898071" calcext:value-type="float">
            <text:p>0.268095254898071</text:p>
          </table:table-cell>
        </table:table-row>
        <table:table-row table:style-name="ro1">
          <table:table-cell office:value-type="float" office:value="1573805995.77297" calcext:value-type="float">
            <text:p>1573805995.77297</text:p>
          </table:table-cell>
          <table:table-cell office:value-type="float" office:value="25.3859665150683" calcext:value-type="float">
            <text:p>25.3859665150683</text:p>
          </table:table-cell>
          <table:table-cell table:formula="of:=[.A1725]-[.A1724]" office:value-type="float" office:value="0.268724918365479" calcext:value-type="float">
            <text:p>0.268724918365479</text:p>
          </table:table-cell>
        </table:table-row>
        <table:table-row table:style-name="ro1">
          <table:table-cell office:value-type="float" office:value="1573805996.0405" calcext:value-type="float">
            <text:p>1573805996.0405</text:p>
          </table:table-cell>
          <table:table-cell office:value-type="float" office:value="25.0571993917806" calcext:value-type="float">
            <text:p>25.0571993917806</text:p>
          </table:table-cell>
          <table:table-cell table:formula="of:=[.A1726]-[.A1725]" office:value-type="float" office:value="0.267528295516968" calcext:value-type="float">
            <text:p>0.267528295516968</text:p>
          </table:table-cell>
        </table:table-row>
        <table:table-row table:style-name="ro1">
          <table:table-cell office:value-type="float" office:value="1573805996.30872" calcext:value-type="float">
            <text:p>1573805996.30872</text:p>
          </table:table-cell>
          <table:table-cell office:value-type="float" office:value="25.5941856931505" calcext:value-type="float">
            <text:p>25.5941856931505</text:p>
          </table:table-cell>
          <table:table-cell table:formula="of:=[.A1727]-[.A1726]" office:value-type="float" office:value="0.268219232559204" calcext:value-type="float">
            <text:p>0.268219232559204</text:p>
          </table:table-cell>
        </table:table-row>
        <table:table-row table:style-name="ro1">
          <table:table-cell office:value-type="float" office:value="1573805996.57631" calcext:value-type="float">
            <text:p>1573805996.57631</text:p>
          </table:table-cell>
          <table:table-cell office:value-type="float" office:value="24.459939117808" calcext:value-type="float">
            <text:p>24.459939117808</text:p>
          </table:table-cell>
          <table:table-cell table:formula="of:=[.A1728]-[.A1727]" office:value-type="float" office:value="0.267598152160645" calcext:value-type="float">
            <text:p>0.267598152160645</text:p>
          </table:table-cell>
        </table:table-row>
        <table:table-row table:style-name="ro1">
          <table:table-cell office:value-type="float" office:value="1573805996.84497" calcext:value-type="float">
            <text:p>1573805996.84497</text:p>
          </table:table-cell>
          <table:table-cell office:value-type="float" office:value="24.4517199397259" calcext:value-type="float">
            <text:p>24.4517199397259</text:p>
          </table:table-cell>
          <table:table-cell table:formula="of:=[.A1729]-[.A1728]" office:value-type="float" office:value="0.268650531768799" calcext:value-type="float">
            <text:p>0.268650531768799</text:p>
          </table:table-cell>
        </table:table-row>
        <table:table-row table:style-name="ro1">
          <table:table-cell office:value-type="float" office:value="1573805997.11273" calcext:value-type="float">
            <text:p>1573805997.11273</text:p>
          </table:table-cell>
          <table:table-cell office:value-type="float" office:value="25.74213089863" calcext:value-type="float">
            <text:p>25.74213089863</text:p>
          </table:table-cell>
          <table:table-cell table:formula="of:=[.A1730]-[.A1729]" office:value-type="float" office:value="0.267764329910278" calcext:value-type="float">
            <text:p>0.267764329910278</text:p>
          </table:table-cell>
        </table:table-row>
        <table:table-row table:style-name="ro1">
          <table:table-cell office:value-type="float" office:value="1573805997.3815" calcext:value-type="float">
            <text:p>1573805997.3815</text:p>
          </table:table-cell>
          <table:table-cell office:value-type="float" office:value="26.1366514465752" calcext:value-type="float">
            <text:p>26.1366514465752</text:p>
          </table:table-cell>
          <table:table-cell table:formula="of:=[.A1731]-[.A1730]" office:value-type="float" office:value="0.268771171569824" calcext:value-type="float">
            <text:p>0.268771171569824</text:p>
          </table:table-cell>
        </table:table-row>
        <table:table-row table:style-name="ro1">
          <table:table-cell office:value-type="float" office:value="1573805997.64886" calcext:value-type="float">
            <text:p>1573805997.64886</text:p>
          </table:table-cell>
          <table:table-cell office:value-type="float" office:value="24.8243226794519" calcext:value-type="float">
            <text:p>24.8243226794519</text:p>
          </table:table-cell>
          <table:table-cell table:formula="of:=[.A1732]-[.A1731]" office:value-type="float" office:value="0.267360925674438" calcext:value-type="float">
            <text:p>0.267360925674438</text:p>
          </table:table-cell>
        </table:table-row>
        <table:table-row table:style-name="ro1">
          <table:table-cell office:value-type="float" office:value="1573805997.91753" calcext:value-type="float">
            <text:p>1573805997.91753</text:p>
          </table:table-cell>
          <table:table-cell office:value-type="float" office:value="25.914733638356" calcext:value-type="float">
            <text:p>25.914733638356</text:p>
          </table:table-cell>
          <table:table-cell table:formula="of:=[.A1733]-[.A1732]" office:value-type="float" office:value="0.268663883209229" calcext:value-type="float">
            <text:p>0.268663883209229</text:p>
          </table:table-cell>
        </table:table-row>
        <table:table-row table:style-name="ro1">
          <table:table-cell office:value-type="float" office:value="1573806008.63945" calcext:value-type="float">
            <text:p>1573806008.63945</text:p>
          </table:table-cell>
          <table:table-cell office:value-type="float" office:value="23.287336378082" calcext:value-type="float">
            <text:p>23.287336378082</text:p>
          </table:table-cell>
          <table:table-cell table:style-name="ce2" table:formula="of:=[.A1734]-[.A1733]" office:value-type="float" office:value="10.7219245433807" calcext:value-type="float">
            <text:p>10.7219245433807</text:p>
          </table:table-cell>
        </table:table-row>
        <table:table-row table:style-name="ro1">
          <table:table-cell office:value-type="float" office:value="1573806008.88058" calcext:value-type="float">
            <text:p>1573806008.88058</text:p>
          </table:table-cell>
          <table:table-cell office:value-type="float" office:value="22.7832267890409" calcext:value-type="float">
            <text:p>22.7832267890409</text:p>
          </table:table-cell>
          <table:table-cell table:formula="of:=[.A1735]-[.A1734]" office:value-type="float" office:value="0.241129159927368" calcext:value-type="float">
            <text:p>0.241129159927368</text:p>
          </table:table-cell>
        </table:table-row>
        <table:table-row table:style-name="ro1">
          <table:table-cell office:value-type="float" office:value="1573806009.1512" calcext:value-type="float">
            <text:p>1573806009.1512</text:p>
          </table:table-cell>
          <table:table-cell office:value-type="float" office:value="22.501035008219" calcext:value-type="float">
            <text:p>22.501035008219</text:p>
          </table:table-cell>
          <table:table-cell table:formula="of:=[.A1736]-[.A1735]" office:value-type="float" office:value="0.270617485046387" calcext:value-type="float">
            <text:p>0.270617485046387</text:p>
          </table:table-cell>
        </table:table-row>
        <table:table-row table:style-name="ro1">
          <table:table-cell office:value-type="float" office:value="1573806009.42115" calcext:value-type="float">
            <text:p>1573806009.42115</text:p>
          </table:table-cell>
          <table:table-cell office:value-type="float" office:value="25.2517199397259" calcext:value-type="float">
            <text:p>25.2517199397259</text:p>
          </table:table-cell>
          <table:table-cell table:formula="of:=[.A1737]-[.A1736]" office:value-type="float" office:value="0.269951105117798" calcext:value-type="float">
            <text:p>0.269951105117798</text:p>
          </table:table-cell>
        </table:table-row>
        <table:table-row table:style-name="ro1">
          <table:table-cell office:value-type="float" office:value="1573806009.69082" calcext:value-type="float">
            <text:p>1573806009.69082</text:p>
          </table:table-cell>
          <table:table-cell office:value-type="float" office:value="28.5202130904108" calcext:value-type="float">
            <text:p>28.5202130904108</text:p>
          </table:table-cell>
          <table:table-cell table:formula="of:=[.A1738]-[.A1737]" office:value-type="float" office:value="0.269673109054565" calcext:value-type="float">
            <text:p>0.269673109054565</text:p>
          </table:table-cell>
        </table:table-row>
        <table:table-row table:style-name="ro1">
          <table:table-cell office:value-type="float" office:value="1573806009.96051" calcext:value-type="float">
            <text:p>1573806009.96051</text:p>
          </table:table-cell>
          <table:table-cell office:value-type="float" office:value="24.928432268493" calcext:value-type="float">
            <text:p>24.928432268493</text:p>
          </table:table-cell>
          <table:table-cell table:formula="of:=[.A1739]-[.A1738]" office:value-type="float" office:value="0.269689559936523" calcext:value-type="float">
            <text:p>0.269689559936523</text:p>
          </table:table-cell>
        </table:table-row>
        <table:table-row table:style-name="ro1">
          <table:table-cell office:value-type="float" office:value="1573806010.23004" calcext:value-type="float">
            <text:p>1573806010.23004</text:p>
          </table:table-cell>
          <table:table-cell office:value-type="float" office:value="28.087336378082" calcext:value-type="float">
            <text:p>28.087336378082</text:p>
          </table:table-cell>
          <table:table-cell table:formula="of:=[.A1740]-[.A1739]" office:value-type="float" office:value="0.269525289535522" calcext:value-type="float">
            <text:p>0.269525289535522</text:p>
          </table:table-cell>
        </table:table-row>
        <table:table-row table:style-name="ro1">
          <table:table-cell office:value-type="float" office:value="1573806010.49945" calcext:value-type="float">
            <text:p>1573806010.49945</text:p>
          </table:table-cell>
          <table:table-cell office:value-type="float" office:value="23.3722678849313" calcext:value-type="float">
            <text:p>23.3722678849313</text:p>
          </table:table-cell>
          <table:table-cell table:formula="of:=[.A1741]-[.A1740]" office:value-type="float" office:value="0.269418239593506" calcext:value-type="float">
            <text:p>0.269418239593506</text:p>
          </table:table-cell>
        </table:table-row>
        <table:table-row table:style-name="ro1">
          <table:table-cell office:value-type="float" office:value="1573806010.76875" calcext:value-type="float">
            <text:p>1573806010.76875</text:p>
          </table:table-cell>
          <table:table-cell office:value-type="float" office:value="25.2270624054793" calcext:value-type="float">
            <text:p>25.2270624054793</text:p>
          </table:table-cell>
          <table:table-cell table:formula="of:=[.A1742]-[.A1741]" office:value-type="float" office:value="0.269297361373901" calcext:value-type="float">
            <text:p>0.269297361373901</text:p>
          </table:table-cell>
        </table:table-row>
        <table:table-row table:style-name="ro1">
          <table:table-cell office:value-type="float" office:value="1573806011.03813" calcext:value-type="float">
            <text:p>1573806011.03813</text:p>
          </table:table-cell>
          <table:table-cell office:value-type="float" office:value="27.5503500767122" calcext:value-type="float">
            <text:p>27.5503500767122</text:p>
          </table:table-cell>
          <table:table-cell table:formula="of:=[.A1743]-[.A1742]" office:value-type="float" office:value="0.269378900527954" calcext:value-type="float">
            <text:p>0.269378900527954</text:p>
          </table:table-cell>
        </table:table-row>
        <table:table-row table:style-name="ro1">
          <table:table-cell office:value-type="float" office:value="1573806011.30775" calcext:value-type="float">
            <text:p>1573806011.30775</text:p>
          </table:table-cell>
          <table:table-cell office:value-type="float" office:value="25.7311719945204" calcext:value-type="float">
            <text:p>25.7311719945204</text:p>
          </table:table-cell>
          <table:table-cell table:formula="of:=[.A1744]-[.A1743]" office:value-type="float" office:value="0.269616603851318" calcext:value-type="float">
            <text:p>0.269616603851318</text:p>
          </table:table-cell>
        </table:table-row>
        <table:table-row table:style-name="ro1">
          <table:table-cell office:value-type="float" office:value="1573806011.57728" calcext:value-type="float">
            <text:p>1573806011.57728</text:p>
          </table:table-cell>
          <table:table-cell office:value-type="float" office:value="23.873637747945" calcext:value-type="float">
            <text:p>23.873637747945</text:p>
          </table:table-cell>
          <table:table-cell table:formula="of:=[.A1745]-[.A1744]" office:value-type="float" office:value="0.269535779953003" calcext:value-type="float">
            <text:p>0.269535779953003</text:p>
          </table:table-cell>
        </table:table-row>
        <table:table-row table:style-name="ro1">
          <table:table-cell office:value-type="float" office:value="1573806011.84768" calcext:value-type="float">
            <text:p>1573806011.84768</text:p>
          </table:table-cell>
          <table:table-cell office:value-type="float" office:value="24.6435007616437" calcext:value-type="float">
            <text:p>24.6435007616437</text:p>
          </table:table-cell>
          <table:table-cell table:formula="of:=[.A1746]-[.A1745]" office:value-type="float" office:value="0.270394325256348" calcext:value-type="float">
            <text:p>0.270394325256348</text:p>
          </table:table-cell>
        </table:table-row>
        <table:table-row table:style-name="ro1">
          <table:table-cell office:value-type="float" office:value="1573806012.11761" calcext:value-type="float">
            <text:p>1573806012.11761</text:p>
          </table:table-cell>
          <table:table-cell office:value-type="float" office:value="24.0900761041094" calcext:value-type="float">
            <text:p>24.0900761041094</text:p>
          </table:table-cell>
          <table:table-cell table:formula="of:=[.A1747]-[.A1746]" office:value-type="float" office:value="0.269935131072998" calcext:value-type="float">
            <text:p>0.269935131072998</text:p>
          </table:table-cell>
        </table:table-row>
        <table:table-row table:style-name="ro1">
          <table:table-cell office:value-type="float" office:value="1573806012.38678" calcext:value-type="float">
            <text:p>1573806012.38678</text:p>
          </table:table-cell>
          <table:table-cell office:value-type="float" office:value="24.2900761041094" calcext:value-type="float">
            <text:p>24.2900761041094</text:p>
          </table:table-cell>
          <table:table-cell table:formula="of:=[.A1748]-[.A1747]" office:value-type="float" office:value="0.269163846969604" calcext:value-type="float">
            <text:p>0.269163846969604</text:p>
          </table:table-cell>
        </table:table-row>
        <table:table-row table:style-name="ro1">
          <table:table-cell office:value-type="float" office:value="1573806012.65619" calcext:value-type="float">
            <text:p>1573806012.65619</text:p>
          </table:table-cell>
          <table:table-cell office:value-type="float" office:value="24.1667884328765" calcext:value-type="float">
            <text:p>24.1667884328765</text:p>
          </table:table-cell>
          <table:table-cell table:formula="of:=[.A1749]-[.A1748]" office:value-type="float" office:value="0.26941704750061" calcext:value-type="float">
            <text:p>0.26941704750061</text:p>
          </table:table-cell>
        </table:table-row>
        <table:table-row table:style-name="ro1">
          <table:table-cell office:value-type="float" office:value="1573806012.92559" calcext:value-type="float">
            <text:p>1573806012.92559</text:p>
          </table:table-cell>
          <table:table-cell office:value-type="float" office:value="24.6955555561642" calcext:value-type="float">
            <text:p>24.6955555561642</text:p>
          </table:table-cell>
          <table:table-cell table:formula="of:=[.A1750]-[.A1749]" office:value-type="float" office:value="0.269401550292969" calcext:value-type="float">
            <text:p>0.269401550292969</text:p>
          </table:table-cell>
        </table:table-row>
        <table:table-row table:style-name="ro1">
          <table:table-cell office:value-type="float" office:value="1573806013.19547" calcext:value-type="float">
            <text:p>1573806013.19547</text:p>
          </table:table-cell>
          <table:table-cell office:value-type="float" office:value="26.355829528767" calcext:value-type="float">
            <text:p>26.355829528767</text:p>
          </table:table-cell>
          <table:table-cell table:formula="of:=[.A1751]-[.A1750]" office:value-type="float" office:value="0.269877910614014" calcext:value-type="float">
            <text:p>0.269877910614014</text:p>
          </table:table-cell>
        </table:table-row>
        <table:table-row table:style-name="ro1">
          <table:table-cell office:value-type="float" office:value="1573806013.59519" calcext:value-type="float">
            <text:p>1573806013.59519</text:p>
          </table:table-cell>
          <table:table-cell office:value-type="float" office:value="24.9448706246574" calcext:value-type="float">
            <text:p>24.9448706246574</text:p>
          </table:table-cell>
          <table:table-cell table:formula="of:=[.A1752]-[.A1751]" office:value-type="float" office:value="0.399718284606934" calcext:value-type="float">
            <text:p>0.399718284606934</text:p>
          </table:table-cell>
        </table:table-row>
        <table:table-row table:style-name="ro1">
          <table:table-cell office:value-type="float" office:value="1573806013.83298" calcext:value-type="float">
            <text:p>1573806013.83298</text:p>
          </table:table-cell>
          <table:table-cell office:value-type="float" office:value="21.7174733643834" calcext:value-type="float">
            <text:p>21.7174733643834</text:p>
          </table:table-cell>
          <table:table-cell table:formula="of:=[.A1753]-[.A1752]" office:value-type="float" office:value="0.237788677215576" calcext:value-type="float">
            <text:p>0.237788677215576</text:p>
          </table:table-cell>
        </table:table-row>
        <table:table-row table:style-name="ro1">
          <table:table-cell office:value-type="float" office:value="1573806014.07065" calcext:value-type="float">
            <text:p>1573806014.07065</text:p>
          </table:table-cell>
          <table:table-cell office:value-type="float" office:value="22.2571993917806" calcext:value-type="float">
            <text:p>22.2571993917806</text:p>
          </table:table-cell>
          <table:table-cell table:formula="of:=[.A1754]-[.A1753]" office:value-type="float" office:value="0.237665891647339" calcext:value-type="float">
            <text:p>0.237665891647339</text:p>
          </table:table-cell>
        </table:table-row>
        <table:table-row table:style-name="ro1">
          <table:table-cell office:value-type="float" office:value="1573806014.30949" calcext:value-type="float">
            <text:p>1573806014.30949</text:p>
          </table:table-cell>
          <table:table-cell office:value-type="float" office:value="21.3448706246574" calcext:value-type="float">
            <text:p>21.3448706246574</text:p>
          </table:table-cell>
          <table:table-cell table:formula="of:=[.A1755]-[.A1754]" office:value-type="float" office:value="0.238842964172363" calcext:value-type="float">
            <text:p>0.238842964172363</text:p>
          </table:table-cell>
        </table:table-row>
        <table:table-row table:style-name="ro1">
          <table:table-cell office:value-type="float" office:value="1573806014.57837" calcext:value-type="float">
            <text:p>1573806014.57837</text:p>
          </table:table-cell>
          <table:table-cell office:value-type="float" office:value="24.5037747342464" calcext:value-type="float">
            <text:p>24.5037747342464</text:p>
          </table:table-cell>
          <table:table-cell table:formula="of:=[.A1756]-[.A1755]" office:value-type="float" office:value="0.268882036209106" calcext:value-type="float">
            <text:p>0.268882036209106</text:p>
          </table:table-cell>
        </table:table-row>
        <table:table-row table:style-name="ro1">
          <table:table-cell office:value-type="float" office:value="1573806014.84764" calcext:value-type="float">
            <text:p>1573806014.84764</text:p>
          </table:table-cell>
          <table:table-cell office:value-type="float" office:value="24.6708980219176" calcext:value-type="float">
            <text:p>24.6708980219176</text:p>
          </table:table-cell>
          <table:table-cell table:formula="of:=[.A1757]-[.A1756]" office:value-type="float" office:value="0.269267559051514" calcext:value-type="float">
            <text:p>0.269267559051514</text:p>
          </table:table-cell>
        </table:table-row>
        <table:table-row table:style-name="ro1">
          <table:table-cell office:value-type="float" office:value="1573806015.11721" calcext:value-type="float">
            <text:p>1573806015.11721</text:p>
          </table:table-cell>
          <table:table-cell office:value-type="float" office:value="24.2298021315067" calcext:value-type="float">
            <text:p>24.2298021315067</text:p>
          </table:table-cell>
          <table:table-cell table:formula="of:=[.A1758]-[.A1757]" office:value-type="float" office:value="0.26957106590271" calcext:value-type="float">
            <text:p>0.26957106590271</text:p>
          </table:table-cell>
        </table:table-row>
        <table:table-row table:style-name="ro1">
          <table:table-cell office:value-type="float" office:value="1573806015.38698" calcext:value-type="float">
            <text:p>1573806015.38698</text:p>
          </table:table-cell>
          <table:table-cell office:value-type="float" office:value="25.8133637753423" calcext:value-type="float">
            <text:p>25.8133637753423</text:p>
          </table:table-cell>
          <table:table-cell table:formula="of:=[.A1759]-[.A1758]" office:value-type="float" office:value="0.269772291183472" calcext:value-type="float">
            <text:p>0.269772291183472</text:p>
          </table:table-cell>
        </table:table-row>
        <table:table-row table:style-name="ro1">
          <table:table-cell office:value-type="float" office:value="1573806015.6569" calcext:value-type="float">
            <text:p>1573806015.6569</text:p>
          </table:table-cell>
          <table:table-cell office:value-type="float" office:value="24.0571993917806" calcext:value-type="float">
            <text:p>24.0571993917806</text:p>
          </table:table-cell>
          <table:table-cell table:formula="of:=[.A1760]-[.A1759]" office:value-type="float" office:value="0.269919395446777" calcext:value-type="float">
            <text:p>0.269919395446777</text:p>
          </table:table-cell>
        </table:table-row>
        <table:table-row table:style-name="ro1">
          <table:table-cell office:value-type="float" office:value="1573806015.92604" calcext:value-type="float">
            <text:p>1573806015.92604</text:p>
          </table:table-cell>
          <table:table-cell office:value-type="float" office:value="25.8791171999998" calcext:value-type="float">
            <text:p>25.8791171999998</text:p>
          </table:table-cell>
          <table:table-cell table:formula="of:=[.A1761]-[.A1760]" office:value-type="float" office:value="0.269137859344482" calcext:value-type="float">
            <text:p>0.269137859344482</text:p>
          </table:table-cell>
        </table:table-row>
        <table:table-row table:style-name="ro1">
          <table:table-cell office:value-type="float" office:value="1573806016.19527" calcext:value-type="float">
            <text:p>1573806016.19527</text:p>
          </table:table-cell>
          <table:table-cell office:value-type="float" office:value="26.9996651452053" calcext:value-type="float">
            <text:p>26.9996651452053</text:p>
          </table:table-cell>
          <table:table-cell table:formula="of:=[.A1762]-[.A1761]" office:value-type="float" office:value="0.269229888916016" calcext:value-type="float">
            <text:p>0.269229888916016</text:p>
          </table:table-cell>
        </table:table-row>
        <table:table-row table:style-name="ro1">
          <table:table-cell office:value-type="float" office:value="1573806016.46486" calcext:value-type="float">
            <text:p>1573806016.46486</text:p>
          </table:table-cell>
          <table:table-cell office:value-type="float" office:value="22.5393911726026" calcext:value-type="float">
            <text:p>22.5393911726026</text:p>
          </table:table-cell>
          <table:table-cell table:formula="of:=[.A1763]-[.A1762]" office:value-type="float" office:value="0.269586801528931" calcext:value-type="float">
            <text:p>0.269586801528931</text:p>
          </table:table-cell>
        </table:table-row>
        <table:table-row table:style-name="ro1">
          <table:table-cell office:value-type="float" office:value="1573806016.73519" calcext:value-type="float">
            <text:p>1573806016.73519</text:p>
          </table:table-cell>
          <table:table-cell office:value-type="float" office:value="25.0024048712327" calcext:value-type="float">
            <text:p>25.0024048712327</text:p>
          </table:table-cell>
          <table:table-cell table:formula="of:=[.A1764]-[.A1763]" office:value-type="float" office:value="0.270334959030151" calcext:value-type="float">
            <text:p>0.270334959030151</text:p>
          </table:table-cell>
        </table:table-row>
        <table:table-row table:style-name="ro1">
          <table:table-cell office:value-type="float" office:value="1573806017.00522" calcext:value-type="float">
            <text:p>1573806017.00522</text:p>
          </table:table-cell>
          <table:table-cell office:value-type="float" office:value="24.0626788438354" calcext:value-type="float">
            <text:p>24.0626788438354</text:p>
          </table:table-cell>
          <table:table-cell table:formula="of:=[.A1765]-[.A1764]" office:value-type="float" office:value="0.270028829574585" calcext:value-type="float">
            <text:p>0.270028829574585</text:p>
          </table:table-cell>
        </table:table-row>
        <table:table-row table:style-name="ro1">
          <table:table-cell office:value-type="float" office:value="1573806017.2742" calcext:value-type="float">
            <text:p>1573806017.2742</text:p>
          </table:table-cell>
          <table:table-cell office:value-type="float" office:value="25.2051445972601" calcext:value-type="float">
            <text:p>25.2051445972601</text:p>
          </table:table-cell>
          <table:table-cell table:formula="of:=[.A1766]-[.A1765]" office:value-type="float" office:value="0.268980979919434" calcext:value-type="float">
            <text:p>0.268980979919434</text:p>
          </table:table-cell>
        </table:table-row>
        <table:table-row table:style-name="ro1">
          <table:table-cell office:value-type="float" office:value="1573806017.54389" calcext:value-type="float">
            <text:p>1573806017.54389</text:p>
          </table:table-cell>
          <table:table-cell office:value-type="float" office:value="26.3476103506848" calcext:value-type="float">
            <text:p>26.3476103506848</text:p>
          </table:table-cell>
          <table:table-cell table:formula="of:=[.A1767]-[.A1766]" office:value-type="float" office:value="0.269688606262207" calcext:value-type="float">
            <text:p>0.269688606262207</text:p>
          </table:table-cell>
        </table:table-row>
        <table:table-row table:style-name="ro1">
          <table:table-cell office:value-type="float" office:value="1573806017.81335" calcext:value-type="float">
            <text:p>1573806017.81335</text:p>
          </table:table-cell>
          <table:table-cell office:value-type="float" office:value="25.2352815835615" calcext:value-type="float">
            <text:p>25.2352815835615</text:p>
          </table:table-cell>
          <table:table-cell table:formula="of:=[.A1768]-[.A1767]" office:value-type="float" office:value="0.269464731216431" calcext:value-type="float">
            <text:p>0.269464731216431</text:p>
          </table:table-cell>
        </table:table-row>
        <table:table-row table:style-name="ro1">
          <table:table-cell office:value-type="float" office:value="1573806018.08314" calcext:value-type="float">
            <text:p>1573806018.08314</text:p>
          </table:table-cell>
          <table:table-cell office:value-type="float" office:value="24.8298021315067" calcext:value-type="float">
            <text:p>24.8298021315067</text:p>
          </table:table-cell>
          <table:table-cell table:formula="of:=[.A1769]-[.A1768]" office:value-type="float" office:value="0.269782781600952" calcext:value-type="float">
            <text:p>0.269782781600952</text:p>
          </table:table-cell>
        </table:table-row>
        <table:table-row table:style-name="ro1">
          <table:table-cell office:value-type="float" office:value="1573806018.35311" calcext:value-type="float">
            <text:p>1573806018.35311</text:p>
          </table:table-cell>
          <table:table-cell office:value-type="float" office:value="25.4517199397258" calcext:value-type="float">
            <text:p>25.4517199397258</text:p>
          </table:table-cell>
          <table:table-cell table:formula="of:=[.A1770]-[.A1769]" office:value-type="float" office:value="0.269973039627075" calcext:value-type="float">
            <text:p>0.269973039627075</text:p>
          </table:table-cell>
        </table:table-row>
        <table:table-row table:style-name="ro1">
          <table:table-cell office:value-type="float" office:value="1573806018.62215" calcext:value-type="float">
            <text:p>1573806018.62215</text:p>
          </table:table-cell>
          <table:table-cell office:value-type="float" office:value="25.1613089808217" calcext:value-type="float">
            <text:p>25.1613089808217</text:p>
          </table:table-cell>
          <table:table-cell table:formula="of:=[.A1771]-[.A1770]" office:value-type="float" office:value="0.269041538238525" calcext:value-type="float">
            <text:p>0.269041538238525</text:p>
          </table:table-cell>
        </table:table-row>
        <table:table-row table:style-name="ro1">
          <table:table-cell office:value-type="float" office:value="1573806018.89214" calcext:value-type="float">
            <text:p>1573806018.89214</text:p>
          </table:table-cell>
          <table:table-cell office:value-type="float" office:value="25.873637747945" calcext:value-type="float">
            <text:p>25.873637747945</text:p>
          </table:table-cell>
          <table:table-cell table:formula="of:=[.A1772]-[.A1771]" office:value-type="float" office:value="0.269984722137451" calcext:value-type="float">
            <text:p>0.269984722137451</text:p>
          </table:table-cell>
        </table:table-row>
        <table:table-row table:style-name="ro1">
          <table:table-cell office:value-type="float" office:value="1573806019.16184" calcext:value-type="float">
            <text:p>1573806019.16184</text:p>
          </table:table-cell>
          <table:table-cell office:value-type="float" office:value="26.7065144602738" calcext:value-type="float">
            <text:p>26.7065144602738</text:p>
          </table:table-cell>
          <table:table-cell table:formula="of:=[.A1773]-[.A1772]" office:value-type="float" office:value="0.269704341888428" calcext:value-type="float">
            <text:p>0.269704341888428</text:p>
          </table:table-cell>
        </table:table-row>
        <table:table-row table:style-name="ro1">
          <table:table-cell office:value-type="float" office:value="1573806019.43114" calcext:value-type="float">
            <text:p>1573806019.43114</text:p>
          </table:table-cell>
          <table:table-cell office:value-type="float" office:value="24.0380213095889" calcext:value-type="float">
            <text:p>24.0380213095889</text:p>
          </table:table-cell>
          <table:table-cell table:formula="of:=[.A1774]-[.A1773]" office:value-type="float" office:value="0.269297122955322" calcext:value-type="float">
            <text:p>0.269297122955322</text:p>
          </table:table-cell>
        </table:table-row>
        <table:table-row table:style-name="ro1">
          <table:table-cell office:value-type="float" office:value="1573806019.70067" calcext:value-type="float">
            <text:p>1573806019.70067</text:p>
          </table:table-cell>
          <table:table-cell office:value-type="float" office:value="24.9804870630135" calcext:value-type="float">
            <text:p>24.9804870630135</text:p>
          </table:table-cell>
          <table:table-cell table:formula="of:=[.A1775]-[.A1774]" office:value-type="float" office:value="0.269530057907104" calcext:value-type="float">
            <text:p>0.269530057907104</text:p>
          </table:table-cell>
        </table:table-row>
        <table:table-row table:style-name="ro1">
          <table:table-cell office:value-type="float" office:value="1573806019.97108" calcext:value-type="float">
            <text:p>1573806019.97108</text:p>
          </table:table-cell>
          <table:table-cell office:value-type="float" office:value="24.4188432273971" calcext:value-type="float">
            <text:p>24.4188432273971</text:p>
          </table:table-cell>
          <table:table-cell table:formula="of:=[.A1776]-[.A1775]" office:value-type="float" office:value="0.270413398742676" calcext:value-type="float">
            <text:p>0.270413398742676</text:p>
          </table:table-cell>
        </table:table-row>
        <table:table-row table:style-name="ro1">
          <table:table-cell office:value-type="float" office:value="1573806020.24085" calcext:value-type="float">
            <text:p>1573806020.24085</text:p>
          </table:table-cell>
          <table:table-cell office:value-type="float" office:value="24.1777473369861" calcext:value-type="float">
            <text:p>24.1777473369861</text:p>
          </table:table-cell>
          <table:table-cell table:formula="of:=[.A1777]-[.A1776]" office:value-type="float" office:value="0.269771575927734" calcext:value-type="float">
            <text:p>0.269771575927734</text:p>
          </table:table-cell>
        </table:table-row>
        <table:table-row table:style-name="ro1">
          <table:table-cell office:value-type="float" office:value="1573806020.51125" calcext:value-type="float">
            <text:p>1573806020.51125</text:p>
          </table:table-cell>
          <table:table-cell office:value-type="float" office:value="23.8982952821916" calcext:value-type="float">
            <text:p>23.8982952821916</text:p>
          </table:table-cell>
          <table:table-cell table:formula="of:=[.A1778]-[.A1777]" office:value-type="float" office:value="0.270394563674927" calcext:value-type="float">
            <text:p>0.270394563674927</text:p>
          </table:table-cell>
        </table:table-row>
        <table:table-row table:style-name="ro1">
          <table:table-cell office:value-type="float" office:value="1573806020.77965" calcext:value-type="float">
            <text:p>1573806020.77965</text:p>
          </table:table-cell>
          <table:table-cell office:value-type="float" office:value="25.5202130904108" calcext:value-type="float">
            <text:p>25.5202130904108</text:p>
          </table:table-cell>
          <table:table-cell table:formula="of:=[.A1779]-[.A1778]" office:value-type="float" office:value="0.268402576446533" calcext:value-type="float">
            <text:p>0.268402576446533</text:p>
          </table:table-cell>
        </table:table-row>
        <table:table-row table:style-name="ro1">
          <table:table-cell office:value-type="float" office:value="1573806021.04903" calcext:value-type="float">
            <text:p>1573806021.04903</text:p>
          </table:table-cell>
          <table:table-cell office:value-type="float" office:value="24.8380213095889" calcext:value-type="float">
            <text:p>24.8380213095889</text:p>
          </table:table-cell>
          <table:table-cell table:formula="of:=[.A1780]-[.A1779]" office:value-type="float" office:value="0.26938271522522" calcext:value-type="float">
            <text:p>0.26938271522522</text:p>
          </table:table-cell>
        </table:table-row>
        <table:table-row table:style-name="ro1">
          <table:table-cell office:value-type="float" office:value="1573806021.31899" calcext:value-type="float">
            <text:p>1573806021.31899</text:p>
          </table:table-cell>
          <table:table-cell office:value-type="float" office:value="23.8078843232875" calcext:value-type="float">
            <text:p>23.8078843232875</text:p>
          </table:table-cell>
          <table:table-cell table:formula="of:=[.A1781]-[.A1780]" office:value-type="float" office:value="0.269957304000854" calcext:value-type="float">
            <text:p>0.269957304000854</text:p>
          </table:table-cell>
        </table:table-row>
        <table:table-row table:style-name="ro1">
          <table:table-cell office:value-type="float" office:value="1573806021.5893" calcext:value-type="float">
            <text:p>1573806021.5893</text:p>
          </table:table-cell>
          <table:table-cell office:value-type="float" office:value="23.9585692547943" calcext:value-type="float">
            <text:p>23.9585692547943</text:p>
          </table:table-cell>
          <table:table-cell table:formula="of:=[.A1782]-[.A1781]" office:value-type="float" office:value="0.270314693450928" calcext:value-type="float">
            <text:p>0.270314693450928</text:p>
          </table:table-cell>
        </table:table-row>
        <table:table-row table:style-name="ro1">
          <table:table-cell office:value-type="float" office:value="1573806021.85908" calcext:value-type="float">
            <text:p>1573806021.85908</text:p>
          </table:table-cell>
          <table:table-cell office:value-type="float" office:value="24.7339117205478" calcext:value-type="float">
            <text:p>24.7339117205478</text:p>
          </table:table-cell>
          <table:table-cell table:formula="of:=[.A1783]-[.A1782]" office:value-type="float" office:value="0.269772529602051" calcext:value-type="float">
            <text:p>0.269772529602051</text:p>
          </table:table-cell>
        </table:table-row>
        <table:table-row table:style-name="ro1">
          <table:table-cell office:value-type="float" office:value="1573806022.12856" calcext:value-type="float">
            <text:p>1573806022.12856</text:p>
          </table:table-cell>
          <table:table-cell office:value-type="float" office:value="25.4215829534245" calcext:value-type="float">
            <text:p>25.4215829534245</text:p>
          </table:table-cell>
          <table:table-cell table:formula="of:=[.A1784]-[.A1783]" office:value-type="float" office:value="0.269487619400024" calcext:value-type="float">
            <text:p>0.269487619400024</text:p>
          </table:table-cell>
        </table:table-row>
        <table:table-row table:style-name="ro1">
          <table:table-cell office:value-type="float" office:value="1573806022.3988" calcext:value-type="float">
            <text:p>1573806022.3988</text:p>
          </table:table-cell>
          <table:table-cell office:value-type="float" office:value="25.1750076109587" calcext:value-type="float">
            <text:p>25.1750076109587</text:p>
          </table:table-cell>
          <table:table-cell table:formula="of:=[.A1785]-[.A1784]" office:value-type="float" office:value="0.270233154296875" calcext:value-type="float">
            <text:p>0.270233154296875</text:p>
          </table:table-cell>
        </table:table-row>
        <table:table-row table:style-name="ro1">
          <table:table-cell office:value-type="float" office:value="1573806022.66875" calcext:value-type="float">
            <text:p>1573806022.66875</text:p>
          </table:table-cell>
          <table:table-cell office:value-type="float" office:value="24.4435007616437" calcext:value-type="float">
            <text:p>24.4435007616437</text:p>
          </table:table-cell>
          <table:table-cell table:formula="of:=[.A1786]-[.A1785]" office:value-type="float" office:value="0.269949436187744" calcext:value-type="float">
            <text:p>0.269949436187744</text:p>
          </table:table-cell>
        </table:table-row>
        <table:table-row table:style-name="ro1">
          <table:table-cell office:value-type="float" office:value="1573806022.93873" calcext:value-type="float">
            <text:p>1573806022.93873</text:p>
          </table:table-cell>
          <table:table-cell office:value-type="float" office:value="25.7366514465752" calcext:value-type="float">
            <text:p>25.7366514465752</text:p>
          </table:table-cell>
          <table:table-cell table:formula="of:=[.A1787]-[.A1786]" office:value-type="float" office:value="0.269986867904663" calcext:value-type="float">
            <text:p>0.269986867904663</text:p>
          </table:table-cell>
        </table:table-row>
        <table:table-row table:style-name="ro1">
          <table:table-cell office:value-type="float" office:value="1573806023.20857" calcext:value-type="float">
            <text:p>1573806023.20857</text:p>
          </table:table-cell>
          <table:table-cell office:value-type="float" office:value="28.0380213095889" calcext:value-type="float">
            <text:p>28.0380213095889</text:p>
          </table:table-cell>
          <table:table-cell table:formula="of:=[.A1788]-[.A1787]" office:value-type="float" office:value="0.269835948944092" calcext:value-type="float">
            <text:p>0.269835948944092</text:p>
          </table:table-cell>
        </table:table-row>
        <table:table-row table:style-name="ro1">
          <table:table-cell office:value-type="float" office:value="1573806023.47821" calcext:value-type="float">
            <text:p>1573806023.47821</text:p>
          </table:table-cell>
          <table:table-cell office:value-type="float" office:value="25.8380213095889" calcext:value-type="float">
            <text:p>25.8380213095889</text:p>
          </table:table-cell>
          <table:table-cell table:formula="of:=[.A1789]-[.A1788]" office:value-type="float" office:value="0.269641637802124" calcext:value-type="float">
            <text:p>0.269641637802124</text:p>
          </table:table-cell>
        </table:table-row>
        <table:table-row table:style-name="ro1">
          <table:table-cell office:value-type="float" office:value="1573806023.74906" calcext:value-type="float">
            <text:p>1573806023.74906</text:p>
          </table:table-cell>
          <table:table-cell office:value-type="float" office:value="24.9311719945204" calcext:value-type="float">
            <text:p>24.9311719945204</text:p>
          </table:table-cell>
          <table:table-cell table:formula="of:=[.A1790]-[.A1789]" office:value-type="float" office:value="0.270845174789429" calcext:value-type="float">
            <text:p>0.270845174789429</text:p>
          </table:table-cell>
        </table:table-row>
        <table:table-row table:style-name="ro1">
          <table:table-cell office:value-type="float" office:value="1573806024.01863" calcext:value-type="float">
            <text:p>1573806024.01863</text:p>
          </table:table-cell>
          <table:table-cell office:value-type="float" office:value="25.5996651452053" calcext:value-type="float">
            <text:p>25.5996651452053</text:p>
          </table:table-cell>
          <table:table-cell table:formula="of:=[.A1791]-[.A1790]" office:value-type="float" office:value="0.269570350646973" calcext:value-type="float">
            <text:p>0.269570350646973</text:p>
          </table:table-cell>
        </table:table-row>
        <table:table-row table:style-name="ro1">
          <table:table-cell office:value-type="float" office:value="1573806024.28816" calcext:value-type="float">
            <text:p>1573806024.28816</text:p>
          </table:table-cell>
          <table:table-cell office:value-type="float" office:value="24.7777473369861" calcext:value-type="float">
            <text:p>24.7777473369861</text:p>
          </table:table-cell>
          <table:table-cell table:formula="of:=[.A1792]-[.A1791]" office:value-type="float" office:value="0.269530534744263" calcext:value-type="float">
            <text:p>0.269530534744263</text:p>
          </table:table-cell>
        </table:table-row>
        <table:table-row table:style-name="ro1">
          <table:table-cell office:value-type="float" office:value="1573806024.55855" calcext:value-type="float">
            <text:p>1573806024.55855</text:p>
          </table:table-cell>
          <table:table-cell office:value-type="float" office:value="22.6654185698628" calcext:value-type="float">
            <text:p>22.6654185698628</text:p>
          </table:table-cell>
          <table:table-cell table:formula="of:=[.A1793]-[.A1792]" office:value-type="float" office:value="0.27039098739624" calcext:value-type="float">
            <text:p>0.27039098739624</text:p>
          </table:table-cell>
        </table:table-row>
        <table:table-row table:style-name="ro1">
          <table:table-cell office:value-type="float" office:value="1573806024.82822" calcext:value-type="float">
            <text:p>1573806024.82822</text:p>
          </table:table-cell>
          <table:table-cell office:value-type="float" office:value="24.1256925424656" calcext:value-type="float">
            <text:p>24.1256925424656</text:p>
          </table:table-cell>
          <table:table-cell table:formula="of:=[.A1794]-[.A1793]" office:value-type="float" office:value="0.269667148590088" calcext:value-type="float">
            <text:p>0.269667148590088</text:p>
          </table:table-cell>
        </table:table-row>
        <table:table-row table:style-name="ro1">
          <table:table-cell office:value-type="float" office:value="1573806025.098" calcext:value-type="float">
            <text:p>1573806025.098</text:p>
          </table:table-cell>
          <table:table-cell office:value-type="float" office:value="26.4708980219176" calcext:value-type="float">
            <text:p>26.4708980219176</text:p>
          </table:table-cell>
          <table:table-cell table:formula="of:=[.A1795]-[.A1794]" office:value-type="float" office:value="0.269786834716797" calcext:value-type="float">
            <text:p>0.269786834716797</text:p>
          </table:table-cell>
        </table:table-row>
        <table:table-row table:style-name="ro1">
          <table:table-cell office:value-type="float" office:value="1573806025.36807" calcext:value-type="float">
            <text:p>1573806025.36807</text:p>
          </table:table-cell>
          <table:table-cell office:value-type="float" office:value="23.3448706246574" calcext:value-type="float">
            <text:p>23.3448706246574</text:p>
          </table:table-cell>
          <table:table-cell table:formula="of:=[.A1796]-[.A1795]" office:value-type="float" office:value="0.270068645477295" calcext:value-type="float">
            <text:p>0.270068645477295</text:p>
          </table:table-cell>
        </table:table-row>
        <table:table-row table:style-name="ro1">
          <table:table-cell office:value-type="float" office:value="1573806025.63774" calcext:value-type="float">
            <text:p>1573806025.63774</text:p>
          </table:table-cell>
          <table:table-cell office:value-type="float" office:value="24.0106240493149" calcext:value-type="float">
            <text:p>24.0106240493149</text:p>
          </table:table-cell>
          <table:table-cell table:formula="of:=[.A1797]-[.A1796]" office:value-type="float" office:value="0.269672632217407" calcext:value-type="float">
            <text:p>0.269672632217407</text:p>
          </table:table-cell>
        </table:table-row>
        <table:table-row table:style-name="ro1">
          <table:table-cell office:value-type="float" office:value="1573806025.90763" calcext:value-type="float">
            <text:p>1573806025.90763</text:p>
          </table:table-cell>
          <table:table-cell office:value-type="float" office:value="24.8243226794519" calcext:value-type="float">
            <text:p>24.8243226794519</text:p>
          </table:table-cell>
          <table:table-cell table:formula="of:=[.A1798]-[.A1797]" office:value-type="float" office:value="0.269891500473022" calcext:value-type="float">
            <text:p>0.269891500473022</text:p>
          </table:table-cell>
        </table:table-row>
        <table:table-row table:style-name="ro1">
          <table:table-cell office:value-type="float" office:value="1573806026.17752" calcext:value-type="float">
            <text:p>1573806026.17752</text:p>
          </table:table-cell>
          <table:table-cell office:value-type="float" office:value="24.2489802136985" calcext:value-type="float">
            <text:p>24.2489802136985</text:p>
          </table:table-cell>
          <table:table-cell table:formula="of:=[.A1799]-[.A1798]" office:value-type="float" office:value="0.269889354705811" calcext:value-type="float">
            <text:p>0.269889354705811</text:p>
          </table:table-cell>
        </table:table-row>
        <table:table-row table:style-name="ro1">
          <table:table-cell office:value-type="float" office:value="1573806026.44778" calcext:value-type="float">
            <text:p>1573806026.44778</text:p>
          </table:table-cell>
          <table:table-cell office:value-type="float" office:value="24.3695281589039" calcext:value-type="float">
            <text:p>24.3695281589039</text:p>
          </table:table-cell>
          <table:table-cell table:formula="of:=[.A1800]-[.A1799]" office:value-type="float" office:value="0.270255327224731" calcext:value-type="float">
            <text:p>0.270255327224731</text:p>
          </table:table-cell>
        </table:table-row>
        <table:table-row table:style-name="ro1">
          <table:table-cell office:value-type="float" office:value="1573806026.71671" calcext:value-type="float">
            <text:p>1573806026.71671</text:p>
          </table:table-cell>
          <table:table-cell office:value-type="float" office:value="24.328432268493" calcext:value-type="float">
            <text:p>24.328432268493</text:p>
          </table:table-cell>
          <table:table-cell table:formula="of:=[.A1801]-[.A1800]" office:value-type="float" office:value="0.268928527832031" calcext:value-type="float">
            <text:p>0.268928527832031</text:p>
          </table:table-cell>
        </table:table-row>
        <table:table-row table:style-name="ro1">
          <table:table-cell office:value-type="float" office:value="1573806026.98672" calcext:value-type="float">
            <text:p>1573806026.98672</text:p>
          </table:table-cell>
          <table:table-cell office:value-type="float" office:value="25.6763774739724" calcext:value-type="float">
            <text:p>25.6763774739724</text:p>
          </table:table-cell>
          <table:table-cell table:formula="of:=[.A1802]-[.A1801]" office:value-type="float" office:value="0.270007371902466" calcext:value-type="float">
            <text:p>0.270007371902466</text:p>
          </table:table-cell>
        </table:table-row>
        <table:table-row table:style-name="ro1">
          <table:table-cell office:value-type="float" office:value="1573806027.25654" calcext:value-type="float">
            <text:p>1573806027.25654</text:p>
          </table:table-cell>
          <table:table-cell office:value-type="float" office:value="25.8708980219176" calcext:value-type="float">
            <text:p>25.8708980219176</text:p>
          </table:table-cell>
          <table:table-cell table:formula="of:=[.A1803]-[.A1802]" office:value-type="float" office:value="0.269829511642456" calcext:value-type="float">
            <text:p>0.269829511642456</text:p>
          </table:table-cell>
        </table:table-row>
        <table:table-row table:style-name="ro1">
          <table:table-cell office:value-type="float" office:value="1573806027.52643" calcext:value-type="float">
            <text:p>1573806027.52643</text:p>
          </table:table-cell>
          <table:table-cell office:value-type="float" office:value="25.2818569260272" calcext:value-type="float">
            <text:p>25.2818569260272</text:p>
          </table:table-cell>
          <table:table-cell table:formula="of:=[.A1804]-[.A1803]" office:value-type="float" office:value="0.269886016845703" calcext:value-type="float">
            <text:p>0.269886016845703</text:p>
          </table:table-cell>
        </table:table-row>
        <table:table-row table:style-name="ro1">
          <table:table-cell office:value-type="float" office:value="1573806027.79559" calcext:value-type="float">
            <text:p>1573806027.79559</text:p>
          </table:table-cell>
          <table:table-cell office:value-type="float" office:value="23.4407610356163" calcext:value-type="float">
            <text:p>23.4407610356163</text:p>
          </table:table-cell>
          <table:table-cell table:formula="of:=[.A1805]-[.A1804]" office:value-type="float" office:value="0.269159078598022" calcext:value-type="float">
            <text:p>0.269159078598022</text:p>
          </table:table-cell>
        </table:table-row>
        <table:table-row table:style-name="ro1">
          <table:table-cell office:value-type="float" office:value="1573806028.06524" calcext:value-type="float">
            <text:p>1573806028.06524</text:p>
          </table:table-cell>
          <table:table-cell office:value-type="float" office:value="24.3366514465752" calcext:value-type="float">
            <text:p>24.3366514465752</text:p>
          </table:table-cell>
          <table:table-cell table:formula="of:=[.A1806]-[.A1805]" office:value-type="float" office:value="0.269645690917969" calcext:value-type="float">
            <text:p>0.269645690917969</text:p>
          </table:table-cell>
        </table:table-row>
        <table:table-row table:style-name="ro1">
          <table:table-cell office:value-type="float" office:value="1573806028.45192" calcext:value-type="float">
            <text:p>1573806028.45192</text:p>
          </table:table-cell>
          <table:table-cell office:value-type="float" office:value="23.6654185698628" calcext:value-type="float">
            <text:p>23.6654185698628</text:p>
          </table:table-cell>
          <table:table-cell table:formula="of:=[.A1807]-[.A1806]" office:value-type="float" office:value="0.386688709259033" calcext:value-type="float">
            <text:p>0.386688709259033</text:p>
          </table:table-cell>
        </table:table-row>
        <table:table-row table:style-name="ro1">
          <table:table-cell office:value-type="float" office:value="1573806028.68981" calcext:value-type="float">
            <text:p>1573806028.68981</text:p>
          </table:table-cell>
          <table:table-cell office:value-type="float" office:value="23.3366514465752" calcext:value-type="float">
            <text:p>23.3366514465752</text:p>
          </table:table-cell>
          <table:table-cell table:formula="of:=[.A1808]-[.A1807]" office:value-type="float" office:value="0.237883806228638" calcext:value-type="float">
            <text:p>0.237883806228638</text:p>
          </table:table-cell>
        </table:table-row>
        <table:table-row table:style-name="ro1">
          <table:table-cell office:value-type="float" office:value="1573806028.92941" calcext:value-type="float">
            <text:p>1573806028.92941</text:p>
          </table:table-cell>
          <table:table-cell office:value-type="float" office:value="24.1366514465752" calcext:value-type="float">
            <text:p>24.1366514465752</text:p>
          </table:table-cell>
          <table:table-cell table:formula="of:=[.A1809]-[.A1808]" office:value-type="float" office:value="0.239601612091064" calcext:value-type="float">
            <text:p>0.239601612091064</text:p>
          </table:table-cell>
        </table:table-row>
        <table:table-row table:style-name="ro1">
          <table:table-cell office:value-type="float" office:value="1573806029.19814" calcext:value-type="float">
            <text:p>1573806029.19814</text:p>
          </table:table-cell>
          <table:table-cell office:value-type="float" office:value="25.6161035013697" calcext:value-type="float">
            <text:p>25.6161035013697</text:p>
          </table:table-cell>
          <table:table-cell table:formula="of:=[.A1810]-[.A1809]" office:value-type="float" office:value="0.268731594085693" calcext:value-type="float">
            <text:p>0.268731594085693</text:p>
          </table:table-cell>
        </table:table-row>
        <table:table-row table:style-name="ro1">
          <table:table-cell office:value-type="float" office:value="1573806029.46803" calcext:value-type="float">
            <text:p>1573806029.46803</text:p>
          </table:table-cell>
          <table:table-cell office:value-type="float" office:value="26.7256925424656" calcext:value-type="float">
            <text:p>26.7256925424656</text:p>
          </table:table-cell>
          <table:table-cell table:formula="of:=[.A1811]-[.A1810]" office:value-type="float" office:value="0.269892692565918" calcext:value-type="float">
            <text:p>0.269892692565918</text:p>
          </table:table-cell>
        </table:table-row>
        <table:table-row table:style-name="ro1">
          <table:table-cell office:value-type="float" office:value="1573806029.73737" calcext:value-type="float">
            <text:p>1573806029.73737</text:p>
          </table:table-cell>
          <table:table-cell office:value-type="float" office:value="24.0352815835615" calcext:value-type="float">
            <text:p>24.0352815835615</text:p>
          </table:table-cell>
          <table:table-cell table:formula="of:=[.A1812]-[.A1811]" office:value-type="float" office:value="0.269336938858032" calcext:value-type="float">
            <text:p>0.269336938858032</text:p>
          </table:table-cell>
        </table:table-row>
        <table:table-row table:style-name="ro1">
          <table:table-cell office:value-type="float" office:value="1573806030.0078" calcext:value-type="float">
            <text:p>1573806030.0078</text:p>
          </table:table-cell>
          <table:table-cell office:value-type="float" office:value="25.7339117205478" calcext:value-type="float">
            <text:p>25.7339117205478</text:p>
          </table:table-cell>
          <table:table-cell table:formula="of:=[.A1813]-[.A1812]" office:value-type="float" office:value="0.270424365997314" calcext:value-type="float">
            <text:p>0.270424365997314</text:p>
          </table:table-cell>
        </table:table-row>
        <table:table-row table:style-name="ro1">
          <table:table-cell office:value-type="float" office:value="1573806030.27697" calcext:value-type="float">
            <text:p>1573806030.27697</text:p>
          </table:table-cell>
          <table:table-cell office:value-type="float" office:value="24.8791171999998" calcext:value-type="float">
            <text:p>24.8791171999998</text:p>
          </table:table-cell>
          <table:table-cell table:formula="of:=[.A1814]-[.A1813]" office:value-type="float" office:value="0.269175052642822" calcext:value-type="float">
            <text:p>0.269175052642822</text:p>
          </table:table-cell>
        </table:table-row>
        <table:table-row table:style-name="ro1">
          <table:table-cell office:value-type="float" office:value="1573806030.54616" calcext:value-type="float">
            <text:p>1573806030.54616</text:p>
          </table:table-cell>
          <table:table-cell office:value-type="float" office:value="25.5092541863012" calcext:value-type="float">
            <text:p>25.5092541863012</text:p>
          </table:table-cell>
          <table:table-cell table:formula="of:=[.A1815]-[.A1814]" office:value-type="float" office:value="0.269189357757568" calcext:value-type="float">
            <text:p>0.269189357757568</text:p>
          </table:table-cell>
        </table:table-row>
        <table:table-row table:style-name="ro1">
          <table:table-cell office:value-type="float" office:value="1573806030.81538" calcext:value-type="float">
            <text:p>1573806030.81538</text:p>
          </table:table-cell>
          <table:table-cell office:value-type="float" office:value="25.2243226794519" calcext:value-type="float">
            <text:p>25.2243226794519</text:p>
          </table:table-cell>
          <table:table-cell table:formula="of:=[.A1816]-[.A1815]" office:value-type="float" office:value="0.269220113754272" calcext:value-type="float">
            <text:p>0.269220113754272</text:p>
          </table:table-cell>
        </table:table-row>
        <table:table-row table:style-name="ro1">
          <table:table-cell office:value-type="float" office:value="1573806031.08525" calcext:value-type="float">
            <text:p>1573806031.08525</text:p>
          </table:table-cell>
          <table:table-cell office:value-type="float" office:value="26.4928158301368" calcext:value-type="float">
            <text:p>26.4928158301368</text:p>
          </table:table-cell>
          <table:table-cell table:formula="of:=[.A1817]-[.A1816]" office:value-type="float" office:value="0.269874572753906" calcext:value-type="float">
            <text:p>0.269874572753906</text:p>
          </table:table-cell>
        </table:table-row>
        <table:table-row table:style-name="ro1">
          <table:table-cell office:value-type="float" office:value="1573806031.35568" calcext:value-type="float">
            <text:p>1573806031.35568</text:p>
          </table:table-cell>
          <table:table-cell office:value-type="float" office:value="24.0626788438354" calcext:value-type="float">
            <text:p>24.0626788438354</text:p>
          </table:table-cell>
          <table:table-cell table:formula="of:=[.A1818]-[.A1817]" office:value-type="float" office:value="0.270425319671631" calcext:value-type="float">
            <text:p>0.270425319671631</text:p>
          </table:table-cell>
        </table:table-row>
        <table:table-row table:style-name="ro1">
          <table:table-cell office:value-type="float" office:value="1573806031.62487" calcext:value-type="float">
            <text:p>1573806031.62487</text:p>
          </table:table-cell>
          <table:table-cell office:value-type="float" office:value="687.476377473973" calcext:value-type="float">
            <text:p>687.476377473973</text:p>
          </table:table-cell>
          <table:table-cell table:formula="of:=[.A1819]-[.A1818]" office:value-type="float" office:value="0.269191741943359" calcext:value-type="float">
            <text:p>0.269191741943359</text:p>
          </table:table-cell>
        </table:table-row>
        <table:table-row table:style-name="ro1">
          <table:table-cell office:value-type="float" office:value="1573806032.0497" calcext:value-type="float">
            <text:p>1573806032.0497</text:p>
          </table:table-cell>
          <table:table-cell office:value-type="float" office:value="26.4626788438354" calcext:value-type="float">
            <text:p>26.4626788438354</text:p>
          </table:table-cell>
          <table:table-cell table:formula="of:=[.A1820]-[.A1819]" office:value-type="float" office:value="0.424828290939331" calcext:value-type="float">
            <text:p>0.424828290939331</text:p>
          </table:table-cell>
        </table:table-row>
        <table:table-row table:style-name="ro1">
          <table:table-cell office:value-type="float" office:value="1573806032.30282" calcext:value-type="float">
            <text:p>1573806032.30282</text:p>
          </table:table-cell>
          <table:table-cell office:value-type="float" office:value="24.1558295287669" calcext:value-type="float">
            <text:p>24.1558295287669</text:p>
          </table:table-cell>
          <table:table-cell table:formula="of:=[.A1821]-[.A1820]" office:value-type="float" office:value="0.25311803817749" calcext:value-type="float">
            <text:p>0.25311803817749</text:p>
          </table:table-cell>
        </table:table-row>
        <table:table-row table:style-name="ro1">
          <table:table-cell office:value-type="float" office:value="1573806032.54073" calcext:value-type="float">
            <text:p>1573806032.54073</text:p>
          </table:table-cell>
          <table:table-cell office:value-type="float" office:value="22.1393911726026" calcext:value-type="float">
            <text:p>22.1393911726026</text:p>
          </table:table-cell>
          <table:table-cell table:formula="of:=[.A1822]-[.A1821]" office:value-type="float" office:value="0.237913608551025" calcext:value-type="float">
            <text:p>0.237913608551025</text:p>
          </table:table-cell>
        </table:table-row>
        <table:table-row table:style-name="ro1">
          <table:table-cell office:value-type="float" office:value="1573806032.78007" calcext:value-type="float">
            <text:p>1573806032.78007</text:p>
          </table:table-cell>
          <table:table-cell office:value-type="float" office:value="24.928432268493" calcext:value-type="float">
            <text:p>24.928432268493</text:p>
          </table:table-cell>
          <table:table-cell table:formula="of:=[.A1823]-[.A1822]" office:value-type="float" office:value="0.239340305328369" calcext:value-type="float">
            <text:p>0.239340305328369</text:p>
          </table:table-cell>
        </table:table-row>
        <table:table-row table:style-name="ro1">
          <table:table-cell office:value-type="float" office:value="1573806033.0503" calcext:value-type="float">
            <text:p>1573806033.0503</text:p>
          </table:table-cell>
          <table:table-cell office:value-type="float" office:value="24.2270624054793" calcext:value-type="float">
            <text:p>24.2270624054793</text:p>
          </table:table-cell>
          <table:table-cell table:formula="of:=[.A1824]-[.A1823]" office:value-type="float" office:value="0.270225048065186" calcext:value-type="float">
            <text:p>0.270225048065186</text:p>
          </table:table-cell>
        </table:table-row>
        <table:table-row table:style-name="ro1">
          <table:table-cell office:value-type="float" office:value="1573806033.32004" calcext:value-type="float">
            <text:p>1573806033.32004</text:p>
          </table:table-cell>
          <table:table-cell office:value-type="float" office:value="23.1941856931505" calcext:value-type="float">
            <text:p>23.1941856931505</text:p>
          </table:table-cell>
          <table:table-cell table:formula="of:=[.A1825]-[.A1824]" office:value-type="float" office:value="0.269744396209717" calcext:value-type="float">
            <text:p>0.269744396209717</text:p>
          </table:table-cell>
        </table:table-row>
        <table:table-row table:style-name="ro1">
          <table:table-cell office:value-type="float" office:value="1573806033.58996" calcext:value-type="float">
            <text:p>1573806033.58996</text:p>
          </table:table-cell>
          <table:table-cell office:value-type="float" office:value="23.2051445972601" calcext:value-type="float">
            <text:p>23.2051445972601</text:p>
          </table:table-cell>
          <table:table-cell table:formula="of:=[.A1826]-[.A1825]" office:value-type="float" office:value="0.269919395446777" calcext:value-type="float">
            <text:p>0.269919395446777</text:p>
          </table:table-cell>
        </table:table-row>
        <table:table-row table:style-name="ro1">
          <table:table-cell office:value-type="float" office:value="1573806033.86004" calcext:value-type="float">
            <text:p>1573806033.86004</text:p>
          </table:table-cell>
          <table:table-cell office:value-type="float" office:value="24.328432268493" calcext:value-type="float">
            <text:p>24.328432268493</text:p>
          </table:table-cell>
          <table:table-cell table:formula="of:=[.A1827]-[.A1826]" office:value-type="float" office:value="0.270080327987671" calcext:value-type="float">
            <text:p>0.270080327987671</text:p>
          </table:table-cell>
        </table:table-row>
        <table:table-row table:style-name="ro1">
          <table:table-cell office:value-type="float" office:value="1573806034.1295" calcext:value-type="float">
            <text:p>1573806034.1295</text:p>
          </table:table-cell>
          <table:table-cell office:value-type="float" office:value="25.1037747342464" calcext:value-type="float">
            <text:p>25.1037747342464</text:p>
          </table:table-cell>
          <table:table-cell table:formula="of:=[.A1828]-[.A1827]" office:value-type="float" office:value="0.26945948600769" calcext:value-type="float">
            <text:p>0.26945948600769</text:p>
          </table:table-cell>
        </table:table-row>
        <table:table-row table:style-name="ro1">
          <table:table-cell office:value-type="float" office:value="1573806034.39925" calcext:value-type="float">
            <text:p>1573806034.39925</text:p>
          </table:table-cell>
          <table:table-cell office:value-type="float" office:value="25.7804870630135" calcext:value-type="float">
            <text:p>25.7804870630135</text:p>
          </table:table-cell>
          <table:table-cell table:formula="of:=[.A1829]-[.A1828]" office:value-type="float" office:value="0.269744634628296" calcext:value-type="float">
            <text:p>0.269744634628296</text:p>
          </table:table-cell>
        </table:table-row>
        <table:table-row table:style-name="ro1">
          <table:table-cell office:value-type="float" office:value="1573806034.6697" calcext:value-type="float">
            <text:p>1573806034.6697</text:p>
          </table:table-cell>
          <table:table-cell office:value-type="float" office:value="24.2900761041094" calcext:value-type="float">
            <text:p>24.2900761041094</text:p>
          </table:table-cell>
          <table:table-cell table:formula="of:=[.A1830]-[.A1829]" office:value-type="float" office:value="0.270453214645386" calcext:value-type="float">
            <text:p>0.270453214645386</text:p>
          </table:table-cell>
        </table:table-row>
        <table:table-row table:style-name="ro1">
          <table:table-cell office:value-type="float" office:value="1573806034.93919" calcext:value-type="float">
            <text:p>1573806034.93919</text:p>
          </table:table-cell>
          <table:table-cell office:value-type="float" office:value="25.34213089863" calcext:value-type="float">
            <text:p>25.34213089863</text:p>
          </table:table-cell>
          <table:table-cell table:formula="of:=[.A1831]-[.A1830]" office:value-type="float" office:value="0.269487142562866" calcext:value-type="float">
            <text:p>0.269487142562866</text:p>
          </table:table-cell>
        </table:table-row>
        <table:table-row table:style-name="ro1">
          <table:table-cell office:value-type="float" office:value="1573806035.2085" calcext:value-type="float">
            <text:p>1573806035.2085</text:p>
          </table:table-cell>
          <table:table-cell office:value-type="float" office:value="23.7804870630135" calcext:value-type="float">
            <text:p>23.7804870630135</text:p>
          </table:table-cell>
          <table:table-cell table:formula="of:=[.A1832]-[.A1831]" office:value-type="float" office:value="0.269309997558594" calcext:value-type="float">
            <text:p>0.269309997558594</text:p>
          </table:table-cell>
        </table:table-row>
        <table:table-row table:style-name="ro1">
          <table:table-cell office:value-type="float" office:value="1573806035.47848" calcext:value-type="float">
            <text:p>1573806035.47848</text:p>
          </table:table-cell>
          <table:table-cell office:value-type="float" office:value="24.487336378082" calcext:value-type="float">
            <text:p>24.487336378082</text:p>
          </table:table-cell>
          <table:table-cell table:formula="of:=[.A1833]-[.A1832]" office:value-type="float" office:value="0.269985914230347" calcext:value-type="float">
            <text:p>0.269985914230347</text:p>
          </table:table-cell>
        </table:table-row>
        <table:table-row table:style-name="ro1">
          <table:table-cell office:value-type="float" office:value="1573806035.74892" calcext:value-type="float">
            <text:p>1573806035.74892</text:p>
          </table:table-cell>
          <table:table-cell office:value-type="float" office:value="25.7476103506848" calcext:value-type="float">
            <text:p>25.7476103506848</text:p>
          </table:table-cell>
          <table:table-cell table:formula="of:=[.A1834]-[.A1833]" office:value-type="float" office:value="0.270442485809326" calcext:value-type="float">
            <text:p>0.270442485809326</text:p>
          </table:table-cell>
        </table:table-row>
        <table:table-row table:style-name="ro1">
          <table:table-cell office:value-type="float" office:value="1573806036.01825" calcext:value-type="float">
            <text:p>1573806036.01825</text:p>
          </table:table-cell>
          <table:table-cell office:value-type="float" office:value="25.887336378082" calcext:value-type="float">
            <text:p>25.887336378082</text:p>
          </table:table-cell>
          <table:table-cell table:formula="of:=[.A1835]-[.A1834]" office:value-type="float" office:value="0.269330501556396" calcext:value-type="float">
            <text:p>0.269330501556396</text:p>
          </table:table-cell>
        </table:table-row>
        <table:table-row table:style-name="ro1">
          <table:table-cell office:value-type="float" office:value="1573806036.28827" calcext:value-type="float">
            <text:p>1573806036.28827</text:p>
          </table:table-cell>
          <table:table-cell office:value-type="float" office:value="25.4215829534245" calcext:value-type="float">
            <text:p>25.4215829534245</text:p>
          </table:table-cell>
          <table:table-cell table:formula="of:=[.A1836]-[.A1835]" office:value-type="float" office:value="0.270017385482788" calcext:value-type="float">
            <text:p>0.270017385482788</text:p>
          </table:table-cell>
        </table:table-row>
        <table:table-row table:style-name="ro1">
          <table:table-cell office:value-type="float" office:value="1573806036.55736" calcext:value-type="float">
            <text:p>1573806036.55736</text:p>
          </table:table-cell>
          <table:table-cell office:value-type="float" office:value="25.4078843232875" calcext:value-type="float">
            <text:p>25.4078843232875</text:p>
          </table:table-cell>
          <table:table-cell table:formula="of:=[.A1837]-[.A1836]" office:value-type="float" office:value="0.269086837768555" calcext:value-type="float">
            <text:p>0.269086837768555</text:p>
          </table:table-cell>
        </table:table-row>
        <table:table-row table:style-name="ro1">
          <table:table-cell office:value-type="float" office:value="1573806036.8272" calcext:value-type="float">
            <text:p>1573806036.8272</text:p>
          </table:table-cell>
          <table:table-cell office:value-type="float" office:value="24.5202130904108" calcext:value-type="float">
            <text:p>24.5202130904108</text:p>
          </table:table-cell>
          <table:table-cell table:formula="of:=[.A1838]-[.A1837]" office:value-type="float" office:value="0.269843578338623" calcext:value-type="float">
            <text:p>0.269843578338623</text:p>
          </table:table-cell>
        </table:table-row>
        <table:table-row table:style-name="ro1">
          <table:table-cell office:value-type="float" office:value="1573806037.09615" calcext:value-type="float">
            <text:p>1573806037.09615</text:p>
          </table:table-cell>
          <table:table-cell office:value-type="float" office:value="24.9037747342464" calcext:value-type="float">
            <text:p>24.9037747342464</text:p>
          </table:table-cell>
          <table:table-cell table:formula="of:=[.A1839]-[.A1838]" office:value-type="float" office:value="0.268948554992676" calcext:value-type="float">
            <text:p>0.268948554992676</text:p>
          </table:table-cell>
        </table:table-row>
        <table:table-row table:style-name="ro1">
          <table:table-cell office:value-type="float" office:value="1573806037.36597" calcext:value-type="float">
            <text:p>1573806037.36597</text:p>
          </table:table-cell>
          <table:table-cell office:value-type="float" office:value="52.8708980219176" calcext:value-type="float">
            <text:p>52.8708980219176</text:p>
          </table:table-cell>
          <table:table-cell table:formula="of:=[.A1840]-[.A1839]" office:value-type="float" office:value="0.269818544387817" calcext:value-type="float">
            <text:p>0.269818544387817</text:p>
          </table:table-cell>
        </table:table-row>
        <table:table-row table:style-name="ro1">
          <table:table-cell office:value-type="float" office:value="1573806037.77279" calcext:value-type="float">
            <text:p>1573806037.77279</text:p>
          </table:table-cell>
          <table:table-cell office:value-type="float" office:value="25.1640487068491" calcext:value-type="float">
            <text:p>25.1640487068491</text:p>
          </table:table-cell>
          <table:table-cell table:formula="of:=[.A1841]-[.A1840]" office:value-type="float" office:value="0.406818866729736" calcext:value-type="float">
            <text:p>0.406818866729736</text:p>
          </table:table-cell>
        </table:table-row>
        <table:table-row table:style-name="ro1">
          <table:table-cell office:value-type="float" office:value="1573806038.01046" calcext:value-type="float">
            <text:p>1573806038.01046</text:p>
          </table:table-cell>
          <table:table-cell office:value-type="float" office:value="21.6928158301368" calcext:value-type="float">
            <text:p>21.6928158301368</text:p>
          </table:table-cell>
          <table:table-cell table:formula="of:=[.A1842]-[.A1841]" office:value-type="float" office:value="0.237676858901978" calcext:value-type="float">
            <text:p>0.237676858901978</text:p>
          </table:table-cell>
        </table:table-row>
        <table:table-row table:style-name="ro1">
          <table:table-cell office:value-type="float" office:value="1573806038.24833" calcext:value-type="float">
            <text:p>1573806038.24833</text:p>
          </table:table-cell>
          <table:table-cell office:value-type="float" office:value="23.6161035013697" calcext:value-type="float">
            <text:p>23.6161035013697</text:p>
          </table:table-cell>
          <table:table-cell table:formula="of:=[.A1843]-[.A1842]" office:value-type="float" office:value="0.237862110137939" calcext:value-type="float">
            <text:p>0.237862110137939</text:p>
          </table:table-cell>
        </table:table-row>
        <table:table-row table:style-name="ro1">
          <table:table-cell office:value-type="float" office:value="1573806038.4867" calcext:value-type="float">
            <text:p>1573806038.4867</text:p>
          </table:table-cell>
          <table:table-cell office:value-type="float" office:value="23.1695281589039" calcext:value-type="float">
            <text:p>23.1695281589039</text:p>
          </table:table-cell>
          <table:table-cell table:formula="of:=[.A1844]-[.A1843]" office:value-type="float" office:value="0.23837399482727" calcext:value-type="float">
            <text:p>0.23837399482727</text:p>
          </table:table-cell>
        </table:table-row>
        <table:table-row table:style-name="ro1">
          <table:table-cell office:value-type="float" office:value="1573806038.75772" calcext:value-type="float">
            <text:p>1573806038.75772</text:p>
          </table:table-cell>
          <table:table-cell office:value-type="float" office:value="25.659939117808" calcext:value-type="float">
            <text:p>25.659939117808</text:p>
          </table:table-cell>
          <table:table-cell table:formula="of:=[.A1845]-[.A1844]" office:value-type="float" office:value="0.271023273468018" calcext:value-type="float">
            <text:p>0.271023273468018</text:p>
          </table:table-cell>
        </table:table-row>
        <table:table-row table:style-name="ro1">
          <table:table-cell office:value-type="float" office:value="1573806039.02609" calcext:value-type="float">
            <text:p>1573806039.02609</text:p>
          </table:table-cell>
          <table:table-cell office:value-type="float" office:value="24.1174733643834" calcext:value-type="float">
            <text:p>24.1174733643834</text:p>
          </table:table-cell>
          <table:table-cell table:formula="of:=[.A1846]-[.A1845]" office:value-type="float" office:value="0.268369197845459" calcext:value-type="float">
            <text:p>0.268369197845459</text:p>
          </table:table-cell>
        </table:table-row>
        <table:table-row table:style-name="ro1">
          <table:table-cell office:value-type="float" office:value="1573806039.29378" calcext:value-type="float">
            <text:p>1573806039.29378</text:p>
          </table:table-cell>
          <table:table-cell office:value-type="float" office:value="24.6763774739724" calcext:value-type="float">
            <text:p>24.6763774739724</text:p>
          </table:table-cell>
          <table:table-cell table:formula="of:=[.A1847]-[.A1846]" office:value-type="float" office:value="0.267687320709229" calcext:value-type="float">
            <text:p>0.267687320709229</text:p>
          </table:table-cell>
        </table:table-row>
        <table:table-row table:style-name="ro1">
          <table:table-cell office:value-type="float" office:value="1573806039.56133" calcext:value-type="float">
            <text:p>1573806039.56133</text:p>
          </table:table-cell>
          <table:table-cell office:value-type="float" office:value="24.673637747945" calcext:value-type="float">
            <text:p>24.673637747945</text:p>
          </table:table-cell>
          <table:table-cell table:formula="of:=[.A1848]-[.A1847]" office:value-type="float" office:value="0.267553091049194" calcext:value-type="float">
            <text:p>0.267553091049194</text:p>
          </table:table-cell>
        </table:table-row>
        <table:table-row table:style-name="ro1">
          <table:table-cell office:value-type="float" office:value="1573806039.82971" calcext:value-type="float">
            <text:p>1573806039.82971</text:p>
          </table:table-cell>
          <table:table-cell office:value-type="float" office:value="23.7613089808217" calcext:value-type="float">
            <text:p>23.7613089808217</text:p>
          </table:table-cell>
          <table:table-cell table:formula="of:=[.A1849]-[.A1848]" office:value-type="float" office:value="0.268373012542725" calcext:value-type="float">
            <text:p>0.268373012542725</text:p>
          </table:table-cell>
        </table:table-row>
        <table:table-row table:style-name="ro1">
          <table:table-cell office:value-type="float" office:value="1573806040.09819" calcext:value-type="float">
            <text:p>1573806040.09819</text:p>
          </table:table-cell>
          <table:table-cell office:value-type="float" office:value="26.6708980219176" calcext:value-type="float">
            <text:p>26.6708980219176</text:p>
          </table:table-cell>
          <table:table-cell table:formula="of:=[.A1850]-[.A1849]" office:value-type="float" office:value="0.26848030090332" calcext:value-type="float">
            <text:p>0.26848030090332</text:p>
          </table:table-cell>
        </table:table-row>
        <table:table-row table:style-name="ro1">
          <table:table-cell office:value-type="float" office:value="1573806040.36624" calcext:value-type="float">
            <text:p>1573806040.36624</text:p>
          </table:table-cell>
          <table:table-cell office:value-type="float" office:value="24.9613089808217" calcext:value-type="float">
            <text:p>24.9613089808217</text:p>
          </table:table-cell>
          <table:table-cell table:formula="of:=[.A1851]-[.A1850]" office:value-type="float" office:value="0.268052101135254" calcext:value-type="float">
            <text:p>0.268052101135254</text:p>
          </table:table-cell>
        </table:table-row>
        <table:table-row table:style-name="ro1">
          <table:table-cell office:value-type="float" office:value="1573806040.63487" calcext:value-type="float">
            <text:p>1573806040.63487</text:p>
          </table:table-cell>
          <table:table-cell office:value-type="float" office:value="22.7722678849313" calcext:value-type="float">
            <text:p>22.7722678849313</text:p>
          </table:table-cell>
          <table:table-cell table:formula="of:=[.A1852]-[.A1851]" office:value-type="float" office:value="0.268630743026733" calcext:value-type="float">
            <text:p>0.268630743026733</text:p>
          </table:table-cell>
        </table:table-row>
        <table:table-row table:style-name="ro1">
          <table:table-cell office:value-type="float" office:value="1573806040.90577" calcext:value-type="float">
            <text:p>1573806040.90577</text:p>
          </table:table-cell>
          <table:table-cell office:value-type="float" office:value="25.1229528164382" calcext:value-type="float">
            <text:p>25.1229528164382</text:p>
          </table:table-cell>
          <table:table-cell table:formula="of:=[.A1853]-[.A1852]" office:value-type="float" office:value="0.27090311050415" calcext:value-type="float">
            <text:p>0.27090311050415</text:p>
          </table:table-cell>
        </table:table-row>
        <table:table-row table:style-name="ro1">
          <table:table-cell office:value-type="float" office:value="1573806041.31275" calcext:value-type="float">
            <text:p>1573806041.31275</text:p>
          </table:table-cell>
          <table:table-cell office:value-type="float" office:value="25.9174733643834" calcext:value-type="float">
            <text:p>25.9174733643834</text:p>
          </table:table-cell>
          <table:table-cell table:formula="of:=[.A1854]-[.A1853]" office:value-type="float" office:value="0.40697717666626" calcext:value-type="float">
            <text:p>0.40697717666626</text:p>
          </table:table-cell>
        </table:table-row>
        <table:table-row table:style-name="ro1">
          <table:table-cell office:value-type="float" office:value="1573806041.55061" calcext:value-type="float">
            <text:p>1573806041.55061</text:p>
          </table:table-cell>
          <table:table-cell office:value-type="float" office:value="24.9503500767122" calcext:value-type="float">
            <text:p>24.9503500767122</text:p>
          </table:table-cell>
          <table:table-cell table:formula="of:=[.A1855]-[.A1854]" office:value-type="float" office:value="0.237858295440674" calcext:value-type="float">
            <text:p>0.237858295440674</text:p>
          </table:table-cell>
        </table:table-row>
        <table:table-row table:style-name="ro1">
          <table:table-cell office:value-type="float" office:value="1573806041.78865" calcext:value-type="float">
            <text:p>1573806041.78865</text:p>
          </table:table-cell>
          <table:table-cell office:value-type="float" office:value="23.314733638356" calcext:value-type="float">
            <text:p>23.314733638356</text:p>
          </table:table-cell>
          <table:table-cell table:formula="of:=[.A1856]-[.A1855]" office:value-type="float" office:value="0.238036394119263" calcext:value-type="float">
            <text:p>0.238036394119263</text:p>
          </table:table-cell>
        </table:table-row>
        <table:table-row table:style-name="ro1">
          <table:table-cell office:value-type="float" office:value="1573806042.02735" calcext:value-type="float">
            <text:p>1573806042.02735</text:p>
          </table:table-cell>
          <table:table-cell office:value-type="float" office:value="23.7037747342464" calcext:value-type="float">
            <text:p>23.7037747342464</text:p>
          </table:table-cell>
          <table:table-cell table:formula="of:=[.A1857]-[.A1856]" office:value-type="float" office:value="0.238708734512329" calcext:value-type="float">
            <text:p>0.238708734512329</text:p>
          </table:table-cell>
        </table:table-row>
        <table:table-row table:style-name="ro1">
          <table:table-cell office:value-type="float" office:value="1573806042.29746" calcext:value-type="float">
            <text:p>1573806042.29746</text:p>
          </table:table-cell>
          <table:table-cell office:value-type="float" office:value="24.6928158301368" calcext:value-type="float">
            <text:p>24.6928158301368</text:p>
          </table:table-cell>
          <table:table-cell table:formula="of:=[.A1858]-[.A1857]" office:value-type="float" office:value="0.270106077194214" calcext:value-type="float">
            <text:p>0.270106077194214</text:p>
          </table:table-cell>
        </table:table-row>
        <table:table-row table:style-name="ro1">
          <table:table-cell office:value-type="float" office:value="1573806042.56726" calcext:value-type="float">
            <text:p>1573806042.56726</text:p>
          </table:table-cell>
          <table:table-cell office:value-type="float" office:value="26.1667884328765" calcext:value-type="float">
            <text:p>26.1667884328765</text:p>
          </table:table-cell>
          <table:table-cell table:formula="of:=[.A1859]-[.A1858]" office:value-type="float" office:value="0.269798755645752" calcext:value-type="float">
            <text:p>0.269798755645752</text:p>
          </table:table-cell>
        </table:table-row>
        <table:table-row table:style-name="ro1">
          <table:table-cell office:value-type="float" office:value="1573806042.83737" calcext:value-type="float">
            <text:p>1573806042.83737</text:p>
          </table:table-cell>
          <table:table-cell office:value-type="float" office:value="26.1448706246574" calcext:value-type="float">
            <text:p>26.1448706246574</text:p>
          </table:table-cell>
          <table:table-cell table:formula="of:=[.A1860]-[.A1859]" office:value-type="float" office:value="0.270111322402954" calcext:value-type="float">
            <text:p>0.270111322402954</text:p>
          </table:table-cell>
        </table:table-row>
        <table:table-row table:style-name="ro1">
          <table:table-cell office:value-type="float" office:value="1573806043.10696" calcext:value-type="float">
            <text:p>1573806043.10696</text:p>
          </table:table-cell>
          <table:table-cell office:value-type="float" office:value="26.6791171999998" calcext:value-type="float">
            <text:p>26.6791171999998</text:p>
          </table:table-cell>
          <table:table-cell table:formula="of:=[.A1861]-[.A1860]" office:value-type="float" office:value="0.269585132598877" calcext:value-type="float">
            <text:p>0.269585132598877</text:p>
          </table:table-cell>
        </table:table-row>
        <table:table-row table:style-name="ro1">
          <table:table-cell office:value-type="float" office:value="1573806043.37602" calcext:value-type="float">
            <text:p>1573806043.37602</text:p>
          </table:table-cell>
          <table:table-cell office:value-type="float" office:value="25.4571993917806" calcext:value-type="float">
            <text:p>25.4571993917806</text:p>
          </table:table-cell>
          <table:table-cell table:formula="of:=[.A1862]-[.A1861]" office:value-type="float" office:value="0.269062995910645" calcext:value-type="float">
            <text:p>0.269062995910645</text:p>
          </table:table-cell>
        </table:table-row>
        <table:table-row table:style-name="ro1">
          <table:table-cell office:value-type="float" office:value="1573806043.6456" calcext:value-type="float">
            <text:p>1573806043.6456</text:p>
          </table:table-cell>
          <table:table-cell office:value-type="float" office:value="24.6435007616437" calcext:value-type="float">
            <text:p>24.6435007616437</text:p>
          </table:table-cell>
          <table:table-cell table:formula="of:=[.A1863]-[.A1862]" office:value-type="float" office:value="0.269577741622925" calcext:value-type="float">
            <text:p>0.269577741622925</text:p>
          </table:table-cell>
        </table:table-row>
        <table:table-row table:style-name="ro1">
          <table:table-cell office:value-type="float" office:value="1573806043.91535" calcext:value-type="float">
            <text:p>1573806043.91535</text:p>
          </table:table-cell>
          <table:table-cell office:value-type="float" office:value="25.0654185698628" calcext:value-type="float">
            <text:p>25.0654185698628</text:p>
          </table:table-cell>
          <table:table-cell table:formula="of:=[.A1864]-[.A1863]" office:value-type="float" office:value="0.269754648208618" calcext:value-type="float">
            <text:p>0.269754648208618</text:p>
          </table:table-cell>
        </table:table-row>
        <table:table-row table:style-name="ro1">
          <table:table-cell office:value-type="float" office:value="1573806044.18471" calcext:value-type="float">
            <text:p>1573806044.18471</text:p>
          </table:table-cell>
          <table:table-cell office:value-type="float" office:value="26.8380213095889" calcext:value-type="float">
            <text:p>26.8380213095889</text:p>
          </table:table-cell>
          <table:table-cell table:formula="of:=[.A1865]-[.A1864]" office:value-type="float" office:value="0.269357919692993" calcext:value-type="float">
            <text:p>0.269357919692993</text:p>
          </table:table-cell>
        </table:table-row>
        <table:table-row table:style-name="ro1">
          <table:table-cell office:value-type="float" office:value="1573806044.45436" calcext:value-type="float">
            <text:p>1573806044.45436</text:p>
          </table:table-cell>
          <table:table-cell office:value-type="float" office:value="26.1393911726026" calcext:value-type="float">
            <text:p>26.1393911726026</text:p>
          </table:table-cell>
          <table:table-cell table:formula="of:=[.A1866]-[.A1865]" office:value-type="float" office:value="0.269648313522339" calcext:value-type="float">
            <text:p>0.269648313522339</text:p>
          </table:table-cell>
        </table:table-row>
        <table:table-row table:style-name="ro1">
          <table:table-cell office:value-type="float" office:value="1573806044.72405" calcext:value-type="float">
            <text:p>1573806044.72405</text:p>
          </table:table-cell>
          <table:table-cell office:value-type="float" office:value="23.9119939123286" calcext:value-type="float">
            <text:p>23.9119939123286</text:p>
          </table:table-cell>
          <table:table-cell table:formula="of:=[.A1867]-[.A1866]" office:value-type="float" office:value="0.269696712493896" calcext:value-type="float">
            <text:p>0.269696712493896</text:p>
          </table:table-cell>
        </table:table-row>
        <table:table-row table:style-name="ro1">
          <table:table-cell office:value-type="float" office:value="1573806044.9944" calcext:value-type="float">
            <text:p>1573806044.9944</text:p>
          </table:table-cell>
          <table:table-cell office:value-type="float" office:value="25.1750076109587" calcext:value-type="float">
            <text:p>25.1750076109587</text:p>
          </table:table-cell>
          <table:table-cell table:formula="of:=[.A1868]-[.A1867]" office:value-type="float" office:value="0.270341873168945" calcext:value-type="float">
            <text:p>0.270341873168945</text:p>
          </table:table-cell>
        </table:table-row>
        <table:table-row table:style-name="ro1">
          <table:table-cell office:value-type="float" office:value="1573806045.26461" calcext:value-type="float">
            <text:p>1573806045.26461</text:p>
          </table:table-cell>
          <table:table-cell office:value-type="float" office:value="24.3832267890409" calcext:value-type="float">
            <text:p>24.3832267890409</text:p>
          </table:table-cell>
          <table:table-cell table:formula="of:=[.A1869]-[.A1868]" office:value-type="float" office:value="0.270217180252075" calcext:value-type="float">
            <text:p>0.270217180252075</text:p>
          </table:table-cell>
        </table:table-row>
        <table:table-row table:style-name="ro1">
          <table:table-cell office:value-type="float" office:value="1573806045.534" calcext:value-type="float">
            <text:p>1573806045.534</text:p>
          </table:table-cell>
          <table:table-cell office:value-type="float" office:value="25.6106240493149" calcext:value-type="float">
            <text:p>25.6106240493149</text:p>
          </table:table-cell>
          <table:table-cell table:formula="of:=[.A1870]-[.A1869]" office:value-type="float" office:value="0.269384860992432" calcext:value-type="float">
            <text:p>0.269384860992432</text:p>
          </table:table-cell>
        </table:table-row>
        <table:table-row table:style-name="ro1">
          <table:table-cell office:value-type="float" office:value="1573806045.92174" calcext:value-type="float">
            <text:p>1573806045.92174</text:p>
          </table:table-cell>
          <table:table-cell office:value-type="float" office:value="24.4489802136985" calcext:value-type="float">
            <text:p>24.4489802136985</text:p>
          </table:table-cell>
          <table:table-cell table:formula="of:=[.A1871]-[.A1870]" office:value-type="float" office:value="0.387744426727295" calcext:value-type="float">
            <text:p>0.387744426727295</text:p>
          </table:table-cell>
        </table:table-row>
        <table:table-row table:style-name="ro1">
          <table:table-cell office:value-type="float" office:value="1573806046.15921" calcext:value-type="float">
            <text:p>1573806046.15921</text:p>
          </table:table-cell>
          <table:table-cell office:value-type="float" office:value="20.7695281589039" calcext:value-type="float">
            <text:p>20.7695281589039</text:p>
          </table:table-cell>
          <table:table-cell table:formula="of:=[.A1872]-[.A1871]" office:value-type="float" office:value="0.237465381622314" calcext:value-type="float">
            <text:p>0.237465381622314</text:p>
          </table:table-cell>
        </table:table-row>
        <table:table-row table:style-name="ro1">
          <table:table-cell office:value-type="float" office:value="1573806046.39694" calcext:value-type="float">
            <text:p>1573806046.39694</text:p>
          </table:table-cell>
          <table:table-cell office:value-type="float" office:value="22.873637747945" calcext:value-type="float">
            <text:p>22.873637747945</text:p>
          </table:table-cell>
          <table:table-cell table:formula="of:=[.A1873]-[.A1872]" office:value-type="float" office:value="0.237732887268066" calcext:value-type="float">
            <text:p>0.237732887268066</text:p>
          </table:table-cell>
        </table:table-row>
        <table:table-row table:style-name="ro1">
          <table:table-cell office:value-type="float" office:value="1573806046.63634" calcext:value-type="float">
            <text:p>1573806046.63634</text:p>
          </table:table-cell>
          <table:table-cell office:value-type="float" office:value="22.0708980219176" calcext:value-type="float">
            <text:p>22.0708980219176</text:p>
          </table:table-cell>
          <table:table-cell table:formula="of:=[.A1874]-[.A1873]" office:value-type="float" office:value="0.239398241043091" calcext:value-type="float">
            <text:p>0.239398241043091</text:p>
          </table:table-cell>
        </table:table-row>
        <table:table-row table:style-name="ro1">
          <table:table-cell office:value-type="float" office:value="1573806046.9073" calcext:value-type="float">
            <text:p>1573806046.9073</text:p>
          </table:table-cell>
          <table:table-cell office:value-type="float" office:value="25.9448706246574" calcext:value-type="float">
            <text:p>25.9448706246574</text:p>
          </table:table-cell>
          <table:table-cell table:formula="of:=[.A1875]-[.A1874]" office:value-type="float" office:value="0.270957708358765" calcext:value-type="float">
            <text:p>0.270957708358765</text:p>
          </table:table-cell>
        </table:table-row>
        <table:table-row table:style-name="ro1">
          <table:table-cell office:value-type="float" office:value="1573806047.17741" calcext:value-type="float">
            <text:p>1573806047.17741</text:p>
          </table:table-cell>
          <table:table-cell office:value-type="float" office:value="24.5996651452053" calcext:value-type="float">
            <text:p>24.5996651452053</text:p>
          </table:table-cell>
          <table:table-cell table:formula="of:=[.A1876]-[.A1875]" office:value-type="float" office:value="0.270115613937378" calcext:value-type="float">
            <text:p>0.270115613937378</text:p>
          </table:table-cell>
        </table:table-row>
        <table:table-row table:style-name="ro1">
          <table:table-cell office:value-type="float" office:value="1573806047.4465" calcext:value-type="float">
            <text:p>1573806047.4465</text:p>
          </table:table-cell>
          <table:table-cell office:value-type="float" office:value="24.5777473369861" calcext:value-type="float">
            <text:p>24.5777473369861</text:p>
          </table:table-cell>
          <table:table-cell table:formula="of:=[.A1877]-[.A1876]" office:value-type="float" office:value="0.269087076187134" calcext:value-type="float">
            <text:p>0.269087076187134</text:p>
          </table:table-cell>
        </table:table-row>
        <table:table-row table:style-name="ro1">
          <table:table-cell office:value-type="float" office:value="1573806047.71717" calcext:value-type="float">
            <text:p>1573806047.71717</text:p>
          </table:table-cell>
          <table:table-cell office:value-type="float" office:value="25.7119939123286" calcext:value-type="float">
            <text:p>25.7119939123286</text:p>
          </table:table-cell>
          <table:table-cell table:formula="of:=[.A1878]-[.A1877]" office:value-type="float" office:value="0.270666837692261" calcext:value-type="float">
            <text:p>0.270666837692261</text:p>
          </table:table-cell>
        </table:table-row>
        <table:table-row table:style-name="ro1">
          <table:table-cell office:value-type="float" office:value="1573806047.9864" calcext:value-type="float">
            <text:p>1573806047.9864</text:p>
          </table:table-cell>
          <table:table-cell office:value-type="float" office:value="23.8435007616437" calcext:value-type="float">
            <text:p>23.8435007616437</text:p>
          </table:table-cell>
          <table:table-cell table:formula="of:=[.A1879]-[.A1878]" office:value-type="float" office:value="0.269229888916016" calcext:value-type="float">
            <text:p>0.269229888916016</text:p>
          </table:table-cell>
        </table:table-row>
        <table:table-row table:style-name="ro1">
          <table:table-cell office:value-type="float" office:value="1573806048.25577" calcext:value-type="float">
            <text:p>1573806048.25577</text:p>
          </table:table-cell>
          <table:table-cell office:value-type="float" office:value="26.3037747342464" calcext:value-type="float">
            <text:p>26.3037747342464</text:p>
          </table:table-cell>
          <table:table-cell table:formula="of:=[.A1880]-[.A1879]" office:value-type="float" office:value="0.269370794296265" calcext:value-type="float">
            <text:p>0.269370794296265</text:p>
          </table:table-cell>
        </table:table-row>
        <table:table-row table:style-name="ro1">
          <table:table-cell office:value-type="float" office:value="1573806048.52556" calcext:value-type="float">
            <text:p>1573806048.52556</text:p>
          </table:table-cell>
          <table:table-cell office:value-type="float" office:value="25.4051445972601" calcext:value-type="float">
            <text:p>25.4051445972601</text:p>
          </table:table-cell>
          <table:table-cell table:formula="of:=[.A1881]-[.A1880]" office:value-type="float" office:value="0.269794702529907" calcext:value-type="float">
            <text:p>0.269794702529907</text:p>
          </table:table-cell>
        </table:table-row>
        <table:table-row table:style-name="ro1">
          <table:table-cell office:value-type="float" office:value="1573806048.79497" calcext:value-type="float">
            <text:p>1573806048.79497</text:p>
          </table:table-cell>
          <table:table-cell office:value-type="float" office:value="26.1996651452053" calcext:value-type="float">
            <text:p>26.1996651452053</text:p>
          </table:table-cell>
          <table:table-cell table:formula="of:=[.A1882]-[.A1881]" office:value-type="float" office:value="0.269405841827393" calcext:value-type="float">
            <text:p>0.269405841827393</text:p>
          </table:table-cell>
        </table:table-row>
        <table:table-row table:style-name="ro1">
          <table:table-cell office:value-type="float" office:value="1573806049.06482" calcext:value-type="float">
            <text:p>1573806049.06482</text:p>
          </table:table-cell>
          <table:table-cell office:value-type="float" office:value="25.2106240493149" calcext:value-type="float">
            <text:p>25.2106240493149</text:p>
          </table:table-cell>
          <table:table-cell table:formula="of:=[.A1883]-[.A1882]" office:value-type="float" office:value="0.269848823547363" calcext:value-type="float">
            <text:p>0.269848823547363</text:p>
          </table:table-cell>
        </table:table-row>
        <table:table-row table:style-name="ro1">
          <table:table-cell office:value-type="float" office:value="1573806049.33414" calcext:value-type="float">
            <text:p>1573806049.33414</text:p>
          </table:table-cell>
          <table:table-cell office:value-type="float" office:value="27.1722678849313" calcext:value-type="float">
            <text:p>27.1722678849313</text:p>
          </table:table-cell>
          <table:table-cell table:formula="of:=[.A1884]-[.A1883]" office:value-type="float" office:value="0.269321918487549" calcext:value-type="float">
            <text:p>0.269321918487549</text:p>
          </table:table-cell>
        </table:table-row>
        <table:table-row table:style-name="ro1">
          <table:table-cell office:value-type="float" office:value="1573806049.60392" calcext:value-type="float">
            <text:p>1573806049.60392</text:p>
          </table:table-cell>
          <table:table-cell office:value-type="float" office:value="24.3914459671231" calcext:value-type="float">
            <text:p>24.3914459671231</text:p>
          </table:table-cell>
          <table:table-cell table:formula="of:=[.A1885]-[.A1884]" office:value-type="float" office:value="0.269782066345215" calcext:value-type="float">
            <text:p>0.269782066345215</text:p>
          </table:table-cell>
        </table:table-row>
        <table:table-row table:style-name="ro1">
          <table:table-cell office:value-type="float" office:value="1573806049.873" calcext:value-type="float">
            <text:p>1573806049.873</text:p>
          </table:table-cell>
          <table:table-cell office:value-type="float" office:value="24.8982952821916" calcext:value-type="float">
            <text:p>24.8982952821916</text:p>
          </table:table-cell>
          <table:table-cell table:formula="of:=[.A1886]-[.A1885]" office:value-type="float" office:value="0.269077062606812" calcext:value-type="float">
            <text:p>0.269077062606812</text:p>
          </table:table-cell>
        </table:table-row>
        <table:table-row table:style-name="ro1">
          <table:table-cell office:value-type="float" office:value="1573806050.14246" calcext:value-type="float">
            <text:p>1573806050.14246</text:p>
          </table:table-cell>
          <table:table-cell office:value-type="float" office:value="27.2298021315067" calcext:value-type="float">
            <text:p>27.2298021315067</text:p>
          </table:table-cell>
          <table:table-cell table:formula="of:=[.A1887]-[.A1886]" office:value-type="float" office:value="0.269463062286377" calcext:value-type="float">
            <text:p>0.269463062286377</text:p>
          </table:table-cell>
        </table:table-row>
        <table:table-row table:style-name="ro1">
          <table:table-cell office:value-type="float" office:value="1573806050.41192" calcext:value-type="float">
            <text:p>1573806050.41192</text:p>
          </table:table-cell>
          <table:table-cell office:value-type="float" office:value="25.0133637753423" calcext:value-type="float">
            <text:p>25.0133637753423</text:p>
          </table:table-cell>
          <table:table-cell table:formula="of:=[.A1888]-[.A1887]" office:value-type="float" office:value="0.269458770751953" calcext:value-type="float">
            <text:p>0.269458770751953</text:p>
          </table:table-cell>
        </table:table-row>
        <table:table-row table:style-name="ro1">
          <table:table-cell office:value-type="float" office:value="1573806050.68205" calcext:value-type="float">
            <text:p>1573806050.68205</text:p>
          </table:table-cell>
          <table:table-cell office:value-type="float" office:value="24.7750076109587" calcext:value-type="float">
            <text:p>24.7750076109587</text:p>
          </table:table-cell>
          <table:table-cell table:formula="of:=[.A1889]-[.A1888]" office:value-type="float" office:value="0.270126581192017" calcext:value-type="float">
            <text:p>0.270126581192017</text:p>
          </table:table-cell>
        </table:table-row>
        <table:table-row table:style-name="ro1">
          <table:table-cell office:value-type="float" office:value="1573806050.95148" calcext:value-type="float">
            <text:p>1573806050.95148</text:p>
          </table:table-cell>
          <table:table-cell office:value-type="float" office:value="25.1859665150683" calcext:value-type="float">
            <text:p>25.1859665150683</text:p>
          </table:table-cell>
          <table:table-cell table:formula="of:=[.A1890]-[.A1889]" office:value-type="float" office:value="0.269433498382568" calcext:value-type="float">
            <text:p>0.269433498382568</text:p>
          </table:table-cell>
        </table:table-row>
        <table:table-row table:style-name="ro1">
          <table:table-cell office:value-type="float" office:value="1573806051.22148" calcext:value-type="float">
            <text:p>1573806051.22148</text:p>
          </table:table-cell>
          <table:table-cell office:value-type="float" office:value="25.3887062410957" calcext:value-type="float">
            <text:p>25.3887062410957</text:p>
          </table:table-cell>
          <table:table-cell table:formula="of:=[.A1891]-[.A1890]" office:value-type="float" office:value="0.270004510879517" calcext:value-type="float">
            <text:p>0.270004510879517</text:p>
          </table:table-cell>
        </table:table-row>
        <table:table-row table:style-name="ro1">
          <table:table-cell office:value-type="float" office:value="1573806051.49214" calcext:value-type="float">
            <text:p>1573806051.49214</text:p>
          </table:table-cell>
          <table:table-cell office:value-type="float" office:value="25.0818569260272" calcext:value-type="float">
            <text:p>25.0818569260272</text:p>
          </table:table-cell>
          <table:table-cell table:formula="of:=[.A1892]-[.A1891]" office:value-type="float" office:value="0.270659208297729" calcext:value-type="float">
            <text:p>0.270659208297729</text:p>
          </table:table-cell>
        </table:table-row>
        <table:table-row table:style-name="ro1">
          <table:table-cell office:value-type="float" office:value="1573806051.76331" calcext:value-type="float">
            <text:p>1573806051.76331</text:p>
          </table:table-cell>
          <table:table-cell office:value-type="float" office:value="24.9804870630135" calcext:value-type="float">
            <text:p>24.9804870630135</text:p>
          </table:table-cell>
          <table:table-cell table:formula="of:=[.A1893]-[.A1892]" office:value-type="float" office:value="0.271166324615479" calcext:value-type="float">
            <text:p>0.271166324615479</text:p>
          </table:table-cell>
        </table:table-row>
        <table:table-row table:style-name="ro1">
          <table:table-cell office:value-type="float" office:value="1573806052.03247" calcext:value-type="float">
            <text:p>1573806052.03247</text:p>
          </table:table-cell>
          <table:table-cell office:value-type="float" office:value="24.3832267890409" calcext:value-type="float">
            <text:p>24.3832267890409</text:p>
          </table:table-cell>
          <table:table-cell table:formula="of:=[.A1894]-[.A1893]" office:value-type="float" office:value="0.269156455993652" calcext:value-type="float">
            <text:p>0.269156455993652</text:p>
          </table:table-cell>
        </table:table-row>
        <table:table-row table:style-name="ro1">
          <table:table-cell office:value-type="float" office:value="1573806052.30202" calcext:value-type="float">
            <text:p>1573806052.30202</text:p>
          </table:table-cell>
          <table:table-cell office:value-type="float" office:value="24.7256925424656" calcext:value-type="float">
            <text:p>24.7256925424656</text:p>
          </table:table-cell>
          <table:table-cell table:formula="of:=[.A1895]-[.A1894]" office:value-type="float" office:value="0.269558429718018" calcext:value-type="float">
            <text:p>0.269558429718018</text:p>
          </table:table-cell>
        </table:table-row>
        <table:table-row table:style-name="ro1">
          <table:table-cell office:value-type="float" office:value="1573806052.57158" calcext:value-type="float">
            <text:p>1573806052.57158</text:p>
          </table:table-cell>
          <table:table-cell office:value-type="float" office:value="24.4791171999998" calcext:value-type="float">
            <text:p>24.4791171999998</text:p>
          </table:table-cell>
          <table:table-cell table:formula="of:=[.A1896]-[.A1895]" office:value-type="float" office:value="0.269558429718018" calcext:value-type="float">
            <text:p>0.269558429718018</text:p>
          </table:table-cell>
        </table:table-row>
        <table:table-row table:style-name="ro1">
          <table:table-cell office:value-type="float" office:value="1573806052.84104" calcext:value-type="float">
            <text:p>1573806052.84104</text:p>
          </table:table-cell>
          <table:table-cell office:value-type="float" office:value="26.0407610356163" calcext:value-type="float">
            <text:p>26.0407610356163</text:p>
          </table:table-cell>
          <table:table-cell table:formula="of:=[.A1897]-[.A1896]" office:value-type="float" office:value="0.269453048706055" calcext:value-type="float">
            <text:p>0.269453048706055</text:p>
          </table:table-cell>
        </table:table-row>
        <table:table-row table:style-name="ro1">
          <table:table-cell office:value-type="float" office:value="1573806053.11056" calcext:value-type="float">
            <text:p>1573806053.11056</text:p>
          </table:table-cell>
          <table:table-cell office:value-type="float" office:value="25.2982952821916" calcext:value-type="float">
            <text:p>25.2982952821916</text:p>
          </table:table-cell>
          <table:table-cell table:formula="of:=[.A1898]-[.A1897]" office:value-type="float" office:value="0.269523620605469" calcext:value-type="float">
            <text:p>0.269523620605469</text:p>
          </table:table-cell>
        </table:table-row>
        <table:table-row table:style-name="ro1">
          <table:table-cell office:value-type="float" office:value="1573806053.38073" calcext:value-type="float">
            <text:p>1573806053.38073</text:p>
          </table:table-cell>
          <table:table-cell office:value-type="float" office:value="25.6654185698628" calcext:value-type="float">
            <text:p>25.6654185698628</text:p>
          </table:table-cell>
          <table:table-cell table:formula="of:=[.A1899]-[.A1898]" office:value-type="float" office:value="0.270169258117676" calcext:value-type="float">
            <text:p>0.270169258117676</text:p>
          </table:table-cell>
        </table:table-row>
        <table:table-row table:style-name="ro1">
          <table:table-cell office:value-type="float" office:value="1573806053.64936" calcext:value-type="float">
            <text:p>1573806053.64936</text:p>
          </table:table-cell>
          <table:table-cell office:value-type="float" office:value="25.659939117808" calcext:value-type="float">
            <text:p>25.659939117808</text:p>
          </table:table-cell>
          <table:table-cell table:formula="of:=[.A1900]-[.A1899]" office:value-type="float" office:value="0.268628835678101" calcext:value-type="float">
            <text:p>0.268628835678101</text:p>
          </table:table-cell>
        </table:table-row>
        <table:table-row table:style-name="ro1">
          <table:table-cell office:value-type="float" office:value="1573806053.91913" calcext:value-type="float">
            <text:p>1573806053.91913</text:p>
          </table:table-cell>
          <table:table-cell office:value-type="float" office:value="24.4078843232875" calcext:value-type="float">
            <text:p>24.4078843232875</text:p>
          </table:table-cell>
          <table:table-cell table:formula="of:=[.A1901]-[.A1900]" office:value-type="float" office:value="0.269778251647949" calcext:value-type="float">
            <text:p>0.269778251647949</text:p>
          </table:table-cell>
        </table:table-row>
        <table:table-row table:style-name="ro1">
          <table:table-cell office:value-type="float" office:value="1573806054.18793" calcext:value-type="float">
            <text:p>1573806054.18793</text:p>
          </table:table-cell>
          <table:table-cell office:value-type="float" office:value="25.5640487068491" calcext:value-type="float">
            <text:p>25.5640487068491</text:p>
          </table:table-cell>
          <table:table-cell table:formula="of:=[.A1902]-[.A1901]" office:value-type="float" office:value="0.268797874450684" calcext:value-type="float">
            <text:p>0.268797874450684</text:p>
          </table:table-cell>
        </table:table-row>
        <table:table-row table:style-name="ro1">
          <table:table-cell office:value-type="float" office:value="1573806054.45739" calcext:value-type="float">
            <text:p>1573806054.45739</text:p>
          </table:table-cell>
          <table:table-cell office:value-type="float" office:value="25.5941856931505" calcext:value-type="float">
            <text:p>25.5941856931505</text:p>
          </table:table-cell>
          <table:table-cell table:formula="of:=[.A1903]-[.A1902]" office:value-type="float" office:value="0.269458293914795" calcext:value-type="float">
            <text:p>0.269458293914795</text:p>
          </table:table-cell>
        </table:table-row>
        <table:table-row table:style-name="ro1">
          <table:table-cell office:value-type="float" office:value="1573806054.72713" calcext:value-type="float">
            <text:p>1573806054.72713</text:p>
          </table:table-cell>
          <table:table-cell office:value-type="float" office:value="26.5037747342464" calcext:value-type="float">
            <text:p>26.5037747342464</text:p>
          </table:table-cell>
          <table:table-cell table:formula="of:=[.A1904]-[.A1903]" office:value-type="float" office:value="0.26974081993103" calcext:value-type="float">
            <text:p>0.26974081993103</text:p>
          </table:table-cell>
        </table:table-row>
        <table:table-row table:style-name="ro1">
          <table:table-cell office:value-type="float" office:value="1573806054.99714" calcext:value-type="float">
            <text:p>1573806054.99714</text:p>
          </table:table-cell>
          <table:table-cell office:value-type="float" office:value="24.6982952821916" calcext:value-type="float">
            <text:p>24.6982952821916</text:p>
          </table:table-cell>
          <table:table-cell table:formula="of:=[.A1905]-[.A1904]" office:value-type="float" office:value="0.270004034042358" calcext:value-type="float">
            <text:p>0.270004034042358</text:p>
          </table:table-cell>
        </table:table-row>
        <table:table-row table:style-name="ro1">
          <table:table-cell office:value-type="float" office:value="1573806055.26678" calcext:value-type="float">
            <text:p>1573806055.26678</text:p>
          </table:table-cell>
          <table:table-cell office:value-type="float" office:value="24.8352815835615" calcext:value-type="float">
            <text:p>24.8352815835615</text:p>
          </table:table-cell>
          <table:table-cell table:formula="of:=[.A1906]-[.A1905]" office:value-type="float" office:value="0.269648790359497" calcext:value-type="float">
            <text:p>0.269648790359497</text:p>
          </table:table-cell>
        </table:table-row>
        <table:table-row table:style-name="ro1">
          <table:table-cell office:value-type="float" office:value="1573806055.5363" calcext:value-type="float">
            <text:p>1573806055.5363</text:p>
          </table:table-cell>
          <table:table-cell office:value-type="float" office:value="25.1695281589039" calcext:value-type="float">
            <text:p>25.1695281589039</text:p>
          </table:table-cell>
          <table:table-cell table:formula="of:=[.A1907]-[.A1906]" office:value-type="float" office:value="0.2695152759552" calcext:value-type="float">
            <text:p>0.2695152759552</text:p>
          </table:table-cell>
        </table:table-row>
        <table:table-row table:style-name="ro1">
          <table:table-cell office:value-type="float" office:value="1573806055.80548" calcext:value-type="float">
            <text:p>1573806055.80548</text:p>
          </table:table-cell>
          <table:table-cell office:value-type="float" office:value="25.8517199397259" calcext:value-type="float">
            <text:p>25.8517199397259</text:p>
          </table:table-cell>
          <table:table-cell table:formula="of:=[.A1908]-[.A1907]" office:value-type="float" office:value="0.269176959991455" calcext:value-type="float">
            <text:p>0.269176959991455</text:p>
          </table:table-cell>
        </table:table-row>
        <table:table-row table:style-name="ro1">
          <table:table-cell office:value-type="float" office:value="1573806056.07445" calcext:value-type="float">
            <text:p>1573806056.07445</text:p>
          </table:table-cell>
          <table:table-cell office:value-type="float" office:value="24.3311719945204" calcext:value-type="float">
            <text:p>24.3311719945204</text:p>
          </table:table-cell>
          <table:table-cell table:formula="of:=[.A1909]-[.A1908]" office:value-type="float" office:value="0.26897668838501" calcext:value-type="float">
            <text:p>0.26897668838501</text:p>
          </table:table-cell>
        </table:table-row>
        <table:table-row table:style-name="ro1">
          <table:table-cell office:value-type="float" office:value="1573806056.34287" calcext:value-type="float">
            <text:p>1573806056.34287</text:p>
          </table:table-cell>
          <table:table-cell office:value-type="float" office:value="25.1804870630135" calcext:value-type="float">
            <text:p>25.1804870630135</text:p>
          </table:table-cell>
          <table:table-cell table:formula="of:=[.A1910]-[.A1909]" office:value-type="float" office:value="0.268416166305542" calcext:value-type="float">
            <text:p>0.268416166305542</text:p>
          </table:table-cell>
        </table:table-row>
        <table:table-row table:style-name="ro1">
          <table:table-cell office:value-type="float" office:value="1573806056.61226" calcext:value-type="float">
            <text:p>1573806056.61226</text:p>
          </table:table-cell>
          <table:table-cell office:value-type="float" office:value="26.6571993917806" calcext:value-type="float">
            <text:p>26.6571993917806</text:p>
          </table:table-cell>
          <table:table-cell table:formula="of:=[.A1911]-[.A1910]" office:value-type="float" office:value="0.269388675689697" calcext:value-type="float">
            <text:p>0.269388675689697</text:p>
          </table:table-cell>
        </table:table-row>
        <table:table-row table:style-name="ro1">
          <table:table-cell office:value-type="float" office:value="1573806056.8812" calcext:value-type="float">
            <text:p>1573806056.8812</text:p>
          </table:table-cell>
          <table:table-cell office:value-type="float" office:value="25.8188432273971" calcext:value-type="float">
            <text:p>25.8188432273971</text:p>
          </table:table-cell>
          <table:table-cell table:formula="of:=[.A1912]-[.A1911]" office:value-type="float" office:value="0.268945932388306" calcext:value-type="float">
            <text:p>0.268945932388306</text:p>
          </table:table-cell>
        </table:table-row>
        <table:table-row table:style-name="ro1">
          <table:table-cell office:value-type="float" office:value="1573806057.15184" calcext:value-type="float">
            <text:p>1573806057.15184</text:p>
          </table:table-cell>
          <table:table-cell office:value-type="float" office:value="26.2051445972601" calcext:value-type="float">
            <text:p>26.2051445972601</text:p>
          </table:table-cell>
          <table:table-cell table:formula="of:=[.A1913]-[.A1912]" office:value-type="float" office:value="0.270638227462769" calcext:value-type="float">
            <text:p>0.270638227462769</text:p>
          </table:table-cell>
        </table:table-row>
        <table:table-row table:style-name="ro1">
          <table:table-cell office:value-type="float" office:value="1573806057.42175" calcext:value-type="float">
            <text:p>1573806057.42175</text:p>
          </table:table-cell>
          <table:table-cell office:value-type="float" office:value="25.2955555561642" calcext:value-type="float">
            <text:p>25.2955555561642</text:p>
          </table:table-cell>
          <table:table-cell table:formula="of:=[.A1914]-[.A1913]" office:value-type="float" office:value="0.269906997680664" calcext:value-type="float">
            <text:p>0.269906997680664</text:p>
          </table:table-cell>
        </table:table-row>
        <table:table-row table:style-name="ro1">
          <table:table-cell office:value-type="float" office:value="1573806057.69111" calcext:value-type="float">
            <text:p>1573806057.69111</text:p>
          </table:table-cell>
          <table:table-cell office:value-type="float" office:value="26.0078843232875" calcext:value-type="float">
            <text:p>26.0078843232875</text:p>
          </table:table-cell>
          <table:table-cell table:formula="of:=[.A1915]-[.A1914]" office:value-type="float" office:value="0.269363403320312" calcext:value-type="float">
            <text:p>0.269363403320312</text:p>
          </table:table-cell>
        </table:table-row>
        <table:table-row table:style-name="ro1">
          <table:table-cell office:value-type="float" office:value="1573806057.96154" calcext:value-type="float">
            <text:p>1573806057.96154</text:p>
          </table:table-cell>
          <table:table-cell office:value-type="float" office:value="25.3311719945204" calcext:value-type="float">
            <text:p>25.3311719945204</text:p>
          </table:table-cell>
          <table:table-cell table:formula="of:=[.A1916]-[.A1915]" office:value-type="float" office:value="0.270429849624634" calcext:value-type="float">
            <text:p>0.270429849624634</text:p>
          </table:table-cell>
        </table:table-row>
        <table:table-row table:style-name="ro1">
          <table:table-cell office:value-type="float" office:value="1573806058.23101" calcext:value-type="float">
            <text:p>1573806058.23101</text:p>
          </table:table-cell>
          <table:table-cell office:value-type="float" office:value="24.9448706246574" calcext:value-type="float">
            <text:p>24.9448706246574</text:p>
          </table:table-cell>
          <table:table-cell table:formula="of:=[.A1917]-[.A1916]" office:value-type="float" office:value="0.269469738006592" calcext:value-type="float">
            <text:p>0.269469738006592</text:p>
          </table:table-cell>
        </table:table-row>
        <table:table-row table:style-name="ro1">
          <table:table-cell office:value-type="float" office:value="1573806068.68475" calcext:value-type="float">
            <text:p>1573806068.68475</text:p>
          </table:table-cell>
          <table:table-cell office:value-type="float" office:value="24.5174733643834" calcext:value-type="float">
            <text:p>24.5174733643834</text:p>
          </table:table-cell>
          <table:table-cell table:formula="of:=[.A1918]-[.A1917]" office:value-type="float" office:value="10.4537379741669" calcext:value-type="float">
            <text:p>10.4537379741669</text:p>
          </table:table-cell>
        </table:table-row>
        <table:table-row table:style-name="ro1">
          <table:table-cell office:value-type="float" office:value="1573806068.92197" calcext:value-type="float">
            <text:p>1573806068.92197</text:p>
          </table:table-cell>
          <table:table-cell office:value-type="float" office:value="23.5366514465752" calcext:value-type="float">
            <text:p>23.5366514465752</text:p>
          </table:table-cell>
          <table:table-cell table:formula="of:=[.A1919]-[.A1918]" office:value-type="float" office:value="0.237221717834473" calcext:value-type="float">
            <text:p>0.237221717834473</text:p>
          </table:table-cell>
        </table:table-row>
        <table:table-row table:style-name="ro1">
          <table:table-cell office:value-type="float" office:value="1573806069.16008" calcext:value-type="float">
            <text:p>1573806069.16008</text:p>
          </table:table-cell>
          <table:table-cell office:value-type="float" office:value="-4.30170471780839" calcext:value-type="float">
            <text:p>-4.30170471780839</text:p>
          </table:table-cell>
          <table:table-cell table:formula="of:=[.A1920]-[.A1919]" office:value-type="float" office:value="0.238105058670044" calcext:value-type="float">
            <text:p>0.238105058670044</text:p>
          </table:table-cell>
        </table:table-row>
        <table:table-row table:style-name="ro1">
          <table:table-cell office:value-type="float" office:value="1573806069.42821" calcext:value-type="float">
            <text:p>1573806069.42821</text:p>
          </table:table-cell>
          <table:table-cell office:value-type="float" office:value="26.5777473369861" calcext:value-type="float">
            <text:p>26.5777473369861</text:p>
          </table:table-cell>
          <table:table-cell table:formula="of:=[.A1921]-[.A1920]" office:value-type="float" office:value="0.268131494522095" calcext:value-type="float">
            <text:p>0.268131494522095</text:p>
          </table:table-cell>
        </table:table-row>
        <table:table-row table:style-name="ro1">
          <table:table-cell office:value-type="float" office:value="1573806069.69627" calcext:value-type="float">
            <text:p>1573806069.69627</text:p>
          </table:table-cell>
          <table:table-cell office:value-type="float" office:value="26.2051445972601" calcext:value-type="float">
            <text:p>26.2051445972601</text:p>
          </table:table-cell>
          <table:table-cell table:formula="of:=[.A1922]-[.A1921]" office:value-type="float" office:value="0.268058300018311" calcext:value-type="float">
            <text:p>0.268058300018311</text:p>
          </table:table-cell>
        </table:table-row>
        <table:table-row table:style-name="ro1">
          <table:table-cell office:value-type="float" office:value="1573806069.9651" calcext:value-type="float">
            <text:p>1573806069.9651</text:p>
          </table:table-cell>
          <table:table-cell office:value-type="float" office:value="25.6928158301368" calcext:value-type="float">
            <text:p>25.6928158301368</text:p>
          </table:table-cell>
          <table:table-cell table:formula="of:=[.A1923]-[.A1922]" office:value-type="float" office:value="0.268829345703125" calcext:value-type="float">
            <text:p>0.268829345703125</text:p>
          </table:table-cell>
        </table:table-row>
        <table:table-row table:style-name="ro1">
          <table:table-cell office:value-type="float" office:value="1573806070.23371" calcext:value-type="float">
            <text:p>1573806070.23371</text:p>
          </table:table-cell>
          <table:table-cell office:value-type="float" office:value="24.9256925424656" calcext:value-type="float">
            <text:p>24.9256925424656</text:p>
          </table:table-cell>
          <table:table-cell table:formula="of:=[.A1924]-[.A1923]" office:value-type="float" office:value="0.268612861633301" calcext:value-type="float">
            <text:p>0.268612861633301</text:p>
          </table:table-cell>
        </table:table-row>
        <table:table-row table:style-name="ro1">
          <table:table-cell office:value-type="float" office:value="1573806070.50161" calcext:value-type="float">
            <text:p>1573806070.50161</text:p>
          </table:table-cell>
          <table:table-cell office:value-type="float" office:value="26.8708980219176" calcext:value-type="float">
            <text:p>26.8708980219176</text:p>
          </table:table-cell>
          <table:table-cell table:formula="of:=[.A1925]-[.A1924]" office:value-type="float" office:value="0.267898321151733" calcext:value-type="float">
            <text:p>0.267898321151733</text:p>
          </table:table-cell>
        </table:table-row>
        <table:table-row table:style-name="ro1">
          <table:table-cell office:value-type="float" office:value="1573806070.77039" calcext:value-type="float">
            <text:p>1573806070.77039</text:p>
          </table:table-cell>
          <table:table-cell office:value-type="float" office:value="24.6133637753423" calcext:value-type="float">
            <text:p>24.6133637753423</text:p>
          </table:table-cell>
          <table:table-cell table:formula="of:=[.A1926]-[.A1925]" office:value-type="float" office:value="0.268785953521729" calcext:value-type="float">
            <text:p>0.268785953521729</text:p>
          </table:table-cell>
        </table:table-row>
        <table:table-row table:style-name="ro1">
          <table:table-cell office:value-type="float" office:value="1573806071.03846" calcext:value-type="float">
            <text:p>1573806071.03846</text:p>
          </table:table-cell>
          <table:table-cell office:value-type="float" office:value="26.4845966520546" calcext:value-type="float">
            <text:p>26.4845966520546</text:p>
          </table:table-cell>
          <table:table-cell table:formula="of:=[.A1927]-[.A1926]" office:value-type="float" office:value="0.26806378364563" calcext:value-type="float">
            <text:p>0.26806378364563</text:p>
          </table:table-cell>
        </table:table-row>
        <table:table-row table:style-name="ro1">
          <table:table-cell office:value-type="float" office:value="1573806071.30606" calcext:value-type="float">
            <text:p>1573806071.30606</text:p>
          </table:table-cell>
          <table:table-cell office:value-type="float" office:value="25.4791171999998" calcext:value-type="float">
            <text:p>25.4791171999998</text:p>
          </table:table-cell>
          <table:table-cell table:formula="of:=[.A1928]-[.A1927]" office:value-type="float" office:value="0.267599582672119" calcext:value-type="float">
            <text:p>0.267599582672119</text:p>
          </table:table-cell>
        </table:table-row>
        <table:table-row table:style-name="ro1">
          <table:table-cell office:value-type="float" office:value="1573806071.57374" calcext:value-type="float">
            <text:p>1573806071.57374</text:p>
          </table:table-cell>
          <table:table-cell office:value-type="float" office:value="25.8325418575341" calcext:value-type="float">
            <text:p>25.8325418575341</text:p>
          </table:table-cell>
          <table:table-cell table:formula="of:=[.A1929]-[.A1928]" office:value-type="float" office:value="0.267685890197754" calcext:value-type="float">
            <text:p>0.267685890197754</text:p>
          </table:table-cell>
        </table:table-row>
        <table:table-row table:style-name="ro1">
          <table:table-cell office:value-type="float" office:value="1573806071.8423" calcext:value-type="float">
            <text:p>1573806071.8423</text:p>
          </table:table-cell>
          <table:table-cell office:value-type="float" office:value="25.8435007616437" calcext:value-type="float">
            <text:p>25.8435007616437</text:p>
          </table:table-cell>
          <table:table-cell table:formula="of:=[.A1930]-[.A1929]" office:value-type="float" office:value="0.268553972244263" calcext:value-type="float">
            <text:p>0.268553972244263</text:p>
          </table:table-cell>
        </table:table-row>
        <table:table-row table:style-name="ro1">
          <table:table-cell office:value-type="float" office:value="1573806072.1111" calcext:value-type="float">
            <text:p>1573806072.1111</text:p>
          </table:table-cell>
          <table:table-cell office:value-type="float" office:value="25.7640487068491" calcext:value-type="float">
            <text:p>25.7640487068491</text:p>
          </table:table-cell>
          <table:table-cell table:formula="of:=[.A1931]-[.A1930]" office:value-type="float" office:value="0.268805265426636" calcext:value-type="float">
            <text:p>0.268805265426636</text:p>
          </table:table-cell>
        </table:table-row>
        <table:table-row table:style-name="ro1">
          <table:table-cell office:value-type="float" office:value="1573806072.38016" calcext:value-type="float">
            <text:p>1573806072.38016</text:p>
          </table:table-cell>
          <table:table-cell office:value-type="float" office:value="27.1092541863012" calcext:value-type="float">
            <text:p>27.1092541863012</text:p>
          </table:table-cell>
          <table:table-cell table:formula="of:=[.A1932]-[.A1931]" office:value-type="float" office:value="0.269060134887695" calcext:value-type="float">
            <text:p>0.269060134887695</text:p>
          </table:table-cell>
        </table:table-row>
        <table:table-row table:style-name="ro1">
          <table:table-cell office:value-type="float" office:value="1573806072.64754" calcext:value-type="float">
            <text:p>1573806072.64754</text:p>
          </table:table-cell>
          <table:table-cell office:value-type="float" office:value="25.6982952821916" calcext:value-type="float">
            <text:p>25.6982952821916</text:p>
          </table:table-cell>
          <table:table-cell table:formula="of:=[.A1933]-[.A1932]" office:value-type="float" office:value="0.267377376556396" calcext:value-type="float">
            <text:p>0.267377376556396</text:p>
          </table:table-cell>
        </table:table-row>
        <table:table-row table:style-name="ro1">
          <table:table-cell office:value-type="float" office:value="1573806072.91627" calcext:value-type="float">
            <text:p>1573806072.91627</text:p>
          </table:table-cell>
          <table:table-cell office:value-type="float" office:value="24.8928158301368" calcext:value-type="float">
            <text:p>24.8928158301368</text:p>
          </table:table-cell>
          <table:table-cell table:formula="of:=[.A1934]-[.A1933]" office:value-type="float" office:value="0.268728017807007" calcext:value-type="float">
            <text:p>0.268728017807007</text:p>
          </table:table-cell>
        </table:table-row>
        <table:table-row table:style-name="ro1">
          <table:table-cell office:value-type="float" office:value="1573806073.18458" calcext:value-type="float">
            <text:p>1573806073.18458</text:p>
          </table:table-cell>
          <table:table-cell office:value-type="float" office:value="24.8818569260272" calcext:value-type="float">
            <text:p>24.8818569260272</text:p>
          </table:table-cell>
          <table:table-cell table:formula="of:=[.A1935]-[.A1934]" office:value-type="float" office:value="0.268315553665161" calcext:value-type="float">
            <text:p>0.268315553665161</text:p>
          </table:table-cell>
        </table:table-row>
        <table:table-row table:style-name="ro1">
          <table:table-cell office:value-type="float" office:value="1573806073.45271" calcext:value-type="float">
            <text:p>1573806073.45271</text:p>
          </table:table-cell>
          <table:table-cell office:value-type="float" office:value="24.887336378082" calcext:value-type="float">
            <text:p>24.887336378082</text:p>
          </table:table-cell>
          <table:table-cell table:formula="of:=[.A1936]-[.A1935]" office:value-type="float" office:value="0.268130302429199" calcext:value-type="float">
            <text:p>0.268130302429199</text:p>
          </table:table-cell>
        </table:table-row>
        <table:table-row table:style-name="ro1">
          <table:table-cell office:value-type="float" office:value="1573806073.7212" calcext:value-type="float">
            <text:p>1573806073.7212</text:p>
          </table:table-cell>
          <table:table-cell office:value-type="float" office:value="23.6928158301368" calcext:value-type="float">
            <text:p>23.6928158301368</text:p>
          </table:table-cell>
          <table:table-cell table:formula="of:=[.A1937]-[.A1936]" office:value-type="float" office:value="0.268486976623535" calcext:value-type="float">
            <text:p>0.268486976623535</text:p>
          </table:table-cell>
        </table:table-row>
        <table:table-row table:style-name="ro1">
          <table:table-cell office:value-type="float" office:value="1573806073.99014" calcext:value-type="float">
            <text:p>1573806073.99014</text:p>
          </table:table-cell>
          <table:table-cell office:value-type="float" office:value="25.5202130904108" calcext:value-type="float">
            <text:p>25.5202130904108</text:p>
          </table:table-cell>
          <table:table-cell table:formula="of:=[.A1938]-[.A1937]" office:value-type="float" office:value="0.268940687179565" calcext:value-type="float">
            <text:p>0.268940687179565</text:p>
          </table:table-cell>
        </table:table-row>
        <table:table-row table:style-name="ro1">
          <table:table-cell office:value-type="float" office:value="1573806074.25881" calcext:value-type="float">
            <text:p>1573806074.25881</text:p>
          </table:table-cell>
          <table:table-cell office:value-type="float" office:value="24.0517199397259" calcext:value-type="float">
            <text:p>24.0517199397259</text:p>
          </table:table-cell>
          <table:table-cell table:formula="of:=[.A1939]-[.A1938]" office:value-type="float" office:value="0.26866888999939" calcext:value-type="float">
            <text:p>0.26866888999939</text:p>
          </table:table-cell>
        </table:table-row>
        <table:table-row table:style-name="ro1">
          <table:table-cell office:value-type="float" office:value="1573806074.52697" calcext:value-type="float">
            <text:p>1573806074.52697</text:p>
          </table:table-cell>
          <table:table-cell office:value-type="float" office:value="26.4845966520546" calcext:value-type="float">
            <text:p>26.4845966520546</text:p>
          </table:table-cell>
          <table:table-cell table:formula="of:=[.A1940]-[.A1939]" office:value-type="float" office:value="0.268158435821533" calcext:value-type="float">
            <text:p>0.268158435821533</text:p>
          </table:table-cell>
        </table:table-row>
        <table:table-row table:style-name="ro1">
          <table:table-cell office:value-type="float" office:value="1573806074.79511" calcext:value-type="float">
            <text:p>1573806074.79511</text:p>
          </table:table-cell>
          <table:table-cell office:value-type="float" office:value="25.5229528164382" calcext:value-type="float">
            <text:p>25.5229528164382</text:p>
          </table:table-cell>
          <table:table-cell table:formula="of:=[.A1941]-[.A1940]" office:value-type="float" office:value="0.26814079284668" calcext:value-type="float">
            <text:p>0.26814079284668</text:p>
          </table:table-cell>
        </table:table-row>
        <table:table-row table:style-name="ro1">
          <table:table-cell office:value-type="float" office:value="1573806075.06399" calcext:value-type="float">
            <text:p>1573806075.06399</text:p>
          </table:table-cell>
          <table:table-cell office:value-type="float" office:value="31.0681582958902" calcext:value-type="float">
            <text:p>31.0681582958902</text:p>
          </table:table-cell>
          <table:table-cell table:formula="of:=[.A1942]-[.A1941]" office:value-type="float" office:value="0.268876314163208" calcext:value-type="float">
            <text:p>0.268876314163208</text:p>
          </table:table-cell>
        </table:table-row>
        <table:table-row table:style-name="ro1">
          <table:table-cell office:value-type="float" office:value="1573806075.45166" calcext:value-type="float">
            <text:p>1573806075.45166</text:p>
          </table:table-cell>
          <table:table-cell office:value-type="float" office:value="26.6845966520546" calcext:value-type="float">
            <text:p>26.6845966520546</text:p>
          </table:table-cell>
          <table:table-cell table:formula="of:=[.A1943]-[.A1942]" office:value-type="float" office:value="0.387675285339355" calcext:value-type="float">
            <text:p>0.387675285339355</text:p>
          </table:table-cell>
        </table:table-row>
        <table:table-row table:style-name="ro1">
          <table:table-cell office:value-type="float" office:value="1573806075.68896" calcext:value-type="float">
            <text:p>1573806075.68896</text:p>
          </table:table-cell>
          <table:table-cell office:value-type="float" office:value="20.287336378082" calcext:value-type="float">
            <text:p>20.287336378082</text:p>
          </table:table-cell>
          <table:table-cell table:formula="of:=[.A1944]-[.A1943]" office:value-type="float" office:value="0.237296581268311" calcext:value-type="float">
            <text:p>0.237296581268311</text:p>
          </table:table-cell>
        </table:table-row>
        <table:table-row table:style-name="ro1">
          <table:table-cell office:value-type="float" office:value="1573806075.9266" calcext:value-type="float">
            <text:p>1573806075.9266</text:p>
          </table:table-cell>
          <table:table-cell office:value-type="float" office:value="23.4298021315067" calcext:value-type="float">
            <text:p>23.4298021315067</text:p>
          </table:table-cell>
          <table:table-cell table:formula="of:=[.A1945]-[.A1944]" office:value-type="float" office:value="0.237643957138062" calcext:value-type="float">
            <text:p>0.237643957138062</text:p>
          </table:table-cell>
        </table:table-row>
        <table:table-row table:style-name="ro1">
          <table:table-cell office:value-type="float" office:value="1573806076.16483" calcext:value-type="float">
            <text:p>1573806076.16483</text:p>
          </table:table-cell>
          <table:table-cell office:value-type="float" office:value="22.3229528164382" calcext:value-type="float">
            <text:p>22.3229528164382</text:p>
          </table:table-cell>
          <table:table-cell table:formula="of:=[.A1946]-[.A1945]" office:value-type="float" office:value="0.238231897354126" calcext:value-type="float">
            <text:p>0.238231897354126</text:p>
          </table:table-cell>
        </table:table-row>
        <table:table-row table:style-name="ro1">
          <table:table-cell office:value-type="float" office:value="1573806076.43356" calcext:value-type="float">
            <text:p>1573806076.43356</text:p>
          </table:table-cell>
          <table:table-cell office:value-type="float" office:value="23.4325418575341" calcext:value-type="float">
            <text:p>23.4325418575341</text:p>
          </table:table-cell>
          <table:table-cell table:formula="of:=[.A1947]-[.A1946]" office:value-type="float" office:value="0.268723964691162" calcext:value-type="float">
            <text:p>0.268723964691162</text:p>
          </table:table-cell>
        </table:table-row>
        <table:table-row table:style-name="ro1">
          <table:table-cell office:value-type="float" office:value="1573806076.84053" calcext:value-type="float">
            <text:p>1573806076.84053</text:p>
          </table:table-cell>
          <table:table-cell office:value-type="float" office:value="26.5229528164382" calcext:value-type="float">
            <text:p>26.5229528164382</text:p>
          </table:table-cell>
          <table:table-cell table:formula="of:=[.A1948]-[.A1947]" office:value-type="float" office:value="0.406968116760254" calcext:value-type="float">
            <text:p>0.406968116760254</text:p>
          </table:table-cell>
        </table:table-row>
        <table:table-row table:style-name="ro1">
          <table:table-cell office:value-type="float" office:value="1573806077.07814" calcext:value-type="float">
            <text:p>1573806077.07814</text:p>
          </table:table-cell>
          <table:table-cell office:value-type="float" office:value="22.6435007616437" calcext:value-type="float">
            <text:p>22.6435007616437</text:p>
          </table:table-cell>
          <table:table-cell table:formula="of:=[.A1949]-[.A1948]" office:value-type="float" office:value="0.237616062164307" calcext:value-type="float">
            <text:p>0.237616062164307</text:p>
          </table:table-cell>
        </table:table-row>
        <table:table-row table:style-name="ro1">
          <table:table-cell office:value-type="float" office:value="1573806077.31552" calcext:value-type="float">
            <text:p>1573806077.31552</text:p>
          </table:table-cell>
          <table:table-cell office:value-type="float" office:value="22.4133637753423" calcext:value-type="float">
            <text:p>22.4133637753423</text:p>
          </table:table-cell>
          <table:table-cell table:formula="of:=[.A1950]-[.A1949]" office:value-type="float" office:value="0.237379312515259" calcext:value-type="float">
            <text:p>0.237379312515259</text:p>
          </table:table-cell>
        </table:table-row>
        <table:table-row table:style-name="ro1">
          <table:table-cell office:value-type="float" office:value="1573806077.55487" calcext:value-type="float">
            <text:p>1573806077.55487</text:p>
          </table:table-cell>
          <table:table-cell office:value-type="float" office:value="22.4325418575341" calcext:value-type="float">
            <text:p>22.4325418575341</text:p>
          </table:table-cell>
          <table:table-cell table:formula="of:=[.A1951]-[.A1950]" office:value-type="float" office:value="0.239351511001587" calcext:value-type="float">
            <text:p>0.239351511001587</text:p>
          </table:table-cell>
        </table:table-row>
        <table:table-row table:style-name="ro1">
          <table:table-cell office:value-type="float" office:value="1573806077.82271" calcext:value-type="float">
            <text:p>1573806077.82271</text:p>
          </table:table-cell>
          <table:table-cell office:value-type="float" office:value="26.4517199397258" calcext:value-type="float">
            <text:p>26.4517199397258</text:p>
          </table:table-cell>
          <table:table-cell table:formula="of:=[.A1952]-[.A1951]" office:value-type="float" office:value="0.267836332321167" calcext:value-type="float">
            <text:p>0.267836332321167</text:p>
          </table:table-cell>
        </table:table-row>
        <table:table-row table:style-name="ro1">
          <table:table-cell office:value-type="float" office:value="1573806078.09141" calcext:value-type="float">
            <text:p>1573806078.09141</text:p>
          </table:table-cell>
          <table:table-cell office:value-type="float" office:value="25.9695281589039" calcext:value-type="float">
            <text:p>25.9695281589039</text:p>
          </table:table-cell>
          <table:table-cell table:formula="of:=[.A1953]-[.A1952]" office:value-type="float" office:value="0.268696784973145" calcext:value-type="float">
            <text:p>0.268696784973145</text:p>
          </table:table-cell>
        </table:table-row>
        <table:table-row table:style-name="ro1">
          <table:table-cell office:value-type="float" office:value="1573806078.35992" calcext:value-type="float">
            <text:p>1573806078.35992</text:p>
          </table:table-cell>
          <table:table-cell office:value-type="float" office:value="26.8243226794519" calcext:value-type="float">
            <text:p>26.8243226794519</text:p>
          </table:table-cell>
          <table:table-cell table:formula="of:=[.A1954]-[.A1953]" office:value-type="float" office:value="0.268512964248657" calcext:value-type="float">
            <text:p>0.268512964248657</text:p>
          </table:table-cell>
        </table:table-row>
        <table:table-row table:style-name="ro1">
          <table:table-cell office:value-type="float" office:value="1573806078.62898" calcext:value-type="float">
            <text:p>1573806078.62898</text:p>
          </table:table-cell>
          <table:table-cell office:value-type="float" office:value="25.5859665150683" calcext:value-type="float">
            <text:p>25.5859665150683</text:p>
          </table:table-cell>
          <table:table-cell table:formula="of:=[.A1955]-[.A1954]" office:value-type="float" office:value="0.269060134887695" calcext:value-type="float">
            <text:p>0.269060134887695</text:p>
          </table:table-cell>
        </table:table-row>
        <table:table-row table:style-name="ro1">
          <table:table-cell office:value-type="float" office:value="1573806078.89726" calcext:value-type="float">
            <text:p>1573806078.89726</text:p>
          </table:table-cell>
          <table:table-cell office:value-type="float" office:value="25.4571993917806" calcext:value-type="float">
            <text:p>25.4571993917806</text:p>
          </table:table-cell>
          <table:table-cell table:formula="of:=[.A1956]-[.A1955]" office:value-type="float" office:value="0.268277406692505" calcext:value-type="float">
            <text:p>0.268277406692505</text:p>
          </table:table-cell>
        </table:table-row>
        <table:table-row table:style-name="ro1">
          <table:table-cell office:value-type="float" office:value="1573806079.16581" calcext:value-type="float">
            <text:p>1573806079.16581</text:p>
          </table:table-cell>
          <table:table-cell office:value-type="float" office:value="26.2544596657532" calcext:value-type="float">
            <text:p>26.2544596657532</text:p>
          </table:table-cell>
          <table:table-cell table:formula="of:=[.A1957]-[.A1956]" office:value-type="float" office:value="0.268555641174316" calcext:value-type="float">
            <text:p>0.268555641174316</text:p>
          </table:table-cell>
        </table:table-row>
        <table:table-row table:style-name="ro1">
          <table:table-cell office:value-type="float" office:value="1573806079.43416" calcext:value-type="float">
            <text:p>1573806079.43416</text:p>
          </table:table-cell>
          <table:table-cell office:value-type="float" office:value="25.9558295287669" calcext:value-type="float">
            <text:p>25.9558295287669</text:p>
          </table:table-cell>
          <table:table-cell table:formula="of:=[.A1958]-[.A1957]" office:value-type="float" office:value="0.268347501754761" calcext:value-type="float">
            <text:p>0.268347501754761</text:p>
          </table:table-cell>
        </table:table-row>
        <table:table-row table:style-name="ro1">
          <table:table-cell office:value-type="float" office:value="1573806079.70293" calcext:value-type="float">
            <text:p>1573806079.70293</text:p>
          </table:table-cell>
          <table:table-cell office:value-type="float" office:value="26.8900761041094" calcext:value-type="float">
            <text:p>26.8900761041094</text:p>
          </table:table-cell>
          <table:table-cell table:formula="of:=[.A1959]-[.A1958]" office:value-type="float" office:value="0.268767833709717" calcext:value-type="float">
            <text:p>0.268767833709717</text:p>
          </table:table-cell>
        </table:table-row>
        <table:table-row table:style-name="ro1">
          <table:table-cell office:value-type="float" office:value="1573806079.97195" calcext:value-type="float">
            <text:p>1573806079.97195</text:p>
          </table:table-cell>
          <table:table-cell office:value-type="float" office:value="27.1339117205478" calcext:value-type="float">
            <text:p>27.1339117205478</text:p>
          </table:table-cell>
          <table:table-cell table:formula="of:=[.A1960]-[.A1959]" office:value-type="float" office:value="0.269025802612305" calcext:value-type="float">
            <text:p>0.269025802612305</text:p>
          </table:table-cell>
        </table:table-row>
        <table:table-row table:style-name="ro1">
          <table:table-cell office:value-type="float" office:value="1573806080.23968" calcext:value-type="float">
            <text:p>1573806080.23968</text:p>
          </table:table-cell>
          <table:table-cell office:value-type="float" office:value="24.1804870630135" calcext:value-type="float">
            <text:p>24.1804870630135</text:p>
          </table:table-cell>
          <table:table-cell table:formula="of:=[.A1961]-[.A1960]" office:value-type="float" office:value="0.267731428146362" calcext:value-type="float">
            <text:p>0.267731428146362</text:p>
          </table:table-cell>
        </table:table-row>
        <table:table-row table:style-name="ro1">
          <table:table-cell office:value-type="float" office:value="1573806080.5074" calcext:value-type="float">
            <text:p>1573806080.5074</text:p>
          </table:table-cell>
          <table:table-cell office:value-type="float" office:value="26.1339117205478" calcext:value-type="float">
            <text:p>26.1339117205478</text:p>
          </table:table-cell>
          <table:table-cell table:formula="of:=[.A1962]-[.A1961]" office:value-type="float" office:value="0.267714977264404" calcext:value-type="float">
            <text:p>0.267714977264404</text:p>
          </table:table-cell>
        </table:table-row>
        <table:table-row table:style-name="ro1">
          <table:table-cell office:value-type="float" office:value="1573806080.77581" calcext:value-type="float">
            <text:p>1573806080.77581</text:p>
          </table:table-cell>
          <table:table-cell office:value-type="float" office:value="24.2763774739724" calcext:value-type="float">
            <text:p>24.2763774739724</text:p>
          </table:table-cell>
          <table:table-cell table:formula="of:=[.A1963]-[.A1962]" office:value-type="float" office:value="0.26841402053833" calcext:value-type="float">
            <text:p>0.26841402053833</text:p>
          </table:table-cell>
        </table:table-row>
        <table:table-row table:style-name="ro1">
          <table:table-cell office:value-type="float" office:value="1573806081.04406" calcext:value-type="float">
            <text:p>1573806081.04406</text:p>
          </table:table-cell>
          <table:table-cell office:value-type="float" office:value="25.2078843232875" calcext:value-type="float">
            <text:p>25.2078843232875</text:p>
          </table:table-cell>
          <table:table-cell table:formula="of:=[.A1964]-[.A1963]" office:value-type="float" office:value="0.268244743347168" calcext:value-type="float">
            <text:p>0.268244743347168</text:p>
          </table:table-cell>
        </table:table-row>
        <table:table-row table:style-name="ro1">
          <table:table-cell office:value-type="float" office:value="1573806081.31265" calcext:value-type="float">
            <text:p>1573806081.31265</text:p>
          </table:table-cell>
          <table:table-cell office:value-type="float" office:value="25.0106240493149" calcext:value-type="float">
            <text:p>25.0106240493149</text:p>
          </table:table-cell>
          <table:table-cell table:formula="of:=[.A1965]-[.A1964]" office:value-type="float" office:value="0.268592834472656" calcext:value-type="float">
            <text:p>0.268592834472656</text:p>
          </table:table-cell>
        </table:table-row>
        <table:table-row table:style-name="ro1">
          <table:table-cell office:value-type="float" office:value="1573806081.5809" calcext:value-type="float">
            <text:p>1573806081.5809</text:p>
          </table:table-cell>
          <table:table-cell office:value-type="float" office:value="24.8928158301368" calcext:value-type="float">
            <text:p>24.8928158301368</text:p>
          </table:table-cell>
          <table:table-cell table:formula="of:=[.A1966]-[.A1965]" office:value-type="float" office:value="0.268249034881592" calcext:value-type="float">
            <text:p>0.268249034881592</text:p>
          </table:table-cell>
        </table:table-row>
        <table:table-row table:style-name="ro1">
          <table:table-cell office:value-type="float" office:value="1573806081.84865" calcext:value-type="float">
            <text:p>1573806081.84865</text:p>
          </table:table-cell>
          <table:table-cell office:value-type="float" office:value="25.7229528164382" calcext:value-type="float">
            <text:p>25.7229528164382</text:p>
          </table:table-cell>
          <table:table-cell table:formula="of:=[.A1967]-[.A1966]" office:value-type="float" office:value="0.267752170562744" calcext:value-type="float">
            <text:p>0.267752170562744</text:p>
          </table:table-cell>
        </table:table-row>
        <table:table-row table:style-name="ro1">
          <table:table-cell office:value-type="float" office:value="1573806082.11684" calcext:value-type="float">
            <text:p>1573806082.11684</text:p>
          </table:table-cell>
          <table:table-cell office:value-type="float" office:value="25.7366514465752" calcext:value-type="float">
            <text:p>25.7366514465752</text:p>
          </table:table-cell>
          <table:table-cell table:formula="of:=[.A1968]-[.A1967]" office:value-type="float" office:value="0.268192052841187" calcext:value-type="float">
            <text:p>0.268192052841187</text:p>
          </table:table-cell>
        </table:table-row>
        <table:table-row table:style-name="ro1">
          <table:table-cell office:value-type="float" office:value="1573806082.38532" calcext:value-type="float">
            <text:p>1573806082.38532</text:p>
          </table:table-cell>
          <table:table-cell office:value-type="float" office:value="24.3256925424656" calcext:value-type="float">
            <text:p>24.3256925424656</text:p>
          </table:table-cell>
          <table:table-cell table:formula="of:=[.A1969]-[.A1968]" office:value-type="float" office:value="0.268476724624634" calcext:value-type="float">
            <text:p>0.268476724624634</text:p>
          </table:table-cell>
        </table:table-row>
        <table:table-row table:style-name="ro1">
          <table:table-cell office:value-type="float" office:value="1573806082.65295" calcext:value-type="float">
            <text:p>1573806082.65295</text:p>
          </table:table-cell>
          <table:table-cell office:value-type="float" office:value="25.7174733643834" calcext:value-type="float">
            <text:p>25.7174733643834</text:p>
          </table:table-cell>
          <table:table-cell table:formula="of:=[.A1970]-[.A1969]" office:value-type="float" office:value="0.267626285552979" calcext:value-type="float">
            <text:p>0.267626285552979</text:p>
          </table:table-cell>
        </table:table-row>
        <table:table-row table:style-name="ro1">
          <table:table-cell office:value-type="float" office:value="1573806082.92426" calcext:value-type="float">
            <text:p>1573806082.92426</text:p>
          </table:table-cell>
          <table:table-cell office:value-type="float" office:value="25.5065144602738" calcext:value-type="float">
            <text:p>25.5065144602738</text:p>
          </table:table-cell>
          <table:table-cell table:formula="of:=[.A1971]-[.A1970]" office:value-type="float" office:value="0.271310806274414" calcext:value-type="float">
            <text:p>0.271310806274414</text:p>
          </table:table-cell>
        </table:table-row>
        <table:table-row table:style-name="ro1">
          <table:table-cell office:value-type="float" office:value="1573806083.19258" calcext:value-type="float">
            <text:p>1573806083.19258</text:p>
          </table:table-cell>
          <table:table-cell office:value-type="float" office:value="24.34213089863" calcext:value-type="float">
            <text:p>24.34213089863</text:p>
          </table:table-cell>
          <table:table-cell table:formula="of:=[.A1972]-[.A1971]" office:value-type="float" office:value="0.268326759338379" calcext:value-type="float">
            <text:p>0.268326759338379</text:p>
          </table:table-cell>
        </table:table-row>
        <table:table-row table:style-name="ro1">
          <table:table-cell office:value-type="float" office:value="1573806083.46084" calcext:value-type="float">
            <text:p>1573806083.46084</text:p>
          </table:table-cell>
          <table:table-cell office:value-type="float" office:value="23.6270624054793" calcext:value-type="float">
            <text:p>23.6270624054793</text:p>
          </table:table-cell>
          <table:table-cell table:formula="of:=[.A1973]-[.A1972]" office:value-type="float" office:value="0.268253326416016" calcext:value-type="float">
            <text:p>0.268253326416016</text:p>
          </table:table-cell>
        </table:table-row>
        <table:table-row table:style-name="ro1">
          <table:table-cell office:value-type="float" office:value="1573806083.72925" calcext:value-type="float">
            <text:p>1573806083.72925</text:p>
          </table:table-cell>
          <table:table-cell office:value-type="float" office:value="24.1722678849313" calcext:value-type="float">
            <text:p>24.1722678849313</text:p>
          </table:table-cell>
          <table:table-cell table:formula="of:=[.A1974]-[.A1973]" office:value-type="float" office:value="0.268407583236694" calcext:value-type="float">
            <text:p>0.268407583236694</text:p>
          </table:table-cell>
        </table:table-row>
        <table:table-row table:style-name="ro1">
          <table:table-cell office:value-type="float" office:value="1573806083.99821" calcext:value-type="float">
            <text:p>1573806083.99821</text:p>
          </table:table-cell>
          <table:table-cell office:value-type="float" office:value="26.0024048712327" calcext:value-type="float">
            <text:p>26.0024048712327</text:p>
          </table:table-cell>
          <table:table-cell table:formula="of:=[.A1975]-[.A1974]" office:value-type="float" office:value="0.268965005874634" calcext:value-type="float">
            <text:p>0.268965005874634</text:p>
          </table:table-cell>
        </table:table-row>
        <table:table-row table:style-name="ro1">
          <table:table-cell office:value-type="float" office:value="1573806084.2671" calcext:value-type="float">
            <text:p>1573806084.2671</text:p>
          </table:table-cell>
          <table:table-cell office:value-type="float" office:value="25.3448706246574" calcext:value-type="float">
            <text:p>25.3448706246574</text:p>
          </table:table-cell>
          <table:table-cell table:formula="of:=[.A1976]-[.A1975]" office:value-type="float" office:value="0.268888711929321" calcext:value-type="float">
            <text:p>0.268888711929321</text:p>
          </table:table-cell>
        </table:table-row>
        <table:table-row table:style-name="ro1">
          <table:table-cell office:value-type="float" office:value="1573806084.53606" calcext:value-type="float">
            <text:p>1573806084.53606</text:p>
          </table:table-cell>
          <table:table-cell office:value-type="float" office:value="25.6407610356163" calcext:value-type="float">
            <text:p>25.6407610356163</text:p>
          </table:table-cell>
          <table:table-cell table:formula="of:=[.A1977]-[.A1976]" office:value-type="float" office:value="0.268964767456055" calcext:value-type="float">
            <text:p>0.268964767456055</text:p>
          </table:table-cell>
        </table:table-row>
        <table:table-row table:style-name="ro1">
          <table:table-cell office:value-type="float" office:value="1573806084.80505" calcext:value-type="float">
            <text:p>1573806084.80505</text:p>
          </table:table-cell>
          <table:table-cell office:value-type="float" office:value="24.9804870630135" calcext:value-type="float">
            <text:p>24.9804870630135</text:p>
          </table:table-cell>
          <table:table-cell table:formula="of:=[.A1978]-[.A1977]" office:value-type="float" office:value="0.268986701965332" calcext:value-type="float">
            <text:p>0.268986701965332</text:p>
          </table:table-cell>
        </table:table-row>
        <table:table-row table:style-name="ro1">
          <table:table-cell office:value-type="float" office:value="1573806085.07353" calcext:value-type="float">
            <text:p>1573806085.07353</text:p>
          </table:table-cell>
          <table:table-cell office:value-type="float" office:value="23.2626788438354" calcext:value-type="float">
            <text:p>23.2626788438354</text:p>
          </table:table-cell>
          <table:table-cell table:formula="of:=[.A1979]-[.A1978]" office:value-type="float" office:value="0.268474817276001" calcext:value-type="float">
            <text:p>0.268474817276001</text:p>
          </table:table-cell>
        </table:table-row>
        <table:table-row table:style-name="ro1">
          <table:table-cell office:value-type="float" office:value="1573806085.34199" calcext:value-type="float">
            <text:p>1573806085.34199</text:p>
          </table:table-cell>
          <table:table-cell office:value-type="float" office:value="25.5750076109587" calcext:value-type="float">
            <text:p>25.5750076109587</text:p>
          </table:table-cell>
          <table:table-cell table:formula="of:=[.A1980]-[.A1979]" office:value-type="float" office:value="0.268461465835571" calcext:value-type="float">
            <text:p>0.268461465835571</text:p>
          </table:table-cell>
        </table:table-row>
        <table:table-row table:style-name="ro1">
          <table:table-cell office:value-type="float" office:value="1573806085.6103" calcext:value-type="float">
            <text:p>1573806085.6103</text:p>
          </table:table-cell>
          <table:table-cell office:value-type="float" office:value="25.8955555561642" calcext:value-type="float">
            <text:p>25.8955555561642</text:p>
          </table:table-cell>
          <table:table-cell table:formula="of:=[.A1981]-[.A1980]" office:value-type="float" office:value="0.268310546875" calcext:value-type="float">
            <text:p>0.268310546875</text:p>
          </table:table-cell>
        </table:table-row>
        <table:table-row table:style-name="ro1">
          <table:table-cell office:value-type="float" office:value="1573806085.87924" calcext:value-type="float">
            <text:p>1573806085.87924</text:p>
          </table:table-cell>
          <table:table-cell office:value-type="float" office:value="23.7832267890409" calcext:value-type="float">
            <text:p>23.7832267890409</text:p>
          </table:table-cell>
          <table:table-cell table:formula="of:=[.A1982]-[.A1981]" office:value-type="float" office:value="0.268943786621094" calcext:value-type="float">
            <text:p>0.268943786621094</text:p>
          </table:table-cell>
        </table:table-row>
        <table:table-row table:style-name="ro1">
          <table:table-cell office:value-type="float" office:value="1573806086.14867" calcext:value-type="float">
            <text:p>1573806086.14867</text:p>
          </table:table-cell>
          <table:table-cell office:value-type="float" office:value="25.2325418575341" calcext:value-type="float">
            <text:p>25.2325418575341</text:p>
          </table:table-cell>
          <table:table-cell table:formula="of:=[.A1983]-[.A1982]" office:value-type="float" office:value="0.269427299499512" calcext:value-type="float">
            <text:p>0.269427299499512</text:p>
          </table:table-cell>
        </table:table-row>
        <table:table-row table:style-name="ro1">
          <table:table-cell office:value-type="float" office:value="1573806086.41696" calcext:value-type="float">
            <text:p>1573806086.41696</text:p>
          </table:table-cell>
          <table:table-cell office:value-type="float" office:value="26.9037747342464" calcext:value-type="float">
            <text:p>26.9037747342464</text:p>
          </table:table-cell>
          <table:table-cell table:formula="of:=[.A1984]-[.A1983]" office:value-type="float" office:value="0.268286466598511" calcext:value-type="float">
            <text:p>0.268286466598511</text:p>
          </table:table-cell>
        </table:table-row>
        <table:table-row table:style-name="ro1">
          <table:table-cell office:value-type="float" office:value="1573806086.68548" calcext:value-type="float">
            <text:p>1573806086.68548</text:p>
          </table:table-cell>
          <table:table-cell office:value-type="float" office:value="26.0161035013697" calcext:value-type="float">
            <text:p>26.0161035013697</text:p>
          </table:table-cell>
          <table:table-cell table:formula="of:=[.A1985]-[.A1984]" office:value-type="float" office:value="0.268525838851929" calcext:value-type="float">
            <text:p>0.268525838851929</text:p>
          </table:table-cell>
        </table:table-row>
        <table:table-row table:style-name="ro1">
          <table:table-cell office:value-type="float" office:value="1573806086.95372" calcext:value-type="float">
            <text:p>1573806086.95372</text:p>
          </table:table-cell>
          <table:table-cell office:value-type="float" office:value="23.8407610356163" calcext:value-type="float">
            <text:p>23.8407610356163</text:p>
          </table:table-cell>
          <table:table-cell table:formula="of:=[.A1986]-[.A1985]" office:value-type="float" office:value="0.268236637115479" calcext:value-type="float">
            <text:p>0.268236637115479</text:p>
          </table:table-cell>
        </table:table-row>
        <table:table-row table:style-name="ro1">
          <table:table-cell office:value-type="float" office:value="1573806087.22366" calcext:value-type="float">
            <text:p>1573806087.22366</text:p>
          </table:table-cell>
          <table:table-cell office:value-type="float" office:value="25.6407610356163" calcext:value-type="float">
            <text:p>25.6407610356163</text:p>
          </table:table-cell>
          <table:table-cell table:formula="of:=[.A1987]-[.A1986]" office:value-type="float" office:value="0.269945621490479" calcext:value-type="float">
            <text:p>0.269945621490479</text:p>
          </table:table-cell>
        </table:table-row>
        <table:table-row table:style-name="ro1">
          <table:table-cell office:value-type="float" office:value="1573806087.49257" calcext:value-type="float">
            <text:p>1573806087.49257</text:p>
          </table:table-cell>
          <table:table-cell office:value-type="float" office:value="26.4626788438354" calcext:value-type="float">
            <text:p>26.4626788438354</text:p>
          </table:table-cell>
          <table:table-cell table:formula="of:=[.A1988]-[.A1987]" office:value-type="float" office:value="0.268911600112915" calcext:value-type="float">
            <text:p>0.268911600112915</text:p>
          </table:table-cell>
        </table:table-row>
        <table:table-row table:style-name="ro1">
          <table:table-cell office:value-type="float" office:value="1573806087.76154" calcext:value-type="float">
            <text:p>1573806087.76154</text:p>
          </table:table-cell>
          <table:table-cell office:value-type="float" office:value="24.1311719945204" calcext:value-type="float">
            <text:p>24.1311719945204</text:p>
          </table:table-cell>
          <table:table-cell table:formula="of:=[.A1989]-[.A1988]" office:value-type="float" office:value="0.26896858215332" calcext:value-type="float">
            <text:p>0.26896858215332</text:p>
          </table:table-cell>
        </table:table-row>
        <table:table-row table:style-name="ro1">
          <table:table-cell office:value-type="float" office:value="1573806088.02916" calcext:value-type="float">
            <text:p>1573806088.02916</text:p>
          </table:table-cell>
          <table:table-cell office:value-type="float" office:value="24.7229528164382" calcext:value-type="float">
            <text:p>24.7229528164382</text:p>
          </table:table-cell>
          <table:table-cell table:formula="of:=[.A1990]-[.A1989]" office:value-type="float" office:value="0.267612457275391" calcext:value-type="float">
            <text:p>0.267612457275391</text:p>
          </table:table-cell>
        </table:table-row>
        <table:table-row table:style-name="ro1">
          <table:table-cell office:value-type="float" office:value="1573806088.29639" calcext:value-type="float">
            <text:p>1573806088.29639</text:p>
          </table:table-cell>
          <table:table-cell office:value-type="float" office:value="25.8982952821916" calcext:value-type="float">
            <text:p>25.8982952821916</text:p>
          </table:table-cell>
          <table:table-cell table:formula="of:=[.A1991]-[.A1990]" office:value-type="float" office:value="0.267236709594727" calcext:value-type="float">
            <text:p>0.267236709594727</text:p>
          </table:table-cell>
        </table:table-row>
        <table:table-row table:style-name="ro1">
          <table:table-cell office:value-type="float" office:value="1573806088.68235" calcext:value-type="float">
            <text:p>1573806088.68235</text:p>
          </table:table-cell>
          <table:table-cell office:value-type="float" office:value="23.4407610356163" calcext:value-type="float">
            <text:p>23.4407610356163</text:p>
          </table:table-cell>
          <table:table-cell table:formula="of:=[.A1992]-[.A1991]" office:value-type="float" office:value="0.385958433151245" calcext:value-type="float">
            <text:p>0.385958433151245</text:p>
          </table:table-cell>
        </table:table-row>
        <table:table-row table:style-name="ro1">
          <table:table-cell office:value-type="float" office:value="1573806088.91981" calcext:value-type="float">
            <text:p>1573806088.91981</text:p>
          </table:table-cell>
          <table:table-cell office:value-type="float" office:value="21.4845966520546" calcext:value-type="float">
            <text:p>21.4845966520546</text:p>
          </table:table-cell>
          <table:table-cell table:formula="of:=[.A1993]-[.A1992]" office:value-type="float" office:value="0.237462997436523" calcext:value-type="float">
            <text:p>0.237462997436523</text:p>
          </table:table-cell>
        </table:table-row>
        <table:table-row table:style-name="ro1">
          <table:table-cell office:value-type="float" office:value="1573806089.15804" calcext:value-type="float">
            <text:p>1573806089.15804</text:p>
          </table:table-cell>
          <table:table-cell office:value-type="float" office:value="21.1667884328765" calcext:value-type="float">
            <text:p>21.1667884328765</text:p>
          </table:table-cell>
          <table:table-cell table:formula="of:=[.A1994]-[.A1993]" office:value-type="float" office:value="0.238225698471069" calcext:value-type="float">
            <text:p>0.238225698471069</text:p>
          </table:table-cell>
        </table:table-row>
        <table:table-row table:style-name="ro1">
          <table:table-cell office:value-type="float" office:value="1573806089.42627" calcext:value-type="float">
            <text:p>1573806089.42627</text:p>
          </table:table-cell>
          <table:table-cell office:value-type="float" office:value="26.2681582958902" calcext:value-type="float">
            <text:p>26.2681582958902</text:p>
          </table:table-cell>
          <table:table-cell table:formula="of:=[.A1995]-[.A1994]" office:value-type="float" office:value="0.268225431442261" calcext:value-type="float">
            <text:p>0.268225431442261</text:p>
          </table:table-cell>
        </table:table-row>
        <table:table-row table:style-name="ro1">
          <table:table-cell office:value-type="float" office:value="1573806089.69407" calcext:value-type="float">
            <text:p>1573806089.69407</text:p>
          </table:table-cell>
          <table:table-cell office:value-type="float" office:value="97.0544596657533" calcext:value-type="float">
            <text:p>97.0544596657533</text:p>
          </table:table-cell>
          <table:table-cell table:formula="of:=[.A1996]-[.A1995]" office:value-type="float" office:value="0.26780104637146" calcext:value-type="float">
            <text:p>0.26780104637146</text:p>
          </table:table-cell>
        </table:table-row>
        <table:table-row table:style-name="ro1">
          <table:table-cell office:value-type="float" office:value="1573806090.08178" calcext:value-type="float">
            <text:p>1573806090.08178</text:p>
          </table:table-cell>
          <table:table-cell office:value-type="float" office:value="25.2106240493149" calcext:value-type="float">
            <text:p>25.2106240493149</text:p>
          </table:table-cell>
          <table:table-cell table:formula="of:=[.A1997]-[.A1996]" office:value-type="float" office:value="0.387709379196167" calcext:value-type="float">
            <text:p>0.387709379196167</text:p>
          </table:table-cell>
        </table:table-row>
        <table:table-row table:style-name="ro1">
          <table:table-cell office:value-type="float" office:value="1573806090.31924" calcext:value-type="float">
            <text:p>1573806090.31924</text:p>
          </table:table-cell>
          <table:table-cell office:value-type="float" office:value="22.2654185698628" calcext:value-type="float">
            <text:p>22.2654185698628</text:p>
          </table:table-cell>
          <table:table-cell table:formula="of:=[.A1998]-[.A1997]" office:value-type="float" office:value="0.237468481063843" calcext:value-type="float">
            <text:p>0.237468481063843</text:p>
          </table:table-cell>
        </table:table-row>
        <table:table-row table:style-name="ro1">
          <table:table-cell office:value-type="float" office:value="1573806090.55662" calcext:value-type="float">
            <text:p>1573806090.55662</text:p>
          </table:table-cell>
          <table:table-cell office:value-type="float" office:value="23.2106240493149" calcext:value-type="float">
            <text:p>23.2106240493149</text:p>
          </table:table-cell>
          <table:table-cell table:formula="of:=[.A1999]-[.A1998]" office:value-type="float" office:value="0.237372875213623" calcext:value-type="float">
            <text:p>0.237372875213623</text:p>
          </table:table-cell>
        </table:table-row>
        <table:table-row table:style-name="ro1">
          <table:table-cell office:value-type="float" office:value="1573806090.79512" calcext:value-type="float">
            <text:p>1573806090.79512</text:p>
          </table:table-cell>
          <table:table-cell office:value-type="float" office:value="22.328432268493" calcext:value-type="float">
            <text:p>22.328432268493</text:p>
          </table:table-cell>
          <table:table-cell table:formula="of:=[.A2000]-[.A1999]" office:value-type="float" office:value="0.238504409790039" calcext:value-type="float">
            <text:p>0.238504409790039</text:p>
          </table:table-cell>
        </table:table-row>
        <table:table-row table:style-name="ro1">
          <table:table-cell office:value-type="float" office:value="1573806091.06399" calcext:value-type="float">
            <text:p>1573806091.06399</text:p>
          </table:table-cell>
          <table:table-cell office:value-type="float" office:value="23.4243226794519" calcext:value-type="float">
            <text:p>23.4243226794519</text:p>
          </table:table-cell>
          <table:table-cell table:formula="of:=[.A2001]-[.A2000]" office:value-type="float" office:value="0.268872976303101" calcext:value-type="float">
            <text:p>0.268872976303101</text:p>
          </table:table-cell>
        </table:table-row>
        <table:table-row table:style-name="ro1">
          <table:table-cell office:value-type="float" office:value="1573806091.33183" calcext:value-type="float">
            <text:p>1573806091.33183</text:p>
          </table:table-cell>
          <table:table-cell office:value-type="float" office:value="25.9503500767122" calcext:value-type="float">
            <text:p>25.9503500767122</text:p>
          </table:table-cell>
          <table:table-cell table:formula="of:=[.A2002]-[.A2001]" office:value-type="float" office:value="0.267838716506958" calcext:value-type="float">
            <text:p>0.267838716506958</text:p>
          </table:table-cell>
        </table:table-row>
        <table:table-row table:style-name="ro1">
          <table:table-cell office:value-type="float" office:value="1573806091.60082" calcext:value-type="float">
            <text:p>1573806091.60082</text:p>
          </table:table-cell>
          <table:table-cell office:value-type="float" office:value="24.928432268493" calcext:value-type="float">
            <text:p>24.928432268493</text:p>
          </table:table-cell>
          <table:table-cell table:formula="of:=[.A2003]-[.A2002]" office:value-type="float" office:value="0.268983364105225" calcext:value-type="float">
            <text:p>0.268983364105225</text:p>
          </table:table-cell>
        </table:table-row>
        <table:table-row table:style-name="ro1">
          <table:table-cell office:value-type="float" office:value="1573806091.86942" calcext:value-type="float">
            <text:p>1573806091.86942</text:p>
          </table:table-cell>
          <table:table-cell office:value-type="float" office:value="25.8435007616437" calcext:value-type="float">
            <text:p>25.8435007616437</text:p>
          </table:table-cell>
          <table:table-cell table:formula="of:=[.A2004]-[.A2003]" office:value-type="float" office:value="0.26859974861145" calcext:value-type="float">
            <text:p>0.26859974861145</text:p>
          </table:table-cell>
        </table:table-row>
        <table:table-row table:style-name="ro1">
          <table:table-cell office:value-type="float" office:value="1573806092.13885" calcext:value-type="float">
            <text:p>1573806092.13885</text:p>
          </table:table-cell>
          <table:table-cell office:value-type="float" office:value="25.5640487068491" calcext:value-type="float">
            <text:p>25.5640487068491</text:p>
          </table:table-cell>
          <table:table-cell table:formula="of:=[.A2005]-[.A2004]" office:value-type="float" office:value="0.269433975219727" calcext:value-type="float">
            <text:p>0.269433975219727</text:p>
          </table:table-cell>
        </table:table-row>
        <table:table-row table:style-name="ro1">
          <table:table-cell office:value-type="float" office:value="1573806092.40741" calcext:value-type="float">
            <text:p>1573806092.40741</text:p>
          </table:table-cell>
          <table:table-cell office:value-type="float" office:value="26.9065144602738" calcext:value-type="float">
            <text:p>26.9065144602738</text:p>
          </table:table-cell>
          <table:table-cell table:formula="of:=[.A2006]-[.A2005]" office:value-type="float" office:value="0.268555402755737" calcext:value-type="float">
            <text:p>0.268555402755737</text:p>
          </table:table-cell>
        </table:table-row>
        <table:table-row table:style-name="ro1">
          <table:table-cell office:value-type="float" office:value="1573806092.67532" calcext:value-type="float">
            <text:p>1573806092.67532</text:p>
          </table:table-cell>
          <table:table-cell office:value-type="float" office:value="25.2325418575341" calcext:value-type="float">
            <text:p>25.2325418575341</text:p>
          </table:table-cell>
          <table:table-cell table:formula="of:=[.A2007]-[.A2006]" office:value-type="float" office:value="0.267916440963745" calcext:value-type="float">
            <text:p>0.267916440963745</text:p>
          </table:table-cell>
        </table:table-row>
        <table:table-row table:style-name="ro1">
          <table:table-cell office:value-type="float" office:value="1573806092.94325" calcext:value-type="float">
            <text:p>1573806092.94325</text:p>
          </table:table-cell>
          <table:table-cell office:value-type="float" office:value="24.9695281589039" calcext:value-type="float">
            <text:p>24.9695281589039</text:p>
          </table:table-cell>
          <table:table-cell table:formula="of:=[.A2008]-[.A2007]" office:value-type="float" office:value="0.267926931381226" calcext:value-type="float">
            <text:p>0.267926931381226</text:p>
          </table:table-cell>
        </table:table-row>
        <table:table-row table:style-name="ro1">
          <table:table-cell office:value-type="float" office:value="1573806093.21223" calcext:value-type="float">
            <text:p>1573806093.21223</text:p>
          </table:table-cell>
          <table:table-cell office:value-type="float" office:value="25.2215829534245" calcext:value-type="float">
            <text:p>25.2215829534245</text:p>
          </table:table-cell>
          <table:table-cell table:formula="of:=[.A2009]-[.A2008]" office:value-type="float" office:value="0.268985509872437" calcext:value-type="float">
            <text:p>0.268985509872437</text:p>
          </table:table-cell>
        </table:table-row>
        <table:table-row table:style-name="ro1">
          <table:table-cell office:value-type="float" office:value="1573806093.48025" calcext:value-type="float">
            <text:p>1573806093.48025</text:p>
          </table:table-cell>
          <table:table-cell office:value-type="float" office:value="24.0571993917806" calcext:value-type="float">
            <text:p>24.0571993917806</text:p>
          </table:table-cell>
          <table:table-cell table:formula="of:=[.A2010]-[.A2009]" office:value-type="float" office:value="0.268017292022705" calcext:value-type="float">
            <text:p>0.268017292022705</text:p>
          </table:table-cell>
        </table:table-row>
        <table:table-row table:style-name="ro1">
          <table:table-cell office:value-type="float" office:value="1573806093.74754" calcext:value-type="float">
            <text:p>1573806093.74754</text:p>
          </table:table-cell>
          <table:table-cell office:value-type="float" office:value="25.2270624054793" calcext:value-type="float">
            <text:p>25.2270624054793</text:p>
          </table:table-cell>
          <table:table-cell table:formula="of:=[.A2011]-[.A2010]" office:value-type="float" office:value="0.267285346984863" calcext:value-type="float">
            <text:p>0.267285346984863</text:p>
          </table:table-cell>
        </table:table-row>
        <table:table-row table:style-name="ro1">
          <table:table-cell office:value-type="float" office:value="1573806094.01614" calcext:value-type="float">
            <text:p>1573806094.01614</text:p>
          </table:table-cell>
          <table:table-cell office:value-type="float" office:value="24.514733638356" calcext:value-type="float">
            <text:p>24.514733638356</text:p>
          </table:table-cell>
          <table:table-cell table:formula="of:=[.A2012]-[.A2011]" office:value-type="float" office:value="0.268599271774292" calcext:value-type="float">
            <text:p>0.268599271774292</text:p>
          </table:table-cell>
        </table:table-row>
        <table:table-row table:style-name="ro1">
          <table:table-cell office:value-type="float" office:value="1573806094.28426" calcext:value-type="float">
            <text:p>1573806094.28426</text:p>
          </table:table-cell>
          <table:table-cell office:value-type="float" office:value="25.6270624054793" calcext:value-type="float">
            <text:p>25.6270624054793</text:p>
          </table:table-cell>
          <table:table-cell table:formula="of:=[.A2013]-[.A2012]" office:value-type="float" office:value="0.268124103546143" calcext:value-type="float">
            <text:p>0.268124103546143</text:p>
          </table:table-cell>
        </table:table-row>
        <table:table-row table:style-name="ro1">
          <table:table-cell office:value-type="float" office:value="1573806094.5523" calcext:value-type="float">
            <text:p>1573806094.5523</text:p>
          </table:table-cell>
          <table:table-cell office:value-type="float" office:value="23.5256925424656" calcext:value-type="float">
            <text:p>23.5256925424656</text:p>
          </table:table-cell>
          <table:table-cell table:formula="of:=[.A2014]-[.A2013]" office:value-type="float" office:value="0.268035888671875" calcext:value-type="float">
            <text:p>0.268035888671875</text:p>
          </table:table-cell>
        </table:table-row>
        <table:table-row table:style-name="ro1">
          <table:table-cell office:value-type="float" office:value="1573806094.82053" calcext:value-type="float">
            <text:p>1573806094.82053</text:p>
          </table:table-cell>
          <table:table-cell office:value-type="float" office:value="25.0407610356163" calcext:value-type="float">
            <text:p>25.0407610356163</text:p>
          </table:table-cell>
          <table:table-cell table:formula="of:=[.A2015]-[.A2014]" office:value-type="float" office:value="0.268234729766846" calcext:value-type="float">
            <text:p>0.268234729766846</text:p>
          </table:table-cell>
        </table:table-row>
        <table:table-row table:style-name="ro1">
          <table:table-cell office:value-type="float" office:value="1573806095.08885" calcext:value-type="float">
            <text:p>1573806095.08885</text:p>
          </table:table-cell>
          <table:table-cell office:value-type="float" office:value="24.3722678849313" calcext:value-type="float">
            <text:p>24.3722678849313</text:p>
          </table:table-cell>
          <table:table-cell table:formula="of:=[.A2016]-[.A2015]" office:value-type="float" office:value="0.268319129943848" calcext:value-type="float">
            <text:p>0.268319129943848</text:p>
          </table:table-cell>
        </table:table-row>
        <table:table-row table:style-name="ro1">
          <table:table-cell office:value-type="float" office:value="1573806095.35683" calcext:value-type="float">
            <text:p>1573806095.35683</text:p>
          </table:table-cell>
          <table:table-cell office:value-type="float" office:value="25.6626788438354" calcext:value-type="float">
            <text:p>25.6626788438354</text:p>
          </table:table-cell>
          <table:table-cell table:formula="of:=[.A2017]-[.A2016]" office:value-type="float" office:value="0.267982482910156" calcext:value-type="float">
            <text:p>0.267982482910156</text:p>
          </table:table-cell>
        </table:table-row>
        <table:table-row table:style-name="ro1">
          <table:table-cell office:value-type="float" office:value="1573806095.6252" calcext:value-type="float">
            <text:p>1573806095.6252</text:p>
          </table:table-cell>
          <table:table-cell office:value-type="float" office:value="25.9476103506848" calcext:value-type="float">
            <text:p>25.9476103506848</text:p>
          </table:table-cell>
          <table:table-cell table:formula="of:=[.A2018]-[.A2017]" office:value-type="float" office:value="0.268362522125244" calcext:value-type="float">
            <text:p>0.268362522125244</text:p>
          </table:table-cell>
        </table:table-row>
        <table:table-row table:style-name="ro1">
          <table:table-cell office:value-type="float" office:value="1573806095.89315" calcext:value-type="float">
            <text:p>1573806095.89315</text:p>
          </table:table-cell>
          <table:table-cell office:value-type="float" office:value="25.8763774739724" calcext:value-type="float">
            <text:p>25.8763774739724</text:p>
          </table:table-cell>
          <table:table-cell table:formula="of:=[.A2019]-[.A2018]" office:value-type="float" office:value="0.267950296401978" calcext:value-type="float">
            <text:p>0.267950296401978</text:p>
          </table:table-cell>
        </table:table-row>
        <table:table-row table:style-name="ro1">
          <table:table-cell office:value-type="float" office:value="1573806096.16169" calcext:value-type="float">
            <text:p>1573806096.16169</text:p>
          </table:table-cell>
          <table:table-cell office:value-type="float" office:value="27.2106240493149" calcext:value-type="float">
            <text:p>27.2106240493149</text:p>
          </table:table-cell>
          <table:table-cell table:formula="of:=[.A2020]-[.A2019]" office:value-type="float" office:value="0.268544435501099" calcext:value-type="float">
            <text:p>0.268544435501099</text:p>
          </table:table-cell>
        </table:table-row>
        <table:table-row table:style-name="ro1">
          <table:table-cell office:value-type="float" office:value="1573806096.43366" calcext:value-type="float">
            <text:p>1573806096.43366</text:p>
          </table:table-cell>
          <table:table-cell office:value-type="float" office:value="23.7229528164382" calcext:value-type="float">
            <text:p>23.7229528164382</text:p>
          </table:table-cell>
          <table:table-cell table:formula="of:=[.A2021]-[.A2020]" office:value-type="float" office:value="0.271967887878418" calcext:value-type="float">
            <text:p>0.271967887878418</text:p>
          </table:table-cell>
        </table:table-row>
        <table:table-row table:style-name="ro1">
          <table:table-cell office:value-type="float" office:value="1573806096.7017" calcext:value-type="float">
            <text:p>1573806096.7017</text:p>
          </table:table-cell>
          <table:table-cell office:value-type="float" office:value="23.259939117808" calcext:value-type="float">
            <text:p>23.259939117808</text:p>
          </table:table-cell>
          <table:table-cell table:formula="of:=[.A2022]-[.A2021]" office:value-type="float" office:value="0.268040657043457" calcext:value-type="float">
            <text:p>0.268040657043457</text:p>
          </table:table-cell>
        </table:table-row>
        <table:table-row table:style-name="ro1">
          <table:table-cell office:value-type="float" office:value="1573806096.97043" calcext:value-type="float">
            <text:p>1573806096.97043</text:p>
          </table:table-cell>
          <table:table-cell office:value-type="float" office:value="23.0544596657532" calcext:value-type="float">
            <text:p>23.0544596657532</text:p>
          </table:table-cell>
          <table:table-cell table:formula="of:=[.A2023]-[.A2022]" office:value-type="float" office:value="0.268729686737061" calcext:value-type="float">
            <text:p>0.268729686737061</text:p>
          </table:table-cell>
        </table:table-row>
        <table:table-row table:style-name="ro1">
          <table:table-cell office:value-type="float" office:value="1573806097.23845" calcext:value-type="float">
            <text:p>1573806097.23845</text:p>
          </table:table-cell>
          <table:table-cell office:value-type="float" office:value="24.0763774739724" calcext:value-type="float">
            <text:p>24.0763774739724</text:p>
          </table:table-cell>
          <table:table-cell table:formula="of:=[.A2024]-[.A2023]" office:value-type="float" office:value="0.268026351928711" calcext:value-type="float">
            <text:p>0.268026351928711</text:p>
          </table:table-cell>
        </table:table-row>
        <table:table-row table:style-name="ro1">
          <table:table-cell office:value-type="float" office:value="1573806097.50666" calcext:value-type="float">
            <text:p>1573806097.50666</text:p>
          </table:table-cell>
          <table:table-cell office:value-type="float" office:value="24.94213089863" calcext:value-type="float">
            <text:p>24.94213089863</text:p>
          </table:table-cell>
          <table:table-cell table:formula="of:=[.A2025]-[.A2024]" office:value-type="float" office:value="0.268200874328613" calcext:value-type="float">
            <text:p>0.268200874328613</text:p>
          </table:table-cell>
        </table:table-row>
        <table:table-row table:style-name="ro1">
          <table:table-cell office:value-type="float" office:value="1573806097.77459" calcext:value-type="float">
            <text:p>1573806097.77459</text:p>
          </table:table-cell>
          <table:table-cell office:value-type="float" office:value="27.6270624054793" calcext:value-type="float">
            <text:p>27.6270624054793</text:p>
          </table:table-cell>
          <table:table-cell table:formula="of:=[.A2026]-[.A2025]" office:value-type="float" office:value="0.267936706542969" calcext:value-type="float">
            <text:p>0.267936706542969</text:p>
          </table:table-cell>
        </table:table-row>
        <table:table-row table:style-name="ro1">
          <table:table-cell office:value-type="float" office:value="1573806098.19965" calcext:value-type="float">
            <text:p>1573806098.19965</text:p>
          </table:table-cell>
          <table:table-cell office:value-type="float" office:value="24.3311719945204" calcext:value-type="float">
            <text:p>24.3311719945204</text:p>
          </table:table-cell>
          <table:table-cell table:formula="of:=[.A2027]-[.A2026]" office:value-type="float" office:value="0.425062417984009" calcext:value-type="float">
            <text:p>0.425062417984009</text:p>
          </table:table-cell>
        </table:table-row>
        <table:table-row table:style-name="ro1">
          <table:table-cell office:value-type="float" office:value="1573806098.43691" calcext:value-type="float">
            <text:p>1573806098.43691</text:p>
          </table:table-cell>
          <table:table-cell office:value-type="float" office:value="21.94213089863" calcext:value-type="float">
            <text:p>21.94213089863</text:p>
          </table:table-cell>
          <table:table-cell table:formula="of:=[.A2028]-[.A2027]" office:value-type="float" office:value="0.237252235412598" calcext:value-type="float">
            <text:p>0.237252235412598</text:p>
          </table:table-cell>
        </table:table-row>
        <table:table-row table:style-name="ro1">
          <table:table-cell office:value-type="float" office:value="1573806098.67451" calcext:value-type="float">
            <text:p>1573806098.67451</text:p>
          </table:table-cell>
          <table:table-cell office:value-type="float" office:value="22.287336378082" calcext:value-type="float">
            <text:p>22.287336378082</text:p>
          </table:table-cell>
          <table:table-cell table:formula="of:=[.A2029]-[.A2028]" office:value-type="float" office:value="0.237601757049561" calcext:value-type="float">
            <text:p>0.237601757049561</text:p>
          </table:table-cell>
        </table:table-row>
        <table:table-row table:style-name="ro1">
          <table:table-cell office:value-type="float" office:value="1573806098.91205" calcext:value-type="float">
            <text:p>1573806098.91205</text:p>
          </table:table-cell>
          <table:table-cell office:value-type="float" office:value="23.7311719945204" calcext:value-type="float">
            <text:p>23.7311719945204</text:p>
          </table:table-cell>
          <table:table-cell table:formula="of:=[.A2030]-[.A2029]" office:value-type="float" office:value="0.237544298171997" calcext:value-type="float">
            <text:p>0.237544298171997</text:p>
          </table:table-cell>
        </table:table-row>
        <table:table-row table:style-name="ro1">
          <table:table-cell office:value-type="float" office:value="1573806099.18077" calcext:value-type="float">
            <text:p>1573806099.18077</text:p>
          </table:table-cell>
          <table:table-cell office:value-type="float" office:value="24.7065144602738" calcext:value-type="float">
            <text:p>24.7065144602738</text:p>
          </table:table-cell>
          <table:table-cell table:formula="of:=[.A2031]-[.A2030]" office:value-type="float" office:value="0.268715381622314" calcext:value-type="float">
            <text:p>0.268715381622314</text:p>
          </table:table-cell>
        </table:table-row>
        <table:table-row table:style-name="ro1">
          <table:table-cell office:value-type="float" office:value="1573806099.44847" calcext:value-type="float">
            <text:p>1573806099.44847</text:p>
          </table:table-cell>
          <table:table-cell office:value-type="float" office:value="24.1065144602738" calcext:value-type="float">
            <text:p>24.1065144602738</text:p>
          </table:table-cell>
          <table:table-cell table:formula="of:=[.A2032]-[.A2031]" office:value-type="float" office:value="0.267705202102661" calcext:value-type="float">
            <text:p>0.267705202102661</text:p>
          </table:table-cell>
        </table:table-row>
        <table:table-row table:style-name="ro1">
          <table:table-cell office:value-type="float" office:value="1573806099.71671" calcext:value-type="float">
            <text:p>1573806099.71671</text:p>
          </table:table-cell>
          <table:table-cell office:value-type="float" office:value="25.4955555561642" calcext:value-type="float">
            <text:p>25.4955555561642</text:p>
          </table:table-cell>
          <table:table-cell table:formula="of:=[.A2033]-[.A2032]" office:value-type="float" office:value="0.26823616027832" calcext:value-type="float">
            <text:p>0.26823616027832</text:p>
          </table:table-cell>
        </table:table-row>
        <table:table-row table:style-name="ro1">
          <table:table-cell office:value-type="float" office:value="1573806099.9843" calcext:value-type="float">
            <text:p>1573806099.9843</text:p>
          </table:table-cell>
          <table:table-cell office:value-type="float" office:value="25.2188432273971" calcext:value-type="float">
            <text:p>25.2188432273971</text:p>
          </table:table-cell>
          <table:table-cell table:formula="of:=[.A2034]-[.A2033]" office:value-type="float" office:value="0.267590999603271" calcext:value-type="float">
            <text:p>0.267590999603271</text:p>
          </table:table-cell>
        </table:table-row>
        <table:table-row table:style-name="ro1">
          <table:table-cell office:value-type="float" office:value="1573806100.25301" calcext:value-type="float">
            <text:p>1573806100.25301</text:p>
          </table:table-cell>
          <table:table-cell office:value-type="float" office:value="25.1804870630135" calcext:value-type="float">
            <text:p>25.1804870630135</text:p>
          </table:table-cell>
          <table:table-cell table:formula="of:=[.A2035]-[.A2034]" office:value-type="float" office:value="0.268711805343628" calcext:value-type="float">
            <text:p>0.268711805343628</text:p>
          </table:table-cell>
        </table:table-row>
        <table:table-row table:style-name="ro1">
          <table:table-cell office:value-type="float" office:value="1573806100.52128" calcext:value-type="float">
            <text:p>1573806100.52128</text:p>
          </table:table-cell>
          <table:table-cell office:value-type="float" office:value="25.3311719945204" calcext:value-type="float">
            <text:p>25.3311719945204</text:p>
          </table:table-cell>
          <table:table-cell table:formula="of:=[.A2036]-[.A2035]" office:value-type="float" office:value="0.26826810836792" calcext:value-type="float">
            <text:p>0.26826810836792</text:p>
          </table:table-cell>
        </table:table-row>
        <table:table-row table:style-name="ro1">
          <table:table-cell office:value-type="float" office:value="1573806100.79029" calcext:value-type="float">
            <text:p>1573806100.79029</text:p>
          </table:table-cell>
          <table:table-cell office:value-type="float" office:value="24.9311719945204" calcext:value-type="float">
            <text:p>24.9311719945204</text:p>
          </table:table-cell>
          <table:table-cell table:formula="of:=[.A2037]-[.A2036]" office:value-type="float" office:value="0.269006252288818" calcext:value-type="float">
            <text:p>0.269006252288818</text:p>
          </table:table-cell>
        </table:table-row>
        <table:table-row table:style-name="ro1">
          <table:table-cell office:value-type="float" office:value="1573806101.05735" calcext:value-type="float">
            <text:p>1573806101.05735</text:p>
          </table:table-cell>
          <table:table-cell office:value-type="float" office:value="24.8571993917806" calcext:value-type="float">
            <text:p>24.8571993917806</text:p>
          </table:table-cell>
          <table:table-cell table:formula="of:=[.A2038]-[.A2037]" office:value-type="float" office:value="0.267058849334717" calcext:value-type="float">
            <text:p>0.267058849334717</text:p>
          </table:table-cell>
        </table:table-row>
        <table:table-row table:style-name="ro1">
          <table:table-cell office:value-type="float" office:value="1573806101.32602" calcext:value-type="float">
            <text:p>1573806101.32602</text:p>
          </table:table-cell>
          <table:table-cell office:value-type="float" office:value="1043.3887062411" calcext:value-type="float">
            <text:p>1043.3887062411</text:p>
          </table:table-cell>
          <table:table-cell table:formula="of:=[.A2039]-[.A2038]" office:value-type="float" office:value="0.268673896789551" calcext:value-type="float">
            <text:p>0.268673896789551</text:p>
          </table:table-cell>
        </table:table-row>
        <table:table-row table:style-name="ro1">
          <table:table-cell office:value-type="float" office:value="1573806101.73273" calcext:value-type="float">
            <text:p>1573806101.73273</text:p>
          </table:table-cell>
          <table:table-cell office:value-type="float" office:value="26.0106240493149" calcext:value-type="float">
            <text:p>26.0106240493149</text:p>
          </table:table-cell>
          <table:table-cell table:formula="of:=[.A2040]-[.A2039]" office:value-type="float" office:value="0.406708478927612" calcext:value-type="float">
            <text:p>0.406708478927612</text:p>
          </table:table-cell>
        </table:table-row>
        <table:table-row table:style-name="ro1">
          <table:table-cell office:value-type="float" office:value="1573806101.97026" calcext:value-type="float">
            <text:p>1573806101.97026</text:p>
          </table:table-cell>
          <table:table-cell office:value-type="float" office:value="22.1969254191779" calcext:value-type="float">
            <text:p>22.1969254191779</text:p>
          </table:table-cell>
          <table:table-cell table:formula="of:=[.A2041]-[.A2040]" office:value-type="float" office:value="0.237529993057251" calcext:value-type="float">
            <text:p>0.237529993057251</text:p>
          </table:table-cell>
        </table:table-row>
        <table:table-row table:style-name="ro1">
          <table:table-cell office:value-type="float" office:value="1573806102.20773" calcext:value-type="float">
            <text:p>1573806102.20773</text:p>
          </table:table-cell>
          <table:table-cell office:value-type="float" office:value="23.3476103506848" calcext:value-type="float">
            <text:p>23.3476103506848</text:p>
          </table:table-cell>
          <table:table-cell table:formula="of:=[.A2042]-[.A2041]" office:value-type="float" office:value="0.237476348876953" calcext:value-type="float">
            <text:p>0.237476348876953</text:p>
          </table:table-cell>
        </table:table-row>
        <table:table-row table:style-name="ro1">
          <table:table-cell office:value-type="float" office:value="1573806102.44684" calcext:value-type="float">
            <text:p>1573806102.44684</text:p>
          </table:table-cell>
          <table:table-cell office:value-type="float" office:value="24.5777473369861" calcext:value-type="float">
            <text:p>24.5777473369861</text:p>
          </table:table-cell>
          <table:table-cell table:formula="of:=[.A2043]-[.A2042]" office:value-type="float" office:value="0.239104032516479" calcext:value-type="float">
            <text:p>0.239104032516479</text:p>
          </table:table-cell>
        </table:table-row>
        <table:table-row table:style-name="ro1">
          <table:table-cell office:value-type="float" office:value="1573806102.71401" calcext:value-type="float">
            <text:p>1573806102.71401</text:p>
          </table:table-cell>
          <table:table-cell office:value-type="float" office:value="28.928432268493" calcext:value-type="float">
            <text:p>28.928432268493</text:p>
          </table:table-cell>
          <table:table-cell table:formula="of:=[.A2044]-[.A2043]" office:value-type="float" office:value="0.267173051834106" calcext:value-type="float">
            <text:p>0.267173051834106</text:p>
          </table:table-cell>
        </table:table-row>
        <table:table-row table:style-name="ro1">
          <table:table-cell office:value-type="float" office:value="1573806103.10172" calcext:value-type="float">
            <text:p>1573806103.10172</text:p>
          </table:table-cell>
          <table:table-cell office:value-type="float" office:value="23.9256925424656" calcext:value-type="float">
            <text:p>23.9256925424656</text:p>
          </table:table-cell>
          <table:table-cell table:formula="of:=[.A2045]-[.A2044]" office:value-type="float" office:value="0.387712955474854" calcext:value-type="float">
            <text:p>0.387712955474854</text:p>
          </table:table-cell>
        </table:table-row>
        <table:table-row table:style-name="ro1">
          <table:table-cell office:value-type="float" office:value="1573806103.33909" calcext:value-type="float">
            <text:p>1573806103.33909</text:p>
          </table:table-cell>
          <table:table-cell office:value-type="float" office:value="23.6215829534245" calcext:value-type="float">
            <text:p>23.6215829534245</text:p>
          </table:table-cell>
          <table:table-cell table:formula="of:=[.A2046]-[.A2045]" office:value-type="float" office:value="0.237362384796143" calcext:value-type="float">
            <text:p>0.237362384796143</text:p>
          </table:table-cell>
        </table:table-row>
        <table:table-row table:style-name="ro1">
          <table:table-cell office:value-type="float" office:value="1573806103.57677" calcext:value-type="float">
            <text:p>1573806103.57677</text:p>
          </table:table-cell>
          <table:table-cell office:value-type="float" office:value="22.9914459671231" calcext:value-type="float">
            <text:p>22.9914459671231</text:p>
          </table:table-cell>
          <table:table-cell table:formula="of:=[.A2047]-[.A2046]" office:value-type="float" office:value="0.237685680389404" calcext:value-type="float">
            <text:p>0.237685680389404</text:p>
          </table:table-cell>
        </table:table-row>
        <table:table-row table:style-name="ro1">
          <table:table-cell office:value-type="float" office:value="1573806103.81554" calcext:value-type="float">
            <text:p>1573806103.81554</text:p>
          </table:table-cell>
          <table:table-cell office:value-type="float" office:value="21.7832267890409" calcext:value-type="float">
            <text:p>21.7832267890409</text:p>
          </table:table-cell>
          <table:table-cell table:formula="of:=[.A2048]-[.A2047]" office:value-type="float" office:value="0.238762855529785" calcext:value-type="float">
            <text:p>0.238762855529785</text:p>
          </table:table-cell>
        </table:table-row>
        <table:table-row table:style-name="ro1">
          <table:table-cell office:value-type="float" office:value="1573806104.08391" calcext:value-type="float">
            <text:p>1573806104.08391</text:p>
          </table:table-cell>
          <table:table-cell office:value-type="float" office:value="23.6078843232875" calcext:value-type="float">
            <text:p>23.6078843232875</text:p>
          </table:table-cell>
          <table:table-cell table:formula="of:=[.A2049]-[.A2048]" office:value-type="float" office:value="0.268374681472778" calcext:value-type="float">
            <text:p>0.268374681472778</text:p>
          </table:table-cell>
        </table:table-row>
        <table:table-row table:style-name="ro1">
          <table:table-cell office:value-type="float" office:value="1573806104.35139" calcext:value-type="float">
            <text:p>1573806104.35139</text:p>
          </table:table-cell>
          <table:table-cell office:value-type="float" office:value="24.7229528164382" calcext:value-type="float">
            <text:p>24.7229528164382</text:p>
          </table:table-cell>
          <table:table-cell table:formula="of:=[.A2050]-[.A2049]" office:value-type="float" office:value="0.267482280731201" calcext:value-type="float">
            <text:p>0.267482280731201</text:p>
          </table:table-cell>
        </table:table-row>
        <table:table-row table:style-name="ro1">
          <table:table-cell office:value-type="float" office:value="1573806104.6192" calcext:value-type="float">
            <text:p>1573806104.6192</text:p>
          </table:table-cell>
          <table:table-cell office:value-type="float" office:value="24.8791171999998" calcext:value-type="float">
            <text:p>24.8791171999998</text:p>
          </table:table-cell>
          <table:table-cell table:formula="of:=[.A2051]-[.A2050]" office:value-type="float" office:value="0.267808437347412" calcext:value-type="float">
            <text:p>0.267808437347412</text:p>
          </table:table-cell>
        </table:table-row>
        <table:table-row table:style-name="ro1">
          <table:table-cell office:value-type="float" office:value="1573806104.88722" calcext:value-type="float">
            <text:p>1573806104.88722</text:p>
          </table:table-cell>
          <table:table-cell office:value-type="float" office:value="25.3777473369861" calcext:value-type="float">
            <text:p>25.3777473369861</text:p>
          </table:table-cell>
          <table:table-cell table:formula="of:=[.A2052]-[.A2051]" office:value-type="float" office:value="0.268015623092651" calcext:value-type="float">
            <text:p>0.268015623092651</text:p>
          </table:table-cell>
        </table:table-row>
        <table:table-row table:style-name="ro1">
          <table:table-cell office:value-type="float" office:value="1573806105.15572" calcext:value-type="float">
            <text:p>1573806105.15572</text:p>
          </table:table-cell>
          <table:table-cell office:value-type="float" office:value="26.059939117808" calcext:value-type="float">
            <text:p>26.059939117808</text:p>
          </table:table-cell>
          <table:table-cell table:formula="of:=[.A2053]-[.A2052]" office:value-type="float" office:value="0.268499135971069" calcext:value-type="float">
            <text:p>0.268499135971069</text:p>
          </table:table-cell>
        </table:table-row>
        <table:table-row table:style-name="ro1">
          <table:table-cell office:value-type="float" office:value="1573806105.4238" calcext:value-type="float">
            <text:p>1573806105.4238</text:p>
          </table:table-cell>
          <table:table-cell office:value-type="float" office:value="25.4407610356163" calcext:value-type="float">
            <text:p>25.4407610356163</text:p>
          </table:table-cell>
          <table:table-cell table:formula="of:=[.A2054]-[.A2053]" office:value-type="float" office:value="0.2680823802948" calcext:value-type="float">
            <text:p>0.2680823802948</text:p>
          </table:table-cell>
        </table:table-row>
        <table:table-row table:style-name="ro1">
          <table:table-cell office:value-type="float" office:value="1573806105.69222" calcext:value-type="float">
            <text:p>1573806105.69222</text:p>
          </table:table-cell>
          <table:table-cell office:value-type="float" office:value="24.1613089808217" calcext:value-type="float">
            <text:p>24.1613089808217</text:p>
          </table:table-cell>
          <table:table-cell table:formula="of:=[.A2055]-[.A2054]" office:value-type="float" office:value="0.268423795700073" calcext:value-type="float">
            <text:p>0.268423795700073</text:p>
          </table:table-cell>
        </table:table-row>
        <table:table-row table:style-name="ro1">
          <table:table-cell office:value-type="float" office:value="1573806105.96044" calcext:value-type="float">
            <text:p>1573806105.96044</text:p>
          </table:table-cell>
          <table:table-cell office:value-type="float" office:value="26.4982952821916" calcext:value-type="float">
            <text:p>26.4982952821916</text:p>
          </table:table-cell>
          <table:table-cell table:formula="of:=[.A2056]-[.A2055]" office:value-type="float" office:value="0.268215417861938" calcext:value-type="float">
            <text:p>0.268215417861938</text:p>
          </table:table-cell>
        </table:table-row>
        <table:table-row table:style-name="ro1">
          <table:table-cell office:value-type="float" office:value="1573806106.22904" calcext:value-type="float">
            <text:p>1573806106.22904</text:p>
          </table:table-cell>
          <table:table-cell office:value-type="float" office:value="23.859939117808" calcext:value-type="float">
            <text:p>23.859939117808</text:p>
          </table:table-cell>
          <table:table-cell table:formula="of:=[.A2057]-[.A2056]" office:value-type="float" office:value="0.268605947494507" calcext:value-type="float">
            <text:p>0.268605947494507</text:p>
          </table:table-cell>
        </table:table-row>
        <table:table-row table:style-name="ro1">
          <table:table-cell office:value-type="float" office:value="1573806106.49636" calcext:value-type="float">
            <text:p>1573806106.49636</text:p>
          </table:table-cell>
          <table:table-cell office:value-type="float" office:value="25.3393911726026" calcext:value-type="float">
            <text:p>25.3393911726026</text:p>
          </table:table-cell>
          <table:table-cell table:formula="of:=[.A2058]-[.A2057]" office:value-type="float" office:value="0.267317771911621" calcext:value-type="float">
            <text:p>0.267317771911621</text:p>
          </table:table-cell>
        </table:table-row>
        <table:table-row table:style-name="ro1">
          <table:table-cell office:value-type="float" office:value="1573806106.76534" calcext:value-type="float">
            <text:p>1573806106.76534</text:p>
          </table:table-cell>
          <table:table-cell office:value-type="float" office:value="24.9832267890409" calcext:value-type="float">
            <text:p>24.9832267890409</text:p>
          </table:table-cell>
          <table:table-cell table:formula="of:=[.A2059]-[.A2058]" office:value-type="float" office:value="0.268981456756592" calcext:value-type="float">
            <text:p>0.268981456756592</text:p>
          </table:table-cell>
        </table:table-row>
        <table:table-row table:style-name="ro1">
          <table:table-cell office:value-type="float" office:value="1573806107.03371" calcext:value-type="float">
            <text:p>1573806107.03371</text:p>
          </table:table-cell>
          <table:table-cell office:value-type="float" office:value="27.1558295287669" calcext:value-type="float">
            <text:p>27.1558295287669</text:p>
          </table:table-cell>
          <table:table-cell table:formula="of:=[.A2060]-[.A2059]" office:value-type="float" office:value="0.268365144729614" calcext:value-type="float">
            <text:p>0.268365144729614</text:p>
          </table:table-cell>
        </table:table-row>
        <table:table-row table:style-name="ro1">
          <table:table-cell office:value-type="float" office:value="1573806107.30115" calcext:value-type="float">
            <text:p>1573806107.30115</text:p>
          </table:table-cell>
          <table:table-cell office:value-type="float" office:value="24.114733638356" calcext:value-type="float">
            <text:p>24.114733638356</text:p>
          </table:table-cell>
          <table:table-cell table:formula="of:=[.A2061]-[.A2060]" office:value-type="float" office:value="0.267439842224121" calcext:value-type="float">
            <text:p>0.267439842224121</text:p>
          </table:table-cell>
        </table:table-row>
        <table:table-row table:style-name="ro1">
          <table:table-cell office:value-type="float" office:value="1573806107.56861" calcext:value-type="float">
            <text:p>1573806107.56861</text:p>
          </table:table-cell>
          <table:table-cell office:value-type="float" office:value="26.0489802136985" calcext:value-type="float">
            <text:p>26.0489802136985</text:p>
          </table:table-cell>
          <table:table-cell table:formula="of:=[.A2062]-[.A2061]" office:value-type="float" office:value="0.267467737197876" calcext:value-type="float">
            <text:p>0.267467737197876</text:p>
          </table:table-cell>
        </table:table-row>
        <table:table-row table:style-name="ro1">
          <table:table-cell office:value-type="float" office:value="1573806107.83777" calcext:value-type="float">
            <text:p>1573806107.83777</text:p>
          </table:table-cell>
          <table:table-cell office:value-type="float" office:value="25.2325418575341" calcext:value-type="float">
            <text:p>25.2325418575341</text:p>
          </table:table-cell>
          <table:table-cell table:formula="of:=[.A2063]-[.A2062]" office:value-type="float" office:value="0.269153356552124" calcext:value-type="float">
            <text:p>0.269153356552124</text:p>
          </table:table-cell>
        </table:table-row>
        <table:table-row table:style-name="ro1">
          <table:table-cell office:value-type="float" office:value="1573806108.10583" calcext:value-type="float">
            <text:p>1573806108.10583</text:p>
          </table:table-cell>
          <table:table-cell office:value-type="float" office:value="26.4517199397258" calcext:value-type="float">
            <text:p>26.4517199397258</text:p>
          </table:table-cell>
          <table:table-cell table:formula="of:=[.A2064]-[.A2063]" office:value-type="float" office:value="0.268060207366943" calcext:value-type="float">
            <text:p>0.268060207366943</text:p>
          </table:table-cell>
        </table:table-row>
        <table:table-row table:style-name="ro1">
          <table:table-cell office:value-type="float" office:value="1573806108.51445" calcext:value-type="float">
            <text:p>1573806108.51445</text:p>
          </table:table-cell>
          <table:table-cell office:value-type="float" office:value="25.5503500767122" calcext:value-type="float">
            <text:p>25.5503500767122</text:p>
          </table:table-cell>
          <table:table-cell table:formula="of:=[.A2065]-[.A2064]" office:value-type="float" office:value="0.408617496490479" calcext:value-type="float">
            <text:p>0.408617496490479</text:p>
          </table:table-cell>
        </table:table-row>
        <table:table-row table:style-name="ro1">
          <table:table-cell office:value-type="float" office:value="1573806108.75443" calcext:value-type="float">
            <text:p>1573806108.75443</text:p>
          </table:table-cell>
          <table:table-cell office:value-type="float" office:value="23.5804870630135" calcext:value-type="float">
            <text:p>23.5804870630135</text:p>
          </table:table-cell>
          <table:table-cell table:formula="of:=[.A2066]-[.A2065]" office:value-type="float" office:value="0.239986419677734" calcext:value-type="float">
            <text:p>0.239986419677734</text:p>
          </table:table-cell>
        </table:table-row>
        <table:table-row table:style-name="ro1">
          <table:table-cell office:value-type="float" office:value="1573806108.992" calcext:value-type="float">
            <text:p>1573806108.992</text:p>
          </table:table-cell>
          <table:table-cell office:value-type="float" office:value="23.4626788438354" calcext:value-type="float">
            <text:p>23.4626788438354</text:p>
          </table:table-cell>
          <table:table-cell table:formula="of:=[.A2067]-[.A2066]" office:value-type="float" office:value="0.237564563751221" calcext:value-type="float">
            <text:p>0.237564563751221</text:p>
          </table:table-cell>
        </table:table-row>
        <table:table-row table:style-name="ro1">
          <table:table-cell office:value-type="float" office:value="1573806109.23087" calcext:value-type="float">
            <text:p>1573806109.23087</text:p>
          </table:table-cell>
          <table:table-cell office:value-type="float" office:value="22.4352815835615" calcext:value-type="float">
            <text:p>22.4352815835615</text:p>
          </table:table-cell>
          <table:table-cell table:formula="of:=[.A2068]-[.A2067]" office:value-type="float" office:value="0.238875150680542" calcext:value-type="float">
            <text:p>0.238875150680542</text:p>
          </table:table-cell>
        </table:table-row>
        <table:table-row table:style-name="ro1">
          <table:table-cell office:value-type="float" office:value="1573806109.49954" calcext:value-type="float">
            <text:p>1573806109.49954</text:p>
          </table:table-cell>
          <table:table-cell office:value-type="float" office:value="23.7832267890409" calcext:value-type="float">
            <text:p>23.7832267890409</text:p>
          </table:table-cell>
          <table:table-cell table:formula="of:=[.A2069]-[.A2068]" office:value-type="float" office:value="0.26867151260376" calcext:value-type="float">
            <text:p>0.26867151260376</text:p>
          </table:table-cell>
        </table:table-row>
        <table:table-row table:style-name="ro1">
          <table:table-cell office:value-type="float" office:value="1573806109.76832" calcext:value-type="float">
            <text:p>1573806109.76832</text:p>
          </table:table-cell>
          <table:table-cell office:value-type="float" office:value="23.8161035013697" calcext:value-type="float">
            <text:p>23.8161035013697</text:p>
          </table:table-cell>
          <table:table-cell table:formula="of:=[.A2070]-[.A2069]" office:value-type="float" office:value="0.268772602081299" calcext:value-type="float">
            <text:p>0.268772602081299</text:p>
          </table:table-cell>
        </table:table-row>
        <table:table-row table:style-name="ro1">
          <table:table-cell office:value-type="float" office:value="1573806110.03736" calcext:value-type="float">
            <text:p>1573806110.03736</text:p>
          </table:table-cell>
          <table:table-cell office:value-type="float" office:value="24.7065144602738" calcext:value-type="float">
            <text:p>24.7065144602738</text:p>
          </table:table-cell>
          <table:table-cell table:formula="of:=[.A2071]-[.A2070]" office:value-type="float" office:value="0.269046783447266" calcext:value-type="float">
            <text:p>0.269046783447266</text:p>
          </table:table-cell>
        </table:table-row>
        <table:table-row table:style-name="ro1">
          <table:table-cell office:value-type="float" office:value="1573806110.30487" calcext:value-type="float">
            <text:p>1573806110.30487</text:p>
          </table:table-cell>
          <table:table-cell office:value-type="float" office:value="23.8626788438354" calcext:value-type="float">
            <text:p>23.8626788438354</text:p>
          </table:table-cell>
          <table:table-cell table:formula="of:=[.A2072]-[.A2071]" office:value-type="float" office:value="0.267505884170532" calcext:value-type="float">
            <text:p>0.267505884170532</text:p>
          </table:table-cell>
        </table:table-row>
        <table:table-row table:style-name="ro1">
          <table:table-cell office:value-type="float" office:value="1573806110.57347" calcext:value-type="float">
            <text:p>1573806110.57347</text:p>
          </table:table-cell>
          <table:table-cell office:value-type="float" office:value="25.4270624054793" calcext:value-type="float">
            <text:p>25.4270624054793</text:p>
          </table:table-cell>
          <table:table-cell table:formula="of:=[.A2073]-[.A2072]" office:value-type="float" office:value="0.268597602844238" calcext:value-type="float">
            <text:p>0.268597602844238</text:p>
          </table:table-cell>
        </table:table-row>
        <table:table-row table:style-name="ro1">
          <table:table-cell office:value-type="float" office:value="1573806110.84124" calcext:value-type="float">
            <text:p>1573806110.84124</text:p>
          </table:table-cell>
          <table:table-cell office:value-type="float" office:value="24.1037747342464" calcext:value-type="float">
            <text:p>24.1037747342464</text:p>
          </table:table-cell>
          <table:table-cell table:formula="of:=[.A2074]-[.A2073]" office:value-type="float" office:value="0.267776966094971" calcext:value-type="float">
            <text:p>0.267776966094971</text:p>
          </table:table-cell>
        </table:table-row>
        <table:table-row table:style-name="ro1">
          <table:table-cell office:value-type="float" office:value="1573806111.10861" calcext:value-type="float">
            <text:p>1573806111.10861</text:p>
          </table:table-cell>
          <table:table-cell office:value-type="float" office:value="25.6818569260272" calcext:value-type="float">
            <text:p>25.6818569260272</text:p>
          </table:table-cell>
          <table:table-cell table:formula="of:=[.A2075]-[.A2074]" office:value-type="float" office:value="0.267365455627441" calcext:value-type="float">
            <text:p>0.267365455627441</text:p>
          </table:table-cell>
        </table:table-row>
        <table:table-row table:style-name="ro1">
          <table:table-cell office:value-type="float" office:value="1573806111.37592" calcext:value-type="float">
            <text:p>1573806111.37592</text:p>
          </table:table-cell>
          <table:table-cell office:value-type="float" office:value="24.9859665150683" calcext:value-type="float">
            <text:p>24.9859665150683</text:p>
          </table:table-cell>
          <table:table-cell table:formula="of:=[.A2076]-[.A2075]" office:value-type="float" office:value="0.267315149307251" calcext:value-type="float">
            <text:p>0.267315149307251</text:p>
          </table:table-cell>
        </table:table-row>
        <table:table-row table:style-name="ro1">
          <table:table-cell office:value-type="float" office:value="1573806111.64353" calcext:value-type="float">
            <text:p>1573806111.64353</text:p>
          </table:table-cell>
          <table:table-cell office:value-type="float" office:value="24.9448706246574" calcext:value-type="float">
            <text:p>24.9448706246574</text:p>
          </table:table-cell>
          <table:table-cell table:formula="of:=[.A2077]-[.A2076]" office:value-type="float" office:value="0.267603158950806" calcext:value-type="float">
            <text:p>0.267603158950806</text:p>
          </table:table-cell>
        </table:table-row>
        <table:table-row table:style-name="ro1">
          <table:table-cell office:value-type="float" office:value="1573806111.91098" calcext:value-type="float">
            <text:p>1573806111.91098</text:p>
          </table:table-cell>
          <table:table-cell office:value-type="float" office:value="24.2928158301368" calcext:value-type="float">
            <text:p>24.2928158301368</text:p>
          </table:table-cell>
          <table:table-cell table:formula="of:=[.A2078]-[.A2077]" office:value-type="float" office:value="0.267454862594604" calcext:value-type="float">
            <text:p>0.267454862594604</text:p>
          </table:table-cell>
        </table:table-row>
        <table:table-row table:style-name="ro1">
          <table:table-cell office:value-type="float" office:value="1573806112.17824" calcext:value-type="float">
            <text:p>1573806112.17824</text:p>
          </table:table-cell>
          <table:table-cell office:value-type="float" office:value="26.5722678849313" calcext:value-type="float">
            <text:p>26.5722678849313</text:p>
          </table:table-cell>
          <table:table-cell table:formula="of:=[.A2079]-[.A2078]" office:value-type="float" office:value="0.267260551452637" calcext:value-type="float">
            <text:p>0.267260551452637</text:p>
          </table:table-cell>
        </table:table-row>
        <table:table-row table:style-name="ro1">
          <table:table-cell office:value-type="float" office:value="1573806112.44622" calcext:value-type="float">
            <text:p>1573806112.44622</text:p>
          </table:table-cell>
          <table:table-cell office:value-type="float" office:value="25.4106240493149" calcext:value-type="float">
            <text:p>25.4106240493149</text:p>
          </table:table-cell>
          <table:table-cell table:formula="of:=[.A2080]-[.A2079]" office:value-type="float" office:value="0.267980337142944" calcext:value-type="float">
            <text:p>0.267980337142944</text:p>
          </table:table-cell>
        </table:table-row>
        <table:table-row table:style-name="ro1">
          <table:table-cell office:value-type="float" office:value="1573806112.71359" calcext:value-type="float">
            <text:p>1573806112.71359</text:p>
          </table:table-cell>
          <table:table-cell office:value-type="float" office:value="25.9174733643834" calcext:value-type="float">
            <text:p>25.9174733643834</text:p>
          </table:table-cell>
          <table:table-cell table:formula="of:=[.A2081]-[.A2080]" office:value-type="float" office:value="0.267366409301758" calcext:value-type="float">
            <text:p>0.267366409301758</text:p>
          </table:table-cell>
        </table:table-row>
        <table:table-row table:style-name="ro1">
          <table:table-cell office:value-type="float" office:value="1573806112.98136" calcext:value-type="float">
            <text:p>1573806112.98136</text:p>
          </table:table-cell>
          <table:table-cell office:value-type="float" office:value="26.087336378082" calcext:value-type="float">
            <text:p>26.087336378082</text:p>
          </table:table-cell>
          <table:table-cell table:formula="of:=[.A2082]-[.A2081]" office:value-type="float" office:value="0.267765760421753" calcext:value-type="float">
            <text:p>0.267765760421753</text:p>
          </table:table-cell>
        </table:table-row>
        <table:table-row table:style-name="ro1">
          <table:table-cell office:value-type="float" office:value="1573806113.24943" calcext:value-type="float">
            <text:p>1573806113.24943</text:p>
          </table:table-cell>
          <table:table-cell office:value-type="float" office:value="24.7695281589039" calcext:value-type="float">
            <text:p>24.7695281589039</text:p>
          </table:table-cell>
          <table:table-cell table:formula="of:=[.A2083]-[.A2082]" office:value-type="float" office:value="0.268070697784424" calcext:value-type="float">
            <text:p>0.268070697784424</text:p>
          </table:table-cell>
        </table:table-row>
        <table:table-row table:style-name="ro1">
          <table:table-cell office:value-type="float" office:value="1573806113.51691" calcext:value-type="float">
            <text:p>1573806113.51691</text:p>
          </table:table-cell>
          <table:table-cell office:value-type="float" office:value="26.2106240493149" calcext:value-type="float">
            <text:p>26.2106240493149</text:p>
          </table:table-cell>
          <table:table-cell table:formula="of:=[.A2084]-[.A2083]" office:value-type="float" office:value="0.267482757568359" calcext:value-type="float">
            <text:p>0.267482757568359</text:p>
          </table:table-cell>
        </table:table-row>
        <table:table-row table:style-name="ro1">
          <table:table-cell office:value-type="float" office:value="1573806113.7851" calcext:value-type="float">
            <text:p>1573806113.7851</text:p>
          </table:table-cell>
          <table:table-cell office:value-type="float" office:value="25.6982952821916" calcext:value-type="float">
            <text:p>25.6982952821916</text:p>
          </table:table-cell>
          <table:table-cell table:formula="of:=[.A2085]-[.A2084]" office:value-type="float" office:value="0.268195867538452" calcext:value-type="float">
            <text:p>0.268195867538452</text:p>
          </table:table-cell>
        </table:table-row>
        <table:table-row table:style-name="ro1">
          <table:table-cell office:value-type="float" office:value="1573806114.18499" calcext:value-type="float">
            <text:p>1573806114.18499</text:p>
          </table:table-cell>
          <table:table-cell office:value-type="float" office:value="24.4763774739724" calcext:value-type="float">
            <text:p>24.4763774739724</text:p>
          </table:table-cell>
          <table:table-cell table:formula="of:=[.A2086]-[.A2085]" office:value-type="float" office:value="0.399888277053833" calcext:value-type="float">
            <text:p>0.399888277053833</text:p>
          </table:table-cell>
        </table:table-row>
        <table:table-row table:style-name="ro1">
          <table:table-cell office:value-type="float" office:value="1573806114.42209" calcext:value-type="float">
            <text:p>1573806114.42209</text:p>
          </table:table-cell>
          <table:table-cell office:value-type="float" office:value="22.901035008219" calcext:value-type="float">
            <text:p>22.901035008219</text:p>
          </table:table-cell>
          <table:table-cell table:formula="of:=[.A2087]-[.A2086]" office:value-type="float" office:value="0.237102270126343" calcext:value-type="float">
            <text:p>0.237102270126343</text:p>
          </table:table-cell>
        </table:table-row>
        <table:table-row table:style-name="ro1">
          <table:table-cell office:value-type="float" office:value="1573806114.65937" calcext:value-type="float">
            <text:p>1573806114.65937</text:p>
          </table:table-cell>
          <table:table-cell office:value-type="float" office:value="21.8845966520546" calcext:value-type="float">
            <text:p>21.8845966520546</text:p>
          </table:table-cell>
          <table:table-cell table:formula="of:=[.A2088]-[.A2087]" office:value-type="float" office:value="0.237271070480347" calcext:value-type="float">
            <text:p>0.237271070480347</text:p>
          </table:table-cell>
        </table:table-row>
        <table:table-row table:style-name="ro1">
          <table:table-cell office:value-type="float" office:value="1573806114.89781" calcext:value-type="float">
            <text:p>1573806114.89781</text:p>
          </table:table-cell>
          <table:table-cell office:value-type="float" office:value="23.0845966520546" calcext:value-type="float">
            <text:p>23.0845966520546</text:p>
          </table:table-cell>
          <table:table-cell table:formula="of:=[.A2089]-[.A2088]" office:value-type="float" office:value="0.238440275192261" calcext:value-type="float">
            <text:p>0.238440275192261</text:p>
          </table:table-cell>
        </table:table-row>
        <table:table-row table:style-name="ro1">
          <table:table-cell office:value-type="float" office:value="1573806115.16572" calcext:value-type="float">
            <text:p>1573806115.16572</text:p>
          </table:table-cell>
          <table:table-cell office:value-type="float" office:value="24.6626788438354" calcext:value-type="float">
            <text:p>24.6626788438354</text:p>
          </table:table-cell>
          <table:table-cell table:formula="of:=[.A2090]-[.A2089]" office:value-type="float" office:value="0.26791787147522" calcext:value-type="float">
            <text:p>0.26791787147522</text:p>
          </table:table-cell>
        </table:table-row>
        <table:table-row table:style-name="ro1">
          <table:table-cell office:value-type="float" office:value="1573806115.43314" calcext:value-type="float">
            <text:p>1573806115.43314</text:p>
          </table:table-cell>
          <table:table-cell office:value-type="float" office:value="25.3996651452053" calcext:value-type="float">
            <text:p>25.3996651452053</text:p>
          </table:table-cell>
          <table:table-cell table:formula="of:=[.A2091]-[.A2090]" office:value-type="float" office:value="0.267417430877686" calcext:value-type="float">
            <text:p>0.267417430877686</text:p>
          </table:table-cell>
        </table:table-row>
        <table:table-row table:style-name="ro1">
          <table:table-cell office:value-type="float" office:value="1573806115.70091" calcext:value-type="float">
            <text:p>1573806115.70091</text:p>
          </table:table-cell>
          <table:table-cell office:value-type="float" office:value="24.4955555561642" calcext:value-type="float">
            <text:p>24.4955555561642</text:p>
          </table:table-cell>
          <table:table-cell table:formula="of:=[.A2092]-[.A2091]" office:value-type="float" office:value="0.267763614654541" calcext:value-type="float">
            <text:p>0.267763614654541</text:p>
          </table:table-cell>
        </table:table-row>
        <table:table-row table:style-name="ro1">
          <table:table-cell office:value-type="float" office:value="1573806115.96865" calcext:value-type="float">
            <text:p>1573806115.96865</text:p>
          </table:table-cell>
          <table:table-cell office:value-type="float" office:value="25.259939117808" calcext:value-type="float">
            <text:p>25.259939117808</text:p>
          </table:table-cell>
          <table:table-cell table:formula="of:=[.A2093]-[.A2092]" office:value-type="float" office:value="0.267742156982422" calcext:value-type="float">
            <text:p>0.267742156982422</text:p>
          </table:table-cell>
        </table:table-row>
        <table:table-row table:style-name="ro1">
          <table:table-cell office:value-type="float" office:value="1573806116.23645" calcext:value-type="float">
            <text:p>1573806116.23645</text:p>
          </table:table-cell>
          <table:table-cell office:value-type="float" office:value="25.7448706246574" calcext:value-type="float">
            <text:p>25.7448706246574</text:p>
          </table:table-cell>
          <table:table-cell table:formula="of:=[.A2094]-[.A2093]" office:value-type="float" office:value="0.267798900604248" calcext:value-type="float">
            <text:p>0.267798900604248</text:p>
          </table:table-cell>
        </table:table-row>
        <table:table-row table:style-name="ro1">
          <table:table-cell office:value-type="float" office:value="1573806116.50422" calcext:value-type="float">
            <text:p>1573806116.50422</text:p>
          </table:table-cell>
          <table:table-cell office:value-type="float" office:value="24.2928158301368" calcext:value-type="float">
            <text:p>24.2928158301368</text:p>
          </table:table-cell>
          <table:table-cell table:formula="of:=[.A2095]-[.A2094]" office:value-type="float" office:value="0.267770290374756" calcext:value-type="float">
            <text:p>0.267770290374756</text:p>
          </table:table-cell>
        </table:table-row>
        <table:table-row table:style-name="ro1">
          <table:table-cell office:value-type="float" office:value="1573806116.77152" calcext:value-type="float">
            <text:p>1573806116.77152</text:p>
          </table:table-cell>
          <table:table-cell office:value-type="float" office:value="24.5667884328765" calcext:value-type="float">
            <text:p>24.5667884328765</text:p>
          </table:table-cell>
          <table:table-cell table:formula="of:=[.A2096]-[.A2095]" office:value-type="float" office:value="0.267303705215454" calcext:value-type="float">
            <text:p>0.267303705215454</text:p>
          </table:table-cell>
        </table:table-row>
        <table:table-row table:style-name="ro1">
          <table:table-cell office:value-type="float" office:value="1573806117.03919" calcext:value-type="float">
            <text:p>1573806117.03919</text:p>
          </table:table-cell>
          <table:table-cell office:value-type="float" office:value="24.8435007616437" calcext:value-type="float">
            <text:p>24.8435007616437</text:p>
          </table:table-cell>
          <table:table-cell table:formula="of:=[.A2097]-[.A2096]" office:value-type="float" office:value="0.267674446105957" calcext:value-type="float">
            <text:p>0.267674446105957</text:p>
          </table:table-cell>
        </table:table-row>
        <table:table-row table:style-name="ro1">
          <table:table-cell office:value-type="float" office:value="1573806117.30697" calcext:value-type="float">
            <text:p>1573806117.30697</text:p>
          </table:table-cell>
          <table:table-cell office:value-type="float" office:value="23.9722678849313" calcext:value-type="float">
            <text:p>23.9722678849313</text:p>
          </table:table-cell>
          <table:table-cell table:formula="of:=[.A2098]-[.A2097]" office:value-type="float" office:value="0.267778873443604" calcext:value-type="float">
            <text:p>0.267778873443604</text:p>
          </table:table-cell>
        </table:table-row>
        <table:table-row table:style-name="ro1">
          <table:table-cell office:value-type="float" office:value="1573806117.57563" calcext:value-type="float">
            <text:p>1573806117.57563</text:p>
          </table:table-cell>
          <table:table-cell office:value-type="float" office:value="24.7859665150683" calcext:value-type="float">
            <text:p>24.7859665150683</text:p>
          </table:table-cell>
          <table:table-cell table:formula="of:=[.A2099]-[.A2098]" office:value-type="float" office:value="0.268659114837646" calcext:value-type="float">
            <text:p>0.268659114837646</text:p>
          </table:table-cell>
        </table:table-row>
        <table:table-row table:style-name="ro1">
          <table:table-cell office:value-type="float" office:value="1573806117.84385" calcext:value-type="float">
            <text:p>1573806117.84385</text:p>
          </table:table-cell>
          <table:table-cell office:value-type="float" office:value="26.9503500767122" calcext:value-type="float">
            <text:p>26.9503500767122</text:p>
          </table:table-cell>
          <table:table-cell table:formula="of:=[.A2100]-[.A2099]" office:value-type="float" office:value="0.268216371536255" calcext:value-type="float">
            <text:p>0.268216371536255</text:p>
          </table:table-cell>
        </table:table-row>
        <table:table-row table:style-name="ro1">
          <table:table-cell office:value-type="float" office:value="1573806118.11138" calcext:value-type="float">
            <text:p>1573806118.11138</text:p>
          </table:table-cell>
          <table:table-cell office:value-type="float" office:value="26.1777473369861" calcext:value-type="float">
            <text:p>26.1777473369861</text:p>
          </table:table-cell>
          <table:table-cell table:formula="of:=[.A2101]-[.A2100]" office:value-type="float" office:value="0.267530918121338" calcext:value-type="float">
            <text:p>0.267530918121338</text:p>
          </table:table-cell>
        </table:table-row>
        <table:table-row table:style-name="ro1">
          <table:table-cell office:value-type="float" office:value="1573806118.37954" calcext:value-type="float">
            <text:p>1573806118.37954</text:p>
          </table:table-cell>
          <table:table-cell office:value-type="float" office:value="24.4517199397259" calcext:value-type="float">
            <text:p>24.4517199397259</text:p>
          </table:table-cell>
          <table:table-cell table:formula="of:=[.A2102]-[.A2101]" office:value-type="float" office:value="0.2681565284729" calcext:value-type="float">
            <text:p>0.2681565284729</text:p>
          </table:table-cell>
        </table:table-row>
        <table:table-row table:style-name="ro1">
          <table:table-cell office:value-type="float" office:value="1573806128.81567" calcext:value-type="float">
            <text:p>1573806128.81567</text:p>
          </table:table-cell>
          <table:table-cell office:value-type="float" office:value="20.7503500767122" calcext:value-type="float">
            <text:p>20.7503500767122</text:p>
          </table:table-cell>
          <table:table-cell table:formula="of:=[.A2103]-[.A2102]" office:value-type="float" office:value="10.436131477356" calcext:value-type="float">
            <text:p>10.436131477356</text:p>
          </table:table-cell>
        </table:table-row>
        <table:table-row table:style-name="ro1">
          <table:table-cell office:value-type="float" office:value="1573806129.05332" calcext:value-type="float">
            <text:p>1573806129.05332</text:p>
          </table:table-cell>
          <table:table-cell office:value-type="float" office:value="23.914733638356" calcext:value-type="float">
            <text:p>23.914733638356</text:p>
          </table:table-cell>
          <table:table-cell table:formula="of:=[.A2104]-[.A2103]" office:value-type="float" office:value="0.237647294998169" calcext:value-type="float">
            <text:p>0.237647294998169</text:p>
          </table:table-cell>
        </table:table-row>
        <table:table-row table:style-name="ro1">
          <table:table-cell office:value-type="float" office:value="1573806129.29198" calcext:value-type="float">
            <text:p>1573806129.29198</text:p>
          </table:table-cell>
          <table:table-cell office:value-type="float" office:value="23.3311719945204" calcext:value-type="float">
            <text:p>23.3311719945204</text:p>
          </table:table-cell>
          <table:table-cell table:formula="of:=[.A2105]-[.A2104]" office:value-type="float" office:value="0.238661527633667" calcext:value-type="float">
            <text:p>0.238661527633667</text:p>
          </table:table-cell>
        </table:table-row>
        <table:table-row table:style-name="ro1">
          <table:table-cell office:value-type="float" office:value="1573806129.56062" calcext:value-type="float">
            <text:p>1573806129.56062</text:p>
          </table:table-cell>
          <table:table-cell office:value-type="float" office:value="23.3695281589039" calcext:value-type="float">
            <text:p>23.3695281589039</text:p>
          </table:table-cell>
          <table:table-cell table:formula="of:=[.A2106]-[.A2105]" office:value-type="float" office:value="0.268643379211426" calcext:value-type="float">
            <text:p>0.268643379211426</text:p>
          </table:table-cell>
        </table:table-row>
        <table:table-row table:style-name="ro1">
          <table:table-cell office:value-type="float" office:value="1573806129.82915" calcext:value-type="float">
            <text:p>1573806129.82915</text:p>
          </table:table-cell>
          <table:table-cell office:value-type="float" office:value="26.6024048712327" calcext:value-type="float">
            <text:p>26.6024048712327</text:p>
          </table:table-cell>
          <table:table-cell table:formula="of:=[.A2107]-[.A2106]" office:value-type="float" office:value="0.26853084564209" calcext:value-type="float">
            <text:p>0.26853084564209</text:p>
          </table:table-cell>
        </table:table-row>
        <table:table-row table:style-name="ro1">
          <table:table-cell office:value-type="float" office:value="1573806130.09781" calcext:value-type="float">
            <text:p>1573806130.09781</text:p>
          </table:table-cell>
          <table:table-cell office:value-type="float" office:value="24.1613089808217" calcext:value-type="float">
            <text:p>24.1613089808217</text:p>
          </table:table-cell>
          <table:table-cell table:formula="of:=[.A2108]-[.A2107]" office:value-type="float" office:value="0.268662691116333" calcext:value-type="float">
            <text:p>0.268662691116333</text:p>
          </table:table-cell>
        </table:table-row>
        <table:table-row table:style-name="ro1">
          <table:table-cell office:value-type="float" office:value="1573806130.36619" calcext:value-type="float">
            <text:p>1573806130.36619</text:p>
          </table:table-cell>
          <table:table-cell office:value-type="float" office:value="26.5476103506848" calcext:value-type="float">
            <text:p>26.5476103506848</text:p>
          </table:table-cell>
          <table:table-cell table:formula="of:=[.A2109]-[.A2108]" office:value-type="float" office:value="0.268376350402832" calcext:value-type="float">
            <text:p>0.268376350402832</text:p>
          </table:table-cell>
        </table:table-row>
        <table:table-row table:style-name="ro1">
          <table:table-cell office:value-type="float" office:value="1573806130.63457" calcext:value-type="float">
            <text:p>1573806130.63457</text:p>
          </table:table-cell>
          <table:table-cell office:value-type="float" office:value="25.6928158301368" calcext:value-type="float">
            <text:p>25.6928158301368</text:p>
          </table:table-cell>
          <table:table-cell table:formula="of:=[.A2110]-[.A2109]" office:value-type="float" office:value="0.268376111984253" calcext:value-type="float">
            <text:p>0.268376111984253</text:p>
          </table:table-cell>
        </table:table-row>
        <table:table-row table:style-name="ro1">
          <table:table-cell office:value-type="float" office:value="1573806130.90269" calcext:value-type="float">
            <text:p>1573806130.90269</text:p>
          </table:table-cell>
          <table:table-cell office:value-type="float" office:value="25.4489802136985" calcext:value-type="float">
            <text:p>25.4489802136985</text:p>
          </table:table-cell>
          <table:table-cell table:formula="of:=[.A2111]-[.A2110]" office:value-type="float" office:value="0.268125772476196" calcext:value-type="float">
            <text:p>0.268125772476196</text:p>
          </table:table-cell>
        </table:table-row>
        <table:table-row table:style-name="ro1">
          <table:table-cell office:value-type="float" office:value="1573806131.17077" calcext:value-type="float">
            <text:p>1573806131.17077</text:p>
          </table:table-cell>
          <table:table-cell office:value-type="float" office:value="24.2626788438354" calcext:value-type="float">
            <text:p>24.2626788438354</text:p>
          </table:table-cell>
          <table:table-cell table:formula="of:=[.A2112]-[.A2111]" office:value-type="float" office:value="0.268076658248901" calcext:value-type="float">
            <text:p>0.268076658248901</text:p>
          </table:table-cell>
        </table:table-row>
        <table:table-row table:style-name="ro1">
          <table:table-cell office:value-type="float" office:value="1573806131.43951" calcext:value-type="float">
            <text:p>1573806131.43951</text:p>
          </table:table-cell>
          <table:table-cell office:value-type="float" office:value="25.0845966520546" calcext:value-type="float">
            <text:p>25.0845966520546</text:p>
          </table:table-cell>
          <table:table-cell table:formula="of:=[.A2113]-[.A2112]" office:value-type="float" office:value="0.26873779296875" calcext:value-type="float">
            <text:p>0.26873779296875</text:p>
          </table:table-cell>
        </table:table-row>
        <table:table-row table:style-name="ro1">
          <table:table-cell office:value-type="float" office:value="1573806131.70794" calcext:value-type="float">
            <text:p>1573806131.70794</text:p>
          </table:table-cell>
          <table:table-cell office:value-type="float" office:value="23.7722678849313" calcext:value-type="float">
            <text:p>23.7722678849313</text:p>
          </table:table-cell>
          <table:table-cell table:formula="of:=[.A2114]-[.A2113]" office:value-type="float" office:value="0.268436908721924" calcext:value-type="float">
            <text:p>0.268436908721924</text:p>
          </table:table-cell>
        </table:table-row>
        <table:table-row table:style-name="ro1">
          <table:table-cell office:value-type="float" office:value="1573806131.97704" calcext:value-type="float">
            <text:p>1573806131.97704</text:p>
          </table:table-cell>
          <table:table-cell office:value-type="float" office:value="24.6270624054793" calcext:value-type="float">
            <text:p>24.6270624054793</text:p>
          </table:table-cell>
          <table:table-cell table:formula="of:=[.A2115]-[.A2114]" office:value-type="float" office:value="0.26909351348877" calcext:value-type="float">
            <text:p>0.26909351348877</text:p>
          </table:table-cell>
        </table:table-row>
        <table:table-row table:style-name="ro1">
          <table:table-cell office:value-type="float" office:value="1573806132.24608" calcext:value-type="float">
            <text:p>1573806132.24608</text:p>
          </table:table-cell>
          <table:table-cell office:value-type="float" office:value="25.259939117808" calcext:value-type="float">
            <text:p>25.259939117808</text:p>
          </table:table-cell>
          <table:table-cell table:formula="of:=[.A2116]-[.A2115]" office:value-type="float" office:value="0.269044876098633" calcext:value-type="float">
            <text:p>0.269044876098633</text:p>
          </table:table-cell>
        </table:table-row>
        <table:table-row table:style-name="ro1">
          <table:table-cell office:value-type="float" office:value="1573806132.5145" calcext:value-type="float">
            <text:p>1573806132.5145</text:p>
          </table:table-cell>
          <table:table-cell office:value-type="float" office:value="25.4407610356163" calcext:value-type="float">
            <text:p>25.4407610356163</text:p>
          </table:table-cell>
          <table:table-cell table:formula="of:=[.A2117]-[.A2116]" office:value-type="float" office:value="0.268417835235596" calcext:value-type="float">
            <text:p>0.268417835235596</text:p>
          </table:table-cell>
        </table:table-row>
        <table:table-row table:style-name="ro1">
          <table:table-cell office:value-type="float" office:value="1573806132.7825" calcext:value-type="float">
            <text:p>1573806132.7825</text:p>
          </table:table-cell>
          <table:table-cell office:value-type="float" office:value="26.0106240493149" calcext:value-type="float">
            <text:p>26.0106240493149</text:p>
          </table:table-cell>
          <table:table-cell table:formula="of:=[.A2118]-[.A2117]" office:value-type="float" office:value="0.267998933792114" calcext:value-type="float">
            <text:p>0.267998933792114</text:p>
          </table:table-cell>
        </table:table-row>
        <table:table-row table:style-name="ro1">
          <table:table-cell office:value-type="float" office:value="1573806133.05087" calcext:value-type="float">
            <text:p>1573806133.05087</text:p>
          </table:table-cell>
          <table:table-cell office:value-type="float" office:value="24.2544596657532" calcext:value-type="float">
            <text:p>24.2544596657532</text:p>
          </table:table-cell>
          <table:table-cell table:formula="of:=[.A2119]-[.A2118]" office:value-type="float" office:value="0.268371820449829" calcext:value-type="float">
            <text:p>0.268371820449829</text:p>
          </table:table-cell>
        </table:table-row>
        <table:table-row table:style-name="ro1">
          <table:table-cell office:value-type="float" office:value="1573806133.31937" calcext:value-type="float">
            <text:p>1573806133.31937</text:p>
          </table:table-cell>
          <table:table-cell office:value-type="float" office:value="24.273637747945" calcext:value-type="float">
            <text:p>24.273637747945</text:p>
          </table:table-cell>
          <table:table-cell table:formula="of:=[.A2120]-[.A2119]" office:value-type="float" office:value="0.268498420715332" calcext:value-type="float">
            <text:p>0.268498420715332</text:p>
          </table:table-cell>
        </table:table-row>
        <table:table-row table:style-name="ro1">
          <table:table-cell office:value-type="float" office:value="1573806133.58749" calcext:value-type="float">
            <text:p>1573806133.58749</text:p>
          </table:table-cell>
          <table:table-cell office:value-type="float" office:value="23.7558295287669" calcext:value-type="float">
            <text:p>23.7558295287669</text:p>
          </table:table-cell>
          <table:table-cell table:formula="of:=[.A2121]-[.A2120]" office:value-type="float" office:value="0.268120765686035" calcext:value-type="float">
            <text:p>0.268120765686035</text:p>
          </table:table-cell>
        </table:table-row>
        <table:table-row table:style-name="ro1">
          <table:table-cell office:value-type="float" office:value="1573806133.85676" calcext:value-type="float">
            <text:p>1573806133.85676</text:p>
          </table:table-cell>
          <table:table-cell office:value-type="float" office:value="24.9065144602738" calcext:value-type="float">
            <text:p>24.9065144602738</text:p>
          </table:table-cell>
          <table:table-cell table:formula="of:=[.A2122]-[.A2121]" office:value-type="float" office:value="0.269267797470093" calcext:value-type="float">
            <text:p>0.269267797470093</text:p>
          </table:table-cell>
        </table:table-row>
        <table:table-row table:style-name="ro1">
          <table:table-cell office:value-type="float" office:value="1573806134.12527" calcext:value-type="float">
            <text:p>1573806134.12527</text:p>
          </table:table-cell>
          <table:table-cell office:value-type="float" office:value="24.2161035013697" calcext:value-type="float">
            <text:p>24.2161035013697</text:p>
          </table:table-cell>
          <table:table-cell table:formula="of:=[.A2123]-[.A2122]" office:value-type="float" office:value="0.26851749420166" calcext:value-type="float">
            <text:p>0.26851749420166</text:p>
          </table:table-cell>
        </table:table-row>
        <table:table-row table:style-name="ro1">
          <table:table-cell office:value-type="float" office:value="1573806134.39414" calcext:value-type="float">
            <text:p>1573806134.39414</text:p>
          </table:table-cell>
          <table:table-cell office:value-type="float" office:value="23.9092541863012" calcext:value-type="float">
            <text:p>23.9092541863012</text:p>
          </table:table-cell>
          <table:table-cell table:formula="of:=[.A2124]-[.A2123]" office:value-type="float" office:value="0.268863916397095" calcext:value-type="float">
            <text:p>0.268863916397095</text:p>
          </table:table-cell>
        </table:table-row>
        <table:table-row table:style-name="ro1">
          <table:table-cell office:value-type="float" office:value="1573806134.66198" calcext:value-type="float">
            <text:p>1573806134.66198</text:p>
          </table:table-cell>
          <table:table-cell office:value-type="float" office:value="25.4161035013697" calcext:value-type="float">
            <text:p>25.4161035013697</text:p>
          </table:table-cell>
          <table:table-cell table:formula="of:=[.A2125]-[.A2124]" office:value-type="float" office:value="0.267845630645752" calcext:value-type="float">
            <text:p>0.267845630645752</text:p>
          </table:table-cell>
        </table:table-row>
        <table:table-row table:style-name="ro1">
          <table:table-cell office:value-type="float" office:value="1573806134.9311" calcext:value-type="float">
            <text:p>1573806134.9311</text:p>
          </table:table-cell>
          <table:table-cell office:value-type="float" office:value="25.4900761041094" calcext:value-type="float">
            <text:p>25.4900761041094</text:p>
          </table:table-cell>
          <table:table-cell table:formula="of:=[.A2126]-[.A2125]" office:value-type="float" office:value="0.26911473274231" calcext:value-type="float">
            <text:p>0.26911473274231</text:p>
          </table:table-cell>
        </table:table-row>
        <table:table-row table:style-name="ro1">
          <table:table-cell office:value-type="float" office:value="1573806135.19959" calcext:value-type="float">
            <text:p>1573806135.19959</text:p>
          </table:table-cell>
          <table:table-cell office:value-type="float" office:value="26.1202130904108" calcext:value-type="float">
            <text:p>26.1202130904108</text:p>
          </table:table-cell>
          <table:table-cell table:formula="of:=[.A2127]-[.A2126]" office:value-type="float" office:value="0.268495082855225" calcext:value-type="float">
            <text:p>0.268495082855225</text:p>
          </table:table-cell>
        </table:table-row>
        <table:table-row table:style-name="ro1">
          <table:table-cell office:value-type="float" office:value="1573806135.47135" calcext:value-type="float">
            <text:p>1573806135.47135</text:p>
          </table:table-cell>
          <table:table-cell office:value-type="float" office:value="27.8270624054793" calcext:value-type="float">
            <text:p>27.8270624054793</text:p>
          </table:table-cell>
          <table:table-cell table:formula="of:=[.A2128]-[.A2127]" office:value-type="float" office:value="0.27175235748291" calcext:value-type="float">
            <text:p>0.27175235748291</text:p>
          </table:table-cell>
        </table:table-row>
        <table:table-row table:style-name="ro1">
          <table:table-cell office:value-type="float" office:value="1573806135.74108" calcext:value-type="float">
            <text:p>1573806135.74108</text:p>
          </table:table-cell>
          <table:table-cell office:value-type="float" office:value="25.1722678849313" calcext:value-type="float">
            <text:p>25.1722678849313</text:p>
          </table:table-cell>
          <table:table-cell table:formula="of:=[.A2129]-[.A2128]" office:value-type="float" office:value="0.269734382629395" calcext:value-type="float">
            <text:p>0.269734382629395</text:p>
          </table:table-cell>
        </table:table-row>
        <table:table-row table:style-name="ro1">
          <table:table-cell office:value-type="float" office:value="1573806136.01045" calcext:value-type="float">
            <text:p>1573806136.01045</text:p>
          </table:table-cell>
          <table:table-cell office:value-type="float" office:value="25.0544596657532" calcext:value-type="float">
            <text:p>25.0544596657532</text:p>
          </table:table-cell>
          <table:table-cell table:formula="of:=[.A2130]-[.A2129]" office:value-type="float" office:value="0.269367694854736" calcext:value-type="float">
            <text:p>0.269367694854736</text:p>
          </table:table-cell>
        </table:table-row>
        <table:table-row table:style-name="ro1">
          <table:table-cell office:value-type="float" office:value="1573806136.28057" calcext:value-type="float">
            <text:p>1573806136.28057</text:p>
          </table:table-cell>
          <table:table-cell office:value-type="float" office:value="23.5667884328765" calcext:value-type="float">
            <text:p>23.5667884328765</text:p>
          </table:table-cell>
          <table:table-cell table:formula="of:=[.A2131]-[.A2130]" office:value-type="float" office:value="0.270118474960327" calcext:value-type="float">
            <text:p>0.270118474960327</text:p>
          </table:table-cell>
        </table:table-row>
        <table:table-row table:style-name="ro1">
          <table:table-cell office:value-type="float" office:value="1573806136.55085" calcext:value-type="float">
            <text:p>1573806136.55085</text:p>
          </table:table-cell>
          <table:table-cell office:value-type="float" office:value="25.5695281589039" calcext:value-type="float">
            <text:p>25.5695281589039</text:p>
          </table:table-cell>
          <table:table-cell table:formula="of:=[.A2132]-[.A2131]" office:value-type="float" office:value="0.270285606384277" calcext:value-type="float">
            <text:p>0.270285606384277</text:p>
          </table:table-cell>
        </table:table-row>
        <table:table-row table:style-name="ro1">
          <table:table-cell office:value-type="float" office:value="1573806136.82042" calcext:value-type="float">
            <text:p>1573806136.82042</text:p>
          </table:table-cell>
          <table:table-cell office:value-type="float" office:value="25.8626788438354" calcext:value-type="float">
            <text:p>25.8626788438354</text:p>
          </table:table-cell>
          <table:table-cell table:formula="of:=[.A2133]-[.A2132]" office:value-type="float" office:value="0.269564628601074" calcext:value-type="float">
            <text:p>0.269564628601074</text:p>
          </table:table-cell>
        </table:table-row>
        <table:table-row table:style-name="ro1">
          <table:table-cell office:value-type="float" office:value="1573806137.09049" calcext:value-type="float">
            <text:p>1573806137.09049</text:p>
          </table:table-cell>
          <table:table-cell office:value-type="float" office:value="24.8928158301368" calcext:value-type="float">
            <text:p>24.8928158301368</text:p>
          </table:table-cell>
          <table:table-cell table:formula="of:=[.A2134]-[.A2133]" office:value-type="float" office:value="0.270069599151611" calcext:value-type="float">
            <text:p>0.270069599151611</text:p>
          </table:table-cell>
        </table:table-row>
        <table:table-row table:style-name="ro1">
          <table:table-cell office:value-type="float" office:value="1573806137.35918" calcext:value-type="float">
            <text:p>1573806137.35918</text:p>
          </table:table-cell>
          <table:table-cell office:value-type="float" office:value="25.2270624054793" calcext:value-type="float">
            <text:p>25.2270624054793</text:p>
          </table:table-cell>
          <table:table-cell table:formula="of:=[.A2135]-[.A2134]" office:value-type="float" office:value="0.268693685531616" calcext:value-type="float">
            <text:p>0.268693685531616</text:p>
          </table:table-cell>
        </table:table-row>
        <table:table-row table:style-name="ro1">
          <table:table-cell office:value-type="float" office:value="1573806137.6295" calcext:value-type="float">
            <text:p>1573806137.6295</text:p>
          </table:table-cell>
          <table:table-cell office:value-type="float" office:value="24.5202130904108" calcext:value-type="float">
            <text:p>24.5202130904108</text:p>
          </table:table-cell>
          <table:table-cell table:formula="of:=[.A2136]-[.A2135]" office:value-type="float" office:value="0.270314931869507" calcext:value-type="float">
            <text:p>0.270314931869507</text:p>
          </table:table-cell>
        </table:table-row>
        <table:table-row table:style-name="ro1">
          <table:table-cell office:value-type="float" office:value="1573806137.8991" calcext:value-type="float">
            <text:p>1573806137.8991</text:p>
          </table:table-cell>
          <table:table-cell office:value-type="float" office:value="24.2544596657532" calcext:value-type="float">
            <text:p>24.2544596657532</text:p>
          </table:table-cell>
          <table:table-cell table:formula="of:=[.A2137]-[.A2136]" office:value-type="float" office:value="0.269602537155151" calcext:value-type="float">
            <text:p>0.269602537155151</text:p>
          </table:table-cell>
        </table:table-row>
        <table:table-row table:style-name="ro1">
          <table:table-cell office:value-type="float" office:value="1573806138.169" calcext:value-type="float">
            <text:p>1573806138.169</text:p>
          </table:table-cell>
          <table:table-cell office:value-type="float" office:value="25.9859665150683" calcext:value-type="float">
            <text:p>25.9859665150683</text:p>
          </table:table-cell>
          <table:table-cell table:formula="of:=[.A2138]-[.A2137]" office:value-type="float" office:value="0.269897937774658" calcext:value-type="float">
            <text:p>0.269897937774658</text:p>
          </table:table-cell>
        </table:table-row>
        <table:table-row table:style-name="ro1">
          <table:table-cell office:value-type="float" office:value="1573806138.43879" calcext:value-type="float">
            <text:p>1573806138.43879</text:p>
          </table:table-cell>
          <table:table-cell office:value-type="float" office:value="23.5640487068491" calcext:value-type="float">
            <text:p>23.5640487068491</text:p>
          </table:table-cell>
          <table:table-cell table:formula="of:=[.A2139]-[.A2138]" office:value-type="float" office:value="0.269790410995483" calcext:value-type="float">
            <text:p>0.269790410995483</text:p>
          </table:table-cell>
        </table:table-row>
        <table:table-row table:style-name="ro1">
          <table:table-cell office:value-type="float" office:value="1573806138.70888" calcext:value-type="float">
            <text:p>1573806138.70888</text:p>
          </table:table-cell>
          <table:table-cell office:value-type="float" office:value="24.1914459671231" calcext:value-type="float">
            <text:p>24.1914459671231</text:p>
          </table:table-cell>
          <table:table-cell table:formula="of:=[.A2140]-[.A2139]" office:value-type="float" office:value="0.270089626312256" calcext:value-type="float">
            <text:p>0.270089626312256</text:p>
          </table:table-cell>
        </table:table-row>
        <table:table-row table:style-name="ro1">
          <table:table-cell office:value-type="float" office:value="1573806138.97959" calcext:value-type="float">
            <text:p>1573806138.97959</text:p>
          </table:table-cell>
          <table:table-cell office:value-type="float" office:value="24.3119939123286" calcext:value-type="float">
            <text:p>24.3119939123286</text:p>
          </table:table-cell>
          <table:table-cell table:formula="of:=[.A2141]-[.A2140]" office:value-type="float" office:value="0.270717620849609" calcext:value-type="float">
            <text:p>0.270717620849609</text:p>
          </table:table-cell>
        </table:table-row>
        <table:table-row table:style-name="ro1">
          <table:table-cell office:value-type="float" office:value="1573806139.24969" calcext:value-type="float">
            <text:p>1573806139.24969</text:p>
          </table:table-cell>
          <table:table-cell office:value-type="float" office:value="23.9777473369861" calcext:value-type="float">
            <text:p>23.9777473369861</text:p>
          </table:table-cell>
          <table:table-cell table:formula="of:=[.A2142]-[.A2141]" office:value-type="float" office:value="0.270094871520996" calcext:value-type="float">
            <text:p>0.270094871520996</text:p>
          </table:table-cell>
        </table:table-row>
        <table:table-row table:style-name="ro1">
          <table:table-cell office:value-type="float" office:value="1573806139.51911" calcext:value-type="float">
            <text:p>1573806139.51911</text:p>
          </table:table-cell>
          <table:table-cell office:value-type="float" office:value="23.1174733643834" calcext:value-type="float">
            <text:p>23.1174733643834</text:p>
          </table:table-cell>
          <table:table-cell table:formula="of:=[.A2143]-[.A2142]" office:value-type="float" office:value="0.269423246383667" calcext:value-type="float">
            <text:p>0.269423246383667</text:p>
          </table:table-cell>
        </table:table-row>
      </table:table>
      <table:table table:name="weight chart" table:style-name="ta1">
        <table:shapes>
          <draw:frame draw:z-index="0" draw:style-name="gr1" draw:text-style-name="P1" svg:width="537.9mm" svg:height="302.55mm" svg:x="22.58mm" svg:y="4.53mm">
            <draw:object draw:notify-on-update-of-ranges="full_to_empty.A2:full_to_empty.A2143 full_to_empty.B2:full_to_empty.B21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table table:name="times chart" table:style-name="ta1">
        <table:shapes>
          <draw:frame draw:z-index="0" draw:style-name="gr1" draw:text-style-name="P1" svg:width="492.22mm" svg:height="276.86mm" svg:x="22.59mm" svg:y="4.53mm">
            <draw:object draw:notify-on-update-of-ranges="full_to_empty.A2:full_to_empty.A2143 full_to_empty.C2:full_to_empty.C21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5T09:00:49.175425967</dc:date>
    <meta:editing-duration>PT3M54S</meta:editing-duration>
    <meta:editing-cycles>1</meta:editing-cycles>
    <meta:document-statistic meta:table-count="3" meta:cell-count="6429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3.791cm" svg:height="30.256cm" xlink:href=".." xlink:type="simple" chart:class="chart:scatter" chart:style-name="ch1">
        <chart:title svg:x="24.417cm" svg:y="0.741cm" chart:style-name="ch2">
          <text:p>2019-11-14 full to empty</text:p>
        </chart:title>
        <chart:plot-area chart:style-name="ch3" table:cell-range-address="full_to_empty.A2:full_to_empty.B2143" svg:x="1.075cm" svg:y="2.125cm" svg:width="51.641cm" svg:height="27.526cm">
          <chartooo:coordinate-region svg:x="2.173cm" svg:y="2.324cm" svg:width="50.265cm" svg:height="27.1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ull_to_empty.B2:full_to_empty.B2143" chart:class="chart:scatter">
            <chart:domain table:cell-range-address="full_to_empty.A2:full_to_empty.A2143"/>
            <chart:data-point chart:repeated="21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73805516.05247">
                <text:p>1573805516.05247</text:p>
                <draw:g>
                  <svg:desc>full_to_empty.A2:full_to_empty.A2143</svg:desc>
                </draw:g>
              </table:table-cell>
              <table:table-cell office:value-type="float" office:value="11.6435007616437">
                <text:p>11.6435007616437</text:p>
                <draw:g>
                  <svg:desc>full_to_empty.B2:full_to_empty.B21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73805516.29224">
                <text:p>1573805516.29224</text:p>
              </table:table-cell>
              <table:table-cell office:value-type="float" office:value="9.92021309041079">
                <text:p>9.92021309041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73805516.52916">
                <text:p>1573805516.52916</text:p>
              </table:table-cell>
              <table:table-cell office:value-type="float" office:value="10.755829528767">
                <text:p>10.755829528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73805516.76632">
                <text:p>1573805516.76632</text:p>
              </table:table-cell>
              <table:table-cell office:value-type="float" office:value="9.65993911780805">
                <text:p>9.65993911780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73805517.00475">
                <text:p>1573805517.00475</text:p>
              </table:table-cell>
              <table:table-cell office:value-type="float" office:value="12.94213089863">
                <text:p>12.942130898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73805517.41176">
                <text:p>1573805517.41176</text:p>
              </table:table-cell>
              <table:table-cell office:value-type="float" office:value="14.3229528164382">
                <text:p>14.32295281643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73805517.64849">
                <text:p>1573805517.64849</text:p>
              </table:table-cell>
              <table:table-cell office:value-type="float" office:value="9.42706240547928">
                <text:p>9.427062405479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73805517.88517">
                <text:p>1573805517.88517</text:p>
              </table:table-cell>
              <table:table-cell office:value-type="float" office:value="12.1311719945204">
                <text:p>12.1311719945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73805518.12325">
                <text:p>1573805518.12325</text:p>
              </table:table-cell>
              <table:table-cell office:value-type="float" office:value="11.1777473369861">
                <text:p>11.1777473369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73805518.39005">
                <text:p>1573805518.39005</text:p>
              </table:table-cell>
              <table:table-cell office:value-type="float" office:value="10.528432268493">
                <text:p>10.5284322684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3805518.65739">
                <text:p>1573805518.65739</text:p>
              </table:table-cell>
              <table:table-cell office:value-type="float" office:value="13.6845966520546">
                <text:p>13.6845966520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73805518.92379">
                <text:p>1573805518.92379</text:p>
              </table:table-cell>
              <table:table-cell office:value-type="float" office:value="12.9941856931505">
                <text:p>12.99418569315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73805519.19075">
                <text:p>1573805519.19075</text:p>
              </table:table-cell>
              <table:table-cell office:value-type="float" office:value="14.6626788438354">
                <text:p>14.66267884383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73805519.45749">
                <text:p>1573805519.45749</text:p>
              </table:table-cell>
              <table:table-cell office:value-type="float" office:value="11.2955555561642">
                <text:p>11.29555555616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73805519.72451">
                <text:p>1573805519.72451</text:p>
              </table:table-cell>
              <table:table-cell office:value-type="float" office:value="13.1037747342464">
                <text:p>13.10377473424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73805519.99155">
                <text:p>1573805519.99155</text:p>
              </table:table-cell>
              <table:table-cell office:value-type="float" office:value="13.087336378082">
                <text:p>13.0873363780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73805520.25899">
                <text:p>1573805520.25899</text:p>
              </table:table-cell>
              <table:table-cell office:value-type="float" office:value="13.4489802136985">
                <text:p>13.44898021369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73805520.52623">
                <text:p>1573805520.52623</text:p>
              </table:table-cell>
              <table:table-cell office:value-type="float" office:value="11.8544596657533">
                <text:p>11.85445966575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73805520.79298">
                <text:p>1573805520.79298</text:p>
              </table:table-cell>
              <table:table-cell office:value-type="float" office:value="12.9202130904108">
                <text:p>12.9202130904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73805521.0601">
                <text:p>1573805521.0601</text:p>
              </table:table-cell>
              <table:table-cell office:value-type="float" office:value="12.9613089808217">
                <text:p>12.96130898082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73805521.32731">
                <text:p>1573805521.32731</text:p>
              </table:table-cell>
              <table:table-cell office:value-type="float" office:value="11.7613089808217">
                <text:p>11.76130898082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73805521.59337">
                <text:p>1573805521.59337</text:p>
              </table:table-cell>
              <table:table-cell office:value-type="float" office:value="12.0489802136985">
                <text:p>12.04898021369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73805521.86031">
                <text:p>1573805521.86031</text:p>
              </table:table-cell>
              <table:table-cell office:value-type="float" office:value="12.5585692547943">
                <text:p>12.55856925479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73805522.1279">
                <text:p>1573805522.1279</text:p>
              </table:table-cell>
              <table:table-cell office:value-type="float" office:value="13.0818569260272">
                <text:p>13.08185692602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73805522.3959">
                <text:p>1573805522.3959</text:p>
              </table:table-cell>
              <table:table-cell office:value-type="float" office:value="12.7667884328765">
                <text:p>12.76678843287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73805522.66407">
                <text:p>1573805522.66407</text:p>
              </table:table-cell>
              <table:table-cell office:value-type="float" office:value="14.8243226794519">
                <text:p>14.82432267945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73805523.06402">
                <text:p>1573805523.06402</text:p>
              </table:table-cell>
              <table:table-cell office:value-type="float" office:value="11.9695281589039">
                <text:p>11.96952815890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73805523.30083">
                <text:p>1573805523.30083</text:p>
              </table:table-cell>
              <table:table-cell office:value-type="float" office:value="12.0654185698628">
                <text:p>12.06541856986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73805523.53749">
                <text:p>1573805523.53749</text:p>
              </table:table-cell>
              <table:table-cell office:value-type="float" office:value="10.7585692547943">
                <text:p>10.75856925479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73805523.77487">
                <text:p>1573805523.77487</text:p>
              </table:table-cell>
              <table:table-cell office:value-type="float" office:value="11.0243226794519">
                <text:p>11.02432267945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73805524.04217">
                <text:p>1573805524.04217</text:p>
              </table:table-cell>
              <table:table-cell office:value-type="float" office:value="12.2462404876711">
                <text:p>12.24624048767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73805524.30932">
                <text:p>1573805524.30932</text:p>
              </table:table-cell>
              <table:table-cell office:value-type="float" office:value="14.1996651452053">
                <text:p>14.19966514520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73805524.57666">
                <text:p>1573805524.57666</text:p>
              </table:table-cell>
              <table:table-cell office:value-type="float" office:value="12.2462404876711">
                <text:p>12.24624048767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73805524.84421">
                <text:p>1573805524.84421</text:p>
              </table:table-cell>
              <table:table-cell office:value-type="float" office:value="13.0298021315067">
                <text:p>13.02980213150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73805525.11197">
                <text:p>1573805525.11197</text:p>
              </table:table-cell>
              <table:table-cell office:value-type="float" office:value="12.7256925424656">
                <text:p>12.72569254246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73805525.37966">
                <text:p>1573805525.37966</text:p>
              </table:table-cell>
              <table:table-cell office:value-type="float" office:value="13.0708980219176">
                <text:p>13.07089802191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73805525.64626">
                <text:p>1573805525.64626</text:p>
              </table:table-cell>
              <table:table-cell office:value-type="float" office:value="13.1366514465752">
                <text:p>13.13665144657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73805525.91298">
                <text:p>1573805525.91298</text:p>
              </table:table-cell>
              <table:table-cell office:value-type="float" office:value="13.1119939123286">
                <text:p>13.11199391232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73805526.17936">
                <text:p>1573805526.17936</text:p>
              </table:table-cell>
              <table:table-cell office:value-type="float" office:value="12.7119939123286">
                <text:p>12.71199391232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73805526.44668">
                <text:p>1573805526.44668</text:p>
              </table:table-cell>
              <table:table-cell office:value-type="float" office:value="12.5722678849313">
                <text:p>12.57226788493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73805526.71422">
                <text:p>1573805526.71422</text:p>
              </table:table-cell>
              <table:table-cell office:value-type="float" office:value="11.5503500767122">
                <text:p>11.55035007671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73805526.98124">
                <text:p>1573805526.98124</text:p>
              </table:table-cell>
              <table:table-cell office:value-type="float" office:value="12.1613089808217">
                <text:p>12.16130898082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73805527.24735">
                <text:p>1573805527.24735</text:p>
              </table:table-cell>
              <table:table-cell office:value-type="float" office:value="12.5366514465752">
                <text:p>12.53665144657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73805527.51369">
                <text:p>1573805527.51369</text:p>
              </table:table-cell>
              <table:table-cell office:value-type="float" office:value="676.0791172">
                <text:p>676.07911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3805527.93873">
                <text:p>1573805527.93873</text:p>
              </table:table-cell>
              <table:table-cell office:value-type="float" office:value="14.0380213095889">
                <text:p>14.0380213095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73805528.17571">
                <text:p>1573805528.17571</text:p>
              </table:table-cell>
              <table:table-cell office:value-type="float" office:value="10.0024048712327">
                <text:p>10.00240487123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73805528.41226">
                <text:p>1573805528.41226</text:p>
              </table:table-cell>
              <table:table-cell office:value-type="float" office:value="10.2544596657533">
                <text:p>10.25445966575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73805528.65107">
                <text:p>1573805528.65107</text:p>
              </table:table-cell>
              <table:table-cell office:value-type="float" office:value="9.61884322739709">
                <text:p>9.618843227397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73805528.91755">
                <text:p>1573805528.91755</text:p>
              </table:table-cell>
              <table:table-cell office:value-type="float" office:value="12.4325418575341">
                <text:p>12.43254185753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73805529.18455">
                <text:p>1573805529.18455</text:p>
              </table:table-cell>
              <table:table-cell office:value-type="float" office:value="12.7229528164382">
                <text:p>12.72295281643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73805529.45105">
                <text:p>1573805529.45105</text:p>
              </table:table-cell>
              <table:table-cell office:value-type="float" office:value="12.8571993917807">
                <text:p>12.85719939178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73805529.71879">
                <text:p>1573805529.71879</text:p>
              </table:table-cell>
              <table:table-cell office:value-type="float" office:value="12.4955555561642">
                <text:p>12.49555555616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73805529.98575">
                <text:p>1573805529.98575</text:p>
              </table:table-cell>
              <table:table-cell office:value-type="float" office:value="12.3640487068491">
                <text:p>12.36404870684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73805530.25257">
                <text:p>1573805530.25257</text:p>
              </table:table-cell>
              <table:table-cell office:value-type="float" office:value="19.5256925424656">
                <text:p>19.52569254246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73805530.51929">
                <text:p>1573805530.51929</text:p>
              </table:table-cell>
              <table:table-cell office:value-type="float" office:value="275.336651446575">
                <text:p>275.3366514465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73805530.78705">
                <text:p>1573805530.78705</text:p>
              </table:table-cell>
              <table:table-cell office:value-type="float" office:value="773.235281583562">
                <text:p>773.2352815835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3805531.05493">
                <text:p>1573805531.05493</text:p>
              </table:table-cell>
              <table:table-cell office:value-type="float" office:value="3339.86815829589">
                <text:p>3339.86815829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73805531.46182">
                <text:p>1573805531.46182</text:p>
              </table:table-cell>
              <table:table-cell office:value-type="float" office:value="3665.62980213151">
                <text:p>3665.629802131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73805531.69959">
                <text:p>1573805531.69959</text:p>
              </table:table-cell>
              <table:table-cell office:value-type="float" office:value="3669.22980213151">
                <text:p>3669.229802131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73805531.9378">
                <text:p>1573805531.9378</text:p>
              </table:table-cell>
              <table:table-cell office:value-type="float" office:value="3670.98048706301">
                <text:p>3670.980487063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73805532.17641">
                <text:p>1573805532.17641</text:p>
              </table:table-cell>
              <table:table-cell office:value-type="float" office:value="3662.40788432329">
                <text:p>3662.407884323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73805532.44633">
                <text:p>1573805532.44633</text:p>
              </table:table-cell>
              <table:table-cell office:value-type="float" office:value="3672.75582952877">
                <text:p>3672.755829528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73805532.71684">
                <text:p>1573805532.71684</text:p>
              </table:table-cell>
              <table:table-cell office:value-type="float" office:value="3669.2188432274">
                <text:p>3669.2188432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73805532.98675">
                <text:p>1573805532.98675</text:p>
              </table:table-cell>
              <table:table-cell office:value-type="float" office:value="3672.01336377534">
                <text:p>3672.013363775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73805533.25642">
                <text:p>1573805533.25642</text:p>
              </table:table-cell>
              <table:table-cell office:value-type="float" office:value="3666.62706240548">
                <text:p>3666.627062405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73805533.52535">
                <text:p>1573805533.52535</text:p>
              </table:table-cell>
              <table:table-cell office:value-type="float" office:value="3670.42432267945">
                <text:p>3670.424322679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73805533.79496">
                <text:p>1573805533.79496</text:p>
              </table:table-cell>
              <table:table-cell office:value-type="float" office:value="4195.81062404932">
                <text:p>4195.810624049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73805534.2019">
                <text:p>1573805534.2019</text:p>
              </table:table-cell>
              <table:table-cell office:value-type="float" office:value="3666.61610350137">
                <text:p>3666.616103501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73805534.4396">
                <text:p>1573805534.4396</text:p>
              </table:table-cell>
              <table:table-cell office:value-type="float" office:value="3669.23254185753">
                <text:p>3669.232541857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73805534.67738">
                <text:p>1573805534.67738</text:p>
              </table:table-cell>
              <table:table-cell office:value-type="float" office:value="3668.31747336438">
                <text:p>3668.317473364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73805534.91594">
                <text:p>1573805534.91594</text:p>
              </table:table-cell>
              <table:table-cell office:value-type="float" office:value="3665.49829528219">
                <text:p>3665.498295282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73805535.18645">
                <text:p>1573805535.18645</text:p>
              </table:table-cell>
              <table:table-cell office:value-type="float" office:value="3665.66815829589">
                <text:p>3665.668158295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73805535.45637">
                <text:p>1573805535.45637</text:p>
              </table:table-cell>
              <table:table-cell office:value-type="float" office:value="3666.09829528219">
                <text:p>3666.098295282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73805535.72595">
                <text:p>1573805535.72595</text:p>
              </table:table-cell>
              <table:table-cell office:value-type="float" office:value="3667.04076103562">
                <text:p>3667.040761035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73805535.99591">
                <text:p>1573805535.99591</text:p>
              </table:table-cell>
              <table:table-cell office:value-type="float" office:value="3666.85445966575">
                <text:p>3666.854459665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73805536.26594">
                <text:p>1573805536.26594</text:p>
              </table:table-cell>
              <table:table-cell office:value-type="float" office:value="3666.28185692603">
                <text:p>3666.281856926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73805536.53525">
                <text:p>1573805536.53525</text:p>
              </table:table-cell>
              <table:table-cell office:value-type="float" office:value="3666.08733637808">
                <text:p>3666.087336378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73805536.80516">
                <text:p>1573805536.80516</text:p>
              </table:table-cell>
              <table:table-cell office:value-type="float" office:value="3665.91199391233">
                <text:p>3665.911993912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3805537.07529">
                <text:p>1573805537.07529</text:p>
              </table:table-cell>
              <table:table-cell office:value-type="float" office:value="3666.1092541863">
                <text:p>3666.10925418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73805537.34477">
                <text:p>1573805537.34477</text:p>
              </table:table-cell>
              <table:table-cell office:value-type="float" office:value="3664.68733637808">
                <text:p>3664.687336378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73805537.61393">
                <text:p>1573805537.61393</text:p>
              </table:table-cell>
              <table:table-cell office:value-type="float" office:value="3664.94213089863">
                <text:p>3664.942130898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73805537.88317">
                <text:p>1573805537.88317</text:p>
              </table:table-cell>
              <table:table-cell office:value-type="float" office:value="3665.27089802192">
                <text:p>3665.270898021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73805538.15292">
                <text:p>1573805538.15292</text:p>
              </table:table-cell>
              <table:table-cell office:value-type="float" office:value="3664.72295281644">
                <text:p>3664.722952816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73805538.42261">
                <text:p>1573805538.42261</text:p>
              </table:table-cell>
              <table:table-cell office:value-type="float" office:value="3665.20240487123">
                <text:p>3665.202404871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73805538.69245">
                <text:p>1573805538.69245</text:p>
              </table:table-cell>
              <table:table-cell office:value-type="float" office:value="3663.91473363836">
                <text:p>3663.914733638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3805538.96299">
                <text:p>1573805538.96299</text:p>
              </table:table-cell>
              <table:table-cell office:value-type="float" office:value="3664.42980213151">
                <text:p>3664.429802131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73805539.23271">
                <text:p>1573805539.23271</text:p>
              </table:table-cell>
              <table:table-cell office:value-type="float" office:value="3663.07637747397">
                <text:p>3663.076377473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73805539.50163">
                <text:p>1573805539.50163</text:p>
              </table:table-cell>
              <table:table-cell office:value-type="float" office:value="3663.25445966575">
                <text:p>3663.254459665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73805539.77101">
                <text:p>1573805539.77101</text:p>
              </table:table-cell>
              <table:table-cell office:value-type="float" office:value="3664.06815829589">
                <text:p>3664.068158295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73805540.04099">
                <text:p>1573805540.04099</text:p>
              </table:table-cell>
              <table:table-cell office:value-type="float" office:value="3662.30651446027">
                <text:p>3662.306514460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73805540.31095">
                <text:p>1573805540.31095</text:p>
              </table:table-cell>
              <table:table-cell office:value-type="float" office:value="3663.30377473425">
                <text:p>3663.303774734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73805540.58089">
                <text:p>1573805540.58089</text:p>
              </table:table-cell>
              <table:table-cell office:value-type="float" office:value="3662.54487062466">
                <text:p>3662.544870624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73805540.85098">
                <text:p>1573805540.85098</text:p>
              </table:table-cell>
              <table:table-cell office:value-type="float" office:value="3664.48185692603">
                <text:p>3664.481856926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73805541.12048">
                <text:p>1573805541.12048</text:p>
              </table:table-cell>
              <table:table-cell office:value-type="float" office:value="3664.47363774795">
                <text:p>3664.473637747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73805541.39021">
                <text:p>1573805541.39021</text:p>
              </table:table-cell>
              <table:table-cell office:value-type="float" office:value="3665.55035007671">
                <text:p>3665.550350076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73805541.66112">
                <text:p>1573805541.66112</text:p>
              </table:table-cell>
              <table:table-cell office:value-type="float" office:value="3666.46815829589">
                <text:p>3666.468158295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73805541.93129">
                <text:p>1573805541.93129</text:p>
              </table:table-cell>
              <table:table-cell office:value-type="float" office:value="3671.90651446027">
                <text:p>3671.906514460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73805542.20074">
                <text:p>1573805542.20074</text:p>
              </table:table-cell>
              <table:table-cell office:value-type="float" office:value="3669.21062404931">
                <text:p>3669.210624049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73805542.47008">
                <text:p>1573805542.47008</text:p>
              </table:table-cell>
              <table:table-cell office:value-type="float" office:value="3673.84076103562">
                <text:p>3673.840761035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73805542.73999">
                <text:p>1573805542.73999</text:p>
              </table:table-cell>
              <table:table-cell office:value-type="float" office:value="3669.38048706301">
                <text:p>3669.380487063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73805543.0106">
                <text:p>1573805543.0106</text:p>
              </table:table-cell>
              <table:table-cell office:value-type="float" office:value="3655.05171993973">
                <text:p>3655.051719939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73805543.28043">
                <text:p>1573805543.28043</text:p>
              </table:table-cell>
              <table:table-cell office:value-type="float" office:value="3221.29007610411">
                <text:p>3221.290076104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73805543.5496">
                <text:p>1573805543.5496</text:p>
              </table:table-cell>
              <table:table-cell office:value-type="float" office:value="118.964048706849">
                <text:p>118.9640487068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73805543.81667">
                <text:p>1573805543.81667</text:p>
              </table:table-cell>
              <table:table-cell office:value-type="float" office:value="21.3859665150683">
                <text:p>21.38596651506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73805544.08425">
                <text:p>1573805544.08425</text:p>
              </table:table-cell>
              <table:table-cell office:value-type="float" office:value="21.0435007616437">
                <text:p>21.04350076164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73805544.35162">
                <text:p>1573805544.35162</text:p>
              </table:table-cell>
              <table:table-cell office:value-type="float" office:value="22.2900761041094">
                <text:p>22.29007610410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73805544.61953">
                <text:p>1573805544.61953</text:p>
              </table:table-cell>
              <table:table-cell office:value-type="float" office:value="20.3339117205478">
                <text:p>20.33391172054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73805544.8886">
                <text:p>1573805544.8886</text:p>
              </table:table-cell>
              <table:table-cell office:value-type="float" office:value="20.6791171999998">
                <text:p>20.67911719999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73805545.15636">
                <text:p>1573805545.15636</text:p>
              </table:table-cell>
              <table:table-cell office:value-type="float" office:value="20.0928158301368">
                <text:p>20.09281583013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73805545.42438">
                <text:p>1573805545.42438</text:p>
              </table:table-cell>
              <table:table-cell office:value-type="float" office:value="21.2489802136985">
                <text:p>21.24898021369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73805545.69178">
                <text:p>1573805545.69178</text:p>
              </table:table-cell>
              <table:table-cell office:value-type="float" office:value="19.9695281589039">
                <text:p>19.96952815890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73805545.96126">
                <text:p>1573805545.96126</text:p>
              </table:table-cell>
              <table:table-cell office:value-type="float" office:value="20.4215829534245">
                <text:p>20.42158295342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73805551.49322">
                <text:p>1573805551.49322</text:p>
              </table:table-cell>
              <table:table-cell office:value-type="float" office:value="3689.70651446027">
                <text:p>3689.706514460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73805551.7317">
                <text:p>1573805551.7317</text:p>
              </table:table-cell>
              <table:table-cell office:value-type="float" office:value="3660.35856925479">
                <text:p>3660.358569254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73805551.97076">
                <text:p>1573805551.97076</text:p>
              </table:table-cell>
              <table:table-cell office:value-type="float" office:value="3679.23528158356">
                <text:p>3679.235281583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73805552.24032">
                <text:p>1573805552.24032</text:p>
              </table:table-cell>
              <table:table-cell office:value-type="float" office:value="3665.33391172055">
                <text:p>3665.333911720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73805552.51001">
                <text:p>1573805552.51001</text:p>
              </table:table-cell>
              <table:table-cell office:value-type="float" office:value="3669.2489802137">
                <text:p>3669.24898021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73805552.7805">
                <text:p>1573805552.7805</text:p>
              </table:table-cell>
              <table:table-cell office:value-type="float" office:value="3670.69007610411">
                <text:p>3670.690076104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73805553.05007">
                <text:p>1573805553.05007</text:p>
              </table:table-cell>
              <table:table-cell office:value-type="float" office:value="3670.96404870685">
                <text:p>3670.964048706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73805553.31988">
                <text:p>1573805553.31988</text:p>
              </table:table-cell>
              <table:table-cell office:value-type="float" office:value="3673.92569254247">
                <text:p>3673.925692542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73805553.59031">
                <text:p>1573805553.59031</text:p>
              </table:table-cell>
              <table:table-cell office:value-type="float" office:value="3669.90651446027">
                <text:p>3669.906514460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73805553.86112">
                <text:p>1573805553.86112</text:p>
              </table:table-cell>
              <table:table-cell office:value-type="float" office:value="3672.49829528219">
                <text:p>3672.498295282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73805554.13207">
                <text:p>1573805554.13207</text:p>
              </table:table-cell>
              <table:table-cell office:value-type="float" office:value="3668.3092541863">
                <text:p>3668.30925418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73805554.40301">
                <text:p>1573805554.40301</text:p>
              </table:table-cell>
              <table:table-cell office:value-type="float" office:value="3666.53391172055">
                <text:p>3666.533911720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73805554.6735">
                <text:p>1573805554.6735</text:p>
              </table:table-cell>
              <table:table-cell office:value-type="float" office:value="3668.3887062411">
                <text:p>3668.38870624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73805554.94448">
                <text:p>1573805554.94448</text:p>
              </table:table-cell>
              <table:table-cell office:value-type="float" office:value="3670.34487062466">
                <text:p>3670.344870624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73805555.21473">
                <text:p>1573805555.21473</text:p>
              </table:table-cell>
              <table:table-cell office:value-type="float" office:value="3668.98048706301">
                <text:p>3668.980487063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73805555.48509">
                <text:p>1573805555.48509</text:p>
              </table:table-cell>
              <table:table-cell office:value-type="float" office:value="3668.40788432329">
                <text:p>3668.407884323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73805555.75522">
                <text:p>1573805555.75522</text:p>
              </table:table-cell>
              <table:table-cell office:value-type="float" office:value="3667.03528158356">
                <text:p>3667.035281583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73805556.02588">
                <text:p>1573805556.02588</text:p>
              </table:table-cell>
              <table:table-cell office:value-type="float" office:value="3668.02706240548">
                <text:p>3668.027062405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73805556.29593">
                <text:p>1573805556.29593</text:p>
              </table:table-cell>
              <table:table-cell office:value-type="float" office:value="3666.58048706301">
                <text:p>3666.580487063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73805556.56623">
                <text:p>1573805556.56623</text:p>
              </table:table-cell>
              <table:table-cell office:value-type="float" office:value="3669.58596651507">
                <text:p>3669.585966515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73805556.83571">
                <text:p>1573805556.83571</text:p>
              </table:table-cell>
              <table:table-cell office:value-type="float" office:value="3667.07637747397">
                <text:p>3667.076377473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73805557.10585">
                <text:p>1573805557.10585</text:p>
              </table:table-cell>
              <table:table-cell office:value-type="float" office:value="3666.24624048767">
                <text:p>3666.246240487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73805557.37652">
                <text:p>1573805557.37652</text:p>
              </table:table-cell>
              <table:table-cell office:value-type="float" office:value="3666.3393911726">
                <text:p>3666.33939117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73805557.64693">
                <text:p>1573805557.64693</text:p>
              </table:table-cell>
              <table:table-cell office:value-type="float" office:value="3665.7695281589">
                <text:p>3665.76952815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73805557.91879">
                <text:p>1573805557.91879</text:p>
              </table:table-cell>
              <table:table-cell office:value-type="float" office:value="3665.3887062411">
                <text:p>3665.38870624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73805558.18828">
                <text:p>1573805558.18828</text:p>
              </table:table-cell>
              <table:table-cell office:value-type="float" office:value="3666.36678843288">
                <text:p>3666.366788432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73805558.45813">
                <text:p>1573805558.45813</text:p>
              </table:table-cell>
              <table:table-cell office:value-type="float" office:value="3665.6791172">
                <text:p>3665.67911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73805558.72793">
                <text:p>1573805558.72793</text:p>
              </table:table-cell>
              <table:table-cell office:value-type="float" office:value="3665.88733637808">
                <text:p>3665.887336378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73805558.99823">
                <text:p>1573805558.99823</text:p>
              </table:table-cell>
              <table:table-cell office:value-type="float" office:value="3665.55582952877">
                <text:p>3665.555829528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3805559.26833">
                <text:p>1573805559.26833</text:p>
              </table:table-cell>
              <table:table-cell office:value-type="float" office:value="3664.57500761096">
                <text:p>3664.575007610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3805559.53859">
                <text:p>1573805559.53859</text:p>
              </table:table-cell>
              <table:table-cell office:value-type="float" office:value="3663.99966514521">
                <text:p>3663.999665145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73805559.80889">
                <text:p>1573805559.80889</text:p>
              </table:table-cell>
              <table:table-cell office:value-type="float" office:value="3666.90651446027">
                <text:p>3666.906514460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73805560.07942">
                <text:p>1573805560.07942</text:p>
              </table:table-cell>
              <table:table-cell office:value-type="float" office:value="3664.72295281644">
                <text:p>3664.722952816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73805560.34955">
                <text:p>1573805560.34955</text:p>
              </table:table-cell>
              <table:table-cell office:value-type="float" office:value="3664.85171993973">
                <text:p>3664.851719939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73805560.61896">
                <text:p>1573805560.61896</text:p>
              </table:table-cell>
              <table:table-cell office:value-type="float" office:value="3663.99418569315">
                <text:p>3663.994185693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73805560.88921">
                <text:p>1573805560.88921</text:p>
              </table:table-cell>
              <table:table-cell office:value-type="float" office:value="3664.11473363836">
                <text:p>3664.114733638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73805561.15933">
                <text:p>1573805561.15933</text:p>
              </table:table-cell>
              <table:table-cell office:value-type="float" office:value="3663.55035007671">
                <text:p>3663.550350076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73805561.42978">
                <text:p>1573805561.42978</text:p>
              </table:table-cell>
              <table:table-cell office:value-type="float" office:value="3663.13391172055">
                <text:p>3663.133911720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73805561.69928">
                <text:p>1573805561.69928</text:p>
              </table:table-cell>
              <table:table-cell office:value-type="float" office:value="3671.69829528219">
                <text:p>3671.698295282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73805561.96848">
                <text:p>1573805561.96848</text:p>
              </table:table-cell>
              <table:table-cell office:value-type="float" office:value="3673.17774733699">
                <text:p>3673.177747336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73805562.23799">
                <text:p>1573805562.23799</text:p>
              </table:table-cell>
              <table:table-cell office:value-type="float" office:value="3699.5092541863">
                <text:p>3699.50925418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73805562.50732">
                <text:p>1573805562.50732</text:p>
              </table:table-cell>
              <table:table-cell office:value-type="float" office:value="1523.02158295342">
                <text:p>1523.021582953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73805562.77698">
                <text:p>1573805562.77698</text:p>
              </table:table-cell>
              <table:table-cell office:value-type="float" office:value="23.1448706246574">
                <text:p>23.14487062465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3805563.04536">
                <text:p>1573805563.04536</text:p>
              </table:table-cell>
              <table:table-cell office:value-type="float" office:value="23.3613089808217">
                <text:p>23.36130898082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3805563.31331">
                <text:p>1573805563.31331</text:p>
              </table:table-cell>
              <table:table-cell office:value-type="float" office:value="22.0188432273971">
                <text:p>22.01884322739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3805563.58073">
                <text:p>1573805563.58073</text:p>
              </table:table-cell>
              <table:table-cell office:value-type="float" office:value="21.0955555561642">
                <text:p>21.09555555616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73805563.84761">
                <text:p>1573805563.84761</text:p>
              </table:table-cell>
              <table:table-cell office:value-type="float" office:value="22.2215829534245">
                <text:p>22.22158295342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73805564.11558">
                <text:p>1573805564.11558</text:p>
              </table:table-cell>
              <table:table-cell office:value-type="float" office:value="21.914733638356">
                <text:p>21.9147336383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73805564.38317">
                <text:p>1573805564.38317</text:p>
              </table:table-cell>
              <table:table-cell office:value-type="float" office:value="21.2571993917806">
                <text:p>21.25719939178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73805564.65071">
                <text:p>1573805564.65071</text:p>
              </table:table-cell>
              <table:table-cell office:value-type="float" office:value="20.4352815835615">
                <text:p>20.43528158356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73805564.91767">
                <text:p>1573805564.91767</text:p>
              </table:table-cell>
              <table:table-cell office:value-type="float" office:value="20.0955555561642">
                <text:p>20.09555555616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73805565.18573">
                <text:p>1573805565.18573</text:p>
              </table:table-cell>
              <table:table-cell office:value-type="float" office:value="21.5393911726026">
                <text:p>21.53939117260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73805565.45345">
                <text:p>1573805565.45345</text:p>
              </table:table-cell>
              <table:table-cell office:value-type="float" office:value="22.54213089863">
                <text:p>22.542130898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73805565.72119">
                <text:p>1573805565.72119</text:p>
              </table:table-cell>
              <table:table-cell office:value-type="float" office:value="21.9667884328765">
                <text:p>21.96678843287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73805565.9903">
                <text:p>1573805565.9903</text:p>
              </table:table-cell>
              <table:table-cell office:value-type="float" office:value="21.5256925424656">
                <text:p>21.52569254246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73805566.25795">
                <text:p>1573805566.25795</text:p>
              </table:table-cell>
              <table:table-cell office:value-type="float" office:value="21.3941856931505">
                <text:p>21.39418569315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73805566.52593">
                <text:p>1573805566.52593</text:p>
              </table:table-cell>
              <table:table-cell office:value-type="float" office:value="60.9859665150683">
                <text:p>60.98596651506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73805566.79358">
                <text:p>1573805566.79358</text:p>
              </table:table-cell>
              <table:table-cell office:value-type="float" office:value="179.2791172">
                <text:p>179.27911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73805567.06136">
                <text:p>1573805567.06136</text:p>
              </table:table-cell>
              <table:table-cell office:value-type="float" office:value="160.41610350137">
                <text:p>160.416103501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73805567.32991">
                <text:p>1573805567.32991</text:p>
              </table:table-cell>
              <table:table-cell office:value-type="float" office:value="1458.01610350137">
                <text:p>1458.016103501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73805567.5999">
                <text:p>1573805567.5999</text:p>
              </table:table-cell>
              <table:table-cell office:value-type="float" office:value="3122.07637747397">
                <text:p>3122.076377473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73805567.86968">
                <text:p>1573805567.86968</text:p>
              </table:table-cell>
              <table:table-cell office:value-type="float" office:value="3697.88185692603">
                <text:p>3697.881856926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73805568.13994">
                <text:p>1573805568.13994</text:p>
              </table:table-cell>
              <table:table-cell office:value-type="float" office:value="3689.49555555616">
                <text:p>3689.495555556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73805568.41023">
                <text:p>1573805568.41023</text:p>
              </table:table-cell>
              <table:table-cell office:value-type="float" office:value="3687.10651446027">
                <text:p>3687.106514460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73805568.6795">
                <text:p>1573805568.6795</text:p>
              </table:table-cell>
              <table:table-cell office:value-type="float" office:value="3690.00788432329">
                <text:p>3690.007884323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73805568.94991">
                <text:p>1573805568.94991</text:p>
              </table:table-cell>
              <table:table-cell office:value-type="float" office:value="3689.5887062411">
                <text:p>3689.58870624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73805569.22073">
                <text:p>1573805569.22073</text:p>
              </table:table-cell>
              <table:table-cell office:value-type="float" office:value="3697.55856925479">
                <text:p>3697.558569254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73805569.49125">
                <text:p>1573805569.49125</text:p>
              </table:table-cell>
              <table:table-cell office:value-type="float" office:value="3697.65445966575">
                <text:p>3697.654459665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73805569.76089">
                <text:p>1573805569.76089</text:p>
              </table:table-cell>
              <table:table-cell office:value-type="float" office:value="3687.41610350137">
                <text:p>3687.416103501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73805570.03005">
                <text:p>1573805570.03005</text:p>
              </table:table-cell>
              <table:table-cell office:value-type="float" office:value="3689.45993911781">
                <text:p>3689.459939117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73805570.30024">
                <text:p>1573805570.30024</text:p>
              </table:table-cell>
              <table:table-cell office:value-type="float" office:value="3685.69281583014">
                <text:p>3685.692815830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73805570.57002">
                <text:p>1573805570.57002</text:p>
              </table:table-cell>
              <table:table-cell office:value-type="float" office:value="3684.69555555616">
                <text:p>3684.695555556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73805570.8405">
                <text:p>1573805570.8405</text:p>
              </table:table-cell>
              <table:table-cell office:value-type="float" office:value="3685.7393911726">
                <text:p>3685.73939117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73805571.1107">
                <text:p>1573805571.1107</text:p>
              </table:table-cell>
              <table:table-cell office:value-type="float" office:value="3689.2791172">
                <text:p>3689.27911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73805571.38086">
                <text:p>1573805571.38086</text:p>
              </table:table-cell>
              <table:table-cell office:value-type="float" office:value="3687.79966514521">
                <text:p>3687.799665145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73805571.65108">
                <text:p>1573805571.65108</text:p>
              </table:table-cell>
              <table:table-cell office:value-type="float" office:value="3686.41062404932">
                <text:p>3686.410624049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73805571.92148">
                <text:p>1573805571.92148</text:p>
              </table:table-cell>
              <table:table-cell office:value-type="float" office:value="3683.29555555616">
                <text:p>3683.295555556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73805572.19164">
                <text:p>1573805572.19164</text:p>
              </table:table-cell>
              <table:table-cell office:value-type="float" office:value="3683.35308980274">
                <text:p>3683.353089802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73805572.46146">
                <text:p>1573805572.46146</text:p>
              </table:table-cell>
              <table:table-cell office:value-type="float" office:value="3684.71747336438">
                <text:p>3684.717473364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73805572.7305">
                <text:p>1573805572.7305</text:p>
              </table:table-cell>
              <table:table-cell office:value-type="float" office:value="3684.93665144657">
                <text:p>3684.936651446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73805573.00066">
                <text:p>1573805573.00066</text:p>
              </table:table-cell>
              <table:table-cell office:value-type="float" office:value="3683.09281583014">
                <text:p>3683.092815830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73805573.26997">
                <text:p>1573805573.26997</text:p>
              </table:table-cell>
              <table:table-cell office:value-type="float" office:value="3683.0791172">
                <text:p>3683.07911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73805573.5395">
                <text:p>1573805573.5395</text:p>
              </table:table-cell>
              <table:table-cell office:value-type="float" office:value="3682.52843226849">
                <text:p>3682.528432268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73805573.80901">
                <text:p>1573805573.80901</text:p>
              </table:table-cell>
              <table:table-cell office:value-type="float" office:value="3683.80788432329">
                <text:p>3683.807884323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73805574.07929">
                <text:p>1573805574.07929</text:p>
              </table:table-cell>
              <table:table-cell office:value-type="float" office:value="3683.34487062466">
                <text:p>3683.344870624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73805574.34926">
                <text:p>1573805574.34926</text:p>
              </table:table-cell>
              <table:table-cell office:value-type="float" office:value="3682.33117199452">
                <text:p>3682.331171994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73805574.61942">
                <text:p>1573805574.61942</text:p>
              </table:table-cell>
              <table:table-cell office:value-type="float" office:value="3682.75035007671">
                <text:p>3682.750350076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73805574.88917">
                <text:p>1573805574.88917</text:p>
              </table:table-cell>
              <table:table-cell office:value-type="float" office:value="3682.57774733699">
                <text:p>3682.577747336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73805575.15937">
                <text:p>1573805575.15937</text:p>
              </table:table-cell>
              <table:table-cell office:value-type="float" office:value="3682.55582952877">
                <text:p>3682.555829528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73805575.42932">
                <text:p>1573805575.42932</text:p>
              </table:table-cell>
              <table:table-cell office:value-type="float" office:value="3682.40514459726">
                <text:p>3682.405144597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73805575.69862">
                <text:p>1573805575.69862</text:p>
              </table:table-cell>
              <table:table-cell office:value-type="float" office:value="3680.22432267945">
                <text:p>3680.224322679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73805575.96856">
                <text:p>1573805575.96856</text:p>
              </table:table-cell>
              <table:table-cell office:value-type="float" office:value="3682.25719939178">
                <text:p>3682.2571993917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73805576.35868">
                <text:p>1573805576.35868</text:p>
              </table:table-cell>
              <table:table-cell office:value-type="float" office:value="3680.75035007671">
                <text:p>3680.750350076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73805576.59719">
                <text:p>1573805576.59719</text:p>
              </table:table-cell>
              <table:table-cell office:value-type="float" office:value="3681.23802130959">
                <text:p>3681.238021309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73805576.83692">
                <text:p>1573805576.83692</text:p>
              </table:table-cell>
              <table:table-cell office:value-type="float" office:value="3681.14487062466">
                <text:p>3681.1448706246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73805577.10746">
                <text:p>1573805577.10746</text:p>
              </table:table-cell>
              <table:table-cell office:value-type="float" office:value="3680.47637747397">
                <text:p>3680.476377473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73805577.37886">
                <text:p>1573805577.37886</text:p>
              </table:table-cell>
              <table:table-cell office:value-type="float" office:value="3680.0791172">
                <text:p>3680.07911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73805577.64958">
                <text:p>1573805577.64958</text:p>
              </table:table-cell>
              <table:table-cell office:value-type="float" office:value="3681.45993911781">
                <text:p>3681.459939117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73805577.91995">
                <text:p>1573805577.91995</text:p>
              </table:table-cell>
              <table:table-cell office:value-type="float" office:value="3709.28459665206">
                <text:p>3709.284596652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73805578.19129">
                <text:p>1573805578.19129</text:p>
              </table:table-cell>
              <table:table-cell office:value-type="float" office:value="3483.05171993973">
                <text:p>3483.051719939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73805578.46251">
                <text:p>1573805578.46251</text:p>
              </table:table-cell>
              <table:table-cell office:value-type="float" office:value="122.720213090411">
                <text:p>122.7202130904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73805578.7309">
                <text:p>1573805578.7309</text:p>
              </table:table-cell>
              <table:table-cell office:value-type="float" office:value="21.0325418575341">
                <text:p>21.03254185753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73805579.00013">
                <text:p>1573805579.00013</text:p>
              </table:table-cell>
              <table:table-cell office:value-type="float" office:value="20.2270624054793">
                <text:p>20.22706240547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73805579.26932">
                <text:p>1573805579.26932</text:p>
              </table:table-cell>
              <table:table-cell office:value-type="float" office:value="21.914733638356">
                <text:p>21.9147336383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73805579.5386">
                <text:p>1573805579.5386</text:p>
              </table:table-cell>
              <table:table-cell office:value-type="float" office:value="22.8544596657532">
                <text:p>22.85445966575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73805579.80771">
                <text:p>1573805579.80771</text:p>
              </table:table-cell>
              <table:table-cell office:value-type="float" office:value="21.4078843232875">
                <text:p>21.40788432328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73805580.07622">
                <text:p>1573805580.07622</text:p>
              </table:table-cell>
              <table:table-cell office:value-type="float" office:value="19.5585692547943">
                <text:p>19.55856925479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73805580.34541">
                <text:p>1573805580.34541</text:p>
              </table:table-cell>
              <table:table-cell office:value-type="float" office:value="20.1859665150683">
                <text:p>20.18596651506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73805580.61408">
                <text:p>1573805580.61408</text:p>
              </table:table-cell>
              <table:table-cell office:value-type="float" office:value="20.6845966520546">
                <text:p>20.68459665205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73805580.8828">
                <text:p>1573805580.8828</text:p>
              </table:table-cell>
              <table:table-cell office:value-type="float" office:value="19.8024048712327">
                <text:p>19.80240487123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73805581.15155">
                <text:p>1573805581.15155</text:p>
              </table:table-cell>
              <table:table-cell office:value-type="float" office:value="21.059939117808">
                <text:p>21.0599391178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73805581.41957">
                <text:p>1573805581.41957</text:p>
              </table:table-cell>
              <table:table-cell office:value-type="float" office:value="22.3037747342464">
                <text:p>22.30377473424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73805581.68859">
                <text:p>1573805581.68859</text:p>
              </table:table-cell>
              <table:table-cell office:value-type="float" office:value="21.6955555561642">
                <text:p>21.69555555616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73805581.95753">
                <text:p>1573805581.95753</text:p>
              </table:table-cell>
              <table:table-cell office:value-type="float" office:value="19.34213089863">
                <text:p>19.342130898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73805582.22628">
                <text:p>1573805582.22628</text:p>
              </table:table-cell>
              <table:table-cell office:value-type="float" office:value="20.8024048712327">
                <text:p>20.80240487123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73805582.49572">
                <text:p>1573805582.49572</text:p>
              </table:table-cell>
              <table:table-cell office:value-type="float" office:value="20.9859665150683">
                <text:p>20.98596651506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73805582.76512">
                <text:p>1573805582.76512</text:p>
              </table:table-cell>
              <table:table-cell office:value-type="float" office:value="19.6544596657533">
                <text:p>19.65445966575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73805583.03385">
                <text:p>1573805583.03385</text:p>
              </table:table-cell>
              <table:table-cell office:value-type="float" office:value="107.399665145205">
                <text:p>107.3996651452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73805583.30214">
                <text:p>1573805583.30214</text:p>
              </table:table-cell>
              <table:table-cell office:value-type="float" office:value="102.194185693151">
                <text:p>102.1941856931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73805583.57164">
                <text:p>1573805583.57164</text:p>
              </table:table-cell>
              <table:table-cell office:value-type="float" office:value="277.61610350137">
                <text:p>277.616103501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73805583.8404">
                <text:p>1573805583.8404</text:p>
              </table:table-cell>
              <table:table-cell office:value-type="float" office:value="2210.08459665205">
                <text:p>2210.084596652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73805584.1109">
                <text:p>1573805584.1109</text:p>
              </table:table-cell>
              <table:table-cell office:value-type="float" office:value="3715.08185692603">
                <text:p>3715.081856926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73805584.38153">
                <text:p>1573805584.38153</text:p>
              </table:table-cell>
              <table:table-cell office:value-type="float" office:value="3668.50103500822">
                <text:p>3668.501035008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73805584.65252">
                <text:p>1573805584.65252</text:p>
              </table:table-cell>
              <table:table-cell office:value-type="float" office:value="3681.64076103562">
                <text:p>3681.640761035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73805584.92326">
                <text:p>1573805584.92326</text:p>
              </table:table-cell>
              <table:table-cell office:value-type="float" office:value="3701.88459665205">
                <text:p>3701.884596652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73805585.19308">
                <text:p>1573805585.19308</text:p>
              </table:table-cell>
              <table:table-cell office:value-type="float" office:value="3660.22432267945">
                <text:p>3660.224322679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73805585.46324">
                <text:p>1573805585.46324</text:p>
              </table:table-cell>
              <table:table-cell office:value-type="float" office:value="3661.04624048767">
                <text:p>3661.046240487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73805585.73393">
                <text:p>1573805585.73393</text:p>
              </table:table-cell>
              <table:table-cell office:value-type="float" office:value="3655.70103500822">
                <text:p>3655.701035008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73805586.0041">
                <text:p>1573805586.0041</text:p>
              </table:table-cell>
              <table:table-cell office:value-type="float" office:value="3668.72569254247">
                <text:p>3668.725692542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73805586.27452">
                <text:p>1573805586.27452</text:p>
              </table:table-cell>
              <table:table-cell office:value-type="float" office:value="3687.6188432274">
                <text:p>3687.61884322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73805586.54513">
                <text:p>1573805586.54513</text:p>
              </table:table-cell>
              <table:table-cell office:value-type="float" office:value="3687.65445966575">
                <text:p>3687.654459665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73805586.81547">
                <text:p>1573805586.81547</text:p>
              </table:table-cell>
              <table:table-cell office:value-type="float" office:value="3669.59692541918">
                <text:p>3669.596925419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73805587.08602">
                <text:p>1573805587.08602</text:p>
              </table:table-cell>
              <table:table-cell office:value-type="float" office:value="3666.71199391233">
                <text:p>3666.711993912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73805587.3569">
                <text:p>1573805587.3569</text:p>
              </table:table-cell>
              <table:table-cell office:value-type="float" office:value="3669.06815829589">
                <text:p>3669.0681582958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73805587.62716">
                <text:p>1573805587.62716</text:p>
              </table:table-cell>
              <table:table-cell office:value-type="float" office:value="3672.71473363836">
                <text:p>3672.714733638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73805587.89692">
                <text:p>1573805587.89692</text:p>
              </table:table-cell>
              <table:table-cell office:value-type="float" office:value="3674.95308980274">
                <text:p>3674.953089802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73805588.16752">
                <text:p>1573805588.16752</text:p>
              </table:table-cell>
              <table:table-cell office:value-type="float" office:value="3674.0791172">
                <text:p>3674.07911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73805588.43673">
                <text:p>1573805588.43673</text:p>
              </table:table-cell>
              <table:table-cell office:value-type="float" office:value="3667.77226788493">
                <text:p>3667.772267884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73805588.70712">
                <text:p>1573805588.70712</text:p>
              </table:table-cell>
              <table:table-cell office:value-type="float" office:value="3665.15035007671">
                <text:p>3665.150350076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73805588.97757">
                <text:p>1573805588.97757</text:p>
              </table:table-cell>
              <table:table-cell office:value-type="float" office:value="3666.0188432274">
                <text:p>3666.018843227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73805589.24852">
                <text:p>1573805589.24852</text:p>
              </table:table-cell>
              <table:table-cell office:value-type="float" office:value="3668.90651446027">
                <text:p>3668.906514460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73805589.51974">
                <text:p>1573805589.51974</text:p>
              </table:table-cell>
              <table:table-cell office:value-type="float" office:value="3668.60514459726">
                <text:p>3668.605144597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73805589.79018">
                <text:p>1573805589.79018</text:p>
              </table:table-cell>
              <table:table-cell office:value-type="float" office:value="3665.36130898082">
                <text:p>3665.361308980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73805590.06045">
                <text:p>1573805590.06045</text:p>
              </table:table-cell>
              <table:table-cell office:value-type="float" office:value="3667.0489802137">
                <text:p>3667.04898021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73805590.3313">
                <text:p>1573805590.3313</text:p>
              </table:table-cell>
              <table:table-cell office:value-type="float" office:value="3666.92021309041">
                <text:p>3666.920213090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73805590.60228">
                <text:p>1573805590.60228</text:p>
              </table:table-cell>
              <table:table-cell office:value-type="float" office:value="3666.58048706301">
                <text:p>3666.580487063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73805590.87308">
                <text:p>1573805590.87308</text:p>
              </table:table-cell>
              <table:table-cell office:value-type="float" office:value="3667.92843226849">
                <text:p>3667.928432268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73805591.14315">
                <text:p>1573805591.14315</text:p>
              </table:table-cell>
              <table:table-cell office:value-type="float" office:value="3666.49829528219">
                <text:p>3666.498295282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73805591.41388">
                <text:p>1573805591.41388</text:p>
              </table:table-cell>
              <table:table-cell office:value-type="float" office:value="3666.36678843288">
                <text:p>3666.366788432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73805591.81483">
                <text:p>1573805591.81483</text:p>
              </table:table-cell>
              <table:table-cell office:value-type="float" office:value="3669.03528158356">
                <text:p>3669.035281583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73805592.05285">
                <text:p>1573805592.05285</text:p>
              </table:table-cell>
              <table:table-cell office:value-type="float" office:value="3714.55308980274">
                <text:p>3714.5530898027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73805592.47874">
                <text:p>1573805592.47874</text:p>
              </table:table-cell>
              <table:table-cell office:value-type="float" office:value="1631.46541856986">
                <text:p>1631.465418569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73805592.71828">
                <text:p>1573805592.71828</text:p>
              </table:table-cell>
              <table:table-cell office:value-type="float" office:value="19.3804870630135">
                <text:p>19.38048706301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73805592.98652">
                <text:p>1573805592.98652</text:p>
              </table:table-cell>
              <table:table-cell office:value-type="float" office:value="18.0462404876711">
                <text:p>18.04624048767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73805593.25608">
                <text:p>1573805593.25608</text:p>
              </table:table-cell>
              <table:table-cell office:value-type="float" office:value="18.2051445972601">
                <text:p>18.20514459726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73805593.52519">
                <text:p>1573805593.52519</text:p>
              </table:table-cell>
              <table:table-cell office:value-type="float" office:value="16.9804870630135">
                <text:p>16.980487063013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73805593.79399">
                <text:p>1573805593.79399</text:p>
              </table:table-cell>
              <table:table-cell office:value-type="float" office:value="20.6818569260272">
                <text:p>20.68185692602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73805594.06249">
                <text:p>1573805594.06249</text:p>
              </table:table-cell>
              <table:table-cell office:value-type="float" office:value="21.0270624054793">
                <text:p>21.02706240547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73805594.33101">
                <text:p>1573805594.33101</text:p>
              </table:table-cell>
              <table:table-cell office:value-type="float" office:value="21.4188432273971">
                <text:p>21.41884322739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73805594.59905">
                <text:p>1573805594.59905</text:p>
              </table:table-cell>
              <table:table-cell office:value-type="float" office:value="18.4763774739724">
                <text:p>18.47637747397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73805594.86888">
                <text:p>1573805594.86888</text:p>
              </table:table-cell>
              <table:table-cell office:value-type="float" office:value="21.5804870630135">
                <text:p>21.58048706301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73805595.1382">
                <text:p>1573805595.1382</text:p>
              </table:table-cell>
              <table:table-cell office:value-type="float" office:value="23.059939117808">
                <text:p>23.0599391178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73805595.40666">
                <text:p>1573805595.40666</text:p>
              </table:table-cell>
              <table:table-cell office:value-type="float" office:value="21.7448706246574">
                <text:p>21.74487062465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73805595.67487">
                <text:p>1573805595.67487</text:p>
              </table:table-cell>
              <table:table-cell office:value-type="float" office:value="141.750350076712">
                <text:p>141.7503500767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73805596.08173">
                <text:p>1573805596.08173</text:p>
              </table:table-cell>
              <table:table-cell office:value-type="float" office:value="23.0161035013697">
                <text:p>23.01610350136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73805596.31938">
                <text:p>1573805596.31938</text:p>
              </table:table-cell>
              <table:table-cell office:value-type="float" office:value="16.101035008219">
                <text:p>16.1010350082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73805596.5574">
                <text:p>1573805596.5574</text:p>
              </table:table-cell>
              <table:table-cell office:value-type="float" office:value="18.1092541863012">
                <text:p>18.10925418630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73805596.79634">
                <text:p>1573805596.79634</text:p>
              </table:table-cell>
              <table:table-cell office:value-type="float" office:value="16.1859665150683">
                <text:p>16.18596651506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73805597.06527">
                <text:p>1573805597.06527</text:p>
              </table:table-cell>
              <table:table-cell office:value-type="float" office:value="19.5667884328765">
                <text:p>19.566788432876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73805597.33392">
                <text:p>1573805597.33392</text:p>
              </table:table-cell>
              <table:table-cell office:value-type="float" office:value="22.0188432273971">
                <text:p>22.01884322739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73805597.60387">
                <text:p>1573805597.60387</text:p>
              </table:table-cell>
              <table:table-cell office:value-type="float" office:value="20.728432268493">
                <text:p>20.7284322684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73805597.87321">
                <text:p>1573805597.87321</text:p>
              </table:table-cell>
              <table:table-cell office:value-type="float" office:value="18.5640487068491">
                <text:p>18.56404870684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73805598.14227">
                <text:p>1573805598.14227</text:p>
              </table:table-cell>
              <table:table-cell office:value-type="float" office:value="18.8818569260272">
                <text:p>18.881856926027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73805598.4117">
                <text:p>1573805598.4117</text:p>
              </table:table-cell>
              <table:table-cell office:value-type="float" office:value="40.6818569260272">
                <text:p>40.68185692602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73805598.67997">
                <text:p>1573805598.67997</text:p>
              </table:table-cell>
              <table:table-cell office:value-type="float" office:value="103.109254186301">
                <text:p>103.1092541863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73805598.94918">
                <text:p>1573805598.94918</text:p>
              </table:table-cell>
              <table:table-cell office:value-type="float" office:value="1977.33665144658">
                <text:p>1977.336651446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73805599.21784">
                <text:p>1573805599.21784</text:p>
              </table:table-cell>
              <table:table-cell office:value-type="float" office:value="3761.98048706301">
                <text:p>3761.980487063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73805599.48862">
                <text:p>1573805599.48862</text:p>
              </table:table-cell>
              <table:table-cell office:value-type="float" office:value="3722.37500761096">
                <text:p>3722.375007610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73805599.75846">
                <text:p>1573805599.75846</text:p>
              </table:table-cell>
              <table:table-cell office:value-type="float" office:value="3706.20514459726">
                <text:p>3706.205144597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73805600.02957">
                <text:p>1573805600.02957</text:p>
              </table:table-cell>
              <table:table-cell office:value-type="float" office:value="3727.40240487123">
                <text:p>3727.402404871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73805600.29943">
                <text:p>1573805600.29943</text:p>
              </table:table-cell>
              <table:table-cell office:value-type="float" office:value="3723.62158295343">
                <text:p>3723.621582953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73805600.56973">
                <text:p>1573805600.56973</text:p>
              </table:table-cell>
              <table:table-cell office:value-type="float" office:value="3734.41062404932">
                <text:p>3734.410624049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73805600.84002">
                <text:p>1573805600.84002</text:p>
              </table:table-cell>
              <table:table-cell office:value-type="float" office:value="3732.04350076164">
                <text:p>3732.043500761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73805601.11158">
                <text:p>1573805601.11158</text:p>
              </table:table-cell>
              <table:table-cell office:value-type="float" office:value="3719.69281583014">
                <text:p>3719.692815830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73805601.38115">
                <text:p>1573805601.38115</text:p>
              </table:table-cell>
              <table:table-cell office:value-type="float" office:value="3726.40788432329">
                <text:p>3726.4078843232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73805601.65155">
                <text:p>1573805601.65155</text:p>
              </table:table-cell>
              <table:table-cell office:value-type="float" office:value="3724.87089802192">
                <text:p>3724.870898021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73805601.92208">
                <text:p>1573805601.92208</text:p>
              </table:table-cell>
              <table:table-cell office:value-type="float" office:value="3731.45993911781">
                <text:p>3731.4599391178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73805602.19296">
                <text:p>1573805602.19296</text:p>
              </table:table-cell>
              <table:table-cell office:value-type="float" office:value="3733.19418569315">
                <text:p>3733.194185693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73805602.46454">
                <text:p>1573805602.46454</text:p>
              </table:table-cell>
              <table:table-cell office:value-type="float" office:value="3727.07089802192">
                <text:p>3727.0708980219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73805602.73511">
                <text:p>1573805602.73511</text:p>
              </table:table-cell>
              <table:table-cell office:value-type="float" office:value="3726.70103500822">
                <text:p>3726.7010350082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73805603.00548">
                <text:p>1573805603.00548</text:p>
              </table:table-cell>
              <table:table-cell office:value-type="float" office:value="3728.36678843288">
                <text:p>3728.366788432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73805603.27587">
                <text:p>1573805603.27587</text:p>
              </table:table-cell>
              <table:table-cell office:value-type="float" office:value="3726.61336377534">
                <text:p>3726.6133637753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73805603.54635">
                <text:p>1573805603.54635</text:p>
              </table:table-cell>
              <table:table-cell office:value-type="float" office:value="3726.86815829589">
                <text:p>3726.868158295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73805603.81612">
                <text:p>1573805603.81612</text:p>
              </table:table-cell>
              <table:table-cell office:value-type="float" office:value="3727.2489802137">
                <text:p>3727.24898021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73805604.0863">
                <text:p>1573805604.0863</text:p>
              </table:table-cell>
              <table:table-cell office:value-type="float" office:value="3725.31747336438">
                <text:p>3725.317473364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73805604.35673">
                <text:p>1573805604.35673</text:p>
              </table:table-cell>
              <table:table-cell office:value-type="float" office:value="3724.46815829589">
                <text:p>3724.4681582958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73805604.62737">
                <text:p>1573805604.62737</text:p>
              </table:table-cell>
              <table:table-cell office:value-type="float" office:value="3727.1393911726">
                <text:p>3727.13939117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73805604.8975">
                <text:p>1573805604.8975</text:p>
              </table:table-cell>
              <table:table-cell office:value-type="float" office:value="3724.78048706301">
                <text:p>3724.780487063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73805605.16834">
                <text:p>1573805605.16834</text:p>
              </table:table-cell>
              <table:table-cell office:value-type="float" office:value="3726.28185692603">
                <text:p>3726.2818569260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73805605.43886">
                <text:p>1573805605.43886</text:p>
              </table:table-cell>
              <table:table-cell office:value-type="float" office:value="3727.37500761096">
                <text:p>3727.375007610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73805605.7081">
                <text:p>1573805605.7081</text:p>
              </table:table-cell>
              <table:table-cell office:value-type="float" office:value="3726.65445966575">
                <text:p>3726.654459665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73805605.97882">
                <text:p>1573805605.97882</text:p>
              </table:table-cell>
              <table:table-cell office:value-type="float" office:value="3725.04076103562">
                <text:p>3725.0407610356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3805606.41418">
                <text:p>1573805606.41418</text:p>
              </table:table-cell>
              <table:table-cell office:value-type="float" office:value="3733.52569254247">
                <text:p>3733.525692542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73805606.6526">
                <text:p>1573805606.6526</text:p>
              </table:table-cell>
              <table:table-cell office:value-type="float" office:value="3720.37500761096">
                <text:p>3720.3750076109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73805606.89137">
                <text:p>1573805606.89137</text:p>
              </table:table-cell>
              <table:table-cell office:value-type="float" office:value="3710.13391172055">
                <text:p>3710.133911720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73805607.161">
                <text:p>1573805607.161</text:p>
              </table:table-cell>
              <table:table-cell office:value-type="float" office:value="3731.01336377534">
                <text:p>3731.013363775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73805607.43162">
                <text:p>1573805607.43162</text:p>
              </table:table-cell>
              <table:table-cell office:value-type="float" office:value="3744.10103500822">
                <text:p>3744.1010350082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73805607.70099">
                <text:p>1573805607.70099</text:p>
              </table:table-cell>
              <table:table-cell office:value-type="float" office:value="3756.97774733699">
                <text:p>3756.9777473369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73805607.971">
                <text:p>1573805607.971</text:p>
              </table:table-cell>
              <table:table-cell office:value-type="float" office:value="3738.89555555616">
                <text:p>3738.895555556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73805608.24148">
                <text:p>1573805608.24148</text:p>
              </table:table-cell>
              <table:table-cell office:value-type="float" office:value="3735.07637747397">
                <text:p>3735.0763774739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73805608.51229">
                <text:p>1573805608.51229</text:p>
              </table:table-cell>
              <table:table-cell office:value-type="float" office:value="3785.24350076164">
                <text:p>3785.243500761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73805608.78354">
                <text:p>1573805608.78354</text:p>
              </table:table-cell>
              <table:table-cell office:value-type="float" office:value="3981.02980213151">
                <text:p>3981.0298021315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73805609.0547">
                <text:p>1573805609.0547</text:p>
              </table:table-cell>
              <table:table-cell office:value-type="float" office:value="5209.38048706301">
                <text:p>5209.3804870630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73805609.3252">
                <text:p>1573805609.3252</text:p>
              </table:table-cell>
              <table:table-cell office:value-type="float" office:value="8126.81062404932">
                <text:p>8126.810624049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73805609.59652">
                <text:p>1573805609.59652</text:p>
              </table:table-cell>
              <table:table-cell office:value-type="float" office:value="10737.0435007616">
                <text:p>10737.04350076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73805609.8678">
                <text:p>1573805609.8678</text:p>
              </table:table-cell>
              <table:table-cell office:value-type="float" office:value="12034.3010350082">
                <text:p>12034.30103500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73805610.13935">
                <text:p>1573805610.13935</text:p>
              </table:table-cell>
              <table:table-cell office:value-type="float" office:value="13465.0571993918">
                <text:p>13465.057199391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73805610.41059">
                <text:p>1573805610.41059</text:p>
              </table:table-cell>
              <table:table-cell office:value-type="float" office:value="14379.5996651452">
                <text:p>14379.59966514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73805610.6825">
                <text:p>1573805610.6825</text:p>
              </table:table-cell>
              <table:table-cell office:value-type="float" office:value="15329.5640487068">
                <text:p>15329.564048706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73805610.9546">
                <text:p>1573805610.9546</text:p>
              </table:table-cell>
              <table:table-cell office:value-type="float" office:value="15968.3037747342">
                <text:p>15968.303774734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73805611.22692">
                <text:p>1573805611.22692</text:p>
              </table:table-cell>
              <table:table-cell office:value-type="float" office:value="16222.3914459671">
                <text:p>16222.39144596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73805611.4994">
                <text:p>1573805611.4994</text:p>
              </table:table-cell>
              <table:table-cell office:value-type="float" office:value="16825.1092541863">
                <text:p>16825.10925418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73805611.77191">
                <text:p>1573805611.77191</text:p>
              </table:table-cell>
              <table:table-cell office:value-type="float" office:value="17240.2298021315">
                <text:p>17240.22980213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73805612.04463">
                <text:p>1573805612.04463</text:p>
              </table:table-cell>
              <table:table-cell office:value-type="float" office:value="16948.4380213096">
                <text:p>16948.438021309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73805612.31625">
                <text:p>1573805612.31625</text:p>
              </table:table-cell>
              <table:table-cell office:value-type="float" office:value="16596.7393911726">
                <text:p>16596.73939117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73805612.58885">
                <text:p>1573805612.58885</text:p>
              </table:table-cell>
              <table:table-cell office:value-type="float" office:value="16346.1037747342">
                <text:p>16346.103774734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73805612.85994">
                <text:p>1573805612.85994</text:p>
              </table:table-cell>
              <table:table-cell office:value-type="float" office:value="15751.6161035014">
                <text:p>15751.61610350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73805613.13125">
                <text:p>1573805613.13125</text:p>
              </table:table-cell>
              <table:table-cell office:value-type="float" office:value="15156.8599391178">
                <text:p>15156.859939117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73805613.40319">
                <text:p>1573805613.40319</text:p>
              </table:table-cell>
              <table:table-cell office:value-type="float" office:value="9765.07637747397">
                <text:p>9765.0763774739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73805613.7913">
                <text:p>1573805613.7913</text:p>
              </table:table-cell>
              <table:table-cell office:value-type="float" office:value="12955.783226789">
                <text:p>12955.7832267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73805614.04215">
                <text:p>1573805614.04215</text:p>
              </table:table-cell>
              <table:table-cell office:value-type="float" office:value="5299.95308980274">
                <text:p>5299.9530898027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73805614.28072">
                <text:p>1573805614.28072</text:p>
              </table:table-cell>
              <table:table-cell office:value-type="float" office:value="3697.90377473425">
                <text:p>3697.903774734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73805614.51906">
                <text:p>1573805614.51906</text:p>
              </table:table-cell>
              <table:table-cell office:value-type="float" office:value="4436.00240487123">
                <text:p>4436.002404871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73805614.78675">
                <text:p>1573805614.78675</text:p>
              </table:table-cell>
              <table:table-cell office:value-type="float" office:value="9623.48459665206">
                <text:p>9623.4845966520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73805615.05836">
                <text:p>1573805615.05836</text:p>
              </table:table-cell>
              <table:table-cell office:value-type="float" office:value="13071.9147336384">
                <text:p>13071.914733638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73805615.33025">
                <text:p>1573805615.33025</text:p>
              </table:table-cell>
              <table:table-cell office:value-type="float" office:value="15276.7284322685">
                <text:p>15276.728432268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73805615.60153">
                <text:p>1573805615.60153</text:p>
              </table:table-cell>
              <table:table-cell office:value-type="float" office:value="16604.9859665151">
                <text:p>16604.985966515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73805615.87326">
                <text:p>1573805615.87326</text:p>
              </table:table-cell>
              <table:table-cell office:value-type="float" office:value="16489.8544596658">
                <text:p>16489.854459665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73805616.29885">
                <text:p>1573805616.29885</text:p>
              </table:table-cell>
              <table:table-cell office:value-type="float" office:value="16780.3613089808">
                <text:p>16780.36130898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73805616.53777">
                <text:p>1573805616.53777</text:p>
              </table:table-cell>
              <table:table-cell office:value-type="float" office:value="16522.8489802137">
                <text:p>16522.848980213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73805616.77632">
                <text:p>1573805616.77632</text:p>
              </table:table-cell>
              <table:table-cell office:value-type="float" office:value="15936.1421308986">
                <text:p>15936.142130898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73805617.01574">
                <text:p>1573805617.01574</text:p>
              </table:table-cell>
              <table:table-cell office:value-type="float" office:value="15203.2161035014">
                <text:p>15203.21610350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73805617.28717">
                <text:p>1573805617.28717</text:p>
              </table:table-cell>
              <table:table-cell office:value-type="float" office:value="14673.583226789">
                <text:p>14673.58322678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73805617.55892">
                <text:p>1573805617.55892</text:p>
              </table:table-cell>
              <table:table-cell office:value-type="float" office:value="14329.3065144603">
                <text:p>14329.306514460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73805617.83111">
                <text:p>1573805617.83111</text:p>
              </table:table-cell>
              <table:table-cell office:value-type="float" office:value="13609.8599391178">
                <text:p>13609.859939117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73805618.10303">
                <text:p>1573805618.10303</text:p>
              </table:table-cell>
              <table:table-cell office:value-type="float" office:value="12099.8928158301">
                <text:p>12099.892815830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73805618.37496">
                <text:p>1573805618.37496</text:p>
              </table:table-cell>
              <table:table-cell office:value-type="float" office:value="6486.80240487123">
                <text:p>6486.802404871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73805618.64596">
                <text:p>1573805618.64596</text:p>
              </table:table-cell>
              <table:table-cell office:value-type="float" office:value="3816.53117199452">
                <text:p>3816.531171994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73805618.91701">
                <text:p>1573805618.91701</text:p>
              </table:table-cell>
              <table:table-cell office:value-type="float" office:value="3509.40240487123">
                <text:p>3509.402404871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73805619.18825">
                <text:p>1573805619.18825</text:p>
              </table:table-cell>
              <table:table-cell office:value-type="float" office:value="3538.80788432329">
                <text:p>3538.807884323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73805619.45921">
                <text:p>1573805619.45921</text:p>
              </table:table-cell>
              <table:table-cell office:value-type="float" office:value="3524.4489802137">
                <text:p>3524.448980213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73805619.72953">
                <text:p>1573805619.72953</text:p>
              </table:table-cell>
              <table:table-cell office:value-type="float" office:value="3522.01062404932">
                <text:p>3522.010624049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73805620.00116">
                <text:p>1573805620.00116</text:p>
              </table:table-cell>
              <table:table-cell office:value-type="float" office:value="3514.85993911781">
                <text:p>3514.8599391178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73805620.2714">
                <text:p>1573805620.2714</text:p>
              </table:table-cell>
              <table:table-cell office:value-type="float" office:value="3519.92843226849">
                <text:p>3519.928432268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73805620.54149">
                <text:p>1573805620.54149</text:p>
              </table:table-cell>
              <table:table-cell office:value-type="float" office:value="3525.95308980274">
                <text:p>3525.9530898027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73805620.81242">
                <text:p>1573805620.81242</text:p>
              </table:table-cell>
              <table:table-cell office:value-type="float" office:value="3519.35035007671">
                <text:p>3519.3503500767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73805621.082">
                <text:p>1573805621.082</text:p>
              </table:table-cell>
              <table:table-cell office:value-type="float" office:value="3515.70651446027">
                <text:p>3515.7065144602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73805621.35194">
                <text:p>1573805621.35194</text:p>
              </table:table-cell>
              <table:table-cell office:value-type="float" office:value="3522.82158295342">
                <text:p>3522.821582953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73805621.62338">
                <text:p>1573805621.62338</text:p>
              </table:table-cell>
              <table:table-cell office:value-type="float" office:value="3521.5393911726">
                <text:p>3521.53939117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73805621.89353">
                <text:p>1573805621.89353</text:p>
              </table:table-cell>
              <table:table-cell office:value-type="float" office:value="3520.49555555616">
                <text:p>3520.495555556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73805622.16346">
                <text:p>1573805622.16346</text:p>
              </table:table-cell>
              <table:table-cell office:value-type="float" office:value="3524.53665144658">
                <text:p>3524.5366514465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73805622.58866">
                <text:p>1573805622.58866</text:p>
              </table:table-cell>
              <table:table-cell office:value-type="float" office:value="3525.81610350137">
                <text:p>3525.8161035013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73805622.83412">
                <text:p>1573805622.83412</text:p>
              </table:table-cell>
              <table:table-cell office:value-type="float" office:value="3522.8489802137">
                <text:p>3522.848980213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73805623.07276">
                <text:p>1573805623.07276</text:p>
              </table:table-cell>
              <table:table-cell office:value-type="float" office:value="3521.49007610411">
                <text:p>3521.490076104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73805623.31167">
                <text:p>1573805623.31167</text:p>
              </table:table-cell>
              <table:table-cell office:value-type="float" office:value="3521.55582952877">
                <text:p>3521.5558295287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73805623.58122">
                <text:p>1573805623.58122</text:p>
              </table:table-cell>
              <table:table-cell office:value-type="float" office:value="3520.75582952877">
                <text:p>3520.755829528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73805623.85193">
                <text:p>1573805623.85193</text:p>
              </table:table-cell>
              <table:table-cell office:value-type="float" office:value="3522.55582952877">
                <text:p>3522.555829528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73805624.12312">
                <text:p>1573805624.12312</text:p>
              </table:table-cell>
              <table:table-cell office:value-type="float" office:value="3521.95035007671">
                <text:p>3521.9503500767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73805624.39334">
                <text:p>1573805624.39334</text:p>
              </table:table-cell>
              <table:table-cell office:value-type="float" office:value="3521.1887062411">
                <text:p>3521.18870624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73805624.81875">
                <text:p>1573805624.81875</text:p>
              </table:table-cell>
              <table:table-cell office:value-type="float" office:value="25295.8243226794">
                <text:p>25295.824322679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73805625.0639">
                <text:p>1573805625.0639</text:p>
              </table:table-cell>
              <table:table-cell office:value-type="float" office:value="3523.14213089863">
                <text:p>3523.142130898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73805625.30237">
                <text:p>1573805625.30237</text:p>
              </table:table-cell>
              <table:table-cell office:value-type="float" office:value="3522.58048706301">
                <text:p>3522.580487063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73805625.58668">
                <text:p>1573805625.58668</text:p>
              </table:table-cell>
              <table:table-cell office:value-type="float" office:value="3523.30651446027">
                <text:p>3523.306514460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73805625.85783">
                <text:p>1573805625.85783</text:p>
              </table:table-cell>
              <table:table-cell office:value-type="float" office:value="3522.27363774795">
                <text:p>3522.2736377479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73805626.12948">
                <text:p>1573805626.12948</text:p>
              </table:table-cell>
              <table:table-cell office:value-type="float" office:value="3523.69281583014">
                <text:p>3523.692815830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73805626.39928">
                <text:p>1573805626.39928</text:p>
              </table:table-cell>
              <table:table-cell office:value-type="float" office:value="3523.82158295342">
                <text:p>3523.8215829534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73805626.67074">
                <text:p>1573805626.67074</text:p>
              </table:table-cell>
              <table:table-cell office:value-type="float" office:value="3522.11473363836">
                <text:p>3522.1147336383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73805626.94095">
                <text:p>1573805626.94095</text:p>
              </table:table-cell>
              <table:table-cell office:value-type="float" office:value="3522.79966514521">
                <text:p>3522.7996651452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73805627.21245">
                <text:p>1573805627.21245</text:p>
              </table:table-cell>
              <table:table-cell office:value-type="float" office:value="3523.60514459726">
                <text:p>3523.6051445972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73805627.48292">
                <text:p>1573805627.48292</text:p>
              </table:table-cell>
              <table:table-cell office:value-type="float" office:value="3523.41336377534">
                <text:p>3523.4133637753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73805627.75401">
                <text:p>1573805627.75401</text:p>
              </table:table-cell>
              <table:table-cell office:value-type="float" office:value="3523.1887062411">
                <text:p>3523.18870624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73805628.02465">
                <text:p>1573805628.02465</text:p>
              </table:table-cell>
              <table:table-cell office:value-type="float" office:value="3523.25993911781">
                <text:p>3523.2599391178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73805628.29578">
                <text:p>1573805628.29578</text:p>
              </table:table-cell>
              <table:table-cell office:value-type="float" office:value="3525.19692541918">
                <text:p>3525.196925419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73805628.56632">
                <text:p>1573805628.56632</text:p>
              </table:table-cell>
              <table:table-cell office:value-type="float" office:value="3523.74487062466">
                <text:p>3523.7448706246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73805628.83731">
                <text:p>1573805628.83731</text:p>
              </table:table-cell>
              <table:table-cell office:value-type="float" office:value="3522.26267884384">
                <text:p>3522.262678843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73805629.10839">
                <text:p>1573805629.10839</text:p>
              </table:table-cell>
              <table:table-cell office:value-type="float" office:value="3523.6791172">
                <text:p>3523.679117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73805629.3788">
                <text:p>1573805629.3788</text:p>
              </table:table-cell>
              <table:table-cell office:value-type="float" office:value="3522.73117199452">
                <text:p>3522.731171994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73805629.64833">
                <text:p>1573805629.64833</text:p>
              </table:table-cell>
              <table:table-cell office:value-type="float" office:value="3522.99144596712">
                <text:p>3522.9914459671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73805629.9192">
                <text:p>1573805629.9192</text:p>
              </table:table-cell>
              <table:table-cell office:value-type="float" office:value="3522.79692541918">
                <text:p>3522.796925419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73805630.1895">
                <text:p>1573805630.1895</text:p>
              </table:table-cell>
              <table:table-cell office:value-type="float" office:value="3576.19144596712">
                <text:p>3576.191445967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73805630.45962">
                <text:p>1573805630.45962</text:p>
              </table:table-cell>
              <table:table-cell office:value-type="float" office:value="3681.21336377534">
                <text:p>3681.2133637753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73805630.73036">
                <text:p>1573805630.73036</text:p>
              </table:table-cell>
              <table:table-cell office:value-type="float" office:value="4472.58048706301">
                <text:p>4472.580487063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73805631.00158">
                <text:p>1573805631.00158</text:p>
              </table:table-cell>
              <table:table-cell office:value-type="float" office:value="7996.43802130959">
                <text:p>7996.4380213095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73805631.27096">
                <text:p>1573805631.27096</text:p>
              </table:table-cell>
              <table:table-cell office:value-type="float" office:value="11280.3585692548">
                <text:p>11280.358569254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73805631.54137">
                <text:p>1573805631.54137</text:p>
              </table:table-cell>
              <table:table-cell office:value-type="float" office:value="14517.9476103507">
                <text:p>14517.94761035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73805631.81284">
                <text:p>1573805631.81284</text:p>
              </table:table-cell>
              <table:table-cell office:value-type="float" office:value="16024.1585692548">
                <text:p>16024.158569254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73805632.08519">
                <text:p>1573805632.08519</text:p>
              </table:table-cell>
              <table:table-cell office:value-type="float" office:value="16788.7202130904">
                <text:p>16788.72021309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73805632.35675">
                <text:p>1573805632.35675</text:p>
              </table:table-cell>
              <table:table-cell office:value-type="float" office:value="16529.0928158301">
                <text:p>16529.092815830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73805632.62858">
                <text:p>1573805632.62858</text:p>
              </table:table-cell>
              <table:table-cell office:value-type="float" office:value="16139.7969254192">
                <text:p>16139.796925419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73805632.90014">
                <text:p>1573805632.90014</text:p>
              </table:table-cell>
              <table:table-cell office:value-type="float" office:value="16067.3695281589">
                <text:p>16067.369528158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73805633.17225">
                <text:p>1573805633.17225</text:p>
              </table:table-cell>
              <table:table-cell office:value-type="float" office:value="16020.7119939123">
                <text:p>16020.711993912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73805633.44261">
                <text:p>1573805633.44261</text:p>
              </table:table-cell>
              <table:table-cell office:value-type="float" office:value="15617.5092541863">
                <text:p>15617.50925418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73805633.71447">
                <text:p>1573805633.71447</text:p>
              </table:table-cell>
              <table:table-cell office:value-type="float" office:value="15986.7503500767">
                <text:p>15986.750350076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73805633.98612">
                <text:p>1573805633.98612</text:p>
              </table:table-cell>
              <table:table-cell office:value-type="float" office:value="15830.9969254192">
                <text:p>15830.996925419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73805634.25794">
                <text:p>1573805634.25794</text:p>
              </table:table-cell>
              <table:table-cell office:value-type="float" office:value="15681.8133637753">
                <text:p>15681.81336377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73805634.52966">
                <text:p>1573805634.52966</text:p>
              </table:table-cell>
              <table:table-cell office:value-type="float" office:value="15304.2106240493">
                <text:p>15304.210624049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73805634.80164">
                <text:p>1573805634.80164</text:p>
              </table:table-cell>
              <table:table-cell office:value-type="float" office:value="11624.377747337">
                <text:p>11624.3777473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73805635.07334">
                <text:p>1573805635.07334</text:p>
              </table:table-cell>
              <table:table-cell office:value-type="float" office:value="-1243.61677321096">
                <text:p>-1243.6167732109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73805635.34446">
                <text:p>1573805635.34446</text:p>
              </table:table-cell>
              <table:table-cell office:value-type="float" office:value="3978.40514459726">
                <text:p>3978.405144597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73805635.61514">
                <text:p>1573805635.61514</text:p>
              </table:table-cell>
              <table:table-cell office:value-type="float" office:value="3417.22706240548">
                <text:p>3417.2270624054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73805635.88543">
                <text:p>1573805635.88543</text:p>
              </table:table-cell>
              <table:table-cell office:value-type="float" office:value="3460.34487062466">
                <text:p>3460.3448706246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73805636.15673">
                <text:p>1573805636.15673</text:p>
              </table:table-cell>
              <table:table-cell office:value-type="float" office:value="4022.89555555617">
                <text:p>4022.895555556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73805641.60084">
                <text:p>1573805641.60084</text:p>
              </table:table-cell>
              <table:table-cell office:value-type="float" office:value="3314.55856925479">
                <text:p>3314.5585692547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73805641.83978">
                <text:p>1573805641.83978</text:p>
              </table:table-cell>
              <table:table-cell office:value-type="float" office:value="3315.88185692603">
                <text:p>3315.8818569260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73805642.07928">
                <text:p>1573805642.07928</text:p>
              </table:table-cell>
              <table:table-cell office:value-type="float" office:value="3318.47089802192">
                <text:p>3318.4708980219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73805642.34992">
                <text:p>1573805642.34992</text:p>
              </table:table-cell>
              <table:table-cell office:value-type="float" office:value="3300.04350076164">
                <text:p>3300.0435007616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73805642.62145">
                <text:p>1573805642.62145</text:p>
              </table:table-cell>
              <table:table-cell office:value-type="float" office:value="3319.56678843288">
                <text:p>3319.566788432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73805642.89323">
                <text:p>1573805642.89323</text:p>
              </table:table-cell>
              <table:table-cell office:value-type="float" office:value="3319.60788432329">
                <text:p>3319.607884323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73805643.16425">
                <text:p>1573805643.16425</text:p>
              </table:table-cell>
              <table:table-cell office:value-type="float" office:value="3306.37500761096">
                <text:p>3306.3750076109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73805643.43548">
                <text:p>1573805643.43548</text:p>
              </table:table-cell>
              <table:table-cell office:value-type="float" office:value="3312.97774733699">
                <text:p>3312.977747336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73805643.70757">
                <text:p>1573805643.70757</text:p>
              </table:table-cell>
              <table:table-cell office:value-type="float" office:value="3316.72569254247">
                <text:p>3316.7256925424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73805643.97937">
                <text:p>1573805643.97937</text:p>
              </table:table-cell>
              <table:table-cell office:value-type="float" office:value="3312.88733637808">
                <text:p>3312.8873363780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73805644.2503">
                <text:p>1573805644.2503</text:p>
              </table:table-cell>
              <table:table-cell office:value-type="float" office:value="3312.13391172055">
                <text:p>3312.133911720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73805644.5212">
                <text:p>1573805644.5212</text:p>
              </table:table-cell>
              <table:table-cell office:value-type="float" office:value="3315.89555555616">
                <text:p>3315.895555556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73805644.79278">
                <text:p>1573805644.79278</text:p>
              </table:table-cell>
              <table:table-cell office:value-type="float" office:value="3319.43254185753">
                <text:p>3319.432541857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73805645.06434">
                <text:p>1573805645.06434</text:p>
              </table:table-cell>
              <table:table-cell office:value-type="float" office:value="3310.83254185753">
                <text:p>3310.8325418575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73805645.33529">
                <text:p>1573805645.33529</text:p>
              </table:table-cell>
              <table:table-cell office:value-type="float" office:value="3311.9887062411">
                <text:p>3311.98870624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73805645.60697">
                <text:p>1573805645.60697</text:p>
              </table:table-cell>
              <table:table-cell office:value-type="float" office:value="3318.21610350137">
                <text:p>3318.2161035013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73805645.87906">
                <text:p>1573805645.87906</text:p>
              </table:table-cell>
              <table:table-cell office:value-type="float" office:value="3313.42980213151">
                <text:p>3313.4298021315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73805646.15057">
                <text:p>1573805646.15057</text:p>
              </table:table-cell>
              <table:table-cell office:value-type="float" office:value="3310.02980213151">
                <text:p>3310.0298021315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73805646.42268">
                <text:p>1573805646.42268</text:p>
              </table:table-cell>
              <table:table-cell office:value-type="float" office:value="3316.14213089863">
                <text:p>3316.142130898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73805646.69434">
                <text:p>1573805646.69434</text:p>
              </table:table-cell>
              <table:table-cell office:value-type="float" office:value="3315.36130898082">
                <text:p>3315.3613089808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73805646.96633">
                <text:p>1573805646.96633</text:p>
              </table:table-cell>
              <table:table-cell office:value-type="float" office:value="3316.89829528219">
                <text:p>3316.898295282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73805647.23795">
                <text:p>1573805647.23795</text:p>
              </table:table-cell>
              <table:table-cell office:value-type="float" office:value="3312.05993911781">
                <text:p>3312.0599391178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73805647.50959">
                <text:p>1573805647.50959</text:p>
              </table:table-cell>
              <table:table-cell office:value-type="float" office:value="3314.70651446027">
                <text:p>3314.7065144602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573805647.78096">
                <text:p>1573805647.78096</text:p>
              </table:table-cell>
              <table:table-cell office:value-type="float" office:value="3313.09281583014">
                <text:p>3313.092815830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73805648.05264">
                <text:p>1573805648.05264</text:p>
              </table:table-cell>
              <table:table-cell office:value-type="float" office:value="3311.03802130959">
                <text:p>3311.0380213095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73805648.32423">
                <text:p>1573805648.32423</text:p>
              </table:table-cell>
              <table:table-cell office:value-type="float" office:value="3314.19418569315">
                <text:p>3314.194185693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73805648.59568">
                <text:p>1573805648.59568</text:p>
              </table:table-cell>
              <table:table-cell office:value-type="float" office:value="3313.70377473425">
                <text:p>3313.703774734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73805648.86679">
                <text:p>1573805648.86679</text:p>
              </table:table-cell>
              <table:table-cell office:value-type="float" office:value="3313.34487062466">
                <text:p>3313.344870624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73805649.13807">
                <text:p>1573805649.13807</text:p>
              </table:table-cell>
              <table:table-cell office:value-type="float" office:value="3311.75035007671">
                <text:p>3311.7503500767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73805649.40969">
                <text:p>1573805649.40969</text:p>
              </table:table-cell>
              <table:table-cell office:value-type="float" office:value="3312.46267884384">
                <text:p>3312.4626788438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73805649.68095">
                <text:p>1573805649.68095</text:p>
              </table:table-cell>
              <table:table-cell office:value-type="float" office:value="3316.57500761096">
                <text:p>3316.5750076109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73805649.9517">
                <text:p>1573805649.9517</text:p>
              </table:table-cell>
              <table:table-cell office:value-type="float" office:value="3313.07089802192">
                <text:p>3313.070898021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73805650.22279">
                <text:p>1573805650.22279</text:p>
              </table:table-cell>
              <table:table-cell office:value-type="float" office:value="3314.4489802137">
                <text:p>3314.448980213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73805650.49339">
                <text:p>1573805650.49339</text:p>
              </table:table-cell>
              <table:table-cell office:value-type="float" office:value="3315.63802130959">
                <text:p>3315.6380213095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73805650.76501">
                <text:p>1573805650.76501</text:p>
              </table:table-cell>
              <table:table-cell office:value-type="float" office:value="3316.53117199452">
                <text:p>3316.5311719945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73805651.03625">
                <text:p>1573805651.03625</text:p>
              </table:table-cell>
              <table:table-cell office:value-type="float" office:value="3314.12569254247">
                <text:p>3314.1256925424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73805651.3071">
                <text:p>1573805651.3071</text:p>
              </table:table-cell>
              <table:table-cell office:value-type="float" office:value="3314.46267884384">
                <text:p>3314.4626788438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73805651.57744">
                <text:p>1573805651.57744</text:p>
              </table:table-cell>
              <table:table-cell office:value-type="float" office:value="3314.89007610411">
                <text:p>3314.8900761041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73805651.84842">
                <text:p>1573805651.84842</text:p>
              </table:table-cell>
              <table:table-cell office:value-type="float" office:value="3316.79144596712">
                <text:p>3316.791445967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73805652.11946">
                <text:p>1573805652.11946</text:p>
              </table:table-cell>
              <table:table-cell office:value-type="float" office:value="3313.79418569315">
                <text:p>3313.794185693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73805652.3919">
                <text:p>1573805652.3919</text:p>
              </table:table-cell>
              <table:table-cell office:value-type="float" office:value="3315.41610350137">
                <text:p>3315.4161035013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73805652.66321">
                <text:p>1573805652.66321</text:p>
              </table:table-cell>
              <table:table-cell office:value-type="float" office:value="3315.1695281589">
                <text:p>3315.169528158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73805652.93405">
                <text:p>1573805652.93405</text:p>
              </table:table-cell>
              <table:table-cell office:value-type="float" office:value="3313.77500761096">
                <text:p>3313.7750076109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73805653.33399">
                <text:p>1573805653.33399</text:p>
              </table:table-cell>
              <table:table-cell office:value-type="float" office:value="3316.10651446027">
                <text:p>3316.1065144602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73805653.57225">
                <text:p>1573805653.57225</text:p>
              </table:table-cell>
              <table:table-cell office:value-type="float" office:value="3339.46541856986">
                <text:p>3339.4654185698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73805653.81049">
                <text:p>1573805653.81049</text:p>
              </table:table-cell>
              <table:table-cell office:value-type="float" office:value="3557.75035007671">
                <text:p>3557.7503500767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73805654.05005">
                <text:p>1573805654.05005</text:p>
              </table:table-cell>
              <table:table-cell office:value-type="float" office:value="5334.62432267945">
                <text:p>5334.6243226794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73805654.32088">
                <text:p>1573805654.32088</text:p>
              </table:table-cell>
              <table:table-cell office:value-type="float" office:value="8884.35582952877">
                <text:p>8884.3558295287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73805654.5942">
                <text:p>1573805654.5942</text:p>
              </table:table-cell>
              <table:table-cell office:value-type="float" office:value="10933.9969254192">
                <text:p>10933.996925419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73805654.86632">
                <text:p>1573805654.86632</text:p>
              </table:table-cell>
              <table:table-cell office:value-type="float" office:value="12470.6599391178">
                <text:p>12470.659939117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73805655.13895">
                <text:p>1573805655.13895</text:p>
              </table:table-cell>
              <table:table-cell office:value-type="float" office:value="14309.3147336384">
                <text:p>14309.314733638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73805655.41119">
                <text:p>1573805655.41119</text:p>
              </table:table-cell>
              <table:table-cell office:value-type="float" office:value="15341.5667884329">
                <text:p>15341.566788432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73805655.68385">
                <text:p>1573805655.68385</text:p>
              </table:table-cell>
              <table:table-cell office:value-type="float" office:value="16038.9147336384">
                <text:p>16038.914733638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73805655.95535">
                <text:p>1573805655.95535</text:p>
              </table:table-cell>
              <table:table-cell office:value-type="float" office:value="16664.7887062411">
                <text:p>16664.78870624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73805656.22736">
                <text:p>1573805656.22736</text:p>
              </table:table-cell>
              <table:table-cell office:value-type="float" office:value="16269.7311719945">
                <text:p>16269.731171994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73805656.50018">
                <text:p>1573805656.50018</text:p>
              </table:table-cell>
              <table:table-cell office:value-type="float" office:value="15635.6325418575">
                <text:p>15635.63254185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73805656.77185">
                <text:p>1573805656.77185</text:p>
              </table:table-cell>
              <table:table-cell office:value-type="float" office:value="15484.5421308986">
                <text:p>15484.542130898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73805657.04484">
                <text:p>1573805657.04484</text:p>
              </table:table-cell>
              <table:table-cell office:value-type="float" office:value="15248.3366514466">
                <text:p>15248.336651446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73805657.4517">
                <text:p>1573805657.4517</text:p>
              </table:table-cell>
              <table:table-cell office:value-type="float" office:value="14994.7558295288">
                <text:p>14994.75582952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73805657.6906">
                <text:p>1573805657.6906</text:p>
              </table:table-cell>
              <table:table-cell office:value-type="float" office:value="14694.9558295288">
                <text:p>14694.955829528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73805657.92986">
                <text:p>1573805657.92986</text:p>
              </table:table-cell>
              <table:table-cell office:value-type="float" office:value="14366.8626788438">
                <text:p>14366.862678843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73805658.17046">
                <text:p>1573805658.17046</text:p>
              </table:table-cell>
              <table:table-cell office:value-type="float" office:value="13820.5941856932">
                <text:p>13820.594185693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73805658.44285">
                <text:p>1573805658.44285</text:p>
              </table:table-cell>
              <table:table-cell office:value-type="float" office:value="13606.2106240493">
                <text:p>13606.210624049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73805658.71542">
                <text:p>1573805658.71542</text:p>
              </table:table-cell>
              <table:table-cell office:value-type="float" office:value="8465.9393911726">
                <text:p>8465.939391172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73805658.98738">
                <text:p>1573805658.98738</text:p>
              </table:table-cell>
              <table:table-cell office:value-type="float" office:value="3535.77774733699">
                <text:p>3535.7777473369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73805659.25854">
                <text:p>1573805659.25854</text:p>
              </table:table-cell>
              <table:table-cell office:value-type="float" office:value="3688.81062404932">
                <text:p>3688.8106240493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73805659.53115">
                <text:p>1573805659.53115</text:p>
              </table:table-cell>
              <table:table-cell office:value-type="float" office:value="9474.39692541918">
                <text:p>9474.3969254191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73805659.80139">
                <text:p>1573805659.80139</text:p>
              </table:table-cell>
              <table:table-cell office:value-type="float" office:value="12807.281856926">
                <text:p>12807.28185692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73805660.07325">
                <text:p>1573805660.07325</text:p>
              </table:table-cell>
              <table:table-cell office:value-type="float" office:value="14194.4188432274">
                <text:p>14194.418843227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73805660.34568">
                <text:p>1573805660.34568</text:p>
              </table:table-cell>
              <table:table-cell office:value-type="float" office:value="15211.1229528164">
                <text:p>15211.122952816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73805660.6189">
                <text:p>1573805660.6189</text:p>
              </table:table-cell>
              <table:table-cell office:value-type="float" office:value="15301.4133637753">
                <text:p>15301.413363775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73805660.89078">
                <text:p>1573805660.89078</text:p>
              </table:table-cell>
              <table:table-cell office:value-type="float" office:value="15222.9393911726">
                <text:p>15222.939391172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73805661.16306">
                <text:p>1573805661.16306</text:p>
              </table:table-cell>
              <table:table-cell office:value-type="float" office:value="15100.0845966521">
                <text:p>15100.084596652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73805661.55075">
                <text:p>1573805661.55075</text:p>
              </table:table-cell>
              <table:table-cell office:value-type="float" office:value="14696.8845966521">
                <text:p>14696.884596652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73805661.78956">
                <text:p>1573805661.78956</text:p>
              </table:table-cell>
              <table:table-cell office:value-type="float" office:value="14276.6736377479">
                <text:p>14276.673637747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73805662.02885">
                <text:p>1573805662.02885</text:p>
              </table:table-cell>
              <table:table-cell office:value-type="float" office:value="14098.1558295288">
                <text:p>14098.155829528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73805662.26906">
                <text:p>1573805662.26906</text:p>
              </table:table-cell>
              <table:table-cell office:value-type="float" office:value="14133.2489802137">
                <text:p>14133.248980213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573805662.54177">
                <text:p>1573805662.54177</text:p>
              </table:table-cell>
              <table:table-cell office:value-type="float" office:value="14158.0435007616">
                <text:p>14158.04350076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73805662.814">
                <text:p>1573805662.814</text:p>
              </table:table-cell>
              <table:table-cell office:value-type="float" office:value="13196.8352815836">
                <text:p>13196.835281583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73805663.0862">
                <text:p>1573805663.0862</text:p>
              </table:table-cell>
              <table:table-cell office:value-type="float" office:value="13561.3722678849">
                <text:p>13561.372267884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73805663.3585">
                <text:p>1573805663.3585</text:p>
              </table:table-cell>
              <table:table-cell office:value-type="float" office:value="11074.6489802137">
                <text:p>11074.648980213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73805663.63069">
                <text:p>1573805663.63069</text:p>
              </table:table-cell>
              <table:table-cell office:value-type="float" office:value="4619.24350076164">
                <text:p>4619.2435007616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573805663.90116">
                <text:p>1573805663.90116</text:p>
              </table:table-cell>
              <table:table-cell office:value-type="float" office:value="3199.47637747397">
                <text:p>3199.4763774739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573805664.17238">
                <text:p>1573805664.17238</text:p>
              </table:table-cell>
              <table:table-cell office:value-type="float" office:value="5168.41610350137">
                <text:p>5168.4161035013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573805664.44343">
                <text:p>1573805664.44343</text:p>
              </table:table-cell>
              <table:table-cell office:value-type="float" office:value="9730.16678843288">
                <text:p>9730.1667884328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73805664.71422">
                <text:p>1573805664.71422</text:p>
              </table:table-cell>
              <table:table-cell office:value-type="float" office:value="10480.6489802137">
                <text:p>10480.64898021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73805664.98571">
                <text:p>1573805664.98571</text:p>
              </table:table-cell>
              <table:table-cell office:value-type="float" office:value="10122.4654185699">
                <text:p>10122.465418569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73805665.25692">
                <text:p>1573805665.25692</text:p>
              </table:table-cell>
              <table:table-cell office:value-type="float" office:value="7554.81336377534">
                <text:p>7554.8133637753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73805665.52901">
                <text:p>1573805665.52901</text:p>
              </table:table-cell>
              <table:table-cell office:value-type="float" office:value="3327.62432267945">
                <text:p>3327.624322679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73805665.80024">
                <text:p>1573805665.80024</text:p>
              </table:table-cell>
              <table:table-cell office:value-type="float" office:value="3098.25445966575">
                <text:p>3098.254459665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573805666.07164">
                <text:p>1573805666.07164</text:p>
              </table:table-cell>
              <table:table-cell office:value-type="float" office:value="3083.04350076164">
                <text:p>3083.0435007616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73805666.34335">
                <text:p>1573805666.34335</text:p>
              </table:table-cell>
              <table:table-cell office:value-type="float" office:value="3093.43802130959">
                <text:p>3093.4380213095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73805666.72753">
                <text:p>1573805666.72753</text:p>
              </table:table-cell>
              <table:table-cell office:value-type="float" office:value="3089.39144596712">
                <text:p>3089.391445967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73805666.96559">
                <text:p>1573805666.96559</text:p>
              </table:table-cell>
              <table:table-cell office:value-type="float" office:value="3089.20788432329">
                <text:p>3089.2078843232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73805667.20529">
                <text:p>1573805667.20529</text:p>
              </table:table-cell>
              <table:table-cell office:value-type="float" office:value="3090.1887062411">
                <text:p>3090.188706241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73805667.47712">
                <text:p>1573805667.47712</text:p>
              </table:table-cell>
              <table:table-cell office:value-type="float" office:value="3086.50103500822">
                <text:p>3086.5010350082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73805667.74706">
                <text:p>1573805667.74706</text:p>
              </table:table-cell>
              <table:table-cell office:value-type="float" office:value="3087.62706240548">
                <text:p>3087.6270624054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73805668.01845">
                <text:p>1573805668.01845</text:p>
              </table:table-cell>
              <table:table-cell office:value-type="float" office:value="3088.85445966575">
                <text:p>3088.8544596657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73805668.28892">
                <text:p>1573805668.28892</text:p>
              </table:table-cell>
              <table:table-cell office:value-type="float" office:value="3083.61610350137">
                <text:p>3083.6161035013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573805668.56057">
                <text:p>1573805668.56057</text:p>
              </table:table-cell>
              <table:table-cell office:value-type="float" office:value="3085.52021309041">
                <text:p>3085.5202130904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73805668.83042">
                <text:p>1573805668.83042</text:p>
              </table:table-cell>
              <table:table-cell office:value-type="float" office:value="3089.06541856986">
                <text:p>3089.0654185698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73805669.10108">
                <text:p>1573805669.10108</text:p>
              </table:table-cell>
              <table:table-cell office:value-type="float" office:value="3087.41062404931">
                <text:p>3087.4106240493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573805669.37065">
                <text:p>1573805669.37065</text:p>
              </table:table-cell>
              <table:table-cell office:value-type="float" office:value="3088.71473363836">
                <text:p>3088.7147336383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73805669.64181">
                <text:p>1573805669.64181</text:p>
              </table:table-cell>
              <table:table-cell office:value-type="float" office:value="3091.65445966575">
                <text:p>3091.6544596657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573805669.911">
                <text:p>1573805669.911</text:p>
              </table:table-cell>
              <table:table-cell office:value-type="float" office:value="3090.84350076164">
                <text:p>3090.8435007616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573805670.1824">
                <text:p>1573805670.1824</text:p>
              </table:table-cell>
              <table:table-cell office:value-type="float" office:value="3087.46541856986">
                <text:p>3087.4654185698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73805670.45246">
                <text:p>1573805670.45246</text:p>
              </table:table-cell>
              <table:table-cell office:value-type="float" office:value="3088.74487062466">
                <text:p>3088.7448706246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73805670.72322">
                <text:p>1573805670.72322</text:p>
              </table:table-cell>
              <table:table-cell office:value-type="float" office:value="3087.02980213151">
                <text:p>3087.0298021315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73805670.99325">
                <text:p>1573805670.99325</text:p>
              </table:table-cell>
              <table:table-cell office:value-type="float" office:value="3086.57226788493">
                <text:p>3086.5722678849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573805671.26488">
                <text:p>1573805671.26488</text:p>
              </table:table-cell>
              <table:table-cell office:value-type="float" office:value="3086.62706240548">
                <text:p>3086.6270624054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573805671.53508">
                <text:p>1573805671.53508</text:p>
              </table:table-cell>
              <table:table-cell office:value-type="float" office:value="3083.78322678904">
                <text:p>3083.7832267890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573805671.80687">
                <text:p>1573805671.80687</text:p>
              </table:table-cell>
              <table:table-cell office:value-type="float" office:value="3088.42432267945">
                <text:p>3088.4243226794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573805672.08453">
                <text:p>1573805672.08453</text:p>
              </table:table-cell>
              <table:table-cell office:value-type="float" office:value="3107.11199391233">
                <text:p>3107.1119939123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573805672.35488">
                <text:p>1573805672.35488</text:p>
              </table:table-cell>
              <table:table-cell office:value-type="float" office:value="3270.86541856986">
                <text:p>3270.8654185698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73805672.62589">
                <text:p>1573805672.62589</text:p>
              </table:table-cell>
              <table:table-cell office:value-type="float" office:value="3741.70103500822">
                <text:p>3741.7010350082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573805672.89603">
                <text:p>1573805672.89603</text:p>
              </table:table-cell>
              <table:table-cell office:value-type="float" office:value="5519.37226788493">
                <text:p>5519.3722678849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573805673.16645">
                <text:p>1573805673.16645</text:p>
              </table:table-cell>
              <table:table-cell office:value-type="float" office:value="8739.2489802137">
                <text:p>8739.248980213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573805673.43856">
                <text:p>1573805673.43856</text:p>
              </table:table-cell>
              <table:table-cell office:value-type="float" office:value="11069.8188432274">
                <text:p>11069.818843227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573805673.70998">
                <text:p>1573805673.70998</text:p>
              </table:table-cell>
              <table:table-cell office:value-type="float" office:value="12941.0791172">
                <text:p>12941.079117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573805673.98241">
                <text:p>1573805673.98241</text:p>
              </table:table-cell>
              <table:table-cell office:value-type="float" office:value="14642.3065144603">
                <text:p>14642.306514460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573805674.25417">
                <text:p>1573805674.25417</text:p>
              </table:table-cell>
              <table:table-cell office:value-type="float" office:value="15559.1585692548">
                <text:p>15559.158569254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573805674.52767">
                <text:p>1573805674.52767</text:p>
              </table:table-cell>
              <table:table-cell office:value-type="float" office:value="15676.0325418575">
                <text:p>15676.032541857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73805674.80035">
                <text:p>1573805674.80035</text:p>
              </table:table-cell>
              <table:table-cell office:value-type="float" office:value="14598.5996651452">
                <text:p>14598.599665145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573805675.07254">
                <text:p>1573805675.07254</text:p>
              </table:table-cell>
              <table:table-cell office:value-type="float" office:value="13768.7530898027">
                <text:p>13768.753089802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73805675.3449">
                <text:p>1573805675.3449</text:p>
              </table:table-cell>
              <table:table-cell office:value-type="float" office:value="13271.2626788438">
                <text:p>13271.262678843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73805675.61715">
                <text:p>1573805675.61715</text:p>
              </table:table-cell>
              <table:table-cell office:value-type="float" office:value="12892.5339117205">
                <text:p>12892.533911720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73805675.8893">
                <text:p>1573805675.8893</text:p>
              </table:table-cell>
              <table:table-cell office:value-type="float" office:value="12836.0078843233">
                <text:p>12836.007884323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573805676.16039">
                <text:p>1573805676.16039</text:p>
              </table:table-cell>
              <table:table-cell office:value-type="float" office:value="12580.8599391178">
                <text:p>12580.859939117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573805676.43314">
                <text:p>1573805676.43314</text:p>
              </table:table-cell>
              <table:table-cell office:value-type="float" office:value="11872.0051445973">
                <text:p>11872.005144597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73805676.70449">
                <text:p>1573805676.70449</text:p>
              </table:table-cell>
              <table:table-cell office:value-type="float" office:value="8901.26267884384">
                <text:p>8901.2626788438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573805676.97613">
                <text:p>1573805676.97613</text:p>
              </table:table-cell>
              <table:table-cell office:value-type="float" office:value="4432.9092541863">
                <text:p>4432.909254186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73805677.24733">
                <text:p>1573805677.24733</text:p>
              </table:table-cell>
              <table:table-cell office:value-type="float" office:value="2971.63254185753">
                <text:p>2971.6325418575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73805677.51763">
                <text:p>1573805677.51763</text:p>
              </table:table-cell>
              <table:table-cell office:value-type="float" office:value="3356.5887062411">
                <text:p>3356.588706241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73805677.79027">
                <text:p>1573805677.79027</text:p>
              </table:table-cell>
              <table:table-cell office:value-type="float" office:value="5825.77774733699">
                <text:p>5825.7777473369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573805678.06262">
                <text:p>1573805678.06262</text:p>
              </table:table-cell>
              <table:table-cell office:value-type="float" office:value="11042.8270624055">
                <text:p>11042.827062405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73805678.335">
                <text:p>1573805678.335</text:p>
              </table:table-cell>
              <table:table-cell office:value-type="float" office:value="9931.2791172">
                <text:p>9931.279117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573805678.73397">
                <text:p>1573805678.73397</text:p>
              </table:table-cell>
              <table:table-cell office:value-type="float" office:value="15254.0380213096">
                <text:p>15254.038021309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573805678.97322">
                <text:p>1573805678.97322</text:p>
              </table:table-cell>
              <table:table-cell office:value-type="float" office:value="15197.8982952822">
                <text:p>15197.898295282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73805679.21209">
                <text:p>1573805679.21209</text:p>
              </table:table-cell>
              <table:table-cell office:value-type="float" office:value="14739.2489802137">
                <text:p>14739.248980213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73805679.45254">
                <text:p>1573805679.45254</text:p>
              </table:table-cell>
              <table:table-cell office:value-type="float" office:value="14439.3887062411">
                <text:p>14439.38870624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73805680.64138">
                <text:p>1573805680.64138</text:p>
              </table:table-cell>
              <table:table-cell office:value-type="float" office:value="14081.7914459671">
                <text:p>14081.791445967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573805680.88105">
                <text:p>1573805680.88105</text:p>
              </table:table-cell>
              <table:table-cell office:value-type="float" office:value="13489.4517199397">
                <text:p>13489.451719939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573805681.12022">
                <text:p>1573805681.12022</text:p>
              </table:table-cell>
              <table:table-cell office:value-type="float" office:value="12924.3530898027">
                <text:p>12924.353089802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573805681.36049">
                <text:p>1573805681.36049</text:p>
              </table:table-cell>
              <table:table-cell office:value-type="float" office:value="12804.8078843233">
                <text:p>12804.807884323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573805681.63269">
                <text:p>1573805681.63269</text:p>
              </table:table-cell>
              <table:table-cell office:value-type="float" office:value="12736.0873363781">
                <text:p>12736.087336378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73805681.91027">
                <text:p>1573805681.91027</text:p>
              </table:table-cell>
              <table:table-cell office:value-type="float" office:value="12569.3339117205">
                <text:p>12569.333911720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73805682.18241">
                <text:p>1573805682.18241</text:p>
              </table:table-cell>
              <table:table-cell office:value-type="float" office:value="11537.076377474">
                <text:p>11537.07637747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73805682.45528">
                <text:p>1573805682.45528</text:p>
              </table:table-cell>
              <table:table-cell office:value-type="float" office:value="7258.53391172055">
                <text:p>7258.5339117205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73805682.7278">
                <text:p>1573805682.7278</text:p>
              </table:table-cell>
              <table:table-cell office:value-type="float" office:value="3185.79692541918">
                <text:p>3185.7969254191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73805682.99949">
                <text:p>1573805682.99949</text:p>
              </table:table-cell>
              <table:table-cell office:value-type="float" office:value="4114.29555555617">
                <text:p>4114.2955555561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573805683.27029">
                <text:p>1573805683.27029</text:p>
              </table:table-cell>
              <table:table-cell office:value-type="float" office:value="8670.69829528219">
                <text:p>8670.6982952821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573805683.54168">
                <text:p>1573805683.54168</text:p>
              </table:table-cell>
              <table:table-cell office:value-type="float" office:value="11392.5887062411">
                <text:p>11392.588706241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73805683.81578">
                <text:p>1573805683.81578</text:p>
              </table:table-cell>
              <table:table-cell office:value-type="float" office:value="11884.3941856932">
                <text:p>11884.394185693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73805684.08863">
                <text:p>1573805684.08863</text:p>
              </table:table-cell>
              <table:table-cell office:value-type="float" office:value="12753.7969254192">
                <text:p>12753.796925419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573805684.36162">
                <text:p>1573805684.36162</text:p>
              </table:table-cell>
              <table:table-cell office:value-type="float" office:value="11935.4955555562">
                <text:p>11935.495555556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573805684.63523">
                <text:p>1573805684.63523</text:p>
              </table:table-cell>
              <table:table-cell office:value-type="float" office:value="10337.1476103507">
                <text:p>10337.147610350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73805684.91333">
                <text:p>1573805684.91333</text:p>
              </table:table-cell>
              <table:table-cell office:value-type="float" office:value="3884.30377473425">
                <text:p>3884.3037747342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573805685.15231">
                <text:p>1573805685.15231</text:p>
              </table:table-cell>
              <table:table-cell office:value-type="float" office:value="2890.53665144658">
                <text:p>2890.5366514465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573805685.39111">
                <text:p>1573805685.39111</text:p>
              </table:table-cell>
              <table:table-cell office:value-type="float" office:value="2881.81336377534">
                <text:p>2881.8133637753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73805685.63245">
                <text:p>1573805685.63245</text:p>
              </table:table-cell>
              <table:table-cell office:value-type="float" office:value="2864.40240487123">
                <text:p>2864.4024048712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73805685.90564">
                <text:p>1573805685.90564</text:p>
              </table:table-cell>
              <table:table-cell office:value-type="float" office:value="2862.24350076164">
                <text:p>2862.2435007616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573805686.14456">
                <text:p>1573805686.14456</text:p>
              </table:table-cell>
              <table:table-cell office:value-type="float" office:value="2872.94761035068">
                <text:p>2872.9476103506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573805686.3834">
                <text:p>1573805686.3834</text:p>
              </table:table-cell>
              <table:table-cell office:value-type="float" office:value="2866.07089802192">
                <text:p>2866.0708980219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73805686.63679">
                <text:p>1573805686.63679</text:p>
              </table:table-cell>
              <table:table-cell office:value-type="float" office:value="2869.75856925479">
                <text:p>2869.7585692547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73805686.90861">
                <text:p>1573805686.90861</text:p>
              </table:table-cell>
              <table:table-cell office:value-type="float" office:value="2873.99418569315">
                <text:p>2873.9941856931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573805687.17954">
                <text:p>1573805687.17954</text:p>
              </table:table-cell>
              <table:table-cell office:value-type="float" office:value="2866.05993911781">
                <text:p>2866.0599391178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73805687.45096">
                <text:p>1573805687.45096</text:p>
              </table:table-cell>
              <table:table-cell office:value-type="float" office:value="2862.61336377534">
                <text:p>2862.6133637753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73805687.72327">
                <text:p>1573805687.72327</text:p>
              </table:table-cell>
              <table:table-cell office:value-type="float" office:value="2868.53391172055">
                <text:p>2868.533911720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573805687.99584">
                <text:p>1573805687.99584</text:p>
              </table:table-cell>
              <table:table-cell office:value-type="float" office:value="2872.38322678904">
                <text:p>2872.3832267890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573805688.26715">
                <text:p>1573805688.26715</text:p>
              </table:table-cell>
              <table:table-cell office:value-type="float" office:value="2867.63528158356">
                <text:p>2867.6352815835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73805688.53925">
                <text:p>1573805688.53925</text:p>
              </table:table-cell>
              <table:table-cell office:value-type="float" office:value="2868.99966514521">
                <text:p>2868.9996651452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73805688.81141">
                <text:p>1573805688.81141</text:p>
              </table:table-cell>
              <table:table-cell office:value-type="float" office:value="2871.02432267945">
                <text:p>2871.0243226794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573805689.08334">
                <text:p>1573805689.08334</text:p>
              </table:table-cell>
              <table:table-cell office:value-type="float" office:value="2867.34213089863">
                <text:p>2867.3421308986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73805689.35492">
                <text:p>1573805689.35492</text:p>
              </table:table-cell>
              <table:table-cell office:value-type="float" office:value="2866.6791172">
                <text:p>2866.679117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73805689.62604">
                <text:p>1573805689.62604</text:p>
              </table:table-cell>
              <table:table-cell office:value-type="float" office:value="2870.23528158356">
                <text:p>2870.2352815835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73805689.89889">
                <text:p>1573805689.89889</text:p>
              </table:table-cell>
              <table:table-cell office:value-type="float" office:value="2871.35856925479">
                <text:p>2871.3585692547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73805690.17048">
                <text:p>1573805690.17048</text:p>
              </table:table-cell>
              <table:table-cell office:value-type="float" office:value="2867.92843226849">
                <text:p>2867.9284322684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573805690.44226">
                <text:p>1573805690.44226</text:p>
              </table:table-cell>
              <table:table-cell office:value-type="float" office:value="2865.00514459726">
                <text:p>2865.0051445972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573805690.71514">
                <text:p>1573805690.71514</text:p>
              </table:table-cell>
              <table:table-cell office:value-type="float" office:value="2869.20514459726">
                <text:p>2869.2051445972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73805690.98695">
                <text:p>1573805690.98695</text:p>
              </table:table-cell>
              <table:table-cell office:value-type="float" office:value="2868.99418569315">
                <text:p>2868.994185693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573805691.2595">
                <text:p>1573805691.2595</text:p>
              </table:table-cell>
              <table:table-cell office:value-type="float" office:value="2866.89829528219">
                <text:p>2866.8982952821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73805691.53108">
                <text:p>1573805691.53108</text:p>
              </table:table-cell>
              <table:table-cell office:value-type="float" office:value="2869.28733637808">
                <text:p>2869.2873363780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573805691.80291">
                <text:p>1573805691.80291</text:p>
              </table:table-cell>
              <table:table-cell office:value-type="float" office:value="2868.4791172">
                <text:p>2868.479117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73805692.07529">
                <text:p>1573805692.07529</text:p>
              </table:table-cell>
              <table:table-cell office:value-type="float" office:value="3153.46815829589">
                <text:p>3153.4681582958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73805692.4749">
                <text:p>1573805692.4749</text:p>
              </table:table-cell>
              <table:table-cell office:value-type="float" office:value="2866.58596651507">
                <text:p>2866.5859665150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73805692.71365">
                <text:p>1573805692.71365</text:p>
              </table:table-cell>
              <table:table-cell office:value-type="float" office:value="2867.13391172055">
                <text:p>2867.1339117205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73805692.95255">
                <text:p>1573805692.95255</text:p>
              </table:table-cell>
              <table:table-cell office:value-type="float" office:value="2868.86541856986">
                <text:p>2868.8654185698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573805693.19311">
                <text:p>1573805693.19311</text:p>
              </table:table-cell>
              <table:table-cell office:value-type="float" office:value="2867.65719939178">
                <text:p>2867.6571993917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73805693.46392">
                <text:p>1573805693.46392</text:p>
              </table:table-cell>
              <table:table-cell office:value-type="float" office:value="2868.85171993973">
                <text:p>2868.8517199397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573805693.73573">
                <text:p>1573805693.73573</text:p>
              </table:table-cell>
              <table:table-cell office:value-type="float" office:value="2868.86541856986">
                <text:p>2868.8654185698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573805694.00813">
                <text:p>1573805694.00813</text:p>
              </table:table-cell>
              <table:table-cell office:value-type="float" office:value="2868.80240487123">
                <text:p>2868.8024048712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73805694.28034">
                <text:p>1573805694.28034</text:p>
              </table:table-cell>
              <table:table-cell office:value-type="float" office:value="2868.00514459726">
                <text:p>2868.0051445972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73805694.55222">
                <text:p>1573805694.55222</text:p>
              </table:table-cell>
              <table:table-cell office:value-type="float" office:value="2866.82980213151">
                <text:p>2866.8298021315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73805694.82488">
                <text:p>1573805694.82488</text:p>
              </table:table-cell>
              <table:table-cell office:value-type="float" office:value="2868.56678843288">
                <text:p>2868.5667884328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573805695.09677">
                <text:p>1573805695.09677</text:p>
              </table:table-cell>
              <table:table-cell office:value-type="float" office:value="2868.84076103562">
                <text:p>2868.8407610356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73805695.36899">
                <text:p>1573805695.36899</text:p>
              </table:table-cell>
              <table:table-cell office:value-type="float" office:value="2892.30103500822">
                <text:p>2892.3010350082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573805695.64095">
                <text:p>1573805695.64095</text:p>
              </table:table-cell>
              <table:table-cell office:value-type="float" office:value="3270.21336377534">
                <text:p>3270.2133637753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573805695.91209">
                <text:p>1573805695.91209</text:p>
              </table:table-cell>
              <table:table-cell office:value-type="float" office:value="4754.96130898082">
                <text:p>4754.9613089808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573805696.18361">
                <text:p>1573805696.18361</text:p>
              </table:table-cell>
              <table:table-cell office:value-type="float" office:value="8328.02432267945">
                <text:p>8328.0243226794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73805696.57234">
                <text:p>1573805696.57234</text:p>
              </table:table-cell>
              <table:table-cell office:value-type="float" office:value="12327.8571993918">
                <text:p>12327.857199391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73805696.93006">
                <text:p>1573805696.93006</text:p>
              </table:table-cell>
              <table:table-cell office:value-type="float" office:value="15634.6352815836">
                <text:p>15634.635281583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573805697.16948">
                <text:p>1573805697.16948</text:p>
              </table:table-cell>
              <table:table-cell office:value-type="float" office:value="16026.1065144603">
                <text:p>16026.106514460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573805697.41032">
                <text:p>1573805697.41032</text:p>
              </table:table-cell>
              <table:table-cell office:value-type="float" office:value="15583.4215829534">
                <text:p>15583.421582953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73805697.68307">
                <text:p>1573805697.68307</text:p>
              </table:table-cell>
              <table:table-cell office:value-type="float" office:value="14540.577747337">
                <text:p>14540.57774733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573805697.9557">
                <text:p>1573805697.9557</text:p>
              </table:table-cell>
              <table:table-cell office:value-type="float" office:value="13926.2051445973">
                <text:p>13926.205144597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73805698.22959">
                <text:p>1573805698.22959</text:p>
              </table:table-cell>
              <table:table-cell office:value-type="float" office:value="13543.8982952822">
                <text:p>13543.898295282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73805698.50304">
                <text:p>1573805698.50304</text:p>
              </table:table-cell>
              <table:table-cell office:value-type="float" office:value="13161.5503500767">
                <text:p>13161.550350076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73805698.77591">
                <text:p>1573805698.77591</text:p>
              </table:table-cell>
              <table:table-cell office:value-type="float" office:value="12845.9996651452">
                <text:p>12845.999665145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73805699.04984">
                <text:p>1573805699.04984</text:p>
              </table:table-cell>
              <table:table-cell office:value-type="float" office:value="12561.6298021315">
                <text:p>12561.629802131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573805699.32321">
                <text:p>1573805699.32321</text:p>
              </table:table-cell>
              <table:table-cell office:value-type="float" office:value="12266.4161035014">
                <text:p>12266.416103501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73805699.59574">
                <text:p>1573805699.59574</text:p>
              </table:table-cell>
              <table:table-cell office:value-type="float" office:value="11970.7174733644">
                <text:p>11970.717473364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573805699.86841">
                <text:p>1573805699.86841</text:p>
              </table:table-cell>
              <table:table-cell office:value-type="float" office:value="9752.64076103562">
                <text:p>9752.6407610356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573805700.13987">
                <text:p>1573805700.13987</text:p>
              </table:table-cell>
              <table:table-cell office:value-type="float" office:value="6477.16130898082">
                <text:p>6477.1613089808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573805700.41091">
                <text:p>1573805700.41091</text:p>
              </table:table-cell>
              <table:table-cell office:value-type="float" office:value="3461.99144596712">
                <text:p>3461.9914459671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573805700.68219">
                <text:p>1573805700.68219</text:p>
              </table:table-cell>
              <table:table-cell office:value-type="float" office:value="-1214.24143074521">
                <text:p>-1214.2414307452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573805700.95408">
                <text:p>1573805700.95408</text:p>
              </table:table-cell>
              <table:table-cell office:value-type="float" office:value="3306.82980213151">
                <text:p>3306.8298021315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73805701.22698">
                <text:p>1573805701.22698</text:p>
              </table:table-cell>
              <table:table-cell office:value-type="float" office:value="8122.10651446027">
                <text:p>8122.1065144602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573805701.49874">
                <text:p>1573805701.49874</text:p>
              </table:table-cell>
              <table:table-cell office:value-type="float" office:value="12003.8462404877">
                <text:p>12003.846240487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73805701.77121">
                <text:p>1573805701.77121</text:p>
              </table:table-cell>
              <table:table-cell office:value-type="float" office:value="14166.2051445973">
                <text:p>14166.205144597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573805702.04467">
                <text:p>1573805702.04467</text:p>
              </table:table-cell>
              <table:table-cell office:value-type="float" office:value="14561.2654185699">
                <text:p>14561.265418569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573805702.317">
                <text:p>1573805702.317</text:p>
              </table:table-cell>
              <table:table-cell office:value-type="float" office:value="14296.9503500767">
                <text:p>14296.950350076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73805702.59062">
                <text:p>1573805702.59062</text:p>
              </table:table-cell>
              <table:table-cell office:value-type="float" office:value="14130.6352815836">
                <text:p>14130.635281583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573805702.86352">
                <text:p>1573805702.86352</text:p>
              </table:table-cell>
              <table:table-cell office:value-type="float" office:value="13523.7667884329">
                <text:p>13523.766788432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573805703.13666">
                <text:p>1573805703.13666</text:p>
              </table:table-cell>
              <table:table-cell office:value-type="float" office:value="13044.6955555562">
                <text:p>13044.695555556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73805703.41023">
                <text:p>1573805703.41023</text:p>
              </table:table-cell>
              <table:table-cell office:value-type="float" office:value="12888.2380213096">
                <text:p>12888.238021309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73805703.68327">
                <text:p>1573805703.68327</text:p>
              </table:table-cell>
              <table:table-cell office:value-type="float" office:value="12756.4489802137">
                <text:p>12756.448980213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73805703.95531">
                <text:p>1573805703.95531</text:p>
              </table:table-cell>
              <table:table-cell office:value-type="float" office:value="12502.9147336384">
                <text:p>12502.914733638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573805704.22877">
                <text:p>1573805704.22877</text:p>
              </table:table-cell>
              <table:table-cell office:value-type="float" office:value="12179.5914459671">
                <text:p>12179.591445967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73805704.50154">
                <text:p>1573805704.50154</text:p>
              </table:table-cell>
              <table:table-cell office:value-type="float" office:value="11734.076377474">
                <text:p>11734.07637747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573805704.77387">
                <text:p>1573805704.77387</text:p>
              </table:table-cell>
              <table:table-cell office:value-type="float" office:value="13149.6955555562">
                <text:p>13149.695555556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573805705.1616">
                <text:p>1573805705.1616</text:p>
              </table:table-cell>
              <table:table-cell office:value-type="float" office:value="11304.2681582959">
                <text:p>11304.268158295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73805705.40069">
                <text:p>1573805705.40069</text:p>
              </table:table-cell>
              <table:table-cell office:value-type="float" office:value="6041.35035007671">
                <text:p>6041.3503500767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573805705.6392">
                <text:p>1573805705.6392</text:p>
              </table:table-cell>
              <table:table-cell office:value-type="float" office:value="3110.52569254247">
                <text:p>3110.5256925424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573805705.87862">
                <text:p>1573805705.87862</text:p>
              </table:table-cell>
              <table:table-cell office:value-type="float" office:value="2825.44624048767">
                <text:p>2825.4462404876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573805706.15057">
                <text:p>1573805706.15057</text:p>
              </table:table-cell>
              <table:table-cell office:value-type="float" office:value="5494.78596651507">
                <text:p>5494.7859665150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573805706.42302">
                <text:p>1573805706.42302</text:p>
              </table:table-cell>
              <table:table-cell office:value-type="float" office:value="10058.4462404877">
                <text:p>10058.446240487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573805706.6951">
                <text:p>1573805706.6951</text:p>
              </table:table-cell>
              <table:table-cell office:value-type="float" office:value="11305.4435007616">
                <text:p>11305.443500761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573805706.96814">
                <text:p>1573805706.96814</text:p>
              </table:table-cell>
              <table:table-cell office:value-type="float" office:value="11805.8873363781">
                <text:p>11805.887336378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73805707.24043">
                <text:p>1573805707.24043</text:p>
              </table:table-cell>
              <table:table-cell office:value-type="float" office:value="11896.580487063">
                <text:p>11896.58048706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573805707.51361">
                <text:p>1573805707.51361</text:p>
              </table:table-cell>
              <table:table-cell office:value-type="float" office:value="10428.2544596658">
                <text:p>10428.254459665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573805707.78581">
                <text:p>1573805707.78581</text:p>
              </table:table-cell>
              <table:table-cell office:value-type="float" office:value="8369.13665144658">
                <text:p>8369.1366514465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73805708.0577">
                <text:p>1573805708.0577</text:p>
              </table:table-cell>
              <table:table-cell office:value-type="float" office:value="7490.8791172">
                <text:p>7490.879117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573805708.3294">
                <text:p>1573805708.3294</text:p>
              </table:table-cell>
              <table:table-cell office:value-type="float" office:value="4884.43528158356">
                <text:p>4884.4352815835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73805708.60173">
                <text:p>1573805708.60173</text:p>
              </table:table-cell>
              <table:table-cell office:value-type="float" office:value="2705.9393911726">
                <text:p>2705.939391172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73805708.87216">
                <text:p>1573805708.87216</text:p>
              </table:table-cell>
              <table:table-cell office:value-type="float" office:value="2640.87637747397">
                <text:p>2640.8763774739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73805709.14386">
                <text:p>1573805709.14386</text:p>
              </table:table-cell>
              <table:table-cell office:value-type="float" office:value="2645.59692541918">
                <text:p>2645.5969254191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573805709.41491">
                <text:p>1573805709.41491</text:p>
              </table:table-cell>
              <table:table-cell office:value-type="float" office:value="2646.04624048767">
                <text:p>2646.0462404876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573805709.68647">
                <text:p>1573805709.68647</text:p>
              </table:table-cell>
              <table:table-cell office:value-type="float" office:value="2645.09555555616">
                <text:p>2645.0955555561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573805709.95696">
                <text:p>1573805709.95696</text:p>
              </table:table-cell>
              <table:table-cell office:value-type="float" office:value="2643.81062404931">
                <text:p>2643.8106240493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573805710.22863">
                <text:p>1573805710.22863</text:p>
              </table:table-cell>
              <table:table-cell office:value-type="float" office:value="2644.03528158356">
                <text:p>2644.0352815835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573805710.50011">
                <text:p>1573805710.50011</text:p>
              </table:table-cell>
              <table:table-cell office:value-type="float" office:value="2645.1695281589">
                <text:p>2645.169528158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573805710.77156">
                <text:p>1573805710.77156</text:p>
              </table:table-cell>
              <table:table-cell office:value-type="float" office:value="2645.74487062466">
                <text:p>2645.7448706246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573805711.04267">
                <text:p>1573805711.04267</text:p>
              </table:table-cell>
              <table:table-cell office:value-type="float" office:value="2642.82706240548">
                <text:p>2642.8270624054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573805711.31449">
                <text:p>1573805711.31449</text:p>
              </table:table-cell>
              <table:table-cell office:value-type="float" office:value="2912.49555555616">
                <text:p>2912.4955555561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573805711.73953">
                <text:p>1573805711.73953</text:p>
              </table:table-cell>
              <table:table-cell office:value-type="float" office:value="2641.2489802137">
                <text:p>2641.248980213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573805711.97823">
                <text:p>1573805711.97823</text:p>
              </table:table-cell>
              <table:table-cell office:value-type="float" office:value="2642.76404870685">
                <text:p>2642.7640487068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573805712.21678">
                <text:p>1573805712.21678</text:p>
              </table:table-cell>
              <table:table-cell office:value-type="float" office:value="2642.66267884384">
                <text:p>2642.6626788438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573805712.45676">
                <text:p>1573805712.45676</text:p>
              </table:table-cell>
              <table:table-cell office:value-type="float" office:value="2644.52021309041">
                <text:p>2644.5202130904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73805712.72818">
                <text:p>1573805712.72818</text:p>
              </table:table-cell>
              <table:table-cell office:value-type="float" office:value="2643.5695281589">
                <text:p>2643.569528158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573805712.99927">
                <text:p>1573805712.99927</text:p>
              </table:table-cell>
              <table:table-cell office:value-type="float" office:value="2644.33665144658">
                <text:p>2644.3366514465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73805713.27058">
                <text:p>1573805713.27058</text:p>
              </table:table-cell>
              <table:table-cell office:value-type="float" office:value="2643.67089802192">
                <text:p>2643.6708980219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573805713.54182">
                <text:p>1573805713.54182</text:p>
              </table:table-cell>
              <table:table-cell office:value-type="float" office:value="2644.13117199452">
                <text:p>2644.1311719945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573805713.81306">
                <text:p>1573805713.81306</text:p>
              </table:table-cell>
              <table:table-cell office:value-type="float" office:value="2644.17774733699">
                <text:p>2644.1777473369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73805714.08495">
                <text:p>1573805714.08495</text:p>
              </table:table-cell>
              <table:table-cell office:value-type="float" office:value="2642.97500761096">
                <text:p>2642.9750076109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573805714.35694">
                <text:p>1573805714.35694</text:p>
              </table:table-cell>
              <table:table-cell office:value-type="float" office:value="2642.19692541918">
                <text:p>2642.1969254191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573805714.62879">
                <text:p>1573805714.62879</text:p>
              </table:table-cell>
              <table:table-cell office:value-type="float" office:value="2642.10103500822">
                <text:p>2642.1010350082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73805714.90039">
                <text:p>1573805714.90039</text:p>
              </table:table-cell>
              <table:table-cell office:value-type="float" office:value="2644.38322678904">
                <text:p>2644.3832267890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73805715.17181">
                <text:p>1573805715.17181</text:p>
              </table:table-cell>
              <table:table-cell office:value-type="float" office:value="2642.9887062411">
                <text:p>2642.988706241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73805715.44378">
                <text:p>1573805715.44378</text:p>
              </table:table-cell>
              <table:table-cell office:value-type="float" office:value="2642.05993911781">
                <text:p>2642.0599391178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73805715.71539">
                <text:p>1573805715.71539</text:p>
              </table:table-cell>
              <table:table-cell office:value-type="float" office:value="2642.60514459726">
                <text:p>2642.6051445972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73805715.98773">
                <text:p>1573805715.98773</text:p>
              </table:table-cell>
              <table:table-cell office:value-type="float" office:value="2643.8188432274">
                <text:p>2643.818843227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73805716.26024">
                <text:p>1573805716.26024</text:p>
              </table:table-cell>
              <table:table-cell office:value-type="float" office:value="2644.08185692603">
                <text:p>2644.0818569260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73805716.53158">
                <text:p>1573805716.53158</text:p>
              </table:table-cell>
              <table:table-cell office:value-type="float" office:value="2642.84350076164">
                <text:p>2642.8435007616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73805716.80402">
                <text:p>1573805716.80402</text:p>
              </table:table-cell>
              <table:table-cell office:value-type="float" office:value="2643.9695281589">
                <text:p>2643.969528158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73805717.07499">
                <text:p>1573805717.07499</text:p>
              </table:table-cell>
              <table:table-cell office:value-type="float" office:value="2641.79692541918">
                <text:p>2641.7969254191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73805717.34607">
                <text:p>1573805717.34607</text:p>
              </table:table-cell>
              <table:table-cell office:value-type="float" office:value="2641.15582952877">
                <text:p>2641.1558295287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73805717.61712">
                <text:p>1573805717.61712</text:p>
              </table:table-cell>
              <table:table-cell office:value-type="float" office:value="2642.5695281589">
                <text:p>2642.569528158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73805717.88886">
                <text:p>1573805717.88886</text:p>
              </table:table-cell>
              <table:table-cell office:value-type="float" office:value="2642.41610350137">
                <text:p>2642.4161035013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73805718.16046">
                <text:p>1573805718.16046</text:p>
              </table:table-cell>
              <table:table-cell office:value-type="float" office:value="2642.02706240548">
                <text:p>2642.0270624054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73805718.43204">
                <text:p>1573805718.43204</text:p>
              </table:table-cell>
              <table:table-cell office:value-type="float" office:value="2733.32569254247">
                <text:p>2733.3256925424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73805718.70372">
                <text:p>1573805718.70372</text:p>
              </table:table-cell>
              <table:table-cell office:value-type="float" office:value="2986.85445966575">
                <text:p>2986.8544596657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73805719.09168">
                <text:p>1573805719.09168</text:p>
              </table:table-cell>
              <table:table-cell office:value-type="float" office:value="5402.60240487123">
                <text:p>5402.6024048712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73805719.33039">
                <text:p>1573805719.33039</text:p>
              </table:table-cell>
              <table:table-cell office:value-type="float" office:value="10292.1065144603">
                <text:p>10292.106514460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73805719.56979">
                <text:p>1573805719.56979</text:p>
              </table:table-cell>
              <table:table-cell office:value-type="float" office:value="13567.9311719945">
                <text:p>13567.931171994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73805719.80982">
                <text:p>1573805719.80982</text:p>
              </table:table-cell>
              <table:table-cell office:value-type="float" office:value="14574.4270624055">
                <text:p>14574.427062405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73805720.08217">
                <text:p>1573805720.08217</text:p>
              </table:table-cell>
              <table:table-cell office:value-type="float" office:value="14480.2708980219">
                <text:p>14480.270898021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73805720.35402">
                <text:p>1573805720.35402</text:p>
              </table:table-cell>
              <table:table-cell office:value-type="float" office:value="13884.9065144603">
                <text:p>13884.906514460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73805720.6268">
                <text:p>1573805720.6268</text:p>
              </table:table-cell>
              <table:table-cell office:value-type="float" office:value="13565.2928158301">
                <text:p>13565.292815830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73805720.89919">
                <text:p>1573805720.89919</text:p>
              </table:table-cell>
              <table:table-cell office:value-type="float" office:value="13242.7585692548">
                <text:p>13242.758569254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73805721.17333">
                <text:p>1573805721.17333</text:p>
              </table:table-cell>
              <table:table-cell office:value-type="float" office:value="13095.8215829534">
                <text:p>13095.821582953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73805721.44614">
                <text:p>1573805721.44614</text:p>
              </table:table-cell>
              <table:table-cell office:value-type="float" office:value="12705.8517199397">
                <text:p>12705.851719939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73805721.71826">
                <text:p>1573805721.71826</text:p>
              </table:table-cell>
              <table:table-cell office:value-type="float" office:value="12032.476377474">
                <text:p>12032.47637747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73805721.98917">
                <text:p>1573805721.98917</text:p>
              </table:table-cell>
              <table:table-cell office:value-type="float" office:value="11787.881856926">
                <text:p>11787.88185692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73805722.26195">
                <text:p>1573805722.26195</text:p>
              </table:table-cell>
              <table:table-cell office:value-type="float" office:value="11850.9092541863">
                <text:p>11850.909254186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73805722.53448">
                <text:p>1573805722.53448</text:p>
              </table:table-cell>
              <table:table-cell office:value-type="float" office:value="11520.8845966521">
                <text:p>11520.884596652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73805722.80725">
                <text:p>1573805722.80725</text:p>
              </table:table-cell>
              <table:table-cell office:value-type="float" office:value="10092.8051445973">
                <text:p>10092.805144597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73805723.07874">
                <text:p>1573805723.07874</text:p>
              </table:table-cell>
              <table:table-cell office:value-type="float" office:value="9966.23528158356">
                <text:p>9966.2352815835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73805723.35158">
                <text:p>1573805723.35158</text:p>
              </table:table-cell>
              <table:table-cell office:value-type="float" office:value="6492.98322678904">
                <text:p>6492.9832267890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73805723.62346">
                <text:p>1573805723.62346</text:p>
              </table:table-cell>
              <table:table-cell office:value-type="float" office:value="3033.18322678904">
                <text:p>3033.1832267890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73805723.89511">
                <text:p>1573805723.89511</text:p>
              </table:table-cell>
              <table:table-cell office:value-type="float" office:value="2549.39418569315">
                <text:p>2549.3941856931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73805724.16658">
                <text:p>1573805724.16658</text:p>
              </table:table-cell>
              <table:table-cell office:value-type="float" office:value="4382.39692541918">
                <text:p>4382.3969254191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73805724.43871">
                <text:p>1573805724.43871</text:p>
              </table:table-cell>
              <table:table-cell office:value-type="float" office:value="9325.97500761096">
                <text:p>9325.9750076109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73805724.71146">
                <text:p>1573805724.71146</text:p>
              </table:table-cell>
              <table:table-cell office:value-type="float" office:value="11605.6051445973">
                <text:p>11605.605144597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73805724.98375">
                <text:p>1573805724.98375</text:p>
              </table:table-cell>
              <table:table-cell office:value-type="float" office:value="12685.5037747342">
                <text:p>12685.503774734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73805725.25691">
                <text:p>1573805725.25691</text:p>
              </table:table-cell>
              <table:table-cell office:value-type="float" office:value="12991.9969254192">
                <text:p>12991.996925419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73805725.53012">
                <text:p>1573805725.53012</text:p>
              </table:table-cell>
              <table:table-cell office:value-type="float" office:value="11987.7722678849">
                <text:p>11987.772267884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73805725.8032">
                <text:p>1573805725.8032</text:p>
              </table:table-cell>
              <table:table-cell office:value-type="float" office:value="12121.5914459671">
                <text:p>12121.591445967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73805726.07574">
                <text:p>1573805726.07574</text:p>
              </table:table-cell>
              <table:table-cell office:value-type="float" office:value="11501.876377474">
                <text:p>11501.87637747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73805726.48259">
                <text:p>1573805726.48259</text:p>
              </table:table-cell>
              <table:table-cell office:value-type="float" office:value="11288.3256925425">
                <text:p>11288.325692542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73805726.72165">
                <text:p>1573805726.72165</text:p>
              </table:table-cell>
              <table:table-cell office:value-type="float" office:value="11292.4708980219">
                <text:p>11292.470898021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73805727.1321">
                <text:p>1573805727.1321</text:p>
              </table:table-cell>
              <table:table-cell office:value-type="float" office:value="10879.2078843233">
                <text:p>10879.207884323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73805727.37777">
                <text:p>1573805727.37777</text:p>
              </table:table-cell>
              <table:table-cell office:value-type="float" office:value="10450.281856926">
                <text:p>10450.28185692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73805727.65042">
                <text:p>1573805727.65042</text:p>
              </table:table-cell>
              <table:table-cell office:value-type="float" office:value="7613.58322678904">
                <text:p>7613.5832267890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73805727.92215">
                <text:p>1573805727.92215</text:p>
              </table:table-cell>
              <table:table-cell office:value-type="float" office:value="3997.49281583014">
                <text:p>3997.4928158301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73805728.19375">
                <text:p>1573805728.19375</text:p>
              </table:table-cell>
              <table:table-cell office:value-type="float" office:value="2576.03528158356">
                <text:p>2576.0352815835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73805728.46582">
                <text:p>1573805728.46582</text:p>
              </table:table-cell>
              <table:table-cell office:value-type="float" office:value="2779.9695281589">
                <text:p>2779.969528158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73805728.73712">
                <text:p>1573805728.73712</text:p>
              </table:table-cell>
              <table:table-cell office:value-type="float" office:value="6342.8188432274">
                <text:p>6342.818843227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73805729.00943">
                <text:p>1573805729.00943</text:p>
              </table:table-cell>
              <table:table-cell office:value-type="float" office:value="10180.4791172">
                <text:p>10180.479117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73805729.28187">
                <text:p>1573805729.28187</text:p>
              </table:table-cell>
              <table:table-cell office:value-type="float" office:value="11779.2325418575">
                <text:p>11779.232541857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73805729.55543">
                <text:p>1573805729.55543</text:p>
              </table:table-cell>
              <table:table-cell office:value-type="float" office:value="12425.1722678849">
                <text:p>12425.172267884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73805729.82838">
                <text:p>1573805729.82838</text:p>
              </table:table-cell>
              <table:table-cell office:value-type="float" office:value="12415.8845966521">
                <text:p>12415.884596652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73805730.10051">
                <text:p>1573805730.10051</text:p>
              </table:table-cell>
              <table:table-cell office:value-type="float" office:value="11280.5530898027">
                <text:p>11280.553089802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73805730.37293">
                <text:p>1573805730.37293</text:p>
              </table:table-cell>
              <table:table-cell office:value-type="float" office:value="10661.8352815836">
                <text:p>10661.835281583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73805730.64502">
                <text:p>1573805730.64502</text:p>
              </table:table-cell>
              <table:table-cell office:value-type="float" office:value="10681.1202130904">
                <text:p>10681.120213090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73805731.04606">
                <text:p>1573805731.04606</text:p>
              </table:table-cell>
              <table:table-cell office:value-type="float" office:value="10267.676377474">
                <text:p>10267.67637747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73805731.29483">
                <text:p>1573805731.29483</text:p>
              </table:table-cell>
              <table:table-cell office:value-type="float" office:value="10172.8051445973">
                <text:p>10172.805144597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73805731.53379">
                <text:p>1573805731.53379</text:p>
              </table:table-cell>
              <table:table-cell office:value-type="float" office:value="10102.0352815836">
                <text:p>10102.035281583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73805731.77339">
                <text:p>1573805731.77339</text:p>
              </table:table-cell>
              <table:table-cell office:value-type="float" office:value="9623.34487062466">
                <text:p>9623.3448706246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73805732.04591">
                <text:p>1573805732.04591</text:p>
              </table:table-cell>
              <table:table-cell office:value-type="float" office:value="8445.2791172">
                <text:p>8445.279117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73805732.45265">
                <text:p>1573805732.45265</text:p>
              </table:table-cell>
              <table:table-cell office:value-type="float" office:value="2568.01062404931">
                <text:p>2568.0106240493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73805732.69163">
                <text:p>1573805732.69163</text:p>
              </table:table-cell>
              <table:table-cell office:value-type="float" office:value="2423.67637747397">
                <text:p>2423.6763774739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73805732.93035">
                <text:p>1573805732.93035</text:p>
              </table:table-cell>
              <table:table-cell office:value-type="float" office:value="2416.37226788493">
                <text:p>2416.3722678849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73805733.1706">
                <text:p>1573805733.1706</text:p>
              </table:table-cell>
              <table:table-cell office:value-type="float" office:value="2422.71747336438">
                <text:p>2422.7174733643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73805733.44231">
                <text:p>1573805733.44231</text:p>
              </table:table-cell>
              <table:table-cell office:value-type="float" office:value="2424.32843226849">
                <text:p>2424.3284322684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73805733.71513">
                <text:p>1573805733.71513</text:p>
              </table:table-cell>
              <table:table-cell office:value-type="float" office:value="2419.19966514521">
                <text:p>2419.1996651452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73805733.98634">
                <text:p>1573805733.98634</text:p>
              </table:table-cell>
              <table:table-cell office:value-type="float" office:value="2414.8188432274">
                <text:p>2414.818843227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73805734.25798">
                <text:p>1573805734.25798</text:p>
              </table:table-cell>
              <table:table-cell office:value-type="float" office:value="2421.06267884384">
                <text:p>2421.0626788438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73805734.52845">
                <text:p>1573805734.52845</text:p>
              </table:table-cell>
              <table:table-cell office:value-type="float" office:value="2419.67089802192">
                <text:p>2419.6708980219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73805734.79959">
                <text:p>1573805734.79959</text:p>
              </table:table-cell>
              <table:table-cell office:value-type="float" office:value="2419.34761035069">
                <text:p>2419.3476103506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73805735.0705">
                <text:p>1573805735.0705</text:p>
              </table:table-cell>
              <table:table-cell office:value-type="float" office:value="2417.42706240548">
                <text:p>2417.4270624054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73805735.34141">
                <text:p>1573805735.34141</text:p>
              </table:table-cell>
              <table:table-cell office:value-type="float" office:value="2416.73117199452">
                <text:p>2416.7311719945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73805735.61169">
                <text:p>1573805735.61169</text:p>
              </table:table-cell>
              <table:table-cell office:value-type="float" office:value="2419.89555555616">
                <text:p>2419.8955555561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73805735.88341">
                <text:p>1573805735.88341</text:p>
              </table:table-cell>
              <table:table-cell office:value-type="float" office:value="2418.11199391233">
                <text:p>2418.1119939123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73805736.15415">
                <text:p>1573805736.15415</text:p>
              </table:table-cell>
              <table:table-cell office:value-type="float" office:value="2415.8489802137">
                <text:p>2415.848980213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73805736.42667">
                <text:p>1573805736.42667</text:p>
              </table:table-cell>
              <table:table-cell office:value-type="float" office:value="2418.5695281589">
                <text:p>2418.569528158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73805736.69772">
                <text:p>1573805736.69772</text:p>
              </table:table-cell>
              <table:table-cell office:value-type="float" office:value="2418.87637747397">
                <text:p>2418.8763774739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73805736.96935">
                <text:p>1573805736.96935</text:p>
              </table:table-cell>
              <table:table-cell office:value-type="float" office:value="2416.52295281644">
                <text:p>2416.5229528164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73805737.24038">
                <text:p>1573805737.24038</text:p>
              </table:table-cell>
              <table:table-cell office:value-type="float" office:value="2418.33117199452">
                <text:p>2418.3311719945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73805737.5121">
                <text:p>1573805737.5121</text:p>
              </table:table-cell>
              <table:table-cell office:value-type="float" office:value="2416.19966514521">
                <text:p>2416.1996651452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73805737.78331">
                <text:p>1573805737.78331</text:p>
              </table:table-cell>
              <table:table-cell office:value-type="float" office:value="2418.55856925479">
                <text:p>2418.5585692547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73805738.05504">
                <text:p>1573805738.05504</text:p>
              </table:table-cell>
              <table:table-cell office:value-type="float" office:value="2416.23528158356">
                <text:p>2416.2352815835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73805738.45471">
                <text:p>1573805738.45471</text:p>
              </table:table-cell>
              <table:table-cell office:value-type="float" office:value="2418.56678843288">
                <text:p>2418.5667884328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73805738.69346">
                <text:p>1573805738.69346</text:p>
              </table:table-cell>
              <table:table-cell office:value-type="float" office:value="2419.79418569315">
                <text:p>2419.7941856931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73805738.93172">
                <text:p>1573805738.93172</text:p>
              </table:table-cell>
              <table:table-cell office:value-type="float" office:value="2418.88733637808">
                <text:p>2418.8873363780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73805739.17234">
                <text:p>1573805739.17234</text:p>
              </table:table-cell>
              <table:table-cell office:value-type="float" office:value="2417.01336377534">
                <text:p>2417.0133637753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73805739.44441">
                <text:p>1573805739.44441</text:p>
              </table:table-cell>
              <table:table-cell office:value-type="float" office:value="2420.66815829589">
                <text:p>2420.6681582958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73805739.71541">
                <text:p>1573805739.71541</text:p>
              </table:table-cell>
              <table:table-cell office:value-type="float" office:value="2419.28459665205">
                <text:p>2419.2845966520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73805739.987">
                <text:p>1573805739.987</text:p>
              </table:table-cell>
              <table:table-cell office:value-type="float" office:value="2416.84624048767">
                <text:p>2416.8462404876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73805740.25946">
                <text:p>1573805740.25946</text:p>
              </table:table-cell>
              <table:table-cell office:value-type="float" office:value="2419.89007610411">
                <text:p>2419.8900761041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73805740.53078">
                <text:p>1573805740.53078</text:p>
              </table:table-cell>
              <table:table-cell office:value-type="float" office:value="2417.53391172055">
                <text:p>2417.5339117205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73805740.80153">
                <text:p>1573805740.80153</text:p>
              </table:table-cell>
              <table:table-cell office:value-type="float" office:value="2418.58322678904">
                <text:p>2418.5832267890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3805741.07364">
                <text:p>1573805741.07364</text:p>
              </table:table-cell>
              <table:table-cell office:value-type="float" office:value="2419.60514459726">
                <text:p>2419.6051445972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3805741.34475">
                <text:p>1573805741.34475</text:p>
              </table:table-cell>
              <table:table-cell office:value-type="float" office:value="2416.42980213151">
                <text:p>2416.4298021315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3805741.61544">
                <text:p>1573805741.61544</text:p>
              </table:table-cell>
              <table:table-cell office:value-type="float" office:value="2415.65171993973">
                <text:p>2415.6517199397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3805741.88707">
                <text:p>1573805741.88707</text:p>
              </table:table-cell>
              <table:table-cell office:value-type="float" office:value="2416.78048706301">
                <text:p>2416.7804870630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73805742.15942">
                <text:p>1573805742.15942</text:p>
              </table:table-cell>
              <table:table-cell office:value-type="float" office:value="2417.65993911781">
                <text:p>2417.6599391178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73805742.43046">
                <text:p>1573805742.43046</text:p>
              </table:table-cell>
              <table:table-cell office:value-type="float" office:value="2418.01336377534">
                <text:p>2418.0133637753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73805742.70212">
                <text:p>1573805742.70212</text:p>
              </table:table-cell>
              <table:table-cell office:value-type="float" office:value="2418.44350076164">
                <text:p>2418.4435007616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73805742.97364">
                <text:p>1573805742.97364</text:p>
              </table:table-cell>
              <table:table-cell office:value-type="float" office:value="2419.11199391233">
                <text:p>2419.1119939123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73805743.24476">
                <text:p>1573805743.24476</text:p>
              </table:table-cell>
              <table:table-cell office:value-type="float" office:value="2419.14761035068">
                <text:p>2419.1476103506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73805743.51546">
                <text:p>1573805743.51546</text:p>
              </table:table-cell>
              <table:table-cell office:value-type="float" office:value="2418.42158295342">
                <text:p>2418.4215829534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73805743.78679">
                <text:p>1573805743.78679</text:p>
              </table:table-cell>
              <table:table-cell office:value-type="float" office:value="2420.48733637808">
                <text:p>2420.4873363780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73805744.05827">
                <text:p>1573805744.05827</text:p>
              </table:table-cell>
              <table:table-cell office:value-type="float" office:value="2419.28733637808">
                <text:p>2419.2873363780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73805744.32994">
                <text:p>1573805744.32994</text:p>
              </table:table-cell>
              <table:table-cell office:value-type="float" office:value="2418.81610350137">
                <text:p>2418.8161035013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73805744.60164">
                <text:p>1573805744.60164</text:p>
              </table:table-cell>
              <table:table-cell office:value-type="float" office:value="2417.43528158356">
                <text:p>2417.4352815835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73805744.87229">
                <text:p>1573805744.87229</text:p>
              </table:table-cell>
              <table:table-cell office:value-type="float" office:value="2420.09829528219">
                <text:p>2420.0982952821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573805745.14352">
                <text:p>1573805745.14352</text:p>
              </table:table-cell>
              <table:table-cell office:value-type="float" office:value="2420.23528158356">
                <text:p>2420.2352815835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573805745.41493">
                <text:p>1573805745.41493</text:p>
              </table:table-cell>
              <table:table-cell office:value-type="float" office:value="2505.39144596712">
                <text:p>2505.3914459671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573805745.68645">
                <text:p>1573805745.68645</text:p>
              </table:table-cell>
              <table:table-cell office:value-type="float" office:value="2650.56404870685">
                <text:p>2650.5640487068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573805745.95815">
                <text:p>1573805745.95815</text:p>
              </table:table-cell>
              <table:table-cell office:value-type="float" office:value="3809.5092541863">
                <text:p>3809.509254186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573805746.23072">
                <text:p>1573805746.23072</text:p>
              </table:table-cell>
              <table:table-cell office:value-type="float" office:value="7399.80788432329">
                <text:p>7399.8078843232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573805746.50354">
                <text:p>1573805746.50354</text:p>
              </table:table-cell>
              <table:table-cell office:value-type="float" office:value="10914.4298021315">
                <text:p>10914.429802131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573805746.77633">
                <text:p>1573805746.77633</text:p>
              </table:table-cell>
              <table:table-cell office:value-type="float" office:value="12532.2435007616">
                <text:p>12532.243500761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573805747.04757">
                <text:p>1573805747.04757</text:p>
              </table:table-cell>
              <table:table-cell office:value-type="float" office:value="13912.9256925425">
                <text:p>13912.925692542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573805747.32007">
                <text:p>1573805747.32007</text:p>
              </table:table-cell>
              <table:table-cell office:value-type="float" office:value="13988.8161035014">
                <text:p>13988.816103501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573805747.59342">
                <text:p>1573805747.59342</text:p>
              </table:table-cell>
              <table:table-cell office:value-type="float" office:value="13116.0298021315">
                <text:p>13116.029802131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573805747.86567">
                <text:p>1573805747.86567</text:p>
              </table:table-cell>
              <table:table-cell office:value-type="float" office:value="12406.2708980219">
                <text:p>12406.270898021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573805748.27278">
                <text:p>1573805748.27278</text:p>
              </table:table-cell>
              <table:table-cell office:value-type="float" office:value="11496.7695281589">
                <text:p>11496.769528158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573805748.5116">
                <text:p>1573805748.5116</text:p>
              </table:table-cell>
              <table:table-cell office:value-type="float" office:value="11380.9941856932">
                <text:p>11380.994185693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573805748.75127">
                <text:p>1573805748.75127</text:p>
              </table:table-cell>
              <table:table-cell office:value-type="float" office:value="11164.876377474">
                <text:p>11164.87637747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573805748.99211">
                <text:p>1573805748.99211</text:p>
              </table:table-cell>
              <table:table-cell office:value-type="float" office:value="11070.0024048712">
                <text:p>11070.002404871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573805749.26431">
                <text:p>1573805749.26431</text:p>
              </table:table-cell>
              <table:table-cell office:value-type="float" office:value="10869.6161035014">
                <text:p>10869.616103501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573805749.53657">
                <text:p>1573805749.53657</text:p>
              </table:table-cell>
              <table:table-cell office:value-type="float" office:value="10390.9558295288">
                <text:p>10390.955829528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573805749.80996">
                <text:p>1573805749.80996</text:p>
              </table:table-cell>
              <table:table-cell office:value-type="float" office:value="6780.61610350137">
                <text:p>6780.6161035013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573805750.08236">
                <text:p>1573805750.08236</text:p>
              </table:table-cell>
              <table:table-cell office:value-type="float" office:value="2776.09007610411">
                <text:p>2776.0900761041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573805750.35408">
                <text:p>1573805750.35408</text:p>
              </table:table-cell>
              <table:table-cell office:value-type="float" office:value="2342.7393911726">
                <text:p>2342.739391172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573805750.62503">
                <text:p>1573805750.62503</text:p>
              </table:table-cell>
              <table:table-cell office:value-type="float" office:value="3143.85719939178">
                <text:p>3143.8571993917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573805750.89679">
                <text:p>1573805750.89679</text:p>
              </table:table-cell>
              <table:table-cell office:value-type="float" office:value="7855.80788432329">
                <text:p>7855.8078843232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573805751.16929">
                <text:p>1573805751.16929</text:p>
              </table:table-cell>
              <table:table-cell office:value-type="float" office:value="12115.775007611">
                <text:p>12115.77500761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573805751.44167">
                <text:p>1573805751.44167</text:p>
              </table:table-cell>
              <table:table-cell office:value-type="float" office:value="13472.3941856932">
                <text:p>13472.394185693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573805751.71588">
                <text:p>1573805751.71588</text:p>
              </table:table-cell>
              <table:table-cell office:value-type="float" office:value="14197.4352815836">
                <text:p>14197.435281583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573805752.12452">
                <text:p>1573805752.12452</text:p>
              </table:table-cell>
              <table:table-cell office:value-type="float" office:value="11908.1174733644">
                <text:p>11908.117473364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573805752.54965">
                <text:p>1573805752.54965</text:p>
              </table:table-cell>
              <table:table-cell office:value-type="float" office:value="11621.3366514466">
                <text:p>11621.336651446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573805752.78881">
                <text:p>1573805752.78881</text:p>
              </table:table-cell>
              <table:table-cell office:value-type="float" office:value="11494.8873363781">
                <text:p>11494.887336378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573805753.02952">
                <text:p>1573805753.02952</text:p>
              </table:table-cell>
              <table:table-cell office:value-type="float" office:value="11126.0407610356">
                <text:p>11126.040761035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573805753.30214">
                <text:p>1573805753.30214</text:p>
              </table:table-cell>
              <table:table-cell office:value-type="float" office:value="11047.8078843233">
                <text:p>11047.807884323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573805753.57499">
                <text:p>1573805753.57499</text:p>
              </table:table-cell>
              <table:table-cell office:value-type="float" office:value="10896.3256925425">
                <text:p>10896.325692542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573805753.84729">
                <text:p>1573805753.84729</text:p>
              </table:table-cell>
              <table:table-cell office:value-type="float" office:value="10726.5667884329">
                <text:p>10726.566788432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573805754.12009">
                <text:p>1573805754.12009</text:p>
              </table:table-cell>
              <table:table-cell office:value-type="float" office:value="10576.0407610356">
                <text:p>10576.040761035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573805754.3917">
                <text:p>1573805754.3917</text:p>
              </table:table-cell>
              <table:table-cell office:value-type="float" office:value="10412.8270624055">
                <text:p>10412.827062405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573805754.66411">
                <text:p>1573805754.66411</text:p>
              </table:table-cell>
              <table:table-cell office:value-type="float" office:value="10328.6928158301">
                <text:p>10328.692815830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573805755.08956">
                <text:p>1573805755.08956</text:p>
              </table:table-cell>
              <table:table-cell office:value-type="float" office:value="8976.24624048767">
                <text:p>8976.2462404876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573805755.3295">
                <text:p>1573805755.3295</text:p>
              </table:table-cell>
              <table:table-cell office:value-type="float" office:value="5089.37226788493">
                <text:p>5089.3722678849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573805755.56837">
                <text:p>1573805755.56837</text:p>
              </table:table-cell>
              <table:table-cell office:value-type="float" office:value="2584.65993911781">
                <text:p>2584.6599391178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573805755.80797">
                <text:p>1573805755.80797</text:p>
              </table:table-cell>
              <table:table-cell office:value-type="float" office:value="2421.94487062466">
                <text:p>2421.9448706246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573805756.07938">
                <text:p>1573805756.07938</text:p>
              </table:table-cell>
              <table:table-cell office:value-type="float" office:value="4252.96130898082">
                <text:p>4252.9613089808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573805756.35123">
                <text:p>1573805756.35123</text:p>
              </table:table-cell>
              <table:table-cell office:value-type="float" office:value="9286.26815829589">
                <text:p>9286.2681582958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573805756.62345">
                <text:p>1573805756.62345</text:p>
              </table:table-cell>
              <table:table-cell office:value-type="float" office:value="11701.5393911726">
                <text:p>11701.539391172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573805756.89564">
                <text:p>1573805756.89564</text:p>
              </table:table-cell>
              <table:table-cell office:value-type="float" office:value="12326.2380213096">
                <text:p>12326.238021309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573805757.32708">
                <text:p>1573805757.32708</text:p>
              </table:table-cell>
              <table:table-cell office:value-type="float" office:value="11984.4161035014">
                <text:p>11984.416103501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573805757.56632">
                <text:p>1573805757.56632</text:p>
              </table:table-cell>
              <table:table-cell office:value-type="float" office:value="11646.9229528164">
                <text:p>11646.922952816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573805757.80619">
                <text:p>1573805757.80619</text:p>
              </table:table-cell>
              <table:table-cell office:value-type="float" office:value="11498.4955555562">
                <text:p>11498.495555556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573805758.07849">
                <text:p>1573805758.07849</text:p>
              </table:table-cell>
              <table:table-cell office:value-type="float" office:value="11126.5202130904">
                <text:p>11126.520213090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73805758.35066">
                <text:p>1573805758.35066</text:p>
              </table:table-cell>
              <table:table-cell office:value-type="float" office:value="10968.8051445973">
                <text:p>10968.805144597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573805758.62293">
                <text:p>1573805758.62293</text:p>
              </table:table-cell>
              <table:table-cell office:value-type="float" office:value="11022.7722678849">
                <text:p>11022.772267884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573805758.89512">
                <text:p>1573805758.89512</text:p>
              </table:table-cell>
              <table:table-cell office:value-type="float" office:value="10885.9010350082">
                <text:p>10885.901035008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573805759.16738">
                <text:p>1573805759.16738</text:p>
              </table:table-cell>
              <table:table-cell office:value-type="float" office:value="10695.3393911726">
                <text:p>10695.339391172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573805759.43989">
                <text:p>1573805759.43989</text:p>
              </table:table-cell>
              <table:table-cell office:value-type="float" office:value="10642.7585692548">
                <text:p>10642.758569254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573805759.71288">
                <text:p>1573805759.71288</text:p>
              </table:table-cell>
              <table:table-cell office:value-type="float" office:value="10505.5010350082">
                <text:p>10505.501035008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573805759.98481">
                <text:p>1573805759.98481</text:p>
              </table:table-cell>
              <table:table-cell office:value-type="float" office:value="10183.1530898027">
                <text:p>10183.153089802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573805760.38472">
                <text:p>1573805760.38472</text:p>
              </table:table-cell>
              <table:table-cell office:value-type="float" office:value="9418.01610350137">
                <text:p>9418.0161035013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573805760.62339">
                <text:p>1573805760.62339</text:p>
              </table:table-cell>
              <table:table-cell office:value-type="float" office:value="8996.56130898082">
                <text:p>8996.5613089808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573805760.86207">
                <text:p>1573805760.86207</text:p>
              </table:table-cell>
              <table:table-cell office:value-type="float" office:value="4755.30103500822">
                <text:p>4755.3010350082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573805761.10248">
                <text:p>1573805761.10248</text:p>
              </table:table-cell>
              <table:table-cell office:value-type="float" office:value="2471.65171993973">
                <text:p>2471.6517199397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573805761.37259">
                <text:p>1573805761.37259</text:p>
              </table:table-cell>
              <table:table-cell office:value-type="float" office:value="2161.70377473425">
                <text:p>2161.7037747342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573805761.64402">
                <text:p>1573805761.64402</text:p>
              </table:table-cell>
              <table:table-cell office:value-type="float" office:value="2179.64076103562">
                <text:p>2179.6407610356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573805761.91553">
                <text:p>1573805761.91553</text:p>
              </table:table-cell>
              <table:table-cell office:value-type="float" office:value="2185.13665144658">
                <text:p>2185.1366514465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573805762.18713">
                <text:p>1573805762.18713</text:p>
              </table:table-cell>
              <table:table-cell office:value-type="float" office:value="2177.30651446027">
                <text:p>2177.3065144602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573805762.4587">
                <text:p>1573805762.4587</text:p>
              </table:table-cell>
              <table:table-cell office:value-type="float" office:value="2140.59692541918">
                <text:p>2140.5969254191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573805762.7306">
                <text:p>1573805762.7306</text:p>
              </table:table-cell>
              <table:table-cell office:value-type="float" office:value="2182.53117199452">
                <text:p>2182.5311719945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573805763.00298">
                <text:p>1573805763.00298</text:p>
              </table:table-cell>
              <table:table-cell office:value-type="float" office:value="2183.37774733699">
                <text:p>2183.3777473369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573805763.27429">
                <text:p>1573805763.27429</text:p>
              </table:table-cell>
              <table:table-cell office:value-type="float" office:value="2180.08459665205">
                <text:p>2180.0845966520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573805763.69948">
                <text:p>1573805763.69948</text:p>
              </table:table-cell>
              <table:table-cell office:value-type="float" office:value="2180.88459665205">
                <text:p>2180.8845966520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573805763.93806">
                <text:p>1573805763.93806</text:p>
              </table:table-cell>
              <table:table-cell office:value-type="float" office:value="2183.5092541863">
                <text:p>2183.509254186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573805764.17666">
                <text:p>1573805764.17666</text:p>
              </table:table-cell>
              <table:table-cell office:value-type="float" office:value="2181.89007610411">
                <text:p>2181.8900761041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573805764.41753">
                <text:p>1573805764.41753</text:p>
              </table:table-cell>
              <table:table-cell office:value-type="float" office:value="2182.3887062411">
                <text:p>2182.388706241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573805764.69018">
                <text:p>1573805764.69018</text:p>
              </table:table-cell>
              <table:table-cell office:value-type="float" office:value="2184.59144596712">
                <text:p>2184.5914459671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573805764.96195">
                <text:p>1573805764.96195</text:p>
              </table:table-cell>
              <table:table-cell office:value-type="float" office:value="2181.65993911781">
                <text:p>2181.6599391178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573805765.23375">
                <text:p>1573805765.23375</text:p>
              </table:table-cell>
              <table:table-cell office:value-type="float" office:value="2181.98596651507">
                <text:p>2181.9859665150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573805765.50587">
                <text:p>1573805765.50587</text:p>
              </table:table-cell>
              <table:table-cell office:value-type="float" office:value="2438.79418569315">
                <text:p>2438.7941856931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573805765.91272">
                <text:p>1573805765.91272</text:p>
              </table:table-cell>
              <table:table-cell office:value-type="float" office:value="2183.2188432274">
                <text:p>2183.218843227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573805766.15133">
                <text:p>1573805766.15133</text:p>
              </table:table-cell>
              <table:table-cell office:value-type="float" office:value="2183.09007610411">
                <text:p>2183.0900761041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573805766.3899">
                <text:p>1573805766.3899</text:p>
              </table:table-cell>
              <table:table-cell office:value-type="float" office:value="2182.73117199452">
                <text:p>2182.7311719945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573805766.63045">
                <text:p>1573805766.63045</text:p>
              </table:table-cell>
              <table:table-cell office:value-type="float" office:value="2182.53665144658">
                <text:p>2182.5366514465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573805766.90268">
                <text:p>1573805766.90268</text:p>
              </table:table-cell>
              <table:table-cell office:value-type="float" office:value="2180.48185692603">
                <text:p>2180.4818569260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573805767.17413">
                <text:p>1573805767.17413</text:p>
              </table:table-cell>
              <table:table-cell office:value-type="float" office:value="2182.08185692603">
                <text:p>2182.0818569260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573805767.59958">
                <text:p>1573805767.59958</text:p>
              </table:table-cell>
              <table:table-cell office:value-type="float" office:value="2182.2791172">
                <text:p>2182.279117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573805767.83834">
                <text:p>1573805767.83834</text:p>
              </table:table-cell>
              <table:table-cell office:value-type="float" office:value="2183.83528158356">
                <text:p>2183.8352815835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573805768.07734">
                <text:p>1573805768.07734</text:p>
              </table:table-cell>
              <table:table-cell office:value-type="float" office:value="2181.45719939178">
                <text:p>2181.4571993917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573805768.31753">
                <text:p>1573805768.31753</text:p>
              </table:table-cell>
              <table:table-cell office:value-type="float" office:value="2183.55035007671">
                <text:p>2183.5503500767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573805768.58929">
                <text:p>1573805768.58929</text:p>
              </table:table-cell>
              <table:table-cell office:value-type="float" office:value="2181.91473363836">
                <text:p>2181.9147336383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573805768.86111">
                <text:p>1573805768.86111</text:p>
              </table:table-cell>
              <table:table-cell office:value-type="float" office:value="2181.19692541918">
                <text:p>2181.1969254191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573805769.13269">
                <text:p>1573805769.13269</text:p>
              </table:table-cell>
              <table:table-cell office:value-type="float" office:value="2185.69007610411">
                <text:p>2185.6900761041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573805769.40413">
                <text:p>1573805769.40413</text:p>
              </table:table-cell>
              <table:table-cell office:value-type="float" office:value="2183.62980213151">
                <text:p>2183.6298021315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573805769.67538">
                <text:p>1573805769.67538</text:p>
              </table:table-cell>
              <table:table-cell office:value-type="float" office:value="2183.62158295342">
                <text:p>2183.6215829534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573805769.94697">
                <text:p>1573805769.94697</text:p>
              </table:table-cell>
              <table:table-cell office:value-type="float" office:value="2183.26541856986">
                <text:p>2183.2654185698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573805770.21909">
                <text:p>1573805770.21909</text:p>
              </table:table-cell>
              <table:table-cell office:value-type="float" office:value="2182.90103500822">
                <text:p>2182.9010350082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573805770.49123">
                <text:p>1573805770.49123</text:p>
              </table:table-cell>
              <table:table-cell office:value-type="float" office:value="2184.02980213151">
                <text:p>2184.0298021315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573805770.76269">
                <text:p>1573805770.76269</text:p>
              </table:table-cell>
              <table:table-cell office:value-type="float" office:value="2181.68733637808">
                <text:p>2181.6873363780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573805771.03465">
                <text:p>1573805771.03465</text:p>
              </table:table-cell>
              <table:table-cell office:value-type="float" office:value="2183.59966514521">
                <text:p>2183.5996651452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573805771.30686">
                <text:p>1573805771.30686</text:p>
              </table:table-cell>
              <table:table-cell office:value-type="float" office:value="2182.12843226849">
                <text:p>2182.1284322684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573805771.57869">
                <text:p>1573805771.57869</text:p>
              </table:table-cell>
              <table:table-cell office:value-type="float" office:value="2183.78596651507">
                <text:p>2183.7859665150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573805771.85114">
                <text:p>1573805771.85114</text:p>
              </table:table-cell>
              <table:table-cell office:value-type="float" office:value="2184.37774733699">
                <text:p>2184.3777473369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573805772.12246">
                <text:p>1573805772.12246</text:p>
              </table:table-cell>
              <table:table-cell office:value-type="float" office:value="2184.42980213151">
                <text:p>2184.4298021315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573805772.39359">
                <text:p>1573805772.39359</text:p>
              </table:table-cell>
              <table:table-cell office:value-type="float" office:value="2185.32569254247">
                <text:p>2185.3256925424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573805772.66498">
                <text:p>1573805772.66498</text:p>
              </table:table-cell>
              <table:table-cell office:value-type="float" office:value="2183.48185692603">
                <text:p>2183.4818569260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573805772.93608">
                <text:p>1573805772.93608</text:p>
              </table:table-cell>
              <table:table-cell office:value-type="float" office:value="2183.81610350137">
                <text:p>2183.8161035013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73805773.20805">
                <text:p>1573805773.20805</text:p>
              </table:table-cell>
              <table:table-cell office:value-type="float" office:value="2183.08185692603">
                <text:p>2183.0818569260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573805773.47995">
                <text:p>1573805773.47995</text:p>
              </table:table-cell>
              <table:table-cell office:value-type="float" office:value="2183.23254185753">
                <text:p>2183.2325418575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573805773.7518">
                <text:p>1573805773.7518</text:p>
              </table:table-cell>
              <table:table-cell office:value-type="float" office:value="2183.42158295342">
                <text:p>2183.4215829534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73805774.0238">
                <text:p>1573805774.0238</text:p>
              </table:table-cell>
              <table:table-cell office:value-type="float" office:value="2184.12569254247">
                <text:p>2184.1256925424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573805774.29477">
                <text:p>1573805774.29477</text:p>
              </table:table-cell>
              <table:table-cell office:value-type="float" office:value="2183.58596651507">
                <text:p>2183.5859665150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573805774.56672">
                <text:p>1573805774.56672</text:p>
              </table:table-cell>
              <table:table-cell office:value-type="float" office:value="2184.68733637808">
                <text:p>2184.6873363780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573805774.83944">
                <text:p>1573805774.83944</text:p>
              </table:table-cell>
              <table:table-cell office:value-type="float" office:value="2183.05993911781">
                <text:p>2183.0599391178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573805775.11103">
                <text:p>1573805775.11103</text:p>
              </table:table-cell>
              <table:table-cell office:value-type="float" office:value="2183.03528158356">
                <text:p>2183.0352815835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573805775.38292">
                <text:p>1573805775.38292</text:p>
              </table:table-cell>
              <table:table-cell office:value-type="float" office:value="2183.90377473425">
                <text:p>2183.9037747342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573805775.65518">
                <text:p>1573805775.65518</text:p>
              </table:table-cell>
              <table:table-cell office:value-type="float" office:value="2183.15308980274">
                <text:p>2183.1530898027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73805775.92732">
                <text:p>1573805775.92732</text:p>
              </table:table-cell>
              <table:table-cell office:value-type="float" office:value="2183.06815829589">
                <text:p>2183.0681582958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573805776.19926">
                <text:p>1573805776.19926</text:p>
              </table:table-cell>
              <table:table-cell office:value-type="float" office:value="2183.85171993973">
                <text:p>2183.8517199397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573805776.47143">
                <text:p>1573805776.47143</text:p>
              </table:table-cell>
              <table:table-cell office:value-type="float" office:value="2182.47363774795">
                <text:p>2182.4736377479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573805776.74348">
                <text:p>1573805776.74348</text:p>
              </table:table-cell>
              <table:table-cell office:value-type="float" office:value="2183.91473363836">
                <text:p>2183.9147336383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573805777.01536">
                <text:p>1573805777.01536</text:p>
              </table:table-cell>
              <table:table-cell office:value-type="float" office:value="2182.73391172055">
                <text:p>2182.7339117205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573805777.28787">
                <text:p>1573805777.28787</text:p>
              </table:table-cell>
              <table:table-cell office:value-type="float" office:value="2184.76130898082">
                <text:p>2184.7613089808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573805777.5605">
                <text:p>1573805777.5605</text:p>
              </table:table-cell>
              <table:table-cell office:value-type="float" office:value="2183.61062404932">
                <text:p>2183.6106240493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573805777.8324">
                <text:p>1573805777.8324</text:p>
              </table:table-cell>
              <table:table-cell office:value-type="float" office:value="2182.85719939178">
                <text:p>2182.8571993917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573805778.10405">
                <text:p>1573805778.10405</text:p>
              </table:table-cell>
              <table:table-cell office:value-type="float" office:value="2183.5092541863">
                <text:p>2183.509254186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573805778.37549">
                <text:p>1573805778.37549</text:p>
              </table:table-cell>
              <table:table-cell office:value-type="float" office:value="2183.28733637808">
                <text:p>2183.2873363780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573805778.78251">
                <text:p>1573805778.78251</text:p>
              </table:table-cell>
              <table:table-cell office:value-type="float" office:value="2261.19418569315">
                <text:p>2261.1941856931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573805779.02146">
                <text:p>1573805779.02146</text:p>
              </table:table-cell>
              <table:table-cell office:value-type="float" office:value="2324.05993911781">
                <text:p>2324.0599391178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573805779.2602">
                <text:p>1573805779.2602</text:p>
              </table:table-cell>
              <table:table-cell office:value-type="float" office:value="3066.67089802192">
                <text:p>3066.6708980219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573805779.50007">
                <text:p>1573805779.50007</text:p>
              </table:table-cell>
              <table:table-cell office:value-type="float" office:value="5579.24076103562">
                <text:p>5579.2407610356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573805779.77177">
                <text:p>1573805779.77177</text:p>
              </table:table-cell>
              <table:table-cell office:value-type="float" office:value="9670.50103500822">
                <text:p>9670.5010350082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573805780.04371">
                <text:p>1573805780.04371</text:p>
              </table:table-cell>
              <table:table-cell office:value-type="float" office:value="11878.5366514466">
                <text:p>11878.536651446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573805780.31586">
                <text:p>1573805780.31586</text:p>
              </table:table-cell>
              <table:table-cell office:value-type="float" office:value="12470.0270624055">
                <text:p>12470.027062405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573805780.5887">
                <text:p>1573805780.5887</text:p>
              </table:table-cell>
              <table:table-cell office:value-type="float" office:value="12342.3421308986">
                <text:p>12342.342130898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573805780.86053">
                <text:p>1573805780.86053</text:p>
              </table:table-cell>
              <table:table-cell office:value-type="float" office:value="11927.7887062411">
                <text:p>11927.788706241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573805781.13207">
                <text:p>1573805781.13207</text:p>
              </table:table-cell>
              <table:table-cell office:value-type="float" office:value="11432.8106240493">
                <text:p>11432.810624049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573805781.40484">
                <text:p>1573805781.40484</text:p>
              </table:table-cell>
              <table:table-cell office:value-type="float" office:value="11316.9996651452">
                <text:p>11316.999665145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73805781.67714">
                <text:p>1573805781.67714</text:p>
              </table:table-cell>
              <table:table-cell office:value-type="float" office:value="11490.0845966521">
                <text:p>11490.084596652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573805781.9488">
                <text:p>1573805781.9488</text:p>
              </table:table-cell>
              <table:table-cell office:value-type="float" office:value="11381.2873363781">
                <text:p>11381.287336378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573805782.22188">
                <text:p>1573805782.22188</text:p>
              </table:table-cell>
              <table:table-cell office:value-type="float" office:value="11119.4380213096">
                <text:p>11119.438021309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573805782.4941">
                <text:p>1573805782.4941</text:p>
              </table:table-cell>
              <table:table-cell office:value-type="float" office:value="10845.3640487069">
                <text:p>10845.364048706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573805782.76677">
                <text:p>1573805782.76677</text:p>
              </table:table-cell>
              <table:table-cell office:value-type="float" office:value="10590.276377474">
                <text:p>10590.27637747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573805783.03989">
                <text:p>1573805783.03989</text:p>
              </table:table-cell>
              <table:table-cell office:value-type="float" office:value="10378.583226789">
                <text:p>10378.58322678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573805783.31217">
                <text:p>1573805783.31217</text:p>
              </table:table-cell>
              <table:table-cell office:value-type="float" office:value="9809.80240487124">
                <text:p>9809.8024048712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573805783.58575">
                <text:p>1573805783.58575</text:p>
              </table:table-cell>
              <table:table-cell office:value-type="float" office:value="6998.01610350137">
                <text:p>6998.0161035013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573805783.85839">
                <text:p>1573805783.85839</text:p>
              </table:table-cell>
              <table:table-cell office:value-type="float" office:value="3035.93665144657">
                <text:p>3035.9366514465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573805784.12943">
                <text:p>1573805784.12943</text:p>
              </table:table-cell>
              <table:table-cell office:value-type="float" office:value="2064.53391172055">
                <text:p>2064.5339117205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73805784.40155">
                <text:p>1573805784.40155</text:p>
              </table:table-cell>
              <table:table-cell office:value-type="float" office:value="4975.94213089863">
                <text:p>4975.9421308986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573805784.67126">
                <text:p>1573805784.67126</text:p>
              </table:table-cell>
              <table:table-cell office:value-type="float" office:value="10716.5613089808">
                <text:p>10716.561308980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573805784.94371">
                <text:p>1573805784.94371</text:p>
              </table:table-cell>
              <table:table-cell office:value-type="float" office:value="12637.6599391178">
                <text:p>12637.659939117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73805785.21555">
                <text:p>1573805785.21555</text:p>
              </table:table-cell>
              <table:table-cell office:value-type="float" office:value="12040.9284322685">
                <text:p>12040.928432268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573805785.48819">
                <text:p>1573805785.48819</text:p>
              </table:table-cell>
              <table:table-cell office:value-type="float" office:value="11526.6051445973">
                <text:p>11526.605144597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573805785.75974">
                <text:p>1573805785.75974</text:p>
              </table:table-cell>
              <table:table-cell office:value-type="float" office:value="11277.1859665151">
                <text:p>11277.185966515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573805786.0327">
                <text:p>1573805786.0327</text:p>
              </table:table-cell>
              <table:table-cell office:value-type="float" office:value="10890.9914459671">
                <text:p>10890.991445967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573805786.3042">
                <text:p>1573805786.3042</text:p>
              </table:table-cell>
              <table:table-cell office:value-type="float" office:value="10729.5887062411">
                <text:p>10729.588706241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573805786.57652">
                <text:p>1573805786.57652</text:p>
              </table:table-cell>
              <table:table-cell office:value-type="float" office:value="10671.5667884329">
                <text:p>10671.566788432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573805786.84873">
                <text:p>1573805786.84873</text:p>
              </table:table-cell>
              <table:table-cell office:value-type="float" office:value="10693.0571993918">
                <text:p>10693.057199391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573805787.12159">
                <text:p>1573805787.12159</text:p>
              </table:table-cell>
              <table:table-cell office:value-type="float" office:value="10440.6462404877">
                <text:p>10440.646240487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573805787.51521">
                <text:p>1573805787.51521</text:p>
              </table:table-cell>
              <table:table-cell office:value-type="float" office:value="10209.1613089808">
                <text:p>10209.161308980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573805787.75385">
                <text:p>1573805787.75385</text:p>
              </table:table-cell>
              <table:table-cell office:value-type="float" office:value="9708.81062404932">
                <text:p>9708.8106240493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573805787.99395">
                <text:p>1573805787.99395</text:p>
              </table:table-cell>
              <table:table-cell office:value-type="float" office:value="8941.83528158356">
                <text:p>8941.8352815835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573805788.38186">
                <text:p>1573805788.38186</text:p>
              </table:table-cell>
              <table:table-cell office:value-type="float" office:value="6825.21610350137">
                <text:p>6825.2161035013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573805788.62148">
                <text:p>1573805788.62148</text:p>
              </table:table-cell>
              <table:table-cell office:value-type="float" office:value="3160.21610350137">
                <text:p>3160.2161035013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73805788.85983">
                <text:p>1573805788.85983</text:p>
              </table:table-cell>
              <table:table-cell office:value-type="float" office:value="2186.29007610411">
                <text:p>2186.2900761041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573805789.09941">
                <text:p>1573805789.09941</text:p>
              </table:table-cell>
              <table:table-cell office:value-type="float" office:value="2803.36678843288">
                <text:p>2803.3667884328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573805789.372">
                <text:p>1573805789.372</text:p>
              </table:table-cell>
              <table:table-cell office:value-type="float" office:value="6995.05445966575">
                <text:p>6995.0544596657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573805789.64255">
                <text:p>1573805789.64255</text:p>
              </table:table-cell>
              <table:table-cell office:value-type="float" office:value="9586.11473363836">
                <text:p>9586.1147336383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73805789.91585">
                <text:p>1573805789.91585</text:p>
              </table:table-cell>
              <table:table-cell office:value-type="float" office:value="11361.7941856932">
                <text:p>11361.794185693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573805790.18711">
                <text:p>1573805790.18711</text:p>
              </table:table-cell>
              <table:table-cell office:value-type="float" office:value="11157.0024048712">
                <text:p>11157.002404871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573805790.45966">
                <text:p>1573805790.45966</text:p>
              </table:table-cell>
              <table:table-cell office:value-type="float" office:value="10963.5037747342">
                <text:p>10963.503774734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573805790.73021">
                <text:p>1573805790.73021</text:p>
              </table:table-cell>
              <table:table-cell office:value-type="float" office:value="10727.7065144603">
                <text:p>10727.706514460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573805791.00263">
                <text:p>1573805791.00263</text:p>
              </table:table-cell>
              <table:table-cell office:value-type="float" office:value="10588.2106240493">
                <text:p>10588.210624049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573805791.27368">
                <text:p>1573805791.27368</text:p>
              </table:table-cell>
              <table:table-cell office:value-type="float" office:value="10318.7119939123">
                <text:p>10318.711993912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573805791.54537">
                <text:p>1573805791.54537</text:p>
              </table:table-cell>
              <table:table-cell office:value-type="float" office:value="10165.6106240493">
                <text:p>10165.610624049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573805791.81781">
                <text:p>1573805791.81781</text:p>
              </table:table-cell>
              <table:table-cell office:value-type="float" office:value="10104.8626788438">
                <text:p>10104.862678843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573805792.09055">
                <text:p>1573805792.09055</text:p>
              </table:table-cell>
              <table:table-cell office:value-type="float" office:value="10186.3503500767">
                <text:p>10186.350350076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573805792.36273">
                <text:p>1573805792.36273</text:p>
              </table:table-cell>
              <table:table-cell office:value-type="float" office:value="10122.6626788438">
                <text:p>10122.662678843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573805792.63462">
                <text:p>1573805792.63462</text:p>
              </table:table-cell>
              <table:table-cell office:value-type="float" office:value="20514.6407610356">
                <text:p>20514.640761035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573805793.05964">
                <text:p>1573805793.05964</text:p>
              </table:table-cell>
              <table:table-cell office:value-type="float" office:value="9532.31199391233">
                <text:p>9532.3119939123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573805793.29859">
                <text:p>1573805793.29859</text:p>
              </table:table-cell>
              <table:table-cell office:value-type="float" office:value="3651.8188432274">
                <text:p>3651.818843227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573805793.53701">
                <text:p>1573805793.53701</text:p>
              </table:table-cell>
              <table:table-cell office:value-type="float" office:value="2112.85445966575">
                <text:p>2112.8544596657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573805793.77674">
                <text:p>1573805793.77674</text:p>
              </table:table-cell>
              <table:table-cell office:value-type="float" office:value="2442.35856925479">
                <text:p>2442.3585692547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573805794.04806">
                <text:p>1573805794.04806</text:p>
              </table:table-cell>
              <table:table-cell office:value-type="float" office:value="6519.79418569315">
                <text:p>6519.7941856931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573805794.32035">
                <text:p>1573805794.32035</text:p>
              </table:table-cell>
              <table:table-cell office:value-type="float" office:value="8398.77774733699">
                <text:p>8398.7777473369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573805794.59226">
                <text:p>1573805794.59226</text:p>
              </table:table-cell>
              <table:table-cell office:value-type="float" office:value="8852.99692541918">
                <text:p>8852.9969254191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73805794.86844">
                <text:p>1573805794.86844</text:p>
              </table:table-cell>
              <table:table-cell office:value-type="float" office:value="9148.65445966575">
                <text:p>9148.6544596657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573805795.14051">
                <text:p>1573805795.14051</text:p>
              </table:table-cell>
              <table:table-cell office:value-type="float" office:value="9593.50103500822">
                <text:p>9593.5010350082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573805795.41195">
                <text:p>1573805795.41195</text:p>
              </table:table-cell>
              <table:table-cell office:value-type="float" office:value="9487.44624048767">
                <text:p>9487.4462404876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573805795.68306">
                <text:p>1573805795.68306</text:p>
              </table:table-cell>
              <table:table-cell office:value-type="float" office:value="8806.89829528219">
                <text:p>8806.8982952821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573805795.95614">
                <text:p>1573805795.95614</text:p>
              </table:table-cell>
              <table:table-cell office:value-type="float" office:value="7025.81610350137">
                <text:p>7025.8161035013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73805796.22815">
                <text:p>1573805796.22815</text:p>
              </table:table-cell>
              <table:table-cell office:value-type="float" office:value="2177.77774733699">
                <text:p>2177.7777473369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573805796.49953">
                <text:p>1573805796.49953</text:p>
              </table:table-cell>
              <table:table-cell office:value-type="float" office:value="1938.88459665205">
                <text:p>1938.8845966520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573805796.77185">
                <text:p>1573805796.77185</text:p>
              </table:table-cell>
              <table:table-cell office:value-type="float" office:value="1924.20514459726">
                <text:p>1924.2051445972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573805797.043">
                <text:p>1573805797.043</text:p>
              </table:table-cell>
              <table:table-cell office:value-type="float" office:value="1935.61062404932">
                <text:p>1935.6106240493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573805797.31439">
                <text:p>1573805797.31439</text:p>
              </table:table-cell>
              <table:table-cell office:value-type="float" office:value="1939.78322678904">
                <text:p>1939.7832267890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573805797.5858">
                <text:p>1573805797.5858</text:p>
              </table:table-cell>
              <table:table-cell office:value-type="float" office:value="1938.25445966575">
                <text:p>1938.2544596657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573805797.85807">
                <text:p>1573805797.85807</text:p>
              </table:table-cell>
              <table:table-cell office:value-type="float" office:value="1934.34487062466">
                <text:p>1934.3448706246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573805798.12859">
                <text:p>1573805798.12859</text:p>
              </table:table-cell>
              <table:table-cell office:value-type="float" office:value="1940.19144596712">
                <text:p>1940.1914459671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573805798.40054">
                <text:p>1573805798.40054</text:p>
              </table:table-cell>
              <table:table-cell office:value-type="float" office:value="1935.36678843288">
                <text:p>1935.3667884328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573805798.6719">
                <text:p>1573805798.6719</text:p>
              </table:table-cell>
              <table:table-cell office:value-type="float" office:value="1939.37774733699">
                <text:p>1939.3777473369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573805798.94254">
                <text:p>1573805798.94254</text:p>
              </table:table-cell>
              <table:table-cell office:value-type="float" office:value="1937.0188432274">
                <text:p>1937.018843227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573805799.21414">
                <text:p>1573805799.21414</text:p>
              </table:table-cell>
              <table:table-cell office:value-type="float" office:value="1936.4791172">
                <text:p>1936.479117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573805799.48559">
                <text:p>1573805799.48559</text:p>
              </table:table-cell>
              <table:table-cell office:value-type="float" office:value="1938.70651446027">
                <text:p>1938.7065144602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573805799.75708">
                <text:p>1573805799.75708</text:p>
              </table:table-cell>
              <table:table-cell office:value-type="float" office:value="1934.42980213151">
                <text:p>1934.4298021315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73805800.02719">
                <text:p>1573805800.02719</text:p>
              </table:table-cell>
              <table:table-cell office:value-type="float" office:value="1938.88733637808">
                <text:p>1938.8873363780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573805800.29998">
                <text:p>1573805800.29998</text:p>
              </table:table-cell>
              <table:table-cell office:value-type="float" office:value="1934.81336377534">
                <text:p>1934.8133637753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573805800.57154">
                <text:p>1573805800.57154</text:p>
              </table:table-cell>
              <table:table-cell office:value-type="float" office:value="1938.65719939178">
                <text:p>1938.6571993917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573805800.84285">
                <text:p>1573805800.84285</text:p>
              </table:table-cell>
              <table:table-cell office:value-type="float" office:value="1935.34761035068">
                <text:p>1935.3476103506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573805801.11466">
                <text:p>1573805801.11466</text:p>
              </table:table-cell>
              <table:table-cell office:value-type="float" office:value="2062.76678843288">
                <text:p>2062.7667884328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573805801.5396">
                <text:p>1573805801.5396</text:p>
              </table:table-cell>
              <table:table-cell office:value-type="float" office:value="1940.81336377534">
                <text:p>1940.8133637753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573805801.77815">
                <text:p>1573805801.77815</text:p>
              </table:table-cell>
              <table:table-cell office:value-type="float" office:value="1936.95035007671">
                <text:p>1936.9503500767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573805802.0164">
                <text:p>1573805802.0164</text:p>
              </table:table-cell>
              <table:table-cell office:value-type="float" office:value="1938.70103500822">
                <text:p>1938.7010350082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573805802.25546">
                <text:p>1573805802.25546</text:p>
              </table:table-cell>
              <table:table-cell office:value-type="float" office:value="1998.71747336438">
                <text:p>1998.7174733643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573805802.52665">
                <text:p>1573805802.52665</text:p>
              </table:table-cell>
              <table:table-cell office:value-type="float" office:value="1936.0791172">
                <text:p>1936.079117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573805802.79656">
                <text:p>1573805802.79656</text:p>
              </table:table-cell>
              <table:table-cell office:value-type="float" office:value="1938.34487062466">
                <text:p>1938.3448706246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573805803.06783">
                <text:p>1573805803.06783</text:p>
              </table:table-cell>
              <table:table-cell office:value-type="float" office:value="1935.58322678904">
                <text:p>1935.5832267890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573805803.33827">
                <text:p>1573805803.33827</text:p>
              </table:table-cell>
              <table:table-cell office:value-type="float" office:value="1937.65719939178">
                <text:p>1937.6571993917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573805803.60892">
                <text:p>1573805803.60892</text:p>
              </table:table-cell>
              <table:table-cell office:value-type="float" office:value="1937.09829528219">
                <text:p>1937.0982952821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573805803.87868">
                <text:p>1573805803.87868</text:p>
              </table:table-cell>
              <table:table-cell office:value-type="float" office:value="1937.99692541918">
                <text:p>1937.9969254191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573805804.15037">
                <text:p>1573805804.15037</text:p>
              </table:table-cell>
              <table:table-cell office:value-type="float" office:value="1938.07089802192">
                <text:p>1938.0708980219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573805804.42137">
                <text:p>1573805804.42137</text:p>
              </table:table-cell>
              <table:table-cell office:value-type="float" office:value="1939.55035007671">
                <text:p>1939.5503500767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573805804.69253">
                <text:p>1573805804.69253</text:p>
              </table:table-cell>
              <table:table-cell office:value-type="float" office:value="1938.10377473425">
                <text:p>1938.1037747342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573805804.96308">
                <text:p>1573805804.96308</text:p>
              </table:table-cell>
              <table:table-cell office:value-type="float" office:value="1937.46267884384">
                <text:p>1937.4626788438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573805805.23361">
                <text:p>1573805805.23361</text:p>
              </table:table-cell>
              <table:table-cell office:value-type="float" office:value="1938.91747336438">
                <text:p>1938.9174733643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573805805.50456">
                <text:p>1573805805.50456</text:p>
              </table:table-cell>
              <table:table-cell office:value-type="float" office:value="1939.37226788493">
                <text:p>1939.3722678849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573805805.7756">
                <text:p>1573805805.7756</text:p>
              </table:table-cell>
              <table:table-cell office:value-type="float" office:value="1938.61062404932">
                <text:p>1938.6106240493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573805806.0469">
                <text:p>1573805806.0469</text:p>
              </table:table-cell>
              <table:table-cell office:value-type="float" office:value="1938.21062404932">
                <text:p>1938.2106240493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573805806.31876">
                <text:p>1573805806.31876</text:p>
              </table:table-cell>
              <table:table-cell office:value-type="float" office:value="1939.45719939178">
                <text:p>1939.4571993917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573805806.59017">
                <text:p>1573805806.59017</text:p>
              </table:table-cell>
              <table:table-cell office:value-type="float" office:value="1938.29555555616">
                <text:p>1938.2955555561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573805806.86168">
                <text:p>1573805806.86168</text:p>
              </table:table-cell>
              <table:table-cell office:value-type="float" office:value="1938.18322678904">
                <text:p>1938.1832267890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573805807.13293">
                <text:p>1573805807.13293</text:p>
              </table:table-cell>
              <table:table-cell office:value-type="float" office:value="1937.06541856986">
                <text:p>1937.0654185698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573805807.40336">
                <text:p>1573805807.40336</text:p>
              </table:table-cell>
              <table:table-cell office:value-type="float" office:value="1939.0791172">
                <text:p>1939.079117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573805807.67371">
                <text:p>1573805807.67371</text:p>
              </table:table-cell>
              <table:table-cell office:value-type="float" office:value="1940.91199391233">
                <text:p>1940.9119939123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573805808.06211">
                <text:p>1573805808.06211</text:p>
              </table:table-cell>
              <table:table-cell office:value-type="float" office:value="1937.91199391233">
                <text:p>1937.9119939123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573805808.30945">
                <text:p>1573805808.30945</text:p>
              </table:table-cell>
              <table:table-cell office:value-type="float" office:value="1939.97500761096">
                <text:p>1939.9750076109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573805808.54804">
                <text:p>1573805808.54804</text:p>
              </table:table-cell>
              <table:table-cell office:value-type="float" office:value="1964.37774733699">
                <text:p>1964.3777473369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573805808.78719">
                <text:p>1573805808.78719</text:p>
              </table:table-cell>
              <table:table-cell office:value-type="float" office:value="2030.51747336438">
                <text:p>2030.5174733643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573805809.05905">
                <text:p>1573805809.05905</text:p>
              </table:table-cell>
              <table:table-cell office:value-type="float" office:value="2344.53391172055">
                <text:p>2344.5339117205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573805809.33054">
                <text:p>1573805809.33054</text:p>
              </table:table-cell>
              <table:table-cell office:value-type="float" office:value="5066.5393911726">
                <text:p>5066.539391172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573805809.60303">
                <text:p>1573805809.60303</text:p>
              </table:table-cell>
              <table:table-cell office:value-type="float" office:value="9390.88459665206">
                <text:p>9390.8845966520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573805809.87613">
                <text:p>1573805809.87613</text:p>
              </table:table-cell>
              <table:table-cell office:value-type="float" office:value="11286.3256925425">
                <text:p>11286.325692542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573805810.14872">
                <text:p>1573805810.14872</text:p>
              </table:table-cell>
              <table:table-cell office:value-type="float" office:value="11669.6681582959">
                <text:p>11669.668158295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573805810.42098">
                <text:p>1573805810.42098</text:p>
              </table:table-cell>
              <table:table-cell office:value-type="float" office:value="11236.4791172">
                <text:p>11236.479117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573805810.69372">
                <text:p>1573805810.69372</text:p>
              </table:table-cell>
              <table:table-cell office:value-type="float" office:value="10897.876377474">
                <text:p>10897.87637747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573805811.08223">
                <text:p>1573805811.08223</text:p>
              </table:table-cell>
              <table:table-cell office:value-type="float" office:value="10534.6571993918">
                <text:p>10534.657199391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573805811.33604">
                <text:p>1573805811.33604</text:p>
              </table:table-cell>
              <table:table-cell office:value-type="float" office:value="10333.2380213096">
                <text:p>10333.238021309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573805811.57494">
                <text:p>1573805811.57494</text:p>
              </table:table-cell>
              <table:table-cell office:value-type="float" office:value="10308.0736377479">
                <text:p>10308.073637747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573805811.81422">
                <text:p>1573805811.81422</text:p>
              </table:table-cell>
              <table:table-cell office:value-type="float" office:value="10066.2078843233">
                <text:p>10066.207884323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573805812.08026">
                <text:p>1573805812.08026</text:p>
              </table:table-cell>
              <table:table-cell office:value-type="float" office:value="9804.59418569315">
                <text:p>9804.5941856931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573805812.35195">
                <text:p>1573805812.35195</text:p>
              </table:table-cell>
              <table:table-cell office:value-type="float" office:value="9491.35856925479">
                <text:p>9491.3585692547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573805812.62301">
                <text:p>1573805812.62301</text:p>
              </table:table-cell>
              <table:table-cell office:value-type="float" office:value="8757.53391172055">
                <text:p>8757.5339117205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573805812.89537">
                <text:p>1573805812.89537</text:p>
              </table:table-cell>
              <table:table-cell office:value-type="float" office:value="6542.93117199452">
                <text:p>6542.9311719945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573805813.16705">
                <text:p>1573805813.16705</text:p>
              </table:table-cell>
              <table:table-cell office:value-type="float" office:value="3071.20240487123">
                <text:p>3071.2024048712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573805813.43822">
                <text:p>1573805813.43822</text:p>
              </table:table-cell>
              <table:table-cell office:value-type="float" office:value="1878.22980213151">
                <text:p>1878.2298021315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573805813.70854">
                <text:p>1573805813.70854</text:p>
              </table:table-cell>
              <table:table-cell office:value-type="float" office:value="2453.52295281644">
                <text:p>2453.5229528164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573805813.98048">
                <text:p>1573805813.98048</text:p>
              </table:table-cell>
              <table:table-cell office:value-type="float" office:value="6322.94487062466">
                <text:p>6322.9448706246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573805814.25346">
                <text:p>1573805814.25346</text:p>
              </table:table-cell>
              <table:table-cell office:value-type="float" office:value="10139.6078843233">
                <text:p>10139.607884323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573805814.52626">
                <text:p>1573805814.52626</text:p>
              </table:table-cell>
              <table:table-cell office:value-type="float" office:value="11424.7147336384">
                <text:p>11424.714733638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573805814.79835">
                <text:p>1573805814.79835</text:p>
              </table:table-cell>
              <table:table-cell office:value-type="float" office:value="11158.5941856932">
                <text:p>11158.594185693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573805815.07066">
                <text:p>1573805815.07066</text:p>
              </table:table-cell>
              <table:table-cell office:value-type="float" office:value="10922.4955555562">
                <text:p>10922.495555556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573805815.34326">
                <text:p>1573805815.34326</text:p>
              </table:table-cell>
              <table:table-cell office:value-type="float" office:value="10761.5722678849">
                <text:p>10761.572267884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573805815.61471">
                <text:p>1573805815.61471</text:p>
              </table:table-cell>
              <table:table-cell office:value-type="float" office:value="10492.380487063">
                <text:p>10492.38048706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573805815.88684">
                <text:p>1573805815.88684</text:p>
              </table:table-cell>
              <table:table-cell office:value-type="float" office:value="10520.6051445973">
                <text:p>10520.605144597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573805816.15877">
                <text:p>1573805816.15877</text:p>
              </table:table-cell>
              <table:table-cell office:value-type="float" office:value="10252.6736377479">
                <text:p>10252.673637747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573805816.4312">
                <text:p>1573805816.4312</text:p>
              </table:table-cell>
              <table:table-cell office:value-type="float" office:value="9981.86267884384">
                <text:p>9981.8626788438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573805816.7039">
                <text:p>1573805816.7039</text:p>
              </table:table-cell>
              <table:table-cell office:value-type="float" office:value="9936.92021309041">
                <text:p>9936.9202130904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573805816.97614">
                <text:p>1573805816.97614</text:p>
              </table:table-cell>
              <table:table-cell office:value-type="float" office:value="10112.6708980219">
                <text:p>10112.670898021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573805817.24816">
                <text:p>1573805817.24816</text:p>
              </table:table-cell>
              <table:table-cell office:value-type="float" office:value="8866.50377473425">
                <text:p>8866.5037747342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573805817.69448">
                <text:p>1573805817.69448</text:p>
              </table:table-cell>
              <table:table-cell office:value-type="float" office:value="3089.42980213151">
                <text:p>3089.4298021315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573805817.93249">
                <text:p>1573805817.93249</text:p>
              </table:table-cell>
              <table:table-cell office:value-type="float" office:value="1847.63254185753">
                <text:p>1847.6325418575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573805818.1704">
                <text:p>1573805818.1704</text:p>
              </table:table-cell>
              <table:table-cell office:value-type="float" office:value="2710.23802130959">
                <text:p>2710.2380213095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573805818.43818">
                <text:p>1573805818.43818</text:p>
              </table:table-cell>
              <table:table-cell office:value-type="float" office:value="8196.79692541918">
                <text:p>8196.7969254191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573805818.70925">
                <text:p>1573805818.70925</text:p>
              </table:table-cell>
              <table:table-cell office:value-type="float" office:value="10360.3585692548">
                <text:p>10360.358569254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573805818.98046">
                <text:p>1573805818.98046</text:p>
              </table:table-cell>
              <table:table-cell office:value-type="float" office:value="10341.4517199397">
                <text:p>10341.451719939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573805819.25118">
                <text:p>1573805819.25118</text:p>
              </table:table-cell>
              <table:table-cell office:value-type="float" office:value="9777.20514459726">
                <text:p>9777.2051445972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573805819.52064">
                <text:p>1573805819.52064</text:p>
              </table:table-cell>
              <table:table-cell office:value-type="float" office:value="9526.08185692603">
                <text:p>9526.0818569260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573805819.79144">
                <text:p>1573805819.79144</text:p>
              </table:table-cell>
              <table:table-cell office:value-type="float" office:value="9239.99418569315">
                <text:p>9239.9941856931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573805820.06095">
                <text:p>1573805820.06095</text:p>
              </table:table-cell>
              <table:table-cell office:value-type="float" office:value="9088.43802130959">
                <text:p>9088.4380213095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573805820.33223">
                <text:p>1573805820.33223</text:p>
              </table:table-cell>
              <table:table-cell office:value-type="float" office:value="8941.84076103562">
                <text:p>8941.8407610356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573805820.60337">
                <text:p>1573805820.60337</text:p>
              </table:table-cell>
              <table:table-cell office:value-type="float" office:value="9109.01062404932">
                <text:p>9109.0106240493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573805820.8738">
                <text:p>1573805820.8738</text:p>
              </table:table-cell>
              <table:table-cell office:value-type="float" office:value="9114.20514459726">
                <text:p>9114.2051445972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573805821.14438">
                <text:p>1573805821.14438</text:p>
              </table:table-cell>
              <table:table-cell office:value-type="float" office:value="9070.30103500822">
                <text:p>9070.3010350082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573805821.4153">
                <text:p>1573805821.4153</text:p>
              </table:table-cell>
              <table:table-cell office:value-type="float" office:value="9219.47089802192">
                <text:p>9219.4708980219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573805821.68544">
                <text:p>1573805821.68544</text:p>
              </table:table-cell>
              <table:table-cell office:value-type="float" office:value="9227.5092541863">
                <text:p>9227.509254186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573805821.95496">
                <text:p>1573805821.95496</text:p>
              </table:table-cell>
              <table:table-cell office:value-type="float" office:value="8856.89281583014">
                <text:p>8856.8928158301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573805822.2255">
                <text:p>1573805822.2255</text:p>
              </table:table-cell>
              <table:table-cell office:value-type="float" office:value="6695.31747336438">
                <text:p>6695.3174733643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573805822.49643">
                <text:p>1573805822.49643</text:p>
              </table:table-cell>
              <table:table-cell office:value-type="float" office:value="5477.51199391233">
                <text:p>5477.5119939123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573805822.76603">
                <text:p>1573805822.76603</text:p>
              </table:table-cell>
              <table:table-cell office:value-type="float" office:value="3056.98322678904">
                <text:p>3056.9832267890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573805823.03567">
                <text:p>1573805823.03567</text:p>
              </table:table-cell>
              <table:table-cell office:value-type="float" office:value="1890.95856925479">
                <text:p>1890.9585692547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573805823.3059">
                <text:p>1573805823.3059</text:p>
              </table:table-cell>
              <table:table-cell office:value-type="float" office:value="2383.23528158356">
                <text:p>2383.2352815835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573805823.57723">
                <text:p>1573805823.57723</text:p>
              </table:table-cell>
              <table:table-cell office:value-type="float" office:value="5741.83528158356">
                <text:p>5741.8352815835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573805823.84703">
                <text:p>1573805823.84703</text:p>
              </table:table-cell>
              <table:table-cell office:value-type="float" office:value="8608.59692541918">
                <text:p>8608.5969254191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573805824.11862">
                <text:p>1573805824.11862</text:p>
              </table:table-cell>
              <table:table-cell office:value-type="float" office:value="9861.26267884384">
                <text:p>9861.2626788438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573805824.38924">
                <text:p>1573805824.38924</text:p>
              </table:table-cell>
              <table:table-cell office:value-type="float" office:value="10166.7366514466">
                <text:p>10166.736651446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573805824.65979">
                <text:p>1573805824.65979</text:p>
              </table:table-cell>
              <table:table-cell office:value-type="float" office:value="9964.91473363836">
                <text:p>9964.9147336383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573805824.92956">
                <text:p>1573805824.92956</text:p>
              </table:table-cell>
              <table:table-cell office:value-type="float" office:value="9723.58322678904">
                <text:p>9723.5832267890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573805825.19896">
                <text:p>1573805825.19896</text:p>
              </table:table-cell>
              <table:table-cell office:value-type="float" office:value="9384.68733637808">
                <text:p>9384.6873363780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573805825.46982">
                <text:p>1573805825.46982</text:p>
              </table:table-cell>
              <table:table-cell office:value-type="float" office:value="8982.37226788493">
                <text:p>8982.3722678849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573805825.74032">
                <text:p>1573805825.74032</text:p>
              </table:table-cell>
              <table:table-cell office:value-type="float" office:value="8833.82980213151">
                <text:p>8833.8298021315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573805826.01203">
                <text:p>1573805826.01203</text:p>
              </table:table-cell>
              <table:table-cell office:value-type="float" office:value="8529.35856925479">
                <text:p>8529.3585692547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573805826.28204">
                <text:p>1573805826.28204</text:p>
              </table:table-cell>
              <table:table-cell office:value-type="float" office:value="7079.55582952877">
                <text:p>7079.5558295287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573805826.5516">
                <text:p>1573805826.5516</text:p>
              </table:table-cell>
              <table:table-cell office:value-type="float" office:value="5529.67637747397">
                <text:p>5529.6763774739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573805826.82095">
                <text:p>1573805826.82095</text:p>
              </table:table-cell>
              <table:table-cell office:value-type="float" office:value="5878.05171993973">
                <text:p>5878.0517199397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573805827.09222">
                <text:p>1573805827.09222</text:p>
              </table:table-cell>
              <table:table-cell office:value-type="float" office:value="3015.98596651507">
                <text:p>3015.9859665150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573805827.36456">
                <text:p>1573805827.36456</text:p>
              </table:table-cell>
              <table:table-cell office:value-type="float" office:value="1904.74487062466">
                <text:p>1904.7448706246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573805827.63419">
                <text:p>1573805827.63419</text:p>
              </table:table-cell>
              <table:table-cell office:value-type="float" office:value="1707.51747336438">
                <text:p>1707.5174733643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573805827.90297">
                <text:p>1573805827.90297</text:p>
              </table:table-cell>
              <table:table-cell office:value-type="float" office:value="1717.65719939178">
                <text:p>1717.6571993917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573805828.17081">
                <text:p>1573805828.17081</text:p>
              </table:table-cell>
              <table:table-cell office:value-type="float" office:value="1716.92569254247">
                <text:p>1716.9256925424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573805828.43837">
                <text:p>1573805828.43837</text:p>
              </table:table-cell>
              <table:table-cell office:value-type="float" office:value="1747.50651446027">
                <text:p>1747.5065144602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573805828.70717">
                <text:p>1573805828.70717</text:p>
              </table:table-cell>
              <table:table-cell office:value-type="float" office:value="2121.39692541918">
                <text:p>2121.3969254191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573805828.97524">
                <text:p>1573805828.97524</text:p>
              </table:table-cell>
              <table:table-cell office:value-type="float" office:value="4161.56678843288">
                <text:p>4161.5667884328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573805829.24531">
                <text:p>1573805829.24531</text:p>
              </table:table-cell>
              <table:table-cell office:value-type="float" office:value="6424.59144596712">
                <text:p>6424.5914459671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573805829.51432">
                <text:p>1573805829.51432</text:p>
              </table:table-cell>
              <table:table-cell office:value-type="float" office:value="7778.88459665206">
                <text:p>7778.8845966520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573805829.78424">
                <text:p>1573805829.78424</text:p>
              </table:table-cell>
              <table:table-cell office:value-type="float" office:value="9553.16678843288">
                <text:p>9553.1667884328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573805830.20957">
                <text:p>1573805830.20957</text:p>
              </table:table-cell>
              <table:table-cell office:value-type="float" office:value="8521.20240487123">
                <text:p>8521.2024048712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573805830.44846">
                <text:p>1573805830.44846</text:p>
              </table:table-cell>
              <table:table-cell office:value-type="float" office:value="5221.49007610411">
                <text:p>5221.4900761041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573805830.68667">
                <text:p>1573805830.68667</text:p>
              </table:table-cell>
              <table:table-cell office:value-type="float" office:value="2334.71747336438">
                <text:p>2334.7174733643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573805830.9268">
                <text:p>1573805830.9268</text:p>
              </table:table-cell>
              <table:table-cell office:value-type="float" office:value="1735.83254185753">
                <text:p>1735.8325418575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573805831.19724">
                <text:p>1573805831.19724</text:p>
              </table:table-cell>
              <table:table-cell office:value-type="float" office:value="1722.62980213151">
                <text:p>1722.6298021315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573805831.46874">
                <text:p>1573805831.46874</text:p>
              </table:table-cell>
              <table:table-cell office:value-type="float" office:value="1715.96678843288">
                <text:p>1715.9667884328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573805831.73891">
                <text:p>1573805831.73891</text:p>
              </table:table-cell>
              <table:table-cell office:value-type="float" office:value="1713.63528158356">
                <text:p>1713.6352815835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573805832.00917">
                <text:p>1573805832.00917</text:p>
              </table:table-cell>
              <table:table-cell office:value-type="float" office:value="1714.95308980274">
                <text:p>1714.9530898027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573805832.27882">
                <text:p>1573805832.27882</text:p>
              </table:table-cell>
              <table:table-cell office:value-type="float" office:value="1714.60240487123">
                <text:p>1714.6024048712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573805832.54873">
                <text:p>1573805832.54873</text:p>
              </table:table-cell>
              <table:table-cell office:value-type="float" office:value="1715.00240487123">
                <text:p>1715.0024048712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573805832.81865">
                <text:p>1573805832.81865</text:p>
              </table:table-cell>
              <table:table-cell office:value-type="float" office:value="1715.93391172055">
                <text:p>1715.9339117205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573805833.08906">
                <text:p>1573805833.08906</text:p>
              </table:table-cell>
              <table:table-cell office:value-type="float" office:value="1716.23802130959">
                <text:p>1716.2380213095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573805833.35884">
                <text:p>1573805833.35884</text:p>
              </table:table-cell>
              <table:table-cell office:value-type="float" office:value="1716.08733637808">
                <text:p>1716.0873363780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573805833.6277">
                <text:p>1573805833.6277</text:p>
              </table:table-cell>
              <table:table-cell office:value-type="float" office:value="1714.79144596712">
                <text:p>1714.7914459671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573805833.89754">
                <text:p>1573805833.89754</text:p>
              </table:table-cell>
              <table:table-cell office:value-type="float" office:value="1715.05171993973">
                <text:p>1715.0517199397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573805834.16605">
                <text:p>1573805834.16605</text:p>
              </table:table-cell>
              <table:table-cell office:value-type="float" office:value="1713.57774733699">
                <text:p>1713.5777473369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573805834.4352">
                <text:p>1573805834.4352</text:p>
              </table:table-cell>
              <table:table-cell office:value-type="float" office:value="1713.81610350137">
                <text:p>1713.8161035013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573805834.70507">
                <text:p>1573805834.70507</text:p>
              </table:table-cell>
              <table:table-cell office:value-type="float" office:value="1715.86815829589">
                <text:p>1715.8681582958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573805834.97484">
                <text:p>1573805834.97484</text:p>
              </table:table-cell>
              <table:table-cell office:value-type="float" office:value="1715.07637747397">
                <text:p>1715.0763774739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573805835.24481">
                <text:p>1573805835.24481</text:p>
              </table:table-cell>
              <table:table-cell office:value-type="float" office:value="1716.16404870685">
                <text:p>1716.1640487068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573805835.51405">
                <text:p>1573805835.51405</text:p>
              </table:table-cell>
              <table:table-cell office:value-type="float" office:value="1714.94213089863">
                <text:p>1714.9421308986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573805835.78372">
                <text:p>1573805835.78372</text:p>
              </table:table-cell>
              <table:table-cell office:value-type="float" office:value="1718.39692541918">
                <text:p>1718.3969254191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573805836.17177">
                <text:p>1573805836.17177</text:p>
              </table:table-cell>
              <table:table-cell office:value-type="float" office:value="1715.33391172055">
                <text:p>1715.3339117205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573805836.40941">
                <text:p>1573805836.40941</text:p>
              </table:table-cell>
              <table:table-cell office:value-type="float" office:value="1716.23802130959">
                <text:p>1716.2380213095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573805836.64729">
                <text:p>1573805836.64729</text:p>
              </table:table-cell>
              <table:table-cell office:value-type="float" office:value="1716.56678843288">
                <text:p>1716.5667884328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573805836.88638">
                <text:p>1573805836.88638</text:p>
              </table:table-cell>
              <table:table-cell office:value-type="float" office:value="1715.9092541863">
                <text:p>1715.909254186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573805837.1556">
                <text:p>1573805837.1556</text:p>
              </table:table-cell>
              <table:table-cell office:value-type="float" office:value="1716.26267884384">
                <text:p>1716.2626788438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573805837.42603">
                <text:p>1573805837.42603</text:p>
              </table:table-cell>
              <table:table-cell office:value-type="float" office:value="1714.72295281644">
                <text:p>1714.7229528164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573805837.69443">
                <text:p>1573805837.69443</text:p>
              </table:table-cell>
              <table:table-cell office:value-type="float" office:value="1728.3092541863">
                <text:p>1728.309254186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573805838.12043">
                <text:p>1573805838.12043</text:p>
              </table:table-cell>
              <table:table-cell office:value-type="float" office:value="1713.99144596712">
                <text:p>1713.9914459671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573805838.36125">
                <text:p>1573805838.36125</text:p>
              </table:table-cell>
              <table:table-cell office:value-type="float" office:value="1715.33391172055">
                <text:p>1715.3339117205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573805838.5994">
                <text:p>1573805838.5994</text:p>
              </table:table-cell>
              <table:table-cell office:value-type="float" office:value="1713.15582952877">
                <text:p>1713.1558295287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573805838.83858">
                <text:p>1573805838.83858</text:p>
              </table:table-cell>
              <table:table-cell office:value-type="float" office:value="1715.0489802137">
                <text:p>1715.048980213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573805839.10888">
                <text:p>1573805839.10888</text:p>
              </table:table-cell>
              <table:table-cell office:value-type="float" office:value="1711.11199391233">
                <text:p>1711.1119939123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573805839.37981">
                <text:p>1573805839.37981</text:p>
              </table:table-cell>
              <table:table-cell office:value-type="float" office:value="1712.41336377534">
                <text:p>1712.4133637753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573805839.65019">
                <text:p>1573805839.65019</text:p>
              </table:table-cell>
              <table:table-cell office:value-type="float" office:value="1714.44076103562">
                <text:p>1714.4407610356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573805839.92072">
                <text:p>1573805839.92072</text:p>
              </table:table-cell>
              <table:table-cell office:value-type="float" office:value="1713.1887062411">
                <text:p>1713.188706241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573805840.19186">
                <text:p>1573805840.19186</text:p>
              </table:table-cell>
              <table:table-cell office:value-type="float" office:value="1713.99418569315">
                <text:p>1713.9941856931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573805840.4627">
                <text:p>1573805840.4627</text:p>
              </table:table-cell>
              <table:table-cell office:value-type="float" office:value="1714.30377473425">
                <text:p>1714.3037747342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573805840.73301">
                <text:p>1573805840.73301</text:p>
              </table:table-cell>
              <table:table-cell office:value-type="float" office:value="1714.50377473425">
                <text:p>1714.5037747342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573805841.00306">
                <text:p>1573805841.00306</text:p>
              </table:table-cell>
              <table:table-cell office:value-type="float" office:value="1712.0188432274">
                <text:p>1712.018843227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573805841.27225">
                <text:p>1573805841.27225</text:p>
              </table:table-cell>
              <table:table-cell office:value-type="float" office:value="1713.87637747397">
                <text:p>1713.8763774739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573805841.54242">
                <text:p>1573805841.54242</text:p>
              </table:table-cell>
              <table:table-cell office:value-type="float" office:value="1714.73391172055">
                <text:p>1714.7339117205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573805841.81242">
                <text:p>1573805841.81242</text:p>
              </table:table-cell>
              <table:table-cell office:value-type="float" office:value="1716.95035007671">
                <text:p>1716.9503500767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573805842.08217">
                <text:p>1573805842.08217</text:p>
              </table:table-cell>
              <table:table-cell office:value-type="float" office:value="1630.13117199452">
                <text:p>1630.1311719945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573805842.3526">
                <text:p>1573805842.3526</text:p>
              </table:table-cell>
              <table:table-cell office:value-type="float" office:value="1611.02706240548">
                <text:p>1611.0270624054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573805842.62274">
                <text:p>1573805842.62274</text:p>
              </table:table-cell>
              <table:table-cell office:value-type="float" office:value="1696.25993911781">
                <text:p>1696.2599391178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573805842.89392">
                <text:p>1573805842.89392</text:p>
              </table:table-cell>
              <table:table-cell office:value-type="float" office:value="5429.23254185754">
                <text:p>5429.2325418575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573805843.28165">
                <text:p>1573805843.28165</text:p>
              </table:table-cell>
              <table:table-cell office:value-type="float" office:value="864.564048706849">
                <text:p>864.56404870684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573805843.51982">
                <text:p>1573805843.51982</text:p>
              </table:table-cell>
              <table:table-cell office:value-type="float" office:value="15.9065144602738">
                <text:p>15.906514460273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573805843.75733">
                <text:p>1573805843.75733</text:p>
              </table:table-cell>
              <table:table-cell office:value-type="float" office:value="16.9256925424656">
                <text:p>16.925692542465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573805843.99649">
                <text:p>1573805843.99649</text:p>
              </table:table-cell>
              <table:table-cell office:value-type="float" office:value="16.5311719945204">
                <text:p>16.531171994520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573805844.26534">
                <text:p>1573805844.26534</text:p>
              </table:table-cell>
              <table:table-cell office:value-type="float" office:value="18.0243226794519">
                <text:p>18.024322679451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573805844.5346">
                <text:p>1573805844.5346</text:p>
              </table:table-cell>
              <table:table-cell office:value-type="float" office:value="695.314733638356">
                <text:p>695.31473363835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573805844.9599">
                <text:p>1573805844.9599</text:p>
              </table:table-cell>
              <table:table-cell office:value-type="float" office:value="17.8708980219176">
                <text:p>17.870898021917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573805845.1975">
                <text:p>1573805845.1975</text:p>
              </table:table-cell>
              <table:table-cell office:value-type="float" office:value="16.101035008219">
                <text:p>16.10103500821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573805845.43464">
                <text:p>1573805845.43464</text:p>
              </table:table-cell>
              <table:table-cell office:value-type="float" office:value="16.2763774739724">
                <text:p>16.276377473972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573805845.67381">
                <text:p>1573805845.67381</text:p>
              </table:table-cell>
              <table:table-cell office:value-type="float" office:value="18.887336378082">
                <text:p>18.88733637808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573805845.94303">
                <text:p>1573805845.94303</text:p>
              </table:table-cell>
              <table:table-cell office:value-type="float" office:value="17.9174733643834">
                <text:p>17.917473364383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573805846.21149">
                <text:p>1573805846.21149</text:p>
              </table:table-cell>
              <table:table-cell office:value-type="float" office:value="19.9065144602738">
                <text:p>19.906514460273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573805846.48004">
                <text:p>1573805846.48004</text:p>
              </table:table-cell>
              <table:table-cell office:value-type="float" office:value="18.8051445972601">
                <text:p>18.805144597260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573805846.74932">
                <text:p>1573805846.74932</text:p>
              </table:table-cell>
              <table:table-cell office:value-type="float" office:value="17.328432268493">
                <text:p>17.32843226849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573805847.01869">
                <text:p>1573805847.01869</text:p>
              </table:table-cell>
              <table:table-cell office:value-type="float" office:value="17.8161035013697">
                <text:p>17.816103501369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573805847.28757">
                <text:p>1573805847.28757</text:p>
              </table:table-cell>
              <table:table-cell office:value-type="float" office:value="18.0435007616437">
                <text:p>18.043500761643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573805847.67626">
                <text:p>1573805847.67626</text:p>
              </table:table-cell>
              <table:table-cell office:value-type="float" office:value="18.4818569260272">
                <text:p>18.481856926027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573805847.91379">
                <text:p>1573805847.91379</text:p>
              </table:table-cell>
              <table:table-cell office:value-type="float" office:value="17.4626788438354">
                <text:p>17.462678843835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573805848.15285">
                <text:p>1573805848.15285</text:p>
              </table:table-cell>
              <table:table-cell office:value-type="float" office:value="17.3476103506848">
                <text:p>17.347610350684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573805848.42098">
                <text:p>1573805848.42098</text:p>
              </table:table-cell>
              <table:table-cell office:value-type="float" office:value="17.6215829534245">
                <text:p>17.621582953424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573805848.68936">
                <text:p>1573805848.68936</text:p>
              </table:table-cell>
              <table:table-cell office:value-type="float" office:value="19.3996651452053">
                <text:p>19.399665145205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573805848.95735">
                <text:p>1573805848.95735</text:p>
              </table:table-cell>
              <table:table-cell office:value-type="float" office:value="21.1174733643834">
                <text:p>21.117473364383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573805849.22557">
                <text:p>1573805849.22557</text:p>
              </table:table-cell>
              <table:table-cell office:value-type="float" office:value="20.2517199397259">
                <text:p>20.251719939725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573805849.49463">
                <text:p>1573805849.49463</text:p>
              </table:table-cell>
              <table:table-cell office:value-type="float" office:value="20.4215829534245">
                <text:p>20.421582953424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573805849.76372">
                <text:p>1573805849.76372</text:p>
              </table:table-cell>
              <table:table-cell office:value-type="float" office:value="19.8626788438354">
                <text:p>19.862678843835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573805850.0335">
                <text:p>1573805850.0335</text:p>
              </table:table-cell>
              <table:table-cell office:value-type="float" office:value="19.2626788438354">
                <text:p>19.262678843835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573805850.30121">
                <text:p>1573805850.30121</text:p>
              </table:table-cell>
              <table:table-cell office:value-type="float" office:value="20.0955555561642">
                <text:p>20.095555556164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573805850.57057">
                <text:p>1573805850.57057</text:p>
              </table:table-cell>
              <table:table-cell office:value-type="float" office:value="20.5695281589039">
                <text:p>20.569528158903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573805850.83995">
                <text:p>1573805850.83995</text:p>
              </table:table-cell>
              <table:table-cell office:value-type="float" office:value="19.4024048712327">
                <text:p>19.402404871232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573805851.10928">
                <text:p>1573805851.10928</text:p>
              </table:table-cell>
              <table:table-cell office:value-type="float" office:value="18.4791171999998">
                <text:p>18.479117199999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573805851.37767">
                <text:p>1573805851.37767</text:p>
              </table:table-cell>
              <table:table-cell office:value-type="float" office:value="20.4571993917806">
                <text:p>20.457199391780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573805851.64624">
                <text:p>1573805851.64624</text:p>
              </table:table-cell>
              <table:table-cell office:value-type="float" office:value="27.2791171999998">
                <text:p>27.279117199999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573805851.91352">
                <text:p>1573805851.91352</text:p>
              </table:table-cell>
              <table:table-cell office:value-type="float" office:value="63.5256925424656">
                <text:p>63.525692542465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573805852.18204">
                <text:p>1573805852.18204</text:p>
              </table:table-cell>
              <table:table-cell office:value-type="float" office:value="99.0161035013697">
                <text:p>99.016103501369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573805852.44987">
                <text:p>1573805852.44987</text:p>
              </table:table-cell>
              <table:table-cell office:value-type="float" office:value="480.69007610411">
                <text:p>480.6900761041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573805852.71952">
                <text:p>1573805852.71952</text:p>
              </table:table-cell>
              <table:table-cell office:value-type="float" office:value="1614.25719939178">
                <text:p>1614.2571993917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573805852.98925">
                <text:p>1573805852.98925</text:p>
              </table:table-cell>
              <table:table-cell office:value-type="float" office:value="1696.09829528219">
                <text:p>1696.0982952821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573805853.25979">
                <text:p>1573805853.25979</text:p>
              </table:table-cell>
              <table:table-cell office:value-type="float" office:value="1683.18322678904">
                <text:p>1683.1832267890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573805853.53033">
                <text:p>1573805853.53033</text:p>
              </table:table-cell>
              <table:table-cell office:value-type="float" office:value="1684.92569254247">
                <text:p>1684.9256925424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573805853.80095">
                <text:p>1573805853.80095</text:p>
              </table:table-cell>
              <table:table-cell office:value-type="float" office:value="1684.4489802137">
                <text:p>1684.448980213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573805854.07093">
                <text:p>1573805854.07093</text:p>
              </table:table-cell>
              <table:table-cell office:value-type="float" office:value="1682.91199391233">
                <text:p>1682.9119939123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573805854.34246">
                <text:p>1573805854.34246</text:p>
              </table:table-cell>
              <table:table-cell office:value-type="float" office:value="1683.82158295342">
                <text:p>1683.8215829534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573805854.6127">
                <text:p>1573805854.6127</text:p>
              </table:table-cell>
              <table:table-cell office:value-type="float" office:value="1683.87363774795">
                <text:p>1683.8736377479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573805854.88308">
                <text:p>1573805854.88308</text:p>
              </table:table-cell>
              <table:table-cell office:value-type="float" office:value="1683.79418569315">
                <text:p>1683.7941856931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573805855.15364">
                <text:p>1573805855.15364</text:p>
              </table:table-cell>
              <table:table-cell office:value-type="float" office:value="1681.8489802137">
                <text:p>1681.848980213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573805855.42406">
                <text:p>1573805855.42406</text:p>
              </table:table-cell>
              <table:table-cell office:value-type="float" office:value="1681.99966514521">
                <text:p>1681.9996651452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573805855.69376">
                <text:p>1573805855.69376</text:p>
              </table:table-cell>
              <table:table-cell office:value-type="float" office:value="1682.28733637808">
                <text:p>1682.2873363780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573805855.96529">
                <text:p>1573805855.96529</text:p>
              </table:table-cell>
              <table:table-cell office:value-type="float" office:value="1682.79144596712">
                <text:p>1682.7914459671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573805856.23717">
                <text:p>1573805856.23717</text:p>
              </table:table-cell>
              <table:table-cell office:value-type="float" office:value="1681.53391172055">
                <text:p>1681.5339117205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573805856.50777">
                <text:p>1573805856.50777</text:p>
              </table:table-cell>
              <table:table-cell office:value-type="float" office:value="1681.69555555616">
                <text:p>1681.6955555561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573805856.77718">
                <text:p>1573805856.77718</text:p>
              </table:table-cell>
              <table:table-cell office:value-type="float" office:value="1682.3092541863">
                <text:p>1682.309254186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573805857.04782">
                <text:p>1573805857.04782</text:p>
              </table:table-cell>
              <table:table-cell office:value-type="float" office:value="1681.87089802192">
                <text:p>1681.8708980219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573805857.31777">
                <text:p>1573805857.31777</text:p>
              </table:table-cell>
              <table:table-cell office:value-type="float" office:value="1682.9887062411">
                <text:p>1682.988706241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573805857.58857">
                <text:p>1573805857.58857</text:p>
              </table:table-cell>
              <table:table-cell office:value-type="float" office:value="1681.51473363836">
                <text:p>1681.5147336383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573805857.85835">
                <text:p>1573805857.85835</text:p>
              </table:table-cell>
              <table:table-cell office:value-type="float" office:value="1679.69555555616">
                <text:p>1679.6955555561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573805858.12829">
                <text:p>1573805858.12829</text:p>
              </table:table-cell>
              <table:table-cell office:value-type="float" office:value="1681.49281583014">
                <text:p>1681.4928158301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573805858.39817">
                <text:p>1573805858.39817</text:p>
              </table:table-cell>
              <table:table-cell office:value-type="float" office:value="1682.74487062466">
                <text:p>1682.7448706246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573805858.66917">
                <text:p>1573805858.66917</text:p>
              </table:table-cell>
              <table:table-cell office:value-type="float" office:value="1680.56130898082">
                <text:p>1680.56130898082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573805858.9391">
                <text:p>1573805858.9391</text:p>
              </table:table-cell>
              <table:table-cell office:value-type="float" office:value="1680.30103500822">
                <text:p>1680.3010350082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573805859.20992">
                <text:p>1573805859.20992</text:p>
              </table:table-cell>
              <table:table-cell office:value-type="float" office:value="1682.10651446027">
                <text:p>1682.1065144602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573805859.47929">
                <text:p>1573805859.47929</text:p>
              </table:table-cell>
              <table:table-cell office:value-type="float" office:value="1682.26541856986">
                <text:p>1682.2654185698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573805859.75104">
                <text:p>1573805859.75104</text:p>
              </table:table-cell>
              <table:table-cell office:value-type="float" office:value="1681.54487062466">
                <text:p>1681.5448706246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573805860.02028">
                <text:p>1573805860.02028</text:p>
              </table:table-cell>
              <table:table-cell office:value-type="float" office:value="1680.96404870685">
                <text:p>1680.9640487068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573805860.29113">
                <text:p>1573805860.29113</text:p>
              </table:table-cell>
              <table:table-cell office:value-type="float" office:value="1681.19692541918">
                <text:p>1681.1969254191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573805860.56043">
                <text:p>1573805860.56043</text:p>
              </table:table-cell>
              <table:table-cell office:value-type="float" office:value="1681.61336377534">
                <text:p>1681.6133637753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573805860.83065">
                <text:p>1573805860.83065</text:p>
              </table:table-cell>
              <table:table-cell office:value-type="float" office:value="1679.89007610411">
                <text:p>1679.8900761041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573805861.10041">
                <text:p>1573805861.10041</text:p>
              </table:table-cell>
              <table:table-cell office:value-type="float" office:value="1680.52295281644">
                <text:p>1680.5229528164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573805861.37157">
                <text:p>1573805861.37157</text:p>
              </table:table-cell>
              <table:table-cell office:value-type="float" office:value="1680.76130898082">
                <text:p>1680.7613089808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573805861.6411">
                <text:p>1573805861.6411</text:p>
              </table:table-cell>
              <table:table-cell office:value-type="float" office:value="1681.23528158356">
                <text:p>1681.2352815835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573805861.91199">
                <text:p>1573805861.91199</text:p>
              </table:table-cell>
              <table:table-cell office:value-type="float" office:value="1680.85719939178">
                <text:p>1680.8571993917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573805862.18184">
                <text:p>1573805862.18184</text:p>
              </table:table-cell>
              <table:table-cell office:value-type="float" office:value="1681.89007610411">
                <text:p>1681.8900761041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573805862.45363">
                <text:p>1573805862.45363</text:p>
              </table:table-cell>
              <table:table-cell office:value-type="float" office:value="1681.56130898082">
                <text:p>1681.5613089808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573805862.72377">
                <text:p>1573805862.72377</text:p>
              </table:table-cell>
              <table:table-cell office:value-type="float" office:value="1682.27363774795">
                <text:p>1682.2736377479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573805862.99442">
                <text:p>1573805862.99442</text:p>
              </table:table-cell>
              <table:table-cell office:value-type="float" office:value="1807.35308980274">
                <text:p>1807.3530898027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573805863.41945">
                <text:p>1573805863.41945</text:p>
              </table:table-cell>
              <table:table-cell office:value-type="float" office:value="1682.85719939178">
                <text:p>1682.8571993917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573805863.65794">
                <text:p>1573805863.65794</text:p>
              </table:table-cell>
              <table:table-cell office:value-type="float" office:value="1681.28733637808">
                <text:p>1681.2873363780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573805863.89616">
                <text:p>1573805863.89616</text:p>
              </table:table-cell>
              <table:table-cell office:value-type="float" office:value="1680.00514459726">
                <text:p>1680.0051445972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573805864.13567">
                <text:p>1573805864.13567</text:p>
              </table:table-cell>
              <table:table-cell office:value-type="float" office:value="1681.24350076164">
                <text:p>1681.2435007616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573805864.40655">
                <text:p>1573805864.40655</text:p>
              </table:table-cell>
              <table:table-cell office:value-type="float" office:value="1681.4791172">
                <text:p>1681.479117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573805864.67772">
                <text:p>1573805864.67772</text:p>
              </table:table-cell>
              <table:table-cell office:value-type="float" office:value="1680.75856925479">
                <text:p>1680.7585692547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573805864.94903">
                <text:p>1573805864.94903</text:p>
              </table:table-cell>
              <table:table-cell office:value-type="float" office:value="1680.99418569315">
                <text:p>1680.9941856931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573805865.21968">
                <text:p>1573805865.21968</text:p>
              </table:table-cell>
              <table:table-cell office:value-type="float" office:value="1681.63802130959">
                <text:p>1681.6380213095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573805865.49099">
                <text:p>1573805865.49099</text:p>
              </table:table-cell>
              <table:table-cell office:value-type="float" office:value="1683.62158295342">
                <text:p>1683.6215829534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573805865.7615">
                <text:p>1573805865.7615</text:p>
              </table:table-cell>
              <table:table-cell office:value-type="float" office:value="1682.35856925479">
                <text:p>1682.3585692547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573805866.03242">
                <text:p>1573805866.03242</text:p>
              </table:table-cell>
              <table:table-cell office:value-type="float" office:value="1682.76404870685">
                <text:p>1682.7640487068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573805866.30415">
                <text:p>1573805866.30415</text:p>
              </table:table-cell>
              <table:table-cell office:value-type="float" office:value="1683.3887062411">
                <text:p>1683.388706241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573805866.57476">
                <text:p>1573805866.57476</text:p>
              </table:table-cell>
              <table:table-cell office:value-type="float" office:value="1681.46267884384">
                <text:p>1681.4626788438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573805866.84536">
                <text:p>1573805866.84536</text:p>
              </table:table-cell>
              <table:table-cell office:value-type="float" office:value="1682.25993911781">
                <text:p>1682.2599391178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573805867.11631">
                <text:p>1573805867.11631</text:p>
              </table:table-cell>
              <table:table-cell office:value-type="float" office:value="1681.22158295342">
                <text:p>1681.2215829534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573805867.3873">
                <text:p>1573805867.3873</text:p>
              </table:table-cell>
              <table:table-cell office:value-type="float" office:value="1682.96130898082">
                <text:p>1682.9613089808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573805867.65828">
                <text:p>1573805867.65828</text:p>
              </table:table-cell>
              <table:table-cell office:value-type="float" office:value="1682.70651446027">
                <text:p>1682.7065144602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573805867.92903">
                <text:p>1573805867.92903</text:p>
              </table:table-cell>
              <table:table-cell office:value-type="float" office:value="1682.87363774795">
                <text:p>1682.8736377479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573805868.20109">
                <text:p>1573805868.20109</text:p>
              </table:table-cell>
              <table:table-cell office:value-type="float" office:value="1682.85445966575">
                <text:p>1682.8544596657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573805868.47264">
                <text:p>1573805868.47264</text:p>
              </table:table-cell>
              <table:table-cell office:value-type="float" office:value="1681.78048706301">
                <text:p>1681.7804870630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573805868.74351">
                <text:p>1573805868.74351</text:p>
              </table:table-cell>
              <table:table-cell office:value-type="float" office:value="1681.58322678904">
                <text:p>1681.5832267890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573805869.01386">
                <text:p>1573805869.01386</text:p>
              </table:table-cell>
              <table:table-cell office:value-type="float" office:value="1682.44076103562">
                <text:p>1682.4407610356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573805869.28639">
                <text:p>1573805869.28639</text:p>
              </table:table-cell>
              <table:table-cell office:value-type="float" office:value="1683.13117199452">
                <text:p>1683.1311719945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573805869.55681">
                <text:p>1573805869.55681</text:p>
              </table:table-cell>
              <table:table-cell office:value-type="float" office:value="1681.91747336438">
                <text:p>1681.9174733643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573805869.82636">
                <text:p>1573805869.82636</text:p>
              </table:table-cell>
              <table:table-cell office:value-type="float" office:value="1683.43254185753">
                <text:p>1683.4325418575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573805870.09748">
                <text:p>1573805870.09748</text:p>
              </table:table-cell>
              <table:table-cell office:value-type="float" office:value="1682.11747336438">
                <text:p>1682.1174733643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573805870.36711">
                <text:p>1573805870.36711</text:p>
              </table:table-cell>
              <table:table-cell office:value-type="float" office:value="1682.6489802137">
                <text:p>1682.6489802137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573805870.63849">
                <text:p>1573805870.63849</text:p>
              </table:table-cell>
              <table:table-cell office:value-type="float" office:value="1682.69555555616">
                <text:p>1682.6955555561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573805870.90791">
                <text:p>1573805870.90791</text:p>
              </table:table-cell>
              <table:table-cell office:value-type="float" office:value="1682.28733637808">
                <text:p>1682.2873363780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573805871.17877">
                <text:p>1573805871.17877</text:p>
              </table:table-cell>
              <table:table-cell office:value-type="float" office:value="1481.87363774795">
                <text:p>1481.8736377479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573805871.44839">
                <text:p>1573805871.44839</text:p>
              </table:table-cell>
              <table:table-cell office:value-type="float" office:value="30.901035008219">
                <text:p>30.90103500821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573805871.71778">
                <text:p>1573805871.71778</text:p>
              </table:table-cell>
              <table:table-cell office:value-type="float" office:value="21.6352815835615">
                <text:p>21.635281583561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573805871.98624">
                <text:p>1573805871.98624</text:p>
              </table:table-cell>
              <table:table-cell office:value-type="float" office:value="21.914733638356">
                <text:p>21.91473363835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573805872.2557">
                <text:p>1573805872.2557</text:p>
              </table:table-cell>
              <table:table-cell office:value-type="float" office:value="23.1640487068491">
                <text:p>23.164048706849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573805872.52408">
                <text:p>1573805872.52408</text:p>
              </table:table-cell>
              <table:table-cell office:value-type="float" office:value="20.3887062410957">
                <text:p>20.388706241095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573805872.7937">
                <text:p>1573805872.7937</text:p>
              </table:table-cell>
              <table:table-cell office:value-type="float" office:value="22.2571993917806">
                <text:p>22.257199391780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573805873.06189">
                <text:p>1573805873.06189</text:p>
              </table:table-cell>
              <table:table-cell office:value-type="float" office:value="22.301035008219">
                <text:p>22.30103500821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573805873.33098">
                <text:p>1573805873.33098</text:p>
              </table:table-cell>
              <table:table-cell office:value-type="float" office:value="20.9585692547943">
                <text:p>20.958569254794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573805873.59904">
                <text:p>1573805873.59904</text:p>
              </table:table-cell>
              <table:table-cell office:value-type="float" office:value="21.2982952821916">
                <text:p>21.298295282191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573805873.86818">
                <text:p>1573805873.86818</text:p>
              </table:table-cell>
              <table:table-cell office:value-type="float" office:value="22.459939117808">
                <text:p>22.45993911780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573805874.13668">
                <text:p>1573805874.13668</text:p>
              </table:table-cell>
              <table:table-cell office:value-type="float" office:value="20.4024048712327">
                <text:p>20.402404871232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573805874.40575">
                <text:p>1573805874.40575</text:p>
              </table:table-cell>
              <table:table-cell office:value-type="float" office:value="509.196925419178">
                <text:p>509.19692541917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573805874.81246">
                <text:p>1573805874.81246</text:p>
              </table:table-cell>
              <table:table-cell office:value-type="float" office:value="2134.59144596712">
                <text:p>2134.5914459671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573805875.05064">
                <text:p>1573805875.05064</text:p>
              </table:table-cell>
              <table:table-cell office:value-type="float" office:value="2278.67363774794">
                <text:p>2278.67363774794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573805875.28906">
                <text:p>1573805875.28906</text:p>
              </table:table-cell>
              <table:table-cell office:value-type="float" office:value="2268.19418569315">
                <text:p>2268.1941856931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573805875.52842">
                <text:p>1573805875.52842</text:p>
              </table:table-cell>
              <table:table-cell office:value-type="float" office:value="2266.50103500822">
                <text:p>2266.5010350082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573805875.79945">
                <text:p>1573805875.79945</text:p>
              </table:table-cell>
              <table:table-cell office:value-type="float" office:value="2259.64350076164">
                <text:p>2259.6435007616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573805876.07033">
                <text:p>1573805876.07033</text:p>
              </table:table-cell>
              <table:table-cell office:value-type="float" office:value="2265.52569254247">
                <text:p>2265.5256925424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573805876.34172">
                <text:p>1573805876.34172</text:p>
              </table:table-cell>
              <table:table-cell office:value-type="float" office:value="2270.98322678904">
                <text:p>2270.98322678904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573805876.61225">
                <text:p>1573805876.61225</text:p>
              </table:table-cell>
              <table:table-cell office:value-type="float" office:value="2263.78048706301">
                <text:p>2263.7804870630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573805876.88394">
                <text:p>1573805876.88394</text:p>
              </table:table-cell>
              <table:table-cell office:value-type="float" office:value="2267.77774733699">
                <text:p>2267.7777473369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573805877.15525">
                <text:p>1573805877.15525</text:p>
              </table:table-cell>
              <table:table-cell office:value-type="float" office:value="3592.96130898082">
                <text:p>3592.9613089808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573805877.55465">
                <text:p>1573805877.55465</text:p>
              </table:table-cell>
              <table:table-cell office:value-type="float" office:value="2260.98048706301">
                <text:p>2260.9804870630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573805877.91928">
                <text:p>1573805877.91928</text:p>
              </table:table-cell>
              <table:table-cell office:value-type="float" office:value="2264.1092541863">
                <text:p>2264.109254186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573805878.15782">
                <text:p>1573805878.15782</text:p>
              </table:table-cell>
              <table:table-cell office:value-type="float" office:value="2263.58048706301">
                <text:p>2263.5804870630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573805878.39804">
                <text:p>1573805878.39804</text:p>
              </table:table-cell>
              <table:table-cell office:value-type="float" office:value="2264.09281583014">
                <text:p>2264.0928158301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573805878.6691">
                <text:p>1573805878.6691</text:p>
              </table:table-cell>
              <table:table-cell office:value-type="float" office:value="2264.23254185753">
                <text:p>2264.2325418575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573805878.93994">
                <text:p>1573805878.93994</text:p>
              </table:table-cell>
              <table:table-cell office:value-type="float" office:value="2259.31473363836">
                <text:p>2259.3147336383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573805879.21064">
                <text:p>1573805879.21064</text:p>
              </table:table-cell>
              <table:table-cell office:value-type="float" office:value="2264.57774733699">
                <text:p>2264.5777473369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573805879.48081">
                <text:p>1573805879.48081</text:p>
              </table:table-cell>
              <table:table-cell office:value-type="float" office:value="2264.08733637808">
                <text:p>2264.0873363780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573805879.75162">
                <text:p>1573805879.75162</text:p>
              </table:table-cell>
              <table:table-cell office:value-type="float" office:value="2260.88459665205">
                <text:p>2260.8845966520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573805880.02241">
                <text:p>1573805880.02241</text:p>
              </table:table-cell>
              <table:table-cell office:value-type="float" office:value="2264.28185692603">
                <text:p>2264.2818569260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573805880.29386">
                <text:p>1573805880.29386</text:p>
              </table:table-cell>
              <table:table-cell office:value-type="float" office:value="2578.48733637808">
                <text:p>2578.4873363780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573805880.68144">
                <text:p>1573805880.68144</text:p>
              </table:table-cell>
              <table:table-cell office:value-type="float" office:value="2267.40514459726">
                <text:p>2267.4051445972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573805880.9895">
                <text:p>1573805880.9895</text:p>
              </table:table-cell>
              <table:table-cell office:value-type="float" office:value="2262.70377473425">
                <text:p>2262.7037747342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573805881.22757">
                <text:p>1573805881.22757</text:p>
              </table:table-cell>
              <table:table-cell office:value-type="float" office:value="2261.94213089863">
                <text:p>2261.9421308986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573805881.46738">
                <text:p>1573805881.46738</text:p>
              </table:table-cell>
              <table:table-cell office:value-type="float" office:value="2262.5393911726">
                <text:p>2262.539391172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573805881.73851">
                <text:p>1573805881.73851</text:p>
              </table:table-cell>
              <table:table-cell office:value-type="float" office:value="2260.04076103562">
                <text:p>2260.04076103562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573805882.00998">
                <text:p>1573805882.00998</text:p>
              </table:table-cell>
              <table:table-cell office:value-type="float" office:value="2261.05993911781">
                <text:p>2261.0599391178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573805881.1831">
                <text:p>1573805881.1831</text:p>
              </table:table-cell>
              <table:table-cell office:value-type="float" office:value="2260.35308980274">
                <text:p>2260.3530898027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573805881.42157">
                <text:p>1573805881.42157</text:p>
              </table:table-cell>
              <table:table-cell office:value-type="float" office:value="2261.95035007671">
                <text:p>2261.9503500767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573805881.66069">
                <text:p>1573805881.66069</text:p>
              </table:table-cell>
              <table:table-cell office:value-type="float" office:value="2260.14761035068">
                <text:p>2260.1476103506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573805881.93096">
                <text:p>1573805881.93096</text:p>
              </table:table-cell>
              <table:table-cell office:value-type="float" office:value="2262.23254185753">
                <text:p>2262.23254185753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573805882.2012">
                <text:p>1573805882.2012</text:p>
              </table:table-cell>
              <table:table-cell office:value-type="float" office:value="2260.65719939178">
                <text:p>2260.6571993917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573805882.47094">
                <text:p>1573805882.47094</text:p>
              </table:table-cell>
              <table:table-cell office:value-type="float" office:value="2260.7393911726">
                <text:p>2260.739391172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573805882.74015">
                <text:p>1573805882.74015</text:p>
              </table:table-cell>
              <table:table-cell office:value-type="float" office:value="2259.10103500822">
                <text:p>2259.1010350082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573805883.01031">
                <text:p>1573805883.01031</text:p>
              </table:table-cell>
              <table:table-cell office:value-type="float" office:value="2262.49281583014">
                <text:p>2262.4928158301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573805883.28008">
                <text:p>1573805883.28008</text:p>
              </table:table-cell>
              <table:table-cell office:value-type="float" office:value="2260.19144596712">
                <text:p>2260.1914459671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573805883.55045">
                <text:p>1573805883.55045</text:p>
              </table:table-cell>
              <table:table-cell office:value-type="float" office:value="2261.74761035068">
                <text:p>2261.7476103506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573805883.81909">
                <text:p>1573805883.81909</text:p>
              </table:table-cell>
              <table:table-cell office:value-type="float" office:value="2260.93665144657">
                <text:p>2260.9366514465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573805884.08952">
                <text:p>1573805884.08952</text:p>
              </table:table-cell>
              <table:table-cell office:value-type="float" office:value="2261.08733637808">
                <text:p>2261.0873363780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573805884.35886">
                <text:p>1573805884.35886</text:p>
              </table:table-cell>
              <table:table-cell office:value-type="float" office:value="2260.30103500822">
                <text:p>2260.3010350082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573805884.62928">
                <text:p>1573805884.62928</text:p>
              </table:table-cell>
              <table:table-cell office:value-type="float" office:value="2260.98596651507">
                <text:p>2260.9859665150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573805884.8984">
                <text:p>1573805884.8984</text:p>
              </table:table-cell>
              <table:table-cell office:value-type="float" office:value="2262.94761035069">
                <text:p>2262.9476103506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573805885.16899">
                <text:p>1573805885.16899</text:p>
              </table:table-cell>
              <table:table-cell office:value-type="float" office:value="2259.66541856986">
                <text:p>2259.6654185698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573805885.43861">
                <text:p>1573805885.43861</text:p>
              </table:table-cell>
              <table:table-cell office:value-type="float" office:value="2260.73665144658">
                <text:p>2260.7366514465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573805885.70894">
                <text:p>1573805885.70894</text:p>
              </table:table-cell>
              <table:table-cell office:value-type="float" office:value="2260.80240487123">
                <text:p>2260.8024048712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573805885.98042">
                <text:p>1573805885.98042</text:p>
              </table:table-cell>
              <table:table-cell office:value-type="float" office:value="2260.69007610411">
                <text:p>2260.6900761041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573805886.25107">
                <text:p>1573805886.25107</text:p>
              </table:table-cell>
              <table:table-cell office:value-type="float" office:value="2262.54487062466">
                <text:p>2262.5448706246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573805886.52102">
                <text:p>1573805886.52102</text:p>
              </table:table-cell>
              <table:table-cell office:value-type="float" office:value="2259.10651446027">
                <text:p>2259.1065144602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573805886.79177">
                <text:p>1573805886.79177</text:p>
              </table:table-cell>
              <table:table-cell office:value-type="float" office:value="2262.46541856986">
                <text:p>2262.4654185698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573805887.0626">
                <text:p>1573805887.0626</text:p>
              </table:table-cell>
              <table:table-cell office:value-type="float" office:value="2261.8489802137">
                <text:p>2261.848980213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573805887.3331">
                <text:p>1573805887.3331</text:p>
              </table:table-cell>
              <table:table-cell office:value-type="float" office:value="2261.88459665205">
                <text:p>2261.8845966520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573805887.6036">
                <text:p>1573805887.6036</text:p>
              </table:table-cell>
              <table:table-cell office:value-type="float" office:value="2267.57774733699">
                <text:p>2267.5777473369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573805887.87364">
                <text:p>1573805887.87364</text:p>
              </table:table-cell>
              <table:table-cell office:value-type="float" office:value="2268.28733637808">
                <text:p>2268.28733637808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573805888.14423">
                <text:p>1573805888.14423</text:p>
              </table:table-cell>
              <table:table-cell office:value-type="float" office:value="2268.3695281589">
                <text:p>2268.369528158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573805888.41497">
                <text:p>1573805888.41497</text:p>
              </table:table-cell>
              <table:table-cell office:value-type="float" office:value="2268.61610350137">
                <text:p>2268.6161035013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573805888.68579">
                <text:p>1573805888.68579</text:p>
              </table:table-cell>
              <table:table-cell office:value-type="float" office:value="2268.64624048767">
                <text:p>2268.64624048767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573805888.95598">
                <text:p>1573805888.95598</text:p>
              </table:table-cell>
              <table:table-cell office:value-type="float" office:value="2267.74487062466">
                <text:p>2267.7448706246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573805889.22593">
                <text:p>1573805889.22593</text:p>
              </table:table-cell>
              <table:table-cell office:value-type="float" office:value="2268.15856925479">
                <text:p>2268.1585692547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573805889.49602">
                <text:p>1573805889.49602</text:p>
              </table:table-cell>
              <table:table-cell office:value-type="float" office:value="2268.67363774795">
                <text:p>2268.6736377479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573805889.76705">
                <text:p>1573805889.76705</text:p>
              </table:table-cell>
              <table:table-cell office:value-type="float" office:value="2267.84076103562">
                <text:p>2267.8407610356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573805890.0373">
                <text:p>1573805890.0373</text:p>
              </table:table-cell>
              <table:table-cell office:value-type="float" office:value="2268.35856925479">
                <text:p>2268.3585692547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573805890.30802">
                <text:p>1573805890.30802</text:p>
              </table:table-cell>
              <table:table-cell office:value-type="float" office:value="2269.45445966575">
                <text:p>2269.4544596657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573805890.57916">
                <text:p>1573805890.57916</text:p>
              </table:table-cell>
              <table:table-cell office:value-type="float" office:value="2268.02432267945">
                <text:p>2268.0243226794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573805890.85007">
                <text:p>1573805890.85007</text:p>
              </table:table-cell>
              <table:table-cell office:value-type="float" office:value="2269.14487062466">
                <text:p>2269.1448706246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573805891.12044">
                <text:p>1573805891.12044</text:p>
              </table:table-cell>
              <table:table-cell office:value-type="float" office:value="2268.37226788493">
                <text:p>2268.3722678849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573805891.39057">
                <text:p>1573805891.39057</text:p>
              </table:table-cell>
              <table:table-cell office:value-type="float" office:value="2268.16404870685">
                <text:p>2268.1640487068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573805891.66189">
                <text:p>1573805891.66189</text:p>
              </table:table-cell>
              <table:table-cell office:value-type="float" office:value="2268.07089802192">
                <text:p>2268.0708980219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573805891.93231">
                <text:p>1573805891.93231</text:p>
              </table:table-cell>
              <table:table-cell office:value-type="float" office:value="2268.43528158356">
                <text:p>2268.4352815835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573805892.20445">
                <text:p>1573805892.20445</text:p>
              </table:table-cell>
              <table:table-cell office:value-type="float" office:value="2268.24350076164">
                <text:p>2268.2435007616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573805892.47571">
                <text:p>1573805892.47571</text:p>
              </table:table-cell>
              <table:table-cell office:value-type="float" office:value="2268.17774733699">
                <text:p>2268.1777473369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573805892.74608">
                <text:p>1573805892.74608</text:p>
              </table:table-cell>
              <table:table-cell office:value-type="float" office:value="2268.27363774794">
                <text:p>2268.2736377479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573805893.01526">
                <text:p>1573805893.01526</text:p>
              </table:table-cell>
              <table:table-cell office:value-type="float" office:value="2293.35308980274">
                <text:p>2293.3530898027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573805893.28576">
                <text:p>1573805893.28576</text:p>
              </table:table-cell>
              <table:table-cell office:value-type="float" office:value="1857.3887062411">
                <text:p>1857.388706241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573805893.55482">
                <text:p>1573805893.55482</text:p>
              </table:table-cell>
              <table:table-cell office:value-type="float" office:value="176.446240487671">
                <text:p>176.44624048767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573805893.82281">
                <text:p>1573805893.82281</text:p>
              </table:table-cell>
              <table:table-cell office:value-type="float" office:value="23.6900761041094">
                <text:p>23.690076104109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573805894.09068">
                <text:p>1573805894.09068</text:p>
              </table:table-cell>
              <table:table-cell office:value-type="float" office:value="22.6654185698628">
                <text:p>22.665418569862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573805894.35905">
                <text:p>1573805894.35905</text:p>
              </table:table-cell>
              <table:table-cell office:value-type="float" office:value="22.7777473369861">
                <text:p>22.777747336986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573805894.6272">
                <text:p>1573805894.6272</text:p>
              </table:table-cell>
              <table:table-cell office:value-type="float" office:value="21.4763774739724">
                <text:p>21.476377473972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573805894.89578">
                <text:p>1573805894.89578</text:p>
              </table:table-cell>
              <table:table-cell office:value-type="float" office:value="21.6215829534245">
                <text:p>21.621582953424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573805895.16353">
                <text:p>1573805895.16353</text:p>
              </table:table-cell>
              <table:table-cell office:value-type="float" office:value="21.328432268493">
                <text:p>21.32843226849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573805895.43146">
                <text:p>1573805895.43146</text:p>
              </table:table-cell>
              <table:table-cell office:value-type="float" office:value="20.0352815835615">
                <text:p>20.035281583561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573805895.6992">
                <text:p>1573805895.6992</text:p>
              </table:table-cell>
              <table:table-cell office:value-type="float" office:value="22.4845966520546">
                <text:p>22.484596652054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573805895.96771">
                <text:p>1573805895.96771</text:p>
              </table:table-cell>
              <table:table-cell office:value-type="float" office:value="23.4955555561642">
                <text:p>23.495555556164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573805896.23595">
                <text:p>1573805896.23595</text:p>
              </table:table-cell>
              <table:table-cell office:value-type="float" office:value="21.1311719945204">
                <text:p>21.131171994520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573805896.50427">
                <text:p>1573805896.50427</text:p>
              </table:table-cell>
              <table:table-cell office:value-type="float" office:value="22.7476103506848">
                <text:p>22.747610350684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573805896.77162">
                <text:p>1573805896.77162</text:p>
              </table:table-cell>
              <table:table-cell office:value-type="float" office:value="23.8982952821916">
                <text:p>23.898295282191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573805897.04073">
                <text:p>1573805897.04073</text:p>
              </table:table-cell>
              <table:table-cell office:value-type="float" office:value="21.9887062410957">
                <text:p>21.988706241095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573805897.30866">
                <text:p>1573805897.30866</text:p>
              </table:table-cell>
              <table:table-cell office:value-type="float" office:value="21.5256925424656">
                <text:p>21.525692542465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573805897.57742">
                <text:p>1573805897.57742</text:p>
              </table:table-cell>
              <table:table-cell office:value-type="float" office:value="21.5804870630135">
                <text:p>21.580487063013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573805897.84477">
                <text:p>1573805897.84477</text:p>
              </table:table-cell>
              <table:table-cell office:value-type="float" office:value="22.873637747945">
                <text:p>22.87363774794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573805898.11333">
                <text:p>1573805898.11333</text:p>
              </table:table-cell>
              <table:table-cell office:value-type="float" office:value="23.4708980219176">
                <text:p>23.470898021917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573805898.38122">
                <text:p>1573805898.38122</text:p>
              </table:table-cell>
              <table:table-cell office:value-type="float" office:value="23.3092541863012">
                <text:p>23.309254186301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573805898.64895">
                <text:p>1573805898.64895</text:p>
              </table:table-cell>
              <table:table-cell office:value-type="float" office:value="22.0955555561642">
                <text:p>22.095555556164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573805898.91792">
                <text:p>1573805898.91792</text:p>
              </table:table-cell>
              <table:table-cell office:value-type="float" office:value="22.5476103506848">
                <text:p>22.5476103506848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573805899.18689">
                <text:p>1573805899.18689</text:p>
              </table:table-cell>
              <table:table-cell office:value-type="float" office:value="21.0708980219176">
                <text:p>21.0708980219176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573805899.45546">
                <text:p>1573805899.45546</text:p>
              </table:table-cell>
              <table:table-cell office:value-type="float" office:value="22.4215829534245">
                <text:p>22.421582953424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573805899.72338">
                <text:p>1573805899.72338</text:p>
              </table:table-cell>
              <table:table-cell office:value-type="float" office:value="21.114733638356">
                <text:p>21.114733638356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573805899.99095">
                <text:p>1573805899.99095</text:p>
              </table:table-cell>
              <table:table-cell office:value-type="float" office:value="21.6681582958902">
                <text:p>21.668158295890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573805900.25918">
                <text:p>1573805900.25918</text:p>
              </table:table-cell>
              <table:table-cell office:value-type="float" office:value="22.0763774739724">
                <text:p>22.076377473972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573805900.52803">
                <text:p>1573805900.52803</text:p>
              </table:table-cell>
              <table:table-cell office:value-type="float" office:value="23.0435007616437">
                <text:p>23.043500761643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573805900.79684">
                <text:p>1573805900.79684</text:p>
              </table:table-cell>
              <table:table-cell office:value-type="float" office:value="21.8900761041094">
                <text:p>21.890076104109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573805901.06557">
                <text:p>1573805901.06557</text:p>
              </table:table-cell>
              <table:table-cell office:value-type="float" office:value="22.9887062410957">
                <text:p>22.988706241095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573805901.33457">
                <text:p>1573805901.33457</text:p>
              </table:table-cell>
              <table:table-cell office:value-type="float" office:value="24.8215829534245">
                <text:p>24.821582953424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573805901.60297">
                <text:p>1573805901.60297</text:p>
              </table:table-cell>
              <table:table-cell office:value-type="float" office:value="21.8818569260272">
                <text:p>21.881856926027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573805901.87114">
                <text:p>1573805901.87114</text:p>
              </table:table-cell>
              <table:table-cell office:value-type="float" office:value="21.4763774739724">
                <text:p>21.476377473972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573805902.14018">
                <text:p>1573805902.14018</text:p>
              </table:table-cell>
              <table:table-cell office:value-type="float" office:value="22.3777473369861">
                <text:p>22.377747336986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573805902.4081">
                <text:p>1573805902.4081</text:p>
              </table:table-cell>
              <table:table-cell office:value-type="float" office:value="22.9339117205478">
                <text:p>22.933911720547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573805902.67736">
                <text:p>1573805902.67736</text:p>
              </table:table-cell>
              <table:table-cell office:value-type="float" office:value="23.487336378082">
                <text:p>23.48733637808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573805902.94567">
                <text:p>1573805902.94567</text:p>
              </table:table-cell>
              <table:table-cell office:value-type="float" office:value="22.8928158301368">
                <text:p>22.8928158301368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573805903.21468">
                <text:p>1573805903.21468</text:p>
              </table:table-cell>
              <table:table-cell office:value-type="float" office:value="23.0517199397259">
                <text:p>23.051719939725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573805903.48273">
                <text:p>1573805903.48273</text:p>
              </table:table-cell>
              <table:table-cell office:value-type="float" office:value="21.7174733643834">
                <text:p>21.7174733643834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573805903.75038">
                <text:p>1573805903.75038</text:p>
              </table:table-cell>
              <table:table-cell office:value-type="float" office:value="23.7503500767122">
                <text:p>23.750350076712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573805904.01918">
                <text:p>1573805904.01918</text:p>
              </table:table-cell>
              <table:table-cell office:value-type="float" office:value="21.9366514465752">
                <text:p>21.936651446575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573805904.28746">
                <text:p>1573805904.28746</text:p>
              </table:table-cell>
              <table:table-cell office:value-type="float" office:value="21.4982952821916">
                <text:p>21.498295282191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573805904.55582">
                <text:p>1573805904.55582</text:p>
              </table:table-cell>
              <table:table-cell office:value-type="float" office:value="23.3667884328765">
                <text:p>23.366788432876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573805904.96281">
                <text:p>1573805904.96281</text:p>
              </table:table-cell>
              <table:table-cell office:value-type="float" office:value="23.287336378082">
                <text:p>23.28733637808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573805905.20045">
                <text:p>1573805905.20045</text:p>
              </table:table-cell>
              <table:table-cell office:value-type="float" office:value="20.2955555561642">
                <text:p>20.295555556164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573805905.43835">
                <text:p>1573805905.43835</text:p>
              </table:table-cell>
              <table:table-cell office:value-type="float" office:value="21.7667884328765">
                <text:p>21.766788432876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573805905.67726">
                <text:p>1573805905.67726</text:p>
              </table:table-cell>
              <table:table-cell office:value-type="float" office:value="20.9065144602738">
                <text:p>20.906514460273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573805905.9463">
                <text:p>1573805905.9463</text:p>
              </table:table-cell>
              <table:table-cell office:value-type="float" office:value="22.2352815835615">
                <text:p>22.235281583561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573805906.21429">
                <text:p>1573805906.21429</text:p>
              </table:table-cell>
              <table:table-cell office:value-type="float" office:value="23.2051445972601">
                <text:p>23.205144597260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573805906.48313">
                <text:p>1573805906.48313</text:p>
              </table:table-cell>
              <table:table-cell office:value-type="float" office:value="21.5859665150683">
                <text:p>21.585966515068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573805906.75019">
                <text:p>1573805906.75019</text:p>
              </table:table-cell>
              <table:table-cell office:value-type="float" office:value="22.2489802136985">
                <text:p>22.248980213698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573805907.01884">
                <text:p>1573805907.01884</text:p>
              </table:table-cell>
              <table:table-cell office:value-type="float" office:value="21.459939117808">
                <text:p>21.45993911780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573805907.28632">
                <text:p>1573805907.28632</text:p>
              </table:table-cell>
              <table:table-cell office:value-type="float" office:value="20.4791171999998">
                <text:p>20.479117199999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573805907.55521">
                <text:p>1573805907.55521</text:p>
              </table:table-cell>
              <table:table-cell office:value-type="float" office:value="22.6270624054793">
                <text:p>22.627062405479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573805907.96032">
                <text:p>1573805907.96032</text:p>
              </table:table-cell>
              <table:table-cell office:value-type="float" office:value="-842.307184169863">
                <text:p>-842.30718416986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573805908.1979">
                <text:p>1573805908.1979</text:p>
              </table:table-cell>
              <table:table-cell office:value-type="float" office:value="19.0900761041094">
                <text:p>19.090076104109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573805908.43668">
                <text:p>1573805908.43668</text:p>
              </table:table-cell>
              <table:table-cell office:value-type="float" office:value="19.2188432273971">
                <text:p>19.218843227397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573805908.70529">
                <text:p>1573805908.70529</text:p>
              </table:table-cell>
              <table:table-cell office:value-type="float" office:value="189.054459665753">
                <text:p>189.05445966575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573805909.105">
                <text:p>1573805909.105</text:p>
              </table:table-cell>
              <table:table-cell office:value-type="float" office:value="21.4571993917806">
                <text:p>21.4571993917806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573805909.34233">
                <text:p>1573805909.34233</text:p>
              </table:table-cell>
              <table:table-cell office:value-type="float" office:value="19.2188432273971">
                <text:p>19.218843227397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573805909.57995">
                <text:p>1573805909.57995</text:p>
              </table:table-cell>
              <table:table-cell office:value-type="float" office:value="19.7065144602738">
                <text:p>19.706514460273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573805909.81862">
                <text:p>1573805909.81862</text:p>
              </table:table-cell>
              <table:table-cell office:value-type="float" office:value="16.9969254191779">
                <text:p>16.996925419177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573805910.08635">
                <text:p>1573805910.08635</text:p>
              </table:table-cell>
              <table:table-cell office:value-type="float" office:value="19.7667884328765">
                <text:p>19.766788432876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573805910.35512">
                <text:p>1573805910.35512</text:p>
              </table:table-cell>
              <table:table-cell office:value-type="float" office:value="22.087336378082">
                <text:p>22.08733637808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573805910.75518">
                <text:p>1573805910.75518</text:p>
              </table:table-cell>
              <table:table-cell office:value-type="float" office:value="22.8544596657532">
                <text:p>22.854459665753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573805910.99281">
                <text:p>1573805910.99281</text:p>
              </table:table-cell>
              <table:table-cell office:value-type="float" office:value="19.1092541863012">
                <text:p>19.109254186301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573805911.23054">
                <text:p>1573805911.23054</text:p>
              </table:table-cell>
              <table:table-cell office:value-type="float" office:value="20.2243226794519">
                <text:p>20.224322679451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573805911.46998">
                <text:p>1573805911.46998</text:p>
              </table:table-cell>
              <table:table-cell office:value-type="float" office:value="19.087336378082">
                <text:p>19.08733637808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573805911.73823">
                <text:p>1573805911.73823</text:p>
              </table:table-cell>
              <table:table-cell office:value-type="float" office:value="21.7695281589039">
                <text:p>21.769528158903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573805912.0073">
                <text:p>1573805912.0073</text:p>
              </table:table-cell>
              <table:table-cell office:value-type="float" office:value="22.5832267890409">
                <text:p>22.583226789040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573805912.27537">
                <text:p>1573805912.27537</text:p>
              </table:table-cell>
              <table:table-cell office:value-type="float" office:value="2164.15308980274">
                <text:p>2164.1530898027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573805912.67522">
                <text:p>1573805912.67522</text:p>
              </table:table-cell>
              <table:table-cell office:value-type="float" office:value="20.8654185698628">
                <text:p>20.865418569862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573805912.91275">
                <text:p>1573805912.91275</text:p>
              </table:table-cell>
              <table:table-cell office:value-type="float" office:value="20.0078843232875">
                <text:p>20.007884323287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573805913.1505">
                <text:p>1573805913.1505</text:p>
              </table:table-cell>
              <table:table-cell office:value-type="float" office:value="18.6024048712327">
                <text:p>18.602404871232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573805913.38963">
                <text:p>1573805913.38963</text:p>
              </table:table-cell>
              <table:table-cell office:value-type="float" office:value="20.0270624054793">
                <text:p>20.027062405479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573805913.65846">
                <text:p>1573805913.65846</text:p>
              </table:table-cell>
              <table:table-cell office:value-type="float" office:value="21.74213089863">
                <text:p>21.7421308986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573805913.92639">
                <text:p>1573805913.92639</text:p>
              </table:table-cell>
              <table:table-cell office:value-type="float" office:value="23.5530898027396">
                <text:p>23.553089802739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573805914.19458">
                <text:p>1573805914.19458</text:p>
              </table:table-cell>
              <table:table-cell office:value-type="float" office:value="22.5092541863012">
                <text:p>22.509254186301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573805914.46325">
                <text:p>1573805914.46325</text:p>
              </table:table-cell>
              <table:table-cell office:value-type="float" office:value="21.714733638356">
                <text:p>21.71473363835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573805914.73084">
                <text:p>1573805914.73084</text:p>
              </table:table-cell>
              <table:table-cell office:value-type="float" office:value="21.5065144602738">
                <text:p>21.506514460273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573805914.99913">
                <text:p>1573805914.99913</text:p>
              </table:table-cell>
              <table:table-cell office:value-type="float" office:value="21.9229528164382">
                <text:p>21.922952816438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573805915.26727">
                <text:p>1573805915.26727</text:p>
              </table:table-cell>
              <table:table-cell office:value-type="float" office:value="23.7311719945204">
                <text:p>23.731171994520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573805915.53628">
                <text:p>1573805915.53628</text:p>
              </table:table-cell>
              <table:table-cell office:value-type="float" office:value="20.2517199397259">
                <text:p>20.2517199397259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573805915.805">
                <text:p>1573805915.805</text:p>
              </table:table-cell>
              <table:table-cell office:value-type="float" office:value="20.5202130904108">
                <text:p>20.5202130904108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573805916.07321">
                <text:p>1573805916.07321</text:p>
              </table:table-cell>
              <table:table-cell office:value-type="float" office:value="22.7174733643834">
                <text:p>22.717473364383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573805916.34149">
                <text:p>1573805916.34149</text:p>
              </table:table-cell>
              <table:table-cell office:value-type="float" office:value="22.3202130904108">
                <text:p>22.3202130904108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573805916.6107">
                <text:p>1573805916.6107</text:p>
              </table:table-cell>
              <table:table-cell office:value-type="float" office:value="22.4435007616437">
                <text:p>22.4435007616437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573805916.87984">
                <text:p>1573805916.87984</text:p>
              </table:table-cell>
              <table:table-cell office:value-type="float" office:value="21.4571993917806">
                <text:p>21.457199391780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573805917.14795">
                <text:p>1573805917.14795</text:p>
              </table:table-cell>
              <table:table-cell office:value-type="float" office:value="20.9037747342464">
                <text:p>20.903774734246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573805917.41693">
                <text:p>1573805917.41693</text:p>
              </table:table-cell>
              <table:table-cell office:value-type="float" office:value="22.4626788438354">
                <text:p>22.4626788438354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573805917.68507">
                <text:p>1573805917.68507</text:p>
              </table:table-cell>
              <table:table-cell office:value-type="float" office:value="22.5092541863012">
                <text:p>22.509254186301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573805917.95371">
                <text:p>1573805917.95371</text:p>
              </table:table-cell>
              <table:table-cell office:value-type="float" office:value="21.528432268493">
                <text:p>21.52843226849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573805918.22118">
                <text:p>1573805918.22118</text:p>
              </table:table-cell>
              <table:table-cell office:value-type="float" office:value="20.9065144602738">
                <text:p>20.906514460273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573805918.48986">
                <text:p>1573805918.48986</text:p>
              </table:table-cell>
              <table:table-cell office:value-type="float" office:value="21.0955555561642">
                <text:p>21.095555556164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573805918.75701">
                <text:p>1573805918.75701</text:p>
              </table:table-cell>
              <table:table-cell office:value-type="float" office:value="22.4982952821916">
                <text:p>22.498295282191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573805919.02572">
                <text:p>1573805919.02572</text:p>
              </table:table-cell>
              <table:table-cell office:value-type="float" office:value="21.0791171999998">
                <text:p>21.0791171999998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573805919.2927">
                <text:p>1573805919.2927</text:p>
              </table:table-cell>
              <table:table-cell office:value-type="float" office:value="21.6708980219176">
                <text:p>21.670898021917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573805919.56075">
                <text:p>1573805919.56075</text:p>
              </table:table-cell>
              <table:table-cell office:value-type="float" office:value="20.6982952821916">
                <text:p>20.698295282191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573805919.82803">
                <text:p>1573805919.82803</text:p>
              </table:table-cell>
              <table:table-cell office:value-type="float" office:value="22.8188432273971">
                <text:p>22.818843227397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573805920.09714">
                <text:p>1573805920.09714</text:p>
              </table:table-cell>
              <table:table-cell office:value-type="float" office:value="21.5585692547943">
                <text:p>21.558569254794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573805920.36435">
                <text:p>1573805920.36435</text:p>
              </table:table-cell>
              <table:table-cell office:value-type="float" office:value="23.3037747342464">
                <text:p>23.303774734246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573805920.7898">
                <text:p>1573805920.7898</text:p>
              </table:table-cell>
              <table:table-cell office:value-type="float" office:value="24.1448706246574">
                <text:p>24.144870624657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573805921.02672">
                <text:p>1573805921.02672</text:p>
              </table:table-cell>
              <table:table-cell office:value-type="float" office:value="18.3722678849313">
                <text:p>18.372267884931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573805921.26415">
                <text:p>1573805921.26415</text:p>
              </table:table-cell>
              <table:table-cell office:value-type="float" office:value="20.4489802136985">
                <text:p>20.448980213698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573805921.50263">
                <text:p>1573805921.50263</text:p>
              </table:table-cell>
              <table:table-cell office:value-type="float" office:value="19.5941856931505">
                <text:p>19.594185693150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573805921.77064">
                <text:p>1573805921.77064</text:p>
              </table:table-cell>
              <table:table-cell office:value-type="float" office:value="21.9640487068491">
                <text:p>21.964048706849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573805922.03854">
                <text:p>1573805922.03854</text:p>
              </table:table-cell>
              <table:table-cell office:value-type="float" office:value="22.901035008219">
                <text:p>22.90103500821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573805922.30735">
                <text:p>1573805922.30735</text:p>
              </table:table-cell>
              <table:table-cell office:value-type="float" office:value="95.5750076109587">
                <text:p>95.575007610958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573805922.57475">
                <text:p>1573805922.57475</text:p>
              </table:table-cell>
              <table:table-cell office:value-type="float" office:value="243.944870624657">
                <text:p>243.94487062465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573805922.84261">
                <text:p>1573805922.84261</text:p>
              </table:table-cell>
              <table:table-cell office:value-type="float" office:value="1813.75308980274">
                <text:p>1813.7530898027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573805923.11183">
                <text:p>1573805923.11183</text:p>
              </table:table-cell>
              <table:table-cell office:value-type="float" office:value="3606.1887062411">
                <text:p>3606.188706241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573805923.38334">
                <text:p>1573805923.38334</text:p>
              </table:table-cell>
              <table:table-cell office:value-type="float" office:value="3641.7887062411">
                <text:p>3641.788706241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573805923.6533">
                <text:p>1573805923.6533</text:p>
              </table:table-cell>
              <table:table-cell office:value-type="float" office:value="3708.55035007671">
                <text:p>3708.5503500767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573805923.92408">
                <text:p>1573805923.92408</text:p>
              </table:table-cell>
              <table:table-cell office:value-type="float" office:value="3694.90377473425">
                <text:p>3694.9037747342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573805924.19556">
                <text:p>1573805924.19556</text:p>
              </table:table-cell>
              <table:table-cell office:value-type="float" office:value="3701.72569254247">
                <text:p>3701.72569254247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573805924.46508">
                <text:p>1573805924.46508</text:p>
              </table:table-cell>
              <table:table-cell office:value-type="float" office:value="3701.39966514521">
                <text:p>3701.3996651452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573805924.73465">
                <text:p>1573805924.73465</text:p>
              </table:table-cell>
              <table:table-cell office:value-type="float" office:value="3698.29829528219">
                <text:p>3698.2982952821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573805925.0054">
                <text:p>1573805925.0054</text:p>
              </table:table-cell>
              <table:table-cell office:value-type="float" office:value="3695.63528158356">
                <text:p>3695.6352815835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573805925.27659">
                <text:p>1573805925.27659</text:p>
              </table:table-cell>
              <table:table-cell office:value-type="float" office:value="3709.88459665205">
                <text:p>3709.8845966520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573805925.54754">
                <text:p>1573805925.54754</text:p>
              </table:table-cell>
              <table:table-cell office:value-type="float" office:value="3699.45993911781">
                <text:p>3699.4599391178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573805925.81885">
                <text:p>1573805925.81885</text:p>
              </table:table-cell>
              <table:table-cell office:value-type="float" office:value="3693.85171993973">
                <text:p>3693.8517199397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573805926.08986">
                <text:p>1573805926.08986</text:p>
              </table:table-cell>
              <table:table-cell office:value-type="float" office:value="3696.98322678904">
                <text:p>3696.9832267890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573805926.3598">
                <text:p>1573805926.3598</text:p>
              </table:table-cell>
              <table:table-cell office:value-type="float" office:value="3699.12021309041">
                <text:p>3699.12021309041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573805926.63094">
                <text:p>1573805926.63094</text:p>
              </table:table-cell>
              <table:table-cell office:value-type="float" office:value="3710.48733637808">
                <text:p>3710.4873363780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573805926.9017">
                <text:p>1573805926.9017</text:p>
              </table:table-cell>
              <table:table-cell office:value-type="float" office:value="3704.7695281589">
                <text:p>3704.769528158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573805927.17228">
                <text:p>1573805927.17228</text:p>
              </table:table-cell>
              <table:table-cell office:value-type="float" office:value="3706.55856925479">
                <text:p>3706.5585692547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573805927.44233">
                <text:p>1573805927.44233</text:p>
              </table:table-cell>
              <table:table-cell office:value-type="float" office:value="3702.17500761096">
                <text:p>3702.1750076109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573805927.71362">
                <text:p>1573805927.71362</text:p>
              </table:table-cell>
              <table:table-cell office:value-type="float" office:value="3704.4791172">
                <text:p>3704.479117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573805927.98406">
                <text:p>1573805927.98406</text:p>
              </table:table-cell>
              <table:table-cell office:value-type="float" office:value="3702.65719939178">
                <text:p>3702.65719939178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573805928.25472">
                <text:p>1573805928.25472</text:p>
              </table:table-cell>
              <table:table-cell office:value-type="float" office:value="3727.49281583014">
                <text:p>3727.4928158301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573805928.67981">
                <text:p>1573805928.67981</text:p>
              </table:table-cell>
              <table:table-cell office:value-type="float" office:value="3700.58322678904">
                <text:p>3700.58322678904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573805928.91854">
                <text:p>1573805928.91854</text:p>
              </table:table-cell>
              <table:table-cell office:value-type="float" office:value="3702.07089802192">
                <text:p>3702.0708980219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573805929.15683">
                <text:p>1573805929.15683</text:p>
              </table:table-cell>
              <table:table-cell office:value-type="float" office:value="3702.61062404931">
                <text:p>3702.6106240493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573805929.39604">
                <text:p>1573805929.39604</text:p>
              </table:table-cell>
              <table:table-cell office:value-type="float" office:value="3701.66267884384">
                <text:p>3701.6626788438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573805929.66625">
                <text:p>1573805929.66625</text:p>
              </table:table-cell>
              <table:table-cell office:value-type="float" office:value="3700.99418569315">
                <text:p>3700.9941856931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573805929.9377">
                <text:p>1573805929.9377</text:p>
              </table:table-cell>
              <table:table-cell office:value-type="float" office:value="3700.86541856986">
                <text:p>3700.86541856986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573805930.20866">
                <text:p>1573805930.20866</text:p>
              </table:table-cell>
              <table:table-cell office:value-type="float" office:value="3700.9092541863">
                <text:p>3700.909254186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573805930.47974">
                <text:p>1573805930.47974</text:p>
              </table:table-cell>
              <table:table-cell office:value-type="float" office:value="3701.99144596712">
                <text:p>3701.9914459671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573805930.75048">
                <text:p>1573805930.75048</text:p>
              </table:table-cell>
              <table:table-cell office:value-type="float" office:value="3701.72843226849">
                <text:p>3701.72843226849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573805931.02068">
                <text:p>1573805931.02068</text:p>
              </table:table-cell>
              <table:table-cell office:value-type="float" office:value="3700.14761035068">
                <text:p>3700.1476103506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573805931.29091">
                <text:p>1573805931.29091</text:p>
              </table:table-cell>
              <table:table-cell office:value-type="float" office:value="3700.59966514521">
                <text:p>3700.5996651452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573805931.56129">
                <text:p>1573805931.56129</text:p>
              </table:table-cell>
              <table:table-cell office:value-type="float" office:value="3700.69829528219">
                <text:p>3700.6982952821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573805931.8311">
                <text:p>1573805931.8311</text:p>
              </table:table-cell>
              <table:table-cell office:value-type="float" office:value="3700.22432267945">
                <text:p>3700.2243226794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573805932.10207">
                <text:p>1573805932.10207</text:p>
              </table:table-cell>
              <table:table-cell office:value-type="float" office:value="3699.83528158356">
                <text:p>3699.83528158356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573805932.3724">
                <text:p>1573805932.3724</text:p>
              </table:table-cell>
              <table:table-cell office:value-type="float" office:value="3699.9393911726">
                <text:p>3699.9393911726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573805932.64349">
                <text:p>1573805932.64349</text:p>
              </table:table-cell>
              <table:table-cell office:value-type="float" office:value="3701.25171993973">
                <text:p>3701.2517199397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573805932.91309">
                <text:p>1573805932.91309</text:p>
              </table:table-cell>
              <table:table-cell office:value-type="float" office:value="3701.70377473425">
                <text:p>3701.7037747342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573805933.18238">
                <text:p>1573805933.18238</text:p>
              </table:table-cell>
              <table:table-cell office:value-type="float" office:value="3700.89829528219">
                <text:p>3700.8982952821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573805933.45225">
                <text:p>1573805933.45225</text:p>
              </table:table-cell>
              <table:table-cell office:value-type="float" office:value="3700.08459665205">
                <text:p>3700.0845966520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573805933.72279">
                <text:p>1573805933.72279</text:p>
              </table:table-cell>
              <table:table-cell office:value-type="float" office:value="3701.09007610411">
                <text:p>3701.0900761041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573805933.99232">
                <text:p>1573805933.99232</text:p>
              </table:table-cell>
              <table:table-cell office:value-type="float" office:value="3700.25993911781">
                <text:p>3700.2599391178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573805934.26419">
                <text:p>1573805934.26419</text:p>
              </table:table-cell>
              <table:table-cell office:value-type="float" office:value="3700.62980213151">
                <text:p>3700.6298021315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573805934.53452">
                <text:p>1573805934.53452</text:p>
              </table:table-cell>
              <table:table-cell office:value-type="float" office:value="3700.7092541863">
                <text:p>3700.709254186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573805934.80546">
                <text:p>1573805934.80546</text:p>
              </table:table-cell>
              <table:table-cell office:value-type="float" office:value="3701.05719939178">
                <text:p>3701.0571993917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73805935.07526">
                <text:p>1573805935.07526</text:p>
              </table:table-cell>
              <table:table-cell office:value-type="float" office:value="3699.09829528219">
                <text:p>3699.0982952821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73805935.34562">
                <text:p>1573805935.34562</text:p>
              </table:table-cell>
              <table:table-cell office:value-type="float" office:value="3699.95582952877">
                <text:p>3699.95582952877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73805935.61594">
                <text:p>1573805935.61594</text:p>
              </table:table-cell>
              <table:table-cell office:value-type="float" office:value="3700.35582952877">
                <text:p>3700.35582952877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73805935.88738">
                <text:p>1573805935.88738</text:p>
              </table:table-cell>
              <table:table-cell office:value-type="float" office:value="3701.57226788493">
                <text:p>3701.5722678849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73805936.15622">
                <text:p>1573805936.15622</text:p>
              </table:table-cell>
              <table:table-cell office:value-type="float" office:value="3702.73391172055">
                <text:p>3702.7339117205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73805936.42718">
                <text:p>1573805936.42718</text:p>
              </table:table-cell>
              <table:table-cell office:value-type="float" office:value="3701.34213089863">
                <text:p>3701.3421308986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73805936.69746">
                <text:p>1573805936.69746</text:p>
              </table:table-cell>
              <table:table-cell office:value-type="float" office:value="3702.61610350137">
                <text:p>3702.6161035013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73805936.9682">
                <text:p>1573805936.9682</text:p>
              </table:table-cell>
              <table:table-cell office:value-type="float" office:value="3700.34761035068">
                <text:p>3700.3476103506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73805937.23885">
                <text:p>1573805937.23885</text:p>
              </table:table-cell>
              <table:table-cell office:value-type="float" office:value="3701.58048706301">
                <text:p>3701.58048706301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73805937.50941">
                <text:p>1573805937.50941</text:p>
              </table:table-cell>
              <table:table-cell office:value-type="float" office:value="3697.74487062466">
                <text:p>3697.7448706246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73805937.77982">
                <text:p>1573805937.77982</text:p>
              </table:table-cell>
              <table:table-cell office:value-type="float" office:value="3704.78322678904">
                <text:p>3704.78322678904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73805938.1592">
                <text:p>1573805938.1592</text:p>
              </table:table-cell>
              <table:table-cell office:value-type="float" office:value="5672.2188432274">
                <text:p>5672.2188432274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73805938.39782">
                <text:p>1573805938.39782</text:p>
              </table:table-cell>
              <table:table-cell office:value-type="float" office:value="7923.48733637808">
                <text:p>7923.4873363780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73805938.63807">
                <text:p>1573805938.63807</text:p>
              </table:table-cell>
              <table:table-cell office:value-type="float" office:value="10301.8681582959">
                <text:p>10301.868158295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73805938.90944">
                <text:p>1573805938.90944</text:p>
              </table:table-cell>
              <table:table-cell office:value-type="float" office:value="13037.081856926">
                <text:p>13037.08185692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73805939.18034">
                <text:p>1573805939.18034</text:p>
              </table:table-cell>
              <table:table-cell office:value-type="float" office:value="15348.1859665151">
                <text:p>15348.1859665151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73805939.45186">
                <text:p>1573805939.45186</text:p>
              </table:table-cell>
              <table:table-cell office:value-type="float" office:value="16236.1996651452">
                <text:p>16236.199665145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73805939.72302">
                <text:p>1573805939.72302</text:p>
              </table:table-cell>
              <table:table-cell office:value-type="float" office:value="16732.6325418575">
                <text:p>16732.632541857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73805939.99496">
                <text:p>1573805939.99496</text:p>
              </table:table-cell>
              <table:table-cell office:value-type="float" office:value="16678.4106240493">
                <text:p>16678.410624049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73805940.26632">
                <text:p>1573805940.26632</text:p>
              </table:table-cell>
              <table:table-cell office:value-type="float" office:value="16858.6407610356">
                <text:p>16858.640761035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73805940.53788">
                <text:p>1573805940.53788</text:p>
              </table:table-cell>
              <table:table-cell office:value-type="float" office:value="16633.7366514466">
                <text:p>16633.736651446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73805940.81047">
                <text:p>1573805940.81047</text:p>
              </table:table-cell>
              <table:table-cell office:value-type="float" office:value="16720.1887062411">
                <text:p>16720.188706241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73805941.0822">
                <text:p>1573805941.0822</text:p>
              </table:table-cell>
              <table:table-cell office:value-type="float" office:value="17022.4571993918">
                <text:p>17022.457199391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73805941.3535">
                <text:p>1573805941.3535</text:p>
              </table:table-cell>
              <table:table-cell office:value-type="float" office:value="16606.5065144603">
                <text:p>16606.506514460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73805941.62488">
                <text:p>1573805941.62488</text:p>
              </table:table-cell>
              <table:table-cell office:value-type="float" office:value="15985.7969254192">
                <text:p>15985.7969254192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73805941.89587">
                <text:p>1573805941.89587</text:p>
              </table:table-cell>
              <table:table-cell office:value-type="float" office:value="15270.9996651452">
                <text:p>15270.999665145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73805942.16721">
                <text:p>1573805942.16721</text:p>
              </table:table-cell>
              <table:table-cell office:value-type="float" office:value="13444.0407610356">
                <text:p>13444.0407610356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73805942.43912">
                <text:p>1573805942.43912</text:p>
              </table:table-cell>
              <table:table-cell office:value-type="float" office:value="8314.72021309041">
                <text:p>8314.7202130904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73805942.70919">
                <text:p>1573805942.70919</text:p>
              </table:table-cell>
              <table:table-cell office:value-type="float" office:value="3986.47089802192">
                <text:p>3986.4708980219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73805942.98033">
                <text:p>1573805942.98033</text:p>
              </table:table-cell>
              <table:table-cell office:value-type="float" office:value="4312.51473363836">
                <text:p>4312.51473363836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73805943.25084">
                <text:p>1573805943.25084</text:p>
              </table:table-cell>
              <table:table-cell office:value-type="float" office:value="9231.9585692548">
                <text:p>9231.9585692548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73805943.52182">
                <text:p>1573805943.52182</text:p>
              </table:table-cell>
              <table:table-cell office:value-type="float" office:value="12848.1585692548">
                <text:p>12848.158569254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73805943.79257">
                <text:p>1573805943.79257</text:p>
              </table:table-cell>
              <table:table-cell office:value-type="float" office:value="14551.780487063">
                <text:p>14551.78048706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73805944.06453">
                <text:p>1573805944.06453</text:p>
              </table:table-cell>
              <table:table-cell office:value-type="float" office:value="15641.1941856932">
                <text:p>15641.1941856932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73805944.33598">
                <text:p>1573805944.33598</text:p>
              </table:table-cell>
              <table:table-cell office:value-type="float" office:value="16417.4626788438">
                <text:p>16417.462678843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73805944.60755">
                <text:p>1573805944.60755</text:p>
              </table:table-cell>
              <table:table-cell office:value-type="float" office:value="16328.7366514466">
                <text:p>16328.736651446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73805944.8794">
                <text:p>1573805944.8794</text:p>
              </table:table-cell>
              <table:table-cell office:value-type="float" office:value="16153.9887062411">
                <text:p>16153.988706241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73805945.15141">
                <text:p>1573805945.15141</text:p>
              </table:table-cell>
              <table:table-cell office:value-type="float" office:value="16071.4298021315">
                <text:p>16071.429802131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73805945.42271">
                <text:p>1573805945.42271</text:p>
              </table:table-cell>
              <table:table-cell office:value-type="float" office:value="15837.8106240493">
                <text:p>15837.810624049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73805945.69426">
                <text:p>1573805945.69426</text:p>
              </table:table-cell>
              <table:table-cell office:value-type="float" office:value="15449.1366514466">
                <text:p>15449.136651446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73805945.96545">
                <text:p>1573805945.96545</text:p>
              </table:table-cell>
              <table:table-cell office:value-type="float" office:value="14634.6681582959">
                <text:p>14634.6681582959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73805946.2367">
                <text:p>1573805946.2367</text:p>
              </table:table-cell>
              <table:table-cell office:value-type="float" office:value="14598.6188432274">
                <text:p>14598.6188432274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73805946.5079">
                <text:p>1573805946.5079</text:p>
              </table:table-cell>
              <table:table-cell office:value-type="float" office:value="14525.7558295288">
                <text:p>14525.7558295288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73805946.77939">
                <text:p>1573805946.77939</text:p>
              </table:table-cell>
              <table:table-cell office:value-type="float" office:value="13788.7640487069">
                <text:p>13788.764048706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73805947.05066">
                <text:p>1573805947.05066</text:p>
              </table:table-cell>
              <table:table-cell office:value-type="float" office:value="7820.0791172">
                <text:p>7820.079117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73805947.32049">
                <text:p>1573805947.32049</text:p>
              </table:table-cell>
              <table:table-cell office:value-type="float" office:value="3848.85719939178">
                <text:p>3848.8571993917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73805947.5916">
                <text:p>1573805947.5916</text:p>
              </table:table-cell>
              <table:table-cell office:value-type="float" office:value="3475.16404870685">
                <text:p>3475.1640487068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73805947.86259">
                <text:p>1573805947.86259</text:p>
              </table:table-cell>
              <table:table-cell office:value-type="float" office:value="3489.07089802192">
                <text:p>3489.0708980219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73805948.13177">
                <text:p>1573805948.13177</text:p>
              </table:table-cell>
              <table:table-cell office:value-type="float" office:value="3492.37500761096">
                <text:p>3492.3750076109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73805948.40267">
                <text:p>1573805948.40267</text:p>
              </table:table-cell>
              <table:table-cell office:value-type="float" office:value="3492.3393911726">
                <text:p>3492.339391172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73805948.67175">
                <text:p>1573805948.67175</text:p>
              </table:table-cell>
              <table:table-cell office:value-type="float" office:value="3493.73117199452">
                <text:p>3493.7311719945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73805948.9424">
                <text:p>1573805948.9424</text:p>
              </table:table-cell>
              <table:table-cell office:value-type="float" office:value="3487.07089802192">
                <text:p>3487.0708980219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73805949.21216">
                <text:p>1573805949.21216</text:p>
              </table:table-cell>
              <table:table-cell office:value-type="float" office:value="3490.22158295342">
                <text:p>3490.2215829534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73805949.48308">
                <text:p>1573805949.48308</text:p>
              </table:table-cell>
              <table:table-cell office:value-type="float" office:value="3493.68733637808">
                <text:p>3493.68733637808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73805949.75338">
                <text:p>1573805949.75338</text:p>
              </table:table-cell>
              <table:table-cell office:value-type="float" office:value="3490.53665144658">
                <text:p>3490.5366514465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73805950.0243">
                <text:p>1573805950.0243</text:p>
              </table:table-cell>
              <table:table-cell office:value-type="float" office:value="3490.57226788493">
                <text:p>3490.57226788493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73805950.2938">
                <text:p>1573805950.2938</text:p>
              </table:table-cell>
              <table:table-cell office:value-type="float" office:value="3493.95308980274">
                <text:p>3493.9530898027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73805950.56441">
                <text:p>1573805950.56441</text:p>
              </table:table-cell>
              <table:table-cell office:value-type="float" office:value="3492.45993911781">
                <text:p>3492.4599391178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73805950.8343">
                <text:p>1573805950.8343</text:p>
              </table:table-cell>
              <table:table-cell office:value-type="float" office:value="3488.52295281644">
                <text:p>3488.5229528164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73805951.10558">
                <text:p>1573805951.10558</text:p>
              </table:table-cell>
              <table:table-cell office:value-type="float" office:value="3492.91747336438">
                <text:p>3492.91747336438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73805951.3749">
                <text:p>1573805951.3749</text:p>
              </table:table-cell>
              <table:table-cell office:value-type="float" office:value="3489.42432267945">
                <text:p>3489.4243226794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73805951.6452">
                <text:p>1573805951.6452</text:p>
              </table:table-cell>
              <table:table-cell office:value-type="float" office:value="3490.35035007671">
                <text:p>3490.3503500767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73805951.91411">
                <text:p>1573805951.91411</text:p>
              </table:table-cell>
              <table:table-cell office:value-type="float" office:value="3490.03254185753">
                <text:p>3490.0325418575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73805952.18559">
                <text:p>1573805952.18559</text:p>
              </table:table-cell>
              <table:table-cell office:value-type="float" office:value="3490.46541856986">
                <text:p>3490.46541856986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73805952.45501">
                <text:p>1573805952.45501</text:p>
              </table:table-cell>
              <table:table-cell office:value-type="float" office:value="3492.48733637808">
                <text:p>3492.4873363780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73805952.72506">
                <text:p>1573805952.72506</text:p>
              </table:table-cell>
              <table:table-cell office:value-type="float" office:value="3488.96130898082">
                <text:p>3488.9613089808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73805952.99407">
                <text:p>1573805952.99407</text:p>
              </table:table-cell>
              <table:table-cell office:value-type="float" office:value="3492.62706240548">
                <text:p>3492.62706240548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73805953.26432">
                <text:p>1573805953.26432</text:p>
              </table:table-cell>
              <table:table-cell office:value-type="float" office:value="3492.78322678904">
                <text:p>3492.78322678904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73805953.53405">
                <text:p>1573805953.53405</text:p>
              </table:table-cell>
              <table:table-cell office:value-type="float" office:value="3492.73117199452">
                <text:p>3492.7311719945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73805953.80375">
                <text:p>1573805953.80375</text:p>
              </table:table-cell>
              <table:table-cell office:value-type="float" office:value="3490.78048706301">
                <text:p>3490.7804870630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73805954.07328">
                <text:p>1573805954.07328</text:p>
              </table:table-cell>
              <table:table-cell office:value-type="float" office:value="3493.46541856986">
                <text:p>3493.46541856986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3805954.34401">
                <text:p>1573805954.34401</text:p>
              </table:table-cell>
              <table:table-cell office:value-type="float" office:value="3492.12295281644">
                <text:p>3492.12295281644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3805954.61361">
                <text:p>1573805954.61361</text:p>
              </table:table-cell>
              <table:table-cell office:value-type="float" office:value="3491.29555555616">
                <text:p>3491.2955555561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3805954.88312">
                <text:p>1573805954.88312</text:p>
              </table:table-cell>
              <table:table-cell office:value-type="float" office:value="3488.16130898082">
                <text:p>3488.16130898082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3805955.15399">
                <text:p>1573805955.15399</text:p>
              </table:table-cell>
              <table:table-cell office:value-type="float" office:value="3491.72569254247">
                <text:p>3491.7256925424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3805955.42419">
                <text:p>1573805955.42419</text:p>
              </table:table-cell>
              <table:table-cell office:value-type="float" office:value="12222.2654185699">
                <text:p>12222.2654185699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3805955.81183">
                <text:p>1573805955.81183</text:p>
              </table:table-cell>
              <table:table-cell office:value-type="float" office:value="3489.95308980274">
                <text:p>3489.95308980274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3805956.0501">
                <text:p>1573805956.0501</text:p>
              </table:table-cell>
              <table:table-cell office:value-type="float" office:value="3490.29555555616">
                <text:p>3490.29555555616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3805956.28895">
                <text:p>1573805956.28895</text:p>
              </table:table-cell>
              <table:table-cell office:value-type="float" office:value="3489.49007610411">
                <text:p>3489.4900761041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3805956.52906">
                <text:p>1573805956.52906</text:p>
              </table:table-cell>
              <table:table-cell office:value-type="float" office:value="3489.23802130959">
                <text:p>3489.2380213095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73805956.80053">
                <text:p>1573805956.80053</text:p>
              </table:table-cell>
              <table:table-cell office:value-type="float" office:value="3489.98048706301">
                <text:p>3489.9804870630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73805957.07078">
                <text:p>1573805957.07078</text:p>
              </table:table-cell>
              <table:table-cell office:value-type="float" office:value="3490.02158295342">
                <text:p>3490.02158295342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73805957.34172">
                <text:p>1573805957.34172</text:p>
              </table:table-cell>
              <table:table-cell office:value-type="float" office:value="3491.1887062411">
                <text:p>3491.188706241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73805957.61147">
                <text:p>1573805957.61147</text:p>
              </table:table-cell>
              <table:table-cell office:value-type="float" office:value="3490.06815829589">
                <text:p>3490.06815829589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73805957.88153">
                <text:p>1573805957.88153</text:p>
              </table:table-cell>
              <table:table-cell office:value-type="float" office:value="3491.50651446027">
                <text:p>3491.50651446027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73805958.15192">
                <text:p>1573805958.15192</text:p>
              </table:table-cell>
              <table:table-cell office:value-type="float" office:value="3490.37500761096">
                <text:p>3490.37500761096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73805958.42267">
                <text:p>1573805958.42267</text:p>
              </table:table-cell>
              <table:table-cell office:value-type="float" office:value="3491.6489802137">
                <text:p>3491.6489802137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73805958.69365">
                <text:p>1573805958.69365</text:p>
              </table:table-cell>
              <table:table-cell office:value-type="float" office:value="3491.49007610411">
                <text:p>3491.49007610411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73805958.96379">
                <text:p>1573805958.96379</text:p>
              </table:table-cell>
              <table:table-cell office:value-type="float" office:value="3491.47089802192">
                <text:p>3491.4708980219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73805959.23391">
                <text:p>1573805959.23391</text:p>
              </table:table-cell>
              <table:table-cell office:value-type="float" office:value="3492.06815829589">
                <text:p>3492.06815829589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73805959.50413">
                <text:p>1573805959.50413</text:p>
              </table:table-cell>
              <table:table-cell office:value-type="float" office:value="3491.5695281589">
                <text:p>3491.5695281589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73805959.77394">
                <text:p>1573805959.77394</text:p>
              </table:table-cell>
              <table:table-cell office:value-type="float" office:value="3490.90103500822">
                <text:p>3490.9010350082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73805960.0437">
                <text:p>1573805960.0437</text:p>
              </table:table-cell>
              <table:table-cell office:value-type="float" office:value="3491.09555555616">
                <text:p>3491.09555555616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73805960.31361">
                <text:p>1573805960.31361</text:p>
              </table:table-cell>
              <table:table-cell office:value-type="float" office:value="3475.23254185753">
                <text:p>3475.23254185753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73805960.5838">
                <text:p>1573805960.5838</text:p>
              </table:table-cell>
              <table:table-cell office:value-type="float" office:value="3414.28459665205">
                <text:p>3414.2845966520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73805960.85398">
                <text:p>1573805960.85398</text:p>
              </table:table-cell>
              <table:table-cell office:value-type="float" office:value="3443.81062404931">
                <text:p>3443.8106240493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73805961.12394">
                <text:p>1573805961.12394</text:p>
              </table:table-cell>
              <table:table-cell office:value-type="float" office:value="3234.64076103562">
                <text:p>3234.6407610356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73805961.39485">
                <text:p>1573805961.39485</text:p>
              </table:table-cell>
              <table:table-cell office:value-type="float" office:value="28.4352815835615">
                <text:p>28.435281583561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73805961.66274">
                <text:p>1573805961.66274</text:p>
              </table:table-cell>
              <table:table-cell office:value-type="float" office:value="26.1804870630135">
                <text:p>26.180487063013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73805961.9315">
                <text:p>1573805961.9315</text:p>
              </table:table-cell>
              <table:table-cell office:value-type="float" office:value="25.6818569260272">
                <text:p>25.6818569260272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573805962.20053">
                <text:p>1573805962.20053</text:p>
              </table:table-cell>
              <table:table-cell office:value-type="float" office:value="23.7366514465752">
                <text:p>23.7366514465752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573805962.46915">
                <text:p>1573805962.46915</text:p>
              </table:table-cell>
              <table:table-cell office:value-type="float" office:value="25.8078843232875">
                <text:p>25.807884323287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573805962.73879">
                <text:p>1573805962.73879</text:p>
              </table:table-cell>
              <table:table-cell office:value-type="float" office:value="26.7667884328765">
                <text:p>26.766788432876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573805963.00797">
                <text:p>1573805963.00797</text:p>
              </table:table-cell>
              <table:table-cell office:value-type="float" office:value="26.0298021315067">
                <text:p>26.0298021315067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573805963.2768">
                <text:p>1573805963.2768</text:p>
              </table:table-cell>
              <table:table-cell office:value-type="float" office:value="26.4626788438354">
                <text:p>26.462678843835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573805963.5458">
                <text:p>1573805963.5458</text:p>
              </table:table-cell>
              <table:table-cell office:value-type="float" office:value="24.6626788438354">
                <text:p>24.6626788438354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573805963.81464">
                <text:p>1573805963.81464</text:p>
              </table:table-cell>
              <table:table-cell office:value-type="float" office:value="26.2298021315067">
                <text:p>26.2298021315067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573805964.08303">
                <text:p>1573805964.08303</text:p>
              </table:table-cell>
              <table:table-cell office:value-type="float" office:value="27.2517199397259">
                <text:p>27.2517199397259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573805964.35194">
                <text:p>1573805964.35194</text:p>
              </table:table-cell>
              <table:table-cell office:value-type="float" office:value="26.9613089808217">
                <text:p>26.9613089808217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573805964.62062">
                <text:p>1573805964.62062</text:p>
              </table:table-cell>
              <table:table-cell office:value-type="float" office:value="25.2955555561642">
                <text:p>25.295555556164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573805964.88977">
                <text:p>1573805964.88977</text:p>
              </table:table-cell>
              <table:table-cell office:value-type="float" office:value="27.7366514465752">
                <text:p>27.7366514465752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573805965.15834">
                <text:p>1573805965.15834</text:p>
              </table:table-cell>
              <table:table-cell office:value-type="float" office:value="24.8544596657532">
                <text:p>24.854459665753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573805965.42666">
                <text:p>1573805965.42666</text:p>
              </table:table-cell>
              <table:table-cell office:value-type="float" office:value="25.5941856931505">
                <text:p>25.594185693150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573805965.69609">
                <text:p>1573805965.69609</text:p>
              </table:table-cell>
              <table:table-cell office:value-type="float" office:value="28.2681582958902">
                <text:p>28.268158295890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573805965.96519">
                <text:p>1573805965.96519</text:p>
              </table:table-cell>
              <table:table-cell office:value-type="float" office:value="26.2106240493149">
                <text:p>26.2106240493149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573805966.23472">
                <text:p>1573805966.23472</text:p>
              </table:table-cell>
              <table:table-cell office:value-type="float" office:value="-3518.8304718411">
                <text:p>-3518.830471841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573805966.50503">
                <text:p>1573805966.50503</text:p>
              </table:table-cell>
              <table:table-cell office:value-type="float" office:value="26.2654185698628">
                <text:p>26.265418569862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573805966.77422">
                <text:p>1573805966.77422</text:p>
              </table:table-cell>
              <table:table-cell office:value-type="float" office:value="26.7859665150683">
                <text:p>26.785966515068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573805967.04368">
                <text:p>1573805967.04368</text:p>
              </table:table-cell>
              <table:table-cell office:value-type="float" office:value="24.5174733643834">
                <text:p>24.517473364383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573805967.31266">
                <text:p>1573805967.31266</text:p>
              </table:table-cell>
              <table:table-cell office:value-type="float" office:value="25.4380213095889">
                <text:p>25.4380213095889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573805967.58161">
                <text:p>1573805967.58161</text:p>
              </table:table-cell>
              <table:table-cell office:value-type="float" office:value="26.2078843232875">
                <text:p>26.207884323287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573805967.85081">
                <text:p>1573805967.85081</text:p>
              </table:table-cell>
              <table:table-cell office:value-type="float" office:value="26.714733638356">
                <text:p>26.714733638356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573805968.25793">
                <text:p>1573805968.25793</text:p>
              </table:table-cell>
              <table:table-cell office:value-type="float" office:value="21.7695281589039">
                <text:p>21.769528158903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573805968.49575">
                <text:p>1573805968.49575</text:p>
              </table:table-cell>
              <table:table-cell office:value-type="float" office:value="24.4626788438354">
                <text:p>24.462678843835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573805968.73463">
                <text:p>1573805968.73463</text:p>
              </table:table-cell>
              <table:table-cell office:value-type="float" office:value="22.8900761041094">
                <text:p>22.8900761041094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573805969.00375">
                <text:p>1573805969.00375</text:p>
              </table:table-cell>
              <table:table-cell office:value-type="float" office:value="26.0078843232875">
                <text:p>26.0078843232875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573805969.39191">
                <text:p>1573805969.39191</text:p>
              </table:table-cell>
              <table:table-cell office:value-type="float" office:value="25.1065144602738">
                <text:p>25.1065144602738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573805969.6298">
                <text:p>1573805969.6298</text:p>
              </table:table-cell>
              <table:table-cell office:value-type="float" office:value="21.6955555561642">
                <text:p>21.6955555561642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573805969.86773">
                <text:p>1573805969.86773</text:p>
              </table:table-cell>
              <table:table-cell office:value-type="float" office:value="24.1065144602738">
                <text:p>24.1065144602738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573805970.10697">
                <text:p>1573805970.10697</text:p>
              </table:table-cell>
              <table:table-cell office:value-type="float" office:value="25.1339117205478">
                <text:p>25.1339117205478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573805970.37606">
                <text:p>1573805970.37606</text:p>
              </table:table-cell>
              <table:table-cell office:value-type="float" office:value="25.0407610356163">
                <text:p>25.040761035616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573805970.64546">
                <text:p>1573805970.64546</text:p>
              </table:table-cell>
              <table:table-cell office:value-type="float" office:value="26.659939117808">
                <text:p>26.659939117808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573805970.91337">
                <text:p>1573805970.91337</text:p>
              </table:table-cell>
              <table:table-cell office:value-type="float" office:value="25.6955555561642">
                <text:p>25.6955555561642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573805971.18176">
                <text:p>1573805971.18176</text:p>
              </table:table-cell>
              <table:table-cell office:value-type="float" office:value="22.8078843232875">
                <text:p>22.807884323287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573805971.45087">
                <text:p>1573805971.45087</text:p>
              </table:table-cell>
              <table:table-cell office:value-type="float" office:value="26.3969254191779">
                <text:p>26.3969254191779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573805971.71993">
                <text:p>1573805971.71993</text:p>
              </table:table-cell>
              <table:table-cell office:value-type="float" office:value="25.1476103506848">
                <text:p>25.1476103506848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573805971.98877">
                <text:p>1573805971.98877</text:p>
              </table:table-cell>
              <table:table-cell office:value-type="float" office:value="26.9941856931505">
                <text:p>26.994185693150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573805972.25651">
                <text:p>1573805972.25651</text:p>
              </table:table-cell>
              <table:table-cell office:value-type="float" office:value="24.3640487068491">
                <text:p>24.364048706849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573805972.52486">
                <text:p>1573805972.52486</text:p>
              </table:table-cell>
              <table:table-cell office:value-type="float" office:value="27.1969254191779">
                <text:p>27.1969254191779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573805972.79177">
                <text:p>1573805972.79177</text:p>
              </table:table-cell>
              <table:table-cell office:value-type="float" office:value="26.34213089863">
                <text:p>26.34213089863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573805973.06064">
                <text:p>1573805973.06064</text:p>
              </table:table-cell>
              <table:table-cell office:value-type="float" office:value="25.2188432273971">
                <text:p>25.218843227397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573805973.32899">
                <text:p>1573805973.32899</text:p>
              </table:table-cell>
              <table:table-cell office:value-type="float" office:value="25.9065144602738">
                <text:p>25.906514460273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573805973.59866">
                <text:p>1573805973.59866</text:p>
              </table:table-cell>
              <table:table-cell office:value-type="float" office:value="25.5859665150683">
                <text:p>25.5859665150683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573805973.86635">
                <text:p>1573805973.86635</text:p>
              </table:table-cell>
              <table:table-cell office:value-type="float" office:value="25.9366514465752">
                <text:p>25.9366514465752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573805974.13483">
                <text:p>1573805974.13483</text:p>
              </table:table-cell>
              <table:table-cell office:value-type="float" office:value="24.459939117808">
                <text:p>24.459939117808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573805974.40333">
                <text:p>1573805974.40333</text:p>
              </table:table-cell>
              <table:table-cell office:value-type="float" office:value="23.7722678849313">
                <text:p>23.772267884931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573805974.67303">
                <text:p>1573805974.67303</text:p>
              </table:table-cell>
              <table:table-cell office:value-type="float" office:value="26.3119939123286">
                <text:p>26.3119939123286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573805974.94088">
                <text:p>1573805974.94088</text:p>
              </table:table-cell>
              <table:table-cell office:value-type="float" office:value="27.259939117808">
                <text:p>27.259939117808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573805975.20946">
                <text:p>1573805975.20946</text:p>
              </table:table-cell>
              <table:table-cell office:value-type="float" office:value="25.3585692547943">
                <text:p>25.358569254794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573805975.47737">
                <text:p>1573805975.47737</text:p>
              </table:table-cell>
              <table:table-cell office:value-type="float" office:value="26.073637747945">
                <text:p>26.07363774794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573805975.74578">
                <text:p>1573805975.74578</text:p>
              </table:table-cell>
              <table:table-cell office:value-type="float" office:value="25.3941856931505">
                <text:p>25.394185693150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573805976.01388">
                <text:p>1573805976.01388</text:p>
              </table:table-cell>
              <table:table-cell office:value-type="float" office:value="26.2078843232875">
                <text:p>26.207884323287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573805976.28332">
                <text:p>1573805976.28332</text:p>
              </table:table-cell>
              <table:table-cell office:value-type="float" office:value="25.3229528164382">
                <text:p>25.3229528164382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573805976.55124">
                <text:p>1573805976.55124</text:p>
              </table:table-cell>
              <table:table-cell office:value-type="float" office:value="26.5969254191779">
                <text:p>26.596925419177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573805976.82019">
                <text:p>1573805976.82019</text:p>
              </table:table-cell>
              <table:table-cell office:value-type="float" office:value="25.3503500767122">
                <text:p>25.3503500767122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573805977.08718">
                <text:p>1573805977.08718</text:p>
              </table:table-cell>
              <table:table-cell office:value-type="float" office:value="24.5476103506848">
                <text:p>24.5476103506848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573805977.35668">
                <text:p>1573805977.35668</text:p>
              </table:table-cell>
              <table:table-cell office:value-type="float" office:value="24.8845966520546">
                <text:p>24.8845966520546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573805977.62505">
                <text:p>1573805977.62505</text:p>
              </table:table-cell>
              <table:table-cell office:value-type="float" office:value="24.8435007616437">
                <text:p>24.8435007616437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573805977.89376">
                <text:p>1573805977.89376</text:p>
              </table:table-cell>
              <table:table-cell office:value-type="float" office:value="26.8325418575341">
                <text:p>26.832541857534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573805978.16252">
                <text:p>1573805978.16252</text:p>
              </table:table-cell>
              <table:table-cell office:value-type="float" office:value="25.9037747342464">
                <text:p>25.9037747342464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573805978.43079">
                <text:p>1573805978.43079</text:p>
              </table:table-cell>
              <table:table-cell office:value-type="float" office:value="26.4407610356163">
                <text:p>26.4407610356163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573805978.69891">
                <text:p>1573805978.69891</text:p>
              </table:table-cell>
              <table:table-cell office:value-type="float" office:value="27.1311719945204">
                <text:p>27.131171994520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573805978.96622">
                <text:p>1573805978.96622</text:p>
              </table:table-cell>
              <table:table-cell office:value-type="float" office:value="25.0544596657532">
                <text:p>25.054459665753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573805979.2348">
                <text:p>1573805979.2348</text:p>
              </table:table-cell>
              <table:table-cell office:value-type="float" office:value="683.613363775342">
                <text:p>683.613363775342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573805979.6597">
                <text:p>1573805979.6597</text:p>
              </table:table-cell>
              <table:table-cell office:value-type="float" office:value="25.9092541863012">
                <text:p>25.909254186301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573805979.89762">
                <text:p>1573805979.89762</text:p>
              </table:table-cell>
              <table:table-cell office:value-type="float" office:value="21.7722678849313">
                <text:p>21.7722678849313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573805980.13494">
                <text:p>1573805980.13494</text:p>
              </table:table-cell>
              <table:table-cell office:value-type="float" office:value="24.687336378082">
                <text:p>24.687336378082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573805980.37393">
                <text:p>1573805980.37393</text:p>
              </table:table-cell>
              <table:table-cell office:value-type="float" office:value="26.4106240493149">
                <text:p>26.4106240493149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573805980.76188">
                <text:p>1573805980.76188</text:p>
              </table:table-cell>
              <table:table-cell office:value-type="float" office:value="27.1969254191779">
                <text:p>27.1969254191779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573805980.99946">
                <text:p>1573805980.99946</text:p>
              </table:table-cell>
              <table:table-cell office:value-type="float" office:value="22.8024048712327">
                <text:p>22.8024048712327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573805981.2367">
                <text:p>1573805981.2367</text:p>
              </table:table-cell>
              <table:table-cell office:value-type="float" office:value="24.6928158301368">
                <text:p>24.6928158301368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573805981.47454">
                <text:p>1573805981.47454</text:p>
              </table:table-cell>
              <table:table-cell office:value-type="float" office:value="21.1311719945204">
                <text:p>21.1311719945204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573805981.74192">
                <text:p>1573805981.74192</text:p>
              </table:table-cell>
              <table:table-cell office:value-type="float" office:value="23.8489802136985">
                <text:p>23.848980213698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573805982.01065">
                <text:p>1573805982.01065</text:p>
              </table:table-cell>
              <table:table-cell office:value-type="float" office:value="25.4626788438354">
                <text:p>25.4626788438354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573805982.27848">
                <text:p>1573805982.27848</text:p>
              </table:table-cell>
              <table:table-cell office:value-type="float" office:value="24.8325418575341">
                <text:p>24.832541857534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573805982.54734">
                <text:p>1573805982.54734</text:p>
              </table:table-cell>
              <table:table-cell office:value-type="float" office:value="25.4489802136985">
                <text:p>25.448980213698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573805982.8152">
                <text:p>1573805982.8152</text:p>
              </table:table-cell>
              <table:table-cell office:value-type="float" office:value="24.6188432273971">
                <text:p>24.6188432273971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573805983.08372">
                <text:p>1573805983.08372</text:p>
              </table:table-cell>
              <table:table-cell office:value-type="float" office:value="25.5722678849313">
                <text:p>25.5722678849313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573805983.35118">
                <text:p>1573805983.35118</text:p>
              </table:table-cell>
              <table:table-cell office:value-type="float" office:value="26.5613089808217">
                <text:p>26.5613089808217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573805983.61946">
                <text:p>1573805983.61946</text:p>
              </table:table-cell>
              <table:table-cell office:value-type="float" office:value="25.1585692547943">
                <text:p>25.158569254794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573805983.888">
                <text:p>1573805983.888</text:p>
              </table:table-cell>
              <table:table-cell office:value-type="float" office:value="25.2626788438354">
                <text:p>25.262678843835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573805984.15697">
                <text:p>1573805984.15697</text:p>
              </table:table-cell>
              <table:table-cell office:value-type="float" office:value="25.2462404876711">
                <text:p>25.2462404876711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573805984.42528">
                <text:p>1573805984.42528</text:p>
              </table:table-cell>
              <table:table-cell office:value-type="float" office:value="25.6298021315067">
                <text:p>25.6298021315067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573805984.69444">
                <text:p>1573805984.69444</text:p>
              </table:table-cell>
              <table:table-cell office:value-type="float" office:value="26.1996651452053">
                <text:p>26.1996651452053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573805984.96308">
                <text:p>1573805984.96308</text:p>
              </table:table-cell>
              <table:table-cell office:value-type="float" office:value="25.9037747342464">
                <text:p>25.9037747342464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573805985.2321">
                <text:p>1573805985.2321</text:p>
              </table:table-cell>
              <table:table-cell office:value-type="float" office:value="27.9996651452053">
                <text:p>27.9996651452053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573805985.5">
                <text:p>1573805985.5</text:p>
              </table:table-cell>
              <table:table-cell office:value-type="float" office:value="25.1640487068491">
                <text:p>25.164048706849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573805985.76932">
                <text:p>1573805985.76932</text:p>
              </table:table-cell>
              <table:table-cell office:value-type="float" office:value="23.9695281589039">
                <text:p>23.9695281589039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573805986.03729">
                <text:p>1573805986.03729</text:p>
              </table:table-cell>
              <table:table-cell office:value-type="float" office:value="24.4517199397259">
                <text:p>24.4517199397259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573805986.30681">
                <text:p>1573805986.30681</text:p>
              </table:table-cell>
              <table:table-cell office:value-type="float" office:value="26.7941856931505">
                <text:p>26.794185693150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573805986.57522">
                <text:p>1573805986.57522</text:p>
              </table:table-cell>
              <table:table-cell office:value-type="float" office:value="27.34213089863">
                <text:p>27.34213089863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573805986.97517">
                <text:p>1573805986.97517</text:p>
              </table:table-cell>
              <table:table-cell office:value-type="float" office:value="25.8106240493149">
                <text:p>25.8106240493149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573805987.21247">
                <text:p>1573805987.21247</text:p>
              </table:table-cell>
              <table:table-cell office:value-type="float" office:value="22.5558295287669">
                <text:p>22.5558295287669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573805987.45043">
                <text:p>1573805987.45043</text:p>
              </table:table-cell>
              <table:table-cell office:value-type="float" office:value="24.4325418575341">
                <text:p>24.4325418575341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573805987.68855">
                <text:p>1573805987.68855</text:p>
              </table:table-cell>
              <table:table-cell office:value-type="float" office:value="22.8681582958902">
                <text:p>22.868158295890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573805987.95785">
                <text:p>1573805987.95785</text:p>
              </table:table-cell>
              <table:table-cell office:value-type="float" office:value="24.9256925424656">
                <text:p>24.9256925424656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573805988.22583">
                <text:p>1573805988.22583</text:p>
              </table:table-cell>
              <table:table-cell office:value-type="float" office:value="25.5366514465752">
                <text:p>25.536651446575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573805988.49444">
                <text:p>1573805988.49444</text:p>
              </table:table-cell>
              <table:table-cell office:value-type="float" office:value="25.9366514465752">
                <text:p>25.9366514465752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573805988.76283">
                <text:p>1573805988.76283</text:p>
              </table:table-cell>
              <table:table-cell office:value-type="float" office:value="25.5722678849313">
                <text:p>25.572267884931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573805989.0319">
                <text:p>1573805989.0319</text:p>
              </table:table-cell>
              <table:table-cell office:value-type="float" office:value="25.6845966520546">
                <text:p>25.6845966520546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573805989.29997">
                <text:p>1573805989.29997</text:p>
              </table:table-cell>
              <table:table-cell office:value-type="float" office:value="24.2955555561642">
                <text:p>24.2955555561642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573805989.56949">
                <text:p>1573805989.56949</text:p>
              </table:table-cell>
              <table:table-cell office:value-type="float" office:value="26.3393911726026">
                <text:p>26.339391172602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573805989.83776">
                <text:p>1573805989.83776</text:p>
              </table:table-cell>
              <table:table-cell office:value-type="float" office:value="27.7256925424656">
                <text:p>27.7256925424656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573805990.10687">
                <text:p>1573805990.10687</text:p>
              </table:table-cell>
              <table:table-cell office:value-type="float" office:value="24.0325418575341">
                <text:p>24.0325418575341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573805990.37487">
                <text:p>1573805990.37487</text:p>
              </table:table-cell>
              <table:table-cell office:value-type="float" office:value="28.1804870630135">
                <text:p>28.180487063013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573805990.6441">
                <text:p>1573805990.6441</text:p>
              </table:table-cell>
              <table:table-cell office:value-type="float" office:value="23.1887062410957">
                <text:p>23.1887062410957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573805990.91326">
                <text:p>1573805990.91326</text:p>
              </table:table-cell>
              <table:table-cell office:value-type="float" office:value="22.9640487068491">
                <text:p>22.9640487068491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573805991.18249">
                <text:p>1573805991.18249</text:p>
              </table:table-cell>
              <table:table-cell office:value-type="float" office:value="25.5914459671231">
                <text:p>25.5914459671231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573805991.45126">
                <text:p>1573805991.45126</text:p>
              </table:table-cell>
              <table:table-cell office:value-type="float" office:value="25.0352815835615">
                <text:p>25.035281583561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573805991.7202">
                <text:p>1573805991.7202</text:p>
              </table:table-cell>
              <table:table-cell office:value-type="float" office:value="24.2982952821916">
                <text:p>24.2982952821916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573805991.98891">
                <text:p>1573805991.98891</text:p>
              </table:table-cell>
              <table:table-cell office:value-type="float" office:value="25.487336378082">
                <text:p>25.487336378082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573805992.25659">
                <text:p>1573805992.25659</text:p>
              </table:table-cell>
              <table:table-cell office:value-type="float" office:value="24.8571993917806">
                <text:p>24.8571993917806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573805992.52508">
                <text:p>1573805992.52508</text:p>
              </table:table-cell>
              <table:table-cell office:value-type="float" office:value="26.6544596657533">
                <text:p>26.654459665753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573805992.79285">
                <text:p>1573805992.79285</text:p>
              </table:table-cell>
              <table:table-cell office:value-type="float" office:value="26.4298021315067">
                <text:p>26.4298021315067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573805993.06136">
                <text:p>1573805993.06136</text:p>
              </table:table-cell>
              <table:table-cell office:value-type="float" office:value="24.2051445972601">
                <text:p>24.2051445972601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573805993.329">
                <text:p>1573805993.329</text:p>
              </table:table-cell>
              <table:table-cell office:value-type="float" office:value="24.2928158301368">
                <text:p>24.2928158301368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573805993.5972">
                <text:p>1573805993.5972</text:p>
              </table:table-cell>
              <table:table-cell office:value-type="float" office:value="24.8517199397259">
                <text:p>24.8517199397259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573805993.8653">
                <text:p>1573805993.8653</text:p>
              </table:table-cell>
              <table:table-cell office:value-type="float" office:value="26.259939117808">
                <text:p>26.25993911780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573805994.13392">
                <text:p>1573805994.13392</text:p>
              </table:table-cell>
              <table:table-cell office:value-type="float" office:value="28.6298021315067">
                <text:p>28.6298021315067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573805994.52164">
                <text:p>1573805994.52164</text:p>
              </table:table-cell>
              <table:table-cell office:value-type="float" office:value="25.6517199397259">
                <text:p>25.651719939725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573805994.75917">
                <text:p>1573805994.75917</text:p>
              </table:table-cell>
              <table:table-cell office:value-type="float" office:value="22.7859665150683">
                <text:p>22.7859665150683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573805994.99692">
                <text:p>1573805994.99692</text:p>
              </table:table-cell>
              <table:table-cell office:value-type="float" office:value="22.9476103506848">
                <text:p>22.9476103506848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573805995.23615">
                <text:p>1573805995.23615</text:p>
              </table:table-cell>
              <table:table-cell office:value-type="float" office:value="22.9393911726026">
                <text:p>22.9393911726026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573805995.50424">
                <text:p>1573805995.50424</text:p>
              </table:table-cell>
              <table:table-cell office:value-type="float" office:value="26.2407610356163">
                <text:p>26.240761035616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573805995.77297">
                <text:p>1573805995.77297</text:p>
              </table:table-cell>
              <table:table-cell office:value-type="float" office:value="25.3859665150683">
                <text:p>25.3859665150683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573805996.0405">
                <text:p>1573805996.0405</text:p>
              </table:table-cell>
              <table:table-cell office:value-type="float" office:value="25.0571993917806">
                <text:p>25.057199391780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573805996.30872">
                <text:p>1573805996.30872</text:p>
              </table:table-cell>
              <table:table-cell office:value-type="float" office:value="25.5941856931505">
                <text:p>25.5941856931505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573805996.57631">
                <text:p>1573805996.57631</text:p>
              </table:table-cell>
              <table:table-cell office:value-type="float" office:value="24.459939117808">
                <text:p>24.459939117808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573805996.84497">
                <text:p>1573805996.84497</text:p>
              </table:table-cell>
              <table:table-cell office:value-type="float" office:value="24.4517199397259">
                <text:p>24.4517199397259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573805997.11273">
                <text:p>1573805997.11273</text:p>
              </table:table-cell>
              <table:table-cell office:value-type="float" office:value="25.74213089863">
                <text:p>25.74213089863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573805997.3815">
                <text:p>1573805997.3815</text:p>
              </table:table-cell>
              <table:table-cell office:value-type="float" office:value="26.1366514465752">
                <text:p>26.1366514465752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573805997.64886">
                <text:p>1573805997.64886</text:p>
              </table:table-cell>
              <table:table-cell office:value-type="float" office:value="24.8243226794519">
                <text:p>24.8243226794519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573805997.91753">
                <text:p>1573805997.91753</text:p>
              </table:table-cell>
              <table:table-cell office:value-type="float" office:value="25.914733638356">
                <text:p>25.91473363835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573806008.63945">
                <text:p>1573806008.63945</text:p>
              </table:table-cell>
              <table:table-cell office:value-type="float" office:value="23.287336378082">
                <text:p>23.287336378082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573806008.88058">
                <text:p>1573806008.88058</text:p>
              </table:table-cell>
              <table:table-cell office:value-type="float" office:value="22.7832267890409">
                <text:p>22.7832267890409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573806009.1512">
                <text:p>1573806009.1512</text:p>
              </table:table-cell>
              <table:table-cell office:value-type="float" office:value="22.501035008219">
                <text:p>22.501035008219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573806009.42115">
                <text:p>1573806009.42115</text:p>
              </table:table-cell>
              <table:table-cell office:value-type="float" office:value="25.2517199397259">
                <text:p>25.2517199397259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573806009.69082">
                <text:p>1573806009.69082</text:p>
              </table:table-cell>
              <table:table-cell office:value-type="float" office:value="28.5202130904108">
                <text:p>28.5202130904108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573806009.96051">
                <text:p>1573806009.96051</text:p>
              </table:table-cell>
              <table:table-cell office:value-type="float" office:value="24.928432268493">
                <text:p>24.928432268493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573806010.23004">
                <text:p>1573806010.23004</text:p>
              </table:table-cell>
              <table:table-cell office:value-type="float" office:value="28.087336378082">
                <text:p>28.087336378082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573806010.49945">
                <text:p>1573806010.49945</text:p>
              </table:table-cell>
              <table:table-cell office:value-type="float" office:value="23.3722678849313">
                <text:p>23.3722678849313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573806010.76875">
                <text:p>1573806010.76875</text:p>
              </table:table-cell>
              <table:table-cell office:value-type="float" office:value="25.2270624054793">
                <text:p>25.2270624054793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573806011.03813">
                <text:p>1573806011.03813</text:p>
              </table:table-cell>
              <table:table-cell office:value-type="float" office:value="27.5503500767122">
                <text:p>27.5503500767122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573806011.30775">
                <text:p>1573806011.30775</text:p>
              </table:table-cell>
              <table:table-cell office:value-type="float" office:value="25.7311719945204">
                <text:p>25.7311719945204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573806011.57728">
                <text:p>1573806011.57728</text:p>
              </table:table-cell>
              <table:table-cell office:value-type="float" office:value="23.873637747945">
                <text:p>23.87363774794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573806011.84768">
                <text:p>1573806011.84768</text:p>
              </table:table-cell>
              <table:table-cell office:value-type="float" office:value="24.6435007616437">
                <text:p>24.6435007616437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573806012.11761">
                <text:p>1573806012.11761</text:p>
              </table:table-cell>
              <table:table-cell office:value-type="float" office:value="24.0900761041094">
                <text:p>24.0900761041094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573806012.38678">
                <text:p>1573806012.38678</text:p>
              </table:table-cell>
              <table:table-cell office:value-type="float" office:value="24.2900761041094">
                <text:p>24.2900761041094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573806012.65619">
                <text:p>1573806012.65619</text:p>
              </table:table-cell>
              <table:table-cell office:value-type="float" office:value="24.1667884328765">
                <text:p>24.166788432876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573806012.92559">
                <text:p>1573806012.92559</text:p>
              </table:table-cell>
              <table:table-cell office:value-type="float" office:value="24.6955555561642">
                <text:p>24.6955555561642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573806013.19547">
                <text:p>1573806013.19547</text:p>
              </table:table-cell>
              <table:table-cell office:value-type="float" office:value="26.355829528767">
                <text:p>26.355829528767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573806013.59519">
                <text:p>1573806013.59519</text:p>
              </table:table-cell>
              <table:table-cell office:value-type="float" office:value="24.9448706246574">
                <text:p>24.9448706246574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573806013.83298">
                <text:p>1573806013.83298</text:p>
              </table:table-cell>
              <table:table-cell office:value-type="float" office:value="21.7174733643834">
                <text:p>21.717473364383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573806014.07065">
                <text:p>1573806014.07065</text:p>
              </table:table-cell>
              <table:table-cell office:value-type="float" office:value="22.2571993917806">
                <text:p>22.2571993917806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573806014.30949">
                <text:p>1573806014.30949</text:p>
              </table:table-cell>
              <table:table-cell office:value-type="float" office:value="21.3448706246574">
                <text:p>21.3448706246574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573806014.57837">
                <text:p>1573806014.57837</text:p>
              </table:table-cell>
              <table:table-cell office:value-type="float" office:value="24.5037747342464">
                <text:p>24.5037747342464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573806014.84764">
                <text:p>1573806014.84764</text:p>
              </table:table-cell>
              <table:table-cell office:value-type="float" office:value="24.6708980219176">
                <text:p>24.670898021917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573806015.11721">
                <text:p>1573806015.11721</text:p>
              </table:table-cell>
              <table:table-cell office:value-type="float" office:value="24.2298021315067">
                <text:p>24.2298021315067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573806015.38698">
                <text:p>1573806015.38698</text:p>
              </table:table-cell>
              <table:table-cell office:value-type="float" office:value="25.8133637753423">
                <text:p>25.8133637753423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573806015.6569">
                <text:p>1573806015.6569</text:p>
              </table:table-cell>
              <table:table-cell office:value-type="float" office:value="24.0571993917806">
                <text:p>24.0571993917806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573806015.92604">
                <text:p>1573806015.92604</text:p>
              </table:table-cell>
              <table:table-cell office:value-type="float" office:value="25.8791171999998">
                <text:p>25.8791171999998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573806016.19527">
                <text:p>1573806016.19527</text:p>
              </table:table-cell>
              <table:table-cell office:value-type="float" office:value="26.9996651452053">
                <text:p>26.9996651452053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573806016.46486">
                <text:p>1573806016.46486</text:p>
              </table:table-cell>
              <table:table-cell office:value-type="float" office:value="22.5393911726026">
                <text:p>22.539391172602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573806016.73519">
                <text:p>1573806016.73519</text:p>
              </table:table-cell>
              <table:table-cell office:value-type="float" office:value="25.0024048712327">
                <text:p>25.0024048712327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573806017.00522">
                <text:p>1573806017.00522</text:p>
              </table:table-cell>
              <table:table-cell office:value-type="float" office:value="24.0626788438354">
                <text:p>24.0626788438354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573806017.2742">
                <text:p>1573806017.2742</text:p>
              </table:table-cell>
              <table:table-cell office:value-type="float" office:value="25.2051445972601">
                <text:p>25.205144597260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573806017.54389">
                <text:p>1573806017.54389</text:p>
              </table:table-cell>
              <table:table-cell office:value-type="float" office:value="26.3476103506848">
                <text:p>26.3476103506848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573806017.81335">
                <text:p>1573806017.81335</text:p>
              </table:table-cell>
              <table:table-cell office:value-type="float" office:value="25.2352815835615">
                <text:p>25.235281583561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573806018.08314">
                <text:p>1573806018.08314</text:p>
              </table:table-cell>
              <table:table-cell office:value-type="float" office:value="24.8298021315067">
                <text:p>24.8298021315067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573806018.35311">
                <text:p>1573806018.35311</text:p>
              </table:table-cell>
              <table:table-cell office:value-type="float" office:value="25.4517199397258">
                <text:p>25.4517199397258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573806018.62215">
                <text:p>1573806018.62215</text:p>
              </table:table-cell>
              <table:table-cell office:value-type="float" office:value="25.1613089808217">
                <text:p>25.1613089808217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573806018.89214">
                <text:p>1573806018.89214</text:p>
              </table:table-cell>
              <table:table-cell office:value-type="float" office:value="25.873637747945">
                <text:p>25.87363774794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573806019.16184">
                <text:p>1573806019.16184</text:p>
              </table:table-cell>
              <table:table-cell office:value-type="float" office:value="26.7065144602738">
                <text:p>26.706514460273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573806019.43114">
                <text:p>1573806019.43114</text:p>
              </table:table-cell>
              <table:table-cell office:value-type="float" office:value="24.0380213095889">
                <text:p>24.0380213095889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573806019.70067">
                <text:p>1573806019.70067</text:p>
              </table:table-cell>
              <table:table-cell office:value-type="float" office:value="24.9804870630135">
                <text:p>24.980487063013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573806019.97108">
                <text:p>1573806019.97108</text:p>
              </table:table-cell>
              <table:table-cell office:value-type="float" office:value="24.4188432273971">
                <text:p>24.418843227397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573806020.24085">
                <text:p>1573806020.24085</text:p>
              </table:table-cell>
              <table:table-cell office:value-type="float" office:value="24.1777473369861">
                <text:p>24.1777473369861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573806020.51125">
                <text:p>1573806020.51125</text:p>
              </table:table-cell>
              <table:table-cell office:value-type="float" office:value="23.8982952821916">
                <text:p>23.8982952821916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573806020.77965">
                <text:p>1573806020.77965</text:p>
              </table:table-cell>
              <table:table-cell office:value-type="float" office:value="25.5202130904108">
                <text:p>25.5202130904108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573806021.04903">
                <text:p>1573806021.04903</text:p>
              </table:table-cell>
              <table:table-cell office:value-type="float" office:value="24.8380213095889">
                <text:p>24.8380213095889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573806021.31899">
                <text:p>1573806021.31899</text:p>
              </table:table-cell>
              <table:table-cell office:value-type="float" office:value="23.8078843232875">
                <text:p>23.807884323287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573806021.5893">
                <text:p>1573806021.5893</text:p>
              </table:table-cell>
              <table:table-cell office:value-type="float" office:value="23.9585692547943">
                <text:p>23.9585692547943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573806021.85908">
                <text:p>1573806021.85908</text:p>
              </table:table-cell>
              <table:table-cell office:value-type="float" office:value="24.7339117205478">
                <text:p>24.733911720547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573806022.12856">
                <text:p>1573806022.12856</text:p>
              </table:table-cell>
              <table:table-cell office:value-type="float" office:value="25.4215829534245">
                <text:p>25.421582953424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573806022.3988">
                <text:p>1573806022.3988</text:p>
              </table:table-cell>
              <table:table-cell office:value-type="float" office:value="25.1750076109587">
                <text:p>25.1750076109587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573806022.66875">
                <text:p>1573806022.66875</text:p>
              </table:table-cell>
              <table:table-cell office:value-type="float" office:value="24.4435007616437">
                <text:p>24.4435007616437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573806022.93873">
                <text:p>1573806022.93873</text:p>
              </table:table-cell>
              <table:table-cell office:value-type="float" office:value="25.7366514465752">
                <text:p>25.736651446575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573806023.20857">
                <text:p>1573806023.20857</text:p>
              </table:table-cell>
              <table:table-cell office:value-type="float" office:value="28.0380213095889">
                <text:p>28.0380213095889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573806023.47821">
                <text:p>1573806023.47821</text:p>
              </table:table-cell>
              <table:table-cell office:value-type="float" office:value="25.8380213095889">
                <text:p>25.8380213095889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573806023.74906">
                <text:p>1573806023.74906</text:p>
              </table:table-cell>
              <table:table-cell office:value-type="float" office:value="24.9311719945204">
                <text:p>24.9311719945204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573806024.01863">
                <text:p>1573806024.01863</text:p>
              </table:table-cell>
              <table:table-cell office:value-type="float" office:value="25.5996651452053">
                <text:p>25.5996651452053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573806024.28816">
                <text:p>1573806024.28816</text:p>
              </table:table-cell>
              <table:table-cell office:value-type="float" office:value="24.7777473369861">
                <text:p>24.7777473369861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573806024.55855">
                <text:p>1573806024.55855</text:p>
              </table:table-cell>
              <table:table-cell office:value-type="float" office:value="22.6654185698628">
                <text:p>22.6654185698628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573806024.82822">
                <text:p>1573806024.82822</text:p>
              </table:table-cell>
              <table:table-cell office:value-type="float" office:value="24.1256925424656">
                <text:p>24.1256925424656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573806025.098">
                <text:p>1573806025.098</text:p>
              </table:table-cell>
              <table:table-cell office:value-type="float" office:value="26.4708980219176">
                <text:p>26.4708980219176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573806025.36807">
                <text:p>1573806025.36807</text:p>
              </table:table-cell>
              <table:table-cell office:value-type="float" office:value="23.3448706246574">
                <text:p>23.3448706246574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573806025.63774">
                <text:p>1573806025.63774</text:p>
              </table:table-cell>
              <table:table-cell office:value-type="float" office:value="24.0106240493149">
                <text:p>24.0106240493149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573806025.90763">
                <text:p>1573806025.90763</text:p>
              </table:table-cell>
              <table:table-cell office:value-type="float" office:value="24.8243226794519">
                <text:p>24.8243226794519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573806026.17752">
                <text:p>1573806026.17752</text:p>
              </table:table-cell>
              <table:table-cell office:value-type="float" office:value="24.2489802136985">
                <text:p>24.248980213698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573806026.44778">
                <text:p>1573806026.44778</text:p>
              </table:table-cell>
              <table:table-cell office:value-type="float" office:value="24.3695281589039">
                <text:p>24.3695281589039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573806026.71671">
                <text:p>1573806026.71671</text:p>
              </table:table-cell>
              <table:table-cell office:value-type="float" office:value="24.328432268493">
                <text:p>24.328432268493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573806026.98672">
                <text:p>1573806026.98672</text:p>
              </table:table-cell>
              <table:table-cell office:value-type="float" office:value="25.6763774739724">
                <text:p>25.6763774739724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573806027.25654">
                <text:p>1573806027.25654</text:p>
              </table:table-cell>
              <table:table-cell office:value-type="float" office:value="25.8708980219176">
                <text:p>25.8708980219176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573806027.52643">
                <text:p>1573806027.52643</text:p>
              </table:table-cell>
              <table:table-cell office:value-type="float" office:value="25.2818569260272">
                <text:p>25.2818569260272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573806027.79559">
                <text:p>1573806027.79559</text:p>
              </table:table-cell>
              <table:table-cell office:value-type="float" office:value="23.4407610356163">
                <text:p>23.4407610356163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573806028.06524">
                <text:p>1573806028.06524</text:p>
              </table:table-cell>
              <table:table-cell office:value-type="float" office:value="24.3366514465752">
                <text:p>24.336651446575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573806028.45192">
                <text:p>1573806028.45192</text:p>
              </table:table-cell>
              <table:table-cell office:value-type="float" office:value="23.6654185698628">
                <text:p>23.6654185698628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573806028.68981">
                <text:p>1573806028.68981</text:p>
              </table:table-cell>
              <table:table-cell office:value-type="float" office:value="23.3366514465752">
                <text:p>23.336651446575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573806028.92941">
                <text:p>1573806028.92941</text:p>
              </table:table-cell>
              <table:table-cell office:value-type="float" office:value="24.1366514465752">
                <text:p>24.1366514465752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573806029.19814">
                <text:p>1573806029.19814</text:p>
              </table:table-cell>
              <table:table-cell office:value-type="float" office:value="25.6161035013697">
                <text:p>25.6161035013697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573806029.46803">
                <text:p>1573806029.46803</text:p>
              </table:table-cell>
              <table:table-cell office:value-type="float" office:value="26.7256925424656">
                <text:p>26.7256925424656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573806029.73737">
                <text:p>1573806029.73737</text:p>
              </table:table-cell>
              <table:table-cell office:value-type="float" office:value="24.0352815835615">
                <text:p>24.035281583561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573806030.0078">
                <text:p>1573806030.0078</text:p>
              </table:table-cell>
              <table:table-cell office:value-type="float" office:value="25.7339117205478">
                <text:p>25.7339117205478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573806030.27697">
                <text:p>1573806030.27697</text:p>
              </table:table-cell>
              <table:table-cell office:value-type="float" office:value="24.8791171999998">
                <text:p>24.879117199999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573806030.54616">
                <text:p>1573806030.54616</text:p>
              </table:table-cell>
              <table:table-cell office:value-type="float" office:value="25.5092541863012">
                <text:p>25.5092541863012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573806030.81538">
                <text:p>1573806030.81538</text:p>
              </table:table-cell>
              <table:table-cell office:value-type="float" office:value="25.2243226794519">
                <text:p>25.2243226794519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573806031.08525">
                <text:p>1573806031.08525</text:p>
              </table:table-cell>
              <table:table-cell office:value-type="float" office:value="26.4928158301368">
                <text:p>26.4928158301368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573806031.35568">
                <text:p>1573806031.35568</text:p>
              </table:table-cell>
              <table:table-cell office:value-type="float" office:value="24.0626788438354">
                <text:p>24.0626788438354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573806031.62487">
                <text:p>1573806031.62487</text:p>
              </table:table-cell>
              <table:table-cell office:value-type="float" office:value="687.476377473973">
                <text:p>687.476377473973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573806032.0497">
                <text:p>1573806032.0497</text:p>
              </table:table-cell>
              <table:table-cell office:value-type="float" office:value="26.4626788438354">
                <text:p>26.4626788438354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573806032.30282">
                <text:p>1573806032.30282</text:p>
              </table:table-cell>
              <table:table-cell office:value-type="float" office:value="24.1558295287669">
                <text:p>24.1558295287669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573806032.54073">
                <text:p>1573806032.54073</text:p>
              </table:table-cell>
              <table:table-cell office:value-type="float" office:value="22.1393911726026">
                <text:p>22.139391172602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573806032.78007">
                <text:p>1573806032.78007</text:p>
              </table:table-cell>
              <table:table-cell office:value-type="float" office:value="24.928432268493">
                <text:p>24.928432268493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573806033.0503">
                <text:p>1573806033.0503</text:p>
              </table:table-cell>
              <table:table-cell office:value-type="float" office:value="24.2270624054793">
                <text:p>24.2270624054793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573806033.32004">
                <text:p>1573806033.32004</text:p>
              </table:table-cell>
              <table:table-cell office:value-type="float" office:value="23.1941856931505">
                <text:p>23.1941856931505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573806033.58996">
                <text:p>1573806033.58996</text:p>
              </table:table-cell>
              <table:table-cell office:value-type="float" office:value="23.2051445972601">
                <text:p>23.205144597260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573806033.86004">
                <text:p>1573806033.86004</text:p>
              </table:table-cell>
              <table:table-cell office:value-type="float" office:value="24.328432268493">
                <text:p>24.328432268493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573806034.1295">
                <text:p>1573806034.1295</text:p>
              </table:table-cell>
              <table:table-cell office:value-type="float" office:value="25.1037747342464">
                <text:p>25.103774734246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573806034.39925">
                <text:p>1573806034.39925</text:p>
              </table:table-cell>
              <table:table-cell office:value-type="float" office:value="25.7804870630135">
                <text:p>25.780487063013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573806034.6697">
                <text:p>1573806034.6697</text:p>
              </table:table-cell>
              <table:table-cell office:value-type="float" office:value="24.2900761041094">
                <text:p>24.2900761041094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573806034.93919">
                <text:p>1573806034.93919</text:p>
              </table:table-cell>
              <table:table-cell office:value-type="float" office:value="25.34213089863">
                <text:p>25.34213089863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573806035.2085">
                <text:p>1573806035.2085</text:p>
              </table:table-cell>
              <table:table-cell office:value-type="float" office:value="23.7804870630135">
                <text:p>23.780487063013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573806035.47848">
                <text:p>1573806035.47848</text:p>
              </table:table-cell>
              <table:table-cell office:value-type="float" office:value="24.487336378082">
                <text:p>24.487336378082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573806035.74892">
                <text:p>1573806035.74892</text:p>
              </table:table-cell>
              <table:table-cell office:value-type="float" office:value="25.7476103506848">
                <text:p>25.7476103506848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573806036.01825">
                <text:p>1573806036.01825</text:p>
              </table:table-cell>
              <table:table-cell office:value-type="float" office:value="25.887336378082">
                <text:p>25.887336378082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573806036.28827">
                <text:p>1573806036.28827</text:p>
              </table:table-cell>
              <table:table-cell office:value-type="float" office:value="25.4215829534245">
                <text:p>25.421582953424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573806036.55736">
                <text:p>1573806036.55736</text:p>
              </table:table-cell>
              <table:table-cell office:value-type="float" office:value="25.4078843232875">
                <text:p>25.407884323287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573806036.8272">
                <text:p>1573806036.8272</text:p>
              </table:table-cell>
              <table:table-cell office:value-type="float" office:value="24.5202130904108">
                <text:p>24.5202130904108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573806037.09615">
                <text:p>1573806037.09615</text:p>
              </table:table-cell>
              <table:table-cell office:value-type="float" office:value="24.9037747342464">
                <text:p>24.9037747342464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573806037.36597">
                <text:p>1573806037.36597</text:p>
              </table:table-cell>
              <table:table-cell office:value-type="float" office:value="52.8708980219176">
                <text:p>52.8708980219176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573806037.77279">
                <text:p>1573806037.77279</text:p>
              </table:table-cell>
              <table:table-cell office:value-type="float" office:value="25.1640487068491">
                <text:p>25.1640487068491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573806038.01046">
                <text:p>1573806038.01046</text:p>
              </table:table-cell>
              <table:table-cell office:value-type="float" office:value="21.6928158301368">
                <text:p>21.6928158301368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573806038.24833">
                <text:p>1573806038.24833</text:p>
              </table:table-cell>
              <table:table-cell office:value-type="float" office:value="23.6161035013697">
                <text:p>23.6161035013697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573806038.4867">
                <text:p>1573806038.4867</text:p>
              </table:table-cell>
              <table:table-cell office:value-type="float" office:value="23.1695281589039">
                <text:p>23.169528158903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573806038.75772">
                <text:p>1573806038.75772</text:p>
              </table:table-cell>
              <table:table-cell office:value-type="float" office:value="25.659939117808">
                <text:p>25.659939117808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573806039.02609">
                <text:p>1573806039.02609</text:p>
              </table:table-cell>
              <table:table-cell office:value-type="float" office:value="24.1174733643834">
                <text:p>24.1174733643834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573806039.29378">
                <text:p>1573806039.29378</text:p>
              </table:table-cell>
              <table:table-cell office:value-type="float" office:value="24.6763774739724">
                <text:p>24.6763774739724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573806039.56133">
                <text:p>1573806039.56133</text:p>
              </table:table-cell>
              <table:table-cell office:value-type="float" office:value="24.673637747945">
                <text:p>24.67363774794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573806039.82971">
                <text:p>1573806039.82971</text:p>
              </table:table-cell>
              <table:table-cell office:value-type="float" office:value="23.7613089808217">
                <text:p>23.7613089808217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573806040.09819">
                <text:p>1573806040.09819</text:p>
              </table:table-cell>
              <table:table-cell office:value-type="float" office:value="26.6708980219176">
                <text:p>26.6708980219176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573806040.36624">
                <text:p>1573806040.36624</text:p>
              </table:table-cell>
              <table:table-cell office:value-type="float" office:value="24.9613089808217">
                <text:p>24.9613089808217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573806040.63487">
                <text:p>1573806040.63487</text:p>
              </table:table-cell>
              <table:table-cell office:value-type="float" office:value="22.7722678849313">
                <text:p>22.7722678849313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573806040.90577">
                <text:p>1573806040.90577</text:p>
              </table:table-cell>
              <table:table-cell office:value-type="float" office:value="25.1229528164382">
                <text:p>25.1229528164382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573806041.31275">
                <text:p>1573806041.31275</text:p>
              </table:table-cell>
              <table:table-cell office:value-type="float" office:value="25.9174733643834">
                <text:p>25.9174733643834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573806041.55061">
                <text:p>1573806041.55061</text:p>
              </table:table-cell>
              <table:table-cell office:value-type="float" office:value="24.9503500767122">
                <text:p>24.9503500767122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573806041.78865">
                <text:p>1573806041.78865</text:p>
              </table:table-cell>
              <table:table-cell office:value-type="float" office:value="23.314733638356">
                <text:p>23.31473363835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573806042.02735">
                <text:p>1573806042.02735</text:p>
              </table:table-cell>
              <table:table-cell office:value-type="float" office:value="23.7037747342464">
                <text:p>23.7037747342464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573806042.29746">
                <text:p>1573806042.29746</text:p>
              </table:table-cell>
              <table:table-cell office:value-type="float" office:value="24.6928158301368">
                <text:p>24.6928158301368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573806042.56726">
                <text:p>1573806042.56726</text:p>
              </table:table-cell>
              <table:table-cell office:value-type="float" office:value="26.1667884328765">
                <text:p>26.166788432876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573806042.83737">
                <text:p>1573806042.83737</text:p>
              </table:table-cell>
              <table:table-cell office:value-type="float" office:value="26.1448706246574">
                <text:p>26.1448706246574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573806043.10696">
                <text:p>1573806043.10696</text:p>
              </table:table-cell>
              <table:table-cell office:value-type="float" office:value="26.6791171999998">
                <text:p>26.6791171999998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573806043.37602">
                <text:p>1573806043.37602</text:p>
              </table:table-cell>
              <table:table-cell office:value-type="float" office:value="25.4571993917806">
                <text:p>25.457199391780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573806043.6456">
                <text:p>1573806043.6456</text:p>
              </table:table-cell>
              <table:table-cell office:value-type="float" office:value="24.6435007616437">
                <text:p>24.6435007616437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573806043.91535">
                <text:p>1573806043.91535</text:p>
              </table:table-cell>
              <table:table-cell office:value-type="float" office:value="25.0654185698628">
                <text:p>25.0654185698628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573806044.18471">
                <text:p>1573806044.18471</text:p>
              </table:table-cell>
              <table:table-cell office:value-type="float" office:value="26.8380213095889">
                <text:p>26.8380213095889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573806044.45436">
                <text:p>1573806044.45436</text:p>
              </table:table-cell>
              <table:table-cell office:value-type="float" office:value="26.1393911726026">
                <text:p>26.139391172602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573806044.72405">
                <text:p>1573806044.72405</text:p>
              </table:table-cell>
              <table:table-cell office:value-type="float" office:value="23.9119939123286">
                <text:p>23.9119939123286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573806044.9944">
                <text:p>1573806044.9944</text:p>
              </table:table-cell>
              <table:table-cell office:value-type="float" office:value="25.1750076109587">
                <text:p>25.1750076109587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573806045.26461">
                <text:p>1573806045.26461</text:p>
              </table:table-cell>
              <table:table-cell office:value-type="float" office:value="24.3832267890409">
                <text:p>24.3832267890409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573806045.534">
                <text:p>1573806045.534</text:p>
              </table:table-cell>
              <table:table-cell office:value-type="float" office:value="25.6106240493149">
                <text:p>25.6106240493149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573806045.92174">
                <text:p>1573806045.92174</text:p>
              </table:table-cell>
              <table:table-cell office:value-type="float" office:value="24.4489802136985">
                <text:p>24.448980213698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573806046.15921">
                <text:p>1573806046.15921</text:p>
              </table:table-cell>
              <table:table-cell office:value-type="float" office:value="20.7695281589039">
                <text:p>20.7695281589039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573806046.39694">
                <text:p>1573806046.39694</text:p>
              </table:table-cell>
              <table:table-cell office:value-type="float" office:value="22.873637747945">
                <text:p>22.87363774794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573806046.63634">
                <text:p>1573806046.63634</text:p>
              </table:table-cell>
              <table:table-cell office:value-type="float" office:value="22.0708980219176">
                <text:p>22.0708980219176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573806046.9073">
                <text:p>1573806046.9073</text:p>
              </table:table-cell>
              <table:table-cell office:value-type="float" office:value="25.9448706246574">
                <text:p>25.9448706246574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573806047.17741">
                <text:p>1573806047.17741</text:p>
              </table:table-cell>
              <table:table-cell office:value-type="float" office:value="24.5996651452053">
                <text:p>24.5996651452053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573806047.4465">
                <text:p>1573806047.4465</text:p>
              </table:table-cell>
              <table:table-cell office:value-type="float" office:value="24.5777473369861">
                <text:p>24.5777473369861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573806047.71717">
                <text:p>1573806047.71717</text:p>
              </table:table-cell>
              <table:table-cell office:value-type="float" office:value="25.7119939123286">
                <text:p>25.7119939123286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573806047.9864">
                <text:p>1573806047.9864</text:p>
              </table:table-cell>
              <table:table-cell office:value-type="float" office:value="23.8435007616437">
                <text:p>23.8435007616437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573806048.25577">
                <text:p>1573806048.25577</text:p>
              </table:table-cell>
              <table:table-cell office:value-type="float" office:value="26.3037747342464">
                <text:p>26.303774734246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573806048.52556">
                <text:p>1573806048.52556</text:p>
              </table:table-cell>
              <table:table-cell office:value-type="float" office:value="25.4051445972601">
                <text:p>25.405144597260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573806048.79497">
                <text:p>1573806048.79497</text:p>
              </table:table-cell>
              <table:table-cell office:value-type="float" office:value="26.1996651452053">
                <text:p>26.1996651452053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573806049.06482">
                <text:p>1573806049.06482</text:p>
              </table:table-cell>
              <table:table-cell office:value-type="float" office:value="25.2106240493149">
                <text:p>25.2106240493149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573806049.33414">
                <text:p>1573806049.33414</text:p>
              </table:table-cell>
              <table:table-cell office:value-type="float" office:value="27.1722678849313">
                <text:p>27.1722678849313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573806049.60392">
                <text:p>1573806049.60392</text:p>
              </table:table-cell>
              <table:table-cell office:value-type="float" office:value="24.3914459671231">
                <text:p>24.3914459671231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573806049.873">
                <text:p>1573806049.873</text:p>
              </table:table-cell>
              <table:table-cell office:value-type="float" office:value="24.8982952821916">
                <text:p>24.8982952821916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573806050.14246">
                <text:p>1573806050.14246</text:p>
              </table:table-cell>
              <table:table-cell office:value-type="float" office:value="27.2298021315067">
                <text:p>27.2298021315067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573806050.41192">
                <text:p>1573806050.41192</text:p>
              </table:table-cell>
              <table:table-cell office:value-type="float" office:value="25.0133637753423">
                <text:p>25.0133637753423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573806050.68205">
                <text:p>1573806050.68205</text:p>
              </table:table-cell>
              <table:table-cell office:value-type="float" office:value="24.7750076109587">
                <text:p>24.7750076109587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573806050.95148">
                <text:p>1573806050.95148</text:p>
              </table:table-cell>
              <table:table-cell office:value-type="float" office:value="25.1859665150683">
                <text:p>25.1859665150683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573806051.22148">
                <text:p>1573806051.22148</text:p>
              </table:table-cell>
              <table:table-cell office:value-type="float" office:value="25.3887062410957">
                <text:p>25.3887062410957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573806051.49214">
                <text:p>1573806051.49214</text:p>
              </table:table-cell>
              <table:table-cell office:value-type="float" office:value="25.0818569260272">
                <text:p>25.081856926027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573806051.76331">
                <text:p>1573806051.76331</text:p>
              </table:table-cell>
              <table:table-cell office:value-type="float" office:value="24.9804870630135">
                <text:p>24.980487063013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573806052.03247">
                <text:p>1573806052.03247</text:p>
              </table:table-cell>
              <table:table-cell office:value-type="float" office:value="24.3832267890409">
                <text:p>24.3832267890409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573806052.30202">
                <text:p>1573806052.30202</text:p>
              </table:table-cell>
              <table:table-cell office:value-type="float" office:value="24.7256925424656">
                <text:p>24.7256925424656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573806052.57158">
                <text:p>1573806052.57158</text:p>
              </table:table-cell>
              <table:table-cell office:value-type="float" office:value="24.4791171999998">
                <text:p>24.4791171999998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573806052.84104">
                <text:p>1573806052.84104</text:p>
              </table:table-cell>
              <table:table-cell office:value-type="float" office:value="26.0407610356163">
                <text:p>26.0407610356163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573806053.11056">
                <text:p>1573806053.11056</text:p>
              </table:table-cell>
              <table:table-cell office:value-type="float" office:value="25.2982952821916">
                <text:p>25.2982952821916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573806053.38073">
                <text:p>1573806053.38073</text:p>
              </table:table-cell>
              <table:table-cell office:value-type="float" office:value="25.6654185698628">
                <text:p>25.6654185698628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573806053.64936">
                <text:p>1573806053.64936</text:p>
              </table:table-cell>
              <table:table-cell office:value-type="float" office:value="25.659939117808">
                <text:p>25.659939117808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573806053.91913">
                <text:p>1573806053.91913</text:p>
              </table:table-cell>
              <table:table-cell office:value-type="float" office:value="24.4078843232875">
                <text:p>24.407884323287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573806054.18793">
                <text:p>1573806054.18793</text:p>
              </table:table-cell>
              <table:table-cell office:value-type="float" office:value="25.5640487068491">
                <text:p>25.5640487068491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573806054.45739">
                <text:p>1573806054.45739</text:p>
              </table:table-cell>
              <table:table-cell office:value-type="float" office:value="25.5941856931505">
                <text:p>25.594185693150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573806054.72713">
                <text:p>1573806054.72713</text:p>
              </table:table-cell>
              <table:table-cell office:value-type="float" office:value="26.5037747342464">
                <text:p>26.5037747342464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573806054.99714">
                <text:p>1573806054.99714</text:p>
              </table:table-cell>
              <table:table-cell office:value-type="float" office:value="24.6982952821916">
                <text:p>24.6982952821916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573806055.26678">
                <text:p>1573806055.26678</text:p>
              </table:table-cell>
              <table:table-cell office:value-type="float" office:value="24.8352815835615">
                <text:p>24.835281583561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573806055.5363">
                <text:p>1573806055.5363</text:p>
              </table:table-cell>
              <table:table-cell office:value-type="float" office:value="25.1695281589039">
                <text:p>25.1695281589039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573806055.80548">
                <text:p>1573806055.80548</text:p>
              </table:table-cell>
              <table:table-cell office:value-type="float" office:value="25.8517199397259">
                <text:p>25.8517199397259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573806056.07445">
                <text:p>1573806056.07445</text:p>
              </table:table-cell>
              <table:table-cell office:value-type="float" office:value="24.3311719945204">
                <text:p>24.3311719945204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573806056.34287">
                <text:p>1573806056.34287</text:p>
              </table:table-cell>
              <table:table-cell office:value-type="float" office:value="25.1804870630135">
                <text:p>25.180487063013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573806056.61226">
                <text:p>1573806056.61226</text:p>
              </table:table-cell>
              <table:table-cell office:value-type="float" office:value="26.6571993917806">
                <text:p>26.6571993917806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573806056.8812">
                <text:p>1573806056.8812</text:p>
              </table:table-cell>
              <table:table-cell office:value-type="float" office:value="25.8188432273971">
                <text:p>25.8188432273971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573806057.15184">
                <text:p>1573806057.15184</text:p>
              </table:table-cell>
              <table:table-cell office:value-type="float" office:value="26.2051445972601">
                <text:p>26.205144597260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573806057.42175">
                <text:p>1573806057.42175</text:p>
              </table:table-cell>
              <table:table-cell office:value-type="float" office:value="25.2955555561642">
                <text:p>25.2955555561642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573806057.69111">
                <text:p>1573806057.69111</text:p>
              </table:table-cell>
              <table:table-cell office:value-type="float" office:value="26.0078843232875">
                <text:p>26.007884323287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573806057.96154">
                <text:p>1573806057.96154</text:p>
              </table:table-cell>
              <table:table-cell office:value-type="float" office:value="25.3311719945204">
                <text:p>25.3311719945204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573806058.23101">
                <text:p>1573806058.23101</text:p>
              </table:table-cell>
              <table:table-cell office:value-type="float" office:value="24.9448706246574">
                <text:p>24.9448706246574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573806068.68475">
                <text:p>1573806068.68475</text:p>
              </table:table-cell>
              <table:table-cell office:value-type="float" office:value="24.5174733643834">
                <text:p>24.5174733643834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573806068.92197">
                <text:p>1573806068.92197</text:p>
              </table:table-cell>
              <table:table-cell office:value-type="float" office:value="23.5366514465752">
                <text:p>23.5366514465752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573806069.16008">
                <text:p>1573806069.16008</text:p>
              </table:table-cell>
              <table:table-cell office:value-type="float" office:value="-4.30170471780839">
                <text:p>-4.30170471780839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573806069.42821">
                <text:p>1573806069.42821</text:p>
              </table:table-cell>
              <table:table-cell office:value-type="float" office:value="26.5777473369861">
                <text:p>26.5777473369861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573806069.69627">
                <text:p>1573806069.69627</text:p>
              </table:table-cell>
              <table:table-cell office:value-type="float" office:value="26.2051445972601">
                <text:p>26.2051445972601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573806069.9651">
                <text:p>1573806069.9651</text:p>
              </table:table-cell>
              <table:table-cell office:value-type="float" office:value="25.6928158301368">
                <text:p>25.6928158301368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573806070.23371">
                <text:p>1573806070.23371</text:p>
              </table:table-cell>
              <table:table-cell office:value-type="float" office:value="24.9256925424656">
                <text:p>24.9256925424656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573806070.50161">
                <text:p>1573806070.50161</text:p>
              </table:table-cell>
              <table:table-cell office:value-type="float" office:value="26.8708980219176">
                <text:p>26.8708980219176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573806070.77039">
                <text:p>1573806070.77039</text:p>
              </table:table-cell>
              <table:table-cell office:value-type="float" office:value="24.6133637753423">
                <text:p>24.6133637753423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573806071.03846">
                <text:p>1573806071.03846</text:p>
              </table:table-cell>
              <table:table-cell office:value-type="float" office:value="26.4845966520546">
                <text:p>26.4845966520546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573806071.30606">
                <text:p>1573806071.30606</text:p>
              </table:table-cell>
              <table:table-cell office:value-type="float" office:value="25.4791171999998">
                <text:p>25.4791171999998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573806071.57374">
                <text:p>1573806071.57374</text:p>
              </table:table-cell>
              <table:table-cell office:value-type="float" office:value="25.8325418575341">
                <text:p>25.8325418575341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573806071.8423">
                <text:p>1573806071.8423</text:p>
              </table:table-cell>
              <table:table-cell office:value-type="float" office:value="25.8435007616437">
                <text:p>25.8435007616437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573806072.1111">
                <text:p>1573806072.1111</text:p>
              </table:table-cell>
              <table:table-cell office:value-type="float" office:value="25.7640487068491">
                <text:p>25.7640487068491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573806072.38016">
                <text:p>1573806072.38016</text:p>
              </table:table-cell>
              <table:table-cell office:value-type="float" office:value="27.1092541863012">
                <text:p>27.1092541863012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573806072.64754">
                <text:p>1573806072.64754</text:p>
              </table:table-cell>
              <table:table-cell office:value-type="float" office:value="25.6982952821916">
                <text:p>25.6982952821916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573806072.91627">
                <text:p>1573806072.91627</text:p>
              </table:table-cell>
              <table:table-cell office:value-type="float" office:value="24.8928158301368">
                <text:p>24.8928158301368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573806073.18458">
                <text:p>1573806073.18458</text:p>
              </table:table-cell>
              <table:table-cell office:value-type="float" office:value="24.8818569260272">
                <text:p>24.8818569260272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573806073.45271">
                <text:p>1573806073.45271</text:p>
              </table:table-cell>
              <table:table-cell office:value-type="float" office:value="24.887336378082">
                <text:p>24.88733637808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573806073.7212">
                <text:p>1573806073.7212</text:p>
              </table:table-cell>
              <table:table-cell office:value-type="float" office:value="23.6928158301368">
                <text:p>23.6928158301368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573806073.99014">
                <text:p>1573806073.99014</text:p>
              </table:table-cell>
              <table:table-cell office:value-type="float" office:value="25.5202130904108">
                <text:p>25.5202130904108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573806074.25881">
                <text:p>1573806074.25881</text:p>
              </table:table-cell>
              <table:table-cell office:value-type="float" office:value="24.0517199397259">
                <text:p>24.0517199397259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573806074.52697">
                <text:p>1573806074.52697</text:p>
              </table:table-cell>
              <table:table-cell office:value-type="float" office:value="26.4845966520546">
                <text:p>26.484596652054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573806074.79511">
                <text:p>1573806074.79511</text:p>
              </table:table-cell>
              <table:table-cell office:value-type="float" office:value="25.5229528164382">
                <text:p>25.522952816438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573806075.06399">
                <text:p>1573806075.06399</text:p>
              </table:table-cell>
              <table:table-cell office:value-type="float" office:value="31.0681582958902">
                <text:p>31.0681582958902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573806075.45166">
                <text:p>1573806075.45166</text:p>
              </table:table-cell>
              <table:table-cell office:value-type="float" office:value="26.6845966520546">
                <text:p>26.6845966520546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573806075.68896">
                <text:p>1573806075.68896</text:p>
              </table:table-cell>
              <table:table-cell office:value-type="float" office:value="20.287336378082">
                <text:p>20.287336378082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573806075.9266">
                <text:p>1573806075.9266</text:p>
              </table:table-cell>
              <table:table-cell office:value-type="float" office:value="23.4298021315067">
                <text:p>23.429802131506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573806076.16483">
                <text:p>1573806076.16483</text:p>
              </table:table-cell>
              <table:table-cell office:value-type="float" office:value="22.3229528164382">
                <text:p>22.3229528164382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573806076.43356">
                <text:p>1573806076.43356</text:p>
              </table:table-cell>
              <table:table-cell office:value-type="float" office:value="23.4325418575341">
                <text:p>23.4325418575341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573806076.84053">
                <text:p>1573806076.84053</text:p>
              </table:table-cell>
              <table:table-cell office:value-type="float" office:value="26.5229528164382">
                <text:p>26.5229528164382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573806077.07814">
                <text:p>1573806077.07814</text:p>
              </table:table-cell>
              <table:table-cell office:value-type="float" office:value="22.6435007616437">
                <text:p>22.6435007616437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573806077.31552">
                <text:p>1573806077.31552</text:p>
              </table:table-cell>
              <table:table-cell office:value-type="float" office:value="22.4133637753423">
                <text:p>22.4133637753423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573806077.55487">
                <text:p>1573806077.55487</text:p>
              </table:table-cell>
              <table:table-cell office:value-type="float" office:value="22.4325418575341">
                <text:p>22.4325418575341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573806077.82271">
                <text:p>1573806077.82271</text:p>
              </table:table-cell>
              <table:table-cell office:value-type="float" office:value="26.4517199397258">
                <text:p>26.4517199397258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573806078.09141">
                <text:p>1573806078.09141</text:p>
              </table:table-cell>
              <table:table-cell office:value-type="float" office:value="25.9695281589039">
                <text:p>25.9695281589039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573806078.35992">
                <text:p>1573806078.35992</text:p>
              </table:table-cell>
              <table:table-cell office:value-type="float" office:value="26.8243226794519">
                <text:p>26.8243226794519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573806078.62898">
                <text:p>1573806078.62898</text:p>
              </table:table-cell>
              <table:table-cell office:value-type="float" office:value="25.5859665150683">
                <text:p>25.5859665150683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573806078.89726">
                <text:p>1573806078.89726</text:p>
              </table:table-cell>
              <table:table-cell office:value-type="float" office:value="25.4571993917806">
                <text:p>25.4571993917806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573806079.16581">
                <text:p>1573806079.16581</text:p>
              </table:table-cell>
              <table:table-cell office:value-type="float" office:value="26.2544596657532">
                <text:p>26.2544596657532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573806079.43416">
                <text:p>1573806079.43416</text:p>
              </table:table-cell>
              <table:table-cell office:value-type="float" office:value="25.9558295287669">
                <text:p>25.9558295287669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573806079.70293">
                <text:p>1573806079.70293</text:p>
              </table:table-cell>
              <table:table-cell office:value-type="float" office:value="26.8900761041094">
                <text:p>26.8900761041094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573806079.97195">
                <text:p>1573806079.97195</text:p>
              </table:table-cell>
              <table:table-cell office:value-type="float" office:value="27.1339117205478">
                <text:p>27.1339117205478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573806080.23968">
                <text:p>1573806080.23968</text:p>
              </table:table-cell>
              <table:table-cell office:value-type="float" office:value="24.1804870630135">
                <text:p>24.1804870630135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573806080.5074">
                <text:p>1573806080.5074</text:p>
              </table:table-cell>
              <table:table-cell office:value-type="float" office:value="26.1339117205478">
                <text:p>26.1339117205478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573806080.77581">
                <text:p>1573806080.77581</text:p>
              </table:table-cell>
              <table:table-cell office:value-type="float" office:value="24.2763774739724">
                <text:p>24.2763774739724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573806081.04406">
                <text:p>1573806081.04406</text:p>
              </table:table-cell>
              <table:table-cell office:value-type="float" office:value="25.2078843232875">
                <text:p>25.2078843232875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573806081.31265">
                <text:p>1573806081.31265</text:p>
              </table:table-cell>
              <table:table-cell office:value-type="float" office:value="25.0106240493149">
                <text:p>25.010624049314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573806081.5809">
                <text:p>1573806081.5809</text:p>
              </table:table-cell>
              <table:table-cell office:value-type="float" office:value="24.8928158301368">
                <text:p>24.8928158301368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573806081.84865">
                <text:p>1573806081.84865</text:p>
              </table:table-cell>
              <table:table-cell office:value-type="float" office:value="25.7229528164382">
                <text:p>25.7229528164382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573806082.11684">
                <text:p>1573806082.11684</text:p>
              </table:table-cell>
              <table:table-cell office:value-type="float" office:value="25.7366514465752">
                <text:p>25.7366514465752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573806082.38532">
                <text:p>1573806082.38532</text:p>
              </table:table-cell>
              <table:table-cell office:value-type="float" office:value="24.3256925424656">
                <text:p>24.3256925424656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573806082.65295">
                <text:p>1573806082.65295</text:p>
              </table:table-cell>
              <table:table-cell office:value-type="float" office:value="25.7174733643834">
                <text:p>25.7174733643834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573806082.92426">
                <text:p>1573806082.92426</text:p>
              </table:table-cell>
              <table:table-cell office:value-type="float" office:value="25.5065144602738">
                <text:p>25.5065144602738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573806083.19258">
                <text:p>1573806083.19258</text:p>
              </table:table-cell>
              <table:table-cell office:value-type="float" office:value="24.34213089863">
                <text:p>24.34213089863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573806083.46084">
                <text:p>1573806083.46084</text:p>
              </table:table-cell>
              <table:table-cell office:value-type="float" office:value="23.6270624054793">
                <text:p>23.6270624054793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573806083.72925">
                <text:p>1573806083.72925</text:p>
              </table:table-cell>
              <table:table-cell office:value-type="float" office:value="24.1722678849313">
                <text:p>24.1722678849313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573806083.99821">
                <text:p>1573806083.99821</text:p>
              </table:table-cell>
              <table:table-cell office:value-type="float" office:value="26.0024048712327">
                <text:p>26.0024048712327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573806084.2671">
                <text:p>1573806084.2671</text:p>
              </table:table-cell>
              <table:table-cell office:value-type="float" office:value="25.3448706246574">
                <text:p>25.3448706246574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573806084.53606">
                <text:p>1573806084.53606</text:p>
              </table:table-cell>
              <table:table-cell office:value-type="float" office:value="25.6407610356163">
                <text:p>25.6407610356163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573806084.80505">
                <text:p>1573806084.80505</text:p>
              </table:table-cell>
              <table:table-cell office:value-type="float" office:value="24.9804870630135">
                <text:p>24.980487063013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573806085.07353">
                <text:p>1573806085.07353</text:p>
              </table:table-cell>
              <table:table-cell office:value-type="float" office:value="23.2626788438354">
                <text:p>23.2626788438354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573806085.34199">
                <text:p>1573806085.34199</text:p>
              </table:table-cell>
              <table:table-cell office:value-type="float" office:value="25.5750076109587">
                <text:p>25.5750076109587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573806085.6103">
                <text:p>1573806085.6103</text:p>
              </table:table-cell>
              <table:table-cell office:value-type="float" office:value="25.8955555561642">
                <text:p>25.8955555561642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573806085.87924">
                <text:p>1573806085.87924</text:p>
              </table:table-cell>
              <table:table-cell office:value-type="float" office:value="23.7832267890409">
                <text:p>23.7832267890409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573806086.14867">
                <text:p>1573806086.14867</text:p>
              </table:table-cell>
              <table:table-cell office:value-type="float" office:value="25.2325418575341">
                <text:p>25.2325418575341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573806086.41696">
                <text:p>1573806086.41696</text:p>
              </table:table-cell>
              <table:table-cell office:value-type="float" office:value="26.9037747342464">
                <text:p>26.9037747342464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573806086.68548">
                <text:p>1573806086.68548</text:p>
              </table:table-cell>
              <table:table-cell office:value-type="float" office:value="26.0161035013697">
                <text:p>26.0161035013697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573806086.95372">
                <text:p>1573806086.95372</text:p>
              </table:table-cell>
              <table:table-cell office:value-type="float" office:value="23.8407610356163">
                <text:p>23.840761035616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573806087.22366">
                <text:p>1573806087.22366</text:p>
              </table:table-cell>
              <table:table-cell office:value-type="float" office:value="25.6407610356163">
                <text:p>25.6407610356163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573806087.49257">
                <text:p>1573806087.49257</text:p>
              </table:table-cell>
              <table:table-cell office:value-type="float" office:value="26.4626788438354">
                <text:p>26.4626788438354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573806087.76154">
                <text:p>1573806087.76154</text:p>
              </table:table-cell>
              <table:table-cell office:value-type="float" office:value="24.1311719945204">
                <text:p>24.1311719945204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573806088.02916">
                <text:p>1573806088.02916</text:p>
              </table:table-cell>
              <table:table-cell office:value-type="float" office:value="24.7229528164382">
                <text:p>24.722952816438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573806088.29639">
                <text:p>1573806088.29639</text:p>
              </table:table-cell>
              <table:table-cell office:value-type="float" office:value="25.8982952821916">
                <text:p>25.8982952821916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573806088.68235">
                <text:p>1573806088.68235</text:p>
              </table:table-cell>
              <table:table-cell office:value-type="float" office:value="23.4407610356163">
                <text:p>23.4407610356163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573806088.91981">
                <text:p>1573806088.91981</text:p>
              </table:table-cell>
              <table:table-cell office:value-type="float" office:value="21.4845966520546">
                <text:p>21.4845966520546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573806089.15804">
                <text:p>1573806089.15804</text:p>
              </table:table-cell>
              <table:table-cell office:value-type="float" office:value="21.1667884328765">
                <text:p>21.166788432876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573806089.42627">
                <text:p>1573806089.42627</text:p>
              </table:table-cell>
              <table:table-cell office:value-type="float" office:value="26.2681582958902">
                <text:p>26.2681582958902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573806089.69407">
                <text:p>1573806089.69407</text:p>
              </table:table-cell>
              <table:table-cell office:value-type="float" office:value="97.0544596657533">
                <text:p>97.0544596657533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573806090.08178">
                <text:p>1573806090.08178</text:p>
              </table:table-cell>
              <table:table-cell office:value-type="float" office:value="25.2106240493149">
                <text:p>25.2106240493149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573806090.31924">
                <text:p>1573806090.31924</text:p>
              </table:table-cell>
              <table:table-cell office:value-type="float" office:value="22.2654185698628">
                <text:p>22.2654185698628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573806090.55662">
                <text:p>1573806090.55662</text:p>
              </table:table-cell>
              <table:table-cell office:value-type="float" office:value="23.2106240493149">
                <text:p>23.2106240493149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573806090.79512">
                <text:p>1573806090.79512</text:p>
              </table:table-cell>
              <table:table-cell office:value-type="float" office:value="22.328432268493">
                <text:p>22.328432268493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573806091.06399">
                <text:p>1573806091.06399</text:p>
              </table:table-cell>
              <table:table-cell office:value-type="float" office:value="23.4243226794519">
                <text:p>23.4243226794519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573806091.33183">
                <text:p>1573806091.33183</text:p>
              </table:table-cell>
              <table:table-cell office:value-type="float" office:value="25.9503500767122">
                <text:p>25.950350076712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573806091.60082">
                <text:p>1573806091.60082</text:p>
              </table:table-cell>
              <table:table-cell office:value-type="float" office:value="24.928432268493">
                <text:p>24.928432268493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573806091.86942">
                <text:p>1573806091.86942</text:p>
              </table:table-cell>
              <table:table-cell office:value-type="float" office:value="25.8435007616437">
                <text:p>25.8435007616437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573806092.13885">
                <text:p>1573806092.13885</text:p>
              </table:table-cell>
              <table:table-cell office:value-type="float" office:value="25.5640487068491">
                <text:p>25.5640487068491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573806092.40741">
                <text:p>1573806092.40741</text:p>
              </table:table-cell>
              <table:table-cell office:value-type="float" office:value="26.9065144602738">
                <text:p>26.9065144602738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573806092.67532">
                <text:p>1573806092.67532</text:p>
              </table:table-cell>
              <table:table-cell office:value-type="float" office:value="25.2325418575341">
                <text:p>25.2325418575341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573806092.94325">
                <text:p>1573806092.94325</text:p>
              </table:table-cell>
              <table:table-cell office:value-type="float" office:value="24.9695281589039">
                <text:p>24.9695281589039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573806093.21223">
                <text:p>1573806093.21223</text:p>
              </table:table-cell>
              <table:table-cell office:value-type="float" office:value="25.2215829534245">
                <text:p>25.221582953424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573806093.48025">
                <text:p>1573806093.48025</text:p>
              </table:table-cell>
              <table:table-cell office:value-type="float" office:value="24.0571993917806">
                <text:p>24.0571993917806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573806093.74754">
                <text:p>1573806093.74754</text:p>
              </table:table-cell>
              <table:table-cell office:value-type="float" office:value="25.2270624054793">
                <text:p>25.2270624054793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573806094.01614">
                <text:p>1573806094.01614</text:p>
              </table:table-cell>
              <table:table-cell office:value-type="float" office:value="24.514733638356">
                <text:p>24.514733638356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573806094.28426">
                <text:p>1573806094.28426</text:p>
              </table:table-cell>
              <table:table-cell office:value-type="float" office:value="25.6270624054793">
                <text:p>25.627062405479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573806094.5523">
                <text:p>1573806094.5523</text:p>
              </table:table-cell>
              <table:table-cell office:value-type="float" office:value="23.5256925424656">
                <text:p>23.525692542465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573806094.82053">
                <text:p>1573806094.82053</text:p>
              </table:table-cell>
              <table:table-cell office:value-type="float" office:value="25.0407610356163">
                <text:p>25.0407610356163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573806095.08885">
                <text:p>1573806095.08885</text:p>
              </table:table-cell>
              <table:table-cell office:value-type="float" office:value="24.3722678849313">
                <text:p>24.372267884931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573806095.35683">
                <text:p>1573806095.35683</text:p>
              </table:table-cell>
              <table:table-cell office:value-type="float" office:value="25.6626788438354">
                <text:p>25.6626788438354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573806095.6252">
                <text:p>1573806095.6252</text:p>
              </table:table-cell>
              <table:table-cell office:value-type="float" office:value="25.9476103506848">
                <text:p>25.9476103506848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573806095.89315">
                <text:p>1573806095.89315</text:p>
              </table:table-cell>
              <table:table-cell office:value-type="float" office:value="25.8763774739724">
                <text:p>25.8763774739724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573806096.16169">
                <text:p>1573806096.16169</text:p>
              </table:table-cell>
              <table:table-cell office:value-type="float" office:value="27.2106240493149">
                <text:p>27.2106240493149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573806096.43366">
                <text:p>1573806096.43366</text:p>
              </table:table-cell>
              <table:table-cell office:value-type="float" office:value="23.7229528164382">
                <text:p>23.7229528164382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573806096.7017">
                <text:p>1573806096.7017</text:p>
              </table:table-cell>
              <table:table-cell office:value-type="float" office:value="23.259939117808">
                <text:p>23.259939117808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573806096.97043">
                <text:p>1573806096.97043</text:p>
              </table:table-cell>
              <table:table-cell office:value-type="float" office:value="23.0544596657532">
                <text:p>23.0544596657532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573806097.23845">
                <text:p>1573806097.23845</text:p>
              </table:table-cell>
              <table:table-cell office:value-type="float" office:value="24.0763774739724">
                <text:p>24.0763774739724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573806097.50666">
                <text:p>1573806097.50666</text:p>
              </table:table-cell>
              <table:table-cell office:value-type="float" office:value="24.94213089863">
                <text:p>24.94213089863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573806097.77459">
                <text:p>1573806097.77459</text:p>
              </table:table-cell>
              <table:table-cell office:value-type="float" office:value="27.6270624054793">
                <text:p>27.6270624054793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573806098.19965">
                <text:p>1573806098.19965</text:p>
              </table:table-cell>
              <table:table-cell office:value-type="float" office:value="24.3311719945204">
                <text:p>24.3311719945204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573806098.43691">
                <text:p>1573806098.43691</text:p>
              </table:table-cell>
              <table:table-cell office:value-type="float" office:value="21.94213089863">
                <text:p>21.94213089863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573806098.67451">
                <text:p>1573806098.67451</text:p>
              </table:table-cell>
              <table:table-cell office:value-type="float" office:value="22.287336378082">
                <text:p>22.287336378082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573806098.91205">
                <text:p>1573806098.91205</text:p>
              </table:table-cell>
              <table:table-cell office:value-type="float" office:value="23.7311719945204">
                <text:p>23.7311719945204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573806099.18077">
                <text:p>1573806099.18077</text:p>
              </table:table-cell>
              <table:table-cell office:value-type="float" office:value="24.7065144602738">
                <text:p>24.7065144602738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573806099.44847">
                <text:p>1573806099.44847</text:p>
              </table:table-cell>
              <table:table-cell office:value-type="float" office:value="24.1065144602738">
                <text:p>24.1065144602738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573806099.71671">
                <text:p>1573806099.71671</text:p>
              </table:table-cell>
              <table:table-cell office:value-type="float" office:value="25.4955555561642">
                <text:p>25.4955555561642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573806099.9843">
                <text:p>1573806099.9843</text:p>
              </table:table-cell>
              <table:table-cell office:value-type="float" office:value="25.2188432273971">
                <text:p>25.2188432273971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573806100.25301">
                <text:p>1573806100.25301</text:p>
              </table:table-cell>
              <table:table-cell office:value-type="float" office:value="25.1804870630135">
                <text:p>25.1804870630135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573806100.52128">
                <text:p>1573806100.52128</text:p>
              </table:table-cell>
              <table:table-cell office:value-type="float" office:value="25.3311719945204">
                <text:p>25.3311719945204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573806100.79029">
                <text:p>1573806100.79029</text:p>
              </table:table-cell>
              <table:table-cell office:value-type="float" office:value="24.9311719945204">
                <text:p>24.9311719945204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573806101.05735">
                <text:p>1573806101.05735</text:p>
              </table:table-cell>
              <table:table-cell office:value-type="float" office:value="24.8571993917806">
                <text:p>24.8571993917806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573806101.32602">
                <text:p>1573806101.32602</text:p>
              </table:table-cell>
              <table:table-cell office:value-type="float" office:value="1043.3887062411">
                <text:p>1043.3887062411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573806101.73273">
                <text:p>1573806101.73273</text:p>
              </table:table-cell>
              <table:table-cell office:value-type="float" office:value="26.0106240493149">
                <text:p>26.0106240493149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573806101.97026">
                <text:p>1573806101.97026</text:p>
              </table:table-cell>
              <table:table-cell office:value-type="float" office:value="22.1969254191779">
                <text:p>22.1969254191779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573806102.20773">
                <text:p>1573806102.20773</text:p>
              </table:table-cell>
              <table:table-cell office:value-type="float" office:value="23.3476103506848">
                <text:p>23.3476103506848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573806102.44684">
                <text:p>1573806102.44684</text:p>
              </table:table-cell>
              <table:table-cell office:value-type="float" office:value="24.5777473369861">
                <text:p>24.5777473369861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573806102.71401">
                <text:p>1573806102.71401</text:p>
              </table:table-cell>
              <table:table-cell office:value-type="float" office:value="28.928432268493">
                <text:p>28.928432268493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573806103.10172">
                <text:p>1573806103.10172</text:p>
              </table:table-cell>
              <table:table-cell office:value-type="float" office:value="23.9256925424656">
                <text:p>23.9256925424656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573806103.33909">
                <text:p>1573806103.33909</text:p>
              </table:table-cell>
              <table:table-cell office:value-type="float" office:value="23.6215829534245">
                <text:p>23.6215829534245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573806103.57677">
                <text:p>1573806103.57677</text:p>
              </table:table-cell>
              <table:table-cell office:value-type="float" office:value="22.9914459671231">
                <text:p>22.9914459671231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573806103.81554">
                <text:p>1573806103.81554</text:p>
              </table:table-cell>
              <table:table-cell office:value-type="float" office:value="21.7832267890409">
                <text:p>21.7832267890409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573806104.08391">
                <text:p>1573806104.08391</text:p>
              </table:table-cell>
              <table:table-cell office:value-type="float" office:value="23.6078843232875">
                <text:p>23.6078843232875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573806104.35139">
                <text:p>1573806104.35139</text:p>
              </table:table-cell>
              <table:table-cell office:value-type="float" office:value="24.7229528164382">
                <text:p>24.7229528164382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573806104.6192">
                <text:p>1573806104.6192</text:p>
              </table:table-cell>
              <table:table-cell office:value-type="float" office:value="24.8791171999998">
                <text:p>24.8791171999998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573806104.88722">
                <text:p>1573806104.88722</text:p>
              </table:table-cell>
              <table:table-cell office:value-type="float" office:value="25.3777473369861">
                <text:p>25.3777473369861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573806105.15572">
                <text:p>1573806105.15572</text:p>
              </table:table-cell>
              <table:table-cell office:value-type="float" office:value="26.059939117808">
                <text:p>26.059939117808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573806105.4238">
                <text:p>1573806105.4238</text:p>
              </table:table-cell>
              <table:table-cell office:value-type="float" office:value="25.4407610356163">
                <text:p>25.4407610356163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573806105.69222">
                <text:p>1573806105.69222</text:p>
              </table:table-cell>
              <table:table-cell office:value-type="float" office:value="24.1613089808217">
                <text:p>24.1613089808217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573806105.96044">
                <text:p>1573806105.96044</text:p>
              </table:table-cell>
              <table:table-cell office:value-type="float" office:value="26.4982952821916">
                <text:p>26.4982952821916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573806106.22904">
                <text:p>1573806106.22904</text:p>
              </table:table-cell>
              <table:table-cell office:value-type="float" office:value="23.859939117808">
                <text:p>23.859939117808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573806106.49636">
                <text:p>1573806106.49636</text:p>
              </table:table-cell>
              <table:table-cell office:value-type="float" office:value="25.3393911726026">
                <text:p>25.3393911726026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573806106.76534">
                <text:p>1573806106.76534</text:p>
              </table:table-cell>
              <table:table-cell office:value-type="float" office:value="24.9832267890409">
                <text:p>24.9832267890409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573806107.03371">
                <text:p>1573806107.03371</text:p>
              </table:table-cell>
              <table:table-cell office:value-type="float" office:value="27.1558295287669">
                <text:p>27.1558295287669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573806107.30115">
                <text:p>1573806107.30115</text:p>
              </table:table-cell>
              <table:table-cell office:value-type="float" office:value="24.114733638356">
                <text:p>24.114733638356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573806107.56861">
                <text:p>1573806107.56861</text:p>
              </table:table-cell>
              <table:table-cell office:value-type="float" office:value="26.0489802136985">
                <text:p>26.0489802136985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573806107.83777">
                <text:p>1573806107.83777</text:p>
              </table:table-cell>
              <table:table-cell office:value-type="float" office:value="25.2325418575341">
                <text:p>25.2325418575341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573806108.10583">
                <text:p>1573806108.10583</text:p>
              </table:table-cell>
              <table:table-cell office:value-type="float" office:value="26.4517199397258">
                <text:p>26.4517199397258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573806108.51445">
                <text:p>1573806108.51445</text:p>
              </table:table-cell>
              <table:table-cell office:value-type="float" office:value="25.5503500767122">
                <text:p>25.5503500767122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573806108.75443">
                <text:p>1573806108.75443</text:p>
              </table:table-cell>
              <table:table-cell office:value-type="float" office:value="23.5804870630135">
                <text:p>23.5804870630135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573806108.992">
                <text:p>1573806108.992</text:p>
              </table:table-cell>
              <table:table-cell office:value-type="float" office:value="23.4626788438354">
                <text:p>23.4626788438354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573806109.23087">
                <text:p>1573806109.23087</text:p>
              </table:table-cell>
              <table:table-cell office:value-type="float" office:value="22.4352815835615">
                <text:p>22.4352815835615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573806109.49954">
                <text:p>1573806109.49954</text:p>
              </table:table-cell>
              <table:table-cell office:value-type="float" office:value="23.7832267890409">
                <text:p>23.7832267890409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573806109.76832">
                <text:p>1573806109.76832</text:p>
              </table:table-cell>
              <table:table-cell office:value-type="float" office:value="23.8161035013697">
                <text:p>23.8161035013697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573806110.03736">
                <text:p>1573806110.03736</text:p>
              </table:table-cell>
              <table:table-cell office:value-type="float" office:value="24.7065144602738">
                <text:p>24.7065144602738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573806110.30487">
                <text:p>1573806110.30487</text:p>
              </table:table-cell>
              <table:table-cell office:value-type="float" office:value="23.8626788438354">
                <text:p>23.8626788438354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573806110.57347">
                <text:p>1573806110.57347</text:p>
              </table:table-cell>
              <table:table-cell office:value-type="float" office:value="25.4270624054793">
                <text:p>25.4270624054793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573806110.84124">
                <text:p>1573806110.84124</text:p>
              </table:table-cell>
              <table:table-cell office:value-type="float" office:value="24.1037747342464">
                <text:p>24.1037747342464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573806111.10861">
                <text:p>1573806111.10861</text:p>
              </table:table-cell>
              <table:table-cell office:value-type="float" office:value="25.6818569260272">
                <text:p>25.6818569260272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573806111.37592">
                <text:p>1573806111.37592</text:p>
              </table:table-cell>
              <table:table-cell office:value-type="float" office:value="24.9859665150683">
                <text:p>24.9859665150683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573806111.64353">
                <text:p>1573806111.64353</text:p>
              </table:table-cell>
              <table:table-cell office:value-type="float" office:value="24.9448706246574">
                <text:p>24.9448706246574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573806111.91098">
                <text:p>1573806111.91098</text:p>
              </table:table-cell>
              <table:table-cell office:value-type="float" office:value="24.2928158301368">
                <text:p>24.2928158301368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573806112.17824">
                <text:p>1573806112.17824</text:p>
              </table:table-cell>
              <table:table-cell office:value-type="float" office:value="26.5722678849313">
                <text:p>26.5722678849313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573806112.44622">
                <text:p>1573806112.44622</text:p>
              </table:table-cell>
              <table:table-cell office:value-type="float" office:value="25.4106240493149">
                <text:p>25.4106240493149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573806112.71359">
                <text:p>1573806112.71359</text:p>
              </table:table-cell>
              <table:table-cell office:value-type="float" office:value="25.9174733643834">
                <text:p>25.9174733643834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573806112.98136">
                <text:p>1573806112.98136</text:p>
              </table:table-cell>
              <table:table-cell office:value-type="float" office:value="26.087336378082">
                <text:p>26.087336378082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573806113.24943">
                <text:p>1573806113.24943</text:p>
              </table:table-cell>
              <table:table-cell office:value-type="float" office:value="24.7695281589039">
                <text:p>24.7695281589039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573806113.51691">
                <text:p>1573806113.51691</text:p>
              </table:table-cell>
              <table:table-cell office:value-type="float" office:value="26.2106240493149">
                <text:p>26.2106240493149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573806113.7851">
                <text:p>1573806113.7851</text:p>
              </table:table-cell>
              <table:table-cell office:value-type="float" office:value="25.6982952821916">
                <text:p>25.6982952821916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573806114.18499">
                <text:p>1573806114.18499</text:p>
              </table:table-cell>
              <table:table-cell office:value-type="float" office:value="24.4763774739724">
                <text:p>24.4763774739724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573806114.42209">
                <text:p>1573806114.42209</text:p>
              </table:table-cell>
              <table:table-cell office:value-type="float" office:value="22.901035008219">
                <text:p>22.901035008219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573806114.65937">
                <text:p>1573806114.65937</text:p>
              </table:table-cell>
              <table:table-cell office:value-type="float" office:value="21.8845966520546">
                <text:p>21.8845966520546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573806114.89781">
                <text:p>1573806114.89781</text:p>
              </table:table-cell>
              <table:table-cell office:value-type="float" office:value="23.0845966520546">
                <text:p>23.0845966520546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573806115.16572">
                <text:p>1573806115.16572</text:p>
              </table:table-cell>
              <table:table-cell office:value-type="float" office:value="24.6626788438354">
                <text:p>24.6626788438354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573806115.43314">
                <text:p>1573806115.43314</text:p>
              </table:table-cell>
              <table:table-cell office:value-type="float" office:value="25.3996651452053">
                <text:p>25.3996651452053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573806115.70091">
                <text:p>1573806115.70091</text:p>
              </table:table-cell>
              <table:table-cell office:value-type="float" office:value="24.4955555561642">
                <text:p>24.4955555561642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573806115.96865">
                <text:p>1573806115.96865</text:p>
              </table:table-cell>
              <table:table-cell office:value-type="float" office:value="25.259939117808">
                <text:p>25.259939117808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573806116.23645">
                <text:p>1573806116.23645</text:p>
              </table:table-cell>
              <table:table-cell office:value-type="float" office:value="25.7448706246574">
                <text:p>25.7448706246574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573806116.50422">
                <text:p>1573806116.50422</text:p>
              </table:table-cell>
              <table:table-cell office:value-type="float" office:value="24.2928158301368">
                <text:p>24.2928158301368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573806116.77152">
                <text:p>1573806116.77152</text:p>
              </table:table-cell>
              <table:table-cell office:value-type="float" office:value="24.5667884328765">
                <text:p>24.5667884328765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573806117.03919">
                <text:p>1573806117.03919</text:p>
              </table:table-cell>
              <table:table-cell office:value-type="float" office:value="24.8435007616437">
                <text:p>24.8435007616437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573806117.30697">
                <text:p>1573806117.30697</text:p>
              </table:table-cell>
              <table:table-cell office:value-type="float" office:value="23.9722678849313">
                <text:p>23.9722678849313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573806117.57563">
                <text:p>1573806117.57563</text:p>
              </table:table-cell>
              <table:table-cell office:value-type="float" office:value="24.7859665150683">
                <text:p>24.7859665150683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573806117.84385">
                <text:p>1573806117.84385</text:p>
              </table:table-cell>
              <table:table-cell office:value-type="float" office:value="26.9503500767122">
                <text:p>26.9503500767122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573806118.11138">
                <text:p>1573806118.11138</text:p>
              </table:table-cell>
              <table:table-cell office:value-type="float" office:value="26.1777473369861">
                <text:p>26.1777473369861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573806118.37954">
                <text:p>1573806118.37954</text:p>
              </table:table-cell>
              <table:table-cell office:value-type="float" office:value="24.4517199397259">
                <text:p>24.4517199397259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573806128.81567">
                <text:p>1573806128.81567</text:p>
              </table:table-cell>
              <table:table-cell office:value-type="float" office:value="20.7503500767122">
                <text:p>20.7503500767122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573806129.05332">
                <text:p>1573806129.05332</text:p>
              </table:table-cell>
              <table:table-cell office:value-type="float" office:value="23.914733638356">
                <text:p>23.914733638356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573806129.29198">
                <text:p>1573806129.29198</text:p>
              </table:table-cell>
              <table:table-cell office:value-type="float" office:value="23.3311719945204">
                <text:p>23.3311719945204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573806129.56062">
                <text:p>1573806129.56062</text:p>
              </table:table-cell>
              <table:table-cell office:value-type="float" office:value="23.3695281589039">
                <text:p>23.3695281589039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573806129.82915">
                <text:p>1573806129.82915</text:p>
              </table:table-cell>
              <table:table-cell office:value-type="float" office:value="26.6024048712327">
                <text:p>26.6024048712327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573806130.09781">
                <text:p>1573806130.09781</text:p>
              </table:table-cell>
              <table:table-cell office:value-type="float" office:value="24.1613089808217">
                <text:p>24.1613089808217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573806130.36619">
                <text:p>1573806130.36619</text:p>
              </table:table-cell>
              <table:table-cell office:value-type="float" office:value="26.5476103506848">
                <text:p>26.5476103506848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573806130.63457">
                <text:p>1573806130.63457</text:p>
              </table:table-cell>
              <table:table-cell office:value-type="float" office:value="25.6928158301368">
                <text:p>25.6928158301368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573806130.90269">
                <text:p>1573806130.90269</text:p>
              </table:table-cell>
              <table:table-cell office:value-type="float" office:value="25.4489802136985">
                <text:p>25.4489802136985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573806131.17077">
                <text:p>1573806131.17077</text:p>
              </table:table-cell>
              <table:table-cell office:value-type="float" office:value="24.2626788438354">
                <text:p>24.2626788438354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573806131.43951">
                <text:p>1573806131.43951</text:p>
              </table:table-cell>
              <table:table-cell office:value-type="float" office:value="25.0845966520546">
                <text:p>25.0845966520546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573806131.70794">
                <text:p>1573806131.70794</text:p>
              </table:table-cell>
              <table:table-cell office:value-type="float" office:value="23.7722678849313">
                <text:p>23.7722678849313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573806131.97704">
                <text:p>1573806131.97704</text:p>
              </table:table-cell>
              <table:table-cell office:value-type="float" office:value="24.6270624054793">
                <text:p>24.6270624054793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573806132.24608">
                <text:p>1573806132.24608</text:p>
              </table:table-cell>
              <table:table-cell office:value-type="float" office:value="25.259939117808">
                <text:p>25.259939117808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573806132.5145">
                <text:p>1573806132.5145</text:p>
              </table:table-cell>
              <table:table-cell office:value-type="float" office:value="25.4407610356163">
                <text:p>25.4407610356163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573806132.7825">
                <text:p>1573806132.7825</text:p>
              </table:table-cell>
              <table:table-cell office:value-type="float" office:value="26.0106240493149">
                <text:p>26.0106240493149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573806133.05087">
                <text:p>1573806133.05087</text:p>
              </table:table-cell>
              <table:table-cell office:value-type="float" office:value="24.2544596657532">
                <text:p>24.254459665753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573806133.31937">
                <text:p>1573806133.31937</text:p>
              </table:table-cell>
              <table:table-cell office:value-type="float" office:value="24.273637747945">
                <text:p>24.273637747945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1573806133.58749">
                <text:p>1573806133.58749</text:p>
              </table:table-cell>
              <table:table-cell office:value-type="float" office:value="23.7558295287669">
                <text:p>23.7558295287669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573806133.85676">
                <text:p>1573806133.85676</text:p>
              </table:table-cell>
              <table:table-cell office:value-type="float" office:value="24.9065144602738">
                <text:p>24.9065144602738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1573806134.12527">
                <text:p>1573806134.12527</text:p>
              </table:table-cell>
              <table:table-cell office:value-type="float" office:value="24.2161035013697">
                <text:p>24.2161035013697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573806134.39414">
                <text:p>1573806134.39414</text:p>
              </table:table-cell>
              <table:table-cell office:value-type="float" office:value="23.9092541863012">
                <text:p>23.9092541863012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573806134.66198">
                <text:p>1573806134.66198</text:p>
              </table:table-cell>
              <table:table-cell office:value-type="float" office:value="25.4161035013697">
                <text:p>25.4161035013697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573806134.9311">
                <text:p>1573806134.9311</text:p>
              </table:table-cell>
              <table:table-cell office:value-type="float" office:value="25.4900761041094">
                <text:p>25.490076104109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573806135.19959">
                <text:p>1573806135.19959</text:p>
              </table:table-cell>
              <table:table-cell office:value-type="float" office:value="26.1202130904108">
                <text:p>26.1202130904108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573806135.47135">
                <text:p>1573806135.47135</text:p>
              </table:table-cell>
              <table:table-cell office:value-type="float" office:value="27.8270624054793">
                <text:p>27.8270624054793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573806135.74108">
                <text:p>1573806135.74108</text:p>
              </table:table-cell>
              <table:table-cell office:value-type="float" office:value="25.1722678849313">
                <text:p>25.1722678849313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573806136.01045">
                <text:p>1573806136.01045</text:p>
              </table:table-cell>
              <table:table-cell office:value-type="float" office:value="25.0544596657532">
                <text:p>25.0544596657532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573806136.28057">
                <text:p>1573806136.28057</text:p>
              </table:table-cell>
              <table:table-cell office:value-type="float" office:value="23.5667884328765">
                <text:p>23.566788432876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573806136.55085">
                <text:p>1573806136.55085</text:p>
              </table:table-cell>
              <table:table-cell office:value-type="float" office:value="25.5695281589039">
                <text:p>25.5695281589039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573806136.82042">
                <text:p>1573806136.82042</text:p>
              </table:table-cell>
              <table:table-cell office:value-type="float" office:value="25.8626788438354">
                <text:p>25.8626788438354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573806137.09049">
                <text:p>1573806137.09049</text:p>
              </table:table-cell>
              <table:table-cell office:value-type="float" office:value="24.8928158301368">
                <text:p>24.8928158301368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573806137.35918">
                <text:p>1573806137.35918</text:p>
              </table:table-cell>
              <table:table-cell office:value-type="float" office:value="25.2270624054793">
                <text:p>25.2270624054793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573806137.6295">
                <text:p>1573806137.6295</text:p>
              </table:table-cell>
              <table:table-cell office:value-type="float" office:value="24.5202130904108">
                <text:p>24.5202130904108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573806137.8991">
                <text:p>1573806137.8991</text:p>
              </table:table-cell>
              <table:table-cell office:value-type="float" office:value="24.2544596657532">
                <text:p>24.2544596657532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573806138.169">
                <text:p>1573806138.169</text:p>
              </table:table-cell>
              <table:table-cell office:value-type="float" office:value="25.9859665150683">
                <text:p>25.9859665150683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573806138.43879">
                <text:p>1573806138.43879</text:p>
              </table:table-cell>
              <table:table-cell office:value-type="float" office:value="23.5640487068491">
                <text:p>23.5640487068491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573806138.70888">
                <text:p>1573806138.70888</text:p>
              </table:table-cell>
              <table:table-cell office:value-type="float" office:value="24.1914459671231">
                <text:p>24.1914459671231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573806138.97959">
                <text:p>1573806138.97959</text:p>
              </table:table-cell>
              <table:table-cell office:value-type="float" office:value="24.3119939123286">
                <text:p>24.3119939123286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573806139.24969">
                <text:p>1573806139.24969</text:p>
              </table:table-cell>
              <table:table-cell office:value-type="float" office:value="23.9777473369861">
                <text:p>23.9777473369861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573806139.51911">
                <text:p>1573806139.51911</text:p>
              </table:table-cell>
              <table:table-cell office:value-type="float" office:value="23.1174733643834">
                <text:p>23.11747336438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9.223cm" svg:height="27.687cm" xlink:href=".." xlink:type="simple" chart:class="chart:scatter" chart:style-name="ch1">
        <chart:title svg:x="21.882cm" svg:y="0.689cm" chart:style-name="ch2">
          <text:p>Seconds between samples</text:p>
        </chart:title>
        <chart:plot-area chart:style-name="ch3" table:cell-range-address="full_to_empty.A2:full_to_empty.A2143 full_to_empty.C2:full_to_empty.C2143" svg:x="0.984cm" svg:y="2.021cm" svg:width="47.255cm" svg:height="25.113cm">
          <chartooo:coordinate-region svg:x="1.526cm" svg:y="2.221cm" svg:width="46.435cm" svg:height="24.7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ull_to_empty.C2:full_to_empty.C2143" chart:class="chart:scatter">
            <chart:domain table:cell-range-address="full_to_empty.A2:full_to_empty.A2143"/>
            <chart:data-point chart:repeated="21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73805516.05247">
                <text:p>1573805516.05247</text:p>
                <draw:g>
                  <svg:desc>full_to_empty.A2:full_to_empty.A2143</svg:desc>
                </draw:g>
              </table:table-cell>
              <table:table-cell office:value-type="float" office:value="0">
                <text:p>0</text:p>
                <draw:g>
                  <svg:desc>full_to_empty.C2:full_to_empty.C21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73805516.29224">
                <text:p>1573805516.29224</text:p>
              </table:table-cell>
              <table:table-cell office:value-type="float" office:value="0.239770650863647">
                <text:p>0.239770650863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73805516.52916">
                <text:p>1573805516.52916</text:p>
              </table:table-cell>
              <table:table-cell office:value-type="float" office:value="0.236924409866333">
                <text:p>0.236924409866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73805516.76632">
                <text:p>1573805516.76632</text:p>
              </table:table-cell>
              <table:table-cell office:value-type="float" office:value="0.237160205841064">
                <text:p>0.237160205841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73805517.00475">
                <text:p>1573805517.00475</text:p>
              </table:table-cell>
              <table:table-cell office:value-type="float" office:value="0.238424301147461">
                <text:p>0.238424301147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73805517.41176">
                <text:p>1573805517.41176</text:p>
              </table:table-cell>
              <table:table-cell office:value-type="float" office:value="0.407013893127441">
                <text:p>0.4070138931274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73805517.64849">
                <text:p>1573805517.64849</text:p>
              </table:table-cell>
              <table:table-cell office:value-type="float" office:value="0.236733436584473">
                <text:p>0.2367334365844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73805517.88517">
                <text:p>1573805517.88517</text:p>
              </table:table-cell>
              <table:table-cell office:value-type="float" office:value="0.236675262451172">
                <text:p>0.236675262451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73805518.12325">
                <text:p>1573805518.12325</text:p>
              </table:table-cell>
              <table:table-cell office:value-type="float" office:value="0.238085031509399">
                <text:p>0.238085031509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73805518.39005">
                <text:p>1573805518.39005</text:p>
              </table:table-cell>
              <table:table-cell office:value-type="float" office:value="0.266792774200439">
                <text:p>0.266792774200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3805518.65739">
                <text:p>1573805518.65739</text:p>
              </table:table-cell>
              <table:table-cell office:value-type="float" office:value="0.267343521118164">
                <text:p>0.267343521118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73805518.92379">
                <text:p>1573805518.92379</text:p>
              </table:table-cell>
              <table:table-cell office:value-type="float" office:value="0.266397953033447">
                <text:p>0.2663979530334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73805519.19075">
                <text:p>1573805519.19075</text:p>
              </table:table-cell>
              <table:table-cell office:value-type="float" office:value="0.266959667205811">
                <text:p>0.2669596672058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73805519.45749">
                <text:p>1573805519.45749</text:p>
              </table:table-cell>
              <table:table-cell office:value-type="float" office:value="0.266740322113037">
                <text:p>0.2667403221130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73805519.72451">
                <text:p>1573805519.72451</text:p>
              </table:table-cell>
              <table:table-cell office:value-type="float" office:value="0.267024517059326">
                <text:p>0.2670245170593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73805519.99155">
                <text:p>1573805519.99155</text:p>
              </table:table-cell>
              <table:table-cell office:value-type="float" office:value="0.267038345336914">
                <text:p>0.2670383453369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73805520.25899">
                <text:p>1573805520.25899</text:p>
              </table:table-cell>
              <table:table-cell office:value-type="float" office:value="0.267441987991333">
                <text:p>0.267441987991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73805520.52623">
                <text:p>1573805520.52623</text:p>
              </table:table-cell>
              <table:table-cell office:value-type="float" office:value="0.267241716384888">
                <text:p>0.2672417163848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73805520.79298">
                <text:p>1573805520.79298</text:p>
              </table:table-cell>
              <table:table-cell office:value-type="float" office:value="0.266746759414673">
                <text:p>0.2667467594146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73805521.0601">
                <text:p>1573805521.0601</text:p>
              </table:table-cell>
              <table:table-cell office:value-type="float" office:value="0.267115831375122">
                <text:p>0.2671158313751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73805521.32731">
                <text:p>1573805521.32731</text:p>
              </table:table-cell>
              <table:table-cell office:value-type="float" office:value="0.267213821411133">
                <text:p>0.2672138214111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73805521.59337">
                <text:p>1573805521.59337</text:p>
              </table:table-cell>
              <table:table-cell office:value-type="float" office:value="0.266063690185547">
                <text:p>0.2660636901855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73805521.86031">
                <text:p>1573805521.86031</text:p>
              </table:table-cell>
              <table:table-cell office:value-type="float" office:value="0.26693868637085">
                <text:p>0.266938686370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73805522.1279">
                <text:p>1573805522.1279</text:p>
              </table:table-cell>
              <table:table-cell office:value-type="float" office:value="0.267587900161743">
                <text:p>0.2675879001617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73805522.3959">
                <text:p>1573805522.3959</text:p>
              </table:table-cell>
              <table:table-cell office:value-type="float" office:value="0.267995357513428">
                <text:p>0.2679953575134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73805522.66407">
                <text:p>1573805522.66407</text:p>
              </table:table-cell>
              <table:table-cell office:value-type="float" office:value="0.268177032470703">
                <text:p>0.2681770324707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73805523.06402">
                <text:p>1573805523.06402</text:p>
              </table:table-cell>
              <table:table-cell office:value-type="float" office:value="0.399950265884399">
                <text:p>0.3999502658843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73805523.30083">
                <text:p>1573805523.30083</text:p>
              </table:table-cell>
              <table:table-cell office:value-type="float" office:value="0.23680853843689">
                <text:p>0.236808538436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73805523.53749">
                <text:p>1573805523.53749</text:p>
              </table:table-cell>
              <table:table-cell office:value-type="float" office:value="0.236662149429321">
                <text:p>0.2366621494293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73805523.77487">
                <text:p>1573805523.77487</text:p>
              </table:table-cell>
              <table:table-cell office:value-type="float" office:value="0.237372875213623">
                <text:p>0.2373728752136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73805524.04217">
                <text:p>1573805524.04217</text:p>
              </table:table-cell>
              <table:table-cell office:value-type="float" office:value="0.267303466796875">
                <text:p>0.267303466796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73805524.30932">
                <text:p>1573805524.30932</text:p>
              </table:table-cell>
              <table:table-cell office:value-type="float" office:value="0.267150163650513">
                <text:p>0.2671501636505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73805524.57666">
                <text:p>1573805524.57666</text:p>
              </table:table-cell>
              <table:table-cell office:value-type="float" office:value="0.267343759536743">
                <text:p>0.2673437595367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73805524.84421">
                <text:p>1573805524.84421</text:p>
              </table:table-cell>
              <table:table-cell office:value-type="float" office:value="0.267548322677612">
                <text:p>0.2675483226776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73805525.11197">
                <text:p>1573805525.11197</text:p>
              </table:table-cell>
              <table:table-cell office:value-type="float" office:value="0.267760515213013">
                <text:p>0.2677605152130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73805525.37966">
                <text:p>1573805525.37966</text:p>
              </table:table-cell>
              <table:table-cell office:value-type="float" office:value="0.267685413360596">
                <text:p>0.2676854133605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73805525.64626">
                <text:p>1573805525.64626</text:p>
              </table:table-cell>
              <table:table-cell office:value-type="float" office:value="0.26659631729126">
                <text:p>0.266596317291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73805525.91298">
                <text:p>1573805525.91298</text:p>
              </table:table-cell>
              <table:table-cell office:value-type="float" office:value="0.266725540161133">
                <text:p>0.2667255401611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73805526.17936">
                <text:p>1573805526.17936</text:p>
              </table:table-cell>
              <table:table-cell office:value-type="float" office:value="0.26637601852417">
                <text:p>0.266376018524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73805526.44668">
                <text:p>1573805526.44668</text:p>
              </table:table-cell>
              <table:table-cell office:value-type="float" office:value="0.267327547073364">
                <text:p>0.2673275470733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73805526.71422">
                <text:p>1573805526.71422</text:p>
              </table:table-cell>
              <table:table-cell office:value-type="float" office:value="0.267535209655762">
                <text:p>0.2675352096557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73805526.98124">
                <text:p>1573805526.98124</text:p>
              </table:table-cell>
              <table:table-cell office:value-type="float" office:value="0.267018795013428">
                <text:p>0.2670187950134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73805527.24735">
                <text:p>1573805527.24735</text:p>
              </table:table-cell>
              <table:table-cell office:value-type="float" office:value="0.26611590385437">
                <text:p>0.266115903854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73805527.51369">
                <text:p>1573805527.51369</text:p>
              </table:table-cell>
              <table:table-cell office:value-type="float" office:value="0.266338109970093">
                <text:p>0.2663381099700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3805527.93873">
                <text:p>1573805527.93873</text:p>
              </table:table-cell>
              <table:table-cell office:value-type="float" office:value="0.425037860870361">
                <text:p>0.4250378608703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73805528.17571">
                <text:p>1573805528.17571</text:p>
              </table:table-cell>
              <table:table-cell office:value-type="float" office:value="0.236984014511108">
                <text:p>0.2369840145111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73805528.41226">
                <text:p>1573805528.41226</text:p>
              </table:table-cell>
              <table:table-cell office:value-type="float" office:value="0.236546277999878">
                <text:p>0.2365462779998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73805528.65107">
                <text:p>1573805528.65107</text:p>
              </table:table-cell>
              <table:table-cell office:value-type="float" office:value="0.238809823989868">
                <text:p>0.2388098239898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73805528.91755">
                <text:p>1573805528.91755</text:p>
              </table:table-cell>
              <table:table-cell office:value-type="float" office:value="0.266481876373291">
                <text:p>0.2664818763732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73805529.18455">
                <text:p>1573805529.18455</text:p>
              </table:table-cell>
              <table:table-cell office:value-type="float" office:value="0.266998052597046">
                <text:p>0.2669980525970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73805529.45105">
                <text:p>1573805529.45105</text:p>
              </table:table-cell>
              <table:table-cell office:value-type="float" office:value="0.266504287719727">
                <text:p>0.2665042877197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73805529.71879">
                <text:p>1573805529.71879</text:p>
              </table:table-cell>
              <table:table-cell office:value-type="float" office:value="0.2677321434021">
                <text:p>0.26773214340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73805529.98575">
                <text:p>1573805529.98575</text:p>
              </table:table-cell>
              <table:table-cell office:value-type="float" office:value="0.266966819763184">
                <text:p>0.2669668197631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73805530.25257">
                <text:p>1573805530.25257</text:p>
              </table:table-cell>
              <table:table-cell office:value-type="float" office:value="0.266821622848511">
                <text:p>0.2668216228485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73805530.51929">
                <text:p>1573805530.51929</text:p>
              </table:table-cell>
              <table:table-cell office:value-type="float" office:value="0.266711235046387">
                <text:p>0.2667112350463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73805530.78705">
                <text:p>1573805530.78705</text:p>
              </table:table-cell>
              <table:table-cell office:value-type="float" office:value="0.267763376235962">
                <text:p>0.2677633762359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3805531.05493">
                <text:p>1573805531.05493</text:p>
              </table:table-cell>
              <table:table-cell office:value-type="float" office:value="0.267877817153931">
                <text:p>0.2678778171539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73805531.46182">
                <text:p>1573805531.46182</text:p>
              </table:table-cell>
              <table:table-cell office:value-type="float" office:value="0.406890392303467">
                <text:p>0.4068903923034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73805531.69959">
                <text:p>1573805531.69959</text:p>
              </table:table-cell>
              <table:table-cell office:value-type="float" office:value="0.237774848937988">
                <text:p>0.2377748489379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73805531.9378">
                <text:p>1573805531.9378</text:p>
              </table:table-cell>
              <table:table-cell office:value-type="float" office:value="0.238207578659058">
                <text:p>0.2382075786590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73805532.17641">
                <text:p>1573805532.17641</text:p>
              </table:table-cell>
              <table:table-cell office:value-type="float" office:value="0.23860764503479">
                <text:p>0.238607645034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73805532.44633">
                <text:p>1573805532.44633</text:p>
              </table:table-cell>
              <table:table-cell office:value-type="float" office:value="0.269919157028198">
                <text:p>0.2699191570281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73805532.71684">
                <text:p>1573805532.71684</text:p>
              </table:table-cell>
              <table:table-cell office:value-type="float" office:value="0.270515918731689">
                <text:p>0.2705159187316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73805532.98675">
                <text:p>1573805532.98675</text:p>
              </table:table-cell>
              <table:table-cell office:value-type="float" office:value="0.269909620285034">
                <text:p>0.2699096202850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73805533.25642">
                <text:p>1573805533.25642</text:p>
              </table:table-cell>
              <table:table-cell office:value-type="float" office:value="0.269669532775879">
                <text:p>0.2696695327758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73805533.52535">
                <text:p>1573805533.52535</text:p>
              </table:table-cell>
              <table:table-cell office:value-type="float" office:value="0.268932104110718">
                <text:p>0.2689321041107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73805533.79496">
                <text:p>1573805533.79496</text:p>
              </table:table-cell>
              <table:table-cell office:value-type="float" office:value="0.269602298736572">
                <text:p>0.2696022987365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73805534.2019">
                <text:p>1573805534.2019</text:p>
              </table:table-cell>
              <table:table-cell office:value-type="float" office:value="0.406943798065186">
                <text:p>0.4069437980651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73805534.4396">
                <text:p>1573805534.4396</text:p>
              </table:table-cell>
              <table:table-cell office:value-type="float" office:value="0.237701177597046">
                <text:p>0.2377011775970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73805534.67738">
                <text:p>1573805534.67738</text:p>
              </table:table-cell>
              <table:table-cell office:value-type="float" office:value="0.237777233123779">
                <text:p>0.2377772331237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73805534.91594">
                <text:p>1573805534.91594</text:p>
              </table:table-cell>
              <table:table-cell office:value-type="float" office:value="0.23855710029602">
                <text:p>0.238557100296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73805535.18645">
                <text:p>1573805535.18645</text:p>
              </table:table-cell>
              <table:table-cell office:value-type="float" office:value="0.270509958267212">
                <text:p>0.2705099582672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73805535.45637">
                <text:p>1573805535.45637</text:p>
              </table:table-cell>
              <table:table-cell office:value-type="float" office:value="0.269926786422729">
                <text:p>0.2699267864227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73805535.72595">
                <text:p>1573805535.72595</text:p>
              </table:table-cell>
              <table:table-cell office:value-type="float" office:value="0.269576549530029">
                <text:p>0.2695765495300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73805535.99591">
                <text:p>1573805535.99591</text:p>
              </table:table-cell>
              <table:table-cell office:value-type="float" office:value="0.269956827163696">
                <text:p>0.2699568271636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73805536.26594">
                <text:p>1573805536.26594</text:p>
              </table:table-cell>
              <table:table-cell office:value-type="float" office:value="0.270033836364746">
                <text:p>0.2700338363647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73805536.53525">
                <text:p>1573805536.53525</text:p>
              </table:table-cell>
              <table:table-cell office:value-type="float" office:value="0.269313097000122">
                <text:p>0.2693130970001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73805536.80516">
                <text:p>1573805536.80516</text:p>
              </table:table-cell>
              <table:table-cell office:value-type="float" office:value="0.269905805587769">
                <text:p>0.2699058055877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3805537.07529">
                <text:p>1573805537.07529</text:p>
              </table:table-cell>
              <table:table-cell office:value-type="float" office:value="0.270129680633545">
                <text:p>0.2701296806335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73805537.34477">
                <text:p>1573805537.34477</text:p>
              </table:table-cell>
              <table:table-cell office:value-type="float" office:value="0.269482135772705">
                <text:p>0.2694821357727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73805537.61393">
                <text:p>1573805537.61393</text:p>
              </table:table-cell>
              <table:table-cell office:value-type="float" office:value="0.269160509109497">
                <text:p>0.2691605091094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73805537.88317">
                <text:p>1573805537.88317</text:p>
              </table:table-cell>
              <table:table-cell office:value-type="float" office:value="0.269235372543335">
                <text:p>0.2692353725433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73805538.15292">
                <text:p>1573805538.15292</text:p>
              </table:table-cell>
              <table:table-cell office:value-type="float" office:value="0.269755601882935">
                <text:p>0.2697556018829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73805538.42261">
                <text:p>1573805538.42261</text:p>
              </table:table-cell>
              <table:table-cell office:value-type="float" office:value="0.269690036773682">
                <text:p>0.2696900367736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73805538.69245">
                <text:p>1573805538.69245</text:p>
              </table:table-cell>
              <table:table-cell office:value-type="float" office:value="0.269838333129883">
                <text:p>0.2698383331298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3805538.96299">
                <text:p>1573805538.96299</text:p>
              </table:table-cell>
              <table:table-cell office:value-type="float" office:value="0.270541906356812">
                <text:p>0.2705419063568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73805539.23271">
                <text:p>1573805539.23271</text:p>
              </table:table-cell>
              <table:table-cell office:value-type="float" office:value="0.26971697807312">
                <text:p>0.269716978073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73805539.50163">
                <text:p>1573805539.50163</text:p>
              </table:table-cell>
              <table:table-cell office:value-type="float" office:value="0.268918991088867">
                <text:p>0.2689189910888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73805539.77101">
                <text:p>1573805539.77101</text:p>
              </table:table-cell>
              <table:table-cell office:value-type="float" office:value="0.269380807876587">
                <text:p>0.2693808078765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73805540.04099">
                <text:p>1573805540.04099</text:p>
              </table:table-cell>
              <table:table-cell office:value-type="float" office:value="0.269982099533081">
                <text:p>0.2699820995330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73805540.31095">
                <text:p>1573805540.31095</text:p>
              </table:table-cell>
              <table:table-cell office:value-type="float" office:value="0.269953966140747">
                <text:p>0.2699539661407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73805540.58089">
                <text:p>1573805540.58089</text:p>
              </table:table-cell>
              <table:table-cell office:value-type="float" office:value="0.269944190979004">
                <text:p>0.2699441909790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73805540.85098">
                <text:p>1573805540.85098</text:p>
              </table:table-cell>
              <table:table-cell office:value-type="float" office:value="0.270094871520996">
                <text:p>0.2700948715209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73805541.12048">
                <text:p>1573805541.12048</text:p>
              </table:table-cell>
              <table:table-cell office:value-type="float" office:value="0.269493579864502">
                <text:p>0.2694935798645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73805541.39021">
                <text:p>1573805541.39021</text:p>
              </table:table-cell>
              <table:table-cell office:value-type="float" office:value="0.269735813140869">
                <text:p>0.2697358131408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73805541.66112">
                <text:p>1573805541.66112</text:p>
              </table:table-cell>
              <table:table-cell office:value-type="float" office:value="0.270905256271362">
                <text:p>0.2709052562713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73805541.93129">
                <text:p>1573805541.93129</text:p>
              </table:table-cell>
              <table:table-cell office:value-type="float" office:value="0.27017617225647">
                <text:p>0.270176172256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73805542.20074">
                <text:p>1573805542.20074</text:p>
              </table:table-cell>
              <table:table-cell office:value-type="float" office:value="0.269449710845947">
                <text:p>0.2694497108459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73805542.47008">
                <text:p>1573805542.47008</text:p>
              </table:table-cell>
              <table:table-cell office:value-type="float" office:value="0.269337177276611">
                <text:p>0.2693371772766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73805542.73999">
                <text:p>1573805542.73999</text:p>
              </table:table-cell>
              <table:table-cell office:value-type="float" office:value="0.269911766052246">
                <text:p>0.2699117660522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73805543.0106">
                <text:p>1573805543.0106</text:p>
              </table:table-cell>
              <table:table-cell office:value-type="float" office:value="0.270607948303223">
                <text:p>0.2706079483032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73805543.28043">
                <text:p>1573805543.28043</text:p>
              </table:table-cell>
              <table:table-cell office:value-type="float" office:value="0.26982569694519">
                <text:p>0.269825696945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73805543.5496">
                <text:p>1573805543.5496</text:p>
              </table:table-cell>
              <table:table-cell office:value-type="float" office:value="0.269171714782715">
                <text:p>0.2691717147827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73805543.81667">
                <text:p>1573805543.81667</text:p>
              </table:table-cell>
              <table:table-cell office:value-type="float" office:value="0.26706862449646">
                <text:p>0.267068624496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73805544.08425">
                <text:p>1573805544.08425</text:p>
              </table:table-cell>
              <table:table-cell office:value-type="float" office:value="0.267584562301636">
                <text:p>0.2675845623016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73805544.35162">
                <text:p>1573805544.35162</text:p>
              </table:table-cell>
              <table:table-cell office:value-type="float" office:value="0.26737117767334">
                <text:p>0.267371177673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73805544.61953">
                <text:p>1573805544.61953</text:p>
              </table:table-cell>
              <table:table-cell office:value-type="float" office:value="0.267902135848999">
                <text:p>0.2679021358489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73805544.8886">
                <text:p>1573805544.8886</text:p>
              </table:table-cell>
              <table:table-cell office:value-type="float" office:value="0.269073486328125">
                <text:p>0.269073486328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73805545.15636">
                <text:p>1573805545.15636</text:p>
              </table:table-cell>
              <table:table-cell office:value-type="float" office:value="0.267764329910278">
                <text:p>0.2677643299102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73805545.42438">
                <text:p>1573805545.42438</text:p>
              </table:table-cell>
              <table:table-cell office:value-type="float" office:value="0.268019676208496">
                <text:p>0.2680196762084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73805545.69178">
                <text:p>1573805545.69178</text:p>
              </table:table-cell>
              <table:table-cell office:value-type="float" office:value="0.267400503158569">
                <text:p>0.2674005031585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73805545.96126">
                <text:p>1573805545.96126</text:p>
              </table:table-cell>
              <table:table-cell office:value-type="float" office:value="0.269475936889648">
                <text:p>0.2694759368896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73805551.49322">
                <text:p>1573805551.49322</text:p>
              </table:table-cell>
              <table:table-cell office:value-type="float" office:value="5.53196024894714">
                <text:p>5.531960248947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73805551.7317">
                <text:p>1573805551.7317</text:p>
              </table:table-cell>
              <table:table-cell office:value-type="float" office:value="0.238484859466553">
                <text:p>0.2384848594665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73805551.97076">
                <text:p>1573805551.97076</text:p>
              </table:table-cell>
              <table:table-cell office:value-type="float" office:value="0.239051580429077">
                <text:p>0.2390515804290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73805552.24032">
                <text:p>1573805552.24032</text:p>
              </table:table-cell>
              <table:table-cell office:value-type="float" office:value="0.26956033706665">
                <text:p>0.269560337066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73805552.51001">
                <text:p>1573805552.51001</text:p>
              </table:table-cell>
              <table:table-cell office:value-type="float" office:value="0.269689559936523">
                <text:p>0.2696895599365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73805552.7805">
                <text:p>1573805552.7805</text:p>
              </table:table-cell>
              <table:table-cell office:value-type="float" office:value="0.270495891571045">
                <text:p>0.2704958915710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73805553.05007">
                <text:p>1573805553.05007</text:p>
              </table:table-cell>
              <table:table-cell office:value-type="float" office:value="0.269566059112549">
                <text:p>0.2695660591125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73805553.31988">
                <text:p>1573805553.31988</text:p>
              </table:table-cell>
              <table:table-cell office:value-type="float" office:value="0.269815683364868">
                <text:p>0.2698156833648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73805553.59031">
                <text:p>1573805553.59031</text:p>
              </table:table-cell>
              <table:table-cell office:value-type="float" office:value="0.270423889160156">
                <text:p>0.2704238891601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73805553.86112">
                <text:p>1573805553.86112</text:p>
              </table:table-cell>
              <table:table-cell office:value-type="float" office:value="0.27081561088562">
                <text:p>0.270815610885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73805554.13207">
                <text:p>1573805554.13207</text:p>
              </table:table-cell>
              <table:table-cell office:value-type="float" office:value="0.27094554901123">
                <text:p>0.270945549011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73805554.40301">
                <text:p>1573805554.40301</text:p>
              </table:table-cell>
              <table:table-cell office:value-type="float" office:value="0.270936250686645">
                <text:p>0.2709362506866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73805554.6735">
                <text:p>1573805554.6735</text:p>
              </table:table-cell>
              <table:table-cell office:value-type="float" office:value="0.27049994468689">
                <text:p>0.270499944686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73805554.94448">
                <text:p>1573805554.94448</text:p>
              </table:table-cell>
              <table:table-cell office:value-type="float" office:value="0.270973205566406">
                <text:p>0.2709732055664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73805555.21473">
                <text:p>1573805555.21473</text:p>
              </table:table-cell>
              <table:table-cell office:value-type="float" office:value="0.270251512527466">
                <text:p>0.2702515125274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73805555.48509">
                <text:p>1573805555.48509</text:p>
              </table:table-cell>
              <table:table-cell office:value-type="float" office:value="0.270363569259644">
                <text:p>0.2703635692596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73805555.75522">
                <text:p>1573805555.75522</text:p>
              </table:table-cell>
              <table:table-cell office:value-type="float" office:value="0.270123720169067">
                <text:p>0.2701237201690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73805556.02588">
                <text:p>1573805556.02588</text:p>
              </table:table-cell>
              <table:table-cell office:value-type="float" office:value="0.270662069320679">
                <text:p>0.2706620693206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73805556.29593">
                <text:p>1573805556.29593</text:p>
              </table:table-cell>
              <table:table-cell office:value-type="float" office:value="0.270052671432495">
                <text:p>0.2700526714324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73805556.56623">
                <text:p>1573805556.56623</text:p>
              </table:table-cell>
              <table:table-cell office:value-type="float" office:value="0.270298004150391">
                <text:p>0.2702980041503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73805556.83571">
                <text:p>1573805556.83571</text:p>
              </table:table-cell>
              <table:table-cell office:value-type="float" office:value="0.269479990005493">
                <text:p>0.2694799900054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73805557.10585">
                <text:p>1573805557.10585</text:p>
              </table:table-cell>
              <table:table-cell office:value-type="float" office:value="0.270144939422607">
                <text:p>0.2701449394226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73805557.37652">
                <text:p>1573805557.37652</text:p>
              </table:table-cell>
              <table:table-cell office:value-type="float" office:value="0.270666122436523">
                <text:p>0.2706661224365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73805557.64693">
                <text:p>1573805557.64693</text:p>
              </table:table-cell>
              <table:table-cell office:value-type="float" office:value="0.270406246185303">
                <text:p>0.2704062461853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73805557.91879">
                <text:p>1573805557.91879</text:p>
              </table:table-cell>
              <table:table-cell office:value-type="float" office:value="0.271863222122192">
                <text:p>0.2718632221221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73805558.18828">
                <text:p>1573805558.18828</text:p>
              </table:table-cell>
              <table:table-cell office:value-type="float" office:value="0.269488573074341">
                <text:p>0.2694885730743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73805558.45813">
                <text:p>1573805558.45813</text:p>
              </table:table-cell>
              <table:table-cell office:value-type="float" office:value="0.269854307174683">
                <text:p>0.2698543071746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73805558.72793">
                <text:p>1573805558.72793</text:p>
              </table:table-cell>
              <table:table-cell office:value-type="float" office:value="0.269794702529907">
                <text:p>0.2697947025299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73805558.99823">
                <text:p>1573805558.99823</text:p>
              </table:table-cell>
              <table:table-cell office:value-type="float" office:value="0.270306825637817">
                <text:p>0.2703068256378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3805559.26833">
                <text:p>1573805559.26833</text:p>
              </table:table-cell>
              <table:table-cell office:value-type="float" office:value="0.270091533660889">
                <text:p>0.2700915336608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3805559.53859">
                <text:p>1573805559.53859</text:p>
              </table:table-cell>
              <table:table-cell office:value-type="float" office:value="0.270260810852051">
                <text:p>0.2702608108520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73805559.80889">
                <text:p>1573805559.80889</text:p>
              </table:table-cell>
              <table:table-cell office:value-type="float" office:value="0.270302772521973">
                <text:p>0.2703027725219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73805560.07942">
                <text:p>1573805560.07942</text:p>
              </table:table-cell>
              <table:table-cell office:value-type="float" office:value="0.27053165435791">
                <text:p>0.270531654357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73805560.34955">
                <text:p>1573805560.34955</text:p>
              </table:table-cell>
              <table:table-cell office:value-type="float" office:value="0.270132780075073">
                <text:p>0.2701327800750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73805560.61896">
                <text:p>1573805560.61896</text:p>
              </table:table-cell>
              <table:table-cell office:value-type="float" office:value="0.269407033920288">
                <text:p>0.2694070339202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73805560.88921">
                <text:p>1573805560.88921</text:p>
              </table:table-cell>
              <table:table-cell office:value-type="float" office:value="0.270249366760254">
                <text:p>0.2702493667602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73805561.15933">
                <text:p>1573805561.15933</text:p>
              </table:table-cell>
              <table:table-cell office:value-type="float" office:value="0.270122051239014">
                <text:p>0.2701220512390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73805561.42978">
                <text:p>1573805561.42978</text:p>
              </table:table-cell>
              <table:table-cell office:value-type="float" office:value="0.270446062088013">
                <text:p>0.2704460620880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73805561.69928">
                <text:p>1573805561.69928</text:p>
              </table:table-cell>
              <table:table-cell office:value-type="float" office:value="0.26949667930603">
                <text:p>0.269496679306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73805561.96848">
                <text:p>1573805561.96848</text:p>
              </table:table-cell>
              <table:table-cell office:value-type="float" office:value="0.269207000732422">
                <text:p>0.2692070007324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73805562.23799">
                <text:p>1573805562.23799</text:p>
              </table:table-cell>
              <table:table-cell office:value-type="float" office:value="0.269511938095093">
                <text:p>0.2695119380950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73805562.50732">
                <text:p>1573805562.50732</text:p>
              </table:table-cell>
              <table:table-cell office:value-type="float" office:value="0.269326686859131">
                <text:p>0.2693266868591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73805562.77698">
                <text:p>1573805562.77698</text:p>
              </table:table-cell>
              <table:table-cell office:value-type="float" office:value="0.269660234451294">
                <text:p>0.2696602344512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3805563.04536">
                <text:p>1573805563.04536</text:p>
              </table:table-cell>
              <table:table-cell office:value-type="float" office:value="0.268378257751465">
                <text:p>0.2683782577514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3805563.31331">
                <text:p>1573805563.31331</text:p>
              </table:table-cell>
              <table:table-cell office:value-type="float" office:value="0.267952442169189">
                <text:p>0.2679524421691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3805563.58073">
                <text:p>1573805563.58073</text:p>
              </table:table-cell>
              <table:table-cell office:value-type="float" office:value="0.267422914505005">
                <text:p>0.2674229145050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73805563.84761">
                <text:p>1573805563.84761</text:p>
              </table:table-cell>
              <table:table-cell office:value-type="float" office:value="0.266876220703125">
                <text:p>0.266876220703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73805564.11558">
                <text:p>1573805564.11558</text:p>
              </table:table-cell>
              <table:table-cell office:value-type="float" office:value="0.26797080039978">
                <text:p>0.267970800399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73805564.38317">
                <text:p>1573805564.38317</text:p>
              </table:table-cell>
              <table:table-cell office:value-type="float" office:value="0.267586708068848">
                <text:p>0.2675867080688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73805564.65071">
                <text:p>1573805564.65071</text:p>
              </table:table-cell>
              <table:table-cell office:value-type="float" office:value="0.26754355430603">
                <text:p>0.267543554306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73805564.91767">
                <text:p>1573805564.91767</text:p>
              </table:table-cell>
              <table:table-cell office:value-type="float" office:value="0.266953468322754">
                <text:p>0.2669534683227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73805565.18573">
                <text:p>1573805565.18573</text:p>
              </table:table-cell>
              <table:table-cell office:value-type="float" office:value="0.268060922622681">
                <text:p>0.2680609226226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73805565.45345">
                <text:p>1573805565.45345</text:p>
              </table:table-cell>
              <table:table-cell office:value-type="float" office:value="0.267724514007568">
                <text:p>0.2677245140075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73805565.72119">
                <text:p>1573805565.72119</text:p>
              </table:table-cell>
              <table:table-cell office:value-type="float" office:value="0.267736434936523">
                <text:p>0.2677364349365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73805565.9903">
                <text:p>1573805565.9903</text:p>
              </table:table-cell>
              <table:table-cell office:value-type="float" office:value="0.269108295440674">
                <text:p>0.2691082954406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73805566.25795">
                <text:p>1573805566.25795</text:p>
              </table:table-cell>
              <table:table-cell office:value-type="float" office:value="0.26764965057373">
                <text:p>0.267649650573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73805566.52593">
                <text:p>1573805566.52593</text:p>
              </table:table-cell>
              <table:table-cell office:value-type="float" office:value="0.267985582351685">
                <text:p>0.2679855823516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73805566.79358">
                <text:p>1573805566.79358</text:p>
              </table:table-cell>
              <table:table-cell office:value-type="float" office:value="0.267651081085205">
                <text:p>0.2676510810852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73805567.06136">
                <text:p>1573805567.06136</text:p>
              </table:table-cell>
              <table:table-cell office:value-type="float" office:value="0.267782926559448">
                <text:p>0.2677829265594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73805567.32991">
                <text:p>1573805567.32991</text:p>
              </table:table-cell>
              <table:table-cell office:value-type="float" office:value="0.268540859222412">
                <text:p>0.2685408592224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73805567.5999">
                <text:p>1573805567.5999</text:p>
              </table:table-cell>
              <table:table-cell office:value-type="float" office:value="0.269993782043457">
                <text:p>0.2699937820434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73805567.86968">
                <text:p>1573805567.86968</text:p>
              </table:table-cell>
              <table:table-cell office:value-type="float" office:value="0.269783496856689">
                <text:p>0.2697834968566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73805568.13994">
                <text:p>1573805568.13994</text:p>
              </table:table-cell>
              <table:table-cell office:value-type="float" office:value="0.270255088806152">
                <text:p>0.2702550888061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73805568.41023">
                <text:p>1573805568.41023</text:p>
              </table:table-cell>
              <table:table-cell office:value-type="float" office:value="0.270294904708862">
                <text:p>0.2702949047088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73805568.6795">
                <text:p>1573805568.6795</text:p>
              </table:table-cell>
              <table:table-cell office:value-type="float" office:value="0.269271612167358">
                <text:p>0.2692716121673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73805568.94991">
                <text:p>1573805568.94991</text:p>
              </table:table-cell>
              <table:table-cell office:value-type="float" office:value="0.270403385162354">
                <text:p>0.2704033851623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73805569.22073">
                <text:p>1573805569.22073</text:p>
              </table:table-cell>
              <table:table-cell office:value-type="float" office:value="0.270822048187256">
                <text:p>0.2708220481872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73805569.49125">
                <text:p>1573805569.49125</text:p>
              </table:table-cell>
              <table:table-cell office:value-type="float" office:value="0.270522356033325">
                <text:p>0.2705223560333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73805569.76089">
                <text:p>1573805569.76089</text:p>
              </table:table-cell>
              <table:table-cell office:value-type="float" office:value="0.269636154174805">
                <text:p>0.2696361541748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73805570.03005">
                <text:p>1573805570.03005</text:p>
              </table:table-cell>
              <table:table-cell office:value-type="float" office:value="0.269158840179443">
                <text:p>0.2691588401794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73805570.30024">
                <text:p>1573805570.30024</text:p>
              </table:table-cell>
              <table:table-cell office:value-type="float" office:value="0.270195722579956">
                <text:p>0.2701957225799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73805570.57002">
                <text:p>1573805570.57002</text:p>
              </table:table-cell>
              <table:table-cell office:value-type="float" office:value="0.26978063583374">
                <text:p>0.269780635833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73805570.8405">
                <text:p>1573805570.8405</text:p>
              </table:table-cell>
              <table:table-cell office:value-type="float" office:value="0.27047848701477">
                <text:p>0.270478487014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73805571.1107">
                <text:p>1573805571.1107</text:p>
              </table:table-cell>
              <table:table-cell office:value-type="float" office:value="0.270195960998535">
                <text:p>0.2701959609985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73805571.38086">
                <text:p>1573805571.38086</text:p>
              </table:table-cell>
              <table:table-cell office:value-type="float" office:value="0.270158052444458">
                <text:p>0.2701580524444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73805571.65108">
                <text:p>1573805571.65108</text:p>
              </table:table-cell>
              <table:table-cell office:value-type="float" office:value="0.270226240158081">
                <text:p>0.2702262401580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73805571.92148">
                <text:p>1573805571.92148</text:p>
              </table:table-cell>
              <table:table-cell office:value-type="float" office:value="0.270394563674927">
                <text:p>0.2703945636749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73805572.19164">
                <text:p>1573805572.19164</text:p>
              </table:table-cell>
              <table:table-cell office:value-type="float" office:value="0.270165205001831">
                <text:p>0.2701652050018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73805572.46146">
                <text:p>1573805572.46146</text:p>
              </table:table-cell>
              <table:table-cell office:value-type="float" office:value="0.269815921783447">
                <text:p>0.2698159217834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73805572.7305">
                <text:p>1573805572.7305</text:p>
              </table:table-cell>
              <table:table-cell office:value-type="float" office:value="0.269039630889893">
                <text:p>0.2690396308898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73805573.00066">
                <text:p>1573805573.00066</text:p>
              </table:table-cell>
              <table:table-cell office:value-type="float" office:value="0.270165681838989">
                <text:p>0.2701656818389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73805573.26997">
                <text:p>1573805573.26997</text:p>
              </table:table-cell>
              <table:table-cell office:value-type="float" office:value="0.269305944442749">
                <text:p>0.2693059444427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73805573.5395">
                <text:p>1573805573.5395</text:p>
              </table:table-cell>
              <table:table-cell office:value-type="float" office:value="0.269526481628418">
                <text:p>0.2695264816284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73805573.80901">
                <text:p>1573805573.80901</text:p>
              </table:table-cell>
              <table:table-cell office:value-type="float" office:value="0.26951789855957">
                <text:p>0.269517898559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73805574.07929">
                <text:p>1573805574.07929</text:p>
              </table:table-cell>
              <table:table-cell office:value-type="float" office:value="0.2702796459198">
                <text:p>0.27027964591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73805574.34926">
                <text:p>1573805574.34926</text:p>
              </table:table-cell>
              <table:table-cell office:value-type="float" office:value="0.269967555999756">
                <text:p>0.2699675559997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73805574.61942">
                <text:p>1573805574.61942</text:p>
              </table:table-cell>
              <table:table-cell office:value-type="float" office:value="0.270154237747192">
                <text:p>0.2701542377471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73805574.88917">
                <text:p>1573805574.88917</text:p>
              </table:table-cell>
              <table:table-cell office:value-type="float" office:value="0.269755125045776">
                <text:p>0.2697551250457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73805575.15937">
                <text:p>1573805575.15937</text:p>
              </table:table-cell>
              <table:table-cell office:value-type="float" office:value="0.270199060440063">
                <text:p>0.2701990604400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73805575.42932">
                <text:p>1573805575.42932</text:p>
              </table:table-cell>
              <table:table-cell office:value-type="float" office:value="0.269950151443481">
                <text:p>0.2699501514434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73805575.69862">
                <text:p>1573805575.69862</text:p>
              </table:table-cell>
              <table:table-cell office:value-type="float" office:value="0.269300937652588">
                <text:p>0.2693009376525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73805575.96856">
                <text:p>1573805575.96856</text:p>
              </table:table-cell>
              <table:table-cell office:value-type="float" office:value="0.269941329956055">
                <text:p>0.2699413299560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73805576.35868">
                <text:p>1573805576.35868</text:p>
              </table:table-cell>
              <table:table-cell office:value-type="float" office:value="0.39011549949646">
                <text:p>0.390115499496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73805576.59719">
                <text:p>1573805576.59719</text:p>
              </table:table-cell>
              <table:table-cell office:value-type="float" office:value="0.238515377044678">
                <text:p>0.2385153770446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73805576.83692">
                <text:p>1573805576.83692</text:p>
              </table:table-cell>
              <table:table-cell office:value-type="float" office:value="0.239731550216675">
                <text:p>0.2397315502166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73805577.10746">
                <text:p>1573805577.10746</text:p>
              </table:table-cell>
              <table:table-cell office:value-type="float" office:value="0.270538568496704">
                <text:p>0.2705385684967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73805577.37886">
                <text:p>1573805577.37886</text:p>
              </table:table-cell>
              <table:table-cell office:value-type="float" office:value="0.271400451660156">
                <text:p>0.2714004516601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73805577.64958">
                <text:p>1573805577.64958</text:p>
              </table:table-cell>
              <table:table-cell office:value-type="float" office:value="0.270716190338135">
                <text:p>0.2707161903381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73805577.91995">
                <text:p>1573805577.91995</text:p>
              </table:table-cell>
              <table:table-cell office:value-type="float" office:value="0.270371198654175">
                <text:p>0.2703711986541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73805578.19129">
                <text:p>1573805578.19129</text:p>
              </table:table-cell>
              <table:table-cell office:value-type="float" office:value="0.271337032318115">
                <text:p>0.2713370323181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73805578.46251">
                <text:p>1573805578.46251</text:p>
              </table:table-cell>
              <table:table-cell office:value-type="float" office:value="0.271217346191406">
                <text:p>0.2712173461914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73805578.7309">
                <text:p>1573805578.7309</text:p>
              </table:table-cell>
              <table:table-cell office:value-type="float" office:value="0.268390417098999">
                <text:p>0.2683904170989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73805579.00013">
                <text:p>1573805579.00013</text:p>
              </table:table-cell>
              <table:table-cell office:value-type="float" office:value="0.269232988357544">
                <text:p>0.2692329883575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73805579.26932">
                <text:p>1573805579.26932</text:p>
              </table:table-cell>
              <table:table-cell office:value-type="float" office:value="0.269191980361938">
                <text:p>0.2691919803619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73805579.5386">
                <text:p>1573805579.5386</text:p>
              </table:table-cell>
              <table:table-cell office:value-type="float" office:value="0.269279956817627">
                <text:p>0.2692799568176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73805579.80771">
                <text:p>1573805579.80771</text:p>
              </table:table-cell>
              <table:table-cell office:value-type="float" office:value="0.269109725952148">
                <text:p>0.2691097259521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73805580.07622">
                <text:p>1573805580.07622</text:p>
              </table:table-cell>
              <table:table-cell office:value-type="float" office:value="0.268506526947021">
                <text:p>0.2685065269470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73805580.34541">
                <text:p>1573805580.34541</text:p>
              </table:table-cell>
              <table:table-cell office:value-type="float" office:value="0.269191026687622">
                <text:p>0.2691910266876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73805580.61408">
                <text:p>1573805580.61408</text:p>
              </table:table-cell>
              <table:table-cell office:value-type="float" office:value="0.268667221069336">
                <text:p>0.2686672210693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73805580.8828">
                <text:p>1573805580.8828</text:p>
              </table:table-cell>
              <table:table-cell office:value-type="float" office:value="0.26872730255127">
                <text:p>0.268727302551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73805581.15155">
                <text:p>1573805581.15155</text:p>
              </table:table-cell>
              <table:table-cell office:value-type="float" office:value="0.268743515014648">
                <text:p>0.2687435150146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73805581.41957">
                <text:p>1573805581.41957</text:p>
              </table:table-cell>
              <table:table-cell office:value-type="float" office:value="0.268027067184448">
                <text:p>0.2680270671844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73805581.68859">
                <text:p>1573805581.68859</text:p>
              </table:table-cell>
              <table:table-cell office:value-type="float" office:value="0.269012928009033">
                <text:p>0.2690129280090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73805581.95753">
                <text:p>1573805581.95753</text:p>
              </table:table-cell>
              <table:table-cell office:value-type="float" office:value="0.268944263458252">
                <text:p>0.2689442634582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73805582.22628">
                <text:p>1573805582.22628</text:p>
              </table:table-cell>
              <table:table-cell office:value-type="float" office:value="0.26874828338623">
                <text:p>0.268748283386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73805582.49572">
                <text:p>1573805582.49572</text:p>
              </table:table-cell>
              <table:table-cell office:value-type="float" office:value="0.26944375038147">
                <text:p>0.269443750381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73805582.76512">
                <text:p>1573805582.76512</text:p>
              </table:table-cell>
              <table:table-cell office:value-type="float" office:value="0.26939845085144">
                <text:p>0.269398450851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73805583.03385">
                <text:p>1573805583.03385</text:p>
              </table:table-cell>
              <table:table-cell office:value-type="float" office:value="0.268730163574219">
                <text:p>0.2687301635742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73805583.30214">
                <text:p>1573805583.30214</text:p>
              </table:table-cell>
              <table:table-cell office:value-type="float" office:value="0.268287420272827">
                <text:p>0.2682874202728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73805583.57164">
                <text:p>1573805583.57164</text:p>
              </table:table-cell>
              <table:table-cell office:value-type="float" office:value="0.26950192451477">
                <text:p>0.269501924514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73805583.8404">
                <text:p>1573805583.8404</text:p>
              </table:table-cell>
              <table:table-cell office:value-type="float" office:value="0.268762588500977">
                <text:p>0.2687625885009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73805584.1109">
                <text:p>1573805584.1109</text:p>
              </table:table-cell>
              <table:table-cell office:value-type="float" office:value="0.270494222640991">
                <text:p>0.2704942226409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73805584.38153">
                <text:p>1573805584.38153</text:p>
              </table:table-cell>
              <table:table-cell office:value-type="float" office:value="0.270633935928345">
                <text:p>0.2706339359283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73805584.65252">
                <text:p>1573805584.65252</text:p>
              </table:table-cell>
              <table:table-cell office:value-type="float" office:value="0.270992040634155">
                <text:p>0.2709920406341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73805584.92326">
                <text:p>1573805584.92326</text:p>
              </table:table-cell>
              <table:table-cell office:value-type="float" office:value="0.270739793777466">
                <text:p>0.2707397937774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73805585.19308">
                <text:p>1573805585.19308</text:p>
              </table:table-cell>
              <table:table-cell office:value-type="float" office:value="0.269818067550659">
                <text:p>0.2698180675506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73805585.46324">
                <text:p>1573805585.46324</text:p>
              </table:table-cell>
              <table:table-cell office:value-type="float" office:value="0.270164012908936">
                <text:p>0.2701640129089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73805585.73393">
                <text:p>1573805585.73393</text:p>
              </table:table-cell>
              <table:table-cell office:value-type="float" office:value="0.270688533782959">
                <text:p>0.27068853378295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73805586.0041">
                <text:p>1573805586.0041</text:p>
              </table:table-cell>
              <table:table-cell office:value-type="float" office:value="0.27016282081604">
                <text:p>0.270162820816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73805586.27452">
                <text:p>1573805586.27452</text:p>
              </table:table-cell>
              <table:table-cell office:value-type="float" office:value="0.270423650741577">
                <text:p>0.2704236507415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73805586.54513">
                <text:p>1573805586.54513</text:p>
              </table:table-cell>
              <table:table-cell office:value-type="float" office:value="0.270610332489014">
                <text:p>0.2706103324890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73805586.81547">
                <text:p>1573805586.81547</text:p>
              </table:table-cell>
              <table:table-cell office:value-type="float" office:value="0.270340919494629">
                <text:p>0.2703409194946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73805587.08602">
                <text:p>1573805587.08602</text:p>
              </table:table-cell>
              <table:table-cell office:value-type="float" office:value="0.270544290542603">
                <text:p>0.2705442905426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73805587.3569">
                <text:p>1573805587.3569</text:p>
              </table:table-cell>
              <table:table-cell office:value-type="float" office:value="0.270882844924927">
                <text:p>0.2708828449249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73805587.62716">
                <text:p>1573805587.62716</text:p>
              </table:table-cell>
              <table:table-cell office:value-type="float" office:value="0.270258665084839">
                <text:p>0.2702586650848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73805587.89692">
                <text:p>1573805587.89692</text:p>
              </table:table-cell>
              <table:table-cell office:value-type="float" office:value="0.269763708114624">
                <text:p>0.2697637081146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73805588.16752">
                <text:p>1573805588.16752</text:p>
              </table:table-cell>
              <table:table-cell office:value-type="float" office:value="0.27059531211853">
                <text:p>0.2705953121185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73805588.43673">
                <text:p>1573805588.43673</text:p>
              </table:table-cell>
              <table:table-cell office:value-type="float" office:value="0.269210338592529">
                <text:p>0.2692103385925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73805588.70712">
                <text:p>1573805588.70712</text:p>
              </table:table-cell>
              <table:table-cell office:value-type="float" office:value="0.270390748977661">
                <text:p>0.2703907489776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73805588.97757">
                <text:p>1573805588.97757</text:p>
              </table:table-cell>
              <table:table-cell office:value-type="float" office:value="0.270455598831177">
                <text:p>0.2704555988311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73805589.24852">
                <text:p>1573805589.24852</text:p>
              </table:table-cell>
              <table:table-cell office:value-type="float" office:value="0.270947456359863">
                <text:p>0.2709474563598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73805589.51974">
                <text:p>1573805589.51974</text:p>
              </table:table-cell>
              <table:table-cell office:value-type="float" office:value="0.27121901512146">
                <text:p>0.271219015121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73805589.79018">
                <text:p>1573805589.79018</text:p>
              </table:table-cell>
              <table:table-cell office:value-type="float" office:value="0.270442962646484">
                <text:p>0.2704429626464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73805590.06045">
                <text:p>1573805590.06045</text:p>
              </table:table-cell>
              <table:table-cell office:value-type="float" office:value="0.270272970199585">
                <text:p>0.2702729701995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73805590.3313">
                <text:p>1573805590.3313</text:p>
              </table:table-cell>
              <table:table-cell office:value-type="float" office:value="0.270845174789429">
                <text:p>0.2708451747894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73805590.60228">
                <text:p>1573805590.60228</text:p>
              </table:table-cell>
              <table:table-cell office:value-type="float" office:value="0.270977973937988">
                <text:p>0.2709779739379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73805590.87308">
                <text:p>1573805590.87308</text:p>
              </table:table-cell>
              <table:table-cell office:value-type="float" office:value="0.270806789398193">
                <text:p>0.2708067893981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73805591.14315">
                <text:p>1573805591.14315</text:p>
              </table:table-cell>
              <table:table-cell office:value-type="float" office:value="0.270065784454346">
                <text:p>0.2700657844543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73805591.41388">
                <text:p>1573805591.41388</text:p>
              </table:table-cell>
              <table:table-cell office:value-type="float" office:value="0.270725250244141">
                <text:p>0.27072525024414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73805591.81483">
                <text:p>1573805591.81483</text:p>
              </table:table-cell>
              <table:table-cell office:value-type="float" office:value="0.40095329284668">
                <text:p>0.400953292846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73805592.05285">
                <text:p>1573805592.05285</text:p>
              </table:table-cell>
              <table:table-cell office:value-type="float" office:value="0.238023519515991">
                <text:p>0.2380235195159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73805592.47874">
                <text:p>1573805592.47874</text:p>
              </table:table-cell>
              <table:table-cell office:value-type="float" office:value="0.425888538360596">
                <text:p>0.4258885383605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73805592.71828">
                <text:p>1573805592.71828</text:p>
              </table:table-cell>
              <table:table-cell office:value-type="float" office:value="0.239536046981812">
                <text:p>0.2395360469818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73805592.98652">
                <text:p>1573805592.98652</text:p>
              </table:table-cell>
              <table:table-cell office:value-type="float" office:value="0.268243312835693">
                <text:p>0.2682433128356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73805593.25608">
                <text:p>1573805593.25608</text:p>
              </table:table-cell>
              <table:table-cell office:value-type="float" office:value="0.269554615020752">
                <text:p>0.2695546150207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73805593.52519">
                <text:p>1573805593.52519</text:p>
              </table:table-cell>
              <table:table-cell office:value-type="float" office:value="0.269109725952148">
                <text:p>0.2691097259521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73805593.79399">
                <text:p>1573805593.79399</text:p>
              </table:table-cell>
              <table:table-cell office:value-type="float" office:value="0.268808364868164">
                <text:p>0.2688083648681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73805594.06249">
                <text:p>1573805594.06249</text:p>
              </table:table-cell>
              <table:table-cell office:value-type="float" office:value="0.26849627494812">
                <text:p>0.268496274948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73805594.33101">
                <text:p>1573805594.33101</text:p>
              </table:table-cell>
              <table:table-cell office:value-type="float" office:value="0.268523693084717">
                <text:p>0.2685236930847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73805594.59905">
                <text:p>1573805594.59905</text:p>
              </table:table-cell>
              <table:table-cell office:value-type="float" office:value="0.268038511276245">
                <text:p>0.2680385112762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73805594.86888">
                <text:p>1573805594.86888</text:p>
              </table:table-cell>
              <table:table-cell office:value-type="float" office:value="0.269825220108032">
                <text:p>0.2698252201080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73805595.1382">
                <text:p>1573805595.1382</text:p>
              </table:table-cell>
              <table:table-cell office:value-type="float" office:value="0.269325017929077">
                <text:p>0.2693250179290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73805595.40666">
                <text:p>1573805595.40666</text:p>
              </table:table-cell>
              <table:table-cell office:value-type="float" office:value="0.268460750579834">
                <text:p>0.2684607505798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73805595.67487">
                <text:p>1573805595.67487</text:p>
              </table:table-cell>
              <table:table-cell office:value-type="float" office:value="0.2682044506073">
                <text:p>0.26820445060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73805596.08173">
                <text:p>1573805596.08173</text:p>
              </table:table-cell>
              <table:table-cell office:value-type="float" office:value="0.406862735748291">
                <text:p>0.4068627357482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73805596.31938">
                <text:p>1573805596.31938</text:p>
              </table:table-cell>
              <table:table-cell office:value-type="float" office:value="0.237653970718384">
                <text:p>0.2376539707183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73805596.5574">
                <text:p>1573805596.5574</text:p>
              </table:table-cell>
              <table:table-cell office:value-type="float" office:value="0.238011837005615">
                <text:p>0.2380118370056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73805596.79634">
                <text:p>1573805596.79634</text:p>
              </table:table-cell>
              <table:table-cell office:value-type="float" office:value="0.238948345184326">
                <text:p>0.2389483451843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73805597.06527">
                <text:p>1573805597.06527</text:p>
              </table:table-cell>
              <table:table-cell office:value-type="float" office:value="0.268927812576294">
                <text:p>0.2689278125762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73805597.33392">
                <text:p>1573805597.33392</text:p>
              </table:table-cell>
              <table:table-cell office:value-type="float" office:value="0.268643856048584">
                <text:p>0.2686438560485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73805597.60387">
                <text:p>1573805597.60387</text:p>
              </table:table-cell>
              <table:table-cell office:value-type="float" office:value="0.269954681396484">
                <text:p>0.2699546813964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73805597.87321">
                <text:p>1573805597.87321</text:p>
              </table:table-cell>
              <table:table-cell office:value-type="float" office:value="0.269335031509399">
                <text:p>0.26933503150939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73805598.14227">
                <text:p>1573805598.14227</text:p>
              </table:table-cell>
              <table:table-cell office:value-type="float" office:value="0.269064664840698">
                <text:p>0.2690646648406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73805598.4117">
                <text:p>1573805598.4117</text:p>
              </table:table-cell>
              <table:table-cell office:value-type="float" office:value="0.269432544708252">
                <text:p>0.2694325447082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73805598.67997">
                <text:p>1573805598.67997</text:p>
              </table:table-cell>
              <table:table-cell office:value-type="float" office:value="0.268267869949341">
                <text:p>0.2682678699493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73805598.94918">
                <text:p>1573805598.94918</text:p>
              </table:table-cell>
              <table:table-cell office:value-type="float" office:value="0.269214153289795">
                <text:p>0.2692141532897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73805599.21784">
                <text:p>1573805599.21784</text:p>
              </table:table-cell>
              <table:table-cell office:value-type="float" office:value="0.268653392791748">
                <text:p>0.26865339279174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73805599.48862">
                <text:p>1573805599.48862</text:p>
              </table:table-cell>
              <table:table-cell office:value-type="float" office:value="0.270778894424438">
                <text:p>0.2707788944244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73805599.75846">
                <text:p>1573805599.75846</text:p>
              </table:table-cell>
              <table:table-cell office:value-type="float" office:value="0.269847393035889">
                <text:p>0.26984739303588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73805600.02957">
                <text:p>1573805600.02957</text:p>
              </table:table-cell>
              <table:table-cell office:value-type="float" office:value="0.271101713180542">
                <text:p>0.2711017131805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73805600.29943">
                <text:p>1573805600.29943</text:p>
              </table:table-cell>
              <table:table-cell office:value-type="float" office:value="0.269866228103638">
                <text:p>0.2698662281036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73805600.56973">
                <text:p>1573805600.56973</text:p>
              </table:table-cell>
              <table:table-cell office:value-type="float" office:value="0.270302534103394">
                <text:p>0.27030253410339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73805600.84002">
                <text:p>1573805600.84002</text:p>
              </table:table-cell>
              <table:table-cell office:value-type="float" office:value="0.270286083221436">
                <text:p>0.27028608322143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73805601.11158">
                <text:p>1573805601.11158</text:p>
              </table:table-cell>
              <table:table-cell office:value-type="float" office:value="0.27156138420105">
                <text:p>0.271561384201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73805601.38115">
                <text:p>1573805601.38115</text:p>
              </table:table-cell>
              <table:table-cell office:value-type="float" office:value="0.269570827484131">
                <text:p>0.2695708274841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73805601.65155">
                <text:p>1573805601.65155</text:p>
              </table:table-cell>
              <table:table-cell office:value-type="float" office:value="0.270397901535034">
                <text:p>0.27039790153503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73805601.92208">
                <text:p>1573805601.92208</text:p>
              </table:table-cell>
              <table:table-cell office:value-type="float" office:value="0.270528078079224">
                <text:p>0.2705280780792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73805602.19296">
                <text:p>1573805602.19296</text:p>
              </table:table-cell>
              <table:table-cell office:value-type="float" office:value="0.270884275436401">
                <text:p>0.2708842754364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73805602.46454">
                <text:p>1573805602.46454</text:p>
              </table:table-cell>
              <table:table-cell office:value-type="float" office:value="0.271579742431641">
                <text:p>0.27157974243164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73805602.73511">
                <text:p>1573805602.73511</text:p>
              </table:table-cell>
              <table:table-cell office:value-type="float" office:value="0.270564556121826">
                <text:p>0.2705645561218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73805603.00548">
                <text:p>1573805603.00548</text:p>
              </table:table-cell>
              <table:table-cell office:value-type="float" office:value="0.270372867584229">
                <text:p>0.27037286758422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73805603.27587">
                <text:p>1573805603.27587</text:p>
              </table:table-cell>
              <table:table-cell office:value-type="float" office:value="0.270385026931763">
                <text:p>0.2703850269317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73805603.54635">
                <text:p>1573805603.54635</text:p>
              </table:table-cell>
              <table:table-cell office:value-type="float" office:value="0.270487070083618">
                <text:p>0.2704870700836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73805603.81612">
                <text:p>1573805603.81612</text:p>
              </table:table-cell>
              <table:table-cell office:value-type="float" office:value="0.269766569137573">
                <text:p>0.2697665691375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73805604.0863">
                <text:p>1573805604.0863</text:p>
              </table:table-cell>
              <table:table-cell office:value-type="float" office:value="0.270182847976685">
                <text:p>0.2701828479766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73805604.35673">
                <text:p>1573805604.35673</text:p>
              </table:table-cell>
              <table:table-cell office:value-type="float" office:value="0.270426750183105">
                <text:p>0.2704267501831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73805604.62737">
                <text:p>1573805604.62737</text:p>
              </table:table-cell>
              <table:table-cell office:value-type="float" office:value="0.270641803741455">
                <text:p>0.2706418037414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73805604.8975">
                <text:p>1573805604.8975</text:p>
              </table:table-cell>
              <table:table-cell office:value-type="float" office:value="0.270126104354858">
                <text:p>0.2701261043548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73805605.16834">
                <text:p>1573805605.16834</text:p>
              </table:table-cell>
              <table:table-cell office:value-type="float" office:value="0.270838737487793">
                <text:p>0.2708387374877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73805605.43886">
                <text:p>1573805605.43886</text:p>
              </table:table-cell>
              <table:table-cell office:value-type="float" office:value="0.27052903175354">
                <text:p>0.2705290317535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73805605.7081">
                <text:p>1573805605.7081</text:p>
              </table:table-cell>
              <table:table-cell office:value-type="float" office:value="0.269237995147705">
                <text:p>0.2692379951477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73805605.97882">
                <text:p>1573805605.97882</text:p>
              </table:table-cell>
              <table:table-cell office:value-type="float" office:value="0.270713090896606">
                <text:p>0.2707130908966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3805606.41418">
                <text:p>1573805606.41418</text:p>
              </table:table-cell>
              <table:table-cell office:value-type="float" office:value="0.435360908508301">
                <text:p>0.4353609085083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73805606.6526">
                <text:p>1573805606.6526</text:p>
              </table:table-cell>
              <table:table-cell office:value-type="float" office:value="0.2384192943573">
                <text:p>0.238419294357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73805606.89137">
                <text:p>1573805606.89137</text:p>
              </table:table-cell>
              <table:table-cell office:value-type="float" office:value="0.238771438598633">
                <text:p>0.2387714385986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73805607.161">
                <text:p>1573805607.161</text:p>
              </table:table-cell>
              <table:table-cell office:value-type="float" office:value="0.269632577896118">
                <text:p>0.2696325778961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73805607.43162">
                <text:p>1573805607.43162</text:p>
              </table:table-cell>
              <table:table-cell office:value-type="float" office:value="0.270618677139282">
                <text:p>0.27061867713928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73805607.70099">
                <text:p>1573805607.70099</text:p>
              </table:table-cell>
              <table:table-cell office:value-type="float" office:value="0.269373655319214">
                <text:p>0.2693736553192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73805607.971">
                <text:p>1573805607.971</text:p>
              </table:table-cell>
              <table:table-cell office:value-type="float" office:value="0.270009279251099">
                <text:p>0.27000927925109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73805608.24148">
                <text:p>1573805608.24148</text:p>
              </table:table-cell>
              <table:table-cell office:value-type="float" office:value="0.270475149154663">
                <text:p>0.27047514915466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73805608.51229">
                <text:p>1573805608.51229</text:p>
              </table:table-cell>
              <table:table-cell office:value-type="float" office:value="0.270814180374145">
                <text:p>0.27081418037414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73805608.78354">
                <text:p>1573805608.78354</text:p>
              </table:table-cell>
              <table:table-cell office:value-type="float" office:value="0.271249055862427">
                <text:p>0.2712490558624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73805609.0547">
                <text:p>1573805609.0547</text:p>
              </table:table-cell>
              <table:table-cell office:value-type="float" office:value="0.271161317825317">
                <text:p>0.2711613178253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73805609.3252">
                <text:p>1573805609.3252</text:p>
              </table:table-cell>
              <table:table-cell office:value-type="float" office:value="0.27050256729126">
                <text:p>0.270502567291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73805609.59652">
                <text:p>1573805609.59652</text:p>
              </table:table-cell>
              <table:table-cell office:value-type="float" office:value="0.271317481994629">
                <text:p>0.27131748199462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73805609.8678">
                <text:p>1573805609.8678</text:p>
              </table:table-cell>
              <table:table-cell office:value-type="float" office:value="0.271279573440552">
                <text:p>0.2712795734405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73805610.13935">
                <text:p>1573805610.13935</text:p>
              </table:table-cell>
              <table:table-cell office:value-type="float" office:value="0.271548509597778">
                <text:p>0.27154850959777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73805610.41059">
                <text:p>1573805610.41059</text:p>
              </table:table-cell>
              <table:table-cell office:value-type="float" office:value="0.271237850189209">
                <text:p>0.27123785018920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73805610.6825">
                <text:p>1573805610.6825</text:p>
              </table:table-cell>
              <table:table-cell office:value-type="float" office:value="0.271908521652222">
                <text:p>0.2719085216522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73805610.9546">
                <text:p>1573805610.9546</text:p>
              </table:table-cell>
              <table:table-cell office:value-type="float" office:value="0.272101879119873">
                <text:p>0.27210187911987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73805611.22692">
                <text:p>1573805611.22692</text:p>
              </table:table-cell>
              <table:table-cell office:value-type="float" office:value="0.272322416305542">
                <text:p>0.27232241630554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73805611.4994">
                <text:p>1573805611.4994</text:p>
              </table:table-cell>
              <table:table-cell office:value-type="float" office:value="0.272478580474854">
                <text:p>0.2724785804748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73805611.77191">
                <text:p>1573805611.77191</text:p>
              </table:table-cell>
              <table:table-cell office:value-type="float" office:value="0.272508144378662">
                <text:p>0.2725081443786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73805612.04463">
                <text:p>1573805612.04463</text:p>
              </table:table-cell>
              <table:table-cell office:value-type="float" office:value="0.272722244262695">
                <text:p>0.27272224426269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73805612.31625">
                <text:p>1573805612.31625</text:p>
              </table:table-cell>
              <table:table-cell office:value-type="float" office:value="0.271619319915771">
                <text:p>0.2716193199157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73805612.58885">
                <text:p>1573805612.58885</text:p>
              </table:table-cell>
              <table:table-cell office:value-type="float" office:value="0.272596836090088">
                <text:p>0.27259683609008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73805612.85994">
                <text:p>1573805612.85994</text:p>
              </table:table-cell>
              <table:table-cell office:value-type="float" office:value="0.271097421646118">
                <text:p>0.2710974216461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73805613.13125">
                <text:p>1573805613.13125</text:p>
              </table:table-cell>
              <table:table-cell office:value-type="float" office:value="0.271303176879883">
                <text:p>0.27130317687988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73805613.40319">
                <text:p>1573805613.40319</text:p>
              </table:table-cell>
              <table:table-cell office:value-type="float" office:value="0.271944999694824">
                <text:p>0.2719449996948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73805613.7913">
                <text:p>1573805613.7913</text:p>
              </table:table-cell>
              <table:table-cell office:value-type="float" office:value="0.388105154037476">
                <text:p>0.38810515403747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73805614.04215">
                <text:p>1573805614.04215</text:p>
              </table:table-cell>
              <table:table-cell office:value-type="float" office:value="0.250857591629028">
                <text:p>0.2508575916290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73805614.28072">
                <text:p>1573805614.28072</text:p>
              </table:table-cell>
              <table:table-cell office:value-type="float" office:value="0.238569736480713">
                <text:p>0.2385697364807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73805614.51906">
                <text:p>1573805614.51906</text:p>
              </table:table-cell>
              <table:table-cell office:value-type="float" office:value="0.238335371017456">
                <text:p>0.2383353710174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73805614.78675">
                <text:p>1573805614.78675</text:p>
              </table:table-cell>
              <table:table-cell office:value-type="float" office:value="0.267693758010864">
                <text:p>0.2676937580108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73805615.05836">
                <text:p>1573805615.05836</text:p>
              </table:table-cell>
              <table:table-cell office:value-type="float" office:value="0.271610260009766">
                <text:p>0.27161026000976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73805615.33025">
                <text:p>1573805615.33025</text:p>
              </table:table-cell>
              <table:table-cell office:value-type="float" office:value="0.271888017654419">
                <text:p>0.2718880176544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73805615.60153">
                <text:p>1573805615.60153</text:p>
              </table:table-cell>
              <table:table-cell office:value-type="float" office:value="0.271281957626343">
                <text:p>0.2712819576263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73805615.87326">
                <text:p>1573805615.87326</text:p>
              </table:table-cell>
              <table:table-cell office:value-type="float" office:value="0.271726608276367">
                <text:p>0.2717266082763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73805616.29885">
                <text:p>1573805616.29885</text:p>
              </table:table-cell>
              <table:table-cell office:value-type="float" office:value="0.425595760345459">
                <text:p>0.42559576034545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73805616.53777">
                <text:p>1573805616.53777</text:p>
              </table:table-cell>
              <table:table-cell office:value-type="float" office:value="0.238919258117676">
                <text:p>0.2389192581176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73805616.77632">
                <text:p>1573805616.77632</text:p>
              </table:table-cell>
              <table:table-cell office:value-type="float" office:value="0.238546133041382">
                <text:p>0.2385461330413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73805617.01574">
                <text:p>1573805617.01574</text:p>
              </table:table-cell>
              <table:table-cell office:value-type="float" office:value="0.239421129226685">
                <text:p>0.23942112922668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73805617.28717">
                <text:p>1573805617.28717</text:p>
              </table:table-cell>
              <table:table-cell office:value-type="float" office:value="0.271425485610962">
                <text:p>0.2714254856109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73805617.55892">
                <text:p>1573805617.55892</text:p>
              </table:table-cell>
              <table:table-cell office:value-type="float" office:value="0.271750211715698">
                <text:p>0.2717502117156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73805617.83111">
                <text:p>1573805617.83111</text:p>
              </table:table-cell>
              <table:table-cell office:value-type="float" office:value="0.272195816040039">
                <text:p>0.2721958160400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73805618.10303">
                <text:p>1573805618.10303</text:p>
              </table:table-cell>
              <table:table-cell office:value-type="float" office:value="0.271917343139648">
                <text:p>0.27191734313964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73805618.37496">
                <text:p>1573805618.37496</text:p>
              </table:table-cell>
              <table:table-cell office:value-type="float" office:value="0.271926403045654">
                <text:p>0.27192640304565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73805618.64596">
                <text:p>1573805618.64596</text:p>
              </table:table-cell>
              <table:table-cell office:value-type="float" office:value="0.271008014678955">
                <text:p>0.2710080146789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73805618.91701">
                <text:p>1573805618.91701</text:p>
              </table:table-cell>
              <table:table-cell office:value-type="float" office:value="0.271044254302979">
                <text:p>0.27104425430297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73805619.18825">
                <text:p>1573805619.18825</text:p>
              </table:table-cell>
              <table:table-cell office:value-type="float" office:value="0.271243572235107">
                <text:p>0.2712435722351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73805619.45921">
                <text:p>1573805619.45921</text:p>
              </table:table-cell>
              <table:table-cell office:value-type="float" office:value="0.270956039428711">
                <text:p>0.2709560394287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73805619.72953">
                <text:p>1573805619.72953</text:p>
              </table:table-cell>
              <table:table-cell office:value-type="float" office:value="0.270324945449829">
                <text:p>0.2703249454498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73805620.00116">
                <text:p>1573805620.00116</text:p>
              </table:table-cell>
              <table:table-cell office:value-type="float" office:value="0.271630048751831">
                <text:p>0.2716300487518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73805620.2714">
                <text:p>1573805620.2714</text:p>
              </table:table-cell>
              <table:table-cell office:value-type="float" office:value="0.270232439041138">
                <text:p>0.27023243904113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73805620.54149">
                <text:p>1573805620.54149</text:p>
              </table:table-cell>
              <table:table-cell office:value-type="float" office:value="0.270097970962524">
                <text:p>0.2700979709625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73805620.81242">
                <text:p>1573805620.81242</text:p>
              </table:table-cell>
              <table:table-cell office:value-type="float" office:value="0.270927906036377">
                <text:p>0.27092790603637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73805621.082">
                <text:p>1573805621.082</text:p>
              </table:table-cell>
              <table:table-cell office:value-type="float" office:value="0.269576072692871">
                <text:p>0.26957607269287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73805621.35194">
                <text:p>1573805621.35194</text:p>
              </table:table-cell>
              <table:table-cell office:value-type="float" office:value="0.269940137863159">
                <text:p>0.26994013786315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73805621.62338">
                <text:p>1573805621.62338</text:p>
              </table:table-cell>
              <table:table-cell office:value-type="float" office:value="0.271443843841553">
                <text:p>0.2714438438415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73805621.89353">
                <text:p>1573805621.89353</text:p>
              </table:table-cell>
              <table:table-cell office:value-type="float" office:value="0.270150423049927">
                <text:p>0.2701504230499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73805622.16346">
                <text:p>1573805622.16346</text:p>
              </table:table-cell>
              <table:table-cell office:value-type="float" office:value="0.269926309585571">
                <text:p>0.26992630958557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73805622.58866">
                <text:p>1573805622.58866</text:p>
              </table:table-cell>
              <table:table-cell office:value-type="float" office:value="0.425201654434204">
                <text:p>0.4252016544342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73805622.83412">
                <text:p>1573805622.83412</text:p>
              </table:table-cell>
              <table:table-cell office:value-type="float" office:value="0.245460271835327">
                <text:p>0.24546027183532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73805623.07276">
                <text:p>1573805623.07276</text:p>
              </table:table-cell>
              <table:table-cell office:value-type="float" office:value="0.238639831542969">
                <text:p>0.2386398315429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73805623.31167">
                <text:p>1573805623.31167</text:p>
              </table:table-cell>
              <table:table-cell office:value-type="float" office:value="0.238911628723145">
                <text:p>0.2389116287231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73805623.58122">
                <text:p>1573805623.58122</text:p>
              </table:table-cell>
              <table:table-cell office:value-type="float" office:value="0.269546747207642">
                <text:p>0.26954674720764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73805623.85193">
                <text:p>1573805623.85193</text:p>
              </table:table-cell>
              <table:table-cell office:value-type="float" office:value="0.27070951461792">
                <text:p>0.2707095146179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73805624.12312">
                <text:p>1573805624.12312</text:p>
              </table:table-cell>
              <table:table-cell office:value-type="float" office:value="0.271191120147705">
                <text:p>0.2711911201477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73805624.39334">
                <text:p>1573805624.39334</text:p>
              </table:table-cell>
              <table:table-cell office:value-type="float" office:value="0.270218133926392">
                <text:p>0.27021813392639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73805624.81875">
                <text:p>1573805624.81875</text:p>
              </table:table-cell>
              <table:table-cell office:value-type="float" office:value="0.425410985946655">
                <text:p>0.4254109859466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73805625.0639">
                <text:p>1573805625.0639</text:p>
              </table:table-cell>
              <table:table-cell office:value-type="float" office:value="0.245151519775391">
                <text:p>0.2451515197753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73805625.30237">
                <text:p>1573805625.30237</text:p>
              </table:table-cell>
              <table:table-cell office:value-type="float" office:value="0.238469839096069">
                <text:p>0.23846983909606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73805625.58668">
                <text:p>1573805625.58668</text:p>
              </table:table-cell>
              <table:table-cell office:value-type="float" office:value="0.284305334091187">
                <text:p>0.28430533409118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73805625.85783">
                <text:p>1573805625.85783</text:p>
              </table:table-cell>
              <table:table-cell office:value-type="float" office:value="0.27115273475647">
                <text:p>0.2711527347564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73805626.12948">
                <text:p>1573805626.12948</text:p>
              </table:table-cell>
              <table:table-cell office:value-type="float" office:value="0.271650314331055">
                <text:p>0.2716503143310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73805626.39928">
                <text:p>1573805626.39928</text:p>
              </table:table-cell>
              <table:table-cell office:value-type="float" office:value="0.269803047180176">
                <text:p>0.26980304718017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73805626.67074">
                <text:p>1573805626.67074</text:p>
              </table:table-cell>
              <table:table-cell office:value-type="float" office:value="0.27145791053772">
                <text:p>0.2714579105377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73805626.94095">
                <text:p>1573805626.94095</text:p>
              </table:table-cell>
              <table:table-cell office:value-type="float" office:value="0.27021312713623">
                <text:p>0.270213127136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73805627.21245">
                <text:p>1573805627.21245</text:p>
              </table:table-cell>
              <table:table-cell office:value-type="float" office:value="0.271500825881958">
                <text:p>0.2715008258819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73805627.48292">
                <text:p>1573805627.48292</text:p>
              </table:table-cell>
              <table:table-cell office:value-type="float" office:value="0.270463943481445">
                <text:p>0.2704639434814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73805627.75401">
                <text:p>1573805627.75401</text:p>
              </table:table-cell>
              <table:table-cell office:value-type="float" office:value="0.271088361740112">
                <text:p>0.2710883617401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73805628.02465">
                <text:p>1573805628.02465</text:p>
              </table:table-cell>
              <table:table-cell office:value-type="float" office:value="0.270646810531616">
                <text:p>0.2706468105316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73805628.29578">
                <text:p>1573805628.29578</text:p>
              </table:table-cell>
              <table:table-cell office:value-type="float" office:value="0.271124839782715">
                <text:p>0.2711248397827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73805628.56632">
                <text:p>1573805628.56632</text:p>
              </table:table-cell>
              <table:table-cell office:value-type="float" office:value="0.270546674728394">
                <text:p>0.2705466747283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73805628.83731">
                <text:p>1573805628.83731</text:p>
              </table:table-cell>
              <table:table-cell office:value-type="float" office:value="0.270986795425415">
                <text:p>0.2709867954254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73805629.10839">
                <text:p>1573805629.10839</text:p>
              </table:table-cell>
              <table:table-cell office:value-type="float" office:value="0.271084308624268">
                <text:p>0.27108430862426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73805629.3788">
                <text:p>1573805629.3788</text:p>
              </table:table-cell>
              <table:table-cell office:value-type="float" office:value="0.270400762557983">
                <text:p>0.27040076255798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73805629.64833">
                <text:p>1573805629.64833</text:p>
              </table:table-cell>
              <table:table-cell office:value-type="float" office:value="0.269530296325684">
                <text:p>0.26953029632568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73805629.9192">
                <text:p>1573805629.9192</text:p>
              </table:table-cell>
              <table:table-cell office:value-type="float" office:value="0.270873069763184">
                <text:p>0.2708730697631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73805630.1895">
                <text:p>1573805630.1895</text:p>
              </table:table-cell>
              <table:table-cell office:value-type="float" office:value="0.270302057266235">
                <text:p>0.27030205726623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73805630.45962">
                <text:p>1573805630.45962</text:p>
              </table:table-cell>
              <table:table-cell office:value-type="float" office:value="0.27011775970459">
                <text:p>0.270117759704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73805630.73036">
                <text:p>1573805630.73036</text:p>
              </table:table-cell>
              <table:table-cell office:value-type="float" office:value="0.270736217498779">
                <text:p>0.2707362174987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73805631.00158">
                <text:p>1573805631.00158</text:p>
              </table:table-cell>
              <table:table-cell office:value-type="float" office:value="0.271222114562988">
                <text:p>0.27122211456298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73805631.27096">
                <text:p>1573805631.27096</text:p>
              </table:table-cell>
              <table:table-cell office:value-type="float" office:value="0.269385576248169">
                <text:p>0.26938557624816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73805631.54137">
                <text:p>1573805631.54137</text:p>
              </table:table-cell>
              <table:table-cell office:value-type="float" office:value="0.270411014556885">
                <text:p>0.27041101455688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73805631.81284">
                <text:p>1573805631.81284</text:p>
              </table:table-cell>
              <table:table-cell office:value-type="float" office:value="0.271461963653564">
                <text:p>0.2714619636535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73805632.08519">
                <text:p>1573805632.08519</text:p>
              </table:table-cell>
              <table:table-cell office:value-type="float" office:value="0.272349834442139">
                <text:p>0.27234983444213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73805632.35675">
                <text:p>1573805632.35675</text:p>
              </table:table-cell>
              <table:table-cell office:value-type="float" office:value="0.271567821502686">
                <text:p>0.27156782150268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73805632.62858">
                <text:p>1573805632.62858</text:p>
              </table:table-cell>
              <table:table-cell office:value-type="float" office:value="0.271829843521118">
                <text:p>0.27182984352111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73805632.90014">
                <text:p>1573805632.90014</text:p>
              </table:table-cell>
              <table:table-cell office:value-type="float" office:value="0.27155876159668">
                <text:p>0.2715587615966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73805633.17225">
                <text:p>1573805633.17225</text:p>
              </table:table-cell>
              <table:table-cell office:value-type="float" office:value="0.272104740142822">
                <text:p>0.2721047401428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73805633.44261">
                <text:p>1573805633.44261</text:p>
              </table:table-cell>
              <table:table-cell office:value-type="float" office:value="0.270365476608276">
                <text:p>0.27036547660827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73805633.71447">
                <text:p>1573805633.71447</text:p>
              </table:table-cell>
              <table:table-cell office:value-type="float" office:value="0.271853685379028">
                <text:p>0.27185368537902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73805633.98612">
                <text:p>1573805633.98612</text:p>
              </table:table-cell>
              <table:table-cell office:value-type="float" office:value="0.271655082702637">
                <text:p>0.27165508270263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73805634.25794">
                <text:p>1573805634.25794</text:p>
              </table:table-cell>
              <table:table-cell office:value-type="float" office:value="0.271820068359375">
                <text:p>0.2718200683593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73805634.52966">
                <text:p>1573805634.52966</text:p>
              </table:table-cell>
              <table:table-cell office:value-type="float" office:value="0.271714925765991">
                <text:p>0.2717149257659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73805634.80164">
                <text:p>1573805634.80164</text:p>
              </table:table-cell>
              <table:table-cell office:value-type="float" office:value="0.271984577178955">
                <text:p>0.2719845771789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73805635.07334">
                <text:p>1573805635.07334</text:p>
              </table:table-cell>
              <table:table-cell office:value-type="float" office:value="0.271699666976929">
                <text:p>0.27169966697692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73805635.34446">
                <text:p>1573805635.34446</text:p>
              </table:table-cell>
              <table:table-cell office:value-type="float" office:value="0.271115064620972">
                <text:p>0.27111506462097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73805635.61514">
                <text:p>1573805635.61514</text:p>
              </table:table-cell>
              <table:table-cell office:value-type="float" office:value="0.270683765411377">
                <text:p>0.27068376541137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73805635.88543">
                <text:p>1573805635.88543</text:p>
              </table:table-cell>
              <table:table-cell office:value-type="float" office:value="0.270286798477173">
                <text:p>0.27028679847717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73805636.15673">
                <text:p>1573805636.15673</text:p>
              </table:table-cell>
              <table:table-cell office:value-type="float" office:value="0.271307706832886">
                <text:p>0.27130770683288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73805641.60084">
                <text:p>1573805641.60084</text:p>
              </table:table-cell>
              <table:table-cell office:value-type="float" office:value="5.44410538673401">
                <text:p>5.4441053867340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73805641.83978">
                <text:p>1573805641.83978</text:p>
              </table:table-cell>
              <table:table-cell office:value-type="float" office:value="0.238938808441162">
                <text:p>0.23893880844116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73805642.07928">
                <text:p>1573805642.07928</text:p>
              </table:table-cell>
              <table:table-cell office:value-type="float" office:value="0.239498615264893">
                <text:p>0.23949861526489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73805642.34992">
                <text:p>1573805642.34992</text:p>
              </table:table-cell>
              <table:table-cell office:value-type="float" office:value="0.270648002624512">
                <text:p>0.27064800262451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73805642.62145">
                <text:p>1573805642.62145</text:p>
              </table:table-cell>
              <table:table-cell office:value-type="float" office:value="0.271528720855713">
                <text:p>0.2715287208557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73805642.89323">
                <text:p>1573805642.89323</text:p>
              </table:table-cell>
              <table:table-cell office:value-type="float" office:value="0.271781444549561">
                <text:p>0.27178144454956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73805643.16425">
                <text:p>1573805643.16425</text:p>
              </table:table-cell>
              <table:table-cell office:value-type="float" office:value="0.271015882492065">
                <text:p>0.27101588249206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73805643.43548">
                <text:p>1573805643.43548</text:p>
              </table:table-cell>
              <table:table-cell office:value-type="float" office:value="0.271232843399048">
                <text:p>0.2712328433990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73805643.70757">
                <text:p>1573805643.70757</text:p>
              </table:table-cell>
              <table:table-cell office:value-type="float" office:value="0.272082567214966">
                <text:p>0.27208256721496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73805643.97937">
                <text:p>1573805643.97937</text:p>
              </table:table-cell>
              <table:table-cell office:value-type="float" office:value="0.27180027961731">
                <text:p>0.271800279617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73805644.2503">
                <text:p>1573805644.2503</text:p>
              </table:table-cell>
              <table:table-cell office:value-type="float" office:value="0.270936012268066">
                <text:p>0.27093601226806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73805644.5212">
                <text:p>1573805644.5212</text:p>
              </table:table-cell>
              <table:table-cell office:value-type="float" office:value="0.270898342132568">
                <text:p>0.27089834213256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73805644.79278">
                <text:p>1573805644.79278</text:p>
              </table:table-cell>
              <table:table-cell office:value-type="float" office:value="0.271578788757324">
                <text:p>0.27157878875732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73805645.06434">
                <text:p>1573805645.06434</text:p>
              </table:table-cell>
              <table:table-cell office:value-type="float" office:value="0.271564245223999">
                <text:p>0.2715642452239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73805645.33529">
                <text:p>1573805645.33529</text:p>
              </table:table-cell>
              <table:table-cell office:value-type="float" office:value="0.270942687988281">
                <text:p>0.2709426879882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73805645.60697">
                <text:p>1573805645.60697</text:p>
              </table:table-cell>
              <table:table-cell office:value-type="float" office:value="0.271687030792236">
                <text:p>0.2716870307922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73805645.87906">
                <text:p>1573805645.87906</text:p>
              </table:table-cell>
              <table:table-cell office:value-type="float" office:value="0.272086143493652">
                <text:p>0.2720861434936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73805646.15057">
                <text:p>1573805646.15057</text:p>
              </table:table-cell>
              <table:table-cell office:value-type="float" office:value="0.271507978439331">
                <text:p>0.27150797843933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73805646.42268">
                <text:p>1573805646.42268</text:p>
              </table:table-cell>
              <table:table-cell office:value-type="float" office:value="0.2721107006073">
                <text:p>0.272110700607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73805646.69434">
                <text:p>1573805646.69434</text:p>
              </table:table-cell>
              <table:table-cell office:value-type="float" office:value="0.271657466888428">
                <text:p>0.27165746688842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73805646.96633">
                <text:p>1573805646.96633</text:p>
              </table:table-cell>
              <table:table-cell office:value-type="float" office:value="0.271998882293701">
                <text:p>0.2719988822937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73805647.23795">
                <text:p>1573805647.23795</text:p>
              </table:table-cell>
              <table:table-cell office:value-type="float" office:value="0.271614789962769">
                <text:p>0.27161478996276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73805647.50959">
                <text:p>1573805647.50959</text:p>
              </table:table-cell>
              <table:table-cell office:value-type="float" office:value="0.271636486053467">
                <text:p>0.2716364860534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573805647.78096">
                <text:p>1573805647.78096</text:p>
              </table:table-cell>
              <table:table-cell office:value-type="float" office:value="0.271378993988037">
                <text:p>0.27137899398803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73805648.05264">
                <text:p>1573805648.05264</text:p>
              </table:table-cell>
              <table:table-cell office:value-type="float" office:value="0.271674156188965">
                <text:p>0.27167415618896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73805648.32423">
                <text:p>1573805648.32423</text:p>
              </table:table-cell>
              <table:table-cell office:value-type="float" office:value="0.271589756011963">
                <text:p>0.2715897560119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73805648.59568">
                <text:p>1573805648.59568</text:p>
              </table:table-cell>
              <table:table-cell office:value-type="float" office:value="0.271453857421875">
                <text:p>0.2714538574218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73805648.86679">
                <text:p>1573805648.86679</text:p>
              </table:table-cell>
              <table:table-cell office:value-type="float" office:value="0.271109580993652">
                <text:p>0.27110958099365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73805649.13807">
                <text:p>1573805649.13807</text:p>
              </table:table-cell>
              <table:table-cell office:value-type="float" office:value="0.27127480506897">
                <text:p>0.2712748050689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73805649.40969">
                <text:p>1573805649.40969</text:p>
              </table:table-cell>
              <table:table-cell office:value-type="float" office:value="0.271624565124512">
                <text:p>0.2716245651245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73805649.68095">
                <text:p>1573805649.68095</text:p>
              </table:table-cell>
              <table:table-cell office:value-type="float" office:value="0.27125358581543">
                <text:p>0.2712535858154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73805649.9517">
                <text:p>1573805649.9517</text:p>
              </table:table-cell>
              <table:table-cell office:value-type="float" office:value="0.270756959915161">
                <text:p>0.27075695991516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73805650.22279">
                <text:p>1573805650.22279</text:p>
              </table:table-cell>
              <table:table-cell office:value-type="float" office:value="0.271083354949951">
                <text:p>0.27108335494995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73805650.49339">
                <text:p>1573805650.49339</text:p>
              </table:table-cell>
              <table:table-cell office:value-type="float" office:value="0.270606517791748">
                <text:p>0.27060651779174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73805650.76501">
                <text:p>1573805650.76501</text:p>
              </table:table-cell>
              <table:table-cell office:value-type="float" office:value="0.271614789962769">
                <text:p>0.27161478996276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73805651.03625">
                <text:p>1573805651.03625</text:p>
              </table:table-cell>
              <table:table-cell office:value-type="float" office:value="0.271246433258057">
                <text:p>0.27124643325805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73805651.3071">
                <text:p>1573805651.3071</text:p>
              </table:table-cell>
              <table:table-cell office:value-type="float" office:value="0.2708420753479">
                <text:p>0.270842075347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73805651.57744">
                <text:p>1573805651.57744</text:p>
              </table:table-cell>
              <table:table-cell office:value-type="float" office:value="0.27034592628479">
                <text:p>0.2703459262847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73805651.84842">
                <text:p>1573805651.84842</text:p>
              </table:table-cell>
              <table:table-cell office:value-type="float" office:value="0.270980596542358">
                <text:p>0.2709805965423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73805652.11946">
                <text:p>1573805652.11946</text:p>
              </table:table-cell>
              <table:table-cell office:value-type="float" office:value="0.271034002304077">
                <text:p>0.27103400230407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73805652.3919">
                <text:p>1573805652.3919</text:p>
              </table:table-cell>
              <table:table-cell office:value-type="float" office:value="0.272446393966675">
                <text:p>0.2724463939666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73805652.66321">
                <text:p>1573805652.66321</text:p>
              </table:table-cell>
              <table:table-cell office:value-type="float" office:value="0.271304845809937">
                <text:p>0.27130484580993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73805652.93405">
                <text:p>1573805652.93405</text:p>
              </table:table-cell>
              <table:table-cell office:value-type="float" office:value="0.270840883255005">
                <text:p>0.27084088325500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73805653.33399">
                <text:p>1573805653.33399</text:p>
              </table:table-cell>
              <table:table-cell office:value-type="float" office:value="0.399943828582764">
                <text:p>0.39994382858276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73805653.57225">
                <text:p>1573805653.57225</text:p>
              </table:table-cell>
              <table:table-cell office:value-type="float" office:value="0.238260269165039">
                <text:p>0.2382602691650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73805653.81049">
                <text:p>1573805653.81049</text:p>
              </table:table-cell>
              <table:table-cell office:value-type="float" office:value="0.238234519958496">
                <text:p>0.2382345199584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73805654.05005">
                <text:p>1573805654.05005</text:p>
              </table:table-cell>
              <table:table-cell office:value-type="float" office:value="0.239566802978516">
                <text:p>0.2395668029785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73805654.32088">
                <text:p>1573805654.32088</text:p>
              </table:table-cell>
              <table:table-cell office:value-type="float" office:value="0.270828008651733">
                <text:p>0.27082800865173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73805654.5942">
                <text:p>1573805654.5942</text:p>
              </table:table-cell>
              <table:table-cell office:value-type="float" office:value="0.273317337036133">
                <text:p>0.2733173370361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73805654.86632">
                <text:p>1573805654.86632</text:p>
              </table:table-cell>
              <table:table-cell office:value-type="float" office:value="0.272120952606201">
                <text:p>0.27212095260620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73805655.13895">
                <text:p>1573805655.13895</text:p>
              </table:table-cell>
              <table:table-cell office:value-type="float" office:value="0.272632598876953">
                <text:p>0.2726325988769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73805655.41119">
                <text:p>1573805655.41119</text:p>
              </table:table-cell>
              <table:table-cell office:value-type="float" office:value="0.272239446640015">
                <text:p>0.27223944664001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73805655.68385">
                <text:p>1573805655.68385</text:p>
              </table:table-cell>
              <table:table-cell office:value-type="float" office:value="0.272661924362183">
                <text:p>0.27266192436218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73805655.95535">
                <text:p>1573805655.95535</text:p>
              </table:table-cell>
              <table:table-cell office:value-type="float" office:value="0.271493196487427">
                <text:p>0.2714931964874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73805656.22736">
                <text:p>1573805656.22736</text:p>
              </table:table-cell>
              <table:table-cell office:value-type="float" office:value="0.272008657455444">
                <text:p>0.27200865745544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73805656.50018">
                <text:p>1573805656.50018</text:p>
              </table:table-cell>
              <table:table-cell office:value-type="float" office:value="0.272828817367554">
                <text:p>0.27282881736755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73805656.77185">
                <text:p>1573805656.77185</text:p>
              </table:table-cell>
              <table:table-cell office:value-type="float" office:value="0.271670341491699">
                <text:p>0.27167034149169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73805657.04484">
                <text:p>1573805657.04484</text:p>
              </table:table-cell>
              <table:table-cell office:value-type="float" office:value="0.272983312606812">
                <text:p>0.27298331260681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73805657.4517">
                <text:p>1573805657.4517</text:p>
              </table:table-cell>
              <table:table-cell office:value-type="float" office:value="0.406864643096924">
                <text:p>0.40686464309692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73805657.6906">
                <text:p>1573805657.6906</text:p>
              </table:table-cell>
              <table:table-cell office:value-type="float" office:value="0.238895416259766">
                <text:p>0.23889541625976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73805657.92986">
                <text:p>1573805657.92986</text:p>
              </table:table-cell>
              <table:table-cell office:value-type="float" office:value="0.239263772964478">
                <text:p>0.23926377296447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73805658.17046">
                <text:p>1573805658.17046</text:p>
              </table:table-cell>
              <table:table-cell office:value-type="float" office:value="0.240594148635864">
                <text:p>0.24059414863586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73805658.44285">
                <text:p>1573805658.44285</text:p>
              </table:table-cell>
              <table:table-cell office:value-type="float" office:value="0.272390127182007">
                <text:p>0.27239012718200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73805658.71542">
                <text:p>1573805658.71542</text:p>
              </table:table-cell>
              <table:table-cell office:value-type="float" office:value="0.272572755813599">
                <text:p>0.27257275581359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73805658.98738">
                <text:p>1573805658.98738</text:p>
              </table:table-cell>
              <table:table-cell office:value-type="float" office:value="0.271956920623779">
                <text:p>0.27195692062377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73805659.25854">
                <text:p>1573805659.25854</text:p>
              </table:table-cell>
              <table:table-cell office:value-type="float" office:value="0.271168947219849">
                <text:p>0.27116894721984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73805659.53115">
                <text:p>1573805659.53115</text:p>
              </table:table-cell>
              <table:table-cell office:value-type="float" office:value="0.272608995437622">
                <text:p>0.27260899543762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73805659.80139">
                <text:p>1573805659.80139</text:p>
              </table:table-cell>
              <table:table-cell office:value-type="float" office:value="0.270240545272827">
                <text:p>0.27024054527282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73805660.07325">
                <text:p>1573805660.07325</text:p>
              </table:table-cell>
              <table:table-cell office:value-type="float" office:value="0.271856307983398">
                <text:p>0.27185630798339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73805660.34568">
                <text:p>1573805660.34568</text:p>
              </table:table-cell>
              <table:table-cell office:value-type="float" office:value="0.272429943084717">
                <text:p>0.27242994308471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73805660.6189">
                <text:p>1573805660.6189</text:p>
              </table:table-cell>
              <table:table-cell office:value-type="float" office:value="0.273224353790283">
                <text:p>0.27322435379028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73805660.89078">
                <text:p>1573805660.89078</text:p>
              </table:table-cell>
              <table:table-cell office:value-type="float" office:value="0.271875619888306">
                <text:p>0.27187561988830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73805661.16306">
                <text:p>1573805661.16306</text:p>
              </table:table-cell>
              <table:table-cell office:value-type="float" office:value="0.27228045463562">
                <text:p>0.2722804546356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73805661.55075">
                <text:p>1573805661.55075</text:p>
              </table:table-cell>
              <table:table-cell office:value-type="float" office:value="0.387689828872681">
                <text:p>0.38768982887268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73805661.78956">
                <text:p>1573805661.78956</text:p>
              </table:table-cell>
              <table:table-cell office:value-type="float" office:value="0.238811492919922">
                <text:p>0.23881149291992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73805662.02885">
                <text:p>1573805662.02885</text:p>
              </table:table-cell>
              <table:table-cell office:value-type="float" office:value="0.23928427696228">
                <text:p>0.2392842769622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73805662.26906">
                <text:p>1573805662.26906</text:p>
              </table:table-cell>
              <table:table-cell office:value-type="float" office:value="0.240217685699463">
                <text:p>0.2402176856994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573805662.54177">
                <text:p>1573805662.54177</text:p>
              </table:table-cell>
              <table:table-cell office:value-type="float" office:value="0.272704839706421">
                <text:p>0.27270483970642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73805662.814">
                <text:p>1573805662.814</text:p>
              </table:table-cell>
              <table:table-cell office:value-type="float" office:value="0.272234201431274">
                <text:p>0.27223420143127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73805663.0862">
                <text:p>1573805663.0862</text:p>
              </table:table-cell>
              <table:table-cell office:value-type="float" office:value="0.272192478179932">
                <text:p>0.27219247817993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73805663.3585">
                <text:p>1573805663.3585</text:p>
              </table:table-cell>
              <table:table-cell office:value-type="float" office:value="0.272301197052002">
                <text:p>0.27230119705200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73805663.63069">
                <text:p>1573805663.63069</text:p>
              </table:table-cell>
              <table:table-cell office:value-type="float" office:value="0.272194623947144">
                <text:p>0.27219462394714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573805663.90116">
                <text:p>1573805663.90116</text:p>
              </table:table-cell>
              <table:table-cell office:value-type="float" office:value="0.270473480224609">
                <text:p>0.27047348022460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573805664.17238">
                <text:p>1573805664.17238</text:p>
              </table:table-cell>
              <table:table-cell office:value-type="float" office:value="0.271213293075562">
                <text:p>0.27121329307556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573805664.44343">
                <text:p>1573805664.44343</text:p>
              </table:table-cell>
              <table:table-cell office:value-type="float" office:value="0.271055459976196">
                <text:p>0.27105545997619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73805664.71422">
                <text:p>1573805664.71422</text:p>
              </table:table-cell>
              <table:table-cell office:value-type="float" office:value="0.270782470703125">
                <text:p>0.2707824707031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73805664.98571">
                <text:p>1573805664.98571</text:p>
              </table:table-cell>
              <table:table-cell office:value-type="float" office:value="0.271490812301636">
                <text:p>0.27149081230163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73805665.25692">
                <text:p>1573805665.25692</text:p>
              </table:table-cell>
              <table:table-cell office:value-type="float" office:value="0.271217107772827">
                <text:p>0.27121710777282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73805665.52901">
                <text:p>1573805665.52901</text:p>
              </table:table-cell>
              <table:table-cell office:value-type="float" office:value="0.272087335586548">
                <text:p>0.27208733558654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73805665.80024">
                <text:p>1573805665.80024</text:p>
              </table:table-cell>
              <table:table-cell office:value-type="float" office:value="0.271230220794678">
                <text:p>0.27123022079467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573805666.07164">
                <text:p>1573805666.07164</text:p>
              </table:table-cell>
              <table:table-cell office:value-type="float" office:value="0.271398544311523">
                <text:p>0.27139854431152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73805666.34335">
                <text:p>1573805666.34335</text:p>
              </table:table-cell>
              <table:table-cell office:value-type="float" office:value="0.271709442138672">
                <text:p>0.27170944213867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73805666.72753">
                <text:p>1573805666.72753</text:p>
              </table:table-cell>
              <table:table-cell office:value-type="float" office:value="0.384182214736938">
                <text:p>0.38418221473693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73805666.96559">
                <text:p>1573805666.96559</text:p>
              </table:table-cell>
              <table:table-cell office:value-type="float" office:value="0.238055467605591">
                <text:p>0.23805546760559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73805667.20529">
                <text:p>1573805667.20529</text:p>
              </table:table-cell>
              <table:table-cell office:value-type="float" office:value="0.239703893661499">
                <text:p>0.23970389366149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73805667.47712">
                <text:p>1573805667.47712</text:p>
              </table:table-cell>
              <table:table-cell office:value-type="float" office:value="0.271832466125488">
                <text:p>0.27183246612548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73805667.74706">
                <text:p>1573805667.74706</text:p>
              </table:table-cell>
              <table:table-cell office:value-type="float" office:value="0.269939661026001">
                <text:p>0.26993966102600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73805668.01845">
                <text:p>1573805668.01845</text:p>
              </table:table-cell>
              <table:table-cell office:value-type="float" office:value="0.271383762359619">
                <text:p>0.27138376235961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73805668.28892">
                <text:p>1573805668.28892</text:p>
              </table:table-cell>
              <table:table-cell office:value-type="float" office:value="0.270470380783081">
                <text:p>0.27047038078308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573805668.56057">
                <text:p>1573805668.56057</text:p>
              </table:table-cell>
              <table:table-cell office:value-type="float" office:value="0.271653175354004">
                <text:p>0.27165317535400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73805668.83042">
                <text:p>1573805668.83042</text:p>
              </table:table-cell>
              <table:table-cell office:value-type="float" office:value="0.269844532012939">
                <text:p>0.26984453201293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73805669.10108">
                <text:p>1573805669.10108</text:p>
              </table:table-cell>
              <table:table-cell office:value-type="float" office:value="0.270660877227783">
                <text:p>0.27066087722778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573805669.37065">
                <text:p>1573805669.37065</text:p>
              </table:table-cell>
              <table:table-cell office:value-type="float" office:value="0.269578218460083">
                <text:p>0.26957821846008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73805669.64181">
                <text:p>1573805669.64181</text:p>
              </table:table-cell>
              <table:table-cell office:value-type="float" office:value="0.271156549453735">
                <text:p>0.27115654945373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573805669.911">
                <text:p>1573805669.911</text:p>
              </table:table-cell>
              <table:table-cell office:value-type="float" office:value="0.269193887710571">
                <text:p>0.26919388771057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573805670.1824">
                <text:p>1573805670.1824</text:p>
              </table:table-cell>
              <table:table-cell office:value-type="float" office:value="0.271390676498413">
                <text:p>0.27139067649841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73805670.45246">
                <text:p>1573805670.45246</text:p>
              </table:table-cell>
              <table:table-cell office:value-type="float" office:value="0.270063161849976">
                <text:p>0.27006316184997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73805670.72322">
                <text:p>1573805670.72322</text:p>
              </table:table-cell>
              <table:table-cell office:value-type="float" office:value="0.270761728286743">
                <text:p>0.27076172828674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73805670.99325">
                <text:p>1573805670.99325</text:p>
              </table:table-cell>
              <table:table-cell office:value-type="float" office:value="0.270025491714478">
                <text:p>0.27002549171447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573805671.26488">
                <text:p>1573805671.26488</text:p>
              </table:table-cell>
              <table:table-cell office:value-type="float" office:value="0.271631002426147">
                <text:p>0.27163100242614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573805671.53508">
                <text:p>1573805671.53508</text:p>
              </table:table-cell>
              <table:table-cell office:value-type="float" office:value="0.27020001411438">
                <text:p>0.2702000141143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573805671.80687">
                <text:p>1573805671.80687</text:p>
              </table:table-cell>
              <table:table-cell office:value-type="float" office:value="0.271791219711304">
                <text:p>0.27179121971130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573805672.08453">
                <text:p>1573805672.08453</text:p>
              </table:table-cell>
              <table:table-cell office:value-type="float" office:value="0.277664422988892">
                <text:p>0.27766442298889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573805672.35488">
                <text:p>1573805672.35488</text:p>
              </table:table-cell>
              <table:table-cell office:value-type="float" office:value="0.270346641540527">
                <text:p>0.27034664154052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73805672.62589">
                <text:p>1573805672.62589</text:p>
              </table:table-cell>
              <table:table-cell office:value-type="float" office:value="0.271012544631958">
                <text:p>0.27101254463195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573805672.89603">
                <text:p>1573805672.89603</text:p>
              </table:table-cell>
              <table:table-cell office:value-type="float" office:value="0.27013897895813">
                <text:p>0.2701389789581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573805673.16645">
                <text:p>1573805673.16645</text:p>
              </table:table-cell>
              <table:table-cell office:value-type="float" office:value="0.27042031288147">
                <text:p>0.2704203128814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573805673.43856">
                <text:p>1573805673.43856</text:p>
              </table:table-cell>
              <table:table-cell office:value-type="float" office:value="0.272110462188721">
                <text:p>0.27211046218872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573805673.70998">
                <text:p>1573805673.70998</text:p>
              </table:table-cell>
              <table:table-cell office:value-type="float" office:value="0.27141547203064">
                <text:p>0.2714154720306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573805673.98241">
                <text:p>1573805673.98241</text:p>
              </table:table-cell>
              <table:table-cell office:value-type="float" office:value="0.272429943084717">
                <text:p>0.2724299430847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573805674.25417">
                <text:p>1573805674.25417</text:p>
              </table:table-cell>
              <table:table-cell office:value-type="float" office:value="0.271765470504761">
                <text:p>0.27176547050476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573805674.52767">
                <text:p>1573805674.52767</text:p>
              </table:table-cell>
              <table:table-cell office:value-type="float" office:value="0.273493766784668">
                <text:p>0.27349376678466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73805674.80035">
                <text:p>1573805674.80035</text:p>
              </table:table-cell>
              <table:table-cell office:value-type="float" office:value="0.272681951522827">
                <text:p>0.27268195152282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573805675.07254">
                <text:p>1573805675.07254</text:p>
              </table:table-cell>
              <table:table-cell office:value-type="float" office:value="0.272189617156982">
                <text:p>0.27218961715698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73805675.3449">
                <text:p>1573805675.3449</text:p>
              </table:table-cell>
              <table:table-cell office:value-type="float" office:value="0.27236008644104">
                <text:p>0.2723600864410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73805675.61715">
                <text:p>1573805675.61715</text:p>
              </table:table-cell>
              <table:table-cell office:value-type="float" office:value="0.2722487449646">
                <text:p>0.272248744964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73805675.8893">
                <text:p>1573805675.8893</text:p>
              </table:table-cell>
              <table:table-cell office:value-type="float" office:value="0.272156476974487">
                <text:p>0.27215647697448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573805676.16039">
                <text:p>1573805676.16039</text:p>
              </table:table-cell>
              <table:table-cell office:value-type="float" office:value="0.271085500717163">
                <text:p>0.2710855007171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573805676.43314">
                <text:p>1573805676.43314</text:p>
              </table:table-cell>
              <table:table-cell office:value-type="float" office:value="0.272752285003662">
                <text:p>0.27275228500366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73805676.70449">
                <text:p>1573805676.70449</text:p>
              </table:table-cell>
              <table:table-cell office:value-type="float" office:value="0.271347522735596">
                <text:p>0.27134752273559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573805676.97613">
                <text:p>1573805676.97613</text:p>
              </table:table-cell>
              <table:table-cell office:value-type="float" office:value="0.271644353866577">
                <text:p>0.27164435386657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73805677.24733">
                <text:p>1573805677.24733</text:p>
              </table:table-cell>
              <table:table-cell office:value-type="float" office:value="0.271198272705078">
                <text:p>0.27119827270507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73805677.51763">
                <text:p>1573805677.51763</text:p>
              </table:table-cell>
              <table:table-cell office:value-type="float" office:value="0.270297050476074">
                <text:p>0.27029705047607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73805677.79027">
                <text:p>1573805677.79027</text:p>
              </table:table-cell>
              <table:table-cell office:value-type="float" office:value="0.272644996643066">
                <text:p>0.27264499664306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573805678.06262">
                <text:p>1573805678.06262</text:p>
              </table:table-cell>
              <table:table-cell office:value-type="float" office:value="0.272351264953613">
                <text:p>0.27235126495361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73805678.335">
                <text:p>1573805678.335</text:p>
              </table:table-cell>
              <table:table-cell office:value-type="float" office:value="0.27237868309021">
                <text:p>0.2723786830902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573805678.73397">
                <text:p>1573805678.73397</text:p>
              </table:table-cell>
              <table:table-cell office:value-type="float" office:value="0.398964405059814">
                <text:p>0.39896440505981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573805678.97322">
                <text:p>1573805678.97322</text:p>
              </table:table-cell>
              <table:table-cell office:value-type="float" office:value="0.239252805709839">
                <text:p>0.23925280570983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73805679.21209">
                <text:p>1573805679.21209</text:p>
              </table:table-cell>
              <table:table-cell office:value-type="float" office:value="0.238866567611694">
                <text:p>0.23886656761169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73805679.45254">
                <text:p>1573805679.45254</text:p>
              </table:table-cell>
              <table:table-cell office:value-type="float" office:value="0.240453958511353">
                <text:p>0.24045395851135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73805680.64138">
                <text:p>1573805680.64138</text:p>
              </table:table-cell>
              <table:table-cell office:value-type="float" office:value="1.18883872032166">
                <text:p>1.1888387203216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573805680.88105">
                <text:p>1573805680.88105</text:p>
              </table:table-cell>
              <table:table-cell office:value-type="float" office:value="0.23967456817627">
                <text:p>0.2396745681762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573805681.12022">
                <text:p>1573805681.12022</text:p>
              </table:table-cell>
              <table:table-cell office:value-type="float" office:value="0.239165544509888">
                <text:p>0.23916554450988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573805681.36049">
                <text:p>1573805681.36049</text:p>
              </table:table-cell>
              <table:table-cell office:value-type="float" office:value="0.240267038345337">
                <text:p>0.24026703834533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573805681.63269">
                <text:p>1573805681.63269</text:p>
              </table:table-cell>
              <table:table-cell office:value-type="float" office:value="0.272200584411621">
                <text:p>0.27220058441162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73805681.91027">
                <text:p>1573805681.91027</text:p>
              </table:table-cell>
              <table:table-cell office:value-type="float" office:value="0.277586698532104">
                <text:p>0.27758669853210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73805682.18241">
                <text:p>1573805682.18241</text:p>
              </table:table-cell>
              <table:table-cell office:value-type="float" office:value="0.272133588790894">
                <text:p>0.27213358879089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73805682.45528">
                <text:p>1573805682.45528</text:p>
              </table:table-cell>
              <table:table-cell office:value-type="float" office:value="0.272871494293213">
                <text:p>0.2728714942932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73805682.7278">
                <text:p>1573805682.7278</text:p>
              </table:table-cell>
              <table:table-cell office:value-type="float" office:value="0.272523880004883">
                <text:p>0.27252388000488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73805682.99949">
                <text:p>1573805682.99949</text:p>
              </table:table-cell>
              <table:table-cell office:value-type="float" office:value="0.271687030792236">
                <text:p>0.27168703079223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573805683.27029">
                <text:p>1573805683.27029</text:p>
              </table:table-cell>
              <table:table-cell office:value-type="float" office:value="0.270796060562134">
                <text:p>0.27079606056213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573805683.54168">
                <text:p>1573805683.54168</text:p>
              </table:table-cell>
              <table:table-cell office:value-type="float" office:value="0.271393060684204">
                <text:p>0.27139306068420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73805683.81578">
                <text:p>1573805683.81578</text:p>
              </table:table-cell>
              <table:table-cell office:value-type="float" office:value="0.274104833602905">
                <text:p>0.27410483360290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73805684.08863">
                <text:p>1573805684.08863</text:p>
              </table:table-cell>
              <table:table-cell office:value-type="float" office:value="0.272845983505249">
                <text:p>0.27284598350524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573805684.36162">
                <text:p>1573805684.36162</text:p>
              </table:table-cell>
              <table:table-cell office:value-type="float" office:value="0.272991180419922">
                <text:p>0.27299118041992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573805684.63523">
                <text:p>1573805684.63523</text:p>
              </table:table-cell>
              <table:table-cell office:value-type="float" office:value="0.273610591888428">
                <text:p>0.27361059188842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73805684.91333">
                <text:p>1573805684.91333</text:p>
              </table:table-cell>
              <table:table-cell office:value-type="float" office:value="0.278099060058594">
                <text:p>0.27809906005859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573805685.15231">
                <text:p>1573805685.15231</text:p>
              </table:table-cell>
              <table:table-cell office:value-type="float" office:value="0.238979816436768">
                <text:p>0.23897981643676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573805685.39111">
                <text:p>1573805685.39111</text:p>
              </table:table-cell>
              <table:table-cell office:value-type="float" office:value="0.238798379898071">
                <text:p>0.23879837989807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73805685.63245">
                <text:p>1573805685.63245</text:p>
              </table:table-cell>
              <table:table-cell office:value-type="float" office:value="0.24134349822998">
                <text:p>0.2413434982299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73805685.90564">
                <text:p>1573805685.90564</text:p>
              </table:table-cell>
              <table:table-cell office:value-type="float" office:value="0.273185253143311">
                <text:p>0.27318525314331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573805686.14456">
                <text:p>1573805686.14456</text:p>
              </table:table-cell>
              <table:table-cell office:value-type="float" office:value="0.238918542861938">
                <text:p>0.23891854286193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573805686.3834">
                <text:p>1573805686.3834</text:p>
              </table:table-cell>
              <table:table-cell office:value-type="float" office:value="0.238845109939575">
                <text:p>0.2388451099395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73805686.63679">
                <text:p>1573805686.63679</text:p>
              </table:table-cell>
              <table:table-cell office:value-type="float" office:value="0.253390550613403">
                <text:p>0.25339055061340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73805686.90861">
                <text:p>1573805686.90861</text:p>
              </table:table-cell>
              <table:table-cell office:value-type="float" office:value="0.271822452545166">
                <text:p>0.27182245254516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573805687.17954">
                <text:p>1573805687.17954</text:p>
              </table:table-cell>
              <table:table-cell office:value-type="float" office:value="0.270924091339111">
                <text:p>0.27092409133911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73805687.45096">
                <text:p>1573805687.45096</text:p>
              </table:table-cell>
              <table:table-cell office:value-type="float" office:value="0.271421670913696">
                <text:p>0.27142167091369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73805687.72327">
                <text:p>1573805687.72327</text:p>
              </table:table-cell>
              <table:table-cell office:value-type="float" office:value="0.272307157516479">
                <text:p>0.27230715751647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573805687.99584">
                <text:p>1573805687.99584</text:p>
              </table:table-cell>
              <table:table-cell office:value-type="float" office:value="0.272572755813599">
                <text:p>0.27257275581359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573805688.26715">
                <text:p>1573805688.26715</text:p>
              </table:table-cell>
              <table:table-cell office:value-type="float" office:value="0.271312713623047">
                <text:p>0.27131271362304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73805688.53925">
                <text:p>1573805688.53925</text:p>
              </table:table-cell>
              <table:table-cell office:value-type="float" office:value="0.27209734916687">
                <text:p>0.2720973491668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73805688.81141">
                <text:p>1573805688.81141</text:p>
              </table:table-cell>
              <table:table-cell office:value-type="float" office:value="0.272163152694702">
                <text:p>0.2721631526947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573805689.08334">
                <text:p>1573805689.08334</text:p>
              </table:table-cell>
              <table:table-cell office:value-type="float" office:value="0.271930456161499">
                <text:p>0.27193045616149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73805689.35492">
                <text:p>1573805689.35492</text:p>
              </table:table-cell>
              <table:table-cell office:value-type="float" office:value="0.271580934524536">
                <text:p>0.27158093452453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73805689.62604">
                <text:p>1573805689.62604</text:p>
              </table:table-cell>
              <table:table-cell office:value-type="float" office:value="0.271111726760864">
                <text:p>0.27111172676086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73805689.89889">
                <text:p>1573805689.89889</text:p>
              </table:table-cell>
              <table:table-cell office:value-type="float" office:value="0.27285361289978">
                <text:p>0.2728536128997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73805690.17048">
                <text:p>1573805690.17048</text:p>
              </table:table-cell>
              <table:table-cell office:value-type="float" office:value="0.271587610244751">
                <text:p>0.27158761024475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573805690.44226">
                <text:p>1573805690.44226</text:p>
              </table:table-cell>
              <table:table-cell office:value-type="float" office:value="0.271786451339722">
                <text:p>0.27178645133972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573805690.71514">
                <text:p>1573805690.71514</text:p>
              </table:table-cell>
              <table:table-cell office:value-type="float" office:value="0.27287483215332">
                <text:p>0.2728748321533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73805690.98695">
                <text:p>1573805690.98695</text:p>
              </table:table-cell>
              <table:table-cell office:value-type="float" office:value="0.271807670593262">
                <text:p>0.27180767059326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573805691.2595">
                <text:p>1573805691.2595</text:p>
              </table:table-cell>
              <table:table-cell office:value-type="float" office:value="0.272552967071533">
                <text:p>0.27255296707153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73805691.53108">
                <text:p>1573805691.53108</text:p>
              </table:table-cell>
              <table:table-cell office:value-type="float" office:value="0.27157998085022">
                <text:p>0.2715799808502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573805691.80291">
                <text:p>1573805691.80291</text:p>
              </table:table-cell>
              <table:table-cell office:value-type="float" office:value="0.271830320358276">
                <text:p>0.27183032035827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73805692.07529">
                <text:p>1573805692.07529</text:p>
              </table:table-cell>
              <table:table-cell office:value-type="float" office:value="0.272377967834473">
                <text:p>0.27237796783447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73805692.4749">
                <text:p>1573805692.4749</text:p>
              </table:table-cell>
              <table:table-cell office:value-type="float" office:value="0.39961314201355">
                <text:p>0.3996131420135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73805692.71365">
                <text:p>1573805692.71365</text:p>
              </table:table-cell>
              <table:table-cell office:value-type="float" office:value="0.238750457763672">
                <text:p>0.23875045776367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73805692.95255">
                <text:p>1573805692.95255</text:p>
              </table:table-cell>
              <table:table-cell office:value-type="float" office:value="0.238897323608398">
                <text:p>0.23889732360839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573805693.19311">
                <text:p>1573805693.19311</text:p>
              </table:table-cell>
              <table:table-cell office:value-type="float" office:value="0.240565538406372">
                <text:p>0.24056553840637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73805693.46392">
                <text:p>1573805693.46392</text:p>
              </table:table-cell>
              <table:table-cell office:value-type="float" office:value="0.270806312561035">
                <text:p>0.27080631256103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573805693.73573">
                <text:p>1573805693.73573</text:p>
              </table:table-cell>
              <table:table-cell office:value-type="float" office:value="0.271811008453369">
                <text:p>0.27181100845336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573805694.00813">
                <text:p>1573805694.00813</text:p>
              </table:table-cell>
              <table:table-cell office:value-type="float" office:value="0.272403240203857">
                <text:p>0.27240324020385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73805694.28034">
                <text:p>1573805694.28034</text:p>
              </table:table-cell>
              <table:table-cell office:value-type="float" office:value="0.272210359573364">
                <text:p>0.27221035957336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73805694.55222">
                <text:p>1573805694.55222</text:p>
              </table:table-cell>
              <table:table-cell office:value-type="float" office:value="0.271875381469727">
                <text:p>0.27187538146972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73805694.82488">
                <text:p>1573805694.82488</text:p>
              </table:table-cell>
              <table:table-cell office:value-type="float" office:value="0.272660493850708">
                <text:p>0.27266049385070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573805695.09677">
                <text:p>1573805695.09677</text:p>
              </table:table-cell>
              <table:table-cell office:value-type="float" office:value="0.271891355514526">
                <text:p>0.27189135551452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73805695.36899">
                <text:p>1573805695.36899</text:p>
              </table:table-cell>
              <table:table-cell office:value-type="float" office:value="0.272214889526367">
                <text:p>0.27221488952636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573805695.64095">
                <text:p>1573805695.64095</text:p>
              </table:table-cell>
              <table:table-cell office:value-type="float" office:value="0.271958351135254">
                <text:p>0.27195835113525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573805695.91209">
                <text:p>1573805695.91209</text:p>
              </table:table-cell>
              <table:table-cell office:value-type="float" office:value="0.271147012710571">
                <text:p>0.27114701271057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573805696.18361">
                <text:p>1573805696.18361</text:p>
              </table:table-cell>
              <table:table-cell office:value-type="float" office:value="0.271520853042603">
                <text:p>0.27152085304260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73805696.57234">
                <text:p>1573805696.57234</text:p>
              </table:table-cell>
              <table:table-cell office:value-type="float" office:value="0.388727426528931">
                <text:p>0.38872742652893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73805696.93006">
                <text:p>1573805696.93006</text:p>
              </table:table-cell>
              <table:table-cell office:value-type="float" office:value="0.357723236083984">
                <text:p>0.35772323608398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573805697.16948">
                <text:p>1573805697.16948</text:p>
              </table:table-cell>
              <table:table-cell office:value-type="float" office:value="0.23941159248352">
                <text:p>0.2394115924835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573805697.41032">
                <text:p>1573805697.41032</text:p>
              </table:table-cell>
              <table:table-cell office:value-type="float" office:value="0.240846157073975">
                <text:p>0.24084615707397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73805697.68307">
                <text:p>1573805697.68307</text:p>
              </table:table-cell>
              <table:table-cell office:value-type="float" office:value="0.272752046585083">
                <text:p>0.27275204658508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573805697.9557">
                <text:p>1573805697.9557</text:p>
              </table:table-cell>
              <table:table-cell office:value-type="float" office:value="0.272627830505371">
                <text:p>0.27262783050537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73805698.22959">
                <text:p>1573805698.22959</text:p>
              </table:table-cell>
              <table:table-cell office:value-type="float" office:value="0.273885726928711">
                <text:p>0.27388572692871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73805698.50304">
                <text:p>1573805698.50304</text:p>
              </table:table-cell>
              <table:table-cell office:value-type="float" office:value="0.273455858230591">
                <text:p>0.27345585823059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73805698.77591">
                <text:p>1573805698.77591</text:p>
              </table:table-cell>
              <table:table-cell office:value-type="float" office:value="0.272866487503052">
                <text:p>0.27286648750305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73805699.04984">
                <text:p>1573805699.04984</text:p>
              </table:table-cell>
              <table:table-cell office:value-type="float" office:value="0.273935317993164">
                <text:p>0.27393531799316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573805699.32321">
                <text:p>1573805699.32321</text:p>
              </table:table-cell>
              <table:table-cell office:value-type="float" office:value="0.273367881774902">
                <text:p>0.27336788177490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73805699.59574">
                <text:p>1573805699.59574</text:p>
              </table:table-cell>
              <table:table-cell office:value-type="float" office:value="0.272528171539307">
                <text:p>0.27252817153930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573805699.86841">
                <text:p>1573805699.86841</text:p>
              </table:table-cell>
              <table:table-cell office:value-type="float" office:value="0.27267050743103">
                <text:p>0.2726705074310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573805700.13987">
                <text:p>1573805700.13987</text:p>
              </table:table-cell>
              <table:table-cell office:value-type="float" office:value="0.271462917327881">
                <text:p>0.27146291732788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573805700.41091">
                <text:p>1573805700.41091</text:p>
              </table:table-cell>
              <table:table-cell office:value-type="float" office:value="0.27103328704834">
                <text:p>0.2710332870483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573805700.68219">
                <text:p>1573805700.68219</text:p>
              </table:table-cell>
              <table:table-cell office:value-type="float" office:value="0.271277904510498">
                <text:p>0.27127790451049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573805700.95408">
                <text:p>1573805700.95408</text:p>
              </table:table-cell>
              <table:table-cell office:value-type="float" office:value="0.271893262863159">
                <text:p>0.27189326286315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73805701.22698">
                <text:p>1573805701.22698</text:p>
              </table:table-cell>
              <table:table-cell office:value-type="float" office:value="0.272906064987183">
                <text:p>0.27290606498718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573805701.49874">
                <text:p>1573805701.49874</text:p>
              </table:table-cell>
              <table:table-cell office:value-type="float" office:value="0.271755218505859">
                <text:p>0.27175521850585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73805701.77121">
                <text:p>1573805701.77121</text:p>
              </table:table-cell>
              <table:table-cell office:value-type="float" office:value="0.272472620010376">
                <text:p>0.27247262001037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573805702.04467">
                <text:p>1573805702.04467</text:p>
              </table:table-cell>
              <table:table-cell office:value-type="float" office:value="0.273455142974854">
                <text:p>0.27345514297485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573805702.317">
                <text:p>1573805702.317</text:p>
              </table:table-cell>
              <table:table-cell office:value-type="float" office:value="0.272335767745972">
                <text:p>0.27233576774597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73805702.59062">
                <text:p>1573805702.59062</text:p>
              </table:table-cell>
              <table:table-cell office:value-type="float" office:value="0.273615837097168">
                <text:p>0.27361583709716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573805702.86352">
                <text:p>1573805702.86352</text:p>
              </table:table-cell>
              <table:table-cell office:value-type="float" office:value="0.272900342941284">
                <text:p>0.27290034294128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573805703.13666">
                <text:p>1573805703.13666</text:p>
              </table:table-cell>
              <table:table-cell office:value-type="float" office:value="0.273142099380493">
                <text:p>0.27314209938049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73805703.41023">
                <text:p>1573805703.41023</text:p>
              </table:table-cell>
              <table:table-cell office:value-type="float" office:value="0.273571968078613">
                <text:p>0.27357196807861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73805703.68327">
                <text:p>1573805703.68327</text:p>
              </table:table-cell>
              <table:table-cell office:value-type="float" office:value="0.273033857345581">
                <text:p>0.27303385734558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73805703.95531">
                <text:p>1573805703.95531</text:p>
              </table:table-cell>
              <table:table-cell office:value-type="float" office:value="0.272043228149414">
                <text:p>0.27204322814941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573805704.22877">
                <text:p>1573805704.22877</text:p>
              </table:table-cell>
              <table:table-cell office:value-type="float" office:value="0.273460388183594">
                <text:p>0.27346038818359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73805704.50154">
                <text:p>1573805704.50154</text:p>
              </table:table-cell>
              <table:table-cell office:value-type="float" office:value="0.272770166397095">
                <text:p>0.27277016639709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573805704.77387">
                <text:p>1573805704.77387</text:p>
              </table:table-cell>
              <table:table-cell office:value-type="float" office:value="0.272329568862915">
                <text:p>0.27232956886291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573805705.1616">
                <text:p>1573805705.1616</text:p>
              </table:table-cell>
              <table:table-cell office:value-type="float" office:value="0.387729406356812">
                <text:p>0.38772940635681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73805705.40069">
                <text:p>1573805705.40069</text:p>
              </table:table-cell>
              <table:table-cell office:value-type="float" office:value="0.239093780517578">
                <text:p>0.23909378051757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573805705.6392">
                <text:p>1573805705.6392</text:p>
              </table:table-cell>
              <table:table-cell office:value-type="float" office:value="0.238507986068726">
                <text:p>0.23850798606872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573805705.87862">
                <text:p>1573805705.87862</text:p>
              </table:table-cell>
              <table:table-cell office:value-type="float" office:value="0.23942232131958">
                <text:p>0.2394223213195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573805706.15057">
                <text:p>1573805706.15057</text:p>
              </table:table-cell>
              <table:table-cell office:value-type="float" office:value="0.271948099136353">
                <text:p>0.27194809913635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573805706.42302">
                <text:p>1573805706.42302</text:p>
              </table:table-cell>
              <table:table-cell office:value-type="float" office:value="0.272448539733887">
                <text:p>0.27244853973388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573805706.6951">
                <text:p>1573805706.6951</text:p>
              </table:table-cell>
              <table:table-cell office:value-type="float" office:value="0.272080898284912">
                <text:p>0.27208089828491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573805706.96814">
                <text:p>1573805706.96814</text:p>
              </table:table-cell>
              <table:table-cell office:value-type="float" office:value="0.273038387298584">
                <text:p>0.27303838729858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73805707.24043">
                <text:p>1573805707.24043</text:p>
              </table:table-cell>
              <table:table-cell office:value-type="float" office:value="0.272288084030151">
                <text:p>0.27228808403015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573805707.51361">
                <text:p>1573805707.51361</text:p>
              </table:table-cell>
              <table:table-cell office:value-type="float" office:value="0.273177862167358">
                <text:p>0.27317786216735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573805707.78581">
                <text:p>1573805707.78581</text:p>
              </table:table-cell>
              <table:table-cell office:value-type="float" office:value="0.272199869155884">
                <text:p>0.27219986915588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73805708.0577">
                <text:p>1573805708.0577</text:p>
              </table:table-cell>
              <table:table-cell office:value-type="float" office:value="0.271893262863159">
                <text:p>0.27189326286315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573805708.3294">
                <text:p>1573805708.3294</text:p>
              </table:table-cell>
              <table:table-cell office:value-type="float" office:value="0.27170467376709">
                <text:p>0.2717046737670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73805708.60173">
                <text:p>1573805708.60173</text:p>
              </table:table-cell>
              <table:table-cell office:value-type="float" office:value="0.272328853607178">
                <text:p>0.27232885360717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73805708.87216">
                <text:p>1573805708.87216</text:p>
              </table:table-cell>
              <table:table-cell office:value-type="float" office:value="0.270423173904419">
                <text:p>0.27042317390441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73805709.14386">
                <text:p>1573805709.14386</text:p>
              </table:table-cell>
              <table:table-cell office:value-type="float" office:value="0.271698713302612">
                <text:p>0.27169871330261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573805709.41491">
                <text:p>1573805709.41491</text:p>
              </table:table-cell>
              <table:table-cell office:value-type="float" office:value="0.271057844161987">
                <text:p>0.27105784416198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573805709.68647">
                <text:p>1573805709.68647</text:p>
              </table:table-cell>
              <table:table-cell office:value-type="float" office:value="0.271559715270996">
                <text:p>0.27155971527099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573805709.95696">
                <text:p>1573805709.95696</text:p>
              </table:table-cell>
              <table:table-cell office:value-type="float" office:value="0.27048921585083">
                <text:p>0.2704892158508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573805710.22863">
                <text:p>1573805710.22863</text:p>
              </table:table-cell>
              <table:table-cell office:value-type="float" office:value="0.271664619445801">
                <text:p>0.27166461944580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573805710.50011">
                <text:p>1573805710.50011</text:p>
              </table:table-cell>
              <table:table-cell office:value-type="float" office:value="0.271483421325684">
                <text:p>0.27148342132568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573805710.77156">
                <text:p>1573805710.77156</text:p>
              </table:table-cell>
              <table:table-cell office:value-type="float" office:value="0.271450042724609">
                <text:p>0.27145004272460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573805711.04267">
                <text:p>1573805711.04267</text:p>
              </table:table-cell>
              <table:table-cell office:value-type="float" office:value="0.271111011505127">
                <text:p>0.27111101150512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573805711.31449">
                <text:p>1573805711.31449</text:p>
              </table:table-cell>
              <table:table-cell office:value-type="float" office:value="0.27182149887085">
                <text:p>0.2718214988708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573805711.73953">
                <text:p>1573805711.73953</text:p>
              </table:table-cell>
              <table:table-cell office:value-type="float" office:value="0.425036907196045">
                <text:p>0.42503690719604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573805711.97823">
                <text:p>1573805711.97823</text:p>
              </table:table-cell>
              <table:table-cell office:value-type="float" office:value="0.238696813583374">
                <text:p>0.23869681358337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573805712.21678">
                <text:p>1573805712.21678</text:p>
              </table:table-cell>
              <table:table-cell office:value-type="float" office:value="0.238549470901489">
                <text:p>0.23854947090148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573805712.45676">
                <text:p>1573805712.45676</text:p>
              </table:table-cell>
              <table:table-cell office:value-type="float" office:value="0.239982843399048">
                <text:p>0.23998284339904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73805712.72818">
                <text:p>1573805712.72818</text:p>
              </table:table-cell>
              <table:table-cell office:value-type="float" office:value="0.271420478820801">
                <text:p>0.27142047882080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573805712.99927">
                <text:p>1573805712.99927</text:p>
              </table:table-cell>
              <table:table-cell office:value-type="float" office:value="0.271090269088745">
                <text:p>0.27109026908874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73805713.27058">
                <text:p>1573805713.27058</text:p>
              </table:table-cell>
              <table:table-cell office:value-type="float" office:value="0.271313190460205">
                <text:p>0.27131319046020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573805713.54182">
                <text:p>1573805713.54182</text:p>
              </table:table-cell>
              <table:table-cell office:value-type="float" office:value="0.271236896514893">
                <text:p>0.27123689651489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573805713.81306">
                <text:p>1573805713.81306</text:p>
              </table:table-cell>
              <table:table-cell office:value-type="float" office:value="0.271238088607788">
                <text:p>0.27123808860778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73805714.08495">
                <text:p>1573805714.08495</text:p>
              </table:table-cell>
              <table:table-cell office:value-type="float" office:value="0.271889925003052">
                <text:p>0.27188992500305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573805714.35694">
                <text:p>1573805714.35694</text:p>
              </table:table-cell>
              <table:table-cell office:value-type="float" office:value="0.271995782852173">
                <text:p>0.27199578285217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573805714.62879">
                <text:p>1573805714.62879</text:p>
              </table:table-cell>
              <table:table-cell office:value-type="float" office:value="0.271847724914551">
                <text:p>0.27184772491455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73805714.90039">
                <text:p>1573805714.90039</text:p>
              </table:table-cell>
              <table:table-cell office:value-type="float" office:value="0.271600723266602">
                <text:p>0.27160072326660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73805715.17181">
                <text:p>1573805715.17181</text:p>
              </table:table-cell>
              <table:table-cell office:value-type="float" office:value="0.271413564682007">
                <text:p>0.27141356468200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73805715.44378">
                <text:p>1573805715.44378</text:p>
              </table:table-cell>
              <table:table-cell office:value-type="float" office:value="0.27197003364563">
                <text:p>0.2719700336456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73805715.71539">
                <text:p>1573805715.71539</text:p>
              </table:table-cell>
              <table:table-cell office:value-type="float" office:value="0.27161979675293">
                <text:p>0.2716197967529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73805715.98773">
                <text:p>1573805715.98773</text:p>
              </table:table-cell>
              <table:table-cell office:value-type="float" office:value="0.272339820861816">
                <text:p>0.27233982086181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73805716.26024">
                <text:p>1573805716.26024</text:p>
              </table:table-cell>
              <table:table-cell office:value-type="float" office:value="0.272507667541504">
                <text:p>0.27250766754150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73805716.53158">
                <text:p>1573805716.53158</text:p>
              </table:table-cell>
              <table:table-cell office:value-type="float" office:value="0.271339416503906">
                <text:p>0.27133941650390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73805716.80402">
                <text:p>1573805716.80402</text:p>
              </table:table-cell>
              <table:table-cell office:value-type="float" office:value="0.272435426712036">
                <text:p>0.27243542671203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73805717.07499">
                <text:p>1573805717.07499</text:p>
              </table:table-cell>
              <table:table-cell office:value-type="float" office:value="0.270976543426514">
                <text:p>0.27097654342651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73805717.34607">
                <text:p>1573805717.34607</text:p>
              </table:table-cell>
              <table:table-cell office:value-type="float" office:value="0.271077394485474">
                <text:p>0.27107739448547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73805717.61712">
                <text:p>1573805717.61712</text:p>
              </table:table-cell>
              <table:table-cell office:value-type="float" office:value="0.271048307418823">
                <text:p>0.27104830741882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73805717.88886">
                <text:p>1573805717.88886</text:p>
              </table:table-cell>
              <table:table-cell office:value-type="float" office:value="0.27173924446106">
                <text:p>0.2717392444610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73805718.16046">
                <text:p>1573805718.16046</text:p>
              </table:table-cell>
              <table:table-cell office:value-type="float" office:value="0.271604061126709">
                <text:p>0.27160406112670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73805718.43204">
                <text:p>1573805718.43204</text:p>
              </table:table-cell>
              <table:table-cell office:value-type="float" office:value="0.271572589874268">
                <text:p>0.27157258987426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73805718.70372">
                <text:p>1573805718.70372</text:p>
              </table:table-cell>
              <table:table-cell office:value-type="float" office:value="0.271689653396606">
                <text:p>0.27168965339660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73805719.09168">
                <text:p>1573805719.09168</text:p>
              </table:table-cell>
              <table:table-cell office:value-type="float" office:value="0.38795018196106">
                <text:p>0.3879501819610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73805719.33039">
                <text:p>1573805719.33039</text:p>
              </table:table-cell>
              <table:table-cell office:value-type="float" office:value="0.238713264465332">
                <text:p>0.23871326446533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73805719.56979">
                <text:p>1573805719.56979</text:p>
              </table:table-cell>
              <table:table-cell office:value-type="float" office:value="0.239398002624512">
                <text:p>0.23939800262451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73805719.80982">
                <text:p>1573805719.80982</text:p>
              </table:table-cell>
              <table:table-cell office:value-type="float" office:value="0.240031242370605">
                <text:p>0.24003124237060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73805720.08217">
                <text:p>1573805720.08217</text:p>
              </table:table-cell>
              <table:table-cell office:value-type="float" office:value="0.272351264953613">
                <text:p>0.27235126495361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73805720.35402">
                <text:p>1573805720.35402</text:p>
              </table:table-cell>
              <table:table-cell office:value-type="float" office:value="0.271851778030395">
                <text:p>0.27185177803039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73805720.6268">
                <text:p>1573805720.6268</text:p>
              </table:table-cell>
              <table:table-cell office:value-type="float" office:value="0.272780179977417">
                <text:p>0.27278017997741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73805720.89919">
                <text:p>1573805720.89919</text:p>
              </table:table-cell>
              <table:table-cell office:value-type="float" office:value="0.272387742996216">
                <text:p>0.27238774299621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73805721.17333">
                <text:p>1573805721.17333</text:p>
              </table:table-cell>
              <table:table-cell office:value-type="float" office:value="0.274142026901245">
                <text:p>0.27414202690124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73805721.44614">
                <text:p>1573805721.44614</text:p>
              </table:table-cell>
              <table:table-cell office:value-type="float" office:value="0.272808790206909">
                <text:p>0.27280879020690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73805721.71826">
                <text:p>1573805721.71826</text:p>
              </table:table-cell>
              <table:table-cell office:value-type="float" office:value="0.272116422653198">
                <text:p>0.27211642265319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73805721.98917">
                <text:p>1573805721.98917</text:p>
              </table:table-cell>
              <table:table-cell office:value-type="float" office:value="0.270914554595947">
                <text:p>0.27091455459594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73805722.26195">
                <text:p>1573805722.26195</text:p>
              </table:table-cell>
              <table:table-cell office:value-type="float" office:value="0.272774934768677">
                <text:p>0.27277493476867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73805722.53448">
                <text:p>1573805722.53448</text:p>
              </table:table-cell>
              <table:table-cell office:value-type="float" office:value="0.272536516189575">
                <text:p>0.27253651618957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73805722.80725">
                <text:p>1573805722.80725</text:p>
              </table:table-cell>
              <table:table-cell office:value-type="float" office:value="0.272766351699829">
                <text:p>0.27276635169982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73805723.07874">
                <text:p>1573805723.07874</text:p>
              </table:table-cell>
              <table:table-cell office:value-type="float" office:value="0.271492958068848">
                <text:p>0.27149295806884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73805723.35158">
                <text:p>1573805723.35158</text:p>
              </table:table-cell>
              <table:table-cell office:value-type="float" office:value="0.272836446762085">
                <text:p>0.27283644676208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73805723.62346">
                <text:p>1573805723.62346</text:p>
              </table:table-cell>
              <table:table-cell office:value-type="float" office:value="0.271882057189941">
                <text:p>0.27188205718994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73805723.89511">
                <text:p>1573805723.89511</text:p>
              </table:table-cell>
              <table:table-cell office:value-type="float" office:value="0.271651029586792">
                <text:p>0.27165102958679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73805724.16658">
                <text:p>1573805724.16658</text:p>
              </table:table-cell>
              <table:table-cell office:value-type="float" office:value="0.271469116210937">
                <text:p>0.27146911621093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73805724.43871">
                <text:p>1573805724.43871</text:p>
              </table:table-cell>
              <table:table-cell office:value-type="float" office:value="0.272125244140625">
                <text:p>0.27212524414062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73805724.71146">
                <text:p>1573805724.71146</text:p>
              </table:table-cell>
              <table:table-cell office:value-type="float" office:value="0.272757768630981">
                <text:p>0.27275776863098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73805724.98375">
                <text:p>1573805724.98375</text:p>
              </table:table-cell>
              <table:table-cell office:value-type="float" office:value="0.27228856086731">
                <text:p>0.2722885608673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73805725.25691">
                <text:p>1573805725.25691</text:p>
              </table:table-cell>
              <table:table-cell office:value-type="float" office:value="0.273157596588135">
                <text:p>0.27315759658813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73805725.53012">
                <text:p>1573805725.53012</text:p>
              </table:table-cell>
              <table:table-cell office:value-type="float" office:value="0.273208141326904">
                <text:p>0.27320814132690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73805725.8032">
                <text:p>1573805725.8032</text:p>
              </table:table-cell>
              <table:table-cell office:value-type="float" office:value="0.273086786270142">
                <text:p>0.27308678627014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73805726.07574">
                <text:p>1573805726.07574</text:p>
              </table:table-cell>
              <table:table-cell office:value-type="float" office:value="0.272537469863892">
                <text:p>0.27253746986389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73805726.48259">
                <text:p>1573805726.48259</text:p>
              </table:table-cell>
              <table:table-cell office:value-type="float" office:value="0.406847953796387">
                <text:p>0.40684795379638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73805726.72165">
                <text:p>1573805726.72165</text:p>
              </table:table-cell>
              <table:table-cell office:value-type="float" office:value="0.23906135559082">
                <text:p>0.2390613555908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73805727.1321">
                <text:p>1573805727.1321</text:p>
              </table:table-cell>
              <table:table-cell office:value-type="float" office:value="0.410454034805298">
                <text:p>0.41045403480529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73805727.37777">
                <text:p>1573805727.37777</text:p>
              </table:table-cell>
              <table:table-cell office:value-type="float" office:value="0.245669603347778">
                <text:p>0.24566960334777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73805727.65042">
                <text:p>1573805727.65042</text:p>
              </table:table-cell>
              <table:table-cell office:value-type="float" office:value="0.272642135620117">
                <text:p>0.27264213562011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73805727.92215">
                <text:p>1573805727.92215</text:p>
              </table:table-cell>
              <table:table-cell office:value-type="float" office:value="0.271736145019531">
                <text:p>0.27173614501953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73805728.19375">
                <text:p>1573805728.19375</text:p>
              </table:table-cell>
              <table:table-cell office:value-type="float" office:value="0.271596670150757">
                <text:p>0.27159667015075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73805728.46582">
                <text:p>1573805728.46582</text:p>
              </table:table-cell>
              <table:table-cell office:value-type="float" office:value="0.272069454193115">
                <text:p>0.27206945419311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73805728.73712">
                <text:p>1573805728.73712</text:p>
              </table:table-cell>
              <table:table-cell office:value-type="float" office:value="0.271300792694092">
                <text:p>0.27130079269409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73805729.00943">
                <text:p>1573805729.00943</text:p>
              </table:table-cell>
              <table:table-cell office:value-type="float" office:value="0.272310972213745">
                <text:p>0.27231097221374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73805729.28187">
                <text:p>1573805729.28187</text:p>
              </table:table-cell>
              <table:table-cell office:value-type="float" office:value="0.272440433502197">
                <text:p>0.27244043350219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73805729.55543">
                <text:p>1573805729.55543</text:p>
              </table:table-cell>
              <table:table-cell office:value-type="float" office:value="0.273561716079712">
                <text:p>0.27356171607971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73805729.82838">
                <text:p>1573805729.82838</text:p>
              </table:table-cell>
              <table:table-cell office:value-type="float" office:value="0.272951364517212">
                <text:p>0.27295136451721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73805730.10051">
                <text:p>1573805730.10051</text:p>
              </table:table-cell>
              <table:table-cell office:value-type="float" office:value="0.272124052047729">
                <text:p>0.27212405204772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73805730.37293">
                <text:p>1573805730.37293</text:p>
              </table:table-cell>
              <table:table-cell office:value-type="float" office:value="0.272419691085815">
                <text:p>0.27241969108581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73805730.64502">
                <text:p>1573805730.64502</text:p>
              </table:table-cell>
              <table:table-cell office:value-type="float" office:value="0.272091627120972">
                <text:p>0.27209162712097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73805731.04606">
                <text:p>1573805731.04606</text:p>
              </table:table-cell>
              <table:table-cell office:value-type="float" office:value="0.401036024093628">
                <text:p>0.40103602409362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73805731.29483">
                <text:p>1573805731.29483</text:p>
              </table:table-cell>
              <table:table-cell office:value-type="float" office:value="0.248772144317627">
                <text:p>0.24877214431762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73805731.53379">
                <text:p>1573805731.53379</text:p>
              </table:table-cell>
              <table:table-cell office:value-type="float" office:value="0.238963603973389">
                <text:p>0.23896360397338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73805731.77339">
                <text:p>1573805731.77339</text:p>
              </table:table-cell>
              <table:table-cell office:value-type="float" office:value="0.239597797393799">
                <text:p>0.23959779739379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73805732.04591">
                <text:p>1573805732.04591</text:p>
              </table:table-cell>
              <table:table-cell office:value-type="float" office:value="0.272522687911987">
                <text:p>0.27252268791198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73805732.45265">
                <text:p>1573805732.45265</text:p>
              </table:table-cell>
              <table:table-cell office:value-type="float" office:value="0.40674090385437">
                <text:p>0.4067409038543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73805732.69163">
                <text:p>1573805732.69163</text:p>
              </table:table-cell>
              <table:table-cell office:value-type="float" office:value="0.238975763320923">
                <text:p>0.23897576332092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73805732.93035">
                <text:p>1573805732.93035</text:p>
              </table:table-cell>
              <table:table-cell office:value-type="float" office:value="0.238718509674072">
                <text:p>0.23871850967407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73805733.1706">
                <text:p>1573805733.1706</text:p>
              </table:table-cell>
              <table:table-cell office:value-type="float" office:value="0.240253448486328">
                <text:p>0.24025344848632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73805733.44231">
                <text:p>1573805733.44231</text:p>
              </table:table-cell>
              <table:table-cell office:value-type="float" office:value="0.271710872650146">
                <text:p>0.27171087265014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73805733.71513">
                <text:p>1573805733.71513</text:p>
              </table:table-cell>
              <table:table-cell office:value-type="float" office:value="0.272815704345703">
                <text:p>0.27281570434570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73805733.98634">
                <text:p>1573805733.98634</text:p>
              </table:table-cell>
              <table:table-cell office:value-type="float" office:value="0.271218061447144">
                <text:p>0.27121806144714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73805734.25798">
                <text:p>1573805734.25798</text:p>
              </table:table-cell>
              <table:table-cell office:value-type="float" office:value="0.271631479263306">
                <text:p>0.27163147926330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73805734.52845">
                <text:p>1573805734.52845</text:p>
              </table:table-cell>
              <table:table-cell office:value-type="float" office:value="0.270475387573242">
                <text:p>0.27047538757324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73805734.79959">
                <text:p>1573805734.79959</text:p>
              </table:table-cell>
              <table:table-cell office:value-type="float" office:value="0.271134376525879">
                <text:p>0.27113437652587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73805735.0705">
                <text:p>1573805735.0705</text:p>
              </table:table-cell>
              <table:table-cell office:value-type="float" office:value="0.27091121673584">
                <text:p>0.2709112167358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73805735.34141">
                <text:p>1573805735.34141</text:p>
              </table:table-cell>
              <table:table-cell office:value-type="float" office:value="0.27091121673584">
                <text:p>0.2709112167358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73805735.61169">
                <text:p>1573805735.61169</text:p>
              </table:table-cell>
              <table:table-cell office:value-type="float" office:value="0.270279407501221">
                <text:p>0.27027940750122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73805735.88341">
                <text:p>1573805735.88341</text:p>
              </table:table-cell>
              <table:table-cell office:value-type="float" office:value="0.271724462509155">
                <text:p>0.27172446250915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73805736.15415">
                <text:p>1573805736.15415</text:p>
              </table:table-cell>
              <table:table-cell office:value-type="float" office:value="0.270741939544678">
                <text:p>0.27074193954467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73805736.42667">
                <text:p>1573805736.42667</text:p>
              </table:table-cell>
              <table:table-cell office:value-type="float" office:value="0.272512435913086">
                <text:p>0.27251243591308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73805736.69772">
                <text:p>1573805736.69772</text:p>
              </table:table-cell>
              <table:table-cell office:value-type="float" office:value="0.271051168441772">
                <text:p>0.27105116844177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73805736.96935">
                <text:p>1573805736.96935</text:p>
              </table:table-cell>
              <table:table-cell office:value-type="float" office:value="0.271629333496094">
                <text:p>0.27162933349609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73805737.24038">
                <text:p>1573805737.24038</text:p>
              </table:table-cell>
              <table:table-cell office:value-type="float" office:value="0.271034002304077">
                <text:p>0.27103400230407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73805737.5121">
                <text:p>1573805737.5121</text:p>
              </table:table-cell>
              <table:table-cell office:value-type="float" office:value="0.271720409393311">
                <text:p>0.27172040939331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73805737.78331">
                <text:p>1573805737.78331</text:p>
              </table:table-cell>
              <table:table-cell office:value-type="float" office:value="0.271209239959717">
                <text:p>0.27120923995971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73805738.05504">
                <text:p>1573805738.05504</text:p>
              </table:table-cell>
              <table:table-cell office:value-type="float" office:value="0.271724224090576">
                <text:p>0.27172422409057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73805738.45471">
                <text:p>1573805738.45471</text:p>
              </table:table-cell>
              <table:table-cell office:value-type="float" office:value="0.399671316146851">
                <text:p>0.39967131614685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73805738.69346">
                <text:p>1573805738.69346</text:p>
              </table:table-cell>
              <table:table-cell office:value-type="float" office:value="0.238753795623779">
                <text:p>0.23875379562377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73805738.93172">
                <text:p>1573805738.93172</text:p>
              </table:table-cell>
              <table:table-cell office:value-type="float" office:value="0.238256454467773">
                <text:p>0.23825645446777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73805739.17234">
                <text:p>1573805739.17234</text:p>
              </table:table-cell>
              <table:table-cell office:value-type="float" office:value="0.240624189376831">
                <text:p>0.24062418937683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73805739.44441">
                <text:p>1573805739.44441</text:p>
              </table:table-cell>
              <table:table-cell office:value-type="float" office:value="0.272071838378906">
                <text:p>0.27207183837890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73805739.71541">
                <text:p>1573805739.71541</text:p>
              </table:table-cell>
              <table:table-cell office:value-type="float" office:value="0.270997285842895">
                <text:p>0.27099728584289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73805739.987">
                <text:p>1573805739.987</text:p>
              </table:table-cell>
              <table:table-cell office:value-type="float" office:value="0.271590709686279">
                <text:p>0.27159070968627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73805740.25946">
                <text:p>1573805740.25946</text:p>
              </table:table-cell>
              <table:table-cell office:value-type="float" office:value="0.27245569229126">
                <text:p>0.2724556922912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73805740.53078">
                <text:p>1573805740.53078</text:p>
              </table:table-cell>
              <table:table-cell office:value-type="float" office:value="0.271321058273315">
                <text:p>0.27132105827331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73805740.80153">
                <text:p>1573805740.80153</text:p>
              </table:table-cell>
              <table:table-cell office:value-type="float" office:value="0.270753622055054">
                <text:p>0.27075362205505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3805741.07364">
                <text:p>1573805741.07364</text:p>
              </table:table-cell>
              <table:table-cell office:value-type="float" office:value="0.272108554840088">
                <text:p>0.27210855484008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3805741.34475">
                <text:p>1573805741.34475</text:p>
              </table:table-cell>
              <table:table-cell office:value-type="float" office:value="0.271114349365234">
                <text:p>0.27111434936523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3805741.61544">
                <text:p>1573805741.61544</text:p>
              </table:table-cell>
              <table:table-cell office:value-type="float" office:value="0.270681619644165">
                <text:p>0.27068161964416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3805741.88707">
                <text:p>1573805741.88707</text:p>
              </table:table-cell>
              <table:table-cell office:value-type="float" office:value="0.271636009216309">
                <text:p>0.27163600921630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73805742.15942">
                <text:p>1573805742.15942</text:p>
              </table:table-cell>
              <table:table-cell office:value-type="float" office:value="0.27234411239624">
                <text:p>0.2723441123962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73805742.43046">
                <text:p>1573805742.43046</text:p>
              </table:table-cell>
              <table:table-cell office:value-type="float" office:value="0.271039962768555">
                <text:p>0.27103996276855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73805742.70212">
                <text:p>1573805742.70212</text:p>
              </table:table-cell>
              <table:table-cell office:value-type="float" office:value="0.271666765213013">
                <text:p>0.27166676521301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73805742.97364">
                <text:p>1573805742.97364</text:p>
              </table:table-cell>
              <table:table-cell office:value-type="float" office:value="0.271522045135498">
                <text:p>0.27152204513549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73805743.24476">
                <text:p>1573805743.24476</text:p>
              </table:table-cell>
              <table:table-cell office:value-type="float" office:value="0.271116971969604">
                <text:p>0.27111697196960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73805743.51546">
                <text:p>1573805743.51546</text:p>
              </table:table-cell>
              <table:table-cell office:value-type="float" office:value="0.270694494247437">
                <text:p>0.27069449424743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73805743.78679">
                <text:p>1573805743.78679</text:p>
              </table:table-cell>
              <table:table-cell office:value-type="float" office:value="0.271331071853638">
                <text:p>0.27133107185363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73805744.05827">
                <text:p>1573805744.05827</text:p>
              </table:table-cell>
              <table:table-cell office:value-type="float" office:value="0.271481275558472">
                <text:p>0.27148127555847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73805744.32994">
                <text:p>1573805744.32994</text:p>
              </table:table-cell>
              <table:table-cell office:value-type="float" office:value="0.271672248840332">
                <text:p>0.27167224884033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73805744.60164">
                <text:p>1573805744.60164</text:p>
              </table:table-cell>
              <table:table-cell office:value-type="float" office:value="0.27170205116272">
                <text:p>0.2717020511627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73805744.87229">
                <text:p>1573805744.87229</text:p>
              </table:table-cell>
              <table:table-cell office:value-type="float" office:value="0.270646095275879">
                <text:p>0.27064609527587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573805745.14352">
                <text:p>1573805745.14352</text:p>
              </table:table-cell>
              <table:table-cell office:value-type="float" office:value="0.271234512329102">
                <text:p>0.27123451232910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573805745.41493">
                <text:p>1573805745.41493</text:p>
              </table:table-cell>
              <table:table-cell office:value-type="float" office:value="0.271404504776001">
                <text:p>0.27140450477600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573805745.68645">
                <text:p>1573805745.68645</text:p>
              </table:table-cell>
              <table:table-cell office:value-type="float" office:value="0.27152681350708">
                <text:p>0.2715268135070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573805745.95815">
                <text:p>1573805745.95815</text:p>
              </table:table-cell>
              <table:table-cell office:value-type="float" office:value="0.271691799163818">
                <text:p>0.27169179916381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573805746.23072">
                <text:p>1573805746.23072</text:p>
              </table:table-cell>
              <table:table-cell office:value-type="float" office:value="0.272576570510864">
                <text:p>0.27257657051086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573805746.50354">
                <text:p>1573805746.50354</text:p>
              </table:table-cell>
              <table:table-cell office:value-type="float" office:value="0.272820472717285">
                <text:p>0.27282047271728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573805746.77633">
                <text:p>1573805746.77633</text:p>
              </table:table-cell>
              <table:table-cell office:value-type="float" office:value="0.272790431976318">
                <text:p>0.27279043197631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573805747.04757">
                <text:p>1573805747.04757</text:p>
              </table:table-cell>
              <table:table-cell office:value-type="float" office:value="0.271233797073364">
                <text:p>0.27123379707336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573805747.32007">
                <text:p>1573805747.32007</text:p>
              </table:table-cell>
              <table:table-cell office:value-type="float" office:value="0.272499561309814">
                <text:p>0.27249956130981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573805747.59342">
                <text:p>1573805747.59342</text:p>
              </table:table-cell>
              <table:table-cell office:value-type="float" office:value="0.273348808288574">
                <text:p>0.27334880828857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573805747.86567">
                <text:p>1573805747.86567</text:p>
              </table:table-cell>
              <table:table-cell office:value-type="float" office:value="0.27225661277771">
                <text:p>0.2722566127777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573805748.27278">
                <text:p>1573805748.27278</text:p>
              </table:table-cell>
              <table:table-cell office:value-type="float" office:value="0.407110929489136">
                <text:p>0.40711092948913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573805748.5116">
                <text:p>1573805748.5116</text:p>
              </table:table-cell>
              <table:table-cell office:value-type="float" office:value="0.238813638687134">
                <text:p>0.23881363868713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573805748.75127">
                <text:p>1573805748.75127</text:p>
              </table:table-cell>
              <table:table-cell office:value-type="float" office:value="0.239671468734741">
                <text:p>0.23967146873474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573805748.99211">
                <text:p>1573805748.99211</text:p>
              </table:table-cell>
              <table:table-cell office:value-type="float" office:value="0.240840911865234">
                <text:p>0.24084091186523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573805749.26431">
                <text:p>1573805749.26431</text:p>
              </table:table-cell>
              <table:table-cell office:value-type="float" office:value="0.272204875946045">
                <text:p>0.27220487594604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573805749.53657">
                <text:p>1573805749.53657</text:p>
              </table:table-cell>
              <table:table-cell office:value-type="float" office:value="0.272258281707764">
                <text:p>0.27225828170776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573805749.80996">
                <text:p>1573805749.80996</text:p>
              </table:table-cell>
              <table:table-cell office:value-type="float" office:value="0.273391962051392">
                <text:p>0.27339196205139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573805750.08236">
                <text:p>1573805750.08236</text:p>
              </table:table-cell>
              <table:table-cell office:value-type="float" office:value="0.272398471832275">
                <text:p>0.27239847183227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573805750.35408">
                <text:p>1573805750.35408</text:p>
              </table:table-cell>
              <table:table-cell office:value-type="float" office:value="0.271711826324463">
                <text:p>0.27171182632446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573805750.62503">
                <text:p>1573805750.62503</text:p>
              </table:table-cell>
              <table:table-cell office:value-type="float" office:value="0.270955562591553">
                <text:p>0.27095556259155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573805750.89679">
                <text:p>1573805750.89679</text:p>
              </table:table-cell>
              <table:table-cell office:value-type="float" office:value="0.271763801574707">
                <text:p>0.27176380157470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573805751.16929">
                <text:p>1573805751.16929</text:p>
              </table:table-cell>
              <table:table-cell office:value-type="float" office:value="0.272499322891235">
                <text:p>0.27249932289123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573805751.44167">
                <text:p>1573805751.44167</text:p>
              </table:table-cell>
              <table:table-cell office:value-type="float" office:value="0.272374629974365">
                <text:p>0.27237462997436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573805751.71588">
                <text:p>1573805751.71588</text:p>
              </table:table-cell>
              <table:table-cell office:value-type="float" office:value="0.274216413497925">
                <text:p>0.27421641349792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573805752.12452">
                <text:p>1573805752.12452</text:p>
              </table:table-cell>
              <table:table-cell office:value-type="float" office:value="0.408636093139648">
                <text:p>0.40863609313964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573805752.54965">
                <text:p>1573805752.54965</text:p>
              </table:table-cell>
              <table:table-cell office:value-type="float" office:value="0.425126552581787">
                <text:p>0.42512655258178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573805752.78881">
                <text:p>1573805752.78881</text:p>
              </table:table-cell>
              <table:table-cell office:value-type="float" office:value="0.239167213439941">
                <text:p>0.23916721343994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573805753.02952">
                <text:p>1573805753.02952</text:p>
              </table:table-cell>
              <table:table-cell office:value-type="float" office:value="0.240705013275146">
                <text:p>0.24070501327514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573805753.30214">
                <text:p>1573805753.30214</text:p>
              </table:table-cell>
              <table:table-cell office:value-type="float" office:value="0.272621393203735">
                <text:p>0.27262139320373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573805753.57499">
                <text:p>1573805753.57499</text:p>
              </table:table-cell>
              <table:table-cell office:value-type="float" office:value="0.272844552993774">
                <text:p>0.27284455299377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573805753.84729">
                <text:p>1573805753.84729</text:p>
              </table:table-cell>
              <table:table-cell office:value-type="float" office:value="0.27230429649353">
                <text:p>0.2723042964935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573805754.12009">
                <text:p>1573805754.12009</text:p>
              </table:table-cell>
              <table:table-cell office:value-type="float" office:value="0.272796630859375">
                <text:p>0.27279663085937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573805754.3917">
                <text:p>1573805754.3917</text:p>
              </table:table-cell>
              <table:table-cell office:value-type="float" office:value="0.271616220474243">
                <text:p>0.27161622047424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573805754.66411">
                <text:p>1573805754.66411</text:p>
              </table:table-cell>
              <table:table-cell office:value-type="float" office:value="0.272406816482544">
                <text:p>0.27240681648254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573805755.08956">
                <text:p>1573805755.08956</text:p>
              </table:table-cell>
              <table:table-cell office:value-type="float" office:value="0.42544960975647">
                <text:p>0.4254496097564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573805755.3295">
                <text:p>1573805755.3295</text:p>
              </table:table-cell>
              <table:table-cell office:value-type="float" office:value="0.239944219589233">
                <text:p>0.23994421958923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573805755.56837">
                <text:p>1573805755.56837</text:p>
              </table:table-cell>
              <table:table-cell office:value-type="float" office:value="0.238871574401855">
                <text:p>0.23887157440185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573805755.80797">
                <text:p>1573805755.80797</text:p>
              </table:table-cell>
              <table:table-cell office:value-type="float" office:value="0.239593505859375">
                <text:p>0.23959350585937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573805756.07938">
                <text:p>1573805756.07938</text:p>
              </table:table-cell>
              <table:table-cell office:value-type="float" office:value="0.271412134170532">
                <text:p>0.27141213417053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573805756.35123">
                <text:p>1573805756.35123</text:p>
              </table:table-cell>
              <table:table-cell office:value-type="float" office:value="0.271847724914551">
                <text:p>0.27184772491455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573805756.62345">
                <text:p>1573805756.62345</text:p>
              </table:table-cell>
              <table:table-cell office:value-type="float" office:value="0.272225856781006">
                <text:p>0.27222585678100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573805756.89564">
                <text:p>1573805756.89564</text:p>
              </table:table-cell>
              <table:table-cell office:value-type="float" office:value="0.27219033241272">
                <text:p>0.2721903324127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573805757.32708">
                <text:p>1573805757.32708</text:p>
              </table:table-cell>
              <table:table-cell office:value-type="float" office:value="0.431435108184814">
                <text:p>0.43143510818481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573805757.56632">
                <text:p>1573805757.56632</text:p>
              </table:table-cell>
              <table:table-cell office:value-type="float" office:value="0.239242792129517">
                <text:p>0.23924279212951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573805757.80619">
                <text:p>1573805757.80619</text:p>
              </table:table-cell>
              <table:table-cell office:value-type="float" office:value="0.239868640899658">
                <text:p>0.23986864089965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573805758.07849">
                <text:p>1573805758.07849</text:p>
              </table:table-cell>
              <table:table-cell office:value-type="float" office:value="0.272294282913208">
                <text:p>0.27229428291320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73805758.35066">
                <text:p>1573805758.35066</text:p>
              </table:table-cell>
              <table:table-cell office:value-type="float" office:value="0.27217960357666">
                <text:p>0.2721796035766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573805758.62293">
                <text:p>1573805758.62293</text:p>
              </table:table-cell>
              <table:table-cell office:value-type="float" office:value="0.272264719009399">
                <text:p>0.27226471900939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573805758.89512">
                <text:p>1573805758.89512</text:p>
              </table:table-cell>
              <table:table-cell office:value-type="float" office:value="0.272194862365723">
                <text:p>0.27219486236572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573805759.16738">
                <text:p>1573805759.16738</text:p>
              </table:table-cell>
              <table:table-cell office:value-type="float" office:value="0.272258043289185">
                <text:p>0.27225804328918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573805759.43989">
                <text:p>1573805759.43989</text:p>
              </table:table-cell>
              <table:table-cell office:value-type="float" office:value="0.272507667541504">
                <text:p>0.27250766754150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573805759.71288">
                <text:p>1573805759.71288</text:p>
              </table:table-cell>
              <table:table-cell office:value-type="float" office:value="0.272987604141235">
                <text:p>0.27298760414123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573805759.98481">
                <text:p>1573805759.98481</text:p>
              </table:table-cell>
              <table:table-cell office:value-type="float" office:value="0.271933794021606">
                <text:p>0.27193379402160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573805760.38472">
                <text:p>1573805760.38472</text:p>
              </table:table-cell>
              <table:table-cell office:value-type="float" office:value="0.399913311004639">
                <text:p>0.39991331100463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573805760.62339">
                <text:p>1573805760.62339</text:p>
              </table:table-cell>
              <table:table-cell office:value-type="float" office:value="0.238667726516724">
                <text:p>0.23866772651672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573805760.86207">
                <text:p>1573805760.86207</text:p>
              </table:table-cell>
              <table:table-cell office:value-type="float" office:value="0.238681554794312">
                <text:p>0.23868155479431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573805761.10248">
                <text:p>1573805761.10248</text:p>
              </table:table-cell>
              <table:table-cell office:value-type="float" office:value="0.240402221679687">
                <text:p>0.24040222167968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573805761.37259">
                <text:p>1573805761.37259</text:p>
              </table:table-cell>
              <table:table-cell office:value-type="float" office:value="0.270118474960327">
                <text:p>0.27011847496032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573805761.64402">
                <text:p>1573805761.64402</text:p>
              </table:table-cell>
              <table:table-cell office:value-type="float" office:value="0.271422147750854">
                <text:p>0.27142214775085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573805761.91553">
                <text:p>1573805761.91553</text:p>
              </table:table-cell>
              <table:table-cell office:value-type="float" office:value="0.271515607833862">
                <text:p>0.27151560783386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573805762.18713">
                <text:p>1573805762.18713</text:p>
              </table:table-cell>
              <table:table-cell office:value-type="float" office:value="0.271595001220703">
                <text:p>0.27159500122070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573805762.4587">
                <text:p>1573805762.4587</text:p>
              </table:table-cell>
              <table:table-cell office:value-type="float" office:value="0.271568059921265">
                <text:p>0.27156805992126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573805762.7306">
                <text:p>1573805762.7306</text:p>
              </table:table-cell>
              <table:table-cell office:value-type="float" office:value="0.271904468536377">
                <text:p>0.27190446853637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573805763.00298">
                <text:p>1573805763.00298</text:p>
              </table:table-cell>
              <table:table-cell office:value-type="float" office:value="0.272379636764526">
                <text:p>0.27237963676452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573805763.27429">
                <text:p>1573805763.27429</text:p>
              </table:table-cell>
              <table:table-cell office:value-type="float" office:value="0.271312952041626">
                <text:p>0.27131295204162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573805763.69948">
                <text:p>1573805763.69948</text:p>
              </table:table-cell>
              <table:table-cell office:value-type="float" office:value="0.425191164016724">
                <text:p>0.42519116401672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573805763.93806">
                <text:p>1573805763.93806</text:p>
              </table:table-cell>
              <table:table-cell office:value-type="float" office:value="0.238579988479614">
                <text:p>0.23857998847961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573805764.17666">
                <text:p>1573805764.17666</text:p>
              </table:table-cell>
              <table:table-cell office:value-type="float" office:value="0.238594770431519">
                <text:p>0.23859477043151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573805764.41753">
                <text:p>1573805764.41753</text:p>
              </table:table-cell>
              <table:table-cell office:value-type="float" office:value="0.240874290466309">
                <text:p>0.24087429046630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573805764.69018">
                <text:p>1573805764.69018</text:p>
              </table:table-cell>
              <table:table-cell office:value-type="float" office:value="0.272646188735962">
                <text:p>0.27264618873596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573805764.96195">
                <text:p>1573805764.96195</text:p>
              </table:table-cell>
              <table:table-cell office:value-type="float" office:value="0.27176833152771">
                <text:p>0.2717683315277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573805765.23375">
                <text:p>1573805765.23375</text:p>
              </table:table-cell>
              <table:table-cell office:value-type="float" office:value="0.27180552482605">
                <text:p>0.2718055248260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573805765.50587">
                <text:p>1573805765.50587</text:p>
              </table:table-cell>
              <table:table-cell office:value-type="float" office:value="0.272115707397461">
                <text:p>0.27211570739746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573805765.91272">
                <text:p>1573805765.91272</text:p>
              </table:table-cell>
              <table:table-cell office:value-type="float" office:value="0.40684986114502">
                <text:p>0.4068498611450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573805766.15133">
                <text:p>1573805766.15133</text:p>
              </table:table-cell>
              <table:table-cell office:value-type="float" office:value="0.238609790802002">
                <text:p>0.23860979080200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573805766.3899">
                <text:p>1573805766.3899</text:p>
              </table:table-cell>
              <table:table-cell office:value-type="float" office:value="0.23856782913208">
                <text:p>0.2385678291320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573805766.63045">
                <text:p>1573805766.63045</text:p>
              </table:table-cell>
              <table:table-cell office:value-type="float" office:value="0.24055552482605">
                <text:p>0.2405555248260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573805766.90268">
                <text:p>1573805766.90268</text:p>
              </table:table-cell>
              <table:table-cell office:value-type="float" office:value="0.27222752571106">
                <text:p>0.2722275257110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573805767.17413">
                <text:p>1573805767.17413</text:p>
              </table:table-cell>
              <table:table-cell office:value-type="float" office:value="0.271449565887451">
                <text:p>0.27144956588745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573805767.59958">
                <text:p>1573805767.59958</text:p>
              </table:table-cell>
              <table:table-cell office:value-type="float" office:value="0.42545485496521">
                <text:p>0.4254548549652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573805767.83834">
                <text:p>1573805767.83834</text:p>
              </table:table-cell>
              <table:table-cell office:value-type="float" office:value="0.238753080368042">
                <text:p>0.23875308036804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573805768.07734">
                <text:p>1573805768.07734</text:p>
              </table:table-cell>
              <table:table-cell office:value-type="float" office:value="0.239007949829102">
                <text:p>0.23900794982910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573805768.31753">
                <text:p>1573805768.31753</text:p>
              </table:table-cell>
              <table:table-cell office:value-type="float" office:value="0.24018931388855">
                <text:p>0.2401893138885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573805768.58929">
                <text:p>1573805768.58929</text:p>
              </table:table-cell>
              <table:table-cell office:value-type="float" office:value="0.271754741668701">
                <text:p>0.27175474166870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573805768.86111">
                <text:p>1573805768.86111</text:p>
              </table:table-cell>
              <table:table-cell office:value-type="float" office:value="0.271826267242432">
                <text:p>0.27182626724243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573805769.13269">
                <text:p>1573805769.13269</text:p>
              </table:table-cell>
              <table:table-cell office:value-type="float" office:value="0.271579027175903">
                <text:p>0.27157902717590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573805769.40413">
                <text:p>1573805769.40413</text:p>
              </table:table-cell>
              <table:table-cell office:value-type="float" office:value="0.271438121795654">
                <text:p>0.27143812179565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573805769.67538">
                <text:p>1573805769.67538</text:p>
              </table:table-cell>
              <table:table-cell office:value-type="float" office:value="0.271251201629639">
                <text:p>0.27125120162963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573805769.94697">
                <text:p>1573805769.94697</text:p>
              </table:table-cell>
              <table:table-cell office:value-type="float" office:value="0.271590948104858">
                <text:p>0.27159094810485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573805770.21909">
                <text:p>1573805770.21909</text:p>
              </table:table-cell>
              <table:table-cell office:value-type="float" office:value="0.272117853164673">
                <text:p>0.27211785316467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573805770.49123">
                <text:p>1573805770.49123</text:p>
              </table:table-cell>
              <table:table-cell office:value-type="float" office:value="0.272140741348267">
                <text:p>0.27214074134826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573805770.76269">
                <text:p>1573805770.76269</text:p>
              </table:table-cell>
              <table:table-cell office:value-type="float" office:value="0.271461486816406">
                <text:p>0.27146148681640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573805771.03465">
                <text:p>1573805771.03465</text:p>
              </table:table-cell>
              <table:table-cell office:value-type="float" office:value="0.271951913833618">
                <text:p>0.27195191383361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573805771.30686">
                <text:p>1573805771.30686</text:p>
              </table:table-cell>
              <table:table-cell office:value-type="float" office:value="0.272214412689209">
                <text:p>0.27221441268920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573805771.57869">
                <text:p>1573805771.57869</text:p>
              </table:table-cell>
              <table:table-cell office:value-type="float" office:value="0.271824359893799">
                <text:p>0.27182435989379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573805771.85114">
                <text:p>1573805771.85114</text:p>
              </table:table-cell>
              <table:table-cell office:value-type="float" office:value="0.27245569229126">
                <text:p>0.2724556922912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573805772.12246">
                <text:p>1573805772.12246</text:p>
              </table:table-cell>
              <table:table-cell office:value-type="float" office:value="0.271317720413208">
                <text:p>0.27131772041320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573805772.39359">
                <text:p>1573805772.39359</text:p>
              </table:table-cell>
              <table:table-cell office:value-type="float" office:value="0.271136045455933">
                <text:p>0.27113604545593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573805772.66498">
                <text:p>1573805772.66498</text:p>
              </table:table-cell>
              <table:table-cell office:value-type="float" office:value="0.271381378173828">
                <text:p>0.27138137817382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573805772.93608">
                <text:p>1573805772.93608</text:p>
              </table:table-cell>
              <table:table-cell office:value-type="float" office:value="0.271101951599121">
                <text:p>0.27110195159912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73805773.20805">
                <text:p>1573805773.20805</text:p>
              </table:table-cell>
              <table:table-cell office:value-type="float" office:value="0.271974086761475">
                <text:p>0.27197408676147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573805773.47995">
                <text:p>1573805773.47995</text:p>
              </table:table-cell>
              <table:table-cell office:value-type="float" office:value="0.271894931793213">
                <text:p>0.27189493179321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573805773.7518">
                <text:p>1573805773.7518</text:p>
              </table:table-cell>
              <table:table-cell office:value-type="float" office:value="0.271854162216187">
                <text:p>0.27185416221618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73805774.0238">
                <text:p>1573805774.0238</text:p>
              </table:table-cell>
              <table:table-cell office:value-type="float" office:value="0.271999359130859">
                <text:p>0.27199935913085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573805774.29477">
                <text:p>1573805774.29477</text:p>
              </table:table-cell>
              <table:table-cell office:value-type="float" office:value="0.270969390869141">
                <text:p>0.27096939086914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573805774.56672">
                <text:p>1573805774.56672</text:p>
              </table:table-cell>
              <table:table-cell office:value-type="float" office:value="0.271954536437988">
                <text:p>0.27195453643798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573805774.83944">
                <text:p>1573805774.83944</text:p>
              </table:table-cell>
              <table:table-cell office:value-type="float" office:value="0.272716522216797">
                <text:p>0.27271652221679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573805775.11103">
                <text:p>1573805775.11103</text:p>
              </table:table-cell>
              <table:table-cell office:value-type="float" office:value="0.271584749221802">
                <text:p>0.27158474922180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573805775.38292">
                <text:p>1573805775.38292</text:p>
              </table:table-cell>
              <table:table-cell office:value-type="float" office:value="0.271897554397583">
                <text:p>0.27189755439758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573805775.65518">
                <text:p>1573805775.65518</text:p>
              </table:table-cell>
              <table:table-cell office:value-type="float" office:value="0.27225399017334">
                <text:p>0.2722539901733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73805775.92732">
                <text:p>1573805775.92732</text:p>
              </table:table-cell>
              <table:table-cell office:value-type="float" office:value="0.272146224975586">
                <text:p>0.27214622497558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573805776.19926">
                <text:p>1573805776.19926</text:p>
              </table:table-cell>
              <table:table-cell office:value-type="float" office:value="0.271934270858765">
                <text:p>0.27193427085876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573805776.47143">
                <text:p>1573805776.47143</text:p>
              </table:table-cell>
              <table:table-cell office:value-type="float" office:value="0.272170305252075">
                <text:p>0.27217030525207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573805776.74348">
                <text:p>1573805776.74348</text:p>
              </table:table-cell>
              <table:table-cell office:value-type="float" office:value="0.272053003311157">
                <text:p>0.27205300331115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573805777.01536">
                <text:p>1573805777.01536</text:p>
              </table:table-cell>
              <table:table-cell office:value-type="float" office:value="0.271875619888306">
                <text:p>0.27187561988830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573805777.28787">
                <text:p>1573805777.28787</text:p>
              </table:table-cell>
              <table:table-cell office:value-type="float" office:value="0.27251410484314">
                <text:p>0.2725141048431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573805777.5605">
                <text:p>1573805777.5605</text:p>
              </table:table-cell>
              <table:table-cell office:value-type="float" office:value="0.272633790969849">
                <text:p>0.27263379096984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573805777.8324">
                <text:p>1573805777.8324</text:p>
              </table:table-cell>
              <table:table-cell office:value-type="float" office:value="0.271900177001953">
                <text:p>0.27190017700195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573805778.10405">
                <text:p>1573805778.10405</text:p>
              </table:table-cell>
              <table:table-cell office:value-type="float" office:value="0.271647214889526">
                <text:p>0.27164721488952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573805778.37549">
                <text:p>1573805778.37549</text:p>
              </table:table-cell>
              <table:table-cell office:value-type="float" office:value="0.271437644958496">
                <text:p>0.27143764495849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573805778.78251">
                <text:p>1573805778.78251</text:p>
              </table:table-cell>
              <table:table-cell office:value-type="float" office:value="0.407019853591919">
                <text:p>0.40701985359191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573805779.02146">
                <text:p>1573805779.02146</text:p>
              </table:table-cell>
              <table:table-cell office:value-type="float" office:value="0.238955497741699">
                <text:p>0.23895549774169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573805779.2602">
                <text:p>1573805779.2602</text:p>
              </table:table-cell>
              <table:table-cell office:value-type="float" office:value="0.238739490509033">
                <text:p>0.23873949050903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573805779.50007">
                <text:p>1573805779.50007</text:p>
              </table:table-cell>
              <table:table-cell office:value-type="float" office:value="0.239869832992554">
                <text:p>0.23986983299255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573805779.77177">
                <text:p>1573805779.77177</text:p>
              </table:table-cell>
              <table:table-cell office:value-type="float" office:value="0.271692276000977">
                <text:p>0.27169227600097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573805780.04371">
                <text:p>1573805780.04371</text:p>
              </table:table-cell>
              <table:table-cell office:value-type="float" office:value="0.271942138671875">
                <text:p>0.27194213867187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573805780.31586">
                <text:p>1573805780.31586</text:p>
              </table:table-cell>
              <table:table-cell office:value-type="float" office:value="0.272148370742798">
                <text:p>0.27214837074279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573805780.5887">
                <text:p>1573805780.5887</text:p>
              </table:table-cell>
              <table:table-cell office:value-type="float" office:value="0.272844314575195">
                <text:p>0.27284431457519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573805780.86053">
                <text:p>1573805780.86053</text:p>
              </table:table-cell>
              <table:table-cell office:value-type="float" office:value="0.271833658218384">
                <text:p>0.27183365821838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573805781.13207">
                <text:p>1573805781.13207</text:p>
              </table:table-cell>
              <table:table-cell office:value-type="float" office:value="0.271532773971558">
                <text:p>0.27153277397155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573805781.40484">
                <text:p>1573805781.40484</text:p>
              </table:table-cell>
              <table:table-cell office:value-type="float" office:value="0.272774934768677">
                <text:p>0.27277493476867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73805781.67714">
                <text:p>1573805781.67714</text:p>
              </table:table-cell>
              <table:table-cell office:value-type="float" office:value="0.272300720214844">
                <text:p>0.27230072021484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573805781.9488">
                <text:p>1573805781.9488</text:p>
              </table:table-cell>
              <table:table-cell office:value-type="float" office:value="0.271659135818481">
                <text:p>0.27165913581848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573805782.22188">
                <text:p>1573805782.22188</text:p>
              </table:table-cell>
              <table:table-cell office:value-type="float" office:value="0.273076295852661">
                <text:p>0.27307629585266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573805782.4941">
                <text:p>1573805782.4941</text:p>
              </table:table-cell>
              <table:table-cell office:value-type="float" office:value="0.272220849990845">
                <text:p>0.27222084999084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573805782.76677">
                <text:p>1573805782.76677</text:p>
              </table:table-cell>
              <table:table-cell office:value-type="float" office:value="0.272669076919556">
                <text:p>0.27266907691955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573805783.03989">
                <text:p>1573805783.03989</text:p>
              </table:table-cell>
              <table:table-cell office:value-type="float" office:value="0.273118734359741">
                <text:p>0.27311873435974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573805783.31217">
                <text:p>1573805783.31217</text:p>
              </table:table-cell>
              <table:table-cell office:value-type="float" office:value="0.272279024124145">
                <text:p>0.27227902412414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573805783.58575">
                <text:p>1573805783.58575</text:p>
              </table:table-cell>
              <table:table-cell office:value-type="float" office:value="0.273585557937622">
                <text:p>0.27358555793762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573805783.85839">
                <text:p>1573805783.85839</text:p>
              </table:table-cell>
              <table:table-cell office:value-type="float" office:value="0.272640705108643">
                <text:p>0.27264070510864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573805784.12943">
                <text:p>1573805784.12943</text:p>
              </table:table-cell>
              <table:table-cell office:value-type="float" office:value="0.271037101745605">
                <text:p>0.27103710174560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73805784.40155">
                <text:p>1573805784.40155</text:p>
              </table:table-cell>
              <table:table-cell office:value-type="float" office:value="0.272119760513306">
                <text:p>0.27211976051330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573805784.67126">
                <text:p>1573805784.67126</text:p>
              </table:table-cell>
              <table:table-cell office:value-type="float" office:value="0.269710540771484">
                <text:p>0.26971054077148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573805784.94371">
                <text:p>1573805784.94371</text:p>
              </table:table-cell>
              <table:table-cell office:value-type="float" office:value="0.272451639175415">
                <text:p>0.27245163917541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73805785.21555">
                <text:p>1573805785.21555</text:p>
              </table:table-cell>
              <table:table-cell office:value-type="float" office:value="0.271842241287231">
                <text:p>0.27184224128723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573805785.48819">
                <text:p>1573805785.48819</text:p>
              </table:table-cell>
              <table:table-cell office:value-type="float" office:value="0.272638320922852">
                <text:p>0.27263832092285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573805785.75974">
                <text:p>1573805785.75974</text:p>
              </table:table-cell>
              <table:table-cell office:value-type="float" office:value="0.271544933319092">
                <text:p>0.27154493331909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573805786.0327">
                <text:p>1573805786.0327</text:p>
              </table:table-cell>
              <table:table-cell office:value-type="float" office:value="0.272962331771851">
                <text:p>0.27296233177185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573805786.3042">
                <text:p>1573805786.3042</text:p>
              </table:table-cell>
              <table:table-cell office:value-type="float" office:value="0.271502494812012">
                <text:p>0.27150249481201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573805786.57652">
                <text:p>1573805786.57652</text:p>
              </table:table-cell>
              <table:table-cell office:value-type="float" office:value="0.272319555282593">
                <text:p>0.27231955528259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573805786.84873">
                <text:p>1573805786.84873</text:p>
              </table:table-cell>
              <table:table-cell office:value-type="float" office:value="0.27220892906189">
                <text:p>0.2722089290618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573805787.12159">
                <text:p>1573805787.12159</text:p>
              </table:table-cell>
              <table:table-cell office:value-type="float" office:value="0.272857666015625">
                <text:p>0.27285766601562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573805787.51521">
                <text:p>1573805787.51521</text:p>
              </table:table-cell>
              <table:table-cell office:value-type="float" office:value="0.39361834526062">
                <text:p>0.3936183452606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573805787.75385">
                <text:p>1573805787.75385</text:p>
              </table:table-cell>
              <table:table-cell office:value-type="float" office:value="0.238642454147339">
                <text:p>0.23864245414733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573805787.99395">
                <text:p>1573805787.99395</text:p>
              </table:table-cell>
              <table:table-cell office:value-type="float" office:value="0.240097522735596">
                <text:p>0.24009752273559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573805788.38186">
                <text:p>1573805788.38186</text:p>
              </table:table-cell>
              <table:table-cell office:value-type="float" office:value="0.387911081314087">
                <text:p>0.38791108131408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573805788.62148">
                <text:p>1573805788.62148</text:p>
              </table:table-cell>
              <table:table-cell office:value-type="float" office:value="0.23962140083313">
                <text:p>0.2396214008331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73805788.85983">
                <text:p>1573805788.85983</text:p>
              </table:table-cell>
              <table:table-cell office:value-type="float" office:value="0.238353967666626">
                <text:p>0.23835396766662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573805789.09941">
                <text:p>1573805789.09941</text:p>
              </table:table-cell>
              <table:table-cell office:value-type="float" office:value="0.239578247070312">
                <text:p>0.23957824707031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573805789.372">
                <text:p>1573805789.372</text:p>
              </table:table-cell>
              <table:table-cell office:value-type="float" office:value="0.272591352462769">
                <text:p>0.27259135246276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573805789.64255">
                <text:p>1573805789.64255</text:p>
              </table:table-cell>
              <table:table-cell office:value-type="float" office:value="0.270548820495605">
                <text:p>0.27054882049560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73805789.91585">
                <text:p>1573805789.91585</text:p>
              </table:table-cell>
              <table:table-cell office:value-type="float" office:value="0.273298025131226">
                <text:p>0.27329802513122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573805790.18711">
                <text:p>1573805790.18711</text:p>
              </table:table-cell>
              <table:table-cell office:value-type="float" office:value="0.271260261535645">
                <text:p>0.27126026153564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573805790.45966">
                <text:p>1573805790.45966</text:p>
              </table:table-cell>
              <table:table-cell office:value-type="float" office:value="0.272549629211426">
                <text:p>0.27254962921142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573805790.73021">
                <text:p>1573805790.73021</text:p>
              </table:table-cell>
              <table:table-cell office:value-type="float" office:value="0.270553350448608">
                <text:p>0.27055335044860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573805791.00263">
                <text:p>1573805791.00263</text:p>
              </table:table-cell>
              <table:table-cell office:value-type="float" office:value="0.272416591644287">
                <text:p>0.27241659164428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573805791.27368">
                <text:p>1573805791.27368</text:p>
              </table:table-cell>
              <table:table-cell office:value-type="float" office:value="0.271051406860352">
                <text:p>0.27105140686035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573805791.54537">
                <text:p>1573805791.54537</text:p>
              </table:table-cell>
              <table:table-cell office:value-type="float" office:value="0.271693706512451">
                <text:p>0.27169370651245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573805791.81781">
                <text:p>1573805791.81781</text:p>
              </table:table-cell>
              <table:table-cell office:value-type="float" office:value="0.27243185043335">
                <text:p>0.2724318504333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573805792.09055">
                <text:p>1573805792.09055</text:p>
              </table:table-cell>
              <table:table-cell office:value-type="float" office:value="0.272743463516235">
                <text:p>0.27274346351623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573805792.36273">
                <text:p>1573805792.36273</text:p>
              </table:table-cell>
              <table:table-cell office:value-type="float" office:value="0.272183179855347">
                <text:p>0.27218317985534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573805792.63462">
                <text:p>1573805792.63462</text:p>
              </table:table-cell>
              <table:table-cell office:value-type="float" office:value="0.271884441375732">
                <text:p>0.27188444137573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573805793.05964">
                <text:p>1573805793.05964</text:p>
              </table:table-cell>
              <table:table-cell office:value-type="float" office:value="0.425019502639771">
                <text:p>0.42501950263977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573805793.29859">
                <text:p>1573805793.29859</text:p>
              </table:table-cell>
              <table:table-cell office:value-type="float" office:value="0.238951921463013">
                <text:p>0.23895192146301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573805793.53701">
                <text:p>1573805793.53701</text:p>
              </table:table-cell>
              <table:table-cell office:value-type="float" office:value="0.238417863845825">
                <text:p>0.2384178638458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573805793.77674">
                <text:p>1573805793.77674</text:p>
              </table:table-cell>
              <table:table-cell office:value-type="float" office:value="0.239733934402466">
                <text:p>0.23973393440246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573805794.04806">
                <text:p>1573805794.04806</text:p>
              </table:table-cell>
              <table:table-cell office:value-type="float" office:value="0.271317005157471">
                <text:p>0.27131700515747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573805794.32035">
                <text:p>1573805794.32035</text:p>
              </table:table-cell>
              <table:table-cell office:value-type="float" office:value="0.27228856086731">
                <text:p>0.2722885608673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573805794.59226">
                <text:p>1573805794.59226</text:p>
              </table:table-cell>
              <table:table-cell office:value-type="float" office:value="0.271915912628174">
                <text:p>0.27191591262817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73805794.86844">
                <text:p>1573805794.86844</text:p>
              </table:table-cell>
              <table:table-cell office:value-type="float" office:value="0.276180505752563">
                <text:p>0.27618050575256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573805795.14051">
                <text:p>1573805795.14051</text:p>
              </table:table-cell>
              <table:table-cell office:value-type="float" office:value="0.272067070007324">
                <text:p>0.27206707000732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573805795.41195">
                <text:p>1573805795.41195</text:p>
              </table:table-cell>
              <table:table-cell office:value-type="float" office:value="0.271443843841553">
                <text:p>0.27144384384155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573805795.68306">
                <text:p>1573805795.68306</text:p>
              </table:table-cell>
              <table:table-cell office:value-type="float" office:value="0.271111488342285">
                <text:p>0.27111148834228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573805795.95614">
                <text:p>1573805795.95614</text:p>
              </table:table-cell>
              <table:table-cell office:value-type="float" office:value="0.273075342178345">
                <text:p>0.27307534217834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73805796.22815">
                <text:p>1573805796.22815</text:p>
              </table:table-cell>
              <table:table-cell office:value-type="float" office:value="0.272012710571289">
                <text:p>0.27201271057128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573805796.49953">
                <text:p>1573805796.49953</text:p>
              </table:table-cell>
              <table:table-cell office:value-type="float" office:value="0.271374225616455">
                <text:p>0.27137422561645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573805796.77185">
                <text:p>1573805796.77185</text:p>
              </table:table-cell>
              <table:table-cell office:value-type="float" office:value="0.272326707839966">
                <text:p>0.27232670783996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573805797.043">
                <text:p>1573805797.043</text:p>
              </table:table-cell>
              <table:table-cell office:value-type="float" office:value="0.271143198013306">
                <text:p>0.27114319801330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573805797.31439">
                <text:p>1573805797.31439</text:p>
              </table:table-cell>
              <table:table-cell office:value-type="float" office:value="0.271395683288574">
                <text:p>0.27139568328857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573805797.5858">
                <text:p>1573805797.5858</text:p>
              </table:table-cell>
              <table:table-cell office:value-type="float" office:value="0.271406888961792">
                <text:p>0.27140688896179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573805797.85807">
                <text:p>1573805797.85807</text:p>
              </table:table-cell>
              <table:table-cell office:value-type="float" office:value="0.272269725799561">
                <text:p>0.27226972579956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573805798.12859">
                <text:p>1573805798.12859</text:p>
              </table:table-cell>
              <table:table-cell office:value-type="float" office:value="0.270520210266113">
                <text:p>0.27052021026611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573805798.40054">
                <text:p>1573805798.40054</text:p>
              </table:table-cell>
              <table:table-cell office:value-type="float" office:value="0.271953582763672">
                <text:p>0.27195358276367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573805798.6719">
                <text:p>1573805798.6719</text:p>
              </table:table-cell>
              <table:table-cell office:value-type="float" office:value="0.27135181427002">
                <text:p>0.2713518142700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573805798.94254">
                <text:p>1573805798.94254</text:p>
              </table:table-cell>
              <table:table-cell office:value-type="float" office:value="0.270642280578613">
                <text:p>0.27064228057861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573805799.21414">
                <text:p>1573805799.21414</text:p>
              </table:table-cell>
              <table:table-cell office:value-type="float" office:value="0.271605730056763">
                <text:p>0.27160573005676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573805799.48559">
                <text:p>1573805799.48559</text:p>
              </table:table-cell>
              <table:table-cell office:value-type="float" office:value="0.271450519561768">
                <text:p>0.27145051956176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573805799.75708">
                <text:p>1573805799.75708</text:p>
              </table:table-cell>
              <table:table-cell office:value-type="float" office:value="0.271485805511475">
                <text:p>0.27148580551147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73805800.02719">
                <text:p>1573805800.02719</text:p>
              </table:table-cell>
              <table:table-cell office:value-type="float" office:value="0.270111322402954">
                <text:p>0.27011132240295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573805800.29998">
                <text:p>1573805800.29998</text:p>
              </table:table-cell>
              <table:table-cell office:value-type="float" office:value="0.272792816162109">
                <text:p>0.27279281616210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573805800.57154">
                <text:p>1573805800.57154</text:p>
              </table:table-cell>
              <table:table-cell office:value-type="float" office:value="0.271553993225098">
                <text:p>0.27155399322509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573805800.84285">
                <text:p>1573805800.84285</text:p>
              </table:table-cell>
              <table:table-cell office:value-type="float" office:value="0.271313190460205">
                <text:p>0.27131319046020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573805801.11466">
                <text:p>1573805801.11466</text:p>
              </table:table-cell>
              <table:table-cell office:value-type="float" office:value="0.271805047988892">
                <text:p>0.27180504798889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573805801.5396">
                <text:p>1573805801.5396</text:p>
              </table:table-cell>
              <table:table-cell office:value-type="float" office:value="0.424946546554565">
                <text:p>0.42494654655456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573805801.77815">
                <text:p>1573805801.77815</text:p>
              </table:table-cell>
              <table:table-cell office:value-type="float" office:value="0.238546848297119">
                <text:p>0.23854684829711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573805802.0164">
                <text:p>1573805802.0164</text:p>
              </table:table-cell>
              <table:table-cell office:value-type="float" office:value="0.238247394561768">
                <text:p>0.23824739456176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573805802.25546">
                <text:p>1573805802.25546</text:p>
              </table:table-cell>
              <table:table-cell office:value-type="float" office:value="0.239064455032349">
                <text:p>0.23906445503234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573805802.52665">
                <text:p>1573805802.52665</text:p>
              </table:table-cell>
              <table:table-cell office:value-type="float" office:value="0.271191358566284">
                <text:p>0.27119135856628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573805802.79656">
                <text:p>1573805802.79656</text:p>
              </table:table-cell>
              <table:table-cell office:value-type="float" office:value="0.269910097122192">
                <text:p>0.26991009712219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573805803.06783">
                <text:p>1573805803.06783</text:p>
              </table:table-cell>
              <table:table-cell office:value-type="float" office:value="0.271265745162964">
                <text:p>0.27126574516296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573805803.33827">
                <text:p>1573805803.33827</text:p>
              </table:table-cell>
              <table:table-cell office:value-type="float" office:value="0.270439863204956">
                <text:p>0.27043986320495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573805803.60892">
                <text:p>1573805803.60892</text:p>
              </table:table-cell>
              <table:table-cell office:value-type="float" office:value="0.270651578903198">
                <text:p>0.27065157890319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573805803.87868">
                <text:p>1573805803.87868</text:p>
              </table:table-cell>
              <table:table-cell office:value-type="float" office:value="0.269763946533203">
                <text:p>0.26976394653320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573805804.15037">
                <text:p>1573805804.15037</text:p>
              </table:table-cell>
              <table:table-cell office:value-type="float" office:value="0.27168869972229">
                <text:p>0.2716886997222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573805804.42137">
                <text:p>1573805804.42137</text:p>
              </table:table-cell>
              <table:table-cell office:value-type="float" office:value="0.270997762680054">
                <text:p>0.27099776268005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573805804.69253">
                <text:p>1573805804.69253</text:p>
              </table:table-cell>
              <table:table-cell office:value-type="float" office:value="0.271161794662476">
                <text:p>0.27116179466247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573805804.96308">
                <text:p>1573805804.96308</text:p>
              </table:table-cell>
              <table:table-cell office:value-type="float" office:value="0.270548820495605">
                <text:p>0.27054882049560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573805805.23361">
                <text:p>1573805805.23361</text:p>
              </table:table-cell>
              <table:table-cell office:value-type="float" office:value="0.270528078079224">
                <text:p>0.27052807807922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573805805.50456">
                <text:p>1573805805.50456</text:p>
              </table:table-cell>
              <table:table-cell office:value-type="float" office:value="0.270947694778442">
                <text:p>0.27094769477844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573805805.7756">
                <text:p>1573805805.7756</text:p>
              </table:table-cell>
              <table:table-cell office:value-type="float" office:value="0.271047353744507">
                <text:p>0.27104735374450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573805806.0469">
                <text:p>1573805806.0469</text:p>
              </table:table-cell>
              <table:table-cell office:value-type="float" office:value="0.271300554275513">
                <text:p>0.27130055427551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573805806.31876">
                <text:p>1573805806.31876</text:p>
              </table:table-cell>
              <table:table-cell office:value-type="float" office:value="0.271858215332031">
                <text:p>0.27185821533203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573805806.59017">
                <text:p>1573805806.59017</text:p>
              </table:table-cell>
              <table:table-cell office:value-type="float" office:value="0.271412134170532">
                <text:p>0.27141213417053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573805806.86168">
                <text:p>1573805806.86168</text:p>
              </table:table-cell>
              <table:table-cell office:value-type="float" office:value="0.271508455276489">
                <text:p>0.27150845527648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573805807.13293">
                <text:p>1573805807.13293</text:p>
              </table:table-cell>
              <table:table-cell office:value-type="float" office:value="0.271251440048218">
                <text:p>0.27125144004821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573805807.40336">
                <text:p>1573805807.40336</text:p>
              </table:table-cell>
              <table:table-cell office:value-type="float" office:value="0.270420789718628">
                <text:p>0.27042078971862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573805807.67371">
                <text:p>1573805807.67371</text:p>
              </table:table-cell>
              <table:table-cell office:value-type="float" office:value="0.270357370376587">
                <text:p>0.27035737037658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573805808.06211">
                <text:p>1573805808.06211</text:p>
              </table:table-cell>
              <table:table-cell office:value-type="float" office:value="0.388393402099609">
                <text:p>0.38839340209960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573805808.30945">
                <text:p>1573805808.30945</text:p>
              </table:table-cell>
              <table:table-cell office:value-type="float" office:value="0.247343778610229">
                <text:p>0.24734377861022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573805808.54804">
                <text:p>1573805808.54804</text:p>
              </table:table-cell>
              <table:table-cell office:value-type="float" office:value="0.238587141036987">
                <text:p>0.23858714103698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573805808.78719">
                <text:p>1573805808.78719</text:p>
              </table:table-cell>
              <table:table-cell office:value-type="float" office:value="0.239152669906616">
                <text:p>0.23915266990661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573805809.05905">
                <text:p>1573805809.05905</text:p>
              </table:table-cell>
              <table:table-cell office:value-type="float" office:value="0.271860599517822">
                <text:p>0.27186059951782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573805809.33054">
                <text:p>1573805809.33054</text:p>
              </table:table-cell>
              <table:table-cell office:value-type="float" office:value="0.271490573883057">
                <text:p>0.27149057388305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573805809.60303">
                <text:p>1573805809.60303</text:p>
              </table:table-cell>
              <table:table-cell office:value-type="float" office:value="0.272486686706543">
                <text:p>0.27248668670654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573805809.87613">
                <text:p>1573805809.87613</text:p>
              </table:table-cell>
              <table:table-cell office:value-type="float" office:value="0.273099422454834">
                <text:p>0.27309942245483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573805810.14872">
                <text:p>1573805810.14872</text:p>
              </table:table-cell>
              <table:table-cell office:value-type="float" office:value="0.272592067718506">
                <text:p>0.27259206771850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573805810.42098">
                <text:p>1573805810.42098</text:p>
              </table:table-cell>
              <table:table-cell office:value-type="float" office:value="0.272256135940552">
                <text:p>0.27225613594055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573805810.69372">
                <text:p>1573805810.69372</text:p>
              </table:table-cell>
              <table:table-cell office:value-type="float" office:value="0.272748708724976">
                <text:p>0.27274870872497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573805811.08223">
                <text:p>1573805811.08223</text:p>
              </table:table-cell>
              <table:table-cell office:value-type="float" office:value="0.388503789901733">
                <text:p>0.38850378990173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573805811.33604">
                <text:p>1573805811.33604</text:p>
              </table:table-cell>
              <table:table-cell office:value-type="float" office:value="0.253815650939941">
                <text:p>0.25381565093994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573805811.57494">
                <text:p>1573805811.57494</text:p>
              </table:table-cell>
              <table:table-cell office:value-type="float" office:value="0.238891839981079">
                <text:p>0.23889183998107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573805811.81422">
                <text:p>1573805811.81422</text:p>
              </table:table-cell>
              <table:table-cell office:value-type="float" office:value="0.239288330078125">
                <text:p>0.23928833007812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573805812.08026">
                <text:p>1573805812.08026</text:p>
              </table:table-cell>
              <table:table-cell office:value-type="float" office:value="0.266040325164795">
                <text:p>0.26604032516479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573805812.35195">
                <text:p>1573805812.35195</text:p>
              </table:table-cell>
              <table:table-cell office:value-type="float" office:value="0.271687746047974">
                <text:p>0.27168774604797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573805812.62301">
                <text:p>1573805812.62301</text:p>
              </table:table-cell>
              <table:table-cell office:value-type="float" office:value="0.271059274673462">
                <text:p>0.27105927467346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573805812.89537">
                <text:p>1573805812.89537</text:p>
              </table:table-cell>
              <table:table-cell office:value-type="float" office:value="0.27236270904541">
                <text:p>0.2723627090454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573805813.16705">
                <text:p>1573805813.16705</text:p>
              </table:table-cell>
              <table:table-cell office:value-type="float" office:value="0.271672248840332">
                <text:p>0.27167224884033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573805813.43822">
                <text:p>1573805813.43822</text:p>
              </table:table-cell>
              <table:table-cell office:value-type="float" office:value="0.271174430847168">
                <text:p>0.27117443084716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573805813.70854">
                <text:p>1573805813.70854</text:p>
              </table:table-cell>
              <table:table-cell office:value-type="float" office:value="0.270320415496826">
                <text:p>0.27032041549682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573805813.98048">
                <text:p>1573805813.98048</text:p>
              </table:table-cell>
              <table:table-cell office:value-type="float" office:value="0.271934509277344">
                <text:p>0.27193450927734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573805814.25346">
                <text:p>1573805814.25346</text:p>
              </table:table-cell>
              <table:table-cell office:value-type="float" office:value="0.27298092842102">
                <text:p>0.2729809284210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573805814.52626">
                <text:p>1573805814.52626</text:p>
              </table:table-cell>
              <table:table-cell office:value-type="float" office:value="0.272799968719482">
                <text:p>0.27279996871948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573805814.79835">
                <text:p>1573805814.79835</text:p>
              </table:table-cell>
              <table:table-cell office:value-type="float" office:value="0.272093057632446">
                <text:p>0.27209305763244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573805815.07066">
                <text:p>1573805815.07066</text:p>
              </table:table-cell>
              <table:table-cell office:value-type="float" office:value="0.272310495376587">
                <text:p>0.27231049537658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573805815.34326">
                <text:p>1573805815.34326</text:p>
              </table:table-cell>
              <table:table-cell office:value-type="float" office:value="0.2725989818573">
                <text:p>0.272598981857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573805815.61471">
                <text:p>1573805815.61471</text:p>
              </table:table-cell>
              <table:table-cell office:value-type="float" office:value="0.271446943283081">
                <text:p>0.27144694328308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573805815.88684">
                <text:p>1573805815.88684</text:p>
              </table:table-cell>
              <table:table-cell office:value-type="float" office:value="0.272133350372314">
                <text:p>0.27213335037231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573805816.15877">
                <text:p>1573805816.15877</text:p>
              </table:table-cell>
              <table:table-cell office:value-type="float" office:value="0.271927118301392">
                <text:p>0.27192711830139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573805816.4312">
                <text:p>1573805816.4312</text:p>
              </table:table-cell>
              <table:table-cell office:value-type="float" office:value="0.272434711456299">
                <text:p>0.27243471145629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573805816.7039">
                <text:p>1573805816.7039</text:p>
              </table:table-cell>
              <table:table-cell office:value-type="float" office:value="0.27269983291626">
                <text:p>0.2726998329162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573805816.97614">
                <text:p>1573805816.97614</text:p>
              </table:table-cell>
              <table:table-cell office:value-type="float" office:value="0.272241592407227">
                <text:p>0.27224159240722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573805817.24816">
                <text:p>1573805817.24816</text:p>
              </table:table-cell>
              <table:table-cell office:value-type="float" office:value="0.272015810012817">
                <text:p>0.27201581001281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573805817.69448">
                <text:p>1573805817.69448</text:p>
              </table:table-cell>
              <table:table-cell office:value-type="float" office:value="0.446319341659546">
                <text:p>0.44631934165954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573805817.93249">
                <text:p>1573805817.93249</text:p>
              </table:table-cell>
              <table:table-cell office:value-type="float" office:value="0.238011837005615">
                <text:p>0.23801183700561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573805818.1704">
                <text:p>1573805818.1704</text:p>
              </table:table-cell>
              <table:table-cell office:value-type="float" office:value="0.237908840179443">
                <text:p>0.23790884017944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573805818.43818">
                <text:p>1573805818.43818</text:p>
              </table:table-cell>
              <table:table-cell office:value-type="float" office:value="0.267779588699341">
                <text:p>0.26777958869934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573805818.70925">
                <text:p>1573805818.70925</text:p>
              </table:table-cell>
              <table:table-cell office:value-type="float" office:value="0.271071672439575">
                <text:p>0.27107167243957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573805818.98046">
                <text:p>1573805818.98046</text:p>
              </table:table-cell>
              <table:table-cell office:value-type="float" office:value="0.271209955215454">
                <text:p>0.27120995521545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573805819.25118">
                <text:p>1573805819.25118</text:p>
              </table:table-cell>
              <table:table-cell office:value-type="float" office:value="0.270723581314087">
                <text:p>0.27072358131408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573805819.52064">
                <text:p>1573805819.52064</text:p>
              </table:table-cell>
              <table:table-cell office:value-type="float" office:value="0.269453048706055">
                <text:p>0.26945304870605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573805819.79144">
                <text:p>1573805819.79144</text:p>
              </table:table-cell>
              <table:table-cell office:value-type="float" office:value="0.270804882049561">
                <text:p>0.27080488204956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573805820.06095">
                <text:p>1573805820.06095</text:p>
              </table:table-cell>
              <table:table-cell office:value-type="float" office:value="0.269513130187988">
                <text:p>0.26951313018798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573805820.33223">
                <text:p>1573805820.33223</text:p>
              </table:table-cell>
              <table:table-cell office:value-type="float" office:value="0.271280288696289">
                <text:p>0.27128028869628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573805820.60337">
                <text:p>1573805820.60337</text:p>
              </table:table-cell>
              <table:table-cell office:value-type="float" office:value="0.271134853363037">
                <text:p>0.27113485336303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573805820.8738">
                <text:p>1573805820.8738</text:p>
              </table:table-cell>
              <table:table-cell office:value-type="float" office:value="0.270433902740479">
                <text:p>0.27043390274047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573805821.14438">
                <text:p>1573805821.14438</text:p>
              </table:table-cell>
              <table:table-cell office:value-type="float" office:value="0.270577430725098">
                <text:p>0.27057743072509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573805821.4153">
                <text:p>1573805821.4153</text:p>
              </table:table-cell>
              <table:table-cell office:value-type="float" office:value="0.270920991897583">
                <text:p>0.27092099189758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573805821.68544">
                <text:p>1573805821.68544</text:p>
              </table:table-cell>
              <table:table-cell office:value-type="float" office:value="0.270138502120972">
                <text:p>0.27013850212097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573805821.95496">
                <text:p>1573805821.95496</text:p>
              </table:table-cell>
              <table:table-cell office:value-type="float" office:value="0.269518852233887">
                <text:p>0.26951885223388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573805822.2255">
                <text:p>1573805822.2255</text:p>
              </table:table-cell>
              <table:table-cell office:value-type="float" office:value="0.270538806915283">
                <text:p>0.27053880691528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573805822.49643">
                <text:p>1573805822.49643</text:p>
              </table:table-cell>
              <table:table-cell office:value-type="float" office:value="0.270936012268066">
                <text:p>0.27093601226806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573805822.76603">
                <text:p>1573805822.76603</text:p>
              </table:table-cell>
              <table:table-cell office:value-type="float" office:value="0.26959228515625">
                <text:p>0.2695922851562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573805823.03567">
                <text:p>1573805823.03567</text:p>
              </table:table-cell>
              <table:table-cell office:value-type="float" office:value="0.26964807510376">
                <text:p>0.2696480751037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573805823.3059">
                <text:p>1573805823.3059</text:p>
              </table:table-cell>
              <table:table-cell office:value-type="float" office:value="0.270225763320923">
                <text:p>0.27022576332092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573805823.57723">
                <text:p>1573805823.57723</text:p>
              </table:table-cell>
              <table:table-cell office:value-type="float" office:value="0.27133321762085">
                <text:p>0.2713332176208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573805823.84703">
                <text:p>1573805823.84703</text:p>
              </table:table-cell>
              <table:table-cell office:value-type="float" office:value="0.269800424575806">
                <text:p>0.26980042457580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573805824.11862">
                <text:p>1573805824.11862</text:p>
              </table:table-cell>
              <table:table-cell office:value-type="float" office:value="0.2715904712677">
                <text:p>0.271590471267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573805824.38924">
                <text:p>1573805824.38924</text:p>
              </table:table-cell>
              <table:table-cell office:value-type="float" office:value="0.270617485046387">
                <text:p>0.27061748504638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573805824.65979">
                <text:p>1573805824.65979</text:p>
              </table:table-cell>
              <table:table-cell office:value-type="float" office:value="0.270548582077026">
                <text:p>0.27054858207702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573805824.92956">
                <text:p>1573805824.92956</text:p>
              </table:table-cell>
              <table:table-cell office:value-type="float" office:value="0.269765853881836">
                <text:p>0.26976585388183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573805825.19896">
                <text:p>1573805825.19896</text:p>
              </table:table-cell>
              <table:table-cell office:value-type="float" office:value="0.269405841827393">
                <text:p>0.26940584182739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573805825.46982">
                <text:p>1573805825.46982</text:p>
              </table:table-cell>
              <table:table-cell office:value-type="float" office:value="0.270855665206909">
                <text:p>0.27085566520690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573805825.74032">
                <text:p>1573805825.74032</text:p>
              </table:table-cell>
              <table:table-cell office:value-type="float" office:value="0.270501852035522">
                <text:p>0.27050185203552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573805826.01203">
                <text:p>1573805826.01203</text:p>
              </table:table-cell>
              <table:table-cell office:value-type="float" office:value="0.271706342697144">
                <text:p>0.27170634269714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573805826.28204">
                <text:p>1573805826.28204</text:p>
              </table:table-cell>
              <table:table-cell office:value-type="float" office:value="0.270015001296997">
                <text:p>0.27001500129699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573805826.5516">
                <text:p>1573805826.5516</text:p>
              </table:table-cell>
              <table:table-cell office:value-type="float" office:value="0.26956033706665">
                <text:p>0.2695603370666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573805826.82095">
                <text:p>1573805826.82095</text:p>
              </table:table-cell>
              <table:table-cell office:value-type="float" office:value="0.269346952438354">
                <text:p>0.26934695243835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573805827.09222">
                <text:p>1573805827.09222</text:p>
              </table:table-cell>
              <table:table-cell office:value-type="float" office:value="0.271270751953125">
                <text:p>0.27127075195312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573805827.36456">
                <text:p>1573805827.36456</text:p>
              </table:table-cell>
              <table:table-cell office:value-type="float" office:value="0.2723388671875">
                <text:p>0.272338867187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573805827.63419">
                <text:p>1573805827.63419</text:p>
              </table:table-cell>
              <table:table-cell office:value-type="float" office:value="0.269629240036011">
                <text:p>0.26962924003601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573805827.90297">
                <text:p>1573805827.90297</text:p>
              </table:table-cell>
              <table:table-cell office:value-type="float" office:value="0.268784523010254">
                <text:p>0.26878452301025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573805828.17081">
                <text:p>1573805828.17081</text:p>
              </table:table-cell>
              <table:table-cell office:value-type="float" office:value="0.267837047576904">
                <text:p>0.26783704757690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573805828.43837">
                <text:p>1573805828.43837</text:p>
              </table:table-cell>
              <table:table-cell office:value-type="float" office:value="0.267562389373779">
                <text:p>0.26756238937377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573805828.70717">
                <text:p>1573805828.70717</text:p>
              </table:table-cell>
              <table:table-cell office:value-type="float" office:value="0.268794536590576">
                <text:p>0.26879453659057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573805828.97524">
                <text:p>1573805828.97524</text:p>
              </table:table-cell>
              <table:table-cell office:value-type="float" office:value="0.268074989318848">
                <text:p>0.26807498931884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573805829.24531">
                <text:p>1573805829.24531</text:p>
              </table:table-cell>
              <table:table-cell office:value-type="float" office:value="0.270066499710083">
                <text:p>0.27006649971008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573805829.51432">
                <text:p>1573805829.51432</text:p>
              </table:table-cell>
              <table:table-cell office:value-type="float" office:value="0.269017457962036">
                <text:p>0.26901745796203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573805829.78424">
                <text:p>1573805829.78424</text:p>
              </table:table-cell>
              <table:table-cell office:value-type="float" office:value="0.269911289215088">
                <text:p>0.26991128921508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573805830.20957">
                <text:p>1573805830.20957</text:p>
              </table:table-cell>
              <table:table-cell office:value-type="float" office:value="0.425333023071289">
                <text:p>0.42533302307128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573805830.44846">
                <text:p>1573805830.44846</text:p>
              </table:table-cell>
              <table:table-cell office:value-type="float" office:value="0.238891839981079">
                <text:p>0.23889183998107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573805830.68667">
                <text:p>1573805830.68667</text:p>
              </table:table-cell>
              <table:table-cell office:value-type="float" office:value="0.238209009170532">
                <text:p>0.23820900917053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573805830.9268">
                <text:p>1573805830.9268</text:p>
              </table:table-cell>
              <table:table-cell office:value-type="float" office:value="0.240128755569458">
                <text:p>0.24012875556945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573805831.19724">
                <text:p>1573805831.19724</text:p>
              </table:table-cell>
              <table:table-cell office:value-type="float" office:value="0.270439386367798">
                <text:p>0.27043938636779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573805831.46874">
                <text:p>1573805831.46874</text:p>
              </table:table-cell>
              <table:table-cell office:value-type="float" office:value="0.271500587463379">
                <text:p>0.27150058746337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573805831.73891">
                <text:p>1573805831.73891</text:p>
              </table:table-cell>
              <table:table-cell office:value-type="float" office:value="0.27016806602478">
                <text:p>0.2701680660247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573805832.00917">
                <text:p>1573805832.00917</text:p>
              </table:table-cell>
              <table:table-cell office:value-type="float" office:value="0.270264148712158">
                <text:p>0.27026414871215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573805832.27882">
                <text:p>1573805832.27882</text:p>
              </table:table-cell>
              <table:table-cell office:value-type="float" office:value="0.269654273986816">
                <text:p>0.26965427398681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573805832.54873">
                <text:p>1573805832.54873</text:p>
              </table:table-cell>
              <table:table-cell office:value-type="float" office:value="0.269901275634766">
                <text:p>0.26990127563476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573805832.81865">
                <text:p>1573805832.81865</text:p>
              </table:table-cell>
              <table:table-cell office:value-type="float" office:value="0.269920587539673">
                <text:p>0.26992058753967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573805833.08906">
                <text:p>1573805833.08906</text:p>
              </table:table-cell>
              <table:table-cell office:value-type="float" office:value="0.270415544509888">
                <text:p>0.27041554450988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573805833.35884">
                <text:p>1573805833.35884</text:p>
              </table:table-cell>
              <table:table-cell office:value-type="float" office:value="0.269773244857788">
                <text:p>0.26977324485778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573805833.6277">
                <text:p>1573805833.6277</text:p>
              </table:table-cell>
              <table:table-cell office:value-type="float" office:value="0.268860340118408">
                <text:p>0.26886034011840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573805833.89754">
                <text:p>1573805833.89754</text:p>
              </table:table-cell>
              <table:table-cell office:value-type="float" office:value="0.269846200942993">
                <text:p>0.26984620094299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573805834.16605">
                <text:p>1573805834.16605</text:p>
              </table:table-cell>
              <table:table-cell office:value-type="float" office:value="0.268511533737183">
                <text:p>0.26851153373718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573805834.4352">
                <text:p>1573805834.4352</text:p>
              </table:table-cell>
              <table:table-cell office:value-type="float" office:value="0.269143104553223">
                <text:p>0.26914310455322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573805834.70507">
                <text:p>1573805834.70507</text:p>
              </table:table-cell>
              <table:table-cell office:value-type="float" office:value="0.269872903823853">
                <text:p>0.26987290382385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573805834.97484">
                <text:p>1573805834.97484</text:p>
              </table:table-cell>
              <table:table-cell office:value-type="float" office:value="0.269768714904785">
                <text:p>0.26976871490478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573805835.24481">
                <text:p>1573805835.24481</text:p>
              </table:table-cell>
              <table:table-cell office:value-type="float" office:value="0.269975662231445">
                <text:p>0.26997566223144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573805835.51405">
                <text:p>1573805835.51405</text:p>
              </table:table-cell>
              <table:table-cell office:value-type="float" office:value="0.269239187240601">
                <text:p>0.26923918724060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573805835.78372">
                <text:p>1573805835.78372</text:p>
              </table:table-cell>
              <table:table-cell office:value-type="float" office:value="0.269665956497192">
                <text:p>0.26966595649719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573805836.17177">
                <text:p>1573805836.17177</text:p>
              </table:table-cell>
              <table:table-cell office:value-type="float" office:value="0.388052940368652">
                <text:p>0.38805294036865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573805836.40941">
                <text:p>1573805836.40941</text:p>
              </table:table-cell>
              <table:table-cell office:value-type="float" office:value="0.237637758255005">
                <text:p>0.23763775825500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573805836.64729">
                <text:p>1573805836.64729</text:p>
              </table:table-cell>
              <table:table-cell office:value-type="float" office:value="0.237883329391479">
                <text:p>0.23788332939147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573805836.88638">
                <text:p>1573805836.88638</text:p>
              </table:table-cell>
              <table:table-cell office:value-type="float" office:value="0.239083528518677">
                <text:p>0.23908352851867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573805837.1556">
                <text:p>1573805837.1556</text:p>
              </table:table-cell>
              <table:table-cell office:value-type="float" office:value="0.269224405288696">
                <text:p>0.26922440528869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573805837.42603">
                <text:p>1573805837.42603</text:p>
              </table:table-cell>
              <table:table-cell office:value-type="float" office:value="0.270426750183105">
                <text:p>0.27042675018310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573805837.69443">
                <text:p>1573805837.69443</text:p>
              </table:table-cell>
              <table:table-cell office:value-type="float" office:value="0.268398523330688">
                <text:p>0.26839852333068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573805838.12043">
                <text:p>1573805838.12043</text:p>
              </table:table-cell>
              <table:table-cell office:value-type="float" office:value="0.426000356674194">
                <text:p>0.42600035667419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573805838.36125">
                <text:p>1573805838.36125</text:p>
              </table:table-cell>
              <table:table-cell office:value-type="float" office:value="0.240825176239014">
                <text:p>0.24082517623901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573805838.5994">
                <text:p>1573805838.5994</text:p>
              </table:table-cell>
              <table:table-cell office:value-type="float" office:value="0.238151788711548">
                <text:p>0.23815178871154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573805838.83858">
                <text:p>1573805838.83858</text:p>
              </table:table-cell>
              <table:table-cell office:value-type="float" office:value="0.239175081253052">
                <text:p>0.23917508125305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573805839.10888">
                <text:p>1573805839.10888</text:p>
              </table:table-cell>
              <table:table-cell office:value-type="float" office:value="0.270303010940552">
                <text:p>0.27030301094055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573805839.37981">
                <text:p>1573805839.37981</text:p>
              </table:table-cell>
              <table:table-cell office:value-type="float" office:value="0.270926713943481">
                <text:p>0.27092671394348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573805839.65019">
                <text:p>1573805839.65019</text:p>
              </table:table-cell>
              <table:table-cell office:value-type="float" office:value="0.270381927490234">
                <text:p>0.27038192749023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573805839.92072">
                <text:p>1573805839.92072</text:p>
              </table:table-cell>
              <table:table-cell office:value-type="float" office:value="0.270525932312012">
                <text:p>0.27052593231201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573805840.19186">
                <text:p>1573805840.19186</text:p>
              </table:table-cell>
              <table:table-cell office:value-type="float" office:value="0.271147966384888">
                <text:p>0.27114796638488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573805840.4627">
                <text:p>1573805840.4627</text:p>
              </table:table-cell>
              <table:table-cell office:value-type="float" office:value="0.270834684371948">
                <text:p>0.27083468437194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573805840.73301">
                <text:p>1573805840.73301</text:p>
              </table:table-cell>
              <table:table-cell office:value-type="float" office:value="0.270307064056396">
                <text:p>0.27030706405639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573805841.00306">
                <text:p>1573805841.00306</text:p>
              </table:table-cell>
              <table:table-cell office:value-type="float" office:value="0.270057439804077">
                <text:p>0.27005743980407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573805841.27225">
                <text:p>1573805841.27225</text:p>
              </table:table-cell>
              <table:table-cell office:value-type="float" office:value="0.269189596176147">
                <text:p>0.26918959617614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573805841.54242">
                <text:p>1573805841.54242</text:p>
              </table:table-cell>
              <table:table-cell office:value-type="float" office:value="0.270162343978882">
                <text:p>0.27016234397888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573805841.81242">
                <text:p>1573805841.81242</text:p>
              </table:table-cell>
              <table:table-cell office:value-type="float" office:value="0.270009279251099">
                <text:p>0.27000927925109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573805842.08217">
                <text:p>1573805842.08217</text:p>
              </table:table-cell>
              <table:table-cell office:value-type="float" office:value="0.269741773605347">
                <text:p>0.26974177360534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573805842.3526">
                <text:p>1573805842.3526</text:p>
              </table:table-cell>
              <table:table-cell office:value-type="float" office:value="0.270431041717529">
                <text:p>0.27043104171752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573805842.62274">
                <text:p>1573805842.62274</text:p>
              </table:table-cell>
              <table:table-cell office:value-type="float" office:value="0.270147562026978">
                <text:p>0.27014756202697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573805842.89392">
                <text:p>1573805842.89392</text:p>
              </table:table-cell>
              <table:table-cell office:value-type="float" office:value="0.271172523498535">
                <text:p>0.27117252349853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573805843.28165">
                <text:p>1573805843.28165</text:p>
              </table:table-cell>
              <table:table-cell office:value-type="float" office:value="0.387728929519653">
                <text:p>0.38772892951965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573805843.51982">
                <text:p>1573805843.51982</text:p>
              </table:table-cell>
              <table:table-cell office:value-type="float" office:value="0.238173723220825">
                <text:p>0.23817372322082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573805843.75733">
                <text:p>1573805843.75733</text:p>
              </table:table-cell>
              <table:table-cell office:value-type="float" office:value="0.237512588500977">
                <text:p>0.23751258850097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573805843.99649">
                <text:p>1573805843.99649</text:p>
              </table:table-cell>
              <table:table-cell office:value-type="float" office:value="0.239158153533936">
                <text:p>0.23915815353393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573805844.26534">
                <text:p>1573805844.26534</text:p>
              </table:table-cell>
              <table:table-cell office:value-type="float" office:value="0.268845319747925">
                <text:p>0.26884531974792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573805844.5346">
                <text:p>1573805844.5346</text:p>
              </table:table-cell>
              <table:table-cell office:value-type="float" office:value="0.269264936447144">
                <text:p>0.26926493644714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573805844.9599">
                <text:p>1573805844.9599</text:p>
              </table:table-cell>
              <table:table-cell office:value-type="float" office:value="0.425296068191528">
                <text:p>0.42529606819152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573805845.1975">
                <text:p>1573805845.1975</text:p>
              </table:table-cell>
              <table:table-cell office:value-type="float" office:value="0.237607002258301">
                <text:p>0.23760700225830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573805845.43464">
                <text:p>1573805845.43464</text:p>
              </table:table-cell>
              <table:table-cell office:value-type="float" office:value="0.23714017868042">
                <text:p>0.2371401786804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573805845.67381">
                <text:p>1573805845.67381</text:p>
              </table:table-cell>
              <table:table-cell office:value-type="float" office:value="0.239161491394043">
                <text:p>0.23916149139404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573805845.94303">
                <text:p>1573805845.94303</text:p>
              </table:table-cell>
              <table:table-cell office:value-type="float" office:value="0.26922082901001">
                <text:p>0.2692208290100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573805846.21149">
                <text:p>1573805846.21149</text:p>
              </table:table-cell>
              <table:table-cell office:value-type="float" office:value="0.26846432685852">
                <text:p>0.2684643268585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573805846.48004">
                <text:p>1573805846.48004</text:p>
              </table:table-cell>
              <table:table-cell office:value-type="float" office:value="0.268545389175415">
                <text:p>0.26854538917541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573805846.74932">
                <text:p>1573805846.74932</text:p>
              </table:table-cell>
              <table:table-cell office:value-type="float" office:value="0.269285678863525">
                <text:p>0.26928567886352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573805847.01869">
                <text:p>1573805847.01869</text:p>
              </table:table-cell>
              <table:table-cell office:value-type="float" office:value="0.269366979598999">
                <text:p>0.26936697959899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573805847.28757">
                <text:p>1573805847.28757</text:p>
              </table:table-cell>
              <table:table-cell office:value-type="float" office:value="0.268881797790527">
                <text:p>0.26888179779052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573805847.67626">
                <text:p>1573805847.67626</text:p>
              </table:table-cell>
              <table:table-cell office:value-type="float" office:value="0.38869047164917">
                <text:p>0.3886904716491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573805847.91379">
                <text:p>1573805847.91379</text:p>
              </table:table-cell>
              <table:table-cell office:value-type="float" office:value="0.237529754638672">
                <text:p>0.23752975463867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573805848.15285">
                <text:p>1573805848.15285</text:p>
              </table:table-cell>
              <table:table-cell office:value-type="float" office:value="0.239059448242187">
                <text:p>0.23905944824218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573805848.42098">
                <text:p>1573805848.42098</text:p>
              </table:table-cell>
              <table:table-cell office:value-type="float" office:value="0.268133163452148">
                <text:p>0.26813316345214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573805848.68936">
                <text:p>1573805848.68936</text:p>
              </table:table-cell>
              <table:table-cell office:value-type="float" office:value="0.268373489379883">
                <text:p>0.26837348937988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573805848.95735">
                <text:p>1573805848.95735</text:p>
              </table:table-cell>
              <table:table-cell office:value-type="float" office:value="0.267991304397583">
                <text:p>0.26799130439758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573805849.22557">
                <text:p>1573805849.22557</text:p>
              </table:table-cell>
              <table:table-cell office:value-type="float" office:value="0.268223762512207">
                <text:p>0.26822376251220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573805849.49463">
                <text:p>1573805849.49463</text:p>
              </table:table-cell>
              <table:table-cell office:value-type="float" office:value="0.269058227539062">
                <text:p>0.26905822753906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573805849.76372">
                <text:p>1573805849.76372</text:p>
              </table:table-cell>
              <table:table-cell office:value-type="float" office:value="0.269085645675659">
                <text:p>0.26908564567565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573805850.0335">
                <text:p>1573805850.0335</text:p>
              </table:table-cell>
              <table:table-cell office:value-type="float" office:value="0.269785165786743">
                <text:p>0.26978516578674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573805850.30121">
                <text:p>1573805850.30121</text:p>
              </table:table-cell>
              <table:table-cell office:value-type="float" office:value="0.267707109451294">
                <text:p>0.26770710945129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573805850.57057">
                <text:p>1573805850.57057</text:p>
              </table:table-cell>
              <table:table-cell office:value-type="float" office:value="0.269363641738892">
                <text:p>0.26936364173889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573805850.83995">
                <text:p>1573805850.83995</text:p>
              </table:table-cell>
              <table:table-cell office:value-type="float" office:value="0.269381284713745">
                <text:p>0.26938128471374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573805851.10928">
                <text:p>1573805851.10928</text:p>
              </table:table-cell>
              <table:table-cell office:value-type="float" office:value="0.269326686859131">
                <text:p>0.26932668685913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573805851.37767">
                <text:p>1573805851.37767</text:p>
              </table:table-cell>
              <table:table-cell office:value-type="float" office:value="0.268389940261841">
                <text:p>0.26838994026184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573805851.64624">
                <text:p>1573805851.64624</text:p>
              </table:table-cell>
              <table:table-cell office:value-type="float" office:value="0.268572807312012">
                <text:p>0.26857280731201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573805851.91352">
                <text:p>1573805851.91352</text:p>
              </table:table-cell>
              <table:table-cell office:value-type="float" office:value="0.267274379730225">
                <text:p>0.26727437973022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573805852.18204">
                <text:p>1573805852.18204</text:p>
              </table:table-cell>
              <table:table-cell office:value-type="float" office:value="0.268527269363403">
                <text:p>0.26852726936340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573805852.44987">
                <text:p>1573805852.44987</text:p>
              </table:table-cell>
              <table:table-cell office:value-type="float" office:value="0.267822742462158">
                <text:p>0.26782274246215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573805852.71952">
                <text:p>1573805852.71952</text:p>
              </table:table-cell>
              <table:table-cell office:value-type="float" office:value="0.269649744033813">
                <text:p>0.26964974403381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573805852.98925">
                <text:p>1573805852.98925</text:p>
              </table:table-cell>
              <table:table-cell office:value-type="float" office:value="0.269729137420654">
                <text:p>0.26972913742065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573805853.25979">
                <text:p>1573805853.25979</text:p>
              </table:table-cell>
              <table:table-cell office:value-type="float" office:value="0.270541667938232">
                <text:p>0.27054166793823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573805853.53033">
                <text:p>1573805853.53033</text:p>
              </table:table-cell>
              <table:table-cell office:value-type="float" office:value="0.270540952682495">
                <text:p>0.27054095268249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573805853.80095">
                <text:p>1573805853.80095</text:p>
              </table:table-cell>
              <table:table-cell office:value-type="float" office:value="0.270618915557861">
                <text:p>0.27061891555786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573805854.07093">
                <text:p>1573805854.07093</text:p>
              </table:table-cell>
              <table:table-cell office:value-type="float" office:value="0.269981145858765">
                <text:p>0.26998114585876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573805854.34246">
                <text:p>1573805854.34246</text:p>
              </table:table-cell>
              <table:table-cell office:value-type="float" office:value="0.27152681350708">
                <text:p>0.2715268135070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573805854.6127">
                <text:p>1573805854.6127</text:p>
              </table:table-cell>
              <table:table-cell office:value-type="float" office:value="0.270243883132935">
                <text:p>0.27024388313293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573805854.88308">
                <text:p>1573805854.88308</text:p>
              </table:table-cell>
              <table:table-cell office:value-type="float" office:value="0.270382404327393">
                <text:p>0.27038240432739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573805855.15364">
                <text:p>1573805855.15364</text:p>
              </table:table-cell>
              <table:table-cell office:value-type="float" office:value="0.270562887191772">
                <text:p>0.27056288719177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573805855.42406">
                <text:p>1573805855.42406</text:p>
              </table:table-cell>
              <table:table-cell office:value-type="float" office:value="0.270416021347046">
                <text:p>0.27041602134704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573805855.69376">
                <text:p>1573805855.69376</text:p>
              </table:table-cell>
              <table:table-cell office:value-type="float" office:value="0.26970100402832">
                <text:p>0.2697010040283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573805855.96529">
                <text:p>1573805855.96529</text:p>
              </table:table-cell>
              <table:table-cell office:value-type="float" office:value="0.271530151367187">
                <text:p>0.27153015136718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573805856.23717">
                <text:p>1573805856.23717</text:p>
              </table:table-cell>
              <table:table-cell office:value-type="float" office:value="0.271883010864258">
                <text:p>0.27188301086425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573805856.50777">
                <text:p>1573805856.50777</text:p>
              </table:table-cell>
              <table:table-cell office:value-type="float" office:value="0.270592927932739">
                <text:p>0.27059292793273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573805856.77718">
                <text:p>1573805856.77718</text:p>
              </table:table-cell>
              <table:table-cell office:value-type="float" office:value="0.269408941268921">
                <text:p>0.26940894126892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573805857.04782">
                <text:p>1573805857.04782</text:p>
              </table:table-cell>
              <table:table-cell office:value-type="float" office:value="0.27064323425293">
                <text:p>0.2706432342529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573805857.31777">
                <text:p>1573805857.31777</text:p>
              </table:table-cell>
              <table:table-cell office:value-type="float" office:value="0.269948482513428">
                <text:p>0.26994848251342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573805857.58857">
                <text:p>1573805857.58857</text:p>
              </table:table-cell>
              <table:table-cell office:value-type="float" office:value="0.270806312561035">
                <text:p>0.27080631256103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573805857.85835">
                <text:p>1573805857.85835</text:p>
              </table:table-cell>
              <table:table-cell office:value-type="float" office:value="0.269776821136475">
                <text:p>0.26977682113647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573805858.12829">
                <text:p>1573805858.12829</text:p>
              </table:table-cell>
              <table:table-cell office:value-type="float" office:value="0.269937753677368">
                <text:p>0.26993775367736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573805858.39817">
                <text:p>1573805858.39817</text:p>
              </table:table-cell>
              <table:table-cell office:value-type="float" office:value="0.269885778427124">
                <text:p>0.26988577842712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573805858.66917">
                <text:p>1573805858.66917</text:p>
              </table:table-cell>
              <table:table-cell office:value-type="float" office:value="0.27099609375">
                <text:p>0.2709960937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573805858.9391">
                <text:p>1573805858.9391</text:p>
              </table:table-cell>
              <table:table-cell office:value-type="float" office:value="0.269932746887207">
                <text:p>0.26993274688720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573805859.20992">
                <text:p>1573805859.20992</text:p>
              </table:table-cell>
              <table:table-cell office:value-type="float" office:value="0.270814180374145">
                <text:p>0.27081418037414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573805859.47929">
                <text:p>1573805859.47929</text:p>
              </table:table-cell>
              <table:table-cell office:value-type="float" office:value="0.269369602203369">
                <text:p>0.26936960220336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573805859.75104">
                <text:p>1573805859.75104</text:p>
              </table:table-cell>
              <table:table-cell office:value-type="float" office:value="0.271748065948486">
                <text:p>0.27174806594848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573805860.02028">
                <text:p>1573805860.02028</text:p>
              </table:table-cell>
              <table:table-cell office:value-type="float" office:value="0.269245862960815">
                <text:p>0.26924586296081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573805860.29113">
                <text:p>1573805860.29113</text:p>
              </table:table-cell>
              <table:table-cell office:value-type="float" office:value="0.270852088928223">
                <text:p>0.27085208892822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573805860.56043">
                <text:p>1573805860.56043</text:p>
              </table:table-cell>
              <table:table-cell office:value-type="float" office:value="0.269293546676636">
                <text:p>0.26929354667663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573805860.83065">
                <text:p>1573805860.83065</text:p>
              </table:table-cell>
              <table:table-cell office:value-type="float" office:value="0.270218372344971">
                <text:p>0.27021837234497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573805861.10041">
                <text:p>1573805861.10041</text:p>
              </table:table-cell>
              <table:table-cell office:value-type="float" office:value="0.269766092300415">
                <text:p>0.26976609230041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573805861.37157">
                <text:p>1573805861.37157</text:p>
              </table:table-cell>
              <table:table-cell office:value-type="float" office:value="0.271157503128052">
                <text:p>0.27115750312805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573805861.6411">
                <text:p>1573805861.6411</text:p>
              </table:table-cell>
              <table:table-cell office:value-type="float" office:value="0.269535064697266">
                <text:p>0.26953506469726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573805861.91199">
                <text:p>1573805861.91199</text:p>
              </table:table-cell>
              <table:table-cell office:value-type="float" office:value="0.270886182785034">
                <text:p>0.27088618278503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573805862.18184">
                <text:p>1573805862.18184</text:p>
              </table:table-cell>
              <table:table-cell office:value-type="float" office:value="0.269845962524414">
                <text:p>0.26984596252441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573805862.45363">
                <text:p>1573805862.45363</text:p>
              </table:table-cell>
              <table:table-cell office:value-type="float" office:value="0.271790504455566">
                <text:p>0.27179050445556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573805862.72377">
                <text:p>1573805862.72377</text:p>
              </table:table-cell>
              <table:table-cell office:value-type="float" office:value="0.270143032073975">
                <text:p>0.27014303207397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573805862.99442">
                <text:p>1573805862.99442</text:p>
              </table:table-cell>
              <table:table-cell office:value-type="float" office:value="0.270648002624512">
                <text:p>0.27064800262451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573805863.41945">
                <text:p>1573805863.41945</text:p>
              </table:table-cell>
              <table:table-cell office:value-type="float" office:value="0.425027370452881">
                <text:p>0.42502737045288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573805863.65794">
                <text:p>1573805863.65794</text:p>
              </table:table-cell>
              <table:table-cell office:value-type="float" office:value="0.238495826721191">
                <text:p>0.23849582672119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573805863.89616">
                <text:p>1573805863.89616</text:p>
              </table:table-cell>
              <table:table-cell office:value-type="float" office:value="0.238217115402222">
                <text:p>0.23821711540222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573805864.13567">
                <text:p>1573805864.13567</text:p>
              </table:table-cell>
              <table:table-cell office:value-type="float" office:value="0.239510774612427">
                <text:p>0.23951077461242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573805864.40655">
                <text:p>1573805864.40655</text:p>
              </table:table-cell>
              <table:table-cell office:value-type="float" office:value="0.270885705947876">
                <text:p>0.27088570594787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573805864.67772">
                <text:p>1573805864.67772</text:p>
              </table:table-cell>
              <table:table-cell office:value-type="float" office:value="0.271170377731323">
                <text:p>0.27117037773132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573805864.94903">
                <text:p>1573805864.94903</text:p>
              </table:table-cell>
              <table:table-cell office:value-type="float" office:value="0.271300792694092">
                <text:p>0.27130079269409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573805865.21968">
                <text:p>1573805865.21968</text:p>
              </table:table-cell>
              <table:table-cell office:value-type="float" office:value="0.270654201507568">
                <text:p>0.27065420150756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573805865.49099">
                <text:p>1573805865.49099</text:p>
              </table:table-cell>
              <table:table-cell office:value-type="float" office:value="0.271310091018677">
                <text:p>0.27131009101867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573805865.7615">
                <text:p>1573805865.7615</text:p>
              </table:table-cell>
              <table:table-cell office:value-type="float" office:value="0.270514011383057">
                <text:p>0.27051401138305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573805866.03242">
                <text:p>1573805866.03242</text:p>
              </table:table-cell>
              <table:table-cell office:value-type="float" office:value="0.270914077758789">
                <text:p>0.27091407775878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573805866.30415">
                <text:p>1573805866.30415</text:p>
              </table:table-cell>
              <table:table-cell office:value-type="float" office:value="0.271727800369263">
                <text:p>0.27172780036926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573805866.57476">
                <text:p>1573805866.57476</text:p>
              </table:table-cell>
              <table:table-cell office:value-type="float" office:value="0.270612955093384">
                <text:p>0.27061295509338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573805866.84536">
                <text:p>1573805866.84536</text:p>
              </table:table-cell>
              <table:table-cell office:value-type="float" office:value="0.270605087280273">
                <text:p>0.27060508728027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573805867.11631">
                <text:p>1573805867.11631</text:p>
              </table:table-cell>
              <table:table-cell office:value-type="float" office:value="0.270945072174072">
                <text:p>0.27094507217407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573805867.3873">
                <text:p>1573805867.3873</text:p>
              </table:table-cell>
              <table:table-cell office:value-type="float" office:value="0.270987987518311">
                <text:p>0.27098798751831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573805867.65828">
                <text:p>1573805867.65828</text:p>
              </table:table-cell>
              <table:table-cell office:value-type="float" office:value="0.270981311798096">
                <text:p>0.27098131179809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573805867.92903">
                <text:p>1573805867.92903</text:p>
              </table:table-cell>
              <table:table-cell office:value-type="float" office:value="0.270755767822266">
                <text:p>0.27075576782226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573805868.20109">
                <text:p>1573805868.20109</text:p>
              </table:table-cell>
              <table:table-cell office:value-type="float" office:value="0.272051811218262">
                <text:p>0.272051811218262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573805868.47264">
                <text:p>1573805868.47264</text:p>
              </table:table-cell>
              <table:table-cell office:value-type="float" office:value="0.271551847457886">
                <text:p>0.271551847457886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573805868.74351">
                <text:p>1573805868.74351</text:p>
              </table:table-cell>
              <table:table-cell office:value-type="float" office:value="0.270872592926025">
                <text:p>0.27087259292602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573805869.01386">
                <text:p>1573805869.01386</text:p>
              </table:table-cell>
              <table:table-cell office:value-type="float" office:value="0.270351648330688">
                <text:p>0.27035164833068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573805869.28639">
                <text:p>1573805869.28639</text:p>
              </table:table-cell>
              <table:table-cell office:value-type="float" office:value="0.272532224655151">
                <text:p>0.27253222465515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573805869.55681">
                <text:p>1573805869.55681</text:p>
              </table:table-cell>
              <table:table-cell office:value-type="float" office:value="0.270419359207153">
                <text:p>0.27041935920715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573805869.82636">
                <text:p>1573805869.82636</text:p>
              </table:table-cell>
              <table:table-cell office:value-type="float" office:value="0.269548892974854">
                <text:p>0.26954889297485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573805870.09748">
                <text:p>1573805870.09748</text:p>
              </table:table-cell>
              <table:table-cell office:value-type="float" office:value="0.271117448806763">
                <text:p>0.27111744880676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573805870.36711">
                <text:p>1573805870.36711</text:p>
              </table:table-cell>
              <table:table-cell office:value-type="float" office:value="0.269625186920166">
                <text:p>0.26962518692016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573805870.63849">
                <text:p>1573805870.63849</text:p>
              </table:table-cell>
              <table:table-cell office:value-type="float" office:value="0.271388530731201">
                <text:p>0.27138853073120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573805870.90791">
                <text:p>1573805870.90791</text:p>
              </table:table-cell>
              <table:table-cell office:value-type="float" office:value="0.269415616989136">
                <text:p>0.26941561698913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573805871.17877">
                <text:p>1573805871.17877</text:p>
              </table:table-cell>
              <table:table-cell office:value-type="float" office:value="0.27086329460144">
                <text:p>0.2708632946014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573805871.44839">
                <text:p>1573805871.44839</text:p>
              </table:table-cell>
              <table:table-cell office:value-type="float" office:value="0.269622087478638">
                <text:p>0.26962208747863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573805871.71778">
                <text:p>1573805871.71778</text:p>
              </table:table-cell>
              <table:table-cell office:value-type="float" office:value="0.269388198852539">
                <text:p>0.26938819885253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573805871.98624">
                <text:p>1573805871.98624</text:p>
              </table:table-cell>
              <table:table-cell office:value-type="float" office:value="0.268453359603882">
                <text:p>0.26845335960388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573805872.2557">
                <text:p>1573805872.2557</text:p>
              </table:table-cell>
              <table:table-cell office:value-type="float" office:value="0.269462585449219">
                <text:p>0.26946258544921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573805872.52408">
                <text:p>1573805872.52408</text:p>
              </table:table-cell>
              <table:table-cell office:value-type="float" office:value="0.26838231086731">
                <text:p>0.2683823108673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573805872.7937">
                <text:p>1573805872.7937</text:p>
              </table:table-cell>
              <table:table-cell office:value-type="float" office:value="0.269614219665527">
                <text:p>0.26961421966552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573805873.06189">
                <text:p>1573805873.06189</text:p>
              </table:table-cell>
              <table:table-cell office:value-type="float" office:value="0.268197059631348">
                <text:p>0.26819705963134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573805873.33098">
                <text:p>1573805873.33098</text:p>
              </table:table-cell>
              <table:table-cell office:value-type="float" office:value="0.26908540725708">
                <text:p>0.2690854072570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573805873.59904">
                <text:p>1573805873.59904</text:p>
              </table:table-cell>
              <table:table-cell office:value-type="float" office:value="0.268065929412842">
                <text:p>0.26806592941284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573805873.86818">
                <text:p>1573805873.86818</text:p>
              </table:table-cell>
              <table:table-cell office:value-type="float" office:value="0.269134283065796">
                <text:p>0.26913428306579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573805874.13668">
                <text:p>1573805874.13668</text:p>
              </table:table-cell>
              <table:table-cell office:value-type="float" office:value="0.268500089645386">
                <text:p>0.268500089645386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573805874.40575">
                <text:p>1573805874.40575</text:p>
              </table:table-cell>
              <table:table-cell office:value-type="float" office:value="0.269072294235229">
                <text:p>0.26907229423522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573805874.81246">
                <text:p>1573805874.81246</text:p>
              </table:table-cell>
              <table:table-cell office:value-type="float" office:value="0.40671443939209">
                <text:p>0.4067144393920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573805875.05064">
                <text:p>1573805875.05064</text:p>
              </table:table-cell>
              <table:table-cell office:value-type="float" office:value="0.238174438476562">
                <text:p>0.23817443847656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573805875.28906">
                <text:p>1573805875.28906</text:p>
              </table:table-cell>
              <table:table-cell office:value-type="float" office:value="0.238421678543091">
                <text:p>0.23842167854309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573805875.52842">
                <text:p>1573805875.52842</text:p>
              </table:table-cell>
              <table:table-cell office:value-type="float" office:value="0.239356517791748">
                <text:p>0.23935651779174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573805875.79945">
                <text:p>1573805875.79945</text:p>
              </table:table-cell>
              <table:table-cell office:value-type="float" office:value="0.271037101745605">
                <text:p>0.27103710174560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573805876.07033">
                <text:p>1573805876.07033</text:p>
              </table:table-cell>
              <table:table-cell office:value-type="float" office:value="0.270879507064819">
                <text:p>0.27087950706481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573805876.34172">
                <text:p>1573805876.34172</text:p>
              </table:table-cell>
              <table:table-cell office:value-type="float" office:value="0.271384000778198">
                <text:p>0.27138400077819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573805876.61225">
                <text:p>1573805876.61225</text:p>
              </table:table-cell>
              <table:table-cell office:value-type="float" office:value="0.270536422729492">
                <text:p>0.27053642272949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573805876.88394">
                <text:p>1573805876.88394</text:p>
              </table:table-cell>
              <table:table-cell office:value-type="float" office:value="0.271687746047974">
                <text:p>0.27168774604797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573805877.15525">
                <text:p>1573805877.15525</text:p>
              </table:table-cell>
              <table:table-cell office:value-type="float" office:value="0.27130651473999">
                <text:p>0.2713065147399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573805877.55465">
                <text:p>1573805877.55465</text:p>
              </table:table-cell>
              <table:table-cell office:value-type="float" office:value="0.399399995803833">
                <text:p>0.39939999580383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573805877.91928">
                <text:p>1573805877.91928</text:p>
              </table:table-cell>
              <table:table-cell office:value-type="float" office:value="0.364633798599243">
                <text:p>0.36463379859924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573805878.15782">
                <text:p>1573805878.15782</text:p>
              </table:table-cell>
              <table:table-cell office:value-type="float" office:value="0.238539695739746">
                <text:p>0.23853969573974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573805878.39804">
                <text:p>1573805878.39804</text:p>
              </table:table-cell>
              <table:table-cell office:value-type="float" office:value="0.240219354629517">
                <text:p>0.24021935462951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573805878.6691">
                <text:p>1573805878.6691</text:p>
              </table:table-cell>
              <table:table-cell office:value-type="float" office:value="0.271057605743408">
                <text:p>0.27105760574340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573805878.93994">
                <text:p>1573805878.93994</text:p>
              </table:table-cell>
              <table:table-cell office:value-type="float" office:value="0.270842790603638">
                <text:p>0.27084279060363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573805879.21064">
                <text:p>1573805879.21064</text:p>
              </table:table-cell>
              <table:table-cell office:value-type="float" office:value="0.270699977874756">
                <text:p>0.27069997787475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573805879.48081">
                <text:p>1573805879.48081</text:p>
              </table:table-cell>
              <table:table-cell office:value-type="float" office:value="0.270164966583252">
                <text:p>0.27016496658325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573805879.75162">
                <text:p>1573805879.75162</text:p>
              </table:table-cell>
              <table:table-cell office:value-type="float" office:value="0.270815849304199">
                <text:p>0.27081584930419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573805880.02241">
                <text:p>1573805880.02241</text:p>
              </table:table-cell>
              <table:table-cell office:value-type="float" office:value="0.270788669586182">
                <text:p>0.27078866958618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573805880.29386">
                <text:p>1573805880.29386</text:p>
              </table:table-cell>
              <table:table-cell office:value-type="float" office:value="0.271449327468872">
                <text:p>0.27144932746887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573805880.68144">
                <text:p>1573805880.68144</text:p>
              </table:table-cell>
              <table:table-cell office:value-type="float" office:value="0.387575149536133">
                <text:p>0.38757514953613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573805880.9895">
                <text:p>1573805880.9895</text:p>
              </table:table-cell>
              <table:table-cell office:value-type="float" office:value="0.308067560195923">
                <text:p>0.30806756019592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573805881.22757">
                <text:p>1573805881.22757</text:p>
              </table:table-cell>
              <table:table-cell office:value-type="float" office:value="0.238066434860229">
                <text:p>0.23806643486022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573805881.46738">
                <text:p>1573805881.46738</text:p>
              </table:table-cell>
              <table:table-cell office:value-type="float" office:value="0.239812135696411">
                <text:p>0.23981213569641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573805881.73851">
                <text:p>1573805881.73851</text:p>
              </table:table-cell>
              <table:table-cell office:value-type="float" office:value="0.271127462387085">
                <text:p>0.27112746238708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573805882.00998">
                <text:p>1573805882.00998</text:p>
              </table:table-cell>
              <table:table-cell office:value-type="float" office:value="0.271468877792358">
                <text:p>0.27146887779235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573805881.1831">
                <text:p>1573805881.1831</text:p>
              </table:table-cell>
              <table:table-cell office:value-type="float" office:value="-0.826874971389771">
                <text:p>-0.82687497138977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573805881.42157">
                <text:p>1573805881.42157</text:p>
              </table:table-cell>
              <table:table-cell office:value-type="float" office:value="0.238470554351807">
                <text:p>0.23847055435180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573805881.66069">
                <text:p>1573805881.66069</text:p>
              </table:table-cell>
              <table:table-cell office:value-type="float" office:value="0.239115715026855">
                <text:p>0.23911571502685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573805881.93096">
                <text:p>1573805881.93096</text:p>
              </table:table-cell>
              <table:table-cell office:value-type="float" office:value="0.270267963409424">
                <text:p>0.27026796340942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573805882.2012">
                <text:p>1573805882.2012</text:p>
              </table:table-cell>
              <table:table-cell office:value-type="float" office:value="0.270239353179932">
                <text:p>0.27023935317993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573805882.47094">
                <text:p>1573805882.47094</text:p>
              </table:table-cell>
              <table:table-cell office:value-type="float" office:value="0.269742012023926">
                <text:p>0.26974201202392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573805882.74015">
                <text:p>1573805882.74015</text:p>
              </table:table-cell>
              <table:table-cell office:value-type="float" office:value="0.269210577011108">
                <text:p>0.26921057701110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573805883.01031">
                <text:p>1573805883.01031</text:p>
              </table:table-cell>
              <table:table-cell office:value-type="float" office:value="0.27016019821167">
                <text:p>0.2701601982116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573805883.28008">
                <text:p>1573805883.28008</text:p>
              </table:table-cell>
              <table:table-cell office:value-type="float" office:value="0.269774675369263">
                <text:p>0.26977467536926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573805883.55045">
                <text:p>1573805883.55045</text:p>
              </table:table-cell>
              <table:table-cell office:value-type="float" office:value="0.270364999771118">
                <text:p>0.27036499977111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573805883.81909">
                <text:p>1573805883.81909</text:p>
              </table:table-cell>
              <table:table-cell office:value-type="float" office:value="0.268645286560059">
                <text:p>0.26864528656005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573805884.08952">
                <text:p>1573805884.08952</text:p>
              </table:table-cell>
              <table:table-cell office:value-type="float" office:value="0.270423650741577">
                <text:p>0.27042365074157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573805884.35886">
                <text:p>1573805884.35886</text:p>
              </table:table-cell>
              <table:table-cell office:value-type="float" office:value="0.269338846206665">
                <text:p>0.26933884620666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573805884.62928">
                <text:p>1573805884.62928</text:p>
              </table:table-cell>
              <table:table-cell office:value-type="float" office:value="0.270421743392944">
                <text:p>0.27042174339294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573805884.8984">
                <text:p>1573805884.8984</text:p>
              </table:table-cell>
              <table:table-cell office:value-type="float" office:value="0.269116163253784">
                <text:p>0.26911616325378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573805885.16899">
                <text:p>1573805885.16899</text:p>
              </table:table-cell>
              <table:table-cell office:value-type="float" office:value="0.270593643188477">
                <text:p>0.27059364318847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573805885.43861">
                <text:p>1573805885.43861</text:p>
              </table:table-cell>
              <table:table-cell office:value-type="float" office:value="0.269625425338745">
                <text:p>0.26962542533874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573805885.70894">
                <text:p>1573805885.70894</text:p>
              </table:table-cell>
              <table:table-cell office:value-type="float" office:value="0.270326375961304">
                <text:p>0.27032637596130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573805885.98042">
                <text:p>1573805885.98042</text:p>
              </table:table-cell>
              <table:table-cell office:value-type="float" office:value="0.271477937698364">
                <text:p>0.27147793769836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573805886.25107">
                <text:p>1573805886.25107</text:p>
              </table:table-cell>
              <table:table-cell office:value-type="float" office:value="0.270646572113037">
                <text:p>0.270646572113037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573805886.52102">
                <text:p>1573805886.52102</text:p>
              </table:table-cell>
              <table:table-cell office:value-type="float" office:value="0.269959449768066">
                <text:p>0.26995944976806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573805886.79177">
                <text:p>1573805886.79177</text:p>
              </table:table-cell>
              <table:table-cell office:value-type="float" office:value="0.270749568939209">
                <text:p>0.27074956893920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573805887.0626">
                <text:p>1573805887.0626</text:p>
              </table:table-cell>
              <table:table-cell office:value-type="float" office:value="0.270823240280151">
                <text:p>0.27082324028015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573805887.3331">
                <text:p>1573805887.3331</text:p>
              </table:table-cell>
              <table:table-cell office:value-type="float" office:value="0.270501375198364">
                <text:p>0.27050137519836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573805887.6036">
                <text:p>1573805887.6036</text:p>
              </table:table-cell>
              <table:table-cell office:value-type="float" office:value="0.270501136779785">
                <text:p>0.27050113677978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573805887.87364">
                <text:p>1573805887.87364</text:p>
              </table:table-cell>
              <table:table-cell office:value-type="float" office:value="0.270044326782227">
                <text:p>0.27004432678222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573805888.14423">
                <text:p>1573805888.14423</text:p>
              </table:table-cell>
              <table:table-cell office:value-type="float" office:value="0.270586013793945">
                <text:p>0.27058601379394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573805888.41497">
                <text:p>1573805888.41497</text:p>
              </table:table-cell>
              <table:table-cell office:value-type="float" office:value="0.270743131637573">
                <text:p>0.27074313163757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573805888.68579">
                <text:p>1573805888.68579</text:p>
              </table:table-cell>
              <table:table-cell office:value-type="float" office:value="0.270819187164307">
                <text:p>0.270819187164307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573805888.95598">
                <text:p>1573805888.95598</text:p>
              </table:table-cell>
              <table:table-cell office:value-type="float" office:value="0.270189762115479">
                <text:p>0.27018976211547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573805889.22593">
                <text:p>1573805889.22593</text:p>
              </table:table-cell>
              <table:table-cell office:value-type="float" office:value="0.269943237304687">
                <text:p>0.26994323730468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573805889.49602">
                <text:p>1573805889.49602</text:p>
              </table:table-cell>
              <table:table-cell office:value-type="float" office:value="0.270090341567993">
                <text:p>0.270090341567993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573805889.76705">
                <text:p>1573805889.76705</text:p>
              </table:table-cell>
              <table:table-cell office:value-type="float" office:value="0.271032333374023">
                <text:p>0.27103233337402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573805890.0373">
                <text:p>1573805890.0373</text:p>
              </table:table-cell>
              <table:table-cell office:value-type="float" office:value="0.270247936248779">
                <text:p>0.27024793624877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573805890.30802">
                <text:p>1573805890.30802</text:p>
              </table:table-cell>
              <table:table-cell office:value-type="float" office:value="0.270720958709717">
                <text:p>0.27072095870971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573805890.57916">
                <text:p>1573805890.57916</text:p>
              </table:table-cell>
              <table:table-cell office:value-type="float" office:value="0.271141290664673">
                <text:p>0.27114129066467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573805890.85007">
                <text:p>1573805890.85007</text:p>
              </table:table-cell>
              <table:table-cell office:value-type="float" office:value="0.270912885665894">
                <text:p>0.27091288566589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573805891.12044">
                <text:p>1573805891.12044</text:p>
              </table:table-cell>
              <table:table-cell office:value-type="float" office:value="0.270366430282593">
                <text:p>0.27036643028259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573805891.39057">
                <text:p>1573805891.39057</text:p>
              </table:table-cell>
              <table:table-cell office:value-type="float" office:value="0.27012825012207">
                <text:p>0.2701282501220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573805891.66189">
                <text:p>1573805891.66189</text:p>
              </table:table-cell>
              <table:table-cell office:value-type="float" office:value="0.271327972412109">
                <text:p>0.27132797241210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573805891.93231">
                <text:p>1573805891.93231</text:p>
              </table:table-cell>
              <table:table-cell office:value-type="float" office:value="0.270420074462891">
                <text:p>0.27042007446289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573805892.20445">
                <text:p>1573805892.20445</text:p>
              </table:table-cell>
              <table:table-cell office:value-type="float" office:value="0.272132396697998">
                <text:p>0.27213239669799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573805892.47571">
                <text:p>1573805892.47571</text:p>
              </table:table-cell>
              <table:table-cell office:value-type="float" office:value="0.271264791488647">
                <text:p>0.27126479148864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573805892.74608">
                <text:p>1573805892.74608</text:p>
              </table:table-cell>
              <table:table-cell office:value-type="float" office:value="0.270369291305542">
                <text:p>0.27036929130554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573805893.01526">
                <text:p>1573805893.01526</text:p>
              </table:table-cell>
              <table:table-cell office:value-type="float" office:value="0.269174814224243">
                <text:p>0.26917481422424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573805893.28576">
                <text:p>1573805893.28576</text:p>
              </table:table-cell>
              <table:table-cell office:value-type="float" office:value="0.2705078125">
                <text:p>0.270507812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573805893.55482">
                <text:p>1573805893.55482</text:p>
              </table:table-cell>
              <table:table-cell office:value-type="float" office:value="0.269053220748901">
                <text:p>0.26905322074890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573805893.82281">
                <text:p>1573805893.82281</text:p>
              </table:table-cell>
              <table:table-cell office:value-type="float" office:value="0.26799201965332">
                <text:p>0.2679920196533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573805894.09068">
                <text:p>1573805894.09068</text:p>
              </table:table-cell>
              <table:table-cell office:value-type="float" office:value="0.267870903015137">
                <text:p>0.267870903015137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573805894.35905">
                <text:p>1573805894.35905</text:p>
              </table:table-cell>
              <table:table-cell office:value-type="float" office:value="0.268375396728516">
                <text:p>0.26837539672851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573805894.6272">
                <text:p>1573805894.6272</text:p>
              </table:table-cell>
              <table:table-cell office:value-type="float" office:value="0.268149852752686">
                <text:p>0.26814985275268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573805894.89578">
                <text:p>1573805894.89578</text:p>
              </table:table-cell>
              <table:table-cell office:value-type="float" office:value="0.268576145172119">
                <text:p>0.26857614517211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573805895.16353">
                <text:p>1573805895.16353</text:p>
              </table:table-cell>
              <table:table-cell office:value-type="float" office:value="0.267745971679687">
                <text:p>0.26774597167968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573805895.43146">
                <text:p>1573805895.43146</text:p>
              </table:table-cell>
              <table:table-cell office:value-type="float" office:value="0.267928600311279">
                <text:p>0.26792860031127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573805895.6992">
                <text:p>1573805895.6992</text:p>
              </table:table-cell>
              <table:table-cell office:value-type="float" office:value="0.267741918563843">
                <text:p>0.26774191856384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573805895.96771">
                <text:p>1573805895.96771</text:p>
              </table:table-cell>
              <table:table-cell office:value-type="float" office:value="0.268508195877075">
                <text:p>0.26850819587707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573805896.23595">
                <text:p>1573805896.23595</text:p>
              </table:table-cell>
              <table:table-cell office:value-type="float" office:value="0.268241167068481">
                <text:p>0.26824116706848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573805896.50427">
                <text:p>1573805896.50427</text:p>
              </table:table-cell>
              <table:table-cell office:value-type="float" office:value="0.268319129943848">
                <text:p>0.26831912994384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573805896.77162">
                <text:p>1573805896.77162</text:p>
              </table:table-cell>
              <table:table-cell office:value-type="float" office:value="0.267353773117065">
                <text:p>0.26735377311706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573805897.04073">
                <text:p>1573805897.04073</text:p>
              </table:table-cell>
              <table:table-cell office:value-type="float" office:value="0.269107580184937">
                <text:p>0.26910758018493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573805897.30866">
                <text:p>1573805897.30866</text:p>
              </table:table-cell>
              <table:table-cell office:value-type="float" office:value="0.267931699752808">
                <text:p>0.26793169975280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573805897.57742">
                <text:p>1573805897.57742</text:p>
              </table:table-cell>
              <table:table-cell office:value-type="float" office:value="0.268757581710815">
                <text:p>0.26875758171081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573805897.84477">
                <text:p>1573805897.84477</text:p>
              </table:table-cell>
              <table:table-cell office:value-type="float" office:value="0.267356395721436">
                <text:p>0.26735639572143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573805898.11333">
                <text:p>1573805898.11333</text:p>
              </table:table-cell>
              <table:table-cell office:value-type="float" office:value="0.268554210662842">
                <text:p>0.26855421066284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573805898.38122">
                <text:p>1573805898.38122</text:p>
              </table:table-cell>
              <table:table-cell office:value-type="float" office:value="0.267896413803101">
                <text:p>0.26789641380310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573805898.64895">
                <text:p>1573805898.64895</text:p>
              </table:table-cell>
              <table:table-cell office:value-type="float" office:value="0.267725944519043">
                <text:p>0.26772594451904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573805898.91792">
                <text:p>1573805898.91792</text:p>
              </table:table-cell>
              <table:table-cell office:value-type="float" office:value="0.268970727920532">
                <text:p>0.26897072792053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573805899.18689">
                <text:p>1573805899.18689</text:p>
              </table:table-cell>
              <table:table-cell office:value-type="float" office:value="0.268970012664795">
                <text:p>0.26897001266479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573805899.45546">
                <text:p>1573805899.45546</text:p>
              </table:table-cell>
              <table:table-cell office:value-type="float" office:value="0.268566608428955">
                <text:p>0.26856660842895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573805899.72338">
                <text:p>1573805899.72338</text:p>
              </table:table-cell>
              <table:table-cell office:value-type="float" office:value="0.267925262451172">
                <text:p>0.26792526245117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573805899.99095">
                <text:p>1573805899.99095</text:p>
              </table:table-cell>
              <table:table-cell office:value-type="float" office:value="0.267565727233887">
                <text:p>0.26756572723388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573805900.25918">
                <text:p>1573805900.25918</text:p>
              </table:table-cell>
              <table:table-cell office:value-type="float" office:value="0.268231153488159">
                <text:p>0.26823115348815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573805900.52803">
                <text:p>1573805900.52803</text:p>
              </table:table-cell>
              <table:table-cell office:value-type="float" office:value="0.268853664398193">
                <text:p>0.26885366439819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573805900.79684">
                <text:p>1573805900.79684</text:p>
              </table:table-cell>
              <table:table-cell office:value-type="float" office:value="0.268811941146851">
                <text:p>0.26881194114685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573805901.06557">
                <text:p>1573805901.06557</text:p>
              </table:table-cell>
              <table:table-cell office:value-type="float" office:value="0.268721580505371">
                <text:p>0.26872158050537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573805901.33457">
                <text:p>1573805901.33457</text:p>
              </table:table-cell>
              <table:table-cell office:value-type="float" office:value="0.269000291824341">
                <text:p>0.26900029182434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573805901.60297">
                <text:p>1573805901.60297</text:p>
              </table:table-cell>
              <table:table-cell office:value-type="float" office:value="0.268406391143799">
                <text:p>0.26840639114379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573805901.87114">
                <text:p>1573805901.87114</text:p>
              </table:table-cell>
              <table:table-cell office:value-type="float" office:value="0.268163919448853">
                <text:p>0.268163919448853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573805902.14018">
                <text:p>1573805902.14018</text:p>
              </table:table-cell>
              <table:table-cell office:value-type="float" office:value="0.269038915634155">
                <text:p>0.26903891563415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573805902.4081">
                <text:p>1573805902.4081</text:p>
              </table:table-cell>
              <table:table-cell office:value-type="float" office:value="0.267924547195435">
                <text:p>0.26792454719543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573805902.67736">
                <text:p>1573805902.67736</text:p>
              </table:table-cell>
              <table:table-cell office:value-type="float" office:value="0.269261837005615">
                <text:p>0.26926183700561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573805902.94567">
                <text:p>1573805902.94567</text:p>
              </table:table-cell>
              <table:table-cell office:value-type="float" office:value="0.268306732177734">
                <text:p>0.26830673217773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573805903.21468">
                <text:p>1573805903.21468</text:p>
              </table:table-cell>
              <table:table-cell office:value-type="float" office:value="0.269013166427612">
                <text:p>0.26901316642761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573805903.48273">
                <text:p>1573805903.48273</text:p>
              </table:table-cell>
              <table:table-cell office:value-type="float" office:value="0.268050193786621">
                <text:p>0.26805019378662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573805903.75038">
                <text:p>1573805903.75038</text:p>
              </table:table-cell>
              <table:table-cell office:value-type="float" office:value="0.267644166946411">
                <text:p>0.26764416694641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573805904.01918">
                <text:p>1573805904.01918</text:p>
              </table:table-cell>
              <table:table-cell office:value-type="float" office:value="0.268803834915161">
                <text:p>0.26880383491516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573805904.28746">
                <text:p>1573805904.28746</text:p>
              </table:table-cell>
              <table:table-cell office:value-type="float" office:value="0.268280029296875">
                <text:p>0.26828002929687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573805904.55582">
                <text:p>1573805904.55582</text:p>
              </table:table-cell>
              <table:table-cell office:value-type="float" office:value="0.268358469009399">
                <text:p>0.26835846900939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573805904.96281">
                <text:p>1573805904.96281</text:p>
              </table:table-cell>
              <table:table-cell office:value-type="float" office:value="0.406987905502319">
                <text:p>0.40698790550231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573805905.20045">
                <text:p>1573805905.20045</text:p>
              </table:table-cell>
              <table:table-cell office:value-type="float" office:value="0.237641096115112">
                <text:p>0.23764109611511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573805905.43835">
                <text:p>1573805905.43835</text:p>
              </table:table-cell>
              <table:table-cell office:value-type="float" office:value="0.237906455993652">
                <text:p>0.23790645599365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573805905.67726">
                <text:p>1573805905.67726</text:p>
              </table:table-cell>
              <table:table-cell office:value-type="float" office:value="0.238908767700195">
                <text:p>0.23890876770019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573805905.9463">
                <text:p>1573805905.9463</text:p>
              </table:table-cell>
              <table:table-cell office:value-type="float" office:value="0.269037008285522">
                <text:p>0.26903700828552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573805906.21429">
                <text:p>1573805906.21429</text:p>
              </table:table-cell>
              <table:table-cell office:value-type="float" office:value="0.267993688583374">
                <text:p>0.26799368858337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573805906.48313">
                <text:p>1573805906.48313</text:p>
              </table:table-cell>
              <table:table-cell office:value-type="float" office:value="0.268834352493286">
                <text:p>0.26883435249328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573805906.75019">
                <text:p>1573805906.75019</text:p>
              </table:table-cell>
              <table:table-cell office:value-type="float" office:value="0.267059564590454">
                <text:p>0.267059564590454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573805907.01884">
                <text:p>1573805907.01884</text:p>
              </table:table-cell>
              <table:table-cell office:value-type="float" office:value="0.268655061721802">
                <text:p>0.26865506172180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573805907.28632">
                <text:p>1573805907.28632</text:p>
              </table:table-cell>
              <table:table-cell office:value-type="float" office:value="0.267478466033936">
                <text:p>0.26747846603393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573805907.55521">
                <text:p>1573805907.55521</text:p>
              </table:table-cell>
              <table:table-cell office:value-type="float" office:value="0.268885135650635">
                <text:p>0.26888513565063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573805907.96032">
                <text:p>1573805907.96032</text:p>
              </table:table-cell>
              <table:table-cell office:value-type="float" office:value="0.405113458633423">
                <text:p>0.40511345863342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573805908.1979">
                <text:p>1573805908.1979</text:p>
              </table:table-cell>
              <table:table-cell office:value-type="float" office:value="0.237584114074707">
                <text:p>0.237584114074707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573805908.43668">
                <text:p>1573805908.43668</text:p>
              </table:table-cell>
              <table:table-cell office:value-type="float" office:value="0.238779306411743">
                <text:p>0.23877930641174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573805908.70529">
                <text:p>1573805908.70529</text:p>
              </table:table-cell>
              <table:table-cell office:value-type="float" office:value="0.268609762191772">
                <text:p>0.26860976219177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573805909.105">
                <text:p>1573805909.105</text:p>
              </table:table-cell>
              <table:table-cell office:value-type="float" office:value="0.399712085723877">
                <text:p>0.39971208572387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573805909.34233">
                <text:p>1573805909.34233</text:p>
              </table:table-cell>
              <table:table-cell office:value-type="float" office:value="0.237329959869385">
                <text:p>0.23732995986938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573805909.57995">
                <text:p>1573805909.57995</text:p>
              </table:table-cell>
              <table:table-cell office:value-type="float" office:value="0.237617015838623">
                <text:p>0.237617015838623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573805909.81862">
                <text:p>1573805909.81862</text:p>
              </table:table-cell>
              <table:table-cell office:value-type="float" office:value="0.238666296005249">
                <text:p>0.23866629600524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573805910.08635">
                <text:p>1573805910.08635</text:p>
              </table:table-cell>
              <table:table-cell office:value-type="float" office:value="0.267730712890625">
                <text:p>0.26773071289062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573805910.35512">
                <text:p>1573805910.35512</text:p>
              </table:table-cell>
              <table:table-cell office:value-type="float" office:value="0.268766403198242">
                <text:p>0.26876640319824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573805910.75518">
                <text:p>1573805910.75518</text:p>
              </table:table-cell>
              <table:table-cell office:value-type="float" office:value="0.400069713592529">
                <text:p>0.40006971359252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573805910.99281">
                <text:p>1573805910.99281</text:p>
              </table:table-cell>
              <table:table-cell office:value-type="float" office:value="0.237624406814575">
                <text:p>0.23762440681457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573805911.23054">
                <text:p>1573805911.23054</text:p>
              </table:table-cell>
              <table:table-cell office:value-type="float" office:value="0.237729072570801">
                <text:p>0.23772907257080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573805911.46998">
                <text:p>1573805911.46998</text:p>
              </table:table-cell>
              <table:table-cell office:value-type="float" office:value="0.239439964294434">
                <text:p>0.23943996429443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573805911.73823">
                <text:p>1573805911.73823</text:p>
              </table:table-cell>
              <table:table-cell office:value-type="float" office:value="0.268255472183228">
                <text:p>0.268255472183228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573805912.0073">
                <text:p>1573805912.0073</text:p>
              </table:table-cell>
              <table:table-cell office:value-type="float" office:value="0.269067764282227">
                <text:p>0.26906776428222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573805912.27537">
                <text:p>1573805912.27537</text:p>
              </table:table-cell>
              <table:table-cell office:value-type="float" office:value="0.268066644668579">
                <text:p>0.268066644668579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573805912.67522">
                <text:p>1573805912.67522</text:p>
              </table:table-cell>
              <table:table-cell office:value-type="float" office:value="0.399847507476807">
                <text:p>0.39984750747680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573805912.91275">
                <text:p>1573805912.91275</text:p>
              </table:table-cell>
              <table:table-cell office:value-type="float" office:value="0.237531423568726">
                <text:p>0.237531423568726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573805913.1505">
                <text:p>1573805913.1505</text:p>
              </table:table-cell>
              <table:table-cell office:value-type="float" office:value="0.237748146057129">
                <text:p>0.23774814605712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573805913.38963">
                <text:p>1573805913.38963</text:p>
              </table:table-cell>
              <table:table-cell office:value-type="float" office:value="0.239138841629028">
                <text:p>0.23913884162902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573805913.65846">
                <text:p>1573805913.65846</text:p>
              </table:table-cell>
              <table:table-cell office:value-type="float" office:value="0.268823623657227">
                <text:p>0.268823623657227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573805913.92639">
                <text:p>1573805913.92639</text:p>
              </table:table-cell>
              <table:table-cell office:value-type="float" office:value="0.267930507659912">
                <text:p>0.26793050765991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573805914.19458">
                <text:p>1573805914.19458</text:p>
              </table:table-cell>
              <table:table-cell office:value-type="float" office:value="0.268193483352661">
                <text:p>0.26819348335266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573805914.46325">
                <text:p>1573805914.46325</text:p>
              </table:table-cell>
              <table:table-cell office:value-type="float" office:value="0.268671989440918">
                <text:p>0.26867198944091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573805914.73084">
                <text:p>1573805914.73084</text:p>
              </table:table-cell>
              <table:table-cell office:value-type="float" office:value="0.267587661743164">
                <text:p>0.26758766174316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573805914.99913">
                <text:p>1573805914.99913</text:p>
              </table:table-cell>
              <table:table-cell office:value-type="float" office:value="0.268290519714355">
                <text:p>0.26829051971435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573805915.26727">
                <text:p>1573805915.26727</text:p>
              </table:table-cell>
              <table:table-cell office:value-type="float" office:value="0.268134355545044">
                <text:p>0.26813435554504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573805915.53628">
                <text:p>1573805915.53628</text:p>
              </table:table-cell>
              <table:table-cell office:value-type="float" office:value="0.269011259078979">
                <text:p>0.269011259078979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573805915.805">
                <text:p>1573805915.805</text:p>
              </table:table-cell>
              <table:table-cell office:value-type="float" office:value="0.26872181892395">
                <text:p>0.2687218189239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573805916.07321">
                <text:p>1573805916.07321</text:p>
              </table:table-cell>
              <table:table-cell office:value-type="float" office:value="0.268212080001831">
                <text:p>0.26821208000183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573805916.34149">
                <text:p>1573805916.34149</text:p>
              </table:table-cell>
              <table:table-cell office:value-type="float" office:value="0.268277883529663">
                <text:p>0.26827788352966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573805916.6107">
                <text:p>1573805916.6107</text:p>
              </table:table-cell>
              <table:table-cell office:value-type="float" office:value="0.26921272277832">
                <text:p>0.2692127227783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573805916.87984">
                <text:p>1573805916.87984</text:p>
              </table:table-cell>
              <table:table-cell office:value-type="float" office:value="0.269142627716064">
                <text:p>0.26914262771606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573805917.14795">
                <text:p>1573805917.14795</text:p>
              </table:table-cell>
              <table:table-cell office:value-type="float" office:value="0.268104314804077">
                <text:p>0.26810431480407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573805917.41693">
                <text:p>1573805917.41693</text:p>
              </table:table-cell>
              <table:table-cell office:value-type="float" office:value="0.268983840942383">
                <text:p>0.26898384094238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573805917.68507">
                <text:p>1573805917.68507</text:p>
              </table:table-cell>
              <table:table-cell office:value-type="float" office:value="0.268141746520996">
                <text:p>0.26814174652099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573805917.95371">
                <text:p>1573805917.95371</text:p>
              </table:table-cell>
              <table:table-cell office:value-type="float" office:value="0.268640279769897">
                <text:p>0.268640279769897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573805918.22118">
                <text:p>1573805918.22118</text:p>
              </table:table-cell>
              <table:table-cell office:value-type="float" office:value="0.267465591430664">
                <text:p>0.26746559143066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573805918.48986">
                <text:p>1573805918.48986</text:p>
              </table:table-cell>
              <table:table-cell office:value-type="float" office:value="0.268682718276978">
                <text:p>0.26868271827697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573805918.75701">
                <text:p>1573805918.75701</text:p>
              </table:table-cell>
              <table:table-cell office:value-type="float" office:value="0.267151832580566">
                <text:p>0.26715183258056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573805919.02572">
                <text:p>1573805919.02572</text:p>
              </table:table-cell>
              <table:table-cell office:value-type="float" office:value="0.268705129623413">
                <text:p>0.26870512962341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573805919.2927">
                <text:p>1573805919.2927</text:p>
              </table:table-cell>
              <table:table-cell office:value-type="float" office:value="0.266976594924927">
                <text:p>0.26697659492492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573805919.56075">
                <text:p>1573805919.56075</text:p>
              </table:table-cell>
              <table:table-cell office:value-type="float" office:value="0.268052816390991">
                <text:p>0.26805281639099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573805919.82803">
                <text:p>1573805919.82803</text:p>
              </table:table-cell>
              <table:table-cell office:value-type="float" office:value="0.267282009124756">
                <text:p>0.26728200912475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573805920.09714">
                <text:p>1573805920.09714</text:p>
              </table:table-cell>
              <table:table-cell office:value-type="float" office:value="0.269113302230835">
                <text:p>0.26911330223083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573805920.36435">
                <text:p>1573805920.36435</text:p>
              </table:table-cell>
              <table:table-cell office:value-type="float" office:value="0.267208099365234">
                <text:p>0.26720809936523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573805920.7898">
                <text:p>1573805920.7898</text:p>
              </table:table-cell>
              <table:table-cell office:value-type="float" office:value="0.42544436454773">
                <text:p>0.4254443645477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573805921.02672">
                <text:p>1573805921.02672</text:p>
              </table:table-cell>
              <table:table-cell office:value-type="float" office:value="0.236919403076172">
                <text:p>0.23691940307617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573805921.26415">
                <text:p>1573805921.26415</text:p>
              </table:table-cell>
              <table:table-cell office:value-type="float" office:value="0.23743748664856">
                <text:p>0.2374374866485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573805921.50263">
                <text:p>1573805921.50263</text:p>
              </table:table-cell>
              <table:table-cell office:value-type="float" office:value="0.238472700119019">
                <text:p>0.238472700119019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573805921.77064">
                <text:p>1573805921.77064</text:p>
              </table:table-cell>
              <table:table-cell office:value-type="float" office:value="0.268017768859863">
                <text:p>0.26801776885986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573805922.03854">
                <text:p>1573805922.03854</text:p>
              </table:table-cell>
              <table:table-cell office:value-type="float" office:value="0.267896175384521">
                <text:p>0.267896175384521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573805922.30735">
                <text:p>1573805922.30735</text:p>
              </table:table-cell>
              <table:table-cell office:value-type="float" office:value="0.268809080123901">
                <text:p>0.26880908012390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573805922.57475">
                <text:p>1573805922.57475</text:p>
              </table:table-cell>
              <table:table-cell office:value-type="float" office:value="0.267404079437256">
                <text:p>0.26740407943725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573805922.84261">
                <text:p>1573805922.84261</text:p>
              </table:table-cell>
              <table:table-cell office:value-type="float" office:value="0.267855167388916">
                <text:p>0.26785516738891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573805923.11183">
                <text:p>1573805923.11183</text:p>
              </table:table-cell>
              <table:table-cell office:value-type="float" office:value="0.269221305847168">
                <text:p>0.269221305847168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573805923.38334">
                <text:p>1573805923.38334</text:p>
              </table:table-cell>
              <table:table-cell office:value-type="float" office:value="0.271509170532227">
                <text:p>0.27150917053222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573805923.6533">
                <text:p>1573805923.6533</text:p>
              </table:table-cell>
              <table:table-cell office:value-type="float" office:value="0.26996111869812">
                <text:p>0.2699611186981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573805923.92408">
                <text:p>1573805923.92408</text:p>
              </table:table-cell>
              <table:table-cell office:value-type="float" office:value="0.270776987075806">
                <text:p>0.27077698707580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573805924.19556">
                <text:p>1573805924.19556</text:p>
              </table:table-cell>
              <table:table-cell office:value-type="float" office:value="0.271482467651367">
                <text:p>0.271482467651367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573805924.46508">
                <text:p>1573805924.46508</text:p>
              </table:table-cell>
              <table:table-cell office:value-type="float" office:value="0.269519329071045">
                <text:p>0.26951932907104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573805924.73465">
                <text:p>1573805924.73465</text:p>
              </table:table-cell>
              <table:table-cell office:value-type="float" office:value="0.269566774368286">
                <text:p>0.26956677436828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573805925.0054">
                <text:p>1573805925.0054</text:p>
              </table:table-cell>
              <table:table-cell office:value-type="float" office:value="0.270750761032104">
                <text:p>0.27075076103210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573805925.27659">
                <text:p>1573805925.27659</text:p>
              </table:table-cell>
              <table:table-cell office:value-type="float" office:value="0.271193742752075">
                <text:p>0.27119374275207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573805925.54754">
                <text:p>1573805925.54754</text:p>
              </table:table-cell>
              <table:table-cell office:value-type="float" office:value="0.270949840545654">
                <text:p>0.27094984054565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573805925.81885">
                <text:p>1573805925.81885</text:p>
              </table:table-cell>
              <table:table-cell office:value-type="float" office:value="0.271305561065674">
                <text:p>0.27130556106567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573805926.08986">
                <text:p>1573805926.08986</text:p>
              </table:table-cell>
              <table:table-cell office:value-type="float" office:value="0.271012306213379">
                <text:p>0.271012306213379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573805926.3598">
                <text:p>1573805926.3598</text:p>
              </table:table-cell>
              <table:table-cell office:value-type="float" office:value="0.269940614700317">
                <text:p>0.26994061470031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573805926.63094">
                <text:p>1573805926.63094</text:p>
              </table:table-cell>
              <table:table-cell office:value-type="float" office:value="0.271140575408936">
                <text:p>0.271140575408936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573805926.9017">
                <text:p>1573805926.9017</text:p>
              </table:table-cell>
              <table:table-cell office:value-type="float" office:value="0.270765066146851">
                <text:p>0.27076506614685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573805927.17228">
                <text:p>1573805927.17228</text:p>
              </table:table-cell>
              <table:table-cell office:value-type="float" office:value="0.270576953887939">
                <text:p>0.27057695388793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573805927.44233">
                <text:p>1573805927.44233</text:p>
              </table:table-cell>
              <table:table-cell office:value-type="float" office:value="0.270051002502441">
                <text:p>0.27005100250244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573805927.71362">
                <text:p>1573805927.71362</text:p>
              </table:table-cell>
              <table:table-cell office:value-type="float" office:value="0.271289825439453">
                <text:p>0.27128982543945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573805927.98406">
                <text:p>1573805927.98406</text:p>
              </table:table-cell>
              <table:table-cell office:value-type="float" office:value="0.270441293716431">
                <text:p>0.270441293716431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573805928.25472">
                <text:p>1573805928.25472</text:p>
              </table:table-cell>
              <table:table-cell office:value-type="float" office:value="0.270659685134888">
                <text:p>0.27065968513488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573805928.67981">
                <text:p>1573805928.67981</text:p>
              </table:table-cell>
              <table:table-cell office:value-type="float" office:value="0.425082206726074">
                <text:p>0.425082206726074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573805928.91854">
                <text:p>1573805928.91854</text:p>
              </table:table-cell>
              <table:table-cell office:value-type="float" office:value="0.23872971534729">
                <text:p>0.2387297153472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573805929.15683">
                <text:p>1573805929.15683</text:p>
              </table:table-cell>
              <table:table-cell office:value-type="float" office:value="0.238293886184692">
                <text:p>0.23829388618469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573805929.39604">
                <text:p>1573805929.39604</text:p>
              </table:table-cell>
              <table:table-cell office:value-type="float" office:value="0.239213228225708">
                <text:p>0.239213228225708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573805929.66625">
                <text:p>1573805929.66625</text:p>
              </table:table-cell>
              <table:table-cell office:value-type="float" office:value="0.270208358764648">
                <text:p>0.270208358764648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573805929.9377">
                <text:p>1573805929.9377</text:p>
              </table:table-cell>
              <table:table-cell office:value-type="float" office:value="0.271445512771606">
                <text:p>0.271445512771606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573805930.20866">
                <text:p>1573805930.20866</text:p>
              </table:table-cell>
              <table:table-cell office:value-type="float" office:value="0.270962953567505">
                <text:p>0.27096295356750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573805930.47974">
                <text:p>1573805930.47974</text:p>
              </table:table-cell>
              <table:table-cell office:value-type="float" office:value="0.271080493927002">
                <text:p>0.27108049392700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573805930.75048">
                <text:p>1573805930.75048</text:p>
              </table:table-cell>
              <table:table-cell office:value-type="float" office:value="0.27073860168457">
                <text:p>0.27073860168457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573805931.02068">
                <text:p>1573805931.02068</text:p>
              </table:table-cell>
              <table:table-cell office:value-type="float" office:value="0.270196914672852">
                <text:p>0.270196914672852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573805931.29091">
                <text:p>1573805931.29091</text:p>
              </table:table-cell>
              <table:table-cell office:value-type="float" office:value="0.270236015319824">
                <text:p>0.27023601531982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573805931.56129">
                <text:p>1573805931.56129</text:p>
              </table:table-cell>
              <table:table-cell office:value-type="float" office:value="0.270374298095703">
                <text:p>0.27037429809570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573805931.8311">
                <text:p>1573805931.8311</text:p>
              </table:table-cell>
              <table:table-cell office:value-type="float" office:value="0.26981258392334">
                <text:p>0.26981258392334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573805932.10207">
                <text:p>1573805932.10207</text:p>
              </table:table-cell>
              <table:table-cell office:value-type="float" office:value="0.270974397659302">
                <text:p>0.27097439765930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573805932.3724">
                <text:p>1573805932.3724</text:p>
              </table:table-cell>
              <table:table-cell office:value-type="float" office:value="0.270329236984253">
                <text:p>0.27032923698425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573805932.64349">
                <text:p>1573805932.64349</text:p>
              </table:table-cell>
              <table:table-cell office:value-type="float" office:value="0.271090507507324">
                <text:p>0.271090507507324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573805932.91309">
                <text:p>1573805932.91309</text:p>
              </table:table-cell>
              <table:table-cell office:value-type="float" office:value="0.26960015296936">
                <text:p>0.2696001529693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573805933.18238">
                <text:p>1573805933.18238</text:p>
              </table:table-cell>
              <table:table-cell office:value-type="float" office:value="0.269291639328003">
                <text:p>0.26929163932800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573805933.45225">
                <text:p>1573805933.45225</text:p>
              </table:table-cell>
              <table:table-cell office:value-type="float" office:value="0.269864559173584">
                <text:p>0.26986455917358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573805933.72279">
                <text:p>1573805933.72279</text:p>
              </table:table-cell>
              <table:table-cell office:value-type="float" office:value="0.270538330078125">
                <text:p>0.27053833007812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573805933.99232">
                <text:p>1573805933.99232</text:p>
              </table:table-cell>
              <table:table-cell office:value-type="float" office:value="0.269529581069946">
                <text:p>0.26952958106994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573805934.26419">
                <text:p>1573805934.26419</text:p>
              </table:table-cell>
              <table:table-cell office:value-type="float" office:value="0.271868467330933">
                <text:p>0.27186846733093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573805934.53452">
                <text:p>1573805934.53452</text:p>
              </table:table-cell>
              <table:table-cell office:value-type="float" office:value="0.270339488983154">
                <text:p>0.270339488983154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573805934.80546">
                <text:p>1573805934.80546</text:p>
              </table:table-cell>
              <table:table-cell office:value-type="float" office:value="0.270933866500854">
                <text:p>0.27093386650085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73805935.07526">
                <text:p>1573805935.07526</text:p>
              </table:table-cell>
              <table:table-cell office:value-type="float" office:value="0.269796848297119">
                <text:p>0.26979684829711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73805935.34562">
                <text:p>1573805935.34562</text:p>
              </table:table-cell>
              <table:table-cell office:value-type="float" office:value="0.270369529724121">
                <text:p>0.27036952972412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73805935.61594">
                <text:p>1573805935.61594</text:p>
              </table:table-cell>
              <table:table-cell office:value-type="float" office:value="0.270315885543823">
                <text:p>0.270315885543823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73805935.88738">
                <text:p>1573805935.88738</text:p>
              </table:table-cell>
              <table:table-cell office:value-type="float" office:value="0.271437644958496">
                <text:p>0.27143764495849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73805936.15622">
                <text:p>1573805936.15622</text:p>
              </table:table-cell>
              <table:table-cell office:value-type="float" office:value="0.268839836120605">
                <text:p>0.26883983612060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73805936.42718">
                <text:p>1573805936.42718</text:p>
              </table:table-cell>
              <table:table-cell office:value-type="float" office:value="0.270957708358765">
                <text:p>0.27095770835876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73805936.69746">
                <text:p>1573805936.69746</text:p>
              </table:table-cell>
              <table:table-cell office:value-type="float" office:value="0.270281791687012">
                <text:p>0.27028179168701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73805936.9682">
                <text:p>1573805936.9682</text:p>
              </table:table-cell>
              <table:table-cell office:value-type="float" office:value="0.270739078521729">
                <text:p>0.27073907852172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73805937.23885">
                <text:p>1573805937.23885</text:p>
              </table:table-cell>
              <table:table-cell office:value-type="float" office:value="0.270652770996094">
                <text:p>0.270652770996094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73805937.50941">
                <text:p>1573805937.50941</text:p>
              </table:table-cell>
              <table:table-cell office:value-type="float" office:value="0.270561456680298">
                <text:p>0.270561456680298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73805937.77982">
                <text:p>1573805937.77982</text:p>
              </table:table-cell>
              <table:table-cell office:value-type="float" office:value="0.270405530929565">
                <text:p>0.27040553092956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73805938.1592">
                <text:p>1573805938.1592</text:p>
              </table:table-cell>
              <table:table-cell office:value-type="float" office:value="0.37938380241394">
                <text:p>0.37938380241394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73805938.39782">
                <text:p>1573805938.39782</text:p>
              </table:table-cell>
              <table:table-cell office:value-type="float" office:value="0.23861813545227">
                <text:p>0.2386181354522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73805938.63807">
                <text:p>1573805938.63807</text:p>
              </table:table-cell>
              <table:table-cell office:value-type="float" office:value="0.240249395370483">
                <text:p>0.24024939537048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73805938.90944">
                <text:p>1573805938.90944</text:p>
              </table:table-cell>
              <table:table-cell office:value-type="float" office:value="0.271369695663452">
                <text:p>0.27136969566345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73805939.18034">
                <text:p>1573805939.18034</text:p>
              </table:table-cell>
              <table:table-cell office:value-type="float" office:value="0.270902395248413">
                <text:p>0.27090239524841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73805939.45186">
                <text:p>1573805939.45186</text:p>
              </table:table-cell>
              <table:table-cell office:value-type="float" office:value="0.271522045135498">
                <text:p>0.27152204513549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73805939.72302">
                <text:p>1573805939.72302</text:p>
              </table:table-cell>
              <table:table-cell office:value-type="float" office:value="0.271154403686523">
                <text:p>0.27115440368652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73805939.99496">
                <text:p>1573805939.99496</text:p>
              </table:table-cell>
              <table:table-cell office:value-type="float" office:value="0.271940469741821">
                <text:p>0.27194046974182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73805940.26632">
                <text:p>1573805940.26632</text:p>
              </table:table-cell>
              <table:table-cell office:value-type="float" office:value="0.271363019943237">
                <text:p>0.271363019943237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73805940.53788">
                <text:p>1573805940.53788</text:p>
              </table:table-cell>
              <table:table-cell office:value-type="float" office:value="0.271562099456787">
                <text:p>0.271562099456787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73805940.81047">
                <text:p>1573805940.81047</text:p>
              </table:table-cell>
              <table:table-cell office:value-type="float" office:value="0.272583961486816">
                <text:p>0.272583961486816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73805941.0822">
                <text:p>1573805941.0822</text:p>
              </table:table-cell>
              <table:table-cell office:value-type="float" office:value="0.271730422973633">
                <text:p>0.27173042297363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73805941.3535">
                <text:p>1573805941.3535</text:p>
              </table:table-cell>
              <table:table-cell office:value-type="float" office:value="0.271301031112671">
                <text:p>0.27130103111267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73805941.62488">
                <text:p>1573805941.62488</text:p>
              </table:table-cell>
              <table:table-cell office:value-type="float" office:value="0.271379232406616">
                <text:p>0.271379232406616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73805941.89587">
                <text:p>1573805941.89587</text:p>
              </table:table-cell>
              <table:table-cell office:value-type="float" office:value="0.270989894866943">
                <text:p>0.27098989486694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73805942.16721">
                <text:p>1573805942.16721</text:p>
              </table:table-cell>
              <table:table-cell office:value-type="float" office:value="0.271347761154175">
                <text:p>0.27134776115417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73805942.43912">
                <text:p>1573805942.43912</text:p>
              </table:table-cell>
              <table:table-cell office:value-type="float" office:value="0.271907329559326">
                <text:p>0.271907329559326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73805942.70919">
                <text:p>1573805942.70919</text:p>
              </table:table-cell>
              <table:table-cell office:value-type="float" office:value="0.270065069198608">
                <text:p>0.270065069198608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73805942.98033">
                <text:p>1573805942.98033</text:p>
              </table:table-cell>
              <table:table-cell office:value-type="float" office:value="0.271143913269043">
                <text:p>0.271143913269043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73805943.25084">
                <text:p>1573805943.25084</text:p>
              </table:table-cell>
              <table:table-cell office:value-type="float" office:value="0.270504951477051">
                <text:p>0.270504951477051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73805943.52182">
                <text:p>1573805943.52182</text:p>
              </table:table-cell>
              <table:table-cell office:value-type="float" office:value="0.270988464355469">
                <text:p>0.270988464355469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73805943.79257">
                <text:p>1573805943.79257</text:p>
              </table:table-cell>
              <table:table-cell office:value-type="float" office:value="0.27074933052063">
                <text:p>0.2707493305206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73805944.06453">
                <text:p>1573805944.06453</text:p>
              </table:table-cell>
              <table:table-cell office:value-type="float" office:value="0.271954774856567">
                <text:p>0.271954774856567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73805944.33598">
                <text:p>1573805944.33598</text:p>
              </table:table-cell>
              <table:table-cell office:value-type="float" office:value="0.27145528793335">
                <text:p>0.2714552879333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73805944.60755">
                <text:p>1573805944.60755</text:p>
              </table:table-cell>
              <table:table-cell office:value-type="float" office:value="0.271562814712524">
                <text:p>0.271562814712524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73805944.8794">
                <text:p>1573805944.8794</text:p>
              </table:table-cell>
              <table:table-cell office:value-type="float" office:value="0.271854877471924">
                <text:p>0.271854877471924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73805945.15141">
                <text:p>1573805945.15141</text:p>
              </table:table-cell>
              <table:table-cell office:value-type="float" office:value="0.272013187408447">
                <text:p>0.272013187408447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73805945.42271">
                <text:p>1573805945.42271</text:p>
              </table:table-cell>
              <table:table-cell office:value-type="float" office:value="0.271291971206665">
                <text:p>0.27129197120666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73805945.69426">
                <text:p>1573805945.69426</text:p>
              </table:table-cell>
              <table:table-cell office:value-type="float" office:value="0.271557807922363">
                <text:p>0.27155780792236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73805945.96545">
                <text:p>1573805945.96545</text:p>
              </table:table-cell>
              <table:table-cell office:value-type="float" office:value="0.27118182182312">
                <text:p>0.2711818218231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73805946.2367">
                <text:p>1573805946.2367</text:p>
              </table:table-cell>
              <table:table-cell office:value-type="float" office:value="0.271255016326904">
                <text:p>0.271255016326904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73805946.5079">
                <text:p>1573805946.5079</text:p>
              </table:table-cell>
              <table:table-cell office:value-type="float" office:value="0.271198511123657">
                <text:p>0.271198511123657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73805946.77939">
                <text:p>1573805946.77939</text:p>
              </table:table-cell>
              <table:table-cell office:value-type="float" office:value="0.271493911743164">
                <text:p>0.271493911743164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73805947.05066">
                <text:p>1573805947.05066</text:p>
              </table:table-cell>
              <table:table-cell office:value-type="float" office:value="0.271267414093018">
                <text:p>0.27126741409301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73805947.32049">
                <text:p>1573805947.32049</text:p>
              </table:table-cell>
              <table:table-cell office:value-type="float" office:value="0.269826412200928">
                <text:p>0.26982641220092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73805947.5916">
                <text:p>1573805947.5916</text:p>
              </table:table-cell>
              <table:table-cell office:value-type="float" office:value="0.271108627319336">
                <text:p>0.27110862731933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73805947.86259">
                <text:p>1573805947.86259</text:p>
              </table:table-cell>
              <table:table-cell office:value-type="float" office:value="0.270998477935791">
                <text:p>0.27099847793579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73805948.13177">
                <text:p>1573805948.13177</text:p>
              </table:table-cell>
              <table:table-cell office:value-type="float" office:value="0.269176959991455">
                <text:p>0.26917695999145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73805948.40267">
                <text:p>1573805948.40267</text:p>
              </table:table-cell>
              <table:table-cell office:value-type="float" office:value="0.270895719528198">
                <text:p>0.27089571952819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73805948.67175">
                <text:p>1573805948.67175</text:p>
              </table:table-cell>
              <table:table-cell office:value-type="float" office:value="0.269078731536865">
                <text:p>0.26907873153686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73805948.9424">
                <text:p>1573805948.9424</text:p>
              </table:table-cell>
              <table:table-cell office:value-type="float" office:value="0.270649671554565">
                <text:p>0.27064967155456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73805949.21216">
                <text:p>1573805949.21216</text:p>
              </table:table-cell>
              <table:table-cell office:value-type="float" office:value="0.269766569137573">
                <text:p>0.26976656913757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73805949.48308">
                <text:p>1573805949.48308</text:p>
              </table:table-cell>
              <table:table-cell office:value-type="float" office:value="0.270921468734741">
                <text:p>0.27092146873474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73805949.75338">
                <text:p>1573805949.75338</text:p>
              </table:table-cell>
              <table:table-cell office:value-type="float" office:value="0.270298957824707">
                <text:p>0.270298957824707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73805950.0243">
                <text:p>1573805950.0243</text:p>
              </table:table-cell>
              <table:table-cell office:value-type="float" office:value="0.270915269851685">
                <text:p>0.27091526985168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73805950.2938">
                <text:p>1573805950.2938</text:p>
              </table:table-cell>
              <table:table-cell office:value-type="float" office:value="0.26950478553772">
                <text:p>0.2695047855377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73805950.56441">
                <text:p>1573805950.56441</text:p>
              </table:table-cell>
              <table:table-cell office:value-type="float" office:value="0.270606517791748">
                <text:p>0.27060651779174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73805950.8343">
                <text:p>1573805950.8343</text:p>
              </table:table-cell>
              <table:table-cell office:value-type="float" office:value="0.269894361495972">
                <text:p>0.26989436149597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73805951.10558">
                <text:p>1573805951.10558</text:p>
              </table:table-cell>
              <table:table-cell office:value-type="float" office:value="0.271273136138916">
                <text:p>0.271273136138916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73805951.3749">
                <text:p>1573805951.3749</text:p>
              </table:table-cell>
              <table:table-cell office:value-type="float" office:value="0.269327163696289">
                <text:p>0.269327163696289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73805951.6452">
                <text:p>1573805951.6452</text:p>
              </table:table-cell>
              <table:table-cell office:value-type="float" office:value="0.270298480987549">
                <text:p>0.270298480987549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73805951.91411">
                <text:p>1573805951.91411</text:p>
              </table:table-cell>
              <table:table-cell office:value-type="float" office:value="0.268905162811279">
                <text:p>0.268905162811279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73805952.18559">
                <text:p>1573805952.18559</text:p>
              </table:table-cell>
              <table:table-cell office:value-type="float" office:value="0.271480321884155">
                <text:p>0.27148032188415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73805952.45501">
                <text:p>1573805952.45501</text:p>
              </table:table-cell>
              <table:table-cell office:value-type="float" office:value="0.269424438476562">
                <text:p>0.26942443847656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73805952.72506">
                <text:p>1573805952.72506</text:p>
              </table:table-cell>
              <table:table-cell office:value-type="float" office:value="0.27004861831665">
                <text:p>0.2700486183166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73805952.99407">
                <text:p>1573805952.99407</text:p>
              </table:table-cell>
              <table:table-cell office:value-type="float" office:value="0.269013404846191">
                <text:p>0.26901340484619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73805953.26432">
                <text:p>1573805953.26432</text:p>
              </table:table-cell>
              <table:table-cell office:value-type="float" office:value="0.270248413085937">
                <text:p>0.270248413085937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73805953.53405">
                <text:p>1573805953.53405</text:p>
              </table:table-cell>
              <table:table-cell office:value-type="float" office:value="0.269728660583496">
                <text:p>0.26972866058349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73805953.80375">
                <text:p>1573805953.80375</text:p>
              </table:table-cell>
              <table:table-cell office:value-type="float" office:value="0.269702672958374">
                <text:p>0.26970267295837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73805954.07328">
                <text:p>1573805954.07328</text:p>
              </table:table-cell>
              <table:table-cell office:value-type="float" office:value="0.26952862739563">
                <text:p>0.2695286273956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3805954.34401">
                <text:p>1573805954.34401</text:p>
              </table:table-cell>
              <table:table-cell office:value-type="float" office:value="0.270725727081299">
                <text:p>0.27072572708129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3805954.61361">
                <text:p>1573805954.61361</text:p>
              </table:table-cell>
              <table:table-cell office:value-type="float" office:value="0.269603490829468">
                <text:p>0.269603490829468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3805954.88312">
                <text:p>1573805954.88312</text:p>
              </table:table-cell>
              <table:table-cell office:value-type="float" office:value="0.269509315490723">
                <text:p>0.26950931549072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3805955.15399">
                <text:p>1573805955.15399</text:p>
              </table:table-cell>
              <table:table-cell office:value-type="float" office:value="0.270872354507446">
                <text:p>0.270872354507446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3805955.42419">
                <text:p>1573805955.42419</text:p>
              </table:table-cell>
              <table:table-cell office:value-type="float" office:value="0.270199537277222">
                <text:p>0.27019953727722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3805955.81183">
                <text:p>1573805955.81183</text:p>
              </table:table-cell>
              <table:table-cell office:value-type="float" office:value="0.387640714645386">
                <text:p>0.387640714645386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3805956.0501">
                <text:p>1573805956.0501</text:p>
              </table:table-cell>
              <table:table-cell office:value-type="float" office:value="0.238262176513672">
                <text:p>0.23826217651367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3805956.28895">
                <text:p>1573805956.28895</text:p>
              </table:table-cell>
              <table:table-cell office:value-type="float" office:value="0.238853216171265">
                <text:p>0.23885321617126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3805956.52906">
                <text:p>1573805956.52906</text:p>
              </table:table-cell>
              <table:table-cell office:value-type="float" office:value="0.240109920501709">
                <text:p>0.24010992050170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73805956.80053">
                <text:p>1573805956.80053</text:p>
              </table:table-cell>
              <table:table-cell office:value-type="float" office:value="0.271474361419678">
                <text:p>0.271474361419678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73805957.07078">
                <text:p>1573805957.07078</text:p>
              </table:table-cell>
              <table:table-cell office:value-type="float" office:value="0.270251035690308">
                <text:p>0.270251035690308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73805957.34172">
                <text:p>1573805957.34172</text:p>
              </table:table-cell>
              <table:table-cell office:value-type="float" office:value="0.270931243896484">
                <text:p>0.27093124389648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73805957.61147">
                <text:p>1573805957.61147</text:p>
              </table:table-cell>
              <table:table-cell office:value-type="float" office:value="0.26975679397583">
                <text:p>0.26975679397583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73805957.88153">
                <text:p>1573805957.88153</text:p>
              </table:table-cell>
              <table:table-cell office:value-type="float" office:value="0.270055532455444">
                <text:p>0.270055532455444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73805958.15192">
                <text:p>1573805958.15192</text:p>
              </table:table-cell>
              <table:table-cell office:value-type="float" office:value="0.270387649536133">
                <text:p>0.27038764953613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73805958.42267">
                <text:p>1573805958.42267</text:p>
              </table:table-cell>
              <table:table-cell office:value-type="float" office:value="0.270757436752319">
                <text:p>0.270757436752319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73805958.69365">
                <text:p>1573805958.69365</text:p>
              </table:table-cell>
              <table:table-cell office:value-type="float" office:value="0.270979881286621">
                <text:p>0.270979881286621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73805958.96379">
                <text:p>1573805958.96379</text:p>
              </table:table-cell>
              <table:table-cell office:value-type="float" office:value="0.270136117935181">
                <text:p>0.27013611793518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73805959.23391">
                <text:p>1573805959.23391</text:p>
              </table:table-cell>
              <table:table-cell office:value-type="float" office:value="0.270122766494751">
                <text:p>0.27012276649475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73805959.50413">
                <text:p>1573805959.50413</text:p>
              </table:table-cell>
              <table:table-cell office:value-type="float" office:value="0.270217180252075">
                <text:p>0.27021718025207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73805959.77394">
                <text:p>1573805959.77394</text:p>
              </table:table-cell>
              <table:table-cell office:value-type="float" office:value="0.26981258392334">
                <text:p>0.26981258392334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73805960.0437">
                <text:p>1573805960.0437</text:p>
              </table:table-cell>
              <table:table-cell office:value-type="float" office:value="0.269754886627197">
                <text:p>0.269754886627197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73805960.31361">
                <text:p>1573805960.31361</text:p>
              </table:table-cell>
              <table:table-cell office:value-type="float" office:value="0.269914865493774">
                <text:p>0.269914865493774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73805960.5838">
                <text:p>1573805960.5838</text:p>
              </table:table-cell>
              <table:table-cell office:value-type="float" office:value="0.270190715789795">
                <text:p>0.27019071578979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73805960.85398">
                <text:p>1573805960.85398</text:p>
              </table:table-cell>
              <table:table-cell office:value-type="float" office:value="0.270179986953735">
                <text:p>0.27017998695373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73805961.12394">
                <text:p>1573805961.12394</text:p>
              </table:table-cell>
              <table:table-cell office:value-type="float" office:value="0.269955396652222">
                <text:p>0.26995539665222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73805961.39485">
                <text:p>1573805961.39485</text:p>
              </table:table-cell>
              <table:table-cell office:value-type="float" office:value="0.270917654037476">
                <text:p>0.270917654037476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73805961.66274">
                <text:p>1573805961.66274</text:p>
              </table:table-cell>
              <table:table-cell office:value-type="float" office:value="0.267886638641357">
                <text:p>0.267886638641357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73805961.9315">
                <text:p>1573805961.9315</text:p>
              </table:table-cell>
              <table:table-cell office:value-type="float" office:value="0.268759727478027">
                <text:p>0.268759727478027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573805962.20053">
                <text:p>1573805962.20053</text:p>
              </table:table-cell>
              <table:table-cell office:value-type="float" office:value="0.269031524658203">
                <text:p>0.26903152465820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573805962.46915">
                <text:p>1573805962.46915</text:p>
              </table:table-cell>
              <table:table-cell office:value-type="float" office:value="0.268619298934937">
                <text:p>0.268619298934937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573805962.73879">
                <text:p>1573805962.73879</text:p>
              </table:table-cell>
              <table:table-cell office:value-type="float" office:value="0.269635915756226">
                <text:p>0.26963591575622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573805963.00797">
                <text:p>1573805963.00797</text:p>
              </table:table-cell>
              <table:table-cell office:value-type="float" office:value="0.269185304641724">
                <text:p>0.269185304641724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573805963.2768">
                <text:p>1573805963.2768</text:p>
              </table:table-cell>
              <table:table-cell office:value-type="float" office:value="0.268831253051758">
                <text:p>0.26883125305175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573805963.5458">
                <text:p>1573805963.5458</text:p>
              </table:table-cell>
              <table:table-cell office:value-type="float" office:value="0.268995046615601">
                <text:p>0.268995046615601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573805963.81464">
                <text:p>1573805963.81464</text:p>
              </table:table-cell>
              <table:table-cell office:value-type="float" office:value="0.268844127655029">
                <text:p>0.268844127655029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573805964.08303">
                <text:p>1573805964.08303</text:p>
              </table:table-cell>
              <table:table-cell office:value-type="float" office:value="0.268387317657471">
                <text:p>0.268387317657471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573805964.35194">
                <text:p>1573805964.35194</text:p>
              </table:table-cell>
              <table:table-cell office:value-type="float" office:value="0.268909692764282">
                <text:p>0.26890969276428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573805964.62062">
                <text:p>1573805964.62062</text:p>
              </table:table-cell>
              <table:table-cell office:value-type="float" office:value="0.268681526184082">
                <text:p>0.26868152618408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573805964.88977">
                <text:p>1573805964.88977</text:p>
              </table:table-cell>
              <table:table-cell office:value-type="float" office:value="0.269150733947754">
                <text:p>0.269150733947754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573805965.15834">
                <text:p>1573805965.15834</text:p>
              </table:table-cell>
              <table:table-cell office:value-type="float" office:value="0.268564224243164">
                <text:p>0.26856422424316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573805965.42666">
                <text:p>1573805965.42666</text:p>
              </table:table-cell>
              <table:table-cell office:value-type="float" office:value="0.268318653106689">
                <text:p>0.268318653106689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573805965.69609">
                <text:p>1573805965.69609</text:p>
              </table:table-cell>
              <table:table-cell office:value-type="float" office:value="0.269433259963989">
                <text:p>0.269433259963989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573805965.96519">
                <text:p>1573805965.96519</text:p>
              </table:table-cell>
              <table:table-cell office:value-type="float" office:value="0.269104480743408">
                <text:p>0.269104480743408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573805966.23472">
                <text:p>1573805966.23472</text:p>
              </table:table-cell>
              <table:table-cell office:value-type="float" office:value="0.269527196884155">
                <text:p>0.26952719688415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573805966.50503">
                <text:p>1573805966.50503</text:p>
              </table:table-cell>
              <table:table-cell office:value-type="float" office:value="0.270309925079346">
                <text:p>0.270309925079346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573805966.77422">
                <text:p>1573805966.77422</text:p>
              </table:table-cell>
              <table:table-cell office:value-type="float" office:value="0.269188165664673">
                <text:p>0.26918816566467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573805967.04368">
                <text:p>1573805967.04368</text:p>
              </table:table-cell>
              <table:table-cell office:value-type="float" office:value="0.269462823867798">
                <text:p>0.269462823867798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573805967.31266">
                <text:p>1573805967.31266</text:p>
              </table:table-cell>
              <table:table-cell office:value-type="float" office:value="0.268974542617798">
                <text:p>0.268974542617798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573805967.58161">
                <text:p>1573805967.58161</text:p>
              </table:table-cell>
              <table:table-cell office:value-type="float" office:value="0.268950700759888">
                <text:p>0.26895070075988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573805967.85081">
                <text:p>1573805967.85081</text:p>
              </table:table-cell>
              <table:table-cell office:value-type="float" office:value="0.269200801849365">
                <text:p>0.26920080184936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573805968.25793">
                <text:p>1573805968.25793</text:p>
              </table:table-cell>
              <table:table-cell office:value-type="float" office:value="0.40711784362793">
                <text:p>0.4071178436279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573805968.49575">
                <text:p>1573805968.49575</text:p>
              </table:table-cell>
              <table:table-cell office:value-type="float" office:value="0.237819910049438">
                <text:p>0.237819910049438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573805968.73463">
                <text:p>1573805968.73463</text:p>
              </table:table-cell>
              <table:table-cell office:value-type="float" office:value="0.23888635635376">
                <text:p>0.23888635635376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573805969.00375">
                <text:p>1573805969.00375</text:p>
              </table:table-cell>
              <table:table-cell office:value-type="float" office:value="0.269119262695312">
                <text:p>0.26911926269531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573805969.39191">
                <text:p>1573805969.39191</text:p>
              </table:table-cell>
              <table:table-cell office:value-type="float" office:value="0.388159275054932">
                <text:p>0.38815927505493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573805969.6298">
                <text:p>1573805969.6298</text:p>
              </table:table-cell>
              <table:table-cell office:value-type="float" office:value="0.237889051437378">
                <text:p>0.23788905143737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573805969.86773">
                <text:p>1573805969.86773</text:p>
              </table:table-cell>
              <table:table-cell office:value-type="float" office:value="0.237930059432983">
                <text:p>0.237930059432983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573805970.10697">
                <text:p>1573805970.10697</text:p>
              </table:table-cell>
              <table:table-cell office:value-type="float" office:value="0.23923921585083">
                <text:p>0.23923921585083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573805970.37606">
                <text:p>1573805970.37606</text:p>
              </table:table-cell>
              <table:table-cell office:value-type="float" office:value="0.269086599349976">
                <text:p>0.269086599349976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573805970.64546">
                <text:p>1573805970.64546</text:p>
              </table:table-cell>
              <table:table-cell office:value-type="float" office:value="0.269405603408813">
                <text:p>0.269405603408813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573805970.91337">
                <text:p>1573805970.91337</text:p>
              </table:table-cell>
              <table:table-cell office:value-type="float" office:value="0.267911195755005">
                <text:p>0.26791119575500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573805971.18176">
                <text:p>1573805971.18176</text:p>
              </table:table-cell>
              <table:table-cell office:value-type="float" office:value="0.268391132354736">
                <text:p>0.268391132354736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573805971.45087">
                <text:p>1573805971.45087</text:p>
              </table:table-cell>
              <table:table-cell office:value-type="float" office:value="0.269109964370728">
                <text:p>0.269109964370728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573805971.71993">
                <text:p>1573805971.71993</text:p>
              </table:table-cell>
              <table:table-cell office:value-type="float" office:value="0.269055604934692">
                <text:p>0.269055604934692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573805971.98877">
                <text:p>1573805971.98877</text:p>
              </table:table-cell>
              <table:table-cell office:value-type="float" office:value="0.26884126663208">
                <text:p>0.26884126663208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573805972.25651">
                <text:p>1573805972.25651</text:p>
              </table:table-cell>
              <table:table-cell office:value-type="float" office:value="0.267744779586792">
                <text:p>0.267744779586792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573805972.52486">
                <text:p>1573805972.52486</text:p>
              </table:table-cell>
              <table:table-cell office:value-type="float" office:value="0.268341779708862">
                <text:p>0.268341779708862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573805972.79177">
                <text:p>1573805972.79177</text:p>
              </table:table-cell>
              <table:table-cell office:value-type="float" office:value="0.266915798187256">
                <text:p>0.266915798187256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573805973.06064">
                <text:p>1573805973.06064</text:p>
              </table:table-cell>
              <table:table-cell office:value-type="float" office:value="0.268871545791626">
                <text:p>0.268871545791626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573805973.32899">
                <text:p>1573805973.32899</text:p>
              </table:table-cell>
              <table:table-cell office:value-type="float" office:value="0.268344163894653">
                <text:p>0.26834416389465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573805973.59866">
                <text:p>1573805973.59866</text:p>
              </table:table-cell>
              <table:table-cell office:value-type="float" office:value="0.269672393798828">
                <text:p>0.26967239379882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573805973.86635">
                <text:p>1573805973.86635</text:p>
              </table:table-cell>
              <table:table-cell office:value-type="float" office:value="0.267692565917969">
                <text:p>0.267692565917969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573805974.13483">
                <text:p>1573805974.13483</text:p>
              </table:table-cell>
              <table:table-cell office:value-type="float" office:value="0.268480539321899">
                <text:p>0.268480539321899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573805974.40333">
                <text:p>1573805974.40333</text:p>
              </table:table-cell>
              <table:table-cell office:value-type="float" office:value="0.268491744995117">
                <text:p>0.268491744995117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573805974.67303">
                <text:p>1573805974.67303</text:p>
              </table:table-cell>
              <table:table-cell office:value-type="float" office:value="0.269709348678589">
                <text:p>0.269709348678589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573805974.94088">
                <text:p>1573805974.94088</text:p>
              </table:table-cell>
              <table:table-cell office:value-type="float" office:value="0.267844438552856">
                <text:p>0.26784443855285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573805975.20946">
                <text:p>1573805975.20946</text:p>
              </table:table-cell>
              <table:table-cell office:value-type="float" office:value="0.268585443496704">
                <text:p>0.268585443496704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573805975.47737">
                <text:p>1573805975.47737</text:p>
              </table:table-cell>
              <table:table-cell office:value-type="float" office:value="0.267904043197632">
                <text:p>0.26790404319763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573805975.74578">
                <text:p>1573805975.74578</text:p>
              </table:table-cell>
              <table:table-cell office:value-type="float" office:value="0.268412590026855">
                <text:p>0.26841259002685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573805976.01388">
                <text:p>1573805976.01388</text:p>
              </table:table-cell>
              <table:table-cell office:value-type="float" office:value="0.268098831176758">
                <text:p>0.26809883117675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573805976.28332">
                <text:p>1573805976.28332</text:p>
              </table:table-cell>
              <table:table-cell office:value-type="float" office:value="0.269435167312622">
                <text:p>0.269435167312622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573805976.55124">
                <text:p>1573805976.55124</text:p>
              </table:table-cell>
              <table:table-cell office:value-type="float" office:value="0.267922878265381">
                <text:p>0.267922878265381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573805976.82019">
                <text:p>1573805976.82019</text:p>
              </table:table-cell>
              <table:table-cell office:value-type="float" office:value="0.268948316574097">
                <text:p>0.268948316574097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573805977.08718">
                <text:p>1573805977.08718</text:p>
              </table:table-cell>
              <table:table-cell office:value-type="float" office:value="0.266998052597046">
                <text:p>0.266998052597046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573805977.35668">
                <text:p>1573805977.35668</text:p>
              </table:table-cell>
              <table:table-cell office:value-type="float" office:value="0.269493341445923">
                <text:p>0.26949334144592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573805977.62505">
                <text:p>1573805977.62505</text:p>
              </table:table-cell>
              <table:table-cell office:value-type="float" office:value="0.268376111984253">
                <text:p>0.26837611198425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573805977.89376">
                <text:p>1573805977.89376</text:p>
              </table:table-cell>
              <table:table-cell office:value-type="float" office:value="0.268710374832153">
                <text:p>0.26871037483215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573805978.16252">
                <text:p>1573805978.16252</text:p>
              </table:table-cell>
              <table:table-cell office:value-type="float" office:value="0.268757820129395">
                <text:p>0.26875782012939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573805978.43079">
                <text:p>1573805978.43079</text:p>
              </table:table-cell>
              <table:table-cell office:value-type="float" office:value="0.268271923065186">
                <text:p>0.268271923065186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573805978.69891">
                <text:p>1573805978.69891</text:p>
              </table:table-cell>
              <table:table-cell office:value-type="float" office:value="0.268113851547241">
                <text:p>0.268113851547241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573805978.96622">
                <text:p>1573805978.96622</text:p>
              </table:table-cell>
              <table:table-cell office:value-type="float" office:value="0.267316102981567">
                <text:p>0.267316102981567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573805979.2348">
                <text:p>1573805979.2348</text:p>
              </table:table-cell>
              <table:table-cell office:value-type="float" office:value="0.268574714660645">
                <text:p>0.26857471466064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573805979.6597">
                <text:p>1573805979.6597</text:p>
              </table:table-cell>
              <table:table-cell office:value-type="float" office:value="0.424900054931641">
                <text:p>0.424900054931641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573805979.89762">
                <text:p>1573805979.89762</text:p>
              </table:table-cell>
              <table:table-cell office:value-type="float" office:value="0.237923383712769">
                <text:p>0.237923383712769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573805980.13494">
                <text:p>1573805980.13494</text:p>
              </table:table-cell>
              <table:table-cell office:value-type="float" office:value="0.237321376800537">
                <text:p>0.237321376800537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573805980.37393">
                <text:p>1573805980.37393</text:p>
              </table:table-cell>
              <table:table-cell office:value-type="float" office:value="0.238986015319824">
                <text:p>0.238986015319824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573805980.76188">
                <text:p>1573805980.76188</text:p>
              </table:table-cell>
              <table:table-cell office:value-type="float" office:value="0.387945413589478">
                <text:p>0.387945413589478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573805980.99946">
                <text:p>1573805980.99946</text:p>
              </table:table-cell>
              <table:table-cell office:value-type="float" office:value="0.237581014633179">
                <text:p>0.237581014633179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573805981.2367">
                <text:p>1573805981.2367</text:p>
              </table:table-cell>
              <table:table-cell office:value-type="float" office:value="0.237241744995117">
                <text:p>0.237241744995117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573805981.47454">
                <text:p>1573805981.47454</text:p>
              </table:table-cell>
              <table:table-cell office:value-type="float" office:value="0.237841129302979">
                <text:p>0.237841129302979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573805981.74192">
                <text:p>1573805981.74192</text:p>
              </table:table-cell>
              <table:table-cell office:value-type="float" office:value="0.267377138137817">
                <text:p>0.267377138137817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573805982.01065">
                <text:p>1573805982.01065</text:p>
              </table:table-cell>
              <table:table-cell office:value-type="float" office:value="0.268733978271484">
                <text:p>0.268733978271484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573805982.27848">
                <text:p>1573805982.27848</text:p>
              </table:table-cell>
              <table:table-cell office:value-type="float" office:value="0.267834186553955">
                <text:p>0.26783418655395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573805982.54734">
                <text:p>1573805982.54734</text:p>
              </table:table-cell>
              <table:table-cell office:value-type="float" office:value="0.268851518630981">
                <text:p>0.26885151863098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573805982.8152">
                <text:p>1573805982.8152</text:p>
              </table:table-cell>
              <table:table-cell office:value-type="float" office:value="0.267861127853394">
                <text:p>0.267861127853394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573805983.08372">
                <text:p>1573805983.08372</text:p>
              </table:table-cell>
              <table:table-cell office:value-type="float" office:value="0.268524646759033">
                <text:p>0.268524646759033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573805983.35118">
                <text:p>1573805983.35118</text:p>
              </table:table-cell>
              <table:table-cell office:value-type="float" office:value="0.267456531524658">
                <text:p>0.267456531524658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573805983.61946">
                <text:p>1573805983.61946</text:p>
              </table:table-cell>
              <table:table-cell office:value-type="float" office:value="0.268277883529663">
                <text:p>0.26827788352966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573805983.888">
                <text:p>1573805983.888</text:p>
              </table:table-cell>
              <table:table-cell office:value-type="float" office:value="0.268548727035522">
                <text:p>0.26854872703552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573805984.15697">
                <text:p>1573805984.15697</text:p>
              </table:table-cell>
              <table:table-cell office:value-type="float" office:value="0.268961668014526">
                <text:p>0.268961668014526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573805984.42528">
                <text:p>1573805984.42528</text:p>
              </table:table-cell>
              <table:table-cell office:value-type="float" office:value="0.268309354782104">
                <text:p>0.26830935478210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573805984.69444">
                <text:p>1573805984.69444</text:p>
              </table:table-cell>
              <table:table-cell office:value-type="float" office:value="0.269165754318237">
                <text:p>0.269165754318237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573805984.96308">
                <text:p>1573805984.96308</text:p>
              </table:table-cell>
              <table:table-cell office:value-type="float" office:value="0.268635511398315">
                <text:p>0.26863551139831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573805985.2321">
                <text:p>1573805985.2321</text:p>
              </table:table-cell>
              <table:table-cell office:value-type="float" office:value="0.269019365310669">
                <text:p>0.269019365310669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573805985.5">
                <text:p>1573805985.5</text:p>
              </table:table-cell>
              <table:table-cell office:value-type="float" office:value="0.267905473709106">
                <text:p>0.267905473709106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573805985.76932">
                <text:p>1573805985.76932</text:p>
              </table:table-cell>
              <table:table-cell office:value-type="float" office:value="0.269320249557495">
                <text:p>0.26932024955749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573805986.03729">
                <text:p>1573805986.03729</text:p>
              </table:table-cell>
              <table:table-cell office:value-type="float" office:value="0.267969369888306">
                <text:p>0.26796936988830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573805986.30681">
                <text:p>1573805986.30681</text:p>
              </table:table-cell>
              <table:table-cell office:value-type="float" office:value="0.269523143768311">
                <text:p>0.26952314376831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573805986.57522">
                <text:p>1573805986.57522</text:p>
              </table:table-cell>
              <table:table-cell office:value-type="float" office:value="0.268405199050903">
                <text:p>0.268405199050903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573805986.97517">
                <text:p>1573805986.97517</text:p>
              </table:table-cell>
              <table:table-cell office:value-type="float" office:value="0.399950742721558">
                <text:p>0.399950742721558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573805987.21247">
                <text:p>1573805987.21247</text:p>
              </table:table-cell>
              <table:table-cell office:value-type="float" office:value="0.237298965454102">
                <text:p>0.237298965454102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573805987.45043">
                <text:p>1573805987.45043</text:p>
              </table:table-cell>
              <table:table-cell office:value-type="float" office:value="0.237956047058105">
                <text:p>0.23795604705810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573805987.68855">
                <text:p>1573805987.68855</text:p>
              </table:table-cell>
              <table:table-cell office:value-type="float" office:value="0.238126993179321">
                <text:p>0.238126993179321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573805987.95785">
                <text:p>1573805987.95785</text:p>
              </table:table-cell>
              <table:table-cell office:value-type="float" office:value="0.269300699234009">
                <text:p>0.269300699234009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573805988.22583">
                <text:p>1573805988.22583</text:p>
              </table:table-cell>
              <table:table-cell office:value-type="float" office:value="0.267976522445679">
                <text:p>0.267976522445679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573805988.49444">
                <text:p>1573805988.49444</text:p>
              </table:table-cell>
              <table:table-cell office:value-type="float" office:value="0.268606901168823">
                <text:p>0.268606901168823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573805988.76283">
                <text:p>1573805988.76283</text:p>
              </table:table-cell>
              <table:table-cell office:value-type="float" office:value="0.26839017868042">
                <text:p>0.26839017868042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573805989.0319">
                <text:p>1573805989.0319</text:p>
              </table:table-cell>
              <table:table-cell office:value-type="float" office:value="0.269071340560913">
                <text:p>0.26907134056091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573805989.29997">
                <text:p>1573805989.29997</text:p>
              </table:table-cell>
              <table:table-cell office:value-type="float" office:value="0.268074750900269">
                <text:p>0.268074750900269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573805989.56949">
                <text:p>1573805989.56949</text:p>
              </table:table-cell>
              <table:table-cell office:value-type="float" office:value="0.269514083862305">
                <text:p>0.269514083862305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573805989.83776">
                <text:p>1573805989.83776</text:p>
              </table:table-cell>
              <table:table-cell office:value-type="float" office:value="0.268274784088135">
                <text:p>0.26827478408813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573805990.10687">
                <text:p>1573805990.10687</text:p>
              </table:table-cell>
              <table:table-cell office:value-type="float" office:value="0.269106864929199">
                <text:p>0.269106864929199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573805990.37487">
                <text:p>1573805990.37487</text:p>
              </table:table-cell>
              <table:table-cell office:value-type="float" office:value="0.267997026443481">
                <text:p>0.267997026443481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573805990.6441">
                <text:p>1573805990.6441</text:p>
              </table:table-cell>
              <table:table-cell office:value-type="float" office:value="0.269232034683228">
                <text:p>0.269232034683228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573805990.91326">
                <text:p>1573805990.91326</text:p>
              </table:table-cell>
              <table:table-cell office:value-type="float" office:value="0.269160509109497">
                <text:p>0.269160509109497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573805991.18249">
                <text:p>1573805991.18249</text:p>
              </table:table-cell>
              <table:table-cell office:value-type="float" office:value="0.269227504730225">
                <text:p>0.26922750473022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573805991.45126">
                <text:p>1573805991.45126</text:p>
              </table:table-cell>
              <table:table-cell office:value-type="float" office:value="0.26877236366272">
                <text:p>0.26877236366272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573805991.7202">
                <text:p>1573805991.7202</text:p>
              </table:table-cell>
              <table:table-cell office:value-type="float" office:value="0.268941164016724">
                <text:p>0.268941164016724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573805991.98891">
                <text:p>1573805991.98891</text:p>
              </table:table-cell>
              <table:table-cell office:value-type="float" office:value="0.268714666366577">
                <text:p>0.268714666366577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573805992.25659">
                <text:p>1573805992.25659</text:p>
              </table:table-cell>
              <table:table-cell office:value-type="float" office:value="0.267672538757324">
                <text:p>0.267672538757324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573805992.52508">
                <text:p>1573805992.52508</text:p>
              </table:table-cell>
              <table:table-cell office:value-type="float" office:value="0.268498182296753">
                <text:p>0.26849818229675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573805992.79285">
                <text:p>1573805992.79285</text:p>
              </table:table-cell>
              <table:table-cell office:value-type="float" office:value="0.267763376235962">
                <text:p>0.267763376235962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573805993.06136">
                <text:p>1573805993.06136</text:p>
              </table:table-cell>
              <table:table-cell office:value-type="float" office:value="0.268508434295654">
                <text:p>0.26850843429565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573805993.329">
                <text:p>1573805993.329</text:p>
              </table:table-cell>
              <table:table-cell office:value-type="float" office:value="0.267644643783569">
                <text:p>0.267644643783569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573805993.5972">
                <text:p>1573805993.5972</text:p>
              </table:table-cell>
              <table:table-cell office:value-type="float" office:value="0.268203496932983">
                <text:p>0.268203496932983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573805993.8653">
                <text:p>1573805993.8653</text:p>
              </table:table-cell>
              <table:table-cell office:value-type="float" office:value="0.268092155456543">
                <text:p>0.268092155456543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573805994.13392">
                <text:p>1573805994.13392</text:p>
              </table:table-cell>
              <table:table-cell office:value-type="float" office:value="0.268628120422363">
                <text:p>0.268628120422363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573805994.52164">
                <text:p>1573805994.52164</text:p>
              </table:table-cell>
              <table:table-cell office:value-type="float" office:value="0.38771653175354">
                <text:p>0.3877165317535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573805994.75917">
                <text:p>1573805994.75917</text:p>
              </table:table-cell>
              <table:table-cell office:value-type="float" office:value="0.237524271011353">
                <text:p>0.237524271011353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573805994.99692">
                <text:p>1573805994.99692</text:p>
              </table:table-cell>
              <table:table-cell office:value-type="float" office:value="0.237750291824341">
                <text:p>0.23775029182434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573805995.23615">
                <text:p>1573805995.23615</text:p>
              </table:table-cell>
              <table:table-cell office:value-type="float" office:value="0.239233016967773">
                <text:p>0.239233016967773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573805995.50424">
                <text:p>1573805995.50424</text:p>
              </table:table-cell>
              <table:table-cell office:value-type="float" office:value="0.268095254898071">
                <text:p>0.26809525489807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573805995.77297">
                <text:p>1573805995.77297</text:p>
              </table:table-cell>
              <table:table-cell office:value-type="float" office:value="0.268724918365479">
                <text:p>0.26872491836547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573805996.0405">
                <text:p>1573805996.0405</text:p>
              </table:table-cell>
              <table:table-cell office:value-type="float" office:value="0.267528295516968">
                <text:p>0.267528295516968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573805996.30872">
                <text:p>1573805996.30872</text:p>
              </table:table-cell>
              <table:table-cell office:value-type="float" office:value="0.268219232559204">
                <text:p>0.268219232559204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573805996.57631">
                <text:p>1573805996.57631</text:p>
              </table:table-cell>
              <table:table-cell office:value-type="float" office:value="0.267598152160645">
                <text:p>0.267598152160645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573805996.84497">
                <text:p>1573805996.84497</text:p>
              </table:table-cell>
              <table:table-cell office:value-type="float" office:value="0.268650531768799">
                <text:p>0.268650531768799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573805997.11273">
                <text:p>1573805997.11273</text:p>
              </table:table-cell>
              <table:table-cell office:value-type="float" office:value="0.267764329910278">
                <text:p>0.267764329910278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573805997.3815">
                <text:p>1573805997.3815</text:p>
              </table:table-cell>
              <table:table-cell office:value-type="float" office:value="0.268771171569824">
                <text:p>0.268771171569824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573805997.64886">
                <text:p>1573805997.64886</text:p>
              </table:table-cell>
              <table:table-cell office:value-type="float" office:value="0.267360925674438">
                <text:p>0.267360925674438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573805997.91753">
                <text:p>1573805997.91753</text:p>
              </table:table-cell>
              <table:table-cell office:value-type="float" office:value="0.268663883209229">
                <text:p>0.268663883209229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573806008.63945">
                <text:p>1573806008.63945</text:p>
              </table:table-cell>
              <table:table-cell office:value-type="float" office:value="10.7219245433807">
                <text:p>10.7219245433807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573806008.88058">
                <text:p>1573806008.88058</text:p>
              </table:table-cell>
              <table:table-cell office:value-type="float" office:value="0.241129159927368">
                <text:p>0.241129159927368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573806009.1512">
                <text:p>1573806009.1512</text:p>
              </table:table-cell>
              <table:table-cell office:value-type="float" office:value="0.270617485046387">
                <text:p>0.270617485046387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573806009.42115">
                <text:p>1573806009.42115</text:p>
              </table:table-cell>
              <table:table-cell office:value-type="float" office:value="0.269951105117798">
                <text:p>0.269951105117798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573806009.69082">
                <text:p>1573806009.69082</text:p>
              </table:table-cell>
              <table:table-cell office:value-type="float" office:value="0.269673109054565">
                <text:p>0.26967310905456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573806009.96051">
                <text:p>1573806009.96051</text:p>
              </table:table-cell>
              <table:table-cell office:value-type="float" office:value="0.269689559936523">
                <text:p>0.269689559936523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573806010.23004">
                <text:p>1573806010.23004</text:p>
              </table:table-cell>
              <table:table-cell office:value-type="float" office:value="0.269525289535522">
                <text:p>0.269525289535522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573806010.49945">
                <text:p>1573806010.49945</text:p>
              </table:table-cell>
              <table:table-cell office:value-type="float" office:value="0.269418239593506">
                <text:p>0.269418239593506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573806010.76875">
                <text:p>1573806010.76875</text:p>
              </table:table-cell>
              <table:table-cell office:value-type="float" office:value="0.269297361373901">
                <text:p>0.269297361373901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573806011.03813">
                <text:p>1573806011.03813</text:p>
              </table:table-cell>
              <table:table-cell office:value-type="float" office:value="0.269378900527954">
                <text:p>0.26937890052795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573806011.30775">
                <text:p>1573806011.30775</text:p>
              </table:table-cell>
              <table:table-cell office:value-type="float" office:value="0.269616603851318">
                <text:p>0.269616603851318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573806011.57728">
                <text:p>1573806011.57728</text:p>
              </table:table-cell>
              <table:table-cell office:value-type="float" office:value="0.269535779953003">
                <text:p>0.26953577995300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573806011.84768">
                <text:p>1573806011.84768</text:p>
              </table:table-cell>
              <table:table-cell office:value-type="float" office:value="0.270394325256348">
                <text:p>0.270394325256348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573806012.11761">
                <text:p>1573806012.11761</text:p>
              </table:table-cell>
              <table:table-cell office:value-type="float" office:value="0.269935131072998">
                <text:p>0.269935131072998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573806012.38678">
                <text:p>1573806012.38678</text:p>
              </table:table-cell>
              <table:table-cell office:value-type="float" office:value="0.269163846969604">
                <text:p>0.269163846969604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573806012.65619">
                <text:p>1573806012.65619</text:p>
              </table:table-cell>
              <table:table-cell office:value-type="float" office:value="0.26941704750061">
                <text:p>0.26941704750061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573806012.92559">
                <text:p>1573806012.92559</text:p>
              </table:table-cell>
              <table:table-cell office:value-type="float" office:value="0.269401550292969">
                <text:p>0.269401550292969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573806013.19547">
                <text:p>1573806013.19547</text:p>
              </table:table-cell>
              <table:table-cell office:value-type="float" office:value="0.269877910614014">
                <text:p>0.269877910614014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573806013.59519">
                <text:p>1573806013.59519</text:p>
              </table:table-cell>
              <table:table-cell office:value-type="float" office:value="0.399718284606934">
                <text:p>0.399718284606934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573806013.83298">
                <text:p>1573806013.83298</text:p>
              </table:table-cell>
              <table:table-cell office:value-type="float" office:value="0.237788677215576">
                <text:p>0.237788677215576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573806014.07065">
                <text:p>1573806014.07065</text:p>
              </table:table-cell>
              <table:table-cell office:value-type="float" office:value="0.237665891647339">
                <text:p>0.237665891647339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573806014.30949">
                <text:p>1573806014.30949</text:p>
              </table:table-cell>
              <table:table-cell office:value-type="float" office:value="0.238842964172363">
                <text:p>0.238842964172363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573806014.57837">
                <text:p>1573806014.57837</text:p>
              </table:table-cell>
              <table:table-cell office:value-type="float" office:value="0.268882036209106">
                <text:p>0.26888203620910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573806014.84764">
                <text:p>1573806014.84764</text:p>
              </table:table-cell>
              <table:table-cell office:value-type="float" office:value="0.269267559051514">
                <text:p>0.269267559051514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573806015.11721">
                <text:p>1573806015.11721</text:p>
              </table:table-cell>
              <table:table-cell office:value-type="float" office:value="0.26957106590271">
                <text:p>0.2695710659027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573806015.38698">
                <text:p>1573806015.38698</text:p>
              </table:table-cell>
              <table:table-cell office:value-type="float" office:value="0.269772291183472">
                <text:p>0.269772291183472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573806015.6569">
                <text:p>1573806015.6569</text:p>
              </table:table-cell>
              <table:table-cell office:value-type="float" office:value="0.269919395446777">
                <text:p>0.26991939544677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573806015.92604">
                <text:p>1573806015.92604</text:p>
              </table:table-cell>
              <table:table-cell office:value-type="float" office:value="0.269137859344482">
                <text:p>0.269137859344482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573806016.19527">
                <text:p>1573806016.19527</text:p>
              </table:table-cell>
              <table:table-cell office:value-type="float" office:value="0.269229888916016">
                <text:p>0.269229888916016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573806016.46486">
                <text:p>1573806016.46486</text:p>
              </table:table-cell>
              <table:table-cell office:value-type="float" office:value="0.269586801528931">
                <text:p>0.26958680152893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573806016.73519">
                <text:p>1573806016.73519</text:p>
              </table:table-cell>
              <table:table-cell office:value-type="float" office:value="0.270334959030151">
                <text:p>0.270334959030151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573806017.00522">
                <text:p>1573806017.00522</text:p>
              </table:table-cell>
              <table:table-cell office:value-type="float" office:value="0.270028829574585">
                <text:p>0.27002882957458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573806017.2742">
                <text:p>1573806017.2742</text:p>
              </table:table-cell>
              <table:table-cell office:value-type="float" office:value="0.268980979919434">
                <text:p>0.268980979919434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573806017.54389">
                <text:p>1573806017.54389</text:p>
              </table:table-cell>
              <table:table-cell office:value-type="float" office:value="0.269688606262207">
                <text:p>0.269688606262207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573806017.81335">
                <text:p>1573806017.81335</text:p>
              </table:table-cell>
              <table:table-cell office:value-type="float" office:value="0.269464731216431">
                <text:p>0.269464731216431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573806018.08314">
                <text:p>1573806018.08314</text:p>
              </table:table-cell>
              <table:table-cell office:value-type="float" office:value="0.269782781600952">
                <text:p>0.26978278160095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573806018.35311">
                <text:p>1573806018.35311</text:p>
              </table:table-cell>
              <table:table-cell office:value-type="float" office:value="0.269973039627075">
                <text:p>0.26997303962707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573806018.62215">
                <text:p>1573806018.62215</text:p>
              </table:table-cell>
              <table:table-cell office:value-type="float" office:value="0.269041538238525">
                <text:p>0.26904153823852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573806018.89214">
                <text:p>1573806018.89214</text:p>
              </table:table-cell>
              <table:table-cell office:value-type="float" office:value="0.269984722137451">
                <text:p>0.269984722137451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573806019.16184">
                <text:p>1573806019.16184</text:p>
              </table:table-cell>
              <table:table-cell office:value-type="float" office:value="0.269704341888428">
                <text:p>0.26970434188842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573806019.43114">
                <text:p>1573806019.43114</text:p>
              </table:table-cell>
              <table:table-cell office:value-type="float" office:value="0.269297122955322">
                <text:p>0.26929712295532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573806019.70067">
                <text:p>1573806019.70067</text:p>
              </table:table-cell>
              <table:table-cell office:value-type="float" office:value="0.269530057907104">
                <text:p>0.269530057907104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573806019.97108">
                <text:p>1573806019.97108</text:p>
              </table:table-cell>
              <table:table-cell office:value-type="float" office:value="0.270413398742676">
                <text:p>0.270413398742676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573806020.24085">
                <text:p>1573806020.24085</text:p>
              </table:table-cell>
              <table:table-cell office:value-type="float" office:value="0.269771575927734">
                <text:p>0.26977157592773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573806020.51125">
                <text:p>1573806020.51125</text:p>
              </table:table-cell>
              <table:table-cell office:value-type="float" office:value="0.270394563674927">
                <text:p>0.270394563674927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573806020.77965">
                <text:p>1573806020.77965</text:p>
              </table:table-cell>
              <table:table-cell office:value-type="float" office:value="0.268402576446533">
                <text:p>0.268402576446533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573806021.04903">
                <text:p>1573806021.04903</text:p>
              </table:table-cell>
              <table:table-cell office:value-type="float" office:value="0.26938271522522">
                <text:p>0.26938271522522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573806021.31899">
                <text:p>1573806021.31899</text:p>
              </table:table-cell>
              <table:table-cell office:value-type="float" office:value="0.269957304000854">
                <text:p>0.269957304000854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573806021.5893">
                <text:p>1573806021.5893</text:p>
              </table:table-cell>
              <table:table-cell office:value-type="float" office:value="0.270314693450928">
                <text:p>0.270314693450928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573806021.85908">
                <text:p>1573806021.85908</text:p>
              </table:table-cell>
              <table:table-cell office:value-type="float" office:value="0.269772529602051">
                <text:p>0.269772529602051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573806022.12856">
                <text:p>1573806022.12856</text:p>
              </table:table-cell>
              <table:table-cell office:value-type="float" office:value="0.269487619400024">
                <text:p>0.269487619400024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573806022.3988">
                <text:p>1573806022.3988</text:p>
              </table:table-cell>
              <table:table-cell office:value-type="float" office:value="0.270233154296875">
                <text:p>0.27023315429687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573806022.66875">
                <text:p>1573806022.66875</text:p>
              </table:table-cell>
              <table:table-cell office:value-type="float" office:value="0.269949436187744">
                <text:p>0.269949436187744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573806022.93873">
                <text:p>1573806022.93873</text:p>
              </table:table-cell>
              <table:table-cell office:value-type="float" office:value="0.269986867904663">
                <text:p>0.269986867904663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573806023.20857">
                <text:p>1573806023.20857</text:p>
              </table:table-cell>
              <table:table-cell office:value-type="float" office:value="0.269835948944092">
                <text:p>0.269835948944092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573806023.47821">
                <text:p>1573806023.47821</text:p>
              </table:table-cell>
              <table:table-cell office:value-type="float" office:value="0.269641637802124">
                <text:p>0.269641637802124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573806023.74906">
                <text:p>1573806023.74906</text:p>
              </table:table-cell>
              <table:table-cell office:value-type="float" office:value="0.270845174789429">
                <text:p>0.270845174789429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573806024.01863">
                <text:p>1573806024.01863</text:p>
              </table:table-cell>
              <table:table-cell office:value-type="float" office:value="0.269570350646973">
                <text:p>0.269570350646973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573806024.28816">
                <text:p>1573806024.28816</text:p>
              </table:table-cell>
              <table:table-cell office:value-type="float" office:value="0.269530534744263">
                <text:p>0.26953053474426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573806024.55855">
                <text:p>1573806024.55855</text:p>
              </table:table-cell>
              <table:table-cell office:value-type="float" office:value="0.27039098739624">
                <text:p>0.27039098739624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573806024.82822">
                <text:p>1573806024.82822</text:p>
              </table:table-cell>
              <table:table-cell office:value-type="float" office:value="0.269667148590088">
                <text:p>0.269667148590088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573806025.098">
                <text:p>1573806025.098</text:p>
              </table:table-cell>
              <table:table-cell office:value-type="float" office:value="0.269786834716797">
                <text:p>0.26978683471679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573806025.36807">
                <text:p>1573806025.36807</text:p>
              </table:table-cell>
              <table:table-cell office:value-type="float" office:value="0.270068645477295">
                <text:p>0.27006864547729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573806025.63774">
                <text:p>1573806025.63774</text:p>
              </table:table-cell>
              <table:table-cell office:value-type="float" office:value="0.269672632217407">
                <text:p>0.269672632217407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573806025.90763">
                <text:p>1573806025.90763</text:p>
              </table:table-cell>
              <table:table-cell office:value-type="float" office:value="0.269891500473022">
                <text:p>0.26989150047302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573806026.17752">
                <text:p>1573806026.17752</text:p>
              </table:table-cell>
              <table:table-cell office:value-type="float" office:value="0.269889354705811">
                <text:p>0.269889354705811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573806026.44778">
                <text:p>1573806026.44778</text:p>
              </table:table-cell>
              <table:table-cell office:value-type="float" office:value="0.270255327224731">
                <text:p>0.27025532722473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573806026.71671">
                <text:p>1573806026.71671</text:p>
              </table:table-cell>
              <table:table-cell office:value-type="float" office:value="0.268928527832031">
                <text:p>0.26892852783203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573806026.98672">
                <text:p>1573806026.98672</text:p>
              </table:table-cell>
              <table:table-cell office:value-type="float" office:value="0.270007371902466">
                <text:p>0.27000737190246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573806027.25654">
                <text:p>1573806027.25654</text:p>
              </table:table-cell>
              <table:table-cell office:value-type="float" office:value="0.269829511642456">
                <text:p>0.269829511642456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573806027.52643">
                <text:p>1573806027.52643</text:p>
              </table:table-cell>
              <table:table-cell office:value-type="float" office:value="0.269886016845703">
                <text:p>0.26988601684570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573806027.79559">
                <text:p>1573806027.79559</text:p>
              </table:table-cell>
              <table:table-cell office:value-type="float" office:value="0.269159078598022">
                <text:p>0.26915907859802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573806028.06524">
                <text:p>1573806028.06524</text:p>
              </table:table-cell>
              <table:table-cell office:value-type="float" office:value="0.269645690917969">
                <text:p>0.26964569091796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573806028.45192">
                <text:p>1573806028.45192</text:p>
              </table:table-cell>
              <table:table-cell office:value-type="float" office:value="0.386688709259033">
                <text:p>0.386688709259033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573806028.68981">
                <text:p>1573806028.68981</text:p>
              </table:table-cell>
              <table:table-cell office:value-type="float" office:value="0.237883806228638">
                <text:p>0.237883806228638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573806028.92941">
                <text:p>1573806028.92941</text:p>
              </table:table-cell>
              <table:table-cell office:value-type="float" office:value="0.239601612091064">
                <text:p>0.239601612091064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573806029.19814">
                <text:p>1573806029.19814</text:p>
              </table:table-cell>
              <table:table-cell office:value-type="float" office:value="0.268731594085693">
                <text:p>0.268731594085693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573806029.46803">
                <text:p>1573806029.46803</text:p>
              </table:table-cell>
              <table:table-cell office:value-type="float" office:value="0.269892692565918">
                <text:p>0.269892692565918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573806029.73737">
                <text:p>1573806029.73737</text:p>
              </table:table-cell>
              <table:table-cell office:value-type="float" office:value="0.269336938858032">
                <text:p>0.26933693885803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573806030.0078">
                <text:p>1573806030.0078</text:p>
              </table:table-cell>
              <table:table-cell office:value-type="float" office:value="0.270424365997314">
                <text:p>0.270424365997314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573806030.27697">
                <text:p>1573806030.27697</text:p>
              </table:table-cell>
              <table:table-cell office:value-type="float" office:value="0.269175052642822">
                <text:p>0.269175052642822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573806030.54616">
                <text:p>1573806030.54616</text:p>
              </table:table-cell>
              <table:table-cell office:value-type="float" office:value="0.269189357757568">
                <text:p>0.269189357757568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573806030.81538">
                <text:p>1573806030.81538</text:p>
              </table:table-cell>
              <table:table-cell office:value-type="float" office:value="0.269220113754272">
                <text:p>0.26922011375427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573806031.08525">
                <text:p>1573806031.08525</text:p>
              </table:table-cell>
              <table:table-cell office:value-type="float" office:value="0.269874572753906">
                <text:p>0.269874572753906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573806031.35568">
                <text:p>1573806031.35568</text:p>
              </table:table-cell>
              <table:table-cell office:value-type="float" office:value="0.270425319671631">
                <text:p>0.270425319671631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573806031.62487">
                <text:p>1573806031.62487</text:p>
              </table:table-cell>
              <table:table-cell office:value-type="float" office:value="0.269191741943359">
                <text:p>0.26919174194335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573806032.0497">
                <text:p>1573806032.0497</text:p>
              </table:table-cell>
              <table:table-cell office:value-type="float" office:value="0.424828290939331">
                <text:p>0.424828290939331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573806032.30282">
                <text:p>1573806032.30282</text:p>
              </table:table-cell>
              <table:table-cell office:value-type="float" office:value="0.25311803817749">
                <text:p>0.25311803817749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573806032.54073">
                <text:p>1573806032.54073</text:p>
              </table:table-cell>
              <table:table-cell office:value-type="float" office:value="0.237913608551025">
                <text:p>0.23791360855102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573806032.78007">
                <text:p>1573806032.78007</text:p>
              </table:table-cell>
              <table:table-cell office:value-type="float" office:value="0.239340305328369">
                <text:p>0.239340305328369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573806033.0503">
                <text:p>1573806033.0503</text:p>
              </table:table-cell>
              <table:table-cell office:value-type="float" office:value="0.270225048065186">
                <text:p>0.270225048065186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573806033.32004">
                <text:p>1573806033.32004</text:p>
              </table:table-cell>
              <table:table-cell office:value-type="float" office:value="0.269744396209717">
                <text:p>0.269744396209717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573806033.58996">
                <text:p>1573806033.58996</text:p>
              </table:table-cell>
              <table:table-cell office:value-type="float" office:value="0.269919395446777">
                <text:p>0.269919395446777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573806033.86004">
                <text:p>1573806033.86004</text:p>
              </table:table-cell>
              <table:table-cell office:value-type="float" office:value="0.270080327987671">
                <text:p>0.270080327987671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573806034.1295">
                <text:p>1573806034.1295</text:p>
              </table:table-cell>
              <table:table-cell office:value-type="float" office:value="0.26945948600769">
                <text:p>0.26945948600769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573806034.39925">
                <text:p>1573806034.39925</text:p>
              </table:table-cell>
              <table:table-cell office:value-type="float" office:value="0.269744634628296">
                <text:p>0.269744634628296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573806034.6697">
                <text:p>1573806034.6697</text:p>
              </table:table-cell>
              <table:table-cell office:value-type="float" office:value="0.270453214645386">
                <text:p>0.270453214645386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573806034.93919">
                <text:p>1573806034.93919</text:p>
              </table:table-cell>
              <table:table-cell office:value-type="float" office:value="0.269487142562866">
                <text:p>0.269487142562866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573806035.2085">
                <text:p>1573806035.2085</text:p>
              </table:table-cell>
              <table:table-cell office:value-type="float" office:value="0.269309997558594">
                <text:p>0.269309997558594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573806035.47848">
                <text:p>1573806035.47848</text:p>
              </table:table-cell>
              <table:table-cell office:value-type="float" office:value="0.269985914230347">
                <text:p>0.269985914230347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573806035.74892">
                <text:p>1573806035.74892</text:p>
              </table:table-cell>
              <table:table-cell office:value-type="float" office:value="0.270442485809326">
                <text:p>0.270442485809326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573806036.01825">
                <text:p>1573806036.01825</text:p>
              </table:table-cell>
              <table:table-cell office:value-type="float" office:value="0.269330501556396">
                <text:p>0.269330501556396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573806036.28827">
                <text:p>1573806036.28827</text:p>
              </table:table-cell>
              <table:table-cell office:value-type="float" office:value="0.270017385482788">
                <text:p>0.270017385482788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573806036.55736">
                <text:p>1573806036.55736</text:p>
              </table:table-cell>
              <table:table-cell office:value-type="float" office:value="0.269086837768555">
                <text:p>0.26908683776855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573806036.8272">
                <text:p>1573806036.8272</text:p>
              </table:table-cell>
              <table:table-cell office:value-type="float" office:value="0.269843578338623">
                <text:p>0.269843578338623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573806037.09615">
                <text:p>1573806037.09615</text:p>
              </table:table-cell>
              <table:table-cell office:value-type="float" office:value="0.268948554992676">
                <text:p>0.26894855499267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573806037.36597">
                <text:p>1573806037.36597</text:p>
              </table:table-cell>
              <table:table-cell office:value-type="float" office:value="0.269818544387817">
                <text:p>0.269818544387817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573806037.77279">
                <text:p>1573806037.77279</text:p>
              </table:table-cell>
              <table:table-cell office:value-type="float" office:value="0.406818866729736">
                <text:p>0.406818866729736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573806038.01046">
                <text:p>1573806038.01046</text:p>
              </table:table-cell>
              <table:table-cell office:value-type="float" office:value="0.237676858901978">
                <text:p>0.237676858901978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573806038.24833">
                <text:p>1573806038.24833</text:p>
              </table:table-cell>
              <table:table-cell office:value-type="float" office:value="0.237862110137939">
                <text:p>0.23786211013793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573806038.4867">
                <text:p>1573806038.4867</text:p>
              </table:table-cell>
              <table:table-cell office:value-type="float" office:value="0.23837399482727">
                <text:p>0.23837399482727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573806038.75772">
                <text:p>1573806038.75772</text:p>
              </table:table-cell>
              <table:table-cell office:value-type="float" office:value="0.271023273468018">
                <text:p>0.271023273468018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573806039.02609">
                <text:p>1573806039.02609</text:p>
              </table:table-cell>
              <table:table-cell office:value-type="float" office:value="0.268369197845459">
                <text:p>0.268369197845459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573806039.29378">
                <text:p>1573806039.29378</text:p>
              </table:table-cell>
              <table:table-cell office:value-type="float" office:value="0.267687320709229">
                <text:p>0.267687320709229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573806039.56133">
                <text:p>1573806039.56133</text:p>
              </table:table-cell>
              <table:table-cell office:value-type="float" office:value="0.267553091049194">
                <text:p>0.267553091049194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573806039.82971">
                <text:p>1573806039.82971</text:p>
              </table:table-cell>
              <table:table-cell office:value-type="float" office:value="0.268373012542725">
                <text:p>0.268373012542725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573806040.09819">
                <text:p>1573806040.09819</text:p>
              </table:table-cell>
              <table:table-cell office:value-type="float" office:value="0.26848030090332">
                <text:p>0.2684803009033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573806040.36624">
                <text:p>1573806040.36624</text:p>
              </table:table-cell>
              <table:table-cell office:value-type="float" office:value="0.268052101135254">
                <text:p>0.268052101135254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573806040.63487">
                <text:p>1573806040.63487</text:p>
              </table:table-cell>
              <table:table-cell office:value-type="float" office:value="0.268630743026733">
                <text:p>0.268630743026733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573806040.90577">
                <text:p>1573806040.90577</text:p>
              </table:table-cell>
              <table:table-cell office:value-type="float" office:value="0.27090311050415">
                <text:p>0.2709031105041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573806041.31275">
                <text:p>1573806041.31275</text:p>
              </table:table-cell>
              <table:table-cell office:value-type="float" office:value="0.40697717666626">
                <text:p>0.40697717666626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573806041.55061">
                <text:p>1573806041.55061</text:p>
              </table:table-cell>
              <table:table-cell office:value-type="float" office:value="0.237858295440674">
                <text:p>0.237858295440674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573806041.78865">
                <text:p>1573806041.78865</text:p>
              </table:table-cell>
              <table:table-cell office:value-type="float" office:value="0.238036394119263">
                <text:p>0.238036394119263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573806042.02735">
                <text:p>1573806042.02735</text:p>
              </table:table-cell>
              <table:table-cell office:value-type="float" office:value="0.238708734512329">
                <text:p>0.238708734512329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573806042.29746">
                <text:p>1573806042.29746</text:p>
              </table:table-cell>
              <table:table-cell office:value-type="float" office:value="0.270106077194214">
                <text:p>0.270106077194214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573806042.56726">
                <text:p>1573806042.56726</text:p>
              </table:table-cell>
              <table:table-cell office:value-type="float" office:value="0.269798755645752">
                <text:p>0.26979875564575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573806042.83737">
                <text:p>1573806042.83737</text:p>
              </table:table-cell>
              <table:table-cell office:value-type="float" office:value="0.270111322402954">
                <text:p>0.270111322402954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573806043.10696">
                <text:p>1573806043.10696</text:p>
              </table:table-cell>
              <table:table-cell office:value-type="float" office:value="0.269585132598877">
                <text:p>0.269585132598877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573806043.37602">
                <text:p>1573806043.37602</text:p>
              </table:table-cell>
              <table:table-cell office:value-type="float" office:value="0.269062995910645">
                <text:p>0.269062995910645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573806043.6456">
                <text:p>1573806043.6456</text:p>
              </table:table-cell>
              <table:table-cell office:value-type="float" office:value="0.269577741622925">
                <text:p>0.269577741622925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573806043.91535">
                <text:p>1573806043.91535</text:p>
              </table:table-cell>
              <table:table-cell office:value-type="float" office:value="0.269754648208618">
                <text:p>0.269754648208618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573806044.18471">
                <text:p>1573806044.18471</text:p>
              </table:table-cell>
              <table:table-cell office:value-type="float" office:value="0.269357919692993">
                <text:p>0.269357919692993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573806044.45436">
                <text:p>1573806044.45436</text:p>
              </table:table-cell>
              <table:table-cell office:value-type="float" office:value="0.269648313522339">
                <text:p>0.269648313522339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573806044.72405">
                <text:p>1573806044.72405</text:p>
              </table:table-cell>
              <table:table-cell office:value-type="float" office:value="0.269696712493896">
                <text:p>0.269696712493896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573806044.9944">
                <text:p>1573806044.9944</text:p>
              </table:table-cell>
              <table:table-cell office:value-type="float" office:value="0.270341873168945">
                <text:p>0.270341873168945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573806045.26461">
                <text:p>1573806045.26461</text:p>
              </table:table-cell>
              <table:table-cell office:value-type="float" office:value="0.270217180252075">
                <text:p>0.27021718025207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573806045.534">
                <text:p>1573806045.534</text:p>
              </table:table-cell>
              <table:table-cell office:value-type="float" office:value="0.269384860992432">
                <text:p>0.269384860992432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573806045.92174">
                <text:p>1573806045.92174</text:p>
              </table:table-cell>
              <table:table-cell office:value-type="float" office:value="0.387744426727295">
                <text:p>0.38774442672729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573806046.15921">
                <text:p>1573806046.15921</text:p>
              </table:table-cell>
              <table:table-cell office:value-type="float" office:value="0.237465381622314">
                <text:p>0.237465381622314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573806046.39694">
                <text:p>1573806046.39694</text:p>
              </table:table-cell>
              <table:table-cell office:value-type="float" office:value="0.237732887268066">
                <text:p>0.237732887268066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573806046.63634">
                <text:p>1573806046.63634</text:p>
              </table:table-cell>
              <table:table-cell office:value-type="float" office:value="0.239398241043091">
                <text:p>0.239398241043091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573806046.9073">
                <text:p>1573806046.9073</text:p>
              </table:table-cell>
              <table:table-cell office:value-type="float" office:value="0.270957708358765">
                <text:p>0.27095770835876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573806047.17741">
                <text:p>1573806047.17741</text:p>
              </table:table-cell>
              <table:table-cell office:value-type="float" office:value="0.270115613937378">
                <text:p>0.270115613937378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573806047.4465">
                <text:p>1573806047.4465</text:p>
              </table:table-cell>
              <table:table-cell office:value-type="float" office:value="0.269087076187134">
                <text:p>0.269087076187134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573806047.71717">
                <text:p>1573806047.71717</text:p>
              </table:table-cell>
              <table:table-cell office:value-type="float" office:value="0.270666837692261">
                <text:p>0.270666837692261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573806047.9864">
                <text:p>1573806047.9864</text:p>
              </table:table-cell>
              <table:table-cell office:value-type="float" office:value="0.269229888916016">
                <text:p>0.269229888916016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573806048.25577">
                <text:p>1573806048.25577</text:p>
              </table:table-cell>
              <table:table-cell office:value-type="float" office:value="0.269370794296265">
                <text:p>0.26937079429626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573806048.52556">
                <text:p>1573806048.52556</text:p>
              </table:table-cell>
              <table:table-cell office:value-type="float" office:value="0.269794702529907">
                <text:p>0.269794702529907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573806048.79497">
                <text:p>1573806048.79497</text:p>
              </table:table-cell>
              <table:table-cell office:value-type="float" office:value="0.269405841827393">
                <text:p>0.269405841827393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573806049.06482">
                <text:p>1573806049.06482</text:p>
              </table:table-cell>
              <table:table-cell office:value-type="float" office:value="0.269848823547363">
                <text:p>0.269848823547363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573806049.33414">
                <text:p>1573806049.33414</text:p>
              </table:table-cell>
              <table:table-cell office:value-type="float" office:value="0.269321918487549">
                <text:p>0.269321918487549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573806049.60392">
                <text:p>1573806049.60392</text:p>
              </table:table-cell>
              <table:table-cell office:value-type="float" office:value="0.269782066345215">
                <text:p>0.26978206634521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573806049.873">
                <text:p>1573806049.873</text:p>
              </table:table-cell>
              <table:table-cell office:value-type="float" office:value="0.269077062606812">
                <text:p>0.269077062606812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573806050.14246">
                <text:p>1573806050.14246</text:p>
              </table:table-cell>
              <table:table-cell office:value-type="float" office:value="0.269463062286377">
                <text:p>0.269463062286377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573806050.41192">
                <text:p>1573806050.41192</text:p>
              </table:table-cell>
              <table:table-cell office:value-type="float" office:value="0.269458770751953">
                <text:p>0.269458770751953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573806050.68205">
                <text:p>1573806050.68205</text:p>
              </table:table-cell>
              <table:table-cell office:value-type="float" office:value="0.270126581192017">
                <text:p>0.270126581192017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573806050.95148">
                <text:p>1573806050.95148</text:p>
              </table:table-cell>
              <table:table-cell office:value-type="float" office:value="0.269433498382568">
                <text:p>0.26943349838256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573806051.22148">
                <text:p>1573806051.22148</text:p>
              </table:table-cell>
              <table:table-cell office:value-type="float" office:value="0.270004510879517">
                <text:p>0.270004510879517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573806051.49214">
                <text:p>1573806051.49214</text:p>
              </table:table-cell>
              <table:table-cell office:value-type="float" office:value="0.270659208297729">
                <text:p>0.270659208297729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573806051.76331">
                <text:p>1573806051.76331</text:p>
              </table:table-cell>
              <table:table-cell office:value-type="float" office:value="0.271166324615479">
                <text:p>0.271166324615479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573806052.03247">
                <text:p>1573806052.03247</text:p>
              </table:table-cell>
              <table:table-cell office:value-type="float" office:value="0.269156455993652">
                <text:p>0.269156455993652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573806052.30202">
                <text:p>1573806052.30202</text:p>
              </table:table-cell>
              <table:table-cell office:value-type="float" office:value="0.269558429718018">
                <text:p>0.269558429718018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573806052.57158">
                <text:p>1573806052.57158</text:p>
              </table:table-cell>
              <table:table-cell office:value-type="float" office:value="0.269558429718018">
                <text:p>0.269558429718018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573806052.84104">
                <text:p>1573806052.84104</text:p>
              </table:table-cell>
              <table:table-cell office:value-type="float" office:value="0.269453048706055">
                <text:p>0.269453048706055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573806053.11056">
                <text:p>1573806053.11056</text:p>
              </table:table-cell>
              <table:table-cell office:value-type="float" office:value="0.269523620605469">
                <text:p>0.269523620605469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573806053.38073">
                <text:p>1573806053.38073</text:p>
              </table:table-cell>
              <table:table-cell office:value-type="float" office:value="0.270169258117676">
                <text:p>0.270169258117676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573806053.64936">
                <text:p>1573806053.64936</text:p>
              </table:table-cell>
              <table:table-cell office:value-type="float" office:value="0.268628835678101">
                <text:p>0.268628835678101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573806053.91913">
                <text:p>1573806053.91913</text:p>
              </table:table-cell>
              <table:table-cell office:value-type="float" office:value="0.269778251647949">
                <text:p>0.269778251647949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573806054.18793">
                <text:p>1573806054.18793</text:p>
              </table:table-cell>
              <table:table-cell office:value-type="float" office:value="0.268797874450684">
                <text:p>0.268797874450684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573806054.45739">
                <text:p>1573806054.45739</text:p>
              </table:table-cell>
              <table:table-cell office:value-type="float" office:value="0.269458293914795">
                <text:p>0.26945829391479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573806054.72713">
                <text:p>1573806054.72713</text:p>
              </table:table-cell>
              <table:table-cell office:value-type="float" office:value="0.26974081993103">
                <text:p>0.26974081993103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573806054.99714">
                <text:p>1573806054.99714</text:p>
              </table:table-cell>
              <table:table-cell office:value-type="float" office:value="0.270004034042358">
                <text:p>0.270004034042358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573806055.26678">
                <text:p>1573806055.26678</text:p>
              </table:table-cell>
              <table:table-cell office:value-type="float" office:value="0.269648790359497">
                <text:p>0.269648790359497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573806055.5363">
                <text:p>1573806055.5363</text:p>
              </table:table-cell>
              <table:table-cell office:value-type="float" office:value="0.2695152759552">
                <text:p>0.2695152759552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573806055.80548">
                <text:p>1573806055.80548</text:p>
              </table:table-cell>
              <table:table-cell office:value-type="float" office:value="0.269176959991455">
                <text:p>0.269176959991455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573806056.07445">
                <text:p>1573806056.07445</text:p>
              </table:table-cell>
              <table:table-cell office:value-type="float" office:value="0.26897668838501">
                <text:p>0.26897668838501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573806056.34287">
                <text:p>1573806056.34287</text:p>
              </table:table-cell>
              <table:table-cell office:value-type="float" office:value="0.268416166305542">
                <text:p>0.268416166305542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573806056.61226">
                <text:p>1573806056.61226</text:p>
              </table:table-cell>
              <table:table-cell office:value-type="float" office:value="0.269388675689697">
                <text:p>0.269388675689697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573806056.8812">
                <text:p>1573806056.8812</text:p>
              </table:table-cell>
              <table:table-cell office:value-type="float" office:value="0.268945932388306">
                <text:p>0.268945932388306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573806057.15184">
                <text:p>1573806057.15184</text:p>
              </table:table-cell>
              <table:table-cell office:value-type="float" office:value="0.270638227462769">
                <text:p>0.270638227462769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573806057.42175">
                <text:p>1573806057.42175</text:p>
              </table:table-cell>
              <table:table-cell office:value-type="float" office:value="0.269906997680664">
                <text:p>0.269906997680664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573806057.69111">
                <text:p>1573806057.69111</text:p>
              </table:table-cell>
              <table:table-cell office:value-type="float" office:value="0.269363403320312">
                <text:p>0.269363403320312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573806057.96154">
                <text:p>1573806057.96154</text:p>
              </table:table-cell>
              <table:table-cell office:value-type="float" office:value="0.270429849624634">
                <text:p>0.270429849624634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573806058.23101">
                <text:p>1573806058.23101</text:p>
              </table:table-cell>
              <table:table-cell office:value-type="float" office:value="0.269469738006592">
                <text:p>0.26946973800659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573806068.68475">
                <text:p>1573806068.68475</text:p>
              </table:table-cell>
              <table:table-cell office:value-type="float" office:value="10.4537379741669">
                <text:p>10.4537379741669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573806068.92197">
                <text:p>1573806068.92197</text:p>
              </table:table-cell>
              <table:table-cell office:value-type="float" office:value="0.237221717834473">
                <text:p>0.237221717834473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573806069.16008">
                <text:p>1573806069.16008</text:p>
              </table:table-cell>
              <table:table-cell office:value-type="float" office:value="0.238105058670044">
                <text:p>0.238105058670044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573806069.42821">
                <text:p>1573806069.42821</text:p>
              </table:table-cell>
              <table:table-cell office:value-type="float" office:value="0.268131494522095">
                <text:p>0.268131494522095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573806069.69627">
                <text:p>1573806069.69627</text:p>
              </table:table-cell>
              <table:table-cell office:value-type="float" office:value="0.268058300018311">
                <text:p>0.268058300018311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573806069.9651">
                <text:p>1573806069.9651</text:p>
              </table:table-cell>
              <table:table-cell office:value-type="float" office:value="0.268829345703125">
                <text:p>0.26882934570312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573806070.23371">
                <text:p>1573806070.23371</text:p>
              </table:table-cell>
              <table:table-cell office:value-type="float" office:value="0.268612861633301">
                <text:p>0.268612861633301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573806070.50161">
                <text:p>1573806070.50161</text:p>
              </table:table-cell>
              <table:table-cell office:value-type="float" office:value="0.267898321151733">
                <text:p>0.26789832115173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573806070.77039">
                <text:p>1573806070.77039</text:p>
              </table:table-cell>
              <table:table-cell office:value-type="float" office:value="0.268785953521729">
                <text:p>0.268785953521729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573806071.03846">
                <text:p>1573806071.03846</text:p>
              </table:table-cell>
              <table:table-cell office:value-type="float" office:value="0.26806378364563">
                <text:p>0.26806378364563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573806071.30606">
                <text:p>1573806071.30606</text:p>
              </table:table-cell>
              <table:table-cell office:value-type="float" office:value="0.267599582672119">
                <text:p>0.267599582672119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573806071.57374">
                <text:p>1573806071.57374</text:p>
              </table:table-cell>
              <table:table-cell office:value-type="float" office:value="0.267685890197754">
                <text:p>0.267685890197754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573806071.8423">
                <text:p>1573806071.8423</text:p>
              </table:table-cell>
              <table:table-cell office:value-type="float" office:value="0.268553972244263">
                <text:p>0.26855397224426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573806072.1111">
                <text:p>1573806072.1111</text:p>
              </table:table-cell>
              <table:table-cell office:value-type="float" office:value="0.268805265426636">
                <text:p>0.268805265426636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573806072.38016">
                <text:p>1573806072.38016</text:p>
              </table:table-cell>
              <table:table-cell office:value-type="float" office:value="0.269060134887695">
                <text:p>0.26906013488769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573806072.64754">
                <text:p>1573806072.64754</text:p>
              </table:table-cell>
              <table:table-cell office:value-type="float" office:value="0.267377376556396">
                <text:p>0.267377376556396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573806072.91627">
                <text:p>1573806072.91627</text:p>
              </table:table-cell>
              <table:table-cell office:value-type="float" office:value="0.268728017807007">
                <text:p>0.268728017807007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573806073.18458">
                <text:p>1573806073.18458</text:p>
              </table:table-cell>
              <table:table-cell office:value-type="float" office:value="0.268315553665161">
                <text:p>0.268315553665161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573806073.45271">
                <text:p>1573806073.45271</text:p>
              </table:table-cell>
              <table:table-cell office:value-type="float" office:value="0.268130302429199">
                <text:p>0.268130302429199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573806073.7212">
                <text:p>1573806073.7212</text:p>
              </table:table-cell>
              <table:table-cell office:value-type="float" office:value="0.268486976623535">
                <text:p>0.26848697662353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573806073.99014">
                <text:p>1573806073.99014</text:p>
              </table:table-cell>
              <table:table-cell office:value-type="float" office:value="0.268940687179565">
                <text:p>0.26894068717956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573806074.25881">
                <text:p>1573806074.25881</text:p>
              </table:table-cell>
              <table:table-cell office:value-type="float" office:value="0.26866888999939">
                <text:p>0.26866888999939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573806074.52697">
                <text:p>1573806074.52697</text:p>
              </table:table-cell>
              <table:table-cell office:value-type="float" office:value="0.268158435821533">
                <text:p>0.268158435821533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573806074.79511">
                <text:p>1573806074.79511</text:p>
              </table:table-cell>
              <table:table-cell office:value-type="float" office:value="0.26814079284668">
                <text:p>0.26814079284668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573806075.06399">
                <text:p>1573806075.06399</text:p>
              </table:table-cell>
              <table:table-cell office:value-type="float" office:value="0.268876314163208">
                <text:p>0.268876314163208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573806075.45166">
                <text:p>1573806075.45166</text:p>
              </table:table-cell>
              <table:table-cell office:value-type="float" office:value="0.387675285339355">
                <text:p>0.38767528533935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573806075.68896">
                <text:p>1573806075.68896</text:p>
              </table:table-cell>
              <table:table-cell office:value-type="float" office:value="0.237296581268311">
                <text:p>0.237296581268311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573806075.9266">
                <text:p>1573806075.9266</text:p>
              </table:table-cell>
              <table:table-cell office:value-type="float" office:value="0.237643957138062">
                <text:p>0.237643957138062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573806076.16483">
                <text:p>1573806076.16483</text:p>
              </table:table-cell>
              <table:table-cell office:value-type="float" office:value="0.238231897354126">
                <text:p>0.238231897354126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573806076.43356">
                <text:p>1573806076.43356</text:p>
              </table:table-cell>
              <table:table-cell office:value-type="float" office:value="0.268723964691162">
                <text:p>0.268723964691162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573806076.84053">
                <text:p>1573806076.84053</text:p>
              </table:table-cell>
              <table:table-cell office:value-type="float" office:value="0.406968116760254">
                <text:p>0.406968116760254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573806077.07814">
                <text:p>1573806077.07814</text:p>
              </table:table-cell>
              <table:table-cell office:value-type="float" office:value="0.237616062164307">
                <text:p>0.237616062164307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573806077.31552">
                <text:p>1573806077.31552</text:p>
              </table:table-cell>
              <table:table-cell office:value-type="float" office:value="0.237379312515259">
                <text:p>0.237379312515259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573806077.55487">
                <text:p>1573806077.55487</text:p>
              </table:table-cell>
              <table:table-cell office:value-type="float" office:value="0.239351511001587">
                <text:p>0.239351511001587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573806077.82271">
                <text:p>1573806077.82271</text:p>
              </table:table-cell>
              <table:table-cell office:value-type="float" office:value="0.267836332321167">
                <text:p>0.267836332321167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573806078.09141">
                <text:p>1573806078.09141</text:p>
              </table:table-cell>
              <table:table-cell office:value-type="float" office:value="0.268696784973145">
                <text:p>0.26869678497314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573806078.35992">
                <text:p>1573806078.35992</text:p>
              </table:table-cell>
              <table:table-cell office:value-type="float" office:value="0.268512964248657">
                <text:p>0.268512964248657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573806078.62898">
                <text:p>1573806078.62898</text:p>
              </table:table-cell>
              <table:table-cell office:value-type="float" office:value="0.269060134887695">
                <text:p>0.26906013488769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573806078.89726">
                <text:p>1573806078.89726</text:p>
              </table:table-cell>
              <table:table-cell office:value-type="float" office:value="0.268277406692505">
                <text:p>0.268277406692505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573806079.16581">
                <text:p>1573806079.16581</text:p>
              </table:table-cell>
              <table:table-cell office:value-type="float" office:value="0.268555641174316">
                <text:p>0.268555641174316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573806079.43416">
                <text:p>1573806079.43416</text:p>
              </table:table-cell>
              <table:table-cell office:value-type="float" office:value="0.268347501754761">
                <text:p>0.268347501754761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573806079.70293">
                <text:p>1573806079.70293</text:p>
              </table:table-cell>
              <table:table-cell office:value-type="float" office:value="0.268767833709717">
                <text:p>0.268767833709717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573806079.97195">
                <text:p>1573806079.97195</text:p>
              </table:table-cell>
              <table:table-cell office:value-type="float" office:value="0.269025802612305">
                <text:p>0.26902580261230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573806080.23968">
                <text:p>1573806080.23968</text:p>
              </table:table-cell>
              <table:table-cell office:value-type="float" office:value="0.267731428146362">
                <text:p>0.267731428146362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573806080.5074">
                <text:p>1573806080.5074</text:p>
              </table:table-cell>
              <table:table-cell office:value-type="float" office:value="0.267714977264404">
                <text:p>0.267714977264404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573806080.77581">
                <text:p>1573806080.77581</text:p>
              </table:table-cell>
              <table:table-cell office:value-type="float" office:value="0.26841402053833">
                <text:p>0.26841402053833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573806081.04406">
                <text:p>1573806081.04406</text:p>
              </table:table-cell>
              <table:table-cell office:value-type="float" office:value="0.268244743347168">
                <text:p>0.268244743347168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573806081.31265">
                <text:p>1573806081.31265</text:p>
              </table:table-cell>
              <table:table-cell office:value-type="float" office:value="0.268592834472656">
                <text:p>0.268592834472656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573806081.5809">
                <text:p>1573806081.5809</text:p>
              </table:table-cell>
              <table:table-cell office:value-type="float" office:value="0.268249034881592">
                <text:p>0.268249034881592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573806081.84865">
                <text:p>1573806081.84865</text:p>
              </table:table-cell>
              <table:table-cell office:value-type="float" office:value="0.267752170562744">
                <text:p>0.26775217056274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573806082.11684">
                <text:p>1573806082.11684</text:p>
              </table:table-cell>
              <table:table-cell office:value-type="float" office:value="0.268192052841187">
                <text:p>0.268192052841187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573806082.38532">
                <text:p>1573806082.38532</text:p>
              </table:table-cell>
              <table:table-cell office:value-type="float" office:value="0.268476724624634">
                <text:p>0.26847672462463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573806082.65295">
                <text:p>1573806082.65295</text:p>
              </table:table-cell>
              <table:table-cell office:value-type="float" office:value="0.267626285552979">
                <text:p>0.267626285552979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573806082.92426">
                <text:p>1573806082.92426</text:p>
              </table:table-cell>
              <table:table-cell office:value-type="float" office:value="0.271310806274414">
                <text:p>0.27131080627441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573806083.19258">
                <text:p>1573806083.19258</text:p>
              </table:table-cell>
              <table:table-cell office:value-type="float" office:value="0.268326759338379">
                <text:p>0.268326759338379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573806083.46084">
                <text:p>1573806083.46084</text:p>
              </table:table-cell>
              <table:table-cell office:value-type="float" office:value="0.268253326416016">
                <text:p>0.268253326416016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573806083.72925">
                <text:p>1573806083.72925</text:p>
              </table:table-cell>
              <table:table-cell office:value-type="float" office:value="0.268407583236694">
                <text:p>0.268407583236694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573806083.99821">
                <text:p>1573806083.99821</text:p>
              </table:table-cell>
              <table:table-cell office:value-type="float" office:value="0.268965005874634">
                <text:p>0.268965005874634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573806084.2671">
                <text:p>1573806084.2671</text:p>
              </table:table-cell>
              <table:table-cell office:value-type="float" office:value="0.268888711929321">
                <text:p>0.268888711929321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573806084.53606">
                <text:p>1573806084.53606</text:p>
              </table:table-cell>
              <table:table-cell office:value-type="float" office:value="0.268964767456055">
                <text:p>0.268964767456055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573806084.80505">
                <text:p>1573806084.80505</text:p>
              </table:table-cell>
              <table:table-cell office:value-type="float" office:value="0.268986701965332">
                <text:p>0.268986701965332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573806085.07353">
                <text:p>1573806085.07353</text:p>
              </table:table-cell>
              <table:table-cell office:value-type="float" office:value="0.268474817276001">
                <text:p>0.26847481727600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573806085.34199">
                <text:p>1573806085.34199</text:p>
              </table:table-cell>
              <table:table-cell office:value-type="float" office:value="0.268461465835571">
                <text:p>0.268461465835571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573806085.6103">
                <text:p>1573806085.6103</text:p>
              </table:table-cell>
              <table:table-cell office:value-type="float" office:value="0.268310546875">
                <text:p>0.26831054687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573806085.87924">
                <text:p>1573806085.87924</text:p>
              </table:table-cell>
              <table:table-cell office:value-type="float" office:value="0.268943786621094">
                <text:p>0.268943786621094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573806086.14867">
                <text:p>1573806086.14867</text:p>
              </table:table-cell>
              <table:table-cell office:value-type="float" office:value="0.269427299499512">
                <text:p>0.26942729949951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573806086.41696">
                <text:p>1573806086.41696</text:p>
              </table:table-cell>
              <table:table-cell office:value-type="float" office:value="0.268286466598511">
                <text:p>0.268286466598511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573806086.68548">
                <text:p>1573806086.68548</text:p>
              </table:table-cell>
              <table:table-cell office:value-type="float" office:value="0.268525838851929">
                <text:p>0.268525838851929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573806086.95372">
                <text:p>1573806086.95372</text:p>
              </table:table-cell>
              <table:table-cell office:value-type="float" office:value="0.268236637115479">
                <text:p>0.268236637115479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573806087.22366">
                <text:p>1573806087.22366</text:p>
              </table:table-cell>
              <table:table-cell office:value-type="float" office:value="0.269945621490479">
                <text:p>0.269945621490479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573806087.49257">
                <text:p>1573806087.49257</text:p>
              </table:table-cell>
              <table:table-cell office:value-type="float" office:value="0.268911600112915">
                <text:p>0.26891160011291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573806087.76154">
                <text:p>1573806087.76154</text:p>
              </table:table-cell>
              <table:table-cell office:value-type="float" office:value="0.26896858215332">
                <text:p>0.26896858215332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573806088.02916">
                <text:p>1573806088.02916</text:p>
              </table:table-cell>
              <table:table-cell office:value-type="float" office:value="0.267612457275391">
                <text:p>0.267612457275391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573806088.29639">
                <text:p>1573806088.29639</text:p>
              </table:table-cell>
              <table:table-cell office:value-type="float" office:value="0.267236709594727">
                <text:p>0.267236709594727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573806088.68235">
                <text:p>1573806088.68235</text:p>
              </table:table-cell>
              <table:table-cell office:value-type="float" office:value="0.385958433151245">
                <text:p>0.385958433151245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573806088.91981">
                <text:p>1573806088.91981</text:p>
              </table:table-cell>
              <table:table-cell office:value-type="float" office:value="0.237462997436523">
                <text:p>0.23746299743652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573806089.15804">
                <text:p>1573806089.15804</text:p>
              </table:table-cell>
              <table:table-cell office:value-type="float" office:value="0.238225698471069">
                <text:p>0.238225698471069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573806089.42627">
                <text:p>1573806089.42627</text:p>
              </table:table-cell>
              <table:table-cell office:value-type="float" office:value="0.268225431442261">
                <text:p>0.26822543144226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573806089.69407">
                <text:p>1573806089.69407</text:p>
              </table:table-cell>
              <table:table-cell office:value-type="float" office:value="0.26780104637146">
                <text:p>0.26780104637146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573806090.08178">
                <text:p>1573806090.08178</text:p>
              </table:table-cell>
              <table:table-cell office:value-type="float" office:value="0.387709379196167">
                <text:p>0.387709379196167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573806090.31924">
                <text:p>1573806090.31924</text:p>
              </table:table-cell>
              <table:table-cell office:value-type="float" office:value="0.237468481063843">
                <text:p>0.237468481063843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573806090.55662">
                <text:p>1573806090.55662</text:p>
              </table:table-cell>
              <table:table-cell office:value-type="float" office:value="0.237372875213623">
                <text:p>0.237372875213623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573806090.79512">
                <text:p>1573806090.79512</text:p>
              </table:table-cell>
              <table:table-cell office:value-type="float" office:value="0.238504409790039">
                <text:p>0.23850440979003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573806091.06399">
                <text:p>1573806091.06399</text:p>
              </table:table-cell>
              <table:table-cell office:value-type="float" office:value="0.268872976303101">
                <text:p>0.268872976303101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573806091.33183">
                <text:p>1573806091.33183</text:p>
              </table:table-cell>
              <table:table-cell office:value-type="float" office:value="0.267838716506958">
                <text:p>0.26783871650695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573806091.60082">
                <text:p>1573806091.60082</text:p>
              </table:table-cell>
              <table:table-cell office:value-type="float" office:value="0.268983364105225">
                <text:p>0.26898336410522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573806091.86942">
                <text:p>1573806091.86942</text:p>
              </table:table-cell>
              <table:table-cell office:value-type="float" office:value="0.26859974861145">
                <text:p>0.2685997486114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573806092.13885">
                <text:p>1573806092.13885</text:p>
              </table:table-cell>
              <table:table-cell office:value-type="float" office:value="0.269433975219727">
                <text:p>0.269433975219727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573806092.40741">
                <text:p>1573806092.40741</text:p>
              </table:table-cell>
              <table:table-cell office:value-type="float" office:value="0.268555402755737">
                <text:p>0.26855540275573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573806092.67532">
                <text:p>1573806092.67532</text:p>
              </table:table-cell>
              <table:table-cell office:value-type="float" office:value="0.267916440963745">
                <text:p>0.26791644096374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573806092.94325">
                <text:p>1573806092.94325</text:p>
              </table:table-cell>
              <table:table-cell office:value-type="float" office:value="0.267926931381226">
                <text:p>0.267926931381226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573806093.21223">
                <text:p>1573806093.21223</text:p>
              </table:table-cell>
              <table:table-cell office:value-type="float" office:value="0.268985509872437">
                <text:p>0.268985509872437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573806093.48025">
                <text:p>1573806093.48025</text:p>
              </table:table-cell>
              <table:table-cell office:value-type="float" office:value="0.268017292022705">
                <text:p>0.268017292022705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573806093.74754">
                <text:p>1573806093.74754</text:p>
              </table:table-cell>
              <table:table-cell office:value-type="float" office:value="0.267285346984863">
                <text:p>0.267285346984863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573806094.01614">
                <text:p>1573806094.01614</text:p>
              </table:table-cell>
              <table:table-cell office:value-type="float" office:value="0.268599271774292">
                <text:p>0.268599271774292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573806094.28426">
                <text:p>1573806094.28426</text:p>
              </table:table-cell>
              <table:table-cell office:value-type="float" office:value="0.268124103546143">
                <text:p>0.26812410354614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573806094.5523">
                <text:p>1573806094.5523</text:p>
              </table:table-cell>
              <table:table-cell office:value-type="float" office:value="0.268035888671875">
                <text:p>0.268035888671875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573806094.82053">
                <text:p>1573806094.82053</text:p>
              </table:table-cell>
              <table:table-cell office:value-type="float" office:value="0.268234729766846">
                <text:p>0.26823472976684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573806095.08885">
                <text:p>1573806095.08885</text:p>
              </table:table-cell>
              <table:table-cell office:value-type="float" office:value="0.268319129943848">
                <text:p>0.26831912994384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573806095.35683">
                <text:p>1573806095.35683</text:p>
              </table:table-cell>
              <table:table-cell office:value-type="float" office:value="0.267982482910156">
                <text:p>0.26798248291015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573806095.6252">
                <text:p>1573806095.6252</text:p>
              </table:table-cell>
              <table:table-cell office:value-type="float" office:value="0.268362522125244">
                <text:p>0.268362522125244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573806095.89315">
                <text:p>1573806095.89315</text:p>
              </table:table-cell>
              <table:table-cell office:value-type="float" office:value="0.267950296401978">
                <text:p>0.26795029640197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573806096.16169">
                <text:p>1573806096.16169</text:p>
              </table:table-cell>
              <table:table-cell office:value-type="float" office:value="0.268544435501099">
                <text:p>0.268544435501099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573806096.43366">
                <text:p>1573806096.43366</text:p>
              </table:table-cell>
              <table:table-cell office:value-type="float" office:value="0.271967887878418">
                <text:p>0.271967887878418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573806096.7017">
                <text:p>1573806096.7017</text:p>
              </table:table-cell>
              <table:table-cell office:value-type="float" office:value="0.268040657043457">
                <text:p>0.268040657043457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573806096.97043">
                <text:p>1573806096.97043</text:p>
              </table:table-cell>
              <table:table-cell office:value-type="float" office:value="0.268729686737061">
                <text:p>0.268729686737061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573806097.23845">
                <text:p>1573806097.23845</text:p>
              </table:table-cell>
              <table:table-cell office:value-type="float" office:value="0.268026351928711">
                <text:p>0.268026351928711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573806097.50666">
                <text:p>1573806097.50666</text:p>
              </table:table-cell>
              <table:table-cell office:value-type="float" office:value="0.268200874328613">
                <text:p>0.268200874328613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573806097.77459">
                <text:p>1573806097.77459</text:p>
              </table:table-cell>
              <table:table-cell office:value-type="float" office:value="0.267936706542969">
                <text:p>0.267936706542969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573806098.19965">
                <text:p>1573806098.19965</text:p>
              </table:table-cell>
              <table:table-cell office:value-type="float" office:value="0.425062417984009">
                <text:p>0.425062417984009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573806098.43691">
                <text:p>1573806098.43691</text:p>
              </table:table-cell>
              <table:table-cell office:value-type="float" office:value="0.237252235412598">
                <text:p>0.237252235412598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573806098.67451">
                <text:p>1573806098.67451</text:p>
              </table:table-cell>
              <table:table-cell office:value-type="float" office:value="0.237601757049561">
                <text:p>0.237601757049561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573806098.91205">
                <text:p>1573806098.91205</text:p>
              </table:table-cell>
              <table:table-cell office:value-type="float" office:value="0.237544298171997">
                <text:p>0.237544298171997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573806099.18077">
                <text:p>1573806099.18077</text:p>
              </table:table-cell>
              <table:table-cell office:value-type="float" office:value="0.268715381622314">
                <text:p>0.268715381622314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573806099.44847">
                <text:p>1573806099.44847</text:p>
              </table:table-cell>
              <table:table-cell office:value-type="float" office:value="0.267705202102661">
                <text:p>0.267705202102661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573806099.71671">
                <text:p>1573806099.71671</text:p>
              </table:table-cell>
              <table:table-cell office:value-type="float" office:value="0.26823616027832">
                <text:p>0.26823616027832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573806099.9843">
                <text:p>1573806099.9843</text:p>
              </table:table-cell>
              <table:table-cell office:value-type="float" office:value="0.267590999603271">
                <text:p>0.267590999603271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573806100.25301">
                <text:p>1573806100.25301</text:p>
              </table:table-cell>
              <table:table-cell office:value-type="float" office:value="0.268711805343628">
                <text:p>0.268711805343628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573806100.52128">
                <text:p>1573806100.52128</text:p>
              </table:table-cell>
              <table:table-cell office:value-type="float" office:value="0.26826810836792">
                <text:p>0.26826810836792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573806100.79029">
                <text:p>1573806100.79029</text:p>
              </table:table-cell>
              <table:table-cell office:value-type="float" office:value="0.269006252288818">
                <text:p>0.269006252288818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573806101.05735">
                <text:p>1573806101.05735</text:p>
              </table:table-cell>
              <table:table-cell office:value-type="float" office:value="0.267058849334717">
                <text:p>0.267058849334717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573806101.32602">
                <text:p>1573806101.32602</text:p>
              </table:table-cell>
              <table:table-cell office:value-type="float" office:value="0.268673896789551">
                <text:p>0.268673896789551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573806101.73273">
                <text:p>1573806101.73273</text:p>
              </table:table-cell>
              <table:table-cell office:value-type="float" office:value="0.406708478927612">
                <text:p>0.406708478927612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573806101.97026">
                <text:p>1573806101.97026</text:p>
              </table:table-cell>
              <table:table-cell office:value-type="float" office:value="0.237529993057251">
                <text:p>0.237529993057251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573806102.20773">
                <text:p>1573806102.20773</text:p>
              </table:table-cell>
              <table:table-cell office:value-type="float" office:value="0.237476348876953">
                <text:p>0.237476348876953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573806102.44684">
                <text:p>1573806102.44684</text:p>
              </table:table-cell>
              <table:table-cell office:value-type="float" office:value="0.239104032516479">
                <text:p>0.239104032516479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573806102.71401">
                <text:p>1573806102.71401</text:p>
              </table:table-cell>
              <table:table-cell office:value-type="float" office:value="0.267173051834106">
                <text:p>0.267173051834106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573806103.10172">
                <text:p>1573806103.10172</text:p>
              </table:table-cell>
              <table:table-cell office:value-type="float" office:value="0.387712955474854">
                <text:p>0.387712955474854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573806103.33909">
                <text:p>1573806103.33909</text:p>
              </table:table-cell>
              <table:table-cell office:value-type="float" office:value="0.237362384796143">
                <text:p>0.237362384796143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573806103.57677">
                <text:p>1573806103.57677</text:p>
              </table:table-cell>
              <table:table-cell office:value-type="float" office:value="0.237685680389404">
                <text:p>0.237685680389404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573806103.81554">
                <text:p>1573806103.81554</text:p>
              </table:table-cell>
              <table:table-cell office:value-type="float" office:value="0.238762855529785">
                <text:p>0.23876285552978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573806104.08391">
                <text:p>1573806104.08391</text:p>
              </table:table-cell>
              <table:table-cell office:value-type="float" office:value="0.268374681472778">
                <text:p>0.268374681472778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573806104.35139">
                <text:p>1573806104.35139</text:p>
              </table:table-cell>
              <table:table-cell office:value-type="float" office:value="0.267482280731201">
                <text:p>0.267482280731201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573806104.6192">
                <text:p>1573806104.6192</text:p>
              </table:table-cell>
              <table:table-cell office:value-type="float" office:value="0.267808437347412">
                <text:p>0.267808437347412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573806104.88722">
                <text:p>1573806104.88722</text:p>
              </table:table-cell>
              <table:table-cell office:value-type="float" office:value="0.268015623092651">
                <text:p>0.268015623092651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573806105.15572">
                <text:p>1573806105.15572</text:p>
              </table:table-cell>
              <table:table-cell office:value-type="float" office:value="0.268499135971069">
                <text:p>0.268499135971069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573806105.4238">
                <text:p>1573806105.4238</text:p>
              </table:table-cell>
              <table:table-cell office:value-type="float" office:value="0.2680823802948">
                <text:p>0.2680823802948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573806105.69222">
                <text:p>1573806105.69222</text:p>
              </table:table-cell>
              <table:table-cell office:value-type="float" office:value="0.268423795700073">
                <text:p>0.268423795700073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573806105.96044">
                <text:p>1573806105.96044</text:p>
              </table:table-cell>
              <table:table-cell office:value-type="float" office:value="0.268215417861938">
                <text:p>0.268215417861938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573806106.22904">
                <text:p>1573806106.22904</text:p>
              </table:table-cell>
              <table:table-cell office:value-type="float" office:value="0.268605947494507">
                <text:p>0.268605947494507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573806106.49636">
                <text:p>1573806106.49636</text:p>
              </table:table-cell>
              <table:table-cell office:value-type="float" office:value="0.267317771911621">
                <text:p>0.267317771911621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573806106.76534">
                <text:p>1573806106.76534</text:p>
              </table:table-cell>
              <table:table-cell office:value-type="float" office:value="0.268981456756592">
                <text:p>0.268981456756592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573806107.03371">
                <text:p>1573806107.03371</text:p>
              </table:table-cell>
              <table:table-cell office:value-type="float" office:value="0.268365144729614">
                <text:p>0.268365144729614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573806107.30115">
                <text:p>1573806107.30115</text:p>
              </table:table-cell>
              <table:table-cell office:value-type="float" office:value="0.267439842224121">
                <text:p>0.267439842224121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573806107.56861">
                <text:p>1573806107.56861</text:p>
              </table:table-cell>
              <table:table-cell office:value-type="float" office:value="0.267467737197876">
                <text:p>0.267467737197876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573806107.83777">
                <text:p>1573806107.83777</text:p>
              </table:table-cell>
              <table:table-cell office:value-type="float" office:value="0.269153356552124">
                <text:p>0.269153356552124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573806108.10583">
                <text:p>1573806108.10583</text:p>
              </table:table-cell>
              <table:table-cell office:value-type="float" office:value="0.268060207366943">
                <text:p>0.268060207366943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573806108.51445">
                <text:p>1573806108.51445</text:p>
              </table:table-cell>
              <table:table-cell office:value-type="float" office:value="0.408617496490479">
                <text:p>0.408617496490479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573806108.75443">
                <text:p>1573806108.75443</text:p>
              </table:table-cell>
              <table:table-cell office:value-type="float" office:value="0.239986419677734">
                <text:p>0.239986419677734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573806108.992">
                <text:p>1573806108.992</text:p>
              </table:table-cell>
              <table:table-cell office:value-type="float" office:value="0.237564563751221">
                <text:p>0.237564563751221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573806109.23087">
                <text:p>1573806109.23087</text:p>
              </table:table-cell>
              <table:table-cell office:value-type="float" office:value="0.238875150680542">
                <text:p>0.238875150680542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573806109.49954">
                <text:p>1573806109.49954</text:p>
              </table:table-cell>
              <table:table-cell office:value-type="float" office:value="0.26867151260376">
                <text:p>0.26867151260376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573806109.76832">
                <text:p>1573806109.76832</text:p>
              </table:table-cell>
              <table:table-cell office:value-type="float" office:value="0.268772602081299">
                <text:p>0.268772602081299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573806110.03736">
                <text:p>1573806110.03736</text:p>
              </table:table-cell>
              <table:table-cell office:value-type="float" office:value="0.269046783447266">
                <text:p>0.269046783447266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573806110.30487">
                <text:p>1573806110.30487</text:p>
              </table:table-cell>
              <table:table-cell office:value-type="float" office:value="0.267505884170532">
                <text:p>0.267505884170532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573806110.57347">
                <text:p>1573806110.57347</text:p>
              </table:table-cell>
              <table:table-cell office:value-type="float" office:value="0.268597602844238">
                <text:p>0.268597602844238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573806110.84124">
                <text:p>1573806110.84124</text:p>
              </table:table-cell>
              <table:table-cell office:value-type="float" office:value="0.267776966094971">
                <text:p>0.267776966094971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573806111.10861">
                <text:p>1573806111.10861</text:p>
              </table:table-cell>
              <table:table-cell office:value-type="float" office:value="0.267365455627441">
                <text:p>0.267365455627441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573806111.37592">
                <text:p>1573806111.37592</text:p>
              </table:table-cell>
              <table:table-cell office:value-type="float" office:value="0.267315149307251">
                <text:p>0.267315149307251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573806111.64353">
                <text:p>1573806111.64353</text:p>
              </table:table-cell>
              <table:table-cell office:value-type="float" office:value="0.267603158950806">
                <text:p>0.267603158950806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573806111.91098">
                <text:p>1573806111.91098</text:p>
              </table:table-cell>
              <table:table-cell office:value-type="float" office:value="0.267454862594604">
                <text:p>0.267454862594604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573806112.17824">
                <text:p>1573806112.17824</text:p>
              </table:table-cell>
              <table:table-cell office:value-type="float" office:value="0.267260551452637">
                <text:p>0.267260551452637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573806112.44622">
                <text:p>1573806112.44622</text:p>
              </table:table-cell>
              <table:table-cell office:value-type="float" office:value="0.267980337142944">
                <text:p>0.267980337142944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573806112.71359">
                <text:p>1573806112.71359</text:p>
              </table:table-cell>
              <table:table-cell office:value-type="float" office:value="0.267366409301758">
                <text:p>0.267366409301758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573806112.98136">
                <text:p>1573806112.98136</text:p>
              </table:table-cell>
              <table:table-cell office:value-type="float" office:value="0.267765760421753">
                <text:p>0.267765760421753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573806113.24943">
                <text:p>1573806113.24943</text:p>
              </table:table-cell>
              <table:table-cell office:value-type="float" office:value="0.268070697784424">
                <text:p>0.268070697784424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573806113.51691">
                <text:p>1573806113.51691</text:p>
              </table:table-cell>
              <table:table-cell office:value-type="float" office:value="0.267482757568359">
                <text:p>0.267482757568359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573806113.7851">
                <text:p>1573806113.7851</text:p>
              </table:table-cell>
              <table:table-cell office:value-type="float" office:value="0.268195867538452">
                <text:p>0.268195867538452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573806114.18499">
                <text:p>1573806114.18499</text:p>
              </table:table-cell>
              <table:table-cell office:value-type="float" office:value="0.399888277053833">
                <text:p>0.399888277053833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573806114.42209">
                <text:p>1573806114.42209</text:p>
              </table:table-cell>
              <table:table-cell office:value-type="float" office:value="0.237102270126343">
                <text:p>0.237102270126343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573806114.65937">
                <text:p>1573806114.65937</text:p>
              </table:table-cell>
              <table:table-cell office:value-type="float" office:value="0.237271070480347">
                <text:p>0.237271070480347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573806114.89781">
                <text:p>1573806114.89781</text:p>
              </table:table-cell>
              <table:table-cell office:value-type="float" office:value="0.238440275192261">
                <text:p>0.238440275192261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573806115.16572">
                <text:p>1573806115.16572</text:p>
              </table:table-cell>
              <table:table-cell office:value-type="float" office:value="0.26791787147522">
                <text:p>0.26791787147522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573806115.43314">
                <text:p>1573806115.43314</text:p>
              </table:table-cell>
              <table:table-cell office:value-type="float" office:value="0.267417430877686">
                <text:p>0.267417430877686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573806115.70091">
                <text:p>1573806115.70091</text:p>
              </table:table-cell>
              <table:table-cell office:value-type="float" office:value="0.267763614654541">
                <text:p>0.267763614654541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573806115.96865">
                <text:p>1573806115.96865</text:p>
              </table:table-cell>
              <table:table-cell office:value-type="float" office:value="0.267742156982422">
                <text:p>0.267742156982422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573806116.23645">
                <text:p>1573806116.23645</text:p>
              </table:table-cell>
              <table:table-cell office:value-type="float" office:value="0.267798900604248">
                <text:p>0.267798900604248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573806116.50422">
                <text:p>1573806116.50422</text:p>
              </table:table-cell>
              <table:table-cell office:value-type="float" office:value="0.267770290374756">
                <text:p>0.267770290374756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573806116.77152">
                <text:p>1573806116.77152</text:p>
              </table:table-cell>
              <table:table-cell office:value-type="float" office:value="0.267303705215454">
                <text:p>0.267303705215454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573806117.03919">
                <text:p>1573806117.03919</text:p>
              </table:table-cell>
              <table:table-cell office:value-type="float" office:value="0.267674446105957">
                <text:p>0.267674446105957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573806117.30697">
                <text:p>1573806117.30697</text:p>
              </table:table-cell>
              <table:table-cell office:value-type="float" office:value="0.267778873443604">
                <text:p>0.267778873443604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573806117.57563">
                <text:p>1573806117.57563</text:p>
              </table:table-cell>
              <table:table-cell office:value-type="float" office:value="0.268659114837646">
                <text:p>0.268659114837646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573806117.84385">
                <text:p>1573806117.84385</text:p>
              </table:table-cell>
              <table:table-cell office:value-type="float" office:value="0.268216371536255">
                <text:p>0.268216371536255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573806118.11138">
                <text:p>1573806118.11138</text:p>
              </table:table-cell>
              <table:table-cell office:value-type="float" office:value="0.267530918121338">
                <text:p>0.267530918121338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573806118.37954">
                <text:p>1573806118.37954</text:p>
              </table:table-cell>
              <table:table-cell office:value-type="float" office:value="0.2681565284729">
                <text:p>0.2681565284729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573806128.81567">
                <text:p>1573806128.81567</text:p>
              </table:table-cell>
              <table:table-cell office:value-type="float" office:value="10.436131477356">
                <text:p>10.436131477356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573806129.05332">
                <text:p>1573806129.05332</text:p>
              </table:table-cell>
              <table:table-cell office:value-type="float" office:value="0.237647294998169">
                <text:p>0.237647294998169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573806129.29198">
                <text:p>1573806129.29198</text:p>
              </table:table-cell>
              <table:table-cell office:value-type="float" office:value="0.238661527633667">
                <text:p>0.238661527633667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573806129.56062">
                <text:p>1573806129.56062</text:p>
              </table:table-cell>
              <table:table-cell office:value-type="float" office:value="0.268643379211426">
                <text:p>0.268643379211426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573806129.82915">
                <text:p>1573806129.82915</text:p>
              </table:table-cell>
              <table:table-cell office:value-type="float" office:value="0.26853084564209">
                <text:p>0.26853084564209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573806130.09781">
                <text:p>1573806130.09781</text:p>
              </table:table-cell>
              <table:table-cell office:value-type="float" office:value="0.268662691116333">
                <text:p>0.268662691116333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573806130.36619">
                <text:p>1573806130.36619</text:p>
              </table:table-cell>
              <table:table-cell office:value-type="float" office:value="0.268376350402832">
                <text:p>0.268376350402832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573806130.63457">
                <text:p>1573806130.63457</text:p>
              </table:table-cell>
              <table:table-cell office:value-type="float" office:value="0.268376111984253">
                <text:p>0.268376111984253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573806130.90269">
                <text:p>1573806130.90269</text:p>
              </table:table-cell>
              <table:table-cell office:value-type="float" office:value="0.268125772476196">
                <text:p>0.268125772476196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573806131.17077">
                <text:p>1573806131.17077</text:p>
              </table:table-cell>
              <table:table-cell office:value-type="float" office:value="0.268076658248901">
                <text:p>0.268076658248901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573806131.43951">
                <text:p>1573806131.43951</text:p>
              </table:table-cell>
              <table:table-cell office:value-type="float" office:value="0.26873779296875">
                <text:p>0.26873779296875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573806131.70794">
                <text:p>1573806131.70794</text:p>
              </table:table-cell>
              <table:table-cell office:value-type="float" office:value="0.268436908721924">
                <text:p>0.268436908721924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573806131.97704">
                <text:p>1573806131.97704</text:p>
              </table:table-cell>
              <table:table-cell office:value-type="float" office:value="0.26909351348877">
                <text:p>0.26909351348877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573806132.24608">
                <text:p>1573806132.24608</text:p>
              </table:table-cell>
              <table:table-cell office:value-type="float" office:value="0.269044876098633">
                <text:p>0.269044876098633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573806132.5145">
                <text:p>1573806132.5145</text:p>
              </table:table-cell>
              <table:table-cell office:value-type="float" office:value="0.268417835235596">
                <text:p>0.268417835235596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573806132.7825">
                <text:p>1573806132.7825</text:p>
              </table:table-cell>
              <table:table-cell office:value-type="float" office:value="0.267998933792114">
                <text:p>0.267998933792114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573806133.05087">
                <text:p>1573806133.05087</text:p>
              </table:table-cell>
              <table:table-cell office:value-type="float" office:value="0.268371820449829">
                <text:p>0.268371820449829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573806133.31937">
                <text:p>1573806133.31937</text:p>
              </table:table-cell>
              <table:table-cell office:value-type="float" office:value="0.268498420715332">
                <text:p>0.268498420715332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1573806133.58749">
                <text:p>1573806133.58749</text:p>
              </table:table-cell>
              <table:table-cell office:value-type="float" office:value="0.268120765686035">
                <text:p>0.268120765686035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573806133.85676">
                <text:p>1573806133.85676</text:p>
              </table:table-cell>
              <table:table-cell office:value-type="float" office:value="0.269267797470093">
                <text:p>0.269267797470093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1573806134.12527">
                <text:p>1573806134.12527</text:p>
              </table:table-cell>
              <table:table-cell office:value-type="float" office:value="0.26851749420166">
                <text:p>0.26851749420166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573806134.39414">
                <text:p>1573806134.39414</text:p>
              </table:table-cell>
              <table:table-cell office:value-type="float" office:value="0.268863916397095">
                <text:p>0.268863916397095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573806134.66198">
                <text:p>1573806134.66198</text:p>
              </table:table-cell>
              <table:table-cell office:value-type="float" office:value="0.267845630645752">
                <text:p>0.267845630645752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573806134.9311">
                <text:p>1573806134.9311</text:p>
              </table:table-cell>
              <table:table-cell office:value-type="float" office:value="0.26911473274231">
                <text:p>0.26911473274231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573806135.19959">
                <text:p>1573806135.19959</text:p>
              </table:table-cell>
              <table:table-cell office:value-type="float" office:value="0.268495082855225">
                <text:p>0.268495082855225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573806135.47135">
                <text:p>1573806135.47135</text:p>
              </table:table-cell>
              <table:table-cell office:value-type="float" office:value="0.27175235748291">
                <text:p>0.27175235748291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573806135.74108">
                <text:p>1573806135.74108</text:p>
              </table:table-cell>
              <table:table-cell office:value-type="float" office:value="0.269734382629395">
                <text:p>0.269734382629395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573806136.01045">
                <text:p>1573806136.01045</text:p>
              </table:table-cell>
              <table:table-cell office:value-type="float" office:value="0.269367694854736">
                <text:p>0.269367694854736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573806136.28057">
                <text:p>1573806136.28057</text:p>
              </table:table-cell>
              <table:table-cell office:value-type="float" office:value="0.270118474960327">
                <text:p>0.270118474960327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573806136.55085">
                <text:p>1573806136.55085</text:p>
              </table:table-cell>
              <table:table-cell office:value-type="float" office:value="0.270285606384277">
                <text:p>0.270285606384277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573806136.82042">
                <text:p>1573806136.82042</text:p>
              </table:table-cell>
              <table:table-cell office:value-type="float" office:value="0.269564628601074">
                <text:p>0.269564628601074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573806137.09049">
                <text:p>1573806137.09049</text:p>
              </table:table-cell>
              <table:table-cell office:value-type="float" office:value="0.270069599151611">
                <text:p>0.270069599151611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573806137.35918">
                <text:p>1573806137.35918</text:p>
              </table:table-cell>
              <table:table-cell office:value-type="float" office:value="0.268693685531616">
                <text:p>0.268693685531616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573806137.6295">
                <text:p>1573806137.6295</text:p>
              </table:table-cell>
              <table:table-cell office:value-type="float" office:value="0.270314931869507">
                <text:p>0.270314931869507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573806137.8991">
                <text:p>1573806137.8991</text:p>
              </table:table-cell>
              <table:table-cell office:value-type="float" office:value="0.269602537155151">
                <text:p>0.269602537155151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573806138.169">
                <text:p>1573806138.169</text:p>
              </table:table-cell>
              <table:table-cell office:value-type="float" office:value="0.269897937774658">
                <text:p>0.269897937774658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573806138.43879">
                <text:p>1573806138.43879</text:p>
              </table:table-cell>
              <table:table-cell office:value-type="float" office:value="0.269790410995483">
                <text:p>0.269790410995483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573806138.70888">
                <text:p>1573806138.70888</text:p>
              </table:table-cell>
              <table:table-cell office:value-type="float" office:value="0.270089626312256">
                <text:p>0.270089626312256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573806138.97959">
                <text:p>1573806138.97959</text:p>
              </table:table-cell>
              <table:table-cell office:value-type="float" office:value="0.270717620849609">
                <text:p>0.270717620849609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573806139.24969">
                <text:p>1573806139.24969</text:p>
              </table:table-cell>
              <table:table-cell office:value-type="float" office:value="0.270094871520996">
                <text:p>0.270094871520996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573806139.51911">
                <text:p>1573806139.51911</text:p>
              </table:table-cell>
              <table:table-cell office:value-type="float" office:value="0.269423246383667">
                <text:p>0.269423246383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